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9mm"/>
    </style:style>
    <style:style style:name="co2" style:family="table-column">
      <style:table-column-properties fo:break-before="auto" style:column-width="98.9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6.7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7.62mm" fo:break-before="auto" style:use-optimal-row-height="true"/>
    </style:style>
    <style:style style:name="ro5" style:family="table-row">
      <style:table-row-properties style:row-height="52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13">
      <style:table-cell-properties fo:background-color="#00b0f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13">
      <style:table-cell-properties fo:background-color="#00b0f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eutral" style:data-style-name="N113">
      <style:table-cell-properties fo:background-color="#00b0f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e6b9b8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WTandMT_mets_0d1d7d21d_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6"/>
        <table:table-column table:style-name="co3" table:default-cell-style-name="ce8"/>
        <table:table-column table:style-name="co3" table:number-columns-repeated="2" table:default-cell-style-name="ce6"/>
        <table:table-column table:style-name="co3" table:default-cell-style-name="ce8"/>
        <table:table-column table:style-name="co3" table:number-columns-repeated="5" table:default-cell-style-name="ce6"/>
        <table:table-column table:style-name="co3" table:default-cell-style-name="ce8"/>
        <table:table-column table:style-name="co3" table:number-columns-repeated="2" table:default-cell-style-name="ce6"/>
        <table:table-column table:style-name="co3" table:default-cell-style-name="ce8"/>
        <table:table-column table:style-name="co3" table:number-columns-repeated="9" table:default-cell-style-name="ce6"/>
        <table:table-column table:style-name="co3" table:number-columns-repeated="15" table:default-cell-style-name="Default"/>
        <table:table-row table:style-name="ro1">
          <table:table-cell table:style-name="ce1" table:number-columns-repeated="2"/>
          <table:table-cell table:number-columns-repeated="6" table:style-name="ce5" office:value-type="float" office:value="0" calcext:value-type="float">
            <text:p>0</text:p>
          </table:table-cell>
          <table:table-cell table:number-columns-repeated="6" table:style-name="ce1" office:value-type="string" calcext:value-type="string">
            <text:p>24h</text:p>
          </table:table-cell>
          <table:table-cell table:number-columns-repeated="6" table:style-name="ce1" office:value-type="string" calcext:value-type="string">
            <text:p>1W</text:p>
          </table:table-cell>
          <table:table-cell table:number-columns-repeated="6" table:style-name="ce1" office:value-type="string" calcext:value-type="string">
            <text:p>3W</text:p>
          </table:table-cell>
          <table:table-cell table:number-columns-repeated="3"/>
          <table:table-cell table:number-columns-repeated="3" office:value-type="string" calcext:value-type="string">
            <text:p>0d</text:p>
          </table:table-cell>
          <table:table-cell table:number-columns-repeated="3" office:value-type="string" calcext:value-type="string">
            <text:p>1d</text:p>
          </table:table-cell>
          <table:table-cell table:number-columns-repeated="3" office:value-type="string" calcext:value-type="string">
            <text:p>7d</text:p>
          </table:table-cell>
          <table:table-cell table:number-columns-repeated="3" office:value-type="string" calcext:value-type="string">
            <text:p>21d</text:p>
          </table:table-cell>
        </table:table-row>
        <table:table-row table:style-name="ro2">
          <table:table-cell table:number-columns-repeated="2" table:style-name="ce2" office:value-type="string" calcext:value-type="string">
            <text:p>Metabolite</text:p>
          </table:table-cell>
          <table:table-cell table:number-columns-repeated="3" table:style-name="ce2" office:value-type="string" calcext:value-type="string">
            <text:p>Col-0_source_(00000minACC)_E1</text:p>
          </table:table-cell>
          <table:table-cell table:number-columns-repeated="3" table:style-name="ce9" office:value-type="string" calcext:value-type="string">
            <text:p>DKO_source_(00000minACC)_E1</text:p>
          </table:table-cell>
          <table:table-cell table:number-columns-repeated="3" table:style-name="ce2" office:value-type="string" calcext:value-type="string">
            <text:p>Col-0_source_(01440minACC)_E1</text:p>
          </table:table-cell>
          <table:table-cell table:number-columns-repeated="3" table:style-name="ce9" office:value-type="string" calcext:value-type="string">
            <text:p>DKO_source_(01440minACC)_E1</text:p>
          </table:table-cell>
          <table:table-cell table:number-columns-repeated="3" table:style-name="ce2" office:value-type="string" calcext:value-type="string">
            <text:p>Col-0_source_(10080minACC)_E1</text:p>
          </table:table-cell>
          <table:table-cell table:number-columns-repeated="3" table:style-name="ce9" office:value-type="string" calcext:value-type="string">
            <text:p>DKO_source_(10080minACC)_E1</text:p>
          </table:table-cell>
          <table:table-cell table:number-columns-repeated="3" table:style-name="ce2" office:value-type="string" calcext:value-type="string">
            <text:p>Col-0_source_(30240minACC)_E1</text:p>
          </table:table-cell>
          <table:table-cell table:number-columns-repeated="3" table:style-name="ce9" office:value-type="string" calcext:value-type="string">
            <text:p>DKO_source_(30240minACC)_E1</text:p>
          </table:table-cell>
          <table:table-cell table:number-columns-repeated="3"/>
          <table:table-cell table:number-columns-repeated="3" office:value-type="string" calcext:value-type="string">
            <text:p>wt/mt_0</text:p>
          </table:table-cell>
          <table:table-cell table:number-columns-repeated="3" office:value-type="string" calcext:value-type="string">
            <text:p>wt/mt_1</text:p>
          </table:table-cell>
          <table:table-cell table:number-columns-repeated="3" office:value-type="string" calcext:value-type="string">
            <text:p>wt/mt_7</text:p>
          </table:table-cell>
          <table:table-cell table:number-columns-repeated="3" office:value-type="string" calcext:value-type="string">
            <text:p>wt/mt_21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Azelaic Acid</text:p>
          </table:table-cell>
          <table:table-cell office:value-type="float" office:value="0.00237279602731465" calcext:value-type="float">
            <text:p>0,002</text:p>
          </table:table-cell>
          <table:table-cell office:value-type="float" office:value="0.00320616569558621" calcext:value-type="float">
            <text:p>0,003</text:p>
          </table:table-cell>
          <table:table-cell table:style-name="ce6"/>
          <table:table-cell office:value-type="float" office:value="0.00256709443150603" calcext:value-type="float">
            <text:p>0,003</text:p>
          </table:table-cell>
          <table:table-cell office:value-type="float" office:value="0.00290472406480107" calcext:value-type="float">
            <text:p>0,003</text:p>
          </table:table-cell>
          <table:table-cell table:style-name="ce6"/>
          <table:table-cell office:value-type="float" office:value="0.00391796878300637" calcext:value-type="float">
            <text:p>0,004</text:p>
          </table:table-cell>
          <table:table-cell office:value-type="float" office:value="0.00663084308154453" calcext:value-type="float">
            <text:p>0,007</text:p>
          </table:table-cell>
          <table:table-cell office:value-type="float" office:value="0.00347334157607594" calcext:value-type="float">
            <text:p>0,003</text:p>
          </table:table-cell>
          <table:table-cell office:value-type="float" office:value="0.00180632982609719" calcext:value-type="float">
            <text:p>0,002</text:p>
          </table:table-cell>
          <table:table-cell office:value-type="float" office:value="0.00302871765195058" calcext:value-type="float">
            <text:p>0,003</text:p>
          </table:table-cell>
          <table:table-cell table:style-name="ce6"/>
          <table:table-cell office:value-type="float" office:value="0.0125429631915243" calcext:value-type="float">
            <text:p>0,013</text:p>
          </table:table-cell>
          <table:table-cell office:value-type="float" office:value="0.00492840260876803" calcext:value-type="float">
            <text:p>0,005</text:p>
          </table:table-cell>
          <table:table-cell table:style-name="ce6"/>
          <table:table-cell office:value-type="float" office:value="0.0169030966712815" calcext:value-type="float">
            <text:p>0,017</text:p>
          </table:table-cell>
          <table:table-cell office:value-type="float" office:value="0.0115424609094966" calcext:value-type="float">
            <text:p>0,012</text:p>
          </table:table-cell>
          <table:table-cell office:value-type="float" office:value="0.0095636438901664" calcext:value-type="float">
            <text:p>0,010</text:p>
          </table:table-cell>
          <table:table-cell office:value-type="float" office:value="0.00749117524320332" calcext:value-type="float">
            <text:p>0,007</text:p>
          </table:table-cell>
          <table:table-cell office:value-type="float" office:value="0.00270691596146587" calcext:value-type="float">
            <text:p>0,003</text:p>
          </table:table-cell>
          <table:table-cell office:value-type="float" office:value="0.00245521081123947" calcext:value-type="float">
            <text:p>0,002</text:p>
          </table:table-cell>
          <table:table-cell office:value-type="float" office:value="0.0394715909693485" calcext:value-type="float">
            <text:p>0,039</text:p>
          </table:table-cell>
          <table:table-cell office:value-type="float" office:value="0.00778306063164505" calcext:value-type="float">
            <text:p>0,008</text:p>
          </table:table-cell>
          <table:table-cell office:value-type="float" office:value="0.0207512681971965" calcext:value-type="float">
            <text:p>0,021</text:p>
          </table:table-cell>
          <table:table-cell table:number-columns-repeated="3"/>
          <table:table-cell table:formula="of:=[.C3]/[.F3]" office:value-type="float" office:value="0.924311937337891" calcext:value-type="float">
            <text:p>0,9243119373</text:p>
          </table:table-cell>
          <table:table-cell table:formula="of:=[.D3]/[.G3]" office:value-type="float" office:value="1.10377633952841" calcext:value-type="float">
            <text:p>1,1037763395</text:p>
          </table:table-cell>
          <table:table-cell table:formula="of:=[.E3]/[.H3]" office:value-type="string" office:string-value="" calcext:value-type="error">
            <text:p>#DIV/0!</text:p>
          </table:table-cell>
          <table:table-cell table:formula="of:=[.F3]/[.I3]" office:value-type="float" office:value="0.655210537317305" calcext:value-type="float">
            <text:p>0,6552105373</text:p>
          </table:table-cell>
          <table:table-cell table:formula="of:=[.G3]/[.J3]" office:value-type="float" office:value="0.438062555406524" calcext:value-type="float">
            <text:p>0,4380625554</text:p>
          </table:table-cell>
          <table:table-cell table:formula="of:=[.H3]/[.K3]" office:value-type="float" office:value="0" calcext:value-type="float">
            <text:p>0</text:p>
          </table:table-cell>
          <table:table-cell table:formula="of:=[.I3]/[.L3]" office:value-type="float" office:value="2.16902180676031" calcext:value-type="float">
            <text:p>2,1690218068</text:p>
          </table:table-cell>
          <table:table-cell table:formula="of:=[.J3]/[.M3]" office:value-type="float" office:value="2.1893236159779" calcext:value-type="float">
            <text:p>2,189323616</text:p>
          </table:table-cell>
          <table:table-cell table:formula="of:=[.K3]/[.N3]" office:value-type="string" office:string-value="" calcext:value-type="error">
            <text:p>#DIV/0!</text:p>
          </table:table-cell>
          <table:table-cell table:formula="of:=[.L3]/[.O3]" office:value-type="float" office:value="0.144011410901516" calcext:value-type="float">
            <text:p>0,1440114109</text:p>
          </table:table-cell>
          <table:table-cell table:formula="of:=[.M3]/[.P3]" office:value-type="float" office:value="0.61454347227279" calcext:value-type="float">
            <text:p>0,6145434723</text:p>
          </table:table-cell>
          <table:table-cell table:formula="of:=[.N3]/[.Q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Benzoic acid, 4-hydroxy-</text:p>
          </table:table-cell>
          <table:table-cell office:value-type="float" office:value="0.000625630115349122" calcext:value-type="float">
            <text:p>0,001</text:p>
          </table:table-cell>
          <table:table-cell office:value-type="float" office:value="0.00240799392743268" calcext:value-type="float">
            <text:p>0,002</text:p>
          </table:table-cell>
          <table:table-cell/>
          <table:table-cell office:value-type="float" office:value="0.000763143704331293" calcext:value-type="float">
            <text:p>0,001</text:p>
          </table:table-cell>
          <table:table-cell office:value-type="float" office:value="0.0034264680535174" calcext:value-type="float">
            <text:p>0,003</text:p>
          </table:table-cell>
          <table:table-cell/>
          <table:table-cell office:value-type="float" office:value="0.0026193362066386" calcext:value-type="float">
            <text:p>0,003</text:p>
          </table:table-cell>
          <table:table-cell office:value-type="float" office:value="0.00104103784175947" calcext:value-type="float">
            <text:p>0,001</text:p>
          </table:table-cell>
          <table:table-cell office:value-type="float" office:value="0.00307866876602675" calcext:value-type="float">
            <text:p>0,003</text:p>
          </table:table-cell>
          <table:table-cell office:value-type="float" office:value="0.00189238475743727" calcext:value-type="float">
            <text:p>0,002</text:p>
          </table:table-cell>
          <table:table-cell office:value-type="float" office:value="0.00172677162458986" calcext:value-type="float">
            <text:p>0,002</text:p>
          </table:table-cell>
          <table:table-cell/>
          <table:table-cell office:value-type="float" office:value="0.00183644883418482" calcext:value-type="float">
            <text:p>0,002</text:p>
          </table:table-cell>
          <table:table-cell office:value-type="float" office:value="0.00191419175411454" calcext:value-type="float">
            <text:p>0,002</text:p>
          </table:table-cell>
          <table:table-cell/>
          <table:table-cell office:value-type="float" office:value="0.00303792059573477" calcext:value-type="float">
            <text:p>0,003</text:p>
          </table:table-cell>
          <table:table-cell office:value-type="float" office:value="0.0039046815883042" calcext:value-type="float">
            <text:p>0,004</text:p>
          </table:table-cell>
          <table:table-cell office:value-type="float" office:value="0.00629508977372362" calcext:value-type="float">
            <text:p>0,006</text:p>
          </table:table-cell>
          <table:table-cell office:value-type="float" office:value="0.00272118403509866" calcext:value-type="float">
            <text:p>0,003</text:p>
          </table:table-cell>
          <table:table-cell office:value-type="float" office:value="0.00267891748607194" calcext:value-type="float">
            <text:p>0,003</text:p>
          </table:table-cell>
          <table:table-cell office:value-type="float" office:value="0.00406647839328284" calcext:value-type="float">
            <text:p>0,004</text:p>
          </table:table-cell>
          <table:table-cell office:value-type="float" office:value="0.00335716734916608" calcext:value-type="float">
            <text:p>0,003</text:p>
          </table:table-cell>
          <table:table-cell office:value-type="float" office:value="0.00331563533537386" calcext:value-type="float">
            <text:p>0,003</text:p>
          </table:table-cell>
          <table:table-cell office:value-type="float" office:value="0.0119224609937853" calcext:value-type="float">
            <text:p>0,012</text:p>
          </table:table-cell>
          <table:table-cell table:number-columns-repeated="3"/>
          <table:table-cell table:formula="of:=[.C4]/[.F4]" office:value-type="float" office:value="0.819806429376669" calcext:value-type="float">
            <text:p>0,8198064294</text:p>
          </table:table-cell>
          <table:table-cell table:formula="of:=[.D4]/[.G4]" office:value-type="float" office:value="0.702762696112337" calcext:value-type="float">
            <text:p>0,7027626961</text:p>
          </table:table-cell>
          <table:table-cell table:formula="of:=[.E4]/[.H4]" office:value-type="string" office:string-value="" calcext:value-type="error">
            <text:p>#DIV/0!</text:p>
          </table:table-cell>
          <table:table-cell table:formula="of:=[.F4]/[.I4]" office:value-type="float" office:value="0.29135003837886" calcext:value-type="float">
            <text:p>0,2913500384</text:p>
          </table:table-cell>
          <table:table-cell table:formula="of:=[.G4]/[.J4]" office:value-type="float" office:value="3.29139625484342" calcext:value-type="float">
            <text:p>3,2913962548</text:p>
          </table:table-cell>
          <table:table-cell table:formula="of:=[.H4]/[.K4]" office:value-type="float" office:value="0" calcext:value-type="float">
            <text:p>0</text:p>
          </table:table-cell>
          <table:table-cell table:formula="of:=[.I4]/[.L4]" office:value-type="float" office:value="1.38414569042809" calcext:value-type="float">
            <text:p>1,3841456904</text:p>
          </table:table-cell>
          <table:table-cell table:formula="of:=[.J4]/[.M4]" office:value-type="float" office:value="0.602881021980388" calcext:value-type="float">
            <text:p>0,602881022</text:p>
          </table:table-cell>
          <table:table-cell table:formula="of:=[.K4]/[.N4]" office:value-type="string" office:string-value="" calcext:value-type="error">
            <text:p>#DIV/0!</text:p>
          </table:table-cell>
          <table:table-cell table:formula="of:=[.L4]/[.O4]" office:value-type="float" office:value="1.03045874309767" calcext:value-type="float">
            <text:p>1,0304587431</text:p>
          </table:table-cell>
          <table:table-cell table:formula="of:=[.M4]/[.P4]" office:value-type="float" office:value="0.902089156364914" calcext:value-type="float">
            <text:p>0,9020891564</text:p>
          </table:table-cell>
          <table:table-cell table:formula="of:=[.N4]/[.Q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Citric acid</text:p>
          </table:table-cell>
          <table:table-cell office:value-type="float" office:value="0.002604341019942" calcext:value-type="float">
            <text:p>0,003</text:p>
          </table:table-cell>
          <table:table-cell office:value-type="float" office:value="0.00540055461721649" calcext:value-type="float">
            <text:p>0,005</text:p>
          </table:table-cell>
          <table:table-cell/>
          <table:table-cell office:value-type="float" office:value="0.00479311970476663" calcext:value-type="float">
            <text:p>0,005</text:p>
          </table:table-cell>
          <table:table-cell office:value-type="float" office:value="0.00496928093623406" calcext:value-type="float">
            <text:p>0,005</text:p>
          </table:table-cell>
          <table:table-cell/>
          <table:table-cell office:value-type="float" office:value="0.0154522687437801" calcext:value-type="float">
            <text:p>0,015</text:p>
          </table:table-cell>
          <table:table-cell office:value-type="float" office:value="0.0173089237722863" calcext:value-type="float">
            <text:p>0,017</text:p>
          </table:table-cell>
          <table:table-cell office:value-type="float" office:value="0.0228294315214268" calcext:value-type="float">
            <text:p>0,023</text:p>
          </table:table-cell>
          <table:table-cell office:value-type="float" office:value="0.00973302219260365" calcext:value-type="float">
            <text:p>0,010</text:p>
          </table:table-cell>
          <table:table-cell office:value-type="float" office:value="0.0229907177897991" calcext:value-type="float">
            <text:p>0,023</text:p>
          </table:table-cell>
          <table:table-cell/>
          <table:table-cell office:value-type="float" office:value="0.0227269816071346" calcext:value-type="float">
            <text:p>0,023</text:p>
          </table:table-cell>
          <table:table-cell office:value-type="float" office:value="0.0242366751333529" calcext:value-type="float">
            <text:p>0,024</text:p>
          </table:table-cell>
          <table:table-cell/>
          <table:table-cell office:value-type="float" office:value="0.0485564104789492" calcext:value-type="float">
            <text:p>0,049</text:p>
          </table:table-cell>
          <table:table-cell office:value-type="float" office:value="0.0713229370425954" calcext:value-type="float">
            <text:p>0,071</text:p>
          </table:table-cell>
          <table:table-cell office:value-type="float" office:value="0.066787724157571" calcext:value-type="float">
            <text:p>0,067</text:p>
          </table:table-cell>
          <table:table-cell office:value-type="float" office:value="0.0137927014959353" calcext:value-type="float">
            <text:p>0,014</text:p>
          </table:table-cell>
          <table:table-cell office:value-type="float" office:value="0.0112014147151963" calcext:value-type="float">
            <text:p>0,011</text:p>
          </table:table-cell>
          <table:table-cell office:value-type="float" office:value="0.00917206694255504" calcext:value-type="float">
            <text:p>0,009</text:p>
          </table:table-cell>
          <table:table-cell office:value-type="float" office:value="0.0355733655897065" calcext:value-type="float">
            <text:p>0,036</text:p>
          </table:table-cell>
          <table:table-cell office:value-type="float" office:value="0.0275735252453246" calcext:value-type="float">
            <text:p>0,028</text:p>
          </table:table-cell>
          <table:table-cell office:value-type="float" office:value="0.0742221562049747" calcext:value-type="float">
            <text:p>0,074</text:p>
          </table:table-cell>
          <table:table-cell table:number-columns-repeated="3"/>
          <table:table-cell table:formula="of:=[.C5]/[.F5]" office:value-type="float" office:value="0.543349880736768" calcext:value-type="float">
            <text:p>0,5433498807</text:p>
          </table:table-cell>
          <table:table-cell table:formula="of:=[.D5]/[.G5]" office:value-type="float" office:value="1.08678794508029" calcext:value-type="float">
            <text:p>1,0867879451</text:p>
          </table:table-cell>
          <table:table-cell table:formula="of:=[.E5]/[.H5]" office:value-type="string" office:string-value="" calcext:value-type="error">
            <text:p>#DIV/0!</text:p>
          </table:table-cell>
          <table:table-cell table:formula="of:=[.F5]/[.I5]" office:value-type="float" office:value="0.310188735663556" calcext:value-type="float">
            <text:p>0,3101887357</text:p>
          </table:table-cell>
          <table:table-cell table:formula="of:=[.G5]/[.J5]" office:value-type="float" office:value="0.287093582571002" calcext:value-type="float">
            <text:p>0,2870935826</text:p>
          </table:table-cell>
          <table:table-cell table:formula="of:=[.H5]/[.K5]" office:value-type="float" office:value="0" calcext:value-type="float">
            <text:p>0</text:p>
          </table:table-cell>
          <table:table-cell table:formula="of:=[.I5]/[.L5]" office:value-type="float" office:value="1.58761260767726" calcext:value-type="float">
            <text:p>1,5876126077</text:p>
          </table:table-cell>
          <table:table-cell table:formula="of:=[.J5]/[.M5]" office:value-type="float" office:value="0.752865740449661" calcext:value-type="float">
            <text:p>0,7528657404</text:p>
          </table:table-cell>
          <table:table-cell table:formula="of:=[.K5]/[.N5]" office:value-type="string" office:string-value="" calcext:value-type="error">
            <text:p>#DIV/0!</text:p>
          </table:table-cell>
          <table:table-cell table:formula="of:=[.L5]/[.O5]" office:value-type="float" office:value="0.428258462159718" calcext:value-type="float">
            <text:p>0,4282584622</text:p>
          </table:table-cell>
          <table:table-cell table:formula="of:=[.M5]/[.P5]" office:value-type="float" office:value="0.948592068148853" calcext:value-type="float">
            <text:p>0,9485920681</text:p>
          </table:table-cell>
          <table:table-cell table:formula="of:=[.N5]/[.Q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Fumaric acid</text:p>
          </table:table-cell>
          <table:table-cell office:value-type="float" office:value="0.00971833822914162" calcext:value-type="float">
            <text:p>0,010</text:p>
          </table:table-cell>
          <table:table-cell office:value-type="float" office:value="0.0148581328737298" calcext:value-type="float">
            <text:p>0,015</text:p>
          </table:table-cell>
          <table:table-cell/>
          <table:table-cell office:value-type="float" office:value="0.00945901307971414" calcext:value-type="float">
            <text:p>0,009</text:p>
          </table:table-cell>
          <table:table-cell office:value-type="float" office:value="0.0125719822042209" calcext:value-type="float">
            <text:p>0,013</text:p>
          </table:table-cell>
          <table:table-cell/>
          <table:table-cell office:value-type="float" office:value="0.0225129347615036" calcext:value-type="float">
            <text:p>0,023</text:p>
          </table:table-cell>
          <table:table-cell office:value-type="float" office:value="0.0244609775405498" calcext:value-type="float">
            <text:p>0,024</text:p>
          </table:table-cell>
          <table:table-cell office:value-type="float" office:value="0.0244604151784258" calcext:value-type="float">
            <text:p>0,024</text:p>
          </table:table-cell>
          <table:table-cell office:value-type="float" office:value="0.0122971679058079" calcext:value-type="float">
            <text:p>0,012</text:p>
          </table:table-cell>
          <table:table-cell office:value-type="float" office:value="0.00924420743171524" calcext:value-type="float">
            <text:p>0,009</text:p>
          </table:table-cell>
          <table:table-cell/>
          <table:table-cell office:value-type="float" office:value="0.00974303781425612" calcext:value-type="float">
            <text:p>0,010</text:p>
          </table:table-cell>
          <table:table-cell office:value-type="float" office:value="0.00736016624566343" calcext:value-type="float">
            <text:p>0,007</text:p>
          </table:table-cell>
          <table:table-cell/>
          <table:table-cell office:value-type="float" office:value="0.0270114413728034" calcext:value-type="float">
            <text:p>0,027</text:p>
          </table:table-cell>
          <table:table-cell office:value-type="float" office:value="0.0176808989667868" calcext:value-type="float">
            <text:p>0,018</text:p>
          </table:table-cell>
          <table:table-cell office:value-type="float" office:value="0.00857661753616928" calcext:value-type="float">
            <text:p>0,009</text:p>
          </table:table-cell>
          <table:table-cell office:value-type="float" office:value="0.00606614634589746" calcext:value-type="float">
            <text:p>0,006</text:p>
          </table:table-cell>
          <table:table-cell office:value-type="float" office:value="0.00764230419512266" calcext:value-type="float">
            <text:p>0,008</text:p>
          </table:table-cell>
          <table:table-cell office:value-type="float" office:value="0.00971736072056248" calcext:value-type="float">
            <text:p>0,010</text:p>
          </table:table-cell>
          <table:table-cell office:value-type="float" office:value="0.0329633250175064" calcext:value-type="float">
            <text:p>0,033</text:p>
          </table:table-cell>
          <table:table-cell office:value-type="float" office:value="0.0126877901781898" calcext:value-type="float">
            <text:p>0,013</text:p>
          </table:table-cell>
          <table:table-cell office:value-type="float" office:value="0.0397369988153505" calcext:value-type="float">
            <text:p>0,040</text:p>
          </table:table-cell>
          <table:table-cell table:number-columns-repeated="3"/>
          <table:table-cell table:formula="of:=[.C6]/[.F6]" office:value-type="float" office:value="1.02741566664958" calcext:value-type="float">
            <text:p>1,0274156666</text:p>
          </table:table-cell>
          <table:table-cell table:formula="of:=[.D6]/[.G6]" office:value-type="float" office:value="1.18184488590362" calcext:value-type="float">
            <text:p>1,1818448859</text:p>
          </table:table-cell>
          <table:table-cell table:formula="of:=[.E6]/[.H6]" office:value-type="string" office:string-value="" calcext:value-type="error">
            <text:p>#DIV/0!</text:p>
          </table:table-cell>
          <table:table-cell table:formula="of:=[.F6]/[.I6]" office:value-type="float" office:value="0.420159041010004" calcext:value-type="float">
            <text:p>0,420159041</text:p>
          </table:table-cell>
          <table:table-cell table:formula="of:=[.G6]/[.J6]" office:value-type="float" office:value="0.51396074353038" calcext:value-type="float">
            <text:p>0,5139607435</text:p>
          </table:table-cell>
          <table:table-cell table:formula="of:=[.H6]/[.K6]" office:value-type="float" office:value="0" calcext:value-type="float">
            <text:p>0</text:p>
          </table:table-cell>
          <table:table-cell table:formula="of:=[.I6]/[.L6]" office:value-type="float" office:value="1.83074143038015" calcext:value-type="float">
            <text:p>1,8307414304</text:p>
          </table:table-cell>
          <table:table-cell table:formula="of:=[.J6]/[.M6]" office:value-type="float" office:value="2.6460870465356" calcext:value-type="float">
            <text:p>2,6460870465</text:p>
          </table:table-cell>
          <table:table-cell table:formula="of:=[.K6]/[.N6]" office:value-type="string" office:string-value="" calcext:value-type="error">
            <text:p>#DIV/0!</text:p>
          </table:table-cell>
          <table:table-cell table:formula="of:=[.L6]/[.O6]" office:value-type="float" office:value="1.26214925367677" calcext:value-type="float">
            <text:p>1,2621492537</text:p>
          </table:table-cell>
          <table:table-cell table:formula="of:=[.M6]/[.P6]" office:value-type="float" office:value="1.2559780748379" calcext:value-type="float">
            <text:p>1,2559780748</text:p>
          </table:table-cell>
          <table:table-cell table:formula="of:=[.N6]/[.Q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Glutaric acid, 2-hydroxy-</text:p>
          </table:table-cell>
          <table:table-cell table:number-columns-repeated="27"/>
          <table:table-cell table:formula="of:=[.C7]/[.F7]" office:value-type="string" office:string-value="" calcext:value-type="error">
            <text:p>#DIV/0!</text:p>
          </table:table-cell>
          <table:table-cell table:formula="of:=[.D7]/[.G7]" office:value-type="string" office:string-value="" calcext:value-type="error">
            <text:p>#DIV/0!</text:p>
          </table:table-cell>
          <table:table-cell table:formula="of:=[.E7]/[.H7]" office:value-type="string" office:string-value="" calcext:value-type="error">
            <text:p>#DIV/0!</text:p>
          </table:table-cell>
          <table:table-cell table:formula="of:=[.F7]/[.I7]" office:value-type="string" office:string-value="" calcext:value-type="error">
            <text:p>#DIV/0!</text:p>
          </table:table-cell>
          <table:table-cell table:formula="of:=[.G7]/[.J7]" office:value-type="string" office:string-value="" calcext:value-type="error">
            <text:p>#DIV/0!</text:p>
          </table:table-cell>
          <table:table-cell table:formula="of:=[.H7]/[.K7]" office:value-type="string" office:string-value="" calcext:value-type="error">
            <text:p>#DIV/0!</text:p>
          </table:table-cell>
          <table:table-cell table:formula="of:=[.I7]/[.L7]" office:value-type="string" office:string-value="" calcext:value-type="error">
            <text:p>#DIV/0!</text:p>
          </table:table-cell>
          <table:table-cell table:formula="of:=[.J7]/[.M7]" office:value-type="string" office:string-value="" calcext:value-type="error">
            <text:p>#DIV/0!</text:p>
          </table:table-cell>
          <table:table-cell table:formula="of:=[.K7]/[.N7]" office:value-type="string" office:string-value="" calcext:value-type="error">
            <text:p>#DIV/0!</text:p>
          </table:table-cell>
          <table:table-cell table:formula="of:=[.L7]/[.O7]" office:value-type="string" office:string-value="" calcext:value-type="error">
            <text:p>#DIV/0!</text:p>
          </table:table-cell>
          <table:table-cell table:formula="of:=[.M7]/[.P7]" office:value-type="string" office:string-value="" calcext:value-type="error">
            <text:p>#DIV/0!</text:p>
          </table:table-cell>
          <table:table-cell table:formula="of:=[.N7]/[.Q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Glutaric acid, 2-oxo-</text:p>
          </table:table-cell>
          <table:table-cell office:value-type="float" office:value="0.00066054378416259" calcext:value-type="float">
            <text:p>0,001</text:p>
          </table:table-cell>
          <table:table-cell office:value-type="float" office:value="0.00144827201352425" calcext:value-type="float">
            <text:p>0,001</text:p>
          </table:table-cell>
          <table:table-cell/>
          <table:table-cell office:value-type="float" office:value="0.00140596249657634" calcext:value-type="float">
            <text:p>0,001</text:p>
          </table:table-cell>
          <table:table-cell office:value-type="float" office:value="0.00179603994156712" calcext:value-type="float">
            <text:p>0,002</text:p>
          </table:table-cell>
          <table:table-cell/>
          <table:table-cell office:value-type="float" office:value="0.00211959288114978" calcext:value-type="float">
            <text:p>0,002</text:p>
          </table:table-cell>
          <table:table-cell office:value-type="float" office:value="0.00205431431694894" calcext:value-type="float">
            <text:p>0,002</text:p>
          </table:table-cell>
          <table:table-cell office:value-type="float" office:value="0.00253732375245395" calcext:value-type="float">
            <text:p>0,003</text:p>
          </table:table-cell>
          <table:table-cell office:value-type="float" office:value="0.0014024159128791" calcext:value-type="float">
            <text:p>0,001</text:p>
          </table:table-cell>
          <table:table-cell office:value-type="float" office:value="0.00199872171042327" calcext:value-type="float">
            <text:p>0,002</text:p>
          </table:table-cell>
          <table:table-cell/>
          <table:table-cell office:value-type="float" office:value="0.00199482702080009" calcext:value-type="float">
            <text:p>0,002</text:p>
          </table:table-cell>
          <table:table-cell office:value-type="float" office:value="0.00207853278470405" calcext:value-type="float">
            <text:p>0,002</text:p>
          </table:table-cell>
          <table:table-cell/>
          <table:table-cell office:value-type="float" office:value="0.00262588030765321" calcext:value-type="float">
            <text:p>0,003</text:p>
          </table:table-cell>
          <table:table-cell office:value-type="float" office:value="0.00402454296546417" calcext:value-type="float">
            <text:p>0,004</text:p>
          </table:table-cell>
          <table:table-cell office:value-type="float" office:value="0.00276927014447627" calcext:value-type="float">
            <text:p>0,003</text:p>
          </table:table-cell>
          <table:table-cell office:value-type="float" office:value="0.00432631753361425" calcext:value-type="float">
            <text:p>0,004</text:p>
          </table:table-cell>
          <table:table-cell office:value-type="float" office:value="0.00182209846668044" calcext:value-type="float">
            <text:p>0,002</text:p>
          </table:table-cell>
          <table:table-cell office:value-type="float" office:value="0.00146930718635391" calcext:value-type="float">
            <text:p>0,001</text:p>
          </table:table-cell>
          <table:table-cell office:value-type="float" office:value="0.00547843353474659" calcext:value-type="float">
            <text:p>0,005</text:p>
          </table:table-cell>
          <table:table-cell office:value-type="float" office:value="0.0147555066118935" calcext:value-type="float">
            <text:p>0,015</text:p>
          </table:table-cell>
          <table:table-cell office:value-type="float" office:value="0.0072137224951282" calcext:value-type="float">
            <text:p>0,007</text:p>
          </table:table-cell>
          <table:table-cell table:number-columns-repeated="3"/>
          <table:table-cell table:formula="of:=[.C8]/[.F8]" office:value-type="float" office:value="0.46981607672401" calcext:value-type="float">
            <text:p>0,4698160767</text:p>
          </table:table-cell>
          <table:table-cell table:formula="of:=[.D8]/[.G8]" office:value-type="float" office:value="0.806369602371188" calcext:value-type="float">
            <text:p>0,8063696024</text:p>
          </table:table-cell>
          <table:table-cell table:formula="of:=[.E8]/[.H8]" office:value-type="string" office:string-value="" calcext:value-type="error">
            <text:p>#DIV/0!</text:p>
          </table:table-cell>
          <table:table-cell table:formula="of:=[.F8]/[.I8]" office:value-type="float" office:value="0.663317238456505" calcext:value-type="float">
            <text:p>0,6633172385</text:p>
          </table:table-cell>
          <table:table-cell table:formula="of:=[.G8]/[.J8]" office:value-type="float" office:value="0.874277089318344" calcext:value-type="float">
            <text:p>0,8742770893</text:p>
          </table:table-cell>
          <table:table-cell table:formula="of:=[.H8]/[.K8]" office:value-type="float" office:value="0" calcext:value-type="float">
            <text:p>0</text:p>
          </table:table-cell>
          <table:table-cell table:formula="of:=[.I8]/[.L8]" office:value-type="float" office:value="1.51138678738916" calcext:value-type="float">
            <text:p>1,5113867874</text:p>
          </table:table-cell>
          <table:table-cell table:formula="of:=[.J8]/[.M8]" office:value-type="float" office:value="1.02781408048742" calcext:value-type="float">
            <text:p>1,0278140805</text:p>
          </table:table-cell>
          <table:table-cell table:formula="of:=[.K8]/[.N8]" office:value-type="string" office:string-value="" calcext:value-type="error">
            <text:p>#DIV/0!</text:p>
          </table:table-cell>
          <table:table-cell table:formula="of:=[.L8]/[.O8]" office:value-type="float" office:value="0.703026326722111" calcext:value-type="float">
            <text:p>0,7030263267</text:p>
          </table:table-cell>
          <table:table-cell table:formula="of:=[.M8]/[.P8]" office:value-type="float" office:value="0.96160220571544" calcext:value-type="float">
            <text:p>0,9616022057</text:p>
          </table:table-cell>
          <table:table-cell table:formula="of:=[.N8]/[.Q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Lactic acid</text:p>
          </table:table-cell>
          <table:table-cell table:number-columns-repeated="3"/>
          <table:table-cell office:value-type="float" office:value="0.00931054565133836" calcext:value-type="float">
            <text:p>0,009</text:p>
          </table:table-cell>
          <table:table-cell office:value-type="float" office:value="0.0151014661922106" calcext:value-type="float">
            <text:p>0,015</text:p>
          </table:table-cell>
          <table:table-cell/>
          <table:table-cell office:value-type="float" office:value="0.0112848312743457" calcext:value-type="float">
            <text:p>0,011</text:p>
          </table:table-cell>
          <table:table-cell office:value-type="float" office:value="0.00736033783000685" calcext:value-type="float">
            <text:p>0,007</text:p>
          </table:table-cell>
          <table:table-cell office:value-type="float" office:value="0.00719187771070887" calcext:value-type="float">
            <text:p>0,007</text:p>
          </table:table-cell>
          <table:table-cell table:number-columns-repeated="4"/>
          <table:table-cell office:value-type="float" office:value="0.0134975022071585" calcext:value-type="float">
            <text:p>0,013</text:p>
          </table:table-cell>
          <table:table-cell table:number-columns-repeated="5"/>
          <table:table-cell office:value-type="float" office:value="0.006873137016769" calcext:value-type="float">
            <text:p>0,007</text:p>
          </table:table-cell>
          <table:table-cell office:value-type="float" office:value="0.00988221371241672" calcext:value-type="float">
            <text:p>0,010</text:p>
          </table:table-cell>
          <table:table-cell table:number-columns-repeated="6"/>
          <table:table-cell table:formula="of:=[.C9]/[.F9]" office:value-type="float" office:value="0" calcext:value-type="float">
            <text:p>0</text:p>
          </table:table-cell>
          <table:table-cell table:formula="of:=[.D9]/[.G9]" office:value-type="float" office:value="0" calcext:value-type="float">
            <text:p>0</text:p>
          </table:table-cell>
          <table:table-cell table:formula="of:=[.E9]/[.H9]" office:value-type="string" office:string-value="" calcext:value-type="error">
            <text:p>#DIV/0!</text:p>
          </table:table-cell>
          <table:table-cell table:formula="of:=[.F9]/[.I9]" office:value-type="float" office:value="0.825049610843933" calcext:value-type="float">
            <text:p>0,8250496108</text:p>
          </table:table-cell>
          <table:table-cell table:formula="of:=[.G9]/[.J9]" office:value-type="float" office:value="2.05173546934822" calcext:value-type="float">
            <text:p>2,0517354693</text:p>
          </table:table-cell>
          <table:table-cell table:formula="of:=[.H9]/[.K9]" office:value-type="float" office:value="0" calcext:value-type="float">
            <text:p>0</text:p>
          </table:table-cell>
          <table:table-cell table:formula="of:=[.I9]/[.L9]" office:value-type="string" office:string-value="" calcext:value-type="error">
            <text:p>#DIV/0!</text:p>
          </table:table-cell>
          <table:table-cell table:formula="of:=[.J9]/[.M9]" office:value-type="string" office:string-value="" calcext:value-type="error">
            <text:p>#DIV/0!</text:p>
          </table:table-cell>
          <table:table-cell table:formula="of:=[.K9]/[.N9]" office:value-type="string" office:string-value="" calcext:value-type="error">
            <text:p>#DIV/0!</text:p>
          </table:table-cell>
          <table:table-cell table:formula="of:=[.L9]/[.O9]" office:value-type="string" office:string-value="" calcext:value-type="error">
            <text:p>#DIV/0!</text:p>
          </table:table-cell>
          <table:table-cell table:formula="of:=[.M9]/[.P9]" office:value-type="float" office:value="0" calcext:value-type="float">
            <text:p>0</text:p>
          </table:table-cell>
          <table:table-cell table:formula="of:=[.N9]/[.Q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Malic acid</text:p>
          </table:table-cell>
          <table:table-cell office:value-type="float" office:value="0.0051821854006322" calcext:value-type="float">
            <text:p>0,005</text:p>
          </table:table-cell>
          <table:table-cell office:value-type="float" office:value="0.0122912796010028" calcext:value-type="float">
            <text:p>0,012</text:p>
          </table:table-cell>
          <table:table-cell/>
          <table:table-cell office:value-type="float" office:value="0.0104450192865221" calcext:value-type="float">
            <text:p>0,010</text:p>
          </table:table-cell>
          <table:table-cell office:value-type="float" office:value="0.0122205578849307" calcext:value-type="float">
            <text:p>0,012</text:p>
          </table:table-cell>
          <table:table-cell/>
          <table:table-cell office:value-type="float" office:value="0.0137817774360968" calcext:value-type="float">
            <text:p>0,014</text:p>
          </table:table-cell>
          <table:table-cell office:value-type="float" office:value="0.0158516026140819" calcext:value-type="float">
            <text:p>0,016</text:p>
          </table:table-cell>
          <table:table-cell office:value-type="float" office:value="0.0207816233137476" calcext:value-type="float">
            <text:p>0,021</text:p>
          </table:table-cell>
          <table:table-cell office:value-type="float" office:value="0.0107846444392013" calcext:value-type="float">
            <text:p>0,011</text:p>
          </table:table-cell>
          <table:table-cell office:value-type="float" office:value="0.0140768501947961" calcext:value-type="float">
            <text:p>0,014</text:p>
          </table:table-cell>
          <table:table-cell/>
          <table:table-cell office:value-type="float" office:value="0.0155340035266748" calcext:value-type="float">
            <text:p>0,016</text:p>
          </table:table-cell>
          <table:table-cell office:value-type="float" office:value="0.0132812546974" calcext:value-type="float">
            <text:p>0,013</text:p>
          </table:table-cell>
          <table:table-cell/>
          <table:table-cell office:value-type="float" office:value="0.042809367057652" calcext:value-type="float">
            <text:p>0,043</text:p>
          </table:table-cell>
          <table:table-cell office:value-type="float" office:value="0.0418657085451979" calcext:value-type="float">
            <text:p>0,042</text:p>
          </table:table-cell>
          <table:table-cell office:value-type="float" office:value="0.0291233365472656" calcext:value-type="float">
            <text:p>0,029</text:p>
          </table:table-cell>
          <table:table-cell office:value-type="float" office:value="0.0330273208996467" calcext:value-type="float">
            <text:p>0,033</text:p>
          </table:table-cell>
          <table:table-cell office:value-type="float" office:value="0.0159193402233021" calcext:value-type="float">
            <text:p>0,016</text:p>
          </table:table-cell>
          <table:table-cell office:value-type="float" office:value="0.0141712746273848" calcext:value-type="float">
            <text:p>0,014</text:p>
          </table:table-cell>
          <table:table-cell office:value-type="float" office:value="0.0510392024675887" calcext:value-type="float">
            <text:p>0,051</text:p>
          </table:table-cell>
          <table:table-cell office:value-type="float" office:value="0.0327439991162188" calcext:value-type="float">
            <text:p>0,033</text:p>
          </table:table-cell>
          <table:table-cell office:value-type="float" office:value="0.123830768836861" calcext:value-type="float">
            <text:p>0,124</text:p>
          </table:table-cell>
          <table:table-cell table:number-columns-repeated="3"/>
          <table:table-cell table:formula="of:=[.C10]/[.F10]" office:value-type="float" office:value="0.496139380739978" calcext:value-type="float">
            <text:p>0,4961393807</text:p>
          </table:table-cell>
          <table:table-cell table:formula="of:=[.D10]/[.G10]" office:value-type="float" office:value="1.00578711027254" calcext:value-type="float">
            <text:p>1,0057871103</text:p>
          </table:table-cell>
          <table:table-cell table:formula="of:=[.E10]/[.H10]" office:value-type="string" office:string-value="" calcext:value-type="error">
            <text:p>#DIV/0!</text:p>
          </table:table-cell>
          <table:table-cell table:formula="of:=[.F10]/[.I10]" office:value-type="float" office:value="0.757886225848114" calcext:value-type="float">
            <text:p>0,7578862258</text:p>
          </table:table-cell>
          <table:table-cell table:formula="of:=[.G10]/[.J10]" office:value-type="float" office:value="0.770935165512821" calcext:value-type="float">
            <text:p>0,7709351655</text:p>
          </table:table-cell>
          <table:table-cell table:formula="of:=[.H10]/[.K10]" office:value-type="float" office:value="0" calcext:value-type="float">
            <text:p>0</text:p>
          </table:table-cell>
          <table:table-cell table:formula="of:=[.I10]/[.L10]" office:value-type="float" office:value="1.27790744644313" calcext:value-type="float">
            <text:p>1,2779074464</text:p>
          </table:table-cell>
          <table:table-cell table:formula="of:=[.J10]/[.M10]" office:value-type="float" office:value="1.12607596122191" calcext:value-type="float">
            <text:p>1,1260759612</text:p>
          </table:table-cell>
          <table:table-cell table:formula="of:=[.K10]/[.N10]" office:value-type="string" office:string-value="" calcext:value-type="error">
            <text:p>#DIV/0!</text:p>
          </table:table-cell>
          <table:table-cell table:formula="of:=[.L10]/[.O10]" office:value-type="float" office:value="0.694260460330271" calcext:value-type="float">
            <text:p>0,6942604603</text:p>
          </table:table-cell>
          <table:table-cell table:formula="of:=[.M10]/[.P10]" office:value-type="float" office:value="1.0599036397933" calcext:value-type="float">
            <text:p>1,0599036398</text:p>
          </table:table-cell>
          <table:table-cell table:formula="of:=[.N10]/[.Q1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Malonic acid</text:p>
          </table:table-cell>
          <table:table-cell office:value-type="float" office:value="0.00703903937088825" calcext:value-type="float">
            <text:p>0,007</text:p>
          </table:table-cell>
          <table:table-cell office:value-type="float" office:value="0.00856527349435779" calcext:value-type="float">
            <text:p>0,009</text:p>
          </table:table-cell>
          <table:table-cell/>
          <table:table-cell office:value-type="float" office:value="0.0084288959719306" calcext:value-type="float">
            <text:p>0,008</text:p>
          </table:table-cell>
          <table:table-cell office:value-type="float" office:value="0.00887217195743554" calcext:value-type="float">
            <text:p>0,009</text:p>
          </table:table-cell>
          <table:table-cell/>
          <table:table-cell office:value-type="float" office:value="0.00545793802652064" calcext:value-type="float">
            <text:p>0,005</text:p>
          </table:table-cell>
          <table:table-cell office:value-type="float" office:value="0.0058426529071779" calcext:value-type="float">
            <text:p>0,006</text:p>
          </table:table-cell>
          <table:table-cell office:value-type="float" office:value="0.00651362913735773" calcext:value-type="float">
            <text:p>0,007</text:p>
          </table:table-cell>
          <table:table-cell office:value-type="float" office:value="0.00436481865347653" calcext:value-type="float">
            <text:p>0,004</text:p>
          </table:table-cell>
          <table:table-cell office:value-type="float" office:value="0.00782280242904331" calcext:value-type="float">
            <text:p>0,008</text:p>
          </table:table-cell>
          <table:table-cell/>
          <table:table-cell office:value-type="float" office:value="0.00699381711624771" calcext:value-type="float">
            <text:p>0,007</text:p>
          </table:table-cell>
          <table:table-cell office:value-type="float" office:value="0.00785343907283618" calcext:value-type="float">
            <text:p>0,008</text:p>
          </table:table-cell>
          <table:table-cell/>
          <table:table-cell office:value-type="float" office:value="0.00811733126979757" calcext:value-type="float">
            <text:p>0,008</text:p>
          </table:table-cell>
          <table:table-cell office:value-type="float" office:value="0.0112008981953257" calcext:value-type="float">
            <text:p>0,011</text:p>
          </table:table-cell>
          <table:table-cell office:value-type="float" office:value="0.00941487801048866" calcext:value-type="float">
            <text:p>0,009</text:p>
          </table:table-cell>
          <table:table-cell office:value-type="float" office:value="0.0113082903862554" calcext:value-type="float">
            <text:p>0,011</text:p>
          </table:table-cell>
          <table:table-cell office:value-type="float" office:value="0.0121620102092723" calcext:value-type="float">
            <text:p>0,012</text:p>
          </table:table-cell>
          <table:table-cell office:value-type="float" office:value="0.00916710130859502" calcext:value-type="float">
            <text:p>0,009</text:p>
          </table:table-cell>
          <table:table-cell office:value-type="float" office:value="0.0183944259728522" calcext:value-type="float">
            <text:p>0,018</text:p>
          </table:table-cell>
          <table:table-cell office:value-type="float" office:value="0.0202051042437128" calcext:value-type="float">
            <text:p>0,020</text:p>
          </table:table-cell>
          <table:table-cell office:value-type="float" office:value="0.0318761964376783" calcext:value-type="float">
            <text:p>0,032</text:p>
          </table:table-cell>
          <table:table-cell table:number-columns-repeated="3"/>
          <table:table-cell table:formula="of:=[.C11]/[.F11]" office:value-type="float" office:value="0.835108108384447" calcext:value-type="float">
            <text:p>0,8351081084</text:p>
          </table:table-cell>
          <table:table-cell table:formula="of:=[.D11]/[.G11]" office:value-type="float" office:value="0.965408868927462" calcext:value-type="float">
            <text:p>0,9654088689</text:p>
          </table:table-cell>
          <table:table-cell table:formula="of:=[.E11]/[.H11]" office:value-type="string" office:string-value="" calcext:value-type="error">
            <text:p>#DIV/0!</text:p>
          </table:table-cell>
          <table:table-cell table:formula="of:=[.F11]/[.I11]" office:value-type="float" office:value="1.54433706117105" calcext:value-type="float">
            <text:p>1,5443370612</text:p>
          </table:table-cell>
          <table:table-cell table:formula="of:=[.G11]/[.J11]" office:value-type="float" office:value="1.5185177176169" calcext:value-type="float">
            <text:p>1,5185177176</text:p>
          </table:table-cell>
          <table:table-cell table:formula="of:=[.H11]/[.K11]" office:value-type="float" office:value="0" calcext:value-type="float">
            <text:p>0</text:p>
          </table:table-cell>
          <table:table-cell table:formula="of:=[.I11]/[.L11]" office:value-type="float" office:value="1.25043866878031" calcext:value-type="float">
            <text:p>1,2504386688</text:p>
          </table:table-cell>
          <table:table-cell table:formula="of:=[.J11]/[.M11]" office:value-type="float" office:value="0.746874660350131" calcext:value-type="float">
            <text:p>0,7468746604</text:p>
          </table:table-cell>
          <table:table-cell table:formula="of:=[.K11]/[.N11]" office:value-type="string" office:string-value="" calcext:value-type="error">
            <text:p>#DIV/0!</text:p>
          </table:table-cell>
          <table:table-cell table:formula="of:=[.L11]/[.O11]" office:value-type="float" office:value="0.624096767319864" calcext:value-type="float">
            <text:p>0,6240967673</text:p>
          </table:table-cell>
          <table:table-cell table:formula="of:=[.M11]/[.P11]" office:value-type="float" office:value="0.996098951872074" calcext:value-type="float">
            <text:p>0,9960989519</text:p>
          </table:table-cell>
          <table:table-cell table:formula="of:=[.N11]/[.Q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Pyruvic acid</text:p>
          </table:table-cell>
          <table:table-cell office:value-type="float" office:value="0.0135423366762291" calcext:value-type="float">
            <text:p>0,014</text:p>
          </table:table-cell>
          <table:table-cell office:value-type="float" office:value="0.0167214690064086" calcext:value-type="float">
            <text:p>0,017</text:p>
          </table:table-cell>
          <table:table-cell/>
          <table:table-cell office:value-type="float" office:value="0.0109808596428155" calcext:value-type="float">
            <text:p>0,011</text:p>
          </table:table-cell>
          <table:table-cell office:value-type="float" office:value="0.00926974902203372" calcext:value-type="float">
            <text:p>0,009</text:p>
          </table:table-cell>
          <table:table-cell/>
          <table:table-cell office:value-type="float" office:value="0.0152727456469749" calcext:value-type="float">
            <text:p>0,015</text:p>
          </table:table-cell>
          <table:table-cell office:value-type="float" office:value="0.0250148582606072" calcext:value-type="float">
            <text:p>0,025</text:p>
          </table:table-cell>
          <table:table-cell office:value-type="float" office:value="0.0102251450441994" calcext:value-type="float">
            <text:p>0,010</text:p>
          </table:table-cell>
          <table:table-cell office:value-type="float" office:value="0.00981790012133854" calcext:value-type="float">
            <text:p>0,010</text:p>
          </table:table-cell>
          <table:table-cell office:value-type="float" office:value="0.0315036234305926" calcext:value-type="float">
            <text:p>0,032</text:p>
          </table:table-cell>
          <table:table-cell/>
          <table:table-cell office:value-type="float" office:value="0.0100561328117083" calcext:value-type="float">
            <text:p>0,010</text:p>
          </table:table-cell>
          <table:table-cell office:value-type="float" office:value="0.0399719911784099" calcext:value-type="float">
            <text:p>0,040</text:p>
          </table:table-cell>
          <table:table-cell/>
          <table:table-cell office:value-type="float" office:value="0.0100561107109471" calcext:value-type="float">
            <text:p>0,010</text:p>
          </table:table-cell>
          <table:table-cell office:value-type="float" office:value="0.0178529906545649" calcext:value-type="float">
            <text:p>0,018</text:p>
          </table:table-cell>
          <table:table-cell office:value-type="float" office:value="0.0191334999698332" calcext:value-type="float">
            <text:p>0,019</text:p>
          </table:table-cell>
          <table:table-cell office:value-type="float" office:value="0.0104644644760945" calcext:value-type="float">
            <text:p>0,010</text:p>
          </table:table-cell>
          <table:table-cell office:value-type="float" office:value="0.0297127180486841" calcext:value-type="float">
            <text:p>0,030</text:p>
          </table:table-cell>
          <table:table-cell office:value-type="float" office:value="0.0404124103781249" calcext:value-type="float">
            <text:p>0,040</text:p>
          </table:table-cell>
          <table:table-cell office:value-type="float" office:value="0.0131515989177873" calcext:value-type="float">
            <text:p>0,013</text:p>
          </table:table-cell>
          <table:table-cell office:value-type="float" office:value="0.0142274226785617" calcext:value-type="float">
            <text:p>0,014</text:p>
          </table:table-cell>
          <table:table-cell office:value-type="float" office:value="0.0228220152647428" calcext:value-type="float">
            <text:p>0,023</text:p>
          </table:table-cell>
          <table:table-cell table:number-columns-repeated="3"/>
          <table:table-cell table:formula="of:=[.C12]/[.F12]" office:value-type="float" office:value="1.23326744141471" calcext:value-type="float">
            <text:p>1,2332674414</text:p>
          </table:table-cell>
          <table:table-cell table:formula="of:=[.D12]/[.G12]" office:value-type="float" office:value="1.80387505278325" calcext:value-type="float">
            <text:p>1,8038750528</text:p>
          </table:table-cell>
          <table:table-cell table:formula="of:=[.E12]/[.H12]" office:value-type="string" office:string-value="" calcext:value-type="error">
            <text:p>#DIV/0!</text:p>
          </table:table-cell>
          <table:table-cell table:formula="of:=[.F12]/[.I12]" office:value-type="float" office:value="0.718983992573103" calcext:value-type="float">
            <text:p>0,7189839926</text:p>
          </table:table-cell>
          <table:table-cell table:formula="of:=[.G12]/[.J12]" office:value-type="float" office:value="0.37056972002242" calcext:value-type="float">
            <text:p>0,37056972</text:p>
          </table:table-cell>
          <table:table-cell table:formula="of:=[.H12]/[.K12]" office:value-type="float" office:value="0" calcext:value-type="float">
            <text:p>0</text:p>
          </table:table-cell>
          <table:table-cell table:formula="of:=[.I12]/[.L12]" office:value-type="float" office:value="1.5556020593223" calcext:value-type="float">
            <text:p>1,5556020593</text:p>
          </table:table-cell>
          <table:table-cell table:formula="of:=[.J12]/[.M12]" office:value-type="float" office:value="0.794031147424005" calcext:value-type="float">
            <text:p>0,7940311474</text:p>
          </table:table-cell>
          <table:table-cell table:formula="of:=[.K12]/[.N12]" office:value-type="string" office:string-value="" calcext:value-type="error">
            <text:p>#DIV/0!</text:p>
          </table:table-cell>
          <table:table-cell table:formula="of:=[.L12]/[.O12]" office:value-type="float" office:value="0.976309711214992" calcext:value-type="float">
            <text:p>0,9763097112</text:p>
          </table:table-cell>
          <table:table-cell table:formula="of:=[.M12]/[.P12]" office:value-type="float" office:value="0.78814245930307" calcext:value-type="float">
            <text:p>0,7881424593</text:p>
          </table:table-cell>
          <table:table-cell table:formula="of:=[.N12]/[.Q12]" office:value-type="string" office:string-value="" calcext:value-type="error">
            <text:p>#DIV/0!</text:p>
          </table:table-cell>
        </table:table-row>
        <table:table-row table:style-name="ro1">
          <table:table-cell table:style-name="ce4" office:value-type="string" calcext:value-type="string">
            <text:p>Acids</text:p>
          </table:table-cell>
          <table:table-cell table:style-name="ce4" office:value-type="string" calcext:value-type="string">
            <text:p>Salicylic acid</text:p>
          </table:table-cell>
          <table:table-cell table:style-name="ce7" table:number-columns-repeated="2"/>
          <table:table-cell/>
          <table:table-cell table:style-name="ce7" office:value-type="float" office:value="0.000201128084037864" calcext:value-type="float">
            <text:p>0,000</text:p>
          </table:table-cell>
          <table:table-cell table:style-name="ce7" office:value-type="float" office:value="0.000285918549119715" calcext:value-type="float">
            <text:p>0,000</text:p>
          </table:table-cell>
          <table:table-cell/>
          <table:table-cell table:style-name="ce7" table:number-columns-repeated="3"/>
          <table:table-cell table:style-name="ce7" office:value-type="float" office:value="0.000280261893597724" calcext:value-type="float">
            <text:p>0,000</text:p>
          </table:table-cell>
          <table:table-cell table:style-name="ce7" office:value-type="float" office:value="0.000385258757322369" calcext:value-type="float">
            <text:p>0,000</text:p>
          </table:table-cell>
          <table:table-cell/>
          <table:table-cell table:style-name="ce7" office:value-type="float" office:value="0.00100066328935827" calcext:value-type="float">
            <text:p>0,001</text:p>
          </table:table-cell>
          <table:table-cell table:style-name="ce7" office:value-type="float" office:value="0.000681229640360502" calcext:value-type="float">
            <text:p>0,001</text:p>
          </table:table-cell>
          <table:table-cell/>
          <table:table-cell table:style-name="ce7" office:value-type="float" office:value="0.000967676134923791" calcext:value-type="float">
            <text:p>0,001</text:p>
          </table:table-cell>
          <table:table-cell table:style-name="ce7" office:value-type="float" office:value="0.000761145643253399" calcext:value-type="float">
            <text:p>0,001</text:p>
          </table:table-cell>
          <table:table-cell table:style-name="ce7" office:value-type="float" office:value="0.000869758488273968" calcext:value-type="float">
            <text:p>0,001</text:p>
          </table:table-cell>
          <table:table-cell table:style-name="ce7" office:value-type="float" office:value="0.00102170287675981" calcext:value-type="float">
            <text:p>0,001</text:p>
          </table:table-cell>
          <table:table-cell table:style-name="ce7" office:value-type="float" office:value="0.000515309834902652" calcext:value-type="float">
            <text:p>0,001</text:p>
          </table:table-cell>
          <table:table-cell table:style-name="ce7" office:value-type="float" office:value="0.000576292297563629" calcext:value-type="float">
            <text:p>0,001</text:p>
          </table:table-cell>
          <table:table-cell table:style-name="ce7" office:value-type="float" office:value="0.000928801203969051" calcext:value-type="float">
            <text:p>0,001</text:p>
          </table:table-cell>
          <table:table-cell table:style-name="ce7" office:value-type="float" office:value="0.00189751473201411" calcext:value-type="float">
            <text:p>0,002</text:p>
          </table:table-cell>
          <table:table-cell table:style-name="ce7" office:value-type="float" office:value="0.00159973185273161" calcext:value-type="float">
            <text:p>0,002</text:p>
          </table:table-cell>
          <table:table-cell table:number-columns-repeated="3"/>
          <table:table-cell table:formula="of:=[.C13]/[.F13]" office:value-type="float" office:value="0" calcext:value-type="float">
            <text:p>0</text:p>
          </table:table-cell>
          <table:table-cell table:formula="of:=[.D13]/[.G13]" office:value-type="float" office:value="0" calcext:value-type="float">
            <text:p>0</text:p>
          </table:table-cell>
          <table:table-cell table:formula="of:=[.E13]/[.H13]" office:value-type="string" office:string-value="" calcext:value-type="error">
            <text:p>#DIV/0!</text:p>
          </table:table-cell>
          <table:table-cell table:formula="of:=[.F13]/[.I13]" office:value-type="string" office:string-value="" calcext:value-type="error">
            <text:p>#DIV/0!</text:p>
          </table:table-cell>
          <table:table-cell table:formula="of:=[.G13]/[.J13]" office:value-type="string" office:string-value="" calcext:value-type="error">
            <text:p>#DIV/0!</text:p>
          </table:table-cell>
          <table:table-cell table:formula="of:=[.H13]/[.K13]" office:value-type="string" office:string-value="" calcext:value-type="error">
            <text:p>#DIV/0!</text:p>
          </table:table-cell>
          <table:table-cell table:formula="of:=[.I13]/[.L13]" office:value-type="float" office:value="0" calcext:value-type="float">
            <text:p>0</text:p>
          </table:table-cell>
          <table:table-cell table:formula="of:=[.J13]/[.M13]" office:value-type="float" office:value="0" calcext:value-type="float">
            <text:p>0</text:p>
          </table:table-cell>
          <table:table-cell table:formula="of:=[.K13]/[.N13]" office:value-type="string" office:string-value="" calcext:value-type="error">
            <text:p>#DIV/0!</text:p>
          </table:table-cell>
          <table:table-cell table:formula="of:=[.L13]/[.O13]" office:value-type="float" office:value="0.280076122086438" calcext:value-type="float">
            <text:p>0,2800761221</text:p>
          </table:table-cell>
          <table:table-cell table:formula="of:=[.M13]/[.P13]" office:value-type="float" office:value="0.565534343336107" calcext:value-type="float">
            <text:p>0,5655343433</text:p>
          </table:table-cell>
          <table:table-cell table:formula="of:=[.N13]/[.Q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Shikimic acid</text:p>
          </table:table-cell>
          <table:table-cell office:value-type="float" office:value="0.00396217455036542" calcext:value-type="float">
            <text:p>0,004</text:p>
          </table:table-cell>
          <table:table-cell office:value-type="float" office:value="0.00658228318917383" calcext:value-type="float">
            <text:p>0,007</text:p>
          </table:table-cell>
          <table:table-cell/>
          <table:table-cell office:value-type="float" office:value="0.00521855734436945" calcext:value-type="float">
            <text:p>0,005</text:p>
          </table:table-cell>
          <table:table-cell office:value-type="float" office:value="0.00634613126606328" calcext:value-type="float">
            <text:p>0,006</text:p>
          </table:table-cell>
          <table:table-cell/>
          <table:table-cell office:value-type="float" office:value="0.00593102306967007" calcext:value-type="float">
            <text:p>0,006</text:p>
          </table:table-cell>
          <table:table-cell office:value-type="float" office:value="0.0051306957883722" calcext:value-type="float">
            <text:p>0,005</text:p>
          </table:table-cell>
          <table:table-cell office:value-type="float" office:value="0.00546952920417096" calcext:value-type="float">
            <text:p>0,005</text:p>
          </table:table-cell>
          <table:table-cell office:value-type="float" office:value="0.00360688002022349" calcext:value-type="float">
            <text:p>0,004</text:p>
          </table:table-cell>
          <table:table-cell office:value-type="float" office:value="0.00469913553804821" calcext:value-type="float">
            <text:p>0,005</text:p>
          </table:table-cell>
          <table:table-cell/>
          <table:table-cell office:value-type="float" office:value="0.00599126449112719" calcext:value-type="float">
            <text:p>0,006</text:p>
          </table:table-cell>
          <table:table-cell office:value-type="float" office:value="0.00587665609701501" calcext:value-type="float">
            <text:p>0,006</text:p>
          </table:table-cell>
          <table:table-cell/>
          <table:table-cell office:value-type="float" office:value="0.00943217517524641" calcext:value-type="float">
            <text:p>0,009</text:p>
          </table:table-cell>
          <table:table-cell office:value-type="float" office:value="0.00747609995311351" calcext:value-type="float">
            <text:p>0,007</text:p>
          </table:table-cell>
          <table:table-cell office:value-type="float" office:value="0.00581729856214193" calcext:value-type="float">
            <text:p>0,006</text:p>
          </table:table-cell>
          <table:table-cell office:value-type="float" office:value="0.00520821405660122" calcext:value-type="float">
            <text:p>0,005</text:p>
          </table:table-cell>
          <table:table-cell office:value-type="float" office:value="0.00357569144573885" calcext:value-type="float">
            <text:p>0,004</text:p>
          </table:table-cell>
          <table:table-cell office:value-type="float" office:value="0.0040652274655998" calcext:value-type="float">
            <text:p>0,004</text:p>
          </table:table-cell>
          <table:table-cell office:value-type="float" office:value="0.0105066031235874" calcext:value-type="float">
            <text:p>0,011</text:p>
          </table:table-cell>
          <table:table-cell office:value-type="float" office:value="0.0151942182778848" calcext:value-type="float">
            <text:p>0,015</text:p>
          </table:table-cell>
          <table:table-cell office:value-type="float" office:value="0.00911047432803305" calcext:value-type="float">
            <text:p>0,009</text:p>
          </table:table-cell>
          <table:table-cell table:number-columns-repeated="3"/>
          <table:table-cell table:formula="of:=[.C14]/[.F14]" office:value-type="float" office:value="0.759247103922389" calcext:value-type="float">
            <text:p>0,7592471039</text:p>
          </table:table-cell>
          <table:table-cell table:formula="of:=[.D14]/[.G14]" office:value-type="float" office:value="1.03721195059002" calcext:value-type="float">
            <text:p>1,0372119506</text:p>
          </table:table-cell>
          <table:table-cell table:formula="of:=[.E14]/[.H14]" office:value-type="string" office:string-value="" calcext:value-type="error">
            <text:p>#DIV/0!</text:p>
          </table:table-cell>
          <table:table-cell table:formula="of:=[.F14]/[.I14]" office:value-type="float" office:value="0.879874733763217" calcext:value-type="float">
            <text:p>0,8798747338</text:p>
          </table:table-cell>
          <table:table-cell table:formula="of:=[.G14]/[.J14]" office:value-type="float" office:value="1.23689486335277" calcext:value-type="float">
            <text:p>1,2368948634</text:p>
          </table:table-cell>
          <table:table-cell table:formula="of:=[.H14]/[.K14]" office:value-type="float" office:value="0" calcext:value-type="float">
            <text:p>0</text:p>
          </table:table-cell>
          <table:table-cell table:formula="of:=[.I14]/[.L14]" office:value-type="float" office:value="1.64436383700464" calcext:value-type="float">
            <text:p>1,644363837</text:p>
          </table:table-cell>
          <table:table-cell table:formula="of:=[.J14]/[.M14]" office:value-type="float" office:value="1.09183822148344" calcext:value-type="float">
            <text:p>1,0918382215</text:p>
          </table:table-cell>
          <table:table-cell table:formula="of:=[.K14]/[.N14]" office:value-type="string" office:string-value="" calcext:value-type="error">
            <text:p>#DIV/0!</text:p>
          </table:table-cell>
          <table:table-cell table:formula="of:=[.L14]/[.O14]" office:value-type="float" office:value="0.602023166489332" calcext:value-type="float">
            <text:p>0,6020231665</text:p>
          </table:table-cell>
          <table:table-cell table:formula="of:=[.M14]/[.P14]" office:value-type="float" office:value="0.799627451474503" calcext:value-type="float">
            <text:p>0,7996274515</text:p>
          </table:table-cell>
          <table:table-cell table:formula="of:=[.N14]/[.Q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Succinic acid</text:p>
          </table:table-cell>
          <table:table-cell office:value-type="float" office:value="0.00114940463105989" calcext:value-type="float">
            <text:p>0,001</text:p>
          </table:table-cell>
          <table:table-cell office:value-type="float" office:value="0.00144627142670885" calcext:value-type="float">
            <text:p>0,001</text:p>
          </table:table-cell>
          <table:table-cell/>
          <table:table-cell office:value-type="float" office:value="0.00164243914805981" calcext:value-type="float">
            <text:p>0,002</text:p>
          </table:table-cell>
          <table:table-cell office:value-type="float" office:value="0.00182140919893691" calcext:value-type="float">
            <text:p>0,002</text:p>
          </table:table-cell>
          <table:table-cell/>
          <table:table-cell office:value-type="float" office:value="0.00431447491786492" calcext:value-type="float">
            <text:p>0,004</text:p>
          </table:table-cell>
          <table:table-cell office:value-type="float" office:value="0.0029811550536879" calcext:value-type="float">
            <text:p>0,003</text:p>
          </table:table-cell>
          <table:table-cell office:value-type="float" office:value="0.00388028625473984" calcext:value-type="float">
            <text:p>0,004</text:p>
          </table:table-cell>
          <table:table-cell office:value-type="float" office:value="0.00165618354827368" calcext:value-type="float">
            <text:p>0,002</text:p>
          </table:table-cell>
          <table:table-cell office:value-type="float" office:value="0.00233908030007423" calcext:value-type="float">
            <text:p>0,002</text:p>
          </table:table-cell>
          <table:table-cell/>
          <table:table-cell office:value-type="float" office:value="0.00604191417737812" calcext:value-type="float">
            <text:p>0,006</text:p>
          </table:table-cell>
          <table:table-cell office:value-type="float" office:value="0.00336574195941657" calcext:value-type="float">
            <text:p>0,003</text:p>
          </table:table-cell>
          <table:table-cell/>
          <table:table-cell office:value-type="float" office:value="0.0110370952603634" calcext:value-type="float">
            <text:p>0,011</text:p>
          </table:table-cell>
          <table:table-cell office:value-type="float" office:value="0.00714467226187387" calcext:value-type="float">
            <text:p>0,007</text:p>
          </table:table-cell>
          <table:table-cell office:value-type="float" office:value="0.00535222252164685" calcext:value-type="float">
            <text:p>0,005</text:p>
          </table:table-cell>
          <table:table-cell office:value-type="float" office:value="0.0063069958510961" calcext:value-type="float">
            <text:p>0,006</text:p>
          </table:table-cell>
          <table:table-cell office:value-type="float" office:value="0.00347548470296473" calcext:value-type="float">
            <text:p>0,003</text:p>
          </table:table-cell>
          <table:table-cell office:value-type="float" office:value="0.00261358800028875" calcext:value-type="float">
            <text:p>0,003</text:p>
          </table:table-cell>
          <table:table-cell office:value-type="float" office:value="0.0161573567795706" calcext:value-type="float">
            <text:p>0,016</text:p>
          </table:table-cell>
          <table:table-cell office:value-type="float" office:value="0.0184377016610933" calcext:value-type="float">
            <text:p>0,018</text:p>
          </table:table-cell>
          <table:table-cell office:value-type="float" office:value="0.0159559280379928" calcext:value-type="float">
            <text:p>0,016</text:p>
          </table:table-cell>
          <table:table-cell table:number-columns-repeated="3"/>
          <table:table-cell table:formula="of:=[.C15]/[.F15]" office:value-type="float" office:value="0.699815656743" calcext:value-type="float">
            <text:p>0,6998156567</text:p>
          </table:table-cell>
          <table:table-cell table:formula="of:=[.D15]/[.G15]" office:value-type="float" office:value="0.794039816836868" calcext:value-type="float">
            <text:p>0,7940398168</text:p>
          </table:table-cell>
          <table:table-cell table:formula="of:=[.E15]/[.H15]" office:value-type="string" office:string-value="" calcext:value-type="error">
            <text:p>#DIV/0!</text:p>
          </table:table-cell>
          <table:table-cell table:formula="of:=[.F15]/[.I15]" office:value-type="float" office:value="0.380681120953786" calcext:value-type="float">
            <text:p>0,380681121</text:p>
          </table:table-cell>
          <table:table-cell table:formula="of:=[.G15]/[.J15]" office:value-type="float" office:value="0.610974325768027" calcext:value-type="float">
            <text:p>0,6109743258</text:p>
          </table:table-cell>
          <table:table-cell table:formula="of:=[.H15]/[.K15]" office:value-type="float" office:value="0" calcext:value-type="float">
            <text:p>0</text:p>
          </table:table-cell>
          <table:table-cell table:formula="of:=[.I15]/[.L15]" office:value-type="float" office:value="2.60507050825502" calcext:value-type="float">
            <text:p>2,6050705083</text:p>
          </table:table-cell>
          <table:table-cell table:formula="of:=[.J15]/[.M15]" office:value-type="float" office:value="1.27449880775504" calcext:value-type="float">
            <text:p>1,2744988078</text:p>
          </table:table-cell>
          <table:table-cell table:formula="of:=[.K15]/[.N15]" office:value-type="string" office:string-value="" calcext:value-type="error">
            <text:p>#DIV/0!</text:p>
          </table:table-cell>
          <table:table-cell table:formula="of:=[.L15]/[.O15]" office:value-type="float" office:value="0.274115702350539" calcext:value-type="float">
            <text:p>0,2741157024</text:p>
          </table:table-cell>
          <table:table-cell table:formula="of:=[.M15]/[.P15]" office:value-type="float" office:value="0.6949672102848" calcext:value-type="float">
            <text:p>0,6949672103</text:p>
          </table:table-cell>
          <table:table-cell table:formula="of:=[.N15]/[.Q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Alanine</text:p>
          </table:table-cell>
          <table:table-cell office:value-type="float" office:value="0.00170878075197785" calcext:value-type="float">
            <text:p>0,002</text:p>
          </table:table-cell>
          <table:table-cell office:value-type="float" office:value="0.00352177808845809" calcext:value-type="float">
            <text:p>0,004</text:p>
          </table:table-cell>
          <table:table-cell/>
          <table:table-cell office:value-type="float" office:value="0.00158167679313142" calcext:value-type="float">
            <text:p>0,002</text:p>
          </table:table-cell>
          <table:table-cell office:value-type="float" office:value="0.00404424783923473" calcext:value-type="float">
            <text:p>0,004</text:p>
          </table:table-cell>
          <table:table-cell/>
          <table:table-cell office:value-type="float" office:value="0.0074496910602471" calcext:value-type="float">
            <text:p>0,007</text:p>
          </table:table-cell>
          <table:table-cell office:value-type="float" office:value="0.00594082217631748" calcext:value-type="float">
            <text:p>0,006</text:p>
          </table:table-cell>
          <table:table-cell office:value-type="float" office:value="0.0093729412483316" calcext:value-type="float">
            <text:p>0,009</text:p>
          </table:table-cell>
          <table:table-cell office:value-type="float" office:value="0.00568110719740889" calcext:value-type="float">
            <text:p>0,006</text:p>
          </table:table-cell>
          <table:table-cell office:value-type="float" office:value="0.00811899770131297" calcext:value-type="float">
            <text:p>0,008</text:p>
          </table:table-cell>
          <table:table-cell/>
          <table:table-cell office:value-type="float" office:value="0.00168154548446477" calcext:value-type="float">
            <text:p>0,002</text:p>
          </table:table-cell>
          <table:table-cell office:value-type="float" office:value="0.00516156778197603" calcext:value-type="float">
            <text:p>0,005</text:p>
          </table:table-cell>
          <table:table-cell/>
          <table:table-cell office:value-type="float" office:value="0.00853628724657441" calcext:value-type="float">
            <text:p>0,009</text:p>
          </table:table-cell>
          <table:table-cell office:value-type="float" office:value="0.0122922293069194" calcext:value-type="float">
            <text:p>0,012</text:p>
          </table:table-cell>
          <table:table-cell office:value-type="float" office:value="0.0173335065304556" calcext:value-type="float">
            <text:p>0,017</text:p>
          </table:table-cell>
          <table:table-cell office:value-type="float" office:value="0.00503804549922922" calcext:value-type="float">
            <text:p>0,005</text:p>
          </table:table-cell>
          <table:table-cell office:value-type="float" office:value="0.00466090784227937" calcext:value-type="float">
            <text:p>0,005</text:p>
          </table:table-cell>
          <table:table-cell office:value-type="float" office:value="0.00548389349019356" calcext:value-type="float">
            <text:p>0,005</text:p>
          </table:table-cell>
          <table:table-cell office:value-type="float" office:value="0.00375709720586314" calcext:value-type="float">
            <text:p>0,004</text:p>
          </table:table-cell>
          <table:table-cell office:value-type="float" office:value="0.00645142497302438" calcext:value-type="float">
            <text:p>0,006</text:p>
          </table:table-cell>
          <table:table-cell office:value-type="float" office:value="0.00724717381861825" calcext:value-type="float">
            <text:p>0,007</text:p>
          </table:table-cell>
          <table:table-cell table:number-columns-repeated="3"/>
          <table:table-cell table:formula="of:=[.C16]/[.F16]" office:value-type="float" office:value="1.08036026032524" calcext:value-type="float">
            <text:p>1,0803602603</text:p>
          </table:table-cell>
          <table:table-cell table:formula="of:=[.D16]/[.G16]" office:value-type="float" office:value="0.870811638765565" calcext:value-type="float">
            <text:p>0,8708116388</text:p>
          </table:table-cell>
          <table:table-cell table:formula="of:=[.E16]/[.H16]" office:value-type="string" office:string-value="" calcext:value-type="error">
            <text:p>#DIV/0!</text:p>
          </table:table-cell>
          <table:table-cell table:formula="of:=[.F16]/[.I16]" office:value-type="float" office:value="0.212314414160278" calcext:value-type="float">
            <text:p>0,2123144142</text:p>
          </table:table-cell>
          <table:table-cell table:formula="of:=[.G16]/[.J16]" office:value-type="float" office:value="0.680755578808054" calcext:value-type="float">
            <text:p>0,6807555788</text:p>
          </table:table-cell>
          <table:table-cell table:formula="of:=[.H16]/[.K16]" office:value-type="float" office:value="0" calcext:value-type="float">
            <text:p>0</text:p>
          </table:table-cell>
          <table:table-cell table:formula="of:=[.I16]/[.L16]" office:value-type="float" office:value="1.31130971505781" calcext:value-type="float">
            <text:p>1,3113097151</text:p>
          </table:table-cell>
          <table:table-cell table:formula="of:=[.J16]/[.M16]" office:value-type="float" office:value="0.73171866711537" calcext:value-type="float">
            <text:p>0,7317186671</text:p>
          </table:table-cell>
          <table:table-cell table:formula="of:=[.K16]/[.N16]" office:value-type="string" office:string-value="" calcext:value-type="error">
            <text:p>#DIV/0!</text:p>
          </table:table-cell>
          <table:table-cell table:formula="of:=[.L16]/[.O16]" office:value-type="float" office:value="3.37850343621075" calcext:value-type="float">
            <text:p>3,3785034362</text:p>
          </table:table-cell>
          <table:table-cell table:formula="of:=[.M16]/[.P16]" office:value-type="float" office:value="1.57297124522207" calcext:value-type="float">
            <text:p>1,5729712452</text:p>
          </table:table-cell>
          <table:table-cell table:formula="of:=[.N16]/[.Q1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Alanine, 3-cyano-</text:p>
          </table:table-cell>
          <table:table-cell table:number-columns-repeated="3"/>
          <table:table-cell office:value-type="float" office:value="0.00592973063889043" calcext:value-type="float">
            <text:p>0,006</text:p>
          </table:table-cell>
          <table:table-cell office:value-type="float" office:value="0.0127120807739058" calcext:value-type="float">
            <text:p>0,013</text:p>
          </table:table-cell>
          <table:table-cell/>
          <table:table-cell office:value-type="float" office:value="0.00988319506531765" calcext:value-type="float">
            <text:p>0,010</text:p>
          </table:table-cell>
          <table:table-cell office:value-type="float" office:value="0.00578493281801794" calcext:value-type="float">
            <text:p>0,006</text:p>
          </table:table-cell>
          <table:table-cell office:value-type="float" office:value="0.00969166319198134" calcext:value-type="float">
            <text:p>0,010</text:p>
          </table:table-cell>
          <table:table-cell office:value-type="float" office:value="0.0043916748049221" calcext:value-type="float">
            <text:p>0,004</text:p>
          </table:table-cell>
          <table:table-cell office:value-type="float" office:value="0.0139505157154782" calcext:value-type="float">
            <text:p>0,014</text:p>
          </table:table-cell>
          <table:table-cell/>
          <table:table-cell office:value-type="float" office:value="0.0241276104227085" calcext:value-type="float">
            <text:p>0,024</text:p>
          </table:table-cell>
          <table:table-cell office:value-type="float" office:value="0.0121129193006786" calcext:value-type="float">
            <text:p>0,012</text:p>
          </table:table-cell>
          <table:table-cell/>
          <table:table-cell office:value-type="float" office:value="0.0339206050239916" calcext:value-type="float">
            <text:p>0,034</text:p>
          </table:table-cell>
          <table:table-cell office:value-type="float" office:value="0.0361785948993516" calcext:value-type="float">
            <text:p>0,036</text:p>
          </table:table-cell>
          <table:table-cell office:value-type="float" office:value="0.0508735096679763" calcext:value-type="float">
            <text:p>0,051</text:p>
          </table:table-cell>
          <table:table-cell office:value-type="float" office:value="0.0153017762140197" calcext:value-type="float">
            <text:p>0,015</text:p>
          </table:table-cell>
          <table:table-cell office:value-type="float" office:value="0.00465207550945045" calcext:value-type="float">
            <text:p>0,005</text:p>
          </table:table-cell>
          <table:table-cell office:value-type="float" office:value="0.00632169449299647" calcext:value-type="float">
            <text:p>0,006</text:p>
          </table:table-cell>
          <table:table-cell office:value-type="float" office:value="0.037233171059378" calcext:value-type="float">
            <text:p>0,037</text:p>
          </table:table-cell>
          <table:table-cell office:value-type="float" office:value="0.00638486706294428" calcext:value-type="float">
            <text:p>0,006</text:p>
          </table:table-cell>
          <table:table-cell office:value-type="float" office:value="0.0707920549177859" calcext:value-type="float">
            <text:p>0,071</text:p>
          </table:table-cell>
          <table:table-cell table:number-columns-repeated="3"/>
          <table:table-cell table:formula="of:=[.C17]/[.F17]" office:value-type="float" office:value="0" calcext:value-type="float">
            <text:p>0</text:p>
          </table:table-cell>
          <table:table-cell table:formula="of:=[.D17]/[.G17]" office:value-type="float" office:value="0" calcext:value-type="float">
            <text:p>0</text:p>
          </table:table-cell>
          <table:table-cell table:formula="of:=[.E17]/[.H17]" office:value-type="string" office:string-value="" calcext:value-type="error">
            <text:p>#DIV/0!</text:p>
          </table:table-cell>
          <table:table-cell table:formula="of:=[.F17]/[.I17]" office:value-type="float" office:value="0.599981139672047" calcext:value-type="float">
            <text:p>0,5999811397</text:p>
          </table:table-cell>
          <table:table-cell table:formula="of:=[.G17]/[.J17]" office:value-type="float" office:value="2.19744656918268" calcext:value-type="float">
            <text:p>2,1974465692</text:p>
          </table:table-cell>
          <table:table-cell table:formula="of:=[.H17]/[.K17]" office:value-type="float" office:value="0" calcext:value-type="float">
            <text:p>0</text:p>
          </table:table-cell>
          <table:table-cell table:formula="of:=[.I17]/[.L17]" office:value-type="float" office:value="2.25043872880587" calcext:value-type="float">
            <text:p>2,2504387288</text:p>
          </table:table-cell>
          <table:table-cell table:formula="of:=[.J17]/[.M17]" office:value-type="float" office:value="0.414675194523419" calcext:value-type="float">
            <text:p>0,4146751945</text:p>
          </table:table-cell>
          <table:table-cell table:formula="of:=[.K17]/[.N17]" office:value-type="string" office:string-value="" calcext:value-type="error">
            <text:p>#DIV/0!</text:p>
          </table:table-cell>
          <table:table-cell table:formula="of:=[.L17]/[.O17]" office:value-type="float" office:value="0.182018638728878" calcext:value-type="float">
            <text:p>0,1820186387</text:p>
          </table:table-cell>
          <table:table-cell table:formula="of:=[.M17]/[.P17]" office:value-type="float" office:value="1.15170549470239" calcext:value-type="float">
            <text:p>1,1517054947</text:p>
          </table:table-cell>
          <table:table-cell table:formula="of:=[.N17]/[.Q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Alanine, beta-</text:p>
          </table:table-cell>
          <table:table-cell office:value-type="float" office:value="0.00156258694038414" calcext:value-type="float">
            <text:p>0,002</text:p>
          </table:table-cell>
          <table:table-cell office:value-type="float" office:value="0.00319283943195166" calcext:value-type="float">
            <text:p>0,003</text:p>
          </table:table-cell>
          <table:table-cell/>
          <table:table-cell office:value-type="float" office:value="0.00341218442912185" calcext:value-type="float">
            <text:p>0,003</text:p>
          </table:table-cell>
          <table:table-cell office:value-type="float" office:value="0.00434864912001917" calcext:value-type="float">
            <text:p>0,004</text:p>
          </table:table-cell>
          <table:table-cell/>
          <table:table-cell office:value-type="float" office:value="0.00463492602418072" calcext:value-type="float">
            <text:p>0,005</text:p>
          </table:table-cell>
          <table:table-cell office:value-type="float" office:value="0.00502309376223769" calcext:value-type="float">
            <text:p>0,005</text:p>
          </table:table-cell>
          <table:table-cell office:value-type="float" office:value="0.00696409222186547" calcext:value-type="float">
            <text:p>0,007</text:p>
          </table:table-cell>
          <table:table-cell office:value-type="float" office:value="0.00414378009761251" calcext:value-type="float">
            <text:p>0,004</text:p>
          </table:table-cell>
          <table:table-cell office:value-type="float" office:value="0.00886615869236925" calcext:value-type="float">
            <text:p>0,009</text:p>
          </table:table-cell>
          <table:table-cell/>
          <table:table-cell office:value-type="float" office:value="0.00739205272467433" calcext:value-type="float">
            <text:p>0,007</text:p>
          </table:table-cell>
          <table:table-cell office:value-type="float" office:value="0.00720877893834749" calcext:value-type="float">
            <text:p>0,007</text:p>
          </table:table-cell>
          <table:table-cell/>
          <table:table-cell office:value-type="float" office:value="0.0230071563852207" calcext:value-type="float">
            <text:p>0,023</text:p>
          </table:table-cell>
          <table:table-cell office:value-type="float" office:value="0.0279102843405063" calcext:value-type="float">
            <text:p>0,028</text:p>
          </table:table-cell>
          <table:table-cell office:value-type="float" office:value="0.0253881046412788" calcext:value-type="float">
            <text:p>0,025</text:p>
          </table:table-cell>
          <table:table-cell office:value-type="float" office:value="0.0104673080852265" calcext:value-type="float">
            <text:p>0,010</text:p>
          </table:table-cell>
          <table:table-cell office:value-type="float" office:value="0.00723979235797342" calcext:value-type="float">
            <text:p>0,007</text:p>
          </table:table-cell>
          <table:table-cell office:value-type="float" office:value="0.00725185619142047" calcext:value-type="float">
            <text:p>0,007</text:p>
          </table:table-cell>
          <table:table-cell office:value-type="float" office:value="0.0192440819602699" calcext:value-type="float">
            <text:p>0,019</text:p>
          </table:table-cell>
          <table:table-cell office:value-type="float" office:value="0.0132761066805018" calcext:value-type="float">
            <text:p>0,013</text:p>
          </table:table-cell>
          <table:table-cell office:value-type="float" office:value="0.0344438059225509" calcext:value-type="float">
            <text:p>0,034</text:p>
          </table:table-cell>
          <table:table-cell table:number-columns-repeated="3"/>
          <table:table-cell table:formula="of:=[.C18]/[.F18]" office:value-type="float" office:value="0.457943283208253" calcext:value-type="float">
            <text:p>0,4579432832</text:p>
          </table:table-cell>
          <table:table-cell table:formula="of:=[.D18]/[.G18]" office:value-type="float" office:value="0.734214084381585" calcext:value-type="float">
            <text:p>0,7342140844</text:p>
          </table:table-cell>
          <table:table-cell table:formula="of:=[.E18]/[.H18]" office:value-type="string" office:string-value="" calcext:value-type="error">
            <text:p>#DIV/0!</text:p>
          </table:table-cell>
          <table:table-cell table:formula="of:=[.F18]/[.I18]" office:value-type="float" office:value="0.7361896201407" calcext:value-type="float">
            <text:p>0,7361896201</text:p>
          </table:table-cell>
          <table:table-cell table:formula="of:=[.G18]/[.J18]" office:value-type="float" office:value="0.865731225785826" calcext:value-type="float">
            <text:p>0,8657312258</text:p>
          </table:table-cell>
          <table:table-cell table:formula="of:=[.H18]/[.K18]" office:value-type="float" office:value="0" calcext:value-type="float">
            <text:p>0</text:p>
          </table:table-cell>
          <table:table-cell table:formula="of:=[.I18]/[.L18]" office:value-type="float" office:value="1.1185260595395" calcext:value-type="float">
            <text:p>1,1185260595</text:p>
          </table:table-cell>
          <table:table-cell table:formula="of:=[.J18]/[.M18]" office:value-type="float" office:value="0.56654679174205" calcext:value-type="float">
            <text:p>0,5665467917</text:p>
          </table:table-cell>
          <table:table-cell table:formula="of:=[.K18]/[.N18]" office:value-type="string" office:string-value="" calcext:value-type="error">
            <text:p>#DIV/0!</text:p>
          </table:table-cell>
          <table:table-cell table:formula="of:=[.L18]/[.O18]" office:value-type="float" office:value="0.560572313530823" calcext:value-type="float">
            <text:p>0,5605723135</text:p>
          </table:table-cell>
          <table:table-cell table:formula="of:=[.M18]/[.P18]" office:value-type="float" office:value="1.22991130234349" calcext:value-type="float">
            <text:p>1,2299113023</text:p>
          </table:table-cell>
          <table:table-cell table:formula="of:=[.N18]/[.Q1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Asparagine</text:p>
          </table:table-cell>
          <table:table-cell office:value-type="float" office:value="0.000141869146927052" calcext:value-type="float">
            <text:p>0,000</text:p>
          </table:table-cell>
          <table:table-cell office:value-type="float" office:value="0.000656128548572114" calcext:value-type="float">
            <text:p>0,001</text:p>
          </table:table-cell>
          <table:table-cell/>
          <table:table-cell office:value-type="float" office:value="0.000517643339824539" calcext:value-type="float">
            <text:p>0,001</text:p>
          </table:table-cell>
          <table:table-cell office:value-type="float" office:value="0.000621683943020893" calcext:value-type="float">
            <text:p>0,001</text:p>
          </table:table-cell>
          <table:table-cell/>
          <table:table-cell office:value-type="float" office:value="0.00214282025228457" calcext:value-type="float">
            <text:p>0,002</text:p>
          </table:table-cell>
          <table:table-cell office:value-type="float" office:value="0.00125788620757225" calcext:value-type="float">
            <text:p>0,001</text:p>
          </table:table-cell>
          <table:table-cell office:value-type="float" office:value="0.00372948394736972" calcext:value-type="float">
            <text:p>0,004</text:p>
          </table:table-cell>
          <table:table-cell office:value-type="float" office:value="0.000265415545077586" calcext:value-type="float">
            <text:p>0,000</text:p>
          </table:table-cell>
          <table:table-cell office:value-type="float" office:value="0.00736854593443567" calcext:value-type="float">
            <text:p>0,007</text:p>
          </table:table-cell>
          <table:table-cell/>
          <table:table-cell office:value-type="float" office:value="0.00522350941533839" calcext:value-type="float">
            <text:p>0,005</text:p>
          </table:table-cell>
          <table:table-cell office:value-type="float" office:value="0.0106376443788241" calcext:value-type="float">
            <text:p>0,011</text:p>
          </table:table-cell>
          <table:table-cell/>
          <table:table-cell office:value-type="float" office:value="0.0256874971514208" calcext:value-type="float">
            <text:p>0,026</text:p>
          </table:table-cell>
          <table:table-cell office:value-type="float" office:value="0.0227642372740274" calcext:value-type="float">
            <text:p>0,023</text:p>
          </table:table-cell>
          <table:table-cell office:value-type="float" office:value="0.0374366582886474" calcext:value-type="float">
            <text:p>0,037</text:p>
          </table:table-cell>
          <table:table-cell office:value-type="float" office:value="0.00169520023010315" calcext:value-type="float">
            <text:p>0,002</text:p>
          </table:table-cell>
          <table:table-cell office:value-type="float" office:value="0.000633199399191888" calcext:value-type="float">
            <text:p>0,001</text:p>
          </table:table-cell>
          <table:table-cell office:value-type="float" office:value="0.00111995759810258" calcext:value-type="float">
            <text:p>0,001</text:p>
          </table:table-cell>
          <table:table-cell office:value-type="float" office:value="0.0354194248974787" calcext:value-type="float">
            <text:p>0,035</text:p>
          </table:table-cell>
          <table:table-cell office:value-type="float" office:value="0.00157426242615848" calcext:value-type="float">
            <text:p>0,002</text:p>
          </table:table-cell>
          <table:table-cell office:value-type="float" office:value="0.054127888105443" calcext:value-type="float">
            <text:p>0,054</text:p>
          </table:table-cell>
          <table:table-cell table:number-columns-repeated="3"/>
          <table:table-cell table:formula="of:=[.C19]/[.F19]" office:value-type="float" office:value="0.274067366490488" calcext:value-type="float">
            <text:p>0,2740673665</text:p>
          </table:table-cell>
          <table:table-cell table:formula="of:=[.D19]/[.G19]" office:value-type="float" office:value="1.05540533246499" calcext:value-type="float">
            <text:p>1,0554053325</text:p>
          </table:table-cell>
          <table:table-cell table:formula="of:=[.E19]/[.H19]" office:value-type="string" office:string-value="" calcext:value-type="error">
            <text:p>#DIV/0!</text:p>
          </table:table-cell>
          <table:table-cell table:formula="of:=[.F19]/[.I19]" office:value-type="float" office:value="0.241571050708828" calcext:value-type="float">
            <text:p>0,2415710507</text:p>
          </table:table-cell>
          <table:table-cell table:formula="of:=[.G19]/[.J19]" office:value-type="float" office:value="0.494229079926679" calcext:value-type="float">
            <text:p>0,4942290799</text:p>
          </table:table-cell>
          <table:table-cell table:formula="of:=[.H19]/[.K19]" office:value-type="float" office:value="0" calcext:value-type="float">
            <text:p>0</text:p>
          </table:table-cell>
          <table:table-cell table:formula="of:=[.I19]/[.L19]" office:value-type="float" office:value="8.07345421933814" calcext:value-type="float">
            <text:p>8,0734542193</text:p>
          </table:table-cell>
          <table:table-cell table:formula="of:=[.J19]/[.M19]" office:value-type="float" office:value="0.170710234931661" calcext:value-type="float">
            <text:p>0,1707102349</text:p>
          </table:table-cell>
          <table:table-cell table:formula="of:=[.K19]/[.N19]" office:value-type="string" office:string-value="" calcext:value-type="error">
            <text:p>#DIV/0!</text:p>
          </table:table-cell>
          <table:table-cell table:formula="of:=[.L19]/[.O19]" office:value-type="float" office:value="0.050811729045269" calcext:value-type="float">
            <text:p>0,050811729</text:p>
          </table:table-cell>
          <table:table-cell table:formula="of:=[.M19]/[.P19]" office:value-type="float" office:value="0.692685868414996" calcext:value-type="float">
            <text:p>0,6926858684</text:p>
          </table:table-cell>
          <table:table-cell table:formula="of:=[.N19]/[.Q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Aspartic acid</text:p>
          </table:table-cell>
          <table:table-cell office:value-type="float" office:value="0.00973065854205934" calcext:value-type="float">
            <text:p>0,010</text:p>
          </table:table-cell>
          <table:table-cell office:value-type="float" office:value="0.0132741187041764" calcext:value-type="float">
            <text:p>0,013</text:p>
          </table:table-cell>
          <table:table-cell/>
          <table:table-cell office:value-type="float" office:value="0.00973546619370818" calcext:value-type="float">
            <text:p>0,010</text:p>
          </table:table-cell>
          <table:table-cell office:value-type="float" office:value="0.01157138571737" calcext:value-type="float">
            <text:p>0,012</text:p>
          </table:table-cell>
          <table:table-cell/>
          <table:table-cell office:value-type="float" office:value="0.0116759310434281" calcext:value-type="float">
            <text:p>0,012</text:p>
          </table:table-cell>
          <table:table-cell office:value-type="float" office:value="0.0117761979199666" calcext:value-type="float">
            <text:p>0,012</text:p>
          </table:table-cell>
          <table:table-cell office:value-type="float" office:value="0.019463494299285" calcext:value-type="float">
            <text:p>0,019</text:p>
          </table:table-cell>
          <table:table-cell office:value-type="float" office:value="0.00901413318227575" calcext:value-type="float">
            <text:p>0,009</text:p>
          </table:table-cell>
          <table:table-cell office:value-type="float" office:value="0.0162912142905131" calcext:value-type="float">
            <text:p>0,016</text:p>
          </table:table-cell>
          <table:table-cell/>
          <table:table-cell office:value-type="float" office:value="0.0096213622014148" calcext:value-type="float">
            <text:p>0,010</text:p>
          </table:table-cell>
          <table:table-cell office:value-type="float" office:value="0.00714513072091632" calcext:value-type="float">
            <text:p>0,007</text:p>
          </table:table-cell>
          <table:table-cell/>
          <table:table-cell office:value-type="float" office:value="0.016629771665232" calcext:value-type="float">
            <text:p>0,017</text:p>
          </table:table-cell>
          <table:table-cell office:value-type="float" office:value="0.0245586088775713" calcext:value-type="float">
            <text:p>0,025</text:p>
          </table:table-cell>
          <table:table-cell office:value-type="float" office:value="0.00891316919342261" calcext:value-type="float">
            <text:p>0,009</text:p>
          </table:table-cell>
          <table:table-cell office:value-type="float" office:value="0.0166986868209652" calcext:value-type="float">
            <text:p>0,017</text:p>
          </table:table-cell>
          <table:table-cell office:value-type="float" office:value="0.0149183538675205" calcext:value-type="float">
            <text:p>0,015</text:p>
          </table:table-cell>
          <table:table-cell office:value-type="float" office:value="0.0133561164748636" calcext:value-type="float">
            <text:p>0,013</text:p>
          </table:table-cell>
          <table:table-cell office:value-type="float" office:value="0.015212252274353" calcext:value-type="float">
            <text:p>0,015</text:p>
          </table:table-cell>
          <table:table-cell office:value-type="float" office:value="0.0318409787694145" calcext:value-type="float">
            <text:p>0,032</text:p>
          </table:table-cell>
          <table:table-cell office:value-type="float" office:value="0.0278747181646461" calcext:value-type="float">
            <text:p>0,028</text:p>
          </table:table-cell>
          <table:table-cell table:number-columns-repeated="3"/>
          <table:table-cell table:formula="of:=[.C20]/[.F20]" office:value-type="float" office:value="0.999506171399173" calcext:value-type="float">
            <text:p>0,9995061714</text:p>
          </table:table-cell>
          <table:table-cell table:formula="of:=[.D20]/[.G20]" office:value-type="float" office:value="1.14715030925383" calcext:value-type="float">
            <text:p>1,1471503093</text:p>
          </table:table-cell>
          <table:table-cell table:formula="of:=[.E20]/[.H20]" office:value-type="string" office:string-value="" calcext:value-type="error">
            <text:p>#DIV/0!</text:p>
          </table:table-cell>
          <table:table-cell table:formula="of:=[.F20]/[.I20]" office:value-type="float" office:value="0.833806414023649" calcext:value-type="float">
            <text:p>0,833806414</text:p>
          </table:table-cell>
          <table:table-cell table:formula="of:=[.G20]/[.J20]" office:value-type="float" office:value="0.98260795173548" calcext:value-type="float">
            <text:p>0,9826079517</text:p>
          </table:table-cell>
          <table:table-cell table:formula="of:=[.H20]/[.K20]" office:value-type="float" office:value="0" calcext:value-type="float">
            <text:p>0</text:p>
          </table:table-cell>
          <table:table-cell table:formula="of:=[.I20]/[.L20]" office:value-type="float" office:value="1.29529160567387" calcext:value-type="float">
            <text:p>1,2952916057</text:p>
          </table:table-cell>
          <table:table-cell table:formula="of:=[.J20]/[.M20]" office:value-type="float" office:value="0.72285574972912" calcext:value-type="float">
            <text:p>0,7228557497</text:p>
          </table:table-cell>
          <table:table-cell table:formula="of:=[.K20]/[.N20]" office:value-type="string" office:string-value="" calcext:value-type="error">
            <text:p>#DIV/0!</text:p>
          </table:table-cell>
          <table:table-cell table:formula="of:=[.L20]/[.O20]" office:value-type="float" office:value="0.936887417142475" calcext:value-type="float">
            <text:p>0,9368874171</text:p>
          </table:table-cell>
          <table:table-cell table:formula="of:=[.M20]/[.P20]" office:value-type="float" office:value="2.2800442604672" calcext:value-type="float">
            <text:p>2,2800442605</text:p>
          </table:table-cell>
          <table:table-cell table:formula="of:=[.N20]/[.Q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Butanoic acid, 4-amino-</text:p>
          </table:table-cell>
          <table:table-cell office:value-type="float" office:value="0.0000769098253974265" calcext:value-type="float">
            <text:p>0,000</text:p>
          </table:table-cell>
          <table:table-cell office:value-type="float" office:value="0.000145105890968406" calcext:value-type="float">
            <text:p>0,000</text:p>
          </table:table-cell>
          <table:table-cell/>
          <table:table-cell office:value-type="float" office:value="0.0000890787502095595" calcext:value-type="float">
            <text:p>0,000</text:p>
          </table:table-cell>
          <table:table-cell office:value-type="float" office:value="0.000380950312729413" calcext:value-type="float">
            <text:p>0,000</text:p>
          </table:table-cell>
          <table:table-cell/>
          <table:table-cell office:value-type="float" office:value="0.000380581857456955" calcext:value-type="float">
            <text:p>0,000</text:p>
          </table:table-cell>
          <table:table-cell office:value-type="float" office:value="0.000244012649614427" calcext:value-type="float">
            <text:p>0,000</text:p>
          </table:table-cell>
          <table:table-cell office:value-type="float" office:value="0.000363845971677723" calcext:value-type="float">
            <text:p>0,000</text:p>
          </table:table-cell>
          <table:table-cell office:value-type="float" office:value="0.000209004258841167" calcext:value-type="float">
            <text:p>0,000</text:p>
          </table:table-cell>
          <table:table-cell office:value-type="float" office:value="0.000420902903223354" calcext:value-type="float">
            <text:p>0,000</text:p>
          </table:table-cell>
          <table:table-cell/>
          <table:table-cell office:value-type="float" office:value="0.000444073618594321" calcext:value-type="float">
            <text:p>0,000</text:p>
          </table:table-cell>
          <table:table-cell office:value-type="float" office:value="0.000540255488327692" calcext:value-type="float">
            <text:p>0,001</text:p>
          </table:table-cell>
          <table:table-cell/>
          <table:table-cell office:value-type="float" office:value="0.000639620735741112" calcext:value-type="float">
            <text:p>0,001</text:p>
          </table:table-cell>
          <table:table-cell office:value-type="float" office:value="0.000998947457042874" calcext:value-type="float">
            <text:p>0,001</text:p>
          </table:table-cell>
          <table:table-cell office:value-type="float" office:value="0.000871744191311857" calcext:value-type="float">
            <text:p>0,001</text:p>
          </table:table-cell>
          <table:table-cell office:value-type="float" office:value="0.000903122079570533" calcext:value-type="float">
            <text:p>0,001</text:p>
          </table:table-cell>
          <table:table-cell office:value-type="float" office:value="0.000489860540010625" calcext:value-type="float">
            <text:p>0,000</text:p>
          </table:table-cell>
          <table:table-cell office:value-type="float" office:value="0.00054222110035549" calcext:value-type="float">
            <text:p>0,001</text:p>
          </table:table-cell>
          <table:table-cell office:value-type="float" office:value="0.00229207131656678" calcext:value-type="float">
            <text:p>0,002</text:p>
          </table:table-cell>
          <table:table-cell office:value-type="float" office:value="0.000704102565227008" calcext:value-type="float">
            <text:p>0,001</text:p>
          </table:table-cell>
          <table:table-cell office:value-type="float" office:value="0.00320800364648761" calcext:value-type="float">
            <text:p>0,003</text:p>
          </table:table-cell>
          <table:table-cell table:number-columns-repeated="3"/>
          <table:table-cell table:formula="of:=[.C21]/[.F21]" office:value-type="float" office:value="0.863391383652045" calcext:value-type="float">
            <text:p>0,8633913837</text:p>
          </table:table-cell>
          <table:table-cell table:formula="of:=[.D21]/[.G21]" office:value-type="float" office:value="0.380905031757971" calcext:value-type="float">
            <text:p>0,3809050318</text:p>
          </table:table-cell>
          <table:table-cell table:formula="of:=[.E21]/[.H21]" office:value-type="string" office:string-value="" calcext:value-type="error">
            <text:p>#DIV/0!</text:p>
          </table:table-cell>
          <table:table-cell table:formula="of:=[.F21]/[.I21]" office:value-type="float" office:value="0.234059371102929" calcext:value-type="float">
            <text:p>0,2340593711</text:p>
          </table:table-cell>
          <table:table-cell table:formula="of:=[.G21]/[.J21]" office:value-type="float" office:value="1.56119083716097" calcext:value-type="float">
            <text:p>1,5611908372</text:p>
          </table:table-cell>
          <table:table-cell table:formula="of:=[.H21]/[.K21]" office:value-type="float" office:value="0" calcext:value-type="float">
            <text:p>0</text:p>
          </table:table-cell>
          <table:table-cell table:formula="of:=[.I21]/[.L21]" office:value-type="float" office:value="1.82092871966872" calcext:value-type="float">
            <text:p>1,8209287197</text:p>
          </table:table-cell>
          <table:table-cell table:formula="of:=[.J21]/[.M21]" office:value-type="float" office:value="0.579736199835478" calcext:value-type="float">
            <text:p>0,5797361998</text:p>
          </table:table-cell>
          <table:table-cell table:formula="of:=[.K21]/[.N21]" office:value-type="string" office:string-value="" calcext:value-type="error">
            <text:p>#DIV/0!</text:p>
          </table:table-cell>
          <table:table-cell table:formula="of:=[.L21]/[.O21]" office:value-type="float" office:value="0.470652274960069" calcext:value-type="float">
            <text:p>0,470652275</text:p>
          </table:table-cell>
          <table:table-cell table:formula="of:=[.M21]/[.P21]" office:value-type="float" office:value="0.779081216789149" calcext:value-type="float">
            <text:p>0,7790812168</text:p>
          </table:table-cell>
          <table:table-cell table:formula="of:=[.N21]/[.Q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Caproic acid, 6-amino-</text:p>
          </table:table-cell>
          <table:table-cell table:number-columns-repeated="15"/>
          <table:table-cell office:value-type="float" office:value="0.0135848799353982" calcext:value-type="float">
            <text:p>0,014</text:p>
          </table:table-cell>
          <table:table-cell office:value-type="float" office:value="0.0203592333616531" calcext:value-type="float">
            <text:p>0,020</text:p>
          </table:table-cell>
          <table:table-cell office:value-type="float" office:value="0.0187439125925709" calcext:value-type="float">
            <text:p>0,019</text:p>
          </table:table-cell>
          <table:table-cell table:number-columns-repeated="9"/>
          <table:table-cell table:formula="of:=[.C22]/[.F22]" office:value-type="string" office:string-value="" calcext:value-type="error">
            <text:p>#DIV/0!</text:p>
          </table:table-cell>
          <table:table-cell table:formula="of:=[.D22]/[.G22]" office:value-type="string" office:string-value="" calcext:value-type="error">
            <text:p>#DIV/0!</text:p>
          </table:table-cell>
          <table:table-cell table:formula="of:=[.E22]/[.H22]" office:value-type="string" office:string-value="" calcext:value-type="error">
            <text:p>#DIV/0!</text:p>
          </table:table-cell>
          <table:table-cell table:formula="of:=[.F22]/[.I22]" office:value-type="string" office:string-value="" calcext:value-type="error">
            <text:p>#DIV/0!</text:p>
          </table:table-cell>
          <table:table-cell table:formula="of:=[.G22]/[.J22]" office:value-type="string" office:string-value="" calcext:value-type="error">
            <text:p>#DIV/0!</text:p>
          </table:table-cell>
          <table:table-cell table:formula="of:=[.H22]/[.K22]" office:value-type="string" office:string-value="" calcext:value-type="error">
            <text:p>#DIV/0!</text:p>
          </table:table-cell>
          <table:table-cell table:formula="of:=[.I22]/[.L22]" office:value-type="string" office:string-value="" calcext:value-type="error">
            <text:p>#DIV/0!</text:p>
          </table:table-cell>
          <table:table-cell table:formula="of:=[.J22]/[.M22]" office:value-type="string" office:string-value="" calcext:value-type="error">
            <text:p>#DIV/0!</text:p>
          </table:table-cell>
          <table:table-cell table:formula="of:=[.K22]/[.N22]" office:value-type="string" office:string-value="" calcext:value-type="error">
            <text:p>#DIV/0!</text:p>
          </table:table-cell>
          <table:table-cell table:formula="of:=[.L22]/[.O22]" office:value-type="string" office:string-value="" calcext:value-type="error">
            <text:p>#DIV/0!</text:p>
          </table:table-cell>
          <table:table-cell table:formula="of:=[.M22]/[.P22]" office:value-type="string" office:string-value="" calcext:value-type="error">
            <text:p>#DIV/0!</text:p>
          </table:table-cell>
          <table:table-cell table:formula="of:=[.N22]/[.Q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Glutamic acid</text:p>
          </table:table-cell>
          <table:table-cell office:value-type="float" office:value="0.000162188683326898" calcext:value-type="float">
            <text:p>0,000</text:p>
          </table:table-cell>
          <table:table-cell office:value-type="float" office:value="0.00240447761030626" calcext:value-type="float">
            <text:p>0,002</text:p>
          </table:table-cell>
          <table:table-cell/>
          <table:table-cell office:value-type="float" office:value="0.000380444951991994" calcext:value-type="float">
            <text:p>0,000</text:p>
          </table:table-cell>
          <table:table-cell office:value-type="float" office:value="0.00268541982477454" calcext:value-type="float">
            <text:p>0,003</text:p>
          </table:table-cell>
          <table:table-cell/>
          <table:table-cell office:value-type="float" office:value="0.00979892986182725" calcext:value-type="float">
            <text:p>0,010</text:p>
          </table:table-cell>
          <table:table-cell office:value-type="float" office:value="0.00362315420631814" calcext:value-type="float">
            <text:p>0,004</text:p>
          </table:table-cell>
          <table:table-cell office:value-type="float" office:value="0.012472809910158" calcext:value-type="float">
            <text:p>0,012</text:p>
          </table:table-cell>
          <table:table-cell office:value-type="float" office:value="0.00279162469362248" calcext:value-type="float">
            <text:p>0,003</text:p>
          </table:table-cell>
          <table:table-cell office:value-type="float" office:value="0.00817030942402059" calcext:value-type="float">
            <text:p>0,008</text:p>
          </table:table-cell>
          <table:table-cell/>
          <table:table-cell office:value-type="float" office:value="0.0137606035972603" calcext:value-type="float">
            <text:p>0,014</text:p>
          </table:table-cell>
          <table:table-cell office:value-type="float" office:value="0.0164433795651318" calcext:value-type="float">
            <text:p>0,016</text:p>
          </table:table-cell>
          <table:table-cell/>
          <table:table-cell office:value-type="float" office:value="0.0189527729259815" calcext:value-type="float">
            <text:p>0,019</text:p>
          </table:table-cell>
          <table:table-cell office:value-type="float" office:value="0.01449622364701" calcext:value-type="float">
            <text:p>0,014</text:p>
          </table:table-cell>
          <table:table-cell office:value-type="float" office:value="0.019731745343647" calcext:value-type="float">
            <text:p>0,020</text:p>
          </table:table-cell>
          <table:table-cell office:value-type="float" office:value="0.01049512243255" calcext:value-type="float">
            <text:p>0,010</text:p>
          </table:table-cell>
          <table:table-cell office:value-type="float" office:value="0.00481286062419615" calcext:value-type="float">
            <text:p>0,005</text:p>
          </table:table-cell>
          <table:table-cell office:value-type="float" office:value="0.0111894808548785" calcext:value-type="float">
            <text:p>0,011</text:p>
          </table:table-cell>
          <table:table-cell office:value-type="float" office:value="0.0228546337556271" calcext:value-type="float">
            <text:p>0,023</text:p>
          </table:table-cell>
          <table:table-cell office:value-type="float" office:value="0.0374501638367062" calcext:value-type="float">
            <text:p>0,037</text:p>
          </table:table-cell>
          <table:table-cell office:value-type="float" office:value="0.0286052348156719" calcext:value-type="float">
            <text:p>0,029</text:p>
          </table:table-cell>
          <table:table-cell table:number-columns-repeated="3"/>
          <table:table-cell table:formula="of:=[.C23]/[.F23]" office:value-type="float" office:value="0.426313143275222" calcext:value-type="float">
            <text:p>0,4263131433</text:p>
          </table:table-cell>
          <table:table-cell table:formula="of:=[.D23]/[.G23]" office:value-type="float" office:value="0.895382386069982" calcext:value-type="float">
            <text:p>0,8953823861</text:p>
          </table:table-cell>
          <table:table-cell table:formula="of:=[.E23]/[.H23]" office:value-type="string" office:string-value="" calcext:value-type="error">
            <text:p>#DIV/0!</text:p>
          </table:table-cell>
          <table:table-cell table:formula="of:=[.F23]/[.I23]" office:value-type="float" office:value="0.038825153088814" calcext:value-type="float">
            <text:p>0,0388251531</text:p>
          </table:table-cell>
          <table:table-cell table:formula="of:=[.G23]/[.J23]" office:value-type="float" office:value="0.741182867704511" calcext:value-type="float">
            <text:p>0,7411828677</text:p>
          </table:table-cell>
          <table:table-cell table:formula="of:=[.H23]/[.K23]" office:value-type="float" office:value="0" calcext:value-type="float">
            <text:p>0</text:p>
          </table:table-cell>
          <table:table-cell table:formula="of:=[.I23]/[.L23]" office:value-type="float" office:value="3.51011720315166" calcext:value-type="float">
            <text:p>3,5101172032</text:p>
          </table:table-cell>
          <table:table-cell table:formula="of:=[.J23]/[.M23]" office:value-type="float" office:value="0.443453732078509" calcext:value-type="float">
            <text:p>0,4434537321</text:p>
          </table:table-cell>
          <table:table-cell table:formula="of:=[.K23]/[.N23]" office:value-type="string" office:string-value="" calcext:value-type="error">
            <text:p>#DIV/0!</text:p>
          </table:table-cell>
          <table:table-cell table:formula="of:=[.L23]/[.O23]" office:value-type="float" office:value="0.20287080242456" calcext:value-type="float">
            <text:p>0,2028708024</text:p>
          </table:table-cell>
          <table:table-cell table:formula="of:=[.M23]/[.P23]" office:value-type="float" office:value="0.496875316394553" calcext:value-type="float">
            <text:p>0,4968753164</text:p>
          </table:table-cell>
          <table:table-cell table:formula="of:=[.N23]/[.Q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Glutamine</text:p>
          </table:table-cell>
          <table:table-cell office:value-type="float" office:value="0.00419758446472365" calcext:value-type="float">
            <text:p>0,004</text:p>
          </table:table-cell>
          <table:table-cell office:value-type="float" office:value="0.000728035026294335" calcext:value-type="float">
            <text:p>0,001</text:p>
          </table:table-cell>
          <table:table-cell/>
          <table:table-cell office:value-type="float" office:value="0.00309881486085386" calcext:value-type="float">
            <text:p>0,003</text:p>
          </table:table-cell>
          <table:table-cell office:value-type="float" office:value="0.00119429588740839" calcext:value-type="float">
            <text:p>0,001</text:p>
          </table:table-cell>
          <table:table-cell/>
          <table:table-cell office:value-type="float" office:value="0.0074023457905736" calcext:value-type="float">
            <text:p>0,007</text:p>
          </table:table-cell>
          <table:table-cell office:value-type="float" office:value="0.00832807972347507" calcext:value-type="float">
            <text:p>0,008</text:p>
          </table:table-cell>
          <table:table-cell office:value-type="float" office:value="0.0102542899790998" calcext:value-type="float">
            <text:p>0,010</text:p>
          </table:table-cell>
          <table:table-cell office:value-type="float" office:value="0.00149136547573063" calcext:value-type="float">
            <text:p>0,001</text:p>
          </table:table-cell>
          <table:table-cell office:value-type="float" office:value="0.0162732163319982" calcext:value-type="float">
            <text:p>0,016</text:p>
          </table:table-cell>
          <table:table-cell/>
          <table:table-cell office:value-type="float" office:value="0.0223753015013543" calcext:value-type="float">
            <text:p>0,022</text:p>
          </table:table-cell>
          <table:table-cell office:value-type="float" office:value="0.0263791669527614" calcext:value-type="float">
            <text:p>0,026</text:p>
          </table:table-cell>
          <table:table-cell/>
          <table:table-cell office:value-type="float" office:value="0.0430129192293252" calcext:value-type="float">
            <text:p>0,043</text:p>
          </table:table-cell>
          <table:table-cell office:value-type="float" office:value="0.0686593575363436" calcext:value-type="float">
            <text:p>0,069</text:p>
          </table:table-cell>
          <table:table-cell office:value-type="float" office:value="0.0682981021720582" calcext:value-type="float">
            <text:p>0,068</text:p>
          </table:table-cell>
          <table:table-cell office:value-type="float" office:value="0.00802136748528459" calcext:value-type="float">
            <text:p>0,008</text:p>
          </table:table-cell>
          <table:table-cell office:value-type="float" office:value="0.00134213128847183" calcext:value-type="float">
            <text:p>0,001</text:p>
          </table:table-cell>
          <table:table-cell office:value-type="float" office:value="0.00385306489710931" calcext:value-type="float">
            <text:p>0,004</text:p>
          </table:table-cell>
          <table:table-cell office:value-type="float" office:value="0.0481707523553203" calcext:value-type="float">
            <text:p>0,048</text:p>
          </table:table-cell>
          <table:table-cell office:value-type="float" office:value="0.00182107435637216" calcext:value-type="float">
            <text:p>0,002</text:p>
          </table:table-cell>
          <table:table-cell office:value-type="float" office:value="0.0946202264643017" calcext:value-type="float">
            <text:p>0,095</text:p>
          </table:table-cell>
          <table:table-cell table:number-columns-repeated="3"/>
          <table:table-cell table:formula="of:=[.C24]/[.F24]" office:value-type="float" office:value="1.3545773636722" calcext:value-type="float">
            <text:p>1,3545773637</text:p>
          </table:table-cell>
          <table:table-cell table:formula="of:=[.D24]/[.G24]" office:value-type="float" office:value="0.609593513609231" calcext:value-type="float">
            <text:p>0,6095935136</text:p>
          </table:table-cell>
          <table:table-cell table:formula="of:=[.E24]/[.H24]" office:value-type="string" office:string-value="" calcext:value-type="error">
            <text:p>#DIV/0!</text:p>
          </table:table-cell>
          <table:table-cell table:formula="of:=[.F24]/[.I24]" office:value-type="float" office:value="0.41862606105216" calcext:value-type="float">
            <text:p>0,4186260611</text:p>
          </table:table-cell>
          <table:table-cell table:formula="of:=[.G24]/[.J24]" office:value-type="float" office:value="0.143405914336041" calcext:value-type="float">
            <text:p>0,1434059143</text:p>
          </table:table-cell>
          <table:table-cell table:formula="of:=[.H24]/[.K24]" office:value-type="float" office:value="0" calcext:value-type="float">
            <text:p>0</text:p>
          </table:table-cell>
          <table:table-cell table:formula="of:=[.I24]/[.L24]" office:value-type="float" office:value="4.96346865408504" calcext:value-type="float">
            <text:p>4,9634686541</text:p>
          </table:table-cell>
          <table:table-cell table:formula="of:=[.J24]/[.M24]" office:value-type="float" office:value="0.511766054943882" calcext:value-type="float">
            <text:p>0,5117660549</text:p>
          </table:table-cell>
          <table:table-cell table:formula="of:=[.K24]/[.N24]" office:value-type="string" office:string-value="" calcext:value-type="error">
            <text:p>#DIV/0!</text:p>
          </table:table-cell>
          <table:table-cell table:formula="of:=[.L24]/[.O24]" office:value-type="float" office:value="0.0666523074846774" calcext:value-type="float">
            <text:p>0,0666523075</text:p>
          </table:table-cell>
          <table:table-cell table:formula="of:=[.M24]/[.P24]" office:value-type="float" office:value="0.616896521453446" calcext:value-type="float">
            <text:p>0,6168965215</text:p>
          </table:table-cell>
          <table:table-cell table:formula="of:=[.N24]/[.Q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Glycine</text:p>
          </table:table-cell>
          <table:table-cell office:value-type="float" office:value="0.010069433094132" calcext:value-type="float">
            <text:p>0,010</text:p>
          </table:table-cell>
          <table:table-cell office:value-type="float" office:value="0.012176053831294" calcext:value-type="float">
            <text:p>0,012</text:p>
          </table:table-cell>
          <table:table-cell/>
          <table:table-cell office:value-type="float" office:value="0.0135507813620172" calcext:value-type="float">
            <text:p>0,014</text:p>
          </table:table-cell>
          <table:table-cell office:value-type="float" office:value="0.0109297853675307" calcext:value-type="float">
            <text:p>0,011</text:p>
          </table:table-cell>
          <table:table-cell/>
          <table:table-cell office:value-type="float" office:value="0.0272216578680524" calcext:value-type="float">
            <text:p>0,027</text:p>
          </table:table-cell>
          <table:table-cell office:value-type="float" office:value="0.0241205446113416" calcext:value-type="float">
            <text:p>0,024</text:p>
          </table:table-cell>
          <table:table-cell office:value-type="float" office:value="0.030041590912928" calcext:value-type="float">
            <text:p>0,030</text:p>
          </table:table-cell>
          <table:table-cell office:value-type="float" office:value="0.0197323005783956" calcext:value-type="float">
            <text:p>0,020</text:p>
          </table:table-cell>
          <table:table-cell office:value-type="float" office:value="0.018894264197109" calcext:value-type="float">
            <text:p>0,019</text:p>
          </table:table-cell>
          <table:table-cell/>
          <table:table-cell office:value-type="float" office:value="0.0286307312712838" calcext:value-type="float">
            <text:p>0,029</text:p>
          </table:table-cell>
          <table:table-cell office:value-type="float" office:value="0.0160646938372282" calcext:value-type="float">
            <text:p>0,016</text:p>
          </table:table-cell>
          <table:table-cell/>
          <table:table-cell office:value-type="float" office:value="0.051221252055066" calcext:value-type="float">
            <text:p>0,051</text:p>
          </table:table-cell>
          <table:table-cell office:value-type="float" office:value="0.0635244187485799" calcext:value-type="float">
            <text:p>0,064</text:p>
          </table:table-cell>
          <table:table-cell office:value-type="float" office:value="0.0686948649274578" calcext:value-type="float">
            <text:p>0,069</text:p>
          </table:table-cell>
          <table:table-cell office:value-type="float" office:value="0.00170136377567425" calcext:value-type="float">
            <text:p>0,002</text:p>
          </table:table-cell>
          <table:table-cell office:value-type="float" office:value="0.000877159245221243" calcext:value-type="float">
            <text:p>0,001</text:p>
          </table:table-cell>
          <table:table-cell office:value-type="float" office:value="0.00300914376879724" calcext:value-type="float">
            <text:p>0,003</text:p>
          </table:table-cell>
          <table:table-cell office:value-type="float" office:value="0.0170651387169567" calcext:value-type="float">
            <text:p>0,017</text:p>
          </table:table-cell>
          <table:table-cell office:value-type="float" office:value="0.00249583960962472" calcext:value-type="float">
            <text:p>0,002</text:p>
          </table:table-cell>
          <table:table-cell office:value-type="float" office:value="0.0138945459145008" calcext:value-type="float">
            <text:p>0,014</text:p>
          </table:table-cell>
          <table:table-cell table:number-columns-repeated="3"/>
          <table:table-cell table:formula="of:=[.C25]/[.F25]" office:value-type="float" office:value="0.743088743380997" calcext:value-type="float">
            <text:p>0,7430887434</text:p>
          </table:table-cell>
          <table:table-cell table:formula="of:=[.D25]/[.G25]" office:value-type="float" office:value="1.11402497138376" calcext:value-type="float">
            <text:p>1,1140249714</text:p>
          </table:table-cell>
          <table:table-cell table:formula="of:=[.E25]/[.H25]" office:value-type="string" office:string-value="" calcext:value-type="error">
            <text:p>#DIV/0!</text:p>
          </table:table-cell>
          <table:table-cell table:formula="of:=[.F25]/[.I25]" office:value-type="float" office:value="0.497794125093333" calcext:value-type="float">
            <text:p>0,4977941251</text:p>
          </table:table-cell>
          <table:table-cell table:formula="of:=[.G25]/[.J25]" office:value-type="float" office:value="0.453131782206587" calcext:value-type="float">
            <text:p>0,4531317822</text:p>
          </table:table-cell>
          <table:table-cell table:formula="of:=[.H25]/[.K25]" office:value-type="float" office:value="0" calcext:value-type="float">
            <text:p>0</text:p>
          </table:table-cell>
          <table:table-cell table:formula="of:=[.I25]/[.L25]" office:value-type="float" office:value="1.37954810489035" calcext:value-type="float">
            <text:p>1,3795481049</text:p>
          </table:table-cell>
          <table:table-cell table:formula="of:=[.J25]/[.M25]" office:value-type="float" office:value="1.27660671829879" calcext:value-type="float">
            <text:p>1,2766067183</text:p>
          </table:table-cell>
          <table:table-cell table:formula="of:=[.K25]/[.N25]" office:value-type="string" office:string-value="" calcext:value-type="error">
            <text:p>#DIV/0!</text:p>
          </table:table-cell>
          <table:table-cell table:formula="of:=[.L25]/[.O25]" office:value-type="float" office:value="0.689200020475439" calcext:value-type="float">
            <text:p>0,6892000205</text:p>
          </table:table-cell>
          <table:table-cell table:formula="of:=[.M25]/[.P25]" office:value-type="float" office:value="1.17613596552482" calcext:value-type="float">
            <text:p>1,1761359655</text:p>
          </table:table-cell>
          <table:table-cell table:formula="of:=[.N25]/[.Q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Leucine, cyclo-</text:p>
          </table:table-cell>
          <table:table-cell table:number-columns-repeated="4"/>
          <table:table-cell office:value-type="float" office:value="0.000114260096149748" calcext:value-type="float">
            <text:p>0,000</text:p>
          </table:table-cell>
          <table:table-cell table:number-columns-repeated="7"/>
          <table:table-cell office:value-type="float" office:value="0.00116230747831571" calcext:value-type="float">
            <text:p>0,001</text:p>
          </table:table-cell>
          <table:table-cell office:value-type="float" office:value="0.000169446755198047" calcext:value-type="float">
            <text:p>0,000</text:p>
          </table:table-cell>
          <table:table-cell/>
          <table:table-cell office:value-type="float" office:value="0.000367857752736533" calcext:value-type="float">
            <text:p>0,000</text:p>
          </table:table-cell>
          <table:table-cell office:value-type="float" office:value="0.000459522480048116" calcext:value-type="float">
            <text:p>0,000</text:p>
          </table:table-cell>
          <table:table-cell office:value-type="float" office:value="0.000640302730713643" calcext:value-type="float">
            <text:p>0,001</text:p>
          </table:table-cell>
          <table:table-cell office:value-type="float" office:value="0.0120180364640597" calcext:value-type="float">
            <text:p>0,012</text:p>
          </table:table-cell>
          <table:table-cell office:value-type="float" office:value="0.000618596324783629" calcext:value-type="float">
            <text:p>0,001</text:p>
          </table:table-cell>
          <table:table-cell office:value-type="float" office:value="0.00118992922272141" calcext:value-type="float">
            <text:p>0,001</text:p>
          </table:table-cell>
          <table:table-cell office:value-type="float" office:value="0.00284886102619358" calcext:value-type="float">
            <text:p>0,003</text:p>
          </table:table-cell>
          <table:table-cell office:value-type="float" office:value="0.0056229723534396" calcext:value-type="float">
            <text:p>0,006</text:p>
          </table:table-cell>
          <table:table-cell office:value-type="float" office:value="0.00862890131938927" calcext:value-type="float">
            <text:p>0,009</text:p>
          </table:table-cell>
          <table:table-cell table:number-columns-repeated="3"/>
          <table:table-cell table:formula="of:=[.C26]/[.F26]" office:value-type="string" office:string-value="" calcext:value-type="error">
            <text:p>#DIV/0!</text:p>
          </table:table-cell>
          <table:table-cell table:formula="of:=[.D26]/[.G26]" office:value-type="float" office:value="0" calcext:value-type="float">
            <text:p>0</text:p>
          </table:table-cell>
          <table:table-cell table:formula="of:=[.E26]/[.H26]" office:value-type="string" office:string-value="" calcext:value-type="error">
            <text:p>#DIV/0!</text:p>
          </table:table-cell>
          <table:table-cell table:formula="of:=[.F26]/[.I26]" office:value-type="string" office:string-value="" calcext:value-type="error">
            <text:p>#DIV/0!</text:p>
          </table:table-cell>
          <table:table-cell table:formula="of:=[.G26]/[.J26]" office:value-type="string" office:string-value="" calcext:value-type="error">
            <text:p>#DIV/0!</text:p>
          </table:table-cell>
          <table:table-cell table:formula="of:=[.H26]/[.K26]" office:value-type="string" office:string-value="" calcext:value-type="error">
            <text:p>#DIV/0!</text:p>
          </table:table-cell>
          <table:table-cell table:formula="of:=[.I26]/[.L26]" office:value-type="string" office:string-value="" calcext:value-type="error">
            <text:p>#DIV/0!</text:p>
          </table:table-cell>
          <table:table-cell table:formula="of:=[.J26]/[.M26]" office:value-type="string" office:string-value="" calcext:value-type="error">
            <text:p>#DIV/0!</text:p>
          </table:table-cell>
          <table:table-cell table:formula="of:=[.K26]/[.N26]" office:value-type="string" office:string-value="" calcext:value-type="error">
            <text:p>#DIV/0!</text:p>
          </table:table-cell>
          <table:table-cell table:formula="of:=[.L26]/[.O26]" office:value-type="float" office:value="0" calcext:value-type="float">
            <text:p>0</text:p>
          </table:table-cell>
          <table:table-cell table:formula="of:=[.M26]/[.P26]" office:value-type="float" office:value="0" calcext:value-type="float">
            <text:p>0</text:p>
          </table:table-cell>
          <table:table-cell table:formula="of:=[.N26]/[.Q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Lysine</text:p>
          </table:table-cell>
          <table:table-cell/>
          <table:table-cell office:value-type="float" office:value="0.00748426024741046" calcext:value-type="float">
            <text:p>0,007</text:p>
          </table:table-cell>
          <table:table-cell table:number-columns-repeated="2"/>
          <table:table-cell office:value-type="float" office:value="0.0100035306375104" calcext:value-type="float">
            <text:p>0,010</text:p>
          </table:table-cell>
          <table:table-cell table:number-columns-repeated="8"/>
          <table:table-cell office:value-type="float" office:value="0.00956252941042552" calcext:value-type="float">
            <text:p>0,010</text:p>
          </table:table-cell>
          <table:table-cell table:number-columns-repeated="4"/>
          <table:table-cell office:value-type="float" office:value="0.00390589795603388" calcext:value-type="float">
            <text:p>0,004</text:p>
          </table:table-cell>
          <table:table-cell office:value-type="float" office:value="0.0139146034517735" calcext:value-type="float">
            <text:p>0,014</text:p>
          </table:table-cell>
          <table:table-cell office:value-type="float" office:value="0.00444378168011846" calcext:value-type="float">
            <text:p>0,004</text:p>
          </table:table-cell>
          <table:table-cell table:number-columns-repeated="6"/>
          <table:table-cell table:formula="of:=[.C27]/[.F27]" office:value-type="string" office:string-value="" calcext:value-type="error">
            <text:p>#DIV/0!</text:p>
          </table:table-cell>
          <table:table-cell table:formula="of:=[.D27]/[.G27]" office:value-type="float" office:value="0.748161875902755" calcext:value-type="float">
            <text:p>0,7481618759</text:p>
          </table:table-cell>
          <table:table-cell table:formula="of:=[.E27]/[.H27]" office:value-type="string" office:string-value="" calcext:value-type="error">
            <text:p>#DIV/0!</text:p>
          </table:table-cell>
          <table:table-cell table:formula="of:=[.F27]/[.I27]" office:value-type="string" office:string-value="" calcext:value-type="error">
            <text:p>#DIV/0!</text:p>
          </table:table-cell>
          <table:table-cell table:formula="of:=[.G27]/[.J27]" office:value-type="string" office:string-value="" calcext:value-type="error">
            <text:p>#DIV/0!</text:p>
          </table:table-cell>
          <table:table-cell table:formula="of:=[.H27]/[.K27]" office:value-type="string" office:string-value="" calcext:value-type="error">
            <text:p>#DIV/0!</text:p>
          </table:table-cell>
          <table:table-cell table:formula="of:=[.I27]/[.L27]" office:value-type="string" office:string-value="" calcext:value-type="error">
            <text:p>#DIV/0!</text:p>
          </table:table-cell>
          <table:table-cell table:formula="of:=[.J27]/[.M27]" office:value-type="string" office:string-value="" calcext:value-type="error">
            <text:p>#DIV/0!</text:p>
          </table:table-cell>
          <table:table-cell table:formula="of:=[.K27]/[.N27]" office:value-type="string" office:string-value="" calcext:value-type="error">
            <text:p>#DIV/0!</text:p>
          </table:table-cell>
          <table:table-cell table:formula="of:=[.L27]/[.O27]" office:value-type="string" office:string-value="" calcext:value-type="error">
            <text:p>#DIV/0!</text:p>
          </table:table-cell>
          <table:table-cell table:formula="of:=[.M27]/[.P27]" office:value-type="float" office:value="0" calcext:value-type="float">
            <text:p>0</text:p>
          </table:table-cell>
          <table:table-cell table:formula="of:=[.N27]/[.Q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N-Carboxyglycine</text:p>
          </table:table-cell>
          <table:table-cell office:value-type="float" office:value="0.00106858241204017" calcext:value-type="float">
            <text:p>0,001</text:p>
          </table:table-cell>
          <table:table-cell office:value-type="float" office:value="0.00151067240296599" calcext:value-type="float">
            <text:p>0,002</text:p>
          </table:table-cell>
          <table:table-cell/>
          <table:table-cell office:value-type="float" office:value="0.00213928648807953" calcext:value-type="float">
            <text:p>0,002</text:p>
          </table:table-cell>
          <table:table-cell office:value-type="float" office:value="0.000643278831053439" calcext:value-type="float">
            <text:p>0,001</text:p>
          </table:table-cell>
          <table:table-cell/>
          <table:table-cell office:value-type="float" office:value="0.00721167651184932" calcext:value-type="float">
            <text:p>0,007</text:p>
          </table:table-cell>
          <table:table-cell office:value-type="float" office:value="0.0156951923931392" calcext:value-type="float">
            <text:p>0,016</text:p>
          </table:table-cell>
          <table:table-cell office:value-type="float" office:value="0.0109099937666898" calcext:value-type="float">
            <text:p>0,011</text:p>
          </table:table-cell>
          <table:table-cell office:value-type="float" office:value="0.00400242965463218" calcext:value-type="float">
            <text:p>0,004</text:p>
          </table:table-cell>
          <table:table-cell office:value-type="float" office:value="0.00281670108153599" calcext:value-type="float">
            <text:p>0,003</text:p>
          </table:table-cell>
          <table:table-cell/>
          <table:table-cell office:value-type="float" office:value="0.00156617587858726" calcext:value-type="float">
            <text:p>0,002</text:p>
          </table:table-cell>
          <table:table-cell office:value-type="float" office:value="0.0399719911784099" calcext:value-type="float">
            <text:p>0,040</text:p>
          </table:table-cell>
          <table:table-cell/>
          <table:table-cell office:value-type="float" office:value="0.00445232900637479" calcext:value-type="float">
            <text:p>0,004</text:p>
          </table:table-cell>
          <table:table-cell office:value-type="float" office:value="0.0208075494687673" calcext:value-type="float">
            <text:p>0,021</text:p>
          </table:table-cell>
          <table:table-cell office:value-type="float" office:value="0.0210022327179974" calcext:value-type="float">
            <text:p>0,021</text:p>
          </table:table-cell>
          <table:table-cell office:value-type="float" office:value="0.000123189018713365" calcext:value-type="float">
            <text:p>0,000</text:p>
          </table:table-cell>
          <table:table-cell office:value-type="float" office:value="0.000120753700879981" calcext:value-type="float">
            <text:p>0,000</text:p>
          </table:table-cell>
          <table:table-cell office:value-type="float" office:value="0.00027126581835123" calcext:value-type="float">
            <text:p>0,000</text:p>
          </table:table-cell>
          <table:table-cell office:value-type="float" office:value="0.000590178991985384" calcext:value-type="float">
            <text:p>0,001</text:p>
          </table:table-cell>
          <table:table-cell office:value-type="float" office:value="0.000732759895554573" calcext:value-type="float">
            <text:p>0,001</text:p>
          </table:table-cell>
          <table:table-cell office:value-type="float" office:value="0.00224742613718563" calcext:value-type="float">
            <text:p>0,002</text:p>
          </table:table-cell>
          <table:table-cell table:number-columns-repeated="3"/>
          <table:table-cell table:formula="of:=[.C28]/[.F28]" office:value-type="float" office:value="0.499504118777216" calcext:value-type="float">
            <text:p>0,4995041188</text:p>
          </table:table-cell>
          <table:table-cell table:formula="of:=[.D28]/[.G28]" office:value-type="float" office:value="2.34839439763951" calcext:value-type="float">
            <text:p>2,3483943976</text:p>
          </table:table-cell>
          <table:table-cell table:formula="of:=[.E28]/[.H28]" office:value-type="string" office:string-value="" calcext:value-type="error">
            <text:p>#DIV/0!</text:p>
          </table:table-cell>
          <table:table-cell table:formula="of:=[.F28]/[.I28]" office:value-type="float" office:value="0.296642047735297" calcext:value-type="float">
            <text:p>0,2966420477</text:p>
          </table:table-cell>
          <table:table-cell table:formula="of:=[.G28]/[.J28]" office:value-type="float" office:value="0.0409857244779385" calcext:value-type="float">
            <text:p>0,0409857245</text:p>
          </table:table-cell>
          <table:table-cell table:formula="of:=[.H28]/[.K28]" office:value-type="float" office:value="0" calcext:value-type="float">
            <text:p>0</text:p>
          </table:table-cell>
          <table:table-cell table:formula="of:=[.I28]/[.L28]" office:value-type="float" office:value="1.80182467504531" calcext:value-type="float">
            <text:p>1,801824675</text:p>
          </table:table-cell>
          <table:table-cell table:formula="of:=[.J28]/[.M28]" office:value-type="float" office:value="5.57218957170293" calcext:value-type="float">
            <text:p>5,5721895717</text:p>
          </table:table-cell>
          <table:table-cell table:formula="of:=[.K28]/[.N28]" office:value-type="string" office:string-value="" calcext:value-type="error">
            <text:p>#DIV/0!</text:p>
          </table:table-cell>
          <table:table-cell table:formula="of:=[.L28]/[.O28]" office:value-type="float" office:value="2.55554290508068" calcext:value-type="float">
            <text:p>2,5555429051</text:p>
          </table:table-cell>
          <table:table-cell table:formula="of:=[.M28]/[.P28]" office:value-type="float" office:value="0.0704668693877171" calcext:value-type="float">
            <text:p>0,0704668694</text:p>
          </table:table-cell>
          <table:table-cell table:formula="of:=[.N28]/[.Q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Ornithine</text:p>
          </table:table-cell>
          <table:table-cell office:value-type="float" office:value="0.00185862433844265" calcext:value-type="float">
            <text:p>0,002</text:p>
          </table:table-cell>
          <table:table-cell office:value-type="float" office:value="0.00372832697112689" calcext:value-type="float">
            <text:p>0,004</text:p>
          </table:table-cell>
          <table:table-cell/>
          <table:table-cell office:value-type="float" office:value="0.00347839106558682" calcext:value-type="float">
            <text:p>0,003</text:p>
          </table:table-cell>
          <table:table-cell office:value-type="float" office:value="0.00408016513529132" calcext:value-type="float">
            <text:p>0,004</text:p>
          </table:table-cell>
          <table:table-cell/>
          <table:table-cell office:value-type="float" office:value="0.0177451655878642" calcext:value-type="float">
            <text:p>0,018</text:p>
          </table:table-cell>
          <table:table-cell office:value-type="float" office:value="0.0181226503963583" calcext:value-type="float">
            <text:p>0,018</text:p>
          </table:table-cell>
          <table:table-cell office:value-type="float" office:value="0.0195039253523543" calcext:value-type="float">
            <text:p>0,020</text:p>
          </table:table-cell>
          <table:table-cell office:value-type="float" office:value="0.00862977226305013" calcext:value-type="float">
            <text:p>0,009</text:p>
          </table:table-cell>
          <table:table-cell office:value-type="float" office:value="0.0272282651528359" calcext:value-type="float">
            <text:p>0,027</text:p>
          </table:table-cell>
          <table:table-cell/>
          <table:table-cell office:value-type="float" office:value="0.0187246671545555" calcext:value-type="float">
            <text:p>0,019</text:p>
          </table:table-cell>
          <table:table-cell office:value-type="float" office:value="0.0229761679956788" calcext:value-type="float">
            <text:p>0,023</text:p>
          </table:table-cell>
          <table:table-cell/>
          <table:table-cell office:value-type="float" office:value="0.0312774680560741" calcext:value-type="float">
            <text:p>0,031</text:p>
          </table:table-cell>
          <table:table-cell office:value-type="float" office:value="0.0502746182611194" calcext:value-type="float">
            <text:p>0,050</text:p>
          </table:table-cell>
          <table:table-cell office:value-type="float" office:value="0.0504520506788514" calcext:value-type="float">
            <text:p>0,050</text:p>
          </table:table-cell>
          <table:table-cell office:value-type="float" office:value="0.0165843432499121" calcext:value-type="float">
            <text:p>0,017</text:p>
          </table:table-cell>
          <table:table-cell office:value-type="float" office:value="0.00768030268806596" calcext:value-type="float">
            <text:p>0,008</text:p>
          </table:table-cell>
          <table:table-cell office:value-type="float" office:value="0.0130960484781384" calcext:value-type="float">
            <text:p>0,013</text:p>
          </table:table-cell>
          <table:table-cell office:value-type="float" office:value="0.0251677330673813" calcext:value-type="float">
            <text:p>0,025</text:p>
          </table:table-cell>
          <table:table-cell office:value-type="float" office:value="0.0187303663786262" calcext:value-type="float">
            <text:p>0,019</text:p>
          </table:table-cell>
          <table:table-cell office:value-type="float" office:value="0.0636319587750611" calcext:value-type="float">
            <text:p>0,064</text:p>
          </table:table-cell>
          <table:table-cell table:number-columns-repeated="3"/>
          <table:table-cell table:formula="of:=[.C29]/[.F29]" office:value-type="float" office:value="0.53433449643739" calcext:value-type="float">
            <text:p>0,5343344964</text:p>
          </table:table-cell>
          <table:table-cell table:formula="of:=[.D29]/[.G29]" office:value-type="float" office:value="0.913768645998856" calcext:value-type="float">
            <text:p>0,913768646</text:p>
          </table:table-cell>
          <table:table-cell table:formula="of:=[.E29]/[.H29]" office:value-type="string" office:string-value="" calcext:value-type="error">
            <text:p>#DIV/0!</text:p>
          </table:table-cell>
          <table:table-cell table:formula="of:=[.F29]/[.I29]" office:value-type="float" office:value="0.196019081837459" calcext:value-type="float">
            <text:p>0,1960190818</text:p>
          </table:table-cell>
          <table:table-cell table:formula="of:=[.G29]/[.J29]" office:value-type="float" office:value="0.22514174505685" calcext:value-type="float">
            <text:p>0,2251417451</text:p>
          </table:table-cell>
          <table:table-cell table:formula="of:=[.H29]/[.K29]" office:value-type="float" office:value="0" calcext:value-type="float">
            <text:p>0</text:p>
          </table:table-cell>
          <table:table-cell table:formula="of:=[.I29]/[.L29]" office:value-type="float" office:value="2.05627275517376" calcext:value-type="float">
            <text:p>2,0562727552</text:p>
          </table:table-cell>
          <table:table-cell table:formula="of:=[.J29]/[.M29]" office:value-type="float" office:value="0.665582265143719" calcext:value-type="float">
            <text:p>0,6655822651</text:p>
          </table:table-cell>
          <table:table-cell table:formula="of:=[.K29]/[.N29]" office:value-type="string" office:string-value="" calcext:value-type="error">
            <text:p>#DIV/0!</text:p>
          </table:table-cell>
          <table:table-cell table:formula="of:=[.L29]/[.O29]" office:value-type="float" office:value="0.460877205016197" calcext:value-type="float">
            <text:p>0,460877205</text:p>
          </table:table-cell>
          <table:table-cell table:formula="of:=[.M29]/[.P29]" office:value-type="float" office:value="1.18506554957105" calcext:value-type="float">
            <text:p>1,1850655496</text:p>
          </table:table-cell>
          <table:table-cell table:formula="of:=[.N29]/[.Q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Phenylalanine</text:p>
          </table:table-cell>
          <table:table-cell table:number-columns-repeated="3"/>
          <table:table-cell office:value-type="float" office:value="0.00038980955698381" calcext:value-type="float">
            <text:p>0,000</text:p>
          </table:table-cell>
          <table:table-cell office:value-type="float" office:value="0.000590248796918175" calcext:value-type="float">
            <text:p>0,001</text:p>
          </table:table-cell>
          <table:table-cell/>
          <table:table-cell office:value-type="float" office:value="0.00171652606319447" calcext:value-type="float">
            <text:p>0,002</text:p>
          </table:table-cell>
          <table:table-cell office:value-type="float" office:value="0.000734822183627361" calcext:value-type="float">
            <text:p>0,001</text:p>
          </table:table-cell>
          <table:table-cell office:value-type="float" office:value="0.00221705581122573" calcext:value-type="float">
            <text:p>0,002</text:p>
          </table:table-cell>
          <table:table-cell office:value-type="float" office:value="0.00114064888113218" calcext:value-type="float">
            <text:p>0,001</text:p>
          </table:table-cell>
          <table:table-cell office:value-type="float" office:value="0.00148133604531377" calcext:value-type="float">
            <text:p>0,001</text:p>
          </table:table-cell>
          <table:table-cell/>
          <table:table-cell office:value-type="float" office:value="0.000867880632770258" calcext:value-type="float">
            <text:p>0,001</text:p>
          </table:table-cell>
          <table:table-cell office:value-type="float" office:value="0.00147701548555492" calcext:value-type="float">
            <text:p>0,001</text:p>
          </table:table-cell>
          <table:table-cell/>
          <table:table-cell office:value-type="float" office:value="0.00209110374496438" calcext:value-type="float">
            <text:p>0,002</text:p>
          </table:table-cell>
          <table:table-cell office:value-type="float" office:value="0.00189638602779874" calcext:value-type="float">
            <text:p>0,002</text:p>
          </table:table-cell>
          <table:table-cell office:value-type="float" office:value="0.00320912993743886" calcext:value-type="float">
            <text:p>0,003</text:p>
          </table:table-cell>
          <table:table-cell office:value-type="float" office:value="0.00152588688004341" calcext:value-type="float">
            <text:p>0,002</text:p>
          </table:table-cell>
          <table:table-cell office:value-type="float" office:value="0.000525973415896536" calcext:value-type="float">
            <text:p>0,001</text:p>
          </table:table-cell>
          <table:table-cell office:value-type="float" office:value="0.000748612504781895" calcext:value-type="float">
            <text:p>0,001</text:p>
          </table:table-cell>
          <table:table-cell office:value-type="float" office:value="0.00215555240009399" calcext:value-type="float">
            <text:p>0,002</text:p>
          </table:table-cell>
          <table:table-cell office:value-type="float" office:value="0.00146699712915235" calcext:value-type="float">
            <text:p>0,001</text:p>
          </table:table-cell>
          <table:table-cell office:value-type="float" office:value="0.00225687901533687" calcext:value-type="float">
            <text:p>0,002</text:p>
          </table:table-cell>
          <table:table-cell table:number-columns-repeated="3"/>
          <table:table-cell table:formula="of:=[.C30]/[.F30]" office:value-type="float" office:value="0" calcext:value-type="float">
            <text:p>0</text:p>
          </table:table-cell>
          <table:table-cell table:formula="of:=[.D30]/[.G30]" office:value-type="float" office:value="0" calcext:value-type="float">
            <text:p>0</text:p>
          </table:table-cell>
          <table:table-cell table:formula="of:=[.E30]/[.H30]" office:value-type="string" office:string-value="" calcext:value-type="error">
            <text:p>#DIV/0!</text:p>
          </table:table-cell>
          <table:table-cell table:formula="of:=[.F30]/[.I30]" office:value-type="float" office:value="0.22709212830615" calcext:value-type="float">
            <text:p>0,2270921283</text:p>
          </table:table-cell>
          <table:table-cell table:formula="of:=[.G30]/[.J30]" office:value-type="float" office:value="0.803253916484234" calcext:value-type="float">
            <text:p>0,8032539165</text:p>
          </table:table-cell>
          <table:table-cell table:formula="of:=[.H30]/[.K30]" office:value-type="float" office:value="0" calcext:value-type="float">
            <text:p>0</text:p>
          </table:table-cell>
          <table:table-cell table:formula="of:=[.I30]/[.L30]" office:value-type="float" office:value="1.50486805500628" calcext:value-type="float">
            <text:p>1,504868055</text:p>
          </table:table-cell>
          <table:table-cell table:formula="of:=[.J30]/[.M30]" office:value-type="float" office:value="0.496053671246293" calcext:value-type="float">
            <text:p>0,4960536712</text:p>
          </table:table-cell>
          <table:table-cell table:formula="of:=[.K30]/[.N30]" office:value-type="string" office:string-value="" calcext:value-type="error">
            <text:p>#DIV/0!</text:p>
          </table:table-cell>
          <table:table-cell table:formula="of:=[.L30]/[.O30]" office:value-type="float" office:value="1.31429235549508" calcext:value-type="float">
            <text:p>1,3142923555</text:p>
          </table:table-cell>
          <table:table-cell table:formula="of:=[.M30]/[.P30]" office:value-type="float" office:value="1.00292519597872" calcext:value-type="float">
            <text:p>1,002925196</text:p>
          </table:table-cell>
          <table:table-cell table:formula="of:=[.N30]/[.Q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Proline</text:p>
          </table:table-cell>
          <table:table-cell office:value-type="float" office:value="0.00128904558745909" calcext:value-type="float">
            <text:p>0,001</text:p>
          </table:table-cell>
          <table:table-cell office:value-type="float" office:value="0.000875368114253093" calcext:value-type="float">
            <text:p>0,001</text:p>
          </table:table-cell>
          <table:table-cell/>
          <table:table-cell office:value-type="float" office:value="0.00415096061616028" calcext:value-type="float">
            <text:p>0,004</text:p>
          </table:table-cell>
          <table:table-cell office:value-type="float" office:value="0.00439348552078845" calcext:value-type="float">
            <text:p>0,004</text:p>
          </table:table-cell>
          <table:table-cell/>
          <table:table-cell office:value-type="float" office:value="0.00539859721020516" calcext:value-type="float">
            <text:p>0,005</text:p>
          </table:table-cell>
          <table:table-cell office:value-type="float" office:value="0.00422305365230452" calcext:value-type="float">
            <text:p>0,004</text:p>
          </table:table-cell>
          <table:table-cell office:value-type="float" office:value="0.00773033452786592" calcext:value-type="float">
            <text:p>0,008</text:p>
          </table:table-cell>
          <table:table-cell office:value-type="float" office:value="0.00578125870591627" calcext:value-type="float">
            <text:p>0,006</text:p>
          </table:table-cell>
          <table:table-cell office:value-type="float" office:value="0.00850064130041336" calcext:value-type="float">
            <text:p>0,009</text:p>
          </table:table-cell>
          <table:table-cell/>
          <table:table-cell office:value-type="float" office:value="0.0137152577340673" calcext:value-type="float">
            <text:p>0,014</text:p>
          </table:table-cell>
          <table:table-cell office:value-type="float" office:value="0.00868413135180845" calcext:value-type="float">
            <text:p>0,009</text:p>
          </table:table-cell>
          <table:table-cell/>
          <table:table-cell office:value-type="float" office:value="0.0284953164871093" calcext:value-type="float">
            <text:p>0,028</text:p>
          </table:table-cell>
          <table:table-cell office:value-type="float" office:value="0.0259189082110586" calcext:value-type="float">
            <text:p>0,026</text:p>
          </table:table-cell>
          <table:table-cell office:value-type="float" office:value="0.030663848609236" calcext:value-type="float">
            <text:p>0,031</text:p>
          </table:table-cell>
          <table:table-cell office:value-type="float" office:value="0.0107693945133927" calcext:value-type="float">
            <text:p>0,011</text:p>
          </table:table-cell>
          <table:table-cell office:value-type="float" office:value="0.0104765235096929" calcext:value-type="float">
            <text:p>0,010</text:p>
          </table:table-cell>
          <table:table-cell office:value-type="float" office:value="0.0152090559044349" calcext:value-type="float">
            <text:p>0,015</text:p>
          </table:table-cell>
          <table:table-cell office:value-type="float" office:value="0.0438417783704547" calcext:value-type="float">
            <text:p>0,044</text:p>
          </table:table-cell>
          <table:table-cell office:value-type="float" office:value="0.01957164135215" calcext:value-type="float">
            <text:p>0,020</text:p>
          </table:table-cell>
          <table:table-cell office:value-type="float" office:value="0.0710425941207542" calcext:value-type="float">
            <text:p>0,071</text:p>
          </table:table-cell>
          <table:table-cell table:number-columns-repeated="3"/>
          <table:table-cell table:formula="of:=[.C31]/[.F31]" office:value-type="float" office:value="0.310541512352744" calcext:value-type="float">
            <text:p>0,3105415124</text:p>
          </table:table-cell>
          <table:table-cell table:formula="of:=[.D31]/[.G31]" office:value-type="float" office:value="0.199242289546911" calcext:value-type="float">
            <text:p>0,1992422895</text:p>
          </table:table-cell>
          <table:table-cell table:formula="of:=[.E31]/[.H31]" office:value-type="string" office:string-value="" calcext:value-type="error">
            <text:p>#DIV/0!</text:p>
          </table:table-cell>
          <table:table-cell table:formula="of:=[.F31]/[.I31]" office:value-type="float" office:value="0.768896151080427" calcext:value-type="float">
            <text:p>0,7688961511</text:p>
          </table:table-cell>
          <table:table-cell table:formula="of:=[.G31]/[.J31]" office:value-type="float" office:value="1.04035749543246" calcext:value-type="float">
            <text:p>1,0403574954</text:p>
          </table:table-cell>
          <table:table-cell table:formula="of:=[.H31]/[.K31]" office:value-type="float" office:value="0" calcext:value-type="float">
            <text:p>0</text:p>
          </table:table-cell>
          <table:table-cell table:formula="of:=[.I31]/[.L31]" office:value-type="float" office:value="0.933810003119301" calcext:value-type="float">
            <text:p>0,9338100031</text:p>
          </table:table-cell>
          <table:table-cell table:formula="of:=[.J31]/[.M31]" office:value-type="float" office:value="0.496792359901031" calcext:value-type="float">
            <text:p>0,4967923599</text:p>
          </table:table-cell>
          <table:table-cell table:formula="of:=[.K31]/[.N31]" office:value-type="string" office:string-value="" calcext:value-type="error">
            <text:p>#DIV/0!</text:p>
          </table:table-cell>
          <table:table-cell table:formula="of:=[.L31]/[.O31]" office:value-type="float" office:value="0.421520238118181" calcext:value-type="float">
            <text:p>0,4215202381</text:p>
          </table:table-cell>
          <table:table-cell table:formula="of:=[.M31]/[.P31]" office:value-type="float" office:value="0.978870649928979" calcext:value-type="float">
            <text:p>0,9788706499</text:p>
          </table:table-cell>
          <table:table-cell table:formula="of:=[.N31]/[.Q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Pyroglutamic acid</text:p>
          </table:table-cell>
          <table:table-cell office:value-type="float" office:value="0.0107926889738744" calcext:value-type="float">
            <text:p>0,011</text:p>
          </table:table-cell>
          <table:table-cell office:value-type="float" office:value="0.00294605524709204" calcext:value-type="float">
            <text:p>0,003</text:p>
          </table:table-cell>
          <table:table-cell/>
          <table:table-cell office:value-type="float" office:value="0.0115231962640126" calcext:value-type="float">
            <text:p>0,012</text:p>
          </table:table-cell>
          <table:table-cell office:value-type="float" office:value="0.00426738128403537" calcext:value-type="float">
            <text:p>0,004</text:p>
          </table:table-cell>
          <table:table-cell/>
          <table:table-cell office:value-type="float" office:value="0.0025488439222857" calcext:value-type="float">
            <text:p>0,003</text:p>
          </table:table-cell>
          <table:table-cell office:value-type="float" office:value="0.00259369038923745" calcext:value-type="float">
            <text:p>0,003</text:p>
          </table:table-cell>
          <table:table-cell office:value-type="float" office:value="0.00269252672793856" calcext:value-type="float">
            <text:p>0,003</text:p>
          </table:table-cell>
          <table:table-cell office:value-type="float" office:value="0.00270388930547285" calcext:value-type="float">
            <text:p>0,003</text:p>
          </table:table-cell>
          <table:table-cell office:value-type="float" office:value="0.0032514109477819" calcext:value-type="float">
            <text:p>0,003</text:p>
          </table:table-cell>
          <table:table-cell/>
          <table:table-cell office:value-type="float" office:value="0.00493103261405523" calcext:value-type="float">
            <text:p>0,005</text:p>
          </table:table-cell>
          <table:table-cell office:value-type="float" office:value="0.00376242121757289" calcext:value-type="float">
            <text:p>0,004</text:p>
          </table:table-cell>
          <table:table-cell/>
          <table:table-cell office:value-type="float" office:value="0.00620434899792121" calcext:value-type="float">
            <text:p>0,006</text:p>
          </table:table-cell>
          <table:table-cell office:value-type="float" office:value="0.0177320926389275" calcext:value-type="float">
            <text:p>0,018</text:p>
          </table:table-cell>
          <table:table-cell office:value-type="float" office:value="0.00657499734238923" calcext:value-type="float">
            <text:p>0,007</text:p>
          </table:table-cell>
          <table:table-cell office:value-type="float" office:value="0.00729555096126325" calcext:value-type="float">
            <text:p>0,007</text:p>
          </table:table-cell>
          <table:table-cell office:value-type="float" office:value="0.00495866442392992" calcext:value-type="float">
            <text:p>0,005</text:p>
          </table:table-cell>
          <table:table-cell office:value-type="float" office:value="0.00536400071384903" calcext:value-type="float">
            <text:p>0,005</text:p>
          </table:table-cell>
          <table:table-cell office:value-type="float" office:value="0.011024211229974" calcext:value-type="float">
            <text:p>0,011</text:p>
          </table:table-cell>
          <table:table-cell office:value-type="float" office:value="0.00817868114617952" calcext:value-type="float">
            <text:p>0,008</text:p>
          </table:table-cell>
          <table:table-cell office:value-type="float" office:value="0.0195900017794252" calcext:value-type="float">
            <text:p>0,020</text:p>
          </table:table-cell>
          <table:table-cell table:number-columns-repeated="3"/>
          <table:table-cell table:formula="of:=[.C32]/[.F32]" office:value-type="float" office:value="0.936605497866976" calcext:value-type="float">
            <text:p>0,9366054979</text:p>
          </table:table-cell>
          <table:table-cell table:formula="of:=[.D32]/[.G32]" office:value-type="float" office:value="0.690366070197074" calcext:value-type="float">
            <text:p>0,6903660702</text:p>
          </table:table-cell>
          <table:table-cell table:formula="of:=[.E32]/[.H32]" office:value-type="string" office:string-value="" calcext:value-type="error">
            <text:p>#DIV/0!</text:p>
          </table:table-cell>
          <table:table-cell table:formula="of:=[.F32]/[.I32]" office:value-type="float" office:value="4.52095013086524" calcext:value-type="float">
            <text:p>4,5209501309</text:p>
          </table:table-cell>
          <table:table-cell table:formula="of:=[.G32]/[.J32]" office:value-type="float" office:value="1.64529324769946" calcext:value-type="float">
            <text:p>1,6452932477</text:p>
          </table:table-cell>
          <table:table-cell table:formula="of:=[.H32]/[.K32]" office:value-type="float" office:value="0" calcext:value-type="float">
            <text:p>0</text:p>
          </table:table-cell>
          <table:table-cell table:formula="of:=[.I32]/[.L32]" office:value-type="float" office:value="0.942658383657449" calcext:value-type="float">
            <text:p>0,9426583837</text:p>
          </table:table-cell>
          <table:table-cell table:formula="of:=[.J32]/[.M32]" office:value-type="float" office:value="0.797712264273101" calcext:value-type="float">
            <text:p>0,7977122643</text:p>
          </table:table-cell>
          <table:table-cell table:formula="of:=[.K32]/[.N32]" office:value-type="string" office:string-value="" calcext:value-type="error">
            <text:p>#DIV/0!</text:p>
          </table:table-cell>
          <table:table-cell table:formula="of:=[.L32]/[.O32]" office:value-type="float" office:value="0.548341395626909" calcext:value-type="float">
            <text:p>0,5483413956</text:p>
          </table:table-cell>
          <table:table-cell table:formula="of:=[.M32]/[.P32]" office:value-type="float" office:value="0.864180473094227" calcext:value-type="float">
            <text:p>0,8641804731</text:p>
          </table:table-cell>
          <table:table-cell table:formula="of:=[.N32]/[.Q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Serine</text:p>
          </table:table-cell>
          <table:table-cell office:value-type="float" office:value="0.000651040256254826" calcext:value-type="float">
            <text:p>0,001</text:p>
          </table:table-cell>
          <table:table-cell office:value-type="float" office:value="0.00290932275832316" calcext:value-type="float">
            <text:p>0,003</text:p>
          </table:table-cell>
          <table:table-cell/>
          <table:table-cell office:value-type="float" office:value="0.000823480500841051" calcext:value-type="float">
            <text:p>0,001</text:p>
          </table:table-cell>
          <table:table-cell office:value-type="float" office:value="0.00395843133264729" calcext:value-type="float">
            <text:p>0,004</text:p>
          </table:table-cell>
          <table:table-cell/>
          <table:table-cell office:value-type="float" office:value="0.00981876220848362" calcext:value-type="float">
            <text:p>0,010</text:p>
          </table:table-cell>
          <table:table-cell office:value-type="float" office:value="0.00283781554322984" calcext:value-type="float">
            <text:p>0,003</text:p>
          </table:table-cell>
          <table:table-cell office:value-type="float" office:value="0.00830264327621763" calcext:value-type="float">
            <text:p>0,008</text:p>
          </table:table-cell>
          <table:table-cell office:value-type="float" office:value="0.000847209999846681" calcext:value-type="float">
            <text:p>0,001</text:p>
          </table:table-cell>
          <table:table-cell office:value-type="float" office:value="0.00292026258143162" calcext:value-type="float">
            <text:p>0,003</text:p>
          </table:table-cell>
          <table:table-cell/>
          <table:table-cell office:value-type="float" office:value="0.0203977429638787" calcext:value-type="float">
            <text:p>0,020</text:p>
          </table:table-cell>
          <table:table-cell office:value-type="float" office:value="0.0188456973184073" calcext:value-type="float">
            <text:p>0,019</text:p>
          </table:table-cell>
          <table:table-cell/>
          <table:table-cell office:value-type="float" office:value="0.0206106796854809" calcext:value-type="float">
            <text:p>0,021</text:p>
          </table:table-cell>
          <table:table-cell office:value-type="float" office:value="0.00248417191568959" calcext:value-type="float">
            <text:p>0,002</text:p>
          </table:table-cell>
          <table:table-cell office:value-type="float" office:value="0.0164634888868061" calcext:value-type="float">
            <text:p>0,016</text:p>
          </table:table-cell>
          <table:table-cell office:value-type="float" office:value="0.0391920117691771" calcext:value-type="float">
            <text:p>0,039</text:p>
          </table:table-cell>
          <table:table-cell office:value-type="float" office:value="0.0132899561482922" calcext:value-type="float">
            <text:p>0,013</text:p>
          </table:table-cell>
          <table:table-cell office:value-type="float" office:value="0.0344510658583988" calcext:value-type="float">
            <text:p>0,034</text:p>
          </table:table-cell>
          <table:table-cell office:value-type="float" office:value="0.0166513265780148" calcext:value-type="float">
            <text:p>0,017</text:p>
          </table:table-cell>
          <table:table-cell office:value-type="float" office:value="0.0245064119246068" calcext:value-type="float">
            <text:p>0,025</text:p>
          </table:table-cell>
          <table:table-cell office:value-type="float" office:value="0.00685936083331182" calcext:value-type="float">
            <text:p>0,007</text:p>
          </table:table-cell>
          <table:table-cell table:number-columns-repeated="3"/>
          <table:table-cell table:formula="of:=[.C33]/[.F33]" office:value-type="float" office:value="0.790595837533366" calcext:value-type="float">
            <text:p>0,7905958375</text:p>
          </table:table-cell>
          <table:table-cell table:formula="of:=[.D33]/[.G33]" office:value-type="float" office:value="0.734968605954694" calcext:value-type="float">
            <text:p>0,734968606</text:p>
          </table:table-cell>
          <table:table-cell table:formula="of:=[.E33]/[.H33]" office:value-type="string" office:string-value="" calcext:value-type="error">
            <text:p>#DIV/0!</text:p>
          </table:table-cell>
          <table:table-cell table:formula="of:=[.F33]/[.I33]" office:value-type="float" office:value="0.0838680562127827" calcext:value-type="float">
            <text:p>0,0838680562</text:p>
          </table:table-cell>
          <table:table-cell table:formula="of:=[.G33]/[.J33]" office:value-type="float" office:value="1.39488676143553" calcext:value-type="float">
            <text:p>1,3948867614</text:p>
          </table:table-cell>
          <table:table-cell table:formula="of:=[.H33]/[.K33]" office:value-type="float" office:value="0" calcext:value-type="float">
            <text:p>0</text:p>
          </table:table-cell>
          <table:table-cell table:formula="of:=[.I33]/[.L33]" office:value-type="float" office:value="11.5895258675659" calcext:value-type="float">
            <text:p>11,5895258676</text:p>
          </table:table-cell>
          <table:table-cell table:formula="of:=[.J33]/[.M33]" office:value-type="float" office:value="0.971767251778653" calcext:value-type="float">
            <text:p>0,9717672518</text:p>
          </table:table-cell>
          <table:table-cell table:formula="of:=[.K33]/[.N33]" office:value-type="string" office:string-value="" calcext:value-type="error">
            <text:p>#DIV/0!</text:p>
          </table:table-cell>
          <table:table-cell table:formula="of:=[.L33]/[.O33]" office:value-type="float" office:value="0.0415344972895757" calcext:value-type="float">
            <text:p>0,0415344973</text:p>
          </table:table-cell>
          <table:table-cell table:formula="of:=[.M33]/[.P33]" office:value-type="float" office:value="0.154956462055627" calcext:value-type="float">
            <text:p>0,1549564621</text:p>
          </table:table-cell>
          <table:table-cell table:formula="of:=[.N33]/[.Q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Serine, O-acetyl-</text:p>
          </table:table-cell>
          <table:table-cell table:number-columns-repeated="3"/>
          <table:table-cell office:value-type="float" office:value="0.00299241824355596" calcext:value-type="float">
            <text:p>0,003</text:p>
          </table:table-cell>
          <table:table-cell office:value-type="float" office:value="0.00594434409514249" calcext:value-type="float">
            <text:p>0,006</text:p>
          </table:table-cell>
          <table:table-cell table:number-columns-repeated="4"/>
          <table:table-cell office:value-type="float" office:value="0.0042978415511898" calcext:value-type="float">
            <text:p>0,004</text:p>
          </table:table-cell>
          <table:table-cell office:value-type="float" office:value="0.0089816756979373" calcext:value-type="float">
            <text:p>0,009</text:p>
          </table:table-cell>
          <table:table-cell/>
          <table:table-cell office:value-type="float" office:value="0.0188270363817791" calcext:value-type="float">
            <text:p>0,019</text:p>
          </table:table-cell>
          <table:table-cell office:value-type="float" office:value="0.0190341837413416" calcext:value-type="float">
            <text:p>0,019</text:p>
          </table:table-cell>
          <table:table-cell/>
          <table:table-cell office:value-type="float" office:value="0.0470421399927149" calcext:value-type="float">
            <text:p>0,047</text:p>
          </table:table-cell>
          <table:table-cell office:value-type="float" office:value="0.0371848176359174" calcext:value-type="float">
            <text:p>0,037</text:p>
          </table:table-cell>
          <table:table-cell office:value-type="float" office:value="0.0410870785910312" calcext:value-type="float">
            <text:p>0,041</text:p>
          </table:table-cell>
          <table:table-cell table:number-columns-repeated="3"/>
          <table:table-cell office:value-type="float" office:value="0.0326937798989973" calcext:value-type="float">
            <text:p>0,033</text:p>
          </table:table-cell>
          <table:table-cell office:value-type="float" office:value="0.0118585430022905" calcext:value-type="float">
            <text:p>0,012</text:p>
          </table:table-cell>
          <table:table-cell office:value-type="float" office:value="0.0354958878713421" calcext:value-type="float">
            <text:p>0,035</text:p>
          </table:table-cell>
          <table:table-cell table:number-columns-repeated="3"/>
          <table:table-cell table:formula="of:=[.C34]/[.F34]" office:value-type="float" office:value="0" calcext:value-type="float">
            <text:p>0</text:p>
          </table:table-cell>
          <table:table-cell table:formula="of:=[.D34]/[.G34]" office:value-type="float" office:value="0" calcext:value-type="float">
            <text:p>0</text:p>
          </table:table-cell>
          <table:table-cell table:formula="of:=[.E34]/[.H34]" office:value-type="string" office:string-value="" calcext:value-type="error">
            <text:p>#DIV/0!</text:p>
          </table:table-cell>
          <table:table-cell table:formula="of:=[.F34]/[.I34]" office:value-type="string" office:string-value="" calcext:value-type="error">
            <text:p>#DIV/0!</text:p>
          </table:table-cell>
          <table:table-cell table:formula="of:=[.G34]/[.J34]" office:value-type="string" office:string-value="" calcext:value-type="error">
            <text:p>#DIV/0!</text:p>
          </table:table-cell>
          <table:table-cell table:formula="of:=[.H34]/[.K34]" office:value-type="string" office:string-value="" calcext:value-type="error">
            <text:p>#DIV/0!</text:p>
          </table:table-cell>
          <table:table-cell table:formula="of:=[.I34]/[.L34]" office:value-type="float" office:value="0" calcext:value-type="float">
            <text:p>0</text:p>
          </table:table-cell>
          <table:table-cell table:formula="of:=[.J34]/[.M34]" office:value-type="float" office:value="0" calcext:value-type="float">
            <text:p>0</text:p>
          </table:table-cell>
          <table:table-cell table:formula="of:=[.K34]/[.N34]" office:value-type="string" office:string-value="" calcext:value-type="error">
            <text:p>#DIV/0!</text:p>
          </table:table-cell>
          <table:table-cell table:formula="of:=[.L34]/[.O34]" office:value-type="float" office:value="0.228280302010213" calcext:value-type="float">
            <text:p>0,228280302</text:p>
          </table:table-cell>
          <table:table-cell table:formula="of:=[.M34]/[.P34]" office:value-type="float" office:value="0.471870809906569" calcext:value-type="float">
            <text:p>0,4718708099</text:p>
          </table:table-cell>
          <table:table-cell table:formula="of:=[.N34]/[.Q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Threonine</text:p>
          </table:table-cell>
          <table:table-cell/>
          <table:table-cell office:value-type="float" office:value="0.00849640935263297" calcext:value-type="float">
            <text:p>0,008</text:p>
          </table:table-cell>
          <table:table-cell/>
          <table:table-cell office:value-type="float" office:value="0.00990690973432923" calcext:value-type="float">
            <text:p>0,010</text:p>
          </table:table-cell>
          <table:table-cell office:value-type="float" office:value="0.0134329866879285" calcext:value-type="float">
            <text:p>0,013</text:p>
          </table:table-cell>
          <table:table-cell/>
          <table:table-cell office:value-type="float" office:value="0.00964992339216663" calcext:value-type="float">
            <text:p>0,010</text:p>
          </table:table-cell>
          <table:table-cell office:value-type="float" office:value="0.00485530527477924" calcext:value-type="float">
            <text:p>0,005</text:p>
          </table:table-cell>
          <table:table-cell office:value-type="float" office:value="0.00839228019219553" calcext:value-type="float">
            <text:p>0,008</text:p>
          </table:table-cell>
          <table:table-cell office:value-type="float" office:value="0.00778456496647186" calcext:value-type="float">
            <text:p>0,008</text:p>
          </table:table-cell>
          <table:table-cell office:value-type="float" office:value="0.0142290706670699" calcext:value-type="float">
            <text:p>0,014</text:p>
          </table:table-cell>
          <table:table-cell/>
          <table:table-cell office:value-type="float" office:value="0.020396890086361" calcext:value-type="float">
            <text:p>0,020</text:p>
          </table:table-cell>
          <table:table-cell office:value-type="float" office:value="0.0163569052734495" calcext:value-type="float">
            <text:p>0,016</text:p>
          </table:table-cell>
          <table:table-cell/>
          <table:table-cell office:value-type="float" office:value="0.0438736268572535" calcext:value-type="float">
            <text:p>0,044</text:p>
          </table:table-cell>
          <table:table-cell office:value-type="float" office:value="0.029087398629946" calcext:value-type="float">
            <text:p>0,029</text:p>
          </table:table-cell>
          <table:table-cell office:value-type="float" office:value="0.0401738054378345" calcext:value-type="float">
            <text:p>0,040</text:p>
          </table:table-cell>
          <table:table-cell office:value-type="float" office:value="0.0212294847234119" calcext:value-type="float">
            <text:p>0,021</text:p>
          </table:table-cell>
          <table:table-cell office:value-type="float" office:value="0.0143120833630811" calcext:value-type="float">
            <text:p>0,014</text:p>
          </table:table-cell>
          <table:table-cell office:value-type="float" office:value="0.0219492852227812" calcext:value-type="float">
            <text:p>0,022</text:p>
          </table:table-cell>
          <table:table-cell office:value-type="float" office:value="0.035712322980779" calcext:value-type="float">
            <text:p>0,036</text:p>
          </table:table-cell>
          <table:table-cell office:value-type="float" office:value="0.0210194612139754" calcext:value-type="float">
            <text:p>0,021</text:p>
          </table:table-cell>
          <table:table-cell office:value-type="float" office:value="0.0276085841908175" calcext:value-type="float">
            <text:p>0,028</text:p>
          </table:table-cell>
          <table:table-cell table:number-columns-repeated="3"/>
          <table:table-cell table:formula="of:=[.C35]/[.F35]" office:value-type="float" office:value="0" calcext:value-type="float">
            <text:p>0</text:p>
          </table:table-cell>
          <table:table-cell table:formula="of:=[.D35]/[.G35]" office:value-type="float" office:value="0.632503370249614" calcext:value-type="float">
            <text:p>0,6325033702</text:p>
          </table:table-cell>
          <table:table-cell table:formula="of:=[.E35]/[.H35]" office:value-type="string" office:string-value="" calcext:value-type="error">
            <text:p>#DIV/0!</text:p>
          </table:table-cell>
          <table:table-cell table:formula="of:=[.F35]/[.I35]" office:value-type="float" office:value="1.02663092044557" calcext:value-type="float">
            <text:p>1,0266309204</text:p>
          </table:table-cell>
          <table:table-cell table:formula="of:=[.G35]/[.J35]" office:value-type="float" office:value="2.76666160575027" calcext:value-type="float">
            <text:p>2,7666616058</text:p>
          </table:table-cell>
          <table:table-cell table:formula="of:=[.H35]/[.K35]" office:value-type="float" office:value="0" calcext:value-type="float">
            <text:p>0</text:p>
          </table:table-cell>
          <table:table-cell table:formula="of:=[.I35]/[.L35]" office:value-type="float" office:value="1.23962269359031" calcext:value-type="float">
            <text:p>1,2396226936</text:p>
          </table:table-cell>
          <table:table-cell table:formula="of:=[.J35]/[.M35]" office:value-type="float" office:value="0.341224341939336" calcext:value-type="float">
            <text:p>0,3412243419</text:p>
          </table:table-cell>
          <table:table-cell table:formula="of:=[.K35]/[.N35]" office:value-type="string" office:string-value="" calcext:value-type="error">
            <text:p>#DIV/0!</text:p>
          </table:table-cell>
          <table:table-cell table:formula="of:=[.L35]/[.O35]" office:value-type="float" office:value="0.381654503873473" calcext:value-type="float">
            <text:p>0,3816545039</text:p>
          </table:table-cell>
          <table:table-cell table:formula="of:=[.M35]/[.P35]" office:value-type="float" office:value="0.86991215203566" calcext:value-type="float">
            <text:p>0,869912152</text:p>
          </table:table-cell>
          <table:table-cell table:formula="of:=[.N35]/[.Q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Tyrosine</text:p>
          </table:table-cell>
          <table:table-cell table:number-columns-repeated="9"/>
          <table:table-cell office:value-type="float" office:value="0.000156865762213237" calcext:value-type="float">
            <text:p>0,000</text:p>
          </table:table-cell>
          <table:table-cell office:value-type="float" office:value="0.000362442182629013" calcext:value-type="float">
            <text:p>0,000</text:p>
          </table:table-cell>
          <table:table-cell/>
          <table:table-cell office:value-type="float" office:value="0.000316616264816544" calcext:value-type="float">
            <text:p>0,000</text:p>
          </table:table-cell>
          <table:table-cell office:value-type="float" office:value="0.000193558065390949" calcext:value-type="float">
            <text:p>0,000</text:p>
          </table:table-cell>
          <table:table-cell/>
          <table:table-cell office:value-type="float" office:value="0.000334704650730435" calcext:value-type="float">
            <text:p>0,000</text:p>
          </table:table-cell>
          <table:table-cell office:value-type="float" office:value="0.000582414352761419" calcext:value-type="float">
            <text:p>0,001</text:p>
          </table:table-cell>
          <table:table-cell office:value-type="float" office:value="0.000408080191617281" calcext:value-type="float">
            <text:p>0,000</text:p>
          </table:table-cell>
          <table:table-cell table:number-columns-repeated="9"/>
          <table:table-cell table:formula="of:=[.C36]/[.F36]" office:value-type="string" office:string-value="" calcext:value-type="error">
            <text:p>#DIV/0!</text:p>
          </table:table-cell>
          <table:table-cell table:formula="of:=[.D36]/[.G36]" office:value-type="string" office:string-value="" calcext:value-type="error">
            <text:p>#DIV/0!</text:p>
          </table:table-cell>
          <table:table-cell table:formula="of:=[.E36]/[.H36]" office:value-type="string" office:string-value="" calcext:value-type="error">
            <text:p>#DIV/0!</text:p>
          </table:table-cell>
          <table:table-cell table:formula="of:=[.F36]/[.I36]" office:value-type="string" office:string-value="" calcext:value-type="error">
            <text:p>#DIV/0!</text:p>
          </table:table-cell>
          <table:table-cell table:formula="of:=[.G36]/[.J36]" office:value-type="string" office:string-value="" calcext:value-type="error">
            <text:p>#DIV/0!</text:p>
          </table:table-cell>
          <table:table-cell table:formula="of:=[.H36]/[.K36]" office:value-type="string" office:string-value="" calcext:value-type="error">
            <text:p>#DIV/0!</text:p>
          </table:table-cell>
          <table:table-cell table:formula="of:=[.I36]/[.L36]" office:value-type="float" office:value="0" calcext:value-type="float">
            <text:p>0</text:p>
          </table:table-cell>
          <table:table-cell table:formula="of:=[.J36]/[.M36]" office:value-type="float" office:value="0" calcext:value-type="float">
            <text:p>0</text:p>
          </table:table-cell>
          <table:table-cell table:formula="of:=[.K36]/[.N36]" office:value-type="string" office:string-value="" calcext:value-type="error">
            <text:p>#DIV/0!</text:p>
          </table:table-cell>
          <table:table-cell table:formula="of:=[.L36]/[.O36]" office:value-type="float" office:value="0.495444421669649" calcext:value-type="float">
            <text:p>0,4954444217</text:p>
          </table:table-cell>
          <table:table-cell table:formula="of:=[.M36]/[.P36]" office:value-type="float" office:value="1.87252430890416" calcext:value-type="float">
            <text:p>1,8725243089</text:p>
          </table:table-cell>
          <table:table-cell table:formula="of:=[.N36]/[.Q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Valine</text:p>
          </table:table-cell>
          <table:table-cell office:value-type="float" office:value="0.00232899466023355" calcext:value-type="float">
            <text:p>0,002</text:p>
          </table:table-cell>
          <table:table-cell office:value-type="float" office:value="0.00298988386145967" calcext:value-type="float">
            <text:p>0,003</text:p>
          </table:table-cell>
          <table:table-cell/>
          <table:table-cell office:value-type="float" office:value="0.00381075194481553" calcext:value-type="float">
            <text:p>0,004</text:p>
          </table:table-cell>
          <table:table-cell office:value-type="float" office:value="0.00361844441555927" calcext:value-type="float">
            <text:p>0,004</text:p>
          </table:table-cell>
          <table:table-cell/>
          <table:table-cell office:value-type="float" office:value="0.00380759150837459" calcext:value-type="float">
            <text:p>0,004</text:p>
          </table:table-cell>
          <table:table-cell office:value-type="float" office:value="0.00324038917860038" calcext:value-type="float">
            <text:p>0,003</text:p>
          </table:table-cell>
          <table:table-cell office:value-type="float" office:value="0.00382648151431115" calcext:value-type="float">
            <text:p>0,004</text:p>
          </table:table-cell>
          <table:table-cell office:value-type="float" office:value="0.00261540353209624" calcext:value-type="float">
            <text:p>0,003</text:p>
          </table:table-cell>
          <table:table-cell office:value-type="float" office:value="0.00556292252543078" calcext:value-type="float">
            <text:p>0,006</text:p>
          </table:table-cell>
          <table:table-cell/>
          <table:table-cell office:value-type="float" office:value="0.00424518858131572" calcext:value-type="float">
            <text:p>0,004</text:p>
          </table:table-cell>
          <table:table-cell office:value-type="float" office:value="0.00355374278634135" calcext:value-type="float">
            <text:p>0,004</text:p>
          </table:table-cell>
          <table:table-cell/>
          <table:table-cell office:value-type="float" office:value="0.0085916783031105" calcext:value-type="float">
            <text:p>0,009</text:p>
          </table:table-cell>
          <table:table-cell office:value-type="float" office:value="0.0110261646307863" calcext:value-type="float">
            <text:p>0,011</text:p>
          </table:table-cell>
          <table:table-cell office:value-type="float" office:value="0.00749501664375031" calcext:value-type="float">
            <text:p>0,007</text:p>
          </table:table-cell>
          <table:table-cell office:value-type="float" office:value="0.00749657241186342" calcext:value-type="float">
            <text:p>0,007</text:p>
          </table:table-cell>
          <table:table-cell office:value-type="float" office:value="0.00527155323327617" calcext:value-type="float">
            <text:p>0,005</text:p>
          </table:table-cell>
          <table:table-cell office:value-type="float" office:value="0.00418534514755897" calcext:value-type="float">
            <text:p>0,004</text:p>
          </table:table-cell>
          <table:table-cell office:value-type="float" office:value="0.00604138261382422" calcext:value-type="float">
            <text:p>0,006</text:p>
          </table:table-cell>
          <table:table-cell office:value-type="float" office:value="0.00885859343950839" calcext:value-type="float">
            <text:p>0,009</text:p>
          </table:table-cell>
          <table:table-cell office:value-type="float" office:value="0.0114533312818897" calcext:value-type="float">
            <text:p>0,011</text:p>
          </table:table-cell>
          <table:table-cell table:number-columns-repeated="3"/>
          <table:table-cell table:formula="of:=[.C37]/[.F37]" office:value-type="float" office:value="0.611164067869102" calcext:value-type="float">
            <text:p>0,6111640679</text:p>
          </table:table-cell>
          <table:table-cell table:formula="of:=[.D37]/[.G37]" office:value-type="float" office:value="0.826289841182361" calcext:value-type="float">
            <text:p>0,8262898412</text:p>
          </table:table-cell>
          <table:table-cell table:formula="of:=[.E37]/[.H37]" office:value-type="string" office:string-value="" calcext:value-type="error">
            <text:p>#DIV/0!</text:p>
          </table:table-cell>
          <table:table-cell table:formula="of:=[.F37]/[.I37]" office:value-type="float" office:value="1.00083003558391" calcext:value-type="float">
            <text:p>1,0008300356</text:p>
          </table:table-cell>
          <table:table-cell table:formula="of:=[.G37]/[.J37]" office:value-type="float" office:value="1.11666970111355" calcext:value-type="float">
            <text:p>1,1166697011</text:p>
          </table:table-cell>
          <table:table-cell table:formula="of:=[.H37]/[.K37]" office:value-type="float" office:value="0" calcext:value-type="float">
            <text:p>0</text:p>
          </table:table-cell>
          <table:table-cell table:formula="of:=[.I37]/[.L37]" office:value-type="float" office:value="1.45583328218679" calcext:value-type="float">
            <text:p>1,4558332822</text:p>
          </table:table-cell>
          <table:table-cell table:formula="of:=[.J37]/[.M37]" office:value-type="float" office:value="0.582497628501388" calcext:value-type="float">
            <text:p>0,5824976285</text:p>
          </table:table-cell>
          <table:table-cell table:formula="of:=[.K37]/[.N37]" office:value-type="string" office:string-value="" calcext:value-type="error">
            <text:p>#DIV/0!</text:p>
          </table:table-cell>
          <table:table-cell table:formula="of:=[.L37]/[.O37]" office:value-type="float" office:value="0.61608653702862" calcext:value-type="float">
            <text:p>0,616086537</text:p>
          </table:table-cell>
          <table:table-cell table:formula="of:=[.M37]/[.P37]" office:value-type="float" office:value="1.56537005064396" calcext:value-type="float">
            <text:p>1,5653700506</text:p>
          </table:table-cell>
          <table:table-cell table:formula="of:=[.N37]/[.Q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3-Indoxyl sulfate</text:p>
          </table:table-cell>
          <table:table-cell table:number-columns-repeated="27"/>
          <table:table-cell table:formula="of:=[.C38]/[.F38]" office:value-type="string" office:string-value="" calcext:value-type="error">
            <text:p>#DIV/0!</text:p>
          </table:table-cell>
          <table:table-cell table:formula="of:=[.D38]/[.G38]" office:value-type="string" office:string-value="" calcext:value-type="error">
            <text:p>#DIV/0!</text:p>
          </table:table-cell>
          <table:table-cell table:formula="of:=[.E38]/[.H38]" office:value-type="string" office:string-value="" calcext:value-type="error">
            <text:p>#DIV/0!</text:p>
          </table:table-cell>
          <table:table-cell table:formula="of:=[.F38]/[.I38]" office:value-type="string" office:string-value="" calcext:value-type="error">
            <text:p>#DIV/0!</text:p>
          </table:table-cell>
          <table:table-cell table:formula="of:=[.G38]/[.J38]" office:value-type="string" office:string-value="" calcext:value-type="error">
            <text:p>#DIV/0!</text:p>
          </table:table-cell>
          <table:table-cell table:formula="of:=[.H38]/[.K38]" office:value-type="string" office:string-value="" calcext:value-type="error">
            <text:p>#DIV/0!</text:p>
          </table:table-cell>
          <table:table-cell table:formula="of:=[.I38]/[.L38]" office:value-type="string" office:string-value="" calcext:value-type="error">
            <text:p>#DIV/0!</text:p>
          </table:table-cell>
          <table:table-cell table:formula="of:=[.J38]/[.M38]" office:value-type="string" office:string-value="" calcext:value-type="error">
            <text:p>#DIV/0!</text:p>
          </table:table-cell>
          <table:table-cell table:formula="of:=[.K38]/[.N38]" office:value-type="string" office:string-value="" calcext:value-type="error">
            <text:p>#DIV/0!</text:p>
          </table:table-cell>
          <table:table-cell table:formula="of:=[.L38]/[.O38]" office:value-type="string" office:string-value="" calcext:value-type="error">
            <text:p>#DIV/0!</text:p>
          </table:table-cell>
          <table:table-cell table:formula="of:=[.M38]/[.P38]" office:value-type="string" office:string-value="" calcext:value-type="error">
            <text:p>#DIV/0!</text:p>
          </table:table-cell>
          <table:table-cell table:formula="of:=[.N38]/[.Q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Adenosine, 5-methylthio-</text:p>
          </table:table-cell>
          <table:table-cell table:number-columns-repeated="9"/>
          <table:table-cell office:value-type="float" office:value="0.00423837401608676" calcext:value-type="float">
            <text:p>0,004</text:p>
          </table:table-cell>
          <table:table-cell office:value-type="float" office:value="0.00758143332378257" calcext:value-type="float">
            <text:p>0,008</text:p>
          </table:table-cell>
          <table:table-cell/>
          <table:table-cell office:value-type="float" office:value="0.00666406511759123" calcext:value-type="float">
            <text:p>0,007</text:p>
          </table:table-cell>
          <table:table-cell office:value-type="float" office:value="0.0084014419453048" calcext:value-type="float">
            <text:p>0,008</text:p>
          </table:table-cell>
          <table:table-cell/>
          <table:table-cell office:value-type="float" office:value="0.0118001675760341" calcext:value-type="float">
            <text:p>0,012</text:p>
          </table:table-cell>
          <table:table-cell office:value-type="float" office:value="0.0158208690493338" calcext:value-type="float">
            <text:p>0,016</text:p>
          </table:table-cell>
          <table:table-cell office:value-type="float" office:value="0.00710501735605305" calcext:value-type="float">
            <text:p>0,007</text:p>
          </table:table-cell>
          <table:table-cell table:number-columns-repeated="3"/>
          <table:table-cell office:value-type="float" office:value="0.0101448908936188" calcext:value-type="float">
            <text:p>0,010</text:p>
          </table:table-cell>
          <table:table-cell office:value-type="float" office:value="0.026291359428505" calcext:value-type="float">
            <text:p>0,026</text:p>
          </table:table-cell>
          <table:table-cell office:value-type="float" office:value="0.0132448839718421" calcext:value-type="float">
            <text:p>0,013</text:p>
          </table:table-cell>
          <table:table-cell table:number-columns-repeated="3"/>
          <table:table-cell table:formula="of:=[.C39]/[.F39]" office:value-type="string" office:string-value="" calcext:value-type="error">
            <text:p>#DIV/0!</text:p>
          </table:table-cell>
          <table:table-cell table:formula="of:=[.D39]/[.G39]" office:value-type="string" office:string-value="" calcext:value-type="error">
            <text:p>#DIV/0!</text:p>
          </table:table-cell>
          <table:table-cell table:formula="of:=[.E39]/[.H39]" office:value-type="string" office:string-value="" calcext:value-type="error">
            <text:p>#DIV/0!</text:p>
          </table:table-cell>
          <table:table-cell table:formula="of:=[.F39]/[.I39]" office:value-type="string" office:string-value="" calcext:value-type="error">
            <text:p>#DIV/0!</text:p>
          </table:table-cell>
          <table:table-cell table:formula="of:=[.G39]/[.J39]" office:value-type="string" office:string-value="" calcext:value-type="error">
            <text:p>#DIV/0!</text:p>
          </table:table-cell>
          <table:table-cell table:formula="of:=[.H39]/[.K39]" office:value-type="string" office:string-value="" calcext:value-type="error">
            <text:p>#DIV/0!</text:p>
          </table:table-cell>
          <table:table-cell table:formula="of:=[.I39]/[.L39]" office:value-type="float" office:value="0" calcext:value-type="float">
            <text:p>0</text:p>
          </table:table-cell>
          <table:table-cell table:formula="of:=[.J39]/[.M39]" office:value-type="float" office:value="0" calcext:value-type="float">
            <text:p>0</text:p>
          </table:table-cell>
          <table:table-cell table:formula="of:=[.K39]/[.N39]" office:value-type="string" office:string-value="" calcext:value-type="error">
            <text:p>#DIV/0!</text:p>
          </table:table-cell>
          <table:table-cell table:formula="of:=[.L39]/[.O39]" office:value-type="float" office:value="0.636004291869637" calcext:value-type="float">
            <text:p>0,6360042919</text:p>
          </table:table-cell>
          <table:table-cell table:formula="of:=[.M39]/[.P39]" office:value-type="float" office:value="0.902396680610226" calcext:value-type="float">
            <text:p>0,9023966806</text:p>
          </table:table-cell>
          <table:table-cell table:formula="of:=[.N39]/[.Q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Agmatine</text:p>
          </table:table-cell>
          <table:table-cell table:number-columns-repeated="4"/>
          <table:table-cell office:value-type="float" office:value="0.00702393097517879" calcext:value-type="float">
            <text:p>0,007</text:p>
          </table:table-cell>
          <table:table-cell/>
          <table:table-cell office:value-type="float" office:value="0.00356135753773607" calcext:value-type="float">
            <text:p>0,004</text:p>
          </table:table-cell>
          <table:table-cell office:value-type="float" office:value="0.00261026300884326" calcext:value-type="float">
            <text:p>0,003</text:p>
          </table:table-cell>
          <table:table-cell office:value-type="float" office:value="0.00411176140796946" calcext:value-type="float">
            <text:p>0,004</text:p>
          </table:table-cell>
          <table:table-cell office:value-type="float" office:value="0.00403327935712223" calcext:value-type="float">
            <text:p>0,004</text:p>
          </table:table-cell>
          <table:table-cell office:value-type="float" office:value="0.00772769564870132" calcext:value-type="float">
            <text:p>0,008</text:p>
          </table:table-cell>
          <table:table-cell/>
          <table:table-cell office:value-type="float" office:value="0.00384276114212243" calcext:value-type="float">
            <text:p>0,004</text:p>
          </table:table-cell>
          <table:table-cell office:value-type="float" office:value="0.0062742799861805" calcext:value-type="float">
            <text:p>0,006</text:p>
          </table:table-cell>
          <table:table-cell/>
          <table:table-cell office:value-type="float" office:value="0.0102706974118187" calcext:value-type="float">
            <text:p>0,010</text:p>
          </table:table-cell>
          <table:table-cell office:value-type="float" office:value="0.00502514005515127" calcext:value-type="float">
            <text:p>0,005</text:p>
          </table:table-cell>
          <table:table-cell office:value-type="float" office:value="0.00524446616197906" calcext:value-type="float">
            <text:p>0,005</text:p>
          </table:table-cell>
          <table:table-cell office:value-type="float" office:value="0.00603952482617494" calcext:value-type="float">
            <text:p>0,006</text:p>
          </table:table-cell>
          <table:table-cell office:value-type="float" office:value="0.00400818471298745" calcext:value-type="float">
            <text:p>0,004</text:p>
          </table:table-cell>
          <table:table-cell office:value-type="float" office:value="0.00211205567403478" calcext:value-type="float">
            <text:p>0,002</text:p>
          </table:table-cell>
          <table:table-cell office:value-type="float" office:value="0.0129703601091229" calcext:value-type="float">
            <text:p>0,013</text:p>
          </table:table-cell>
          <table:table-cell office:value-type="float" office:value="0.0107823588716511" calcext:value-type="float">
            <text:p>0,011</text:p>
          </table:table-cell>
          <table:table-cell office:value-type="float" office:value="0.00714695039783478" calcext:value-type="float">
            <text:p>0,007</text:p>
          </table:table-cell>
          <table:table-cell table:number-columns-repeated="3"/>
          <table:table-cell table:formula="of:=[.C40]/[.F40]" office:value-type="string" office:string-value="" calcext:value-type="error">
            <text:p>#DIV/0!</text:p>
          </table:table-cell>
          <table:table-cell table:formula="of:=[.D40]/[.G40]" office:value-type="float" office:value="0" calcext:value-type="float">
            <text:p>0</text:p>
          </table:table-cell>
          <table:table-cell table:formula="of:=[.E40]/[.H40]" office:value-type="string" office:string-value="" calcext:value-type="error">
            <text:p>#DIV/0!</text:p>
          </table:table-cell>
          <table:table-cell table:formula="of:=[.F40]/[.I40]" office:value-type="float" office:value="0" calcext:value-type="float">
            <text:p>0</text:p>
          </table:table-cell>
          <table:table-cell table:formula="of:=[.G40]/[.J40]" office:value-type="float" office:value="2.69089013305653" calcext:value-type="float">
            <text:p>2,6908901331</text:p>
          </table:table-cell>
          <table:table-cell table:formula="of:=[.H40]/[.K40]" office:value-type="float" office:value="0" calcext:value-type="float">
            <text:p>0</text:p>
          </table:table-cell>
          <table:table-cell table:formula="of:=[.I40]/[.L40]" office:value-type="float" office:value="0.882993024385279" calcext:value-type="float">
            <text:p>0,8829930244</text:p>
          </table:table-cell>
          <table:table-cell table:formula="of:=[.J40]/[.M40]" office:value-type="float" office:value="0.337780255266902" calcext:value-type="float">
            <text:p>0,3377802553</text:p>
          </table:table-cell>
          <table:table-cell table:formula="of:=[.K40]/[.N40]" office:value-type="string" office:string-value="" calcext:value-type="error">
            <text:p>#DIV/0!</text:p>
          </table:table-cell>
          <table:table-cell table:formula="of:=[.L40]/[.O40]" office:value-type="float" office:value="1.04957846921877" calcext:value-type="float">
            <text:p>1,0495784692</text:p>
          </table:table-cell>
          <table:table-cell table:formula="of:=[.M40]/[.P40]" office:value-type="float" office:value="1.23164660578139" calcext:value-type="float">
            <text:p>1,2316466058</text:p>
          </table:table-cell>
          <table:table-cell table:formula="of:=[.N40]/[.Q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Arginine</text:p>
          </table:table-cell>
          <table:table-cell table:number-columns-repeated="9"/>
          <table:table-cell office:value-type="float" office:value="0.00491109462066724" calcext:value-type="float">
            <text:p>0,005</text:p>
          </table:table-cell>
          <table:table-cell office:value-type="float" office:value="0.0140879451290145" calcext:value-type="float">
            <text:p>0,014</text:p>
          </table:table-cell>
          <table:table-cell/>
          <table:table-cell office:value-type="float" office:value="0.014188773728973" calcext:value-type="float">
            <text:p>0,014</text:p>
          </table:table-cell>
          <table:table-cell office:value-type="float" office:value="0.0140508314503037" calcext:value-type="float">
            <text:p>0,014</text:p>
          </table:table-cell>
          <table:table-cell/>
          <table:table-cell office:value-type="float" office:value="0.0140686478132132" calcext:value-type="float">
            <text:p>0,014</text:p>
          </table:table-cell>
          <table:table-cell office:value-type="float" office:value="0.017000358844559" calcext:value-type="float">
            <text:p>0,017</text:p>
          </table:table-cell>
          <table:table-cell office:value-type="float" office:value="0.0212760082912552" calcext:value-type="float">
            <text:p>0,021</text:p>
          </table:table-cell>
          <table:table-cell table:number-columns-repeated="3"/>
          <table:table-cell office:value-type="float" office:value="0.0131280689323598" calcext:value-type="float">
            <text:p>0,013</text:p>
          </table:table-cell>
          <table:table-cell office:value-type="float" office:value="0.00391325640357865" calcext:value-type="float">
            <text:p>0,004</text:p>
          </table:table-cell>
          <table:table-cell office:value-type="float" office:value="0.0232829175057049" calcext:value-type="float">
            <text:p>0,023</text:p>
          </table:table-cell>
          <table:table-cell table:number-columns-repeated="3"/>
          <table:table-cell table:formula="of:=[.C41]/[.F41]" office:value-type="string" office:string-value="" calcext:value-type="error">
            <text:p>#DIV/0!</text:p>
          </table:table-cell>
          <table:table-cell table:formula="of:=[.D41]/[.G41]" office:value-type="string" office:string-value="" calcext:value-type="error">
            <text:p>#DIV/0!</text:p>
          </table:table-cell>
          <table:table-cell table:formula="of:=[.E41]/[.H41]" office:value-type="string" office:string-value="" calcext:value-type="error">
            <text:p>#DIV/0!</text:p>
          </table:table-cell>
          <table:table-cell table:formula="of:=[.F41]/[.I41]" office:value-type="string" office:string-value="" calcext:value-type="error">
            <text:p>#DIV/0!</text:p>
          </table:table-cell>
          <table:table-cell table:formula="of:=[.G41]/[.J41]" office:value-type="string" office:string-value="" calcext:value-type="error">
            <text:p>#DIV/0!</text:p>
          </table:table-cell>
          <table:table-cell table:formula="of:=[.H41]/[.K41]" office:value-type="string" office:string-value="" calcext:value-type="error">
            <text:p>#DIV/0!</text:p>
          </table:table-cell>
          <table:table-cell table:formula="of:=[.I41]/[.L41]" office:value-type="float" office:value="0" calcext:value-type="float">
            <text:p>0</text:p>
          </table:table-cell>
          <table:table-cell table:formula="of:=[.J41]/[.M41]" office:value-type="float" office:value="0" calcext:value-type="float">
            <text:p>0</text:p>
          </table:table-cell>
          <table:table-cell table:formula="of:=[.K41]/[.N41]" office:value-type="string" office:string-value="" calcext:value-type="error">
            <text:p>#DIV/0!</text:p>
          </table:table-cell>
          <table:table-cell table:formula="of:=[.L41]/[.O41]" office:value-type="float" office:value="0.346125374502164" calcext:value-type="float">
            <text:p>0,3461253745</text:p>
          </table:table-cell>
          <table:table-cell table:formula="of:=[.M41]/[.P41]" office:value-type="float" office:value="1.00264138665687" calcext:value-type="float">
            <text:p>1,0026413867</text:p>
          </table:table-cell>
          <table:table-cell table:formula="of:=[.N41]/[.Q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Isonicotinic acid</text:p>
          </table:table-cell>
          <table:table-cell table:number-columns-repeated="6"/>
          <table:table-cell office:value-type="float" office:value="0.00101297653681159" calcext:value-type="float">
            <text:p>0,001</text:p>
          </table:table-cell>
          <table:table-cell office:value-type="float" office:value="0.000532140376021277" calcext:value-type="float">
            <text:p>0,001</text:p>
          </table:table-cell>
          <table:table-cell office:value-type="float" office:value="0.000850504874020323" calcext:value-type="float">
            <text:p>0,001</text:p>
          </table:table-cell>
          <table:table-cell table:number-columns-repeated="3"/>
          <table:table-cell office:value-type="float" office:value="0.000791764625357849" calcext:value-type="float">
            <text:p>0,001</text:p>
          </table:table-cell>
          <table:table-cell office:value-type="float" office:value="0.0011144034124171" calcext:value-type="float">
            <text:p>0,001</text:p>
          </table:table-cell>
          <table:table-cell/>
          <table:table-cell office:value-type="float" office:value="0.00133576199439402" calcext:value-type="float">
            <text:p>0,001</text:p>
          </table:table-cell>
          <table:table-cell office:value-type="float" office:value="0.00158689354654884" calcext:value-type="float">
            <text:p>0,002</text:p>
          </table:table-cell>
          <table:table-cell office:value-type="float" office:value="0.00169373783667279" calcext:value-type="float">
            <text:p>0,002</text:p>
          </table:table-cell>
          <table:table-cell office:value-type="float" office:value="0.00149983928936078" calcext:value-type="float">
            <text:p>0,001</text:p>
          </table:table-cell>
          <table:table-cell office:value-type="float" office:value="0.00179913949007173" calcext:value-type="float">
            <text:p>0,002</text:p>
          </table:table-cell>
          <table:table-cell office:value-type="float" office:value="0.00132221020856762" calcext:value-type="float">
            <text:p>0,001</text:p>
          </table:table-cell>
          <table:table-cell office:value-type="float" office:value="0.0014570591205969" calcext:value-type="float">
            <text:p>0,001</text:p>
          </table:table-cell>
          <table:table-cell office:value-type="float" office:value="0.0100688402767924" calcext:value-type="float">
            <text:p>0,010</text:p>
          </table:table-cell>
          <table:table-cell office:value-type="float" office:value="0.002780551756829" calcext:value-type="float">
            <text:p>0,003</text:p>
          </table:table-cell>
          <table:table-cell table:number-columns-repeated="3"/>
          <table:table-cell table:formula="of:=[.C42]/[.F42]" office:value-type="string" office:string-value="" calcext:value-type="error">
            <text:p>#DIV/0!</text:p>
          </table:table-cell>
          <table:table-cell table:formula="of:=[.D42]/[.G42]" office:value-type="string" office:string-value="" calcext:value-type="error">
            <text:p>#DIV/0!</text:p>
          </table:table-cell>
          <table:table-cell table:formula="of:=[.E42]/[.H42]" office:value-type="string" office:string-value="" calcext:value-type="error">
            <text:p>#DIV/0!</text:p>
          </table:table-cell>
          <table:table-cell table:formula="of:=[.F42]/[.I42]" office:value-type="float" office:value="0" calcext:value-type="float">
            <text:p>0</text:p>
          </table:table-cell>
          <table:table-cell table:formula="of:=[.G42]/[.J42]" office:value-type="float" office:value="0" calcext:value-type="float">
            <text:p>0</text:p>
          </table:table-cell>
          <table:table-cell table:formula="of:=[.H42]/[.K42]" office:value-type="float" office:value="0" calcext:value-type="float">
            <text:p>0</text:p>
          </table:table-cell>
          <table:table-cell table:formula="of:=[.I42]/[.L42]" office:value-type="string" office:string-value="" calcext:value-type="error">
            <text:p>#DIV/0!</text:p>
          </table:table-cell>
          <table:table-cell table:formula="of:=[.J42]/[.M42]" office:value-type="string" office:string-value="" calcext:value-type="error">
            <text:p>#DIV/0!</text:p>
          </table:table-cell>
          <table:table-cell table:formula="of:=[.K42]/[.N42]" office:value-type="string" office:string-value="" calcext:value-type="error">
            <text:p>#DIV/0!</text:p>
          </table:table-cell>
          <table:table-cell table:formula="of:=[.L42]/[.O42]" office:value-type="float" office:value="0" calcext:value-type="float">
            <text:p>0</text:p>
          </table:table-cell>
          <table:table-cell table:formula="of:=[.M42]/[.P42]" office:value-type="float" office:value="0" calcext:value-type="float">
            <text:p>0</text:p>
          </table:table-cell>
          <table:table-cell table:formula="of:=[.N42]/[.Q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Nicotinic acid, 6-hydroxy-</text:p>
          </table:table-cell>
          <table:table-cell table:number-columns-repeated="27"/>
          <table:table-cell table:formula="of:=[.C43]/[.F43]" office:value-type="string" office:string-value="" calcext:value-type="error">
            <text:p>#DIV/0!</text:p>
          </table:table-cell>
          <table:table-cell table:formula="of:=[.D43]/[.G43]" office:value-type="string" office:string-value="" calcext:value-type="error">
            <text:p>#DIV/0!</text:p>
          </table:table-cell>
          <table:table-cell table:formula="of:=[.E43]/[.H43]" office:value-type="string" office:string-value="" calcext:value-type="error">
            <text:p>#DIV/0!</text:p>
          </table:table-cell>
          <table:table-cell table:formula="of:=[.F43]/[.I43]" office:value-type="string" office:string-value="" calcext:value-type="error">
            <text:p>#DIV/0!</text:p>
          </table:table-cell>
          <table:table-cell table:formula="of:=[.G43]/[.J43]" office:value-type="string" office:string-value="" calcext:value-type="error">
            <text:p>#DIV/0!</text:p>
          </table:table-cell>
          <table:table-cell table:formula="of:=[.H43]/[.K43]" office:value-type="string" office:string-value="" calcext:value-type="error">
            <text:p>#DIV/0!</text:p>
          </table:table-cell>
          <table:table-cell table:formula="of:=[.I43]/[.L43]" office:value-type="string" office:string-value="" calcext:value-type="error">
            <text:p>#DIV/0!</text:p>
          </table:table-cell>
          <table:table-cell table:formula="of:=[.J43]/[.M43]" office:value-type="string" office:string-value="" calcext:value-type="error">
            <text:p>#DIV/0!</text:p>
          </table:table-cell>
          <table:table-cell table:formula="of:=[.K43]/[.N43]" office:value-type="string" office:string-value="" calcext:value-type="error">
            <text:p>#DIV/0!</text:p>
          </table:table-cell>
          <table:table-cell table:formula="of:=[.L43]/[.O43]" office:value-type="string" office:string-value="" calcext:value-type="error">
            <text:p>#DIV/0!</text:p>
          </table:table-cell>
          <table:table-cell table:formula="of:=[.M43]/[.P43]" office:value-type="string" office:string-value="" calcext:value-type="error">
            <text:p>#DIV/0!</text:p>
          </table:table-cell>
          <table:table-cell table:formula="of:=[.N43]/[.Q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Putrescine</text:p>
          </table:table-cell>
          <table:table-cell office:value-type="float" office:value="0.00098683482463484" calcext:value-type="float">
            <text:p>0,001</text:p>
          </table:table-cell>
          <table:table-cell office:value-type="float" office:value="0.00408923166463883" calcext:value-type="float">
            <text:p>0,004</text:p>
          </table:table-cell>
          <table:table-cell/>
          <table:table-cell office:value-type="float" office:value="0.000870749168261838" calcext:value-type="float">
            <text:p>0,001</text:p>
          </table:table-cell>
          <table:table-cell office:value-type="float" office:value="0.00637543463857719" calcext:value-type="float">
            <text:p>0,006</text:p>
          </table:table-cell>
          <table:table-cell/>
          <table:table-cell office:value-type="float" office:value="0.00678121812123107" calcext:value-type="float">
            <text:p>0,007</text:p>
          </table:table-cell>
          <table:table-cell office:value-type="float" office:value="0.00595673971396306" calcext:value-type="float">
            <text:p>0,006</text:p>
          </table:table-cell>
          <table:table-cell office:value-type="float" office:value="0.00781161943962872" calcext:value-type="float">
            <text:p>0,008</text:p>
          </table:table-cell>
          <table:table-cell office:value-type="float" office:value="0.00503006238653907" calcext:value-type="float">
            <text:p>0,005</text:p>
          </table:table-cell>
          <table:table-cell office:value-type="float" office:value="0.012186176562324" calcext:value-type="float">
            <text:p>0,012</text:p>
          </table:table-cell>
          <table:table-cell/>
          <table:table-cell office:value-type="float" office:value="0.00761696217660974" calcext:value-type="float">
            <text:p>0,008</text:p>
          </table:table-cell>
          <table:table-cell office:value-type="float" office:value="0.00586713990680028" calcext:value-type="float">
            <text:p>0,006</text:p>
          </table:table-cell>
          <table:table-cell/>
          <table:table-cell office:value-type="float" office:value="0.0112844361174506" calcext:value-type="float">
            <text:p>0,011</text:p>
          </table:table-cell>
          <table:table-cell office:value-type="float" office:value="0.00887144397893302" calcext:value-type="float">
            <text:p>0,009</text:p>
          </table:table-cell>
          <table:table-cell office:value-type="float" office:value="0.00681447254572915" calcext:value-type="float">
            <text:p>0,007</text:p>
          </table:table-cell>
          <table:table-cell office:value-type="float" office:value="0.00793924721388259" calcext:value-type="float">
            <text:p>0,008</text:p>
          </table:table-cell>
          <table:table-cell office:value-type="float" office:value="0.00546402674071003" calcext:value-type="float">
            <text:p>0,005</text:p>
          </table:table-cell>
          <table:table-cell office:value-type="float" office:value="0.00564376285769345" calcext:value-type="float">
            <text:p>0,006</text:p>
          </table:table-cell>
          <table:table-cell office:value-type="float" office:value="0.0150979856308193" calcext:value-type="float">
            <text:p>0,015</text:p>
          </table:table-cell>
          <table:table-cell office:value-type="float" office:value="0.0116221957231616" calcext:value-type="float">
            <text:p>0,012</text:p>
          </table:table-cell>
          <table:table-cell office:value-type="float" office:value="0.0105589089876599" calcext:value-type="float">
            <text:p>0,011</text:p>
          </table:table-cell>
          <table:table-cell table:number-columns-repeated="3"/>
          <table:table-cell table:formula="of:=[.C44]/[.F44]" office:value-type="float" office:value="1.13331698795042" calcext:value-type="float">
            <text:p>1,133316988</text:p>
          </table:table-cell>
          <table:table-cell table:formula="of:=[.D44]/[.G44]" office:value-type="float" office:value="0.641404374204584" calcext:value-type="float">
            <text:p>0,6414043742</text:p>
          </table:table-cell>
          <table:table-cell table:formula="of:=[.E44]/[.H44]" office:value-type="string" office:string-value="" calcext:value-type="error">
            <text:p>#DIV/0!</text:p>
          </table:table-cell>
          <table:table-cell table:formula="of:=[.F44]/[.I44]" office:value-type="float" office:value="0.128406010940076" calcext:value-type="float">
            <text:p>0,1284060109</text:p>
          </table:table-cell>
          <table:table-cell table:formula="of:=[.G44]/[.J44]" office:value-type="float" office:value="1.07028927646992" calcext:value-type="float">
            <text:p>1,0702892765</text:p>
          </table:table-cell>
          <table:table-cell table:formula="of:=[.H44]/[.K44]" office:value-type="float" office:value="0" calcext:value-type="float">
            <text:p>0</text:p>
          </table:table-cell>
          <table:table-cell table:formula="of:=[.I44]/[.L44]" office:value-type="float" office:value="1.34813797526215" calcext:value-type="float">
            <text:p>1,3481379753</text:p>
          </table:table-cell>
          <table:table-cell table:formula="of:=[.J44]/[.M44]" office:value-type="float" office:value="0.488811210267502" calcext:value-type="float">
            <text:p>0,4888112103</text:p>
          </table:table-cell>
          <table:table-cell table:formula="of:=[.K44]/[.N44]" office:value-type="string" office:string-value="" calcext:value-type="error">
            <text:p>#DIV/0!</text:p>
          </table:table-cell>
          <table:table-cell table:formula="of:=[.L44]/[.O44]" office:value-type="float" office:value="0.660376442722198" calcext:value-type="float">
            <text:p>0,6603764427</text:p>
          </table:table-cell>
          <table:table-cell table:formula="of:=[.M44]/[.P44]" office:value-type="float" office:value="2.07702164187353" calcext:value-type="float">
            <text:p>2,0770216419</text:p>
          </table:table-cell>
          <table:table-cell table:formula="of:=[.N44]/[.Q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Pyrrole-2-carboxylic acid</text:p>
          </table:table-cell>
          <table:table-cell table:number-columns-repeated="6"/>
          <table:table-cell office:value-type="float" office:value="0.00321340644055138" calcext:value-type="float">
            <text:p>0,003</text:p>
          </table:table-cell>
          <table:table-cell office:value-type="float" office:value="0.00276327002489907" calcext:value-type="float">
            <text:p>0,003</text:p>
          </table:table-cell>
          <table:table-cell office:value-type="float" office:value="0.00349693189848197" calcext:value-type="float">
            <text:p>0,003</text:p>
          </table:table-cell>
          <table:table-cell table:number-columns-repeated="3"/>
          <table:table-cell office:value-type="float" office:value="0.00492276117170813" calcext:value-type="float">
            <text:p>0,005</text:p>
          </table:table-cell>
          <table:table-cell office:value-type="float" office:value="0.00492515542316941" calcext:value-type="float">
            <text:p>0,005</text:p>
          </table:table-cell>
          <table:table-cell/>
          <table:table-cell office:value-type="float" office:value="0.0126511121974394" calcext:value-type="float">
            <text:p>0,013</text:p>
          </table:table-cell>
          <table:table-cell office:value-type="float" office:value="0.00733788215106322" calcext:value-type="float">
            <text:p>0,007</text:p>
          </table:table-cell>
          <table:table-cell office:value-type="float" office:value="0.00611911811145083" calcext:value-type="float">
            <text:p>0,006</text:p>
          </table:table-cell>
          <table:table-cell office:value-type="float" office:value="0.00445228887604307" calcext:value-type="float">
            <text:p>0,004</text:p>
          </table:table-cell>
          <table:table-cell office:value-type="float" office:value="0.00531757316759" calcext:value-type="float">
            <text:p>0,005</text:p>
          </table:table-cell>
          <table:table-cell office:value-type="float" office:value="0.00644874633340302" calcext:value-type="float">
            <text:p>0,006</text:p>
          </table:table-cell>
          <table:table-cell office:value-type="float" office:value="0.0195529180917927" calcext:value-type="float">
            <text:p>0,020</text:p>
          </table:table-cell>
          <table:table-cell office:value-type="float" office:value="0.0183410578796126" calcext:value-type="float">
            <text:p>0,018</text:p>
          </table:table-cell>
          <table:table-cell office:value-type="float" office:value="0.0130570143984283" calcext:value-type="float">
            <text:p>0,013</text:p>
          </table:table-cell>
          <table:table-cell table:number-columns-repeated="3"/>
          <table:table-cell table:formula="of:=[.C45]/[.F45]" office:value-type="string" office:string-value="" calcext:value-type="error">
            <text:p>#DIV/0!</text:p>
          </table:table-cell>
          <table:table-cell table:formula="of:=[.D45]/[.G45]" office:value-type="string" office:string-value="" calcext:value-type="error">
            <text:p>#DIV/0!</text:p>
          </table:table-cell>
          <table:table-cell table:formula="of:=[.E45]/[.H45]" office:value-type="string" office:string-value="" calcext:value-type="error">
            <text:p>#DIV/0!</text:p>
          </table:table-cell>
          <table:table-cell table:formula="of:=[.F45]/[.I45]" office:value-type="float" office:value="0" calcext:value-type="float">
            <text:p>0</text:p>
          </table:table-cell>
          <table:table-cell table:formula="of:=[.G45]/[.J45]" office:value-type="float" office:value="0" calcext:value-type="float">
            <text:p>0</text:p>
          </table:table-cell>
          <table:table-cell table:formula="of:=[.H45]/[.K45]" office:value-type="float" office:value="0" calcext:value-type="float">
            <text:p>0</text:p>
          </table:table-cell>
          <table:table-cell table:formula="of:=[.I45]/[.L45]" office:value-type="string" office:string-value="" calcext:value-type="error">
            <text:p>#DIV/0!</text:p>
          </table:table-cell>
          <table:table-cell table:formula="of:=[.J45]/[.M45]" office:value-type="string" office:string-value="" calcext:value-type="error">
            <text:p>#DIV/0!</text:p>
          </table:table-cell>
          <table:table-cell table:formula="of:=[.K45]/[.N45]" office:value-type="string" office:string-value="" calcext:value-type="error">
            <text:p>#DIV/0!</text:p>
          </table:table-cell>
          <table:table-cell table:formula="of:=[.L45]/[.O45]" office:value-type="float" office:value="0" calcext:value-type="float">
            <text:p>0</text:p>
          </table:table-cell>
          <table:table-cell table:formula="of:=[.M45]/[.P45]" office:value-type="float" office:value="0" calcext:value-type="float">
            <text:p>0</text:p>
          </table:table-cell>
          <table:table-cell table:formula="of:=[.N45]/[.Q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Spermidine</text:p>
          </table:table-cell>
          <table:table-cell office:value-type="float" office:value="0.000588787189024123" calcext:value-type="float">
            <text:p>0,001</text:p>
          </table:table-cell>
          <table:table-cell office:value-type="float" office:value="0.00106456861958303" calcext:value-type="float">
            <text:p>0,001</text:p>
          </table:table-cell>
          <table:table-cell/>
          <table:table-cell office:value-type="float" office:value="0.00111358666975289" calcext:value-type="float">
            <text:p>0,001</text:p>
          </table:table-cell>
          <table:table-cell office:value-type="float" office:value="0.0010783685760358" calcext:value-type="float">
            <text:p>0,001</text:p>
          </table:table-cell>
          <table:table-cell/>
          <table:table-cell office:value-type="float" office:value="0.0163692614058529" calcext:value-type="float">
            <text:p>0,016</text:p>
          </table:table-cell>
          <table:table-cell office:value-type="float" office:value="0.00704352272845134" calcext:value-type="float">
            <text:p>0,007</text:p>
          </table:table-cell>
          <table:table-cell office:value-type="float" office:value="0.020622773267005" calcext:value-type="float">
            <text:p>0,021</text:p>
          </table:table-cell>
          <table:table-cell office:value-type="float" office:value="0.00331943776112361" calcext:value-type="float">
            <text:p>0,003</text:p>
          </table:table-cell>
          <table:table-cell office:value-type="float" office:value="0.0222503310616966" calcext:value-type="float">
            <text:p>0,022</text:p>
          </table:table-cell>
          <table:table-cell/>
          <table:table-cell office:value-type="float" office:value="0.00673779363561832" calcext:value-type="float">
            <text:p>0,007</text:p>
          </table:table-cell>
          <table:table-cell office:value-type="float" office:value="0.00240681486831101" calcext:value-type="float">
            <text:p>0,002</text:p>
          </table:table-cell>
          <table:table-cell/>
          <table:table-cell office:value-type="float" office:value="0.0122533676535005" calcext:value-type="float">
            <text:p>0,012</text:p>
          </table:table-cell>
          <table:table-cell office:value-type="float" office:value="0.00712656561230564" calcext:value-type="float">
            <text:p>0,007</text:p>
          </table:table-cell>
          <table:table-cell office:value-type="float" office:value="0.00212134810286391" calcext:value-type="float">
            <text:p>0,002</text:p>
          </table:table-cell>
          <table:table-cell office:value-type="float" office:value="0.0187735491941818" calcext:value-type="float">
            <text:p>0,019</text:p>
          </table:table-cell>
          <table:table-cell office:value-type="float" office:value="0.00123283777327549" calcext:value-type="float">
            <text:p>0,001</text:p>
          </table:table-cell>
          <table:table-cell office:value-type="float" office:value="0.00967113937750252" calcext:value-type="float">
            <text:p>0,010</text:p>
          </table:table-cell>
          <table:table-cell office:value-type="float" office:value="0.0417557196033023" calcext:value-type="float">
            <text:p>0,042</text:p>
          </table:table-cell>
          <table:table-cell office:value-type="float" office:value="0.00714678676563505" calcext:value-type="float">
            <text:p>0,007</text:p>
          </table:table-cell>
          <table:table-cell office:value-type="float" office:value="0.00642361782318736" calcext:value-type="float">
            <text:p>0,006</text:p>
          </table:table-cell>
          <table:table-cell table:number-columns-repeated="3"/>
          <table:table-cell table:formula="of:=[.C46]/[.F46]" office:value-type="float" office:value="0.528730457194479" calcext:value-type="float">
            <text:p>0,5287304572</text:p>
          </table:table-cell>
          <table:table-cell table:formula="of:=[.D46]/[.G46]" office:value-type="float" office:value="0.987202931576975" calcext:value-type="float">
            <text:p>0,9872029316</text:p>
          </table:table-cell>
          <table:table-cell table:formula="of:=[.E46]/[.H46]" office:value-type="string" office:string-value="" calcext:value-type="error">
            <text:p>#DIV/0!</text:p>
          </table:table-cell>
          <table:table-cell table:formula="of:=[.F46]/[.I46]" office:value-type="float" office:value="0.0680291335169663" calcext:value-type="float">
            <text:p>0,0680291335</text:p>
          </table:table-cell>
          <table:table-cell table:formula="of:=[.G46]/[.J46]" office:value-type="float" office:value="0.153100744841765" calcext:value-type="float">
            <text:p>0,1531007448</text:p>
          </table:table-cell>
          <table:table-cell table:formula="of:=[.H46]/[.K46]" office:value-type="float" office:value="0" calcext:value-type="float">
            <text:p>0</text:p>
          </table:table-cell>
          <table:table-cell table:formula="of:=[.I46]/[.L46]" office:value-type="float" office:value="4.93133554048382" calcext:value-type="float">
            <text:p>4,9313355405</text:p>
          </table:table-cell>
          <table:table-cell table:formula="of:=[.J46]/[.M46]" office:value-type="float" office:value="0.316558109131985" calcext:value-type="float">
            <text:p>0,3165581091</text:p>
          </table:table-cell>
          <table:table-cell table:formula="of:=[.K46]/[.N46]" office:value-type="string" office:string-value="" calcext:value-type="error">
            <text:p>#DIV/0!</text:p>
          </table:table-cell>
          <table:table-cell table:formula="of:=[.L46]/[.O46]" office:value-type="float" office:value="0.492659458071839" calcext:value-type="float">
            <text:p>0,4926594581</text:p>
          </table:table-cell>
          <table:table-cell table:formula="of:=[.M46]/[.P46]" office:value-type="float" office:value="9.24472062835096" calcext:value-type="float">
            <text:p>9,2447206284</text:p>
          </table:table-cell>
          <table:table-cell table:formula="of:=[.N46]/[.Q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Tyramine</text:p>
          </table:table-cell>
          <table:table-cell/>
          <table:table-cell office:value-type="float" office:value="0.000189895668724208" calcext:value-type="float">
            <text:p>0,000</text:p>
          </table:table-cell>
          <table:table-cell/>
          <table:table-cell office:value-type="float" office:value="0.00010017413456171" calcext:value-type="float">
            <text:p>0,000</text:p>
          </table:table-cell>
          <table:table-cell office:value-type="float" office:value="0.000187194107710164" calcext:value-type="float">
            <text:p>0,000</text:p>
          </table:table-cell>
          <table:table-cell/>
          <table:table-cell office:value-type="float" office:value="0.000274621171014991" calcext:value-type="float">
            <text:p>0,000</text:p>
          </table:table-cell>
          <table:table-cell office:value-type="float" office:value="0.000224455933547668" calcext:value-type="float">
            <text:p>0,000</text:p>
          </table:table-cell>
          <table:table-cell office:value-type="float" office:value="0.000270065481497712" calcext:value-type="float">
            <text:p>0,000</text:p>
          </table:table-cell>
          <table:table-cell office:value-type="float" office:value="0.000177234771931636" calcext:value-type="float">
            <text:p>0,000</text:p>
          </table:table-cell>
          <table:table-cell office:value-type="float" office:value="0.000489353936982756" calcext:value-type="float">
            <text:p>0,000</text:p>
          </table:table-cell>
          <table:table-cell/>
          <table:table-cell office:value-type="float" office:value="0.000283931355907336" calcext:value-type="float">
            <text:p>0,000</text:p>
          </table:table-cell>
          <table:table-cell office:value-type="float" office:value="0.000438976243000034" calcext:value-type="float">
            <text:p>0,000</text:p>
          </table:table-cell>
          <table:table-cell/>
          <table:table-cell office:value-type="float" office:value="0.000431834288479618" calcext:value-type="float">
            <text:p>0,000</text:p>
          </table:table-cell>
          <table:table-cell office:value-type="float" office:value="0.000625498382308531" calcext:value-type="float">
            <text:p>0,001</text:p>
          </table:table-cell>
          <table:table-cell office:value-type="float" office:value="0.00038277560519964" calcext:value-type="float">
            <text:p>0,000</text:p>
          </table:table-cell>
          <table:table-cell office:value-type="float" office:value="0.00100612444238819" calcext:value-type="float">
            <text:p>0,001</text:p>
          </table:table-cell>
          <table:table-cell office:value-type="float" office:value="0.0000780141503203083" calcext:value-type="float">
            <text:p>0,000</text:p>
          </table:table-cell>
          <table:table-cell office:value-type="float" office:value="0.000355624571948289" calcext:value-type="float">
            <text:p>0,000</text:p>
          </table:table-cell>
          <table:table-cell office:value-type="float" office:value="0.000691597478500654" calcext:value-type="float">
            <text:p>0,001</text:p>
          </table:table-cell>
          <table:table-cell office:value-type="float" office:value="0.00108561766295837" calcext:value-type="float">
            <text:p>0,001</text:p>
          </table:table-cell>
          <table:table-cell office:value-type="float" office:value="0.000884864493819322" calcext:value-type="float">
            <text:p>0,001</text:p>
          </table:table-cell>
          <table:table-cell table:number-columns-repeated="3"/>
          <table:table-cell table:formula="of:=[.C47]/[.F47]" office:value-type="float" office:value="0" calcext:value-type="float">
            <text:p>0</text:p>
          </table:table-cell>
          <table:table-cell table:formula="of:=[.D47]/[.G47]" office:value-type="float" office:value="1.01443186992951" calcext:value-type="float">
            <text:p>1,0144318699</text:p>
          </table:table-cell>
          <table:table-cell table:formula="of:=[.E47]/[.H47]" office:value-type="string" office:string-value="" calcext:value-type="error">
            <text:p>#DIV/0!</text:p>
          </table:table-cell>
          <table:table-cell table:formula="of:=[.F47]/[.I47]" office:value-type="float" office:value="0.364772075625013" calcext:value-type="float">
            <text:p>0,3647720756</text:p>
          </table:table-cell>
          <table:table-cell table:formula="of:=[.G47]/[.J47]" office:value-type="float" office:value="0.833990461964817" calcext:value-type="float">
            <text:p>0,833990462</text:p>
          </table:table-cell>
          <table:table-cell table:formula="of:=[.H47]/[.K47]" office:value-type="float" office:value="0" calcext:value-type="float">
            <text:p>0</text:p>
          </table:table-cell>
          <table:table-cell table:formula="of:=[.I47]/[.L47]" office:value-type="float" office:value="1.54947682117886" calcext:value-type="float">
            <text:p>1,5494768212</text:p>
          </table:table-cell>
          <table:table-cell table:formula="of:=[.J47]/[.M47]" office:value-type="float" office:value="0.458678098988253" calcext:value-type="float">
            <text:p>0,458678099</text:p>
          </table:table-cell>
          <table:table-cell table:formula="of:=[.K47]/[.N47]" office:value-type="string" office:string-value="" calcext:value-type="error">
            <text:p>#DIV/0!</text:p>
          </table:table-cell>
          <table:table-cell table:formula="of:=[.L47]/[.O47]" office:value-type="float" office:value="0.624216974434759" calcext:value-type="float">
            <text:p>0,6242169744</text:p>
          </table:table-cell>
          <table:table-cell table:formula="of:=[.M47]/[.P47]" office:value-type="float" office:value="1.11476177762704" calcext:value-type="float">
            <text:p>1,1147617776</text:p>
          </table:table-cell>
          <table:table-cell table:formula="of:=[.N47]/[.Q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Uracil</text:p>
          </table:table-cell>
          <table:table-cell table:number-columns-repeated="3"/>
          <table:table-cell office:value-type="float" office:value="0.000110025145521806" calcext:value-type="float">
            <text:p>0,000</text:p>
          </table:table-cell>
          <table:table-cell office:value-type="float" office:value="0.0012964000265585" calcext:value-type="float">
            <text:p>0,001</text:p>
          </table:table-cell>
          <table:table-cell/>
          <table:table-cell office:value-type="float" office:value="0.000888572376784589" calcext:value-type="float">
            <text:p>0,001</text:p>
          </table:table-cell>
          <table:table-cell office:value-type="float" office:value="0.000348648707333845" calcext:value-type="float">
            <text:p>0,000</text:p>
          </table:table-cell>
          <table:table-cell office:value-type="float" office:value="0.00070580072289576" calcext:value-type="float">
            <text:p>0,001</text:p>
          </table:table-cell>
          <table:table-cell office:value-type="float" office:value="0.000686430835317135" calcext:value-type="float">
            <text:p>0,001</text:p>
          </table:table-cell>
          <table:table-cell office:value-type="float" office:value="0.000556506609025076" calcext:value-type="float">
            <text:p>0,001</text:p>
          </table:table-cell>
          <table:table-cell/>
          <table:table-cell office:value-type="float" office:value="0.00105990206416979" calcext:value-type="float">
            <text:p>0,001</text:p>
          </table:table-cell>
          <table:table-cell office:value-type="float" office:value="0.000465162539344178" calcext:value-type="float">
            <text:p>0,000</text:p>
          </table:table-cell>
          <table:table-cell/>
          <table:table-cell office:value-type="float" office:value="0.00141554643240856" calcext:value-type="float">
            <text:p>0,001</text:p>
          </table:table-cell>
          <table:table-cell office:value-type="float" office:value="0.00134469324040504" calcext:value-type="float">
            <text:p>0,001</text:p>
          </table:table-cell>
          <table:table-cell office:value-type="float" office:value="0.0024159410089341" calcext:value-type="float">
            <text:p>0,002</text:p>
          </table:table-cell>
          <table:table-cell office:value-type="float" office:value="0.00201838528755778" calcext:value-type="float">
            <text:p>0,002</text:p>
          </table:table-cell>
          <table:table-cell office:value-type="float" office:value="0.00142143650056081" calcext:value-type="float">
            <text:p>0,001</text:p>
          </table:table-cell>
          <table:table-cell office:value-type="float" office:value="0.0013981111812431" calcext:value-type="float">
            <text:p>0,001</text:p>
          </table:table-cell>
          <table:table-cell office:value-type="float" office:value="0.00409737308843388" calcext:value-type="float">
            <text:p>0,004</text:p>
          </table:table-cell>
          <table:table-cell office:value-type="float" office:value="0.00149966255615041" calcext:value-type="float">
            <text:p>0,001</text:p>
          </table:table-cell>
          <table:table-cell office:value-type="float" office:value="0.00969315446460763" calcext:value-type="float">
            <text:p>0,010</text:p>
          </table:table-cell>
          <table:table-cell table:number-columns-repeated="3"/>
          <table:table-cell table:formula="of:=[.C48]/[.F48]" office:value-type="float" office:value="0" calcext:value-type="float">
            <text:p>0</text:p>
          </table:table-cell>
          <table:table-cell table:formula="of:=[.D48]/[.G48]" office:value-type="float" office:value="0" calcext:value-type="float">
            <text:p>0</text:p>
          </table:table-cell>
          <table:table-cell table:formula="of:=[.E48]/[.H48]" office:value-type="string" office:string-value="" calcext:value-type="error">
            <text:p>#DIV/0!</text:p>
          </table:table-cell>
          <table:table-cell table:formula="of:=[.F48]/[.I48]" office:value-type="float" office:value="0.123822378903951" calcext:value-type="float">
            <text:p>0,1238223789</text:p>
          </table:table-cell>
          <table:table-cell table:formula="of:=[.G48]/[.J48]" office:value-type="float" office:value="3.71835603944215" calcext:value-type="float">
            <text:p>3,7183560394</text:p>
          </table:table-cell>
          <table:table-cell table:formula="of:=[.H48]/[.K48]" office:value-type="float" office:value="0" calcext:value-type="float">
            <text:p>0</text:p>
          </table:table-cell>
          <table:table-cell table:formula="of:=[.I48]/[.L48]" office:value-type="float" office:value="1.2944820236318" calcext:value-type="float">
            <text:p>1,2944820236</text:p>
          </table:table-cell>
          <table:table-cell table:formula="of:=[.J48]/[.M48]" office:value-type="float" office:value="0.626495178457324" calcext:value-type="float">
            <text:p>0,6264951785</text:p>
          </table:table-cell>
          <table:table-cell table:formula="of:=[.K48]/[.N48]" office:value-type="string" office:string-value="" calcext:value-type="error">
            <text:p>#DIV/0!</text:p>
          </table:table-cell>
          <table:table-cell table:formula="of:=[.L48]/[.O48]" office:value-type="float" office:value="0.647636096316888" calcext:value-type="float">
            <text:p>0,6476360963</text:p>
          </table:table-cell>
          <table:table-cell table:formula="of:=[.M48]/[.P48]" office:value-type="float" office:value="1.19637021891247" calcext:value-type="float">
            <text:p>1,1963702189</text:p>
          </table:table-cell>
          <table:table-cell table:formula="of:=[.N48]/[.Q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Uric acid</text:p>
          </table:table-cell>
          <table:table-cell office:value-type="float" office:value="0.0130576046069742" calcext:value-type="float">
            <text:p>0,013</text:p>
          </table:table-cell>
          <table:table-cell office:value-type="float" office:value="0.0141445321853659" calcext:value-type="float">
            <text:p>0,014</text:p>
          </table:table-cell>
          <table:table-cell/>
          <table:table-cell office:value-type="float" office:value="0.0148444366687933" calcext:value-type="float">
            <text:p>0,015</text:p>
          </table:table-cell>
          <table:table-cell office:value-type="float" office:value="0.0156069863494787" calcext:value-type="float">
            <text:p>0,016</text:p>
          </table:table-cell>
          <table:table-cell/>
          <table:table-cell office:value-type="float" office:value="0.00893609236856815" calcext:value-type="float">
            <text:p>0,009</text:p>
          </table:table-cell>
          <table:table-cell office:value-type="float" office:value="0.00864490291514996" calcext:value-type="float">
            <text:p>0,009</text:p>
          </table:table-cell>
          <table:table-cell office:value-type="float" office:value="0.0106661294380621" calcext:value-type="float">
            <text:p>0,011</text:p>
          </table:table-cell>
          <table:table-cell office:value-type="float" office:value="0.00576009359379444" calcext:value-type="float">
            <text:p>0,006</text:p>
          </table:table-cell>
          <table:table-cell office:value-type="float" office:value="0.0115093025698663" calcext:value-type="float">
            <text:p>0,012</text:p>
          </table:table-cell>
          <table:table-cell/>
          <table:table-cell office:value-type="float" office:value="0.00778597641906844" calcext:value-type="float">
            <text:p>0,008</text:p>
          </table:table-cell>
          <table:table-cell office:value-type="float" office:value="0.00758492038399958" calcext:value-type="float">
            <text:p>0,008</text:p>
          </table:table-cell>
          <table:table-cell/>
          <table:table-cell office:value-type="float" office:value="0.0100096322348173" calcext:value-type="float">
            <text:p>0,010</text:p>
          </table:table-cell>
          <table:table-cell office:value-type="float" office:value="0.00953284622501321" calcext:value-type="float">
            <text:p>0,010</text:p>
          </table:table-cell>
          <table:table-cell office:value-type="float" office:value="0.00682661891247686" calcext:value-type="float">
            <text:p>0,007</text:p>
          </table:table-cell>
          <table:table-cell office:value-type="float" office:value="0.011653301809127" calcext:value-type="float">
            <text:p>0,012</text:p>
          </table:table-cell>
          <table:table-cell office:value-type="float" office:value="0.0075345949226296" calcext:value-type="float">
            <text:p>0,008</text:p>
          </table:table-cell>
          <table:table-cell office:value-type="float" office:value="0.00936047427914873" calcext:value-type="float">
            <text:p>0,009</text:p>
          </table:table-cell>
          <table:table-cell office:value-type="float" office:value="0.0109692837033618" calcext:value-type="float">
            <text:p>0,011</text:p>
          </table:table-cell>
          <table:table-cell office:value-type="float" office:value="0.00747892197756291" calcext:value-type="float">
            <text:p>0,007</text:p>
          </table:table-cell>
          <table:table-cell office:value-type="float" office:value="0.0108582557763793" calcext:value-type="float">
            <text:p>0,011</text:p>
          </table:table-cell>
          <table:table-cell table:number-columns-repeated="3"/>
          <table:table-cell table:formula="of:=[.C49]/[.F49]" office:value-type="float" office:value="0.879629513622739" calcext:value-type="float">
            <text:p>0,8796295136</text:p>
          </table:table-cell>
          <table:table-cell table:formula="of:=[.D49]/[.G49]" office:value-type="float" office:value="0.906294903361555" calcext:value-type="float">
            <text:p>0,9062949034</text:p>
          </table:table-cell>
          <table:table-cell table:formula="of:=[.E49]/[.H49]" office:value-type="string" office:string-value="" calcext:value-type="error">
            <text:p>#DIV/0!</text:p>
          </table:table-cell>
          <table:table-cell table:formula="of:=[.F49]/[.I49]" office:value-type="float" office:value="1.66117762177651" calcext:value-type="float">
            <text:p>1,6611776218</text:p>
          </table:table-cell>
          <table:table-cell table:formula="of:=[.G49]/[.J49]" office:value-type="float" office:value="1.80533969006498" calcext:value-type="float">
            <text:p>1,8053396901</text:p>
          </table:table-cell>
          <table:table-cell table:formula="of:=[.H49]/[.K49]" office:value-type="float" office:value="0" calcext:value-type="float">
            <text:p>0</text:p>
          </table:table-cell>
          <table:table-cell table:formula="of:=[.I49]/[.L49]" office:value-type="float" office:value="1.55137971684962" calcext:value-type="float">
            <text:p>1,5513797168</text:p>
          </table:table-cell>
          <table:table-cell table:formula="of:=[.J49]/[.M49]" office:value-type="float" office:value="0.75112309044547" calcext:value-type="float">
            <text:p>0,7511230904</text:p>
          </table:table-cell>
          <table:table-cell table:formula="of:=[.K49]/[.N49]" office:value-type="string" office:string-value="" calcext:value-type="error">
            <text:p>#DIV/0!</text:p>
          </table:table-cell>
          <table:table-cell table:formula="of:=[.L49]/[.O49]" office:value-type="float" office:value="0.73980362690125" calcext:value-type="float">
            <text:p>0,7398036269</text:p>
          </table:table-cell>
          <table:table-cell table:formula="of:=[.M49]/[.P49]" office:value-type="float" office:value="1.51739266692175" calcext:value-type="float">
            <text:p>1,5173926669</text:p>
          </table:table-cell>
          <table:table-cell table:formula="of:=[.N49]/[.Q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enylpropanoids</text:p>
          </table:table-cell>
          <table:table-cell office:value-type="string" calcext:value-type="string">
            <text:p>Sinapic acid, cis-</text:p>
          </table:table-cell>
          <table:table-cell office:value-type="float" office:value="0.0097680736026882" calcext:value-type="float">
            <text:p>0,010</text:p>
          </table:table-cell>
          <table:table-cell office:value-type="float" office:value="0.01914926242559" calcext:value-type="float">
            <text:p>0,019</text:p>
          </table:table-cell>
          <table:table-cell/>
          <table:table-cell office:value-type="float" office:value="0.0167997807778929" calcext:value-type="float">
            <text:p>0,017</text:p>
          </table:table-cell>
          <table:table-cell office:value-type="float" office:value="0.0177523836708837" calcext:value-type="float">
            <text:p>0,018</text:p>
          </table:table-cell>
          <table:table-cell/>
          <table:table-cell office:value-type="float" office:value="0.017056575667496" calcext:value-type="float">
            <text:p>0,017</text:p>
          </table:table-cell>
          <table:table-cell office:value-type="float" office:value="0.0127851315243698" calcext:value-type="float">
            <text:p>0,013</text:p>
          </table:table-cell>
          <table:table-cell office:value-type="float" office:value="0.0154096329507495" calcext:value-type="float">
            <text:p>0,015</text:p>
          </table:table-cell>
          <table:table-cell office:value-type="float" office:value="0.00699989522490577" calcext:value-type="float">
            <text:p>0,007</text:p>
          </table:table-cell>
          <table:table-cell office:value-type="float" office:value="0.0179295867695157" calcext:value-type="float">
            <text:p>0,018</text:p>
          </table:table-cell>
          <table:table-cell/>
          <table:table-cell office:value-type="float" office:value="0.0130640532048012" calcext:value-type="float">
            <text:p>0,013</text:p>
          </table:table-cell>
          <table:table-cell office:value-type="float" office:value="0.0177540629330539" calcext:value-type="float">
            <text:p>0,018</text:p>
          </table:table-cell>
          <table:table-cell/>
          <table:table-cell office:value-type="float" office:value="0.0100172451514719" calcext:value-type="float">
            <text:p>0,010</text:p>
          </table:table-cell>
          <table:table-cell office:value-type="float" office:value="0.0164297553206388" calcext:value-type="float">
            <text:p>0,016</text:p>
          </table:table-cell>
          <table:table-cell office:value-type="float" office:value="0.0143047696352019" calcext:value-type="float">
            <text:p>0,014</text:p>
          </table:table-cell>
          <table:table-cell office:value-type="float" office:value="0.0150978940613358" calcext:value-type="float">
            <text:p>0,015</text:p>
          </table:table-cell>
          <table:table-cell office:value-type="float" office:value="0.0124973349608926" calcext:value-type="float">
            <text:p>0,012</text:p>
          </table:table-cell>
          <table:table-cell office:value-type="float" office:value="0.0131110924420391" calcext:value-type="float">
            <text:p>0,013</text:p>
          </table:table-cell>
          <table:table-cell office:value-type="float" office:value="0.0222324061419725" calcext:value-type="float">
            <text:p>0,022</text:p>
          </table:table-cell>
          <table:table-cell office:value-type="float" office:value="0.0152108947359223" calcext:value-type="float">
            <text:p>0,015</text:p>
          </table:table-cell>
          <table:table-cell office:value-type="float" office:value="0.0291172243200999" calcext:value-type="float">
            <text:p>0,029</text:p>
          </table:table-cell>
          <table:table-cell table:number-columns-repeated="3"/>
          <table:table-cell table:formula="of:=[.C50]/[.F50]" office:value-type="float" office:value="0.581440539720742" calcext:value-type="float">
            <text:p>0,5814405397</text:p>
          </table:table-cell>
          <table:table-cell table:formula="of:=[.D50]/[.G50]" office:value-type="float" office:value="1.07868682767359" calcext:value-type="float">
            <text:p>1,0786868277</text:p>
          </table:table-cell>
          <table:table-cell table:formula="of:=[.E50]/[.H50]" office:value-type="string" office:string-value="" calcext:value-type="error">
            <text:p>#DIV/0!</text:p>
          </table:table-cell>
          <table:table-cell table:formula="of:=[.F50]/[.I50]" office:value-type="float" office:value="0.984944522592981" calcext:value-type="float">
            <text:p>0,9849445226</text:p>
          </table:table-cell>
          <table:table-cell table:formula="of:=[.G50]/[.J50]" office:value-type="float" office:value="1.38851787617873" calcext:value-type="float">
            <text:p>1,3885178762</text:p>
          </table:table-cell>
          <table:table-cell table:formula="of:=[.H50]/[.K50]" office:value-type="float" office:value="0" calcext:value-type="float">
            <text:p>0</text:p>
          </table:table-cell>
          <table:table-cell table:formula="of:=[.I50]/[.L50]" office:value-type="float" office:value="2.43669013884784" calcext:value-type="float">
            <text:p>2,4366901388</text:p>
          </table:table-cell>
          <table:table-cell table:formula="of:=[.J50]/[.M50]" office:value-type="float" office:value="0.713074522504187" calcext:value-type="float">
            <text:p>0,7130745225</text:p>
          </table:table-cell>
          <table:table-cell table:formula="of:=[.K50]/[.N50]" office:value-type="string" office:string-value="" calcext:value-type="error">
            <text:p>#DIV/0!</text:p>
          </table:table-cell>
          <table:table-cell table:formula="of:=[.L50]/[.O50]" office:value-type="float" office:value="0.535813435169816" calcext:value-type="float">
            <text:p>0,5358134352</text:p>
          </table:table-cell>
          <table:table-cell table:formula="of:=[.M50]/[.P50]" office:value-type="float" office:value="1.00988640386844" calcext:value-type="float">
            <text:p>1,0098864039</text:p>
          </table:table-cell>
          <table:table-cell table:formula="of:=[.N50]/[.Q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Fructose-6-phosphate</text:p>
          </table:table-cell>
          <table:table-cell office:value-type="float" office:value="0.00167651838078545" calcext:value-type="float">
            <text:p>0,002</text:p>
          </table:table-cell>
          <table:table-cell office:value-type="float" office:value="0.00547884135463958" calcext:value-type="float">
            <text:p>0,005</text:p>
          </table:table-cell>
          <table:table-cell/>
          <table:table-cell office:value-type="float" office:value="0.00472044951056914" calcext:value-type="float">
            <text:p>0,005</text:p>
          </table:table-cell>
          <table:table-cell office:value-type="float" office:value="0.0101593319017369" calcext:value-type="float">
            <text:p>0,010</text:p>
          </table:table-cell>
          <table:table-cell/>
          <table:table-cell office:value-type="float" office:value="0.00778586514959046" calcext:value-type="float">
            <text:p>0,008</text:p>
          </table:table-cell>
          <table:table-cell office:value-type="float" office:value="0.0071660502008176" calcext:value-type="float">
            <text:p>0,007</text:p>
          </table:table-cell>
          <table:table-cell office:value-type="float" office:value="0.0122500829595033" calcext:value-type="float">
            <text:p>0,012</text:p>
          </table:table-cell>
          <table:table-cell office:value-type="float" office:value="0.00468856617885863" calcext:value-type="float">
            <text:p>0,005</text:p>
          </table:table-cell>
          <table:table-cell office:value-type="float" office:value="0.00846671100936371" calcext:value-type="float">
            <text:p>0,008</text:p>
          </table:table-cell>
          <table:table-cell/>
          <table:table-cell office:value-type="float" office:value="0.00686124852666836" calcext:value-type="float">
            <text:p>0,007</text:p>
          </table:table-cell>
          <table:table-cell office:value-type="float" office:value="0.00725240348532105" calcext:value-type="float">
            <text:p>0,007</text:p>
          </table:table-cell>
          <table:table-cell/>
          <table:table-cell office:value-type="float" office:value="0.0143597258342829" calcext:value-type="float">
            <text:p>0,014</text:p>
          </table:table-cell>
          <table:table-cell office:value-type="float" office:value="0.015819813931925" calcext:value-type="float">
            <text:p>0,016</text:p>
          </table:table-cell>
          <table:table-cell office:value-type="float" office:value="0.00998797623899679" calcext:value-type="float">
            <text:p>0,010</text:p>
          </table:table-cell>
          <table:table-cell office:value-type="float" office:value="0.00758051125772741" calcext:value-type="float">
            <text:p>0,008</text:p>
          </table:table-cell>
          <table:table-cell office:value-type="float" office:value="0.00661232490879258" calcext:value-type="float">
            <text:p>0,007</text:p>
          </table:table-cell>
          <table:table-cell office:value-type="float" office:value="0.00517674202069847" calcext:value-type="float">
            <text:p>0,005</text:p>
          </table:table-cell>
          <table:table-cell office:value-type="float" office:value="0.0160425908224964" calcext:value-type="float">
            <text:p>0,016</text:p>
          </table:table-cell>
          <table:table-cell office:value-type="float" office:value="0.0240242788270804" calcext:value-type="float">
            <text:p>0,024</text:p>
          </table:table-cell>
          <table:table-cell office:value-type="float" office:value="0.0131351926925028" calcext:value-type="float">
            <text:p>0,013</text:p>
          </table:table-cell>
          <table:table-cell table:number-columns-repeated="3"/>
          <table:table-cell table:formula="of:=[.C51]/[.F51]" office:value-type="float" office:value="0.355160748363415" calcext:value-type="float">
            <text:p>0,3551607484</text:p>
          </table:table-cell>
          <table:table-cell table:formula="of:=[.D51]/[.G51]" office:value-type="float" office:value="0.539291501412892" calcext:value-type="float">
            <text:p>0,5392915014</text:p>
          </table:table-cell>
          <table:table-cell table:formula="of:=[.E51]/[.H51]" office:value-type="string" office:string-value="" calcext:value-type="error">
            <text:p>#DIV/0!</text:p>
          </table:table-cell>
          <table:table-cell table:formula="of:=[.F51]/[.I51]" office:value-type="float" office:value="0.606284519430373" calcext:value-type="float">
            <text:p>0,6062845194</text:p>
          </table:table-cell>
          <table:table-cell table:formula="of:=[.G51]/[.J51]" office:value-type="float" office:value="1.41770314427574" calcext:value-type="float">
            <text:p>1,4177031443</text:p>
          </table:table-cell>
          <table:table-cell table:formula="of:=[.H51]/[.K51]" office:value-type="float" office:value="0" calcext:value-type="float">
            <text:p>0</text:p>
          </table:table-cell>
          <table:table-cell table:formula="of:=[.I51]/[.L51]" office:value-type="float" office:value="1.66060685774213" calcext:value-type="float">
            <text:p>1,6606068577</text:p>
          </table:table-cell>
          <table:table-cell table:formula="of:=[.J51]/[.M51]" office:value-type="float" office:value="0.846379449220878" calcext:value-type="float">
            <text:p>0,8463794492</text:p>
          </table:table-cell>
          <table:table-cell table:formula="of:=[.K51]/[.N51]" office:value-type="string" office:string-value="" calcext:value-type="error">
            <text:p>#DIV/0!</text:p>
          </table:table-cell>
          <table:table-cell table:formula="of:=[.L51]/[.O51]" office:value-type="float" office:value="0.683340088999119" calcext:value-type="float">
            <text:p>0,683340089</text:p>
          </table:table-cell>
          <table:table-cell table:formula="of:=[.M51]/[.P51]" office:value-type="float" office:value="1.16743518565954" calcext:value-type="float">
            <text:p>1,1674351857</text:p>
          </table:table-cell>
          <table:table-cell table:formula="of:=[.N51]/[.Q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Glucose-6-phosphate</text:p>
          </table:table-cell>
          <table:table-cell office:value-type="float" office:value="0.00117059303518635" calcext:value-type="float">
            <text:p>0,001</text:p>
          </table:table-cell>
          <table:table-cell office:value-type="float" office:value="0.00313613176823971" calcext:value-type="float">
            <text:p>0,003</text:p>
          </table:table-cell>
          <table:table-cell/>
          <table:table-cell office:value-type="float" office:value="0.00248611508507545" calcext:value-type="float">
            <text:p>0,002</text:p>
          </table:table-cell>
          <table:table-cell office:value-type="float" office:value="0.0056801590579418" calcext:value-type="float">
            <text:p>0,006</text:p>
          </table:table-cell>
          <table:table-cell/>
          <table:table-cell office:value-type="float" office:value="0.00524598261001883" calcext:value-type="float">
            <text:p>0,005</text:p>
          </table:table-cell>
          <table:table-cell office:value-type="float" office:value="0.005696551626086" calcext:value-type="float">
            <text:p>0,006</text:p>
          </table:table-cell>
          <table:table-cell office:value-type="float" office:value="0.00738419416719975" calcext:value-type="float">
            <text:p>0,007</text:p>
          </table:table-cell>
          <table:table-cell office:value-type="float" office:value="0.00360484165583955" calcext:value-type="float">
            <text:p>0,004</text:p>
          </table:table-cell>
          <table:table-cell office:value-type="float" office:value="0.00509756280891345" calcext:value-type="float">
            <text:p>0,005</text:p>
          </table:table-cell>
          <table:table-cell/>
          <table:table-cell office:value-type="float" office:value="0.00428619249714109" calcext:value-type="float">
            <text:p>0,004</text:p>
          </table:table-cell>
          <table:table-cell office:value-type="float" office:value="0.00345652272868559" calcext:value-type="float">
            <text:p>0,003</text:p>
          </table:table-cell>
          <table:table-cell/>
          <table:table-cell office:value-type="float" office:value="0.00940786886717393" calcext:value-type="float">
            <text:p>0,009</text:p>
          </table:table-cell>
          <table:table-cell office:value-type="float" office:value="0.00929854465006192" calcext:value-type="float">
            <text:p>0,009</text:p>
          </table:table-cell>
          <table:table-cell office:value-type="float" office:value="0.00610603799280754" calcext:value-type="float">
            <text:p>0,006</text:p>
          </table:table-cell>
          <table:table-cell office:value-type="float" office:value="0.00451308884034148" calcext:value-type="float">
            <text:p>0,005</text:p>
          </table:table-cell>
          <table:table-cell office:value-type="float" office:value="0.00443224821566663" calcext:value-type="float">
            <text:p>0,004</text:p>
          </table:table-cell>
          <table:table-cell office:value-type="float" office:value="0.00372745151636065" calcext:value-type="float">
            <text:p>0,004</text:p>
          </table:table-cell>
          <table:table-cell office:value-type="float" office:value="0.0116713476383207" calcext:value-type="float">
            <text:p>0,012</text:p>
          </table:table-cell>
          <table:table-cell office:value-type="float" office:value="0.0205015047116304" calcext:value-type="float">
            <text:p>0,021</text:p>
          </table:table-cell>
          <table:table-cell office:value-type="float" office:value="0.0106098538444809" calcext:value-type="float">
            <text:p>0,011</text:p>
          </table:table-cell>
          <table:table-cell table:number-columns-repeated="3"/>
          <table:table-cell table:formula="of:=[.C52]/[.F52]" office:value-type="float" office:value="0.470852311791038" calcext:value-type="float">
            <text:p>0,4708523118</text:p>
          </table:table-cell>
          <table:table-cell table:formula="of:=[.D52]/[.G52]" office:value-type="float" office:value="0.55212041357449" calcext:value-type="float">
            <text:p>0,5521204136</text:p>
          </table:table-cell>
          <table:table-cell table:formula="of:=[.E52]/[.H52]" office:value-type="string" office:string-value="" calcext:value-type="error">
            <text:p>#DIV/0!</text:p>
          </table:table-cell>
          <table:table-cell table:formula="of:=[.F52]/[.I52]" office:value-type="float" office:value="0.473908373300255" calcext:value-type="float">
            <text:p>0,4739083733</text:p>
          </table:table-cell>
          <table:table-cell table:formula="of:=[.G52]/[.J52]" office:value-type="float" office:value="0.997122369949368" calcext:value-type="float">
            <text:p>0,9971223699</text:p>
          </table:table-cell>
          <table:table-cell table:formula="of:=[.H52]/[.K52]" office:value-type="float" office:value="0" calcext:value-type="float">
            <text:p>0</text:p>
          </table:table-cell>
          <table:table-cell table:formula="of:=[.I52]/[.L52]" office:value-type="float" office:value="1.45526020581813" calcext:value-type="float">
            <text:p>1,4552602058</text:p>
          </table:table-cell>
          <table:table-cell table:formula="of:=[.J52]/[.M52]" office:value-type="float" office:value="1.11750494101322" calcext:value-type="float">
            <text:p>1,117504941</text:p>
          </table:table-cell>
          <table:table-cell table:formula="of:=[.K52]/[.N52]" office:value-type="string" office:string-value="" calcext:value-type="error">
            <text:p>#DIV/0!</text:p>
          </table:table-cell>
          <table:table-cell table:formula="of:=[.L52]/[.O52]" office:value-type="float" office:value="0.841035874670584" calcext:value-type="float">
            <text:p>0,8410358747</text:p>
          </table:table-cell>
          <table:table-cell table:formula="of:=[.M52]/[.P52]" office:value-type="float" office:value="1.47476617659965" calcext:value-type="float">
            <text:p>1,4747661766</text:p>
          </table:table-cell>
          <table:table-cell table:formula="of:=[.N52]/[.Q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Glyceric acid-3-phosphate</text:p>
          </table:table-cell>
          <table:table-cell table:number-columns-repeated="15"/>
          <table:table-cell office:value-type="float" office:value="0.00987931185307673" calcext:value-type="float">
            <text:p>0,010</text:p>
          </table:table-cell>
          <table:table-cell office:value-type="float" office:value="0.00567438275845199" calcext:value-type="float">
            <text:p>0,006</text:p>
          </table:table-cell>
          <table:table-cell office:value-type="float" office:value="0.00318948648534343" calcext:value-type="float">
            <text:p>0,003</text:p>
          </table:table-cell>
          <table:table-cell table:number-columns-repeated="9"/>
          <table:table-cell table:formula="of:=[.C53]/[.F53]" office:value-type="string" office:string-value="" calcext:value-type="error">
            <text:p>#DIV/0!</text:p>
          </table:table-cell>
          <table:table-cell table:formula="of:=[.D53]/[.G53]" office:value-type="string" office:string-value="" calcext:value-type="error">
            <text:p>#DIV/0!</text:p>
          </table:table-cell>
          <table:table-cell table:formula="of:=[.E53]/[.H53]" office:value-type="string" office:string-value="" calcext:value-type="error">
            <text:p>#DIV/0!</text:p>
          </table:table-cell>
          <table:table-cell table:formula="of:=[.F53]/[.I53]" office:value-type="string" office:string-value="" calcext:value-type="error">
            <text:p>#DIV/0!</text:p>
          </table:table-cell>
          <table:table-cell table:formula="of:=[.G53]/[.J53]" office:value-type="string" office:string-value="" calcext:value-type="error">
            <text:p>#DIV/0!</text:p>
          </table:table-cell>
          <table:table-cell table:formula="of:=[.H53]/[.K53]" office:value-type="string" office:string-value="" calcext:value-type="error">
            <text:p>#DIV/0!</text:p>
          </table:table-cell>
          <table:table-cell table:formula="of:=[.I53]/[.L53]" office:value-type="string" office:string-value="" calcext:value-type="error">
            <text:p>#DIV/0!</text:p>
          </table:table-cell>
          <table:table-cell table:formula="of:=[.J53]/[.M53]" office:value-type="string" office:string-value="" calcext:value-type="error">
            <text:p>#DIV/0!</text:p>
          </table:table-cell>
          <table:table-cell table:formula="of:=[.K53]/[.N53]" office:value-type="string" office:string-value="" calcext:value-type="error">
            <text:p>#DIV/0!</text:p>
          </table:table-cell>
          <table:table-cell table:formula="of:=[.L53]/[.O53]" office:value-type="string" office:string-value="" calcext:value-type="error">
            <text:p>#DIV/0!</text:p>
          </table:table-cell>
          <table:table-cell table:formula="of:=[.M53]/[.P53]" office:value-type="string" office:string-value="" calcext:value-type="error">
            <text:p>#DIV/0!</text:p>
          </table:table-cell>
          <table:table-cell table:formula="of:=[.N53]/[.Q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Glycerol-3-phosphate</text:p>
          </table:table-cell>
          <table:table-cell office:value-type="float" office:value="0.00216642969594075" calcext:value-type="float">
            <text:p>0,002</text:p>
          </table:table-cell>
          <table:table-cell office:value-type="float" office:value="0.00508416875549753" calcext:value-type="float">
            <text:p>0,005</text:p>
          </table:table-cell>
          <table:table-cell/>
          <table:table-cell office:value-type="float" office:value="0.00610221274276517" calcext:value-type="float">
            <text:p>0,006</text:p>
          </table:table-cell>
          <table:table-cell office:value-type="float" office:value="0.0107557012422826" calcext:value-type="float">
            <text:p>0,011</text:p>
          </table:table-cell>
          <table:table-cell/>
          <table:table-cell office:value-type="float" office:value="0.00464043807329692" calcext:value-type="float">
            <text:p>0,005</text:p>
          </table:table-cell>
          <table:table-cell office:value-type="float" office:value="0.00444626260135487" calcext:value-type="float">
            <text:p>0,004</text:p>
          </table:table-cell>
          <table:table-cell office:value-type="float" office:value="0.00495048204125967" calcext:value-type="float">
            <text:p>0,005</text:p>
          </table:table-cell>
          <table:table-cell office:value-type="float" office:value="0.00421211833377641" calcext:value-type="float">
            <text:p>0,004</text:p>
          </table:table-cell>
          <table:table-cell office:value-type="float" office:value="0.00598409901154731" calcext:value-type="float">
            <text:p>0,006</text:p>
          </table:table-cell>
          <table:table-cell/>
          <table:table-cell office:value-type="float" office:value="0.00448394577350434" calcext:value-type="float">
            <text:p>0,004</text:p>
          </table:table-cell>
          <table:table-cell office:value-type="float" office:value="0.00438498446696252" calcext:value-type="float">
            <text:p>0,004</text:p>
          </table:table-cell>
          <table:table-cell/>
          <table:table-cell office:value-type="float" office:value="0.0106706712588751" calcext:value-type="float">
            <text:p>0,011</text:p>
          </table:table-cell>
          <table:table-cell office:value-type="float" office:value="0.00650155606653795" calcext:value-type="float">
            <text:p>0,007</text:p>
          </table:table-cell>
          <table:table-cell office:value-type="float" office:value="0.00907789227682798" calcext:value-type="float">
            <text:p>0,009</text:p>
          </table:table-cell>
          <table:table-cell office:value-type="float" office:value="0.0131127294364113" calcext:value-type="float">
            <text:p>0,013</text:p>
          </table:table-cell>
          <table:table-cell office:value-type="float" office:value="0.00738460605640759" calcext:value-type="float">
            <text:p>0,007</text:p>
          </table:table-cell>
          <table:table-cell office:value-type="float" office:value="0.00863030350492366" calcext:value-type="float">
            <text:p>0,009</text:p>
          </table:table-cell>
          <table:table-cell office:value-type="float" office:value="0.01934787372135" calcext:value-type="float">
            <text:p>0,019</text:p>
          </table:table-cell>
          <table:table-cell office:value-type="float" office:value="0.0262630362454236" calcext:value-type="float">
            <text:p>0,026</text:p>
          </table:table-cell>
          <table:table-cell office:value-type="float" office:value="0.0211395884452208" calcext:value-type="float">
            <text:p>0,021</text:p>
          </table:table-cell>
          <table:table-cell table:number-columns-repeated="3"/>
          <table:table-cell table:formula="of:=[.C54]/[.F54]" office:value-type="float" office:value="0.355023626226287" calcext:value-type="float">
            <text:p>0,3550236262</text:p>
          </table:table-cell>
          <table:table-cell table:formula="of:=[.D54]/[.G54]" office:value-type="float" office:value="0.472695237713627" calcext:value-type="float">
            <text:p>0,4726952377</text:p>
          </table:table-cell>
          <table:table-cell table:formula="of:=[.E54]/[.H54]" office:value-type="string" office:string-value="" calcext:value-type="error">
            <text:p>#DIV/0!</text:p>
          </table:table-cell>
          <table:table-cell table:formula="of:=[.F54]/[.I54]" office:value-type="float" office:value="1.31500790364598" calcext:value-type="float">
            <text:p>1,3150079036</text:p>
          </table:table-cell>
          <table:table-cell table:formula="of:=[.G54]/[.J54]" office:value-type="float" office:value="2.41904318449502" calcext:value-type="float">
            <text:p>2,4190431845</text:p>
          </table:table-cell>
          <table:table-cell table:formula="of:=[.H54]/[.K54]" office:value-type="float" office:value="0" calcext:value-type="float">
            <text:p>0</text:p>
          </table:table-cell>
          <table:table-cell table:formula="of:=[.I54]/[.L54]" office:value-type="float" office:value="1.10168748966188" calcext:value-type="float">
            <text:p>1,1016874897</text:p>
          </table:table-cell>
          <table:table-cell table:formula="of:=[.J54]/[.M54]" office:value-type="float" office:value="0.743012873412534" calcext:value-type="float">
            <text:p>0,7430128734</text:p>
          </table:table-cell>
          <table:table-cell table:formula="of:=[.K54]/[.N54]" office:value-type="string" office:string-value="" calcext:value-type="error">
            <text:p>#DIV/0!</text:p>
          </table:table-cell>
          <table:table-cell table:formula="of:=[.L54]/[.O54]" office:value-type="float" office:value="0.939377625542628" calcext:value-type="float">
            <text:p>0,9393776255</text:p>
          </table:table-cell>
          <table:table-cell table:formula="of:=[.M54]/[.P54]" office:value-type="float" office:value="1.36467963721032" calcext:value-type="float">
            <text:p>1,3646796372</text:p>
          </table:table-cell>
          <table:table-cell table:formula="of:=[.N54]/[.Q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Glycerophosphoglycerol</text:p>
          </table:table-cell>
          <table:table-cell office:value-type="float" office:value="0.000978734005720039" calcext:value-type="float">
            <text:p>0,001</text:p>
          </table:table-cell>
          <table:table-cell office:value-type="float" office:value="0.00349659703809712" calcext:value-type="float">
            <text:p>0,003</text:p>
          </table:table-cell>
          <table:table-cell/>
          <table:table-cell office:value-type="float" office:value="0.00332605356535598" calcext:value-type="float">
            <text:p>0,003</text:p>
          </table:table-cell>
          <table:table-cell office:value-type="float" office:value="0.00615345809581376" calcext:value-type="float">
            <text:p>0,006</text:p>
          </table:table-cell>
          <table:table-cell/>
          <table:table-cell office:value-type="float" office:value="0.00418102333275192" calcext:value-type="float">
            <text:p>0,004</text:p>
          </table:table-cell>
          <table:table-cell office:value-type="float" office:value="0.00280708468885743" calcext:value-type="float">
            <text:p>0,003</text:p>
          </table:table-cell>
          <table:table-cell office:value-type="float" office:value="0.00383945926001338" calcext:value-type="float">
            <text:p>0,004</text:p>
          </table:table-cell>
          <table:table-cell office:value-type="float" office:value="0.00266964924103916" calcext:value-type="float">
            <text:p>0,003</text:p>
          </table:table-cell>
          <table:table-cell office:value-type="float" office:value="0.00616841387982498" calcext:value-type="float">
            <text:p>0,006</text:p>
          </table:table-cell>
          <table:table-cell/>
          <table:table-cell office:value-type="float" office:value="0.00704199596721959" calcext:value-type="float">
            <text:p>0,007</text:p>
          </table:table-cell>
          <table:table-cell office:value-type="float" office:value="0.00889304861435972" calcext:value-type="float">
            <text:p>0,009</text:p>
          </table:table-cell>
          <table:table-cell/>
          <table:table-cell office:value-type="float" office:value="0.0148041853028578" calcext:value-type="float">
            <text:p>0,015</text:p>
          </table:table-cell>
          <table:table-cell office:value-type="float" office:value="0.0170500781144087" calcext:value-type="float">
            <text:p>0,017</text:p>
          </table:table-cell>
          <table:table-cell office:value-type="float" office:value="0.0118850179538722" calcext:value-type="float">
            <text:p>0,012</text:p>
          </table:table-cell>
          <table:table-cell office:value-type="float" office:value="0.0116800768777683" calcext:value-type="float">
            <text:p>0,012</text:p>
          </table:table-cell>
          <table:table-cell office:value-type="float" office:value="0.00812880275545839" calcext:value-type="float">
            <text:p>0,008</text:p>
          </table:table-cell>
          <table:table-cell office:value-type="float" office:value="0.0074152981665242" calcext:value-type="float">
            <text:p>0,007</text:p>
          </table:table-cell>
          <table:table-cell office:value-type="float" office:value="0.0186174646720217" calcext:value-type="float">
            <text:p>0,019</text:p>
          </table:table-cell>
          <table:table-cell office:value-type="float" office:value="0.0391858806524412" calcext:value-type="float">
            <text:p>0,039</text:p>
          </table:table-cell>
          <table:table-cell office:value-type="float" office:value="0.0147153632440437" calcext:value-type="float">
            <text:p>0,015</text:p>
          </table:table-cell>
          <table:table-cell table:number-columns-repeated="3"/>
          <table:table-cell table:formula="of:=[.C55]/[.F55]" office:value-type="float" office:value="0.294262851300558" calcext:value-type="float">
            <text:p>0,2942628513</text:p>
          </table:table-cell>
          <table:table-cell table:formula="of:=[.D55]/[.G55]" office:value-type="float" office:value="0.568232851130632" calcext:value-type="float">
            <text:p>0,5682328511</text:p>
          </table:table-cell>
          <table:table-cell table:formula="of:=[.E55]/[.H55]" office:value-type="string" office:string-value="" calcext:value-type="error">
            <text:p>#DIV/0!</text:p>
          </table:table-cell>
          <table:table-cell table:formula="of:=[.F55]/[.I55]" office:value-type="float" office:value="0.795511840199848" calcext:value-type="float">
            <text:p>0,7955118402</text:p>
          </table:table-cell>
          <table:table-cell table:formula="of:=[.G55]/[.J55]" office:value-type="float" office:value="2.19211701030595" calcext:value-type="float">
            <text:p>2,1921170103</text:p>
          </table:table-cell>
          <table:table-cell table:formula="of:=[.H55]/[.K55]" office:value-type="float" office:value="0" calcext:value-type="float">
            <text:p>0</text:p>
          </table:table-cell>
          <table:table-cell table:formula="of:=[.I55]/[.L55]" office:value-type="float" office:value="1.56613208524894" calcext:value-type="float">
            <text:p>1,5661320852</text:p>
          </table:table-cell>
          <table:table-cell table:formula="of:=[.J55]/[.M55]" office:value-type="float" office:value="0.455073985557058" calcext:value-type="float">
            <text:p>0,4550739856</text:p>
          </table:table-cell>
          <table:table-cell table:formula="of:=[.K55]/[.N55]" office:value-type="string" office:string-value="" calcext:value-type="error">
            <text:p>#DIV/0!</text:p>
          </table:table-cell>
          <table:table-cell table:formula="of:=[.L55]/[.O55]" office:value-type="float" office:value="0.37910405706938" calcext:value-type="float">
            <text:p>0,3791040571</text:p>
          </table:table-cell>
          <table:table-cell table:formula="of:=[.M55]/[.P55]" office:value-type="float" office:value="0.693621967821559" calcext:value-type="float">
            <text:p>0,6936219678</text:p>
          </table:table-cell>
          <table:table-cell table:formula="of:=[.N55]/[.Q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Inositol-phosphate, myo-</text:p>
          </table:table-cell>
          <table:table-cell table:number-columns-repeated="9"/>
          <table:table-cell office:value-type="float" office:value="0.00156906486711448" calcext:value-type="float">
            <text:p>0,002</text:p>
          </table:table-cell>
          <table:table-cell office:value-type="float" office:value="0.00211856960532327" calcext:value-type="float">
            <text:p>0,002</text:p>
          </table:table-cell>
          <table:table-cell/>
          <table:table-cell office:value-type="float" office:value="0.00198253531609302" calcext:value-type="float">
            <text:p>0,002</text:p>
          </table:table-cell>
          <table:table-cell office:value-type="float" office:value="0.00106017241028777" calcext:value-type="float">
            <text:p>0,001</text:p>
          </table:table-cell>
          <table:table-cell table:number-columns-repeated="13"/>
          <table:table-cell table:formula="of:=[.C56]/[.F56]" office:value-type="string" office:string-value="" calcext:value-type="error">
            <text:p>#DIV/0!</text:p>
          </table:table-cell>
          <table:table-cell table:formula="of:=[.D56]/[.G56]" office:value-type="string" office:string-value="" calcext:value-type="error">
            <text:p>#DIV/0!</text:p>
          </table:table-cell>
          <table:table-cell table:formula="of:=[.E56]/[.H56]" office:value-type="string" office:string-value="" calcext:value-type="error">
            <text:p>#DIV/0!</text:p>
          </table:table-cell>
          <table:table-cell table:formula="of:=[.F56]/[.I56]" office:value-type="string" office:string-value="" calcext:value-type="error">
            <text:p>#DIV/0!</text:p>
          </table:table-cell>
          <table:table-cell table:formula="of:=[.G56]/[.J56]" office:value-type="string" office:string-value="" calcext:value-type="error">
            <text:p>#DIV/0!</text:p>
          </table:table-cell>
          <table:table-cell table:formula="of:=[.H56]/[.K56]" office:value-type="string" office:string-value="" calcext:value-type="error">
            <text:p>#DIV/0!</text:p>
          </table:table-cell>
          <table:table-cell table:formula="of:=[.I56]/[.L56]" office:value-type="float" office:value="0" calcext:value-type="float">
            <text:p>0</text:p>
          </table:table-cell>
          <table:table-cell table:formula="of:=[.J56]/[.M56]" office:value-type="float" office:value="0" calcext:value-type="float">
            <text:p>0</text:p>
          </table:table-cell>
          <table:table-cell table:formula="of:=[.K56]/[.N56]" office:value-type="string" office:string-value="" calcext:value-type="error">
            <text:p>#DIV/0!</text:p>
          </table:table-cell>
          <table:table-cell table:formula="of:=[.L56]/[.O56]" office:value-type="float" office:value="0.791443589618688" calcext:value-type="float">
            <text:p>0,7914435896</text:p>
          </table:table-cell>
          <table:table-cell table:formula="of:=[.M56]/[.P56]" office:value-type="float" office:value="1.99832554098273" calcext:value-type="float">
            <text:p>1,998325541</text:p>
          </table:table-cell>
          <table:table-cell table:formula="of:=[.N56]/[.Q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Mannose-6-phosphate</text:p>
          </table:table-cell>
          <table:table-cell table:number-columns-repeated="3"/>
          <table:table-cell office:value-type="float" office:value="0.0021393526576179" calcext:value-type="float">
            <text:p>0,002</text:p>
          </table:table-cell>
          <table:table-cell office:value-type="float" office:value="0.0076815661663731" calcext:value-type="float">
            <text:p>0,008</text:p>
          </table:table-cell>
          <table:table-cell/>
          <table:table-cell office:value-type="float" office:value="0.00538093103683536" calcext:value-type="float">
            <text:p>0,005</text:p>
          </table:table-cell>
          <table:table-cell office:value-type="float" office:value="0.00499077774125037" calcext:value-type="float">
            <text:p>0,005</text:p>
          </table:table-cell>
          <table:table-cell office:value-type="float" office:value="0.00692143323467123" calcext:value-type="float">
            <text:p>0,007</text:p>
          </table:table-cell>
          <table:table-cell office:value-type="float" office:value="0.00314612472831124" calcext:value-type="float">
            <text:p>0,003</text:p>
          </table:table-cell>
          <table:table-cell office:value-type="float" office:value="0.00624887641257994" calcext:value-type="float">
            <text:p>0,006</text:p>
          </table:table-cell>
          <table:table-cell/>
          <table:table-cell office:value-type="float" office:value="0.00673466642489682" calcext:value-type="float">
            <text:p>0,007</text:p>
          </table:table-cell>
          <table:table-cell office:value-type="float" office:value="0.00576918998980515" calcext:value-type="float">
            <text:p>0,006</text:p>
          </table:table-cell>
          <table:table-cell/>
          <table:table-cell office:value-type="float" office:value="0.00983624114505751" calcext:value-type="float">
            <text:p>0,010</text:p>
          </table:table-cell>
          <table:table-cell office:value-type="float" office:value="0.011820673774736" calcext:value-type="float">
            <text:p>0,012</text:p>
          </table:table-cell>
          <table:table-cell office:value-type="float" office:value="0.00845498912734676" calcext:value-type="float">
            <text:p>0,008</text:p>
          </table:table-cell>
          <table:table-cell office:value-type="float" office:value="0.0057863569848282" calcext:value-type="float">
            <text:p>0,006</text:p>
          </table:table-cell>
          <table:table-cell office:value-type="float" office:value="0.00534188525512639" calcext:value-type="float">
            <text:p>0,005</text:p>
          </table:table-cell>
          <table:table-cell office:value-type="float" office:value="0.00517407614741901" calcext:value-type="float">
            <text:p>0,005</text:p>
          </table:table-cell>
          <table:table-cell office:value-type="float" office:value="0.0110727062603106" calcext:value-type="float">
            <text:p>0,011</text:p>
          </table:table-cell>
          <table:table-cell office:value-type="float" office:value="0.0200242557926828" calcext:value-type="float">
            <text:p>0,020</text:p>
          </table:table-cell>
          <table:table-cell office:value-type="float" office:value="0.0114436096960255" calcext:value-type="float">
            <text:p>0,011</text:p>
          </table:table-cell>
          <table:table-cell table:number-columns-repeated="3"/>
          <table:table-cell table:formula="of:=[.C57]/[.F57]" office:value-type="float" office:value="0" calcext:value-type="float">
            <text:p>0</text:p>
          </table:table-cell>
          <table:table-cell table:formula="of:=[.D57]/[.G57]" office:value-type="float" office:value="0" calcext:value-type="float">
            <text:p>0</text:p>
          </table:table-cell>
          <table:table-cell table:formula="of:=[.E57]/[.H57]" office:value-type="string" office:string-value="" calcext:value-type="error">
            <text:p>#DIV/0!</text:p>
          </table:table-cell>
          <table:table-cell table:formula="of:=[.F57]/[.I57]" office:value-type="float" office:value="0.397580389522349" calcext:value-type="float">
            <text:p>0,3975803895</text:p>
          </table:table-cell>
          <table:table-cell table:formula="of:=[.G57]/[.J57]" office:value-type="float" office:value="1.53915212510517" calcext:value-type="float">
            <text:p>1,5391521251</text:p>
          </table:table-cell>
          <table:table-cell table:formula="of:=[.H57]/[.K57]" office:value-type="float" office:value="0" calcext:value-type="float">
            <text:p>0</text:p>
          </table:table-cell>
          <table:table-cell table:formula="of:=[.I57]/[.L57]" office:value-type="float" office:value="1.71033620772044" calcext:value-type="float">
            <text:p>1,7103362077</text:p>
          </table:table-cell>
          <table:table-cell table:formula="of:=[.J57]/[.M57]" office:value-type="float" office:value="0.798668018334172" calcext:value-type="float">
            <text:p>0,7986680183</text:p>
          </table:table-cell>
          <table:table-cell table:formula="of:=[.K57]/[.N57]" office:value-type="string" office:string-value="" calcext:value-type="error">
            <text:p>#DIV/0!</text:p>
          </table:table-cell>
          <table:table-cell table:formula="of:=[.L57]/[.O57]" office:value-type="float" office:value="0.467153757858087" calcext:value-type="float">
            <text:p>0,4671537579</text:p>
          </table:table-cell>
          <table:table-cell table:formula="of:=[.M57]/[.P57]" office:value-type="float" office:value="1.08314623432795" calcext:value-type="float">
            <text:p>1,0831462343</text:p>
          </table:table-cell>
          <table:table-cell table:formula="of:=[.N57]/[.Q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Phosphonic acid, hydroxymethyl-</text:p>
          </table:table-cell>
          <table:table-cell table:number-columns-repeated="15"/>
          <table:table-cell office:value-type="float" office:value="0.00266887169093099" calcext:value-type="float">
            <text:p>0,003</text:p>
          </table:table-cell>
          <table:table-cell office:value-type="float" office:value="0.0392748536772813" calcext:value-type="float">
            <text:p>0,039</text:p>
          </table:table-cell>
          <table:table-cell office:value-type="float" office:value="0.0397076150510875" calcext:value-type="float">
            <text:p>0,040</text:p>
          </table:table-cell>
          <table:table-cell table:number-columns-repeated="9"/>
          <table:table-cell table:formula="of:=[.C58]/[.F58]" office:value-type="string" office:string-value="" calcext:value-type="error">
            <text:p>#DIV/0!</text:p>
          </table:table-cell>
          <table:table-cell table:formula="of:=[.D58]/[.G58]" office:value-type="string" office:string-value="" calcext:value-type="error">
            <text:p>#DIV/0!</text:p>
          </table:table-cell>
          <table:table-cell table:formula="of:=[.E58]/[.H58]" office:value-type="string" office:string-value="" calcext:value-type="error">
            <text:p>#DIV/0!</text:p>
          </table:table-cell>
          <table:table-cell table:formula="of:=[.F58]/[.I58]" office:value-type="string" office:string-value="" calcext:value-type="error">
            <text:p>#DIV/0!</text:p>
          </table:table-cell>
          <table:table-cell table:formula="of:=[.G58]/[.J58]" office:value-type="string" office:string-value="" calcext:value-type="error">
            <text:p>#DIV/0!</text:p>
          </table:table-cell>
          <table:table-cell table:formula="of:=[.H58]/[.K58]" office:value-type="string" office:string-value="" calcext:value-type="error">
            <text:p>#DIV/0!</text:p>
          </table:table-cell>
          <table:table-cell table:formula="of:=[.I58]/[.L58]" office:value-type="string" office:string-value="" calcext:value-type="error">
            <text:p>#DIV/0!</text:p>
          </table:table-cell>
          <table:table-cell table:formula="of:=[.J58]/[.M58]" office:value-type="string" office:string-value="" calcext:value-type="error">
            <text:p>#DIV/0!</text:p>
          </table:table-cell>
          <table:table-cell table:formula="of:=[.K58]/[.N58]" office:value-type="string" office:string-value="" calcext:value-type="error">
            <text:p>#DIV/0!</text:p>
          </table:table-cell>
          <table:table-cell table:formula="of:=[.L58]/[.O58]" office:value-type="string" office:string-value="" calcext:value-type="error">
            <text:p>#DIV/0!</text:p>
          </table:table-cell>
          <table:table-cell table:formula="of:=[.M58]/[.P58]" office:value-type="string" office:string-value="" calcext:value-type="error">
            <text:p>#DIV/0!</text:p>
          </table:table-cell>
          <table:table-cell table:formula="of:=[.N58]/[.Q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Phosphoric acid</text:p>
          </table:table-cell>
          <table:table-cell office:value-type="float" office:value="0.00166251498700322" calcext:value-type="float">
            <text:p>0,002</text:p>
          </table:table-cell>
          <table:table-cell office:value-type="float" office:value="0.00288975441396403" calcext:value-type="float">
            <text:p>0,003</text:p>
          </table:table-cell>
          <table:table-cell/>
          <table:table-cell office:value-type="float" office:value="0.0112584721990202" calcext:value-type="float">
            <text:p>0,011</text:p>
          </table:table-cell>
          <table:table-cell office:value-type="float" office:value="0.0103570158438708" calcext:value-type="float">
            <text:p>0,010</text:p>
          </table:table-cell>
          <table:table-cell/>
          <table:table-cell office:value-type="float" office:value="0.00389711115757293" calcext:value-type="float">
            <text:p>0,004</text:p>
          </table:table-cell>
          <table:table-cell office:value-type="float" office:value="0.00605046483791099" calcext:value-type="float">
            <text:p>0,006</text:p>
          </table:table-cell>
          <table:table-cell office:value-type="float" office:value="0.00556550848141835" calcext:value-type="float">
            <text:p>0,006</text:p>
          </table:table-cell>
          <table:table-cell office:value-type="float" office:value="0.00851911198466558" calcext:value-type="float">
            <text:p>0,009</text:p>
          </table:table-cell>
          <table:table-cell office:value-type="float" office:value="0.00857392369285454" calcext:value-type="float">
            <text:p>0,009</text:p>
          </table:table-cell>
          <table:table-cell/>
          <table:table-cell office:value-type="float" office:value="0.0119554590250353" calcext:value-type="float">
            <text:p>0,012</text:p>
          </table:table-cell>
          <table:table-cell office:value-type="float" office:value="0.00884128438927195" calcext:value-type="float">
            <text:p>0,009</text:p>
          </table:table-cell>
          <table:table-cell/>
          <table:table-cell office:value-type="float" office:value="0.0211237338458501" calcext:value-type="float">
            <text:p>0,021</text:p>
          </table:table-cell>
          <table:table-cell office:value-type="float" office:value="0.0233716767799353" calcext:value-type="float">
            <text:p>0,023</text:p>
          </table:table-cell>
          <table:table-cell office:value-type="float" office:value="0.0292333484613214" calcext:value-type="float">
            <text:p>0,029</text:p>
          </table:table-cell>
          <table:table-cell office:value-type="float" office:value="0.00386989666904892" calcext:value-type="float">
            <text:p>0,004</text:p>
          </table:table-cell>
          <table:table-cell office:value-type="float" office:value="0.00217440881307537" calcext:value-type="float">
            <text:p>0,002</text:p>
          </table:table-cell>
          <table:table-cell office:value-type="float" office:value="0.00322044235878019" calcext:value-type="float">
            <text:p>0,003</text:p>
          </table:table-cell>
          <table:table-cell office:value-type="float" office:value="0.012290212058453" calcext:value-type="float">
            <text:p>0,012</text:p>
          </table:table-cell>
          <table:table-cell office:value-type="float" office:value="0.00643052531960231" calcext:value-type="float">
            <text:p>0,006</text:p>
          </table:table-cell>
          <table:table-cell office:value-type="float" office:value="0.0277997343315173" calcext:value-type="float">
            <text:p>0,028</text:p>
          </table:table-cell>
          <table:table-cell table:number-columns-repeated="3"/>
          <table:table-cell table:formula="of:=[.C59]/[.F59]" office:value-type="float" office:value="0.147667903567582" calcext:value-type="float">
            <text:p>0,1476679036</text:p>
          </table:table-cell>
          <table:table-cell table:formula="of:=[.D59]/[.G59]" office:value-type="float" office:value="0.279014192652236" calcext:value-type="float">
            <text:p>0,2790141927</text:p>
          </table:table-cell>
          <table:table-cell table:formula="of:=[.E59]/[.H59]" office:value-type="string" office:string-value="" calcext:value-type="error">
            <text:p>#DIV/0!</text:p>
          </table:table-cell>
          <table:table-cell table:formula="of:=[.F59]/[.I59]" office:value-type="float" office:value="2.88892765533325" calcext:value-type="float">
            <text:p>2,8889276553</text:p>
          </table:table-cell>
          <table:table-cell table:formula="of:=[.G59]/[.J59]" office:value-type="float" office:value="1.7117719251876" calcext:value-type="float">
            <text:p>1,7117719252</text:p>
          </table:table-cell>
          <table:table-cell table:formula="of:=[.H59]/[.K59]" office:value-type="float" office:value="0" calcext:value-type="float">
            <text:p>0</text:p>
          </table:table-cell>
          <table:table-cell table:formula="of:=[.I59]/[.L59]" office:value-type="float" office:value="0.457455092102057" calcext:value-type="float">
            <text:p>0,4574550921</text:p>
          </table:table-cell>
          <table:table-cell table:formula="of:=[.J59]/[.M59]" office:value-type="float" office:value="0.705682142115799" calcext:value-type="float">
            <text:p>0,7056821421</text:p>
          </table:table-cell>
          <table:table-cell table:formula="of:=[.K59]/[.N59]" office:value-type="string" office:string-value="" calcext:value-type="error">
            <text:p>#DIV/0!</text:p>
          </table:table-cell>
          <table:table-cell table:formula="of:=[.L59]/[.O59]" office:value-type="float" office:value="0.712570882207547" calcext:value-type="float">
            <text:p>0,7125708822</text:p>
          </table:table-cell>
          <table:table-cell table:formula="of:=[.M59]/[.P59]" office:value-type="float" office:value="0.969759970989981" calcext:value-type="float">
            <text:p>0,969759971</text:p>
          </table:table-cell>
          <table:table-cell table:formula="of:=[.N59]/[.Q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Phosphoric acid monomethyl ester</text:p>
          </table:table-cell>
          <table:table-cell office:value-type="float" office:value="0.000482106192002186" calcext:value-type="float">
            <text:p>0,000</text:p>
          </table:table-cell>
          <table:table-cell office:value-type="float" office:value="0.00131584347026516" calcext:value-type="float">
            <text:p>0,001</text:p>
          </table:table-cell>
          <table:table-cell/>
          <table:table-cell office:value-type="float" office:value="0.00594861779966059" calcext:value-type="float">
            <text:p>0,006</text:p>
          </table:table-cell>
          <table:table-cell office:value-type="float" office:value="0.00704002522765257" calcext:value-type="float">
            <text:p>0,007</text:p>
          </table:table-cell>
          <table:table-cell/>
          <table:table-cell office:value-type="float" office:value="0.000848489915746177" calcext:value-type="float">
            <text:p>0,001</text:p>
          </table:table-cell>
          <table:table-cell office:value-type="float" office:value="0.00172698558138798" calcext:value-type="float">
            <text:p>0,002</text:p>
          </table:table-cell>
          <table:table-cell office:value-type="float" office:value="0.00195110389776971" calcext:value-type="float">
            <text:p>0,002</text:p>
          </table:table-cell>
          <table:table-cell office:value-type="float" office:value="0.00172607229220532" calcext:value-type="float">
            <text:p>0,002</text:p>
          </table:table-cell>
          <table:table-cell office:value-type="float" office:value="0.00146981375734793" calcext:value-type="float">
            <text:p>0,001</text:p>
          </table:table-cell>
          <table:table-cell/>
          <table:table-cell office:value-type="float" office:value="0.00161279519898419" calcext:value-type="float">
            <text:p>0,002</text:p>
          </table:table-cell>
          <table:table-cell office:value-type="float" office:value="0.00298547128028464" calcext:value-type="float">
            <text:p>0,003</text:p>
          </table:table-cell>
          <table:table-cell/>
          <table:table-cell office:value-type="float" office:value="0.00429624451745942" calcext:value-type="float">
            <text:p>0,004</text:p>
          </table:table-cell>
          <table:table-cell office:value-type="float" office:value="0.0047886279812471" calcext:value-type="float">
            <text:p>0,005</text:p>
          </table:table-cell>
          <table:table-cell office:value-type="float" office:value="0.00322268965800517" calcext:value-type="float">
            <text:p>0,003</text:p>
          </table:table-cell>
          <table:table-cell office:value-type="float" office:value="0.00215455142405381" calcext:value-type="float">
            <text:p>0,002</text:p>
          </table:table-cell>
          <table:table-cell office:value-type="float" office:value="0.000830476610741406" calcext:value-type="float">
            <text:p>0,001</text:p>
          </table:table-cell>
          <table:table-cell office:value-type="float" office:value="0.00171613087610695" calcext:value-type="float">
            <text:p>0,002</text:p>
          </table:table-cell>
          <table:table-cell office:value-type="float" office:value="0.0102623038762077" calcext:value-type="float">
            <text:p>0,010</text:p>
          </table:table-cell>
          <table:table-cell office:value-type="float" office:value="0.0056785814987875" calcext:value-type="float">
            <text:p>0,006</text:p>
          </table:table-cell>
          <table:table-cell office:value-type="float" office:value="0.00595689665023102" calcext:value-type="float">
            <text:p>0,006</text:p>
          </table:table-cell>
          <table:table-cell table:number-columns-repeated="3"/>
          <table:table-cell table:formula="of:=[.C60]/[.F60]" office:value-type="float" office:value="0.0810450777371667" calcext:value-type="float">
            <text:p>0,0810450777</text:p>
          </table:table-cell>
          <table:table-cell table:formula="of:=[.D60]/[.G60]" office:value-type="float" office:value="0.186908914061366" calcext:value-type="float">
            <text:p>0,1869089141</text:p>
          </table:table-cell>
          <table:table-cell table:formula="of:=[.E60]/[.H60]" office:value-type="string" office:string-value="" calcext:value-type="error">
            <text:p>#DIV/0!</text:p>
          </table:table-cell>
          <table:table-cell table:formula="of:=[.F60]/[.I60]" office:value-type="float" office:value="7.01082910859261" calcext:value-type="float">
            <text:p>7,0108291086</text:p>
          </table:table-cell>
          <table:table-cell table:formula="of:=[.G60]/[.J60]" office:value-type="float" office:value="4.07648176309295" calcext:value-type="float">
            <text:p>4,0764817631</text:p>
          </table:table-cell>
          <table:table-cell table:formula="of:=[.H60]/[.K60]" office:value-type="float" office:value="0" calcext:value-type="float">
            <text:p>0</text:p>
          </table:table-cell>
          <table:table-cell table:formula="of:=[.I60]/[.L60]" office:value-type="float" office:value="0.491572641295401" calcext:value-type="float">
            <text:p>0,4915726413</text:p>
          </table:table-cell>
          <table:table-cell table:formula="of:=[.J60]/[.M60]" office:value-type="float" office:value="1.17496898688993" calcext:value-type="float">
            <text:p>1,1749689869</text:p>
          </table:table-cell>
          <table:table-cell table:formula="of:=[.K60]/[.N60]" office:value-type="string" office:string-value="" calcext:value-type="error">
            <text:p>#DIV/0!</text:p>
          </table:table-cell>
          <table:table-cell table:formula="of:=[.L60]/[.O60]" office:value-type="float" office:value="1.07023650200129" calcext:value-type="float">
            <text:p>1,070236502</text:p>
          </table:table-cell>
          <table:table-cell table:formula="of:=[.M60]/[.P60]" office:value-type="float" office:value="0.49232218948286" calcext:value-type="float">
            <text:p>0,4923221895</text:p>
          </table:table-cell>
          <table:table-cell table:formula="of:=[.N60]/[.Q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Arabinonic acid-1,4-lactone</text:p>
          </table:table-cell>
          <table:table-cell table:number-columns-repeated="3"/>
          <table:table-cell office:value-type="float" office:value="0.00410768434461184" calcext:value-type="float">
            <text:p>0,004</text:p>
          </table:table-cell>
          <table:table-cell office:value-type="float" office:value="0.00313443525420843" calcext:value-type="float">
            <text:p>0,003</text:p>
          </table:table-cell>
          <table:table-cell/>
          <table:table-cell office:value-type="float" office:value="0.01209509704001" calcext:value-type="float">
            <text:p>0,012</text:p>
          </table:table-cell>
          <table:table-cell office:value-type="float" office:value="0.0137134267338382" calcext:value-type="float">
            <text:p>0,014</text:p>
          </table:table-cell>
          <table:table-cell office:value-type="float" office:value="0.0111952130548559" calcext:value-type="float">
            <text:p>0,011</text:p>
          </table:table-cell>
          <table:table-cell office:value-type="float" office:value="0.00514517143957988" calcext:value-type="float">
            <text:p>0,005</text:p>
          </table:table-cell>
          <table:table-cell office:value-type="float" office:value="0.0156114843526635" calcext:value-type="float">
            <text:p>0,016</text:p>
          </table:table-cell>
          <table:table-cell/>
          <table:table-cell office:value-type="float" office:value="0.0136468594088267" calcext:value-type="float">
            <text:p>0,014</text:p>
          </table:table-cell>
          <table:table-cell office:value-type="float" office:value="0.0181947168388434" calcext:value-type="float">
            <text:p>0,018</text:p>
          </table:table-cell>
          <table:table-cell/>
          <table:table-cell office:value-type="float" office:value="0.0163622521299817" calcext:value-type="float">
            <text:p>0,016</text:p>
          </table:table-cell>
          <table:table-cell office:value-type="float" office:value="0.0149636798771347" calcext:value-type="float">
            <text:p>0,015</text:p>
          </table:table-cell>
          <table:table-cell office:value-type="float" office:value="0.0130416985814395" calcext:value-type="float">
            <text:p>0,013</text:p>
          </table:table-cell>
          <table:table-cell office:value-type="float" office:value="0.0161394933488257" calcext:value-type="float">
            <text:p>0,016</text:p>
          </table:table-cell>
          <table:table-cell/>
          <table:table-cell office:value-type="float" office:value="0.00484339332854963" calcext:value-type="float">
            <text:p>0,005</text:p>
          </table:table-cell>
          <table:table-cell office:value-type="float" office:value="0.0180818044371466" calcext:value-type="float">
            <text:p>0,018</text:p>
          </table:table-cell>
          <table:table-cell office:value-type="float" office:value="0.0124712681452576" calcext:value-type="float">
            <text:p>0,012</text:p>
          </table:table-cell>
          <table:table-cell office:value-type="float" office:value="0.0158543450736817" calcext:value-type="float">
            <text:p>0,016</text:p>
          </table:table-cell>
          <table:table-cell table:number-columns-repeated="3"/>
          <table:table-cell table:formula="of:=[.C61]/[.F61]" office:value-type="float" office:value="0" calcext:value-type="float">
            <text:p>0</text:p>
          </table:table-cell>
          <table:table-cell table:formula="of:=[.D61]/[.G61]" office:value-type="float" office:value="0" calcext:value-type="float">
            <text:p>0</text:p>
          </table:table-cell>
          <table:table-cell table:formula="of:=[.E61]/[.H61]" office:value-type="string" office:string-value="" calcext:value-type="error">
            <text:p>#DIV/0!</text:p>
          </table:table-cell>
          <table:table-cell table:formula="of:=[.F61]/[.I61]" office:value-type="float" office:value="0.339615658396441" calcext:value-type="float">
            <text:p>0,3396156584</text:p>
          </table:table-cell>
          <table:table-cell table:formula="of:=[.G61]/[.J61]" office:value-type="float" office:value="0.22856688667568" calcext:value-type="float">
            <text:p>0,2285668867</text:p>
          </table:table-cell>
          <table:table-cell table:formula="of:=[.H61]/[.K61]" office:value-type="float" office:value="0" calcext:value-type="float">
            <text:p>0</text:p>
          </table:table-cell>
          <table:table-cell table:formula="of:=[.I61]/[.L61]" office:value-type="float" office:value="2.35076657445599" calcext:value-type="float">
            <text:p>2,3507665745</text:p>
          </table:table-cell>
          <table:table-cell table:formula="of:=[.J61]/[.M61]" office:value-type="float" office:value="0.878419144781613" calcext:value-type="float">
            <text:p>0,8784191448</text:p>
          </table:table-cell>
          <table:table-cell table:formula="of:=[.K61]/[.N61]" office:value-type="string" office:string-value="" calcext:value-type="error">
            <text:p>#DIV/0!</text:p>
          </table:table-cell>
          <table:table-cell table:formula="of:=[.L61]/[.O61]" office:value-type="float" office:value="0.377022381886049" calcext:value-type="float">
            <text:p>0,3770223819</text:p>
          </table:table-cell>
          <table:table-cell table:formula="of:=[.M61]/[.P61]" office:value-type="float" office:value="0.858022935500429" calcext:value-type="float">
            <text:p>0,8580229355</text:p>
          </table:table-cell>
          <table:table-cell table:formula="of:=[.N61]/[.Q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Ascorbic acid</text:p>
          </table:table-cell>
          <table:table-cell table:number-columns-repeated="9"/>
          <table:table-cell office:value-type="float" office:value="0.000747750888372613" calcext:value-type="float">
            <text:p>0,001</text:p>
          </table:table-cell>
          <table:table-cell office:value-type="float" office:value="0.00199164502218822" calcext:value-type="float">
            <text:p>0,002</text:p>
          </table:table-cell>
          <table:table-cell/>
          <table:table-cell office:value-type="float" office:value="0.0019402704226845" calcext:value-type="float">
            <text:p>0,002</text:p>
          </table:table-cell>
          <table:table-cell office:value-type="float" office:value="0.00341203509845582" calcext:value-type="float">
            <text:p>0,003</text:p>
          </table:table-cell>
          <table:table-cell/>
          <table:table-cell office:value-type="float" office:value="0.0014109310303166" calcext:value-type="float">
            <text:p>0,001</text:p>
          </table:table-cell>
          <table:table-cell office:value-type="float" office:value="0.00271859938087977" calcext:value-type="float">
            <text:p>0,003</text:p>
          </table:table-cell>
          <table:table-cell table:number-columns-repeated="4"/>
          <table:table-cell office:value-type="float" office:value="0.00253068573001383" calcext:value-type="float">
            <text:p>0,003</text:p>
          </table:table-cell>
          <table:table-cell office:value-type="float" office:value="0.0084579778636529" calcext:value-type="float">
            <text:p>0,008</text:p>
          </table:table-cell>
          <table:table-cell office:value-type="float" office:value="0.00266574284684032" calcext:value-type="float">
            <text:p>0,003</text:p>
          </table:table-cell>
          <table:table-cell table:number-columns-repeated="3"/>
          <table:table-cell table:formula="of:=[.C62]/[.F62]" office:value-type="string" office:string-value="" calcext:value-type="error">
            <text:p>#DIV/0!</text:p>
          </table:table-cell>
          <table:table-cell table:formula="of:=[.D62]/[.G62]" office:value-type="string" office:string-value="" calcext:value-type="error">
            <text:p>#DIV/0!</text:p>
          </table:table-cell>
          <table:table-cell table:formula="of:=[.E62]/[.H62]" office:value-type="string" office:string-value="" calcext:value-type="error">
            <text:p>#DIV/0!</text:p>
          </table:table-cell>
          <table:table-cell table:formula="of:=[.F62]/[.I62]" office:value-type="string" office:string-value="" calcext:value-type="error">
            <text:p>#DIV/0!</text:p>
          </table:table-cell>
          <table:table-cell table:formula="of:=[.G62]/[.J62]" office:value-type="string" office:string-value="" calcext:value-type="error">
            <text:p>#DIV/0!</text:p>
          </table:table-cell>
          <table:table-cell table:formula="of:=[.H62]/[.K62]" office:value-type="string" office:string-value="" calcext:value-type="error">
            <text:p>#DIV/0!</text:p>
          </table:table-cell>
          <table:table-cell table:formula="of:=[.I62]/[.L62]" office:value-type="float" office:value="0" calcext:value-type="float">
            <text:p>0</text:p>
          </table:table-cell>
          <table:table-cell table:formula="of:=[.J62]/[.M62]" office:value-type="float" office:value="0" calcext:value-type="float">
            <text:p>0</text:p>
          </table:table-cell>
          <table:table-cell table:formula="of:=[.K62]/[.N62]" office:value-type="string" office:string-value="" calcext:value-type="error">
            <text:p>#DIV/0!</text:p>
          </table:table-cell>
          <table:table-cell table:formula="of:=[.L62]/[.O62]" office:value-type="float" office:value="0.38538488224649" calcext:value-type="float">
            <text:p>0,3853848822</text:p>
          </table:table-cell>
          <table:table-cell table:formula="of:=[.M62]/[.P62]" office:value-type="float" office:value="0.58371176283901" calcext:value-type="float">
            <text:p>0,5837117628</text:p>
          </table:table-cell>
          <table:table-cell table:formula="of:=[.N62]/[.Q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Dehydroascorbic acid dimer</text:p>
          </table:table-cell>
          <table:table-cell office:value-type="float" office:value="0.000143017037568153" calcext:value-type="float">
            <text:p>0,000</text:p>
          </table:table-cell>
          <table:table-cell office:value-type="float" office:value="0.000349546775179041" calcext:value-type="float">
            <text:p>0,000</text:p>
          </table:table-cell>
          <table:table-cell/>
          <table:table-cell office:value-type="float" office:value="0.00163988211087345" calcext:value-type="float">
            <text:p>0,002</text:p>
          </table:table-cell>
          <table:table-cell office:value-type="float" office:value="0.00351969218710332" calcext:value-type="float">
            <text:p>0,004</text:p>
          </table:table-cell>
          <table:table-cell/>
          <table:table-cell office:value-type="float" office:value="0.000120192824896848" calcext:value-type="float">
            <text:p>0,000</text:p>
          </table:table-cell>
          <table:table-cell office:value-type="float" office:value="0.000505470184215415" calcext:value-type="float">
            <text:p>0,001</text:p>
          </table:table-cell>
          <table:table-cell office:value-type="float" office:value="0.00118431661501353" calcext:value-type="float">
            <text:p>0,001</text:p>
          </table:table-cell>
          <table:table-cell office:value-type="float" office:value="0.00057441632976292" calcext:value-type="float">
            <text:p>0,001</text:p>
          </table:table-cell>
          <table:table-cell office:value-type="float" office:value="0.00550106964001974" calcext:value-type="float">
            <text:p>0,006</text:p>
          </table:table-cell>
          <table:table-cell/>
          <table:table-cell office:value-type="float" office:value="0.000534538120004108" calcext:value-type="float">
            <text:p>0,001</text:p>
          </table:table-cell>
          <table:table-cell office:value-type="float" office:value="0.000173839858646203" calcext:value-type="float">
            <text:p>0,000</text:p>
          </table:table-cell>
          <table:table-cell/>
          <table:table-cell office:value-type="float" office:value="0.000811712208307402" calcext:value-type="float">
            <text:p>0,001</text:p>
          </table:table-cell>
          <table:table-cell office:value-type="float" office:value="0.00131982526958718" calcext:value-type="float">
            <text:p>0,001</text:p>
          </table:table-cell>
          <table:table-cell office:value-type="float" office:value="0.00112768087142815" calcext:value-type="float">
            <text:p>0,001</text:p>
          </table:table-cell>
          <table:table-cell office:value-type="float" office:value="0.000458880293558893" calcext:value-type="float">
            <text:p>0,000</text:p>
          </table:table-cell>
          <table:table-cell office:value-type="float" office:value="0.0000432882891411152" calcext:value-type="float">
            <text:p>0,000</text:p>
          </table:table-cell>
          <table:table-cell office:value-type="float" office:value="0.0000583612178386373" calcext:value-type="float">
            <text:p>0,000</text:p>
          </table:table-cell>
          <table:table-cell office:value-type="float" office:value="0.00101158668120701" calcext:value-type="float">
            <text:p>0,001</text:p>
          </table:table-cell>
          <table:table-cell office:value-type="float" office:value="0.0159330518089083" calcext:value-type="float">
            <text:p>0,016</text:p>
          </table:table-cell>
          <table:table-cell office:value-type="float" office:value="0.00141325962307944" calcext:value-type="float">
            <text:p>0,001</text:p>
          </table:table-cell>
          <table:table-cell table:number-columns-repeated="3"/>
          <table:table-cell table:formula="of:=[.C63]/[.F63]" office:value-type="float" office:value="0.0872117798101827" calcext:value-type="float">
            <text:p>0,0872117798</text:p>
          </table:table-cell>
          <table:table-cell table:formula="of:=[.D63]/[.G63]" office:value-type="float" office:value="0.0993117456293004" calcext:value-type="float">
            <text:p>0,0993117456</text:p>
          </table:table-cell>
          <table:table-cell table:formula="of:=[.E63]/[.H63]" office:value-type="string" office:string-value="" calcext:value-type="error">
            <text:p>#DIV/0!</text:p>
          </table:table-cell>
          <table:table-cell table:formula="of:=[.F63]/[.I63]" office:value-type="float" office:value="13.6437604514315" calcext:value-type="float">
            <text:p>13,6437604514</text:p>
          </table:table-cell>
          <table:table-cell table:formula="of:=[.G63]/[.J63]" office:value-type="float" office:value="6.9632043531243" calcext:value-type="float">
            <text:p>6,9632043531</text:p>
          </table:table-cell>
          <table:table-cell table:formula="of:=[.H63]/[.K63]" office:value-type="float" office:value="0" calcext:value-type="float">
            <text:p>0</text:p>
          </table:table-cell>
          <table:table-cell table:formula="of:=[.I63]/[.L63]" office:value-type="float" office:value="0.209243398331756" calcext:value-type="float">
            <text:p>0,2092433983</text:p>
          </table:table-cell>
          <table:table-cell table:formula="of:=[.J63]/[.M63]" office:value-type="float" office:value="0.0918857999066526" calcext:value-type="float">
            <text:p>0,0918857999</text:p>
          </table:table-cell>
          <table:table-cell table:formula="of:=[.K63]/[.N63]" office:value-type="string" office:string-value="" calcext:value-type="error">
            <text:p>#DIV/0!</text:p>
          </table:table-cell>
          <table:table-cell table:formula="of:=[.L63]/[.O63]" office:value-type="float" office:value="1.0746031167216" calcext:value-type="float">
            <text:p>1,0746031167</text:p>
          </table:table-cell>
          <table:table-cell table:formula="of:=[.M63]/[.P63]" office:value-type="float" office:value="31.6444668263074" calcext:value-type="float">
            <text:p>31,6444668263</text:p>
          </table:table-cell>
          <table:table-cell table:formula="of:=[.N63]/[.Q6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Erythronic acid</text:p>
          </table:table-cell>
          <table:table-cell office:value-type="float" office:value="0.00204433894744966" calcext:value-type="float">
            <text:p>0,002</text:p>
          </table:table-cell>
          <table:table-cell office:value-type="float" office:value="0.00357540674832301" calcext:value-type="float">
            <text:p>0,004</text:p>
          </table:table-cell>
          <table:table-cell/>
          <table:table-cell office:value-type="float" office:value="0.00324874496626777" calcext:value-type="float">
            <text:p>0,003</text:p>
          </table:table-cell>
          <table:table-cell office:value-type="float" office:value="0.00295023264459758" calcext:value-type="float">
            <text:p>0,003</text:p>
          </table:table-cell>
          <table:table-cell/>
          <table:table-cell office:value-type="float" office:value="0.00390537299520235" calcext:value-type="float">
            <text:p>0,004</text:p>
          </table:table-cell>
          <table:table-cell office:value-type="float" office:value="0.00296386970554765" calcext:value-type="float">
            <text:p>0,003</text:p>
          </table:table-cell>
          <table:table-cell office:value-type="float" office:value="0.00460497934461576" calcext:value-type="float">
            <text:p>0,005</text:p>
          </table:table-cell>
          <table:table-cell office:value-type="float" office:value="0.00229653537411894" calcext:value-type="float">
            <text:p>0,002</text:p>
          </table:table-cell>
          <table:table-cell office:value-type="float" office:value="0.00304683977661215" calcext:value-type="float">
            <text:p>0,003</text:p>
          </table:table-cell>
          <table:table-cell/>
          <table:table-cell office:value-type="float" office:value="0.00541975282800126" calcext:value-type="float">
            <text:p>0,005</text:p>
          </table:table-cell>
          <table:table-cell office:value-type="float" office:value="0.00452394978514479" calcext:value-type="float">
            <text:p>0,005</text:p>
          </table:table-cell>
          <table:table-cell/>
          <table:table-cell office:value-type="float" office:value="0.0130457902932677" calcext:value-type="float">
            <text:p>0,013</text:p>
          </table:table-cell>
          <table:table-cell office:value-type="float" office:value="0.00988723210882327" calcext:value-type="float">
            <text:p>0,010</text:p>
          </table:table-cell>
          <table:table-cell office:value-type="float" office:value="0.00843542907079106" calcext:value-type="float">
            <text:p>0,008</text:p>
          </table:table-cell>
          <table:table-cell office:value-type="float" office:value="0.0048445106589906" calcext:value-type="float">
            <text:p>0,005</text:p>
          </table:table-cell>
          <table:table-cell office:value-type="float" office:value="0.00424481086126118" calcext:value-type="float">
            <text:p>0,004</text:p>
          </table:table-cell>
          <table:table-cell office:value-type="float" office:value="0.00374797830813351" calcext:value-type="float">
            <text:p>0,004</text:p>
          </table:table-cell>
          <table:table-cell office:value-type="float" office:value="0.01152021407723" calcext:value-type="float">
            <text:p>0,012</text:p>
          </table:table-cell>
          <table:table-cell office:value-type="float" office:value="0.011074503958625" calcext:value-type="float">
            <text:p>0,011</text:p>
          </table:table-cell>
          <table:table-cell office:value-type="float" office:value="0.0158942538583173" calcext:value-type="float">
            <text:p>0,016</text:p>
          </table:table-cell>
          <table:table-cell table:number-columns-repeated="3"/>
          <table:table-cell table:formula="of:=[.C64]/[.F64]" office:value-type="float" office:value="0.629270370151044" calcext:value-type="float">
            <text:p>0,6292703702</text:p>
          </table:table-cell>
          <table:table-cell table:formula="of:=[.D64]/[.G64]" office:value-type="float" office:value="1.21190671348249" calcext:value-type="float">
            <text:p>1,2119067135</text:p>
          </table:table-cell>
          <table:table-cell table:formula="of:=[.E64]/[.H64]" office:value-type="string" office:string-value="" calcext:value-type="error">
            <text:p>#DIV/0!</text:p>
          </table:table-cell>
          <table:table-cell table:formula="of:=[.F64]/[.I64]" office:value-type="float" office:value="0.83186547616803" calcext:value-type="float">
            <text:p>0,8318654762</text:p>
          </table:table-cell>
          <table:table-cell table:formula="of:=[.G64]/[.J64]" office:value-type="float" office:value="0.995398899983847" calcext:value-type="float">
            <text:p>0,9953989</text:p>
          </table:table-cell>
          <table:table-cell table:formula="of:=[.H64]/[.K64]" office:value-type="float" office:value="0" calcext:value-type="float">
            <text:p>0</text:p>
          </table:table-cell>
          <table:table-cell table:formula="of:=[.I64]/[.L64]" office:value-type="float" office:value="1.70054989756064" calcext:value-type="float">
            <text:p>1,7005498976</text:p>
          </table:table-cell>
          <table:table-cell table:formula="of:=[.J64]/[.M64]" office:value-type="float" office:value="0.972768482379222" calcext:value-type="float">
            <text:p>0,9727684824</text:p>
          </table:table-cell>
          <table:table-cell table:formula="of:=[.K64]/[.N64]" office:value-type="string" office:string-value="" calcext:value-type="error">
            <text:p>#DIV/0!</text:p>
          </table:table-cell>
          <table:table-cell table:formula="of:=[.L64]/[.O64]" office:value-type="float" office:value="0.423734337524369" calcext:value-type="float">
            <text:p>0,4237343375</text:p>
          </table:table-cell>
          <table:table-cell table:formula="of:=[.M64]/[.P64]" office:value-type="float" office:value="0.673491068936486" calcext:value-type="float">
            <text:p>0,6734910689</text:p>
          </table:table-cell>
          <table:table-cell table:formula="of:=[.N64]/[.Q6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Galactonic acid</text:p>
          </table:table-cell>
          <table:table-cell office:value-type="float" office:value="0.00297330996030596" calcext:value-type="float">
            <text:p>0,003</text:p>
          </table:table-cell>
          <table:table-cell office:value-type="float" office:value="0.00518415987113633" calcext:value-type="float">
            <text:p>0,005</text:p>
          </table:table-cell>
          <table:table-cell/>
          <table:table-cell office:value-type="float" office:value="0.00489017756281093" calcext:value-type="float">
            <text:p>0,005</text:p>
          </table:table-cell>
          <table:table-cell office:value-type="float" office:value="0.0062297773221743" calcext:value-type="float">
            <text:p>0,006</text:p>
          </table:table-cell>
          <table:table-cell/>
          <table:table-cell office:value-type="float" office:value="0.00464960807511374" calcext:value-type="float">
            <text:p>0,005</text:p>
          </table:table-cell>
          <table:table-cell office:value-type="float" office:value="0.00330157822688082" calcext:value-type="float">
            <text:p>0,003</text:p>
          </table:table-cell>
          <table:table-cell office:value-type="float" office:value="0.00411654234243764" calcext:value-type="float">
            <text:p>0,004</text:p>
          </table:table-cell>
          <table:table-cell office:value-type="float" office:value="0.00369973129116565" calcext:value-type="float">
            <text:p>0,004</text:p>
          </table:table-cell>
          <table:table-cell office:value-type="float" office:value="0.00527040091287574" calcext:value-type="float">
            <text:p>0,005</text:p>
          </table:table-cell>
          <table:table-cell/>
          <table:table-cell office:value-type="float" office:value="0.00416967233650316" calcext:value-type="float">
            <text:p>0,004</text:p>
          </table:table-cell>
          <table:table-cell office:value-type="float" office:value="0.0045641766546005" calcext:value-type="float">
            <text:p>0,005</text:p>
          </table:table-cell>
          <table:table-cell/>
          <table:table-cell office:value-type="float" office:value="0.00959891705030604" calcext:value-type="float">
            <text:p>0,010</text:p>
          </table:table-cell>
          <table:table-cell office:value-type="float" office:value="0.00830451463575162" calcext:value-type="float">
            <text:p>0,008</text:p>
          </table:table-cell>
          <table:table-cell office:value-type="float" office:value="0.00669814258030917" calcext:value-type="float">
            <text:p>0,007</text:p>
          </table:table-cell>
          <table:table-cell office:value-type="float" office:value="0.00606045510559479" calcext:value-type="float">
            <text:p>0,006</text:p>
          </table:table-cell>
          <table:table-cell office:value-type="float" office:value="0.00574649254349118" calcext:value-type="float">
            <text:p>0,006</text:p>
          </table:table-cell>
          <table:table-cell office:value-type="float" office:value="0.00490306814071352" calcext:value-type="float">
            <text:p>0,005</text:p>
          </table:table-cell>
          <table:table-cell office:value-type="float" office:value="0.0127092695809045" calcext:value-type="float">
            <text:p>0,013</text:p>
          </table:table-cell>
          <table:table-cell office:value-type="float" office:value="0.0212539291027112" calcext:value-type="float">
            <text:p>0,021</text:p>
          </table:table-cell>
          <table:table-cell office:value-type="float" office:value="0.0123275594357768" calcext:value-type="float">
            <text:p>0,012</text:p>
          </table:table-cell>
          <table:table-cell table:number-columns-repeated="3"/>
          <table:table-cell table:formula="of:=[.C65]/[.F65]" office:value-type="float" office:value="0.608016768740166" calcext:value-type="float">
            <text:p>0,6080167687</text:p>
          </table:table-cell>
          <table:table-cell table:formula="of:=[.D65]/[.G65]" office:value-type="float" office:value="0.83215813391657" calcext:value-type="float">
            <text:p>0,8321581339</text:p>
          </table:table-cell>
          <table:table-cell table:formula="of:=[.E65]/[.H65]" office:value-type="string" office:string-value="" calcext:value-type="error">
            <text:p>#DIV/0!</text:p>
          </table:table-cell>
          <table:table-cell table:formula="of:=[.F65]/[.I65]" office:value-type="float" office:value="1.0517397345778" calcext:value-type="float">
            <text:p>1,0517397346</text:p>
          </table:table-cell>
          <table:table-cell table:formula="of:=[.G65]/[.J65]" office:value-type="float" office:value="1.88690889449556" calcext:value-type="float">
            <text:p>1,8869088945</text:p>
          </table:table-cell>
          <table:table-cell table:formula="of:=[.H65]/[.K65]" office:value-type="float" office:value="0" calcext:value-type="float">
            <text:p>0</text:p>
          </table:table-cell>
          <table:table-cell table:formula="of:=[.I65]/[.L65]" office:value-type="float" office:value="1.25674210076181" calcext:value-type="float">
            <text:p>1,2567421008</text:p>
          </table:table-cell>
          <table:table-cell table:formula="of:=[.J65]/[.M65]" office:value-type="float" office:value="0.626437776074107" calcext:value-type="float">
            <text:p>0,6264377761</text:p>
          </table:table-cell>
          <table:table-cell table:formula="of:=[.K65]/[.N65]" office:value-type="string" office:string-value="" calcext:value-type="error">
            <text:p>#DIV/0!</text:p>
          </table:table-cell>
          <table:table-cell table:formula="of:=[.L65]/[.O65]" office:value-type="float" office:value="0.8872954497591" calcext:value-type="float">
            <text:p>0,8872954498</text:p>
          </table:table-cell>
          <table:table-cell table:formula="of:=[.M65]/[.P65]" office:value-type="float" office:value="1.15473201668551" calcext:value-type="float">
            <text:p>1,1547320167</text:p>
          </table:table-cell>
          <table:table-cell table:formula="of:=[.N65]/[.Q6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Gluconic acid</text:p>
          </table:table-cell>
          <table:table-cell table:number-columns-repeated="27"/>
          <table:table-cell table:formula="of:=[.C66]/[.F66]" office:value-type="string" office:string-value="" calcext:value-type="error">
            <text:p>#DIV/0!</text:p>
          </table:table-cell>
          <table:table-cell table:formula="of:=[.D66]/[.G66]" office:value-type="string" office:string-value="" calcext:value-type="error">
            <text:p>#DIV/0!</text:p>
          </table:table-cell>
          <table:table-cell table:formula="of:=[.E66]/[.H66]" office:value-type="string" office:string-value="" calcext:value-type="error">
            <text:p>#DIV/0!</text:p>
          </table:table-cell>
          <table:table-cell table:formula="of:=[.F66]/[.I66]" office:value-type="string" office:string-value="" calcext:value-type="error">
            <text:p>#DIV/0!</text:p>
          </table:table-cell>
          <table:table-cell table:formula="of:=[.G66]/[.J66]" office:value-type="string" office:string-value="" calcext:value-type="error">
            <text:p>#DIV/0!</text:p>
          </table:table-cell>
          <table:table-cell table:formula="of:=[.H66]/[.K66]" office:value-type="string" office:string-value="" calcext:value-type="error">
            <text:p>#DIV/0!</text:p>
          </table:table-cell>
          <table:table-cell table:formula="of:=[.I66]/[.L66]" office:value-type="string" office:string-value="" calcext:value-type="error">
            <text:p>#DIV/0!</text:p>
          </table:table-cell>
          <table:table-cell table:formula="of:=[.J66]/[.M66]" office:value-type="string" office:string-value="" calcext:value-type="error">
            <text:p>#DIV/0!</text:p>
          </table:table-cell>
          <table:table-cell table:formula="of:=[.K66]/[.N66]" office:value-type="string" office:string-value="" calcext:value-type="error">
            <text:p>#DIV/0!</text:p>
          </table:table-cell>
          <table:table-cell table:formula="of:=[.L66]/[.O66]" office:value-type="string" office:string-value="" calcext:value-type="error">
            <text:p>#DIV/0!</text:p>
          </table:table-cell>
          <table:table-cell table:formula="of:=[.M66]/[.P66]" office:value-type="string" office:string-value="" calcext:value-type="error">
            <text:p>#DIV/0!</text:p>
          </table:table-cell>
          <table:table-cell table:formula="of:=[.N66]/[.Q6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Glyceric acid</text:p>
          </table:table-cell>
          <table:table-cell office:value-type="float" office:value="0.0119162864207205" calcext:value-type="float">
            <text:p>0,012</text:p>
          </table:table-cell>
          <table:table-cell office:value-type="float" office:value="0.0127977016227805" calcext:value-type="float">
            <text:p>0,013</text:p>
          </table:table-cell>
          <table:table-cell/>
          <table:table-cell office:value-type="float" office:value="0.0170332092211061" calcext:value-type="float">
            <text:p>0,017</text:p>
          </table:table-cell>
          <table:table-cell office:value-type="float" office:value="0.017432443692226" calcext:value-type="float">
            <text:p>0,017</text:p>
          </table:table-cell>
          <table:table-cell/>
          <table:table-cell office:value-type="float" office:value="0.00898509683575892" calcext:value-type="float">
            <text:p>0,009</text:p>
          </table:table-cell>
          <table:table-cell office:value-type="float" office:value="0.00599894567760769" calcext:value-type="float">
            <text:p>0,006</text:p>
          </table:table-cell>
          <table:table-cell office:value-type="float" office:value="0.00961377984017053" calcext:value-type="float">
            <text:p>0,010</text:p>
          </table:table-cell>
          <table:table-cell office:value-type="float" office:value="0.00684817150211254" calcext:value-type="float">
            <text:p>0,007</text:p>
          </table:table-cell>
          <table:table-cell office:value-type="float" office:value="0.00763359511265258" calcext:value-type="float">
            <text:p>0,008</text:p>
          </table:table-cell>
          <table:table-cell/>
          <table:table-cell office:value-type="float" office:value="0.00965742925903667" calcext:value-type="float">
            <text:p>0,010</text:p>
          </table:table-cell>
          <table:table-cell office:value-type="float" office:value="0.00706167046600599" calcext:value-type="float">
            <text:p>0,007</text:p>
          </table:table-cell>
          <table:table-cell/>
          <table:table-cell office:value-type="float" office:value="0.0151640610366776" calcext:value-type="float">
            <text:p>0,015</text:p>
          </table:table-cell>
          <table:table-cell office:value-type="float" office:value="0.0117361201450592" calcext:value-type="float">
            <text:p>0,012</text:p>
          </table:table-cell>
          <table:table-cell office:value-type="float" office:value="0.0109236009688872" calcext:value-type="float">
            <text:p>0,011</text:p>
          </table:table-cell>
          <table:table-cell office:value-type="float" office:value="0.0127823013941314" calcext:value-type="float">
            <text:p>0,013</text:p>
          </table:table-cell>
          <table:table-cell office:value-type="float" office:value="0.0107108978221588" calcext:value-type="float">
            <text:p>0,011</text:p>
          </table:table-cell>
          <table:table-cell office:value-type="float" office:value="0.0122293586006058" calcext:value-type="float">
            <text:p>0,012</text:p>
          </table:table-cell>
          <table:table-cell office:value-type="float" office:value="0.017728128823623" calcext:value-type="float">
            <text:p>0,018</text:p>
          </table:table-cell>
          <table:table-cell office:value-type="float" office:value="0.0144424743572389" calcext:value-type="float">
            <text:p>0,014</text:p>
          </table:table-cell>
          <table:table-cell office:value-type="float" office:value="0.0221314393434728" calcext:value-type="float">
            <text:p>0,022</text:p>
          </table:table-cell>
          <table:table-cell table:number-columns-repeated="3"/>
          <table:table-cell table:formula="of:=[.C67]/[.F67]" office:value-type="float" office:value="0.699591384455893" calcext:value-type="float">
            <text:p>0,6995913845</text:p>
          </table:table-cell>
          <table:table-cell table:formula="of:=[.D67]/[.G67]" office:value-type="float" office:value="0.734131246813528" calcext:value-type="float">
            <text:p>0,7341312468</text:p>
          </table:table-cell>
          <table:table-cell table:formula="of:=[.E67]/[.H67]" office:value-type="string" office:string-value="" calcext:value-type="error">
            <text:p>#DIV/0!</text:p>
          </table:table-cell>
          <table:table-cell table:formula="of:=[.F67]/[.I67]" office:value-type="float" office:value="1.89571793520547" calcext:value-type="float">
            <text:p>1,8957179352</text:p>
          </table:table-cell>
          <table:table-cell table:formula="of:=[.G67]/[.J67]" office:value-type="float" office:value="2.90591791109165" calcext:value-type="float">
            <text:p>2,9059179111</text:p>
          </table:table-cell>
          <table:table-cell table:formula="of:=[.H67]/[.K67]" office:value-type="float" office:value="0" calcext:value-type="float">
            <text:p>0</text:p>
          </table:table-cell>
          <table:table-cell table:formula="of:=[.I67]/[.L67]" office:value-type="float" office:value="1.31204319766045" calcext:value-type="float">
            <text:p>1,3120431977</text:p>
          </table:table-cell>
          <table:table-cell table:formula="of:=[.J67]/[.M67]" office:value-type="float" office:value="0.785861129530504" calcext:value-type="float">
            <text:p>0,7858611295</text:p>
          </table:table-cell>
          <table:table-cell table:formula="of:=[.K67]/[.N67]" office:value-type="string" office:string-value="" calcext:value-type="error">
            <text:p>#DIV/0!</text:p>
          </table:table-cell>
          <table:table-cell table:formula="of:=[.L67]/[.O67]" office:value-type="float" office:value="0.70910915507919" calcext:value-type="float">
            <text:p>0,7091091551</text:p>
          </table:table-cell>
          <table:table-cell table:formula="of:=[.M67]/[.P67]" office:value-type="float" office:value="1.08098999371321" calcext:value-type="float">
            <text:p>1,0809899937</text:p>
          </table:table-cell>
          <table:table-cell table:formula="of:=[.N67]/[.Q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Lyxonic acid</text:p>
          </table:table-cell>
          <table:table-cell office:value-type="float" office:value="0.00316745201085524" calcext:value-type="float">
            <text:p>0,003</text:p>
          </table:table-cell>
          <table:table-cell office:value-type="float" office:value="0.00435723384767847" calcext:value-type="float">
            <text:p>0,004</text:p>
          </table:table-cell>
          <table:table-cell/>
          <table:table-cell office:value-type="float" office:value="0.00268088188047157" calcext:value-type="float">
            <text:p>0,003</text:p>
          </table:table-cell>
          <table:table-cell office:value-type="float" office:value="0.00245366782194827" calcext:value-type="float">
            <text:p>0,002</text:p>
          </table:table-cell>
          <table:table-cell/>
          <table:table-cell office:value-type="float" office:value="0.00428212916809507" calcext:value-type="float">
            <text:p>0,004</text:p>
          </table:table-cell>
          <table:table-cell office:value-type="float" office:value="0.00554770967002031" calcext:value-type="float">
            <text:p>0,006</text:p>
          </table:table-cell>
          <table:table-cell office:value-type="float" office:value="0.00642608917725747" calcext:value-type="float">
            <text:p>0,006</text:p>
          </table:table-cell>
          <table:table-cell office:value-type="float" office:value="0.00224431701883123" calcext:value-type="float">
            <text:p>0,002</text:p>
          </table:table-cell>
          <table:table-cell office:value-type="float" office:value="0.00764742018552666" calcext:value-type="float">
            <text:p>0,008</text:p>
          </table:table-cell>
          <table:table-cell/>
          <table:table-cell office:value-type="float" office:value="0.0041055817604538" calcext:value-type="float">
            <text:p>0,004</text:p>
          </table:table-cell>
          <table:table-cell office:value-type="float" office:value="0.00859634223658895" calcext:value-type="float">
            <text:p>0,009</text:p>
          </table:table-cell>
          <table:table-cell/>
          <table:table-cell office:value-type="float" office:value="0.00744321287408674" calcext:value-type="float">
            <text:p>0,007</text:p>
          </table:table-cell>
          <table:table-cell office:value-type="float" office:value="0.00668845712866487" calcext:value-type="float">
            <text:p>0,007</text:p>
          </table:table-cell>
          <table:table-cell office:value-type="float" office:value="0.00514248602543603" calcext:value-type="float">
            <text:p>0,005</text:p>
          </table:table-cell>
          <table:table-cell office:value-type="float" office:value="0.00790508111420945" calcext:value-type="float">
            <text:p>0,008</text:p>
          </table:table-cell>
          <table:table-cell office:value-type="float" office:value="0.00234182184233194" calcext:value-type="float">
            <text:p>0,002</text:p>
          </table:table-cell>
          <table:table-cell office:value-type="float" office:value="0.00336875620476315" calcext:value-type="float">
            <text:p>0,003</text:p>
          </table:table-cell>
          <table:table-cell office:value-type="float" office:value="0.00742189250564571" calcext:value-type="float">
            <text:p>0,007</text:p>
          </table:table-cell>
          <table:table-cell office:value-type="float" office:value="0.0180962669440149" calcext:value-type="float">
            <text:p>0,018</text:p>
          </table:table-cell>
          <table:table-cell office:value-type="float" office:value="0.00584044423397812" calcext:value-type="float">
            <text:p>0,006</text:p>
          </table:table-cell>
          <table:table-cell table:number-columns-repeated="3"/>
          <table:table-cell table:formula="of:=[.C68]/[.F68]" office:value-type="float" office:value="1.18149629565107" calcext:value-type="float">
            <text:p>1,1814962957</text:p>
          </table:table-cell>
          <table:table-cell table:formula="of:=[.D68]/[.G68]" office:value-type="float" office:value="1.77580429131549" calcext:value-type="float">
            <text:p>1,7758042913</text:p>
          </table:table-cell>
          <table:table-cell table:formula="of:=[.E68]/[.H68]" office:value-type="string" office:string-value="" calcext:value-type="error">
            <text:p>#DIV/0!</text:p>
          </table:table-cell>
          <table:table-cell table:formula="of:=[.F68]/[.I68]" office:value-type="float" office:value="0.626062824177762" calcext:value-type="float">
            <text:p>0,6260628242</text:p>
          </table:table-cell>
          <table:table-cell table:formula="of:=[.G68]/[.J68]" office:value-type="float" office:value="0.442284828856101" calcext:value-type="float">
            <text:p>0,4422848289</text:p>
          </table:table-cell>
          <table:table-cell table:formula="of:=[.H68]/[.K68]" office:value-type="float" office:value="0" calcext:value-type="float">
            <text:p>0</text:p>
          </table:table-cell>
          <table:table-cell table:formula="of:=[.I68]/[.L68]" office:value-type="float" office:value="1.9079876560064" calcext:value-type="float">
            <text:p>1,907987656</text:p>
          </table:table-cell>
          <table:table-cell table:formula="of:=[.J68]/[.M68]" office:value-type="float" office:value="0.725435445605537" calcext:value-type="float">
            <text:p>0,7254354456</text:p>
          </table:table-cell>
          <table:table-cell table:formula="of:=[.K68]/[.N68]" office:value-type="string" office:string-value="" calcext:value-type="error">
            <text:p>#DIV/0!</text:p>
          </table:table-cell>
          <table:table-cell table:formula="of:=[.L68]/[.O68]" office:value-type="float" office:value="0.546650182551269" calcext:value-type="float">
            <text:p>0,5466501826</text:p>
          </table:table-cell>
          <table:table-cell table:formula="of:=[.M68]/[.P68]" office:value-type="float" office:value="0.889613276793081" calcext:value-type="float">
            <text:p>0,8896132768</text:p>
          </table:table-cell>
          <table:table-cell table:formula="of:=[.N68]/[.Q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Lyxonic acid-1,4-lactone</text:p>
          </table:table-cell>
          <table:table-cell office:value-type="float" office:value="0.00571665683455112" calcext:value-type="float">
            <text:p>0,006</text:p>
          </table:table-cell>
          <table:table-cell office:value-type="float" office:value="0.00649870262492312" calcext:value-type="float">
            <text:p>0,006</text:p>
          </table:table-cell>
          <table:table-cell/>
          <table:table-cell office:value-type="float" office:value="0.00267353656796423" calcext:value-type="float">
            <text:p>0,003</text:p>
          </table:table-cell>
          <table:table-cell office:value-type="float" office:value="0.00353074029834348" calcext:value-type="float">
            <text:p>0,004</text:p>
          </table:table-cell>
          <table:table-cell/>
          <table:table-cell office:value-type="float" office:value="0.00591406070417157" calcext:value-type="float">
            <text:p>0,006</text:p>
          </table:table-cell>
          <table:table-cell office:value-type="float" office:value="0.00960207178561625" calcext:value-type="float">
            <text:p>0,010</text:p>
          </table:table-cell>
          <table:table-cell office:value-type="float" office:value="0.00949419001502551" calcext:value-type="float">
            <text:p>0,009</text:p>
          </table:table-cell>
          <table:table-cell office:value-type="float" office:value="0.00268821395448652" calcext:value-type="float">
            <text:p>0,003</text:p>
          </table:table-cell>
          <table:table-cell office:value-type="float" office:value="0.01517457634512" calcext:value-type="float">
            <text:p>0,015</text:p>
          </table:table-cell>
          <table:table-cell/>
          <table:table-cell office:value-type="float" office:value="0.00383944184959175" calcext:value-type="float">
            <text:p>0,004</text:p>
          </table:table-cell>
          <table:table-cell office:value-type="float" office:value="0.0100967395386068" calcext:value-type="float">
            <text:p>0,010</text:p>
          </table:table-cell>
          <table:table-cell/>
          <table:table-cell office:value-type="float" office:value="0.0105202778672311" calcext:value-type="float">
            <text:p>0,011</text:p>
          </table:table-cell>
          <table:table-cell office:value-type="float" office:value="0.00845783656465772" calcext:value-type="float">
            <text:p>0,008</text:p>
          </table:table-cell>
          <table:table-cell office:value-type="float" office:value="0.00438575064052996" calcext:value-type="float">
            <text:p>0,004</text:p>
          </table:table-cell>
          <table:table-cell office:value-type="float" office:value="0.0148065957976123" calcext:value-type="float">
            <text:p>0,015</text:p>
          </table:table-cell>
          <table:table-cell office:value-type="float" office:value="0.001964914602944" calcext:value-type="float">
            <text:p>0,002</text:p>
          </table:table-cell>
          <table:table-cell office:value-type="float" office:value="0.00247293517763688" calcext:value-type="float">
            <text:p>0,002</text:p>
          </table:table-cell>
          <table:table-cell office:value-type="float" office:value="0.00971122176823076" calcext:value-type="float">
            <text:p>0,010</text:p>
          </table:table-cell>
          <table:table-cell office:value-type="float" office:value="0.0153254901708629" calcext:value-type="float">
            <text:p>0,015</text:p>
          </table:table-cell>
          <table:table-cell office:value-type="float" office:value="0.00732371152202861" calcext:value-type="float">
            <text:p>0,007</text:p>
          </table:table-cell>
          <table:table-cell table:number-columns-repeated="3"/>
          <table:table-cell table:formula="of:=[.C69]/[.F69]" office:value-type="float" office:value="2.13823775707848" calcext:value-type="float">
            <text:p>2,1382377571</text:p>
          </table:table-cell>
          <table:table-cell table:formula="of:=[.D69]/[.G69]" office:value-type="float" office:value="1.84060623999225" calcext:value-type="float">
            <text:p>1,84060624</text:p>
          </table:table-cell>
          <table:table-cell table:formula="of:=[.E69]/[.H69]" office:value-type="string" office:string-value="" calcext:value-type="error">
            <text:p>#DIV/0!</text:p>
          </table:table-cell>
          <table:table-cell table:formula="of:=[.F69]/[.I69]" office:value-type="float" office:value="0.452064444668012" calcext:value-type="float">
            <text:p>0,4520644447</text:p>
          </table:table-cell>
          <table:table-cell table:formula="of:=[.G69]/[.J69]" office:value-type="float" office:value="0.367706092723913" calcext:value-type="float">
            <text:p>0,3677060927</text:p>
          </table:table-cell>
          <table:table-cell table:formula="of:=[.H69]/[.K69]" office:value-type="float" office:value="0" calcext:value-type="float">
            <text:p>0</text:p>
          </table:table-cell>
          <table:table-cell table:formula="of:=[.I69]/[.L69]" office:value-type="float" office:value="2.19999628165803" calcext:value-type="float">
            <text:p>2,1999962817</text:p>
          </table:table-cell>
          <table:table-cell table:formula="of:=[.J69]/[.M69]" office:value-type="float" office:value="0.632773631845359" calcext:value-type="float">
            <text:p>0,6327736318</text:p>
          </table:table-cell>
          <table:table-cell table:formula="of:=[.K69]/[.N69]" office:value-type="string" office:string-value="" calcext:value-type="error">
            <text:p>#DIV/0!</text:p>
          </table:table-cell>
          <table:table-cell table:formula="of:=[.L69]/[.O69]" office:value-type="float" office:value="0.700157486373276" calcext:value-type="float">
            <text:p>0,7001574864</text:p>
          </table:table-cell>
          <table:table-cell table:formula="of:=[.M69]/[.P69]" office:value-type="float" office:value="1.50291847057133" calcext:value-type="float">
            <text:p>1,5029184706</text:p>
          </table:table-cell>
          <table:table-cell table:formula="of:=[.N69]/[.Q6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Ribonic acid</text:p>
          </table:table-cell>
          <table:table-cell office:value-type="float" office:value="0.00242895960577147" calcext:value-type="float">
            <text:p>0,002</text:p>
          </table:table-cell>
          <table:table-cell office:value-type="float" office:value="0.00387595863205787" calcext:value-type="float">
            <text:p>0,004</text:p>
          </table:table-cell>
          <table:table-cell/>
          <table:table-cell office:value-type="float" office:value="0.0015518618371998" calcext:value-type="float">
            <text:p>0,002</text:p>
          </table:table-cell>
          <table:table-cell office:value-type="float" office:value="0.00199347118114122" calcext:value-type="float">
            <text:p>0,002</text:p>
          </table:table-cell>
          <table:table-cell/>
          <table:table-cell office:value-type="float" office:value="0.00339058260596733" calcext:value-type="float">
            <text:p>0,003</text:p>
          </table:table-cell>
          <table:table-cell office:value-type="float" office:value="0.00284831158344995" calcext:value-type="float">
            <text:p>0,003</text:p>
          </table:table-cell>
          <table:table-cell office:value-type="float" office:value="0.00460204371257849" calcext:value-type="float">
            <text:p>0,005</text:p>
          </table:table-cell>
          <table:table-cell office:value-type="float" office:value="0.00152157466157899" calcext:value-type="float">
            <text:p>0,002</text:p>
          </table:table-cell>
          <table:table-cell office:value-type="float" office:value="0.00475104133822199" calcext:value-type="float">
            <text:p>0,005</text:p>
          </table:table-cell>
          <table:table-cell/>
          <table:table-cell office:value-type="float" office:value="0.00311335642591382" calcext:value-type="float">
            <text:p>0,003</text:p>
          </table:table-cell>
          <table:table-cell office:value-type="float" office:value="0.0054934030889196" calcext:value-type="float">
            <text:p>0,005</text:p>
          </table:table-cell>
          <table:table-cell/>
          <table:table-cell office:value-type="float" office:value="0.00572978679728968" calcext:value-type="float">
            <text:p>0,006</text:p>
          </table:table-cell>
          <table:table-cell office:value-type="float" office:value="0.00508668184303032" calcext:value-type="float">
            <text:p>0,005</text:p>
          </table:table-cell>
          <table:table-cell office:value-type="float" office:value="0.00463633197862617" calcext:value-type="float">
            <text:p>0,005</text:p>
          </table:table-cell>
          <table:table-cell office:value-type="float" office:value="0.00659789196900573" calcext:value-type="float">
            <text:p>0,007</text:p>
          </table:table-cell>
          <table:table-cell office:value-type="float" office:value="0.00355431998153776" calcext:value-type="float">
            <text:p>0,004</text:p>
          </table:table-cell>
          <table:table-cell office:value-type="float" office:value="0.00375870042779361" calcext:value-type="float">
            <text:p>0,004</text:p>
          </table:table-cell>
          <table:table-cell office:value-type="float" office:value="0.005722574451787" calcext:value-type="float">
            <text:p>0,006</text:p>
          </table:table-cell>
          <table:table-cell office:value-type="float" office:value="0.0173465623875849" calcext:value-type="float">
            <text:p>0,017</text:p>
          </table:table-cell>
          <table:table-cell office:value-type="float" office:value="0.00398637092483662" calcext:value-type="float">
            <text:p>0,004</text:p>
          </table:table-cell>
          <table:table-cell table:number-columns-repeated="3"/>
          <table:table-cell table:formula="of:=[.C70]/[.F70]" office:value-type="float" office:value="1.56519062944052" calcext:value-type="float">
            <text:p>1,5651906294</text:p>
          </table:table-cell>
          <table:table-cell table:formula="of:=[.D70]/[.G70]" office:value-type="float" office:value="1.9443263934415" calcext:value-type="float">
            <text:p>1,9443263934</text:p>
          </table:table-cell>
          <table:table-cell table:formula="of:=[.E70]/[.H70]" office:value-type="string" office:string-value="" calcext:value-type="error">
            <text:p>#DIV/0!</text:p>
          </table:table-cell>
          <table:table-cell table:formula="of:=[.F70]/[.I70]" office:value-type="float" office:value="0.45769769315414" calcext:value-type="float">
            <text:p>0,4576976932</text:p>
          </table:table-cell>
          <table:table-cell table:formula="of:=[.G70]/[.J70]" office:value-type="float" office:value="0.69987819897382" calcext:value-type="float">
            <text:p>0,699878199</text:p>
          </table:table-cell>
          <table:table-cell table:formula="of:=[.H70]/[.K70]" office:value-type="float" office:value="0" calcext:value-type="float">
            <text:p>0</text:p>
          </table:table-cell>
          <table:table-cell table:formula="of:=[.I70]/[.L70]" office:value-type="float" office:value="2.22833797879416" calcext:value-type="float">
            <text:p>2,2283379788</text:p>
          </table:table-cell>
          <table:table-cell table:formula="of:=[.J70]/[.M70]" office:value-type="float" office:value="0.599513113164343" calcext:value-type="float">
            <text:p>0,5995131132</text:p>
          </table:table-cell>
          <table:table-cell table:formula="of:=[.K70]/[.N70]" office:value-type="string" office:string-value="" calcext:value-type="error">
            <text:p>#DIV/0!</text:p>
          </table:table-cell>
          <table:table-cell table:formula="of:=[.L70]/[.O70]" office:value-type="float" office:value="0.488724852996034" calcext:value-type="float">
            <text:p>0,488724853</text:p>
          </table:table-cell>
          <table:table-cell table:formula="of:=[.M70]/[.P70]" office:value-type="float" office:value="0.864863047789997" calcext:value-type="float">
            <text:p>0,8648630478</text:p>
          </table:table-cell>
          <table:table-cell table:formula="of:=[.N70]/[.Q7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Ribonic acid-gamma-lactone</text:p>
          </table:table-cell>
          <table:table-cell table:number-columns-repeated="27"/>
          <table:table-cell table:formula="of:=[.C71]/[.F71]" office:value-type="string" office:string-value="" calcext:value-type="error">
            <text:p>#DIV/0!</text:p>
          </table:table-cell>
          <table:table-cell table:formula="of:=[.D71]/[.G71]" office:value-type="string" office:string-value="" calcext:value-type="error">
            <text:p>#DIV/0!</text:p>
          </table:table-cell>
          <table:table-cell table:formula="of:=[.E71]/[.H71]" office:value-type="string" office:string-value="" calcext:value-type="error">
            <text:p>#DIV/0!</text:p>
          </table:table-cell>
          <table:table-cell table:formula="of:=[.F71]/[.I71]" office:value-type="string" office:string-value="" calcext:value-type="error">
            <text:p>#DIV/0!</text:p>
          </table:table-cell>
          <table:table-cell table:formula="of:=[.G71]/[.J71]" office:value-type="string" office:string-value="" calcext:value-type="error">
            <text:p>#DIV/0!</text:p>
          </table:table-cell>
          <table:table-cell table:formula="of:=[.H71]/[.K71]" office:value-type="string" office:string-value="" calcext:value-type="error">
            <text:p>#DIV/0!</text:p>
          </table:table-cell>
          <table:table-cell table:formula="of:=[.I71]/[.L71]" office:value-type="string" office:string-value="" calcext:value-type="error">
            <text:p>#DIV/0!</text:p>
          </table:table-cell>
          <table:table-cell table:formula="of:=[.J71]/[.M71]" office:value-type="string" office:string-value="" calcext:value-type="error">
            <text:p>#DIV/0!</text:p>
          </table:table-cell>
          <table:table-cell table:formula="of:=[.K71]/[.N71]" office:value-type="string" office:string-value="" calcext:value-type="error">
            <text:p>#DIV/0!</text:p>
          </table:table-cell>
          <table:table-cell table:formula="of:=[.L71]/[.O71]" office:value-type="string" office:string-value="" calcext:value-type="error">
            <text:p>#DIV/0!</text:p>
          </table:table-cell>
          <table:table-cell table:formula="of:=[.M71]/[.P71]" office:value-type="string" office:string-value="" calcext:value-type="error">
            <text:p>#DIV/0!</text:p>
          </table:table-cell>
          <table:table-cell table:formula="of:=[.N71]/[.Q7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Saccharic acid</text:p>
          </table:table-cell>
          <table:table-cell table:number-columns-repeated="27"/>
          <table:table-cell table:formula="of:=[.C72]/[.F72]" office:value-type="string" office:string-value="" calcext:value-type="error">
            <text:p>#DIV/0!</text:p>
          </table:table-cell>
          <table:table-cell table:formula="of:=[.D72]/[.G72]" office:value-type="string" office:string-value="" calcext:value-type="error">
            <text:p>#DIV/0!</text:p>
          </table:table-cell>
          <table:table-cell table:formula="of:=[.E72]/[.H72]" office:value-type="string" office:string-value="" calcext:value-type="error">
            <text:p>#DIV/0!</text:p>
          </table:table-cell>
          <table:table-cell table:formula="of:=[.F72]/[.I72]" office:value-type="string" office:string-value="" calcext:value-type="error">
            <text:p>#DIV/0!</text:p>
          </table:table-cell>
          <table:table-cell table:formula="of:=[.G72]/[.J72]" office:value-type="string" office:string-value="" calcext:value-type="error">
            <text:p>#DIV/0!</text:p>
          </table:table-cell>
          <table:table-cell table:formula="of:=[.H72]/[.K72]" office:value-type="string" office:string-value="" calcext:value-type="error">
            <text:p>#DIV/0!</text:p>
          </table:table-cell>
          <table:table-cell table:formula="of:=[.I72]/[.L72]" office:value-type="string" office:string-value="" calcext:value-type="error">
            <text:p>#DIV/0!</text:p>
          </table:table-cell>
          <table:table-cell table:formula="of:=[.J72]/[.M72]" office:value-type="string" office:string-value="" calcext:value-type="error">
            <text:p>#DIV/0!</text:p>
          </table:table-cell>
          <table:table-cell table:formula="of:=[.K72]/[.N72]" office:value-type="string" office:string-value="" calcext:value-type="error">
            <text:p>#DIV/0!</text:p>
          </table:table-cell>
          <table:table-cell table:formula="of:=[.L72]/[.O72]" office:value-type="string" office:string-value="" calcext:value-type="error">
            <text:p>#DIV/0!</text:p>
          </table:table-cell>
          <table:table-cell table:formula="of:=[.M72]/[.P72]" office:value-type="string" office:string-value="" calcext:value-type="error">
            <text:p>#DIV/0!</text:p>
          </table:table-cell>
          <table:table-cell table:formula="of:=[.N72]/[.Q7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Threonic acid</text:p>
          </table:table-cell>
          <table:table-cell office:value-type="float" office:value="0.00248496821705861" calcext:value-type="float">
            <text:p>0,002</text:p>
          </table:table-cell>
          <table:table-cell office:value-type="float" office:value="0.00450166725631016" calcext:value-type="float">
            <text:p>0,005</text:p>
          </table:table-cell>
          <table:table-cell/>
          <table:table-cell office:value-type="float" office:value="0.00245509686609017" calcext:value-type="float">
            <text:p>0,002</text:p>
          </table:table-cell>
          <table:table-cell office:value-type="float" office:value="0.00292947404495423" calcext:value-type="float">
            <text:p>0,003</text:p>
          </table:table-cell>
          <table:table-cell/>
          <table:table-cell office:value-type="float" office:value="0.00626679416478249" calcext:value-type="float">
            <text:p>0,006</text:p>
          </table:table-cell>
          <table:table-cell office:value-type="float" office:value="0.00220290365454018" calcext:value-type="float">
            <text:p>0,002</text:p>
          </table:table-cell>
          <table:table-cell office:value-type="float" office:value="0.00423181226309293" calcext:value-type="float">
            <text:p>0,004</text:p>
          </table:table-cell>
          <table:table-cell office:value-type="float" office:value="0.00203598733872623" calcext:value-type="float">
            <text:p>0,002</text:p>
          </table:table-cell>
          <table:table-cell office:value-type="float" office:value="0.00293812097407859" calcext:value-type="float">
            <text:p>0,003</text:p>
          </table:table-cell>
          <table:table-cell/>
          <table:table-cell office:value-type="float" office:value="0.00336195558291331" calcext:value-type="float">
            <text:p>0,003</text:p>
          </table:table-cell>
          <table:table-cell office:value-type="float" office:value="0.00351540962784206" calcext:value-type="float">
            <text:p>0,004</text:p>
          </table:table-cell>
          <table:table-cell/>
          <table:table-cell office:value-type="float" office:value="0.00639194784350876" calcext:value-type="float">
            <text:p>0,006</text:p>
          </table:table-cell>
          <table:table-cell office:value-type="float" office:value="0.00464415365799629" calcext:value-type="float">
            <text:p>0,005</text:p>
          </table:table-cell>
          <table:table-cell office:value-type="float" office:value="0.00361528406393191" calcext:value-type="float">
            <text:p>0,004</text:p>
          </table:table-cell>
          <table:table-cell office:value-type="float" office:value="0.00205743351624595" calcext:value-type="float">
            <text:p>0,002</text:p>
          </table:table-cell>
          <table:table-cell office:value-type="float" office:value="0.0039863919902753" calcext:value-type="float">
            <text:p>0,004</text:p>
          </table:table-cell>
          <table:table-cell office:value-type="float" office:value="0.00332070868171837" calcext:value-type="float">
            <text:p>0,003</text:p>
          </table:table-cell>
          <table:table-cell office:value-type="float" office:value="0.00494643617925096" calcext:value-type="float">
            <text:p>0,005</text:p>
          </table:table-cell>
          <table:table-cell office:value-type="float" office:value="0.013214981389342" calcext:value-type="float">
            <text:p>0,013</text:p>
          </table:table-cell>
          <table:table-cell office:value-type="float" office:value="0.00456881243283726" calcext:value-type="float">
            <text:p>0,005</text:p>
          </table:table-cell>
          <table:table-cell table:number-columns-repeated="3"/>
          <table:table-cell table:formula="of:=[.C73]/[.F73]" office:value-type="float" office:value="1.01216707633048" calcext:value-type="float">
            <text:p>1,0121670763</text:p>
          </table:table-cell>
          <table:table-cell table:formula="of:=[.D73]/[.G73]" office:value-type="float" office:value="1.53668105169387" calcext:value-type="float">
            <text:p>1,5366810517</text:p>
          </table:table-cell>
          <table:table-cell table:formula="of:=[.E73]/[.H73]" office:value-type="string" office:string-value="" calcext:value-type="error">
            <text:p>#DIV/0!</text:p>
          </table:table-cell>
          <table:table-cell table:formula="of:=[.F73]/[.I73]" office:value-type="float" office:value="0.391762805915516" calcext:value-type="float">
            <text:p>0,3917628059</text:p>
          </table:table-cell>
          <table:table-cell table:formula="of:=[.G73]/[.J73]" office:value-type="float" office:value="1.32982395254399" calcext:value-type="float">
            <text:p>1,3298239525</text:p>
          </table:table-cell>
          <table:table-cell table:formula="of:=[.H73]/[.K73]" office:value-type="float" office:value="0" calcext:value-type="float">
            <text:p>0</text:p>
          </table:table-cell>
          <table:table-cell table:formula="of:=[.I73]/[.L73]" office:value-type="float" office:value="3.07801234594276" calcext:value-type="float">
            <text:p>3,0780123459</text:p>
          </table:table-cell>
          <table:table-cell table:formula="of:=[.J73]/[.M73]" office:value-type="float" office:value="0.749766151215411" calcext:value-type="float">
            <text:p>0,7497661512</text:p>
          </table:table-cell>
          <table:table-cell table:formula="of:=[.K73]/[.N73]" office:value-type="string" office:string-value="" calcext:value-type="error">
            <text:p>#DIV/0!</text:p>
          </table:table-cell>
          <table:table-cell table:formula="of:=[.L73]/[.O73]" office:value-type="float" office:value="0.605596144420784" calcext:value-type="float">
            <text:p>0,6055961444</text:p>
          </table:table-cell>
          <table:table-cell table:formula="of:=[.M73]/[.P73]" office:value-type="float" office:value="0.835783389454435" calcext:value-type="float">
            <text:p>0,8357833895</text:p>
          </table:table-cell>
          <table:table-cell table:formula="of:=[.N73]/[.Q7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Threonic acid-1,4-lactone</text:p>
          </table:table-cell>
          <table:table-cell office:value-type="float" office:value="0.00659314838889022" calcext:value-type="float">
            <text:p>0,007</text:p>
          </table:table-cell>
          <table:table-cell office:value-type="float" office:value="0.0110325396812169" calcext:value-type="float">
            <text:p>0,011</text:p>
          </table:table-cell>
          <table:table-cell/>
          <table:table-cell office:value-type="float" office:value="0.0158753687847186" calcext:value-type="float">
            <text:p>0,016</text:p>
          </table:table-cell>
          <table:table-cell office:value-type="float" office:value="0.0181579797334159" calcext:value-type="float">
            <text:p>0,018</text:p>
          </table:table-cell>
          <table:table-cell/>
          <table:table-cell office:value-type="float" office:value="0.0131426757369956" calcext:value-type="float">
            <text:p>0,013</text:p>
          </table:table-cell>
          <table:table-cell office:value-type="float" office:value="0.00946293415984886" calcext:value-type="float">
            <text:p>0,009</text:p>
          </table:table-cell>
          <table:table-cell office:value-type="float" office:value="0.00995787956461584" calcext:value-type="float">
            <text:p>0,010</text:p>
          </table:table-cell>
          <table:table-cell office:value-type="float" office:value="0.00847181084166911" calcext:value-type="float">
            <text:p>0,008</text:p>
          </table:table-cell>
          <table:table-cell office:value-type="float" office:value="0.0111900484091138" calcext:value-type="float">
            <text:p>0,011</text:p>
          </table:table-cell>
          <table:table-cell/>
          <table:table-cell office:value-type="float" office:value="0.0144246869343501" calcext:value-type="float">
            <text:p>0,014</text:p>
          </table:table-cell>
          <table:table-cell office:value-type="float" office:value="0.012431241250209" calcext:value-type="float">
            <text:p>0,012</text:p>
          </table:table-cell>
          <table:table-cell/>
          <table:table-cell office:value-type="float" office:value="0.030385639266111" calcext:value-type="float">
            <text:p>0,030</text:p>
          </table:table-cell>
          <table:table-cell office:value-type="float" office:value="0.0268413088805614" calcext:value-type="float">
            <text:p>0,027</text:p>
          </table:table-cell>
          <table:table-cell office:value-type="float" office:value="0.017993515374906" calcext:value-type="float">
            <text:p>0,018</text:p>
          </table:table-cell>
          <table:table-cell office:value-type="float" office:value="0.00753740243706617" calcext:value-type="float">
            <text:p>0,008</text:p>
          </table:table-cell>
          <table:table-cell office:value-type="float" office:value="0.0037248840405883" calcext:value-type="float">
            <text:p>0,004</text:p>
          </table:table-cell>
          <table:table-cell office:value-type="float" office:value="0.00396635064231439" calcext:value-type="float">
            <text:p>0,004</text:p>
          </table:table-cell>
          <table:table-cell office:value-type="float" office:value="0.0253456697349481" calcext:value-type="float">
            <text:p>0,025</text:p>
          </table:table-cell>
          <table:table-cell office:value-type="float" office:value="0.0214622469440086" calcext:value-type="float">
            <text:p>0,021</text:p>
          </table:table-cell>
          <table:table-cell office:value-type="float" office:value="0.0250453310656145" calcext:value-type="float">
            <text:p>0,025</text:p>
          </table:table-cell>
          <table:table-cell table:number-columns-repeated="3"/>
          <table:table-cell table:formula="of:=[.C74]/[.F74]" office:value-type="float" office:value="0.415306786147651" calcext:value-type="float">
            <text:p>0,4153067861</text:p>
          </table:table-cell>
          <table:table-cell table:formula="of:=[.D74]/[.G74]" office:value-type="float" office:value="0.607586297770443" calcext:value-type="float">
            <text:p>0,6075862978</text:p>
          </table:table-cell>
          <table:table-cell table:formula="of:=[.E74]/[.H74]" office:value-type="string" office:string-value="" calcext:value-type="error">
            <text:p>#DIV/0!</text:p>
          </table:table-cell>
          <table:table-cell table:formula="of:=[.F74]/[.I74]" office:value-type="float" office:value="1.20792516702141" calcext:value-type="float">
            <text:p>1,207925167</text:p>
          </table:table-cell>
          <table:table-cell table:formula="of:=[.G74]/[.J74]" office:value-type="float" office:value="1.91885301394783" calcext:value-type="float">
            <text:p>1,9188530139</text:p>
          </table:table-cell>
          <table:table-cell table:formula="of:=[.H74]/[.K74]" office:value-type="float" office:value="0" calcext:value-type="float">
            <text:p>0</text:p>
          </table:table-cell>
          <table:table-cell table:formula="of:=[.I74]/[.L74]" office:value-type="float" office:value="1.5513419719374" calcext:value-type="float">
            <text:p>1,5513419719</text:p>
          </table:table-cell>
          <table:table-cell table:formula="of:=[.J74]/[.M74]" office:value-type="float" office:value="0.845656230775706" calcext:value-type="float">
            <text:p>0,8456562308</text:p>
          </table:table-cell>
          <table:table-cell table:formula="of:=[.K74]/[.N74]" office:value-type="string" office:string-value="" calcext:value-type="error">
            <text:p>#DIV/0!</text:p>
          </table:table-cell>
          <table:table-cell table:formula="of:=[.L74]/[.O74]" office:value-type="float" office:value="0.587313324734614" calcext:value-type="float">
            <text:p>0,5873133247</text:p>
          </table:table-cell>
          <table:table-cell table:formula="of:=[.M74]/[.P74]" office:value-type="float" office:value="0.900155357287887" calcext:value-type="float">
            <text:p>0,9001553573</text:p>
          </table:table-cell>
          <table:table-cell table:formula="of:=[.N74]/[.Q7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ols</text:p>
          </table:table-cell>
          <table:table-cell office:value-type="string" calcext:value-type="string">
            <text:p>Erythritol</text:p>
          </table:table-cell>
          <table:table-cell office:value-type="float" office:value="0.00103228325812818" calcext:value-type="float">
            <text:p>0,001</text:p>
          </table:table-cell>
          <table:table-cell office:value-type="float" office:value="0.00126338584069399" calcext:value-type="float">
            <text:p>0,001</text:p>
          </table:table-cell>
          <table:table-cell/>
          <table:table-cell office:value-type="float" office:value="0.0053349784716677" calcext:value-type="float">
            <text:p>0,005</text:p>
          </table:table-cell>
          <table:table-cell office:value-type="float" office:value="0.00493024980398155" calcext:value-type="float">
            <text:p>0,005</text:p>
          </table:table-cell>
          <table:table-cell/>
          <table:table-cell office:value-type="float" office:value="0.0016930017461323" calcext:value-type="float">
            <text:p>0,002</text:p>
          </table:table-cell>
          <table:table-cell office:value-type="float" office:value="0.00186072056933276" calcext:value-type="float">
            <text:p>0,002</text:p>
          </table:table-cell>
          <table:table-cell office:value-type="float" office:value="0.00269210105487598" calcext:value-type="float">
            <text:p>0,003</text:p>
          </table:table-cell>
          <table:table-cell office:value-type="float" office:value="0.00296888155930659" calcext:value-type="float">
            <text:p>0,003</text:p>
          </table:table-cell>
          <table:table-cell office:value-type="float" office:value="0.00359353599541273" calcext:value-type="float">
            <text:p>0,004</text:p>
          </table:table-cell>
          <table:table-cell/>
          <table:table-cell office:value-type="float" office:value="0.000982264826371102" calcext:value-type="float">
            <text:p>0,001</text:p>
          </table:table-cell>
          <table:table-cell table:number-columns-repeated="2"/>
          <table:table-cell office:value-type="float" office:value="0.0059477756894336" calcext:value-type="float">
            <text:p>0,006</text:p>
          </table:table-cell>
          <table:table-cell office:value-type="float" office:value="0.00515250076198891" calcext:value-type="float">
            <text:p>0,005</text:p>
          </table:table-cell>
          <table:table-cell office:value-type="float" office:value="0.00377289444803414" calcext:value-type="float">
            <text:p>0,004</text:p>
          </table:table-cell>
          <table:table-cell table:number-columns-repeated="3"/>
          <table:table-cell office:value-type="float" office:value="0.0046473205283582" calcext:value-type="float">
            <text:p>0,005</text:p>
          </table:table-cell>
          <table:table-cell office:value-type="float" office:value="0.0021161422538647" calcext:value-type="float">
            <text:p>0,002</text:p>
          </table:table-cell>
          <table:table-cell office:value-type="float" office:value="0.00656985809804507" calcext:value-type="float">
            <text:p>0,007</text:p>
          </table:table-cell>
          <table:table-cell table:number-columns-repeated="3"/>
          <table:table-cell table:formula="of:=[.C75]/[.F75]" office:value-type="float" office:value="0.193493425251909" calcext:value-type="float">
            <text:p>0,1934934253</text:p>
          </table:table-cell>
          <table:table-cell table:formula="of:=[.D75]/[.G75]" office:value-type="float" office:value="0.256251892079324" calcext:value-type="float">
            <text:p>0,2562518921</text:p>
          </table:table-cell>
          <table:table-cell table:formula="of:=[.E75]/[.H75]" office:value-type="string" office:string-value="" calcext:value-type="error">
            <text:p>#DIV/0!</text:p>
          </table:table-cell>
          <table:table-cell table:formula="of:=[.F75]/[.I75]" office:value-type="float" office:value="3.15119490210543" calcext:value-type="float">
            <text:p>3,1511949021</text:p>
          </table:table-cell>
          <table:table-cell table:formula="of:=[.G75]/[.J75]" office:value-type="float" office:value="2.64964545737757" calcext:value-type="float">
            <text:p>2,6496454574</text:p>
          </table:table-cell>
          <table:table-cell table:formula="of:=[.H75]/[.K75]" office:value-type="float" office:value="0" calcext:value-type="float">
            <text:p>0</text:p>
          </table:table-cell>
          <table:table-cell table:formula="of:=[.I75]/[.L75]" office:value-type="float" office:value="0.57024900196009" calcext:value-type="float">
            <text:p>0,570249002</text:p>
          </table:table-cell>
          <table:table-cell table:formula="of:=[.J75]/[.M75]" office:value-type="float" office:value="0.517796557960748" calcext:value-type="float">
            <text:p>0,517796558</text:p>
          </table:table-cell>
          <table:table-cell table:formula="of:=[.K75]/[.N75]" office:value-type="string" office:string-value="" calcext:value-type="error">
            <text:p>#DIV/0!</text:p>
          </table:table-cell>
          <table:table-cell table:formula="of:=[.L75]/[.O75]" office:value-type="float" office:value="3.02248587102002" calcext:value-type="float">
            <text:p>3,022485871</text:p>
          </table:table-cell>
          <table:table-cell table:formula="of:=[.M75]/[.P75]" office:value-type="string" office:string-value="" calcext:value-type="error">
            <text:p>#DIV/0!</text:p>
          </table:table-cell>
          <table:table-cell table:formula="of:=[.N75]/[.Q7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ols</text:p>
          </table:table-cell>
          <table:table-cell office:value-type="string" calcext:value-type="string">
            <text:p>Inositol, myo-</text:p>
          </table:table-cell>
          <table:table-cell office:value-type="float" office:value="0.00450635387368399" calcext:value-type="float">
            <text:p>0,005</text:p>
          </table:table-cell>
          <table:table-cell office:value-type="float" office:value="0.00807407780701958" calcext:value-type="float">
            <text:p>0,008</text:p>
          </table:table-cell>
          <table:table-cell/>
          <table:table-cell office:value-type="float" office:value="0.0118060884655504" calcext:value-type="float">
            <text:p>0,012</text:p>
          </table:table-cell>
          <table:table-cell office:value-type="float" office:value="0.0148894172218082" calcext:value-type="float">
            <text:p>0,015</text:p>
          </table:table-cell>
          <table:table-cell/>
          <table:table-cell office:value-type="float" office:value="0.00886397337217912" calcext:value-type="float">
            <text:p>0,009</text:p>
          </table:table-cell>
          <table:table-cell office:value-type="float" office:value="0.00603770896391971" calcext:value-type="float">
            <text:p>0,006</text:p>
          </table:table-cell>
          <table:table-cell office:value-type="float" office:value="0.00972493901861298" calcext:value-type="float">
            <text:p>0,010</text:p>
          </table:table-cell>
          <table:table-cell office:value-type="float" office:value="0.0085436397850334" calcext:value-type="float">
            <text:p>0,009</text:p>
          </table:table-cell>
          <table:table-cell office:value-type="float" office:value="0.0123359487417185" calcext:value-type="float">
            <text:p>0,012</text:p>
          </table:table-cell>
          <table:table-cell/>
          <table:table-cell office:value-type="float" office:value="0.0121268608040213" calcext:value-type="float">
            <text:p>0,012</text:p>
          </table:table-cell>
          <table:table-cell office:value-type="float" office:value="0.0116788602086584" calcext:value-type="float">
            <text:p>0,012</text:p>
          </table:table-cell>
          <table:table-cell/>
          <table:table-cell office:value-type="float" office:value="0.0286538818337388" calcext:value-type="float">
            <text:p>0,029</text:p>
          </table:table-cell>
          <table:table-cell office:value-type="float" office:value="0.0250251767665793" calcext:value-type="float">
            <text:p>0,025</text:p>
          </table:table-cell>
          <table:table-cell office:value-type="float" office:value="0.0200716671702419" calcext:value-type="float">
            <text:p>0,020</text:p>
          </table:table-cell>
          <table:table-cell office:value-type="float" office:value="0.0166403341982159" calcext:value-type="float">
            <text:p>0,017</text:p>
          </table:table-cell>
          <table:table-cell office:value-type="float" office:value="0.0210978939665029" calcext:value-type="float">
            <text:p>0,021</text:p>
          </table:table-cell>
          <table:table-cell office:value-type="float" office:value="0.0255046279896714" calcext:value-type="float">
            <text:p>0,026</text:p>
          </table:table-cell>
          <table:table-cell office:value-type="float" office:value="0.0308988345802882" calcext:value-type="float">
            <text:p>0,031</text:p>
          </table:table-cell>
          <table:table-cell office:value-type="float" office:value="0.0374290158269131" calcext:value-type="float">
            <text:p>0,037</text:p>
          </table:table-cell>
          <table:table-cell office:value-type="float" office:value="0.023087756434791" calcext:value-type="float">
            <text:p>0,023</text:p>
          </table:table-cell>
          <table:table-cell table:number-columns-repeated="3"/>
          <table:table-cell table:formula="of:=[.C76]/[.F76]" office:value-type="float" office:value="0.381697451008716" calcext:value-type="float">
            <text:p>0,381697451</text:p>
          </table:table-cell>
          <table:table-cell table:formula="of:=[.D76]/[.G76]" office:value-type="float" office:value="0.542269565473231" calcext:value-type="float">
            <text:p>0,5422695655</text:p>
          </table:table-cell>
          <table:table-cell table:formula="of:=[.E76]/[.H76]" office:value-type="string" office:string-value="" calcext:value-type="error">
            <text:p>#DIV/0!</text:p>
          </table:table-cell>
          <table:table-cell table:formula="of:=[.F76]/[.I76]" office:value-type="float" office:value="1.33191831358672" calcext:value-type="float">
            <text:p>1,3319183136</text:p>
          </table:table-cell>
          <table:table-cell table:formula="of:=[.G76]/[.J76]" office:value-type="float" office:value="2.4660707084069" calcext:value-type="float">
            <text:p>2,4660707084</text:p>
          </table:table-cell>
          <table:table-cell table:formula="of:=[.H76]/[.K76]" office:value-type="float" office:value="0" calcext:value-type="float">
            <text:p>0</text:p>
          </table:table-cell>
          <table:table-cell table:formula="of:=[.I76]/[.L76]" office:value-type="float" office:value="1.03749380769855" calcext:value-type="float">
            <text:p>1,0374938077</text:p>
          </table:table-cell>
          <table:table-cell table:formula="of:=[.J76]/[.M76]" office:value-type="float" office:value="0.489440179294925" calcext:value-type="float">
            <text:p>0,4894401793</text:p>
          </table:table-cell>
          <table:table-cell table:formula="of:=[.K76]/[.N76]" office:value-type="string" office:string-value="" calcext:value-type="error">
            <text:p>#DIV/0!</text:p>
          </table:table-cell>
          <table:table-cell table:formula="of:=[.L76]/[.O76]" office:value-type="float" office:value="0.704521963524172" calcext:value-type="float">
            <text:p>0,7045219635</text:p>
          </table:table-cell>
          <table:table-cell table:formula="of:=[.M76]/[.P76]" office:value-type="float" office:value="1.05626307030997" calcext:value-type="float">
            <text:p>1,0562630703</text:p>
          </table:table-cell>
          <table:table-cell table:formula="of:=[.N76]/[.Q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 Conjugates</text:p>
          </table:table-cell>
          <table:table-cell office:value-type="string" calcext:value-type="string">
            <text:p>beta-D-Galactopyranoside, 1-isopropyl-, 1-thio-</text:p>
          </table:table-cell>
          <table:table-cell office:value-type="float" office:value="0.00131065508053452" calcext:value-type="float">
            <text:p>0,001</text:p>
          </table:table-cell>
          <table:table-cell office:value-type="float" office:value="0.00224079246883032" calcext:value-type="float">
            <text:p>0,002</text:p>
          </table:table-cell>
          <table:table-cell/>
          <table:table-cell office:value-type="float" office:value="0.00228967620751414" calcext:value-type="float">
            <text:p>0,002</text:p>
          </table:table-cell>
          <table:table-cell office:value-type="float" office:value="0.00233741322807903" calcext:value-type="float">
            <text:p>0,002</text:p>
          </table:table-cell>
          <table:table-cell/>
          <table:table-cell office:value-type="float" office:value="0.00318915354297418" calcext:value-type="float">
            <text:p>0,003</text:p>
          </table:table-cell>
          <table:table-cell office:value-type="float" office:value="0.00238209747991116" calcext:value-type="float">
            <text:p>0,002</text:p>
          </table:table-cell>
          <table:table-cell office:value-type="float" office:value="0.00287326631720512" calcext:value-type="float">
            <text:p>0,003</text:p>
          </table:table-cell>
          <table:table-cell office:value-type="float" office:value="0.00225626699587869" calcext:value-type="float">
            <text:p>0,002</text:p>
          </table:table-cell>
          <table:table-cell office:value-type="float" office:value="0.00383807576075806" calcext:value-type="float">
            <text:p>0,004</text:p>
          </table:table-cell>
          <table:table-cell/>
          <table:table-cell office:value-type="float" office:value="0.00408151607949159" calcext:value-type="float">
            <text:p>0,004</text:p>
          </table:table-cell>
          <table:table-cell office:value-type="float" office:value="0.00636990072502727" calcext:value-type="float">
            <text:p>0,006</text:p>
          </table:table-cell>
          <table:table-cell/>
          <table:table-cell office:value-type="float" office:value="0.00570263215012049" calcext:value-type="float">
            <text:p>0,006</text:p>
          </table:table-cell>
          <table:table-cell office:value-type="float" office:value="0.00778482836703252" calcext:value-type="float">
            <text:p>0,008</text:p>
          </table:table-cell>
          <table:table-cell office:value-type="float" office:value="0.00651698680756993" calcext:value-type="float">
            <text:p>0,007</text:p>
          </table:table-cell>
          <table:table-cell office:value-type="float" office:value="0.00245608225868344" calcext:value-type="float">
            <text:p>0,002</text:p>
          </table:table-cell>
          <table:table-cell office:value-type="float" office:value="0.00231295607901837" calcext:value-type="float">
            <text:p>0,002</text:p>
          </table:table-cell>
          <table:table-cell office:value-type="float" office:value="0.00347902271811148" calcext:value-type="float">
            <text:p>0,003</text:p>
          </table:table-cell>
          <table:table-cell office:value-type="float" office:value="0.00543880471074344" calcext:value-type="float">
            <text:p>0,005</text:p>
          </table:table-cell>
          <table:table-cell office:value-type="float" office:value="0.0210589790606598" calcext:value-type="float">
            <text:p>0,021</text:p>
          </table:table-cell>
          <table:table-cell office:value-type="float" office:value="0.00540634388362984" calcext:value-type="float">
            <text:p>0,005</text:p>
          </table:table-cell>
          <table:table-cell table:number-columns-repeated="3"/>
          <table:table-cell table:formula="of:=[.C77]/[.F77]" office:value-type="float" office:value="0.572419399840589" calcext:value-type="float">
            <text:p>0,5724193998</text:p>
          </table:table-cell>
          <table:table-cell table:formula="of:=[.D77]/[.G77]" office:value-type="float" office:value="0.958663381344805" calcext:value-type="float">
            <text:p>0,9586633813</text:p>
          </table:table-cell>
          <table:table-cell table:formula="of:=[.E77]/[.H77]" office:value-type="string" office:string-value="" calcext:value-type="error">
            <text:p>#DIV/0!</text:p>
          </table:table-cell>
          <table:table-cell table:formula="of:=[.F77]/[.I77]" office:value-type="float" office:value="0.717957344060269" calcext:value-type="float">
            <text:p>0,7179573441</text:p>
          </table:table-cell>
          <table:table-cell table:formula="of:=[.G77]/[.J77]" office:value-type="float" office:value="0.981241635907445" calcext:value-type="float">
            <text:p>0,9812416359</text:p>
          </table:table-cell>
          <table:table-cell table:formula="of:=[.H77]/[.K77]" office:value-type="float" office:value="0" calcext:value-type="float">
            <text:p>0</text:p>
          </table:table-cell>
          <table:table-cell table:formula="of:=[.I77]/[.L77]" office:value-type="float" office:value="1.41346460715842" calcext:value-type="float">
            <text:p>1,4134646072</text:p>
          </table:table-cell>
          <table:table-cell table:formula="of:=[.J77]/[.M77]" office:value-type="float" office:value="0.620648895018339" calcext:value-type="float">
            <text:p>0,620648895</text:p>
          </table:table-cell>
          <table:table-cell table:formula="of:=[.K77]/[.N77]" office:value-type="string" office:string-value="" calcext:value-type="error">
            <text:p>#DIV/0!</text:p>
          </table:table-cell>
          <table:table-cell table:formula="of:=[.L77]/[.O77]" office:value-type="float" office:value="0.552801202282594" calcext:value-type="float">
            <text:p>0,5528012023</text:p>
          </table:table-cell>
          <table:table-cell table:formula="of:=[.M77]/[.P77]" office:value-type="float" office:value="0.602533057646927" calcext:value-type="float">
            <text:p>0,6025330576</text:p>
          </table:table-cell>
          <table:table-cell table:formula="of:=[.N77]/[.Q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 Conjugates</text:p>
          </table:table-cell>
          <table:table-cell office:value-type="string" calcext:value-type="string">
            <text:p>Galactinol</text:p>
          </table:table-cell>
          <table:table-cell office:value-type="float" office:value="0.000421048750866794" calcext:value-type="float">
            <text:p>0,000</text:p>
          </table:table-cell>
          <table:table-cell office:value-type="float" office:value="0.000346343748884944" calcext:value-type="float">
            <text:p>0,000</text:p>
          </table:table-cell>
          <table:table-cell/>
          <table:table-cell office:value-type="float" office:value="0.00227928247512055" calcext:value-type="float">
            <text:p>0,002</text:p>
          </table:table-cell>
          <table:table-cell office:value-type="float" office:value="0.00290790990278639" calcext:value-type="float">
            <text:p>0,003</text:p>
          </table:table-cell>
          <table:table-cell/>
          <table:table-cell office:value-type="float" office:value="0.00187026212528665" calcext:value-type="float">
            <text:p>0,002</text:p>
          </table:table-cell>
          <table:table-cell office:value-type="float" office:value="0.00127514646426466" calcext:value-type="float">
            <text:p>0,001</text:p>
          </table:table-cell>
          <table:table-cell office:value-type="float" office:value="0.00265818727043796" calcext:value-type="float">
            <text:p>0,003</text:p>
          </table:table-cell>
          <table:table-cell office:value-type="float" office:value="0.00212540128665922" calcext:value-type="float">
            <text:p>0,002</text:p>
          </table:table-cell>
          <table:table-cell office:value-type="float" office:value="0.00187633556891228" calcext:value-type="float">
            <text:p>0,002</text:p>
          </table:table-cell>
          <table:table-cell/>
          <table:table-cell office:value-type="float" office:value="0.00120966519663773" calcext:value-type="float">
            <text:p>0,001</text:p>
          </table:table-cell>
          <table:table-cell office:value-type="float" office:value="0.000873197178403523" calcext:value-type="float">
            <text:p>0,001</text:p>
          </table:table-cell>
          <table:table-cell/>
          <table:table-cell office:value-type="float" office:value="0.00745941260299155" calcext:value-type="float">
            <text:p>0,007</text:p>
          </table:table-cell>
          <table:table-cell office:value-type="float" office:value="0.00730505199321401" calcext:value-type="float">
            <text:p>0,007</text:p>
          </table:table-cell>
          <table:table-cell office:value-type="float" office:value="0.00349229521363287" calcext:value-type="float">
            <text:p>0,003</text:p>
          </table:table-cell>
          <table:table-cell office:value-type="float" office:value="0.00274543513711108" calcext:value-type="float">
            <text:p>0,003</text:p>
          </table:table-cell>
          <table:table-cell office:value-type="float" office:value="0.00600345383698968" calcext:value-type="float">
            <text:p>0,006</text:p>
          </table:table-cell>
          <table:table-cell office:value-type="float" office:value="0.003188947981504" calcext:value-type="float">
            <text:p>0,003</text:p>
          </table:table-cell>
          <table:table-cell office:value-type="float" office:value="0.0116430341182293" calcext:value-type="float">
            <text:p>0,012</text:p>
          </table:table-cell>
          <table:table-cell office:value-type="float" office:value="0.00625144853200388" calcext:value-type="float">
            <text:p>0,006</text:p>
          </table:table-cell>
          <table:table-cell office:value-type="float" office:value="0.00851014491859598" calcext:value-type="float">
            <text:p>0,009</text:p>
          </table:table-cell>
          <table:table-cell table:number-columns-repeated="3"/>
          <table:table-cell table:formula="of:=[.C78]/[.F78]" office:value-type="float" office:value="0.184728639588441" calcext:value-type="float">
            <text:p>0,1847286396</text:p>
          </table:table-cell>
          <table:table-cell table:formula="of:=[.D78]/[.G78]" office:value-type="float" office:value="0.119104016445996" calcext:value-type="float">
            <text:p>0,1191040164</text:p>
          </table:table-cell>
          <table:table-cell table:formula="of:=[.E78]/[.H78]" office:value-type="string" office:string-value="" calcext:value-type="error">
            <text:p>#DIV/0!</text:p>
          </table:table-cell>
          <table:table-cell table:formula="of:=[.F78]/[.I78]" office:value-type="float" office:value="1.21869680420931" calcext:value-type="float">
            <text:p>1,2186968042</text:p>
          </table:table-cell>
          <table:table-cell table:formula="of:=[.G78]/[.J78]" office:value-type="float" office:value="2.28045168479003" calcext:value-type="float">
            <text:p>2,2804516848</text:p>
          </table:table-cell>
          <table:table-cell table:formula="of:=[.H78]/[.K78]" office:value-type="float" office:value="0" calcext:value-type="float">
            <text:p>0</text:p>
          </table:table-cell>
          <table:table-cell table:formula="of:=[.I78]/[.L78]" office:value-type="float" office:value="0.87995718127488" calcext:value-type="float">
            <text:p>0,8799571813</text:p>
          </table:table-cell>
          <table:table-cell table:formula="of:=[.J78]/[.M78]" office:value-type="float" office:value="0.679594037117715" calcext:value-type="float">
            <text:p>0,6795940371</text:p>
          </table:table-cell>
          <table:table-cell table:formula="of:=[.K78]/[.N78]" office:value-type="string" office:string-value="" calcext:value-type="error">
            <text:p>#DIV/0!</text:p>
          </table:table-cell>
          <table:table-cell table:formula="of:=[.L78]/[.O78]" office:value-type="float" office:value="1.75701615006101" calcext:value-type="float">
            <text:p>1,7570161501</text:p>
          </table:table-cell>
          <table:table-cell table:formula="of:=[.M78]/[.P78]" office:value-type="float" office:value="2.14881084744548" calcext:value-type="float">
            <text:p>2,1488108474</text:p>
          </table:table-cell>
          <table:table-cell table:formula="of:=[.N78]/[.Q7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 Conjugates</text:p>
          </table:table-cell>
          <table:table-cell office:value-type="string" calcext:value-type="string">
            <text:p>Maltitol</text:p>
          </table:table-cell>
          <table:table-cell table:number-columns-repeated="27"/>
          <table:table-cell table:formula="of:=[.C79]/[.F79]" office:value-type="string" office:string-value="" calcext:value-type="error">
            <text:p>#DIV/0!</text:p>
          </table:table-cell>
          <table:table-cell table:formula="of:=[.D79]/[.G79]" office:value-type="string" office:string-value="" calcext:value-type="error">
            <text:p>#DIV/0!</text:p>
          </table:table-cell>
          <table:table-cell table:formula="of:=[.E79]/[.H79]" office:value-type="string" office:string-value="" calcext:value-type="error">
            <text:p>#DIV/0!</text:p>
          </table:table-cell>
          <table:table-cell table:formula="of:=[.F79]/[.I79]" office:value-type="string" office:string-value="" calcext:value-type="error">
            <text:p>#DIV/0!</text:p>
          </table:table-cell>
          <table:table-cell table:formula="of:=[.G79]/[.J79]" office:value-type="string" office:string-value="" calcext:value-type="error">
            <text:p>#DIV/0!</text:p>
          </table:table-cell>
          <table:table-cell table:formula="of:=[.H79]/[.K79]" office:value-type="string" office:string-value="" calcext:value-type="error">
            <text:p>#DIV/0!</text:p>
          </table:table-cell>
          <table:table-cell table:formula="of:=[.I79]/[.L79]" office:value-type="string" office:string-value="" calcext:value-type="error">
            <text:p>#DIV/0!</text:p>
          </table:table-cell>
          <table:table-cell table:formula="of:=[.J79]/[.M79]" office:value-type="string" office:string-value="" calcext:value-type="error">
            <text:p>#DIV/0!</text:p>
          </table:table-cell>
          <table:table-cell table:formula="of:=[.K79]/[.N79]" office:value-type="string" office:string-value="" calcext:value-type="error">
            <text:p>#DIV/0!</text:p>
          </table:table-cell>
          <table:table-cell table:formula="of:=[.L79]/[.O79]" office:value-type="string" office:string-value="" calcext:value-type="error">
            <text:p>#DIV/0!</text:p>
          </table:table-cell>
          <table:table-cell table:formula="of:=[.M79]/[.P79]" office:value-type="string" office:string-value="" calcext:value-type="error">
            <text:p>#DIV/0!</text:p>
          </table:table-cell>
          <table:table-cell table:formula="of:=[.N79]/[.Q79]" office:value-type="string" office:string-value="" calcext:value-type="error">
            <text:p>#DIV/0!</text:p>
          </table:table-cell>
        </table:table-row>
        <table:table-row table:style-name="ro1">
          <table:table-cell table:style-name="ce4" office:value-type="string" calcext:value-type="string">
            <text:p>Sugar Conjugates</text:p>
          </table:table-cell>
          <table:table-cell table:style-name="ce4" office:value-type="string" calcext:value-type="string">
            <text:p>Salicylic acid-glucopyranoside</text:p>
          </table:table-cell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 table:number-columns-repeated="5"/>
          <table:table-cell/>
          <table:table-cell table:style-name="ce7" table:number-columns-repeated="2"/>
          <table:table-cell/>
          <table:table-cell table:style-name="ce7" table:number-columns-repeated="3"/>
          <table:table-cell table:style-name="ce7" office:value-type="float" office:value="0.019090211534372" calcext:value-type="float">
            <text:p>0,019</text:p>
          </table:table-cell>
          <table:table-cell table:style-name="ce7" office:value-type="float" office:value="0.00223249146468602" calcext:value-type="float">
            <text:p>0,002</text:p>
          </table:table-cell>
          <table:table-cell table:style-name="ce7" table:number-columns-repeated="4"/>
          <table:table-cell table:number-columns-repeated="3"/>
          <table:table-cell table:formula="of:=[.C80]/[.F80]" office:value-type="string" office:string-value="" calcext:value-type="error">
            <text:p>#DIV/0!</text:p>
          </table:table-cell>
          <table:table-cell table:formula="of:=[.D80]/[.G80]" office:value-type="string" office:string-value="" calcext:value-type="error">
            <text:p>#DIV/0!</text:p>
          </table:table-cell>
          <table:table-cell table:formula="of:=[.E80]/[.H80]" office:value-type="string" office:string-value="" calcext:value-type="error">
            <text:p>#DIV/0!</text:p>
          </table:table-cell>
          <table:table-cell table:formula="of:=[.F80]/[.I80]" office:value-type="string" office:string-value="" calcext:value-type="error">
            <text:p>#DIV/0!</text:p>
          </table:table-cell>
          <table:table-cell table:formula="of:=[.G80]/[.J80]" office:value-type="string" office:string-value="" calcext:value-type="error">
            <text:p>#DIV/0!</text:p>
          </table:table-cell>
          <table:table-cell table:formula="of:=[.H80]/[.K80]" office:value-type="string" office:string-value="" calcext:value-type="error">
            <text:p>#DIV/0!</text:p>
          </table:table-cell>
          <table:table-cell table:formula="of:=[.I80]/[.L80]" office:value-type="string" office:string-value="" calcext:value-type="error">
            <text:p>#DIV/0!</text:p>
          </table:table-cell>
          <table:table-cell table:formula="of:=[.J80]/[.M80]" office:value-type="string" office:string-value="" calcext:value-type="error">
            <text:p>#DIV/0!</text:p>
          </table:table-cell>
          <table:table-cell table:formula="of:=[.K80]/[.N80]" office:value-type="string" office:string-value="" calcext:value-type="error">
            <text:p>#DIV/0!</text:p>
          </table:table-cell>
          <table:table-cell table:formula="of:=[.L80]/[.O80]" office:value-type="string" office:string-value="" calcext:value-type="error">
            <text:p>#DIV/0!</text:p>
          </table:table-cell>
          <table:table-cell table:formula="of:=[.M80]/[.P80]" office:value-type="string" office:string-value="" calcext:value-type="error">
            <text:p>#DIV/0!</text:p>
          </table:table-cell>
          <table:table-cell table:formula="of:=[.N80]/[.Q8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Fructose</text:p>
          </table:table-cell>
          <table:table-cell office:value-type="float" office:value="0.000705823018530951" calcext:value-type="float">
            <text:p>0,001</text:p>
          </table:table-cell>
          <table:table-cell office:value-type="float" office:value="0.00139805244841318" calcext:value-type="float">
            <text:p>0,001</text:p>
          </table:table-cell>
          <table:table-cell/>
          <table:table-cell office:value-type="float" office:value="0.00127132424276278" calcext:value-type="float">
            <text:p>0,001</text:p>
          </table:table-cell>
          <table:table-cell office:value-type="float" office:value="0.00119328366102338" calcext:value-type="float">
            <text:p>0,001</text:p>
          </table:table-cell>
          <table:table-cell/>
          <table:table-cell office:value-type="float" office:value="0.0217023815994861" calcext:value-type="float">
            <text:p>0,022</text:p>
          </table:table-cell>
          <table:table-cell office:value-type="float" office:value="0.0235651307258037" calcext:value-type="float">
            <text:p>0,024</text:p>
          </table:table-cell>
          <table:table-cell office:value-type="float" office:value="0.0215942076134631" calcext:value-type="float">
            <text:p>0,022</text:p>
          </table:table-cell>
          <table:table-cell office:value-type="float" office:value="0.00671417226288892" calcext:value-type="float">
            <text:p>0,007</text:p>
          </table:table-cell>
          <table:table-cell office:value-type="float" office:value="0.0034860075025975" calcext:value-type="float">
            <text:p>0,003</text:p>
          </table:table-cell>
          <table:table-cell/>
          <table:table-cell office:value-type="float" office:value="0.0100783060872827" calcext:value-type="float">
            <text:p>0,010</text:p>
          </table:table-cell>
          <table:table-cell office:value-type="float" office:value="0.00268728737848135" calcext:value-type="float">
            <text:p>0,003</text:p>
          </table:table-cell>
          <table:table-cell/>
          <table:table-cell office:value-type="float" office:value="0.0137072474346419" calcext:value-type="float">
            <text:p>0,014</text:p>
          </table:table-cell>
          <table:table-cell office:value-type="float" office:value="0.0117984843498488" calcext:value-type="float">
            <text:p>0,012</text:p>
          </table:table-cell>
          <table:table-cell office:value-type="float" office:value="0.00400059290639175" calcext:value-type="float">
            <text:p>0,004</text:p>
          </table:table-cell>
          <table:table-cell office:value-type="float" office:value="0.00668680425576338" calcext:value-type="float">
            <text:p>0,007</text:p>
          </table:table-cell>
          <table:table-cell office:value-type="float" office:value="0.00299598996945827" calcext:value-type="float">
            <text:p>0,003</text:p>
          </table:table-cell>
          <table:table-cell office:value-type="float" office:value="0.00359075075432355" calcext:value-type="float">
            <text:p>0,004</text:p>
          </table:table-cell>
          <table:table-cell office:value-type="float" office:value="0.0302819959903026" calcext:value-type="float">
            <text:p>0,030</text:p>
          </table:table-cell>
          <table:table-cell office:value-type="float" office:value="0.00990592395992531" calcext:value-type="float">
            <text:p>0,010</text:p>
          </table:table-cell>
          <table:table-cell office:value-type="float" office:value="0.0211160200507165" calcext:value-type="float">
            <text:p>0,021</text:p>
          </table:table-cell>
          <table:table-cell table:number-columns-repeated="3"/>
          <table:table-cell table:formula="of:=[.C81]/[.F81]" office:value-type="float" office:value="0.555187256554701" calcext:value-type="float">
            <text:p>0,5551872566</text:p>
          </table:table-cell>
          <table:table-cell table:formula="of:=[.D81]/[.G81]" office:value-type="float" office:value="1.17160109878165" calcext:value-type="float">
            <text:p>1,1716010988</text:p>
          </table:table-cell>
          <table:table-cell table:formula="of:=[.E81]/[.H81]" office:value-type="string" office:string-value="" calcext:value-type="error">
            <text:p>#DIV/0!</text:p>
          </table:table-cell>
          <table:table-cell table:formula="of:=[.F81]/[.I81]" office:value-type="float" office:value="0.0585799414195576" calcext:value-type="float">
            <text:p>0,0585799414</text:p>
          </table:table-cell>
          <table:table-cell table:formula="of:=[.G81]/[.J81]" office:value-type="float" office:value="0.0506376847600824" calcext:value-type="float">
            <text:p>0,0506376848</text:p>
          </table:table-cell>
          <table:table-cell table:formula="of:=[.H81]/[.K81]" office:value-type="float" office:value="0" calcext:value-type="float">
            <text:p>0</text:p>
          </table:table-cell>
          <table:table-cell table:formula="of:=[.I81]/[.L81]" office:value-type="float" office:value="3.23232421655922" calcext:value-type="float">
            <text:p>3,2323242166</text:p>
          </table:table-cell>
          <table:table-cell table:formula="of:=[.J81]/[.M81]" office:value-type="float" office:value="6.75991968125278" calcext:value-type="float">
            <text:p>6,7599196813</text:p>
          </table:table-cell>
          <table:table-cell table:formula="of:=[.K81]/[.N81]" office:value-type="string" office:string-value="" calcext:value-type="error">
            <text:p>#DIV/0!</text:p>
          </table:table-cell>
          <table:table-cell table:formula="of:=[.L81]/[.O81]" office:value-type="float" office:value="0.66620047106539" calcext:value-type="float">
            <text:p>0,6662004711</text:p>
          </table:table-cell>
          <table:table-cell table:formula="of:=[.M81]/[.P81]" office:value-type="float" office:value="1.29722170040762" calcext:value-type="float">
            <text:p>1,2972217004</text:p>
          </table:table-cell>
          <table:table-cell table:formula="of:=[.N81]/[.Q8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Glucose</text:p>
          </table:table-cell>
          <table:table-cell office:value-type="float" office:value="0.00172317733279335" calcext:value-type="float">
            <text:p>0,002</text:p>
          </table:table-cell>
          <table:table-cell office:value-type="float" office:value="0.00305423713695152" calcext:value-type="float">
            <text:p>0,003</text:p>
          </table:table-cell>
          <table:table-cell/>
          <table:table-cell office:value-type="float" office:value="0.00317630912833135" calcext:value-type="float">
            <text:p>0,003</text:p>
          </table:table-cell>
          <table:table-cell office:value-type="float" office:value="0.00242278060766044" calcext:value-type="float">
            <text:p>0,002</text:p>
          </table:table-cell>
          <table:table-cell/>
          <table:table-cell office:value-type="float" office:value="0.0281566972476524" calcext:value-type="float">
            <text:p>0,028</text:p>
          </table:table-cell>
          <table:table-cell office:value-type="float" office:value="0.0307660520513267" calcext:value-type="float">
            <text:p>0,031</text:p>
          </table:table-cell>
          <table:table-cell office:value-type="float" office:value="0.0308196321957905" calcext:value-type="float">
            <text:p>0,031</text:p>
          </table:table-cell>
          <table:table-cell office:value-type="float" office:value="0.0111613708351426" calcext:value-type="float">
            <text:p>0,011</text:p>
          </table:table-cell>
          <table:table-cell office:value-type="float" office:value="0.0102083150792929" calcext:value-type="float">
            <text:p>0,010</text:p>
          </table:table-cell>
          <table:table-cell/>
          <table:table-cell office:value-type="float" office:value="0.00686627664195138" calcext:value-type="float">
            <text:p>0,007</text:p>
          </table:table-cell>
          <table:table-cell office:value-type="float" office:value="0.00416136386936221" calcext:value-type="float">
            <text:p>0,004</text:p>
          </table:table-cell>
          <table:table-cell/>
          <table:table-cell office:value-type="float" office:value="0.0238918994069956" calcext:value-type="float">
            <text:p>0,024</text:p>
          </table:table-cell>
          <table:table-cell office:value-type="float" office:value="0.0203525735458848" calcext:value-type="float">
            <text:p>0,020</text:p>
          </table:table-cell>
          <table:table-cell office:value-type="float" office:value="0.00570095522241008" calcext:value-type="float">
            <text:p>0,006</text:p>
          </table:table-cell>
          <table:table-cell office:value-type="float" office:value="0.00292461269840733" calcext:value-type="float">
            <text:p>0,003</text:p>
          </table:table-cell>
          <table:table-cell office:value-type="float" office:value="0.00149749393794427" calcext:value-type="float">
            <text:p>0,001</text:p>
          </table:table-cell>
          <table:table-cell office:value-type="float" office:value="0.00224021139140727" calcext:value-type="float">
            <text:p>0,002</text:p>
          </table:table-cell>
          <table:table-cell office:value-type="float" office:value="0.0384461945568377" calcext:value-type="float">
            <text:p>0,038</text:p>
          </table:table-cell>
          <table:table-cell office:value-type="float" office:value="0.00588913823020397" calcext:value-type="float">
            <text:p>0,006</text:p>
          </table:table-cell>
          <table:table-cell office:value-type="float" office:value="0.018333465648028" calcext:value-type="float">
            <text:p>0,018</text:p>
          </table:table-cell>
          <table:table-cell table:number-columns-repeated="3"/>
          <table:table-cell table:formula="of:=[.C82]/[.F82]" office:value-type="float" office:value="0.542509328649195" calcext:value-type="float">
            <text:p>0,5425093286</text:p>
          </table:table-cell>
          <table:table-cell table:formula="of:=[.D82]/[.G82]" office:value-type="float" office:value="1.26063297984742" calcext:value-type="float">
            <text:p>1,2606329798</text:p>
          </table:table-cell>
          <table:table-cell table:formula="of:=[.E82]/[.H82]" office:value-type="string" office:string-value="" calcext:value-type="error">
            <text:p>#DIV/0!</text:p>
          </table:table-cell>
          <table:table-cell table:formula="of:=[.F82]/[.I82]" office:value-type="float" office:value="0.112808299226081" calcext:value-type="float">
            <text:p>0,1128082992</text:p>
          </table:table-cell>
          <table:table-cell table:formula="of:=[.G82]/[.J82]" office:value-type="float" office:value="0.0787485051256671" calcext:value-type="float">
            <text:p>0,0787485051</text:p>
          </table:table-cell>
          <table:table-cell table:formula="of:=[.H82]/[.K82]" office:value-type="float" office:value="0" calcext:value-type="float">
            <text:p>0</text:p>
          </table:table-cell>
          <table:table-cell table:formula="of:=[.I82]/[.L82]" office:value-type="float" office:value="2.52269167143864" calcext:value-type="float">
            <text:p>2,5226916714</text:p>
          </table:table-cell>
          <table:table-cell table:formula="of:=[.J82]/[.M82]" office:value-type="float" office:value="3.01382273297326" calcext:value-type="float">
            <text:p>3,013822733</text:p>
          </table:table-cell>
          <table:table-cell table:formula="of:=[.K82]/[.N82]" office:value-type="string" office:string-value="" calcext:value-type="error">
            <text:p>#DIV/0!</text:p>
          </table:table-cell>
          <table:table-cell table:formula="of:=[.L82]/[.O82]" office:value-type="float" office:value="1.62553468454055" calcext:value-type="float">
            <text:p>1,6255346845</text:p>
          </table:table-cell>
          <table:table-cell table:formula="of:=[.M82]/[.P82]" office:value-type="float" office:value="2.4531176315657" calcext:value-type="float">
            <text:p>2,4531176316</text:p>
          </table:table-cell>
          <table:table-cell table:formula="of:=[.N82]/[.Q8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Glucose, 1,6-anhydro-, beta-</text:p>
          </table:table-cell>
          <table:table-cell office:value-type="float" office:value="0.00558449129327239" calcext:value-type="float">
            <text:p>0,006</text:p>
          </table:table-cell>
          <table:table-cell office:value-type="float" office:value="0.00876622067442304" calcext:value-type="float">
            <text:p>0,009</text:p>
          </table:table-cell>
          <table:table-cell/>
          <table:table-cell office:value-type="float" office:value="0.00387241971724123" calcext:value-type="float">
            <text:p>0,004</text:p>
          </table:table-cell>
          <table:table-cell office:value-type="float" office:value="0.00488224685336659" calcext:value-type="float">
            <text:p>0,005</text:p>
          </table:table-cell>
          <table:table-cell/>
          <table:table-cell office:value-type="float" office:value="0.00660435641707459" calcext:value-type="float">
            <text:p>0,007</text:p>
          </table:table-cell>
          <table:table-cell office:value-type="float" office:value="0.00766271532157906" calcext:value-type="float">
            <text:p>0,008</text:p>
          </table:table-cell>
          <table:table-cell office:value-type="float" office:value="0.00755548315191655" calcext:value-type="float">
            <text:p>0,008</text:p>
          </table:table-cell>
          <table:table-cell office:value-type="float" office:value="0.00493541829676447" calcext:value-type="float">
            <text:p>0,005</text:p>
          </table:table-cell>
          <table:table-cell office:value-type="float" office:value="0.0188399303826765" calcext:value-type="float">
            <text:p>0,019</text:p>
          </table:table-cell>
          <table:table-cell/>
          <table:table-cell office:value-type="float" office:value="0.00389359841940069" calcext:value-type="float">
            <text:p>0,004</text:p>
          </table:table-cell>
          <table:table-cell office:value-type="float" office:value="0.00823921049584659" calcext:value-type="float">
            <text:p>0,008</text:p>
          </table:table-cell>
          <table:table-cell/>
          <table:table-cell office:value-type="float" office:value="0.0112812814295173" calcext:value-type="float">
            <text:p>0,011</text:p>
          </table:table-cell>
          <table:table-cell office:value-type="float" office:value="0.0116060099601035" calcext:value-type="float">
            <text:p>0,012</text:p>
          </table:table-cell>
          <table:table-cell office:value-type="float" office:value="0.0133089479927956" calcext:value-type="float">
            <text:p>0,013</text:p>
          </table:table-cell>
          <table:table-cell office:value-type="float" office:value="0.0156254660338078" calcext:value-type="float">
            <text:p>0,016</text:p>
          </table:table-cell>
          <table:table-cell office:value-type="float" office:value="0.0114548545695277" calcext:value-type="float">
            <text:p>0,011</text:p>
          </table:table-cell>
          <table:table-cell office:value-type="float" office:value="0.0110527581095436" calcext:value-type="float">
            <text:p>0,011</text:p>
          </table:table-cell>
          <table:table-cell office:value-type="float" office:value="0.0162482400991969" calcext:value-type="float">
            <text:p>0,016</text:p>
          </table:table-cell>
          <table:table-cell office:value-type="float" office:value="0.0135609304257963" calcext:value-type="float">
            <text:p>0,014</text:p>
          </table:table-cell>
          <table:table-cell office:value-type="float" office:value="0.0218125403294306" calcext:value-type="float">
            <text:p>0,022</text:p>
          </table:table-cell>
          <table:table-cell table:number-columns-repeated="3"/>
          <table:table-cell table:formula="of:=[.C83]/[.F83]" office:value-type="float" office:value="1.44211932100451" calcext:value-type="float">
            <text:p>1,442119321</text:p>
          </table:table-cell>
          <table:table-cell table:formula="of:=[.D83]/[.G83]" office:value-type="float" office:value="1.79552999627174" calcext:value-type="float">
            <text:p>1,7955299963</text:p>
          </table:table-cell>
          <table:table-cell table:formula="of:=[.E83]/[.H83]" office:value-type="string" office:string-value="" calcext:value-type="error">
            <text:p>#DIV/0!</text:p>
          </table:table-cell>
          <table:table-cell table:formula="of:=[.F83]/[.I83]" office:value-type="float" office:value="0.586343236599051" calcext:value-type="float">
            <text:p>0,5863432366</text:p>
          </table:table-cell>
          <table:table-cell table:formula="of:=[.G83]/[.J83]" office:value-type="float" office:value="0.637143185995392" calcext:value-type="float">
            <text:p>0,637143186</text:p>
          </table:table-cell>
          <table:table-cell table:formula="of:=[.H83]/[.K83]" office:value-type="float" office:value="0" calcext:value-type="float">
            <text:p>0</text:p>
          </table:table-cell>
          <table:table-cell table:formula="of:=[.I83]/[.L83]" office:value-type="float" office:value="1.33815535380339" calcext:value-type="float">
            <text:p>1,3381553538</text:p>
          </table:table-cell>
          <table:table-cell table:formula="of:=[.J83]/[.M83]" office:value-type="float" office:value="0.406727369259549" calcext:value-type="float">
            <text:p>0,4067273693</text:p>
          </table:table-cell>
          <table:table-cell table:formula="of:=[.K83]/[.N83]" office:value-type="string" office:string-value="" calcext:value-type="error">
            <text:p>#DIV/0!</text:p>
          </table:table-cell>
          <table:table-cell table:formula="of:=[.L83]/[.O83]" office:value-type="float" office:value="1.26757250366979" calcext:value-type="float">
            <text:p>1,2675725037</text:p>
          </table:table-cell>
          <table:table-cell table:formula="of:=[.M83]/[.P83]" office:value-type="float" office:value="2.28661840745224" calcext:value-type="float">
            <text:p>2,2866184075</text:p>
          </table:table-cell>
          <table:table-cell table:formula="of:=[.N83]/[.Q8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Maltose</text:p>
          </table:table-cell>
          <table:table-cell office:value-type="float" office:value="0.0000493473135165659" calcext:value-type="float">
            <text:p>0,000</text:p>
          </table:table-cell>
          <table:table-cell office:value-type="float" office:value="0.000312774563122106" calcext:value-type="float">
            <text:p>0,000</text:p>
          </table:table-cell>
          <table:table-cell/>
          <table:table-cell office:value-type="float" office:value="0.000537105881107619" calcext:value-type="float">
            <text:p>0,001</text:p>
          </table:table-cell>
          <table:table-cell office:value-type="float" office:value="0.000297439398371749" calcext:value-type="float">
            <text:p>0,000</text:p>
          </table:table-cell>
          <table:table-cell/>
          <table:table-cell office:value-type="float" office:value="0.00105276590780917" calcext:value-type="float">
            <text:p>0,001</text:p>
          </table:table-cell>
          <table:table-cell office:value-type="float" office:value="0.000879151623677714" calcext:value-type="float">
            <text:p>0,001</text:p>
          </table:table-cell>
          <table:table-cell office:value-type="float" office:value="0.00128806588890135" calcext:value-type="float">
            <text:p>0,001</text:p>
          </table:table-cell>
          <table:table-cell office:value-type="float" office:value="0.000355101918083784" calcext:value-type="float">
            <text:p>0,000</text:p>
          </table:table-cell>
          <table:table-cell office:value-type="float" office:value="0.00060471234652701" calcext:value-type="float">
            <text:p>0,001</text:p>
          </table:table-cell>
          <table:table-cell/>
          <table:table-cell office:value-type="float" office:value="0.00260205536383397" calcext:value-type="float">
            <text:p>0,003</text:p>
          </table:table-cell>
          <table:table-cell office:value-type="float" office:value="0.00170281391665468" calcext:value-type="float">
            <text:p>0,002</text:p>
          </table:table-cell>
          <table:table-cell/>
          <table:table-cell office:value-type="float" office:value="0.00172720097341761" calcext:value-type="float">
            <text:p>0,002</text:p>
          </table:table-cell>
          <table:table-cell office:value-type="float" office:value="0.00179544205140112" calcext:value-type="float">
            <text:p>0,002</text:p>
          </table:table-cell>
          <table:table-cell office:value-type="float" office:value="0.00118891607668153" calcext:value-type="float">
            <text:p>0,001</text:p>
          </table:table-cell>
          <table:table-cell office:value-type="float" office:value="0.000585292190386508" calcext:value-type="float">
            <text:p>0,001</text:p>
          </table:table-cell>
          <table:table-cell office:value-type="float" office:value="0.000329268877869009" calcext:value-type="float">
            <text:p>0,000</text:p>
          </table:table-cell>
          <table:table-cell office:value-type="float" office:value="0.000453644153868086" calcext:value-type="float">
            <text:p>0,000</text:p>
          </table:table-cell>
          <table:table-cell office:value-type="float" office:value="0.00112672858329814" calcext:value-type="float">
            <text:p>0,001</text:p>
          </table:table-cell>
          <table:table-cell office:value-type="float" office:value="0.00141329269855879" calcext:value-type="float">
            <text:p>0,001</text:p>
          </table:table-cell>
          <table:table-cell office:value-type="float" office:value="0.000677196256601514" calcext:value-type="float">
            <text:p>0,001</text:p>
          </table:table-cell>
          <table:table-cell table:number-columns-repeated="3"/>
          <table:table-cell table:formula="of:=[.C84]/[.F84]" office:value-type="float" office:value="0.0918763231838049" calcext:value-type="float">
            <text:p>0,0918763232</text:p>
          </table:table-cell>
          <table:table-cell table:formula="of:=[.D84]/[.G84]" office:value-type="float" office:value="1.05155727463915" calcext:value-type="float">
            <text:p>1,0515572746</text:p>
          </table:table-cell>
          <table:table-cell table:formula="of:=[.E84]/[.H84]" office:value-type="string" office:string-value="" calcext:value-type="error">
            <text:p>#DIV/0!</text:p>
          </table:table-cell>
          <table:table-cell table:formula="of:=[.F84]/[.I84]" office:value-type="float" office:value="0.51018548104901" calcext:value-type="float">
            <text:p>0,510185481</text:p>
          </table:table-cell>
          <table:table-cell table:formula="of:=[.G84]/[.J84]" office:value-type="float" office:value="0.338325483751579" calcext:value-type="float">
            <text:p>0,3383254838</text:p>
          </table:table-cell>
          <table:table-cell table:formula="of:=[.H84]/[.K84]" office:value-type="float" office:value="0" calcext:value-type="float">
            <text:p>0</text:p>
          </table:table-cell>
          <table:table-cell table:formula="of:=[.I84]/[.L84]" office:value-type="float" office:value="2.96468662712426" calcext:value-type="float">
            <text:p>2,9646866271</text:p>
          </table:table-cell>
          <table:table-cell table:formula="of:=[.J84]/[.M84]" office:value-type="float" office:value="1.4538344201617" calcext:value-type="float">
            <text:p>1,4538344202</text:p>
          </table:table-cell>
          <table:table-cell table:formula="of:=[.K84]/[.N84]" office:value-type="string" office:string-value="" calcext:value-type="error">
            <text:p>#DIV/0!</text:p>
          </table:table-cell>
          <table:table-cell table:formula="of:=[.L84]/[.O84]" office:value-type="float" office:value="0.136469778091333" calcext:value-type="float">
            <text:p>0,1364697781</text:p>
          </table:table-cell>
          <table:table-cell table:formula="of:=[.M84]/[.P84]" office:value-type="float" office:value="0.355125325564063" calcext:value-type="float">
            <text:p>0,3551253256</text:p>
          </table:table-cell>
          <table:table-cell table:formula="of:=[.N84]/[.Q8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Maltotriose</text:p>
          </table:table-cell>
          <table:table-cell table:number-columns-repeated="27"/>
          <table:table-cell table:formula="of:=[.C85]/[.F85]" office:value-type="string" office:string-value="" calcext:value-type="error">
            <text:p>#DIV/0!</text:p>
          </table:table-cell>
          <table:table-cell table:formula="of:=[.D85]/[.G85]" office:value-type="string" office:string-value="" calcext:value-type="error">
            <text:p>#DIV/0!</text:p>
          </table:table-cell>
          <table:table-cell table:formula="of:=[.E85]/[.H85]" office:value-type="string" office:string-value="" calcext:value-type="error">
            <text:p>#DIV/0!</text:p>
          </table:table-cell>
          <table:table-cell table:formula="of:=[.F85]/[.I85]" office:value-type="string" office:string-value="" calcext:value-type="error">
            <text:p>#DIV/0!</text:p>
          </table:table-cell>
          <table:table-cell table:formula="of:=[.G85]/[.J85]" office:value-type="string" office:string-value="" calcext:value-type="error">
            <text:p>#DIV/0!</text:p>
          </table:table-cell>
          <table:table-cell table:formula="of:=[.H85]/[.K85]" office:value-type="string" office:string-value="" calcext:value-type="error">
            <text:p>#DIV/0!</text:p>
          </table:table-cell>
          <table:table-cell table:formula="of:=[.I85]/[.L85]" office:value-type="string" office:string-value="" calcext:value-type="error">
            <text:p>#DIV/0!</text:p>
          </table:table-cell>
          <table:table-cell table:formula="of:=[.J85]/[.M85]" office:value-type="string" office:string-value="" calcext:value-type="error">
            <text:p>#DIV/0!</text:p>
          </table:table-cell>
          <table:table-cell table:formula="of:=[.K85]/[.N85]" office:value-type="string" office:string-value="" calcext:value-type="error">
            <text:p>#DIV/0!</text:p>
          </table:table-cell>
          <table:table-cell table:formula="of:=[.L85]/[.O85]" office:value-type="string" office:string-value="" calcext:value-type="error">
            <text:p>#DIV/0!</text:p>
          </table:table-cell>
          <table:table-cell table:formula="of:=[.M85]/[.P85]" office:value-type="string" office:string-value="" calcext:value-type="error">
            <text:p>#DIV/0!</text:p>
          </table:table-cell>
          <table:table-cell table:formula="of:=[.N85]/[.Q8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Melibiose</text:p>
          </table:table-cell>
          <table:table-cell table:number-columns-repeated="18"/>
          <table:table-cell office:value-type="float" office:value="0.00337637318175793" calcext:value-type="float">
            <text:p>0,003</text:p>
          </table:table-cell>
          <table:table-cell office:value-type="float" office:value="0.0043093150727361" calcext:value-type="float">
            <text:p>0,004</text:p>
          </table:table-cell>
          <table:table-cell office:value-type="float" office:value="0.00272437880358768" calcext:value-type="float">
            <text:p>0,003</text:p>
          </table:table-cell>
          <table:table-cell office:value-type="float" office:value="0.0106457091004954" calcext:value-type="float">
            <text:p>0,011</text:p>
          </table:table-cell>
          <table:table-cell office:value-type="float" office:value="0.00191570844186927" calcext:value-type="float">
            <text:p>0,002</text:p>
          </table:table-cell>
          <table:table-cell table:number-columns-repeated="4"/>
          <table:table-cell table:formula="of:=[.C86]/[.F86]" office:value-type="string" office:string-value="" calcext:value-type="error">
            <text:p>#DIV/0!</text:p>
          </table:table-cell>
          <table:table-cell table:formula="of:=[.D86]/[.G86]" office:value-type="string" office:string-value="" calcext:value-type="error">
            <text:p>#DIV/0!</text:p>
          </table:table-cell>
          <table:table-cell table:formula="of:=[.E86]/[.H86]" office:value-type="string" office:string-value="" calcext:value-type="error">
            <text:p>#DIV/0!</text:p>
          </table:table-cell>
          <table:table-cell table:formula="of:=[.F86]/[.I86]" office:value-type="string" office:string-value="" calcext:value-type="error">
            <text:p>#DIV/0!</text:p>
          </table:table-cell>
          <table:table-cell table:formula="of:=[.G86]/[.J86]" office:value-type="string" office:string-value="" calcext:value-type="error">
            <text:p>#DIV/0!</text:p>
          </table:table-cell>
          <table:table-cell table:formula="of:=[.H86]/[.K86]" office:value-type="string" office:string-value="" calcext:value-type="error">
            <text:p>#DIV/0!</text:p>
          </table:table-cell>
          <table:table-cell table:formula="of:=[.I86]/[.L86]" office:value-type="string" office:string-value="" calcext:value-type="error">
            <text:p>#DIV/0!</text:p>
          </table:table-cell>
          <table:table-cell table:formula="of:=[.J86]/[.M86]" office:value-type="string" office:string-value="" calcext:value-type="error">
            <text:p>#DIV/0!</text:p>
          </table:table-cell>
          <table:table-cell table:formula="of:=[.K86]/[.N86]" office:value-type="string" office:string-value="" calcext:value-type="error">
            <text:p>#DIV/0!</text:p>
          </table:table-cell>
          <table:table-cell table:formula="of:=[.L86]/[.O86]" office:value-type="string" office:string-value="" calcext:value-type="error">
            <text:p>#DIV/0!</text:p>
          </table:table-cell>
          <table:table-cell table:formula="of:=[.M86]/[.P86]" office:value-type="string" office:string-value="" calcext:value-type="error">
            <text:p>#DIV/0!</text:p>
          </table:table-cell>
          <table:table-cell table:formula="of:=[.N86]/[.Q8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Raffinose</text:p>
          </table:table-cell>
          <table:table-cell office:value-type="float" office:value="0.000367627962185302" calcext:value-type="float">
            <text:p>0,000</text:p>
          </table:table-cell>
          <table:table-cell office:value-type="float" office:value="0.000445196501009683" calcext:value-type="float">
            <text:p>0,000</text:p>
          </table:table-cell>
          <table:table-cell/>
          <table:table-cell office:value-type="float" office:value="0.00360085622292144" calcext:value-type="float">
            <text:p>0,004</text:p>
          </table:table-cell>
          <table:table-cell office:value-type="float" office:value="0.00307316751467941" calcext:value-type="float">
            <text:p>0,003</text:p>
          </table:table-cell>
          <table:table-cell/>
          <table:table-cell office:value-type="float" office:value="0.00261141476689236" calcext:value-type="float">
            <text:p>0,003</text:p>
          </table:table-cell>
          <table:table-cell office:value-type="float" office:value="0.00220353479789357" calcext:value-type="float">
            <text:p>0,002</text:p>
          </table:table-cell>
          <table:table-cell office:value-type="float" office:value="0.00276116229860374" calcext:value-type="float">
            <text:p>0,003</text:p>
          </table:table-cell>
          <table:table-cell office:value-type="float" office:value="0.00399079594390838" calcext:value-type="float">
            <text:p>0,004</text:p>
          </table:table-cell>
          <table:table-cell office:value-type="float" office:value="0.00368401309593914" calcext:value-type="float">
            <text:p>0,004</text:p>
          </table:table-cell>
          <table:table-cell/>
          <table:table-cell office:value-type="float" office:value="0.00347147132873862" calcext:value-type="float">
            <text:p>0,003</text:p>
          </table:table-cell>
          <table:table-cell office:value-type="float" office:value="0.00236410779756058" calcext:value-type="float">
            <text:p>0,002</text:p>
          </table:table-cell>
          <table:table-cell/>
          <table:table-cell office:value-type="float" office:value="0.0194417341332789" calcext:value-type="float">
            <text:p>0,019</text:p>
          </table:table-cell>
          <table:table-cell office:value-type="float" office:value="0.0154515781681799" calcext:value-type="float">
            <text:p>0,015</text:p>
          </table:table-cell>
          <table:table-cell office:value-type="float" office:value="0.00493161791577748" calcext:value-type="float">
            <text:p>0,005</text:p>
          </table:table-cell>
          <table:table-cell office:value-type="float" office:value="0.00550140096021996" calcext:value-type="float">
            <text:p>0,006</text:p>
          </table:table-cell>
          <table:table-cell office:value-type="float" office:value="0.0115859424957516" calcext:value-type="float">
            <text:p>0,012</text:p>
          </table:table-cell>
          <table:table-cell office:value-type="float" office:value="0.00724184873930147" calcext:value-type="float">
            <text:p>0,007</text:p>
          </table:table-cell>
          <table:table-cell office:value-type="float" office:value="0.0327358366730264" calcext:value-type="float">
            <text:p>0,033</text:p>
          </table:table-cell>
          <table:table-cell office:value-type="float" office:value="0.0108965140651582" calcext:value-type="float">
            <text:p>0,011</text:p>
          </table:table-cell>
          <table:table-cell office:value-type="float" office:value="0.0189322769022645" calcext:value-type="float">
            <text:p>0,019</text:p>
          </table:table-cell>
          <table:table-cell table:number-columns-repeated="3"/>
          <table:table-cell table:formula="of:=[.C87]/[.F87]" office:value-type="float" office:value="0.102094596236625" calcext:value-type="float">
            <text:p>0,1020945962</text:p>
          </table:table-cell>
          <table:table-cell table:formula="of:=[.D87]/[.G87]" office:value-type="float" office:value="0.144865679753264" calcext:value-type="float">
            <text:p>0,1448656798</text:p>
          </table:table-cell>
          <table:table-cell table:formula="of:=[.E87]/[.H87]" office:value-type="string" office:string-value="" calcext:value-type="error">
            <text:p>#DIV/0!</text:p>
          </table:table-cell>
          <table:table-cell table:formula="of:=[.F87]/[.I87]" office:value-type="float" office:value="1.37889096307996" calcext:value-type="float">
            <text:p>1,3788909631</text:p>
          </table:table-cell>
          <table:table-cell table:formula="of:=[.G87]/[.J87]" office:value-type="float" office:value="1.39465349837777" calcext:value-type="float">
            <text:p>1,3946534984</text:p>
          </table:table-cell>
          <table:table-cell table:formula="of:=[.H87]/[.K87]" office:value-type="float" office:value="0" calcext:value-type="float">
            <text:p>0</text:p>
          </table:table-cell>
          <table:table-cell table:formula="of:=[.I87]/[.L87]" office:value-type="float" office:value="0.654359381836716" calcext:value-type="float">
            <text:p>0,6543593818</text:p>
          </table:table-cell>
          <table:table-cell table:formula="of:=[.J87]/[.M87]" office:value-type="float" office:value="0.598134355255824" calcext:value-type="float">
            <text:p>0,5981343553</text:p>
          </table:table-cell>
          <table:table-cell table:formula="of:=[.K87]/[.N87]" office:value-type="string" office:string-value="" calcext:value-type="error">
            <text:p>#DIV/0!</text:p>
          </table:table-cell>
          <table:table-cell table:formula="of:=[.L87]/[.O87]" office:value-type="float" office:value="1.14959784079751" calcext:value-type="float">
            <text:p>1,1495978408</text:p>
          </table:table-cell>
          <table:table-cell table:formula="of:=[.M87]/[.P87]" office:value-type="float" office:value="1.55831011586718" calcext:value-type="float">
            <text:p>1,5583101159</text:p>
          </table:table-cell>
          <table:table-cell table:formula="of:=[.N87]/[.Q8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Sucrose</text:p>
          </table:table-cell>
          <table:table-cell office:value-type="float" office:value="0.0134527891643289" calcext:value-type="float">
            <text:p>0,013</text:p>
          </table:table-cell>
          <table:table-cell office:value-type="float" office:value="0.01934647273205" calcext:value-type="float">
            <text:p>0,019</text:p>
          </table:table-cell>
          <table:table-cell/>
          <table:table-cell office:value-type="float" office:value="0.0168992358311396" calcext:value-type="float">
            <text:p>0,017</text:p>
          </table:table-cell>
          <table:table-cell office:value-type="float" office:value="0.0203637614089576" calcext:value-type="float">
            <text:p>0,020</text:p>
          </table:table-cell>
          <table:table-cell/>
          <table:table-cell office:value-type="float" office:value="0.0249253246688813" calcext:value-type="float">
            <text:p>0,025</text:p>
          </table:table-cell>
          <table:table-cell office:value-type="float" office:value="0.0269645325638181" calcext:value-type="float">
            <text:p>0,027</text:p>
          </table:table-cell>
          <table:table-cell office:value-type="float" office:value="0.0254617173259205" calcext:value-type="float">
            <text:p>0,025</text:p>
          </table:table-cell>
          <table:table-cell office:value-type="float" office:value="0.0186561015060032" calcext:value-type="float">
            <text:p>0,019</text:p>
          </table:table-cell>
          <table:table-cell office:value-type="float" office:value="0.0338047533344022" calcext:value-type="float">
            <text:p>0,034</text:p>
          </table:table-cell>
          <table:table-cell/>
          <table:table-cell office:value-type="float" office:value="0.0238127932854978" calcext:value-type="float">
            <text:p>0,024</text:p>
          </table:table-cell>
          <table:table-cell office:value-type="float" office:value="0.0240849560383792" calcext:value-type="float">
            <text:p>0,024</text:p>
          </table:table-cell>
          <table:table-cell/>
          <table:table-cell office:value-type="float" office:value="0.0407420263273269" calcext:value-type="float">
            <text:p>0,041</text:p>
          </table:table-cell>
          <table:table-cell office:value-type="float" office:value="0.0731387169163353" calcext:value-type="float">
            <text:p>0,073</text:p>
          </table:table-cell>
          <table:table-cell office:value-type="float" office:value="0.0560601643192947" calcext:value-type="float">
            <text:p>0,056</text:p>
          </table:table-cell>
          <table:table-cell office:value-type="float" office:value="0.030344184666189" calcext:value-type="float">
            <text:p>0,030</text:p>
          </table:table-cell>
          <table:table-cell office:value-type="float" office:value="0.0305386690830053" calcext:value-type="float">
            <text:p>0,031</text:p>
          </table:table-cell>
          <table:table-cell office:value-type="float" office:value="0.0277810288581767" calcext:value-type="float">
            <text:p>0,028</text:p>
          </table:table-cell>
          <table:table-cell office:value-type="float" office:value="0.0454999026145616" calcext:value-type="float">
            <text:p>0,045</text:p>
          </table:table-cell>
          <table:table-cell office:value-type="float" office:value="0.0367541816213837" calcext:value-type="float">
            <text:p>0,037</text:p>
          </table:table-cell>
          <table:table-cell office:value-type="float" office:value="0.113515782000953" calcext:value-type="float">
            <text:p>0,114</text:p>
          </table:table-cell>
          <table:table-cell table:number-columns-repeated="3"/>
          <table:table-cell table:formula="of:=[.C88]/[.F88]" office:value-type="float" office:value="0.796059022949425" calcext:value-type="float">
            <text:p>0,7960590229</text:p>
          </table:table-cell>
          <table:table-cell table:formula="of:=[.D88]/[.G88]" office:value-type="float" office:value="0.950044166375858" calcext:value-type="float">
            <text:p>0,9500441664</text:p>
          </table:table-cell>
          <table:table-cell table:formula="of:=[.E88]/[.H88]" office:value-type="string" office:string-value="" calcext:value-type="error">
            <text:p>#DIV/0!</text:p>
          </table:table-cell>
          <table:table-cell table:formula="of:=[.F88]/[.I88]" office:value-type="float" office:value="0.67799461213189" calcext:value-type="float">
            <text:p>0,6779946121</text:p>
          </table:table-cell>
          <table:table-cell table:formula="of:=[.G88]/[.J88]" office:value-type="float" office:value="0.755205429975907" calcext:value-type="float">
            <text:p>0,75520543</text:p>
          </table:table-cell>
          <table:table-cell table:formula="of:=[.H88]/[.K88]" office:value-type="float" office:value="0" calcext:value-type="float">
            <text:p>0</text:p>
          </table:table-cell>
          <table:table-cell table:formula="of:=[.I88]/[.L88]" office:value-type="float" office:value="1.33604143721349" calcext:value-type="float">
            <text:p>1,3360414372</text:p>
          </table:table-cell>
          <table:table-cell table:formula="of:=[.J88]/[.M88]" office:value-type="float" office:value="0.79765506043131" calcext:value-type="float">
            <text:p>0,7976550604</text:p>
          </table:table-cell>
          <table:table-cell table:formula="of:=[.K88]/[.N88]" office:value-type="string" office:string-value="" calcext:value-type="error">
            <text:p>#DIV/0!</text:p>
          </table:table-cell>
          <table:table-cell table:formula="of:=[.L88]/[.O88]" office:value-type="float" office:value="0.783448681653191" calcext:value-type="float">
            <text:p>0,7834486817</text:p>
          </table:table-cell>
          <table:table-cell table:formula="of:=[.M88]/[.P88]" office:value-type="float" office:value="1.40356300756931" calcext:value-type="float">
            <text:p>1,4035630076</text:p>
          </table:table-cell>
          <table:table-cell table:formula="of:=[.N88]/[.Q8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Trehalose, alpha,alpha'-</text:p>
          </table:table-cell>
          <table:table-cell office:value-type="float" office:value="0.000711423252370892" calcext:value-type="float">
            <text:p>0,001</text:p>
          </table:table-cell>
          <table:table-cell office:value-type="float" office:value="0.000498807667357607" calcext:value-type="float">
            <text:p>0,000</text:p>
          </table:table-cell>
          <table:table-cell/>
          <table:table-cell office:value-type="float" office:value="0.000955306427983883" calcext:value-type="float">
            <text:p>0,001</text:p>
          </table:table-cell>
          <table:table-cell office:value-type="float" office:value="0.000682416143553653" calcext:value-type="float">
            <text:p>0,001</text:p>
          </table:table-cell>
          <table:table-cell/>
          <table:table-cell office:value-type="float" office:value="0.000553870551588163" calcext:value-type="float">
            <text:p>0,001</text:p>
          </table:table-cell>
          <table:table-cell office:value-type="float" office:value="0.000476755636356075" calcext:value-type="float">
            <text:p>0,000</text:p>
          </table:table-cell>
          <table:table-cell office:value-type="float" office:value="0.000532938345132865" calcext:value-type="float">
            <text:p>0,001</text:p>
          </table:table-cell>
          <table:table-cell office:value-type="float" office:value="0.000281476303594439" calcext:value-type="float">
            <text:p>0,000</text:p>
          </table:table-cell>
          <table:table-cell office:value-type="float" office:value="0.000737920501044699" calcext:value-type="float">
            <text:p>0,001</text:p>
          </table:table-cell>
          <table:table-cell/>
          <table:table-cell office:value-type="float" office:value="0.00180904831301428" calcext:value-type="float">
            <text:p>0,002</text:p>
          </table:table-cell>
          <table:table-cell office:value-type="float" office:value="0.00209836187236084" calcext:value-type="float">
            <text:p>0,002</text:p>
          </table:table-cell>
          <table:table-cell/>
          <table:table-cell office:value-type="float" office:value="0.00313624567052789" calcext:value-type="float">
            <text:p>0,003</text:p>
          </table:table-cell>
          <table:table-cell office:value-type="float" office:value="0.00346119211023924" calcext:value-type="float">
            <text:p>0,003</text:p>
          </table:table-cell>
          <table:table-cell office:value-type="float" office:value="0.00307948106884522" calcext:value-type="float">
            <text:p>0,003</text:p>
          </table:table-cell>
          <table:table-cell office:value-type="float" office:value="0.000802743736671418" calcext:value-type="float">
            <text:p>0,001</text:p>
          </table:table-cell>
          <table:table-cell office:value-type="float" office:value="0.00106210177345277" calcext:value-type="float">
            <text:p>0,001</text:p>
          </table:table-cell>
          <table:table-cell office:value-type="float" office:value="0.000860761676287725" calcext:value-type="float">
            <text:p>0,001</text:p>
          </table:table-cell>
          <table:table-cell office:value-type="float" office:value="0.0035428689500838" calcext:value-type="float">
            <text:p>0,004</text:p>
          </table:table-cell>
          <table:table-cell office:value-type="float" office:value="0.003079257159503" calcext:value-type="float">
            <text:p>0,003</text:p>
          </table:table-cell>
          <table:table-cell office:value-type="float" office:value="0.00249754328120218" calcext:value-type="float">
            <text:p>0,002</text:p>
          </table:table-cell>
          <table:table-cell table:number-columns-repeated="3"/>
          <table:table-cell table:formula="of:=[.C89]/[.F89]" office:value-type="float" office:value="0.744706862145069" calcext:value-type="float">
            <text:p>0,7447068621</text:p>
          </table:table-cell>
          <table:table-cell table:formula="of:=[.D89]/[.G89]" office:value-type="float" office:value="0.730943533604125" calcext:value-type="float">
            <text:p>0,7309435336</text:p>
          </table:table-cell>
          <table:table-cell table:formula="of:=[.E89]/[.H89]" office:value-type="string" office:string-value="" calcext:value-type="error">
            <text:p>#DIV/0!</text:p>
          </table:table-cell>
          <table:table-cell table:formula="of:=[.F89]/[.I89]" office:value-type="float" office:value="1.72478284906942" calcext:value-type="float">
            <text:p>1,7247828491</text:p>
          </table:table-cell>
          <table:table-cell table:formula="of:=[.G89]/[.J89]" office:value-type="float" office:value="1.43137509347446" calcext:value-type="float">
            <text:p>1,4313750935</text:p>
          </table:table-cell>
          <table:table-cell table:formula="of:=[.H89]/[.K89]" office:value-type="float" office:value="0" calcext:value-type="float">
            <text:p>0</text:p>
          </table:table-cell>
          <table:table-cell table:formula="of:=[.I89]/[.L89]" office:value-type="float" office:value="1.96773420893788" calcext:value-type="float">
            <text:p>1,9677342089</text:p>
          </table:table-cell>
          <table:table-cell table:formula="of:=[.J89]/[.M89]" office:value-type="float" office:value="0.646079944494178" calcext:value-type="float">
            <text:p>0,6460799445</text:p>
          </table:table-cell>
          <table:table-cell table:formula="of:=[.K89]/[.N89]" office:value-type="string" office:string-value="" calcext:value-type="error">
            <text:p>#DIV/0!</text:p>
          </table:table-cell>
          <table:table-cell table:formula="of:=[.L89]/[.O89]" office:value-type="float" office:value="0.155593580099271" calcext:value-type="float">
            <text:p>0,1555935801</text:p>
          </table:table-cell>
          <table:table-cell table:formula="of:=[.M89]/[.P89]" office:value-type="float" office:value="0.351665034884795" calcext:value-type="float">
            <text:p>0,3516650349</text:p>
          </table:table-cell>
          <table:table-cell table:formula="of:=[.N89]/[.Q8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Xylose</text:p>
          </table:table-cell>
          <table:table-cell office:value-type="float" office:value="0.00776448491577944" calcext:value-type="float">
            <text:p>0,008</text:p>
          </table:table-cell>
          <table:table-cell office:value-type="float" office:value="0.010892524262496" calcext:value-type="float">
            <text:p>0,011</text:p>
          </table:table-cell>
          <table:table-cell/>
          <table:table-cell office:value-type="float" office:value="0.00802348774085911" calcext:value-type="float">
            <text:p>0,008</text:p>
          </table:table-cell>
          <table:table-cell office:value-type="float" office:value="0.00786327360308299" calcext:value-type="float">
            <text:p>0,008</text:p>
          </table:table-cell>
          <table:table-cell/>
          <table:table-cell office:value-type="float" office:value="0.00725956795636084" calcext:value-type="float">
            <text:p>0,007</text:p>
          </table:table-cell>
          <table:table-cell office:value-type="float" office:value="0.00737621467524477" calcext:value-type="float">
            <text:p>0,007</text:p>
          </table:table-cell>
          <table:table-cell office:value-type="float" office:value="0.00681188934345716" calcext:value-type="float">
            <text:p>0,007</text:p>
          </table:table-cell>
          <table:table-cell office:value-type="float" office:value="0.00583505259912552" calcext:value-type="float">
            <text:p>0,006</text:p>
          </table:table-cell>
          <table:table-cell office:value-type="float" office:value="0.0146211766578974" calcext:value-type="float">
            <text:p>0,015</text:p>
          </table:table-cell>
          <table:table-cell/>
          <table:table-cell office:value-type="float" office:value="0.0102021535222229" calcext:value-type="float">
            <text:p>0,010</text:p>
          </table:table-cell>
          <table:table-cell office:value-type="float" office:value="0.0123046882467577" calcext:value-type="float">
            <text:p>0,012</text:p>
          </table:table-cell>
          <table:table-cell/>
          <table:table-cell office:value-type="float" office:value="0.011807094541809" calcext:value-type="float">
            <text:p>0,012</text:p>
          </table:table-cell>
          <table:table-cell office:value-type="float" office:value="0.014243882363568" calcext:value-type="float">
            <text:p>0,014</text:p>
          </table:table-cell>
          <table:table-cell office:value-type="float" office:value="0.0119775705320042" calcext:value-type="float">
            <text:p>0,012</text:p>
          </table:table-cell>
          <table:table-cell office:value-type="float" office:value="0.0539680673583415" calcext:value-type="float">
            <text:p>0,054</text:p>
          </table:table-cell>
          <table:table-cell office:value-type="float" office:value="0.0149895156791159" calcext:value-type="float">
            <text:p>0,015</text:p>
          </table:table-cell>
          <table:table-cell office:value-type="float" office:value="0.0240459936925426" calcext:value-type="float">
            <text:p>0,024</text:p>
          </table:table-cell>
          <table:table-cell office:value-type="float" office:value="0.0183074131742618" calcext:value-type="float">
            <text:p>0,018</text:p>
          </table:table-cell>
          <table:table-cell office:value-type="float" office:value="0.017632172969575" calcext:value-type="float">
            <text:p>0,018</text:p>
          </table:table-cell>
          <table:table-cell office:value-type="float" office:value="0.0179783868990456" calcext:value-type="float">
            <text:p>0,018</text:p>
          </table:table-cell>
          <table:table-cell table:number-columns-repeated="3"/>
          <table:table-cell table:formula="of:=[.C90]/[.F90]" office:value-type="float" office:value="0.967719421597578" calcext:value-type="float">
            <text:p>0,9677194216</text:p>
          </table:table-cell>
          <table:table-cell table:formula="of:=[.D90]/[.G90]" office:value-type="float" office:value="1.38524039888747" calcext:value-type="float">
            <text:p>1,3852403989</text:p>
          </table:table-cell>
          <table:table-cell table:formula="of:=[.E90]/[.H90]" office:value-type="string" office:string-value="" calcext:value-type="error">
            <text:p>#DIV/0!</text:p>
          </table:table-cell>
          <table:table-cell table:formula="of:=[.F90]/[.I90]" office:value-type="float" office:value="1.10522937302749" calcext:value-type="float">
            <text:p>1,105229373</text:p>
          </table:table-cell>
          <table:table-cell table:formula="of:=[.G90]/[.J90]" office:value-type="float" office:value="1.06603101309847" calcext:value-type="float">
            <text:p>1,0660310131</text:p>
          </table:table-cell>
          <table:table-cell table:formula="of:=[.H90]/[.K90]" office:value-type="float" office:value="0" calcext:value-type="float">
            <text:p>0</text:p>
          </table:table-cell>
          <table:table-cell table:formula="of:=[.I90]/[.L90]" office:value-type="float" office:value="1.24413067972152" calcext:value-type="float">
            <text:p>1,2441306797</text:p>
          </table:table-cell>
          <table:table-cell table:formula="of:=[.J90]/[.M90]" office:value-type="float" office:value="0.504488444933782" calcext:value-type="float">
            <text:p>0,5044884449</text:p>
          </table:table-cell>
          <table:table-cell table:formula="of:=[.K90]/[.N90]" office:value-type="string" office:string-value="" calcext:value-type="error">
            <text:p>#DIV/0!</text:p>
          </table:table-cell>
          <table:table-cell table:formula="of:=[.L90]/[.O90]" office:value-type="float" office:value="0.57194322614488" calcext:value-type="float">
            <text:p>0,5719432261</text:p>
          </table:table-cell>
          <table:table-cell table:formula="of:=[.M90]/[.P90]" office:value-type="float" office:value="1.18826063405142" calcext:value-type="float">
            <text:p>1,1882606341</text:p>
          </table:table-cell>
          <table:table-cell table:formula="of:=[.N90]/[.Q9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tty Acids</text:p>
          </table:table-cell>
          <table:table-cell office:value-type="string" calcext:value-type="string">
            <text:p>Nonanoic acid</text:p>
          </table:table-cell>
          <table:table-cell office:value-type="float" office:value="0.00473506255124381" calcext:value-type="float">
            <text:p>0,005</text:p>
          </table:table-cell>
          <table:table-cell office:value-type="float" office:value="0.00402837531365384" calcext:value-type="float">
            <text:p>0,004</text:p>
          </table:table-cell>
          <table:table-cell/>
          <table:table-cell office:value-type="float" office:value="0.00689983036909775" calcext:value-type="float">
            <text:p>0,007</text:p>
          </table:table-cell>
          <table:table-cell office:value-type="float" office:value="0.0114441008289322" calcext:value-type="float">
            <text:p>0,011</text:p>
          </table:table-cell>
          <table:table-cell/>
          <table:table-cell office:value-type="float" office:value="0.00581355351733135" calcext:value-type="float">
            <text:p>0,006</text:p>
          </table:table-cell>
          <table:table-cell office:value-type="float" office:value="0.00609559340050108" calcext:value-type="float">
            <text:p>0,006</text:p>
          </table:table-cell>
          <table:table-cell office:value-type="float" office:value="0.00382177981754388" calcext:value-type="float">
            <text:p>0,004</text:p>
          </table:table-cell>
          <table:table-cell office:value-type="float" office:value="0.0059844663453409" calcext:value-type="float">
            <text:p>0,006</text:p>
          </table:table-cell>
          <table:table-cell office:value-type="float" office:value="0.00690975322090047" calcext:value-type="float">
            <text:p>0,007</text:p>
          </table:table-cell>
          <table:table-cell/>
          <table:table-cell office:value-type="float" office:value="0.00561631895247595" calcext:value-type="float">
            <text:p>0,006</text:p>
          </table:table-cell>
          <table:table-cell office:value-type="float" office:value="0.00628529373293352" calcext:value-type="float">
            <text:p>0,006</text:p>
          </table:table-cell>
          <table:table-cell/>
          <table:table-cell office:value-type="float" office:value="0.00733677289571088" calcext:value-type="float">
            <text:p>0,007</text:p>
          </table:table-cell>
          <table:table-cell office:value-type="float" office:value="0.0192701784243027" calcext:value-type="float">
            <text:p>0,019</text:p>
          </table:table-cell>
          <table:table-cell office:value-type="float" office:value="0.0247151442360319" calcext:value-type="float">
            <text:p>0,025</text:p>
          </table:table-cell>
          <table:table-cell office:value-type="float" office:value="0.00526359868091459" calcext:value-type="float">
            <text:p>0,005</text:p>
          </table:table-cell>
          <table:table-cell office:value-type="float" office:value="0.00655872018761017" calcext:value-type="float">
            <text:p>0,007</text:p>
          </table:table-cell>
          <table:table-cell office:value-type="float" office:value="0.0106677809931995" calcext:value-type="float">
            <text:p>0,011</text:p>
          </table:table-cell>
          <table:table-cell office:value-type="float" office:value="0.00667044260630776" calcext:value-type="float">
            <text:p>0,007</text:p>
          </table:table-cell>
          <table:table-cell office:value-type="float" office:value="0.0061301554512396" calcext:value-type="float">
            <text:p>0,006</text:p>
          </table:table-cell>
          <table:table-cell office:value-type="float" office:value="0.0453066132712766" calcext:value-type="float">
            <text:p>0,045</text:p>
          </table:table-cell>
          <table:table-cell table:number-columns-repeated="3"/>
          <table:table-cell table:formula="of:=[.C91]/[.F91]" office:value-type="float" office:value="0.686257820547404" calcext:value-type="float">
            <text:p>0,6862578205</text:p>
          </table:table-cell>
          <table:table-cell table:formula="of:=[.D91]/[.G91]" office:value-type="float" office:value="0.352004528260497" calcext:value-type="float">
            <text:p>0,3520045283</text:p>
          </table:table-cell>
          <table:table-cell table:formula="of:=[.E91]/[.H91]" office:value-type="string" office:string-value="" calcext:value-type="error">
            <text:p>#DIV/0!</text:p>
          </table:table-cell>
          <table:table-cell table:formula="of:=[.F91]/[.I91]" office:value-type="float" office:value="1.18685247302325" calcext:value-type="float">
            <text:p>1,186852473</text:p>
          </table:table-cell>
          <table:table-cell table:formula="of:=[.G91]/[.J91]" office:value-type="float" office:value="1.87743835210391" calcext:value-type="float">
            <text:p>1,8774383521</text:p>
          </table:table-cell>
          <table:table-cell table:formula="of:=[.H91]/[.K91]" office:value-type="float" office:value="0" calcext:value-type="float">
            <text:p>0</text:p>
          </table:table-cell>
          <table:table-cell table:formula="of:=[.I91]/[.L91]" office:value-type="float" office:value="0.971440589996364" calcext:value-type="float">
            <text:p>0,97144059</text:p>
          </table:table-cell>
          <table:table-cell table:formula="of:=[.J91]/[.M91]" office:value-type="float" office:value="0.88217237369104" calcext:value-type="float">
            <text:p>0,8821723737</text:p>
          </table:table-cell>
          <table:table-cell table:formula="of:=[.K91]/[.N91]" office:value-type="string" office:string-value="" calcext:value-type="error">
            <text:p>#DIV/0!</text:p>
          </table:table-cell>
          <table:table-cell table:formula="of:=[.L91]/[.O91]" office:value-type="float" office:value="1.0655495879027" calcext:value-type="float">
            <text:p>1,0655495879</text:p>
          </table:table-cell>
          <table:table-cell table:formula="of:=[.M91]/[.P91]" office:value-type="float" office:value="1.09935247492013" calcext:value-type="float">
            <text:p>1,0993524749</text:p>
          </table:table-cell>
          <table:table-cell table:formula="of:=[.N91]/[.Q91]" office:value-type="string" office:string-value="" calcext:value-type="error">
            <text:p>#DIV/0!</text:p>
          </table:table-cell>
        </table:table-row>
      </table:table>
      <table:table table:name="WTMT_ratio_mets_0d1d7d21d_e1" table:style-name="ta1">
        <table:table-column table:style-name="co3" table:default-cell-style-name="ce3"/>
        <table:table-column table:style-name="co3" table:number-columns-repeated="12" table:default-cell-style-name="Default"/>
        <table:table-row table:style-name="ro1">
          <table:table-cell table:style-name="ce1"/>
          <table:table-cell table:number-columns-repeated="3" office:value-type="string" calcext:value-type="string">
            <text:p>0d</text:p>
          </table:table-cell>
          <table:table-cell table:number-columns-repeated="3" office:value-type="string" calcext:value-type="string">
            <text:p>1d</text:p>
          </table:table-cell>
          <table:table-cell table:number-columns-repeated="3" office:value-type="string" calcext:value-type="string">
            <text:p>7d</text:p>
          </table:table-cell>
          <table:table-cell table:number-columns-repeated="3" office:value-type="string" calcext:value-type="string">
            <text:p>21d</text:p>
          </table:table-cell>
        </table:table-row>
        <table:table-row table:style-name="ro4">
          <table:table-cell table:style-name="ce2" office:value-type="string" calcext:value-type="string">
            <text:p>Metabolite</text:p>
          </table:table-cell>
          <table:table-cell table:number-columns-repeated="3" office:value-type="string" calcext:value-type="string">
            <text:p>wt/mt_0</text:p>
          </table:table-cell>
          <table:table-cell table:number-columns-repeated="3" office:value-type="string" calcext:value-type="string">
            <text:p>wt/mt_1</text:p>
          </table:table-cell>
          <table:table-cell table:number-columns-repeated="3" office:value-type="string" calcext:value-type="string">
            <text:p>wt/mt_7</text:p>
          </table:table-cell>
          <table:table-cell table:number-columns-repeated="3" office:value-type="string" calcext:value-type="string">
            <text:p>wt/mt_21</text:p>
          </table:table-cell>
        </table:table-row>
        <table:table-row table:style-name="ro1">
          <table:table-cell office:value-type="string" calcext:value-type="string">
            <text:p>Azelaic Acid</text:p>
          </table:table-cell>
          <table:table-cell office:value-type="float" office:value="0.924311937337891" calcext:value-type="float">
            <text:p>0,9243119373</text:p>
          </table:table-cell>
          <table:table-cell office:value-type="float" office:value="1.10377633952841" calcext:value-type="float">
            <text:p>1,103776339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55210537317305" calcext:value-type="float">
            <text:p>0,6552105373</text:p>
          </table:table-cell>
          <table:table-cell office:value-type="float" office:value="0.438062555406524" calcext:value-type="float">
            <text:p>0,4380625554</text:p>
          </table:table-cell>
          <table:table-cell office:value-type="float" office:value="0" calcext:value-type="float">
            <text:p>0</text:p>
          </table:table-cell>
          <table:table-cell office:value-type="float" office:value="2.16902180676031" calcext:value-type="float">
            <text:p>2,1690218068</text:p>
          </table:table-cell>
          <table:table-cell office:value-type="float" office:value="2.1893236159779" calcext:value-type="float">
            <text:p>2,18932361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44011410901516" calcext:value-type="float">
            <text:p>0,1440114109</text:p>
          </table:table-cell>
          <table:table-cell office:value-type="float" office:value="0.61454347227279" calcext:value-type="float">
            <text:p>0,614543472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enzoic acid, 4-hydroxy-</text:p>
          </table:table-cell>
          <table:table-cell office:value-type="float" office:value="0.819806429376669" calcext:value-type="float">
            <text:p>0,8198064294</text:p>
          </table:table-cell>
          <table:table-cell office:value-type="float" office:value="0.702762696112337" calcext:value-type="float">
            <text:p>0,702762696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9135003837886" calcext:value-type="float">
            <text:p>0,2913500384</text:p>
          </table:table-cell>
          <table:table-cell office:value-type="float" office:value="3.29139625484342" calcext:value-type="float">
            <text:p>3,2913962548</text:p>
          </table:table-cell>
          <table:table-cell office:value-type="float" office:value="0" calcext:value-type="float">
            <text:p>0</text:p>
          </table:table-cell>
          <table:table-cell office:value-type="float" office:value="1.38414569042809" calcext:value-type="float">
            <text:p>1,3841456904</text:p>
          </table:table-cell>
          <table:table-cell office:value-type="float" office:value="0.602881021980388" calcext:value-type="float">
            <text:p>0,60288102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3045874309767" calcext:value-type="float">
            <text:p>1,0304587431</text:p>
          </table:table-cell>
          <table:table-cell office:value-type="float" office:value="0.902089156364914" calcext:value-type="float">
            <text:p>0,902089156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float" office:value="0.543349880736768" calcext:value-type="float">
            <text:p>0,5433498807</text:p>
          </table:table-cell>
          <table:table-cell office:value-type="float" office:value="1.08678794508029" calcext:value-type="float">
            <text:p>1,086787945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10188735663556" calcext:value-type="float">
            <text:p>0,3101887357</text:p>
          </table:table-cell>
          <table:table-cell office:value-type="float" office:value="0.287093582571002" calcext:value-type="float">
            <text:p>0,2870935826</text:p>
          </table:table-cell>
          <table:table-cell office:value-type="float" office:value="0" calcext:value-type="float">
            <text:p>0</text:p>
          </table:table-cell>
          <table:table-cell office:value-type="float" office:value="1.58761260767726" calcext:value-type="float">
            <text:p>1,5876126077</text:p>
          </table:table-cell>
          <table:table-cell office:value-type="float" office:value="0.752865740449661" calcext:value-type="float">
            <text:p>0,752865740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28258462159718" calcext:value-type="float">
            <text:p>0,4282584622</text:p>
          </table:table-cell>
          <table:table-cell office:value-type="float" office:value="0.948592068148853" calcext:value-type="float">
            <text:p>0,9485920681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float" office:value="1.02741566664958" calcext:value-type="float">
            <text:p>1,0274156666</text:p>
          </table:table-cell>
          <table:table-cell office:value-type="float" office:value="1.18184488590362" calcext:value-type="float">
            <text:p>1,181844885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20159041010004" calcext:value-type="float">
            <text:p>0,420159041</text:p>
          </table:table-cell>
          <table:table-cell office:value-type="float" office:value="0.51396074353038" calcext:value-type="float">
            <text:p>0,5139607435</text:p>
          </table:table-cell>
          <table:table-cell office:value-type="float" office:value="0" calcext:value-type="float">
            <text:p>0</text:p>
          </table:table-cell>
          <table:table-cell office:value-type="float" office:value="1.83074143038015" calcext:value-type="float">
            <text:p>1,8307414304</text:p>
          </table:table-cell>
          <table:table-cell office:value-type="float" office:value="2.6460870465356" calcext:value-type="float">
            <text:p>2,646087046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26214925367677" calcext:value-type="float">
            <text:p>1,2621492537</text:p>
          </table:table-cell>
          <table:table-cell office:value-type="float" office:value="1.2559780748379" calcext:value-type="float">
            <text:p>1,255978074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taric acid, 2-hydroxy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taric acid, 2-oxo-</text:p>
          </table:table-cell>
          <table:table-cell office:value-type="float" office:value="0.46981607672401" calcext:value-type="float">
            <text:p>0,4698160767</text:p>
          </table:table-cell>
          <table:table-cell office:value-type="float" office:value="0.806369602371188" calcext:value-type="float">
            <text:p>0,806369602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63317238456505" calcext:value-type="float">
            <text:p>0,6633172385</text:p>
          </table:table-cell>
          <table:table-cell office:value-type="float" office:value="0.874277089318344" calcext:value-type="float">
            <text:p>0,8742770893</text:p>
          </table:table-cell>
          <table:table-cell office:value-type="float" office:value="0" calcext:value-type="float">
            <text:p>0</text:p>
          </table:table-cell>
          <table:table-cell office:value-type="float" office:value="1.51138678738916" calcext:value-type="float">
            <text:p>1,5113867874</text:p>
          </table:table-cell>
          <table:table-cell office:value-type="float" office:value="1.02781408048742" calcext:value-type="float">
            <text:p>1,027814080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03026326722111" calcext:value-type="float">
            <text:p>0,7030263267</text:p>
          </table:table-cell>
          <table:table-cell office:value-type="float" office:value="0.96160220571544" calcext:value-type="float">
            <text:p>0,961602205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ctic aci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825049610843933" calcext:value-type="float">
            <text:p>0,8250496108</text:p>
          </table:table-cell>
          <table:table-cell office:value-type="float" office:value="2.05173546934822" calcext:value-type="float">
            <text:p>2,0517354693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lic acid</text:p>
          </table:table-cell>
          <table:table-cell office:value-type="float" office:value="0.496139380739978" calcext:value-type="float">
            <text:p>0,4961393807</text:p>
          </table:table-cell>
          <table:table-cell office:value-type="float" office:value="1.00578711027254" calcext:value-type="float">
            <text:p>1,005787110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57886225848114" calcext:value-type="float">
            <text:p>0,7578862258</text:p>
          </table:table-cell>
          <table:table-cell office:value-type="float" office:value="0.770935165512821" calcext:value-type="float">
            <text:p>0,7709351655</text:p>
          </table:table-cell>
          <table:table-cell office:value-type="float" office:value="0" calcext:value-type="float">
            <text:p>0</text:p>
          </table:table-cell>
          <table:table-cell office:value-type="float" office:value="1.27790744644313" calcext:value-type="float">
            <text:p>1,2779074464</text:p>
          </table:table-cell>
          <table:table-cell office:value-type="float" office:value="1.12607596122191" calcext:value-type="float">
            <text:p>1,126075961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94260460330271" calcext:value-type="float">
            <text:p>0,6942604603</text:p>
          </table:table-cell>
          <table:table-cell office:value-type="float" office:value="1.0599036397933" calcext:value-type="float">
            <text:p>1,059903639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lonic acid</text:p>
          </table:table-cell>
          <table:table-cell office:value-type="float" office:value="0.835108108384447" calcext:value-type="float">
            <text:p>0,8351081084</text:p>
          </table:table-cell>
          <table:table-cell office:value-type="float" office:value="0.965408868927462" calcext:value-type="float">
            <text:p>0,965408868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54433706117105" calcext:value-type="float">
            <text:p>1,5443370612</text:p>
          </table:table-cell>
          <table:table-cell office:value-type="float" office:value="1.5185177176169" calcext:value-type="float">
            <text:p>1,5185177176</text:p>
          </table:table-cell>
          <table:table-cell office:value-type="float" office:value="0" calcext:value-type="float">
            <text:p>0</text:p>
          </table:table-cell>
          <table:table-cell office:value-type="float" office:value="1.25043866878031" calcext:value-type="float">
            <text:p>1,2504386688</text:p>
          </table:table-cell>
          <table:table-cell office:value-type="float" office:value="0.746874660350131" calcext:value-type="float">
            <text:p>0,746874660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24096767319864" calcext:value-type="float">
            <text:p>0,6240967673</text:p>
          </table:table-cell>
          <table:table-cell office:value-type="float" office:value="0.996098951872074" calcext:value-type="float">
            <text:p>0,996098951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yruvic acid</text:p>
          </table:table-cell>
          <table:table-cell office:value-type="float" office:value="1.23326744141471" calcext:value-type="float">
            <text:p>1,2332674414</text:p>
          </table:table-cell>
          <table:table-cell office:value-type="float" office:value="1.80387505278325" calcext:value-type="float">
            <text:p>1,803875052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18983992573103" calcext:value-type="float">
            <text:p>0,7189839926</text:p>
          </table:table-cell>
          <table:table-cell office:value-type="float" office:value="0.37056972002242" calcext:value-type="float">
            <text:p>0,37056972</text:p>
          </table:table-cell>
          <table:table-cell office:value-type="float" office:value="0" calcext:value-type="float">
            <text:p>0</text:p>
          </table:table-cell>
          <table:table-cell office:value-type="float" office:value="1.5556020593223" calcext:value-type="float">
            <text:p>1,5556020593</text:p>
          </table:table-cell>
          <table:table-cell office:value-type="float" office:value="0.794031147424005" calcext:value-type="float">
            <text:p>0,794031147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76309711214992" calcext:value-type="float">
            <text:p>0,9763097112</text:p>
          </table:table-cell>
          <table:table-cell office:value-type="float" office:value="0.78814245930307" calcext:value-type="float">
            <text:p>0,788142459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table:style-name="ce4" office:value-type="string" calcext:value-type="string">
            <text:p>Salicylic aci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80076122086438" calcext:value-type="float">
            <text:p>0,2800761221</text:p>
          </table:table-cell>
          <table:table-cell office:value-type="float" office:value="0.565534343336107" calcext:value-type="float">
            <text:p>0,565534343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hikimic acid</text:p>
          </table:table-cell>
          <table:table-cell office:value-type="float" office:value="0.759247103922389" calcext:value-type="float">
            <text:p>0,7592471039</text:p>
          </table:table-cell>
          <table:table-cell office:value-type="float" office:value="1.03721195059002" calcext:value-type="float">
            <text:p>1,037211950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879874733763217" calcext:value-type="float">
            <text:p>0,8798747338</text:p>
          </table:table-cell>
          <table:table-cell office:value-type="float" office:value="1.23689486335277" calcext:value-type="float">
            <text:p>1,2368948634</text:p>
          </table:table-cell>
          <table:table-cell office:value-type="float" office:value="0" calcext:value-type="float">
            <text:p>0</text:p>
          </table:table-cell>
          <table:table-cell office:value-type="float" office:value="1.64436383700464" calcext:value-type="float">
            <text:p>1,644363837</text:p>
          </table:table-cell>
          <table:table-cell office:value-type="float" office:value="1.09183822148344" calcext:value-type="float">
            <text:p>1,091838221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02023166489332" calcext:value-type="float">
            <text:p>0,6020231665</text:p>
          </table:table-cell>
          <table:table-cell office:value-type="float" office:value="0.799627451474503" calcext:value-type="float">
            <text:p>0,799627451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float" office:value="0.699815656743" calcext:value-type="float">
            <text:p>0,6998156567</text:p>
          </table:table-cell>
          <table:table-cell office:value-type="float" office:value="0.794039816836868" calcext:value-type="float">
            <text:p>0,794039816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80681120953786" calcext:value-type="float">
            <text:p>0,380681121</text:p>
          </table:table-cell>
          <table:table-cell office:value-type="float" office:value="0.610974325768027" calcext:value-type="float">
            <text:p>0,6109743258</text:p>
          </table:table-cell>
          <table:table-cell office:value-type="float" office:value="0" calcext:value-type="float">
            <text:p>0</text:p>
          </table:table-cell>
          <table:table-cell office:value-type="float" office:value="2.60507050825502" calcext:value-type="float">
            <text:p>2,6050705083</text:p>
          </table:table-cell>
          <table:table-cell office:value-type="float" office:value="1.27449880775504" calcext:value-type="float">
            <text:p>1,274498807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74115702350539" calcext:value-type="float">
            <text:p>0,2741157024</text:p>
          </table:table-cell>
          <table:table-cell office:value-type="float" office:value="0.6949672102848" calcext:value-type="float">
            <text:p>0,694967210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float" office:value="1.08036026032524" calcext:value-type="float">
            <text:p>1,0803602603</text:p>
          </table:table-cell>
          <table:table-cell office:value-type="float" office:value="0.870811638765565" calcext:value-type="float">
            <text:p>0,870811638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12314414160278" calcext:value-type="float">
            <text:p>0,2123144142</text:p>
          </table:table-cell>
          <table:table-cell office:value-type="float" office:value="0.680755578808054" calcext:value-type="float">
            <text:p>0,6807555788</text:p>
          </table:table-cell>
          <table:table-cell office:value-type="float" office:value="0" calcext:value-type="float">
            <text:p>0</text:p>
          </table:table-cell>
          <table:table-cell office:value-type="float" office:value="1.31130971505781" calcext:value-type="float">
            <text:p>1,3113097151</text:p>
          </table:table-cell>
          <table:table-cell office:value-type="float" office:value="0.73171866711537" calcext:value-type="float">
            <text:p>0,731718667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3.37850343621075" calcext:value-type="float">
            <text:p>3,3785034362</text:p>
          </table:table-cell>
          <table:table-cell office:value-type="float" office:value="1.57297124522207" calcext:value-type="float">
            <text:p>1,5729712452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lanine, 3-cyano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99981139672047" calcext:value-type="float">
            <text:p>0,5999811397</text:p>
          </table:table-cell>
          <table:table-cell office:value-type="float" office:value="2.19744656918268" calcext:value-type="float">
            <text:p>2,1974465692</text:p>
          </table:table-cell>
          <table:table-cell office:value-type="float" office:value="0" calcext:value-type="float">
            <text:p>0</text:p>
          </table:table-cell>
          <table:table-cell office:value-type="float" office:value="2.25043872880587" calcext:value-type="float">
            <text:p>2,2504387288</text:p>
          </table:table-cell>
          <table:table-cell office:value-type="float" office:value="0.414675194523419" calcext:value-type="float">
            <text:p>0,414675194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82018638728878" calcext:value-type="float">
            <text:p>0,1820186387</text:p>
          </table:table-cell>
          <table:table-cell office:value-type="float" office:value="1.15170549470239" calcext:value-type="float">
            <text:p>1,151705494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lanine, beta-</text:p>
          </table:table-cell>
          <table:table-cell office:value-type="float" office:value="0.457943283208253" calcext:value-type="float">
            <text:p>0,4579432832</text:p>
          </table:table-cell>
          <table:table-cell office:value-type="float" office:value="0.734214084381585" calcext:value-type="float">
            <text:p>0,734214084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361896201407" calcext:value-type="float">
            <text:p>0,7361896201</text:p>
          </table:table-cell>
          <table:table-cell office:value-type="float" office:value="0.865731225785826" calcext:value-type="float">
            <text:p>0,8657312258</text:p>
          </table:table-cell>
          <table:table-cell office:value-type="float" office:value="0" calcext:value-type="float">
            <text:p>0</text:p>
          </table:table-cell>
          <table:table-cell office:value-type="float" office:value="1.1185260595395" calcext:value-type="float">
            <text:p>1,1185260595</text:p>
          </table:table-cell>
          <table:table-cell office:value-type="float" office:value="0.56654679174205" calcext:value-type="float">
            <text:p>0,566546791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60572313530823" calcext:value-type="float">
            <text:p>0,5605723135</text:p>
          </table:table-cell>
          <table:table-cell office:value-type="float" office:value="1.22991130234349" calcext:value-type="float">
            <text:p>1,229911302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float" office:value="0.274067366490488" calcext:value-type="float">
            <text:p>0,2740673665</text:p>
          </table:table-cell>
          <table:table-cell office:value-type="float" office:value="1.05540533246499" calcext:value-type="float">
            <text:p>1,055405332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41571050708828" calcext:value-type="float">
            <text:p>0,2415710507</text:p>
          </table:table-cell>
          <table:table-cell office:value-type="float" office:value="0.494229079926679" calcext:value-type="float">
            <text:p>0,4942290799</text:p>
          </table:table-cell>
          <table:table-cell office:value-type="float" office:value="0" calcext:value-type="float">
            <text:p>0</text:p>
          </table:table-cell>
          <table:table-cell office:value-type="float" office:value="8.07345421933814" calcext:value-type="float">
            <text:p>8,0734542193</text:p>
          </table:table-cell>
          <table:table-cell office:value-type="float" office:value="0.170710234931661" calcext:value-type="float">
            <text:p>0,170710234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50811729045269" calcext:value-type="float">
            <text:p>0,050811729</text:p>
          </table:table-cell>
          <table:table-cell office:value-type="float" office:value="0.692685868414996" calcext:value-type="float">
            <text:p>0,692685868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float" office:value="0.999506171399173" calcext:value-type="float">
            <text:p>0,9995061714</text:p>
          </table:table-cell>
          <table:table-cell office:value-type="float" office:value="1.14715030925383" calcext:value-type="float">
            <text:p>1,147150309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833806414023649" calcext:value-type="float">
            <text:p>0,833806414</text:p>
          </table:table-cell>
          <table:table-cell office:value-type="float" office:value="0.98260795173548" calcext:value-type="float">
            <text:p>0,9826079517</text:p>
          </table:table-cell>
          <table:table-cell office:value-type="float" office:value="0" calcext:value-type="float">
            <text:p>0</text:p>
          </table:table-cell>
          <table:table-cell office:value-type="float" office:value="1.29529160567387" calcext:value-type="float">
            <text:p>1,2952916057</text:p>
          </table:table-cell>
          <table:table-cell office:value-type="float" office:value="0.72285574972912" calcext:value-type="float">
            <text:p>0,722855749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36887417142475" calcext:value-type="float">
            <text:p>0,9368874171</text:p>
          </table:table-cell>
          <table:table-cell office:value-type="float" office:value="2.2800442604672" calcext:value-type="float">
            <text:p>2,280044260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utanoic acid, 4-amino-</text:p>
          </table:table-cell>
          <table:table-cell office:value-type="float" office:value="0.863391383652045" calcext:value-type="float">
            <text:p>0,8633913837</text:p>
          </table:table-cell>
          <table:table-cell office:value-type="float" office:value="0.380905031757971" calcext:value-type="float">
            <text:p>0,380905031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34059371102929" calcext:value-type="float">
            <text:p>0,2340593711</text:p>
          </table:table-cell>
          <table:table-cell office:value-type="float" office:value="1.56119083716097" calcext:value-type="float">
            <text:p>1,5611908372</text:p>
          </table:table-cell>
          <table:table-cell office:value-type="float" office:value="0" calcext:value-type="float">
            <text:p>0</text:p>
          </table:table-cell>
          <table:table-cell office:value-type="float" office:value="1.82092871966872" calcext:value-type="float">
            <text:p>1,8209287197</text:p>
          </table:table-cell>
          <table:table-cell office:value-type="float" office:value="0.579736199835478" calcext:value-type="float">
            <text:p>0,579736199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70652274960069" calcext:value-type="float">
            <text:p>0,470652275</text:p>
          </table:table-cell>
          <table:table-cell office:value-type="float" office:value="0.779081216789149" calcext:value-type="float">
            <text:p>0,779081216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aproic acid, 6-amino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float" office:value="0.426313143275222" calcext:value-type="float">
            <text:p>0,4263131433</text:p>
          </table:table-cell>
          <table:table-cell office:value-type="float" office:value="0.895382386069982" calcext:value-type="float">
            <text:p>0,895382386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38825153088814" calcext:value-type="float">
            <text:p>0,0388251531</text:p>
          </table:table-cell>
          <table:table-cell office:value-type="float" office:value="0.741182867704511" calcext:value-type="float">
            <text:p>0,7411828677</text:p>
          </table:table-cell>
          <table:table-cell office:value-type="float" office:value="0" calcext:value-type="float">
            <text:p>0</text:p>
          </table:table-cell>
          <table:table-cell office:value-type="float" office:value="3.51011720315166" calcext:value-type="float">
            <text:p>3,5101172032</text:p>
          </table:table-cell>
          <table:table-cell office:value-type="float" office:value="0.443453732078509" calcext:value-type="float">
            <text:p>0,443453732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0287080242456" calcext:value-type="float">
            <text:p>0,2028708024</text:p>
          </table:table-cell>
          <table:table-cell office:value-type="float" office:value="0.496875316394553" calcext:value-type="float">
            <text:p>0,496875316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float" office:value="1.3545773636722" calcext:value-type="float">
            <text:p>1,3545773637</text:p>
          </table:table-cell>
          <table:table-cell office:value-type="float" office:value="0.609593513609231" calcext:value-type="float">
            <text:p>0,609593513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1862606105216" calcext:value-type="float">
            <text:p>0,4186260611</text:p>
          </table:table-cell>
          <table:table-cell office:value-type="float" office:value="0.143405914336041" calcext:value-type="float">
            <text:p>0,1434059143</text:p>
          </table:table-cell>
          <table:table-cell office:value-type="float" office:value="0" calcext:value-type="float">
            <text:p>0</text:p>
          </table:table-cell>
          <table:table-cell office:value-type="float" office:value="4.96346865408504" calcext:value-type="float">
            <text:p>4,9634686541</text:p>
          </table:table-cell>
          <table:table-cell office:value-type="float" office:value="0.511766054943882" calcext:value-type="float">
            <text:p>0,511766054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666523074846774" calcext:value-type="float">
            <text:p>0,0666523075</text:p>
          </table:table-cell>
          <table:table-cell office:value-type="float" office:value="0.616896521453446" calcext:value-type="float">
            <text:p>0,616896521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float" office:value="0.743088743380997" calcext:value-type="float">
            <text:p>0,7430887434</text:p>
          </table:table-cell>
          <table:table-cell office:value-type="float" office:value="1.11402497138376" calcext:value-type="float">
            <text:p>1,114024971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97794125093333" calcext:value-type="float">
            <text:p>0,4977941251</text:p>
          </table:table-cell>
          <table:table-cell office:value-type="float" office:value="0.453131782206587" calcext:value-type="float">
            <text:p>0,4531317822</text:p>
          </table:table-cell>
          <table:table-cell office:value-type="float" office:value="0" calcext:value-type="float">
            <text:p>0</text:p>
          </table:table-cell>
          <table:table-cell office:value-type="float" office:value="1.37954810489035" calcext:value-type="float">
            <text:p>1,3795481049</text:p>
          </table:table-cell>
          <table:table-cell office:value-type="float" office:value="1.27660671829879" calcext:value-type="float">
            <text:p>1,276606718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89200020475439" calcext:value-type="float">
            <text:p>0,6892000205</text:p>
          </table:table-cell>
          <table:table-cell office:value-type="float" office:value="1.17613596552482" calcext:value-type="float">
            <text:p>1,176135965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eucine, cyclo-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48161875902755" calcext:value-type="float">
            <text:p>0,7481618759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Carboxyglycine</text:p>
          </table:table-cell>
          <table:table-cell office:value-type="float" office:value="0.499504118777216" calcext:value-type="float">
            <text:p>0,4995041188</text:p>
          </table:table-cell>
          <table:table-cell office:value-type="float" office:value="2.34839439763951" calcext:value-type="float">
            <text:p>2,348394397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96642047735297" calcext:value-type="float">
            <text:p>0,2966420477</text:p>
          </table:table-cell>
          <table:table-cell office:value-type="float" office:value="0.0409857244779385" calcext:value-type="float">
            <text:p>0,0409857245</text:p>
          </table:table-cell>
          <table:table-cell office:value-type="float" office:value="0" calcext:value-type="float">
            <text:p>0</text:p>
          </table:table-cell>
          <table:table-cell office:value-type="float" office:value="1.80182467504531" calcext:value-type="float">
            <text:p>1,801824675</text:p>
          </table:table-cell>
          <table:table-cell office:value-type="float" office:value="5.57218957170293" calcext:value-type="float">
            <text:p>5,572189571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2.55554290508068" calcext:value-type="float">
            <text:p>2,5555429051</text:p>
          </table:table-cell>
          <table:table-cell office:value-type="float" office:value="0.0704668693877171" calcext:value-type="float">
            <text:p>0,070466869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Ornithine</text:p>
          </table:table-cell>
          <table:table-cell office:value-type="float" office:value="0.53433449643739" calcext:value-type="float">
            <text:p>0,5343344964</text:p>
          </table:table-cell>
          <table:table-cell office:value-type="float" office:value="0.913768645998856" calcext:value-type="float">
            <text:p>0,91376864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96019081837459" calcext:value-type="float">
            <text:p>0,1960190818</text:p>
          </table:table-cell>
          <table:table-cell office:value-type="float" office:value="0.22514174505685" calcext:value-type="float">
            <text:p>0,2251417451</text:p>
          </table:table-cell>
          <table:table-cell office:value-type="float" office:value="0" calcext:value-type="float">
            <text:p>0</text:p>
          </table:table-cell>
          <table:table-cell office:value-type="float" office:value="2.05627275517376" calcext:value-type="float">
            <text:p>2,0562727552</text:p>
          </table:table-cell>
          <table:table-cell office:value-type="float" office:value="0.665582265143719" calcext:value-type="float">
            <text:p>0,665582265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60877205016197" calcext:value-type="float">
            <text:p>0,460877205</text:p>
          </table:table-cell>
          <table:table-cell office:value-type="float" office:value="1.18506554957105" calcext:value-type="float">
            <text:p>1,185065549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2709212830615" calcext:value-type="float">
            <text:p>0,2270921283</text:p>
          </table:table-cell>
          <table:table-cell office:value-type="float" office:value="0.803253916484234" calcext:value-type="float">
            <text:p>0,8032539165</text:p>
          </table:table-cell>
          <table:table-cell office:value-type="float" office:value="0" calcext:value-type="float">
            <text:p>0</text:p>
          </table:table-cell>
          <table:table-cell office:value-type="float" office:value="1.50486805500628" calcext:value-type="float">
            <text:p>1,504868055</text:p>
          </table:table-cell>
          <table:table-cell office:value-type="float" office:value="0.496053671246293" calcext:value-type="float">
            <text:p>0,496053671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31429235549508" calcext:value-type="float">
            <text:p>1,3142923555</text:p>
          </table:table-cell>
          <table:table-cell office:value-type="float" office:value="1.00292519597872" calcext:value-type="float">
            <text:p>1,00292519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office:value-type="float" office:value="0.310541512352744" calcext:value-type="float">
            <text:p>0,3105415124</text:p>
          </table:table-cell>
          <table:table-cell office:value-type="float" office:value="0.199242289546911" calcext:value-type="float">
            <text:p>0,199242289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68896151080427" calcext:value-type="float">
            <text:p>0,7688961511</text:p>
          </table:table-cell>
          <table:table-cell office:value-type="float" office:value="1.04035749543246" calcext:value-type="float">
            <text:p>1,0403574954</text:p>
          </table:table-cell>
          <table:table-cell office:value-type="float" office:value="0" calcext:value-type="float">
            <text:p>0</text:p>
          </table:table-cell>
          <table:table-cell office:value-type="float" office:value="0.933810003119301" calcext:value-type="float">
            <text:p>0,9338100031</text:p>
          </table:table-cell>
          <table:table-cell office:value-type="float" office:value="0.496792359901031" calcext:value-type="float">
            <text:p>0,496792359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21520238118181" calcext:value-type="float">
            <text:p>0,4215202381</text:p>
          </table:table-cell>
          <table:table-cell office:value-type="float" office:value="0.978870649928979" calcext:value-type="float">
            <text:p>0,978870649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yroglutamic acid</text:p>
          </table:table-cell>
          <table:table-cell office:value-type="float" office:value="0.936605497866976" calcext:value-type="float">
            <text:p>0,9366054979</text:p>
          </table:table-cell>
          <table:table-cell office:value-type="float" office:value="0.690366070197074" calcext:value-type="float">
            <text:p>0,690366070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4.52095013086524" calcext:value-type="float">
            <text:p>4,5209501309</text:p>
          </table:table-cell>
          <table:table-cell office:value-type="float" office:value="1.64529324769946" calcext:value-type="float">
            <text:p>1,6452932477</text:p>
          </table:table-cell>
          <table:table-cell office:value-type="float" office:value="0" calcext:value-type="float">
            <text:p>0</text:p>
          </table:table-cell>
          <table:table-cell office:value-type="float" office:value="0.942658383657449" calcext:value-type="float">
            <text:p>0,9426583837</text:p>
          </table:table-cell>
          <table:table-cell office:value-type="float" office:value="0.797712264273101" calcext:value-type="float">
            <text:p>0,797712264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48341395626909" calcext:value-type="float">
            <text:p>0,5483413956</text:p>
          </table:table-cell>
          <table:table-cell office:value-type="float" office:value="0.864180473094227" calcext:value-type="float">
            <text:p>0,8641804731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float" office:value="0.790595837533366" calcext:value-type="float">
            <text:p>0,7905958375</text:p>
          </table:table-cell>
          <table:table-cell office:value-type="float" office:value="0.734968605954694" calcext:value-type="float">
            <text:p>0,73496860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838680562127827" calcext:value-type="float">
            <text:p>0,0838680562</text:p>
          </table:table-cell>
          <table:table-cell office:value-type="float" office:value="1.39488676143553" calcext:value-type="float">
            <text:p>1,3948867614</text:p>
          </table:table-cell>
          <table:table-cell office:value-type="float" office:value="0" calcext:value-type="float">
            <text:p>0</text:p>
          </table:table-cell>
          <table:table-cell office:value-type="float" office:value="11.5895258675659" calcext:value-type="float">
            <text:p>11,5895258676</text:p>
          </table:table-cell>
          <table:table-cell office:value-type="float" office:value="0.971767251778653" calcext:value-type="float">
            <text:p>0,971767251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415344972895757" calcext:value-type="float">
            <text:p>0,0415344973</text:p>
          </table:table-cell>
          <table:table-cell office:value-type="float" office:value="0.154956462055627" calcext:value-type="float">
            <text:p>0,1549564621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rine, O-acetyl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28280302010213" calcext:value-type="float">
            <text:p>0,228280302</text:p>
          </table:table-cell>
          <table:table-cell office:value-type="float" office:value="0.471870809906569" calcext:value-type="float">
            <text:p>0,471870809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office:value-type="float" office:value="0" calcext:value-type="float">
            <text:p>0</text:p>
          </table:table-cell>
          <table:table-cell office:value-type="float" office:value="0.632503370249614" calcext:value-type="float">
            <text:p>0,632503370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2663092044557" calcext:value-type="float">
            <text:p>1,0266309204</text:p>
          </table:table-cell>
          <table:table-cell office:value-type="float" office:value="2.76666160575027" calcext:value-type="float">
            <text:p>2,7666616058</text:p>
          </table:table-cell>
          <table:table-cell office:value-type="float" office:value="0" calcext:value-type="float">
            <text:p>0</text:p>
          </table:table-cell>
          <table:table-cell office:value-type="float" office:value="1.23962269359031" calcext:value-type="float">
            <text:p>1,2396226936</text:p>
          </table:table-cell>
          <table:table-cell office:value-type="float" office:value="0.341224341939336" calcext:value-type="float">
            <text:p>0,341224341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81654503873473" calcext:value-type="float">
            <text:p>0,3816545039</text:p>
          </table:table-cell>
          <table:table-cell office:value-type="float" office:value="0.86991215203566" calcext:value-type="float">
            <text:p>0,869912152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yrosin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95444421669649" calcext:value-type="float">
            <text:p>0,4954444217</text:p>
          </table:table-cell>
          <table:table-cell office:value-type="float" office:value="1.87252430890416" calcext:value-type="float">
            <text:p>1,872524308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float" office:value="0.611164067869102" calcext:value-type="float">
            <text:p>0,6111640679</text:p>
          </table:table-cell>
          <table:table-cell office:value-type="float" office:value="0.826289841182361" calcext:value-type="float">
            <text:p>0,826289841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0083003558391" calcext:value-type="float">
            <text:p>1,0008300356</text:p>
          </table:table-cell>
          <table:table-cell office:value-type="float" office:value="1.11666970111355" calcext:value-type="float">
            <text:p>1,1166697011</text:p>
          </table:table-cell>
          <table:table-cell office:value-type="float" office:value="0" calcext:value-type="float">
            <text:p>0</text:p>
          </table:table-cell>
          <table:table-cell office:value-type="float" office:value="1.45583328218679" calcext:value-type="float">
            <text:p>1,4558332822</text:p>
          </table:table-cell>
          <table:table-cell office:value-type="float" office:value="0.582497628501388" calcext:value-type="float">
            <text:p>0,582497628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1608653702862" calcext:value-type="float">
            <text:p>0,616086537</text:p>
          </table:table-cell>
          <table:table-cell office:value-type="float" office:value="1.56537005064396" calcext:value-type="float">
            <text:p>1,565370050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-Indoxyl sulfat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denosine, 5-methylthio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36004291869637" calcext:value-type="float">
            <text:p>0,6360042919</text:p>
          </table:table-cell>
          <table:table-cell office:value-type="float" office:value="0.902396680610226" calcext:value-type="float">
            <text:p>0,902396680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gmatine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2.69089013305653" calcext:value-type="float">
            <text:p>2,6908901331</text:p>
          </table:table-cell>
          <table:table-cell office:value-type="float" office:value="0" calcext:value-type="float">
            <text:p>0</text:p>
          </table:table-cell>
          <table:table-cell office:value-type="float" office:value="0.882993024385279" calcext:value-type="float">
            <text:p>0,8829930244</text:p>
          </table:table-cell>
          <table:table-cell office:value-type="float" office:value="0.337780255266902" calcext:value-type="float">
            <text:p>0,337780255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4957846921877" calcext:value-type="float">
            <text:p>1,0495784692</text:p>
          </table:table-cell>
          <table:table-cell office:value-type="float" office:value="1.23164660578139" calcext:value-type="float">
            <text:p>1,231646605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46125374502164" calcext:value-type="float">
            <text:p>0,3461253745</text:p>
          </table:table-cell>
          <table:table-cell office:value-type="float" office:value="1.00264138665687" calcext:value-type="float">
            <text:p>1,002641386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sonicotin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icotinic acid, 6-hydroxy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float" office:value="1.13331698795042" calcext:value-type="float">
            <text:p>1,133316988</text:p>
          </table:table-cell>
          <table:table-cell office:value-type="float" office:value="0.641404374204584" calcext:value-type="float">
            <text:p>0,641404374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28406010940076" calcext:value-type="float">
            <text:p>0,1284060109</text:p>
          </table:table-cell>
          <table:table-cell office:value-type="float" office:value="1.07028927646992" calcext:value-type="float">
            <text:p>1,0702892765</text:p>
          </table:table-cell>
          <table:table-cell office:value-type="float" office:value="0" calcext:value-type="float">
            <text:p>0</text:p>
          </table:table-cell>
          <table:table-cell office:value-type="float" office:value="1.34813797526215" calcext:value-type="float">
            <text:p>1,3481379753</text:p>
          </table:table-cell>
          <table:table-cell office:value-type="float" office:value="0.488811210267502" calcext:value-type="float">
            <text:p>0,488811210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60376442722198" calcext:value-type="float">
            <text:p>0,6603764427</text:p>
          </table:table-cell>
          <table:table-cell office:value-type="float" office:value="2.07702164187353" calcext:value-type="float">
            <text:p>2,077021641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yrrole-2-carboxyl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ermidine</text:p>
          </table:table-cell>
          <table:table-cell office:value-type="float" office:value="0.528730457194479" calcext:value-type="float">
            <text:p>0,5287304572</text:p>
          </table:table-cell>
          <table:table-cell office:value-type="float" office:value="0.987202931576975" calcext:value-type="float">
            <text:p>0,987202931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680291335169663" calcext:value-type="float">
            <text:p>0,0680291335</text:p>
          </table:table-cell>
          <table:table-cell office:value-type="float" office:value="0.153100744841765" calcext:value-type="float">
            <text:p>0,1531007448</text:p>
          </table:table-cell>
          <table:table-cell office:value-type="float" office:value="0" calcext:value-type="float">
            <text:p>0</text:p>
          </table:table-cell>
          <table:table-cell office:value-type="float" office:value="4.93133554048382" calcext:value-type="float">
            <text:p>4,9313355405</text:p>
          </table:table-cell>
          <table:table-cell office:value-type="float" office:value="0.316558109131985" calcext:value-type="float">
            <text:p>0,316558109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92659458071839" calcext:value-type="float">
            <text:p>0,4926594581</text:p>
          </table:table-cell>
          <table:table-cell office:value-type="float" office:value="9.24472062835096" calcext:value-type="float">
            <text:p>9,244720628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yramine</text:p>
          </table:table-cell>
          <table:table-cell office:value-type="float" office:value="0" calcext:value-type="float">
            <text:p>0</text:p>
          </table:table-cell>
          <table:table-cell office:value-type="float" office:value="1.01443186992951" calcext:value-type="float">
            <text:p>1,014431869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64772075625013" calcext:value-type="float">
            <text:p>0,3647720756</text:p>
          </table:table-cell>
          <table:table-cell office:value-type="float" office:value="0.833990461964817" calcext:value-type="float">
            <text:p>0,833990462</text:p>
          </table:table-cell>
          <table:table-cell office:value-type="float" office:value="0" calcext:value-type="float">
            <text:p>0</text:p>
          </table:table-cell>
          <table:table-cell office:value-type="float" office:value="1.54947682117886" calcext:value-type="float">
            <text:p>1,5494768212</text:p>
          </table:table-cell>
          <table:table-cell office:value-type="float" office:value="0.458678098988253" calcext:value-type="float">
            <text:p>0,45867809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24216974434759" calcext:value-type="float">
            <text:p>0,6242169744</text:p>
          </table:table-cell>
          <table:table-cell office:value-type="float" office:value="1.11476177762704" calcext:value-type="float">
            <text:p>1,114761777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Urac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23822378903951" calcext:value-type="float">
            <text:p>0,1238223789</text:p>
          </table:table-cell>
          <table:table-cell office:value-type="float" office:value="3.71835603944215" calcext:value-type="float">
            <text:p>3,7183560394</text:p>
          </table:table-cell>
          <table:table-cell office:value-type="float" office:value="0" calcext:value-type="float">
            <text:p>0</text:p>
          </table:table-cell>
          <table:table-cell office:value-type="float" office:value="1.2944820236318" calcext:value-type="float">
            <text:p>1,2944820236</text:p>
          </table:table-cell>
          <table:table-cell office:value-type="float" office:value="0.626495178457324" calcext:value-type="float">
            <text:p>0,626495178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47636096316888" calcext:value-type="float">
            <text:p>0,6476360963</text:p>
          </table:table-cell>
          <table:table-cell office:value-type="float" office:value="1.19637021891247" calcext:value-type="float">
            <text:p>1,196370218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Uric acid</text:p>
          </table:table-cell>
          <table:table-cell office:value-type="float" office:value="0.879629513622739" calcext:value-type="float">
            <text:p>0,8796295136</text:p>
          </table:table-cell>
          <table:table-cell office:value-type="float" office:value="0.906294903361555" calcext:value-type="float">
            <text:p>0,906294903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66117762177651" calcext:value-type="float">
            <text:p>1,6611776218</text:p>
          </table:table-cell>
          <table:table-cell office:value-type="float" office:value="1.80533969006498" calcext:value-type="float">
            <text:p>1,8053396901</text:p>
          </table:table-cell>
          <table:table-cell office:value-type="float" office:value="0" calcext:value-type="float">
            <text:p>0</text:p>
          </table:table-cell>
          <table:table-cell office:value-type="float" office:value="1.55137971684962" calcext:value-type="float">
            <text:p>1,5513797168</text:p>
          </table:table-cell>
          <table:table-cell office:value-type="float" office:value="0.75112309044547" calcext:value-type="float">
            <text:p>0,751123090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3980362690125" calcext:value-type="float">
            <text:p>0,7398036269</text:p>
          </table:table-cell>
          <table:table-cell office:value-type="float" office:value="1.51739266692175" calcext:value-type="float">
            <text:p>1,517392666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apic acid, cis-</text:p>
          </table:table-cell>
          <table:table-cell office:value-type="float" office:value="0.581440539720742" calcext:value-type="float">
            <text:p>0,5814405397</text:p>
          </table:table-cell>
          <table:table-cell office:value-type="float" office:value="1.07868682767359" calcext:value-type="float">
            <text:p>1,078686827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84944522592981" calcext:value-type="float">
            <text:p>0,9849445226</text:p>
          </table:table-cell>
          <table:table-cell office:value-type="float" office:value="1.38851787617873" calcext:value-type="float">
            <text:p>1,3885178762</text:p>
          </table:table-cell>
          <table:table-cell office:value-type="float" office:value="0" calcext:value-type="float">
            <text:p>0</text:p>
          </table:table-cell>
          <table:table-cell office:value-type="float" office:value="2.43669013884784" calcext:value-type="float">
            <text:p>2,4366901388</text:p>
          </table:table-cell>
          <table:table-cell office:value-type="float" office:value="0.713074522504187" calcext:value-type="float">
            <text:p>0,713074522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35813435169816" calcext:value-type="float">
            <text:p>0,5358134352</text:p>
          </table:table-cell>
          <table:table-cell office:value-type="float" office:value="1.00988640386844" calcext:value-type="float">
            <text:p>1,009886403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ructose-6-phosphate</text:p>
          </table:table-cell>
          <table:table-cell office:value-type="float" office:value="0.355160748363415" calcext:value-type="float">
            <text:p>0,3551607484</text:p>
          </table:table-cell>
          <table:table-cell office:value-type="float" office:value="0.539291501412892" calcext:value-type="float">
            <text:p>0,539291501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06284519430373" calcext:value-type="float">
            <text:p>0,6062845194</text:p>
          </table:table-cell>
          <table:table-cell office:value-type="float" office:value="1.41770314427574" calcext:value-type="float">
            <text:p>1,4177031443</text:p>
          </table:table-cell>
          <table:table-cell office:value-type="float" office:value="0" calcext:value-type="float">
            <text:p>0</text:p>
          </table:table-cell>
          <table:table-cell office:value-type="float" office:value="1.66060685774213" calcext:value-type="float">
            <text:p>1,6606068577</text:p>
          </table:table-cell>
          <table:table-cell office:value-type="float" office:value="0.846379449220878" calcext:value-type="float">
            <text:p>0,846379449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83340088999119" calcext:value-type="float">
            <text:p>0,683340089</text:p>
          </table:table-cell>
          <table:table-cell office:value-type="float" office:value="1.16743518565954" calcext:value-type="float">
            <text:p>1,167435185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cose-6-phosphate</text:p>
          </table:table-cell>
          <table:table-cell office:value-type="float" office:value="0.470852311791038" calcext:value-type="float">
            <text:p>0,4708523118</text:p>
          </table:table-cell>
          <table:table-cell office:value-type="float" office:value="0.55212041357449" calcext:value-type="float">
            <text:p>0,552120413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73908373300255" calcext:value-type="float">
            <text:p>0,4739083733</text:p>
          </table:table-cell>
          <table:table-cell office:value-type="float" office:value="0.997122369949368" calcext:value-type="float">
            <text:p>0,9971223699</text:p>
          </table:table-cell>
          <table:table-cell office:value-type="float" office:value="0" calcext:value-type="float">
            <text:p>0</text:p>
          </table:table-cell>
          <table:table-cell office:value-type="float" office:value="1.45526020581813" calcext:value-type="float">
            <text:p>1,4552602058</text:p>
          </table:table-cell>
          <table:table-cell office:value-type="float" office:value="1.11750494101322" calcext:value-type="float">
            <text:p>1,11750494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841035874670584" calcext:value-type="float">
            <text:p>0,8410358747</text:p>
          </table:table-cell>
          <table:table-cell office:value-type="float" office:value="1.47476617659965" calcext:value-type="float">
            <text:p>1,474766176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eric acid-3-phosphat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erol-3-phosphate</text:p>
          </table:table-cell>
          <table:table-cell office:value-type="float" office:value="0.355023626226287" calcext:value-type="float">
            <text:p>0,3550236262</text:p>
          </table:table-cell>
          <table:table-cell office:value-type="float" office:value="0.472695237713627" calcext:value-type="float">
            <text:p>0,472695237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31500790364598" calcext:value-type="float">
            <text:p>1,3150079036</text:p>
          </table:table-cell>
          <table:table-cell office:value-type="float" office:value="2.41904318449502" calcext:value-type="float">
            <text:p>2,4190431845</text:p>
          </table:table-cell>
          <table:table-cell office:value-type="float" office:value="0" calcext:value-type="float">
            <text:p>0</text:p>
          </table:table-cell>
          <table:table-cell office:value-type="float" office:value="1.10168748966188" calcext:value-type="float">
            <text:p>1,1016874897</text:p>
          </table:table-cell>
          <table:table-cell office:value-type="float" office:value="0.743012873412534" calcext:value-type="float">
            <text:p>0,743012873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39377625542628" calcext:value-type="float">
            <text:p>0,9393776255</text:p>
          </table:table-cell>
          <table:table-cell office:value-type="float" office:value="1.36467963721032" calcext:value-type="float">
            <text:p>1,3646796372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erophosphoglycerol</text:p>
          </table:table-cell>
          <table:table-cell office:value-type="float" office:value="0.294262851300558" calcext:value-type="float">
            <text:p>0,2942628513</text:p>
          </table:table-cell>
          <table:table-cell office:value-type="float" office:value="0.568232851130632" calcext:value-type="float">
            <text:p>0,568232851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95511840199848" calcext:value-type="float">
            <text:p>0,7955118402</text:p>
          </table:table-cell>
          <table:table-cell office:value-type="float" office:value="2.19211701030595" calcext:value-type="float">
            <text:p>2,1921170103</text:p>
          </table:table-cell>
          <table:table-cell office:value-type="float" office:value="0" calcext:value-type="float">
            <text:p>0</text:p>
          </table:table-cell>
          <table:table-cell office:value-type="float" office:value="1.56613208524894" calcext:value-type="float">
            <text:p>1,5661320852</text:p>
          </table:table-cell>
          <table:table-cell office:value-type="float" office:value="0.455073985557058" calcext:value-type="float">
            <text:p>0,455073985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7910405706938" calcext:value-type="float">
            <text:p>0,3791040571</text:p>
          </table:table-cell>
          <table:table-cell office:value-type="float" office:value="0.693621967821559" calcext:value-type="float">
            <text:p>0,693621967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ositol-phosphate, myo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91443589618688" calcext:value-type="float">
            <text:p>0,7914435896</text:p>
          </table:table-cell>
          <table:table-cell office:value-type="float" office:value="1.99832554098273" calcext:value-type="float">
            <text:p>1,998325541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nnose-6-phosph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97580389522349" calcext:value-type="float">
            <text:p>0,3975803895</text:p>
          </table:table-cell>
          <table:table-cell office:value-type="float" office:value="1.53915212510517" calcext:value-type="float">
            <text:p>1,5391521251</text:p>
          </table:table-cell>
          <table:table-cell office:value-type="float" office:value="0" calcext:value-type="float">
            <text:p>0</text:p>
          </table:table-cell>
          <table:table-cell office:value-type="float" office:value="1.71033620772044" calcext:value-type="float">
            <text:p>1,7103362077</text:p>
          </table:table-cell>
          <table:table-cell office:value-type="float" office:value="0.798668018334172" calcext:value-type="float">
            <text:p>0,798668018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67153757858087" calcext:value-type="float">
            <text:p>0,4671537579</text:p>
          </table:table-cell>
          <table:table-cell office:value-type="float" office:value="1.08314623432795" calcext:value-type="float">
            <text:p>1,083146234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onic acid, hydroxymethyl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float" office:value="0.147667903567582" calcext:value-type="float">
            <text:p>0,1476679036</text:p>
          </table:table-cell>
          <table:table-cell office:value-type="float" office:value="0.279014192652236" calcext:value-type="float">
            <text:p>0,279014192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2.88892765533325" calcext:value-type="float">
            <text:p>2,8889276553</text:p>
          </table:table-cell>
          <table:table-cell office:value-type="float" office:value="1.7117719251876" calcext:value-type="float">
            <text:p>1,7117719252</text:p>
          </table:table-cell>
          <table:table-cell office:value-type="float" office:value="0" calcext:value-type="float">
            <text:p>0</text:p>
          </table:table-cell>
          <table:table-cell office:value-type="float" office:value="0.457455092102057" calcext:value-type="float">
            <text:p>0,4574550921</text:p>
          </table:table-cell>
          <table:table-cell office:value-type="float" office:value="0.705682142115799" calcext:value-type="float">
            <text:p>0,705682142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12570882207547" calcext:value-type="float">
            <text:p>0,7125708822</text:p>
          </table:table-cell>
          <table:table-cell office:value-type="float" office:value="0.969759970989981" calcext:value-type="float">
            <text:p>0,969759971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oric acid monomethyl ester</text:p>
          </table:table-cell>
          <table:table-cell office:value-type="float" office:value="0.0810450777371667" calcext:value-type="float">
            <text:p>0,0810450777</text:p>
          </table:table-cell>
          <table:table-cell office:value-type="float" office:value="0.186908914061366" calcext:value-type="float">
            <text:p>0,186908914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7.01082910859261" calcext:value-type="float">
            <text:p>7,0108291086</text:p>
          </table:table-cell>
          <table:table-cell office:value-type="float" office:value="4.07648176309295" calcext:value-type="float">
            <text:p>4,0764817631</text:p>
          </table:table-cell>
          <table:table-cell office:value-type="float" office:value="0" calcext:value-type="float">
            <text:p>0</text:p>
          </table:table-cell>
          <table:table-cell office:value-type="float" office:value="0.491572641295401" calcext:value-type="float">
            <text:p>0,4915726413</text:p>
          </table:table-cell>
          <table:table-cell office:value-type="float" office:value="1.17496898688993" calcext:value-type="float">
            <text:p>1,174968986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7023650200129" calcext:value-type="float">
            <text:p>1,070236502</text:p>
          </table:table-cell>
          <table:table-cell office:value-type="float" office:value="0.49232218948286" calcext:value-type="float">
            <text:p>0,492322189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abinonic acid-1,4-lacton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39615658396441" calcext:value-type="float">
            <text:p>0,3396156584</text:p>
          </table:table-cell>
          <table:table-cell office:value-type="float" office:value="0.22856688667568" calcext:value-type="float">
            <text:p>0,2285668867</text:p>
          </table:table-cell>
          <table:table-cell office:value-type="float" office:value="0" calcext:value-type="float">
            <text:p>0</text:p>
          </table:table-cell>
          <table:table-cell office:value-type="float" office:value="2.35076657445599" calcext:value-type="float">
            <text:p>2,3507665745</text:p>
          </table:table-cell>
          <table:table-cell office:value-type="float" office:value="0.878419144781613" calcext:value-type="float">
            <text:p>0,878419144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77022381886049" calcext:value-type="float">
            <text:p>0,3770223819</text:p>
          </table:table-cell>
          <table:table-cell office:value-type="float" office:value="0.858022935500429" calcext:value-type="float">
            <text:p>0,858022935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scorb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8538488224649" calcext:value-type="float">
            <text:p>0,3853848822</text:p>
          </table:table-cell>
          <table:table-cell office:value-type="float" office:value="0.58371176283901" calcext:value-type="float">
            <text:p>0,583711762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hydroascorbic acid dimer</text:p>
          </table:table-cell>
          <table:table-cell office:value-type="float" office:value="0.0872117798101827" calcext:value-type="float">
            <text:p>0,0872117798</text:p>
          </table:table-cell>
          <table:table-cell office:value-type="float" office:value="0.0993117456293004" calcext:value-type="float">
            <text:p>0,099311745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3.6437604514315" calcext:value-type="float">
            <text:p>13,6437604514</text:p>
          </table:table-cell>
          <table:table-cell office:value-type="float" office:value="6.9632043531243" calcext:value-type="float">
            <text:p>6,9632043531</text:p>
          </table:table-cell>
          <table:table-cell office:value-type="float" office:value="0" calcext:value-type="float">
            <text:p>0</text:p>
          </table:table-cell>
          <table:table-cell office:value-type="float" office:value="0.209243398331756" calcext:value-type="float">
            <text:p>0,2092433983</text:p>
          </table:table-cell>
          <table:table-cell office:value-type="float" office:value="0.0918857999066526" calcext:value-type="float">
            <text:p>0,091885799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746031167216" calcext:value-type="float">
            <text:p>1,0746031167</text:p>
          </table:table-cell>
          <table:table-cell office:value-type="float" office:value="31.6444668263074" calcext:value-type="float">
            <text:p>31,644466826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rythronic acid</text:p>
          </table:table-cell>
          <table:table-cell office:value-type="float" office:value="0.629270370151044" calcext:value-type="float">
            <text:p>0,6292703702</text:p>
          </table:table-cell>
          <table:table-cell office:value-type="float" office:value="1.21190671348249" calcext:value-type="float">
            <text:p>1,211906713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83186547616803" calcext:value-type="float">
            <text:p>0,8318654762</text:p>
          </table:table-cell>
          <table:table-cell office:value-type="float" office:value="0.995398899983847" calcext:value-type="float">
            <text:p>0,9953989</text:p>
          </table:table-cell>
          <table:table-cell office:value-type="float" office:value="0" calcext:value-type="float">
            <text:p>0</text:p>
          </table:table-cell>
          <table:table-cell office:value-type="float" office:value="1.70054989756064" calcext:value-type="float">
            <text:p>1,7005498976</text:p>
          </table:table-cell>
          <table:table-cell office:value-type="float" office:value="0.972768482379222" calcext:value-type="float">
            <text:p>0,972768482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23734337524369" calcext:value-type="float">
            <text:p>0,4237343375</text:p>
          </table:table-cell>
          <table:table-cell office:value-type="float" office:value="0.673491068936486" calcext:value-type="float">
            <text:p>0,673491068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alactonic acid</text:p>
          </table:table-cell>
          <table:table-cell office:value-type="float" office:value="0.608016768740166" calcext:value-type="float">
            <text:p>0,6080167687</text:p>
          </table:table-cell>
          <table:table-cell office:value-type="float" office:value="0.83215813391657" calcext:value-type="float">
            <text:p>0,832158133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517397345778" calcext:value-type="float">
            <text:p>1,0517397346</text:p>
          </table:table-cell>
          <table:table-cell office:value-type="float" office:value="1.88690889449556" calcext:value-type="float">
            <text:p>1,8869088945</text:p>
          </table:table-cell>
          <table:table-cell office:value-type="float" office:value="0" calcext:value-type="float">
            <text:p>0</text:p>
          </table:table-cell>
          <table:table-cell office:value-type="float" office:value="1.25674210076181" calcext:value-type="float">
            <text:p>1,2567421008</text:p>
          </table:table-cell>
          <table:table-cell office:value-type="float" office:value="0.626437776074107" calcext:value-type="float">
            <text:p>0,626437776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8872954497591" calcext:value-type="float">
            <text:p>0,8872954498</text:p>
          </table:table-cell>
          <table:table-cell office:value-type="float" office:value="1.15473201668551" calcext:value-type="float">
            <text:p>1,154732016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eric acid</text:p>
          </table:table-cell>
          <table:table-cell office:value-type="float" office:value="0.699591384455893" calcext:value-type="float">
            <text:p>0,6995913845</text:p>
          </table:table-cell>
          <table:table-cell office:value-type="float" office:value="0.734131246813528" calcext:value-type="float">
            <text:p>0,734131246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89571793520547" calcext:value-type="float">
            <text:p>1,8957179352</text:p>
          </table:table-cell>
          <table:table-cell office:value-type="float" office:value="2.90591791109165" calcext:value-type="float">
            <text:p>2,9059179111</text:p>
          </table:table-cell>
          <table:table-cell office:value-type="float" office:value="0" calcext:value-type="float">
            <text:p>0</text:p>
          </table:table-cell>
          <table:table-cell office:value-type="float" office:value="1.31204319766045" calcext:value-type="float">
            <text:p>1,3120431977</text:p>
          </table:table-cell>
          <table:table-cell office:value-type="float" office:value="0.785861129530504" calcext:value-type="float">
            <text:p>0,785861129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0910915507919" calcext:value-type="float">
            <text:p>0,7091091551</text:p>
          </table:table-cell>
          <table:table-cell office:value-type="float" office:value="1.08098999371321" calcext:value-type="float">
            <text:p>1,080989993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yxonic acid</text:p>
          </table:table-cell>
          <table:table-cell office:value-type="float" office:value="1.18149629565107" calcext:value-type="float">
            <text:p>1,1814962957</text:p>
          </table:table-cell>
          <table:table-cell office:value-type="float" office:value="1.77580429131549" calcext:value-type="float">
            <text:p>1,775804291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26062824177762" calcext:value-type="float">
            <text:p>0,6260628242</text:p>
          </table:table-cell>
          <table:table-cell office:value-type="float" office:value="0.442284828856101" calcext:value-type="float">
            <text:p>0,4422848289</text:p>
          </table:table-cell>
          <table:table-cell office:value-type="float" office:value="0" calcext:value-type="float">
            <text:p>0</text:p>
          </table:table-cell>
          <table:table-cell office:value-type="float" office:value="1.9079876560064" calcext:value-type="float">
            <text:p>1,907987656</text:p>
          </table:table-cell>
          <table:table-cell office:value-type="float" office:value="0.725435445605537" calcext:value-type="float">
            <text:p>0,725435445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46650182551269" calcext:value-type="float">
            <text:p>0,5466501826</text:p>
          </table:table-cell>
          <table:table-cell office:value-type="float" office:value="0.889613276793081" calcext:value-type="float">
            <text:p>0,889613276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yxonic acid-1,4-lactone</text:p>
          </table:table-cell>
          <table:table-cell office:value-type="float" office:value="2.13823775707848" calcext:value-type="float">
            <text:p>2,1382377571</text:p>
          </table:table-cell>
          <table:table-cell office:value-type="float" office:value="1.84060623999225" calcext:value-type="float">
            <text:p>1,8406062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52064444668012" calcext:value-type="float">
            <text:p>0,4520644447</text:p>
          </table:table-cell>
          <table:table-cell office:value-type="float" office:value="0.367706092723913" calcext:value-type="float">
            <text:p>0,3677060927</text:p>
          </table:table-cell>
          <table:table-cell office:value-type="float" office:value="0" calcext:value-type="float">
            <text:p>0</text:p>
          </table:table-cell>
          <table:table-cell office:value-type="float" office:value="2.19999628165803" calcext:value-type="float">
            <text:p>2,1999962817</text:p>
          </table:table-cell>
          <table:table-cell office:value-type="float" office:value="0.632773631845359" calcext:value-type="float">
            <text:p>0,632773631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00157486373276" calcext:value-type="float">
            <text:p>0,7001574864</text:p>
          </table:table-cell>
          <table:table-cell office:value-type="float" office:value="1.50291847057133" calcext:value-type="float">
            <text:p>1,502918470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ibonic acid</text:p>
          </table:table-cell>
          <table:table-cell office:value-type="float" office:value="1.56519062944052" calcext:value-type="float">
            <text:p>1,5651906294</text:p>
          </table:table-cell>
          <table:table-cell office:value-type="float" office:value="1.9443263934415" calcext:value-type="float">
            <text:p>1,944326393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5769769315414" calcext:value-type="float">
            <text:p>0,4576976932</text:p>
          </table:table-cell>
          <table:table-cell office:value-type="float" office:value="0.69987819897382" calcext:value-type="float">
            <text:p>0,699878199</text:p>
          </table:table-cell>
          <table:table-cell office:value-type="float" office:value="0" calcext:value-type="float">
            <text:p>0</text:p>
          </table:table-cell>
          <table:table-cell office:value-type="float" office:value="2.22833797879416" calcext:value-type="float">
            <text:p>2,2283379788</text:p>
          </table:table-cell>
          <table:table-cell office:value-type="float" office:value="0.599513113164343" calcext:value-type="float">
            <text:p>0,599513113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88724852996034" calcext:value-type="float">
            <text:p>0,488724853</text:p>
          </table:table-cell>
          <table:table-cell office:value-type="float" office:value="0.864863047789997" calcext:value-type="float">
            <text:p>0,864863047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ibonic acid-gamma-lacton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acchar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hreonic acid</text:p>
          </table:table-cell>
          <table:table-cell office:value-type="float" office:value="1.01216707633048" calcext:value-type="float">
            <text:p>1,0121670763</text:p>
          </table:table-cell>
          <table:table-cell office:value-type="float" office:value="1.53668105169387" calcext:value-type="float">
            <text:p>1,536681051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91762805915516" calcext:value-type="float">
            <text:p>0,3917628059</text:p>
          </table:table-cell>
          <table:table-cell office:value-type="float" office:value="1.32982395254399" calcext:value-type="float">
            <text:p>1,3298239525</text:p>
          </table:table-cell>
          <table:table-cell office:value-type="float" office:value="0" calcext:value-type="float">
            <text:p>0</text:p>
          </table:table-cell>
          <table:table-cell office:value-type="float" office:value="3.07801234594276" calcext:value-type="float">
            <text:p>3,0780123459</text:p>
          </table:table-cell>
          <table:table-cell office:value-type="float" office:value="0.749766151215411" calcext:value-type="float">
            <text:p>0,749766151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05596144420784" calcext:value-type="float">
            <text:p>0,6055961444</text:p>
          </table:table-cell>
          <table:table-cell office:value-type="float" office:value="0.835783389454435" calcext:value-type="float">
            <text:p>0,835783389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hreonic acid-1,4-lactone</text:p>
          </table:table-cell>
          <table:table-cell office:value-type="float" office:value="0.415306786147651" calcext:value-type="float">
            <text:p>0,4153067861</text:p>
          </table:table-cell>
          <table:table-cell office:value-type="float" office:value="0.607586297770443" calcext:value-type="float">
            <text:p>0,607586297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20792516702141" calcext:value-type="float">
            <text:p>1,207925167</text:p>
          </table:table-cell>
          <table:table-cell office:value-type="float" office:value="1.91885301394783" calcext:value-type="float">
            <text:p>1,9188530139</text:p>
          </table:table-cell>
          <table:table-cell office:value-type="float" office:value="0" calcext:value-type="float">
            <text:p>0</text:p>
          </table:table-cell>
          <table:table-cell office:value-type="float" office:value="1.5513419719374" calcext:value-type="float">
            <text:p>1,5513419719</text:p>
          </table:table-cell>
          <table:table-cell office:value-type="float" office:value="0.845656230775706" calcext:value-type="float">
            <text:p>0,845656230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87313324734614" calcext:value-type="float">
            <text:p>0,5873133247</text:p>
          </table:table-cell>
          <table:table-cell office:value-type="float" office:value="0.900155357287887" calcext:value-type="float">
            <text:p>0,900155357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rythritol</text:p>
          </table:table-cell>
          <table:table-cell office:value-type="float" office:value="0.193493425251909" calcext:value-type="float">
            <text:p>0,1934934253</text:p>
          </table:table-cell>
          <table:table-cell office:value-type="float" office:value="0.256251892079324" calcext:value-type="float">
            <text:p>0,256251892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3.15119490210543" calcext:value-type="float">
            <text:p>3,1511949021</text:p>
          </table:table-cell>
          <table:table-cell office:value-type="float" office:value="2.64964545737757" calcext:value-type="float">
            <text:p>2,6496454574</text:p>
          </table:table-cell>
          <table:table-cell office:value-type="float" office:value="0" calcext:value-type="float">
            <text:p>0</text:p>
          </table:table-cell>
          <table:table-cell office:value-type="float" office:value="0.57024900196009" calcext:value-type="float">
            <text:p>0,570249002</text:p>
          </table:table-cell>
          <table:table-cell office:value-type="float" office:value="0.517796557960748" calcext:value-type="float">
            <text:p>0,51779655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3.02248587102002" calcext:value-type="float">
            <text:p>3,022485871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ositol, myo-</text:p>
          </table:table-cell>
          <table:table-cell office:value-type="float" office:value="0.381697451008716" calcext:value-type="float">
            <text:p>0,381697451</text:p>
          </table:table-cell>
          <table:table-cell office:value-type="float" office:value="0.542269565473231" calcext:value-type="float">
            <text:p>0,542269565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33191831358672" calcext:value-type="float">
            <text:p>1,3319183136</text:p>
          </table:table-cell>
          <table:table-cell office:value-type="float" office:value="2.4660707084069" calcext:value-type="float">
            <text:p>2,4660707084</text:p>
          </table:table-cell>
          <table:table-cell office:value-type="float" office:value="0" calcext:value-type="float">
            <text:p>0</text:p>
          </table:table-cell>
          <table:table-cell office:value-type="float" office:value="1.03749380769855" calcext:value-type="float">
            <text:p>1,0374938077</text:p>
          </table:table-cell>
          <table:table-cell office:value-type="float" office:value="0.489440179294925" calcext:value-type="float">
            <text:p>0,489440179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04521963524172" calcext:value-type="float">
            <text:p>0,7045219635</text:p>
          </table:table-cell>
          <table:table-cell office:value-type="float" office:value="1.05626307030997" calcext:value-type="float">
            <text:p>1,056263070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eta-D-Galactopyranoside, 1-isopropyl-, 1-thio-</text:p>
          </table:table-cell>
          <table:table-cell office:value-type="float" office:value="0.572419399840589" calcext:value-type="float">
            <text:p>0,5724193998</text:p>
          </table:table-cell>
          <table:table-cell office:value-type="float" office:value="0.958663381344805" calcext:value-type="float">
            <text:p>0,958663381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17957344060269" calcext:value-type="float">
            <text:p>0,7179573441</text:p>
          </table:table-cell>
          <table:table-cell office:value-type="float" office:value="0.981241635907445" calcext:value-type="float">
            <text:p>0,9812416359</text:p>
          </table:table-cell>
          <table:table-cell office:value-type="float" office:value="0" calcext:value-type="float">
            <text:p>0</text:p>
          </table:table-cell>
          <table:table-cell office:value-type="float" office:value="1.41346460715842" calcext:value-type="float">
            <text:p>1,4134646072</text:p>
          </table:table-cell>
          <table:table-cell office:value-type="float" office:value="0.620648895018339" calcext:value-type="float">
            <text:p>0,62064889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52801202282594" calcext:value-type="float">
            <text:p>0,5528012023</text:p>
          </table:table-cell>
          <table:table-cell office:value-type="float" office:value="0.602533057646927" calcext:value-type="float">
            <text:p>0,602533057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alactinol</text:p>
          </table:table-cell>
          <table:table-cell office:value-type="float" office:value="0.184728639588441" calcext:value-type="float">
            <text:p>0,1847286396</text:p>
          </table:table-cell>
          <table:table-cell office:value-type="float" office:value="0.119104016445996" calcext:value-type="float">
            <text:p>0,119104016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21869680420931" calcext:value-type="float">
            <text:p>1,2186968042</text:p>
          </table:table-cell>
          <table:table-cell office:value-type="float" office:value="2.28045168479003" calcext:value-type="float">
            <text:p>2,2804516848</text:p>
          </table:table-cell>
          <table:table-cell office:value-type="float" office:value="0" calcext:value-type="float">
            <text:p>0</text:p>
          </table:table-cell>
          <table:table-cell office:value-type="float" office:value="0.87995718127488" calcext:value-type="float">
            <text:p>0,8799571813</text:p>
          </table:table-cell>
          <table:table-cell office:value-type="float" office:value="0.679594037117715" calcext:value-type="float">
            <text:p>0,679594037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75701615006101" calcext:value-type="float">
            <text:p>1,7570161501</text:p>
          </table:table-cell>
          <table:table-cell office:value-type="float" office:value="2.14881084744548" calcext:value-type="float">
            <text:p>2,148810847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ltitol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table:style-name="ce4" office:value-type="string" calcext:value-type="string">
            <text:p>Salicylic acid-glucopyranosid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float" office:value="0.555187256554701" calcext:value-type="float">
            <text:p>0,5551872566</text:p>
          </table:table-cell>
          <table:table-cell office:value-type="float" office:value="1.17160109878165" calcext:value-type="float">
            <text:p>1,171601098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585799414195576" calcext:value-type="float">
            <text:p>0,0585799414</text:p>
          </table:table-cell>
          <table:table-cell office:value-type="float" office:value="0.0506376847600824" calcext:value-type="float">
            <text:p>0,0506376848</text:p>
          </table:table-cell>
          <table:table-cell office:value-type="float" office:value="0" calcext:value-type="float">
            <text:p>0</text:p>
          </table:table-cell>
          <table:table-cell office:value-type="float" office:value="3.23232421655922" calcext:value-type="float">
            <text:p>3,2323242166</text:p>
          </table:table-cell>
          <table:table-cell office:value-type="float" office:value="6.75991968125278" calcext:value-type="float">
            <text:p>6,759919681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6620047106539" calcext:value-type="float">
            <text:p>0,6662004711</text:p>
          </table:table-cell>
          <table:table-cell office:value-type="float" office:value="1.29722170040762" calcext:value-type="float">
            <text:p>1,297221700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float" office:value="0.542509328649195" calcext:value-type="float">
            <text:p>0,5425093286</text:p>
          </table:table-cell>
          <table:table-cell office:value-type="float" office:value="1.26063297984742" calcext:value-type="float">
            <text:p>1,260632979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12808299226081" calcext:value-type="float">
            <text:p>0,1128082992</text:p>
          </table:table-cell>
          <table:table-cell office:value-type="float" office:value="0.0787485051256671" calcext:value-type="float">
            <text:p>0,0787485051</text:p>
          </table:table-cell>
          <table:table-cell office:value-type="float" office:value="0" calcext:value-type="float">
            <text:p>0</text:p>
          </table:table-cell>
          <table:table-cell office:value-type="float" office:value="2.52269167143864" calcext:value-type="float">
            <text:p>2,5226916714</text:p>
          </table:table-cell>
          <table:table-cell office:value-type="float" office:value="3.01382273297326" calcext:value-type="float">
            <text:p>3,01382273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62553468454055" calcext:value-type="float">
            <text:p>1,6255346845</text:p>
          </table:table-cell>
          <table:table-cell office:value-type="float" office:value="2.4531176315657" calcext:value-type="float">
            <text:p>2,453117631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cose, 1,6-anhydro-, beta-</text:p>
          </table:table-cell>
          <table:table-cell office:value-type="float" office:value="1.44211932100451" calcext:value-type="float">
            <text:p>1,442119321</text:p>
          </table:table-cell>
          <table:table-cell office:value-type="float" office:value="1.79552999627174" calcext:value-type="float">
            <text:p>1,795529996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86343236599051" calcext:value-type="float">
            <text:p>0,5863432366</text:p>
          </table:table-cell>
          <table:table-cell office:value-type="float" office:value="0.637143185995392" calcext:value-type="float">
            <text:p>0,637143186</text:p>
          </table:table-cell>
          <table:table-cell office:value-type="float" office:value="0" calcext:value-type="float">
            <text:p>0</text:p>
          </table:table-cell>
          <table:table-cell office:value-type="float" office:value="1.33815535380339" calcext:value-type="float">
            <text:p>1,3381553538</text:p>
          </table:table-cell>
          <table:table-cell office:value-type="float" office:value="0.406727369259549" calcext:value-type="float">
            <text:p>0,406727369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26757250366979" calcext:value-type="float">
            <text:p>1,2675725037</text:p>
          </table:table-cell>
          <table:table-cell office:value-type="float" office:value="2.28661840745224" calcext:value-type="float">
            <text:p>2,286618407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float" office:value="0.0918763231838049" calcext:value-type="float">
            <text:p>0,0918763232</text:p>
          </table:table-cell>
          <table:table-cell office:value-type="float" office:value="1.05155727463915" calcext:value-type="float">
            <text:p>1,051557274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1018548104901" calcext:value-type="float">
            <text:p>0,510185481</text:p>
          </table:table-cell>
          <table:table-cell office:value-type="float" office:value="0.338325483751579" calcext:value-type="float">
            <text:p>0,3383254838</text:p>
          </table:table-cell>
          <table:table-cell office:value-type="float" office:value="0" calcext:value-type="float">
            <text:p>0</text:p>
          </table:table-cell>
          <table:table-cell office:value-type="float" office:value="2.96468662712426" calcext:value-type="float">
            <text:p>2,9646866271</text:p>
          </table:table-cell>
          <table:table-cell office:value-type="float" office:value="1.4538344201617" calcext:value-type="float">
            <text:p>1,453834420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36469778091333" calcext:value-type="float">
            <text:p>0,1364697781</text:p>
          </table:table-cell>
          <table:table-cell office:value-type="float" office:value="0.355125325564063" calcext:value-type="float">
            <text:p>0,355125325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ltotrios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libios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ffinose</text:p>
          </table:table-cell>
          <table:table-cell office:value-type="float" office:value="0.102094596236625" calcext:value-type="float">
            <text:p>0,1020945962</text:p>
          </table:table-cell>
          <table:table-cell office:value-type="float" office:value="0.144865679753264" calcext:value-type="float">
            <text:p>0,144865679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37889096307996" calcext:value-type="float">
            <text:p>1,3788909631</text:p>
          </table:table-cell>
          <table:table-cell office:value-type="float" office:value="1.39465349837777" calcext:value-type="float">
            <text:p>1,3946534984</text:p>
          </table:table-cell>
          <table:table-cell office:value-type="float" office:value="0" calcext:value-type="float">
            <text:p>0</text:p>
          </table:table-cell>
          <table:table-cell office:value-type="float" office:value="0.654359381836716" calcext:value-type="float">
            <text:p>0,6543593818</text:p>
          </table:table-cell>
          <table:table-cell office:value-type="float" office:value="0.598134355255824" calcext:value-type="float">
            <text:p>0,598134355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4959784079751" calcext:value-type="float">
            <text:p>1,1495978408</text:p>
          </table:table-cell>
          <table:table-cell office:value-type="float" office:value="1.55831011586718" calcext:value-type="float">
            <text:p>1,558310115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float" office:value="0.796059022949425" calcext:value-type="float">
            <text:p>0,7960590229</text:p>
          </table:table-cell>
          <table:table-cell office:value-type="float" office:value="0.950044166375858" calcext:value-type="float">
            <text:p>0,950044166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7799461213189" calcext:value-type="float">
            <text:p>0,6779946121</text:p>
          </table:table-cell>
          <table:table-cell office:value-type="float" office:value="0.755205429975907" calcext:value-type="float">
            <text:p>0,75520543</text:p>
          </table:table-cell>
          <table:table-cell office:value-type="float" office:value="0" calcext:value-type="float">
            <text:p>0</text:p>
          </table:table-cell>
          <table:table-cell office:value-type="float" office:value="1.33604143721349" calcext:value-type="float">
            <text:p>1,3360414372</text:p>
          </table:table-cell>
          <table:table-cell office:value-type="float" office:value="0.79765506043131" calcext:value-type="float">
            <text:p>0,797655060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83448681653191" calcext:value-type="float">
            <text:p>0,7834486817</text:p>
          </table:table-cell>
          <table:table-cell office:value-type="float" office:value="1.40356300756931" calcext:value-type="float">
            <text:p>1,403563007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rehalose, alpha,alpha'-</text:p>
          </table:table-cell>
          <table:table-cell office:value-type="float" office:value="0.744706862145069" calcext:value-type="float">
            <text:p>0,7447068621</text:p>
          </table:table-cell>
          <table:table-cell office:value-type="float" office:value="0.730943533604125" calcext:value-type="float">
            <text:p>0,730943533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72478284906942" calcext:value-type="float">
            <text:p>1,7247828491</text:p>
          </table:table-cell>
          <table:table-cell office:value-type="float" office:value="1.43137509347446" calcext:value-type="float">
            <text:p>1,4313750935</text:p>
          </table:table-cell>
          <table:table-cell office:value-type="float" office:value="0" calcext:value-type="float">
            <text:p>0</text:p>
          </table:table-cell>
          <table:table-cell office:value-type="float" office:value="1.96773420893788" calcext:value-type="float">
            <text:p>1,9677342089</text:p>
          </table:table-cell>
          <table:table-cell office:value-type="float" office:value="0.646079944494178" calcext:value-type="float">
            <text:p>0,646079944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55593580099271" calcext:value-type="float">
            <text:p>0,1555935801</text:p>
          </table:table-cell>
          <table:table-cell office:value-type="float" office:value="0.351665034884795" calcext:value-type="float">
            <text:p>0,351665034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float" office:value="0.967719421597578" calcext:value-type="float">
            <text:p>0,9677194216</text:p>
          </table:table-cell>
          <table:table-cell office:value-type="float" office:value="1.38524039888747" calcext:value-type="float">
            <text:p>1,385240398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0522937302749" calcext:value-type="float">
            <text:p>1,105229373</text:p>
          </table:table-cell>
          <table:table-cell office:value-type="float" office:value="1.06603101309847" calcext:value-type="float">
            <text:p>1,0660310131</text:p>
          </table:table-cell>
          <table:table-cell office:value-type="float" office:value="0" calcext:value-type="float">
            <text:p>0</text:p>
          </table:table-cell>
          <table:table-cell office:value-type="float" office:value="1.24413067972152" calcext:value-type="float">
            <text:p>1,2441306797</text:p>
          </table:table-cell>
          <table:table-cell office:value-type="float" office:value="0.504488444933782" calcext:value-type="float">
            <text:p>0,504488444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7194322614488" calcext:value-type="float">
            <text:p>0,5719432261</text:p>
          </table:table-cell>
          <table:table-cell office:value-type="float" office:value="1.18826063405142" calcext:value-type="float">
            <text:p>1,1882606341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onanoic acid</text:p>
          </table:table-cell>
          <table:table-cell office:value-type="float" office:value="0.686257820547404" calcext:value-type="float">
            <text:p>0,6862578205</text:p>
          </table:table-cell>
          <table:table-cell office:value-type="float" office:value="0.352004528260497" calcext:value-type="float">
            <text:p>0,352004528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8685247302325" calcext:value-type="float">
            <text:p>1,186852473</text:p>
          </table:table-cell>
          <table:table-cell office:value-type="float" office:value="1.87743835210391" calcext:value-type="float">
            <text:p>1,8774383521</text:p>
          </table:table-cell>
          <table:table-cell office:value-type="float" office:value="0" calcext:value-type="float">
            <text:p>0</text:p>
          </table:table-cell>
          <table:table-cell office:value-type="float" office:value="0.971440589996364" calcext:value-type="float">
            <text:p>0,97144059</text:p>
          </table:table-cell>
          <table:table-cell office:value-type="float" office:value="0.88217237369104" calcext:value-type="float">
            <text:p>0,882172373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655495879027" calcext:value-type="float">
            <text:p>1,0655495879</text:p>
          </table:table-cell>
          <table:table-cell office:value-type="float" office:value="1.09935247492013" calcext:value-type="float">
            <text:p>1,0993524749</text:p>
          </table:table-cell>
          <table:table-cell table:formula="of:#DIV/0!" office:value-type="string" office:string-value="" calcext:value-type="error">
            <text:p>#DIV/0!</text:p>
          </table:table-cell>
        </table:table-row>
      </table:table>
      <table:table table:name="WTandMT_mets_0d1d7d21d_e2" table:style-name="ta1">
        <table:table-column table:style-name="co3" table:number-columns-repeated="26" table:default-cell-style-name="Default"/>
        <table:table-column table:style-name="co3" table:number-columns-repeated="23" table:default-cell-style-name="ce10"/>
        <table:table-row table:style-name="ro1">
          <table:table-cell table:style-name="ce1" table:number-columns-repeated="2"/>
          <table:table-cell table:number-columns-repeated="6" table:style-name="ce5" office:value-type="float" office:value="0" calcext:value-type="float">
            <text:p>0</text:p>
          </table:table-cell>
          <table:table-cell table:number-columns-repeated="6" table:style-name="ce1" office:value-type="string" calcext:value-type="string">
            <text:p>24h</text:p>
          </table:table-cell>
          <table:table-cell table:number-columns-repeated="6" table:style-name="ce1" office:value-type="string" calcext:value-type="string">
            <text:p>1W</text:p>
          </table:table-cell>
          <table:table-cell table:number-columns-repeated="6" table:style-name="ce1" office:value-type="string" calcext:value-type="string">
            <text:p>3W</text:p>
          </table:table-cell>
          <table:table-cell table:number-columns-repeated="3"/>
          <table:table-cell table:number-columns-repeated="3" table:style-name="Default" office:value-type="string" calcext:value-type="string">
            <text:p>0d</text:p>
          </table:table-cell>
          <table:table-cell table:number-columns-repeated="3" table:style-name="Default" office:value-type="string" calcext:value-type="string">
            <text:p>1d</text:p>
          </table:table-cell>
          <table:table-cell table:number-columns-repeated="3" table:style-name="Default" office:value-type="string" calcext:value-type="string">
            <text:p>7d</text:p>
          </table:table-cell>
          <table:table-cell table:number-columns-repeated="3" table:style-name="Default" office:value-type="string" calcext:value-type="string">
            <text:p>21d</text:p>
          </table:table-cell>
          <table:table-cell table:number-columns-repeated="8"/>
        </table:table-row>
        <table:table-row table:style-name="ro2">
          <table:table-cell table:number-columns-repeated="2" table:style-name="ce2" office:value-type="string" calcext:value-type="string">
            <text:p>Metabolite</text:p>
          </table:table-cell>
          <table:table-cell table:number-columns-repeated="3" table:style-name="ce2" office:value-type="string" calcext:value-type="string">
            <text:p>Col-0_source_(00000minACC)_E2</text:p>
          </table:table-cell>
          <table:table-cell table:number-columns-repeated="3" table:style-name="ce9" office:value-type="string" calcext:value-type="string">
            <text:p>DKO_source_(00000minACC)_E2</text:p>
          </table:table-cell>
          <table:table-cell table:number-columns-repeated="3" table:style-name="ce2" office:value-type="string" calcext:value-type="string">
            <text:p>Col-0_source_(01440minACC)_E2</text:p>
          </table:table-cell>
          <table:table-cell table:number-columns-repeated="3" table:style-name="ce9" office:value-type="string" calcext:value-type="string">
            <text:p>DKO_source_(01440minACC)_E2</text:p>
          </table:table-cell>
          <table:table-cell table:number-columns-repeated="3" table:style-name="ce2" office:value-type="string" calcext:value-type="string">
            <text:p>Col-0_source_(10080minACC)_E2</text:p>
          </table:table-cell>
          <table:table-cell table:number-columns-repeated="3" table:style-name="ce9" office:value-type="string" calcext:value-type="string">
            <text:p>DKO_source_(10080minACC)_E2</text:p>
          </table:table-cell>
          <table:table-cell table:number-columns-repeated="3" table:style-name="ce2" office:value-type="string" calcext:value-type="string">
            <text:p>Col-0_source_(30240minACC)_E2</text:p>
          </table:table-cell>
          <table:table-cell table:number-columns-repeated="3" table:style-name="ce9" office:value-type="string" calcext:value-type="string">
            <text:p>DKO_source_(30240minACC)_E2</text:p>
          </table:table-cell>
          <table:table-cell table:number-columns-repeated="3"/>
          <table:table-cell table:number-columns-repeated="3" table:style-name="Default" office:value-type="string" calcext:value-type="string">
            <text:p>wt/mt_0</text:p>
          </table:table-cell>
          <table:table-cell table:number-columns-repeated="3" table:style-name="Default" office:value-type="string" calcext:value-type="string">
            <text:p>wt/mt_1</text:p>
          </table:table-cell>
          <table:table-cell table:number-columns-repeated="3" table:style-name="Default" office:value-type="string" calcext:value-type="string">
            <text:p>wt/mt_7</text:p>
          </table:table-cell>
          <table:table-cell table:number-columns-repeated="3" table:style-name="Default" office:value-type="string" calcext:value-type="string">
            <text:p>wt/mt_2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Azelaic Acid</text:p>
          </table:table-cell>
          <table:table-cell table:style-name="ce6" office:value-type="float" office:value="0.00254015166347291" calcext:value-type="float">
            <text:p>0,003</text:p>
          </table:table-cell>
          <table:table-cell table:style-name="ce6" office:value-type="float" office:value="0.0024306455198376" calcext:value-type="float">
            <text:p>0,002</text:p>
          </table:table-cell>
          <table:table-cell table:style-name="ce6" office:value-type="float" office:value="0.00342537836262473" calcext:value-type="float">
            <text:p>0,003</text:p>
          </table:table-cell>
          <table:table-cell table:style-name="ce6" office:value-type="float" office:value="0.00240582518266408" calcext:value-type="float">
            <text:p>0,002</text:p>
          </table:table-cell>
          <table:table-cell table:style-name="ce6" office:value-type="float" office:value="0.00205872362574402" calcext:value-type="float">
            <text:p>0,002</text:p>
          </table:table-cell>
          <table:table-cell table:style-name="ce6" office:value-type="float" office:value="0.00283835557998697" calcext:value-type="float">
            <text:p>0,003</text:p>
          </table:table-cell>
          <table:table-cell table:style-name="ce6" office:value-type="float" office:value="0.00157989948185219" calcext:value-type="float">
            <text:p>0,002</text:p>
          </table:table-cell>
          <table:table-cell table:style-name="ce6" office:value-type="float" office:value="0.0024337345199456" calcext:value-type="float">
            <text:p>0,002</text:p>
          </table:table-cell>
          <table:table-cell table:style-name="ce6" office:value-type="float" office:value="0.00212447622315106" calcext:value-type="float">
            <text:p>0,002</text:p>
          </table:table-cell>
          <table:table-cell table:style-name="ce6" office:value-type="float" office:value="0.0234779384642434" calcext:value-type="float">
            <text:p>0,023</text:p>
          </table:table-cell>
          <table:table-cell table:style-name="ce6" office:value-type="float" office:value="0.00205866892818744" calcext:value-type="float">
            <text:p>0,002</text:p>
          </table:table-cell>
          <table:table-cell table:style-name="ce6" office:value-type="float" office:value="0.00210449783962384" calcext:value-type="float">
            <text:p>0,002</text:p>
          </table:table-cell>
          <table:table-cell table:style-name="ce6" office:value-type="float" office:value="0.00183054927902947" calcext:value-type="float">
            <text:p>0,002</text:p>
          </table:table-cell>
          <table:table-cell table:style-name="ce6" office:value-type="float" office:value="0.00386398224381504" calcext:value-type="float">
            <text:p>0,004</text:p>
          </table:table-cell>
          <table:table-cell table:style-name="ce6"/>
          <table:table-cell table:style-name="ce6" office:value-type="float" office:value="0.0122916373107245" calcext:value-type="float">
            <text:p>0,012</text:p>
          </table:table-cell>
          <table:table-cell table:style-name="ce6" office:value-type="float" office:value="0.0135488874371193" calcext:value-type="float">
            <text:p>0,014</text:p>
          </table:table-cell>
          <table:table-cell table:style-name="ce6" office:value-type="float" office:value="0.0170130428092812" calcext:value-type="float">
            <text:p>0,017</text:p>
          </table:table-cell>
          <table:table-cell table:style-name="ce6" office:value-type="float" office:value="0.0173301924596027" calcext:value-type="float">
            <text:p>0,017</text:p>
          </table:table-cell>
          <table:table-cell table:style-name="ce6" office:value-type="float" office:value="0.0102089978883981" calcext:value-type="float">
            <text:p>0,010</text:p>
          </table:table-cell>
          <table:table-cell table:style-name="ce6" office:value-type="float" office:value="0.00328276573196817" calcext:value-type="float">
            <text:p>0,003</text:p>
          </table:table-cell>
          <table:table-cell table:style-name="ce6" office:value-type="float" office:value="0.0151450486952114" calcext:value-type="float">
            <text:p>0,015</text:p>
          </table:table-cell>
          <table:table-cell table:style-name="ce6" office:value-type="float" office:value="0.0122586632780759" calcext:value-type="float">
            <text:p>0,012</text:p>
          </table:table-cell>
          <table:table-cell table:style-name="ce6" office:value-type="float" office:value="0.0132609102105812" calcext:value-type="float">
            <text:p>0,013</text:p>
          </table:table-cell>
          <table:table-cell table:number-columns-repeated="3"/>
          <table:table-cell table:formula="of:=[.C3]/[.F3]" office:value-type="float" office:value="1.05583384934897" calcext:value-type="float">
            <text:p>1,0558338493</text:p>
          </table:table-cell>
          <table:table-cell table:formula="of:=[.D3]/[.G3]" office:value-type="float" office:value="1.18065654342465" calcext:value-type="float">
            <text:p>1,1806565434</text:p>
          </table:table-cell>
          <table:table-cell table:formula="of:=[.E3]/[.H3]" office:value-type="float" office:value="1.20681791484366" calcext:value-type="float">
            <text:p>1,2068179148</text:p>
          </table:table-cell>
          <table:table-cell table:formula="of:=[.F3]/[.I3]" office:value-type="float" office:value="1.52277104353729" calcext:value-type="float">
            <text:p>1,5227710435</text:p>
          </table:table-cell>
          <table:table-cell table:formula="of:=[.G3]/[.J3]" office:value-type="float" office:value="0.845911338673882" calcext:value-type="float">
            <text:p>0,8459113387</text:p>
          </table:table-cell>
          <table:table-cell table:formula="of:=[.H3]/[.K3]" office:value-type="float" office:value="1.33602605153051" calcext:value-type="float">
            <text:p>1,3360260515</text:p>
          </table:table-cell>
          <table:table-cell table:formula="of:=[.I3]/[.L3]" office:value-type="float" office:value="0.0672929390397013" calcext:value-type="float">
            <text:p>0,067292939</text:p>
          </table:table-cell>
          <table:table-cell table:formula="of:=[.J3]/[.M3]" office:value-type="float" office:value="1.18218839689215" calcext:value-type="float">
            <text:p>1,1821883969</text:p>
          </table:table-cell>
          <table:table-cell table:formula="of:=[.K3]/[.N3]" office:value-type="float" office:value="1.00949318319604" calcext:value-type="float">
            <text:p>1,0094931832</text:p>
          </table:table-cell>
          <table:table-cell table:formula="of:=[.L3]/[.O3]" office:value-type="float" office:value="12.8256249275578" calcext:value-type="float">
            <text:p>12,8256249276</text:p>
          </table:table-cell>
          <table:table-cell table:formula="of:=[.M3]/[.P3]" office:value-type="float" office:value="0.532784262009146" calcext:value-type="float">
            <text:p>0,532784262</text:p>
          </table:table-cell>
          <table:table-cell table:formula="of:=[.N3]/[.Q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Benzoic acid, 4-hydroxy-</text:p>
          </table:table-cell>
          <table:table-cell table:style-name="ce6" office:value-type="float" office:value="0.000949073281673405" calcext:value-type="float">
            <text:p>0,001</text:p>
          </table:table-cell>
          <table:table-cell table:style-name="ce6" office:value-type="float" office:value="0.00228032993111764" calcext:value-type="float">
            <text:p>0,002</text:p>
          </table:table-cell>
          <table:table-cell table:style-name="ce6" office:value-type="float" office:value="0.00405903050601839" calcext:value-type="float">
            <text:p>0,004</text:p>
          </table:table-cell>
          <table:table-cell table:style-name="ce6" office:value-type="float" office:value="0.00124626664524657" calcext:value-type="float">
            <text:p>0,001</text:p>
          </table:table-cell>
          <table:table-cell table:style-name="ce6" office:value-type="float" office:value="0.00298033670520454" calcext:value-type="float">
            <text:p>0,003</text:p>
          </table:table-cell>
          <table:table-cell table:style-name="ce6" office:value-type="float" office:value="0.00382028794891769" calcext:value-type="float">
            <text:p>0,004</text:p>
          </table:table-cell>
          <table:table-cell table:style-name="ce6" office:value-type="float" office:value="0.00190049736708386" calcext:value-type="float">
            <text:p>0,002</text:p>
          </table:table-cell>
          <table:table-cell table:style-name="ce6" office:value-type="float" office:value="0.00261636270917617" calcext:value-type="float">
            <text:p>0,003</text:p>
          </table:table-cell>
          <table:table-cell table:style-name="ce6" office:value-type="float" office:value="0.00240192072257752" calcext:value-type="float">
            <text:p>0,002</text:p>
          </table:table-cell>
          <table:table-cell table:style-name="ce6" office:value-type="float" office:value="0.00406335169016926" calcext:value-type="float">
            <text:p>0,004</text:p>
          </table:table-cell>
          <table:table-cell table:style-name="ce6" office:value-type="float" office:value="0.00090406106454266" calcext:value-type="float">
            <text:p>0,001</text:p>
          </table:table-cell>
          <table:table-cell table:style-name="ce6" office:value-type="float" office:value="0.00256016689806803" calcext:value-type="float">
            <text:p>0,003</text:p>
          </table:table-cell>
          <table:table-cell table:style-name="ce6" office:value-type="float" office:value="0.00145719632283912" calcext:value-type="float">
            <text:p>0,001</text:p>
          </table:table-cell>
          <table:table-cell table:style-name="ce6" office:value-type="float" office:value="0.00197362251092158" calcext:value-type="float">
            <text:p>0,002</text:p>
          </table:table-cell>
          <table:table-cell table:style-name="ce8"/>
          <table:table-cell table:style-name="ce6" office:value-type="float" office:value="0.0025470618857506" calcext:value-type="float">
            <text:p>0,003</text:p>
          </table:table-cell>
          <table:table-cell table:style-name="ce6" office:value-type="float" office:value="0.00397176795091918" calcext:value-type="float">
            <text:p>0,004</text:p>
          </table:table-cell>
          <table:table-cell table:style-name="ce6" office:value-type="float" office:value="0.00452484749438865" calcext:value-type="float">
            <text:p>0,005</text:p>
          </table:table-cell>
          <table:table-cell table:style-name="ce6" office:value-type="float" office:value="0.00218990053524592" calcext:value-type="float">
            <text:p>0,002</text:p>
          </table:table-cell>
          <table:table-cell table:style-name="ce6" office:value-type="float" office:value="0.0038969042489606" calcext:value-type="float">
            <text:p>0,004</text:p>
          </table:table-cell>
          <table:table-cell table:style-name="ce6" office:value-type="float" office:value="0.0037483583630137" calcext:value-type="float">
            <text:p>0,004</text:p>
          </table:table-cell>
          <table:table-cell table:style-name="ce6" office:value-type="float" office:value="0.0049730226199898" calcext:value-type="float">
            <text:p>0,005</text:p>
          </table:table-cell>
          <table:table-cell table:style-name="ce6" office:value-type="float" office:value="0.0135264588092677" calcext:value-type="float">
            <text:p>0,014</text:p>
          </table:table-cell>
          <table:table-cell table:style-name="ce6" office:value-type="float" office:value="0.00716013763087222" calcext:value-type="float">
            <text:p>0,007</text:p>
          </table:table-cell>
          <table:table-cell table:number-columns-repeated="3"/>
          <table:table-cell table:formula="of:=[.C4]/[.F4]" office:value-type="float" office:value="0.761533083865559" calcext:value-type="float">
            <text:p>0,7615330839</text:p>
          </table:table-cell>
          <table:table-cell table:formula="of:=[.D4]/[.G4]" office:value-type="float" office:value="0.765124936097159" calcext:value-type="float">
            <text:p>0,7651249361</text:p>
          </table:table-cell>
          <table:table-cell table:formula="of:=[.E4]/[.H4]" office:value-type="float" office:value="1.06249334089289" calcext:value-type="float">
            <text:p>1,0624933409</text:p>
          </table:table-cell>
          <table:table-cell table:formula="of:=[.F4]/[.I4]" office:value-type="float" office:value="0.655758154066192" calcext:value-type="float">
            <text:p>0,6557581541</text:p>
          </table:table-cell>
          <table:table-cell table:formula="of:=[.G4]/[.J4]" office:value-type="float" office:value="1.13911450226371" calcext:value-type="float">
            <text:p>1,1391145023</text:p>
          </table:table-cell>
          <table:table-cell table:formula="of:=[.H4]/[.K4]" office:value-type="float" office:value="1.59051375551567" calcext:value-type="float">
            <text:p>1,5905137555</text:p>
          </table:table-cell>
          <table:table-cell table:formula="of:=[.I4]/[.L4]" office:value-type="float" office:value="0.467716681202334" calcext:value-type="float">
            <text:p>0,4677166812</text:p>
          </table:table-cell>
          <table:table-cell table:formula="of:=[.J4]/[.M4]" office:value-type="float" office:value="2.89401104835736" calcext:value-type="float">
            <text:p>2,8940110484</text:p>
          </table:table-cell>
          <table:table-cell table:formula="of:=[.K4]/[.N4]" office:value-type="float" office:value="0.938189117432177" calcext:value-type="float">
            <text:p>0,9381891174</text:p>
          </table:table-cell>
          <table:table-cell table:formula="of:=[.L4]/[.O4]" office:value-type="float" office:value="2.78847237430057" calcext:value-type="float">
            <text:p>2,7884723743</text:p>
          </table:table-cell>
          <table:table-cell table:formula="of:=[.M4]/[.P4]" office:value-type="float" office:value="0.458071925882377" calcext:value-type="float">
            <text:p>0,4580719259</text:p>
          </table:table-cell>
          <table:table-cell table:formula="of:=[.N4]/[.Q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Citric acid</text:p>
          </table:table-cell>
          <table:table-cell table:style-name="ce6" office:value-type="float" office:value="0.00186627826622349" calcext:value-type="float">
            <text:p>0,002</text:p>
          </table:table-cell>
          <table:table-cell table:style-name="ce6" office:value-type="float" office:value="0.00121848624640772" calcext:value-type="float">
            <text:p>0,001</text:p>
          </table:table-cell>
          <table:table-cell table:style-name="ce6" office:value-type="float" office:value="0.00165191079215838" calcext:value-type="float">
            <text:p>0,002</text:p>
          </table:table-cell>
          <table:table-cell table:style-name="ce6" office:value-type="float" office:value="0.0043661698393885" calcext:value-type="float">
            <text:p>0,004</text:p>
          </table:table-cell>
          <table:table-cell table:style-name="ce6" office:value-type="float" office:value="0.00774493578392477" calcext:value-type="float">
            <text:p>0,008</text:p>
          </table:table-cell>
          <table:table-cell table:style-name="ce6" office:value-type="float" office:value="0.00610027365037711" calcext:value-type="float">
            <text:p>0,006</text:p>
          </table:table-cell>
          <table:table-cell table:style-name="ce6" office:value-type="float" office:value="0.00116160850845998" calcext:value-type="float">
            <text:p>0,001</text:p>
          </table:table-cell>
          <table:table-cell table:style-name="ce6" office:value-type="float" office:value="0.00268697085482611" calcext:value-type="float">
            <text:p>0,003</text:p>
          </table:table-cell>
          <table:table-cell table:style-name="ce6" office:value-type="float" office:value="0.00146868655165556" calcext:value-type="float">
            <text:p>0,001</text:p>
          </table:table-cell>
          <table:table-cell table:style-name="ce6" office:value-type="float" office:value="0.0138780153223473" calcext:value-type="float">
            <text:p>0,014</text:p>
          </table:table-cell>
          <table:table-cell table:style-name="ce6" office:value-type="float" office:value="0.00492795040919677" calcext:value-type="float">
            <text:p>0,005</text:p>
          </table:table-cell>
          <table:table-cell table:style-name="ce6" office:value-type="float" office:value="0.00713564610285764" calcext:value-type="float">
            <text:p>0,007</text:p>
          </table:table-cell>
          <table:table-cell table:style-name="ce6" office:value-type="float" office:value="0.00480580965511014" calcext:value-type="float">
            <text:p>0,005</text:p>
          </table:table-cell>
          <table:table-cell table:style-name="ce6" office:value-type="float" office:value="0.00733317847409718" calcext:value-type="float">
            <text:p>0,007</text:p>
          </table:table-cell>
          <table:table-cell table:style-name="ce8"/>
          <table:table-cell table:style-name="ce6" office:value-type="float" office:value="0.0448344299553903" calcext:value-type="float">
            <text:p>0,045</text:p>
          </table:table-cell>
          <table:table-cell table:style-name="ce6" office:value-type="float" office:value="0.0525468082242005" calcext:value-type="float">
            <text:p>0,053</text:p>
          </table:table-cell>
          <table:table-cell table:style-name="ce6" office:value-type="float" office:value="0.0448249570851941" calcext:value-type="float">
            <text:p>0,045</text:p>
          </table:table-cell>
          <table:table-cell table:style-name="ce6" office:value-type="float" office:value="0.0115546318219432" calcext:value-type="float">
            <text:p>0,012</text:p>
          </table:table-cell>
          <table:table-cell table:style-name="ce6" office:value-type="float" office:value="0.0191393663981124" calcext:value-type="float">
            <text:p>0,019</text:p>
          </table:table-cell>
          <table:table-cell table:style-name="ce6" office:value-type="float" office:value="0.00838883280275515" calcext:value-type="float">
            <text:p>0,008</text:p>
          </table:table-cell>
          <table:table-cell table:style-name="ce6" office:value-type="float" office:value="0.0507378640566838" calcext:value-type="float">
            <text:p>0,051</text:p>
          </table:table-cell>
          <table:table-cell table:style-name="ce6" office:value-type="float" office:value="0.0723742710502518" calcext:value-type="float">
            <text:p>0,072</text:p>
          </table:table-cell>
          <table:table-cell table:style-name="ce6" office:value-type="float" office:value="0.0474551775042555" calcext:value-type="float">
            <text:p>0,047</text:p>
          </table:table-cell>
          <table:table-cell table:number-columns-repeated="3"/>
          <table:table-cell table:formula="of:=[.C5]/[.F5]" office:value-type="float" office:value="0.42744060237585" calcext:value-type="float">
            <text:p>0,4274406024</text:p>
          </table:table-cell>
          <table:table-cell table:formula="of:=[.D5]/[.G5]" office:value-type="float" office:value="0.15732683658098" calcext:value-type="float">
            <text:p>0,1573268366</text:p>
          </table:table-cell>
          <table:table-cell table:formula="of:=[.E5]/[.H5]" office:value-type="float" office:value="0.270792899931016" calcext:value-type="float">
            <text:p>0,2707928999</text:p>
          </table:table-cell>
          <table:table-cell table:formula="of:=[.F5]/[.I5]" office:value-type="float" office:value="3.75872749518426" calcext:value-type="float">
            <text:p>3,7587274952</text:p>
          </table:table-cell>
          <table:table-cell table:formula="of:=[.G5]/[.J5]" office:value-type="float" office:value="2.88240409084228" calcext:value-type="float">
            <text:p>2,8824040908</text:p>
          </table:table-cell>
          <table:table-cell table:formula="of:=[.H5]/[.K5]" office:value-type="float" office:value="4.15355723350272" calcext:value-type="float">
            <text:p>4,1535572335</text:p>
          </table:table-cell>
          <table:table-cell table:formula="of:=[.I5]/[.L5]" office:value-type="float" office:value="0.0837013421212672" calcext:value-type="float">
            <text:p>0,0837013421</text:p>
          </table:table-cell>
          <table:table-cell table:formula="of:=[.J5]/[.M5]" office:value-type="float" office:value="0.545251196077696" calcext:value-type="float">
            <text:p>0,5452511961</text:p>
          </table:table-cell>
          <table:table-cell table:formula="of:=[.K5]/[.N5]" office:value-type="float" office:value="0.20582390585029" calcext:value-type="float">
            <text:p>0,2058239059</text:p>
          </table:table-cell>
          <table:table-cell table:formula="of:=[.L5]/[.O5]" office:value-type="float" office:value="2.88775800922337" calcext:value-type="float">
            <text:p>2,8877580092</text:p>
          </table:table-cell>
          <table:table-cell table:formula="of:=[.M5]/[.P5]" office:value-type="float" office:value="0.672007428511887" calcext:value-type="float">
            <text:p>0,6720074285</text:p>
          </table:table-cell>
          <table:table-cell table:formula="of:=[.N5]/[.Q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Fumaric acid</text:p>
          </table:table-cell>
          <table:table-cell table:style-name="ce6" office:value-type="float" office:value="0.0109733538400467" calcext:value-type="float">
            <text:p>0,011</text:p>
          </table:table-cell>
          <table:table-cell table:style-name="ce6" office:value-type="float" office:value="0.00817756666649315" calcext:value-type="float">
            <text:p>0,008</text:p>
          </table:table-cell>
          <table:table-cell table:style-name="ce6" office:value-type="float" office:value="0.0109735689568643" calcext:value-type="float">
            <text:p>0,011</text:p>
          </table:table-cell>
          <table:table-cell table:style-name="ce6" office:value-type="float" office:value="0.00680994811597585" calcext:value-type="float">
            <text:p>0,007</text:p>
          </table:table-cell>
          <table:table-cell table:style-name="ce6" office:value-type="float" office:value="0.00984039541305181" calcext:value-type="float">
            <text:p>0,010</text:p>
          </table:table-cell>
          <table:table-cell table:style-name="ce6" office:value-type="float" office:value="0.0184111073069627" calcext:value-type="float">
            <text:p>0,018</text:p>
          </table:table-cell>
          <table:table-cell table:style-name="ce6" office:value-type="float" office:value="0.00137766964347051" calcext:value-type="float">
            <text:p>0,001</text:p>
          </table:table-cell>
          <table:table-cell table:style-name="ce6" office:value-type="float" office:value="0.0058866758213656" calcext:value-type="float">
            <text:p>0,006</text:p>
          </table:table-cell>
          <table:table-cell table:style-name="ce6" office:value-type="float" office:value="0.00339060140261671" calcext:value-type="float">
            <text:p>0,003</text:p>
          </table:table-cell>
          <table:table-cell table:style-name="ce6" office:value-type="float" office:value="0.0180043482121288" calcext:value-type="float">
            <text:p>0,018</text:p>
          </table:table-cell>
          <table:table-cell table:style-name="ce6" office:value-type="float" office:value="0.00575134594433797" calcext:value-type="float">
            <text:p>0,006</text:p>
          </table:table-cell>
          <table:table-cell table:style-name="ce6" office:value-type="float" office:value="0.0102899638460411" calcext:value-type="float">
            <text:p>0,010</text:p>
          </table:table-cell>
          <table:table-cell table:style-name="ce6" office:value-type="float" office:value="0.0152795132011353" calcext:value-type="float">
            <text:p>0,015</text:p>
          </table:table-cell>
          <table:table-cell table:style-name="ce6" office:value-type="float" office:value="0.0187314419647336" calcext:value-type="float">
            <text:p>0,019</text:p>
          </table:table-cell>
          <table:table-cell table:style-name="ce8"/>
          <table:table-cell table:style-name="ce6" office:value-type="float" office:value="0.00748122876507594" calcext:value-type="float">
            <text:p>0,007</text:p>
          </table:table-cell>
          <table:table-cell table:style-name="ce6" office:value-type="float" office:value="0.0135427913010215" calcext:value-type="float">
            <text:p>0,014</text:p>
          </table:table-cell>
          <table:table-cell table:style-name="ce6" office:value-type="float" office:value="0.00816371930880947" calcext:value-type="float">
            <text:p>0,008</text:p>
          </table:table-cell>
          <table:table-cell table:style-name="ce6" office:value-type="float" office:value="0.0421788413613482" calcext:value-type="float">
            <text:p>0,042</text:p>
          </table:table-cell>
          <table:table-cell table:style-name="ce6" office:value-type="float" office:value="0.0536424251630994" calcext:value-type="float">
            <text:p>0,054</text:p>
          </table:table-cell>
          <table:table-cell table:style-name="ce6" office:value-type="float" office:value="0.0341944947287633" calcext:value-type="float">
            <text:p>0,034</text:p>
          </table:table-cell>
          <table:table-cell table:style-name="ce6" office:value-type="float" office:value="0.0330706430887203" calcext:value-type="float">
            <text:p>0,033</text:p>
          </table:table-cell>
          <table:table-cell table:style-name="ce6" office:value-type="float" office:value="0.0278515955116301" calcext:value-type="float">
            <text:p>0,028</text:p>
          </table:table-cell>
          <table:table-cell table:style-name="ce6" office:value-type="float" office:value="0.0382524394568417" calcext:value-type="float">
            <text:p>0,038</text:p>
          </table:table-cell>
          <table:table-cell table:number-columns-repeated="3"/>
          <table:table-cell table:formula="of:=[.C6]/[.F6]" office:value-type="float" office:value="1.61137113721963" calcext:value-type="float">
            <text:p>1,6113711372</text:p>
          </table:table-cell>
          <table:table-cell table:formula="of:=[.D6]/[.G6]" office:value-type="float" office:value="0.831020129094287" calcext:value-type="float">
            <text:p>0,8310201291</text:p>
          </table:table-cell>
          <table:table-cell table:formula="of:=[.E6]/[.H6]" office:value-type="float" office:value="0.596029819060058" calcext:value-type="float">
            <text:p>0,5960298191</text:p>
          </table:table-cell>
          <table:table-cell table:formula="of:=[.F6]/[.I6]" office:value-type="float" office:value="4.94309223423171" calcext:value-type="float">
            <text:p>4,9430922342</text:p>
          </table:table-cell>
          <table:table-cell table:formula="of:=[.G6]/[.J6]" office:value-type="float" office:value="1.67163875023256" calcext:value-type="float">
            <text:p>1,6716387502</text:p>
          </table:table-cell>
          <table:table-cell table:formula="of:=[.H6]/[.K6]" office:value-type="float" office:value="5.43004178926896" calcext:value-type="float">
            <text:p>5,4300417893</text:p>
          </table:table-cell>
          <table:table-cell table:formula="of:=[.I6]/[.L6]" office:value-type="float" office:value="0.0765187179918254" calcext:value-type="float">
            <text:p>0,076518718</text:p>
          </table:table-cell>
          <table:table-cell table:formula="of:=[.J6]/[.M6]" office:value-type="float" office:value="1.02353012292033" calcext:value-type="float">
            <text:p>1,0235301229</text:p>
          </table:table-cell>
          <table:table-cell table:formula="of:=[.K6]/[.N6]" office:value-type="float" office:value="0.329505667206128" calcext:value-type="float">
            <text:p>0,3295056672</text:p>
          </table:table-cell>
          <table:table-cell table:formula="of:=[.L6]/[.O6]" office:value-type="float" office:value="1.17833258004522" calcext:value-type="float">
            <text:p>1,17833258</text:p>
          </table:table-cell>
          <table:table-cell table:formula="of:=[.M6]/[.P6]" office:value-type="float" office:value="0.307042349177722" calcext:value-type="float">
            <text:p>0,3070423492</text:p>
          </table:table-cell>
          <table:table-cell table:formula="of:=[.N6]/[.Q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Glutaric acid, 2-hydroxy-</text:p>
          </table:table-cell>
          <table:table-cell table:style-name="ce6" table:number-columns-repeated="14"/>
          <table:table-cell table:style-name="ce8"/>
          <table:table-cell table:style-name="ce6" table:number-columns-repeated="9"/>
          <table:table-cell table:number-columns-repeated="3"/>
          <table:table-cell table:formula="of:=[.C7]/[.F7]" office:value-type="string" office:string-value="" calcext:value-type="error">
            <text:p>#DIV/0!</text:p>
          </table:table-cell>
          <table:table-cell table:formula="of:=[.D7]/[.G7]" office:value-type="string" office:string-value="" calcext:value-type="error">
            <text:p>#DIV/0!</text:p>
          </table:table-cell>
          <table:table-cell table:formula="of:=[.E7]/[.H7]" office:value-type="string" office:string-value="" calcext:value-type="error">
            <text:p>#DIV/0!</text:p>
          </table:table-cell>
          <table:table-cell table:formula="of:=[.F7]/[.I7]" office:value-type="string" office:string-value="" calcext:value-type="error">
            <text:p>#DIV/0!</text:p>
          </table:table-cell>
          <table:table-cell table:formula="of:=[.G7]/[.J7]" office:value-type="string" office:string-value="" calcext:value-type="error">
            <text:p>#DIV/0!</text:p>
          </table:table-cell>
          <table:table-cell table:formula="of:=[.H7]/[.K7]" office:value-type="string" office:string-value="" calcext:value-type="error">
            <text:p>#DIV/0!</text:p>
          </table:table-cell>
          <table:table-cell table:formula="of:=[.I7]/[.L7]" office:value-type="string" office:string-value="" calcext:value-type="error">
            <text:p>#DIV/0!</text:p>
          </table:table-cell>
          <table:table-cell table:formula="of:=[.J7]/[.M7]" office:value-type="string" office:string-value="" calcext:value-type="error">
            <text:p>#DIV/0!</text:p>
          </table:table-cell>
          <table:table-cell table:formula="of:=[.K7]/[.N7]" office:value-type="string" office:string-value="" calcext:value-type="error">
            <text:p>#DIV/0!</text:p>
          </table:table-cell>
          <table:table-cell table:formula="of:=[.L7]/[.O7]" office:value-type="string" office:string-value="" calcext:value-type="error">
            <text:p>#DIV/0!</text:p>
          </table:table-cell>
          <table:table-cell table:formula="of:=[.M7]/[.P7]" office:value-type="string" office:string-value="" calcext:value-type="error">
            <text:p>#DIV/0!</text:p>
          </table:table-cell>
          <table:table-cell table:formula="of:=[.N7]/[.Q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Glutaric acid, 2-oxo-</text:p>
          </table:table-cell>
          <table:table-cell table:style-name="ce6" office:value-type="float" office:value="0.000850747529112105" calcext:value-type="float">
            <text:p>0,001</text:p>
          </table:table-cell>
          <table:table-cell table:style-name="ce6" office:value-type="float" office:value="0.000475610096455538" calcext:value-type="float">
            <text:p>0,000</text:p>
          </table:table-cell>
          <table:table-cell table:style-name="ce6" office:value-type="float" office:value="0.000697799236495428" calcext:value-type="float">
            <text:p>0,001</text:p>
          </table:table-cell>
          <table:table-cell table:style-name="ce6" office:value-type="float" office:value="0.0013545189361635" calcext:value-type="float">
            <text:p>0,001</text:p>
          </table:table-cell>
          <table:table-cell table:style-name="ce6" office:value-type="float" office:value="0.00107140400965276" calcext:value-type="float">
            <text:p>0,001</text:p>
          </table:table-cell>
          <table:table-cell table:style-name="ce6" office:value-type="float" office:value="0.000945476844549036" calcext:value-type="float">
            <text:p>0,001</text:p>
          </table:table-cell>
          <table:table-cell table:style-name="ce6"/>
          <table:table-cell table:style-name="ce6" office:value-type="float" office:value="0.000557543167916437" calcext:value-type="float">
            <text:p>0,001</text:p>
          </table:table-cell>
          <table:table-cell table:style-name="ce6" office:value-type="float" office:value="0.000686409810628898" calcext:value-type="float">
            <text:p>0,001</text:p>
          </table:table-cell>
          <table:table-cell table:style-name="ce6" office:value-type="float" office:value="0.00417802369668638" calcext:value-type="float">
            <text:p>0,004</text:p>
          </table:table-cell>
          <table:table-cell table:style-name="ce6" office:value-type="float" office:value="0.00168419302165611" calcext:value-type="float">
            <text:p>0,002</text:p>
          </table:table-cell>
          <table:table-cell table:style-name="ce6" office:value-type="float" office:value="0.00113549806694065" calcext:value-type="float">
            <text:p>0,001</text:p>
          </table:table-cell>
          <table:table-cell table:style-name="ce6" office:value-type="float" office:value="0.00181078453638243" calcext:value-type="float">
            <text:p>0,002</text:p>
          </table:table-cell>
          <table:table-cell table:style-name="ce6" office:value-type="float" office:value="0.00128843660351796" calcext:value-type="float">
            <text:p>0,001</text:p>
          </table:table-cell>
          <table:table-cell table:style-name="ce8"/>
          <table:table-cell table:style-name="ce6" office:value-type="float" office:value="0.00263598341299412" calcext:value-type="float">
            <text:p>0,003</text:p>
          </table:table-cell>
          <table:table-cell table:style-name="ce6" office:value-type="float" office:value="0.00225417582000768" calcext:value-type="float">
            <text:p>0,002</text:p>
          </table:table-cell>
          <table:table-cell table:style-name="ce6" office:value-type="float" office:value="0.00144638808119341" calcext:value-type="float">
            <text:p>0,001</text:p>
          </table:table-cell>
          <table:table-cell table:style-name="ce6" office:value-type="float" office:value="0.00204433347700058" calcext:value-type="float">
            <text:p>0,002</text:p>
          </table:table-cell>
          <table:table-cell table:style-name="ce6" office:value-type="float" office:value="0.00177302646798077" calcext:value-type="float">
            <text:p>0,002</text:p>
          </table:table-cell>
          <table:table-cell table:style-name="ce6" office:value-type="float" office:value="0.00126523318115329" calcext:value-type="float">
            <text:p>0,001</text:p>
          </table:table-cell>
          <table:table-cell table:style-name="ce6" office:value-type="float" office:value="0.00423044495242818" calcext:value-type="float">
            <text:p>0,004</text:p>
          </table:table-cell>
          <table:table-cell table:style-name="ce6" office:value-type="float" office:value="0.00516004442743692" calcext:value-type="float">
            <text:p>0,005</text:p>
          </table:table-cell>
          <table:table-cell table:style-name="ce6" office:value-type="float" office:value="0.00442257262543063" calcext:value-type="float">
            <text:p>0,004</text:p>
          </table:table-cell>
          <table:table-cell table:number-columns-repeated="3"/>
          <table:table-cell table:formula="of:=[.C8]/[.F8]" office:value-type="float" office:value="0.628080941800443" calcext:value-type="float">
            <text:p>0,6280809418</text:p>
          </table:table-cell>
          <table:table-cell table:formula="of:=[.D8]/[.G8]" office:value-type="float" office:value="0.443912933095782" calcext:value-type="float">
            <text:p>0,4439129331</text:p>
          </table:table-cell>
          <table:table-cell table:formula="of:=[.E8]/[.H8]" office:value-type="float" office:value="0.738039477665111" calcext:value-type="float">
            <text:p>0,7380394777</text:p>
          </table:table-cell>
          <table:table-cell table:formula="of:=[.F8]/[.I8]" office:value-type="string" office:string-value="" calcext:value-type="error">
            <text:p>#DIV/0!</text:p>
          </table:table-cell>
          <table:table-cell table:formula="of:=[.G8]/[.J8]" office:value-type="float" office:value="1.92165211826852" calcext:value-type="float">
            <text:p>1,9216521183</text:p>
          </table:table-cell>
          <table:table-cell table:formula="of:=[.H8]/[.K8]" office:value-type="float" office:value="1.37742326800775" calcext:value-type="float">
            <text:p>1,377423268</text:p>
          </table:table-cell>
          <table:table-cell table:formula="of:=[.I8]/[.L8]" office:value-type="float" office:value="0" calcext:value-type="float">
            <text:p>0</text:p>
          </table:table-cell>
          <table:table-cell table:formula="of:=[.J8]/[.M8]" office:value-type="float" office:value="0.331044696627582" calcext:value-type="float">
            <text:p>0,3310446966</text:p>
          </table:table-cell>
          <table:table-cell table:formula="of:=[.K8]/[.N8]" office:value-type="float" office:value="0.604501082488215" calcext:value-type="float">
            <text:p>0,6045010825</text:p>
          </table:table-cell>
          <table:table-cell table:formula="of:=[.L8]/[.O8]" office:value-type="float" office:value="2.30730029594421" calcext:value-type="float">
            <text:p>2,3073002959</text:p>
          </table:table-cell>
          <table:table-cell table:formula="of:=[.M8]/[.P8]" office:value-type="float" office:value="1.30716017928827" calcext:value-type="float">
            <text:p>1,3071601793</text:p>
          </table:table-cell>
          <table:table-cell table:formula="of:=[.N8]/[.Q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Lactic acid</text:p>
          </table:table-cell>
          <table:table-cell table:style-name="ce6" table:number-columns-repeated="3"/>
          <table:table-cell table:style-name="ce6" office:value-type="float" office:value="0.0154823127982834" calcext:value-type="float">
            <text:p>0,015</text:p>
          </table:table-cell>
          <table:table-cell table:style-name="ce6" office:value-type="float" office:value="0.00898725719470247" calcext:value-type="float">
            <text:p>0,009</text:p>
          </table:table-cell>
          <table:table-cell table:style-name="ce6" office:value-type="float" office:value="0.00691921733860284" calcext:value-type="float">
            <text:p>0,007</text:p>
          </table:table-cell>
          <table:table-cell table:style-name="ce6"/>
          <table:table-cell table:style-name="ce6" office:value-type="float" office:value="0.0104595230483721" calcext:value-type="float">
            <text:p>0,010</text:p>
          </table:table-cell>
          <table:table-cell table:style-name="ce6" office:value-type="float" office:value="0.0133566541076716" calcext:value-type="float">
            <text:p>0,013</text:p>
          </table:table-cell>
          <table:table-cell table:style-name="ce6" table:number-columns-repeated="3"/>
          <table:table-cell table:style-name="ce6" office:value-type="float" office:value="0.0115919676295064" calcext:value-type="float">
            <text:p>0,012</text:p>
          </table:table-cell>
          <table:table-cell table:style-name="ce6" office:value-type="float" office:value="0.00708938510311731" calcext:value-type="float">
            <text:p>0,007</text:p>
          </table:table-cell>
          <table:table-cell table:style-name="ce8"/>
          <table:table-cell table:style-name="ce6" table:number-columns-repeated="3"/>
          <table:table-cell table:style-name="ce6" office:value-type="float" office:value="0.00685905084215827" calcext:value-type="float">
            <text:p>0,007</text:p>
          </table:table-cell>
          <table:table-cell table:style-name="ce6" office:value-type="float" office:value="0.012251570740554" calcext:value-type="float">
            <text:p>0,012</text:p>
          </table:table-cell>
          <table:table-cell table:style-name="ce6" office:value-type="float" office:value="0.00824248246000501" calcext:value-type="float">
            <text:p>0,008</text:p>
          </table:table-cell>
          <table:table-cell table:style-name="ce6" table:number-columns-repeated="3"/>
          <table:table-cell table:number-columns-repeated="3"/>
          <table:table-cell table:formula="of:=[.C9]/[.F9]" office:value-type="float" office:value="0" calcext:value-type="float">
            <text:p>0</text:p>
          </table:table-cell>
          <table:table-cell table:formula="of:=[.D9]/[.G9]" office:value-type="float" office:value="0" calcext:value-type="float">
            <text:p>0</text:p>
          </table:table-cell>
          <table:table-cell table:formula="of:=[.E9]/[.H9]" office:value-type="float" office:value="0" calcext:value-type="float">
            <text:p>0</text:p>
          </table:table-cell>
          <table:table-cell table:formula="of:=[.F9]/[.I9]" office:value-type="string" office:string-value="" calcext:value-type="error">
            <text:p>#DIV/0!</text:p>
          </table:table-cell>
          <table:table-cell table:formula="of:=[.G9]/[.J9]" office:value-type="float" office:value="0.859241588085724" calcext:value-type="float">
            <text:p>0,8592415881</text:p>
          </table:table-cell>
          <table:table-cell table:formula="of:=[.H9]/[.K9]" office:value-type="float" office:value="0.51803522669863" calcext:value-type="float">
            <text:p>0,5180352267</text:p>
          </table:table-cell>
          <table:table-cell table:formula="of:=[.I9]/[.L9]" office:value-type="string" office:string-value="" calcext:value-type="error">
            <text:p>#DIV/0!</text:p>
          </table:table-cell>
          <table:table-cell table:formula="of:=[.J9]/[.M9]" office:value-type="string" office:string-value="" calcext:value-type="error">
            <text:p>#DIV/0!</text:p>
          </table:table-cell>
          <table:table-cell table:formula="of:=[.K9]/[.N9]" office:value-type="string" office:string-value="" calcext:value-type="error">
            <text:p>#DIV/0!</text:p>
          </table:table-cell>
          <table:table-cell table:formula="of:=[.L9]/[.O9]" office:value-type="float" office:value="0" calcext:value-type="float">
            <text:p>0</text:p>
          </table:table-cell>
          <table:table-cell table:formula="of:=[.M9]/[.P9]" office:value-type="float" office:value="0" calcext:value-type="float">
            <text:p>0</text:p>
          </table:table-cell>
          <table:table-cell table:formula="of:=[.N9]/[.Q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Malic acid</text:p>
          </table:table-cell>
          <table:table-cell table:style-name="ce6" office:value-type="float" office:value="0.0063891548871488" calcext:value-type="float">
            <text:p>0,006</text:p>
          </table:table-cell>
          <table:table-cell table:style-name="ce6" office:value-type="float" office:value="0.00397405279979178" calcext:value-type="float">
            <text:p>0,004</text:p>
          </table:table-cell>
          <table:table-cell table:style-name="ce6" office:value-type="float" office:value="0.00596832520924396" calcext:value-type="float">
            <text:p>0,006</text:p>
          </table:table-cell>
          <table:table-cell table:style-name="ce6" office:value-type="float" office:value="0.00797200936970257" calcext:value-type="float">
            <text:p>0,008</text:p>
          </table:table-cell>
          <table:table-cell table:style-name="ce6" office:value-type="float" office:value="0.00950083795280987" calcext:value-type="float">
            <text:p>0,010</text:p>
          </table:table-cell>
          <table:table-cell table:style-name="ce6" office:value-type="float" office:value="0.0114965277903624" calcext:value-type="float">
            <text:p>0,011</text:p>
          </table:table-cell>
          <table:table-cell table:style-name="ce6" office:value-type="float" office:value="0.00117203022091072" calcext:value-type="float">
            <text:p>0,001</text:p>
          </table:table-cell>
          <table:table-cell table:style-name="ce6" office:value-type="float" office:value="0.00325145919862901" calcext:value-type="float">
            <text:p>0,003</text:p>
          </table:table-cell>
          <table:table-cell table:style-name="ce6" office:value-type="float" office:value="0.0022508540407402" calcext:value-type="float">
            <text:p>0,002</text:p>
          </table:table-cell>
          <table:table-cell table:style-name="ce6" office:value-type="float" office:value="0.0118531765553869" calcext:value-type="float">
            <text:p>0,012</text:p>
          </table:table-cell>
          <table:table-cell table:style-name="ce6" office:value-type="float" office:value="0.00551896030134973" calcext:value-type="float">
            <text:p>0,006</text:p>
          </table:table-cell>
          <table:table-cell table:style-name="ce6" office:value-type="float" office:value="0.00557850766587089" calcext:value-type="float">
            <text:p>0,006</text:p>
          </table:table-cell>
          <table:table-cell table:style-name="ce6" office:value-type="float" office:value="0.0103354974662842" calcext:value-type="float">
            <text:p>0,010</text:p>
          </table:table-cell>
          <table:table-cell table:style-name="ce6" office:value-type="float" office:value="0.012094996043531" calcext:value-type="float">
            <text:p>0,012</text:p>
          </table:table-cell>
          <table:table-cell table:style-name="ce8"/>
          <table:table-cell table:style-name="ce6" office:value-type="float" office:value="0.0190058038040738" calcext:value-type="float">
            <text:p>0,019</text:p>
          </table:table-cell>
          <table:table-cell table:style-name="ce6" office:value-type="float" office:value="0.027420100439447" calcext:value-type="float">
            <text:p>0,027</text:p>
          </table:table-cell>
          <table:table-cell table:style-name="ce6" office:value-type="float" office:value="0.0168523916493046" calcext:value-type="float">
            <text:p>0,017</text:p>
          </table:table-cell>
          <table:table-cell table:style-name="ce6" office:value-type="float" office:value="0.0394724987573373" calcext:value-type="float">
            <text:p>0,039</text:p>
          </table:table-cell>
          <table:table-cell table:style-name="ce6" office:value-type="float" office:value="0.0409106949080701" calcext:value-type="float">
            <text:p>0,041</text:p>
          </table:table-cell>
          <table:table-cell table:style-name="ce6" office:value-type="float" office:value="0.0262150504717402" calcext:value-type="float">
            <text:p>0,026</text:p>
          </table:table-cell>
          <table:table-cell table:style-name="ce6" office:value-type="float" office:value="0.0648772829776178" calcext:value-type="float">
            <text:p>0,065</text:p>
          </table:table-cell>
          <table:table-cell table:style-name="ce6" office:value-type="float" office:value="0.0984796715182367" calcext:value-type="float">
            <text:p>0,098</text:p>
          </table:table-cell>
          <table:table-cell table:style-name="ce6" office:value-type="float" office:value="0.0594983344739936" calcext:value-type="float">
            <text:p>0,059</text:p>
          </table:table-cell>
          <table:table-cell table:number-columns-repeated="3"/>
          <table:table-cell table:formula="of:=[.C10]/[.F10]" office:value-type="float" office:value="0.801448491948671" calcext:value-type="float">
            <text:p>0,8014484919</text:p>
          </table:table-cell>
          <table:table-cell table:formula="of:=[.D10]/[.G10]" office:value-type="float" office:value="0.418284452332592" calcext:value-type="float">
            <text:p>0,4182844523</text:p>
          </table:table-cell>
          <table:table-cell table:formula="of:=[.E10]/[.H10]" office:value-type="float" office:value="0.519141545871549" calcext:value-type="float">
            <text:p>0,5191415459</text:p>
          </table:table-cell>
          <table:table-cell table:formula="of:=[.F10]/[.I10]" office:value-type="float" office:value="6.80188038454159" calcext:value-type="float">
            <text:p>6,8018803845</text:p>
          </table:table-cell>
          <table:table-cell table:formula="of:=[.G10]/[.J10]" office:value-type="float" office:value="2.92202281265468" calcext:value-type="float">
            <text:p>2,9220228127</text:p>
          </table:table-cell>
          <table:table-cell table:formula="of:=[.H10]/[.K10]" office:value-type="float" office:value="5.10762918531214" calcext:value-type="float">
            <text:p>5,1076291853</text:p>
          </table:table-cell>
          <table:table-cell table:formula="of:=[.I10]/[.L10]" office:value-type="float" office:value="0.0988789979997445" calcext:value-type="float">
            <text:p>0,098878998</text:p>
          </table:table-cell>
          <table:table-cell table:formula="of:=[.J10]/[.M10]" office:value-type="float" office:value="0.58914342939445" calcext:value-type="float">
            <text:p>0,5891434294</text:p>
          </table:table-cell>
          <table:table-cell table:formula="of:=[.K10]/[.N10]" office:value-type="float" office:value="0.403486770218287" calcext:value-type="float">
            <text:p>0,4034867702</text:p>
          </table:table-cell>
          <table:table-cell table:formula="of:=[.L10]/[.O10]" office:value-type="float" office:value="1.14684141658915" calcext:value-type="float">
            <text:p>1,1468414166</text:p>
          </table:table-cell>
          <table:table-cell table:formula="of:=[.M10]/[.P10]" office:value-type="float" office:value="0.456301124984786" calcext:value-type="float">
            <text:p>0,456301125</text:p>
          </table:table-cell>
          <table:table-cell table:formula="of:=[.N10]/[.Q1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Malonic acid</text:p>
          </table:table-cell>
          <table:table-cell table:style-name="ce6"/>
          <table:table-cell table:style-name="ce6" office:value-type="float" office:value="0.00563741691695936" calcext:value-type="float">
            <text:p>0,006</text:p>
          </table:table-cell>
          <table:table-cell table:style-name="ce6" office:value-type="float" office:value="0.00986309347964364" calcext:value-type="float">
            <text:p>0,010</text:p>
          </table:table-cell>
          <table:table-cell table:style-name="ce6"/>
          <table:table-cell table:style-name="ce6" office:value-type="float" office:value="0.00789350832701084" calcext:value-type="float">
            <text:p>0,008</text:p>
          </table:table-cell>
          <table:table-cell table:style-name="ce6" office:value-type="float" office:value="0.00691952138560913" calcext:value-type="float">
            <text:p>0,007</text:p>
          </table:table-cell>
          <table:table-cell table:style-name="ce6" office:value-type="float" office:value="0.00797101308442849" calcext:value-type="float">
            <text:p>0,008</text:p>
          </table:table-cell>
          <table:table-cell table:style-name="ce6" office:value-type="float" office:value="0.00687343668530746" calcext:value-type="float">
            <text:p>0,007</text:p>
          </table:table-cell>
          <table:table-cell table:style-name="ce6" office:value-type="float" office:value="0.00636498302208902" calcext:value-type="float">
            <text:p>0,006</text:p>
          </table:table-cell>
          <table:table-cell table:style-name="ce6" office:value-type="float" office:value="0.013356626368433" calcext:value-type="float">
            <text:p>0,013</text:p>
          </table:table-cell>
          <table:table-cell table:style-name="ce6" office:value-type="float" office:value="0.00646836087269297" calcext:value-type="float">
            <text:p>0,006</text:p>
          </table:table-cell>
          <table:table-cell table:style-name="ce6" office:value-type="float" office:value="0.00551286144291366" calcext:value-type="float">
            <text:p>0,006</text:p>
          </table:table-cell>
          <table:table-cell table:style-name="ce6" office:value-type="float" office:value="0.00676123737731221" calcext:value-type="float">
            <text:p>0,007</text:p>
          </table:table-cell>
          <table:table-cell table:style-name="ce6" office:value-type="float" office:value="0.00804906140265068" calcext:value-type="float">
            <text:p>0,008</text:p>
          </table:table-cell>
          <table:table-cell table:style-name="ce8"/>
          <table:table-cell table:style-name="ce6" office:value-type="float" office:value="0.00730345439523181" calcext:value-type="float">
            <text:p>0,007</text:p>
          </table:table-cell>
          <table:table-cell table:style-name="ce6" office:value-type="float" office:value="0.0162371651586724" calcext:value-type="float">
            <text:p>0,016</text:p>
          </table:table-cell>
          <table:table-cell table:style-name="ce6" office:value-type="float" office:value="0.00919878034481844" calcext:value-type="float">
            <text:p>0,009</text:p>
          </table:table-cell>
          <table:table-cell table:style-name="ce6" office:value-type="float" office:value="0.00538031915289457" calcext:value-type="float">
            <text:p>0,005</text:p>
          </table:table-cell>
          <table:table-cell table:style-name="ce6" office:value-type="float" office:value="0.00803031712536311" calcext:value-type="float">
            <text:p>0,008</text:p>
          </table:table-cell>
          <table:table-cell table:style-name="ce6" office:value-type="float" office:value="0.00877163557210336" calcext:value-type="float">
            <text:p>0,009</text:p>
          </table:table-cell>
          <table:table-cell table:style-name="ce6" office:value-type="float" office:value="0.0105722844647789" calcext:value-type="float">
            <text:p>0,011</text:p>
          </table:table-cell>
          <table:table-cell table:style-name="ce6" office:value-type="float" office:value="0.0379229238605868" calcext:value-type="float">
            <text:p>0,038</text:p>
          </table:table-cell>
          <table:table-cell table:style-name="ce6" office:value-type="float" office:value="0.0158125476316546" calcext:value-type="float">
            <text:p>0,016</text:p>
          </table:table-cell>
          <table:table-cell table:number-columns-repeated="3"/>
          <table:table-cell table:formula="of:=[.C11]/[.F11]" office:value-type="string" office:string-value="" calcext:value-type="error">
            <text:p>#DIV/0!</text:p>
          </table:table-cell>
          <table:table-cell table:formula="of:=[.D11]/[.G11]" office:value-type="float" office:value="0.714183945010693" calcext:value-type="float">
            <text:p>0,714183945</text:p>
          </table:table-cell>
          <table:table-cell table:formula="of:=[.E11]/[.H11]" office:value-type="float" office:value="1.42540111230184" calcext:value-type="float">
            <text:p>1,4254011123</text:p>
          </table:table-cell>
          <table:table-cell table:formula="of:=[.F11]/[.I11]" office:value-type="float" office:value="0" calcext:value-type="float">
            <text:p>0</text:p>
          </table:table-cell>
          <table:table-cell table:formula="of:=[.G11]/[.J11]" office:value-type="float" office:value="1.14840780360775" calcext:value-type="float">
            <text:p>1,1484078036</text:p>
          </table:table-cell>
          <table:table-cell table:formula="of:=[.H11]/[.K11]" office:value-type="float" office:value="1.08712330600029" calcext:value-type="float">
            <text:p>1,087123306</text:p>
          </table:table-cell>
          <table:table-cell table:formula="of:=[.I11]/[.L11]" office:value-type="float" office:value="0.596783414056348" calcext:value-type="float">
            <text:p>0,5967834141</text:p>
          </table:table-cell>
          <table:table-cell table:formula="of:=[.J11]/[.M11]" office:value-type="float" office:value="1.06262418263096" calcext:value-type="float">
            <text:p>1,0626241826</text:p>
          </table:table-cell>
          <table:table-cell table:formula="of:=[.K11]/[.N11]" office:value-type="float" office:value="1.15456974349876" calcext:value-type="float">
            <text:p>1,1545697435</text:p>
          </table:table-cell>
          <table:table-cell table:formula="of:=[.L11]/[.O11]" office:value-type="float" office:value="1.97547070500025" calcext:value-type="float">
            <text:p>1,975470705</text:p>
          </table:table-cell>
          <table:table-cell table:formula="of:=[.M11]/[.P11]" office:value-type="float" office:value="0.803616788233575" calcext:value-type="float">
            <text:p>0,8036167882</text:p>
          </table:table-cell>
          <table:table-cell table:formula="of:=[.N11]/[.Q1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Pyruvic acid</text:p>
          </table:table-cell>
          <table:table-cell table:style-name="ce6" office:value-type="float" office:value="0.00504697861014585" calcext:value-type="float">
            <text:p>0,005</text:p>
          </table:table-cell>
          <table:table-cell table:style-name="ce6" office:value-type="float" office:value="0.0146556084003179" calcext:value-type="float">
            <text:p>0,015</text:p>
          </table:table-cell>
          <table:table-cell table:style-name="ce6" office:value-type="float" office:value="0.0328192428428475" calcext:value-type="float">
            <text:p>0,033</text:p>
          </table:table-cell>
          <table:table-cell table:style-name="ce6" office:value-type="float" office:value="0.00579032844938191" calcext:value-type="float">
            <text:p>0,006</text:p>
          </table:table-cell>
          <table:table-cell table:style-name="ce6" office:value-type="float" office:value="0.0142611277496182" calcext:value-type="float">
            <text:p>0,014</text:p>
          </table:table-cell>
          <table:table-cell table:style-name="ce6" office:value-type="float" office:value="0.0224793748788819" calcext:value-type="float">
            <text:p>0,022</text:p>
          </table:table-cell>
          <table:table-cell table:style-name="ce6" office:value-type="float" office:value="0.0183363173538799" calcext:value-type="float">
            <text:p>0,018</text:p>
          </table:table-cell>
          <table:table-cell table:style-name="ce6" office:value-type="float" office:value="0.0211184936960981" calcext:value-type="float">
            <text:p>0,021</text:p>
          </table:table-cell>
          <table:table-cell table:style-name="ce6" office:value-type="float" office:value="0.0125967080929585" calcext:value-type="float">
            <text:p>0,013</text:p>
          </table:table-cell>
          <table:table-cell table:style-name="ce6" office:value-type="float" office:value="0.0163320093062093" calcext:value-type="float">
            <text:p>0,016</text:p>
          </table:table-cell>
          <table:table-cell table:style-name="ce6" office:value-type="float" office:value="0.0125967165380004" calcext:value-type="float">
            <text:p>0,013</text:p>
          </table:table-cell>
          <table:table-cell table:style-name="ce6" office:value-type="float" office:value="0.0105655188356601" calcext:value-type="float">
            <text:p>0,011</text:p>
          </table:table-cell>
          <table:table-cell table:style-name="ce6" office:value-type="float" office:value="0.0222893681964898" calcext:value-type="float">
            <text:p>0,022</text:p>
          </table:table-cell>
          <table:table-cell table:style-name="ce6" office:value-type="float" office:value="0.0296690541255202" calcext:value-type="float">
            <text:p>0,030</text:p>
          </table:table-cell>
          <table:table-cell table:style-name="ce8"/>
          <table:table-cell table:style-name="ce6" office:value-type="float" office:value="0.00869205245678739" calcext:value-type="float">
            <text:p>0,009</text:p>
          </table:table-cell>
          <table:table-cell table:style-name="ce6" office:value-type="float" office:value="0.0193302136814718" calcext:value-type="float">
            <text:p>0,019</text:p>
          </table:table-cell>
          <table:table-cell table:style-name="ce6" office:value-type="float" office:value="0.0148738860329013" calcext:value-type="float">
            <text:p>0,015</text:p>
          </table:table-cell>
          <table:table-cell table:style-name="ce6" office:value-type="float" office:value="0.0235132586928243" calcext:value-type="float">
            <text:p>0,024</text:p>
          </table:table-cell>
          <table:table-cell table:style-name="ce6" office:value-type="float" office:value="0.0262070225555006" calcext:value-type="float">
            <text:p>0,026</text:p>
          </table:table-cell>
          <table:table-cell table:style-name="ce6" office:value-type="float" office:value="0.0320591052992295" calcext:value-type="float">
            <text:p>0,032</text:p>
          </table:table-cell>
          <table:table-cell table:style-name="ce6" office:value-type="float" office:value="0.0263848972552667" calcext:value-type="float">
            <text:p>0,026</text:p>
          </table:table-cell>
          <table:table-cell table:style-name="ce6" office:value-type="float" office:value="0.0455982998950975" calcext:value-type="float">
            <text:p>0,046</text:p>
          </table:table-cell>
          <table:table-cell table:style-name="ce6" office:value-type="float" office:value="0.0268717071733683" calcext:value-type="float">
            <text:p>0,027</text:p>
          </table:table-cell>
          <table:table-cell table:number-columns-repeated="3"/>
          <table:table-cell table:formula="of:=[.C12]/[.F12]" office:value-type="float" office:value="0.871622163451642" calcext:value-type="float">
            <text:p>0,8716221635</text:p>
          </table:table-cell>
          <table:table-cell table:formula="of:=[.D12]/[.G12]" office:value-type="float" office:value="1.0276612521552" calcext:value-type="float">
            <text:p>1,0276612522</text:p>
          </table:table-cell>
          <table:table-cell table:formula="of:=[.E12]/[.H12]" office:value-type="float" office:value="1.45997133014937" calcext:value-type="float">
            <text:p>1,4599713301</text:p>
          </table:table-cell>
          <table:table-cell table:formula="of:=[.F12]/[.I12]" office:value-type="float" office:value="0.315784698619251" calcext:value-type="float">
            <text:p>0,3157846986</text:p>
          </table:table-cell>
          <table:table-cell table:formula="of:=[.G12]/[.J12]" office:value-type="float" office:value="0.675290953741323" calcext:value-type="float">
            <text:p>0,6752909537</text:p>
          </table:table-cell>
          <table:table-cell table:formula="of:=[.H12]/[.K12]" office:value-type="float" office:value="1.78454360559865" calcext:value-type="float">
            <text:p>1,7845436056</text:p>
          </table:table-cell>
          <table:table-cell table:formula="of:=[.I12]/[.L12]" office:value-type="float" office:value="1.12272268586747" calcext:value-type="float">
            <text:p>1,1227226859</text:p>
          </table:table-cell>
          <table:table-cell table:formula="of:=[.J12]/[.M12]" office:value-type="float" office:value="1.6765078131583" calcext:value-type="float">
            <text:p>1,6765078132</text:p>
          </table:table-cell>
          <table:table-cell table:formula="of:=[.K12]/[.N12]" office:value-type="float" office:value="1.19224699599634" calcext:value-type="float">
            <text:p>1,192246996</text:p>
          </table:table-cell>
          <table:table-cell table:formula="of:=[.L12]/[.O12]" office:value-type="float" office:value="0.732726435412436" calcext:value-type="float">
            <text:p>0,7327264354</text:p>
          </table:table-cell>
          <table:table-cell table:formula="of:=[.M12]/[.P12]" office:value-type="float" office:value="0.424574254531599" calcext:value-type="float">
            <text:p>0,4245742545</text:p>
          </table:table-cell>
          <table:table-cell table:formula="of:=[.N12]/[.Q1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Acids</text:p>
          </table:table-cell>
          <table:table-cell table:style-name="ce4" office:value-type="string" calcext:value-type="string">
            <text:p>Salicylic acid</text:p>
          </table:table-cell>
          <table:table-cell table:style-name="ce7" table:number-columns-repeated="3"/>
          <table:table-cell table:style-name="ce7" office:value-type="float" office:value="0.000189460062571043" calcext:value-type="float">
            <text:p>0,000</text:p>
          </table:table-cell>
          <table:table-cell table:style-name="ce7" office:value-type="float" office:value="0.00029926405301166" calcext:value-type="float">
            <text:p>0,000</text:p>
          </table:table-cell>
          <table:table-cell table:style-name="ce7" office:value-type="float" office:value="0.000228983056163803" calcext:value-type="float">
            <text:p>0,000</text:p>
          </table:table-cell>
          <table:table-cell table:style-name="ce7" table:number-columns-repeated="3"/>
          <table:table-cell table:style-name="ce7" office:value-type="float" office:value="0.000317538679934158" calcext:value-type="float">
            <text:p>0,000</text:p>
          </table:table-cell>
          <table:table-cell table:style-name="ce7" office:value-type="float" office:value="0.000180181203548083" calcext:value-type="float">
            <text:p>0,000</text:p>
          </table:table-cell>
          <table:table-cell table:style-name="ce7" office:value-type="float" office:value="0.000175988748631204" calcext:value-type="float">
            <text:p>0,000</text:p>
          </table:table-cell>
          <table:table-cell table:style-name="ce7" office:value-type="float" office:value="0.000347006537808276" calcext:value-type="float">
            <text:p>0,000</text:p>
          </table:table-cell>
          <table:table-cell table:style-name="ce7" office:value-type="float" office:value="0.000543147192078913" calcext:value-type="float">
            <text:p>0,001</text:p>
          </table:table-cell>
          <table:table-cell table:style-name="ce8"/>
          <table:table-cell table:style-name="ce7" office:value-type="float" office:value="0.000504517070510735" calcext:value-type="float">
            <text:p>0,001</text:p>
          </table:table-cell>
          <table:table-cell table:style-name="ce7" office:value-type="float" office:value="0.000624822789904283" calcext:value-type="float">
            <text:p>0,001</text:p>
          </table:table-cell>
          <table:table-cell table:style-name="ce7" office:value-type="float" office:value="0.000419469674782746" calcext:value-type="float">
            <text:p>0,000</text:p>
          </table:table-cell>
          <table:table-cell table:style-name="ce7" office:value-type="float" office:value="0.000925135160568205" calcext:value-type="float">
            <text:p>0,001</text:p>
          </table:table-cell>
          <table:table-cell table:style-name="ce7" office:value-type="float" office:value="0.000736854078548482" calcext:value-type="float">
            <text:p>0,001</text:p>
          </table:table-cell>
          <table:table-cell table:style-name="ce7" office:value-type="float" office:value="0.000573606314000478" calcext:value-type="float">
            <text:p>0,001</text:p>
          </table:table-cell>
          <table:table-cell table:style-name="ce7" office:value-type="float" office:value="0.000984792625470742" calcext:value-type="float">
            <text:p>0,001</text:p>
          </table:table-cell>
          <table:table-cell table:style-name="ce7" office:value-type="float" office:value="0.000749910500875952" calcext:value-type="float">
            <text:p>0,001</text:p>
          </table:table-cell>
          <table:table-cell table:style-name="ce7" office:value-type="float" office:value="0.000695000597250832" calcext:value-type="float">
            <text:p>0,001</text:p>
          </table:table-cell>
          <table:table-cell table:number-columns-repeated="3"/>
          <table:table-cell table:formula="of:=[.C13]/[.F13]" office:value-type="float" office:value="0" calcext:value-type="float">
            <text:p>0</text:p>
          </table:table-cell>
          <table:table-cell table:formula="of:=[.D13]/[.G13]" office:value-type="float" office:value="0" calcext:value-type="float">
            <text:p>0</text:p>
          </table:table-cell>
          <table:table-cell table:formula="of:=[.E13]/[.H13]" office:value-type="float" office:value="0" calcext:value-type="float">
            <text:p>0</text:p>
          </table:table-cell>
          <table:table-cell table:formula="of:=[.F13]/[.I13]" office:value-type="string" office:string-value="" calcext:value-type="error">
            <text:p>#DIV/0!</text:p>
          </table:table-cell>
          <table:table-cell table:formula="of:=[.G13]/[.J13]" office:value-type="string" office:string-value="" calcext:value-type="error">
            <text:p>#DIV/0!</text:p>
          </table:table-cell>
          <table:table-cell table:formula="of:=[.H13]/[.K13]" office:value-type="string" office:string-value="" calcext:value-type="error">
            <text:p>#DIV/0!</text:p>
          </table:table-cell>
          <table:table-cell table:formula="of:=[.I13]/[.L13]" office:value-type="float" office:value="0" calcext:value-type="float">
            <text:p>0</text:p>
          </table:table-cell>
          <table:table-cell table:formula="of:=[.J13]/[.M13]" office:value-type="float" office:value="0" calcext:value-type="float">
            <text:p>0</text:p>
          </table:table-cell>
          <table:table-cell table:formula="of:=[.K13]/[.N13]" office:value-type="float" office:value="0" calcext:value-type="float">
            <text:p>0</text:p>
          </table:table-cell>
          <table:table-cell table:formula="of:=[.L13]/[.O13]" office:value-type="float" office:value="0.915079819359486" calcext:value-type="float">
            <text:p>0,9150798194</text:p>
          </table:table-cell>
          <table:table-cell table:formula="of:=[.M13]/[.P13]" office:value-type="float" office:value="0.33173549670474" calcext:value-type="float">
            <text:p>0,3317354967</text:p>
          </table:table-cell>
          <table:table-cell table:formula="of:=[.N13]/[.Q1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Shikimic acid</text:p>
          </table:table-cell>
          <table:table-cell table:style-name="ce6" office:value-type="float" office:value="0.00653685987051039" calcext:value-type="float">
            <text:p>0,007</text:p>
          </table:table-cell>
          <table:table-cell table:style-name="ce6" office:value-type="float" office:value="0.00485374307165463" calcext:value-type="float">
            <text:p>0,005</text:p>
          </table:table-cell>
          <table:table-cell table:style-name="ce6" office:value-type="float" office:value="0.00824760859574651" calcext:value-type="float">
            <text:p>0,008</text:p>
          </table:table-cell>
          <table:table-cell table:style-name="ce6" office:value-type="float" office:value="0.00473154916308429" calcext:value-type="float">
            <text:p>0,005</text:p>
          </table:table-cell>
          <table:table-cell table:style-name="ce6" office:value-type="float" office:value="0.00297000736045735" calcext:value-type="float">
            <text:p>0,003</text:p>
          </table:table-cell>
          <table:table-cell table:style-name="ce6" office:value-type="float" office:value="0.00567529807595888" calcext:value-type="float">
            <text:p>0,006</text:p>
          </table:table-cell>
          <table:table-cell table:style-name="ce6" office:value-type="float" office:value="0.00169156222742752" calcext:value-type="float">
            <text:p>0,002</text:p>
          </table:table-cell>
          <table:table-cell table:style-name="ce6" office:value-type="float" office:value="0.00379420006079925" calcext:value-type="float">
            <text:p>0,004</text:p>
          </table:table-cell>
          <table:table-cell table:style-name="ce6" office:value-type="float" office:value="0.00413748365883876" calcext:value-type="float">
            <text:p>0,004</text:p>
          </table:table-cell>
          <table:table-cell table:style-name="ce6" office:value-type="float" office:value="0.0090384719878585" calcext:value-type="float">
            <text:p>0,009</text:p>
          </table:table-cell>
          <table:table-cell table:style-name="ce6" office:value-type="float" office:value="0.00346431159636176" calcext:value-type="float">
            <text:p>0,003</text:p>
          </table:table-cell>
          <table:table-cell table:style-name="ce6" office:value-type="float" office:value="0.00405792127222669" calcext:value-type="float">
            <text:p>0,004</text:p>
          </table:table-cell>
          <table:table-cell table:style-name="ce6" office:value-type="float" office:value="0.00405446899647772" calcext:value-type="float">
            <text:p>0,004</text:p>
          </table:table-cell>
          <table:table-cell table:style-name="ce6" office:value-type="float" office:value="0.00586631844593038" calcext:value-type="float">
            <text:p>0,006</text:p>
          </table:table-cell>
          <table:table-cell table:style-name="ce8"/>
          <table:table-cell table:style-name="ce6" office:value-type="float" office:value="0.00572330506438093" calcext:value-type="float">
            <text:p>0,006</text:p>
          </table:table-cell>
          <table:table-cell table:style-name="ce6" office:value-type="float" office:value="0.00638231696516039" calcext:value-type="float">
            <text:p>0,006</text:p>
          </table:table-cell>
          <table:table-cell table:style-name="ce6" office:value-type="float" office:value="0.00661987001402266" calcext:value-type="float">
            <text:p>0,007</text:p>
          </table:table-cell>
          <table:table-cell table:style-name="ce6" office:value-type="float" office:value="0.00444484148460628" calcext:value-type="float">
            <text:p>0,004</text:p>
          </table:table-cell>
          <table:table-cell table:style-name="ce6" office:value-type="float" office:value="0.00396737707556086" calcext:value-type="float">
            <text:p>0,004</text:p>
          </table:table-cell>
          <table:table-cell table:style-name="ce6" office:value-type="float" office:value="0.00289450259591244" calcext:value-type="float">
            <text:p>0,003</text:p>
          </table:table-cell>
          <table:table-cell table:style-name="ce6" office:value-type="float" office:value="0.00628050966741572" calcext:value-type="float">
            <text:p>0,006</text:p>
          </table:table-cell>
          <table:table-cell table:style-name="ce6" office:value-type="float" office:value="0.00898426961234996" calcext:value-type="float">
            <text:p>0,009</text:p>
          </table:table-cell>
          <table:table-cell table:style-name="ce6" office:value-type="float" office:value="0.00614158893753569" calcext:value-type="float">
            <text:p>0,006</text:p>
          </table:table-cell>
          <table:table-cell table:number-columns-repeated="3"/>
          <table:table-cell table:formula="of:=[.C14]/[.F14]" office:value-type="float" office:value="1.38154749009293" calcext:value-type="float">
            <text:p>1,3815474901</text:p>
          </table:table-cell>
          <table:table-cell table:formula="of:=[.D14]/[.G14]" office:value-type="float" office:value="1.63425287636567" calcext:value-type="float">
            <text:p>1,6342528764</text:p>
          </table:table-cell>
          <table:table-cell table:formula="of:=[.E14]/[.H14]" office:value-type="float" office:value="1.45324676966029" calcext:value-type="float">
            <text:p>1,4532467697</text:p>
          </table:table-cell>
          <table:table-cell table:formula="of:=[.F14]/[.I14]" office:value-type="float" office:value="2.79714756357494" calcext:value-type="float">
            <text:p>2,7971475636</text:p>
          </table:table-cell>
          <table:table-cell table:formula="of:=[.G14]/[.J14]" office:value-type="float" office:value="0.782775634617358" calcext:value-type="float">
            <text:p>0,7827756346</text:p>
          </table:table-cell>
          <table:table-cell table:formula="of:=[.H14]/[.K14]" office:value-type="float" office:value="1.37167866846675" calcext:value-type="float">
            <text:p>1,3716786685</text:p>
          </table:table-cell>
          <table:table-cell table:formula="of:=[.I14]/[.L14]" office:value-type="float" office:value="0.187151349221397" calcext:value-type="float">
            <text:p>0,1871513492</text:p>
          </table:table-cell>
          <table:table-cell table:formula="of:=[.J14]/[.M14]" office:value-type="float" office:value="1.0952248246907" calcext:value-type="float">
            <text:p>1,0952248247</text:p>
          </table:table-cell>
          <table:table-cell table:formula="of:=[.K14]/[.N14]" office:value-type="float" office:value="1.01960668560936" calcext:value-type="float">
            <text:p>1,0196066856</text:p>
          </table:table-cell>
          <table:table-cell table:formula="of:=[.L14]/[.O14]" office:value-type="float" office:value="2.22926158658768" calcext:value-type="float">
            <text:p>2,2292615866</text:p>
          </table:table-cell>
          <table:table-cell table:formula="of:=[.M14]/[.P14]" office:value-type="float" office:value="0.590542710610101" calcext:value-type="float">
            <text:p>0,5905427106</text:p>
          </table:table-cell>
          <table:table-cell table:formula="of:=[.N14]/[.Q1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cids</text:p>
          </table:table-cell>
          <table:table-cell table:style-name="ce3" office:value-type="string" calcext:value-type="string">
            <text:p>Succinic acid</text:p>
          </table:table-cell>
          <table:table-cell table:style-name="ce6" office:value-type="float" office:value="0.00157153130555172" calcext:value-type="float">
            <text:p>0,002</text:p>
          </table:table-cell>
          <table:table-cell table:style-name="ce6" office:value-type="float" office:value="0.001309745908082" calcext:value-type="float">
            <text:p>0,001</text:p>
          </table:table-cell>
          <table:table-cell table:style-name="ce6" office:value-type="float" office:value="0.00143184869310015" calcext:value-type="float">
            <text:p>0,001</text:p>
          </table:table-cell>
          <table:table-cell table:style-name="ce6" office:value-type="float" office:value="0.00135689657534091" calcext:value-type="float">
            <text:p>0,001</text:p>
          </table:table-cell>
          <table:table-cell table:style-name="ce6" office:value-type="float" office:value="0.00202211112538975" calcext:value-type="float">
            <text:p>0,002</text:p>
          </table:table-cell>
          <table:table-cell table:style-name="ce6" office:value-type="float" office:value="0.00195968284199616" calcext:value-type="float">
            <text:p>0,002</text:p>
          </table:table-cell>
          <table:table-cell table:style-name="ce6" office:value-type="float" office:value="0.000591639450774426" calcext:value-type="float">
            <text:p>0,001</text:p>
          </table:table-cell>
          <table:table-cell table:style-name="ce6" office:value-type="float" office:value="0.00109467013218063" calcext:value-type="float">
            <text:p>0,001</text:p>
          </table:table-cell>
          <table:table-cell table:style-name="ce6" office:value-type="float" office:value="0.00143719273378989" calcext:value-type="float">
            <text:p>0,001</text:p>
          </table:table-cell>
          <table:table-cell table:style-name="ce6" office:value-type="float" office:value="0.00504502385562859" calcext:value-type="float">
            <text:p>0,005</text:p>
          </table:table-cell>
          <table:table-cell table:style-name="ce6" office:value-type="float" office:value="0.00195881473618122" calcext:value-type="float">
            <text:p>0,002</text:p>
          </table:table-cell>
          <table:table-cell table:style-name="ce6" office:value-type="float" office:value="0.00200010069790606" calcext:value-type="float">
            <text:p>0,002</text:p>
          </table:table-cell>
          <table:table-cell table:style-name="ce6" office:value-type="float" office:value="0.0020014442682286" calcext:value-type="float">
            <text:p>0,002</text:p>
          </table:table-cell>
          <table:table-cell table:style-name="ce6" office:value-type="float" office:value="0.00226243558300124" calcext:value-type="float">
            <text:p>0,002</text:p>
          </table:table-cell>
          <table:table-cell table:style-name="ce8"/>
          <table:table-cell table:style-name="ce6" office:value-type="float" office:value="0.00410809261849927" calcext:value-type="float">
            <text:p>0,004</text:p>
          </table:table-cell>
          <table:table-cell table:style-name="ce6" office:value-type="float" office:value="0.00381955853937989" calcext:value-type="float">
            <text:p>0,004</text:p>
          </table:table-cell>
          <table:table-cell table:style-name="ce6" office:value-type="float" office:value="0.0041155093291042" calcext:value-type="float">
            <text:p>0,004</text:p>
          </table:table-cell>
          <table:table-cell table:style-name="ce6" office:value-type="float" office:value="0.0100295921748514" calcext:value-type="float">
            <text:p>0,010</text:p>
          </table:table-cell>
          <table:table-cell table:style-name="ce6" office:value-type="float" office:value="0.0071033076332004" calcext:value-type="float">
            <text:p>0,007</text:p>
          </table:table-cell>
          <table:table-cell table:style-name="ce6" office:value-type="float" office:value="0.00438980218351196" calcext:value-type="float">
            <text:p>0,004</text:p>
          </table:table-cell>
          <table:table-cell table:style-name="ce6" office:value-type="float" office:value="0.0129235793321581" calcext:value-type="float">
            <text:p>0,013</text:p>
          </table:table-cell>
          <table:table-cell table:style-name="ce6" office:value-type="float" office:value="0.0102155477047249" calcext:value-type="float">
            <text:p>0,010</text:p>
          </table:table-cell>
          <table:table-cell table:style-name="ce6" office:value-type="float" office:value="0.0087488622437067" calcext:value-type="float">
            <text:p>0,009</text:p>
          </table:table-cell>
          <table:table-cell table:number-columns-repeated="3"/>
          <table:table-cell table:formula="of:=[.C15]/[.F15]" office:value-type="float" office:value="1.15818061163349" calcext:value-type="float">
            <text:p>1,1581806116</text:p>
          </table:table-cell>
          <table:table-cell table:formula="of:=[.D15]/[.G15]" office:value-type="float" office:value="0.647712131957908" calcext:value-type="float">
            <text:p>0,647712132</text:p>
          </table:table-cell>
          <table:table-cell table:formula="of:=[.E15]/[.H15]" office:value-type="float" office:value="0.730653278385419" calcext:value-type="float">
            <text:p>0,7306532784</text:p>
          </table:table-cell>
          <table:table-cell table:formula="of:=[.F15]/[.I15]" office:value-type="float" office:value="2.29345182030171" calcext:value-type="float">
            <text:p>2,2934518203</text:p>
          </table:table-cell>
          <table:table-cell table:formula="of:=[.G15]/[.J15]" office:value-type="float" office:value="1.84723330430293" calcext:value-type="float">
            <text:p>1,8472333043</text:p>
          </table:table-cell>
          <table:table-cell table:formula="of:=[.H15]/[.K15]" office:value-type="float" office:value="1.36354908838737" calcext:value-type="float">
            <text:p>1,3635490884</text:p>
          </table:table-cell>
          <table:table-cell table:formula="of:=[.I15]/[.L15]" office:value-type="float" office:value="0.117271883682839" calcext:value-type="float">
            <text:p>0,1172718837</text:p>
          </table:table-cell>
          <table:table-cell table:formula="of:=[.J15]/[.M15]" office:value-type="float" office:value="0.558843116687354" calcext:value-type="float">
            <text:p>0,5588431167</text:p>
          </table:table-cell>
          <table:table-cell table:formula="of:=[.K15]/[.N15]" office:value-type="float" office:value="0.718560188141783" calcext:value-type="float">
            <text:p>0,7185601881</text:p>
          </table:table-cell>
          <table:table-cell table:formula="of:=[.L15]/[.O15]" office:value-type="float" office:value="2.52069165038192" calcext:value-type="float">
            <text:p>2,5206916504</text:p>
          </table:table-cell>
          <table:table-cell table:formula="of:=[.M15]/[.P15]" office:value-type="float" office:value="0.865799119718029" calcext:value-type="float">
            <text:p>0,8657991197</text:p>
          </table:table-cell>
          <table:table-cell table:formula="of:=[.N15]/[.Q1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Alanine</text:p>
          </table:table-cell>
          <table:table-cell table:style-name="ce6" office:value-type="float" office:value="0.00211155163782385" calcext:value-type="float">
            <text:p>0,002</text:p>
          </table:table-cell>
          <table:table-cell table:style-name="ce6" office:value-type="float" office:value="0.00210588172557771" calcext:value-type="float">
            <text:p>0,002</text:p>
          </table:table-cell>
          <table:table-cell table:style-name="ce6" office:value-type="float" office:value="0.00256913316560631" calcext:value-type="float">
            <text:p>0,003</text:p>
          </table:table-cell>
          <table:table-cell table:style-name="ce6" office:value-type="float" office:value="0.0017262980944765" calcext:value-type="float">
            <text:p>0,002</text:p>
          </table:table-cell>
          <table:table-cell table:style-name="ce6" office:value-type="float" office:value="0.00479883515869135" calcext:value-type="float">
            <text:p>0,005</text:p>
          </table:table-cell>
          <table:table-cell table:style-name="ce6" office:value-type="float" office:value="0.0038857903039141" calcext:value-type="float">
            <text:p>0,004</text:p>
          </table:table-cell>
          <table:table-cell table:style-name="ce6" office:value-type="float" office:value="0.00081003486003666" calcext:value-type="float">
            <text:p>0,001</text:p>
          </table:table-cell>
          <table:table-cell table:style-name="ce6" office:value-type="float" office:value="0.000635647025137073" calcext:value-type="float">
            <text:p>0,001</text:p>
          </table:table-cell>
          <table:table-cell table:style-name="ce6" office:value-type="float" office:value="0.00248927009179309" calcext:value-type="float">
            <text:p>0,002</text:p>
          </table:table-cell>
          <table:table-cell table:style-name="ce6" office:value-type="float" office:value="0.0041345793294467" calcext:value-type="float">
            <text:p>0,004</text:p>
          </table:table-cell>
          <table:table-cell table:style-name="ce6" office:value-type="float" office:value="0.00582995612552673" calcext:value-type="float">
            <text:p>0,006</text:p>
          </table:table-cell>
          <table:table-cell table:style-name="ce6" office:value-type="float" office:value="0.00996017980182495" calcext:value-type="float">
            <text:p>0,010</text:p>
          </table:table-cell>
          <table:table-cell table:style-name="ce6" office:value-type="float" office:value="0.00125878042154207" calcext:value-type="float">
            <text:p>0,001</text:p>
          </table:table-cell>
          <table:table-cell table:style-name="ce6" office:value-type="float" office:value="0.00572307921390975" calcext:value-type="float">
            <text:p>0,006</text:p>
          </table:table-cell>
          <table:table-cell table:style-name="ce8"/>
          <table:table-cell table:style-name="ce6" office:value-type="float" office:value="0.00493730698290382" calcext:value-type="float">
            <text:p>0,005</text:p>
          </table:table-cell>
          <table:table-cell table:style-name="ce6" office:value-type="float" office:value="0.0159306889109574" calcext:value-type="float">
            <text:p>0,016</text:p>
          </table:table-cell>
          <table:table-cell table:style-name="ce6" office:value-type="float" office:value="0.0161960055536046" calcext:value-type="float">
            <text:p>0,016</text:p>
          </table:table-cell>
          <table:table-cell table:style-name="ce6" office:value-type="float" office:value="0.0033420670064873" calcext:value-type="float">
            <text:p>0,003</text:p>
          </table:table-cell>
          <table:table-cell table:style-name="ce6" office:value-type="float" office:value="0.00370717062211978" calcext:value-type="float">
            <text:p>0,004</text:p>
          </table:table-cell>
          <table:table-cell table:style-name="ce6" office:value-type="float" office:value="0.00353303713716736" calcext:value-type="float">
            <text:p>0,004</text:p>
          </table:table-cell>
          <table:table-cell table:style-name="ce6" office:value-type="float" office:value="0.00354516652016001" calcext:value-type="float">
            <text:p>0,004</text:p>
          </table:table-cell>
          <table:table-cell table:style-name="ce6" office:value-type="float" office:value="0.00367486078368703" calcext:value-type="float">
            <text:p>0,004</text:p>
          </table:table-cell>
          <table:table-cell table:style-name="ce6" office:value-type="float" office:value="0.00205871927955383" calcext:value-type="float">
            <text:p>0,002</text:p>
          </table:table-cell>
          <table:table-cell table:number-columns-repeated="3"/>
          <table:table-cell table:formula="of:=[.C16]/[.F16]" office:value-type="float" office:value="1.22316744980488" calcext:value-type="float">
            <text:p>1,2231674498</text:p>
          </table:table-cell>
          <table:table-cell table:formula="of:=[.D16]/[.G16]" office:value-type="float" office:value="0.438831853134957" calcext:value-type="float">
            <text:p>0,4388318531</text:p>
          </table:table-cell>
          <table:table-cell table:formula="of:=[.E16]/[.H16]" office:value-type="float" office:value="0.661161041813929" calcext:value-type="float">
            <text:p>0,6611610418</text:p>
          </table:table-cell>
          <table:table-cell table:formula="of:=[.F16]/[.I16]" office:value-type="float" office:value="2.13114049733412" calcext:value-type="float">
            <text:p>2,1311404973</text:p>
          </table:table-cell>
          <table:table-cell table:formula="of:=[.G16]/[.J16]" office:value-type="float" office:value="7.54952822701642" calcext:value-type="float">
            <text:p>7,549528227</text:p>
          </table:table-cell>
          <table:table-cell table:formula="of:=[.H16]/[.K16]" office:value-type="float" office:value="1.56101594468403" calcext:value-type="float">
            <text:p>1,5610159447</text:p>
          </table:table-cell>
          <table:table-cell table:formula="of:=[.I16]/[.L16]" office:value-type="float" office:value="0.19591711646879" calcext:value-type="float">
            <text:p>0,1959171165</text:p>
          </table:table-cell>
          <table:table-cell table:formula="of:=[.J16]/[.M16]" office:value-type="float" office:value="0.109031185046807" calcext:value-type="float">
            <text:p>0,109031185</text:p>
          </table:table-cell>
          <table:table-cell table:formula="of:=[.K16]/[.N16]" office:value-type="float" office:value="0.249922204349865" calcext:value-type="float">
            <text:p>0,2499222043</text:p>
          </table:table-cell>
          <table:table-cell table:formula="of:=[.L16]/[.O16]" office:value-type="float" office:value="3.28459138598742" calcext:value-type="float">
            <text:p>3,284591386</text:p>
          </table:table-cell>
          <table:table-cell table:formula="of:=[.M16]/[.P16]" office:value-type="float" office:value="1.01867472170527" calcext:value-type="float">
            <text:p>1,0186747217</text:p>
          </table:table-cell>
          <table:table-cell table:formula="of:=[.N16]/[.Q1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Alanine, 3-cyano-</text:p>
          </table:table-cell>
          <table:table-cell table:style-name="ce6" table:number-columns-repeated="3"/>
          <table:table-cell table:style-name="ce6" office:value-type="float" office:value="0.0198564421782511" calcext:value-type="float">
            <text:p>0,020</text:p>
          </table:table-cell>
          <table:table-cell table:style-name="ce6" office:value-type="float" office:value="0.0157953906588382" calcext:value-type="float">
            <text:p>0,016</text:p>
          </table:table-cell>
          <table:table-cell table:style-name="ce6" office:value-type="float" office:value="0.0120057901468245" calcext:value-type="float">
            <text:p>0,012</text:p>
          </table:table-cell>
          <table:table-cell table:style-name="ce6"/>
          <table:table-cell table:style-name="ce6" office:value-type="float" office:value="0.00802339561383863" calcext:value-type="float">
            <text:p>0,008</text:p>
          </table:table-cell>
          <table:table-cell table:style-name="ce6" office:value-type="float" office:value="0.0102705186935292" calcext:value-type="float">
            <text:p>0,010</text:p>
          </table:table-cell>
          <table:table-cell table:style-name="ce6" office:value-type="float" office:value="0.0144160256681388" calcext:value-type="float">
            <text:p>0,014</text:p>
          </table:table-cell>
          <table:table-cell table:style-name="ce6" office:value-type="float" office:value="0.00183180874997488" calcext:value-type="float">
            <text:p>0,002</text:p>
          </table:table-cell>
          <table:table-cell table:style-name="ce6" office:value-type="float" office:value="0.0145363656233268" calcext:value-type="float">
            <text:p>0,015</text:p>
          </table:table-cell>
          <table:table-cell table:style-name="ce6" office:value-type="float" office:value="0.00422805813648612" calcext:value-type="float">
            <text:p>0,004</text:p>
          </table:table-cell>
          <table:table-cell table:style-name="ce6" office:value-type="float" office:value="0.0144696134211239" calcext:value-type="float">
            <text:p>0,014</text:p>
          </table:table-cell>
          <table:table-cell table:style-name="ce8"/>
          <table:table-cell table:style-name="ce6" office:value-type="float" office:value="0.0456379199974755" calcext:value-type="float">
            <text:p>0,046</text:p>
          </table:table-cell>
          <table:table-cell table:style-name="ce6" office:value-type="float" office:value="0.0432293339661074" calcext:value-type="float">
            <text:p>0,043</text:p>
          </table:table-cell>
          <table:table-cell table:style-name="ce6" office:value-type="float" office:value="0.0476060726967569" calcext:value-type="float">
            <text:p>0,048</text:p>
          </table:table-cell>
          <table:table-cell table:style-name="ce6" office:value-type="float" office:value="0.00269810584752266" calcext:value-type="float">
            <text:p>0,003</text:p>
          </table:table-cell>
          <table:table-cell table:style-name="ce6" office:value-type="float" office:value="0.00272740716810112" calcext:value-type="float">
            <text:p>0,003</text:p>
          </table:table-cell>
          <table:table-cell table:style-name="ce6" office:value-type="float" office:value="0.00219396737213149" calcext:value-type="float">
            <text:p>0,002</text:p>
          </table:table-cell>
          <table:table-cell table:style-name="ce6" office:value-type="float" office:value="0.0182504731965276" calcext:value-type="float">
            <text:p>0,018</text:p>
          </table:table-cell>
          <table:table-cell table:style-name="ce6" office:value-type="float" office:value="0.00273286938006808" calcext:value-type="float">
            <text:p>0,003</text:p>
          </table:table-cell>
          <table:table-cell table:style-name="ce6" office:value-type="float" office:value="0.0440896264852506" calcext:value-type="float">
            <text:p>0,044</text:p>
          </table:table-cell>
          <table:table-cell table:number-columns-repeated="3"/>
          <table:table-cell table:formula="of:=[.C17]/[.F17]" office:value-type="float" office:value="0" calcext:value-type="float">
            <text:p>0</text:p>
          </table:table-cell>
          <table:table-cell table:formula="of:=[.D17]/[.G17]" office:value-type="float" office:value="0" calcext:value-type="float">
            <text:p>0</text:p>
          </table:table-cell>
          <table:table-cell table:formula="of:=[.E17]/[.H17]" office:value-type="float" office:value="0" calcext:value-type="float">
            <text:p>0</text:p>
          </table:table-cell>
          <table:table-cell table:formula="of:=[.F17]/[.I17]" office:value-type="string" office:string-value="" calcext:value-type="error">
            <text:p>#DIV/0!</text:p>
          </table:table-cell>
          <table:table-cell table:formula="of:=[.G17]/[.J17]" office:value-type="float" office:value="1.96866656202201" calcext:value-type="float">
            <text:p>1,968666562</text:p>
          </table:table-cell>
          <table:table-cell table:formula="of:=[.H17]/[.K17]" office:value-type="float" office:value="1.16895655468585" calcext:value-type="float">
            <text:p>1,1689565547</text:p>
          </table:table-cell>
          <table:table-cell table:formula="of:=[.I17]/[.L17]" office:value-type="float" office:value="0" calcext:value-type="float">
            <text:p>0</text:p>
          </table:table-cell>
          <table:table-cell table:formula="of:=[.J17]/[.M17]" office:value-type="float" office:value="4.38004000906135" calcext:value-type="float">
            <text:p>4,3800400091</text:p>
          </table:table-cell>
          <table:table-cell table:formula="of:=[.K17]/[.N17]" office:value-type="float" office:value="0.706539650946031" calcext:value-type="float">
            <text:p>0,7065396509</text:p>
          </table:table-cell>
          <table:table-cell table:formula="of:=[.L17]/[.O17]" office:value-type="float" office:value="3.40960914036053" calcext:value-type="float">
            <text:p>3,4096091404</text:p>
          </table:table-cell>
          <table:table-cell table:formula="of:=[.M17]/[.P17]" office:value-type="float" office:value="0.126596937780014" calcext:value-type="float">
            <text:p>0,1265969378</text:p>
          </table:table-cell>
          <table:table-cell table:formula="of:=[.N17]/[.Q1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Alanine, beta-</text:p>
          </table:table-cell>
          <table:table-cell table:style-name="ce6" office:value-type="float" office:value="0.00221983049083759" calcext:value-type="float">
            <text:p>0,002</text:p>
          </table:table-cell>
          <table:table-cell table:style-name="ce6" office:value-type="float" office:value="0.00139223102812769" calcext:value-type="float">
            <text:p>0,001</text:p>
          </table:table-cell>
          <table:table-cell table:style-name="ce6" office:value-type="float" office:value="0.00243460235408369" calcext:value-type="float">
            <text:p>0,002</text:p>
          </table:table-cell>
          <table:table-cell table:style-name="ce6" office:value-type="float" office:value="0.00743788297483695" calcext:value-type="float">
            <text:p>0,007</text:p>
          </table:table-cell>
          <table:table-cell table:style-name="ce6" office:value-type="float" office:value="0.00402610606728204" calcext:value-type="float">
            <text:p>0,004</text:p>
          </table:table-cell>
          <table:table-cell table:style-name="ce6" office:value-type="float" office:value="0.00539639600953947" calcext:value-type="float">
            <text:p>0,005</text:p>
          </table:table-cell>
          <table:table-cell table:style-name="ce6" office:value-type="float" office:value="0.000919061743547219" calcext:value-type="float">
            <text:p>0,001</text:p>
          </table:table-cell>
          <table:table-cell table:style-name="ce6" office:value-type="float" office:value="0.00224088328615859" calcext:value-type="float">
            <text:p>0,002</text:p>
          </table:table-cell>
          <table:table-cell table:style-name="ce6" office:value-type="float" office:value="0.00287307380878328" calcext:value-type="float">
            <text:p>0,003</text:p>
          </table:table-cell>
          <table:table-cell table:style-name="ce6" office:value-type="float" office:value="0.00855290037129146" calcext:value-type="float">
            <text:p>0,009</text:p>
          </table:table-cell>
          <table:table-cell table:style-name="ce6" office:value-type="float" office:value="0.00456895428171902" calcext:value-type="float">
            <text:p>0,005</text:p>
          </table:table-cell>
          <table:table-cell table:style-name="ce6" office:value-type="float" office:value="0.00628124673640246" calcext:value-type="float">
            <text:p>0,006</text:p>
          </table:table-cell>
          <table:table-cell table:style-name="ce6" office:value-type="float" office:value="0.00568166623994347" calcext:value-type="float">
            <text:p>0,006</text:p>
          </table:table-cell>
          <table:table-cell table:style-name="ce6" office:value-type="float" office:value="0.00622731085131945" calcext:value-type="float">
            <text:p>0,006</text:p>
          </table:table-cell>
          <table:table-cell table:style-name="ce8"/>
          <table:table-cell table:style-name="ce6" office:value-type="float" office:value="0.0255215387233913" calcext:value-type="float">
            <text:p>0,026</text:p>
          </table:table-cell>
          <table:table-cell table:style-name="ce6" office:value-type="float" office:value="0.0208749939088386" calcext:value-type="float">
            <text:p>0,021</text:p>
          </table:table-cell>
          <table:table-cell table:style-name="ce6" office:value-type="float" office:value="0.0205757401493985" calcext:value-type="float">
            <text:p>0,021</text:p>
          </table:table-cell>
          <table:table-cell table:style-name="ce6" office:value-type="float" office:value="0.00533548990978674" calcext:value-type="float">
            <text:p>0,005</text:p>
          </table:table-cell>
          <table:table-cell table:style-name="ce6" office:value-type="float" office:value="0.0056788504708612" calcext:value-type="float">
            <text:p>0,006</text:p>
          </table:table-cell>
          <table:table-cell table:style-name="ce6" office:value-type="float" office:value="0.00398026819424376" calcext:value-type="float">
            <text:p>0,004</text:p>
          </table:table-cell>
          <table:table-cell table:style-name="ce6" office:value-type="float" office:value="0.0202902449741414" calcext:value-type="float">
            <text:p>0,020</text:p>
          </table:table-cell>
          <table:table-cell table:style-name="ce6" office:value-type="float" office:value="0.0195924739900625" calcext:value-type="float">
            <text:p>0,020</text:p>
          </table:table-cell>
          <table:table-cell table:style-name="ce6" office:value-type="float" office:value="0.0147846179822298" calcext:value-type="float">
            <text:p>0,015</text:p>
          </table:table-cell>
          <table:table-cell table:number-columns-repeated="3"/>
          <table:table-cell table:formula="of:=[.C18]/[.F18]" office:value-type="float" office:value="0.298449235938167" calcext:value-type="float">
            <text:p>0,2984492359</text:p>
          </table:table-cell>
          <table:table-cell table:formula="of:=[.D18]/[.G18]" office:value-type="float" office:value="0.345800881760565" calcext:value-type="float">
            <text:p>0,3458008818</text:p>
          </table:table-cell>
          <table:table-cell table:formula="of:=[.E18]/[.H18]" office:value-type="float" office:value="0.451153390110719" calcext:value-type="float">
            <text:p>0,4511533901</text:p>
          </table:table-cell>
          <table:table-cell table:formula="of:=[.F18]/[.I18]" office:value-type="float" office:value="8.09290891178827" calcext:value-type="float">
            <text:p>8,0929089118</text:p>
          </table:table-cell>
          <table:table-cell table:formula="of:=[.G18]/[.J18]" office:value-type="float" office:value="1.79666031343549" calcext:value-type="float">
            <text:p>1,7966603134</text:p>
          </table:table-cell>
          <table:table-cell table:formula="of:=[.H18]/[.K18]" office:value-type="float" office:value="1.87826570728609" calcext:value-type="float">
            <text:p>1,8782657073</text:p>
          </table:table-cell>
          <table:table-cell table:formula="of:=[.I18]/[.L18]" office:value-type="float" office:value="0.107456149802952" calcext:value-type="float">
            <text:p>0,1074561498</text:p>
          </table:table-cell>
          <table:table-cell table:formula="of:=[.J18]/[.M18]" office:value-type="float" office:value="0.490458680036405" calcext:value-type="float">
            <text:p>0,49045868</text:p>
          </table:table-cell>
          <table:table-cell table:formula="of:=[.K18]/[.N18]" office:value-type="float" office:value="0.457405023135393" calcext:value-type="float">
            <text:p>0,4574050231</text:p>
          </table:table-cell>
          <table:table-cell table:formula="of:=[.L18]/[.O18]" office:value-type="float" office:value="1.50535072108997" calcext:value-type="float">
            <text:p>1,5053507211</text:p>
          </table:table-cell>
          <table:table-cell table:formula="of:=[.M18]/[.P18]" office:value-type="float" office:value="0.733696195806725" calcext:value-type="float">
            <text:p>0,7336961958</text:p>
          </table:table-cell>
          <table:table-cell table:formula="of:=[.N18]/[.Q1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Asparagine</text:p>
          </table:table-cell>
          <table:table-cell table:style-name="ce6" office:value-type="float" office:value="0.000498983437143598" calcext:value-type="float">
            <text:p>0,000</text:p>
          </table:table-cell>
          <table:table-cell table:style-name="ce6" office:value-type="float" office:value="0.0000841912860233985" calcext:value-type="float">
            <text:p>0,000</text:p>
          </table:table-cell>
          <table:table-cell table:style-name="ce6" office:value-type="float" office:value="0.000768116299738329" calcext:value-type="float">
            <text:p>0,001</text:p>
          </table:table-cell>
          <table:table-cell table:style-name="ce6" office:value-type="float" office:value="0.00117589937529168" calcext:value-type="float">
            <text:p>0,001</text:p>
          </table:table-cell>
          <table:table-cell table:style-name="ce6" office:value-type="float" office:value="0.000664763916460651" calcext:value-type="float">
            <text:p>0,001</text:p>
          </table:table-cell>
          <table:table-cell table:style-name="ce6" office:value-type="float" office:value="0.000361605242792333" calcext:value-type="float">
            <text:p>0,000</text:p>
          </table:table-cell>
          <table:table-cell table:style-name="ce6" office:value-type="float" office:value="0.000922930385823537" calcext:value-type="float">
            <text:p>0,001</text:p>
          </table:table-cell>
          <table:table-cell table:style-name="ce6" office:value-type="float" office:value="0.000581322925802048" calcext:value-type="float">
            <text:p>0,001</text:p>
          </table:table-cell>
          <table:table-cell table:style-name="ce6" office:value-type="float" office:value="0.00061872103349638" calcext:value-type="float">
            <text:p>0,001</text:p>
          </table:table-cell>
          <table:table-cell table:style-name="ce6" office:value-type="float" office:value="0.00101605957125685" calcext:value-type="float">
            <text:p>0,001</text:p>
          </table:table-cell>
          <table:table-cell table:style-name="ce6" office:value-type="float" office:value="0.000669966433336045" calcext:value-type="float">
            <text:p>0,001</text:p>
          </table:table-cell>
          <table:table-cell table:style-name="ce6" office:value-type="float" office:value="0.00818825951187993" calcext:value-type="float">
            <text:p>0,008</text:p>
          </table:table-cell>
          <table:table-cell table:style-name="ce6" office:value-type="float" office:value="0.000672850286102481" calcext:value-type="float">
            <text:p>0,001</text:p>
          </table:table-cell>
          <table:table-cell table:style-name="ce6" office:value-type="float" office:value="0.00496517145890838" calcext:value-type="float">
            <text:p>0,005</text:p>
          </table:table-cell>
          <table:table-cell table:style-name="ce8"/>
          <table:table-cell table:style-name="ce6" office:value-type="float" office:value="0.0377071745952002" calcext:value-type="float">
            <text:p>0,038</text:p>
          </table:table-cell>
          <table:table-cell table:style-name="ce6" office:value-type="float" office:value="0.0258602007511437" calcext:value-type="float">
            <text:p>0,026</text:p>
          </table:table-cell>
          <table:table-cell table:style-name="ce6" office:value-type="float" office:value="0.0224711979568047" calcext:value-type="float">
            <text:p>0,022</text:p>
          </table:table-cell>
          <table:table-cell table:style-name="ce6" office:value-type="float" office:value="0.000673281808323502" calcext:value-type="float">
            <text:p>0,001</text:p>
          </table:table-cell>
          <table:table-cell table:style-name="ce6" office:value-type="float" office:value="0.000913058892183215" calcext:value-type="float">
            <text:p>0,001</text:p>
          </table:table-cell>
          <table:table-cell table:style-name="ce6" office:value-type="float" office:value="0.000671141540302546" calcext:value-type="float">
            <text:p>0,001</text:p>
          </table:table-cell>
          <table:table-cell table:style-name="ce6" office:value-type="float" office:value="0.0235288438072786" calcext:value-type="float">
            <text:p>0,024</text:p>
          </table:table-cell>
          <table:table-cell table:style-name="ce6" office:value-type="float" office:value="0.0155820194513604" calcext:value-type="float">
            <text:p>0,016</text:p>
          </table:table-cell>
          <table:table-cell table:style-name="ce6" office:value-type="float" office:value="0.0303311753660227" calcext:value-type="float">
            <text:p>0,030</text:p>
          </table:table-cell>
          <table:table-cell table:number-columns-repeated="3"/>
          <table:table-cell table:formula="of:=[.C19]/[.F19]" office:value-type="float" office:value="0.424341952745596" calcext:value-type="float">
            <text:p>0,4243419527</text:p>
          </table:table-cell>
          <table:table-cell table:formula="of:=[.D19]/[.G19]" office:value-type="float" office:value="0.126648399437279" calcext:value-type="float">
            <text:p>0,1266483994</text:p>
          </table:table-cell>
          <table:table-cell table:formula="of:=[.E19]/[.H19]" office:value-type="float" office:value="2.12418463240991" calcext:value-type="float">
            <text:p>2,1241846324</text:p>
          </table:table-cell>
          <table:table-cell table:formula="of:=[.F19]/[.I19]" office:value-type="float" office:value="1.27409325053527" calcext:value-type="float">
            <text:p>1,2740932505</text:p>
          </table:table-cell>
          <table:table-cell table:formula="of:=[.G19]/[.J19]" office:value-type="float" office:value="1.14353638391859" calcext:value-type="float">
            <text:p>1,1435363839</text:p>
          </table:table-cell>
          <table:table-cell table:formula="of:=[.H19]/[.K19]" office:value-type="float" office:value="0.584439873894232" calcext:value-type="float">
            <text:p>0,5844398739</text:p>
          </table:table-cell>
          <table:table-cell table:formula="of:=[.I19]/[.L19]" office:value-type="float" office:value="0.908342790060908" calcext:value-type="float">
            <text:p>0,9083427901</text:p>
          </table:table-cell>
          <table:table-cell table:formula="of:=[.J19]/[.M19]" office:value-type="float" office:value="0.867689628728706" calcext:value-type="float">
            <text:p>0,8676896287</text:p>
          </table:table-cell>
          <table:table-cell table:formula="of:=[.K19]/[.N19]" office:value-type="float" office:value="0.0755619716984677" calcext:value-type="float">
            <text:p>0,0755619717</text:p>
          </table:table-cell>
          <table:table-cell table:formula="of:=[.L19]/[.O19]" office:value-type="float" office:value="1.51008269186066" calcext:value-type="float">
            <text:p>1,5100826919</text:p>
          </table:table-cell>
          <table:table-cell table:formula="of:=[.M19]/[.P19]" office:value-type="float" office:value="0.134933191911028" calcext:value-type="float">
            <text:p>0,1349331919</text:p>
          </table:table-cell>
          <table:table-cell table:formula="of:=[.N19]/[.Q1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Aspartic acid</text:p>
          </table:table-cell>
          <table:table-cell table:style-name="ce6" office:value-type="float" office:value="0.0105798403581295" calcext:value-type="float">
            <text:p>0,011</text:p>
          </table:table-cell>
          <table:table-cell table:style-name="ce6" office:value-type="float" office:value="0.00744253864844217" calcext:value-type="float">
            <text:p>0,007</text:p>
          </table:table-cell>
          <table:table-cell table:style-name="ce6" office:value-type="float" office:value="0.0107093830237293" calcext:value-type="float">
            <text:p>0,011</text:p>
          </table:table-cell>
          <table:table-cell table:style-name="ce6" office:value-type="float" office:value="0.0104997031981624" calcext:value-type="float">
            <text:p>0,010</text:p>
          </table:table-cell>
          <table:table-cell table:style-name="ce6" office:value-type="float" office:value="0.00900768669650128" calcext:value-type="float">
            <text:p>0,009</text:p>
          </table:table-cell>
          <table:table-cell table:style-name="ce6" office:value-type="float" office:value="0.0118977540767795" calcext:value-type="float">
            <text:p>0,012</text:p>
          </table:table-cell>
          <table:table-cell table:style-name="ce6" office:value-type="float" office:value="0.00220432372946057" calcext:value-type="float">
            <text:p>0,002</text:p>
          </table:table-cell>
          <table:table-cell table:style-name="ce6" office:value-type="float" office:value="0.00544825242236774" calcext:value-type="float">
            <text:p>0,005</text:p>
          </table:table-cell>
          <table:table-cell table:style-name="ce6" office:value-type="float" office:value="0.00609535146821492" calcext:value-type="float">
            <text:p>0,006</text:p>
          </table:table-cell>
          <table:table-cell table:style-name="ce6" office:value-type="float" office:value="0.0154007637264424" calcext:value-type="float">
            <text:p>0,015</text:p>
          </table:table-cell>
          <table:table-cell table:style-name="ce6" office:value-type="float" office:value="0.0122812249598865" calcext:value-type="float">
            <text:p>0,012</text:p>
          </table:table-cell>
          <table:table-cell table:style-name="ce6" office:value-type="float" office:value="0.0102220830426443" calcext:value-type="float">
            <text:p>0,010</text:p>
          </table:table-cell>
          <table:table-cell table:style-name="ce6" office:value-type="float" office:value="0.0157886118232716" calcext:value-type="float">
            <text:p>0,016</text:p>
          </table:table-cell>
          <table:table-cell table:style-name="ce6" office:value-type="float" office:value="0.0164032746487166" calcext:value-type="float">
            <text:p>0,016</text:p>
          </table:table-cell>
          <table:table-cell table:style-name="ce8"/>
          <table:table-cell table:style-name="ce6" office:value-type="float" office:value="0.0173132313167789" calcext:value-type="float">
            <text:p>0,017</text:p>
          </table:table-cell>
          <table:table-cell table:style-name="ce6" office:value-type="float" office:value="0.0169757074451226" calcext:value-type="float">
            <text:p>0,017</text:p>
          </table:table-cell>
          <table:table-cell table:style-name="ce6" office:value-type="float" office:value="0.00959389704596318" calcext:value-type="float">
            <text:p>0,010</text:p>
          </table:table-cell>
          <table:table-cell table:style-name="ce6" office:value-type="float" office:value="0.015781591816935" calcext:value-type="float">
            <text:p>0,016</text:p>
          </table:table-cell>
          <table:table-cell table:style-name="ce6" office:value-type="float" office:value="0.0202453442567031" calcext:value-type="float">
            <text:p>0,020</text:p>
          </table:table-cell>
          <table:table-cell table:style-name="ce6" office:value-type="float" office:value="0.0132381157699613" calcext:value-type="float">
            <text:p>0,013</text:p>
          </table:table-cell>
          <table:table-cell table:style-name="ce6" office:value-type="float" office:value="0.0287321659320921" calcext:value-type="float">
            <text:p>0,029</text:p>
          </table:table-cell>
          <table:table-cell table:style-name="ce6" office:value-type="float" office:value="0.0312533681271898" calcext:value-type="float">
            <text:p>0,031</text:p>
          </table:table-cell>
          <table:table-cell table:style-name="ce6" office:value-type="float" office:value="0.0155301352612215" calcext:value-type="float">
            <text:p>0,016</text:p>
          </table:table-cell>
          <table:table-cell table:number-columns-repeated="3"/>
          <table:table-cell table:formula="of:=[.C20]/[.F20]" office:value-type="float" office:value="1.00763232621481" calcext:value-type="float">
            <text:p>1,0076323262</text:p>
          </table:table-cell>
          <table:table-cell table:formula="of:=[.D20]/[.G20]" office:value-type="float" office:value="0.826243063197676" calcext:value-type="float">
            <text:p>0,8262430632</text:p>
          </table:table-cell>
          <table:table-cell table:formula="of:=[.E20]/[.H20]" office:value-type="float" office:value="0.900118035271085" calcext:value-type="float">
            <text:p>0,9001180353</text:p>
          </table:table-cell>
          <table:table-cell table:formula="of:=[.F20]/[.I20]" office:value-type="float" office:value="4.76323103445964" calcext:value-type="float">
            <text:p>4,7632310345</text:p>
          </table:table-cell>
          <table:table-cell table:formula="of:=[.G20]/[.J20]" office:value-type="float" office:value="1.65331669647323" calcext:value-type="float">
            <text:p>1,6533166965</text:p>
          </table:table-cell>
          <table:table-cell table:formula="of:=[.H20]/[.K20]" office:value-type="float" office:value="1.95193897166095" calcext:value-type="float">
            <text:p>1,9519389717</text:p>
          </table:table-cell>
          <table:table-cell table:formula="of:=[.I20]/[.L20]" office:value-type="float" office:value="0.143130806277863" calcext:value-type="float">
            <text:p>0,1431308063</text:p>
          </table:table-cell>
          <table:table-cell table:formula="of:=[.J20]/[.M20]" office:value-type="float" office:value="0.443624511411775" calcext:value-type="float">
            <text:p>0,4436245114</text:p>
          </table:table-cell>
          <table:table-cell table:formula="of:=[.K20]/[.N20]" office:value-type="float" office:value="0.5962925015172" calcext:value-type="float">
            <text:p>0,5962925015</text:p>
          </table:table-cell>
          <table:table-cell table:formula="of:=[.L20]/[.O20]" office:value-type="float" office:value="0.975434946329003" calcext:value-type="float">
            <text:p>0,9754349463</text:p>
          </table:table-cell>
          <table:table-cell table:formula="of:=[.M20]/[.P20]" office:value-type="float" office:value="0.748705683645149" calcext:value-type="float">
            <text:p>0,7487056836</text:p>
          </table:table-cell>
          <table:table-cell table:formula="of:=[.N20]/[.Q2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Butanoic acid, 4-amino-</text:p>
          </table:table-cell>
          <table:table-cell table:style-name="ce6" office:value-type="float" office:value="0.000127734910043281" calcext:value-type="float">
            <text:p>0,000</text:p>
          </table:table-cell>
          <table:table-cell table:style-name="ce6" office:value-type="float" office:value="0.0000797280345325201" calcext:value-type="float">
            <text:p>0,000</text:p>
          </table:table-cell>
          <table:table-cell table:style-name="ce6" office:value-type="float" office:value="0.000141802980933984" calcext:value-type="float">
            <text:p>0,000</text:p>
          </table:table-cell>
          <table:table-cell table:style-name="ce6" office:value-type="float" office:value="0.000366625519300065" calcext:value-type="float">
            <text:p>0,000</text:p>
          </table:table-cell>
          <table:table-cell table:style-name="ce6" office:value-type="float" office:value="0.000309051282168084" calcext:value-type="float">
            <text:p>0,000</text:p>
          </table:table-cell>
          <table:table-cell table:style-name="ce6" office:value-type="float" office:value="0.000186913955138523" calcext:value-type="float">
            <text:p>0,000</text:p>
          </table:table-cell>
          <table:table-cell table:style-name="ce6" office:value-type="float" office:value="0.0000450619602066974" calcext:value-type="float">
            <text:p>0,000</text:p>
          </table:table-cell>
          <table:table-cell table:style-name="ce6" office:value-type="float" office:value="0.000135133078560306" calcext:value-type="float">
            <text:p>0,000</text:p>
          </table:table-cell>
          <table:table-cell table:style-name="ce6" office:value-type="float" office:value="0.00019253796509088" calcext:value-type="float">
            <text:p>0,000</text:p>
          </table:table-cell>
          <table:table-cell table:style-name="ce6" office:value-type="float" office:value="0.000903682336397848" calcext:value-type="float">
            <text:p>0,001</text:p>
          </table:table-cell>
          <table:table-cell table:style-name="ce6" office:value-type="float" office:value="0.000168921512836611" calcext:value-type="float">
            <text:p>0,000</text:p>
          </table:table-cell>
          <table:table-cell table:style-name="ce6" office:value-type="float" office:value="0.000371846586151947" calcext:value-type="float">
            <text:p>0,000</text:p>
          </table:table-cell>
          <table:table-cell table:style-name="ce6" office:value-type="float" office:value="0.000237459059191269" calcext:value-type="float">
            <text:p>0,000</text:p>
          </table:table-cell>
          <table:table-cell table:style-name="ce6" office:value-type="float" office:value="0.00031351627751441" calcext:value-type="float">
            <text:p>0,000</text:p>
          </table:table-cell>
          <table:table-cell table:style-name="ce8"/>
          <table:table-cell table:style-name="ce6" office:value-type="float" office:value="0.00104152158769337" calcext:value-type="float">
            <text:p>0,001</text:p>
          </table:table-cell>
          <table:table-cell table:style-name="ce6" office:value-type="float" office:value="0.000402426667408379" calcext:value-type="float">
            <text:p>0,000</text:p>
          </table:table-cell>
          <table:table-cell table:style-name="ce6" office:value-type="float" office:value="0.000458998603313173" calcext:value-type="float">
            <text:p>0,000</text:p>
          </table:table-cell>
          <table:table-cell table:style-name="ce6" office:value-type="float" office:value="0.000487033424061134" calcext:value-type="float">
            <text:p>0,000</text:p>
          </table:table-cell>
          <table:table-cell table:style-name="ce6" office:value-type="float" office:value="0.000365343315538731" calcext:value-type="float">
            <text:p>0,000</text:p>
          </table:table-cell>
          <table:table-cell table:style-name="ce6" office:value-type="float" office:value="0.000422863629128793" calcext:value-type="float">
            <text:p>0,000</text:p>
          </table:table-cell>
          <table:table-cell table:style-name="ce6" office:value-type="float" office:value="0.00175315909361694" calcext:value-type="float">
            <text:p>0,002</text:p>
          </table:table-cell>
          <table:table-cell table:style-name="ce6" office:value-type="float" office:value="0.00118448203686339" calcext:value-type="float">
            <text:p>0,001</text:p>
          </table:table-cell>
          <table:table-cell table:style-name="ce6" office:value-type="float" office:value="0.00153293438163083" calcext:value-type="float">
            <text:p>0,002</text:p>
          </table:table-cell>
          <table:table-cell table:number-columns-repeated="3"/>
          <table:table-cell table:formula="of:=[.C21]/[.F21]" office:value-type="float" office:value="0.348407034750727" calcext:value-type="float">
            <text:p>0,3484070348</text:p>
          </table:table-cell>
          <table:table-cell table:formula="of:=[.D21]/[.G21]" office:value-type="float" office:value="0.257976714974955" calcext:value-type="float">
            <text:p>0,257976715</text:p>
          </table:table-cell>
          <table:table-cell table:formula="of:=[.E21]/[.H21]" office:value-type="float" office:value="0.758653792483782" calcext:value-type="float">
            <text:p>0,7586537925</text:p>
          </table:table-cell>
          <table:table-cell table:formula="of:=[.F21]/[.I21]" office:value-type="float" office:value="8.1360313137371" calcext:value-type="float">
            <text:p>8,1360313137</text:p>
          </table:table-cell>
          <table:table-cell table:formula="of:=[.G21]/[.J21]" office:value-type="float" office:value="2.28701429332244" calcext:value-type="float">
            <text:p>2,2870142933</text:p>
          </table:table-cell>
          <table:table-cell table:formula="of:=[.H21]/[.K21]" office:value-type="float" office:value="0.970790124692019" calcext:value-type="float">
            <text:p>0,9707901247</text:p>
          </table:table-cell>
          <table:table-cell table:formula="of:=[.I21]/[.L21]" office:value-type="float" office:value="0.0498648235023803" calcext:value-type="float">
            <text:p>0,0498648235</text:p>
          </table:table-cell>
          <table:table-cell table:formula="of:=[.J21]/[.M21]" office:value-type="float" office:value="0.799975540658419" calcext:value-type="float">
            <text:p>0,7999755407</text:p>
          </table:table-cell>
          <table:table-cell table:formula="of:=[.K21]/[.N21]" office:value-type="float" office:value="0.517788712499309" calcext:value-type="float">
            <text:p>0,5177887125</text:p>
          </table:table-cell>
          <table:table-cell table:formula="of:=[.L21]/[.O21]" office:value-type="float" office:value="3.80563428270786" calcext:value-type="float">
            <text:p>3,8056342827</text:p>
          </table:table-cell>
          <table:table-cell table:formula="of:=[.M21]/[.P21]" office:value-type="float" office:value="0.53879662700718" calcext:value-type="float">
            <text:p>0,538796627</text:p>
          </table:table-cell>
          <table:table-cell table:formula="of:=[.N21]/[.Q2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Caproic acid, 6-amino-</text:p>
          </table:table-cell>
          <table:table-cell table:style-name="ce6" table:number-columns-repeated="14"/>
          <table:table-cell table:style-name="ce8"/>
          <table:table-cell table:style-name="ce6" office:value-type="float" office:value="0.0118303000424611" calcext:value-type="float">
            <text:p>0,012</text:p>
          </table:table-cell>
          <table:table-cell table:style-name="ce6"/>
          <table:table-cell table:style-name="ce6" office:value-type="float" office:value="0.0114500826914942" calcext:value-type="float">
            <text:p>0,011</text:p>
          </table:table-cell>
          <table:table-cell table:style-name="ce6" table:number-columns-repeated="6"/>
          <table:table-cell table:number-columns-repeated="3"/>
          <table:table-cell table:formula="of:=[.C22]/[.F22]" office:value-type="string" office:string-value="" calcext:value-type="error">
            <text:p>#DIV/0!</text:p>
          </table:table-cell>
          <table:table-cell table:formula="of:=[.D22]/[.G22]" office:value-type="string" office:string-value="" calcext:value-type="error">
            <text:p>#DIV/0!</text:p>
          </table:table-cell>
          <table:table-cell table:formula="of:=[.E22]/[.H22]" office:value-type="string" office:string-value="" calcext:value-type="error">
            <text:p>#DIV/0!</text:p>
          </table:table-cell>
          <table:table-cell table:formula="of:=[.F22]/[.I22]" office:value-type="string" office:string-value="" calcext:value-type="error">
            <text:p>#DIV/0!</text:p>
          </table:table-cell>
          <table:table-cell table:formula="of:=[.G22]/[.J22]" office:value-type="string" office:string-value="" calcext:value-type="error">
            <text:p>#DIV/0!</text:p>
          </table:table-cell>
          <table:table-cell table:formula="of:=[.H22]/[.K22]" office:value-type="string" office:string-value="" calcext:value-type="error">
            <text:p>#DIV/0!</text:p>
          </table:table-cell>
          <table:table-cell table:formula="of:=[.I22]/[.L22]" office:value-type="string" office:string-value="" calcext:value-type="error">
            <text:p>#DIV/0!</text:p>
          </table:table-cell>
          <table:table-cell table:formula="of:=[.J22]/[.M22]" office:value-type="string" office:string-value="" calcext:value-type="error">
            <text:p>#DIV/0!</text:p>
          </table:table-cell>
          <table:table-cell table:formula="of:=[.K22]/[.N22]" office:value-type="string" office:string-value="" calcext:value-type="error">
            <text:p>#DIV/0!</text:p>
          </table:table-cell>
          <table:table-cell table:formula="of:=[.L22]/[.O22]" office:value-type="string" office:string-value="" calcext:value-type="error">
            <text:p>#DIV/0!</text:p>
          </table:table-cell>
          <table:table-cell table:formula="of:=[.M22]/[.P22]" office:value-type="string" office:string-value="" calcext:value-type="error">
            <text:p>#DIV/0!</text:p>
          </table:table-cell>
          <table:table-cell table:formula="of:=[.N22]/[.Q2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Glutamic acid</text:p>
          </table:table-cell>
          <table:table-cell table:style-name="ce6" office:value-type="float" office:value="0.000232690129297612" calcext:value-type="float">
            <text:p>0,000</text:p>
          </table:table-cell>
          <table:table-cell table:style-name="ce6" office:value-type="float" office:value="0.000169872504745771" calcext:value-type="float">
            <text:p>0,000</text:p>
          </table:table-cell>
          <table:table-cell table:style-name="ce6" office:value-type="float" office:value="0.000690688018977911" calcext:value-type="float">
            <text:p>0,001</text:p>
          </table:table-cell>
          <table:table-cell table:style-name="ce6" office:value-type="float" office:value="0.00408406662739904" calcext:value-type="float">
            <text:p>0,004</text:p>
          </table:table-cell>
          <table:table-cell table:style-name="ce6" office:value-type="float" office:value="0.00304456991261998" calcext:value-type="float">
            <text:p>0,003</text:p>
          </table:table-cell>
          <table:table-cell table:style-name="ce6" office:value-type="float" office:value="0.0041675786992841" calcext:value-type="float">
            <text:p>0,004</text:p>
          </table:table-cell>
          <table:table-cell table:style-name="ce6" office:value-type="float" office:value="0.000326850960628582" calcext:value-type="float">
            <text:p>0,000</text:p>
          </table:table-cell>
          <table:table-cell table:style-name="ce6" office:value-type="float" office:value="0.00320323194309779" calcext:value-type="float">
            <text:p>0,003</text:p>
          </table:table-cell>
          <table:table-cell table:style-name="ce6" office:value-type="float" office:value="0.00471675685410511" calcext:value-type="float">
            <text:p>0,005</text:p>
          </table:table-cell>
          <table:table-cell table:style-name="ce6" office:value-type="float" office:value="0.0136329662195958" calcext:value-type="float">
            <text:p>0,014</text:p>
          </table:table-cell>
          <table:table-cell table:style-name="ce6" office:value-type="float" office:value="0.00392777320796305" calcext:value-type="float">
            <text:p>0,004</text:p>
          </table:table-cell>
          <table:table-cell table:style-name="ce6" office:value-type="float" office:value="0.0102113392843538" calcext:value-type="float">
            <text:p>0,010</text:p>
          </table:table-cell>
          <table:table-cell table:style-name="ce6" office:value-type="float" office:value="0.00149281081371872" calcext:value-type="float">
            <text:p>0,001</text:p>
          </table:table-cell>
          <table:table-cell table:style-name="ce6" office:value-type="float" office:value="0.010574195560853" calcext:value-type="float">
            <text:p>0,011</text:p>
          </table:table-cell>
          <table:table-cell table:style-name="ce8"/>
          <table:table-cell table:style-name="ce6" office:value-type="float" office:value="0.0161112078225602" calcext:value-type="float">
            <text:p>0,016</text:p>
          </table:table-cell>
          <table:table-cell table:style-name="ce6" office:value-type="float" office:value="0.0145921796087091" calcext:value-type="float">
            <text:p>0,015</text:p>
          </table:table-cell>
          <table:table-cell table:style-name="ce6" office:value-type="float" office:value="0.0153763269297359" calcext:value-type="float">
            <text:p>0,015</text:p>
          </table:table-cell>
          <table:table-cell table:style-name="ce6" office:value-type="float" office:value="0.000274612402419915" calcext:value-type="float">
            <text:p>0,000</text:p>
          </table:table-cell>
          <table:table-cell table:style-name="ce6" office:value-type="float" office:value="0.00225325168737545" calcext:value-type="float">
            <text:p>0,002</text:p>
          </table:table-cell>
          <table:table-cell table:style-name="ce6" office:value-type="float" office:value="0.000640487392113411" calcext:value-type="float">
            <text:p>0,001</text:p>
          </table:table-cell>
          <table:table-cell table:style-name="ce6" office:value-type="float" office:value="0.0182410410728373" calcext:value-type="float">
            <text:p>0,018</text:p>
          </table:table-cell>
          <table:table-cell table:style-name="ce6" office:value-type="float" office:value="0.0196251428047901" calcext:value-type="float">
            <text:p>0,020</text:p>
          </table:table-cell>
          <table:table-cell table:style-name="ce6" office:value-type="float" office:value="0.0280962579832279" calcext:value-type="float">
            <text:p>0,028</text:p>
          </table:table-cell>
          <table:table-cell table:number-columns-repeated="3"/>
          <table:table-cell table:formula="of:=[.C23]/[.F23]" office:value-type="float" office:value="0.0569751060711274" calcext:value-type="float">
            <text:p>0,0569751061</text:p>
          </table:table-cell>
          <table:table-cell table:formula="of:=[.D23]/[.G23]" office:value-type="float" office:value="0.0557952386120733" calcext:value-type="float">
            <text:p>0,0557952386</text:p>
          </table:table-cell>
          <table:table-cell table:formula="of:=[.E23]/[.H23]" office:value-type="float" office:value="0.165728848526977" calcext:value-type="float">
            <text:p>0,1657288485</text:p>
          </table:table-cell>
          <table:table-cell table:formula="of:=[.F23]/[.I23]" office:value-type="float" office:value="12.4951954234578" calcext:value-type="float">
            <text:p>12,4951954235</text:p>
          </table:table-cell>
          <table:table-cell table:formula="of:=[.G23]/[.J23]" office:value-type="float" office:value="0.950468141771722" calcext:value-type="float">
            <text:p>0,9504681418</text:p>
          </table:table-cell>
          <table:table-cell table:formula="of:=[.H23]/[.K23]" office:value-type="float" office:value="0.883568695226881" calcext:value-type="float">
            <text:p>0,8835686952</text:p>
          </table:table-cell>
          <table:table-cell table:formula="of:=[.I23]/[.L23]" office:value-type="float" office:value="0.0239750436818931" calcext:value-type="float">
            <text:p>0,0239750437</text:p>
          </table:table-cell>
          <table:table-cell table:formula="of:=[.J23]/[.M23]" office:value-type="float" office:value="0.815533833930038" calcext:value-type="float">
            <text:p>0,8155338339</text:p>
          </table:table-cell>
          <table:table-cell table:formula="of:=[.K23]/[.N23]" office:value-type="float" office:value="0.461913635690502" calcext:value-type="float">
            <text:p>0,4619136357</text:p>
          </table:table-cell>
          <table:table-cell table:formula="of:=[.L23]/[.O23]" office:value-type="float" office:value="9.13241389619553" calcext:value-type="float">
            <text:p>9,1324138962</text:p>
          </table:table-cell>
          <table:table-cell table:formula="of:=[.M23]/[.P23]" office:value-type="float" office:value="0.371448890401097" calcext:value-type="float">
            <text:p>0,3714488904</text:p>
          </table:table-cell>
          <table:table-cell table:formula="of:=[.N23]/[.Q2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Glutamine</text:p>
          </table:table-cell>
          <table:table-cell table:style-name="ce6" office:value-type="float" office:value="0.000932619513046596" calcext:value-type="float">
            <text:p>0,001</text:p>
          </table:table-cell>
          <table:table-cell table:style-name="ce6" office:value-type="float" office:value="0.000543309295770344" calcext:value-type="float">
            <text:p>0,001</text:p>
          </table:table-cell>
          <table:table-cell table:style-name="ce6"/>
          <table:table-cell table:style-name="ce6" office:value-type="float" office:value="0.00110575174696155" calcext:value-type="float">
            <text:p>0,001</text:p>
          </table:table-cell>
          <table:table-cell table:style-name="ce6" office:value-type="float" office:value="0.00157335616802277" calcext:value-type="float">
            <text:p>0,002</text:p>
          </table:table-cell>
          <table:table-cell table:style-name="ce6" office:value-type="float" office:value="0.00134396703689488" calcext:value-type="float">
            <text:p>0,001</text:p>
          </table:table-cell>
          <table:table-cell table:style-name="ce6" office:value-type="float" office:value="0.00241613201275522" calcext:value-type="float">
            <text:p>0,002</text:p>
          </table:table-cell>
          <table:table-cell table:style-name="ce6" office:value-type="float" office:value="0.00083458002076702" calcext:value-type="float">
            <text:p>0,001</text:p>
          </table:table-cell>
          <table:table-cell table:style-name="ce6" office:value-type="float" office:value="0.00131088824845789" calcext:value-type="float">
            <text:p>0,001</text:p>
          </table:table-cell>
          <table:table-cell table:style-name="ce6" office:value-type="float" office:value="0.00319866781753815" calcext:value-type="float">
            <text:p>0,003</text:p>
          </table:table-cell>
          <table:table-cell table:style-name="ce6" office:value-type="float" office:value="0.00198993793602373" calcext:value-type="float">
            <text:p>0,002</text:p>
          </table:table-cell>
          <table:table-cell table:style-name="ce6" office:value-type="float" office:value="0.0116933070587977" calcext:value-type="float">
            <text:p>0,012</text:p>
          </table:table-cell>
          <table:table-cell table:style-name="ce6" office:value-type="float" office:value="0.000738849127913687" calcext:value-type="float">
            <text:p>0,001</text:p>
          </table:table-cell>
          <table:table-cell table:style-name="ce6" office:value-type="float" office:value="0.00939366356886725" calcext:value-type="float">
            <text:p>0,009</text:p>
          </table:table-cell>
          <table:table-cell table:style-name="ce8"/>
          <table:table-cell table:style-name="ce6" office:value-type="float" office:value="0.0630206143092872" calcext:value-type="float">
            <text:p>0,063</text:p>
          </table:table-cell>
          <table:table-cell table:style-name="ce6" office:value-type="float" office:value="0.0573989992055364" calcext:value-type="float">
            <text:p>0,057</text:p>
          </table:table-cell>
          <table:table-cell table:style-name="ce6" office:value-type="float" office:value="0.040756506138146" calcext:value-type="float">
            <text:p>0,041</text:p>
          </table:table-cell>
          <table:table-cell table:style-name="ce6" office:value-type="float" office:value="0.00235057267152203" calcext:value-type="float">
            <text:p>0,002</text:p>
          </table:table-cell>
          <table:table-cell table:style-name="ce6" office:value-type="float" office:value="0.0012185069957219" calcext:value-type="float">
            <text:p>0,001</text:p>
          </table:table-cell>
          <table:table-cell table:style-name="ce6" office:value-type="float" office:value="0.00116202871846049" calcext:value-type="float">
            <text:p>0,001</text:p>
          </table:table-cell>
          <table:table-cell table:style-name="ce6" office:value-type="float" office:value="0.0687848744076875" calcext:value-type="float">
            <text:p>0,069</text:p>
          </table:table-cell>
          <table:table-cell table:style-name="ce6" office:value-type="float" office:value="0.072481597269594" calcext:value-type="float">
            <text:p>0,072</text:p>
          </table:table-cell>
          <table:table-cell table:style-name="ce6" office:value-type="float" office:value="0.0544885729561674" calcext:value-type="float">
            <text:p>0,054</text:p>
          </table:table-cell>
          <table:table-cell table:number-columns-repeated="3"/>
          <table:table-cell table:formula="of:=[.C24]/[.F24]" office:value-type="float" office:value="0.843425764968767" calcext:value-type="float">
            <text:p>0,843425765</text:p>
          </table:table-cell>
          <table:table-cell table:formula="of:=[.D24]/[.G24]" office:value-type="float" office:value="0.345318693130443" calcext:value-type="float">
            <text:p>0,3453186931</text:p>
          </table:table-cell>
          <table:table-cell table:formula="of:=[.E24]/[.H24]" office:value-type="float" office:value="0" calcext:value-type="float">
            <text:p>0</text:p>
          </table:table-cell>
          <table:table-cell table:formula="of:=[.F24]/[.I24]" office:value-type="float" office:value="0.457653696538135" calcext:value-type="float">
            <text:p>0,4576536965</text:p>
          </table:table-cell>
          <table:table-cell table:formula="of:=[.G24]/[.J24]" office:value-type="float" office:value="1.88520708484823" calcext:value-type="float">
            <text:p>1,8852070848</text:p>
          </table:table-cell>
          <table:table-cell table:formula="of:=[.H24]/[.K24]" office:value-type="float" office:value="1.02523387365468" calcext:value-type="float">
            <text:p>1,0252338737</text:p>
          </table:table-cell>
          <table:table-cell table:formula="of:=[.I24]/[.L24]" office:value-type="float" office:value="0.755355713871781" calcext:value-type="float">
            <text:p>0,7553557139</text:p>
          </table:table-cell>
          <table:table-cell table:formula="of:=[.J24]/[.M24]" office:value-type="float" office:value="0.419400025326754" calcext:value-type="float">
            <text:p>0,4194000253</text:p>
          </table:table-cell>
          <table:table-cell table:formula="of:=[.K24]/[.N24]" office:value-type="float" office:value="0.112105860375198" calcext:value-type="float">
            <text:p>0,1121058604</text:p>
          </table:table-cell>
          <table:table-cell table:formula="of:=[.L24]/[.O24]" office:value-type="float" office:value="4.32925707927725" calcext:value-type="float">
            <text:p>4,3292570793</text:p>
          </table:table-cell>
          <table:table-cell table:formula="of:=[.M24]/[.P24]" office:value-type="float" office:value="0.211838322868922" calcext:value-type="float">
            <text:p>0,2118383229</text:p>
          </table:table-cell>
          <table:table-cell table:formula="of:=[.N24]/[.Q2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Glycine</text:p>
          </table:table-cell>
          <table:table-cell table:style-name="ce6" office:value-type="float" office:value="0.00917629166129213" calcext:value-type="float">
            <text:p>0,009</text:p>
          </table:table-cell>
          <table:table-cell table:style-name="ce6" office:value-type="float" office:value="0.00550432744135247" calcext:value-type="float">
            <text:p>0,006</text:p>
          </table:table-cell>
          <table:table-cell table:style-name="ce6" office:value-type="float" office:value="0.00586042179166136" calcext:value-type="float">
            <text:p>0,006</text:p>
          </table:table-cell>
          <table:table-cell table:style-name="ce6" office:value-type="float" office:value="0.0156093649470795" calcext:value-type="float">
            <text:p>0,016</text:p>
          </table:table-cell>
          <table:table-cell table:style-name="ce6" office:value-type="float" office:value="0.00814788054602819" calcext:value-type="float">
            <text:p>0,008</text:p>
          </table:table-cell>
          <table:table-cell table:style-name="ce6" office:value-type="float" office:value="0.0109616893690289" calcext:value-type="float">
            <text:p>0,011</text:p>
          </table:table-cell>
          <table:table-cell table:style-name="ce6" office:value-type="float" office:value="0.00114439761695116" calcext:value-type="float">
            <text:p>0,001</text:p>
          </table:table-cell>
          <table:table-cell table:style-name="ce6" office:value-type="float" office:value="0.00149028983881858" calcext:value-type="float">
            <text:p>0,001</text:p>
          </table:table-cell>
          <table:table-cell table:style-name="ce6" office:value-type="float" office:value="0.00296965237153241" calcext:value-type="float">
            <text:p>0,003</text:p>
          </table:table-cell>
          <table:table-cell table:style-name="ce6" office:value-type="float" office:value="0.0481876807906332" calcext:value-type="float">
            <text:p>0,048</text:p>
          </table:table-cell>
          <table:table-cell table:style-name="ce6" office:value-type="float" office:value="0.019050675497889" calcext:value-type="float">
            <text:p>0,019</text:p>
          </table:table-cell>
          <table:table-cell table:style-name="ce6" office:value-type="float" office:value="0.0258884313443854" calcext:value-type="float">
            <text:p>0,026</text:p>
          </table:table-cell>
          <table:table-cell table:style-name="ce6" office:value-type="float" office:value="0.000991029019958705" calcext:value-type="float">
            <text:p>0,001</text:p>
          </table:table-cell>
          <table:table-cell table:style-name="ce6" office:value-type="float" office:value="0.00761977665360706" calcext:value-type="float">
            <text:p>0,008</text:p>
          </table:table-cell>
          <table:table-cell table:style-name="ce8"/>
          <table:table-cell table:style-name="ce6" office:value-type="float" office:value="0.0517340128443684" calcext:value-type="float">
            <text:p>0,052</text:p>
          </table:table-cell>
          <table:table-cell table:style-name="ce6" office:value-type="float" office:value="0.0672460209200477" calcext:value-type="float">
            <text:p>0,067</text:p>
          </table:table-cell>
          <table:table-cell table:style-name="ce6" office:value-type="float" office:value="0.0547536559512408" calcext:value-type="float">
            <text:p>0,055</text:p>
          </table:table-cell>
          <table:table-cell table:style-name="ce6" office:value-type="float" office:value="0.000991667419650849" calcext:value-type="float">
            <text:p>0,001</text:p>
          </table:table-cell>
          <table:table-cell table:style-name="ce6" office:value-type="float" office:value="0.000845195681315643" calcext:value-type="float">
            <text:p>0,001</text:p>
          </table:table-cell>
          <table:table-cell table:style-name="ce6" office:value-type="float" office:value="0.000615805631232802" calcext:value-type="float">
            <text:p>0,001</text:p>
          </table:table-cell>
          <table:table-cell table:style-name="ce6" office:value-type="float" office:value="0.00330978792993427" calcext:value-type="float">
            <text:p>0,003</text:p>
          </table:table-cell>
          <table:table-cell table:style-name="ce6" office:value-type="float" office:value="0.00340770698038331" calcext:value-type="float">
            <text:p>0,003</text:p>
          </table:table-cell>
          <table:table-cell table:style-name="ce6" office:value-type="float" office:value="0.00368238453589921" calcext:value-type="float">
            <text:p>0,004</text:p>
          </table:table-cell>
          <table:table-cell table:number-columns-repeated="3"/>
          <table:table-cell table:formula="of:=[.C25]/[.F25]" office:value-type="float" office:value="0.587870915466616" calcext:value-type="float">
            <text:p>0,5878709155</text:p>
          </table:table-cell>
          <table:table-cell table:formula="of:=[.D25]/[.G25]" office:value-type="float" office:value="0.675553281648887" calcext:value-type="float">
            <text:p>0,6755532816</text:p>
          </table:table-cell>
          <table:table-cell table:formula="of:=[.E25]/[.H25]" office:value-type="float" office:value="0.534627610249508" calcext:value-type="float">
            <text:p>0,5346276102</text:p>
          </table:table-cell>
          <table:table-cell table:formula="of:=[.F25]/[.I25]" office:value-type="float" office:value="13.6398090277967" calcext:value-type="float">
            <text:p>13,6398090278</text:p>
          </table:table-cell>
          <table:table-cell table:formula="of:=[.G25]/[.J25]" office:value-type="float" office:value="5.46731268897826" calcext:value-type="float">
            <text:p>5,467312689</text:p>
          </table:table-cell>
          <table:table-cell table:formula="of:=[.H25]/[.K25]" office:value-type="float" office:value="3.6912365481258" calcext:value-type="float">
            <text:p>3,6912365481</text:p>
          </table:table-cell>
          <table:table-cell table:formula="of:=[.I25]/[.L25]" office:value-type="float" office:value="0.0237487589810218" calcext:value-type="float">
            <text:p>0,023748759</text:p>
          </table:table-cell>
          <table:table-cell table:formula="of:=[.J25]/[.M25]" office:value-type="float" office:value="0.0782276638423513" calcext:value-type="float">
            <text:p>0,0782276638</text:p>
          </table:table-cell>
          <table:table-cell table:formula="of:=[.K25]/[.N25]" office:value-type="float" office:value="0.114709629642217" calcext:value-type="float">
            <text:p>0,1147096296</text:p>
          </table:table-cell>
          <table:table-cell table:formula="of:=[.L25]/[.O25]" office:value-type="float" office:value="48.6238846897149" calcext:value-type="float">
            <text:p>48,6238846897</text:p>
          </table:table-cell>
          <table:table-cell table:formula="of:=[.M25]/[.P25]" office:value-type="float" office:value="2.5001619291388" calcext:value-type="float">
            <text:p>2,5001619291</text:p>
          </table:table-cell>
          <table:table-cell table:formula="of:=[.N25]/[.Q2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Leucine, cyclo-</text:p>
          </table:table-cell>
          <table:table-cell table:style-name="ce6" table:number-columns-repeated="3"/>
          <table:table-cell table:style-name="ce6" office:value-type="float" office:value="0.000144842085946193" calcext:value-type="float">
            <text:p>0,000</text:p>
          </table:table-cell>
          <table:table-cell table:style-name="ce6" office:value-type="float" office:value="0.00125258358483863" calcext:value-type="float">
            <text:p>0,001</text:p>
          </table:table-cell>
          <table:table-cell table:style-name="ce6" office:value-type="float" office:value="0.00110742825276239" calcext:value-type="float">
            <text:p>0,001</text:p>
          </table:table-cell>
          <table:table-cell table:style-name="ce6" table:number-columns-repeated="7"/>
          <table:table-cell table:style-name="ce6" office:value-type="float" office:value="0.000121294848791297" calcext:value-type="float">
            <text:p>0,000</text:p>
          </table:table-cell>
          <table:table-cell table:style-name="ce8"/>
          <table:table-cell table:style-name="ce6" office:value-type="float" office:value="0.000239107363338327" calcext:value-type="float">
            <text:p>0,000</text:p>
          </table:table-cell>
          <table:table-cell table:style-name="ce6"/>
          <table:table-cell table:style-name="ce6" office:value-type="float" office:value="0.000128518506901923" calcext:value-type="float">
            <text:p>0,000</text:p>
          </table:table-cell>
          <table:table-cell table:style-name="ce6" office:value-type="float" office:value="0.00491641748890513" calcext:value-type="float">
            <text:p>0,005</text:p>
          </table:table-cell>
          <table:table-cell table:style-name="ce6" office:value-type="float" office:value="0.000556743537226979" calcext:value-type="float">
            <text:p>0,001</text:p>
          </table:table-cell>
          <table:table-cell table:style-name="ce6" office:value-type="float" office:value="0.000666466038209829" calcext:value-type="float">
            <text:p>0,001</text:p>
          </table:table-cell>
          <table:table-cell table:style-name="ce6" office:value-type="float" office:value="0.0029028818797117" calcext:value-type="float">
            <text:p>0,003</text:p>
          </table:table-cell>
          <table:table-cell table:style-name="ce6" office:value-type="float" office:value="0.0025197725843216" calcext:value-type="float">
            <text:p>0,003</text:p>
          </table:table-cell>
          <table:table-cell table:style-name="ce6" office:value-type="float" office:value="0.00154130122417106" calcext:value-type="float">
            <text:p>0,002</text:p>
          </table:table-cell>
          <table:table-cell table:number-columns-repeated="3"/>
          <table:table-cell table:formula="of:=[.C26]/[.F26]" office:value-type="float" office:value="0" calcext:value-type="float">
            <text:p>0</text:p>
          </table:table-cell>
          <table:table-cell table:formula="of:=[.D26]/[.G26]" office:value-type="float" office:value="0" calcext:value-type="float">
            <text:p>0</text:p>
          </table:table-cell>
          <table:table-cell table:formula="of:=[.E26]/[.H26]" office:value-type="float" office:value="0" calcext:value-type="float">
            <text:p>0</text:p>
          </table:table-cell>
          <table:table-cell table:formula="of:=[.F26]/[.I26]" office:value-type="string" office:string-value="" calcext:value-type="error">
            <text:p>#DIV/0!</text:p>
          </table:table-cell>
          <table:table-cell table:formula="of:=[.G26]/[.J26]" office:value-type="string" office:string-value="" calcext:value-type="error">
            <text:p>#DIV/0!</text:p>
          </table:table-cell>
          <table:table-cell table:formula="of:=[.H26]/[.K26]" office:value-type="string" office:string-value="" calcext:value-type="error">
            <text:p>#DIV/0!</text:p>
          </table:table-cell>
          <table:table-cell table:formula="of:=[.I26]/[.L26]" office:value-type="string" office:string-value="" calcext:value-type="error">
            <text:p>#DIV/0!</text:p>
          </table:table-cell>
          <table:table-cell table:formula="of:=[.J26]/[.M26]" office:value-type="string" office:string-value="" calcext:value-type="error">
            <text:p>#DIV/0!</text:p>
          </table:table-cell>
          <table:table-cell table:formula="of:=[.K26]/[.N26]" office:value-type="string" office:string-value="" calcext:value-type="error">
            <text:p>#DIV/0!</text:p>
          </table:table-cell>
          <table:table-cell table:formula="of:=[.L26]/[.O26]" office:value-type="string" office:string-value="" calcext:value-type="error">
            <text:p>#DIV/0!</text:p>
          </table:table-cell>
          <table:table-cell table:formula="of:=[.M26]/[.P26]" office:value-type="float" office:value="0" calcext:value-type="float">
            <text:p>0</text:p>
          </table:table-cell>
          <table:table-cell table:formula="of:=[.N26]/[.Q2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Lysine</text:p>
          </table:table-cell>
          <table:table-cell table:style-name="ce6" office:value-type="float" office:value="0.0107475584955606" calcext:value-type="float">
            <text:p>0,011</text:p>
          </table:table-cell>
          <table:table-cell table:style-name="ce6" office:value-type="float" office:value="0.00701555491361275" calcext:value-type="float">
            <text:p>0,007</text:p>
          </table:table-cell>
          <table:table-cell table:style-name="ce6" office:value-type="float" office:value="0.0106190502565943" calcext:value-type="float">
            <text:p>0,011</text:p>
          </table:table-cell>
          <table:table-cell table:style-name="ce6" office:value-type="float" office:value="0.00910190770172579" calcext:value-type="float">
            <text:p>0,009</text:p>
          </table:table-cell>
          <table:table-cell table:style-name="ce6" office:value-type="float" office:value="0.00885898130545523" calcext:value-type="float">
            <text:p>0,009</text:p>
          </table:table-cell>
          <table:table-cell table:style-name="ce6" office:value-type="float" office:value="0.0084056868186251" calcext:value-type="float">
            <text:p>0,008</text:p>
          </table:table-cell>
          <table:table-cell table:style-name="ce6" table:number-columns-repeated="6"/>
          <table:table-cell table:style-name="ce6" office:value-type="float" office:value="0.00654259440349841" calcext:value-type="float">
            <text:p>0,007</text:p>
          </table:table-cell>
          <table:table-cell table:style-name="ce6" office:value-type="float" office:value="0.00194169632274013" calcext:value-type="float">
            <text:p>0,002</text:p>
          </table:table-cell>
          <table:table-cell table:style-name="ce8"/>
          <table:table-cell table:style-name="ce6" table:number-columns-repeated="3"/>
          <table:table-cell table:style-name="ce6" office:value-type="float" office:value="0.00931608910230377" calcext:value-type="float">
            <text:p>0,009</text:p>
          </table:table-cell>
          <table:table-cell table:style-name="ce6" office:value-type="float" office:value="0.0106938635194295" calcext:value-type="float">
            <text:p>0,011</text:p>
          </table:table-cell>
          <table:table-cell table:style-name="ce6" office:value-type="float" office:value="0.00922729234443286" calcext:value-type="float">
            <text:p>0,009</text:p>
          </table:table-cell>
          <table:table-cell table:style-name="ce6" table:number-columns-repeated="3"/>
          <table:table-cell table:number-columns-repeated="3"/>
          <table:table-cell table:formula="of:=[.C27]/[.F27]" office:value-type="float" office:value="1.18080284350969" calcext:value-type="float">
            <text:p>1,1808028435</text:p>
          </table:table-cell>
          <table:table-cell table:formula="of:=[.D27]/[.G27]" office:value-type="float" office:value="0.791914405473762" calcext:value-type="float">
            <text:p>0,7919144055</text:p>
          </table:table-cell>
          <table:table-cell table:formula="of:=[.E27]/[.H27]" office:value-type="float" office:value="1.26331738092655" calcext:value-type="float">
            <text:p>1,2633173809</text:p>
          </table:table-cell>
          <table:table-cell table:formula="of:=[.F27]/[.I27]" office:value-type="string" office:string-value="" calcext:value-type="error">
            <text:p>#DIV/0!</text:p>
          </table:table-cell>
          <table:table-cell table:formula="of:=[.G27]/[.J27]" office:value-type="string" office:string-value="" calcext:value-type="error">
            <text:p>#DIV/0!</text:p>
          </table:table-cell>
          <table:table-cell table:formula="of:=[.H27]/[.K27]" office:value-type="string" office:string-value="" calcext:value-type="error">
            <text:p>#DIV/0!</text:p>
          </table:table-cell>
          <table:table-cell table:formula="of:=[.I27]/[.L27]" office:value-type="string" office:string-value="" calcext:value-type="error">
            <text:p>#DIV/0!</text:p>
          </table:table-cell>
          <table:table-cell table:formula="of:=[.J27]/[.M27]" office:value-type="string" office:string-value="" calcext:value-type="error">
            <text:p>#DIV/0!</text:p>
          </table:table-cell>
          <table:table-cell table:formula="of:=[.K27]/[.N27]" office:value-type="string" office:string-value="" calcext:value-type="error">
            <text:p>#DIV/0!</text:p>
          </table:table-cell>
          <table:table-cell table:formula="of:=[.L27]/[.O27]" office:value-type="float" office:value="0" calcext:value-type="float">
            <text:p>0</text:p>
          </table:table-cell>
          <table:table-cell table:formula="of:=[.M27]/[.P27]" office:value-type="float" office:value="0" calcext:value-type="float">
            <text:p>0</text:p>
          </table:table-cell>
          <table:table-cell table:formula="of:=[.N27]/[.Q2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N-Carboxyglycine</text:p>
          </table:table-cell>
          <table:table-cell table:style-name="ce6" office:value-type="float" office:value="0.000698981543809324" calcext:value-type="float">
            <text:p>0,001</text:p>
          </table:table-cell>
          <table:table-cell table:style-name="ce6" office:value-type="float" office:value="0.000364068343938823" calcext:value-type="float">
            <text:p>0,000</text:p>
          </table:table-cell>
          <table:table-cell table:style-name="ce6" office:value-type="float" office:value="0.000573125228183347" calcext:value-type="float">
            <text:p>0,001</text:p>
          </table:table-cell>
          <table:table-cell table:style-name="ce6" office:value-type="float" office:value="0.00164967916937281" calcext:value-type="float">
            <text:p>0,002</text:p>
          </table:table-cell>
          <table:table-cell table:style-name="ce6" office:value-type="float" office:value="0.00127883155275925" calcext:value-type="float">
            <text:p>0,001</text:p>
          </table:table-cell>
          <table:table-cell table:style-name="ce6" office:value-type="float" office:value="0.00176679556750666" calcext:value-type="float">
            <text:p>0,002</text:p>
          </table:table-cell>
          <table:table-cell table:style-name="ce6" office:value-type="float" office:value="0.0000198370581552569" calcext:value-type="float">
            <text:p>0,000</text:p>
          </table:table-cell>
          <table:table-cell table:style-name="ce6" office:value-type="float" office:value="0.000234599777850041" calcext:value-type="float">
            <text:p>0,000</text:p>
          </table:table-cell>
          <table:table-cell table:style-name="ce6" office:value-type="float" office:value="0.000333947075988888" calcext:value-type="float">
            <text:p>0,000</text:p>
          </table:table-cell>
          <table:table-cell table:style-name="ce6" office:value-type="float" office:value="0.00154526241614587" calcext:value-type="float">
            <text:p>0,002</text:p>
          </table:table-cell>
          <table:table-cell table:style-name="ce6" office:value-type="float" office:value="0.002084201225481" calcext:value-type="float">
            <text:p>0,002</text:p>
          </table:table-cell>
          <table:table-cell table:style-name="ce6" office:value-type="float" office:value="0.00291733692131503" calcext:value-type="float">
            <text:p>0,003</text:p>
          </table:table-cell>
          <table:table-cell table:style-name="ce6" office:value-type="float" office:value="0.000127097277517805" calcext:value-type="float">
            <text:p>0,000</text:p>
          </table:table-cell>
          <table:table-cell table:style-name="ce6" office:value-type="float" office:value="0.000986106840359158" calcext:value-type="float">
            <text:p>0,001</text:p>
          </table:table-cell>
          <table:table-cell table:style-name="ce8"/>
          <table:table-cell table:style-name="ce6" office:value-type="float" office:value="0.0138367530662873" calcext:value-type="float">
            <text:p>0,014</text:p>
          </table:table-cell>
          <table:table-cell table:style-name="ce6" office:value-type="float" office:value="0.0199526876242139" calcext:value-type="float">
            <text:p>0,020</text:p>
          </table:table-cell>
          <table:table-cell table:style-name="ce6" office:value-type="float" office:value="0.0175289394195703" calcext:value-type="float">
            <text:p>0,018</text:p>
          </table:table-cell>
          <table:table-cell table:style-name="ce6" office:value-type="float" office:value="0.000155452319892132" calcext:value-type="float">
            <text:p>0,000</text:p>
          </table:table-cell>
          <table:table-cell table:style-name="ce6" office:value-type="float" office:value="0.000130666280656944" calcext:value-type="float">
            <text:p>0,000</text:p>
          </table:table-cell>
          <table:table-cell table:style-name="ce6" office:value-type="float" office:value="0.0000356674128344298" calcext:value-type="float">
            <text:p>0,000</text:p>
          </table:table-cell>
          <table:table-cell table:style-name="ce6" office:value-type="float" office:value="0.000713002790232125" calcext:value-type="float">
            <text:p>0,001</text:p>
          </table:table-cell>
          <table:table-cell table:style-name="ce6" office:value-type="float" office:value="0.000846909923078804" calcext:value-type="float">
            <text:p>0,001</text:p>
          </table:table-cell>
          <table:table-cell table:style-name="ce6" office:value-type="float" office:value="0.00067709496652783" calcext:value-type="float">
            <text:p>0,001</text:p>
          </table:table-cell>
          <table:table-cell table:number-columns-repeated="3"/>
          <table:table-cell table:formula="of:=[.C28]/[.F28]" office:value-type="float" office:value="0.423707564953414" calcext:value-type="float">
            <text:p>0,423707565</text:p>
          </table:table-cell>
          <table:table-cell table:formula="of:=[.D28]/[.G28]" office:value-type="float" office:value="0.284688271221723" calcext:value-type="float">
            <text:p>0,2846882712</text:p>
          </table:table-cell>
          <table:table-cell table:formula="of:=[.E28]/[.H28]" office:value-type="float" office:value="0.324386838366452" calcext:value-type="float">
            <text:p>0,3243868384</text:p>
          </table:table-cell>
          <table:table-cell table:formula="of:=[.F28]/[.I28]" office:value-type="float" office:value="83.1614827390945" calcext:value-type="float">
            <text:p>83,1614827391</text:p>
          </table:table-cell>
          <table:table-cell table:formula="of:=[.G28]/[.J28]" office:value-type="float" office:value="5.45112004998016" calcext:value-type="float">
            <text:p>5,45112005</text:p>
          </table:table-cell>
          <table:table-cell table:formula="of:=[.H28]/[.K28]" office:value-type="float" office:value="5.29064541821426" calcext:value-type="float">
            <text:p>5,2906454182</text:p>
          </table:table-cell>
          <table:table-cell table:formula="of:=[.I28]/[.L28]" office:value-type="float" office:value="0.01283733943697" calcext:value-type="float">
            <text:p>0,0128373394</text:p>
          </table:table-cell>
          <table:table-cell table:formula="of:=[.J28]/[.M28]" office:value-type="float" office:value="0.112561001779422" calcext:value-type="float">
            <text:p>0,1125610018</text:p>
          </table:table-cell>
          <table:table-cell table:formula="of:=[.K28]/[.N28]" office:value-type="float" office:value="0.114469834988534" calcext:value-type="float">
            <text:p>0,114469835</text:p>
          </table:table-cell>
          <table:table-cell table:formula="of:=[.L28]/[.O28]" office:value-type="float" office:value="12.1581079180032" calcext:value-type="float">
            <text:p>12,158107918</text:p>
          </table:table-cell>
          <table:table-cell table:formula="of:=[.M28]/[.P28]" office:value-type="float" office:value="2.11356532596599" calcext:value-type="float">
            <text:p>2,113565326</text:p>
          </table:table-cell>
          <table:table-cell table:formula="of:=[.N28]/[.Q2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Ornithine</text:p>
          </table:table-cell>
          <table:table-cell table:style-name="ce6" office:value-type="float" office:value="0.00133858367402623" calcext:value-type="float">
            <text:p>0,001</text:p>
          </table:table-cell>
          <table:table-cell table:style-name="ce6" office:value-type="float" office:value="0.000859619299670816" calcext:value-type="float">
            <text:p>0,001</text:p>
          </table:table-cell>
          <table:table-cell table:style-name="ce6" office:value-type="float" office:value="0.00125940008765207" calcext:value-type="float">
            <text:p>0,001</text:p>
          </table:table-cell>
          <table:table-cell table:style-name="ce6" office:value-type="float" office:value="0.00362492254386922" calcext:value-type="float">
            <text:p>0,004</text:p>
          </table:table-cell>
          <table:table-cell table:style-name="ce6" office:value-type="float" office:value="0.00552770231187357" calcext:value-type="float">
            <text:p>0,006</text:p>
          </table:table-cell>
          <table:table-cell table:style-name="ce6" office:value-type="float" office:value="0.00433545971021704" calcext:value-type="float">
            <text:p>0,004</text:p>
          </table:table-cell>
          <table:table-cell table:style-name="ce6" office:value-type="float" office:value="0.000731418330618629" calcext:value-type="float">
            <text:p>0,001</text:p>
          </table:table-cell>
          <table:table-cell table:style-name="ce6" office:value-type="float" office:value="0.00205019199046612" calcext:value-type="float">
            <text:p>0,002</text:p>
          </table:table-cell>
          <table:table-cell table:style-name="ce6" office:value-type="float" office:value="0.00138500905816024" calcext:value-type="float">
            <text:p>0,001</text:p>
          </table:table-cell>
          <table:table-cell table:style-name="ce6" office:value-type="float" office:value="0.0098816434789964" calcext:value-type="float">
            <text:p>0,010</text:p>
          </table:table-cell>
          <table:table-cell table:style-name="ce6" office:value-type="float" office:value="0.00331397400829849" calcext:value-type="float">
            <text:p>0,003</text:p>
          </table:table-cell>
          <table:table-cell table:style-name="ce6" office:value-type="float" office:value="0.0126584469794263" calcext:value-type="float">
            <text:p>0,013</text:p>
          </table:table-cell>
          <table:table-cell table:style-name="ce6" office:value-type="float" office:value="0.00318330868388913" calcext:value-type="float">
            <text:p>0,003</text:p>
          </table:table-cell>
          <table:table-cell table:style-name="ce6" office:value-type="float" office:value="0.0119144337350155" calcext:value-type="float">
            <text:p>0,012</text:p>
          </table:table-cell>
          <table:table-cell table:style-name="ce8"/>
          <table:table-cell table:style-name="ce6" office:value-type="float" office:value="0.0377684436024614" calcext:value-type="float">
            <text:p>0,038</text:p>
          </table:table-cell>
          <table:table-cell table:style-name="ce6" office:value-type="float" office:value="0.0431245448002941" calcext:value-type="float">
            <text:p>0,043</text:p>
          </table:table-cell>
          <table:table-cell table:style-name="ce6" office:value-type="float" office:value="0.0319560839211372" calcext:value-type="float">
            <text:p>0,032</text:p>
          </table:table-cell>
          <table:table-cell table:style-name="ce6" office:value-type="float" office:value="0.00781230975995729" calcext:value-type="float">
            <text:p>0,008</text:p>
          </table:table-cell>
          <table:table-cell table:style-name="ce6" office:value-type="float" office:value="0.0126674234303921" calcext:value-type="float">
            <text:p>0,013</text:p>
          </table:table-cell>
          <table:table-cell table:style-name="ce6" office:value-type="float" office:value="0.00521579712662821" calcext:value-type="float">
            <text:p>0,005</text:p>
          </table:table-cell>
          <table:table-cell table:style-name="ce6" office:value-type="float" office:value="0.0400407958777016" calcext:value-type="float">
            <text:p>0,040</text:p>
          </table:table-cell>
          <table:table-cell table:style-name="ce6" office:value-type="float" office:value="0.0546636711579561" calcext:value-type="float">
            <text:p>0,055</text:p>
          </table:table-cell>
          <table:table-cell table:style-name="ce6" office:value-type="float" office:value="0.0337626074892865" calcext:value-type="float">
            <text:p>0,034</text:p>
          </table:table-cell>
          <table:table-cell table:number-columns-repeated="3"/>
          <table:table-cell table:formula="of:=[.C29]/[.F29]" office:value-type="float" office:value="0.369272352119677" calcext:value-type="float">
            <text:p>0,3692723521</text:p>
          </table:table-cell>
          <table:table-cell table:formula="of:=[.D29]/[.G29]" office:value-type="float" office:value="0.155511142093224" calcext:value-type="float">
            <text:p>0,1555111421</text:p>
          </table:table-cell>
          <table:table-cell table:formula="of:=[.E29]/[.H29]" office:value-type="float" office:value="0.290488246190857" calcext:value-type="float">
            <text:p>0,2904882462</text:p>
          </table:table-cell>
          <table:table-cell table:formula="of:=[.F29]/[.I29]" office:value-type="float" office:value="4.95601818018873" calcext:value-type="float">
            <text:p>4,9560181802</text:p>
          </table:table-cell>
          <table:table-cell table:formula="of:=[.G29]/[.J29]" office:value-type="float" office:value="2.69618764368347" calcext:value-type="float">
            <text:p>2,6961876437</text:p>
          </table:table-cell>
          <table:table-cell table:formula="of:=[.H29]/[.K29]" office:value-type="float" office:value="3.13027534706235" calcext:value-type="float">
            <text:p>3,1302753471</text:p>
          </table:table-cell>
          <table:table-cell table:formula="of:=[.I29]/[.L29]" office:value-type="float" office:value="0.0740178829739477" calcext:value-type="float">
            <text:p>0,074017883</text:p>
          </table:table-cell>
          <table:table-cell table:formula="of:=[.J29]/[.M29]" office:value-type="float" office:value="0.618650594522544" calcext:value-type="float">
            <text:p>0,6186505945</text:p>
          </table:table-cell>
          <table:table-cell table:formula="of:=[.K29]/[.N29]" office:value-type="float" office:value="0.109413821491" calcext:value-type="float">
            <text:p>0,1094138215</text:p>
          </table:table-cell>
          <table:table-cell table:formula="of:=[.L29]/[.O29]" office:value-type="float" office:value="3.1042052343236" calcext:value-type="float">
            <text:p>3,1042052343</text:p>
          </table:table-cell>
          <table:table-cell table:formula="of:=[.M29]/[.P29]" office:value-type="float" office:value="0.278147840006781" calcext:value-type="float">
            <text:p>0,27814784</text:p>
          </table:table-cell>
          <table:table-cell table:formula="of:=[.N29]/[.Q2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Phenylalanine</text:p>
          </table:table-cell>
          <table:table-cell table:style-name="ce6" table:number-columns-repeated="3"/>
          <table:table-cell table:style-name="ce6" office:value-type="float" office:value="0.000907636670035026" calcext:value-type="float">
            <text:p>0,001</text:p>
          </table:table-cell>
          <table:table-cell table:style-name="ce6" office:value-type="float" office:value="0.000577002986688422" calcext:value-type="float">
            <text:p>0,001</text:p>
          </table:table-cell>
          <table:table-cell table:style-name="ce6" office:value-type="float" office:value="0.000489220282479455" calcext:value-type="float">
            <text:p>0,000</text:p>
          </table:table-cell>
          <table:table-cell table:style-name="ce6" office:value-type="float" office:value="0.0000685362685059507" calcext:value-type="float">
            <text:p>0,000</text:p>
          </table:table-cell>
          <table:table-cell table:style-name="ce6" office:value-type="float" office:value="0.000461381229152175" calcext:value-type="float">
            <text:p>0,000</text:p>
          </table:table-cell>
          <table:table-cell table:style-name="ce6" office:value-type="float" office:value="0.000688078485335289" calcext:value-type="float">
            <text:p>0,001</text:p>
          </table:table-cell>
          <table:table-cell table:style-name="ce6" office:value-type="float" office:value="0.00366398869376637" calcext:value-type="float">
            <text:p>0,004</text:p>
          </table:table-cell>
          <table:table-cell table:style-name="ce6" office:value-type="float" office:value="0.000886213088290376" calcext:value-type="float">
            <text:p>0,001</text:p>
          </table:table-cell>
          <table:table-cell table:style-name="ce6" office:value-type="float" office:value="0.00222375792751889" calcext:value-type="float">
            <text:p>0,002</text:p>
          </table:table-cell>
          <table:table-cell table:style-name="ce6" office:value-type="float" office:value="0.00165141474355025" calcext:value-type="float">
            <text:p>0,002</text:p>
          </table:table-cell>
          <table:table-cell table:style-name="ce6" office:value-type="float" office:value="0.000347521703351515" calcext:value-type="float">
            <text:p>0,000</text:p>
          </table:table-cell>
          <table:table-cell table:style-name="ce8"/>
          <table:table-cell table:style-name="ce6" office:value-type="float" office:value="0.00297628965059149" calcext:value-type="float">
            <text:p>0,003</text:p>
          </table:table-cell>
          <table:table-cell table:style-name="ce6" office:value-type="float" office:value="0.00346861422513914" calcext:value-type="float">
            <text:p>0,003</text:p>
          </table:table-cell>
          <table:table-cell table:style-name="ce6" office:value-type="float" office:value="0.00278964808518728" calcext:value-type="float">
            <text:p>0,003</text:p>
          </table:table-cell>
          <table:table-cell table:style-name="ce6" office:value-type="float" office:value="0.0008744255521886" calcext:value-type="float">
            <text:p>0,001</text:p>
          </table:table-cell>
          <table:table-cell table:style-name="ce6" office:value-type="float" office:value="0.000189822241320971" calcext:value-type="float">
            <text:p>0,000</text:p>
          </table:table-cell>
          <table:table-cell table:style-name="ce6"/>
          <table:table-cell table:style-name="ce6" office:value-type="float" office:value="0.000911084132381655" calcext:value-type="float">
            <text:p>0,001</text:p>
          </table:table-cell>
          <table:table-cell table:style-name="ce6" office:value-type="float" office:value="0.00102959617350607" calcext:value-type="float">
            <text:p>0,001</text:p>
          </table:table-cell>
          <table:table-cell table:style-name="ce6" office:value-type="float" office:value="0.00152994562613921" calcext:value-type="float">
            <text:p>0,002</text:p>
          </table:table-cell>
          <table:table-cell table:number-columns-repeated="3"/>
          <table:table-cell table:formula="of:=[.C30]/[.F30]" office:value-type="float" office:value="0" calcext:value-type="float">
            <text:p>0</text:p>
          </table:table-cell>
          <table:table-cell table:formula="of:=[.D30]/[.G30]" office:value-type="float" office:value="0" calcext:value-type="float">
            <text:p>0</text:p>
          </table:table-cell>
          <table:table-cell table:formula="of:=[.E30]/[.H30]" office:value-type="float" office:value="0" calcext:value-type="float">
            <text:p>0</text:p>
          </table:table-cell>
          <table:table-cell table:formula="of:=[.F30]/[.I30]" office:value-type="float" office:value="13.2431585468681" calcext:value-type="float">
            <text:p>13,2431585469</text:p>
          </table:table-cell>
          <table:table-cell table:formula="of:=[.G30]/[.J30]" office:value-type="float" office:value="1.25059917966041" calcext:value-type="float">
            <text:p>1,2505991797</text:p>
          </table:table-cell>
          <table:table-cell table:formula="of:=[.H30]/[.K30]" office:value-type="float" office:value="0.710994883441336" calcext:value-type="float">
            <text:p>0,7109948834</text:p>
          </table:table-cell>
          <table:table-cell table:formula="of:=[.I30]/[.L30]" office:value-type="float" office:value="0.0187053711771963" calcext:value-type="float">
            <text:p>0,0187053712</text:p>
          </table:table-cell>
          <table:table-cell table:formula="of:=[.J30]/[.M30]" office:value-type="float" office:value="0.520621095815952" calcext:value-type="float">
            <text:p>0,5206210958</text:p>
          </table:table-cell>
          <table:table-cell table:formula="of:=[.K30]/[.N30]" office:value-type="float" office:value="0.309421487303251" calcext:value-type="float">
            <text:p>0,3094214873</text:p>
          </table:table-cell>
          <table:table-cell table:formula="of:=[.L30]/[.O30]" office:value-type="float" office:value="2.21869685254804" calcext:value-type="float">
            <text:p>2,2186968525</text:p>
          </table:table-cell>
          <table:table-cell table:formula="of:=[.M30]/[.P30]" office:value-type="float" office:value="2.55009422359437" calcext:value-type="float">
            <text:p>2,5500942236</text:p>
          </table:table-cell>
          <table:table-cell table:formula="of:=[.N30]/[.Q3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Proline</text:p>
          </table:table-cell>
          <table:table-cell table:style-name="ce6" office:value-type="float" office:value="0.000822530604724931" calcext:value-type="float">
            <text:p>0,001</text:p>
          </table:table-cell>
          <table:table-cell table:style-name="ce6" office:value-type="float" office:value="0.000908374225431852" calcext:value-type="float">
            <text:p>0,001</text:p>
          </table:table-cell>
          <table:table-cell table:style-name="ce6" office:value-type="float" office:value="0.00106891948947171" calcext:value-type="float">
            <text:p>0,001</text:p>
          </table:table-cell>
          <table:table-cell table:style-name="ce6" office:value-type="float" office:value="0.0119232656265043" calcext:value-type="float">
            <text:p>0,012</text:p>
          </table:table-cell>
          <table:table-cell table:style-name="ce6" office:value-type="float" office:value="0.00544278087764052" calcext:value-type="float">
            <text:p>0,005</text:p>
          </table:table-cell>
          <table:table-cell table:style-name="ce6" office:value-type="float" office:value="0.00742409719434961" calcext:value-type="float">
            <text:p>0,007</text:p>
          </table:table-cell>
          <table:table-cell table:style-name="ce6" office:value-type="float" office:value="0.0004428007279455" calcext:value-type="float">
            <text:p>0,000</text:p>
          </table:table-cell>
          <table:table-cell table:style-name="ce6" office:value-type="float" office:value="0.00119699488894932" calcext:value-type="float">
            <text:p>0,001</text:p>
          </table:table-cell>
          <table:table-cell table:style-name="ce6" office:value-type="float" office:value="0.00163673371302041" calcext:value-type="float">
            <text:p>0,002</text:p>
          </table:table-cell>
          <table:table-cell table:style-name="ce6" office:value-type="float" office:value="0.0163696800574644" calcext:value-type="float">
            <text:p>0,016</text:p>
          </table:table-cell>
          <table:table-cell table:style-name="ce6" office:value-type="float" office:value="0.00408925752114827" calcext:value-type="float">
            <text:p>0,004</text:p>
          </table:table-cell>
          <table:table-cell table:style-name="ce6" office:value-type="float" office:value="0.00810326893442421" calcext:value-type="float">
            <text:p>0,008</text:p>
          </table:table-cell>
          <table:table-cell table:style-name="ce6" office:value-type="float" office:value="0.0108061180383108" calcext:value-type="float">
            <text:p>0,011</text:p>
          </table:table-cell>
          <table:table-cell table:style-name="ce6" office:value-type="float" office:value="0.0154509690167006" calcext:value-type="float">
            <text:p>0,015</text:p>
          </table:table-cell>
          <table:table-cell table:style-name="ce8"/>
          <table:table-cell table:style-name="ce6" office:value-type="float" office:value="0.028532044660413" calcext:value-type="float">
            <text:p>0,029</text:p>
          </table:table-cell>
          <table:table-cell table:style-name="ce6" office:value-type="float" office:value="0.0280278591287509" calcext:value-type="float">
            <text:p>0,028</text:p>
          </table:table-cell>
          <table:table-cell table:style-name="ce6" office:value-type="float" office:value="0.0238527346504709" calcext:value-type="float">
            <text:p>0,024</text:p>
          </table:table-cell>
          <table:table-cell table:style-name="ce6" office:value-type="float" office:value="0.019652385613133" calcext:value-type="float">
            <text:p>0,020</text:p>
          </table:table-cell>
          <table:table-cell table:style-name="ce6" office:value-type="float" office:value="0.0125206046141913" calcext:value-type="float">
            <text:p>0,013</text:p>
          </table:table-cell>
          <table:table-cell table:style-name="ce6" office:value-type="float" office:value="0.00904868421707118" calcext:value-type="float">
            <text:p>0,009</text:p>
          </table:table-cell>
          <table:table-cell table:style-name="ce6" office:value-type="float" office:value="0.0425738512039945" calcext:value-type="float">
            <text:p>0,043</text:p>
          </table:table-cell>
          <table:table-cell table:style-name="ce6" office:value-type="float" office:value="0.0475085319753466" calcext:value-type="float">
            <text:p>0,048</text:p>
          </table:table-cell>
          <table:table-cell table:style-name="ce6" office:value-type="float" office:value="0.0364984055267091" calcext:value-type="float">
            <text:p>0,036</text:p>
          </table:table-cell>
          <table:table-cell table:number-columns-repeated="3"/>
          <table:table-cell table:formula="of:=[.C31]/[.F31]" office:value-type="float" office:value="0.0689853460025685" calcext:value-type="float">
            <text:p>0,068985346</text:p>
          </table:table-cell>
          <table:table-cell table:formula="of:=[.D31]/[.G31]" office:value-type="float" office:value="0.166895240843434" calcext:value-type="float">
            <text:p>0,1668952408</text:p>
          </table:table-cell>
          <table:table-cell table:formula="of:=[.E31]/[.H31]" office:value-type="float" office:value="0.143979727297381" calcext:value-type="float">
            <text:p>0,1439797273</text:p>
          </table:table-cell>
          <table:table-cell table:formula="of:=[.F31]/[.I31]" office:value-type="float" office:value="26.9269332094951" calcext:value-type="float">
            <text:p>26,9269332095</text:p>
          </table:table-cell>
          <table:table-cell table:formula="of:=[.G31]/[.J31]" office:value-type="float" office:value="4.54703769238146" calcext:value-type="float">
            <text:p>4,5470376924</text:p>
          </table:table-cell>
          <table:table-cell table:formula="of:=[.H31]/[.K31]" office:value-type="float" office:value="4.53592245048174" calcext:value-type="float">
            <text:p>4,5359224505</text:p>
          </table:table-cell>
          <table:table-cell table:formula="of:=[.I31]/[.L31]" office:value-type="float" office:value="0.0270500539039911" calcext:value-type="float">
            <text:p>0,0270500539</text:p>
          </table:table-cell>
          <table:table-cell table:formula="of:=[.J31]/[.M31]" office:value-type="float" office:value="0.292716925446457" calcext:value-type="float">
            <text:p>0,2927169254</text:p>
          </table:table-cell>
          <table:table-cell table:formula="of:=[.K31]/[.N31]" office:value-type="float" office:value="0.20198437522754" calcext:value-type="float">
            <text:p>0,2019843752</text:p>
          </table:table-cell>
          <table:table-cell table:formula="of:=[.L31]/[.O31]" office:value-type="float" office:value="1.51485297490081" calcext:value-type="float">
            <text:p>1,5148529749</text:p>
          </table:table-cell>
          <table:table-cell table:formula="of:=[.M31]/[.P31]" office:value-type="float" office:value="0.264660262843598" calcext:value-type="float">
            <text:p>0,2646602628</text:p>
          </table:table-cell>
          <table:table-cell table:formula="of:=[.N31]/[.Q3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Pyroglutamic acid</text:p>
          </table:table-cell>
          <table:table-cell table:style-name="ce6" office:value-type="float" office:value="0.00722128241665026" calcext:value-type="float">
            <text:p>0,007</text:p>
          </table:table-cell>
          <table:table-cell table:style-name="ce6" office:value-type="float" office:value="0.00702620524171489" calcext:value-type="float">
            <text:p>0,007</text:p>
          </table:table-cell>
          <table:table-cell table:style-name="ce6" office:value-type="float" office:value="0.00771289520613045" calcext:value-type="float">
            <text:p>0,008</text:p>
          </table:table-cell>
          <table:table-cell table:style-name="ce6" office:value-type="float" office:value="0.00904219455101145" calcext:value-type="float">
            <text:p>0,009</text:p>
          </table:table-cell>
          <table:table-cell table:style-name="ce6" office:value-type="float" office:value="0.00485234864660985" calcext:value-type="float">
            <text:p>0,005</text:p>
          </table:table-cell>
          <table:table-cell table:style-name="ce6" office:value-type="float" office:value="0.00550518438724717" calcext:value-type="float">
            <text:p>0,006</text:p>
          </table:table-cell>
          <table:table-cell table:style-name="ce6" office:value-type="float" office:value="0.00553404192454643" calcext:value-type="float">
            <text:p>0,006</text:p>
          </table:table-cell>
          <table:table-cell table:style-name="ce6" office:value-type="float" office:value="0.00352398315824746" calcext:value-type="float">
            <text:p>0,004</text:p>
          </table:table-cell>
          <table:table-cell table:style-name="ce6" office:value-type="float" office:value="0.00458274100779942" calcext:value-type="float">
            <text:p>0,005</text:p>
          </table:table-cell>
          <table:table-cell table:style-name="ce6" office:value-type="float" office:value="0.0123101936830277" calcext:value-type="float">
            <text:p>0,012</text:p>
          </table:table-cell>
          <table:table-cell table:style-name="ce6" office:value-type="float" office:value="0.00480048183018222" calcext:value-type="float">
            <text:p>0,005</text:p>
          </table:table-cell>
          <table:table-cell table:style-name="ce6" office:value-type="float" office:value="0.00243564158344092" calcext:value-type="float">
            <text:p>0,002</text:p>
          </table:table-cell>
          <table:table-cell table:style-name="ce6" office:value-type="float" office:value="0.00587636242096946" calcext:value-type="float">
            <text:p>0,006</text:p>
          </table:table-cell>
          <table:table-cell table:style-name="ce6" office:value-type="float" office:value="0.00426866074938572" calcext:value-type="float">
            <text:p>0,004</text:p>
          </table:table-cell>
          <table:table-cell table:style-name="ce8"/>
          <table:table-cell table:style-name="ce6" office:value-type="float" office:value="0.00919058898662658" calcext:value-type="float">
            <text:p>0,009</text:p>
          </table:table-cell>
          <table:table-cell table:style-name="ce6" office:value-type="float" office:value="0.0113157565660534" calcext:value-type="float">
            <text:p>0,011</text:p>
          </table:table-cell>
          <table:table-cell table:style-name="ce6" office:value-type="float" office:value="0.00817892472010316" calcext:value-type="float">
            <text:p>0,008</text:p>
          </table:table-cell>
          <table:table-cell table:style-name="ce6" office:value-type="float" office:value="0.00616395425390393" calcext:value-type="float">
            <text:p>0,006</text:p>
          </table:table-cell>
          <table:table-cell table:style-name="ce6" office:value-type="float" office:value="0.00548600267299474" calcext:value-type="float">
            <text:p>0,005</text:p>
          </table:table-cell>
          <table:table-cell table:style-name="ce6" office:value-type="float" office:value="0.00697407164855788" calcext:value-type="float">
            <text:p>0,007</text:p>
          </table:table-cell>
          <table:table-cell table:style-name="ce6" office:value-type="float" office:value="0.0150247987664338" calcext:value-type="float">
            <text:p>0,015</text:p>
          </table:table-cell>
          <table:table-cell table:style-name="ce6" office:value-type="float" office:value="0.0245657842787902" calcext:value-type="float">
            <text:p>0,025</text:p>
          </table:table-cell>
          <table:table-cell table:style-name="ce6" office:value-type="float" office:value="0.0105029058704373" calcext:value-type="float">
            <text:p>0,011</text:p>
          </table:table-cell>
          <table:table-cell table:number-columns-repeated="3"/>
          <table:table-cell table:formula="of:=[.C32]/[.F32]" office:value-type="float" office:value="0.798620553441033" calcext:value-type="float">
            <text:p>0,7986205534</text:p>
          </table:table-cell>
          <table:table-cell table:formula="of:=[.D32]/[.G32]" office:value-type="float" office:value="1.44800090707081" calcext:value-type="float">
            <text:p>1,4480009071</text:p>
          </table:table-cell>
          <table:table-cell table:formula="of:=[.E32]/[.H32]" office:value-type="float" office:value="1.40102395552771" calcext:value-type="float">
            <text:p>1,4010239555</text:p>
          </table:table-cell>
          <table:table-cell table:formula="of:=[.F32]/[.I32]" office:value-type="float" office:value="1.63392230747376" calcext:value-type="float">
            <text:p>1,6339223075</text:p>
          </table:table-cell>
          <table:table-cell table:formula="of:=[.G32]/[.J32]" office:value-type="float" office:value="1.37695001046004" calcext:value-type="float">
            <text:p>1,3769500105</text:p>
          </table:table-cell>
          <table:table-cell table:formula="of:=[.H32]/[.K32]" office:value-type="float" office:value="1.20128638687585" calcext:value-type="float">
            <text:p>1,2012863869</text:p>
          </table:table-cell>
          <table:table-cell table:formula="of:=[.I32]/[.L32]" office:value-type="float" office:value="0.449549541383441" calcext:value-type="float">
            <text:p>0,4495495414</text:p>
          </table:table-cell>
          <table:table-cell table:formula="of:=[.J32]/[.M32]" office:value-type="float" office:value="0.734089469121831" calcext:value-type="float">
            <text:p>0,7340894691</text:p>
          </table:table-cell>
          <table:table-cell table:formula="of:=[.K32]/[.N32]" office:value-type="float" office:value="1.88153340744216" calcext:value-type="float">
            <text:p>1,8815334074</text:p>
          </table:table-cell>
          <table:table-cell table:formula="of:=[.L32]/[.O32]" office:value-type="float" office:value="2.0948663137419" calcext:value-type="float">
            <text:p>2,0948663137</text:p>
          </table:table-cell>
          <table:table-cell table:formula="of:=[.M32]/[.P32]" office:value-type="float" office:value="1.12458733828239" calcext:value-type="float">
            <text:p>1,1245873383</text:p>
          </table:table-cell>
          <table:table-cell table:formula="of:=[.N32]/[.Q3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Serine</text:p>
          </table:table-cell>
          <table:table-cell table:style-name="ce6" office:value-type="float" office:value="0.000713909017713114" calcext:value-type="float">
            <text:p>0,001</text:p>
          </table:table-cell>
          <table:table-cell table:style-name="ce6" office:value-type="float" office:value="0.000600841873100912" calcext:value-type="float">
            <text:p>0,001</text:p>
          </table:table-cell>
          <table:table-cell table:style-name="ce6" office:value-type="float" office:value="0.000777885192899651" calcext:value-type="float">
            <text:p>0,001</text:p>
          </table:table-cell>
          <table:table-cell table:style-name="ce6" office:value-type="float" office:value="0.00301140114571722" calcext:value-type="float">
            <text:p>0,003</text:p>
          </table:table-cell>
          <table:table-cell table:style-name="ce6" office:value-type="float" office:value="0.00519004295264745" calcext:value-type="float">
            <text:p>0,005</text:p>
          </table:table-cell>
          <table:table-cell table:style-name="ce6" office:value-type="float" office:value="0.00502107046855035" calcext:value-type="float">
            <text:p>0,005</text:p>
          </table:table-cell>
          <table:table-cell table:style-name="ce6" office:value-type="float" office:value="0.000238686704605023" calcext:value-type="float">
            <text:p>0,000</text:p>
          </table:table-cell>
          <table:table-cell table:style-name="ce6" office:value-type="float" office:value="0.00292296539856008" calcext:value-type="float">
            <text:p>0,003</text:p>
          </table:table-cell>
          <table:table-cell table:style-name="ce6" office:value-type="float" office:value="0.00761583639131777" calcext:value-type="float">
            <text:p>0,008</text:p>
          </table:table-cell>
          <table:table-cell table:style-name="ce6" office:value-type="float" office:value="0.0187089876569108" calcext:value-type="float">
            <text:p>0,019</text:p>
          </table:table-cell>
          <table:table-cell table:style-name="ce6" office:value-type="float" office:value="0.000470724115221353" calcext:value-type="float">
            <text:p>0,000</text:p>
          </table:table-cell>
          <table:table-cell table:style-name="ce6" office:value-type="float" office:value="0.00429834355830079" calcext:value-type="float">
            <text:p>0,004</text:p>
          </table:table-cell>
          <table:table-cell table:style-name="ce6" office:value-type="float" office:value="0.0136348188451191" calcext:value-type="float">
            <text:p>0,014</text:p>
          </table:table-cell>
          <table:table-cell table:style-name="ce6" office:value-type="float" office:value="0.0189566389506577" calcext:value-type="float">
            <text:p>0,019</text:p>
          </table:table-cell>
          <table:table-cell table:style-name="ce8"/>
          <table:table-cell table:style-name="ce6" office:value-type="float" office:value="0.0116782364031593" calcext:value-type="float">
            <text:p>0,012</text:p>
          </table:table-cell>
          <table:table-cell table:style-name="ce6" office:value-type="float" office:value="0.00817123726067258" calcext:value-type="float">
            <text:p>0,008</text:p>
          </table:table-cell>
          <table:table-cell table:style-name="ce6" office:value-type="float" office:value="0.00894385425448813" calcext:value-type="float">
            <text:p>0,009</text:p>
          </table:table-cell>
          <table:table-cell table:style-name="ce6" office:value-type="float" office:value="0.00478753072227686" calcext:value-type="float">
            <text:p>0,005</text:p>
          </table:table-cell>
          <table:table-cell table:style-name="ce6" office:value-type="float" office:value="0.00761913781627428" calcext:value-type="float">
            <text:p>0,008</text:p>
          </table:table-cell>
          <table:table-cell table:style-name="ce6" office:value-type="float" office:value="0.00294969688333911" calcext:value-type="float">
            <text:p>0,003</text:p>
          </table:table-cell>
          <table:table-cell table:style-name="ce6" office:value-type="float" office:value="0.00173551311654812" calcext:value-type="float">
            <text:p>0,002</text:p>
          </table:table-cell>
          <table:table-cell table:style-name="ce6" office:value-type="float" office:value="0.00216516124090801" calcext:value-type="float">
            <text:p>0,002</text:p>
          </table:table-cell>
          <table:table-cell table:style-name="ce6" office:value-type="float" office:value="0.00375240481982483" calcext:value-type="float">
            <text:p>0,004</text:p>
          </table:table-cell>
          <table:table-cell table:number-columns-repeated="3"/>
          <table:table-cell table:formula="of:=[.C33]/[.F33]" office:value-type="float" office:value="0.237068720893736" calcext:value-type="float">
            <text:p>0,2370687209</text:p>
          </table:table-cell>
          <table:table-cell table:formula="of:=[.D33]/[.G33]" office:value-type="float" office:value="0.115768188930772" calcext:value-type="float">
            <text:p>0,1157681889</text:p>
          </table:table-cell>
          <table:table-cell table:formula="of:=[.E33]/[.H33]" office:value-type="float" office:value="0.154924173594448" calcext:value-type="float">
            <text:p>0,1549241736</text:p>
          </table:table-cell>
          <table:table-cell table:formula="of:=[.F33]/[.I33]" office:value-type="float" office:value="12.6165433081012" calcext:value-type="float">
            <text:p>12,6165433081</text:p>
          </table:table-cell>
          <table:table-cell table:formula="of:=[.G33]/[.J33]" office:value-type="float" office:value="1.77560875513757" calcext:value-type="float">
            <text:p>1,7756087551</text:p>
          </table:table-cell>
          <table:table-cell table:formula="of:=[.H33]/[.K33]" office:value-type="float" office:value="0.659293373775005" calcext:value-type="float">
            <text:p>0,6592933738</text:p>
          </table:table-cell>
          <table:table-cell table:formula="of:=[.I33]/[.L33]" office:value-type="float" office:value="0.0127578631715466" calcext:value-type="float">
            <text:p>0,0127578632</text:p>
          </table:table-cell>
          <table:table-cell table:formula="of:=[.J33]/[.M33]" office:value-type="float" office:value="6.20950850836607" calcext:value-type="float">
            <text:p>6,2095085084</text:p>
          </table:table-cell>
          <table:table-cell table:formula="of:=[.K33]/[.N33]" office:value-type="float" office:value="1.77180727599365" calcext:value-type="float">
            <text:p>1,771807276</text:p>
          </table:table-cell>
          <table:table-cell table:formula="of:=[.L33]/[.O33]" office:value-type="float" office:value="1.37214787152146" calcext:value-type="float">
            <text:p>1,3721478715</text:p>
          </table:table-cell>
          <table:table-cell table:formula="of:=[.M33]/[.P33]" office:value-type="float" office:value="0.0248316231820737" calcext:value-type="float">
            <text:p>0,0248316232</text:p>
          </table:table-cell>
          <table:table-cell table:formula="of:=[.N33]/[.Q3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Serine, O-acetyl-</text:p>
          </table:table-cell>
          <table:table-cell table:style-name="ce6" table:number-columns-repeated="3"/>
          <table:table-cell table:style-name="ce6" office:value-type="float" office:value="0.00623335336082973" calcext:value-type="float">
            <text:p>0,006</text:p>
          </table:table-cell>
          <table:table-cell table:style-name="ce6" office:value-type="float" office:value="0.00289272858953641" calcext:value-type="float">
            <text:p>0,003</text:p>
          </table:table-cell>
          <table:table-cell table:style-name="ce6" table:number-columns-repeated="4"/>
          <table:table-cell table:style-name="ce6" office:value-type="float" office:value="0.0238068072951065" calcext:value-type="float">
            <text:p>0,024</text:p>
          </table:table-cell>
          <table:table-cell table:style-name="ce6" office:value-type="float" office:value="0.00390868239719844" calcext:value-type="float">
            <text:p>0,004</text:p>
          </table:table-cell>
          <table:table-cell table:style-name="ce6" office:value-type="float" office:value="0.0112291097246117" calcext:value-type="float">
            <text:p>0,011</text:p>
          </table:table-cell>
          <table:table-cell table:style-name="ce6"/>
          <table:table-cell table:style-name="ce6" office:value-type="float" office:value="0.00599561864903397" calcext:value-type="float">
            <text:p>0,006</text:p>
          </table:table-cell>
          <table:table-cell table:style-name="ce8"/>
          <table:table-cell table:style-name="ce6" office:value-type="float" office:value="0.0422714390590417" calcext:value-type="float">
            <text:p>0,042</text:p>
          </table:table-cell>
          <table:table-cell table:style-name="ce6" office:value-type="float" office:value="0.0253062995944183" calcext:value-type="float">
            <text:p>0,025</text:p>
          </table:table-cell>
          <table:table-cell table:style-name="ce6" office:value-type="float" office:value="0.0310301618064173" calcext:value-type="float">
            <text:p>0,031</text:p>
          </table:table-cell>
          <table:table-cell table:style-name="ce6" table:number-columns-repeated="3"/>
          <table:table-cell table:style-name="ce6" office:value-type="float" office:value="0.00901520567547082" calcext:value-type="float">
            <text:p>0,009</text:p>
          </table:table-cell>
          <table:table-cell table:style-name="ce6"/>
          <table:table-cell table:style-name="ce6" office:value-type="float" office:value="0.0224184437830838" calcext:value-type="float">
            <text:p>0,022</text:p>
          </table:table-cell>
          <table:table-cell table:number-columns-repeated="3"/>
          <table:table-cell table:formula="of:=[.C34]/[.F34]" office:value-type="float" office:value="0" calcext:value-type="float">
            <text:p>0</text:p>
          </table:table-cell>
          <table:table-cell table:formula="of:=[.D34]/[.G34]" office:value-type="float" office:value="0" calcext:value-type="float">
            <text:p>0</text:p>
          </table:table-cell>
          <table:table-cell table:formula="of:=[.E34]/[.H34]" office:value-type="string" office:string-value="" calcext:value-type="error">
            <text:p>#DIV/0!</text:p>
          </table:table-cell>
          <table:table-cell table:formula="of:=[.F34]/[.I34]" office:value-type="string" office:string-value="" calcext:value-type="error">
            <text:p>#DIV/0!</text:p>
          </table:table-cell>
          <table:table-cell table:formula="of:=[.G34]/[.J34]" office:value-type="string" office:string-value="" calcext:value-type="error">
            <text:p>#DIV/0!</text:p>
          </table:table-cell>
          <table:table-cell table:formula="of:=[.H34]/[.K34]" office:value-type="string" office:string-value="" calcext:value-type="error">
            <text:p>#DIV/0!</text:p>
          </table:table-cell>
          <table:table-cell table:formula="of:=[.I34]/[.L34]" office:value-type="float" office:value="0" calcext:value-type="float">
            <text:p>0</text:p>
          </table:table-cell>
          <table:table-cell table:formula="of:=[.J34]/[.M34]" office:value-type="float" office:value="0" calcext:value-type="float">
            <text:p>0</text:p>
          </table:table-cell>
          <table:table-cell table:formula="of:=[.K34]/[.N34]" office:value-type="float" office:value="0" calcext:value-type="float">
            <text:p>0</text:p>
          </table:table-cell>
          <table:table-cell table:formula="of:=[.L34]/[.O34]" office:value-type="string" office:string-value="" calcext:value-type="error">
            <text:p>#DIV/0!</text:p>
          </table:table-cell>
          <table:table-cell table:formula="of:=[.M34]/[.P34]" office:value-type="float" office:value="0.651923116862714" calcext:value-type="float">
            <text:p>0,6519231169</text:p>
          </table:table-cell>
          <table:table-cell table:formula="of:=[.N34]/[.Q3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Threonine</text:p>
          </table:table-cell>
          <table:table-cell table:style-name="ce6" office:value-type="float" office:value="0.00235896333805271" calcext:value-type="float">
            <text:p>0,002</text:p>
          </table:table-cell>
          <table:table-cell table:style-name="ce6" office:value-type="float" office:value="0.000358396809435201" calcext:value-type="float">
            <text:p>0,000</text:p>
          </table:table-cell>
          <table:table-cell table:style-name="ce6" office:value-type="float" office:value="0.00050622544480047" calcext:value-type="float">
            <text:p>0,001</text:p>
          </table:table-cell>
          <table:table-cell table:style-name="ce6" office:value-type="float" office:value="0.00995974615527982" calcext:value-type="float">
            <text:p>0,010</text:p>
          </table:table-cell>
          <table:table-cell table:style-name="ce6" office:value-type="float" office:value="0.0125745939278247" calcext:value-type="float">
            <text:p>0,013</text:p>
          </table:table-cell>
          <table:table-cell table:style-name="ce6" office:value-type="float" office:value="0.0130890437867836" calcext:value-type="float">
            <text:p>0,013</text:p>
          </table:table-cell>
          <table:table-cell table:style-name="ce6" office:value-type="float" office:value="0.000517994748473033" calcext:value-type="float">
            <text:p>0,001</text:p>
          </table:table-cell>
          <table:table-cell table:style-name="ce6" office:value-type="float" office:value="0.0069337650598772" calcext:value-type="float">
            <text:p>0,007</text:p>
          </table:table-cell>
          <table:table-cell table:style-name="ce6" office:value-type="float" office:value="0.0125167265154175" calcext:value-type="float">
            <text:p>0,013</text:p>
          </table:table-cell>
          <table:table-cell table:style-name="ce6" office:value-type="float" office:value="0.029257168871625" calcext:value-type="float">
            <text:p>0,029</text:p>
          </table:table-cell>
          <table:table-cell table:style-name="ce6" office:value-type="float" office:value="0.006964490721638" calcext:value-type="float">
            <text:p>0,007</text:p>
          </table:table-cell>
          <table:table-cell table:style-name="ce6" office:value-type="float" office:value="0.0125781393284983" calcext:value-type="float">
            <text:p>0,013</text:p>
          </table:table-cell>
          <table:table-cell table:style-name="ce6" office:value-type="float" office:value="0.0260670600759401" calcext:value-type="float">
            <text:p>0,026</text:p>
          </table:table-cell>
          <table:table-cell table:style-name="ce6" office:value-type="float" office:value="0.0259107344764561" calcext:value-type="float">
            <text:p>0,026</text:p>
          </table:table-cell>
          <table:table-cell table:style-name="ce8"/>
          <table:table-cell table:style-name="ce6" office:value-type="float" office:value="0.0365298765366464" calcext:value-type="float">
            <text:p>0,037</text:p>
          </table:table-cell>
          <table:table-cell table:style-name="ce6" office:value-type="float" office:value="0.0294035912362552" calcext:value-type="float">
            <text:p>0,029</text:p>
          </table:table-cell>
          <table:table-cell table:style-name="ce6" office:value-type="float" office:value="0.0277130483285648" calcext:value-type="float">
            <text:p>0,028</text:p>
          </table:table-cell>
          <table:table-cell table:style-name="ce6" office:value-type="float" office:value="0.0110446741611406" calcext:value-type="float">
            <text:p>0,011</text:p>
          </table:table-cell>
          <table:table-cell table:style-name="ce6" office:value-type="float" office:value="0.0114112040370789" calcext:value-type="float">
            <text:p>0,011</text:p>
          </table:table-cell>
          <table:table-cell table:style-name="ce6" office:value-type="float" office:value="0.00951157769492885" calcext:value-type="float">
            <text:p>0,010</text:p>
          </table:table-cell>
          <table:table-cell table:style-name="ce6" office:value-type="float" office:value="0.0182849287162012" calcext:value-type="float">
            <text:p>0,018</text:p>
          </table:table-cell>
          <table:table-cell table:style-name="ce6" office:value-type="float" office:value="0.00760732686857648" calcext:value-type="float">
            <text:p>0,008</text:p>
          </table:table-cell>
          <table:table-cell table:style-name="ce6" office:value-type="float" office:value="0.0219706503988802" calcext:value-type="float">
            <text:p>0,022</text:p>
          </table:table-cell>
          <table:table-cell table:number-columns-repeated="3"/>
          <table:table-cell table:formula="of:=[.C35]/[.F35]" office:value-type="float" office:value="0.236849745091363" calcext:value-type="float">
            <text:p>0,2368497451</text:p>
          </table:table-cell>
          <table:table-cell table:formula="of:=[.D35]/[.G35]" office:value-type="float" office:value="0.0285016606891894" calcext:value-type="float">
            <text:p>0,0285016607</text:p>
          </table:table-cell>
          <table:table-cell table:formula="of:=[.E35]/[.H35]" office:value-type="float" office:value="0.038675510071379" calcext:value-type="float">
            <text:p>0,0386755101</text:p>
          </table:table-cell>
          <table:table-cell table:formula="of:=[.F35]/[.I35]" office:value-type="float" office:value="19.2275041101084" calcext:value-type="float">
            <text:p>19,2275041101</text:p>
          </table:table-cell>
          <table:table-cell table:formula="of:=[.G35]/[.J35]" office:value-type="float" office:value="1.81353042960579" calcext:value-type="float">
            <text:p>1,8135304296</text:p>
          </table:table-cell>
          <table:table-cell table:formula="of:=[.H35]/[.K35]" office:value-type="float" office:value="1.04572419719015" calcext:value-type="float">
            <text:p>1,0457241972</text:p>
          </table:table-cell>
          <table:table-cell table:formula="of:=[.I35]/[.L35]" office:value-type="float" office:value="0.0177048828868541" calcext:value-type="float">
            <text:p>0,0177048829</text:p>
          </table:table-cell>
          <table:table-cell table:formula="of:=[.J35]/[.M35]" office:value-type="float" office:value="0.995588239974915" calcext:value-type="float">
            <text:p>0,99558824</text:p>
          </table:table-cell>
          <table:table-cell table:formula="of:=[.K35]/[.N35]" office:value-type="float" office:value="0.995117496199008" calcext:value-type="float">
            <text:p>0,9951174962</text:p>
          </table:table-cell>
          <table:table-cell table:formula="of:=[.L35]/[.O35]" office:value-type="float" office:value="1.12238084334755" calcext:value-type="float">
            <text:p>1,1223808433</text:p>
          </table:table-cell>
          <table:table-cell table:formula="of:=[.M35]/[.P35]" office:value-type="float" office:value="0.268787854237259" calcext:value-type="float">
            <text:p>0,2687878542</text:p>
          </table:table-cell>
          <table:table-cell table:formula="of:=[.N35]/[.Q3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Tyrosine</text:p>
          </table:table-cell>
          <table:table-cell table:style-name="ce6" table:number-columns-repeated="9"/>
          <table:table-cell table:style-name="ce6" office:value-type="float" office:value="0.000274659907133544" calcext:value-type="float">
            <text:p>0,000</text:p>
          </table:table-cell>
          <table:table-cell table:style-name="ce6"/>
          <table:table-cell table:style-name="ce6" office:value-type="float" office:value="0.000425704643872873" calcext:value-type="float">
            <text:p>0,000</text:p>
          </table:table-cell>
          <table:table-cell table:style-name="ce6"/>
          <table:table-cell table:style-name="ce6" office:value-type="float" office:value="0.000267088508230358" calcext:value-type="float">
            <text:p>0,000</text:p>
          </table:table-cell>
          <table:table-cell table:style-name="ce8"/>
          <table:table-cell table:style-name="ce6" office:value-type="float" office:value="0.000504179337670288" calcext:value-type="float">
            <text:p>0,001</text:p>
          </table:table-cell>
          <table:table-cell table:style-name="ce6" office:value-type="float" office:value="0.000581615928348227" calcext:value-type="float">
            <text:p>0,001</text:p>
          </table:table-cell>
          <table:table-cell table:style-name="ce6" office:value-type="float" office:value="0.000382474063322559" calcext:value-type="float">
            <text:p>0,000</text:p>
          </table:table-cell>
          <table:table-cell table:style-name="ce6" table:number-columns-repeated="6"/>
          <table:table-cell table:number-columns-repeated="3"/>
          <table:table-cell table:formula="of:=[.C36]/[.F36]" office:value-type="string" office:string-value="" calcext:value-type="error">
            <text:p>#DIV/0!</text:p>
          </table:table-cell>
          <table:table-cell table:formula="of:=[.D36]/[.G36]" office:value-type="string" office:string-value="" calcext:value-type="error">
            <text:p>#DIV/0!</text:p>
          </table:table-cell>
          <table:table-cell table:formula="of:=[.E36]/[.H36]" office:value-type="string" office:string-value="" calcext:value-type="error">
            <text:p>#DIV/0!</text:p>
          </table:table-cell>
          <table:table-cell table:formula="of:=[.F36]/[.I36]" office:value-type="string" office:string-value="" calcext:value-type="error">
            <text:p>#DIV/0!</text:p>
          </table:table-cell>
          <table:table-cell table:formula="of:=[.G36]/[.J36]" office:value-type="string" office:string-value="" calcext:value-type="error">
            <text:p>#DIV/0!</text:p>
          </table:table-cell>
          <table:table-cell table:formula="of:=[.H36]/[.K36]" office:value-type="string" office:string-value="" calcext:value-type="error">
            <text:p>#DIV/0!</text:p>
          </table:table-cell>
          <table:table-cell table:formula="of:=[.I36]/[.L36]" office:value-type="float" office:value="0" calcext:value-type="float">
            <text:p>0</text:p>
          </table:table-cell>
          <table:table-cell table:formula="of:=[.J36]/[.M36]" office:value-type="string" office:string-value="" calcext:value-type="error">
            <text:p>#DIV/0!</text:p>
          </table:table-cell>
          <table:table-cell table:formula="of:=[.K36]/[.N36]" office:value-type="float" office:value="0" calcext:value-type="float">
            <text:p>0</text:p>
          </table:table-cell>
          <table:table-cell table:formula="of:=[.L36]/[.O36]" office:value-type="string" office:string-value="" calcext:value-type="error">
            <text:p>#DIV/0!</text:p>
          </table:table-cell>
          <table:table-cell table:formula="of:=[.M36]/[.P36]" office:value-type="float" office:value="0" calcext:value-type="float">
            <text:p>0</text:p>
          </table:table-cell>
          <table:table-cell table:formula="of:=[.N36]/[.Q3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mino Acids</text:p>
          </table:table-cell>
          <table:table-cell table:style-name="ce3" office:value-type="string" calcext:value-type="string">
            <text:p>Valine</text:p>
          </table:table-cell>
          <table:table-cell table:style-name="ce6" office:value-type="float" office:value="0.00263357345286949" calcext:value-type="float">
            <text:p>0,003</text:p>
          </table:table-cell>
          <table:table-cell table:style-name="ce6" office:value-type="float" office:value="0.0015400982261074" calcext:value-type="float">
            <text:p>0,002</text:p>
          </table:table-cell>
          <table:table-cell table:style-name="ce6" office:value-type="float" office:value="0.0024791701133079" calcext:value-type="float">
            <text:p>0,002</text:p>
          </table:table-cell>
          <table:table-cell table:style-name="ce6" office:value-type="float" office:value="0.00417285605520823" calcext:value-type="float">
            <text:p>0,004</text:p>
          </table:table-cell>
          <table:table-cell table:style-name="ce6" office:value-type="float" office:value="0.00330206512631328" calcext:value-type="float">
            <text:p>0,003</text:p>
          </table:table-cell>
          <table:table-cell table:style-name="ce6" office:value-type="float" office:value="0.00377157853075482" calcext:value-type="float">
            <text:p>0,004</text:p>
          </table:table-cell>
          <table:table-cell table:style-name="ce6" office:value-type="float" office:value="0.00124834736062804" calcext:value-type="float">
            <text:p>0,001</text:p>
          </table:table-cell>
          <table:table-cell table:style-name="ce6" office:value-type="float" office:value="0.00246794355349096" calcext:value-type="float">
            <text:p>0,002</text:p>
          </table:table-cell>
          <table:table-cell table:style-name="ce6" office:value-type="float" office:value="0.00285264471793934" calcext:value-type="float">
            <text:p>0,003</text:p>
          </table:table-cell>
          <table:table-cell table:style-name="ce6" office:value-type="float" office:value="0.0121247168072627" calcext:value-type="float">
            <text:p>0,012</text:p>
          </table:table-cell>
          <table:table-cell table:style-name="ce6" office:value-type="float" office:value="0.00341989165145112" calcext:value-type="float">
            <text:p>0,003</text:p>
          </table:table-cell>
          <table:table-cell table:style-name="ce6" office:value-type="float" office:value="0.00487939998540804" calcext:value-type="float">
            <text:p>0,005</text:p>
          </table:table-cell>
          <table:table-cell table:style-name="ce6" office:value-type="float" office:value="0.00371753372779882" calcext:value-type="float">
            <text:p>0,004</text:p>
          </table:table-cell>
          <table:table-cell table:style-name="ce6" office:value-type="float" office:value="0.00405377912534349" calcext:value-type="float">
            <text:p>0,004</text:p>
          </table:table-cell>
          <table:table-cell table:style-name="ce8"/>
          <table:table-cell table:style-name="ce6" office:value-type="float" office:value="0.00756530817839844" calcext:value-type="float">
            <text:p>0,008</text:p>
          </table:table-cell>
          <table:table-cell table:style-name="ce6" office:value-type="float" office:value="0.00694823516571533" calcext:value-type="float">
            <text:p>0,007</text:p>
          </table:table-cell>
          <table:table-cell table:style-name="ce6" office:value-type="float" office:value="0.00535897082671719" calcext:value-type="float">
            <text:p>0,005</text:p>
          </table:table-cell>
          <table:table-cell table:style-name="ce6" office:value-type="float" office:value="0.00601629998677171" calcext:value-type="float">
            <text:p>0,006</text:p>
          </table:table-cell>
          <table:table-cell table:style-name="ce6" office:value-type="float" office:value="0.00547635665941744" calcext:value-type="float">
            <text:p>0,005</text:p>
          </table:table-cell>
          <table:table-cell table:style-name="ce6" office:value-type="float" office:value="0.00481524228972756" calcext:value-type="float">
            <text:p>0,005</text:p>
          </table:table-cell>
          <table:table-cell table:style-name="ce6" office:value-type="float" office:value="0.00698934269793472" calcext:value-type="float">
            <text:p>0,007</text:p>
          </table:table-cell>
          <table:table-cell table:style-name="ce6" office:value-type="float" office:value="0.0059900456619917" calcext:value-type="float">
            <text:p>0,006</text:p>
          </table:table-cell>
          <table:table-cell table:style-name="ce6" office:value-type="float" office:value="0.00196115998822939" calcext:value-type="float">
            <text:p>0,002</text:p>
          </table:table-cell>
          <table:table-cell table:number-columns-repeated="3"/>
          <table:table-cell table:formula="of:=[.C37]/[.F37]" office:value-type="float" office:value="0.631120129241571" calcext:value-type="float">
            <text:p>0,6311201292</text:p>
          </table:table-cell>
          <table:table-cell table:formula="of:=[.D37]/[.G37]" office:value-type="float" office:value="0.466404558115697" calcext:value-type="float">
            <text:p>0,4664045581</text:p>
          </table:table-cell>
          <table:table-cell table:formula="of:=[.E37]/[.H37]" office:value-type="float" office:value="0.657329575161129" calcext:value-type="float">
            <text:p>0,6573295752</text:p>
          </table:table-cell>
          <table:table-cell table:formula="of:=[.F37]/[.I37]" office:value-type="float" office:value="3.34270427191746" calcext:value-type="float">
            <text:p>3,3427042719</text:p>
          </table:table-cell>
          <table:table-cell table:formula="of:=[.G37]/[.J37]" office:value-type="float" office:value="1.33798243547444" calcext:value-type="float">
            <text:p>1,3379824355</text:p>
          </table:table-cell>
          <table:table-cell table:formula="of:=[.H37]/[.K37]" office:value-type="float" office:value="1.32213398571389" calcext:value-type="float">
            <text:p>1,3221339857</text:p>
          </table:table-cell>
          <table:table-cell table:formula="of:=[.I37]/[.L37]" office:value-type="float" office:value="0.102958888069062" calcext:value-type="float">
            <text:p>0,1029588881</text:p>
          </table:table-cell>
          <table:table-cell table:formula="of:=[.J37]/[.M37]" office:value-type="float" office:value="0.721643784370703" calcext:value-type="float">
            <text:p>0,7216437844</text:p>
          </table:table-cell>
          <table:table-cell table:formula="of:=[.K37]/[.N37]" office:value-type="float" office:value="0.584630226353699" calcext:value-type="float">
            <text:p>0,5846302264</text:p>
          </table:table-cell>
          <table:table-cell table:formula="of:=[.L37]/[.O37]" office:value-type="float" office:value="3.26149476912529" calcext:value-type="float">
            <text:p>3,2614947691</text:p>
          </table:table-cell>
          <table:table-cell table:formula="of:=[.M37]/[.P37]" office:value-type="float" office:value="0.843630485457527" calcext:value-type="float">
            <text:p>0,8436304855</text:p>
          </table:table-cell>
          <table:table-cell table:formula="of:=[.N37]/[.Q3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3-Indoxyl sulfate</text:p>
          </table:table-cell>
          <table:table-cell table:style-name="ce6" table:number-columns-repeated="14"/>
          <table:table-cell table:style-name="ce8"/>
          <table:table-cell table:style-name="ce6" table:number-columns-repeated="9"/>
          <table:table-cell table:number-columns-repeated="3"/>
          <table:table-cell table:formula="of:=[.C38]/[.F38]" office:value-type="string" office:string-value="" calcext:value-type="error">
            <text:p>#DIV/0!</text:p>
          </table:table-cell>
          <table:table-cell table:formula="of:=[.D38]/[.G38]" office:value-type="string" office:string-value="" calcext:value-type="error">
            <text:p>#DIV/0!</text:p>
          </table:table-cell>
          <table:table-cell table:formula="of:=[.E38]/[.H38]" office:value-type="string" office:string-value="" calcext:value-type="error">
            <text:p>#DIV/0!</text:p>
          </table:table-cell>
          <table:table-cell table:formula="of:=[.F38]/[.I38]" office:value-type="string" office:string-value="" calcext:value-type="error">
            <text:p>#DIV/0!</text:p>
          </table:table-cell>
          <table:table-cell table:formula="of:=[.G38]/[.J38]" office:value-type="string" office:string-value="" calcext:value-type="error">
            <text:p>#DIV/0!</text:p>
          </table:table-cell>
          <table:table-cell table:formula="of:=[.H38]/[.K38]" office:value-type="string" office:string-value="" calcext:value-type="error">
            <text:p>#DIV/0!</text:p>
          </table:table-cell>
          <table:table-cell table:formula="of:=[.I38]/[.L38]" office:value-type="string" office:string-value="" calcext:value-type="error">
            <text:p>#DIV/0!</text:p>
          </table:table-cell>
          <table:table-cell table:formula="of:=[.J38]/[.M38]" office:value-type="string" office:string-value="" calcext:value-type="error">
            <text:p>#DIV/0!</text:p>
          </table:table-cell>
          <table:table-cell table:formula="of:=[.K38]/[.N38]" office:value-type="string" office:string-value="" calcext:value-type="error">
            <text:p>#DIV/0!</text:p>
          </table:table-cell>
          <table:table-cell table:formula="of:=[.L38]/[.O38]" office:value-type="string" office:string-value="" calcext:value-type="error">
            <text:p>#DIV/0!</text:p>
          </table:table-cell>
          <table:table-cell table:formula="of:=[.M38]/[.P38]" office:value-type="string" office:string-value="" calcext:value-type="error">
            <text:p>#DIV/0!</text:p>
          </table:table-cell>
          <table:table-cell table:formula="of:=[.N38]/[.Q3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Adenosine, 5-methylthio-</text:p>
          </table:table-cell>
          <table:table-cell table:style-name="ce6" table:number-columns-repeated="9"/>
          <table:table-cell table:style-name="ce6" office:value-type="float" office:value="0.0139686174802633" calcext:value-type="float">
            <text:p>0,014</text:p>
          </table:table-cell>
          <table:table-cell table:style-name="ce6"/>
          <table:table-cell table:style-name="ce6" office:value-type="float" office:value="0.00635917783288315" calcext:value-type="float">
            <text:p>0,006</text:p>
          </table:table-cell>
          <table:table-cell table:style-name="ce6"/>
          <table:table-cell table:style-name="ce6" office:value-type="float" office:value="0.00891703185674395" calcext:value-type="float">
            <text:p>0,009</text:p>
          </table:table-cell>
          <table:table-cell table:style-name="ce8"/>
          <table:table-cell table:style-name="ce6" office:value-type="float" office:value="0.0118245319034906" calcext:value-type="float">
            <text:p>0,012</text:p>
          </table:table-cell>
          <table:table-cell table:style-name="ce6" office:value-type="float" office:value="0.00729622141935244" calcext:value-type="float">
            <text:p>0,007</text:p>
          </table:table-cell>
          <table:table-cell table:style-name="ce6" office:value-type="float" office:value="0.00664398630383528" calcext:value-type="float">
            <text:p>0,007</text:p>
          </table:table-cell>
          <table:table-cell table:style-name="ce6" table:number-columns-repeated="3"/>
          <table:table-cell table:style-name="ce6" office:value-type="float" office:value="0.00674266677029723" calcext:value-type="float">
            <text:p>0,007</text:p>
          </table:table-cell>
          <table:table-cell table:style-name="ce6"/>
          <table:table-cell table:style-name="ce6" office:value-type="float" office:value="0.0055613883959904" calcext:value-type="float">
            <text:p>0,006</text:p>
          </table:table-cell>
          <table:table-cell table:number-columns-repeated="3"/>
          <table:table-cell table:formula="of:=[.C39]/[.F39]" office:value-type="string" office:string-value="" calcext:value-type="error">
            <text:p>#DIV/0!</text:p>
          </table:table-cell>
          <table:table-cell table:formula="of:=[.D39]/[.G39]" office:value-type="string" office:string-value="" calcext:value-type="error">
            <text:p>#DIV/0!</text:p>
          </table:table-cell>
          <table:table-cell table:formula="of:=[.E39]/[.H39]" office:value-type="string" office:string-value="" calcext:value-type="error">
            <text:p>#DIV/0!</text:p>
          </table:table-cell>
          <table:table-cell table:formula="of:=[.F39]/[.I39]" office:value-type="string" office:string-value="" calcext:value-type="error">
            <text:p>#DIV/0!</text:p>
          </table:table-cell>
          <table:table-cell table:formula="of:=[.G39]/[.J39]" office:value-type="string" office:string-value="" calcext:value-type="error">
            <text:p>#DIV/0!</text:p>
          </table:table-cell>
          <table:table-cell table:formula="of:=[.H39]/[.K39]" office:value-type="string" office:string-value="" calcext:value-type="error">
            <text:p>#DIV/0!</text:p>
          </table:table-cell>
          <table:table-cell table:formula="of:=[.I39]/[.L39]" office:value-type="float" office:value="0" calcext:value-type="float">
            <text:p>0</text:p>
          </table:table-cell>
          <table:table-cell table:formula="of:=[.J39]/[.M39]" office:value-type="string" office:string-value="" calcext:value-type="error">
            <text:p>#DIV/0!</text:p>
          </table:table-cell>
          <table:table-cell table:formula="of:=[.K39]/[.N39]" office:value-type="float" office:value="0" calcext:value-type="float">
            <text:p>0</text:p>
          </table:table-cell>
          <table:table-cell table:formula="of:=[.L39]/[.O39]" office:value-type="string" office:string-value="" calcext:value-type="error">
            <text:p>#DIV/0!</text:p>
          </table:table-cell>
          <table:table-cell table:formula="of:=[.M39]/[.P39]" office:value-type="float" office:value="0" calcext:value-type="float">
            <text:p>0</text:p>
          </table:table-cell>
          <table:table-cell table:formula="of:=[.N39]/[.Q3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Agmatine</text:p>
          </table:table-cell>
          <table:table-cell table:style-name="ce6" table:number-columns-repeated="3"/>
          <table:table-cell table:style-name="ce6" office:value-type="float" office:value="0.00520757641268791" calcext:value-type="float">
            <text:p>0,005</text:p>
          </table:table-cell>
          <table:table-cell table:style-name="ce6" office:value-type="float" office:value="0.00194552772352516" calcext:value-type="float">
            <text:p>0,002</text:p>
          </table:table-cell>
          <table:table-cell table:style-name="ce6" office:value-type="float" office:value="0.00420047891394588" calcext:value-type="float">
            <text:p>0,004</text:p>
          </table:table-cell>
          <table:table-cell table:style-name="ce6"/>
          <table:table-cell table:style-name="ce6" office:value-type="float" office:value="0.00338039544792925" calcext:value-type="float">
            <text:p>0,003</text:p>
          </table:table-cell>
          <table:table-cell table:style-name="ce6" office:value-type="float" office:value="0.0041951519697111" calcext:value-type="float">
            <text:p>0,004</text:p>
          </table:table-cell>
          <table:table-cell table:style-name="ce6" office:value-type="float" office:value="0.00784292624947267" calcext:value-type="float">
            <text:p>0,008</text:p>
          </table:table-cell>
          <table:table-cell table:style-name="ce6" office:value-type="float" office:value="0.00395911866119175" calcext:value-type="float">
            <text:p>0,004</text:p>
          </table:table-cell>
          <table:table-cell table:style-name="ce6" office:value-type="float" office:value="0.00224234399894595" calcext:value-type="float">
            <text:p>0,002</text:p>
          </table:table-cell>
          <table:table-cell table:style-name="ce6" office:value-type="float" office:value="0.00159348491735334" calcext:value-type="float">
            <text:p>0,002</text:p>
          </table:table-cell>
          <table:table-cell table:style-name="ce6" office:value-type="float" office:value="0.00434368345514313" calcext:value-type="float">
            <text:p>0,004</text:p>
          </table:table-cell>
          <table:table-cell table:style-name="ce8"/>
          <table:table-cell table:style-name="ce6" office:value-type="float" office:value="0.00835628834973285" calcext:value-type="float">
            <text:p>0,008</text:p>
          </table:table-cell>
          <table:table-cell table:style-name="ce6" office:value-type="float" office:value="0.00299024752803211" calcext:value-type="float">
            <text:p>0,003</text:p>
          </table:table-cell>
          <table:table-cell table:style-name="ce6" office:value-type="float" office:value="0.00326124454259026" calcext:value-type="float">
            <text:p>0,003</text:p>
          </table:table-cell>
          <table:table-cell table:style-name="ce6" office:value-type="float" office:value="0.000739578035932106" calcext:value-type="float">
            <text:p>0,001</text:p>
          </table:table-cell>
          <table:table-cell table:style-name="ce6"/>
          <table:table-cell table:style-name="ce6" office:value-type="float" office:value="0.00117870501505493" calcext:value-type="float">
            <text:p>0,001</text:p>
          </table:table-cell>
          <table:table-cell table:style-name="ce6" office:value-type="float" office:value="0.00367667889553066" calcext:value-type="float">
            <text:p>0,004</text:p>
          </table:table-cell>
          <table:table-cell table:style-name="ce6" office:value-type="float" office:value="0.00352447225492592" calcext:value-type="float">
            <text:p>0,004</text:p>
          </table:table-cell>
          <table:table-cell table:style-name="ce6" office:value-type="float" office:value="0.00428651702295532" calcext:value-type="float">
            <text:p>0,004</text:p>
          </table:table-cell>
          <table:table-cell table:number-columns-repeated="3"/>
          <table:table-cell table:formula="of:=[.C40]/[.F40]" office:value-type="float" office:value="0" calcext:value-type="float">
            <text:p>0</text:p>
          </table:table-cell>
          <table:table-cell table:formula="of:=[.D40]/[.G40]" office:value-type="float" office:value="0" calcext:value-type="float">
            <text:p>0</text:p>
          </table:table-cell>
          <table:table-cell table:formula="of:=[.E40]/[.H40]" office:value-type="float" office:value="0" calcext:value-type="float">
            <text:p>0</text:p>
          </table:table-cell>
          <table:table-cell table:formula="of:=[.F40]/[.I40]" office:value-type="string" office:string-value="" calcext:value-type="error">
            <text:p>#DIV/0!</text:p>
          </table:table-cell>
          <table:table-cell table:formula="of:=[.G40]/[.J40]" office:value-type="float" office:value="0.575532582945863" calcext:value-type="float">
            <text:p>0,5755325829</text:p>
          </table:table-cell>
          <table:table-cell table:formula="of:=[.H40]/[.K40]" office:value-type="float" office:value="1.00126978576062" calcext:value-type="float">
            <text:p>1,0012697858</text:p>
          </table:table-cell>
          <table:table-cell table:formula="of:=[.I40]/[.L40]" office:value-type="float" office:value="0" calcext:value-type="float">
            <text:p>0</text:p>
          </table:table-cell>
          <table:table-cell table:formula="of:=[.J40]/[.M40]" office:value-type="float" office:value="0.853825241729861" calcext:value-type="float">
            <text:p>0,8538252417</text:p>
          </table:table-cell>
          <table:table-cell table:formula="of:=[.K40]/[.N40]" office:value-type="float" office:value="1.87087796149168" calcext:value-type="float">
            <text:p>1,8708779615</text:p>
          </table:table-cell>
          <table:table-cell table:formula="of:=[.L40]/[.O40]" office:value-type="float" office:value="4.92187040119538" calcext:value-type="float">
            <text:p>4,9218704012</text:p>
          </table:table-cell>
          <table:table-cell table:formula="of:=[.M40]/[.P40]" office:value-type="float" office:value="0.91146574147892" calcext:value-type="float">
            <text:p>0,9114657415</text:p>
          </table:table-cell>
          <table:table-cell table:formula="of:=[.N40]/[.Q4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Arginine</text:p>
          </table:table-cell>
          <table:table-cell table:style-name="ce6" table:number-columns-repeated="9"/>
          <table:table-cell table:style-name="ce6" office:value-type="float" office:value="0.00118863204882158" calcext:value-type="float">
            <text:p>0,001</text:p>
          </table:table-cell>
          <table:table-cell table:style-name="ce6"/>
          <table:table-cell table:style-name="ce6" office:value-type="float" office:value="0.0122632495814883" calcext:value-type="float">
            <text:p>0,012</text:p>
          </table:table-cell>
          <table:table-cell table:style-name="ce6"/>
          <table:table-cell table:style-name="ce6" office:value-type="float" office:value="0.00834595853067093" calcext:value-type="float">
            <text:p>0,008</text:p>
          </table:table-cell>
          <table:table-cell table:style-name="ce8"/>
          <table:table-cell table:style-name="ce6" office:value-type="float" office:value="0.0192260825323327" calcext:value-type="float">
            <text:p>0,019</text:p>
          </table:table-cell>
          <table:table-cell table:style-name="ce6" office:value-type="float" office:value="0.0117318400452333" calcext:value-type="float">
            <text:p>0,012</text:p>
          </table:table-cell>
          <table:table-cell table:style-name="ce6" office:value-type="float" office:value="0.00998736333839954" calcext:value-type="float">
            <text:p>0,010</text:p>
          </table:table-cell>
          <table:table-cell table:style-name="ce6" table:number-columns-repeated="3"/>
          <table:table-cell table:style-name="ce6" office:value-type="float" office:value="0.0101392068581129" calcext:value-type="float">
            <text:p>0,010</text:p>
          </table:table-cell>
          <table:table-cell table:style-name="ce6" office:value-type="float" office:value="0.010477388495699" calcext:value-type="float">
            <text:p>0,010</text:p>
          </table:table-cell>
          <table:table-cell table:style-name="ce6" office:value-type="float" office:value="0.007908860500858" calcext:value-type="float">
            <text:p>0,008</text:p>
          </table:table-cell>
          <table:table-cell table:number-columns-repeated="3"/>
          <table:table-cell table:formula="of:=[.C41]/[.F41]" office:value-type="string" office:string-value="" calcext:value-type="error">
            <text:p>#DIV/0!</text:p>
          </table:table-cell>
          <table:table-cell table:formula="of:=[.D41]/[.G41]" office:value-type="string" office:string-value="" calcext:value-type="error">
            <text:p>#DIV/0!</text:p>
          </table:table-cell>
          <table:table-cell table:formula="of:=[.E41]/[.H41]" office:value-type="string" office:string-value="" calcext:value-type="error">
            <text:p>#DIV/0!</text:p>
          </table:table-cell>
          <table:table-cell table:formula="of:=[.F41]/[.I41]" office:value-type="string" office:string-value="" calcext:value-type="error">
            <text:p>#DIV/0!</text:p>
          </table:table-cell>
          <table:table-cell table:formula="of:=[.G41]/[.J41]" office:value-type="string" office:string-value="" calcext:value-type="error">
            <text:p>#DIV/0!</text:p>
          </table:table-cell>
          <table:table-cell table:formula="of:=[.H41]/[.K41]" office:value-type="string" office:string-value="" calcext:value-type="error">
            <text:p>#DIV/0!</text:p>
          </table:table-cell>
          <table:table-cell table:formula="of:=[.I41]/[.L41]" office:value-type="float" office:value="0" calcext:value-type="float">
            <text:p>0</text:p>
          </table:table-cell>
          <table:table-cell table:formula="of:=[.J41]/[.M41]" office:value-type="string" office:string-value="" calcext:value-type="error">
            <text:p>#DIV/0!</text:p>
          </table:table-cell>
          <table:table-cell table:formula="of:=[.K41]/[.N41]" office:value-type="float" office:value="0" calcext:value-type="float">
            <text:p>0</text:p>
          </table:table-cell>
          <table:table-cell table:formula="of:=[.L41]/[.O41]" office:value-type="string" office:string-value="" calcext:value-type="error">
            <text:p>#DIV/0!</text:p>
          </table:table-cell>
          <table:table-cell table:formula="of:=[.M41]/[.P41]" office:value-type="float" office:value="0" calcext:value-type="float">
            <text:p>0</text:p>
          </table:table-cell>
          <table:table-cell table:formula="of:=[.N41]/[.Q4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Isonicotinic acid</text:p>
          </table:table-cell>
          <table:table-cell table:style-name="ce6" table:number-columns-repeated="6"/>
          <table:table-cell table:style-name="ce6" office:value-type="float" office:value="0.000703464996871883" calcext:value-type="float">
            <text:p>0,001</text:p>
          </table:table-cell>
          <table:table-cell table:style-name="ce6" office:value-type="float" office:value="0.00133932945996903" calcext:value-type="float">
            <text:p>0,001</text:p>
          </table:table-cell>
          <table:table-cell table:style-name="ce6" table:number-columns-repeated="5"/>
          <table:table-cell table:style-name="ce6" office:value-type="float" office:value="0.00175680376418511" calcext:value-type="float">
            <text:p>0,002</text:p>
          </table:table-cell>
          <table:table-cell table:style-name="ce8"/>
          <table:table-cell table:style-name="ce6"/>
          <table:table-cell table:style-name="ce6" office:value-type="float" office:value="0.00154554562049242" calcext:value-type="float">
            <text:p>0,002</text:p>
          </table:table-cell>
          <table:table-cell table:style-name="ce6" office:value-type="float" office:value="0.00141094681897913" calcext:value-type="float">
            <text:p>0,001</text:p>
          </table:table-cell>
          <table:table-cell table:style-name="ce6" office:value-type="float" office:value="0.000761043308893299" calcext:value-type="float">
            <text:p>0,001</text:p>
          </table:table-cell>
          <table:table-cell table:style-name="ce6" office:value-type="float" office:value="0.00169342798599323" calcext:value-type="float">
            <text:p>0,002</text:p>
          </table:table-cell>
          <table:table-cell table:style-name="ce6" office:value-type="float" office:value="0.001811598399768" calcext:value-type="float">
            <text:p>0,002</text:p>
          </table:table-cell>
          <table:table-cell table:style-name="ce6"/>
          <table:table-cell table:style-name="ce6" office:value-type="float" office:value="0.00369176118974334" calcext:value-type="float">
            <text:p>0,004</text:p>
          </table:table-cell>
          <table:table-cell table:style-name="ce6" office:value-type="float" office:value="0.00170326380478242" calcext:value-type="float">
            <text:p>0,002</text:p>
          </table:table-cell>
          <table:table-cell table:number-columns-repeated="3"/>
          <table:table-cell table:formula="of:=[.C42]/[.F42]" office:value-type="string" office:string-value="" calcext:value-type="error">
            <text:p>#DIV/0!</text:p>
          </table:table-cell>
          <table:table-cell table:formula="of:=[.D42]/[.G42]" office:value-type="string" office:string-value="" calcext:value-type="error">
            <text:p>#DIV/0!</text:p>
          </table:table-cell>
          <table:table-cell table:formula="of:=[.E42]/[.H42]" office:value-type="string" office:string-value="" calcext:value-type="error">
            <text:p>#DIV/0!</text:p>
          </table:table-cell>
          <table:table-cell table:formula="of:=[.F42]/[.I42]" office:value-type="float" office:value="0" calcext:value-type="float">
            <text:p>0</text:p>
          </table:table-cell>
          <table:table-cell table:formula="of:=[.G42]/[.J42]" office:value-type="float" office:value="0" calcext:value-type="float">
            <text:p>0</text:p>
          </table:table-cell>
          <table:table-cell table:formula="of:=[.H42]/[.K42]" office:value-type="string" office:string-value="" calcext:value-type="error">
            <text:p>#DIV/0!</text:p>
          </table:table-cell>
          <table:table-cell table:formula="of:=[.I42]/[.L42]" office:value-type="string" office:string-value="" calcext:value-type="error">
            <text:p>#DIV/0!</text:p>
          </table:table-cell>
          <table:table-cell table:formula="of:=[.J42]/[.M42]" office:value-type="string" office:string-value="" calcext:value-type="error">
            <text:p>#DIV/0!</text:p>
          </table:table-cell>
          <table:table-cell table:formula="of:=[.K42]/[.N42]" office:value-type="string" office:string-value="" calcext:value-type="error">
            <text:p>#DIV/0!</text:p>
          </table:table-cell>
          <table:table-cell table:formula="of:=[.L42]/[.O42]" office:value-type="string" office:string-value="" calcext:value-type="error">
            <text:p>#DIV/0!</text:p>
          </table:table-cell>
          <table:table-cell table:formula="of:=[.M42]/[.P42]" office:value-type="float" office:value="0" calcext:value-type="float">
            <text:p>0</text:p>
          </table:table-cell>
          <table:table-cell table:formula="of:=[.N42]/[.Q4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Nicotinic acid, 6-hydroxy-</text:p>
          </table:table-cell>
          <table:table-cell table:style-name="ce6" table:number-columns-repeated="14"/>
          <table:table-cell table:style-name="ce8"/>
          <table:table-cell table:style-name="ce6" table:number-columns-repeated="9"/>
          <table:table-cell table:number-columns-repeated="3"/>
          <table:table-cell table:formula="of:=[.C43]/[.F43]" office:value-type="string" office:string-value="" calcext:value-type="error">
            <text:p>#DIV/0!</text:p>
          </table:table-cell>
          <table:table-cell table:formula="of:=[.D43]/[.G43]" office:value-type="string" office:string-value="" calcext:value-type="error">
            <text:p>#DIV/0!</text:p>
          </table:table-cell>
          <table:table-cell table:formula="of:=[.E43]/[.H43]" office:value-type="string" office:string-value="" calcext:value-type="error">
            <text:p>#DIV/0!</text:p>
          </table:table-cell>
          <table:table-cell table:formula="of:=[.F43]/[.I43]" office:value-type="string" office:string-value="" calcext:value-type="error">
            <text:p>#DIV/0!</text:p>
          </table:table-cell>
          <table:table-cell table:formula="of:=[.G43]/[.J43]" office:value-type="string" office:string-value="" calcext:value-type="error">
            <text:p>#DIV/0!</text:p>
          </table:table-cell>
          <table:table-cell table:formula="of:=[.H43]/[.K43]" office:value-type="string" office:string-value="" calcext:value-type="error">
            <text:p>#DIV/0!</text:p>
          </table:table-cell>
          <table:table-cell table:formula="of:=[.I43]/[.L43]" office:value-type="string" office:string-value="" calcext:value-type="error">
            <text:p>#DIV/0!</text:p>
          </table:table-cell>
          <table:table-cell table:formula="of:=[.J43]/[.M43]" office:value-type="string" office:string-value="" calcext:value-type="error">
            <text:p>#DIV/0!</text:p>
          </table:table-cell>
          <table:table-cell table:formula="of:=[.K43]/[.N43]" office:value-type="string" office:string-value="" calcext:value-type="error">
            <text:p>#DIV/0!</text:p>
          </table:table-cell>
          <table:table-cell table:formula="of:=[.L43]/[.O43]" office:value-type="string" office:string-value="" calcext:value-type="error">
            <text:p>#DIV/0!</text:p>
          </table:table-cell>
          <table:table-cell table:formula="of:=[.M43]/[.P43]" office:value-type="string" office:string-value="" calcext:value-type="error">
            <text:p>#DIV/0!</text:p>
          </table:table-cell>
          <table:table-cell table:formula="of:=[.N43]/[.Q4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Putrescine</text:p>
          </table:table-cell>
          <table:table-cell table:style-name="ce6" office:value-type="float" office:value="0.00262784398457605" calcext:value-type="float">
            <text:p>0,003</text:p>
          </table:table-cell>
          <table:table-cell table:style-name="ce6" office:value-type="float" office:value="0.00302232035607914" calcext:value-type="float">
            <text:p>0,003</text:p>
          </table:table-cell>
          <table:table-cell table:style-name="ce6" office:value-type="float" office:value="0.00437078761062563" calcext:value-type="float">
            <text:p>0,004</text:p>
          </table:table-cell>
          <table:table-cell table:style-name="ce6" office:value-type="float" office:value="0.00624058154974906" calcext:value-type="float">
            <text:p>0,006</text:p>
          </table:table-cell>
          <table:table-cell table:style-name="ce6" office:value-type="float" office:value="0.00326080957130442" calcext:value-type="float">
            <text:p>0,003</text:p>
          </table:table-cell>
          <table:table-cell table:style-name="ce6" office:value-type="float" office:value="0.00525703449902397" calcext:value-type="float">
            <text:p>0,005</text:p>
          </table:table-cell>
          <table:table-cell table:style-name="ce6" office:value-type="float" office:value="0.00143473502851554" calcext:value-type="float">
            <text:p>0,001</text:p>
          </table:table-cell>
          <table:table-cell table:style-name="ce6" office:value-type="float" office:value="0.00495741174841897" calcext:value-type="float">
            <text:p>0,005</text:p>
          </table:table-cell>
          <table:table-cell table:style-name="ce6" office:value-type="float" office:value="0.00759533285604675" calcext:value-type="float">
            <text:p>0,008</text:p>
          </table:table-cell>
          <table:table-cell table:style-name="ce6" office:value-type="float" office:value="0.0113245721042362" calcext:value-type="float">
            <text:p>0,011</text:p>
          </table:table-cell>
          <table:table-cell table:style-name="ce6" office:value-type="float" office:value="0.0051020507501891" calcext:value-type="float">
            <text:p>0,005</text:p>
          </table:table-cell>
          <table:table-cell table:style-name="ce6" office:value-type="float" office:value="0.00634481549776676" calcext:value-type="float">
            <text:p>0,006</text:p>
          </table:table-cell>
          <table:table-cell table:style-name="ce6" office:value-type="float" office:value="0.00318184939071459" calcext:value-type="float">
            <text:p>0,003</text:p>
          </table:table-cell>
          <table:table-cell table:style-name="ce6" office:value-type="float" office:value="0.0084668900418505" calcext:value-type="float">
            <text:p>0,008</text:p>
          </table:table-cell>
          <table:table-cell table:style-name="ce8"/>
          <table:table-cell table:style-name="ce6" office:value-type="float" office:value="0.0106297390277611" calcext:value-type="float">
            <text:p>0,011</text:p>
          </table:table-cell>
          <table:table-cell table:style-name="ce6" office:value-type="float" office:value="0.00527251792911969" calcext:value-type="float">
            <text:p>0,005</text:p>
          </table:table-cell>
          <table:table-cell table:style-name="ce6" office:value-type="float" office:value="0.00610973156790949" calcext:value-type="float">
            <text:p>0,006</text:p>
          </table:table-cell>
          <table:table-cell table:style-name="ce6" office:value-type="float" office:value="0.00295606890909683" calcext:value-type="float">
            <text:p>0,003</text:p>
          </table:table-cell>
          <table:table-cell table:style-name="ce6" office:value-type="float" office:value="0.00193652577788636" calcext:value-type="float">
            <text:p>0,002</text:p>
          </table:table-cell>
          <table:table-cell table:style-name="ce6" office:value-type="float" office:value="0.00176651460543616" calcext:value-type="float">
            <text:p>0,002</text:p>
          </table:table-cell>
          <table:table-cell table:style-name="ce6" office:value-type="float" office:value="0.00570545992436763" calcext:value-type="float">
            <text:p>0,006</text:p>
          </table:table-cell>
          <table:table-cell table:style-name="ce6" office:value-type="float" office:value="0.00507553139847983" calcext:value-type="float">
            <text:p>0,005</text:p>
          </table:table-cell>
          <table:table-cell table:style-name="ce6" office:value-type="float" office:value="0.00603143743935063" calcext:value-type="float">
            <text:p>0,006</text:p>
          </table:table-cell>
          <table:table-cell table:number-columns-repeated="3"/>
          <table:table-cell table:formula="of:=[.C44]/[.F44]" office:value-type="float" office:value="0.421089599363014" calcext:value-type="float">
            <text:p>0,4210895994</text:p>
          </table:table-cell>
          <table:table-cell table:formula="of:=[.D44]/[.G44]" office:value-type="float" office:value="0.926861961727536" calcext:value-type="float">
            <text:p>0,9268619617</text:p>
          </table:table-cell>
          <table:table-cell table:formula="of:=[.E44]/[.H44]" office:value-type="float" office:value="0.831416954071182" calcext:value-type="float">
            <text:p>0,8314169541</text:p>
          </table:table-cell>
          <table:table-cell table:formula="of:=[.F44]/[.I44]" office:value-type="float" office:value="4.34964047417587" calcext:value-type="float">
            <text:p>4,3496404742</text:p>
          </table:table-cell>
          <table:table-cell table:formula="of:=[.G44]/[.J44]" office:value-type="float" office:value="0.65776452245355" calcext:value-type="float">
            <text:p>0,6577645225</text:p>
          </table:table-cell>
          <table:table-cell table:formula="of:=[.H44]/[.K44]" office:value-type="float" office:value="0.692140107439633" calcext:value-type="float">
            <text:p>0,6921401074</text:p>
          </table:table-cell>
          <table:table-cell table:formula="of:=[.I44]/[.L44]" office:value-type="float" office:value="0.126692206584905" calcext:value-type="float">
            <text:p>0,1266922066</text:p>
          </table:table-cell>
          <table:table-cell table:formula="of:=[.J44]/[.M44]" office:value-type="float" office:value="0.971650810849977" calcext:value-type="float">
            <text:p>0,9716508108</text:p>
          </table:table-cell>
          <table:table-cell table:formula="of:=[.K44]/[.N44]" office:value-type="float" office:value="1.19709278523862" calcext:value-type="float">
            <text:p>1,1970927852</text:p>
          </table:table-cell>
          <table:table-cell table:formula="of:=[.L44]/[.O44]" office:value-type="float" office:value="3.55911632313083" calcext:value-type="float">
            <text:p>3,5591163231</text:p>
          </table:table-cell>
          <table:table-cell table:formula="of:=[.M44]/[.P44]" office:value-type="float" office:value="0.602588521283549" calcext:value-type="float">
            <text:p>0,6025885213</text:p>
          </table:table-cell>
          <table:table-cell table:formula="of:=[.N44]/[.Q4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Pyrrole-2-carboxylic acid</text:p>
          </table:table-cell>
          <table:table-cell table:style-name="ce6" table:number-columns-repeated="7"/>
          <table:table-cell table:style-name="ce6" office:value-type="float" office:value="0.0025086879599925" calcext:value-type="float">
            <text:p>0,003</text:p>
          </table:table-cell>
          <table:table-cell table:style-name="ce6" office:value-type="float" office:value="0.00389181250129492" calcext:value-type="float">
            <text:p>0,004</text:p>
          </table:table-cell>
          <table:table-cell table:style-name="ce6" table:number-columns-repeated="4"/>
          <table:table-cell table:style-name="ce6" office:value-type="float" office:value="0.00923616275032224" calcext:value-type="float">
            <text:p>0,009</text:p>
          </table:table-cell>
          <table:table-cell table:style-name="ce8"/>
          <table:table-cell table:style-name="ce6" office:value-type="float" office:value="0.00414414715625601" calcext:value-type="float">
            <text:p>0,004</text:p>
          </table:table-cell>
          <table:table-cell table:style-name="ce6" office:value-type="float" office:value="0.0104598223009245" calcext:value-type="float">
            <text:p>0,010</text:p>
          </table:table-cell>
          <table:table-cell table:style-name="ce6" office:value-type="float" office:value="0.00581999091006445" calcext:value-type="float">
            <text:p>0,006</text:p>
          </table:table-cell>
          <table:table-cell table:style-name="ce6" office:value-type="float" office:value="0.00655930634168729" calcext:value-type="float">
            <text:p>0,007</text:p>
          </table:table-cell>
          <table:table-cell table:style-name="ce6" office:value-type="float" office:value="0.0159817142669584" calcext:value-type="float">
            <text:p>0,016</text:p>
          </table:table-cell>
          <table:table-cell table:style-name="ce6" office:value-type="float" office:value="0.00944357754726138" calcext:value-type="float">
            <text:p>0,009</text:p>
          </table:table-cell>
          <table:table-cell table:style-name="ce6" office:value-type="float" office:value="0.00855957404196646" calcext:value-type="float">
            <text:p>0,009</text:p>
          </table:table-cell>
          <table:table-cell table:style-name="ce6" office:value-type="float" office:value="0.0186617912628063" calcext:value-type="float">
            <text:p>0,019</text:p>
          </table:table-cell>
          <table:table-cell table:style-name="ce6" office:value-type="float" office:value="0.014752563636666" calcext:value-type="float">
            <text:p>0,015</text:p>
          </table:table-cell>
          <table:table-cell table:number-columns-repeated="3"/>
          <table:table-cell table:formula="of:=[.C45]/[.F45]" office:value-type="string" office:string-value="" calcext:value-type="error">
            <text:p>#DIV/0!</text:p>
          </table:table-cell>
          <table:table-cell table:formula="of:=[.D45]/[.G45]" office:value-type="string" office:string-value="" calcext:value-type="error">
            <text:p>#DIV/0!</text:p>
          </table:table-cell>
          <table:table-cell table:formula="of:=[.E45]/[.H45]" office:value-type="string" office:string-value="" calcext:value-type="error">
            <text:p>#DIV/0!</text:p>
          </table:table-cell>
          <table:table-cell table:formula="of:=[.F45]/[.I45]" office:value-type="string" office:string-value="" calcext:value-type="error">
            <text:p>#DIV/0!</text:p>
          </table:table-cell>
          <table:table-cell table:formula="of:=[.G45]/[.J45]" office:value-type="float" office:value="0" calcext:value-type="float">
            <text:p>0</text:p>
          </table:table-cell>
          <table:table-cell table:formula="of:=[.H45]/[.K45]" office:value-type="float" office:value="0" calcext:value-type="float">
            <text:p>0</text:p>
          </table:table-cell>
          <table:table-cell table:formula="of:=[.I45]/[.L45]" office:value-type="string" office:string-value="" calcext:value-type="error">
            <text:p>#DIV/0!</text:p>
          </table:table-cell>
          <table:table-cell table:formula="of:=[.J45]/[.M45]" office:value-type="string" office:string-value="" calcext:value-type="error">
            <text:p>#DIV/0!</text:p>
          </table:table-cell>
          <table:table-cell table:formula="of:=[.K45]/[.N45]" office:value-type="string" office:string-value="" calcext:value-type="error">
            <text:p>#DIV/0!</text:p>
          </table:table-cell>
          <table:table-cell table:formula="of:=[.L45]/[.O45]" office:value-type="string" office:string-value="" calcext:value-type="error">
            <text:p>#DIV/0!</text:p>
          </table:table-cell>
          <table:table-cell table:formula="of:=[.M45]/[.P45]" office:value-type="float" office:value="0" calcext:value-type="float">
            <text:p>0</text:p>
          </table:table-cell>
          <table:table-cell table:formula="of:=[.N45]/[.Q4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Spermidine</text:p>
          </table:table-cell>
          <table:table-cell table:style-name="ce6" office:value-type="float" office:value="0.00102254970538571" calcext:value-type="float">
            <text:p>0,001</text:p>
          </table:table-cell>
          <table:table-cell table:style-name="ce6" office:value-type="float" office:value="0.00142081742545285" calcext:value-type="float">
            <text:p>0,001</text:p>
          </table:table-cell>
          <table:table-cell table:style-name="ce6" office:value-type="float" office:value="0.000902719110018515" calcext:value-type="float">
            <text:p>0,001</text:p>
          </table:table-cell>
          <table:table-cell table:style-name="ce6" office:value-type="float" office:value="0.00106122426538384" calcext:value-type="float">
            <text:p>0,001</text:p>
          </table:table-cell>
          <table:table-cell table:style-name="ce6" office:value-type="float" office:value="0.00166178937094889" calcext:value-type="float">
            <text:p>0,002</text:p>
          </table:table-cell>
          <table:table-cell table:style-name="ce6" office:value-type="float" office:value="0.000748500096742037" calcext:value-type="float">
            <text:p>0,001</text:p>
          </table:table-cell>
          <table:table-cell table:style-name="ce6" office:value-type="float" office:value="0.00196421537489293" calcext:value-type="float">
            <text:p>0,002</text:p>
          </table:table-cell>
          <table:table-cell table:style-name="ce6" office:value-type="float" office:value="0.000898029653082422" calcext:value-type="float">
            <text:p>0,001</text:p>
          </table:table-cell>
          <table:table-cell table:style-name="ce6" office:value-type="float" office:value="0.00137954171103159" calcext:value-type="float">
            <text:p>0,001</text:p>
          </table:table-cell>
          <table:table-cell table:style-name="ce6" office:value-type="float" office:value="0.0237967561528743" calcext:value-type="float">
            <text:p>0,024</text:p>
          </table:table-cell>
          <table:table-cell table:style-name="ce6" office:value-type="float" office:value="0.000967413430154363" calcext:value-type="float">
            <text:p>0,001</text:p>
          </table:table-cell>
          <table:table-cell table:style-name="ce6" office:value-type="float" office:value="0.0210528688900775" calcext:value-type="float">
            <text:p>0,021</text:p>
          </table:table-cell>
          <table:table-cell table:style-name="ce6" office:value-type="float" office:value="0.00141210542351658" calcext:value-type="float">
            <text:p>0,001</text:p>
          </table:table-cell>
          <table:table-cell table:style-name="ce6" office:value-type="float" office:value="0.0172422980601606" calcext:value-type="float">
            <text:p>0,017</text:p>
          </table:table-cell>
          <table:table-cell table:style-name="ce8"/>
          <table:table-cell table:style-name="ce6" office:value-type="float" office:value="0.0209815559182371" calcext:value-type="float">
            <text:p>0,021</text:p>
          </table:table-cell>
          <table:table-cell table:style-name="ce6" office:value-type="float" office:value="0.00570743611682045" calcext:value-type="float">
            <text:p>0,006</text:p>
          </table:table-cell>
          <table:table-cell table:style-name="ce6" office:value-type="float" office:value="0.0063748713021489" calcext:value-type="float">
            <text:p>0,006</text:p>
          </table:table-cell>
          <table:table-cell table:style-name="ce6" office:value-type="float" office:value="0.00137891860444602" calcext:value-type="float">
            <text:p>0,001</text:p>
          </table:table-cell>
          <table:table-cell table:style-name="ce6" office:value-type="float" office:value="0.000778503763865133" calcext:value-type="float">
            <text:p>0,001</text:p>
          </table:table-cell>
          <table:table-cell table:style-name="ce6" office:value-type="float" office:value="0.00147729311338359" calcext:value-type="float">
            <text:p>0,001</text:p>
          </table:table-cell>
          <table:table-cell table:style-name="ce6" office:value-type="float" office:value="0.00658664929190927" calcext:value-type="float">
            <text:p>0,007</text:p>
          </table:table-cell>
          <table:table-cell table:style-name="ce6" office:value-type="float" office:value="0.00414188577165995" calcext:value-type="float">
            <text:p>0,004</text:p>
          </table:table-cell>
          <table:table-cell table:style-name="ce6" office:value-type="float" office:value="0.0117667564278683" calcext:value-type="float">
            <text:p>0,012</text:p>
          </table:table-cell>
          <table:table-cell table:number-columns-repeated="3"/>
          <table:table-cell table:formula="of:=[.C46]/[.F46]" office:value-type="float" office:value="0.963556656910647" calcext:value-type="float">
            <text:p>0,9635566569</text:p>
          </table:table-cell>
          <table:table-cell table:formula="of:=[.D46]/[.G46]" office:value-type="float" office:value="0.854992485986089" calcext:value-type="float">
            <text:p>0,854992486</text:p>
          </table:table-cell>
          <table:table-cell table:formula="of:=[.E46]/[.H46]" office:value-type="float" office:value="1.20603739925718" calcext:value-type="float">
            <text:p>1,2060373993</text:p>
          </table:table-cell>
          <table:table-cell table:formula="of:=[.F46]/[.I46]" office:value-type="float" office:value="0.540278972941899" calcext:value-type="float">
            <text:p>0,5402789729</text:p>
          </table:table-cell>
          <table:table-cell table:formula="of:=[.G46]/[.J46]" office:value-type="float" office:value="1.85048385122353" calcext:value-type="float">
            <text:p>1,8504838512</text:p>
          </table:table-cell>
          <table:table-cell table:formula="of:=[.H46]/[.K46]" office:value-type="float" office:value="0.542571558914537" calcext:value-type="float">
            <text:p>0,5425715589</text:p>
          </table:table-cell>
          <table:table-cell table:formula="of:=[.I46]/[.L46]" office:value-type="float" office:value="0.0825413078267679" calcext:value-type="float">
            <text:p>0,0825413078</text:p>
          </table:table-cell>
          <table:table-cell table:formula="of:=[.J46]/[.M46]" office:value-type="float" office:value="0.928279084299181" calcext:value-type="float">
            <text:p>0,9282790843</text:p>
          </table:table-cell>
          <table:table-cell table:formula="of:=[.K46]/[.N46]" office:value-type="float" office:value="0.0655274926298423" calcext:value-type="float">
            <text:p>0,0655274926</text:p>
          </table:table-cell>
          <table:table-cell table:formula="of:=[.L46]/[.O46]" office:value-type="float" office:value="16.8519685262684" calcext:value-type="float">
            <text:p>16,8519685263</text:p>
          </table:table-cell>
          <table:table-cell table:formula="of:=[.M46]/[.P46]" office:value-type="float" office:value="0.0561069891483683" calcext:value-type="float">
            <text:p>0,0561069891</text:p>
          </table:table-cell>
          <table:table-cell table:formula="of:=[.N46]/[.Q4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Tyramine</text:p>
          </table:table-cell>
          <table:table-cell table:style-name="ce6" office:value-type="float" office:value="0.000161677575042201" calcext:value-type="float">
            <text:p>0,000</text:p>
          </table:table-cell>
          <table:table-cell table:style-name="ce6" office:value-type="float" office:value="0.0000757672553469784" calcext:value-type="float">
            <text:p>0,000</text:p>
          </table:table-cell>
          <table:table-cell table:style-name="ce6" office:value-type="float" office:value="0.0000893411937581508" calcext:value-type="float">
            <text:p>0,000</text:p>
          </table:table-cell>
          <table:table-cell table:style-name="ce6" office:value-type="float" office:value="0.0001157662637885" calcext:value-type="float">
            <text:p>0,000</text:p>
          </table:table-cell>
          <table:table-cell table:style-name="ce6" office:value-type="float" office:value="0.0000402283095561924" calcext:value-type="float">
            <text:p>0,000</text:p>
          </table:table-cell>
          <table:table-cell table:style-name="ce6" office:value-type="float" office:value="0.0000583356259666847" calcext:value-type="float">
            <text:p>0,000</text:p>
          </table:table-cell>
          <table:table-cell table:style-name="ce6" office:value-type="float" office:value="0.0000358686745337398" calcext:value-type="float">
            <text:p>0,000</text:p>
          </table:table-cell>
          <table:table-cell table:style-name="ce6" office:value-type="float" office:value="0.000141619324222874" calcext:value-type="float">
            <text:p>0,000</text:p>
          </table:table-cell>
          <table:table-cell table:style-name="ce6" office:value-type="float" office:value="0.000156951753520313" calcext:value-type="float">
            <text:p>0,000</text:p>
          </table:table-cell>
          <table:table-cell table:style-name="ce6"/>
          <table:table-cell table:style-name="ce6" office:value-type="float" office:value="0.0000650635511994163" calcext:value-type="float">
            <text:p>0,000</text:p>
          </table:table-cell>
          <table:table-cell table:style-name="ce6" office:value-type="float" office:value="0.000302432973425609" calcext:value-type="float">
            <text:p>0,000</text:p>
          </table:table-cell>
          <table:table-cell table:style-name="ce6" office:value-type="float" office:value="0.0000640734579235308" calcext:value-type="float">
            <text:p>0,000</text:p>
          </table:table-cell>
          <table:table-cell table:style-name="ce6" office:value-type="float" office:value="0.000365636888709491" calcext:value-type="float">
            <text:p>0,000</text:p>
          </table:table-cell>
          <table:table-cell table:style-name="ce8"/>
          <table:table-cell table:style-name="ce6" office:value-type="float" office:value="0.000590173789398128" calcext:value-type="float">
            <text:p>0,001</text:p>
          </table:table-cell>
          <table:table-cell table:style-name="ce6" office:value-type="float" office:value="0.000458128926436556" calcext:value-type="float">
            <text:p>0,000</text:p>
          </table:table-cell>
          <table:table-cell table:style-name="ce6" office:value-type="float" office:value="0.000341702040107582" calcext:value-type="float">
            <text:p>0,000</text:p>
          </table:table-cell>
          <table:table-cell table:style-name="ce6" office:value-type="float" office:value="0.0000578710290026178" calcext:value-type="float">
            <text:p>0,000</text:p>
          </table:table-cell>
          <table:table-cell table:style-name="ce6" office:value-type="float" office:value="0.0000588698138414365" calcext:value-type="float">
            <text:p>0,000</text:p>
          </table:table-cell>
          <table:table-cell table:style-name="ce6" office:value-type="float" office:value="0.0000649474224497963" calcext:value-type="float">
            <text:p>0,000</text:p>
          </table:table-cell>
          <table:table-cell table:style-name="ce6" office:value-type="float" office:value="0.000756010492596752" calcext:value-type="float">
            <text:p>0,001</text:p>
          </table:table-cell>
          <table:table-cell table:style-name="ce6" office:value-type="float" office:value="0.000681834874881702" calcext:value-type="float">
            <text:p>0,001</text:p>
          </table:table-cell>
          <table:table-cell table:style-name="ce6" office:value-type="float" office:value="0.000471202258556333" calcext:value-type="float">
            <text:p>0,000</text:p>
          </table:table-cell>
          <table:table-cell table:number-columns-repeated="3"/>
          <table:table-cell table:formula="of:=[.C47]/[.F47]" office:value-type="float" office:value="1.39658627437074" calcext:value-type="float">
            <text:p>1,3965862744</text:p>
          </table:table-cell>
          <table:table-cell table:formula="of:=[.D47]/[.G47]" office:value-type="float" office:value="1.88343124985513" calcext:value-type="float">
            <text:p>1,8834312499</text:p>
          </table:table-cell>
          <table:table-cell table:formula="of:=[.E47]/[.H47]" office:value-type="float" office:value="1.53150312999424" calcext:value-type="float">
            <text:p>1,53150313</text:p>
          </table:table-cell>
          <table:table-cell table:formula="of:=[.F47]/[.I47]" office:value-type="float" office:value="3.22750325439555" calcext:value-type="float">
            <text:p>3,2275032544</text:p>
          </table:table-cell>
          <table:table-cell table:formula="of:=[.G47]/[.J47]" office:value-type="float" office:value="0.284059465591595" calcext:value-type="float">
            <text:p>0,2840594656</text:p>
          </table:table-cell>
          <table:table-cell table:formula="of:=[.H47]/[.K47]" office:value-type="float" office:value="0.371678714370877" calcext:value-type="float">
            <text:p>0,3716787144</text:p>
          </table:table-cell>
          <table:table-cell table:formula="of:=[.I47]/[.L47]" office:value-type="string" office:string-value="" calcext:value-type="error">
            <text:p>#DIV/0!</text:p>
          </table:table-cell>
          <table:table-cell table:formula="of:=[.J47]/[.M47]" office:value-type="float" office:value="2.17663071892308" calcext:value-type="float">
            <text:p>2,1766307189</text:p>
          </table:table-cell>
          <table:table-cell table:formula="of:=[.K47]/[.N47]" office:value-type="float" office:value="0.518963761598301" calcext:value-type="float">
            <text:p>0,5189637616</text:p>
          </table:table-cell>
          <table:table-cell table:formula="of:=[.L47]/[.O47]" office:value-type="float" office:value="0" calcext:value-type="float">
            <text:p>0</text:p>
          </table:table-cell>
          <table:table-cell table:formula="of:=[.M47]/[.P47]" office:value-type="float" office:value="0.177945806915317" calcext:value-type="float">
            <text:p>0,1779458069</text:p>
          </table:table-cell>
          <table:table-cell table:formula="of:=[.N47]/[.Q4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Uracil</text:p>
          </table:table-cell>
          <table:table-cell table:style-name="ce6" table:number-columns-repeated="3"/>
          <table:table-cell table:style-name="ce6" office:value-type="float" office:value="0.000575785981264199" calcext:value-type="float">
            <text:p>0,001</text:p>
          </table:table-cell>
          <table:table-cell table:style-name="ce6" office:value-type="float" office:value="0.00108102402319896" calcext:value-type="float">
            <text:p>0,001</text:p>
          </table:table-cell>
          <table:table-cell table:style-name="ce6" office:value-type="float" office:value="0.00191125060716204" calcext:value-type="float">
            <text:p>0,002</text:p>
          </table:table-cell>
          <table:table-cell table:style-name="ce6"/>
          <table:table-cell table:style-name="ce6" office:value-type="float" office:value="0.000950516515947752" calcext:value-type="float">
            <text:p>0,001</text:p>
          </table:table-cell>
          <table:table-cell table:style-name="ce6" office:value-type="float" office:value="0.000786036923192683" calcext:value-type="float">
            <text:p>0,001</text:p>
          </table:table-cell>
          <table:table-cell table:style-name="ce6" office:value-type="float" office:value="0.00170931324187394" calcext:value-type="float">
            <text:p>0,002</text:p>
          </table:table-cell>
          <table:table-cell table:style-name="ce6"/>
          <table:table-cell table:style-name="ce6" office:value-type="float" office:value="0.000529756419422998" calcext:value-type="float">
            <text:p>0,001</text:p>
          </table:table-cell>
          <table:table-cell table:style-name="ce6" office:value-type="float" office:value="0.000382597079443983" calcext:value-type="float">
            <text:p>0,000</text:p>
          </table:table-cell>
          <table:table-cell table:style-name="ce6" office:value-type="float" office:value="0.00106109750504189" calcext:value-type="float">
            <text:p>0,001</text:p>
          </table:table-cell>
          <table:table-cell table:style-name="ce8"/>
          <table:table-cell table:style-name="ce6" office:value-type="float" office:value="0.000722685961366506" calcext:value-type="float">
            <text:p>0,001</text:p>
          </table:table-cell>
          <table:table-cell table:style-name="ce6" office:value-type="float" office:value="0.00204489416775182" calcext:value-type="float">
            <text:p>0,002</text:p>
          </table:table-cell>
          <table:table-cell table:style-name="ce6" office:value-type="float" office:value="0.00172920869068428" calcext:value-type="float">
            <text:p>0,002</text:p>
          </table:table-cell>
          <table:table-cell table:style-name="ce6" office:value-type="float" office:value="0.0005774443753576" calcext:value-type="float">
            <text:p>0,001</text:p>
          </table:table-cell>
          <table:table-cell table:style-name="ce6" office:value-type="float" office:value="0.00120631293500033" calcext:value-type="float">
            <text:p>0,001</text:p>
          </table:table-cell>
          <table:table-cell table:style-name="ce6" office:value-type="float" office:value="0.000991065103686986" calcext:value-type="float">
            <text:p>0,001</text:p>
          </table:table-cell>
          <table:table-cell table:style-name="ce6" office:value-type="float" office:value="0.00322913950762478" calcext:value-type="float">
            <text:p>0,003</text:p>
          </table:table-cell>
          <table:table-cell table:style-name="ce6" office:value-type="float" office:value="0.00422518017778791" calcext:value-type="float">
            <text:p>0,004</text:p>
          </table:table-cell>
          <table:table-cell table:style-name="ce6" office:value-type="float" office:value="0.00338553212993175" calcext:value-type="float">
            <text:p>0,003</text:p>
          </table:table-cell>
          <table:table-cell table:number-columns-repeated="3"/>
          <table:table-cell table:formula="of:=[.C48]/[.F48]" office:value-type="float" office:value="0" calcext:value-type="float">
            <text:p>0</text:p>
          </table:table-cell>
          <table:table-cell table:formula="of:=[.D48]/[.G48]" office:value-type="float" office:value="0" calcext:value-type="float">
            <text:p>0</text:p>
          </table:table-cell>
          <table:table-cell table:formula="of:=[.E48]/[.H48]" office:value-type="float" office:value="0" calcext:value-type="float">
            <text:p>0</text:p>
          </table:table-cell>
          <table:table-cell table:formula="of:=[.F48]/[.I48]" office:value-type="string" office:string-value="" calcext:value-type="error">
            <text:p>#DIV/0!</text:p>
          </table:table-cell>
          <table:table-cell table:formula="of:=[.G48]/[.J48]" office:value-type="float" office:value="1.13730167236608" calcext:value-type="float">
            <text:p>1,1373016724</text:p>
          </table:table-cell>
          <table:table-cell table:formula="of:=[.H48]/[.K48]" office:value-type="float" office:value="2.43150232612359" calcext:value-type="float">
            <text:p>2,4315023261</text:p>
          </table:table-cell>
          <table:table-cell table:formula="of:=[.I48]/[.L48]" office:value-type="float" office:value="0" calcext:value-type="float">
            <text:p>0</text:p>
          </table:table-cell>
          <table:table-cell table:formula="of:=[.J48]/[.M48]" office:value-type="string" office:string-value="" calcext:value-type="error">
            <text:p>#DIV/0!</text:p>
          </table:table-cell>
          <table:table-cell table:formula="of:=[.K48]/[.N48]" office:value-type="float" office:value="1.4837704544455" calcext:value-type="float">
            <text:p>1,4837704544</text:p>
          </table:table-cell>
          <table:table-cell table:formula="of:=[.L48]/[.O48]" office:value-type="float" office:value="4.46765888636169" calcext:value-type="float">
            <text:p>4,4676588864</text:p>
          </table:table-cell>
          <table:table-cell table:formula="of:=[.M48]/[.P48]" office:value-type="float" office:value="0" calcext:value-type="float">
            <text:p>0</text:p>
          </table:table-cell>
          <table:table-cell table:formula="of:=[.N48]/[.Q4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- Compounds</text:p>
          </table:table-cell>
          <table:table-cell table:style-name="ce3" office:value-type="string" calcext:value-type="string">
            <text:p>Uric acid</text:p>
          </table:table-cell>
          <table:table-cell table:style-name="ce6" office:value-type="float" office:value="0.00869172936775205" calcext:value-type="float">
            <text:p>0,009</text:p>
          </table:table-cell>
          <table:table-cell table:style-name="ce6" office:value-type="float" office:value="0.00790289733315095" calcext:value-type="float">
            <text:p>0,008</text:p>
          </table:table-cell>
          <table:table-cell table:style-name="ce6" office:value-type="float" office:value="0.0102946071178851" calcext:value-type="float">
            <text:p>0,010</text:p>
          </table:table-cell>
          <table:table-cell table:style-name="ce6" office:value-type="float" office:value="0.00818813676988413" calcext:value-type="float">
            <text:p>0,008</text:p>
          </table:table-cell>
          <table:table-cell table:style-name="ce6" office:value-type="float" office:value="0.0134728069688267" calcext:value-type="float">
            <text:p>0,013</text:p>
          </table:table-cell>
          <table:table-cell table:style-name="ce6" office:value-type="float" office:value="0.0133551782439506" calcext:value-type="float">
            <text:p>0,013</text:p>
          </table:table-cell>
          <table:table-cell table:style-name="ce6" office:value-type="float" office:value="0.00495625412825973" calcext:value-type="float">
            <text:p>0,005</text:p>
          </table:table-cell>
          <table:table-cell table:style-name="ce6" office:value-type="float" office:value="0.0103276686157076" calcext:value-type="float">
            <text:p>0,010</text:p>
          </table:table-cell>
          <table:table-cell table:style-name="ce6" office:value-type="float" office:value="0.0116066330137334" calcext:value-type="float">
            <text:p>0,012</text:p>
          </table:table-cell>
          <table:table-cell table:style-name="ce6" office:value-type="float" office:value="0.0142400682348744" calcext:value-type="float">
            <text:p>0,014</text:p>
          </table:table-cell>
          <table:table-cell table:style-name="ce6" office:value-type="float" office:value="0.00724586432255109" calcext:value-type="float">
            <text:p>0,007</text:p>
          </table:table-cell>
          <table:table-cell table:style-name="ce6" office:value-type="float" office:value="0.00974764845163319" calcext:value-type="float">
            <text:p>0,010</text:p>
          </table:table-cell>
          <table:table-cell table:style-name="ce6" office:value-type="float" office:value="0.0117377360460974" calcext:value-type="float">
            <text:p>0,012</text:p>
          </table:table-cell>
          <table:table-cell table:style-name="ce6" office:value-type="float" office:value="0.0100435156784211" calcext:value-type="float">
            <text:p>0,010</text:p>
          </table:table-cell>
          <table:table-cell table:style-name="ce8"/>
          <table:table-cell table:style-name="ce6" office:value-type="float" office:value="0.00747123152148752" calcext:value-type="float">
            <text:p>0,007</text:p>
          </table:table-cell>
          <table:table-cell table:style-name="ce6" office:value-type="float" office:value="0.00902325825074304" calcext:value-type="float">
            <text:p>0,009</text:p>
          </table:table-cell>
          <table:table-cell table:style-name="ce6" office:value-type="float" office:value="0.00605905948132055" calcext:value-type="float">
            <text:p>0,006</text:p>
          </table:table-cell>
          <table:table-cell table:style-name="ce6" office:value-type="float" office:value="0.0148654852619108" calcext:value-type="float">
            <text:p>0,015</text:p>
          </table:table-cell>
          <table:table-cell table:style-name="ce6" office:value-type="float" office:value="0.0104591019642404" calcext:value-type="float">
            <text:p>0,010</text:p>
          </table:table-cell>
          <table:table-cell table:style-name="ce6" office:value-type="float" office:value="0.00874628310254148" calcext:value-type="float">
            <text:p>0,009</text:p>
          </table:table-cell>
          <table:table-cell table:style-name="ce6" office:value-type="float" office:value="0.00647766704072623" calcext:value-type="float">
            <text:p>0,006</text:p>
          </table:table-cell>
          <table:table-cell table:style-name="ce6" office:value-type="float" office:value="0.0120869417564325" calcext:value-type="float">
            <text:p>0,012</text:p>
          </table:table-cell>
          <table:table-cell table:style-name="ce6" office:value-type="float" office:value="0.00697794963887636" calcext:value-type="float">
            <text:p>0,007</text:p>
          </table:table-cell>
          <table:table-cell table:number-columns-repeated="3"/>
          <table:table-cell table:formula="of:=[.C49]/[.F49]" office:value-type="float" office:value="1.06150270959324" calcext:value-type="float">
            <text:p>1,0615027096</text:p>
          </table:table-cell>
          <table:table-cell table:formula="of:=[.D49]/[.G49]" office:value-type="float" office:value="0.586581352455849" calcext:value-type="float">
            <text:p>0,5865813525</text:p>
          </table:table-cell>
          <table:table-cell table:formula="of:=[.E49]/[.H49]" office:value-type="float" office:value="0.770832626105022" calcext:value-type="float">
            <text:p>0,7708326261</text:p>
          </table:table-cell>
          <table:table-cell table:formula="of:=[.F49]/[.I49]" office:value-type="float" office:value="1.65208170484979" calcext:value-type="float">
            <text:p>1,6520817048</text:p>
          </table:table-cell>
          <table:table-cell table:formula="of:=[.G49]/[.J49]" office:value-type="float" office:value="1.30453517344036" calcext:value-type="float">
            <text:p>1,3045351734</text:p>
          </table:table-cell>
          <table:table-cell table:formula="of:=[.H49]/[.K49]" office:value-type="float" office:value="1.15065051407659" calcext:value-type="float">
            <text:p>1,1506505141</text:p>
          </table:table-cell>
          <table:table-cell table:formula="of:=[.I49]/[.L49]" office:value-type="float" office:value="0.34804988617412" calcext:value-type="float">
            <text:p>0,3480498862</text:p>
          </table:table-cell>
          <table:table-cell table:formula="of:=[.J49]/[.M49]" office:value-type="float" office:value="1.4253190725039" calcext:value-type="float">
            <text:p>1,4253190725</text:p>
          </table:table-cell>
          <table:table-cell table:formula="of:=[.K49]/[.N49]" office:value-type="float" office:value="1.19071107983882" calcext:value-type="float">
            <text:p>1,1907110798</text:p>
          </table:table-cell>
          <table:table-cell table:formula="of:=[.L49]/[.O49]" office:value-type="float" office:value="1.21318695351042" calcext:value-type="float">
            <text:p>1,2131869535</text:p>
          </table:table-cell>
          <table:table-cell table:formula="of:=[.M49]/[.P49]" office:value-type="float" office:value="0.721447006661136" calcext:value-type="float">
            <text:p>0,7214470067</text:p>
          </table:table-cell>
          <table:table-cell table:formula="of:=[.N49]/[.Q4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henylpropanoids</text:p>
          </table:table-cell>
          <table:table-cell table:style-name="ce3" office:value-type="string" calcext:value-type="string">
            <text:p>Sinapic acid, cis-</text:p>
          </table:table-cell>
          <table:table-cell table:style-name="ce6" office:value-type="float" office:value="0.00840350292933269" calcext:value-type="float">
            <text:p>0,008</text:p>
          </table:table-cell>
          <table:table-cell table:style-name="ce6" office:value-type="float" office:value="0.00870067254351098" calcext:value-type="float">
            <text:p>0,009</text:p>
          </table:table-cell>
          <table:table-cell table:style-name="ce6" office:value-type="float" office:value="0.0114235195605007" calcext:value-type="float">
            <text:p>0,011</text:p>
          </table:table-cell>
          <table:table-cell table:style-name="ce6" office:value-type="float" office:value="0.00747682385445205" calcext:value-type="float">
            <text:p>0,007</text:p>
          </table:table-cell>
          <table:table-cell table:style-name="ce6" office:value-type="float" office:value="0.0128470114982605" calcext:value-type="float">
            <text:p>0,013</text:p>
          </table:table-cell>
          <table:table-cell table:style-name="ce6" office:value-type="float" office:value="0.0122372935946479" calcext:value-type="float">
            <text:p>0,012</text:p>
          </table:table-cell>
          <table:table-cell table:style-name="ce6" office:value-type="float" office:value="0.00682953542896539" calcext:value-type="float">
            <text:p>0,007</text:p>
          </table:table-cell>
          <table:table-cell table:style-name="ce6" office:value-type="float" office:value="0.0132149898013911" calcext:value-type="float">
            <text:p>0,013</text:p>
          </table:table-cell>
          <table:table-cell table:style-name="ce6" office:value-type="float" office:value="0.0113312866484083" calcext:value-type="float">
            <text:p>0,011</text:p>
          </table:table-cell>
          <table:table-cell table:style-name="ce6" office:value-type="float" office:value="0.0247437117373452" calcext:value-type="float">
            <text:p>0,025</text:p>
          </table:table-cell>
          <table:table-cell table:style-name="ce6" office:value-type="float" office:value="0.0104364356709044" calcext:value-type="float">
            <text:p>0,010</text:p>
          </table:table-cell>
          <table:table-cell table:style-name="ce6" office:value-type="float" office:value="0.0103450205907569" calcext:value-type="float">
            <text:p>0,010</text:p>
          </table:table-cell>
          <table:table-cell table:style-name="ce6" office:value-type="float" office:value="0.0108228931202484" calcext:value-type="float">
            <text:p>0,011</text:p>
          </table:table-cell>
          <table:table-cell table:style-name="ce6" office:value-type="float" office:value="0.0184686876691332" calcext:value-type="float">
            <text:p>0,018</text:p>
          </table:table-cell>
          <table:table-cell table:style-name="ce8"/>
          <table:table-cell table:style-name="ce6" office:value-type="float" office:value="0.0168811002840274" calcext:value-type="float">
            <text:p>0,017</text:p>
          </table:table-cell>
          <table:table-cell table:style-name="ce6" office:value-type="float" office:value="0.0257536958013894" calcext:value-type="float">
            <text:p>0,026</text:p>
          </table:table-cell>
          <table:table-cell table:style-name="ce6" office:value-type="float" office:value="0.0198373550963551" calcext:value-type="float">
            <text:p>0,020</text:p>
          </table:table-cell>
          <table:table-cell table:style-name="ce6" office:value-type="float" office:value="0.0133746153306626" calcext:value-type="float">
            <text:p>0,013</text:p>
          </table:table-cell>
          <table:table-cell table:style-name="ce6" office:value-type="float" office:value="0.0122337457808585" calcext:value-type="float">
            <text:p>0,012</text:p>
          </table:table-cell>
          <table:table-cell table:style-name="ce6" office:value-type="float" office:value="0.0100506342581538" calcext:value-type="float">
            <text:p>0,010</text:p>
          </table:table-cell>
          <table:table-cell table:style-name="ce6" office:value-type="float" office:value="0.0245360525761562" calcext:value-type="float">
            <text:p>0,025</text:p>
          </table:table-cell>
          <table:table-cell table:style-name="ce6" office:value-type="float" office:value="0.0318184005412975" calcext:value-type="float">
            <text:p>0,032</text:p>
          </table:table-cell>
          <table:table-cell table:style-name="ce6" office:value-type="float" office:value="0.0256499323552835" calcext:value-type="float">
            <text:p>0,026</text:p>
          </table:table-cell>
          <table:table-cell table:number-columns-repeated="3"/>
          <table:table-cell table:formula="of:=[.C50]/[.F50]" office:value-type="float" office:value="1.12394020414549" calcext:value-type="float">
            <text:p>1,1239402041</text:p>
          </table:table-cell>
          <table:table-cell table:formula="of:=[.D50]/[.G50]" office:value-type="float" office:value="0.677252647021376" calcext:value-type="float">
            <text:p>0,677252647</text:p>
          </table:table-cell>
          <table:table-cell table:formula="of:=[.E50]/[.H50]" office:value-type="float" office:value="0.93350048947889" calcext:value-type="float">
            <text:p>0,9335004895</text:p>
          </table:table-cell>
          <table:table-cell table:formula="of:=[.F50]/[.I50]" office:value-type="float" office:value="1.09477781208095" calcext:value-type="float">
            <text:p>1,0947778121</text:p>
          </table:table-cell>
          <table:table-cell table:formula="of:=[.G50]/[.J50]" office:value-type="float" office:value="0.972154476949209" calcext:value-type="float">
            <text:p>0,9721544769</text:p>
          </table:table-cell>
          <table:table-cell table:formula="of:=[.H50]/[.K50]" office:value-type="float" office:value="1.07995622865713" calcext:value-type="float">
            <text:p>1,0799562287</text:p>
          </table:table-cell>
          <table:table-cell table:formula="of:=[.I50]/[.L50]" office:value-type="float" office:value="0.276010951851565" calcext:value-type="float">
            <text:p>0,2760109519</text:p>
          </table:table-cell>
          <table:table-cell table:formula="of:=[.J50]/[.M50]" office:value-type="float" office:value="1.26623592748557" calcext:value-type="float">
            <text:p>1,2662359275</text:p>
          </table:table-cell>
          <table:table-cell table:formula="of:=[.K50]/[.N50]" office:value-type="float" office:value="1.09533727352197" calcext:value-type="float">
            <text:p>1,0953372735</text:p>
          </table:table-cell>
          <table:table-cell table:formula="of:=[.L50]/[.O50]" office:value-type="float" office:value="2.28623820474144" calcext:value-type="float">
            <text:p>2,2862382047</text:p>
          </table:table-cell>
          <table:table-cell table:formula="of:=[.M50]/[.P50]" office:value-type="float" office:value="0.565088102515636" calcext:value-type="float">
            <text:p>0,5650881025</text:p>
          </table:table-cell>
          <table:table-cell table:formula="of:=[.N50]/[.Q5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hosphates</text:p>
          </table:table-cell>
          <table:table-cell table:style-name="ce3" office:value-type="string" calcext:value-type="string">
            <text:p>Fructose-6-phosphate</text:p>
          </table:table-cell>
          <table:table-cell table:style-name="ce6" office:value-type="float" office:value="0.00453964540965625" calcext:value-type="float">
            <text:p>0,005</text:p>
          </table:table-cell>
          <table:table-cell table:style-name="ce6" office:value-type="float" office:value="0.00209552508753206" calcext:value-type="float">
            <text:p>0,002</text:p>
          </table:table-cell>
          <table:table-cell table:style-name="ce6" office:value-type="float" office:value="0.00213702001900403" calcext:value-type="float">
            <text:p>0,002</text:p>
          </table:table-cell>
          <table:table-cell table:style-name="ce6" office:value-type="float" office:value="0.00602208261811516" calcext:value-type="float">
            <text:p>0,006</text:p>
          </table:table-cell>
          <table:table-cell table:style-name="ce6" office:value-type="float" office:value="0.00346734114563598" calcext:value-type="float">
            <text:p>0,003</text:p>
          </table:table-cell>
          <table:table-cell table:style-name="ce6" office:value-type="float" office:value="0.0054943477489421" calcext:value-type="float">
            <text:p>0,005</text:p>
          </table:table-cell>
          <table:table-cell table:style-name="ce6" office:value-type="float" office:value="0.00356019484267367" calcext:value-type="float">
            <text:p>0,004</text:p>
          </table:table-cell>
          <table:table-cell table:style-name="ce6" office:value-type="float" office:value="0.00367458782340482" calcext:value-type="float">
            <text:p>0,004</text:p>
          </table:table-cell>
          <table:table-cell table:style-name="ce6" office:value-type="float" office:value="0.00496963753621023" calcext:value-type="float">
            <text:p>0,005</text:p>
          </table:table-cell>
          <table:table-cell table:style-name="ce6" office:value-type="float" office:value="0.0112238141091848" calcext:value-type="float">
            <text:p>0,011</text:p>
          </table:table-cell>
          <table:table-cell table:style-name="ce6" office:value-type="float" office:value="0.00759822164798903" calcext:value-type="float">
            <text:p>0,008</text:p>
          </table:table-cell>
          <table:table-cell table:style-name="ce6" office:value-type="float" office:value="0.00821911918467393" calcext:value-type="float">
            <text:p>0,008</text:p>
          </table:table-cell>
          <table:table-cell table:style-name="ce6" office:value-type="float" office:value="0.0091132743858583" calcext:value-type="float">
            <text:p>0,009</text:p>
          </table:table-cell>
          <table:table-cell table:style-name="ce6" office:value-type="float" office:value="0.00678105220350509" calcext:value-type="float">
            <text:p>0,007</text:p>
          </table:table-cell>
          <table:table-cell table:style-name="ce8"/>
          <table:table-cell table:style-name="ce6" office:value-type="float" office:value="0.0123161884529705" calcext:value-type="float">
            <text:p>0,012</text:p>
          </table:table-cell>
          <table:table-cell table:style-name="ce6" office:value-type="float" office:value="0.011056980077803" calcext:value-type="float">
            <text:p>0,011</text:p>
          </table:table-cell>
          <table:table-cell table:style-name="ce6" office:value-type="float" office:value="0.0106353755846263" calcext:value-type="float">
            <text:p>0,011</text:p>
          </table:table-cell>
          <table:table-cell table:style-name="ce6" office:value-type="float" office:value="0.0126754745782023" calcext:value-type="float">
            <text:p>0,013</text:p>
          </table:table-cell>
          <table:table-cell table:style-name="ce6" office:value-type="float" office:value="0.00254280786436861" calcext:value-type="float">
            <text:p>0,003</text:p>
          </table:table-cell>
          <table:table-cell table:style-name="ce6" office:value-type="float" office:value="0.00285854130166154" calcext:value-type="float">
            <text:p>0,003</text:p>
          </table:table-cell>
          <table:table-cell table:style-name="ce6" office:value-type="float" office:value="0.0089908588019036" calcext:value-type="float">
            <text:p>0,009</text:p>
          </table:table-cell>
          <table:table-cell table:style-name="ce6" office:value-type="float" office:value="0.00792708008436825" calcext:value-type="float">
            <text:p>0,008</text:p>
          </table:table-cell>
          <table:table-cell table:style-name="ce6" office:value-type="float" office:value="0.00567427288942144" calcext:value-type="float">
            <text:p>0,006</text:p>
          </table:table-cell>
          <table:table-cell table:number-columns-repeated="3"/>
          <table:table-cell table:formula="of:=[.C51]/[.F51]" office:value-type="float" office:value="0.753833133408107" calcext:value-type="float">
            <text:p>0,7538331334</text:p>
          </table:table-cell>
          <table:table-cell table:formula="of:=[.D51]/[.G51]" office:value-type="float" office:value="0.604360805445839" calcext:value-type="float">
            <text:p>0,6043608054</text:p>
          </table:table-cell>
          <table:table-cell table:formula="of:=[.E51]/[.H51]" office:value-type="float" office:value="0.388948810059483" calcext:value-type="float">
            <text:p>0,3889488101</text:p>
          </table:table-cell>
          <table:table-cell table:formula="of:=[.F51]/[.I51]" office:value-type="float" office:value="1.69150366320756" calcext:value-type="float">
            <text:p>1,6915036632</text:p>
          </table:table-cell>
          <table:table-cell table:formula="of:=[.G51]/[.J51]" office:value-type="float" office:value="0.943600020538682" calcext:value-type="float">
            <text:p>0,9436000205</text:p>
          </table:table-cell>
          <table:table-cell table:formula="of:=[.H51]/[.K51]" office:value-type="float" office:value="1.10558319573785" calcext:value-type="float">
            <text:p>1,1055831957</text:p>
          </table:table-cell>
          <table:table-cell table:formula="of:=[.I51]/[.L51]" office:value-type="float" office:value="0.317200089741352" calcext:value-type="float">
            <text:p>0,3172000897</text:p>
          </table:table-cell>
          <table:table-cell table:formula="of:=[.J51]/[.M51]" office:value-type="float" office:value="0.483611559867742" calcext:value-type="float">
            <text:p>0,4836115599</text:p>
          </table:table-cell>
          <table:table-cell table:formula="of:=[.K51]/[.N51]" office:value-type="float" office:value="0.604643566366216" calcext:value-type="float">
            <text:p>0,6046435664</text:p>
          </table:table-cell>
          <table:table-cell table:formula="of:=[.L51]/[.O51]" office:value-type="float" office:value="1.23158961685622" calcext:value-type="float">
            <text:p>1,2315896169</text:p>
          </table:table-cell>
          <table:table-cell table:formula="of:=[.M51]/[.P51]" office:value-type="float" office:value="1.12050776486598" calcext:value-type="float">
            <text:p>1,1205077649</text:p>
          </table:table-cell>
          <table:table-cell table:formula="of:=[.N51]/[.Q5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hosphates</text:p>
          </table:table-cell>
          <table:table-cell table:style-name="ce3" office:value-type="string" calcext:value-type="string">
            <text:p>Glucose-6-phosphate</text:p>
          </table:table-cell>
          <table:table-cell table:style-name="ce6" office:value-type="float" office:value="0.00240948752607483" calcext:value-type="float">
            <text:p>0,002</text:p>
          </table:table-cell>
          <table:table-cell table:style-name="ce6" office:value-type="float" office:value="0.00133586057941616" calcext:value-type="float">
            <text:p>0,001</text:p>
          </table:table-cell>
          <table:table-cell table:style-name="ce6" office:value-type="float" office:value="0.00159902116013724" calcext:value-type="float">
            <text:p>0,002</text:p>
          </table:table-cell>
          <table:table-cell table:style-name="ce6" office:value-type="float" office:value="0.00403485060509147" calcext:value-type="float">
            <text:p>0,004</text:p>
          </table:table-cell>
          <table:table-cell table:style-name="ce6" office:value-type="float" office:value="0.00199234144810272" calcext:value-type="float">
            <text:p>0,002</text:p>
          </table:table-cell>
          <table:table-cell table:style-name="ce6" office:value-type="float" office:value="0.00252921985203543" calcext:value-type="float">
            <text:p>0,003</text:p>
          </table:table-cell>
          <table:table-cell table:style-name="ce6" office:value-type="float" office:value="0.00164751992747135" calcext:value-type="float">
            <text:p>0,002</text:p>
          </table:table-cell>
          <table:table-cell table:style-name="ce6" office:value-type="float" office:value="0.00323482911622922" calcext:value-type="float">
            <text:p>0,003</text:p>
          </table:table-cell>
          <table:table-cell table:style-name="ce6" office:value-type="float" office:value="0.00326531801667099" calcext:value-type="float">
            <text:p>0,003</text:p>
          </table:table-cell>
          <table:table-cell table:style-name="ce6" office:value-type="float" office:value="0.00793928387396864" calcext:value-type="float">
            <text:p>0,008</text:p>
          </table:table-cell>
          <table:table-cell table:style-name="ce6" office:value-type="float" office:value="0.00527703581125963" calcext:value-type="float">
            <text:p>0,005</text:p>
          </table:table-cell>
          <table:table-cell table:style-name="ce6" office:value-type="float" office:value="0.00579634979681056" calcext:value-type="float">
            <text:p>0,006</text:p>
          </table:table-cell>
          <table:table-cell table:style-name="ce6" office:value-type="float" office:value="0.00371175133902456" calcext:value-type="float">
            <text:p>0,004</text:p>
          </table:table-cell>
          <table:table-cell table:style-name="ce6" office:value-type="float" office:value="0.00490808652561644" calcext:value-type="float">
            <text:p>0,005</text:p>
          </table:table-cell>
          <table:table-cell table:style-name="ce8"/>
          <table:table-cell table:style-name="ce6" office:value-type="float" office:value="0.00776960768610109" calcext:value-type="float">
            <text:p>0,008</text:p>
          </table:table-cell>
          <table:table-cell table:style-name="ce6" office:value-type="float" office:value="0.0065972244697457" calcext:value-type="float">
            <text:p>0,007</text:p>
          </table:table-cell>
          <table:table-cell table:style-name="ce6" office:value-type="float" office:value="0.00620012416021913" calcext:value-type="float">
            <text:p>0,006</text:p>
          </table:table-cell>
          <table:table-cell table:style-name="ce6" office:value-type="float" office:value="0.00271063057412032" calcext:value-type="float">
            <text:p>0,003</text:p>
          </table:table-cell>
          <table:table-cell table:style-name="ce6" office:value-type="float" office:value="0.00153901238355039" calcext:value-type="float">
            <text:p>0,002</text:p>
          </table:table-cell>
          <table:table-cell table:style-name="ce6" office:value-type="float" office:value="0.00175505551694292" calcext:value-type="float">
            <text:p>0,002</text:p>
          </table:table-cell>
          <table:table-cell table:style-name="ce6" office:value-type="float" office:value="0.0061056780631727" calcext:value-type="float">
            <text:p>0,006</text:p>
          </table:table-cell>
          <table:table-cell table:style-name="ce6" office:value-type="float" office:value="0.00604655613093406" calcext:value-type="float">
            <text:p>0,006</text:p>
          </table:table-cell>
          <table:table-cell table:style-name="ce6" office:value-type="float" office:value="0.00425847481117638" calcext:value-type="float">
            <text:p>0,004</text:p>
          </table:table-cell>
          <table:table-cell table:number-columns-repeated="3"/>
          <table:table-cell table:formula="of:=[.C52]/[.F52]" office:value-type="float" office:value="0.597168956648447" calcext:value-type="float">
            <text:p>0,5971689566</text:p>
          </table:table-cell>
          <table:table-cell table:formula="of:=[.D52]/[.G52]" office:value-type="float" office:value="0.670497810848779" calcext:value-type="float">
            <text:p>0,6704978108</text:p>
          </table:table-cell>
          <table:table-cell table:formula="of:=[.E52]/[.H52]" office:value-type="float" office:value="0.63221912434793" calcext:value-type="float">
            <text:p>0,6322191243</text:p>
          </table:table-cell>
          <table:table-cell table:formula="of:=[.F52]/[.I52]" office:value-type="float" office:value="2.44904509973621" calcext:value-type="float">
            <text:p>2,4490450997</text:p>
          </table:table-cell>
          <table:table-cell table:formula="of:=[.G52]/[.J52]" office:value-type="float" office:value="0.615903151763749" calcext:value-type="float">
            <text:p>0,6159031518</text:p>
          </table:table-cell>
          <table:table-cell table:formula="of:=[.H52]/[.K52]" office:value-type="float" office:value="0.774570758230154" calcext:value-type="float">
            <text:p>0,7745707582</text:p>
          </table:table-cell>
          <table:table-cell table:formula="of:=[.I52]/[.L52]" office:value-type="float" office:value="0.207514928754877" calcext:value-type="float">
            <text:p>0,2075149288</text:p>
          </table:table-cell>
          <table:table-cell table:formula="of:=[.J52]/[.M52]" office:value-type="float" office:value="0.613001168066181" calcext:value-type="float">
            <text:p>0,6130011681</text:p>
          </table:table-cell>
          <table:table-cell table:formula="of:=[.K52]/[.N52]" office:value-type="float" office:value="0.563340400620358" calcext:value-type="float">
            <text:p>0,5633404006</text:p>
          </table:table-cell>
          <table:table-cell table:formula="of:=[.L52]/[.O52]" office:value-type="float" office:value="2.13895898426619" calcext:value-type="float">
            <text:p>2,1389589843</text:p>
          </table:table-cell>
          <table:table-cell table:formula="of:=[.M52]/[.P52]" office:value-type="float" office:value="1.07517171584436" calcext:value-type="float">
            <text:p>1,0751717158</text:p>
          </table:table-cell>
          <table:table-cell table:formula="of:=[.N52]/[.Q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hosphates</text:p>
          </table:table-cell>
          <table:table-cell table:style-name="ce3" office:value-type="string" calcext:value-type="string">
            <text:p>Glyceric acid-3-phosphate</text:p>
          </table:table-cell>
          <table:table-cell table:style-name="ce6" table:number-columns-repeated="14"/>
          <table:table-cell table:style-name="ce8"/>
          <table:table-cell table:style-name="ce6" office:value-type="float" office:value="0.00239627016921183" calcext:value-type="float">
            <text:p>0,002</text:p>
          </table:table-cell>
          <table:table-cell table:style-name="ce6"/>
          <table:table-cell table:style-name="ce6" office:value-type="float" office:value="0.00388144100958335" calcext:value-type="float">
            <text:p>0,004</text:p>
          </table:table-cell>
          <table:table-cell table:style-name="ce6" table:number-columns-repeated="6"/>
          <table:table-cell table:number-columns-repeated="3"/>
          <table:table-cell table:formula="of:=[.C53]/[.F53]" office:value-type="string" office:string-value="" calcext:value-type="error">
            <text:p>#DIV/0!</text:p>
          </table:table-cell>
          <table:table-cell table:formula="of:=[.D53]/[.G53]" office:value-type="string" office:string-value="" calcext:value-type="error">
            <text:p>#DIV/0!</text:p>
          </table:table-cell>
          <table:table-cell table:formula="of:=[.E53]/[.H53]" office:value-type="string" office:string-value="" calcext:value-type="error">
            <text:p>#DIV/0!</text:p>
          </table:table-cell>
          <table:table-cell table:formula="of:=[.F53]/[.I53]" office:value-type="string" office:string-value="" calcext:value-type="error">
            <text:p>#DIV/0!</text:p>
          </table:table-cell>
          <table:table-cell table:formula="of:=[.G53]/[.J53]" office:value-type="string" office:string-value="" calcext:value-type="error">
            <text:p>#DIV/0!</text:p>
          </table:table-cell>
          <table:table-cell table:formula="of:=[.H53]/[.K53]" office:value-type="string" office:string-value="" calcext:value-type="error">
            <text:p>#DIV/0!</text:p>
          </table:table-cell>
          <table:table-cell table:formula="of:=[.I53]/[.L53]" office:value-type="string" office:string-value="" calcext:value-type="error">
            <text:p>#DIV/0!</text:p>
          </table:table-cell>
          <table:table-cell table:formula="of:=[.J53]/[.M53]" office:value-type="string" office:string-value="" calcext:value-type="error">
            <text:p>#DIV/0!</text:p>
          </table:table-cell>
          <table:table-cell table:formula="of:=[.K53]/[.N53]" office:value-type="string" office:string-value="" calcext:value-type="error">
            <text:p>#DIV/0!</text:p>
          </table:table-cell>
          <table:table-cell table:formula="of:=[.L53]/[.O53]" office:value-type="string" office:string-value="" calcext:value-type="error">
            <text:p>#DIV/0!</text:p>
          </table:table-cell>
          <table:table-cell table:formula="of:=[.M53]/[.P53]" office:value-type="string" office:string-value="" calcext:value-type="error">
            <text:p>#DIV/0!</text:p>
          </table:table-cell>
          <table:table-cell table:formula="of:=[.N53]/[.Q5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hosphates</text:p>
          </table:table-cell>
          <table:table-cell table:style-name="ce3" office:value-type="string" calcext:value-type="string">
            <text:p>Glycerol-3-phosphate</text:p>
          </table:table-cell>
          <table:table-cell table:style-name="ce6" office:value-type="float" office:value="0.00363967971688248" calcext:value-type="float">
            <text:p>0,004</text:p>
          </table:table-cell>
          <table:table-cell table:style-name="ce6" office:value-type="float" office:value="0.00255040783517191" calcext:value-type="float">
            <text:p>0,003</text:p>
          </table:table-cell>
          <table:table-cell table:style-name="ce6" office:value-type="float" office:value="0.00557143353365321" calcext:value-type="float">
            <text:p>0,006</text:p>
          </table:table-cell>
          <table:table-cell table:style-name="ce6" office:value-type="float" office:value="0.00765530646319179" calcext:value-type="float">
            <text:p>0,008</text:p>
          </table:table-cell>
          <table:table-cell table:style-name="ce6" office:value-type="float" office:value="0.00723033075274593" calcext:value-type="float">
            <text:p>0,007</text:p>
          </table:table-cell>
          <table:table-cell table:style-name="ce6" office:value-type="float" office:value="0.00835883147027989" calcext:value-type="float">
            <text:p>0,008</text:p>
          </table:table-cell>
          <table:table-cell table:style-name="ce6" office:value-type="float" office:value="0.00196415734568088" calcext:value-type="float">
            <text:p>0,002</text:p>
          </table:table-cell>
          <table:table-cell table:style-name="ce6" office:value-type="float" office:value="0.00331982531048153" calcext:value-type="float">
            <text:p>0,003</text:p>
          </table:table-cell>
          <table:table-cell table:style-name="ce6" office:value-type="float" office:value="0.00329613009236878" calcext:value-type="float">
            <text:p>0,003</text:p>
          </table:table-cell>
          <table:table-cell table:style-name="ce6" office:value-type="float" office:value="0.00662194954527462" calcext:value-type="float">
            <text:p>0,007</text:p>
          </table:table-cell>
          <table:table-cell table:style-name="ce6" office:value-type="float" office:value="0.00196420629208732" calcext:value-type="float">
            <text:p>0,002</text:p>
          </table:table-cell>
          <table:table-cell table:style-name="ce6" office:value-type="float" office:value="0.00468917033323803" calcext:value-type="float">
            <text:p>0,005</text:p>
          </table:table-cell>
          <table:table-cell table:style-name="ce6" office:value-type="float" office:value="0.00557369372087695" calcext:value-type="float">
            <text:p>0,006</text:p>
          </table:table-cell>
          <table:table-cell table:style-name="ce6" office:value-type="float" office:value="0.0084683879151408" calcext:value-type="float">
            <text:p>0,008</text:p>
          </table:table-cell>
          <table:table-cell table:style-name="ce8"/>
          <table:table-cell table:style-name="ce6" office:value-type="float" office:value="0.00697192099453886" calcext:value-type="float">
            <text:p>0,007</text:p>
          </table:table-cell>
          <table:table-cell table:style-name="ce6" office:value-type="float" office:value="0.0106632781101865" calcext:value-type="float">
            <text:p>0,011</text:p>
          </table:table-cell>
          <table:table-cell table:style-name="ce6" office:value-type="float" office:value="0.00835034259824384" calcext:value-type="float">
            <text:p>0,008</text:p>
          </table:table-cell>
          <table:table-cell table:style-name="ce6" office:value-type="float" office:value="0.00693881900402843" calcext:value-type="float">
            <text:p>0,007</text:p>
          </table:table-cell>
          <table:table-cell table:style-name="ce6" office:value-type="float" office:value="0.0074405305409636" calcext:value-type="float">
            <text:p>0,007</text:p>
          </table:table-cell>
          <table:table-cell table:style-name="ce6" office:value-type="float" office:value="0.00842823985030743" calcext:value-type="float">
            <text:p>0,008</text:p>
          </table:table-cell>
          <table:table-cell table:style-name="ce6" office:value-type="float" office:value="0.014721738499187" calcext:value-type="float">
            <text:p>0,015</text:p>
          </table:table-cell>
          <table:table-cell table:style-name="ce6" office:value-type="float" office:value="0.0204403538239693" calcext:value-type="float">
            <text:p>0,020</text:p>
          </table:table-cell>
          <table:table-cell table:style-name="ce6" office:value-type="float" office:value="0.0113710057418332" calcext:value-type="float">
            <text:p>0,011</text:p>
          </table:table-cell>
          <table:table-cell table:number-columns-repeated="3"/>
          <table:table-cell table:formula="of:=[.C54]/[.F54]" office:value-type="float" office:value="0.475445331206892" calcext:value-type="float">
            <text:p>0,4754453312</text:p>
          </table:table-cell>
          <table:table-cell table:formula="of:=[.D54]/[.G54]" office:value-type="float" office:value="0.352737367402358" calcext:value-type="float">
            <text:p>0,3527373674</text:p>
          </table:table-cell>
          <table:table-cell table:formula="of:=[.E54]/[.H54]" office:value-type="float" office:value="0.66653258334764" calcext:value-type="float">
            <text:p>0,6665325833</text:p>
          </table:table-cell>
          <table:table-cell table:formula="of:=[.F54]/[.I54]" office:value-type="float" office:value="3.89750163347431" calcext:value-type="float">
            <text:p>3,8975016335</text:p>
          </table:table-cell>
          <table:table-cell table:formula="of:=[.G54]/[.J54]" office:value-type="float" office:value="2.17792506428514" calcext:value-type="float">
            <text:p>2,1779250643</text:p>
          </table:table-cell>
          <table:table-cell table:formula="of:=[.H54]/[.K54]" office:value-type="float" office:value="2.5359531438496" calcext:value-type="float">
            <text:p>2,5359531438</text:p>
          </table:table-cell>
          <table:table-cell table:formula="of:=[.I54]/[.L54]" office:value-type="float" office:value="0.296613154819715" calcext:value-type="float">
            <text:p>0,2966131548</text:p>
          </table:table-cell>
          <table:table-cell table:formula="of:=[.J54]/[.M54]" office:value-type="float" office:value="1.69016122382625" calcext:value-type="float">
            <text:p>1,6901612238</text:p>
          </table:table-cell>
          <table:table-cell table:formula="of:=[.K54]/[.N54]" office:value-type="float" office:value="0.702923941364418" calcext:value-type="float">
            <text:p>0,7029239414</text:p>
          </table:table-cell>
          <table:table-cell table:formula="of:=[.L54]/[.O54]" office:value-type="float" office:value="1.18807201774854" calcext:value-type="float">
            <text:p>1,1880720177</text:p>
          </table:table-cell>
          <table:table-cell table:formula="of:=[.M54]/[.P54]" office:value-type="float" office:value="0.231945715261281" calcext:value-type="float">
            <text:p>0,2319457153</text:p>
          </table:table-cell>
          <table:table-cell table:formula="of:=[.N54]/[.Q5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hosphates</text:p>
          </table:table-cell>
          <table:table-cell table:style-name="ce3" office:value-type="string" calcext:value-type="string">
            <text:p>Glycerophosphoglycerol</text:p>
          </table:table-cell>
          <table:table-cell table:style-name="ce6" office:value-type="float" office:value="0.00248495555130965" calcext:value-type="float">
            <text:p>0,002</text:p>
          </table:table-cell>
          <table:table-cell table:style-name="ce6" office:value-type="float" office:value="0.00122371434960333" calcext:value-type="float">
            <text:p>0,001</text:p>
          </table:table-cell>
          <table:table-cell table:style-name="ce6" office:value-type="float" office:value="0.00140918644429672" calcext:value-type="float">
            <text:p>0,001</text:p>
          </table:table-cell>
          <table:table-cell table:style-name="ce6" office:value-type="float" office:value="0.00580326886527414" calcext:value-type="float">
            <text:p>0,006</text:p>
          </table:table-cell>
          <table:table-cell table:style-name="ce6" office:value-type="float" office:value="0.00309080871372119" calcext:value-type="float">
            <text:p>0,003</text:p>
          </table:table-cell>
          <table:table-cell table:style-name="ce6" office:value-type="float" office:value="0.00426354546192453" calcext:value-type="float">
            <text:p>0,004</text:p>
          </table:table-cell>
          <table:table-cell table:style-name="ce6" office:value-type="float" office:value="0.000987109357432629" calcext:value-type="float">
            <text:p>0,001</text:p>
          </table:table-cell>
          <table:table-cell table:style-name="ce6" office:value-type="float" office:value="0.00246886571744893" calcext:value-type="float">
            <text:p>0,002</text:p>
          </table:table-cell>
          <table:table-cell table:style-name="ce6" office:value-type="float" office:value="0.00282397024226116" calcext:value-type="float">
            <text:p>0,003</text:p>
          </table:table-cell>
          <table:table-cell table:style-name="ce6" office:value-type="float" office:value="0.00487061898172095" calcext:value-type="float">
            <text:p>0,005</text:p>
          </table:table-cell>
          <table:table-cell table:style-name="ce6" office:value-type="float" office:value="0.00305312383900222" calcext:value-type="float">
            <text:p>0,003</text:p>
          </table:table-cell>
          <table:table-cell table:style-name="ce6" office:value-type="float" office:value="0.00402106678831171" calcext:value-type="float">
            <text:p>0,004</text:p>
          </table:table-cell>
          <table:table-cell table:style-name="ce6" office:value-type="float" office:value="0.00551267866067966" calcext:value-type="float">
            <text:p>0,006</text:p>
          </table:table-cell>
          <table:table-cell table:style-name="ce6" office:value-type="float" office:value="0.00972690071049986" calcext:value-type="float">
            <text:p>0,010</text:p>
          </table:table-cell>
          <table:table-cell table:style-name="ce8"/>
          <table:table-cell table:style-name="ce6" office:value-type="float" office:value="0.0163521753894656" calcext:value-type="float">
            <text:p>0,016</text:p>
          </table:table-cell>
          <table:table-cell table:style-name="ce6" office:value-type="float" office:value="0.0110091659944704" calcext:value-type="float">
            <text:p>0,011</text:p>
          </table:table-cell>
          <table:table-cell table:style-name="ce6" office:value-type="float" office:value="0.0104329801015571" calcext:value-type="float">
            <text:p>0,010</text:p>
          </table:table-cell>
          <table:table-cell table:style-name="ce6" office:value-type="float" office:value="0.0067646792072309" calcext:value-type="float">
            <text:p>0,007</text:p>
          </table:table-cell>
          <table:table-cell table:style-name="ce6" office:value-type="float" office:value="0.00568184704754428" calcext:value-type="float">
            <text:p>0,006</text:p>
          </table:table-cell>
          <table:table-cell table:style-name="ce6" office:value-type="float" office:value="0.00603459559165752" calcext:value-type="float">
            <text:p>0,006</text:p>
          </table:table-cell>
          <table:table-cell table:style-name="ce6" office:value-type="float" office:value="0.0119540057519187" calcext:value-type="float">
            <text:p>0,012</text:p>
          </table:table-cell>
          <table:table-cell table:style-name="ce6" office:value-type="float" office:value="0.00904558336920471" calcext:value-type="float">
            <text:p>0,009</text:p>
          </table:table-cell>
          <table:table-cell table:style-name="ce6" office:value-type="float" office:value="0.0109111549333248" calcext:value-type="float">
            <text:p>0,011</text:p>
          </table:table-cell>
          <table:table-cell table:number-columns-repeated="3"/>
          <table:table-cell table:formula="of:=[.C55]/[.F55]" office:value-type="float" office:value="0.428199280267581" calcext:value-type="float">
            <text:p>0,4281992803</text:p>
          </table:table-cell>
          <table:table-cell table:formula="of:=[.D55]/[.G55]" office:value-type="float" office:value="0.395920441200657" calcext:value-type="float">
            <text:p>0,3959204412</text:p>
          </table:table-cell>
          <table:table-cell table:formula="of:=[.E55]/[.H55]" office:value-type="float" office:value="0.330519858854894" calcext:value-type="float">
            <text:p>0,3305198589</text:p>
          </table:table-cell>
          <table:table-cell table:formula="of:=[.F55]/[.I55]" office:value-type="float" office:value="5.879053644439" calcext:value-type="float">
            <text:p>5,8790536444</text:p>
          </table:table-cell>
          <table:table-cell table:formula="of:=[.G55]/[.J55]" office:value-type="float" office:value="1.25191446901167" calcext:value-type="float">
            <text:p>1,251914469</text:p>
          </table:table-cell>
          <table:table-cell table:formula="of:=[.H55]/[.K55]" office:value-type="float" office:value="1.50976996787002" calcext:value-type="float">
            <text:p>1,5097699679</text:p>
          </table:table-cell>
          <table:table-cell table:formula="of:=[.I55]/[.L55]" office:value-type="float" office:value="0.202666100784556" calcext:value-type="float">
            <text:p>0,2026661008</text:p>
          </table:table-cell>
          <table:table-cell table:formula="of:=[.J55]/[.M55]" office:value-type="float" office:value="0.80863595701895" calcext:value-type="float">
            <text:p>0,808635957</text:p>
          </table:table-cell>
          <table:table-cell table:formula="of:=[.K55]/[.N55]" office:value-type="float" office:value="0.702293791903625" calcext:value-type="float">
            <text:p>0,7022937919</text:p>
          </table:table-cell>
          <table:table-cell table:formula="of:=[.L55]/[.O55]" office:value-type="float" office:value="0.883530363643661" calcext:value-type="float">
            <text:p>0,8835303636</text:p>
          </table:table-cell>
          <table:table-cell table:formula="of:=[.M55]/[.P55]" office:value-type="float" office:value="0.313884548621585" calcext:value-type="float">
            <text:p>0,3138845486</text:p>
          </table:table-cell>
          <table:table-cell table:formula="of:=[.N55]/[.Q5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hosphates</text:p>
          </table:table-cell>
          <table:table-cell table:style-name="ce3" office:value-type="string" calcext:value-type="string">
            <text:p>Inositol-phosphate, myo-</text:p>
          </table:table-cell>
          <table:table-cell table:style-name="ce6" table:number-columns-repeated="9"/>
          <table:table-cell table:style-name="ce6" office:value-type="float" office:value="0.00322228621668854" calcext:value-type="float">
            <text:p>0,003</text:p>
          </table:table-cell>
          <table:table-cell table:style-name="ce6" office:value-type="float" office:value="0.00158371089473047" calcext:value-type="float">
            <text:p>0,002</text:p>
          </table:table-cell>
          <table:table-cell table:style-name="ce6" office:value-type="float" office:value="0.00250558137104246" calcext:value-type="float">
            <text:p>0,003</text:p>
          </table:table-cell>
          <table:table-cell table:style-name="ce6"/>
          <table:table-cell table:style-name="ce6" office:value-type="float" office:value="0.00137695905508263" calcext:value-type="float">
            <text:p>0,001</text:p>
          </table:table-cell>
          <table:table-cell table:style-name="ce8"/>
          <table:table-cell table:style-name="ce6" table:number-columns-repeated="9"/>
          <table:table-cell table:number-columns-repeated="3"/>
          <table:table-cell table:formula="of:=[.C56]/[.F56]" office:value-type="string" office:string-value="" calcext:value-type="error">
            <text:p>#DIV/0!</text:p>
          </table:table-cell>
          <table:table-cell table:formula="of:=[.D56]/[.G56]" office:value-type="string" office:string-value="" calcext:value-type="error">
            <text:p>#DIV/0!</text:p>
          </table:table-cell>
          <table:table-cell table:formula="of:=[.E56]/[.H56]" office:value-type="string" office:string-value="" calcext:value-type="error">
            <text:p>#DIV/0!</text:p>
          </table:table-cell>
          <table:table-cell table:formula="of:=[.F56]/[.I56]" office:value-type="string" office:string-value="" calcext:value-type="error">
            <text:p>#DIV/0!</text:p>
          </table:table-cell>
          <table:table-cell table:formula="of:=[.G56]/[.J56]" office:value-type="string" office:string-value="" calcext:value-type="error">
            <text:p>#DIV/0!</text:p>
          </table:table-cell>
          <table:table-cell table:formula="of:=[.H56]/[.K56]" office:value-type="string" office:string-value="" calcext:value-type="error">
            <text:p>#DIV/0!</text:p>
          </table:table-cell>
          <table:table-cell table:formula="of:=[.I56]/[.L56]" office:value-type="float" office:value="0" calcext:value-type="float">
            <text:p>0</text:p>
          </table:table-cell>
          <table:table-cell table:formula="of:=[.J56]/[.M56]" office:value-type="float" office:value="0" calcext:value-type="float">
            <text:p>0</text:p>
          </table:table-cell>
          <table:table-cell table:formula="of:=[.K56]/[.N56]" office:value-type="float" office:value="0" calcext:value-type="float">
            <text:p>0</text:p>
          </table:table-cell>
          <table:table-cell table:formula="of:=[.L56]/[.O56]" office:value-type="string" office:string-value="" calcext:value-type="error">
            <text:p>#DIV/0!</text:p>
          </table:table-cell>
          <table:table-cell table:formula="of:=[.M56]/[.P56]" office:value-type="float" office:value="1.15015104398688" calcext:value-type="float">
            <text:p>1,150151044</text:p>
          </table:table-cell>
          <table:table-cell table:formula="of:=[.N56]/[.Q5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hosphates</text:p>
          </table:table-cell>
          <table:table-cell table:style-name="ce3" office:value-type="string" calcext:value-type="string">
            <text:p>Mannose-6-phosphate</text:p>
          </table:table-cell>
          <table:table-cell table:style-name="ce6" table:number-columns-repeated="3"/>
          <table:table-cell table:style-name="ce6" office:value-type="float" office:value="0.0042648598660368" calcext:value-type="float">
            <text:p>0,004</text:p>
          </table:table-cell>
          <table:table-cell table:style-name="ce6" office:value-type="float" office:value="0.00283523898753405" calcext:value-type="float">
            <text:p>0,003</text:p>
          </table:table-cell>
          <table:table-cell table:style-name="ce6" office:value-type="float" office:value="0.00287174414369463" calcext:value-type="float">
            <text:p>0,003</text:p>
          </table:table-cell>
          <table:table-cell table:style-name="ce6" office:value-type="float" office:value="0.00177297345081533" calcext:value-type="float">
            <text:p>0,002</text:p>
          </table:table-cell>
          <table:table-cell table:style-name="ce6" office:value-type="float" office:value="0.00336983717320736" calcext:value-type="float">
            <text:p>0,003</text:p>
          </table:table-cell>
          <table:table-cell table:style-name="ce6" office:value-type="float" office:value="0.00371909372483246" calcext:value-type="float">
            <text:p>0,004</text:p>
          </table:table-cell>
          <table:table-cell table:style-name="ce6" office:value-type="float" office:value="0.00722250845220977" calcext:value-type="float">
            <text:p>0,007</text:p>
          </table:table-cell>
          <table:table-cell table:style-name="ce6" office:value-type="float" office:value="0.00473509579182916" calcext:value-type="float">
            <text:p>0,005</text:p>
          </table:table-cell>
          <table:table-cell table:style-name="ce6" office:value-type="float" office:value="0.0056168470633457" calcext:value-type="float">
            <text:p>0,006</text:p>
          </table:table-cell>
          <table:table-cell table:style-name="ce6" office:value-type="float" office:value="0.0062145502249241" calcext:value-type="float">
            <text:p>0,006</text:p>
          </table:table-cell>
          <table:table-cell table:style-name="ce6" office:value-type="float" office:value="0.00614242199939022" calcext:value-type="float">
            <text:p>0,006</text:p>
          </table:table-cell>
          <table:table-cell table:style-name="ce8"/>
          <table:table-cell table:style-name="ce6" office:value-type="float" office:value="0.0117912819672794" calcext:value-type="float">
            <text:p>0,012</text:p>
          </table:table-cell>
          <table:table-cell table:style-name="ce6" office:value-type="float" office:value="0.00844892220994332" calcext:value-type="float">
            <text:p>0,008</text:p>
          </table:table-cell>
          <table:table-cell table:style-name="ce6" office:value-type="float" office:value="0.00748666339449315" calcext:value-type="float">
            <text:p>0,007</text:p>
          </table:table-cell>
          <table:table-cell table:style-name="ce6" office:value-type="float" office:value="0.00422761252289967" calcext:value-type="float">
            <text:p>0,004</text:p>
          </table:table-cell>
          <table:table-cell table:style-name="ce6" office:value-type="float" office:value="0.00216065178378372" calcext:value-type="float">
            <text:p>0,002</text:p>
          </table:table-cell>
          <table:table-cell table:style-name="ce6" office:value-type="float" office:value="0.00260097696274264" calcext:value-type="float">
            <text:p>0,003</text:p>
          </table:table-cell>
          <table:table-cell table:style-name="ce6" office:value-type="float" office:value="0.00781030910335796" calcext:value-type="float">
            <text:p>0,008</text:p>
          </table:table-cell>
          <table:table-cell table:style-name="ce6" office:value-type="float" office:value="0.00954855646946642" calcext:value-type="float">
            <text:p>0,010</text:p>
          </table:table-cell>
          <table:table-cell table:style-name="ce6" office:value-type="float" office:value="0.006235973148683" calcext:value-type="float">
            <text:p>0,006</text:p>
          </table:table-cell>
          <table:table-cell table:number-columns-repeated="3"/>
          <table:table-cell table:formula="of:=[.C57]/[.F57]" office:value-type="float" office:value="0" calcext:value-type="float">
            <text:p>0</text:p>
          </table:table-cell>
          <table:table-cell table:formula="of:=[.D57]/[.G57]" office:value-type="float" office:value="0" calcext:value-type="float">
            <text:p>0</text:p>
          </table:table-cell>
          <table:table-cell table:formula="of:=[.E57]/[.H57]" office:value-type="float" office:value="0" calcext:value-type="float">
            <text:p>0</text:p>
          </table:table-cell>
          <table:table-cell table:formula="of:=[.F57]/[.I57]" office:value-type="float" office:value="2.4054843371036" calcext:value-type="float">
            <text:p>2,4054843371</text:p>
          </table:table-cell>
          <table:table-cell table:formula="of:=[.G57]/[.J57]" office:value-type="float" office:value="0.841357858497214" calcext:value-type="float">
            <text:p>0,8413578585</text:p>
          </table:table-cell>
          <table:table-cell table:formula="of:=[.H57]/[.K57]" office:value-type="float" office:value="0.772162348187124" calcext:value-type="float">
            <text:p>0,7721623482</text:p>
          </table:table-cell>
          <table:table-cell table:formula="of:=[.I57]/[.L57]" office:value-type="float" office:value="0.245478902869664" calcext:value-type="float">
            <text:p>0,2454789029</text:p>
          </table:table-cell>
          <table:table-cell table:formula="of:=[.J57]/[.M57]" office:value-type="float" office:value="0.711672439451451" calcext:value-type="float">
            <text:p>0,7116724395</text:p>
          </table:table-cell>
          <table:table-cell table:formula="of:=[.K57]/[.N57]" office:value-type="float" office:value="0.662131919008876" calcext:value-type="float">
            <text:p>0,662131919</text:p>
          </table:table-cell>
          <table:table-cell table:formula="of:=[.L57]/[.O57]" office:value-type="float" office:value="1.16219327076047" calcext:value-type="float">
            <text:p>1,1621932708</text:p>
          </table:table-cell>
          <table:table-cell table:formula="of:=[.M57]/[.P57]" office:value-type="float" office:value="0.770884154865822" calcext:value-type="float">
            <text:p>0,7708841549</text:p>
          </table:table-cell>
          <table:table-cell table:formula="of:=[.N57]/[.Q5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hosphates</text:p>
          </table:table-cell>
          <table:table-cell table:style-name="ce3" office:value-type="string" calcext:value-type="string">
            <text:p>Phosphonic acid, hydroxymethyl-</text:p>
          </table:table-cell>
          <table:table-cell table:style-name="ce6" table:number-columns-repeated="14"/>
          <table:table-cell table:style-name="ce8"/>
          <table:table-cell table:style-name="ce6" office:value-type="float" office:value="0.00380357121708657" calcext:value-type="float">
            <text:p>0,004</text:p>
          </table:table-cell>
          <table:table-cell table:style-name="ce6" office:value-type="float" office:value="0.00372692358062055" calcext:value-type="float">
            <text:p>0,004</text:p>
          </table:table-cell>
          <table:table-cell table:style-name="ce6" table:number-columns-repeated="7"/>
          <table:table-cell table:number-columns-repeated="3"/>
          <table:table-cell table:formula="of:=[.C58]/[.F58]" office:value-type="string" office:string-value="" calcext:value-type="error">
            <text:p>#DIV/0!</text:p>
          </table:table-cell>
          <table:table-cell table:formula="of:=[.D58]/[.G58]" office:value-type="string" office:string-value="" calcext:value-type="error">
            <text:p>#DIV/0!</text:p>
          </table:table-cell>
          <table:table-cell table:formula="of:=[.E58]/[.H58]" office:value-type="string" office:string-value="" calcext:value-type="error">
            <text:p>#DIV/0!</text:p>
          </table:table-cell>
          <table:table-cell table:formula="of:=[.F58]/[.I58]" office:value-type="string" office:string-value="" calcext:value-type="error">
            <text:p>#DIV/0!</text:p>
          </table:table-cell>
          <table:table-cell table:formula="of:=[.G58]/[.J58]" office:value-type="string" office:string-value="" calcext:value-type="error">
            <text:p>#DIV/0!</text:p>
          </table:table-cell>
          <table:table-cell table:formula="of:=[.H58]/[.K58]" office:value-type="string" office:string-value="" calcext:value-type="error">
            <text:p>#DIV/0!</text:p>
          </table:table-cell>
          <table:table-cell table:formula="of:=[.I58]/[.L58]" office:value-type="string" office:string-value="" calcext:value-type="error">
            <text:p>#DIV/0!</text:p>
          </table:table-cell>
          <table:table-cell table:formula="of:=[.J58]/[.M58]" office:value-type="string" office:string-value="" calcext:value-type="error">
            <text:p>#DIV/0!</text:p>
          </table:table-cell>
          <table:table-cell table:formula="of:=[.K58]/[.N58]" office:value-type="string" office:string-value="" calcext:value-type="error">
            <text:p>#DIV/0!</text:p>
          </table:table-cell>
          <table:table-cell table:formula="of:=[.L58]/[.O58]" office:value-type="string" office:string-value="" calcext:value-type="error">
            <text:p>#DIV/0!</text:p>
          </table:table-cell>
          <table:table-cell table:formula="of:=[.M58]/[.P58]" office:value-type="string" office:string-value="" calcext:value-type="error">
            <text:p>#DIV/0!</text:p>
          </table:table-cell>
          <table:table-cell table:formula="of:=[.N58]/[.Q5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hosphates</text:p>
          </table:table-cell>
          <table:table-cell table:style-name="ce3" office:value-type="string" calcext:value-type="string">
            <text:p>Phosphoric acid</text:p>
          </table:table-cell>
          <table:table-cell table:style-name="ce6" office:value-type="float" office:value="0.00135241576246843" calcext:value-type="float">
            <text:p>0,001</text:p>
          </table:table-cell>
          <table:table-cell table:style-name="ce6" office:value-type="float" office:value="0.00107065887783045" calcext:value-type="float">
            <text:p>0,001</text:p>
          </table:table-cell>
          <table:table-cell table:style-name="ce6" office:value-type="float" office:value="0.00229817600271353" calcext:value-type="float">
            <text:p>0,002</text:p>
          </table:table-cell>
          <table:table-cell table:style-name="ce6" office:value-type="float" office:value="0.00665947385956724" calcext:value-type="float">
            <text:p>0,007</text:p>
          </table:table-cell>
          <table:table-cell table:style-name="ce6" office:value-type="float" office:value="0.00625047194179328" calcext:value-type="float">
            <text:p>0,006</text:p>
          </table:table-cell>
          <table:table-cell table:style-name="ce6" office:value-type="float" office:value="0.00957486203778555" calcext:value-type="float">
            <text:p>0,010</text:p>
          </table:table-cell>
          <table:table-cell table:style-name="ce6" office:value-type="float" office:value="0.00143983796461551" calcext:value-type="float">
            <text:p>0,001</text:p>
          </table:table-cell>
          <table:table-cell table:style-name="ce6" office:value-type="float" office:value="0.00208034106627264" calcext:value-type="float">
            <text:p>0,002</text:p>
          </table:table-cell>
          <table:table-cell table:style-name="ce6" office:value-type="float" office:value="0.00231260818836189" calcext:value-type="float">
            <text:p>0,002</text:p>
          </table:table-cell>
          <table:table-cell table:style-name="ce6" office:value-type="float" office:value="0.0136409612077472" calcext:value-type="float">
            <text:p>0,014</text:p>
          </table:table-cell>
          <table:table-cell table:style-name="ce6" office:value-type="float" office:value="0.00250176008954896" calcext:value-type="float">
            <text:p>0,003</text:p>
          </table:table-cell>
          <table:table-cell table:style-name="ce6" office:value-type="float" office:value="0.00411329667882114" calcext:value-type="float">
            <text:p>0,004</text:p>
          </table:table-cell>
          <table:table-cell table:style-name="ce6" office:value-type="float" office:value="0.00224289833619707" calcext:value-type="float">
            <text:p>0,002</text:p>
          </table:table-cell>
          <table:table-cell table:style-name="ce6" office:value-type="float" office:value="0.00299243256951328" calcext:value-type="float">
            <text:p>0,003</text:p>
          </table:table-cell>
          <table:table-cell table:style-name="ce8"/>
          <table:table-cell table:style-name="ce6" office:value-type="float" office:value="0.0203328184373253" calcext:value-type="float">
            <text:p>0,020</text:p>
          </table:table-cell>
          <table:table-cell table:style-name="ce6" office:value-type="float" office:value="0.0247818350478479" calcext:value-type="float">
            <text:p>0,025</text:p>
          </table:table-cell>
          <table:table-cell table:style-name="ce6" office:value-type="float" office:value="0.0186462813216505" calcext:value-type="float">
            <text:p>0,019</text:p>
          </table:table-cell>
          <table:table-cell table:style-name="ce6" office:value-type="float" office:value="0.00204412507987211" calcext:value-type="float">
            <text:p>0,002</text:p>
          </table:table-cell>
          <table:table-cell table:style-name="ce6" office:value-type="float" office:value="0.00267508942151649" calcext:value-type="float">
            <text:p>0,003</text:p>
          </table:table-cell>
          <table:table-cell table:style-name="ce6" office:value-type="float" office:value="0.00247163963457131" calcext:value-type="float">
            <text:p>0,002</text:p>
          </table:table-cell>
          <table:table-cell table:style-name="ce6" office:value-type="float" office:value="0.0103086330309575" calcext:value-type="float">
            <text:p>0,010</text:p>
          </table:table-cell>
          <table:table-cell table:style-name="ce6" office:value-type="float" office:value="0.0159431689875564" calcext:value-type="float">
            <text:p>0,016</text:p>
          </table:table-cell>
          <table:table-cell table:style-name="ce6" office:value-type="float" office:value="0.0107465407561372" calcext:value-type="float">
            <text:p>0,011</text:p>
          </table:table-cell>
          <table:table-cell table:number-columns-repeated="3"/>
          <table:table-cell table:formula="of:=[.C59]/[.F59]" office:value-type="float" office:value="0.203081473249647" calcext:value-type="float">
            <text:p>0,2030814732</text:p>
          </table:table-cell>
          <table:table-cell table:formula="of:=[.D59]/[.G59]" office:value-type="float" office:value="0.171292486039586" calcext:value-type="float">
            <text:p>0,171292486</text:p>
          </table:table-cell>
          <table:table-cell table:formula="of:=[.E59]/[.H59]" office:value-type="float" office:value="0.240021839859851" calcext:value-type="float">
            <text:p>0,2400218399</text:p>
          </table:table-cell>
          <table:table-cell table:formula="of:=[.F59]/[.I59]" office:value-type="float" office:value="4.62515506829657" calcext:value-type="float">
            <text:p>4,6251550683</text:p>
          </table:table-cell>
          <table:table-cell table:formula="of:=[.G59]/[.J59]" office:value-type="float" office:value="3.00454192013442" calcext:value-type="float">
            <text:p>3,0045419201</text:p>
          </table:table-cell>
          <table:table-cell table:formula="of:=[.H59]/[.K59]" office:value-type="float" office:value="4.14028718136114" calcext:value-type="float">
            <text:p>4,1402871814</text:p>
          </table:table-cell>
          <table:table-cell table:formula="of:=[.I59]/[.L59]" office:value-type="float" office:value="0.105552529817164" calcext:value-type="float">
            <text:p>0,1055525298</text:p>
          </table:table-cell>
          <table:table-cell table:formula="of:=[.J59]/[.M59]" office:value-type="float" office:value="0.831550984829925" calcext:value-type="float">
            <text:p>0,8315509848</text:p>
          </table:table-cell>
          <table:table-cell table:formula="of:=[.K59]/[.N59]" office:value-type="float" office:value="0.56222742217191" calcext:value-type="float">
            <text:p>0,5622274222</text:p>
          </table:table-cell>
          <table:table-cell table:formula="of:=[.L59]/[.O59]" office:value-type="float" office:value="6.08184552442802" calcext:value-type="float">
            <text:p>6,0818455244</text:p>
          </table:table-cell>
          <table:table-cell table:formula="of:=[.M59]/[.P59]" office:value-type="float" office:value="0.836028893361454" calcext:value-type="float">
            <text:p>0,8360288934</text:p>
          </table:table-cell>
          <table:table-cell table:formula="of:=[.N59]/[.Q5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hosphates</text:p>
          </table:table-cell>
          <table:table-cell table:style-name="ce3" office:value-type="string" calcext:value-type="string">
            <text:p>Phosphoric acid monomethyl ester</text:p>
          </table:table-cell>
          <table:table-cell table:style-name="ce6" office:value-type="float" office:value="0.000482534712867946" calcext:value-type="float">
            <text:p>0,000</text:p>
          </table:table-cell>
          <table:table-cell table:style-name="ce6" office:value-type="float" office:value="0.000611460735763334" calcext:value-type="float">
            <text:p>0,001</text:p>
          </table:table-cell>
          <table:table-cell table:style-name="ce6" office:value-type="float" office:value="0.00119207845655584" calcext:value-type="float">
            <text:p>0,001</text:p>
          </table:table-cell>
          <table:table-cell table:style-name="ce6" office:value-type="float" office:value="0.00143545890862008" calcext:value-type="float">
            <text:p>0,001</text:p>
          </table:table-cell>
          <table:table-cell table:style-name="ce6" office:value-type="float" office:value="0.000575342936970425" calcext:value-type="float">
            <text:p>0,001</text:p>
          </table:table-cell>
          <table:table-cell table:style-name="ce6" office:value-type="float" office:value="0.00200491875179658" calcext:value-type="float">
            <text:p>0,002</text:p>
          </table:table-cell>
          <table:table-cell table:style-name="ce6" office:value-type="float" office:value="0.000237930340850745" calcext:value-type="float">
            <text:p>0,000</text:p>
          </table:table-cell>
          <table:table-cell table:style-name="ce6" office:value-type="float" office:value="0.000523663514975009" calcext:value-type="float">
            <text:p>0,001</text:p>
          </table:table-cell>
          <table:table-cell table:style-name="ce6" office:value-type="float" office:value="0.00056513077618149" calcext:value-type="float">
            <text:p>0,001</text:p>
          </table:table-cell>
          <table:table-cell table:style-name="ce6" office:value-type="float" office:value="0.0090641089130888" calcext:value-type="float">
            <text:p>0,009</text:p>
          </table:table-cell>
          <table:table-cell table:style-name="ce6" office:value-type="float" office:value="0.000924093119143215" calcext:value-type="float">
            <text:p>0,001</text:p>
          </table:table-cell>
          <table:table-cell table:style-name="ce6" office:value-type="float" office:value="0.00161456410859308" calcext:value-type="float">
            <text:p>0,002</text:p>
          </table:table-cell>
          <table:table-cell table:style-name="ce6" office:value-type="float" office:value="0.00109219804380757" calcext:value-type="float">
            <text:p>0,001</text:p>
          </table:table-cell>
          <table:table-cell table:style-name="ce6" office:value-type="float" office:value="0.00119167604861845" calcext:value-type="float">
            <text:p>0,001</text:p>
          </table:table-cell>
          <table:table-cell table:style-name="ce8"/>
          <table:table-cell table:style-name="ce6" office:value-type="float" office:value="0.00239658203165188" calcext:value-type="float">
            <text:p>0,002</text:p>
          </table:table-cell>
          <table:table-cell table:style-name="ce6" office:value-type="float" office:value="0.00179380053943089" calcext:value-type="float">
            <text:p>0,002</text:p>
          </table:table-cell>
          <table:table-cell table:style-name="ce6" office:value-type="float" office:value="0.00134342589916066" calcext:value-type="float">
            <text:p>0,001</text:p>
          </table:table-cell>
          <table:table-cell table:style-name="ce6" office:value-type="float" office:value="0.00121887121480579" calcext:value-type="float">
            <text:p>0,001</text:p>
          </table:table-cell>
          <table:table-cell table:style-name="ce6" office:value-type="float" office:value="0.00142930119585638" calcext:value-type="float">
            <text:p>0,001</text:p>
          </table:table-cell>
          <table:table-cell table:style-name="ce6" office:value-type="float" office:value="0.00076197221627736" calcext:value-type="float">
            <text:p>0,001</text:p>
          </table:table-cell>
          <table:table-cell table:style-name="ce6" office:value-type="float" office:value="0.00242210782436512" calcext:value-type="float">
            <text:p>0,002</text:p>
          </table:table-cell>
          <table:table-cell table:style-name="ce6" office:value-type="float" office:value="0.00273454828661658" calcext:value-type="float">
            <text:p>0,003</text:p>
          </table:table-cell>
          <table:table-cell table:style-name="ce6" office:value-type="float" office:value="0.00166373186819628" calcext:value-type="float">
            <text:p>0,002</text:p>
          </table:table-cell>
          <table:table-cell table:number-columns-repeated="3"/>
          <table:table-cell table:formula="of:=[.C60]/[.F60]" office:value-type="float" office:value="0.336153623047149" calcext:value-type="float">
            <text:p>0,336153623</text:p>
          </table:table-cell>
          <table:table-cell table:formula="of:=[.D60]/[.G60]" office:value-type="float" office:value="1.06277612267754" calcext:value-type="float">
            <text:p>1,0627761227</text:p>
          </table:table-cell>
          <table:table-cell table:formula="of:=[.E60]/[.H60]" office:value-type="float" office:value="0.594576940081804" calcext:value-type="float">
            <text:p>0,5945769401</text:p>
          </table:table-cell>
          <table:table-cell table:formula="of:=[.F60]/[.I60]" office:value-type="float" office:value="6.03310575476606" calcext:value-type="float">
            <text:p>6,0331057548</text:p>
          </table:table-cell>
          <table:table-cell table:formula="of:=[.G60]/[.J60]" office:value-type="float" office:value="1.09868822348237" calcext:value-type="float">
            <text:p>1,0986882235</text:p>
          </table:table-cell>
          <table:table-cell table:formula="of:=[.H60]/[.K60]" office:value-type="float" office:value="3.54770760379312" calcext:value-type="float">
            <text:p>3,5477076038</text:p>
          </table:table-cell>
          <table:table-cell table:formula="of:=[.I60]/[.L60]" office:value-type="float" office:value="0.026249722188043" calcext:value-type="float">
            <text:p>0,0262497222</text:p>
          </table:table-cell>
          <table:table-cell table:formula="of:=[.J60]/[.M60]" office:value-type="float" office:value="0.566678296945367" calcext:value-type="float">
            <text:p>0,5666782969</text:p>
          </table:table-cell>
          <table:table-cell table:formula="of:=[.K60]/[.N60]" office:value-type="float" office:value="0.350020648405185" calcext:value-type="float">
            <text:p>0,3500206484</text:p>
          </table:table-cell>
          <table:table-cell table:formula="of:=[.L60]/[.O60]" office:value-type="float" office:value="8.29896094804375" calcext:value-type="float">
            <text:p>8,298960948</text:p>
          </table:table-cell>
          <table:table-cell table:formula="of:=[.M60]/[.P60]" office:value-type="float" office:value="0.775456652178709" calcext:value-type="float">
            <text:p>0,7754566522</text:p>
          </table:table-cell>
          <table:table-cell table:formula="of:=[.N60]/[.Q6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Arabinonic acid-1,4-lactone</text:p>
          </table:table-cell>
          <table:table-cell table:style-name="ce6" table:number-columns-repeated="3"/>
          <table:table-cell table:style-name="ce6" office:value-type="float" office:value="0.0136796071284827" calcext:value-type="float">
            <text:p>0,014</text:p>
          </table:table-cell>
          <table:table-cell table:style-name="ce6" office:value-type="float" office:value="0.0115149688384618" calcext:value-type="float">
            <text:p>0,012</text:p>
          </table:table-cell>
          <table:table-cell table:style-name="ce6" office:value-type="float" office:value="0.0105108764073667" calcext:value-type="float">
            <text:p>0,011</text:p>
          </table:table-cell>
          <table:table-cell table:style-name="ce6"/>
          <table:table-cell table:style-name="ce6" office:value-type="float" office:value="0.0170714952503568" calcext:value-type="float">
            <text:p>0,017</text:p>
          </table:table-cell>
          <table:table-cell table:style-name="ce6" office:value-type="float" office:value="0.0156318993825338" calcext:value-type="float">
            <text:p>0,016</text:p>
          </table:table-cell>
          <table:table-cell table:style-name="ce6" office:value-type="float" office:value="0.0122586508689492" calcext:value-type="float">
            <text:p>0,012</text:p>
          </table:table-cell>
          <table:table-cell table:style-name="ce6" office:value-type="float" office:value="0.021772515515232" calcext:value-type="float">
            <text:p>0,022</text:p>
          </table:table-cell>
          <table:table-cell table:style-name="ce6" office:value-type="float" office:value="0.0194646247062104" calcext:value-type="float">
            <text:p>0,019</text:p>
          </table:table-cell>
          <table:table-cell table:style-name="ce6" office:value-type="float" office:value="0.00646288291942738" calcext:value-type="float">
            <text:p>0,006</text:p>
          </table:table-cell>
          <table:table-cell table:style-name="ce6" office:value-type="float" office:value="0.00754125507608317" calcext:value-type="float">
            <text:p>0,008</text:p>
          </table:table-cell>
          <table:table-cell table:style-name="ce8"/>
          <table:table-cell table:style-name="ce6" office:value-type="float" office:value="0.0146542104894687" calcext:value-type="float">
            <text:p>0,015</text:p>
          </table:table-cell>
          <table:table-cell table:style-name="ce6" office:value-type="float" office:value="0.0134247546099506" calcext:value-type="float">
            <text:p>0,013</text:p>
          </table:table-cell>
          <table:table-cell table:style-name="ce6" office:value-type="float" office:value="0.0105815629151618" calcext:value-type="float">
            <text:p>0,011</text:p>
          </table:table-cell>
          <table:table-cell table:style-name="ce6" office:value-type="float" office:value="0.00781253027693423" calcext:value-type="float">
            <text:p>0,008</text:p>
          </table:table-cell>
          <table:table-cell table:style-name="ce6" office:value-type="float" office:value="0.00498689542968824" calcext:value-type="float">
            <text:p>0,005</text:p>
          </table:table-cell>
          <table:table-cell table:style-name="ce6" office:value-type="float" office:value="0.00336783300012093" calcext:value-type="float">
            <text:p>0,003</text:p>
          </table:table-cell>
          <table:table-cell table:style-name="ce6" office:value-type="float" office:value="0.0182526642164303" calcext:value-type="float">
            <text:p>0,018</text:p>
          </table:table-cell>
          <table:table-cell table:style-name="ce6" office:value-type="float" office:value="0.0176439499306474" calcext:value-type="float">
            <text:p>0,018</text:p>
          </table:table-cell>
          <table:table-cell table:style-name="ce6" office:value-type="float" office:value="0.0133276801487121" calcext:value-type="float">
            <text:p>0,013</text:p>
          </table:table-cell>
          <table:table-cell table:number-columns-repeated="3"/>
          <table:table-cell table:formula="of:=[.C61]/[.F61]" office:value-type="float" office:value="0" calcext:value-type="float">
            <text:p>0</text:p>
          </table:table-cell>
          <table:table-cell table:formula="of:=[.D61]/[.G61]" office:value-type="float" office:value="0" calcext:value-type="float">
            <text:p>0</text:p>
          </table:table-cell>
          <table:table-cell table:formula="of:=[.E61]/[.H61]" office:value-type="float" office:value="0" calcext:value-type="float">
            <text:p>0</text:p>
          </table:table-cell>
          <table:table-cell table:formula="of:=[.F61]/[.I61]" office:value-type="string" office:string-value="" calcext:value-type="error">
            <text:p>#DIV/0!</text:p>
          </table:table-cell>
          <table:table-cell table:formula="of:=[.G61]/[.J61]" office:value-type="float" office:value="0.674514368518548" calcext:value-type="float">
            <text:p>0,6745143685</text:p>
          </table:table-cell>
          <table:table-cell table:formula="of:=[.H61]/[.K61]" office:value-type="float" office:value="0.672399185163062" calcext:value-type="float">
            <text:p>0,6723991852</text:p>
          </table:table-cell>
          <table:table-cell table:formula="of:=[.I61]/[.L61]" office:value-type="float" office:value="0" calcext:value-type="float">
            <text:p>0</text:p>
          </table:table-cell>
          <table:table-cell table:formula="of:=[.J61]/[.M61]" office:value-type="float" office:value="0.78408465197389" calcext:value-type="float">
            <text:p>0,784084652</text:p>
          </table:table-cell>
          <table:table-cell table:formula="of:=[.K61]/[.N61]" office:value-type="float" office:value="0.803092770524688" calcext:value-type="float">
            <text:p>0,8030927705</text:p>
          </table:table-cell>
          <table:table-cell table:formula="of:=[.L61]/[.O61]" office:value-type="float" office:value="1.89677749415818" calcext:value-type="float">
            <text:p>1,8967774942</text:p>
          </table:table-cell>
          <table:table-cell table:formula="of:=[.M61]/[.P61]" office:value-type="float" office:value="2.8871209494402" calcext:value-type="float">
            <text:p>2,8871209494</text:p>
          </table:table-cell>
          <table:table-cell table:formula="of:=[.N61]/[.Q6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Ascorbic acid</text:p>
          </table:table-cell>
          <table:table-cell table:style-name="ce6" table:number-columns-repeated="9"/>
          <table:table-cell table:style-name="ce6" office:value-type="float" office:value="0.00512612022007006" calcext:value-type="float">
            <text:p>0,005</text:p>
          </table:table-cell>
          <table:table-cell table:style-name="ce6" office:value-type="float" office:value="0.00387424955584457" calcext:value-type="float">
            <text:p>0,004</text:p>
          </table:table-cell>
          <table:table-cell table:style-name="ce6" office:value-type="float" office:value="0.00457321817040681" calcext:value-type="float">
            <text:p>0,005</text:p>
          </table:table-cell>
          <table:table-cell table:style-name="ce6"/>
          <table:table-cell table:style-name="ce6" office:value-type="float" office:value="0.000538773248450917" calcext:value-type="float">
            <text:p>0,001</text:p>
          </table:table-cell>
          <table:table-cell table:style-name="ce8"/>
          <table:table-cell table:style-name="ce6" office:value-type="float" office:value="0.00213295289555436" calcext:value-type="float">
            <text:p>0,002</text:p>
          </table:table-cell>
          <table:table-cell table:style-name="ce6" office:value-type="float" office:value="0.00162151001423984" calcext:value-type="float">
            <text:p>0,002</text:p>
          </table:table-cell>
          <table:table-cell table:style-name="ce6" office:value-type="float" office:value="0.00234937149171483" calcext:value-type="float">
            <text:p>0,002</text:p>
          </table:table-cell>
          <table:table-cell table:style-name="ce6" table:number-columns-repeated="3"/>
          <table:table-cell table:style-name="ce6" office:value-type="float" office:value="0.00229837083090676" calcext:value-type="float">
            <text:p>0,002</text:p>
          </table:table-cell>
          <table:table-cell table:style-name="ce6"/>
          <table:table-cell table:style-name="ce6" office:value-type="float" office:value="0.00165351649033295" calcext:value-type="float">
            <text:p>0,002</text:p>
          </table:table-cell>
          <table:table-cell table:number-columns-repeated="3"/>
          <table:table-cell table:formula="of:=[.C62]/[.F62]" office:value-type="string" office:string-value="" calcext:value-type="error">
            <text:p>#DIV/0!</text:p>
          </table:table-cell>
          <table:table-cell table:formula="of:=[.D62]/[.G62]" office:value-type="string" office:string-value="" calcext:value-type="error">
            <text:p>#DIV/0!</text:p>
          </table:table-cell>
          <table:table-cell table:formula="of:=[.E62]/[.H62]" office:value-type="string" office:string-value="" calcext:value-type="error">
            <text:p>#DIV/0!</text:p>
          </table:table-cell>
          <table:table-cell table:formula="of:=[.F62]/[.I62]" office:value-type="string" office:string-value="" calcext:value-type="error">
            <text:p>#DIV/0!</text:p>
          </table:table-cell>
          <table:table-cell table:formula="of:=[.G62]/[.J62]" office:value-type="string" office:string-value="" calcext:value-type="error">
            <text:p>#DIV/0!</text:p>
          </table:table-cell>
          <table:table-cell table:formula="of:=[.H62]/[.K62]" office:value-type="string" office:string-value="" calcext:value-type="error">
            <text:p>#DIV/0!</text:p>
          </table:table-cell>
          <table:table-cell table:formula="of:=[.I62]/[.L62]" office:value-type="float" office:value="0" calcext:value-type="float">
            <text:p>0</text:p>
          </table:table-cell>
          <table:table-cell table:formula="of:=[.J62]/[.M62]" office:value-type="float" office:value="0" calcext:value-type="float">
            <text:p>0</text:p>
          </table:table-cell>
          <table:table-cell table:formula="of:=[.K62]/[.N62]" office:value-type="float" office:value="0" calcext:value-type="float">
            <text:p>0</text:p>
          </table:table-cell>
          <table:table-cell table:formula="of:=[.L62]/[.O62]" office:value-type="string" office:string-value="" calcext:value-type="error">
            <text:p>#DIV/0!</text:p>
          </table:table-cell>
          <table:table-cell table:formula="of:=[.M62]/[.P62]" office:value-type="float" office:value="7.19087216557954" calcext:value-type="float">
            <text:p>7,1908721656</text:p>
          </table:table-cell>
          <table:table-cell table:formula="of:=[.N62]/[.Q6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Dehydroascorbic acid dimer</text:p>
          </table:table-cell>
          <table:table-cell table:style-name="ce6" office:value-type="float" office:value="0.000277260290238372" calcext:value-type="float">
            <text:p>0,000</text:p>
          </table:table-cell>
          <table:table-cell table:style-name="ce6"/>
          <table:table-cell table:style-name="ce6" office:value-type="float" office:value="0.000335146118172764" calcext:value-type="float">
            <text:p>0,000</text:p>
          </table:table-cell>
          <table:table-cell table:style-name="ce6" office:value-type="float" office:value="0.0000931503749033531" calcext:value-type="float">
            <text:p>0,000</text:p>
          </table:table-cell>
          <table:table-cell table:style-name="ce6" office:value-type="float" office:value="0.0000475775492969388" calcext:value-type="float">
            <text:p>0,000</text:p>
          </table:table-cell>
          <table:table-cell table:style-name="ce6" office:value-type="float" office:value="0.000499648734914958" calcext:value-type="float">
            <text:p>0,000</text:p>
          </table:table-cell>
          <table:table-cell table:style-name="ce6" office:value-type="float" office:value="0.0000963008573035812" calcext:value-type="float">
            <text:p>0,000</text:p>
          </table:table-cell>
          <table:table-cell table:style-name="ce6" office:value-type="float" office:value="0.00143242222329834" calcext:value-type="float">
            <text:p>0,001</text:p>
          </table:table-cell>
          <table:table-cell table:style-name="ce6" office:value-type="float" office:value="0.00135205217822347" calcext:value-type="float">
            <text:p>0,001</text:p>
          </table:table-cell>
          <table:table-cell table:style-name="ce6" office:value-type="float" office:value="0.00327381296022685" calcext:value-type="float">
            <text:p>0,003</text:p>
          </table:table-cell>
          <table:table-cell table:style-name="ce6" office:value-type="float" office:value="0.00148395847583477" calcext:value-type="float">
            <text:p>0,001</text:p>
          </table:table-cell>
          <table:table-cell table:style-name="ce6" office:value-type="float" office:value="0.00104459395655204" calcext:value-type="float">
            <text:p>0,001</text:p>
          </table:table-cell>
          <table:table-cell table:style-name="ce6"/>
          <table:table-cell table:style-name="ce6" office:value-type="float" office:value="0.000440627904962235" calcext:value-type="float">
            <text:p>0,000</text:p>
          </table:table-cell>
          <table:table-cell table:style-name="ce8"/>
          <table:table-cell table:style-name="ce6" office:value-type="float" office:value="0.00123644816760509" calcext:value-type="float">
            <text:p>0,001</text:p>
          </table:table-cell>
          <table:table-cell table:style-name="ce6" office:value-type="float" office:value="0.00140678169553146" calcext:value-type="float">
            <text:p>0,001</text:p>
          </table:table-cell>
          <table:table-cell table:style-name="ce6" office:value-type="float" office:value="0.00156686590831912" calcext:value-type="float">
            <text:p>0,002</text:p>
          </table:table-cell>
          <table:table-cell table:style-name="ce6" office:value-type="float" office:value="0.000232090574557812" calcext:value-type="float">
            <text:p>0,000</text:p>
          </table:table-cell>
          <table:table-cell table:style-name="ce6" office:value-type="float" office:value="0.0000610766080072598" calcext:value-type="float">
            <text:p>0,000</text:p>
          </table:table-cell>
          <table:table-cell table:style-name="ce6" office:value-type="float" office:value="0.0000520348596917816" calcext:value-type="float">
            <text:p>0,000</text:p>
          </table:table-cell>
          <table:table-cell table:style-name="ce6" office:value-type="float" office:value="0.000531893944936354" calcext:value-type="float">
            <text:p>0,001</text:p>
          </table:table-cell>
          <table:table-cell table:style-name="ce6" office:value-type="float" office:value="0.0018927261554984" calcext:value-type="float">
            <text:p>0,002</text:p>
          </table:table-cell>
          <table:table-cell table:style-name="ce6" office:value-type="float" office:value="0.00213134333603628" calcext:value-type="float">
            <text:p>0,002</text:p>
          </table:table-cell>
          <table:table-cell table:number-columns-repeated="3"/>
          <table:table-cell table:formula="of:=[.C63]/[.F63]" office:value-type="float" office:value="2.9764806693053" calcext:value-type="float">
            <text:p>2,9764806693</text:p>
          </table:table-cell>
          <table:table-cell table:formula="of:=[.D63]/[.G63]" office:value-type="float" office:value="0" calcext:value-type="float">
            <text:p>0</text:p>
          </table:table-cell>
          <table:table-cell table:formula="of:=[.E63]/[.H63]" office:value-type="float" office:value="0.670763467918731" calcext:value-type="float">
            <text:p>0,6707634679</text:p>
          </table:table-cell>
          <table:table-cell table:formula="of:=[.F63]/[.I63]" office:value-type="float" office:value="0.967285001520844" calcext:value-type="float">
            <text:p>0,9672850015</text:p>
          </table:table-cell>
          <table:table-cell table:formula="of:=[.G63]/[.J63]" office:value-type="float" office:value="0.0332147522728217" calcext:value-type="float">
            <text:p>0,0332147523</text:p>
          </table:table-cell>
          <table:table-cell table:formula="of:=[.H63]/[.K63]" office:value-type="float" office:value="0.369548411638574" calcext:value-type="float">
            <text:p>0,3695484116</text:p>
          </table:table-cell>
          <table:table-cell table:formula="of:=[.I63]/[.L63]" office:value-type="float" office:value="0.0294155037179975" calcext:value-type="float">
            <text:p>0,0294155037</text:p>
          </table:table-cell>
          <table:table-cell table:formula="of:=[.J63]/[.M63]" office:value-type="float" office:value="0.965271095266032" calcext:value-type="float">
            <text:p>0,9652710953</text:p>
          </table:table-cell>
          <table:table-cell table:formula="of:=[.K63]/[.N63]" office:value-type="float" office:value="1.29433275938746" calcext:value-type="float">
            <text:p>1,2943327594</text:p>
          </table:table-cell>
          <table:table-cell table:formula="of:=[.L63]/[.O63]" office:value-type="string" office:string-value="" calcext:value-type="error">
            <text:p>#DIV/0!</text:p>
          </table:table-cell>
          <table:table-cell table:formula="of:=[.M63]/[.P63]" office:value-type="float" office:value="3.36782681968804" calcext:value-type="float">
            <text:p>3,3678268197</text:p>
          </table:table-cell>
          <table:table-cell table:formula="of:=[.N63]/[.Q6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Erythronic acid</text:p>
          </table:table-cell>
          <table:table-cell table:style-name="ce6" office:value-type="float" office:value="0.00316934535331469" calcext:value-type="float">
            <text:p>0,003</text:p>
          </table:table-cell>
          <table:table-cell table:style-name="ce6" office:value-type="float" office:value="0.00220699201059451" calcext:value-type="float">
            <text:p>0,002</text:p>
          </table:table-cell>
          <table:table-cell table:style-name="ce6" office:value-type="float" office:value="0.00327578765047977" calcext:value-type="float">
            <text:p>0,003</text:p>
          </table:table-cell>
          <table:table-cell table:style-name="ce6" office:value-type="float" office:value="0.00303867601041974" calcext:value-type="float">
            <text:p>0,003</text:p>
          </table:table-cell>
          <table:table-cell table:style-name="ce6" office:value-type="float" office:value="0.00268380989772054" calcext:value-type="float">
            <text:p>0,003</text:p>
          </table:table-cell>
          <table:table-cell table:style-name="ce6" office:value-type="float" office:value="0.00332341056946184" calcext:value-type="float">
            <text:p>0,003</text:p>
          </table:table-cell>
          <table:table-cell table:style-name="ce6" office:value-type="float" office:value="0.00090506596293744" calcext:value-type="float">
            <text:p>0,001</text:p>
          </table:table-cell>
          <table:table-cell table:style-name="ce6" office:value-type="float" office:value="0.00167090635782674" calcext:value-type="float">
            <text:p>0,002</text:p>
          </table:table-cell>
          <table:table-cell table:style-name="ce6" office:value-type="float" office:value="0.00158328211381486" calcext:value-type="float">
            <text:p>0,002</text:p>
          </table:table-cell>
          <table:table-cell table:style-name="ce6" office:value-type="float" office:value="0.00675957545810385" calcext:value-type="float">
            <text:p>0,007</text:p>
          </table:table-cell>
          <table:table-cell table:style-name="ce6" office:value-type="float" office:value="0.00262500220011259" calcext:value-type="float">
            <text:p>0,003</text:p>
          </table:table-cell>
          <table:table-cell table:style-name="ce6" office:value-type="float" office:value="0.00235820894004517" calcext:value-type="float">
            <text:p>0,002</text:p>
          </table:table-cell>
          <table:table-cell table:style-name="ce6" office:value-type="float" office:value="0.00382743324436908" calcext:value-type="float">
            <text:p>0,004</text:p>
          </table:table-cell>
          <table:table-cell table:style-name="ce6" office:value-type="float" office:value="0.00431981960343021" calcext:value-type="float">
            <text:p>0,004</text:p>
          </table:table-cell>
          <table:table-cell table:style-name="ce8"/>
          <table:table-cell table:style-name="ce6" office:value-type="float" office:value="0.00619206098158315" calcext:value-type="float">
            <text:p>0,006</text:p>
          </table:table-cell>
          <table:table-cell table:style-name="ce6" office:value-type="float" office:value="0.00521796995274076" calcext:value-type="float">
            <text:p>0,005</text:p>
          </table:table-cell>
          <table:table-cell table:style-name="ce6" office:value-type="float" office:value="0.00471242947697007" calcext:value-type="float">
            <text:p>0,005</text:p>
          </table:table-cell>
          <table:table-cell table:style-name="ce6" office:value-type="float" office:value="0.00531101624331008" calcext:value-type="float">
            <text:p>0,005</text:p>
          </table:table-cell>
          <table:table-cell table:style-name="ce6" office:value-type="float" office:value="0.00444311199972452" calcext:value-type="float">
            <text:p>0,004</text:p>
          </table:table-cell>
          <table:table-cell table:style-name="ce6" office:value-type="float" office:value="0.00398049326590401" calcext:value-type="float">
            <text:p>0,004</text:p>
          </table:table-cell>
          <table:table-cell table:style-name="ce6" office:value-type="float" office:value="0.00984839042521315" calcext:value-type="float">
            <text:p>0,010</text:p>
          </table:table-cell>
          <table:table-cell table:style-name="ce6" office:value-type="float" office:value="0.0101962725136628" calcext:value-type="float">
            <text:p>0,010</text:p>
          </table:table-cell>
          <table:table-cell table:style-name="ce6" office:value-type="float" office:value="0.00924258448603115" calcext:value-type="float">
            <text:p>0,009</text:p>
          </table:table-cell>
          <table:table-cell table:number-columns-repeated="3"/>
          <table:table-cell table:formula="of:=[.C64]/[.F64]" office:value-type="float" office:value="1.04300206486209" calcext:value-type="float">
            <text:p>1,0430020649</text:p>
          </table:table-cell>
          <table:table-cell table:formula="of:=[.D64]/[.G64]" office:value-type="float" office:value="0.822335446511689" calcext:value-type="float">
            <text:p>0,8223354465</text:p>
          </table:table-cell>
          <table:table-cell table:formula="of:=[.E64]/[.H64]" office:value-type="float" office:value="0.985670467735865" calcext:value-type="float">
            <text:p>0,9856704677</text:p>
          </table:table-cell>
          <table:table-cell table:formula="of:=[.F64]/[.I64]" office:value-type="float" office:value="3.357408338015" calcext:value-type="float">
            <text:p>3,357408338</text:p>
          </table:table-cell>
          <table:table-cell table:formula="of:=[.G64]/[.J64]" office:value-type="float" office:value="1.6062000633065" calcext:value-type="float">
            <text:p>1,6062000633</text:p>
          </table:table-cell>
          <table:table-cell table:formula="of:=[.H64]/[.K64]" office:value-type="float" office:value="2.09906405211274" calcext:value-type="float">
            <text:p>2,0990640521</text:p>
          </table:table-cell>
          <table:table-cell table:formula="of:=[.I64]/[.L64]" office:value-type="float" office:value="0.133893906288506" calcext:value-type="float">
            <text:p>0,1338939063</text:p>
          </table:table-cell>
          <table:table-cell table:formula="of:=[.J64]/[.M64]" office:value-type="float" office:value="0.636535221858127" calcext:value-type="float">
            <text:p>0,6365352219</text:p>
          </table:table-cell>
          <table:table-cell table:formula="of:=[.K64]/[.N64]" office:value-type="float" office:value="0.67139178676192" calcext:value-type="float">
            <text:p>0,6713917868</text:p>
          </table:table-cell>
          <table:table-cell table:formula="of:=[.L64]/[.O64]" office:value-type="float" office:value="1.76608578818417" calcext:value-type="float">
            <text:p>1,7660857882</text:p>
          </table:table-cell>
          <table:table-cell table:formula="of:=[.M64]/[.P64]" office:value-type="float" office:value="0.607664773322518" calcext:value-type="float">
            <text:p>0,6076647733</text:p>
          </table:table-cell>
          <table:table-cell table:formula="of:=[.N64]/[.Q6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Galactonic acid</text:p>
          </table:table-cell>
          <table:table-cell table:style-name="ce6" office:value-type="float" office:value="0.00449486881894157" calcext:value-type="float">
            <text:p>0,004</text:p>
          </table:table-cell>
          <table:table-cell table:style-name="ce6" office:value-type="float" office:value="0.00270093752782534" calcext:value-type="float">
            <text:p>0,003</text:p>
          </table:table-cell>
          <table:table-cell table:style-name="ce6" office:value-type="float" office:value="0.0041492546024116" calcext:value-type="float">
            <text:p>0,004</text:p>
          </table:table-cell>
          <table:table-cell table:style-name="ce6" office:value-type="float" office:value="0.00565516362533716" calcext:value-type="float">
            <text:p>0,006</text:p>
          </table:table-cell>
          <table:table-cell table:style-name="ce6" office:value-type="float" office:value="0.00383621238258084" calcext:value-type="float">
            <text:p>0,004</text:p>
          </table:table-cell>
          <table:table-cell table:style-name="ce6" office:value-type="float" office:value="0.00554368970574599" calcext:value-type="float">
            <text:p>0,006</text:p>
          </table:table-cell>
          <table:table-cell table:style-name="ce6" office:value-type="float" office:value="0.00167717088728568" calcext:value-type="float">
            <text:p>0,002</text:p>
          </table:table-cell>
          <table:table-cell table:style-name="ce6" office:value-type="float" office:value="0.00301361096741584" calcext:value-type="float">
            <text:p>0,003</text:p>
          </table:table-cell>
          <table:table-cell table:style-name="ce6" office:value-type="float" office:value="0.00339502762289403" calcext:value-type="float">
            <text:p>0,003</text:p>
          </table:table-cell>
          <table:table-cell table:style-name="ce6" office:value-type="float" office:value="0.00435925306211886" calcext:value-type="float">
            <text:p>0,004</text:p>
          </table:table-cell>
          <table:table-cell table:style-name="ce6" office:value-type="float" office:value="0.00320657611824177" calcext:value-type="float">
            <text:p>0,003</text:p>
          </table:table-cell>
          <table:table-cell table:style-name="ce6" office:value-type="float" office:value="0.00271273577735443" calcext:value-type="float">
            <text:p>0,003</text:p>
          </table:table-cell>
          <table:table-cell table:style-name="ce6" office:value-type="float" office:value="0.00496081014813035" calcext:value-type="float">
            <text:p>0,005</text:p>
          </table:table-cell>
          <table:table-cell table:style-name="ce6" office:value-type="float" office:value="0.0044884969718864" calcext:value-type="float">
            <text:p>0,004</text:p>
          </table:table-cell>
          <table:table-cell table:style-name="ce8"/>
          <table:table-cell table:style-name="ce6" office:value-type="float" office:value="0.00615434814308011" calcext:value-type="float">
            <text:p>0,006</text:p>
          </table:table-cell>
          <table:table-cell table:style-name="ce6" office:value-type="float" office:value="0.00551559107685993" calcext:value-type="float">
            <text:p>0,006</text:p>
          </table:table-cell>
          <table:table-cell table:style-name="ce6" office:value-type="float" office:value="0.00501284067577618" calcext:value-type="float">
            <text:p>0,005</text:p>
          </table:table-cell>
          <table:table-cell table:style-name="ce6" office:value-type="float" office:value="0.00512580276389827" calcext:value-type="float">
            <text:p>0,005</text:p>
          </table:table-cell>
          <table:table-cell table:style-name="ce6" office:value-type="float" office:value="0.00647472290983797" calcext:value-type="float">
            <text:p>0,006</text:p>
          </table:table-cell>
          <table:table-cell table:style-name="ce6" office:value-type="float" office:value="0.0055125835609365" calcext:value-type="float">
            <text:p>0,006</text:p>
          </table:table-cell>
          <table:table-cell table:style-name="ce6" office:value-type="float" office:value="0.00690047568739067" calcext:value-type="float">
            <text:p>0,007</text:p>
          </table:table-cell>
          <table:table-cell table:style-name="ce6" office:value-type="float" office:value="0.0074630368367007" calcext:value-type="float">
            <text:p>0,007</text:p>
          </table:table-cell>
          <table:table-cell table:style-name="ce6" office:value-type="float" office:value="0.00694704524652357" calcext:value-type="float">
            <text:p>0,007</text:p>
          </table:table-cell>
          <table:table-cell table:number-columns-repeated="3"/>
          <table:table-cell table:formula="of:=[.C65]/[.F65]" office:value-type="float" office:value="0.794825599528711" calcext:value-type="float">
            <text:p>0,7948255995</text:p>
          </table:table-cell>
          <table:table-cell table:formula="of:=[.D65]/[.G65]" office:value-type="float" office:value="0.704063607137482" calcext:value-type="float">
            <text:p>0,7040636071</text:p>
          </table:table-cell>
          <table:table-cell table:formula="of:=[.E65]/[.H65]" office:value-type="float" office:value="0.748464438424634" calcext:value-type="float">
            <text:p>0,7484644384</text:p>
          </table:table-cell>
          <table:table-cell table:formula="of:=[.F65]/[.I65]" office:value-type="float" office:value="3.37184700033127" calcext:value-type="float">
            <text:p>3,3718470003</text:p>
          </table:table-cell>
          <table:table-cell table:formula="of:=[.G65]/[.J65]" office:value-type="float" office:value="1.27296204588424" calcext:value-type="float">
            <text:p>1,2729620459</text:p>
          </table:table-cell>
          <table:table-cell table:formula="of:=[.H65]/[.K65]" office:value-type="float" office:value="1.6328850075807" calcext:value-type="float">
            <text:p>1,6328850076</text:p>
          </table:table-cell>
          <table:table-cell table:formula="of:=[.I65]/[.L65]" office:value-type="float" office:value="0.38473813366331" calcext:value-type="float">
            <text:p>0,3847381337</text:p>
          </table:table-cell>
          <table:table-cell table:formula="of:=[.J65]/[.M65]" office:value-type="float" office:value="0.939822058260779" calcext:value-type="float">
            <text:p>0,9398220583</text:p>
          </table:table-cell>
          <table:table-cell table:formula="of:=[.K65]/[.N65]" office:value-type="float" office:value="1.25151430199553" calcext:value-type="float">
            <text:p>1,251514302</text:p>
          </table:table-cell>
          <table:table-cell table:formula="of:=[.L65]/[.O65]" office:value-type="float" office:value="0.878738135899394" calcext:value-type="float">
            <text:p>0,8787381359</text:p>
          </table:table-cell>
          <table:table-cell table:formula="of:=[.M65]/[.P65]" office:value-type="float" office:value="0.714398636854628" calcext:value-type="float">
            <text:p>0,7143986369</text:p>
          </table:table-cell>
          <table:table-cell table:formula="of:=[.N65]/[.Q6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Gluconic acid</text:p>
          </table:table-cell>
          <table:table-cell table:style-name="ce6" table:number-columns-repeated="14"/>
          <table:table-cell table:style-name="ce8"/>
          <table:table-cell table:style-name="ce6" table:number-columns-repeated="9"/>
          <table:table-cell table:number-columns-repeated="3"/>
          <table:table-cell table:formula="of:=[.C66]/[.F66]" office:value-type="string" office:string-value="" calcext:value-type="error">
            <text:p>#DIV/0!</text:p>
          </table:table-cell>
          <table:table-cell table:formula="of:=[.D66]/[.G66]" office:value-type="string" office:string-value="" calcext:value-type="error">
            <text:p>#DIV/0!</text:p>
          </table:table-cell>
          <table:table-cell table:formula="of:=[.E66]/[.H66]" office:value-type="string" office:string-value="" calcext:value-type="error">
            <text:p>#DIV/0!</text:p>
          </table:table-cell>
          <table:table-cell table:formula="of:=[.F66]/[.I66]" office:value-type="string" office:string-value="" calcext:value-type="error">
            <text:p>#DIV/0!</text:p>
          </table:table-cell>
          <table:table-cell table:formula="of:=[.G66]/[.J66]" office:value-type="string" office:string-value="" calcext:value-type="error">
            <text:p>#DIV/0!</text:p>
          </table:table-cell>
          <table:table-cell table:formula="of:=[.H66]/[.K66]" office:value-type="string" office:string-value="" calcext:value-type="error">
            <text:p>#DIV/0!</text:p>
          </table:table-cell>
          <table:table-cell table:formula="of:=[.I66]/[.L66]" office:value-type="string" office:string-value="" calcext:value-type="error">
            <text:p>#DIV/0!</text:p>
          </table:table-cell>
          <table:table-cell table:formula="of:=[.J66]/[.M66]" office:value-type="string" office:string-value="" calcext:value-type="error">
            <text:p>#DIV/0!</text:p>
          </table:table-cell>
          <table:table-cell table:formula="of:=[.K66]/[.N66]" office:value-type="string" office:string-value="" calcext:value-type="error">
            <text:p>#DIV/0!</text:p>
          </table:table-cell>
          <table:table-cell table:formula="of:=[.L66]/[.O66]" office:value-type="string" office:string-value="" calcext:value-type="error">
            <text:p>#DIV/0!</text:p>
          </table:table-cell>
          <table:table-cell table:formula="of:=[.M66]/[.P66]" office:value-type="string" office:string-value="" calcext:value-type="error">
            <text:p>#DIV/0!</text:p>
          </table:table-cell>
          <table:table-cell table:formula="of:=[.N66]/[.Q6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Glyceric acid</text:p>
          </table:table-cell>
          <table:table-cell table:style-name="ce6" office:value-type="float" office:value="0.0153083173536831" calcext:value-type="float">
            <text:p>0,015</text:p>
          </table:table-cell>
          <table:table-cell table:style-name="ce6" office:value-type="float" office:value="0.0117387654891207" calcext:value-type="float">
            <text:p>0,012</text:p>
          </table:table-cell>
          <table:table-cell table:style-name="ce6" office:value-type="float" office:value="0.0151045851233929" calcext:value-type="float">
            <text:p>0,015</text:p>
          </table:table-cell>
          <table:table-cell table:style-name="ce6" office:value-type="float" office:value="0.0165706977245928" calcext:value-type="float">
            <text:p>0,017</text:p>
          </table:table-cell>
          <table:table-cell table:style-name="ce6" office:value-type="float" office:value="0.00919609490344907" calcext:value-type="float">
            <text:p>0,009</text:p>
          </table:table-cell>
          <table:table-cell table:style-name="ce6" office:value-type="float" office:value="0.0159773036600089" calcext:value-type="float">
            <text:p>0,016</text:p>
          </table:table-cell>
          <table:table-cell table:style-name="ce6" office:value-type="float" office:value="0.00214359411890865" calcext:value-type="float">
            <text:p>0,002</text:p>
          </table:table-cell>
          <table:table-cell table:style-name="ce6" office:value-type="float" office:value="0.00300088160201113" calcext:value-type="float">
            <text:p>0,003</text:p>
          </table:table-cell>
          <table:table-cell table:style-name="ce6" office:value-type="float" office:value="0.00375311060484852" calcext:value-type="float">
            <text:p>0,004</text:p>
          </table:table-cell>
          <table:table-cell table:style-name="ce6" office:value-type="float" office:value="0.0173372508023759" calcext:value-type="float">
            <text:p>0,017</text:p>
          </table:table-cell>
          <table:table-cell table:style-name="ce6" office:value-type="float" office:value="0.00635914231035058" calcext:value-type="float">
            <text:p>0,006</text:p>
          </table:table-cell>
          <table:table-cell table:style-name="ce6" office:value-type="float" office:value="0.00756190459683531" calcext:value-type="float">
            <text:p>0,008</text:p>
          </table:table-cell>
          <table:table-cell table:style-name="ce6" office:value-type="float" office:value="0.00652670202179446" calcext:value-type="float">
            <text:p>0,007</text:p>
          </table:table-cell>
          <table:table-cell table:style-name="ce6" office:value-type="float" office:value="0.010066278519163" calcext:value-type="float">
            <text:p>0,010</text:p>
          </table:table-cell>
          <table:table-cell table:style-name="ce8"/>
          <table:table-cell table:style-name="ce6" office:value-type="float" office:value="0.00623612972800274" calcext:value-type="float">
            <text:p>0,006</text:p>
          </table:table-cell>
          <table:table-cell table:style-name="ce6" office:value-type="float" office:value="0.00810675370983281" calcext:value-type="float">
            <text:p>0,008</text:p>
          </table:table-cell>
          <table:table-cell table:style-name="ce6" office:value-type="float" office:value="0.00755016861720022" calcext:value-type="float">
            <text:p>0,008</text:p>
          </table:table-cell>
          <table:table-cell table:style-name="ce6" office:value-type="float" office:value="0.00830171171517008" calcext:value-type="float">
            <text:p>0,008</text:p>
          </table:table-cell>
          <table:table-cell table:style-name="ce6" office:value-type="float" office:value="0.00924619704948675" calcext:value-type="float">
            <text:p>0,009</text:p>
          </table:table-cell>
          <table:table-cell table:style-name="ce6" office:value-type="float" office:value="0.00761360602757798" calcext:value-type="float">
            <text:p>0,008</text:p>
          </table:table-cell>
          <table:table-cell table:style-name="ce6" office:value-type="float" office:value="0.0110976927064964" calcext:value-type="float">
            <text:p>0,011</text:p>
          </table:table-cell>
          <table:table-cell table:style-name="ce6" office:value-type="float" office:value="0.0125466715555778" calcext:value-type="float">
            <text:p>0,013</text:p>
          </table:table-cell>
          <table:table-cell table:style-name="ce6" office:value-type="float" office:value="0.00845029880443581" calcext:value-type="float">
            <text:p>0,008</text:p>
          </table:table-cell>
          <table:table-cell table:number-columns-repeated="3"/>
          <table:table-cell table:formula="of:=[.C67]/[.F67]" office:value-type="float" office:value="0.923818514350414" calcext:value-type="float">
            <text:p>0,9238185144</text:p>
          </table:table-cell>
          <table:table-cell table:formula="of:=[.D67]/[.G67]" office:value-type="float" office:value="1.27649460041109" calcext:value-type="float">
            <text:p>1,2764946004</text:p>
          </table:table-cell>
          <table:table-cell table:formula="of:=[.E67]/[.H67]" office:value-type="float" office:value="0.945377608438374" calcext:value-type="float">
            <text:p>0,9453776084</text:p>
          </table:table-cell>
          <table:table-cell table:formula="of:=[.F67]/[.I67]" office:value-type="float" office:value="7.73033363845451" calcext:value-type="float">
            <text:p>7,7303336385</text:p>
          </table:table-cell>
          <table:table-cell table:formula="of:=[.G67]/[.J67]" office:value-type="float" office:value="3.06446442181725" calcext:value-type="float">
            <text:p>3,0644644218</text:p>
          </table:table-cell>
          <table:table-cell table:formula="of:=[.H67]/[.K67]" office:value-type="float" office:value="4.25708308179576" calcext:value-type="float">
            <text:p>4,2570830818</text:p>
          </table:table-cell>
          <table:table-cell table:formula="of:=[.I67]/[.L67]" office:value-type="float" office:value="0.123640947653298" calcext:value-type="float">
            <text:p>0,1236409477</text:p>
          </table:table-cell>
          <table:table-cell table:formula="of:=[.J67]/[.M67]" office:value-type="float" office:value="0.471900368879414" calcext:value-type="float">
            <text:p>0,4719003689</text:p>
          </table:table-cell>
          <table:table-cell table:formula="of:=[.K67]/[.N67]" office:value-type="float" office:value="0.496318163868295" calcext:value-type="float">
            <text:p>0,4963181639</text:p>
          </table:table-cell>
          <table:table-cell table:formula="of:=[.L67]/[.O67]" office:value-type="float" office:value="2.65635703062313" calcext:value-type="float">
            <text:p>2,6563570306</text:p>
          </table:table-cell>
          <table:table-cell table:formula="of:=[.M67]/[.P67]" office:value-type="float" office:value="0.631727236460306" calcext:value-type="float">
            <text:p>0,6317272365</text:p>
          </table:table-cell>
          <table:table-cell table:formula="of:=[.N67]/[.Q6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Lyxonic acid</text:p>
          </table:table-cell>
          <table:table-cell table:style-name="ce6" office:value-type="float" office:value="0.00422432599426397" calcext:value-type="float">
            <text:p>0,004</text:p>
          </table:table-cell>
          <table:table-cell table:style-name="ce6" office:value-type="float" office:value="0.00190124733866644" calcext:value-type="float">
            <text:p>0,002</text:p>
          </table:table-cell>
          <table:table-cell table:style-name="ce6" office:value-type="float" office:value="0.00255490877590965" calcext:value-type="float">
            <text:p>0,003</text:p>
          </table:table-cell>
          <table:table-cell table:style-name="ce6" office:value-type="float" office:value="0.00689463536755957" calcext:value-type="float">
            <text:p>0,007</text:p>
          </table:table-cell>
          <table:table-cell table:style-name="ce6" office:value-type="float" office:value="0.00414109542184816" calcext:value-type="float">
            <text:p>0,004</text:p>
          </table:table-cell>
          <table:table-cell table:style-name="ce6" office:value-type="float" office:value="0.00245841521208876" calcext:value-type="float">
            <text:p>0,002</text:p>
          </table:table-cell>
          <table:table-cell table:style-name="ce6" office:value-type="float" office:value="0.000982318503360061" calcext:value-type="float">
            <text:p>0,001</text:p>
          </table:table-cell>
          <table:table-cell table:style-name="ce6" office:value-type="float" office:value="0.00893685380439858" calcext:value-type="float">
            <text:p>0,009</text:p>
          </table:table-cell>
          <table:table-cell table:style-name="ce6" office:value-type="float" office:value="0.00836355764904368" calcext:value-type="float">
            <text:p>0,008</text:p>
          </table:table-cell>
          <table:table-cell table:style-name="ce6" office:value-type="float" office:value="0.00639011947405142" calcext:value-type="float">
            <text:p>0,006</text:p>
          </table:table-cell>
          <table:table-cell table:style-name="ce6" office:value-type="float" office:value="0.00920256371688516" calcext:value-type="float">
            <text:p>0,009</text:p>
          </table:table-cell>
          <table:table-cell table:style-name="ce6" office:value-type="float" office:value="0.00873542026706298" calcext:value-type="float">
            <text:p>0,009</text:p>
          </table:table-cell>
          <table:table-cell table:style-name="ce6" office:value-type="float" office:value="0.00328435234768386" calcext:value-type="float">
            <text:p>0,003</text:p>
          </table:table-cell>
          <table:table-cell table:style-name="ce6" office:value-type="float" office:value="0.00606858580912253" calcext:value-type="float">
            <text:p>0,006</text:p>
          </table:table-cell>
          <table:table-cell table:style-name="ce8"/>
          <table:table-cell table:style-name="ce6" office:value-type="float" office:value="0.00579838557181801" calcext:value-type="float">
            <text:p>0,006</text:p>
          </table:table-cell>
          <table:table-cell table:style-name="ce6" office:value-type="float" office:value="0.00707357401974221" calcext:value-type="float">
            <text:p>0,007</text:p>
          </table:table-cell>
          <table:table-cell table:style-name="ce6" office:value-type="float" office:value="0.00568524352029957" calcext:value-type="float">
            <text:p>0,006</text:p>
          </table:table-cell>
          <table:table-cell table:style-name="ce6" office:value-type="float" office:value="0.00193006814394803" calcext:value-type="float">
            <text:p>0,002</text:p>
          </table:table-cell>
          <table:table-cell table:style-name="ce6" office:value-type="float" office:value="0.00217887620273122" calcext:value-type="float">
            <text:p>0,002</text:p>
          </table:table-cell>
          <table:table-cell table:style-name="ce6" office:value-type="float" office:value="0.0020064959185246" calcext:value-type="float">
            <text:p>0,002</text:p>
          </table:table-cell>
          <table:table-cell table:style-name="ce6" office:value-type="float" office:value="0.00493642970925191" calcext:value-type="float">
            <text:p>0,005</text:p>
          </table:table-cell>
          <table:table-cell table:style-name="ce6" office:value-type="float" office:value="0.00351069519451" calcext:value-type="float">
            <text:p>0,004</text:p>
          </table:table-cell>
          <table:table-cell table:style-name="ce6" office:value-type="float" office:value="0.00358752798724173" calcext:value-type="float">
            <text:p>0,004</text:p>
          </table:table-cell>
          <table:table-cell table:number-columns-repeated="3"/>
          <table:table-cell table:formula="of:=[.C68]/[.F68]" office:value-type="float" office:value="0.612697520472241" calcext:value-type="float">
            <text:p>0,6126975205</text:p>
          </table:table-cell>
          <table:table-cell table:formula="of:=[.D68]/[.G68]" office:value-type="float" office:value="0.459117007696944" calcext:value-type="float">
            <text:p>0,4591170077</text:p>
          </table:table-cell>
          <table:table-cell table:formula="of:=[.E68]/[.H68]" office:value-type="float" office:value="1.03925031188646" calcext:value-type="float">
            <text:p>1,0392503119</text:p>
          </table:table-cell>
          <table:table-cell table:formula="of:=[.F68]/[.I68]" office:value-type="float" office:value="7.018737144802" calcext:value-type="float">
            <text:p>7,0187371448</text:p>
          </table:table-cell>
          <table:table-cell table:formula="of:=[.G68]/[.J68]" office:value-type="float" office:value="0.463372850500249" calcext:value-type="float">
            <text:p>0,4633728505</text:p>
          </table:table-cell>
          <table:table-cell table:formula="of:=[.H68]/[.K68]" office:value-type="float" office:value="0.293943715730813" calcext:value-type="float">
            <text:p>0,2939437157</text:p>
          </table:table-cell>
          <table:table-cell table:formula="of:=[.I68]/[.L68]" office:value-type="float" office:value="0.153724591120557" calcext:value-type="float">
            <text:p>0,1537245911</text:p>
          </table:table-cell>
          <table:table-cell table:formula="of:=[.J68]/[.M68]" office:value-type="float" office:value="0.971126533794159" calcext:value-type="float">
            <text:p>0,9711265338</text:p>
          </table:table-cell>
          <table:table-cell table:formula="of:=[.K68]/[.N68]" office:value-type="float" office:value="0.957430483405428" calcext:value-type="float">
            <text:p>0,9574304834</text:p>
          </table:table-cell>
          <table:table-cell table:formula="of:=[.L68]/[.O68]" office:value-type="float" office:value="1.94562543770852" calcext:value-type="float">
            <text:p>1,9456254377</text:p>
          </table:table-cell>
          <table:table-cell table:formula="of:=[.M68]/[.P68]" office:value-type="float" office:value="1.51642639757215" calcext:value-type="float">
            <text:p>1,5164263976</text:p>
          </table:table-cell>
          <table:table-cell table:formula="of:=[.N68]/[.Q6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Lyxonic acid-1,4-lactone</text:p>
          </table:table-cell>
          <table:table-cell table:style-name="ce6" office:value-type="float" office:value="0.00466579542384966" calcext:value-type="float">
            <text:p>0,005</text:p>
          </table:table-cell>
          <table:table-cell table:style-name="ce6" office:value-type="float" office:value="0.00201647008056868" calcext:value-type="float">
            <text:p>0,002</text:p>
          </table:table-cell>
          <table:table-cell table:style-name="ce6" office:value-type="float" office:value="0.00115930902718344" calcext:value-type="float">
            <text:p>0,001</text:p>
          </table:table-cell>
          <table:table-cell table:style-name="ce6" office:value-type="float" office:value="0.0084101543185743" calcext:value-type="float">
            <text:p>0,008</text:p>
          </table:table-cell>
          <table:table-cell table:style-name="ce6" office:value-type="float" office:value="0.00616701776398049" calcext:value-type="float">
            <text:p>0,006</text:p>
          </table:table-cell>
          <table:table-cell table:style-name="ce6" office:value-type="float" office:value="0.00364218430176221" calcext:value-type="float">
            <text:p>0,004</text:p>
          </table:table-cell>
          <table:table-cell table:style-name="ce6"/>
          <table:table-cell table:style-name="ce6" office:value-type="float" office:value="0.0139789399511343" calcext:value-type="float">
            <text:p>0,014</text:p>
          </table:table-cell>
          <table:table-cell table:style-name="ce6" office:value-type="float" office:value="0.00996121633558063" calcext:value-type="float">
            <text:p>0,010</text:p>
          </table:table-cell>
          <table:table-cell table:style-name="ce6" office:value-type="float" office:value="0.0108408481209793" calcext:value-type="float">
            <text:p>0,011</text:p>
          </table:table-cell>
          <table:table-cell table:style-name="ce6" office:value-type="float" office:value="0.0176151258178147" calcext:value-type="float">
            <text:p>0,018</text:p>
          </table:table-cell>
          <table:table-cell table:style-name="ce6" office:value-type="float" office:value="0.0134098375126755" calcext:value-type="float">
            <text:p>0,013</text:p>
          </table:table-cell>
          <table:table-cell table:style-name="ce6" office:value-type="float" office:value="0.00265297070818243" calcext:value-type="float">
            <text:p>0,003</text:p>
          </table:table-cell>
          <table:table-cell table:style-name="ce6" office:value-type="float" office:value="0.00700139908174251" calcext:value-type="float">
            <text:p>0,007</text:p>
          </table:table-cell>
          <table:table-cell table:style-name="ce8"/>
          <table:table-cell table:style-name="ce6" office:value-type="float" office:value="0.00587917601780069" calcext:value-type="float">
            <text:p>0,006</text:p>
          </table:table-cell>
          <table:table-cell table:style-name="ce6" office:value-type="float" office:value="0.00585016438819706" calcext:value-type="float">
            <text:p>0,006</text:p>
          </table:table-cell>
          <table:table-cell table:style-name="ce6" office:value-type="float" office:value="0.00496156778564659" calcext:value-type="float">
            <text:p>0,005</text:p>
          </table:table-cell>
          <table:table-cell table:style-name="ce6" office:value-type="float" office:value="0.00325979457088772" calcext:value-type="float">
            <text:p>0,003</text:p>
          </table:table-cell>
          <table:table-cell table:style-name="ce6" office:value-type="float" office:value="0.00401400222948361" calcext:value-type="float">
            <text:p>0,004</text:p>
          </table:table-cell>
          <table:table-cell table:style-name="ce6" office:value-type="float" office:value="0.0018194014063125" calcext:value-type="float">
            <text:p>0,002</text:p>
          </table:table-cell>
          <table:table-cell table:style-name="ce6" office:value-type="float" office:value="0.00519208547292693" calcext:value-type="float">
            <text:p>0,005</text:p>
          </table:table-cell>
          <table:table-cell table:style-name="ce6" office:value-type="float" office:value="0.00529577436328546" calcext:value-type="float">
            <text:p>0,005</text:p>
          </table:table-cell>
          <table:table-cell table:style-name="ce6" office:value-type="float" office:value="0.00478499750464724" calcext:value-type="float">
            <text:p>0,005</text:p>
          </table:table-cell>
          <table:table-cell table:number-columns-repeated="3"/>
          <table:table-cell table:formula="of:=[.C69]/[.F69]" office:value-type="float" office:value="0.554781190345698" calcext:value-type="float">
            <text:p>0,5547811903</text:p>
          </table:table-cell>
          <table:table-cell table:formula="of:=[.D69]/[.G69]" office:value-type="float" office:value="0.326976531889727" calcext:value-type="float">
            <text:p>0,3269765319</text:p>
          </table:table-cell>
          <table:table-cell table:formula="of:=[.E69]/[.H69]" office:value-type="float" office:value="0.318300484306225" calcext:value-type="float">
            <text:p>0,3183004843</text:p>
          </table:table-cell>
          <table:table-cell table:formula="of:=[.F69]/[.I69]" office:value-type="string" office:string-value="" calcext:value-type="error">
            <text:p>#DIV/0!</text:p>
          </table:table-cell>
          <table:table-cell table:formula="of:=[.G69]/[.J69]" office:value-type="float" office:value="0.441164908465043" calcext:value-type="float">
            <text:p>0,4411649085</text:p>
          </table:table-cell>
          <table:table-cell table:formula="of:=[.H69]/[.K69]" office:value-type="float" office:value="0.365636502517532" calcext:value-type="float">
            <text:p>0,3656365025</text:p>
          </table:table-cell>
          <table:table-cell table:formula="of:=[.I69]/[.L69]" office:value-type="float" office:value="0" calcext:value-type="float">
            <text:p>0</text:p>
          </table:table-cell>
          <table:table-cell table:formula="of:=[.J69]/[.M69]" office:value-type="float" office:value="0.79357593557447" calcext:value-type="float">
            <text:p>0,7935759356</text:p>
          </table:table-cell>
          <table:table-cell table:formula="of:=[.K69]/[.N69]" office:value-type="float" office:value="0.742829010878387" calcext:value-type="float">
            <text:p>0,7428290109</text:p>
          </table:table-cell>
          <table:table-cell table:formula="of:=[.L69]/[.O69]" office:value-type="float" office:value="4.0863052454908" calcext:value-type="float">
            <text:p>4,0863052455</text:p>
          </table:table-cell>
          <table:table-cell table:formula="of:=[.M69]/[.P69]" office:value-type="float" office:value="2.51594368670535" calcext:value-type="float">
            <text:p>2,5159436867</text:p>
          </table:table-cell>
          <table:table-cell table:formula="of:=[.N69]/[.Q6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Ribonic acid</text:p>
          </table:table-cell>
          <table:table-cell table:style-name="ce6" office:value-type="float" office:value="0.00395364617429688" calcext:value-type="float">
            <text:p>0,004</text:p>
          </table:table-cell>
          <table:table-cell table:style-name="ce6" office:value-type="float" office:value="0.00177560172168851" calcext:value-type="float">
            <text:p>0,002</text:p>
          </table:table-cell>
          <table:table-cell table:style-name="ce6" office:value-type="float" office:value="0.00301725818423249" calcext:value-type="float">
            <text:p>0,003</text:p>
          </table:table-cell>
          <table:table-cell table:style-name="ce6" office:value-type="float" office:value="0.00427553215867869" calcext:value-type="float">
            <text:p>0,004</text:p>
          </table:table-cell>
          <table:table-cell table:style-name="ce6" office:value-type="float" office:value="0.00317016991247294" calcext:value-type="float">
            <text:p>0,003</text:p>
          </table:table-cell>
          <table:table-cell table:style-name="ce6" office:value-type="float" office:value="0.00206004582742731" calcext:value-type="float">
            <text:p>0,002</text:p>
          </table:table-cell>
          <table:table-cell table:style-name="ce6" office:value-type="float" office:value="0.00129785267622444" calcext:value-type="float">
            <text:p>0,001</text:p>
          </table:table-cell>
          <table:table-cell table:style-name="ce6" office:value-type="float" office:value="0.00525595276537639" calcext:value-type="float">
            <text:p>0,005</text:p>
          </table:table-cell>
          <table:table-cell table:style-name="ce6" office:value-type="float" office:value="0.0049948027832968" calcext:value-type="float">
            <text:p>0,005</text:p>
          </table:table-cell>
          <table:table-cell table:style-name="ce6" office:value-type="float" office:value="0.00344837486128393" calcext:value-type="float">
            <text:p>0,003</text:p>
          </table:table-cell>
          <table:table-cell table:style-name="ce6" office:value-type="float" office:value="0.00466349875401054" calcext:value-type="float">
            <text:p>0,005</text:p>
          </table:table-cell>
          <table:table-cell table:style-name="ce6" office:value-type="float" office:value="0.00381551507271911" calcext:value-type="float">
            <text:p>0,004</text:p>
          </table:table-cell>
          <table:table-cell table:style-name="ce6" office:value-type="float" office:value="0.00359898076097309" calcext:value-type="float">
            <text:p>0,004</text:p>
          </table:table-cell>
          <table:table-cell table:style-name="ce6" office:value-type="float" office:value="0.00588194013664611" calcext:value-type="float">
            <text:p>0,006</text:p>
          </table:table-cell>
          <table:table-cell table:style-name="ce8"/>
          <table:table-cell table:style-name="ce6" office:value-type="float" office:value="0.00350676337598444" calcext:value-type="float">
            <text:p>0,004</text:p>
          </table:table-cell>
          <table:table-cell table:style-name="ce6" office:value-type="float" office:value="0.00412057344655645" calcext:value-type="float">
            <text:p>0,004</text:p>
          </table:table-cell>
          <table:table-cell table:style-name="ce6" office:value-type="float" office:value="0.00324326456652291" calcext:value-type="float">
            <text:p>0,003</text:p>
          </table:table-cell>
          <table:table-cell table:style-name="ce6" office:value-type="float" office:value="0.00207560106280422" calcext:value-type="float">
            <text:p>0,002</text:p>
          </table:table-cell>
          <table:table-cell table:style-name="ce6" office:value-type="float" office:value="0.00337861369807579" calcext:value-type="float">
            <text:p>0,003</text:p>
          </table:table-cell>
          <table:table-cell table:style-name="ce6" office:value-type="float" office:value="0.00257269189665705" calcext:value-type="float">
            <text:p>0,003</text:p>
          </table:table-cell>
          <table:table-cell table:style-name="ce6" office:value-type="float" office:value="0.00406954083707047" calcext:value-type="float">
            <text:p>0,004</text:p>
          </table:table-cell>
          <table:table-cell table:style-name="ce6" office:value-type="float" office:value="0.00313497636700432" calcext:value-type="float">
            <text:p>0,003</text:p>
          </table:table-cell>
          <table:table-cell table:style-name="ce6" office:value-type="float" office:value="0.00258402147666444" calcext:value-type="float">
            <text:p>0,003</text:p>
          </table:table-cell>
          <table:table-cell table:number-columns-repeated="3"/>
          <table:table-cell table:formula="of:=[.C70]/[.F70]" office:value-type="float" office:value="0.92471440456168" calcext:value-type="float">
            <text:p>0,9247144046</text:p>
          </table:table-cell>
          <table:table-cell table:formula="of:=[.D70]/[.G70]" office:value-type="float" office:value="0.560096704817763" calcext:value-type="float">
            <text:p>0,5600967048</text:p>
          </table:table-cell>
          <table:table-cell table:formula="of:=[.E70]/[.H70]" office:value-type="float" office:value="1.46465585573919" calcext:value-type="float">
            <text:p>1,4646558557</text:p>
          </table:table-cell>
          <table:table-cell table:formula="of:=[.F70]/[.I70]" office:value-type="float" office:value="3.29431239539187" calcext:value-type="float">
            <text:p>3,2943123954</text:p>
          </table:table-cell>
          <table:table-cell table:formula="of:=[.G70]/[.J70]" office:value-type="float" office:value="0.603157991326796" calcext:value-type="float">
            <text:p>0,6031579913</text:p>
          </table:table-cell>
          <table:table-cell table:formula="of:=[.H70]/[.K70]" office:value-type="float" office:value="0.412437871284196" calcext:value-type="float">
            <text:p>0,4124378713</text:p>
          </table:table-cell>
          <table:table-cell table:formula="of:=[.I70]/[.L70]" office:value-type="float" office:value="0.376366470709397" calcext:value-type="float">
            <text:p>0,3763664707</text:p>
          </table:table-cell>
          <table:table-cell table:formula="of:=[.J70]/[.M70]" office:value-type="float" office:value="1.12704067109621" calcext:value-type="float">
            <text:p>1,1270406711</text:p>
          </table:table-cell>
          <table:table-cell table:formula="of:=[.K70]/[.N70]" office:value-type="float" office:value="1.30907693669187" calcext:value-type="float">
            <text:p>1,3090769367</text:p>
          </table:table-cell>
          <table:table-cell table:formula="of:=[.L70]/[.O70]" office:value-type="float" office:value="0.958153180110794" calcext:value-type="float">
            <text:p>0,9581531801</text:p>
          </table:table-cell>
          <table:table-cell table:formula="of:=[.M70]/[.P70]" office:value-type="float" office:value="0.79285042786404" calcext:value-type="float">
            <text:p>0,7928504279</text:p>
          </table:table-cell>
          <table:table-cell table:formula="of:=[.N70]/[.Q7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Ribonic acid-gamma-lactone</text:p>
          </table:table-cell>
          <table:table-cell table:style-name="ce6" table:number-columns-repeated="14"/>
          <table:table-cell table:style-name="ce8"/>
          <table:table-cell table:style-name="ce6" table:number-columns-repeated="9"/>
          <table:table-cell table:number-columns-repeated="3"/>
          <table:table-cell table:formula="of:=[.C71]/[.F71]" office:value-type="string" office:string-value="" calcext:value-type="error">
            <text:p>#DIV/0!</text:p>
          </table:table-cell>
          <table:table-cell table:formula="of:=[.D71]/[.G71]" office:value-type="string" office:string-value="" calcext:value-type="error">
            <text:p>#DIV/0!</text:p>
          </table:table-cell>
          <table:table-cell table:formula="of:=[.E71]/[.H71]" office:value-type="string" office:string-value="" calcext:value-type="error">
            <text:p>#DIV/0!</text:p>
          </table:table-cell>
          <table:table-cell table:formula="of:=[.F71]/[.I71]" office:value-type="string" office:string-value="" calcext:value-type="error">
            <text:p>#DIV/0!</text:p>
          </table:table-cell>
          <table:table-cell table:formula="of:=[.G71]/[.J71]" office:value-type="string" office:string-value="" calcext:value-type="error">
            <text:p>#DIV/0!</text:p>
          </table:table-cell>
          <table:table-cell table:formula="of:=[.H71]/[.K71]" office:value-type="string" office:string-value="" calcext:value-type="error">
            <text:p>#DIV/0!</text:p>
          </table:table-cell>
          <table:table-cell table:formula="of:=[.I71]/[.L71]" office:value-type="string" office:string-value="" calcext:value-type="error">
            <text:p>#DIV/0!</text:p>
          </table:table-cell>
          <table:table-cell table:formula="of:=[.J71]/[.M71]" office:value-type="string" office:string-value="" calcext:value-type="error">
            <text:p>#DIV/0!</text:p>
          </table:table-cell>
          <table:table-cell table:formula="of:=[.K71]/[.N71]" office:value-type="string" office:string-value="" calcext:value-type="error">
            <text:p>#DIV/0!</text:p>
          </table:table-cell>
          <table:table-cell table:formula="of:=[.L71]/[.O71]" office:value-type="string" office:string-value="" calcext:value-type="error">
            <text:p>#DIV/0!</text:p>
          </table:table-cell>
          <table:table-cell table:formula="of:=[.M71]/[.P71]" office:value-type="string" office:string-value="" calcext:value-type="error">
            <text:p>#DIV/0!</text:p>
          </table:table-cell>
          <table:table-cell table:formula="of:=[.N71]/[.Q7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Saccharic acid</text:p>
          </table:table-cell>
          <table:table-cell table:style-name="ce6" table:number-columns-repeated="14"/>
          <table:table-cell table:style-name="ce8"/>
          <table:table-cell table:style-name="ce6" table:number-columns-repeated="9"/>
          <table:table-cell table:number-columns-repeated="3"/>
          <table:table-cell table:formula="of:=[.C72]/[.F72]" office:value-type="string" office:string-value="" calcext:value-type="error">
            <text:p>#DIV/0!</text:p>
          </table:table-cell>
          <table:table-cell table:formula="of:=[.D72]/[.G72]" office:value-type="string" office:string-value="" calcext:value-type="error">
            <text:p>#DIV/0!</text:p>
          </table:table-cell>
          <table:table-cell table:formula="of:=[.E72]/[.H72]" office:value-type="string" office:string-value="" calcext:value-type="error">
            <text:p>#DIV/0!</text:p>
          </table:table-cell>
          <table:table-cell table:formula="of:=[.F72]/[.I72]" office:value-type="string" office:string-value="" calcext:value-type="error">
            <text:p>#DIV/0!</text:p>
          </table:table-cell>
          <table:table-cell table:formula="of:=[.G72]/[.J72]" office:value-type="string" office:string-value="" calcext:value-type="error">
            <text:p>#DIV/0!</text:p>
          </table:table-cell>
          <table:table-cell table:formula="of:=[.H72]/[.K72]" office:value-type="string" office:string-value="" calcext:value-type="error">
            <text:p>#DIV/0!</text:p>
          </table:table-cell>
          <table:table-cell table:formula="of:=[.I72]/[.L72]" office:value-type="string" office:string-value="" calcext:value-type="error">
            <text:p>#DIV/0!</text:p>
          </table:table-cell>
          <table:table-cell table:formula="of:=[.J72]/[.M72]" office:value-type="string" office:string-value="" calcext:value-type="error">
            <text:p>#DIV/0!</text:p>
          </table:table-cell>
          <table:table-cell table:formula="of:=[.K72]/[.N72]" office:value-type="string" office:string-value="" calcext:value-type="error">
            <text:p>#DIV/0!</text:p>
          </table:table-cell>
          <table:table-cell table:formula="of:=[.L72]/[.O72]" office:value-type="string" office:string-value="" calcext:value-type="error">
            <text:p>#DIV/0!</text:p>
          </table:table-cell>
          <table:table-cell table:formula="of:=[.M72]/[.P72]" office:value-type="string" office:string-value="" calcext:value-type="error">
            <text:p>#DIV/0!</text:p>
          </table:table-cell>
          <table:table-cell table:formula="of:=[.N72]/[.Q7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Threonic acid</text:p>
          </table:table-cell>
          <table:table-cell table:style-name="ce6" office:value-type="float" office:value="0.00430953626434978" calcext:value-type="float">
            <text:p>0,004</text:p>
          </table:table-cell>
          <table:table-cell table:style-name="ce6" office:value-type="float" office:value="0.00366720289140859" calcext:value-type="float">
            <text:p>0,004</text:p>
          </table:table-cell>
          <table:table-cell table:style-name="ce6" office:value-type="float" office:value="0.00580571584459685" calcext:value-type="float">
            <text:p>0,006</text:p>
          </table:table-cell>
          <table:table-cell table:style-name="ce6" office:value-type="float" office:value="0.00317594020928227" calcext:value-type="float">
            <text:p>0,003</text:p>
          </table:table-cell>
          <table:table-cell table:style-name="ce6" office:value-type="float" office:value="0.00306436159264481" calcext:value-type="float">
            <text:p>0,003</text:p>
          </table:table-cell>
          <table:table-cell table:style-name="ce6" office:value-type="float" office:value="0.00322710027937857" calcext:value-type="float">
            <text:p>0,003</text:p>
          </table:table-cell>
          <table:table-cell table:style-name="ce6" office:value-type="float" office:value="0.00276576096978467" calcext:value-type="float">
            <text:p>0,003</text:p>
          </table:table-cell>
          <table:table-cell table:style-name="ce6" office:value-type="float" office:value="0.00293592136645317" calcext:value-type="float">
            <text:p>0,003</text:p>
          </table:table-cell>
          <table:table-cell table:style-name="ce6" office:value-type="float" office:value="0.00238715825520792" calcext:value-type="float">
            <text:p>0,002</text:p>
          </table:table-cell>
          <table:table-cell table:style-name="ce6" office:value-type="float" office:value="0.00235425877799987" calcext:value-type="float">
            <text:p>0,002</text:p>
          </table:table-cell>
          <table:table-cell table:style-name="ce6" office:value-type="float" office:value="0.00253904370139663" calcext:value-type="float">
            <text:p>0,003</text:p>
          </table:table-cell>
          <table:table-cell table:style-name="ce6" office:value-type="float" office:value="0.00265310277528482" calcext:value-type="float">
            <text:p>0,003</text:p>
          </table:table-cell>
          <table:table-cell table:style-name="ce6" office:value-type="float" office:value="0.00424375658068946" calcext:value-type="float">
            <text:p>0,004</text:p>
          </table:table-cell>
          <table:table-cell table:style-name="ce6" office:value-type="float" office:value="0.00524656487599731" calcext:value-type="float">
            <text:p>0,005</text:p>
          </table:table-cell>
          <table:table-cell table:style-name="ce8"/>
          <table:table-cell table:style-name="ce6" office:value-type="float" office:value="0.0044588645294537" calcext:value-type="float">
            <text:p>0,004</text:p>
          </table:table-cell>
          <table:table-cell table:style-name="ce6" office:value-type="float" office:value="0.0032131753211735" calcext:value-type="float">
            <text:p>0,003</text:p>
          </table:table-cell>
          <table:table-cell table:style-name="ce6" office:value-type="float" office:value="0.00500433405749149" calcext:value-type="float">
            <text:p>0,005</text:p>
          </table:table-cell>
          <table:table-cell table:style-name="ce6" office:value-type="float" office:value="0.00189393394203928" calcext:value-type="float">
            <text:p>0,002</text:p>
          </table:table-cell>
          <table:table-cell table:style-name="ce6" office:value-type="float" office:value="0.00266755329391126" calcext:value-type="float">
            <text:p>0,003</text:p>
          </table:table-cell>
          <table:table-cell table:style-name="ce6" office:value-type="float" office:value="0.00256421769166165" calcext:value-type="float">
            <text:p>0,003</text:p>
          </table:table-cell>
          <table:table-cell table:style-name="ce6" office:value-type="float" office:value="0.0038333728192817" calcext:value-type="float">
            <text:p>0,004</text:p>
          </table:table-cell>
          <table:table-cell table:style-name="ce6" office:value-type="float" office:value="0.00337433729992532" calcext:value-type="float">
            <text:p>0,003</text:p>
          </table:table-cell>
          <table:table-cell table:style-name="ce6" office:value-type="float" office:value="0.00295742407189445" calcext:value-type="float">
            <text:p>0,003</text:p>
          </table:table-cell>
          <table:table-cell table:number-columns-repeated="3"/>
          <table:table-cell table:formula="of:=[.C73]/[.F73]" office:value-type="float" office:value="1.35693242956979" calcext:value-type="float">
            <text:p>1,3569324296</text:p>
          </table:table-cell>
          <table:table-cell table:formula="of:=[.D73]/[.G73]" office:value-type="float" office:value="1.19672655479391" calcext:value-type="float">
            <text:p>1,1967265548</text:p>
          </table:table-cell>
          <table:table-cell table:formula="of:=[.E73]/[.H73]" office:value-type="float" office:value="1.79905033682896" calcext:value-type="float">
            <text:p>1,7990503368</text:p>
          </table:table-cell>
          <table:table-cell table:formula="of:=[.F73]/[.I73]" office:value-type="float" office:value="1.14830610597905" calcext:value-type="float">
            <text:p>1,148306106</text:p>
          </table:table-cell>
          <table:table-cell table:formula="of:=[.G73]/[.J73]" office:value-type="float" office:value="1.04374784272469" calcext:value-type="float">
            <text:p>1,0437478427</text:p>
          </table:table-cell>
          <table:table-cell table:formula="of:=[.H73]/[.K73]" office:value-type="float" office:value="1.35185854240631" calcext:value-type="float">
            <text:p>1,3518585424</text:p>
          </table:table-cell>
          <table:table-cell table:formula="of:=[.I73]/[.L73]" office:value-type="float" office:value="1.17479055218153" calcext:value-type="float">
            <text:p>1,1747905522</text:p>
          </table:table-cell>
          <table:table-cell table:formula="of:=[.J73]/[.M73]" office:value-type="float" office:value="1.15630989921057" calcext:value-type="float">
            <text:p>1,1563098992</text:p>
          </table:table-cell>
          <table:table-cell table:formula="of:=[.K73]/[.N73]" office:value-type="float" office:value="0.899760943091113" calcext:value-type="float">
            <text:p>0,8997609431</text:p>
          </table:table-cell>
          <table:table-cell table:formula="of:=[.L73]/[.O73]" office:value-type="float" office:value="0.554758203784013" calcext:value-type="float">
            <text:p>0,5547582038</text:p>
          </table:table-cell>
          <table:table-cell table:formula="of:=[.M73]/[.P73]" office:value-type="float" office:value="0.483944020784454" calcext:value-type="float">
            <text:p>0,4839440208</text:p>
          </table:table-cell>
          <table:table-cell table:formula="of:=[.N73]/[.Q7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hydroxy Acids</text:p>
          </table:table-cell>
          <table:table-cell table:style-name="ce3" office:value-type="string" calcext:value-type="string">
            <text:p>Threonic acid-1,4-lactone</text:p>
          </table:table-cell>
          <table:table-cell table:style-name="ce6" office:value-type="float" office:value="0.00923631506516773" calcext:value-type="float">
            <text:p>0,009</text:p>
          </table:table-cell>
          <table:table-cell table:style-name="ce6" office:value-type="float" office:value="0.00514075696299586" calcext:value-type="float">
            <text:p>0,005</text:p>
          </table:table-cell>
          <table:table-cell table:style-name="ce6" office:value-type="float" office:value="0.00370248471326036" calcext:value-type="float">
            <text:p>0,004</text:p>
          </table:table-cell>
          <table:table-cell table:style-name="ce6" office:value-type="float" office:value="0.0119616454460943" calcext:value-type="float">
            <text:p>0,012</text:p>
          </table:table-cell>
          <table:table-cell table:style-name="ce6" office:value-type="float" office:value="0.00866608419587071" calcext:value-type="float">
            <text:p>0,009</text:p>
          </table:table-cell>
          <table:table-cell table:style-name="ce6" office:value-type="float" office:value="0.0167668316844451" calcext:value-type="float">
            <text:p>0,017</text:p>
          </table:table-cell>
          <table:table-cell table:style-name="ce6"/>
          <table:table-cell table:style-name="ce6" office:value-type="float" office:value="0.00758359754800764" calcext:value-type="float">
            <text:p>0,008</text:p>
          </table:table-cell>
          <table:table-cell table:style-name="ce6" office:value-type="float" office:value="0.00879965574733041" calcext:value-type="float">
            <text:p>0,009</text:p>
          </table:table-cell>
          <table:table-cell table:style-name="ce6" office:value-type="float" office:value="0.0150097012001968" calcext:value-type="float">
            <text:p>0,015</text:p>
          </table:table-cell>
          <table:table-cell table:style-name="ce6" office:value-type="float" office:value="0.00722383832969933" calcext:value-type="float">
            <text:p>0,007</text:p>
          </table:table-cell>
          <table:table-cell table:style-name="ce6" office:value-type="float" office:value="0.0117158403158057" calcext:value-type="float">
            <text:p>0,012</text:p>
          </table:table-cell>
          <table:table-cell table:style-name="ce6" office:value-type="float" office:value="0.00627090771808713" calcext:value-type="float">
            <text:p>0,006</text:p>
          </table:table-cell>
          <table:table-cell table:style-name="ce6" office:value-type="float" office:value="0.00687971585836006" calcext:value-type="float">
            <text:p>0,007</text:p>
          </table:table-cell>
          <table:table-cell table:style-name="ce8"/>
          <table:table-cell table:style-name="ce6" office:value-type="float" office:value="0.0200786073120278" calcext:value-type="float">
            <text:p>0,020</text:p>
          </table:table-cell>
          <table:table-cell table:style-name="ce6" office:value-type="float" office:value="0.0174520720938119" calcext:value-type="float">
            <text:p>0,017</text:p>
          </table:table-cell>
          <table:table-cell table:style-name="ce6" office:value-type="float" office:value="0.026008612912508" calcext:value-type="float">
            <text:p>0,026</text:p>
          </table:table-cell>
          <table:table-cell table:style-name="ce6" office:value-type="float" office:value="0.00762598178142766" calcext:value-type="float">
            <text:p>0,008</text:p>
          </table:table-cell>
          <table:table-cell table:style-name="ce6" office:value-type="float" office:value="0.00758752875245123" calcext:value-type="float">
            <text:p>0,008</text:p>
          </table:table-cell>
          <table:table-cell table:style-name="ce6" office:value-type="float" office:value="0.00239463103592965" calcext:value-type="float">
            <text:p>0,002</text:p>
          </table:table-cell>
          <table:table-cell table:style-name="ce6" office:value-type="float" office:value="0.013481718328891" calcext:value-type="float">
            <text:p>0,013</text:p>
          </table:table-cell>
          <table:table-cell table:style-name="ce6" office:value-type="float" office:value="0.0215287678333788" calcext:value-type="float">
            <text:p>0,022</text:p>
          </table:table-cell>
          <table:table-cell table:style-name="ce6" office:value-type="float" office:value="0.0236692665530423" calcext:value-type="float">
            <text:p>0,024</text:p>
          </table:table-cell>
          <table:table-cell table:number-columns-repeated="3"/>
          <table:table-cell table:formula="of:=[.C74]/[.F74]" office:value-type="float" office:value="0.772160912709845" calcext:value-type="float">
            <text:p>0,7721609127</text:p>
          </table:table-cell>
          <table:table-cell table:formula="of:=[.D74]/[.G74]" office:value-type="float" office:value="0.593204133124551" calcext:value-type="float">
            <text:p>0,5932041331</text:p>
          </table:table-cell>
          <table:table-cell table:formula="of:=[.E74]/[.H74]" office:value-type="float" office:value="0.220821964634811" calcext:value-type="float">
            <text:p>0,2208219646</text:p>
          </table:table-cell>
          <table:table-cell table:formula="of:=[.F74]/[.I74]" office:value-type="string" office:string-value="" calcext:value-type="error">
            <text:p>#DIV/0!</text:p>
          </table:table-cell>
          <table:table-cell table:formula="of:=[.G74]/[.J74]" office:value-type="float" office:value="1.14274051873276" calcext:value-type="float">
            <text:p>1,1427405187</text:p>
          </table:table-cell>
          <table:table-cell table:formula="of:=[.H74]/[.K74]" office:value-type="float" office:value="1.90539632070626" calcext:value-type="float">
            <text:p>1,9053963207</text:p>
          </table:table-cell>
          <table:table-cell table:formula="of:=[.I74]/[.L74]" office:value-type="float" office:value="0" calcext:value-type="float">
            <text:p>0</text:p>
          </table:table-cell>
          <table:table-cell table:formula="of:=[.J74]/[.M74]" office:value-type="float" office:value="1.04980167078619" calcext:value-type="float">
            <text:p>1,0498016708</text:p>
          </table:table-cell>
          <table:table-cell table:formula="of:=[.K74]/[.N74]" office:value-type="float" office:value="0.751090447644537" calcext:value-type="float">
            <text:p>0,7510904476</text:p>
          </table:table-cell>
          <table:table-cell table:formula="of:=[.L74]/[.O74]" office:value-type="float" office:value="2.39354522103785" calcext:value-type="float">
            <text:p>2,393545221</text:p>
          </table:table-cell>
          <table:table-cell table:formula="of:=[.M74]/[.P74]" office:value-type="float" office:value="1.0500198668701" calcext:value-type="float">
            <text:p>1,0500198669</text:p>
          </table:table-cell>
          <table:table-cell table:formula="of:=[.N74]/[.Q7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ols</text:p>
          </table:table-cell>
          <table:table-cell table:style-name="ce3" office:value-type="string" calcext:value-type="string">
            <text:p>Erythritol</text:p>
          </table:table-cell>
          <table:table-cell table:style-name="ce6"/>
          <table:table-cell table:style-name="ce6" office:value-type="float" office:value="0.00106611630086252" calcext:value-type="float">
            <text:p>0,001</text:p>
          </table:table-cell>
          <table:table-cell table:style-name="ce6" office:value-type="float" office:value="0.00133464822546845" calcext:value-type="float">
            <text:p>0,001</text:p>
          </table:table-cell>
          <table:table-cell table:style-name="ce6" office:value-type="float" office:value="0.00378252233382628" calcext:value-type="float">
            <text:p>0,004</text:p>
          </table:table-cell>
          <table:table-cell table:style-name="ce6" office:value-type="float" office:value="0.00343487807987268" calcext:value-type="float">
            <text:p>0,003</text:p>
          </table:table-cell>
          <table:table-cell table:style-name="ce6" office:value-type="float" office:value="0.0044212994952354" calcext:value-type="float">
            <text:p>0,004</text:p>
          </table:table-cell>
          <table:table-cell table:style-name="ce6"/>
          <table:table-cell table:style-name="ce6" office:value-type="float" office:value="0.000809582303392461" calcext:value-type="float">
            <text:p>0,001</text:p>
          </table:table-cell>
          <table:table-cell table:style-name="ce6" office:value-type="float" office:value="0.00119256401638726" calcext:value-type="float">
            <text:p>0,001</text:p>
          </table:table-cell>
          <table:table-cell table:style-name="ce6" office:value-type="float" office:value="0.00691755914007474" calcext:value-type="float">
            <text:p>0,007</text:p>
          </table:table-cell>
          <table:table-cell table:style-name="ce6" office:value-type="float" office:value="0.00345258540326839" calcext:value-type="float">
            <text:p>0,003</text:p>
          </table:table-cell>
          <table:table-cell table:style-name="ce6" office:value-type="float" office:value="0.00323986048766923" calcext:value-type="float">
            <text:p>0,003</text:p>
          </table:table-cell>
          <table:table-cell table:style-name="ce6" office:value-type="float" office:value="0.00109152779862098" calcext:value-type="float">
            <text:p>0,001</text:p>
          </table:table-cell>
          <table:table-cell table:style-name="ce6" office:value-type="float" office:value="0.0011425842420173" calcext:value-type="float">
            <text:p>0,001</text:p>
          </table:table-cell>
          <table:table-cell table:style-name="ce8"/>
          <table:table-cell table:style-name="ce6" office:value-type="float" office:value="0.00317372654793908" calcext:value-type="float">
            <text:p>0,003</text:p>
          </table:table-cell>
          <table:table-cell table:style-name="ce6" office:value-type="float" office:value="0.00358889812218484" calcext:value-type="float">
            <text:p>0,004</text:p>
          </table:table-cell>
          <table:table-cell table:style-name="ce6" office:value-type="float" office:value="0.00271897670703207" calcext:value-type="float">
            <text:p>0,003</text:p>
          </table:table-cell>
          <table:table-cell table:style-name="ce6" table:number-columns-repeated="3"/>
          <table:table-cell table:style-name="ce6" office:value-type="float" office:value="0.00402389021639181" calcext:value-type="float">
            <text:p>0,004</text:p>
          </table:table-cell>
          <table:table-cell table:style-name="ce6" office:value-type="float" office:value="0.00471052097694349" calcext:value-type="float">
            <text:p>0,005</text:p>
          </table:table-cell>
          <table:table-cell table:style-name="ce6" office:value-type="float" office:value="0.00396997012367129" calcext:value-type="float">
            <text:p>0,004</text:p>
          </table:table-cell>
          <table:table-cell table:number-columns-repeated="3"/>
          <table:table-cell table:formula="of:=[.C75]/[.F75]" office:value-type="float" office:value="0" calcext:value-type="float">
            <text:p>0</text:p>
          </table:table-cell>
          <table:table-cell table:formula="of:=[.D75]/[.G75]" office:value-type="float" office:value="0.310379662995793" calcext:value-type="float">
            <text:p>0,310379663</text:p>
          </table:table-cell>
          <table:table-cell table:formula="of:=[.E75]/[.H75]" office:value-type="float" office:value="0.301867861905019" calcext:value-type="float">
            <text:p>0,3018678619</text:p>
          </table:table-cell>
          <table:table-cell table:formula="of:=[.F75]/[.I75]" office:value-type="string" office:string-value="" calcext:value-type="error">
            <text:p>#DIV/0!</text:p>
          </table:table-cell>
          <table:table-cell table:formula="of:=[.G75]/[.J75]" office:value-type="float" office:value="4.24277811592376" calcext:value-type="float">
            <text:p>4,2427781159</text:p>
          </table:table-cell>
          <table:table-cell table:formula="of:=[.H75]/[.K75]" office:value-type="float" office:value="3.70738965328606" calcext:value-type="float">
            <text:p>3,7073896533</text:p>
          </table:table-cell>
          <table:table-cell table:formula="of:=[.I75]/[.L75]" office:value-type="float" office:value="0" calcext:value-type="float">
            <text:p>0</text:p>
          </table:table-cell>
          <table:table-cell table:formula="of:=[.J75]/[.M75]" office:value-type="float" office:value="0.234485815362039" calcext:value-type="float">
            <text:p>0,2344858154</text:p>
          </table:table-cell>
          <table:table-cell table:formula="of:=[.K75]/[.N75]" office:value-type="float" office:value="0.368091163470189" calcext:value-type="float">
            <text:p>0,3680911635</text:p>
          </table:table-cell>
          <table:table-cell table:formula="of:=[.L75]/[.O75]" office:value-type="float" office:value="6.33750157239631" calcext:value-type="float">
            <text:p>6,3375015724</text:p>
          </table:table-cell>
          <table:table-cell table:formula="of:=[.M75]/[.P75]" office:value-type="float" office:value="3.02173378233595" calcext:value-type="float">
            <text:p>3,0217337823</text:p>
          </table:table-cell>
          <table:table-cell table:formula="of:=[.N75]/[.Q7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lyols</text:p>
          </table:table-cell>
          <table:table-cell table:style-name="ce3" office:value-type="string" calcext:value-type="string">
            <text:p>Inositol, myo-</text:p>
          </table:table-cell>
          <table:table-cell table:style-name="ce6" office:value-type="float" office:value="0.00384661622056651" calcext:value-type="float">
            <text:p>0,004</text:p>
          </table:table-cell>
          <table:table-cell table:style-name="ce6" office:value-type="float" office:value="0.00242347771565478" calcext:value-type="float">
            <text:p>0,002</text:p>
          </table:table-cell>
          <table:table-cell table:style-name="ce6" office:value-type="float" office:value="0.0039581970102175" calcext:value-type="float">
            <text:p>0,004</text:p>
          </table:table-cell>
          <table:table-cell table:style-name="ce6" office:value-type="float" office:value="0.0095077454923579" calcext:value-type="float">
            <text:p>0,010</text:p>
          </table:table-cell>
          <table:table-cell table:style-name="ce6" office:value-type="float" office:value="0.0105944690903009" calcext:value-type="float">
            <text:p>0,011</text:p>
          </table:table-cell>
          <table:table-cell table:style-name="ce6" office:value-type="float" office:value="0.0167630599538123" calcext:value-type="float">
            <text:p>0,017</text:p>
          </table:table-cell>
          <table:table-cell table:style-name="ce6" office:value-type="float" office:value="0.00241240221302051" calcext:value-type="float">
            <text:p>0,002</text:p>
          </table:table-cell>
          <table:table-cell table:style-name="ce6" office:value-type="float" office:value="0.0057913179691317" calcext:value-type="float">
            <text:p>0,006</text:p>
          </table:table-cell>
          <table:table-cell table:style-name="ce6" office:value-type="float" office:value="0.00475337970717642" calcext:value-type="float">
            <text:p>0,005</text:p>
          </table:table-cell>
          <table:table-cell table:style-name="ce6" office:value-type="float" office:value="0.00942210944519439" calcext:value-type="float">
            <text:p>0,009</text:p>
          </table:table-cell>
          <table:table-cell table:style-name="ce6" office:value-type="float" office:value="0.00512368317740509" calcext:value-type="float">
            <text:p>0,005</text:p>
          </table:table-cell>
          <table:table-cell table:style-name="ce6" office:value-type="float" office:value="0.00629953564874536" calcext:value-type="float">
            <text:p>0,006</text:p>
          </table:table-cell>
          <table:table-cell table:style-name="ce6" office:value-type="float" office:value="0.0240166176911685" calcext:value-type="float">
            <text:p>0,024</text:p>
          </table:table-cell>
          <table:table-cell table:style-name="ce6" office:value-type="float" office:value="0.0252087180714922" calcext:value-type="float">
            <text:p>0,025</text:p>
          </table:table-cell>
          <table:table-cell table:style-name="ce8"/>
          <table:table-cell table:style-name="ce6" office:value-type="float" office:value="0.0252997572655943" calcext:value-type="float">
            <text:p>0,025</text:p>
          </table:table-cell>
          <table:table-cell table:style-name="ce6" office:value-type="float" office:value="0.024182454371031" calcext:value-type="float">
            <text:p>0,024</text:p>
          </table:table-cell>
          <table:table-cell table:style-name="ce6" office:value-type="float" office:value="0.0198845391880371" calcext:value-type="float">
            <text:p>0,020</text:p>
          </table:table-cell>
          <table:table-cell table:style-name="ce6" office:value-type="float" office:value="0.0276751139546128" calcext:value-type="float">
            <text:p>0,028</text:p>
          </table:table-cell>
          <table:table-cell table:style-name="ce6" office:value-type="float" office:value="0.0239271248184497" calcext:value-type="float">
            <text:p>0,024</text:p>
          </table:table-cell>
          <table:table-cell table:style-name="ce6" office:value-type="float" office:value="0.0191159705341827" calcext:value-type="float">
            <text:p>0,019</text:p>
          </table:table-cell>
          <table:table-cell table:style-name="ce6" office:value-type="float" office:value="0.0240342503697574" calcext:value-type="float">
            <text:p>0,024</text:p>
          </table:table-cell>
          <table:table-cell table:style-name="ce6" office:value-type="float" office:value="0.0194634837472274" calcext:value-type="float">
            <text:p>0,019</text:p>
          </table:table-cell>
          <table:table-cell table:style-name="ce6" office:value-type="float" office:value="0.025087736145904" calcext:value-type="float">
            <text:p>0,025</text:p>
          </table:table-cell>
          <table:table-cell table:number-columns-repeated="3"/>
          <table:table-cell table:formula="of:=[.C76]/[.F76]" office:value-type="float" office:value="0.404577112803275" calcext:value-type="float">
            <text:p>0,4045771128</text:p>
          </table:table-cell>
          <table:table-cell table:formula="of:=[.D76]/[.G76]" office:value-type="float" office:value="0.228749330900728" calcext:value-type="float">
            <text:p>0,2287493309</text:p>
          </table:table-cell>
          <table:table-cell table:formula="of:=[.E76]/[.H76]" office:value-type="float" office:value="0.236126161996892" calcext:value-type="float">
            <text:p>0,236126162</text:p>
          </table:table-cell>
          <table:table-cell table:formula="of:=[.F76]/[.I76]" office:value-type="float" office:value="3.94119415122468" calcext:value-type="float">
            <text:p>3,9411941512</text:p>
          </table:table-cell>
          <table:table-cell table:formula="of:=[.G76]/[.J76]" office:value-type="float" office:value="1.82937099063986" calcext:value-type="float">
            <text:p>1,8293709906</text:p>
          </table:table-cell>
          <table:table-cell table:formula="of:=[.H76]/[.K76]" office:value-type="float" office:value="3.52655604779569" calcext:value-type="float">
            <text:p>3,5265560478</text:p>
          </table:table-cell>
          <table:table-cell table:formula="of:=[.I76]/[.L76]" office:value-type="float" office:value="0.256036318305655" calcext:value-type="float">
            <text:p>0,2560363183</text:p>
          </table:table-cell>
          <table:table-cell table:formula="of:=[.J76]/[.M76]" office:value-type="float" office:value="1.13030368362174" calcext:value-type="float">
            <text:p>1,1303036836</text:p>
          </table:table-cell>
          <table:table-cell table:formula="of:=[.K76]/[.N76]" office:value-type="float" office:value="0.754560331462387" calcext:value-type="float">
            <text:p>0,7545603315</text:p>
          </table:table-cell>
          <table:table-cell table:formula="of:=[.L76]/[.O76]" office:value-type="float" office:value="0.392316252286396" calcext:value-type="float">
            <text:p>0,3923162523</text:p>
          </table:table-cell>
          <table:table-cell table:formula="of:=[.M76]/[.P76]" office:value-type="float" office:value="0.203250445455983" calcext:value-type="float">
            <text:p>0,2032504455</text:p>
          </table:table-cell>
          <table:table-cell table:formula="of:=[.N76]/[.Q7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 Conjugates</text:p>
          </table:table-cell>
          <table:table-cell table:style-name="ce3" office:value-type="string" calcext:value-type="string">
            <text:p>beta-D-Galactopyranoside, 1-isopropyl-, 1-thio-</text:p>
          </table:table-cell>
          <table:table-cell table:style-name="ce6" office:value-type="float" office:value="0.00091474605730888" calcext:value-type="float">
            <text:p>0,001</text:p>
          </table:table-cell>
          <table:table-cell table:style-name="ce6" office:value-type="float" office:value="0.00100633767876031" calcext:value-type="float">
            <text:p>0,001</text:p>
          </table:table-cell>
          <table:table-cell table:style-name="ce6" office:value-type="float" office:value="0.00106945671186857" calcext:value-type="float">
            <text:p>0,001</text:p>
          </table:table-cell>
          <table:table-cell table:style-name="ce6" office:value-type="float" office:value="0.00182650103733787" calcext:value-type="float">
            <text:p>0,002</text:p>
          </table:table-cell>
          <table:table-cell table:style-name="ce6" office:value-type="float" office:value="0.00204929543741909" calcext:value-type="float">
            <text:p>0,002</text:p>
          </table:table-cell>
          <table:table-cell table:style-name="ce6" office:value-type="float" office:value="0.00264503866632396" calcext:value-type="float">
            <text:p>0,003</text:p>
          </table:table-cell>
          <table:table-cell table:style-name="ce6" office:value-type="float" office:value="0.000808873863732019" calcext:value-type="float">
            <text:p>0,001</text:p>
          </table:table-cell>
          <table:table-cell table:style-name="ce6" office:value-type="float" office:value="0.00136975978140501" calcext:value-type="float">
            <text:p>0,001</text:p>
          </table:table-cell>
          <table:table-cell table:style-name="ce6" office:value-type="float" office:value="0.00151856141721055" calcext:value-type="float">
            <text:p>0,002</text:p>
          </table:table-cell>
          <table:table-cell table:style-name="ce6" office:value-type="float" office:value="0.00491030076985356" calcext:value-type="float">
            <text:p>0,005</text:p>
          </table:table-cell>
          <table:table-cell table:style-name="ce6" office:value-type="float" office:value="0.00269571755593891" calcext:value-type="float">
            <text:p>0,003</text:p>
          </table:table-cell>
          <table:table-cell table:style-name="ce6" office:value-type="float" office:value="0.00272548006535431" calcext:value-type="float">
            <text:p>0,003</text:p>
          </table:table-cell>
          <table:table-cell table:style-name="ce6" office:value-type="float" office:value="0.00145804364179563" calcext:value-type="float">
            <text:p>0,001</text:p>
          </table:table-cell>
          <table:table-cell table:style-name="ce6" office:value-type="float" office:value="0.0033164068233169" calcext:value-type="float">
            <text:p>0,003</text:p>
          </table:table-cell>
          <table:table-cell table:style-name="ce8"/>
          <table:table-cell table:style-name="ce6" office:value-type="float" office:value="0.00681693622924717" calcext:value-type="float">
            <text:p>0,007</text:p>
          </table:table-cell>
          <table:table-cell table:style-name="ce6" office:value-type="float" office:value="0.00346335713494325" calcext:value-type="float">
            <text:p>0,003</text:p>
          </table:table-cell>
          <table:table-cell table:style-name="ce6" office:value-type="float" office:value="0.00487980144842385" calcext:value-type="float">
            <text:p>0,005</text:p>
          </table:table-cell>
          <table:table-cell table:style-name="ce6" office:value-type="float" office:value="0.00211914901821775" calcext:value-type="float">
            <text:p>0,002</text:p>
          </table:table-cell>
          <table:table-cell table:style-name="ce6" office:value-type="float" office:value="0.000960872540082278" calcext:value-type="float">
            <text:p>0,001</text:p>
          </table:table-cell>
          <table:table-cell table:style-name="ce6" office:value-type="float" office:value="0.000966341556641269" calcext:value-type="float">
            <text:p>0,001</text:p>
          </table:table-cell>
          <table:table-cell table:style-name="ce6" office:value-type="float" office:value="0.00376570899131802" calcext:value-type="float">
            <text:p>0,004</text:p>
          </table:table-cell>
          <table:table-cell table:style-name="ce6" office:value-type="float" office:value="0.00287451834333523" calcext:value-type="float">
            <text:p>0,003</text:p>
          </table:table-cell>
          <table:table-cell table:style-name="ce6" office:value-type="float" office:value="0.00427580032624333" calcext:value-type="float">
            <text:p>0,004</text:p>
          </table:table-cell>
          <table:table-cell table:number-columns-repeated="3"/>
          <table:table-cell table:formula="of:=[.C77]/[.F77]" office:value-type="float" office:value="0.500818799775841" calcext:value-type="float">
            <text:p>0,5008187998</text:p>
          </table:table-cell>
          <table:table-cell table:formula="of:=[.D77]/[.G77]" office:value-type="float" office:value="0.491065202403273" calcext:value-type="float">
            <text:p>0,4910652024</text:p>
          </table:table-cell>
          <table:table-cell table:formula="of:=[.E77]/[.H77]" office:value-type="float" office:value="0.404325549370848" calcext:value-type="float">
            <text:p>0,4043255494</text:p>
          </table:table-cell>
          <table:table-cell table:formula="of:=[.F77]/[.I77]" office:value-type="float" office:value="2.25807894065297" calcext:value-type="float">
            <text:p>2,2580789407</text:p>
          </table:table-cell>
          <table:table-cell table:formula="of:=[.G77]/[.J77]" office:value-type="float" office:value="1.49609841465564" calcext:value-type="float">
            <text:p>1,4960984147</text:p>
          </table:table-cell>
          <table:table-cell table:formula="of:=[.H77]/[.K77]" office:value-type="float" office:value="1.7418055248517" calcext:value-type="float">
            <text:p>1,7418055249</text:p>
          </table:table-cell>
          <table:table-cell table:formula="of:=[.I77]/[.L77]" office:value-type="float" office:value="0.164730003648258" calcext:value-type="float">
            <text:p>0,1647300036</text:p>
          </table:table-cell>
          <table:table-cell table:formula="of:=[.J77]/[.M77]" office:value-type="float" office:value="0.508124368737112" calcext:value-type="float">
            <text:p>0,5081243687</text:p>
          </table:table-cell>
          <table:table-cell table:formula="of:=[.K77]/[.N77]" office:value-type="float" office:value="0.557172087411007" calcext:value-type="float">
            <text:p>0,5571720874</text:p>
          </table:table-cell>
          <table:table-cell table:formula="of:=[.L77]/[.O77]" office:value-type="float" office:value="3.36773237034686" calcext:value-type="float">
            <text:p>3,3677323703</text:p>
          </table:table-cell>
          <table:table-cell table:formula="of:=[.M77]/[.P77]" office:value-type="float" office:value="0.812842844546675" calcext:value-type="float">
            <text:p>0,8128428445</text:p>
          </table:table-cell>
          <table:table-cell table:formula="of:=[.N77]/[.Q7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 Conjugates</text:p>
          </table:table-cell>
          <table:table-cell table:style-name="ce3" office:value-type="string" calcext:value-type="string">
            <text:p>Galactinol</text:p>
          </table:table-cell>
          <table:table-cell table:style-name="ce6" office:value-type="float" office:value="0.0000991236272644478" calcext:value-type="float">
            <text:p>0,000</text:p>
          </table:table-cell>
          <table:table-cell table:style-name="ce6" office:value-type="float" office:value="0.0000776127122035979" calcext:value-type="float">
            <text:p>0,000</text:p>
          </table:table-cell>
          <table:table-cell table:style-name="ce6" office:value-type="float" office:value="0.000110049576668889" calcext:value-type="float">
            <text:p>0,000</text:p>
          </table:table-cell>
          <table:table-cell table:style-name="ce6" office:value-type="float" office:value="0.000917981495997564" calcext:value-type="float">
            <text:p>0,001</text:p>
          </table:table-cell>
          <table:table-cell table:style-name="ce6" office:value-type="float" office:value="0.00136289548658212" calcext:value-type="float">
            <text:p>0,001</text:p>
          </table:table-cell>
          <table:table-cell table:style-name="ce6" office:value-type="float" office:value="0.00207555879616008" calcext:value-type="float">
            <text:p>0,002</text:p>
          </table:table-cell>
          <table:table-cell table:style-name="ce6" office:value-type="float" office:value="0.00228673219032935" calcext:value-type="float">
            <text:p>0,002</text:p>
          </table:table-cell>
          <table:table-cell table:style-name="ce6" office:value-type="float" office:value="0.00194744204843708" calcext:value-type="float">
            <text:p>0,002</text:p>
          </table:table-cell>
          <table:table-cell table:style-name="ce6" office:value-type="float" office:value="0.000518167724874327" calcext:value-type="float">
            <text:p>0,001</text:p>
          </table:table-cell>
          <table:table-cell table:style-name="ce6" office:value-type="float" office:value="0.00763718031877546" calcext:value-type="float">
            <text:p>0,008</text:p>
          </table:table-cell>
          <table:table-cell table:style-name="ce6" office:value-type="float" office:value="0.00411679976194377" calcext:value-type="float">
            <text:p>0,004</text:p>
          </table:table-cell>
          <table:table-cell table:style-name="ce6" office:value-type="float" office:value="0.0049568988439803" calcext:value-type="float">
            <text:p>0,005</text:p>
          </table:table-cell>
          <table:table-cell table:style-name="ce6" office:value-type="float" office:value="0.00664754536206525" calcext:value-type="float">
            <text:p>0,007</text:p>
          </table:table-cell>
          <table:table-cell table:style-name="ce6" office:value-type="float" office:value="0.00335329968639562" calcext:value-type="float">
            <text:p>0,003</text:p>
          </table:table-cell>
          <table:table-cell table:style-name="ce8"/>
          <table:table-cell table:style-name="ce6" office:value-type="float" office:value="0.00520799726522805" calcext:value-type="float">
            <text:p>0,005</text:p>
          </table:table-cell>
          <table:table-cell table:style-name="ce6" office:value-type="float" office:value="0.00755169052685915" calcext:value-type="float">
            <text:p>0,008</text:p>
          </table:table-cell>
          <table:table-cell table:style-name="ce6" office:value-type="float" office:value="0.00516808780934258" calcext:value-type="float">
            <text:p>0,005</text:p>
          </table:table-cell>
          <table:table-cell table:style-name="ce6" office:value-type="float" office:value="0.0251166531997848" calcext:value-type="float">
            <text:p>0,025</text:p>
          </table:table-cell>
          <table:table-cell table:style-name="ce6" office:value-type="float" office:value="0.0189915001157024" calcext:value-type="float">
            <text:p>0,019</text:p>
          </table:table-cell>
          <table:table-cell table:style-name="ce6" office:value-type="float" office:value="0.0111191727037002" calcext:value-type="float">
            <text:p>0,011</text:p>
          </table:table-cell>
          <table:table-cell table:style-name="ce6" office:value-type="float" office:value="0.0132437380359854" calcext:value-type="float">
            <text:p>0,013</text:p>
          </table:table-cell>
          <table:table-cell table:style-name="ce6" office:value-type="float" office:value="0.0129861572795132" calcext:value-type="float">
            <text:p>0,013</text:p>
          </table:table-cell>
          <table:table-cell table:style-name="ce6" office:value-type="float" office:value="0.0126120880474279" calcext:value-type="float">
            <text:p>0,013</text:p>
          </table:table-cell>
          <table:table-cell table:number-columns-repeated="3"/>
          <table:table-cell table:formula="of:=[.C78]/[.F78]" office:value-type="float" office:value="0.107979984015616" calcext:value-type="float">
            <text:p>0,107979984</text:p>
          </table:table-cell>
          <table:table-cell table:formula="of:=[.D78]/[.G78]" office:value-type="float" office:value="0.0569469287760543" calcext:value-type="float">
            <text:p>0,0569469288</text:p>
          </table:table-cell>
          <table:table-cell table:formula="of:=[.E78]/[.H78]" office:value-type="float" office:value="0.0530216618640185" calcext:value-type="float">
            <text:p>0,0530216619</text:p>
          </table:table-cell>
          <table:table-cell table:formula="of:=[.F78]/[.I78]" office:value-type="float" office:value="0.401438130743833" calcext:value-type="float">
            <text:p>0,4014381307</text:p>
          </table:table-cell>
          <table:table-cell table:formula="of:=[.G78]/[.J78]" office:value-type="float" office:value="0.699838789901816" calcext:value-type="float">
            <text:p>0,6998387899</text:p>
          </table:table-cell>
          <table:table-cell table:formula="of:=[.H78]/[.K78]" office:value-type="float" office:value="4.00557328549066" calcext:value-type="float">
            <text:p>4,0055732855</text:p>
          </table:table-cell>
          <table:table-cell table:formula="of:=[.I78]/[.L78]" office:value-type="float" office:value="0.299421002893906" calcext:value-type="float">
            <text:p>0,2994210029</text:p>
          </table:table-cell>
          <table:table-cell table:formula="of:=[.J78]/[.M78]" office:value-type="float" office:value="0.473047551751117" calcext:value-type="float">
            <text:p>0,4730475518</text:p>
          </table:table-cell>
          <table:table-cell table:formula="of:=[.K78]/[.N78]" office:value-type="float" office:value="0.104534657894743" calcext:value-type="float">
            <text:p>0,1045346579</text:p>
          </table:table-cell>
          <table:table-cell table:formula="of:=[.L78]/[.O78]" office:value-type="float" office:value="1.14887223821858" calcext:value-type="float">
            <text:p>1,1488722382</text:p>
          </table:table-cell>
          <table:table-cell table:formula="of:=[.M78]/[.P78]" office:value-type="float" office:value="1.22768620372515" calcext:value-type="float">
            <text:p>1,2276862037</text:p>
          </table:table-cell>
          <table:table-cell table:formula="of:=[.N78]/[.Q7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 Conjugates</text:p>
          </table:table-cell>
          <table:table-cell table:style-name="ce3" office:value-type="string" calcext:value-type="string">
            <text:p>Maltitol</text:p>
          </table:table-cell>
          <table:table-cell table:style-name="ce6" table:number-columns-repeated="14"/>
          <table:table-cell table:style-name="ce8"/>
          <table:table-cell table:style-name="ce6" table:number-columns-repeated="9"/>
          <table:table-cell table:number-columns-repeated="3"/>
          <table:table-cell table:formula="of:=[.C79]/[.F79]" office:value-type="string" office:string-value="" calcext:value-type="error">
            <text:p>#DIV/0!</text:p>
          </table:table-cell>
          <table:table-cell table:formula="of:=[.D79]/[.G79]" office:value-type="string" office:string-value="" calcext:value-type="error">
            <text:p>#DIV/0!</text:p>
          </table:table-cell>
          <table:table-cell table:formula="of:=[.E79]/[.H79]" office:value-type="string" office:string-value="" calcext:value-type="error">
            <text:p>#DIV/0!</text:p>
          </table:table-cell>
          <table:table-cell table:formula="of:=[.F79]/[.I79]" office:value-type="string" office:string-value="" calcext:value-type="error">
            <text:p>#DIV/0!</text:p>
          </table:table-cell>
          <table:table-cell table:formula="of:=[.G79]/[.J79]" office:value-type="string" office:string-value="" calcext:value-type="error">
            <text:p>#DIV/0!</text:p>
          </table:table-cell>
          <table:table-cell table:formula="of:=[.H79]/[.K79]" office:value-type="string" office:string-value="" calcext:value-type="error">
            <text:p>#DIV/0!</text:p>
          </table:table-cell>
          <table:table-cell table:formula="of:=[.I79]/[.L79]" office:value-type="string" office:string-value="" calcext:value-type="error">
            <text:p>#DIV/0!</text:p>
          </table:table-cell>
          <table:table-cell table:formula="of:=[.J79]/[.M79]" office:value-type="string" office:string-value="" calcext:value-type="error">
            <text:p>#DIV/0!</text:p>
          </table:table-cell>
          <table:table-cell table:formula="of:=[.K79]/[.N79]" office:value-type="string" office:string-value="" calcext:value-type="error">
            <text:p>#DIV/0!</text:p>
          </table:table-cell>
          <table:table-cell table:formula="of:=[.L79]/[.O79]" office:value-type="string" office:string-value="" calcext:value-type="error">
            <text:p>#DIV/0!</text:p>
          </table:table-cell>
          <table:table-cell table:formula="of:=[.M79]/[.P79]" office:value-type="string" office:string-value="" calcext:value-type="error">
            <text:p>#DIV/0!</text:p>
          </table:table-cell>
          <table:table-cell table:formula="of:=[.N79]/[.Q7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ugar Conjugates</text:p>
          </table:table-cell>
          <table:table-cell table:style-name="ce4" office:value-type="string" calcext:value-type="string">
            <text:p>Salicylic acid-glucopyranoside</text:p>
          </table:table-cell>
          <table:table-cell table:style-name="ce7" table:number-columns-repeated="14"/>
          <table:table-cell table:style-name="ce8"/>
          <table:table-cell table:style-name="ce7" table:number-columns-repeated="3"/>
          <table:table-cell table:style-name="ce7" office:value-type="float" office:value="0.0144987969377922" calcext:value-type="float">
            <text:p>0,014</text:p>
          </table:table-cell>
          <table:table-cell table:style-name="ce7" office:value-type="float" office:value="0.00212421799508378" calcext:value-type="float">
            <text:p>0,002</text:p>
          </table:table-cell>
          <table:table-cell table:style-name="ce7" office:value-type="float" office:value="0.00291411497610915" calcext:value-type="float">
            <text:p>0,003</text:p>
          </table:table-cell>
          <table:table-cell table:style-name="ce7" table:number-columns-repeated="3"/>
          <table:table-cell table:number-columns-repeated="3"/>
          <table:table-cell table:formula="of:=[.C80]/[.F80]" office:value-type="string" office:string-value="" calcext:value-type="error">
            <text:p>#DIV/0!</text:p>
          </table:table-cell>
          <table:table-cell table:formula="of:=[.D80]/[.G80]" office:value-type="string" office:string-value="" calcext:value-type="error">
            <text:p>#DIV/0!</text:p>
          </table:table-cell>
          <table:table-cell table:formula="of:=[.E80]/[.H80]" office:value-type="string" office:string-value="" calcext:value-type="error">
            <text:p>#DIV/0!</text:p>
          </table:table-cell>
          <table:table-cell table:formula="of:=[.F80]/[.I80]" office:value-type="string" office:string-value="" calcext:value-type="error">
            <text:p>#DIV/0!</text:p>
          </table:table-cell>
          <table:table-cell table:formula="of:=[.G80]/[.J80]" office:value-type="string" office:string-value="" calcext:value-type="error">
            <text:p>#DIV/0!</text:p>
          </table:table-cell>
          <table:table-cell table:formula="of:=[.H80]/[.K80]" office:value-type="string" office:string-value="" calcext:value-type="error">
            <text:p>#DIV/0!</text:p>
          </table:table-cell>
          <table:table-cell table:formula="of:=[.I80]/[.L80]" office:value-type="string" office:string-value="" calcext:value-type="error">
            <text:p>#DIV/0!</text:p>
          </table:table-cell>
          <table:table-cell table:formula="of:=[.J80]/[.M80]" office:value-type="string" office:string-value="" calcext:value-type="error">
            <text:p>#DIV/0!</text:p>
          </table:table-cell>
          <table:table-cell table:formula="of:=[.K80]/[.N80]" office:value-type="string" office:string-value="" calcext:value-type="error">
            <text:p>#DIV/0!</text:p>
          </table:table-cell>
          <table:table-cell table:formula="of:=[.L80]/[.O80]" office:value-type="string" office:string-value="" calcext:value-type="error">
            <text:p>#DIV/0!</text:p>
          </table:table-cell>
          <table:table-cell table:formula="of:=[.M80]/[.P80]" office:value-type="string" office:string-value="" calcext:value-type="error">
            <text:p>#DIV/0!</text:p>
          </table:table-cell>
          <table:table-cell table:formula="of:=[.N80]/[.Q8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s</text:p>
          </table:table-cell>
          <table:table-cell table:style-name="ce3" office:value-type="string" calcext:value-type="string">
            <text:p>Fructose</text:p>
          </table:table-cell>
          <table:table-cell table:style-name="ce6" office:value-type="float" office:value="0.00129629901119287" calcext:value-type="float">
            <text:p>0,001</text:p>
          </table:table-cell>
          <table:table-cell table:style-name="ce6" office:value-type="float" office:value="0.000882737385354316" calcext:value-type="float">
            <text:p>0,001</text:p>
          </table:table-cell>
          <table:table-cell table:style-name="ce6" office:value-type="float" office:value="0.000705491619410688" calcext:value-type="float">
            <text:p>0,001</text:p>
          </table:table-cell>
          <table:table-cell table:style-name="ce6" office:value-type="float" office:value="0.00184576213072757" calcext:value-type="float">
            <text:p>0,002</text:p>
          </table:table-cell>
          <table:table-cell table:style-name="ce6" office:value-type="float" office:value="0.00230426508693663" calcext:value-type="float">
            <text:p>0,002</text:p>
          </table:table-cell>
          <table:table-cell table:style-name="ce6" office:value-type="float" office:value="0.00182987669381421" calcext:value-type="float">
            <text:p>0,002</text:p>
          </table:table-cell>
          <table:table-cell table:style-name="ce6" office:value-type="float" office:value="0.0010322905149653" calcext:value-type="float">
            <text:p>0,001</text:p>
          </table:table-cell>
          <table:table-cell table:style-name="ce6" office:value-type="float" office:value="0.00309773056229235" calcext:value-type="float">
            <text:p>0,003</text:p>
          </table:table-cell>
          <table:table-cell table:style-name="ce6" office:value-type="float" office:value="0.00219271942895575" calcext:value-type="float">
            <text:p>0,002</text:p>
          </table:table-cell>
          <table:table-cell table:style-name="ce6" office:value-type="float" office:value="0.0592495844747494" calcext:value-type="float">
            <text:p>0,059</text:p>
          </table:table-cell>
          <table:table-cell table:style-name="ce6" office:value-type="float" office:value="0.0335795496731216" calcext:value-type="float">
            <text:p>0,034</text:p>
          </table:table-cell>
          <table:table-cell table:style-name="ce6" office:value-type="float" office:value="0.0382082191183451" calcext:value-type="float">
            <text:p>0,038</text:p>
          </table:table-cell>
          <table:table-cell table:style-name="ce6" office:value-type="float" office:value="0.0011049564464459" calcext:value-type="float">
            <text:p>0,001</text:p>
          </table:table-cell>
          <table:table-cell table:style-name="ce6" office:value-type="float" office:value="0.00830181606684975" calcext:value-type="float">
            <text:p>0,008</text:p>
          </table:table-cell>
          <table:table-cell table:style-name="ce8"/>
          <table:table-cell table:style-name="ce6" office:value-type="float" office:value="0.00905843131514228" calcext:value-type="float">
            <text:p>0,009</text:p>
          </table:table-cell>
          <table:table-cell table:style-name="ce6" office:value-type="float" office:value="0.00937571565032858" calcext:value-type="float">
            <text:p>0,009</text:p>
          </table:table-cell>
          <table:table-cell table:style-name="ce6" office:value-type="float" office:value="0.0128760779114507" calcext:value-type="float">
            <text:p>0,013</text:p>
          </table:table-cell>
          <table:table-cell table:style-name="ce6" office:value-type="float" office:value="0.0408518256633797" calcext:value-type="float">
            <text:p>0,041</text:p>
          </table:table-cell>
          <table:table-cell table:style-name="ce6" office:value-type="float" office:value="0.0134718776816951" calcext:value-type="float">
            <text:p>0,013</text:p>
          </table:table-cell>
          <table:table-cell table:style-name="ce6" office:value-type="float" office:value="0.0048235932382683" calcext:value-type="float">
            <text:p>0,005</text:p>
          </table:table-cell>
          <table:table-cell table:style-name="ce6" office:value-type="float" office:value="0.010038569011198" calcext:value-type="float">
            <text:p>0,010</text:p>
          </table:table-cell>
          <table:table-cell table:style-name="ce6" office:value-type="float" office:value="0.00568263263321494" calcext:value-type="float">
            <text:p>0,006</text:p>
          </table:table-cell>
          <table:table-cell table:style-name="ce6" office:value-type="float" office:value="0.00737352869328816" calcext:value-type="float">
            <text:p>0,007</text:p>
          </table:table-cell>
          <table:table-cell table:number-columns-repeated="3"/>
          <table:table-cell table:formula="of:=[.C81]/[.F81]" office:value-type="float" office:value="0.7023109801705" calcext:value-type="float">
            <text:p>0,7023109802</text:p>
          </table:table-cell>
          <table:table-cell table:formula="of:=[.D81]/[.G81]" office:value-type="float" office:value="0.383088469446828" calcext:value-type="float">
            <text:p>0,3830884694</text:p>
          </table:table-cell>
          <table:table-cell table:formula="of:=[.E81]/[.H81]" office:value-type="float" office:value="0.385540524012115" calcext:value-type="float">
            <text:p>0,385540524</text:p>
          </table:table-cell>
          <table:table-cell table:formula="of:=[.F81]/[.I81]" office:value-type="float" office:value="1.78802585509527" calcext:value-type="float">
            <text:p>1,7880258551</text:p>
          </table:table-cell>
          <table:table-cell table:formula="of:=[.G81]/[.J81]" office:value-type="float" office:value="0.743855877908068" calcext:value-type="float">
            <text:p>0,7438558779</text:p>
          </table:table-cell>
          <table:table-cell table:formula="of:=[.H81]/[.K81]" office:value-type="float" office:value="0.834523865502328" calcext:value-type="float">
            <text:p>0,8345238655</text:p>
          </table:table-cell>
          <table:table-cell table:formula="of:=[.I81]/[.L81]" office:value-type="float" office:value="0.0174227469123473" calcext:value-type="float">
            <text:p>0,0174227469</text:p>
          </table:table-cell>
          <table:table-cell table:formula="of:=[.J81]/[.M81]" office:value-type="float" office:value="0.092250509385833" calcext:value-type="float">
            <text:p>0,0922505094</text:p>
          </table:table-cell>
          <table:table-cell table:formula="of:=[.K81]/[.N81]" office:value-type="float" office:value="0.0573886844127459" calcext:value-type="float">
            <text:p>0,0573886844</text:p>
          </table:table-cell>
          <table:table-cell table:formula="of:=[.L81]/[.O81]" office:value-type="float" office:value="53.6216469575123" calcext:value-type="float">
            <text:p>53,6216469575</text:p>
          </table:table-cell>
          <table:table-cell table:formula="of:=[.M81]/[.P81]" office:value-type="float" office:value="4.04484385136033" calcext:value-type="float">
            <text:p>4,0448438514</text:p>
          </table:table-cell>
          <table:table-cell table:formula="of:=[.N81]/[.Q8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s</text:p>
          </table:table-cell>
          <table:table-cell table:style-name="ce3" office:value-type="string" calcext:value-type="string">
            <text:p>Glucose</text:p>
          </table:table-cell>
          <table:table-cell table:style-name="ce6" office:value-type="float" office:value="0.00258184990818416" calcext:value-type="float">
            <text:p>0,003</text:p>
          </table:table-cell>
          <table:table-cell table:style-name="ce6" office:value-type="float" office:value="0.00157774338939987" calcext:value-type="float">
            <text:p>0,002</text:p>
          </table:table-cell>
          <table:table-cell table:style-name="ce6" office:value-type="float" office:value="0.00173769069497322" calcext:value-type="float">
            <text:p>0,002</text:p>
          </table:table-cell>
          <table:table-cell table:style-name="ce6" office:value-type="float" office:value="0.00224144496017756" calcext:value-type="float">
            <text:p>0,002</text:p>
          </table:table-cell>
          <table:table-cell table:style-name="ce6" office:value-type="float" office:value="0.00194453035043838" calcext:value-type="float">
            <text:p>0,002</text:p>
          </table:table-cell>
          <table:table-cell table:style-name="ce6" office:value-type="float" office:value="0.00298275216075084" calcext:value-type="float">
            <text:p>0,003</text:p>
          </table:table-cell>
          <table:table-cell table:style-name="ce6" office:value-type="float" office:value="0.00189104702082428" calcext:value-type="float">
            <text:p>0,002</text:p>
          </table:table-cell>
          <table:table-cell table:style-name="ce6" office:value-type="float" office:value="0.00754474152043378" calcext:value-type="float">
            <text:p>0,008</text:p>
          </table:table-cell>
          <table:table-cell table:style-name="ce6" office:value-type="float" office:value="0.00331783167572363" calcext:value-type="float">
            <text:p>0,003</text:p>
          </table:table-cell>
          <table:table-cell table:style-name="ce6" office:value-type="float" office:value="0.031041566341433" calcext:value-type="float">
            <text:p>0,031</text:p>
          </table:table-cell>
          <table:table-cell table:style-name="ce6" office:value-type="float" office:value="0.0355146077208566" calcext:value-type="float">
            <text:p>0,036</text:p>
          </table:table-cell>
          <table:table-cell table:style-name="ce6" office:value-type="float" office:value="0.0433753714194576" calcext:value-type="float">
            <text:p>0,043</text:p>
          </table:table-cell>
          <table:table-cell table:style-name="ce6" office:value-type="float" office:value="0.00241022681692334" calcext:value-type="float">
            <text:p>0,002</text:p>
          </table:table-cell>
          <table:table-cell table:style-name="ce6" office:value-type="float" office:value="0.0104942597674397" calcext:value-type="float">
            <text:p>0,010</text:p>
          </table:table-cell>
          <table:table-cell table:style-name="ce8"/>
          <table:table-cell table:style-name="ce6" office:value-type="float" office:value="0.0203670542722577" calcext:value-type="float">
            <text:p>0,020</text:p>
          </table:table-cell>
          <table:table-cell table:style-name="ce6" office:value-type="float" office:value="0.0211368281509839" calcext:value-type="float">
            <text:p>0,021</text:p>
          </table:table-cell>
          <table:table-cell table:style-name="ce6" office:value-type="float" office:value="0.018742914499633" calcext:value-type="float">
            <text:p>0,019</text:p>
          </table:table-cell>
          <table:table-cell table:style-name="ce6" office:value-type="float" office:value="0.0400564408877328" calcext:value-type="float">
            <text:p>0,040</text:p>
          </table:table-cell>
          <table:table-cell table:style-name="ce6" office:value-type="float" office:value="0.00953287511076602" calcext:value-type="float">
            <text:p>0,010</text:p>
          </table:table-cell>
          <table:table-cell table:style-name="ce6" office:value-type="float" office:value="0.00418602542691195" calcext:value-type="float">
            <text:p>0,004</text:p>
          </table:table-cell>
          <table:table-cell table:style-name="ce6" office:value-type="float" office:value="0.0216466409277034" calcext:value-type="float">
            <text:p>0,022</text:p>
          </table:table-cell>
          <table:table-cell table:style-name="ce6" office:value-type="float" office:value="0.0158535038943854" calcext:value-type="float">
            <text:p>0,016</text:p>
          </table:table-cell>
          <table:table-cell table:style-name="ce6" office:value-type="float" office:value="0.0228923368977458" calcext:value-type="float">
            <text:p>0,023</text:p>
          </table:table-cell>
          <table:table-cell table:number-columns-repeated="3"/>
          <table:table-cell table:formula="of:=[.C82]/[.F82]" office:value-type="float" office:value="1.15186852858508" calcext:value-type="float">
            <text:p>1,1518685286</text:p>
          </table:table-cell>
          <table:table-cell table:formula="of:=[.D82]/[.G82]" office:value-type="float" office:value="0.811375039244915" calcext:value-type="float">
            <text:p>0,8113750392</text:p>
          </table:table-cell>
          <table:table-cell table:formula="of:=[.E82]/[.H82]" office:value-type="float" office:value="0.582579645013415" calcext:value-type="float">
            <text:p>0,582579645</text:p>
          </table:table-cell>
          <table:table-cell table:formula="of:=[.F82]/[.I82]" office:value-type="float" office:value="1.18529308657833" calcext:value-type="float">
            <text:p>1,1852930866</text:p>
          </table:table-cell>
          <table:table-cell table:formula="of:=[.G82]/[.J82]" office:value-type="float" office:value="0.257733196713488" calcext:value-type="float">
            <text:p>0,2577331967</text:p>
          </table:table-cell>
          <table:table-cell table:formula="of:=[.H82]/[.K82]" office:value-type="float" office:value="0.899006475396402" calcext:value-type="float">
            <text:p>0,8990064754</text:p>
          </table:table-cell>
          <table:table-cell table:formula="of:=[.I82]/[.L82]" office:value-type="float" office:value="0.0609198324602644" calcext:value-type="float">
            <text:p>0,0609198325</text:p>
          </table:table-cell>
          <table:table-cell table:formula="of:=[.J82]/[.M82]" office:value-type="float" office:value="0.212440514048054" calcext:value-type="float">
            <text:p>0,212440514</text:p>
          </table:table-cell>
          <table:table-cell table:formula="of:=[.K82]/[.N82]" office:value-type="float" office:value="0.0764911415660016" calcext:value-type="float">
            <text:p>0,0764911416</text:p>
          </table:table-cell>
          <table:table-cell table:formula="of:=[.L82]/[.O82]" office:value-type="float" office:value="12.8791058681596" calcext:value-type="float">
            <text:p>12,8791058682</text:p>
          </table:table-cell>
          <table:table-cell table:formula="of:=[.M82]/[.P82]" office:value-type="float" office:value="3.38419369330336" calcext:value-type="float">
            <text:p>3,3841936933</text:p>
          </table:table-cell>
          <table:table-cell table:formula="of:=[.N82]/[.Q8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s</text:p>
          </table:table-cell>
          <table:table-cell table:style-name="ce3" office:value-type="string" calcext:value-type="string">
            <text:p>Glucose, 1,6-anhydro-, beta-</text:p>
          </table:table-cell>
          <table:table-cell table:style-name="ce6" office:value-type="float" office:value="0.0106104473639588" calcext:value-type="float">
            <text:p>0,011</text:p>
          </table:table-cell>
          <table:table-cell table:style-name="ce6" office:value-type="float" office:value="0.00657920954830606" calcext:value-type="float">
            <text:p>0,007</text:p>
          </table:table-cell>
          <table:table-cell table:style-name="ce6" office:value-type="float" office:value="0.00681711272029168" calcext:value-type="float">
            <text:p>0,007</text:p>
          </table:table-cell>
          <table:table-cell table:style-name="ce6" office:value-type="float" office:value="0.00640380067352634" calcext:value-type="float">
            <text:p>0,006</text:p>
          </table:table-cell>
          <table:table-cell table:style-name="ce6" office:value-type="float" office:value="0.00933729971639527" calcext:value-type="float">
            <text:p>0,009</text:p>
          </table:table-cell>
          <table:table-cell table:style-name="ce6" office:value-type="float" office:value="0.00969891983968071" calcext:value-type="float">
            <text:p>0,010</text:p>
          </table:table-cell>
          <table:table-cell table:style-name="ce6" office:value-type="float" office:value="0.0030628724368888" calcext:value-type="float">
            <text:p>0,003</text:p>
          </table:table-cell>
          <table:table-cell table:style-name="ce6" office:value-type="float" office:value="0.00751261219509691" calcext:value-type="float">
            <text:p>0,008</text:p>
          </table:table-cell>
          <table:table-cell table:style-name="ce6" office:value-type="float" office:value="0.012897265771024" calcext:value-type="float">
            <text:p>0,013</text:p>
          </table:table-cell>
          <table:table-cell table:style-name="ce6" office:value-type="float" office:value="0.0150836060973978" calcext:value-type="float">
            <text:p>0,015</text:p>
          </table:table-cell>
          <table:table-cell table:style-name="ce6" office:value-type="float" office:value="0.00546177722658707" calcext:value-type="float">
            <text:p>0,005</text:p>
          </table:table-cell>
          <table:table-cell table:style-name="ce6" office:value-type="float" office:value="0.010442282474706" calcext:value-type="float">
            <text:p>0,010</text:p>
          </table:table-cell>
          <table:table-cell table:style-name="ce6" office:value-type="float" office:value="0.0114483912429348" calcext:value-type="float">
            <text:p>0,011</text:p>
          </table:table-cell>
          <table:table-cell table:style-name="ce6" office:value-type="float" office:value="0.0107724058289832" calcext:value-type="float">
            <text:p>0,011</text:p>
          </table:table-cell>
          <table:table-cell table:style-name="ce8"/>
          <table:table-cell table:style-name="ce6" office:value-type="float" office:value="0.0131154172513474" calcext:value-type="float">
            <text:p>0,013</text:p>
          </table:table-cell>
          <table:table-cell table:style-name="ce6" office:value-type="float" office:value="0.011883896198418" calcext:value-type="float">
            <text:p>0,012</text:p>
          </table:table-cell>
          <table:table-cell table:style-name="ce6" office:value-type="float" office:value="0.0109667744481926" calcext:value-type="float">
            <text:p>0,011</text:p>
          </table:table-cell>
          <table:table-cell table:style-name="ce6" office:value-type="float" office:value="0.0164824182380153" calcext:value-type="float">
            <text:p>0,016</text:p>
          </table:table-cell>
          <table:table-cell table:style-name="ce6" office:value-type="float" office:value="0.0108147726358197" calcext:value-type="float">
            <text:p>0,011</text:p>
          </table:table-cell>
          <table:table-cell table:style-name="ce6" office:value-type="float" office:value="0.0104620338933251" calcext:value-type="float">
            <text:p>0,010</text:p>
          </table:table-cell>
          <table:table-cell table:style-name="ce6" office:value-type="float" office:value="0.0173303720233332" calcext:value-type="float">
            <text:p>0,017</text:p>
          </table:table-cell>
          <table:table-cell table:style-name="ce6" office:value-type="float" office:value="0.0177093957486874" calcext:value-type="float">
            <text:p>0,018</text:p>
          </table:table-cell>
          <table:table-cell table:style-name="ce6" office:value-type="float" office:value="0.0121681848914194" calcext:value-type="float">
            <text:p>0,012</text:p>
          </table:table-cell>
          <table:table-cell table:number-columns-repeated="3"/>
          <table:table-cell table:formula="of:=[.C83]/[.F83]" office:value-type="float" office:value="1.65689844279866" calcext:value-type="float">
            <text:p>1,6568984428</text:p>
          </table:table-cell>
          <table:table-cell table:formula="of:=[.D83]/[.G83]" office:value-type="float" office:value="0.704615868413616" calcext:value-type="float">
            <text:p>0,7046158684</text:p>
          </table:table-cell>
          <table:table-cell table:formula="of:=[.E83]/[.H83]" office:value-type="float" office:value="0.702873395488966" calcext:value-type="float">
            <text:p>0,7028733955</text:p>
          </table:table-cell>
          <table:table-cell table:formula="of:=[.F83]/[.I83]" office:value-type="float" office:value="2.09078269026156" calcext:value-type="float">
            <text:p>2,0907826903</text:p>
          </table:table-cell>
          <table:table-cell table:formula="of:=[.G83]/[.J83]" office:value-type="float" office:value="1.24288323074752" calcext:value-type="float">
            <text:p>1,2428832307</text:p>
          </table:table-cell>
          <table:table-cell table:formula="of:=[.H83]/[.K83]" office:value-type="float" office:value="0.75201364474252" calcext:value-type="float">
            <text:p>0,7520136447</text:p>
          </table:table-cell>
          <table:table-cell table:formula="of:=[.I83]/[.L83]" office:value-type="float" office:value="0.203059693889593" calcext:value-type="float">
            <text:p>0,2030596939</text:p>
          </table:table-cell>
          <table:table-cell table:formula="of:=[.J83]/[.M83]" office:value-type="float" office:value="1.37548857879569" calcext:value-type="float">
            <text:p>1,3754885788</text:p>
          </table:table-cell>
          <table:table-cell table:formula="of:=[.K83]/[.N83]" office:value-type="float" office:value="1.23510025727274" calcext:value-type="float">
            <text:p>1,2351002573</text:p>
          </table:table-cell>
          <table:table-cell table:formula="of:=[.L83]/[.O83]" office:value-type="float" office:value="1.3175306274326" calcext:value-type="float">
            <text:p>1,3175306274</text:p>
          </table:table-cell>
          <table:table-cell table:formula="of:=[.M83]/[.P83]" office:value-type="float" office:value="0.507015546322265" calcext:value-type="float">
            <text:p>0,5070155463</text:p>
          </table:table-cell>
          <table:table-cell table:formula="of:=[.N83]/[.Q8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s</text:p>
          </table:table-cell>
          <table:table-cell table:style-name="ce3" office:value-type="string" calcext:value-type="string">
            <text:p>Maltose</text:p>
          </table:table-cell>
          <table:table-cell table:style-name="ce6" office:value-type="float" office:value="0.000101583519521933" calcext:value-type="float">
            <text:p>0,000</text:p>
          </table:table-cell>
          <table:table-cell table:style-name="ce6" office:value-type="float" office:value="0.000112014411725358" calcext:value-type="float">
            <text:p>0,000</text:p>
          </table:table-cell>
          <table:table-cell table:style-name="ce6" office:value-type="float" office:value="0.000373397164784004" calcext:value-type="float">
            <text:p>0,000</text:p>
          </table:table-cell>
          <table:table-cell table:style-name="ce6" office:value-type="float" office:value="0.00021039818519595" calcext:value-type="float">
            <text:p>0,000</text:p>
          </table:table-cell>
          <table:table-cell table:style-name="ce6" office:value-type="float" office:value="0.000215230377009761" calcext:value-type="float">
            <text:p>0,000</text:p>
          </table:table-cell>
          <table:table-cell table:style-name="ce6" office:value-type="float" office:value="0.000141454339349419" calcext:value-type="float">
            <text:p>0,000</text:p>
          </table:table-cell>
          <table:table-cell table:style-name="ce6" office:value-type="float" office:value="0.000332930039456543" calcext:value-type="float">
            <text:p>0,000</text:p>
          </table:table-cell>
          <table:table-cell table:style-name="ce6" office:value-type="float" office:value="0.000546200456843752" calcext:value-type="float">
            <text:p>0,001</text:p>
          </table:table-cell>
          <table:table-cell table:style-name="ce6" office:value-type="float" office:value="0.000665090750136554" calcext:value-type="float">
            <text:p>0,001</text:p>
          </table:table-cell>
          <table:table-cell table:style-name="ce6" office:value-type="float" office:value="0.002627085415809" calcext:value-type="float">
            <text:p>0,003</text:p>
          </table:table-cell>
          <table:table-cell table:style-name="ce6" office:value-type="float" office:value="0.00114709288777494" calcext:value-type="float">
            <text:p>0,001</text:p>
          </table:table-cell>
          <table:table-cell table:style-name="ce6" office:value-type="float" office:value="0.00117069492708215" calcext:value-type="float">
            <text:p>0,001</text:p>
          </table:table-cell>
          <table:table-cell table:style-name="ce6" office:value-type="float" office:value="0.000552198812574" calcext:value-type="float">
            <text:p>0,001</text:p>
          </table:table-cell>
          <table:table-cell table:style-name="ce6" office:value-type="float" office:value="0.000774592175855667" calcext:value-type="float">
            <text:p>0,001</text:p>
          </table:table-cell>
          <table:table-cell table:style-name="ce8"/>
          <table:table-cell table:style-name="ce6" office:value-type="float" office:value="0.0009046747619924" calcext:value-type="float">
            <text:p>0,001</text:p>
          </table:table-cell>
          <table:table-cell table:style-name="ce6" office:value-type="float" office:value="0.00057760502298445" calcext:value-type="float">
            <text:p>0,001</text:p>
          </table:table-cell>
          <table:table-cell table:style-name="ce6" office:value-type="float" office:value="0.00080604707074878" calcext:value-type="float">
            <text:p>0,001</text:p>
          </table:table-cell>
          <table:table-cell table:style-name="ce6" office:value-type="float" office:value="0.00109682940905167" calcext:value-type="float">
            <text:p>0,001</text:p>
          </table:table-cell>
          <table:table-cell table:style-name="ce6" office:value-type="float" office:value="0.000370292333843419" calcext:value-type="float">
            <text:p>0,000</text:p>
          </table:table-cell>
          <table:table-cell table:style-name="ce6" office:value-type="float" office:value="0.000294975422601504" calcext:value-type="float">
            <text:p>0,000</text:p>
          </table:table-cell>
          <table:table-cell table:style-name="ce6" office:value-type="float" office:value="0.000815115775071146" calcext:value-type="float">
            <text:p>0,001</text:p>
          </table:table-cell>
          <table:table-cell table:style-name="ce6" office:value-type="float" office:value="0.000483312597702831" calcext:value-type="float">
            <text:p>0,000</text:p>
          </table:table-cell>
          <table:table-cell table:style-name="ce6" office:value-type="float" office:value="0.00080721519835721" calcext:value-type="float">
            <text:p>0,001</text:p>
          </table:table-cell>
          <table:table-cell table:number-columns-repeated="3"/>
          <table:table-cell table:formula="of:=[.C84]/[.F84]" office:value-type="float" office:value="0.482815569094977" calcext:value-type="float">
            <text:p>0,4828155691</text:p>
          </table:table-cell>
          <table:table-cell table:formula="of:=[.D84]/[.G84]" office:value-type="float" office:value="0.520439601888901" calcext:value-type="float">
            <text:p>0,5204396019</text:p>
          </table:table-cell>
          <table:table-cell table:formula="of:=[.E84]/[.H84]" office:value-type="float" office:value="2.63970102650328" calcext:value-type="float">
            <text:p>2,6397010265</text:p>
          </table:table-cell>
          <table:table-cell table:formula="of:=[.F84]/[.I84]" office:value-type="float" office:value="0.631959151356221" calcext:value-type="float">
            <text:p>0,6319591514</text:p>
          </table:table-cell>
          <table:table-cell table:formula="of:=[.G84]/[.J84]" office:value-type="float" office:value="0.394050159264752" calcext:value-type="float">
            <text:p>0,3940501593</text:p>
          </table:table-cell>
          <table:table-cell table:formula="of:=[.H84]/[.K84]" office:value-type="float" office:value="0.212684268004593" calcext:value-type="float">
            <text:p>0,212684268</text:p>
          </table:table-cell>
          <table:table-cell table:formula="of:=[.I84]/[.L84]" office:value-type="float" office:value="0.12672981146828" calcext:value-type="float">
            <text:p>0,1267298115</text:p>
          </table:table-cell>
          <table:table-cell table:formula="of:=[.J84]/[.M84]" office:value-type="float" office:value="0.476160616690108" calcext:value-type="float">
            <text:p>0,4761606167</text:p>
          </table:table-cell>
          <table:table-cell table:formula="of:=[.K84]/[.N84]" office:value-type="float" office:value="0.568116197269456" calcext:value-type="float">
            <text:p>0,5681161973</text:p>
          </table:table-cell>
          <table:table-cell table:formula="of:=[.L84]/[.O84]" office:value-type="float" office:value="4.75749921221887" calcext:value-type="float">
            <text:p>4,7574992122</text:p>
          </table:table-cell>
          <table:table-cell table:formula="of:=[.M84]/[.P84]" office:value-type="float" office:value="1.48089914090313" calcext:value-type="float">
            <text:p>1,4808991409</text:p>
          </table:table-cell>
          <table:table-cell table:formula="of:=[.N84]/[.Q8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s</text:p>
          </table:table-cell>
          <table:table-cell table:style-name="ce3" office:value-type="string" calcext:value-type="string">
            <text:p>Maltotriose</text:p>
          </table:table-cell>
          <table:table-cell table:style-name="ce6" table:number-columns-repeated="14"/>
          <table:table-cell table:style-name="ce8"/>
          <table:table-cell table:style-name="ce6" table:number-columns-repeated="9"/>
          <table:table-cell table:number-columns-repeated="3"/>
          <table:table-cell table:formula="of:=[.C85]/[.F85]" office:value-type="string" office:string-value="" calcext:value-type="error">
            <text:p>#DIV/0!</text:p>
          </table:table-cell>
          <table:table-cell table:formula="of:=[.D85]/[.G85]" office:value-type="string" office:string-value="" calcext:value-type="error">
            <text:p>#DIV/0!</text:p>
          </table:table-cell>
          <table:table-cell table:formula="of:=[.E85]/[.H85]" office:value-type="string" office:string-value="" calcext:value-type="error">
            <text:p>#DIV/0!</text:p>
          </table:table-cell>
          <table:table-cell table:formula="of:=[.F85]/[.I85]" office:value-type="string" office:string-value="" calcext:value-type="error">
            <text:p>#DIV/0!</text:p>
          </table:table-cell>
          <table:table-cell table:formula="of:=[.G85]/[.J85]" office:value-type="string" office:string-value="" calcext:value-type="error">
            <text:p>#DIV/0!</text:p>
          </table:table-cell>
          <table:table-cell table:formula="of:=[.H85]/[.K85]" office:value-type="string" office:string-value="" calcext:value-type="error">
            <text:p>#DIV/0!</text:p>
          </table:table-cell>
          <table:table-cell table:formula="of:=[.I85]/[.L85]" office:value-type="string" office:string-value="" calcext:value-type="error">
            <text:p>#DIV/0!</text:p>
          </table:table-cell>
          <table:table-cell table:formula="of:=[.J85]/[.M85]" office:value-type="string" office:string-value="" calcext:value-type="error">
            <text:p>#DIV/0!</text:p>
          </table:table-cell>
          <table:table-cell table:formula="of:=[.K85]/[.N85]" office:value-type="string" office:string-value="" calcext:value-type="error">
            <text:p>#DIV/0!</text:p>
          </table:table-cell>
          <table:table-cell table:formula="of:=[.L85]/[.O85]" office:value-type="string" office:string-value="" calcext:value-type="error">
            <text:p>#DIV/0!</text:p>
          </table:table-cell>
          <table:table-cell table:formula="of:=[.M85]/[.P85]" office:value-type="string" office:string-value="" calcext:value-type="error">
            <text:p>#DIV/0!</text:p>
          </table:table-cell>
          <table:table-cell table:formula="of:=[.N85]/[.Q8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s</text:p>
          </table:table-cell>
          <table:table-cell table:style-name="ce3" office:value-type="string" calcext:value-type="string">
            <text:p>Melibiose</text:p>
          </table:table-cell>
          <table:table-cell table:style-name="ce6" table:number-columns-repeated="14"/>
          <table:table-cell table:style-name="ce8"/>
          <table:table-cell table:style-name="ce6" table:number-columns-repeated="3"/>
          <table:table-cell table:style-name="ce6" office:value-type="float" office:value="0.0417223368559974" calcext:value-type="float">
            <text:p>0,042</text:p>
          </table:table-cell>
          <table:table-cell table:style-name="ce6" office:value-type="float" office:value="0.0241737091486983" calcext:value-type="float">
            <text:p>0,024</text:p>
          </table:table-cell>
          <table:table-cell table:style-name="ce6" office:value-type="float" office:value="0.0183564344927932" calcext:value-type="float">
            <text:p>0,018</text:p>
          </table:table-cell>
          <table:table-cell table:style-name="ce6" office:value-type="float" office:value="0.00865524190421906" calcext:value-type="float">
            <text:p>0,009</text:p>
          </table:table-cell>
          <table:table-cell table:style-name="ce6" office:value-type="float" office:value="0.00712177740322621" calcext:value-type="float">
            <text:p>0,007</text:p>
          </table:table-cell>
          <table:table-cell table:style-name="ce6" office:value-type="float" office:value="0.0058233774868841" calcext:value-type="float">
            <text:p>0,006</text:p>
          </table:table-cell>
          <table:table-cell table:number-columns-repeated="3"/>
          <table:table-cell table:formula="of:=[.C86]/[.F86]" office:value-type="string" office:string-value="" calcext:value-type="error">
            <text:p>#DIV/0!</text:p>
          </table:table-cell>
          <table:table-cell table:formula="of:=[.D86]/[.G86]" office:value-type="string" office:string-value="" calcext:value-type="error">
            <text:p>#DIV/0!</text:p>
          </table:table-cell>
          <table:table-cell table:formula="of:=[.E86]/[.H86]" office:value-type="string" office:string-value="" calcext:value-type="error">
            <text:p>#DIV/0!</text:p>
          </table:table-cell>
          <table:table-cell table:formula="of:=[.F86]/[.I86]" office:value-type="string" office:string-value="" calcext:value-type="error">
            <text:p>#DIV/0!</text:p>
          </table:table-cell>
          <table:table-cell table:formula="of:=[.G86]/[.J86]" office:value-type="string" office:string-value="" calcext:value-type="error">
            <text:p>#DIV/0!</text:p>
          </table:table-cell>
          <table:table-cell table:formula="of:=[.H86]/[.K86]" office:value-type="string" office:string-value="" calcext:value-type="error">
            <text:p>#DIV/0!</text:p>
          </table:table-cell>
          <table:table-cell table:formula="of:=[.I86]/[.L86]" office:value-type="string" office:string-value="" calcext:value-type="error">
            <text:p>#DIV/0!</text:p>
          </table:table-cell>
          <table:table-cell table:formula="of:=[.J86]/[.M86]" office:value-type="string" office:string-value="" calcext:value-type="error">
            <text:p>#DIV/0!</text:p>
          </table:table-cell>
          <table:table-cell table:formula="of:=[.K86]/[.N86]" office:value-type="string" office:string-value="" calcext:value-type="error">
            <text:p>#DIV/0!</text:p>
          </table:table-cell>
          <table:table-cell table:formula="of:=[.L86]/[.O86]" office:value-type="string" office:string-value="" calcext:value-type="error">
            <text:p>#DIV/0!</text:p>
          </table:table-cell>
          <table:table-cell table:formula="of:=[.M86]/[.P86]" office:value-type="string" office:string-value="" calcext:value-type="error">
            <text:p>#DIV/0!</text:p>
          </table:table-cell>
          <table:table-cell table:formula="of:=[.N86]/[.Q8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s</text:p>
          </table:table-cell>
          <table:table-cell table:style-name="ce3" office:value-type="string" calcext:value-type="string">
            <text:p>Raffinose</text:p>
          </table:table-cell>
          <table:table-cell table:style-name="ce6" office:value-type="float" office:value="0.0000906923135854661" calcext:value-type="float">
            <text:p>0,000</text:p>
          </table:table-cell>
          <table:table-cell table:style-name="ce6" office:value-type="float" office:value="0.0000386341361505176" calcext:value-type="float">
            <text:p>0,000</text:p>
          </table:table-cell>
          <table:table-cell table:style-name="ce6"/>
          <table:table-cell table:style-name="ce6" office:value-type="float" office:value="0.00212284307459815" calcext:value-type="float">
            <text:p>0,002</text:p>
          </table:table-cell>
          <table:table-cell table:style-name="ce6" office:value-type="float" office:value="0.0021945753070504" calcext:value-type="float">
            <text:p>0,002</text:p>
          </table:table-cell>
          <table:table-cell table:style-name="ce6" office:value-type="float" office:value="0.00405558486652277" calcext:value-type="float">
            <text:p>0,004</text:p>
          </table:table-cell>
          <table:table-cell table:style-name="ce6" office:value-type="float" office:value="0.000187072332497665" calcext:value-type="float">
            <text:p>0,000</text:p>
          </table:table-cell>
          <table:table-cell table:style-name="ce6" office:value-type="float" office:value="0.000854690201030629" calcext:value-type="float">
            <text:p>0,001</text:p>
          </table:table-cell>
          <table:table-cell table:style-name="ce6" office:value-type="float" office:value="0.000719427227905314" calcext:value-type="float">
            <text:p>0,001</text:p>
          </table:table-cell>
          <table:table-cell table:style-name="ce6" office:value-type="float" office:value="0.00995882898806848" calcext:value-type="float">
            <text:p>0,010</text:p>
          </table:table-cell>
          <table:table-cell table:style-name="ce6" office:value-type="float" office:value="0.00427753897468351" calcext:value-type="float">
            <text:p>0,004</text:p>
          </table:table-cell>
          <table:table-cell table:style-name="ce6" office:value-type="float" office:value="0.0050029467874579" calcext:value-type="float">
            <text:p>0,005</text:p>
          </table:table-cell>
          <table:table-cell table:style-name="ce6" office:value-type="float" office:value="0.0137415110534618" calcext:value-type="float">
            <text:p>0,014</text:p>
          </table:table-cell>
          <table:table-cell table:style-name="ce6" office:value-type="float" office:value="0.00967416679666609" calcext:value-type="float">
            <text:p>0,010</text:p>
          </table:table-cell>
          <table:table-cell table:style-name="ce8"/>
          <table:table-cell table:style-name="ce6" office:value-type="float" office:value="0.0132342009488501" calcext:value-type="float">
            <text:p>0,013</text:p>
          </table:table-cell>
          <table:table-cell table:style-name="ce6" office:value-type="float" office:value="0.0182293137853149" calcext:value-type="float">
            <text:p>0,018</text:p>
          </table:table-cell>
          <table:table-cell table:style-name="ce6" office:value-type="float" office:value="0.0112373578223991" calcext:value-type="float">
            <text:p>0,011</text:p>
          </table:table-cell>
          <table:table-cell table:style-name="ce6" office:value-type="float" office:value="0.0518108629478188" calcext:value-type="float">
            <text:p>0,052</text:p>
          </table:table-cell>
          <table:table-cell table:style-name="ce6" office:value-type="float" office:value="0.0455321352939701" calcext:value-type="float">
            <text:p>0,046</text:p>
          </table:table-cell>
          <table:table-cell table:style-name="ce6" office:value-type="float" office:value="0.0253331480761634" calcext:value-type="float">
            <text:p>0,025</text:p>
          </table:table-cell>
          <table:table-cell table:style-name="ce6" office:value-type="float" office:value="0.030653352352538" calcext:value-type="float">
            <text:p>0,031</text:p>
          </table:table-cell>
          <table:table-cell table:style-name="ce6" office:value-type="float" office:value="0.0216317954853713" calcext:value-type="float">
            <text:p>0,022</text:p>
          </table:table-cell>
          <table:table-cell table:style-name="ce6" office:value-type="float" office:value="0.0199792778985321" calcext:value-type="float">
            <text:p>0,020</text:p>
          </table:table-cell>
          <table:table-cell table:number-columns-repeated="3"/>
          <table:table-cell table:formula="of:=[.C87]/[.F87]" office:value-type="float" office:value="0.0427220997494758" calcext:value-type="float">
            <text:p>0,0427220997</text:p>
          </table:table-cell>
          <table:table-cell table:formula="of:=[.D87]/[.G87]" office:value-type="float" office:value="0.0176043793194973" calcext:value-type="float">
            <text:p>0,0176043793</text:p>
          </table:table-cell>
          <table:table-cell table:formula="of:=[.E87]/[.H87]" office:value-type="float" office:value="0" calcext:value-type="float">
            <text:p>0</text:p>
          </table:table-cell>
          <table:table-cell table:formula="of:=[.F87]/[.I87]" office:value-type="float" office:value="11.3477126534713" calcext:value-type="float">
            <text:p>11,3477126535</text:p>
          </table:table-cell>
          <table:table-cell table:formula="of:=[.G87]/[.J87]" office:value-type="float" office:value="2.5676851149154" calcext:value-type="float">
            <text:p>2,5676851149</text:p>
          </table:table-cell>
          <table:table-cell table:formula="of:=[.H87]/[.K87]" office:value-type="float" office:value="5.63724127919237" calcext:value-type="float">
            <text:p>5,6372412792</text:p>
          </table:table-cell>
          <table:table-cell table:formula="of:=[.I87]/[.L87]" office:value-type="float" office:value="0.018784571230392" calcext:value-type="float">
            <text:p>0,0187845712</text:p>
          </table:table-cell>
          <table:table-cell table:formula="of:=[.J87]/[.M87]" office:value-type="float" office:value="0.199808863481803" calcext:value-type="float">
            <text:p>0,1998088635</text:p>
          </table:table-cell>
          <table:table-cell table:formula="of:=[.K87]/[.N87]" office:value-type="float" office:value="0.143800695563838" calcext:value-type="float">
            <text:p>0,1438006956</text:p>
          </table:table-cell>
          <table:table-cell table:formula="of:=[.L87]/[.O87]" office:value-type="float" office:value="0.724725901636533" calcext:value-type="float">
            <text:p>0,7247259016</text:p>
          </table:table-cell>
          <table:table-cell table:formula="of:=[.M87]/[.P87]" office:value-type="float" office:value="0.442160969992541" calcext:value-type="float">
            <text:p>0,44216097</text:p>
          </table:table-cell>
          <table:table-cell table:formula="of:=[.N87]/[.Q8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s</text:p>
          </table:table-cell>
          <table:table-cell table:style-name="ce3" office:value-type="string" calcext:value-type="string">
            <text:p>Sucrose</text:p>
          </table:table-cell>
          <table:table-cell table:style-name="ce6" office:value-type="float" office:value="0.025434260772109" calcext:value-type="float">
            <text:p>0,025</text:p>
          </table:table-cell>
          <table:table-cell table:style-name="ce6" office:value-type="float" office:value="0.0179509278819284" calcext:value-type="float">
            <text:p>0,018</text:p>
          </table:table-cell>
          <table:table-cell table:style-name="ce6" office:value-type="float" office:value="0.0262430407013503" calcext:value-type="float">
            <text:p>0,026</text:p>
          </table:table-cell>
          <table:table-cell table:style-name="ce6" office:value-type="float" office:value="0.0282041661275525" calcext:value-type="float">
            <text:p>0,028</text:p>
          </table:table-cell>
          <table:table-cell table:style-name="ce6" office:value-type="float" office:value="0.0276764377726365" calcext:value-type="float">
            <text:p>0,028</text:p>
          </table:table-cell>
          <table:table-cell table:style-name="ce6" office:value-type="float" office:value="0.0263127091542117" calcext:value-type="float">
            <text:p>0,026</text:p>
          </table:table-cell>
          <table:table-cell table:style-name="ce6" office:value-type="float" office:value="0.00974781662162478" calcext:value-type="float">
            <text:p>0,010</text:p>
          </table:table-cell>
          <table:table-cell table:style-name="ce6" office:value-type="float" office:value="0.0156561557361719" calcext:value-type="float">
            <text:p>0,016</text:p>
          </table:table-cell>
          <table:table-cell table:style-name="ce6" office:value-type="float" office:value="0.0244169227168399" calcext:value-type="float">
            <text:p>0,024</text:p>
          </table:table-cell>
          <table:table-cell table:style-name="ce6" office:value-type="float" office:value="0.0459176502151568" calcext:value-type="float">
            <text:p>0,046</text:p>
          </table:table-cell>
          <table:table-cell table:style-name="ce6" office:value-type="float" office:value="0.0320398542629796" calcext:value-type="float">
            <text:p>0,032</text:p>
          </table:table-cell>
          <table:table-cell table:style-name="ce6" office:value-type="float" office:value="0.037536979415756" calcext:value-type="float">
            <text:p>0,038</text:p>
          </table:table-cell>
          <table:table-cell table:style-name="ce6" office:value-type="float" office:value="0.0295387941398524" calcext:value-type="float">
            <text:p>0,030</text:p>
          </table:table-cell>
          <table:table-cell table:style-name="ce6" office:value-type="float" office:value="0.0282891477544615" calcext:value-type="float">
            <text:p>0,028</text:p>
          </table:table-cell>
          <table:table-cell table:style-name="ce8"/>
          <table:table-cell table:style-name="ce6" office:value-type="float" office:value="0.0461548852083999" calcext:value-type="float">
            <text:p>0,046</text:p>
          </table:table-cell>
          <table:table-cell table:style-name="ce6" office:value-type="float" office:value="0.0584706501255229" calcext:value-type="float">
            <text:p>0,058</text:p>
          </table:table-cell>
          <table:table-cell table:style-name="ce6" office:value-type="float" office:value="0.0416985975225115" calcext:value-type="float">
            <text:p>0,042</text:p>
          </table:table-cell>
          <table:table-cell table:style-name="ce6" office:value-type="float" office:value="0.0390194340704736" calcext:value-type="float">
            <text:p>0,039</text:p>
          </table:table-cell>
          <table:table-cell table:style-name="ce6" office:value-type="float" office:value="0.0409372453633313" calcext:value-type="float">
            <text:p>0,041</text:p>
          </table:table-cell>
          <table:table-cell table:style-name="ce6" office:value-type="float" office:value="0.0319815928290989" calcext:value-type="float">
            <text:p>0,032</text:p>
          </table:table-cell>
          <table:table-cell table:style-name="ce6" office:value-type="float" office:value="0.0803880921375485" calcext:value-type="float">
            <text:p>0,080</text:p>
          </table:table-cell>
          <table:table-cell table:style-name="ce6" office:value-type="float" office:value="0.121149558816369" calcext:value-type="float">
            <text:p>0,121</text:p>
          </table:table-cell>
          <table:table-cell table:style-name="ce6" office:value-type="float" office:value="0.0527302321776215" calcext:value-type="float">
            <text:p>0,053</text:p>
          </table:table-cell>
          <table:table-cell table:number-columns-repeated="3"/>
          <table:table-cell table:formula="of:=[.C88]/[.F88]" office:value-type="float" office:value="0.901790914756469" calcext:value-type="float">
            <text:p>0,9017909148</text:p>
          </table:table-cell>
          <table:table-cell table:formula="of:=[.D88]/[.G88]" office:value-type="float" office:value="0.648599651060454" calcext:value-type="float">
            <text:p>0,6485996511</text:p>
          </table:table-cell>
          <table:table-cell table:formula="of:=[.E88]/[.H88]" office:value-type="float" office:value="0.997352288871013" calcext:value-type="float">
            <text:p>0,9973522889</text:p>
          </table:table-cell>
          <table:table-cell table:formula="of:=[.F88]/[.I88]" office:value-type="float" office:value="2.89338292074388" calcext:value-type="float">
            <text:p>2,8933829207</text:p>
          </table:table-cell>
          <table:table-cell table:formula="of:=[.G88]/[.J88]" office:value-type="float" office:value="1.76776714788887" calcext:value-type="float">
            <text:p>1,7677671479</text:p>
          </table:table-cell>
          <table:table-cell table:formula="of:=[.H88]/[.K88]" office:value-type="float" office:value="1.07764231632942" calcext:value-type="float">
            <text:p>1,0776423163</text:p>
          </table:table-cell>
          <table:table-cell table:formula="of:=[.I88]/[.L88]" office:value-type="float" office:value="0.212289099637053" calcext:value-type="float">
            <text:p>0,2122890996</text:p>
          </table:table-cell>
          <table:table-cell table:formula="of:=[.J88]/[.M88]" office:value-type="float" office:value="0.488646284332878" calcext:value-type="float">
            <text:p>0,4886462843</text:p>
          </table:table-cell>
          <table:table-cell table:formula="of:=[.K88]/[.N88]" office:value-type="float" office:value="0.650476492698051" calcext:value-type="float">
            <text:p>0,6504764927</text:p>
          </table:table-cell>
          <table:table-cell table:formula="of:=[.L88]/[.O88]" office:value-type="float" office:value="1.55448627989884" calcext:value-type="float">
            <text:p>1,5544862799</text:p>
          </table:table-cell>
          <table:table-cell table:formula="of:=[.M88]/[.P88]" office:value-type="float" office:value="1.13258464132864" calcext:value-type="float">
            <text:p>1,1325846413</text:p>
          </table:table-cell>
          <table:table-cell table:formula="of:=[.N88]/[.Q8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s</text:p>
          </table:table-cell>
          <table:table-cell table:style-name="ce3" office:value-type="string" calcext:value-type="string">
            <text:p>Trehalose, alpha,alpha'-</text:p>
          </table:table-cell>
          <table:table-cell table:style-name="ce6" office:value-type="float" office:value="0.000449958659208306" calcext:value-type="float">
            <text:p>0,000</text:p>
          </table:table-cell>
          <table:table-cell table:style-name="ce6" office:value-type="float" office:value="0.000380215407080836" calcext:value-type="float">
            <text:p>0,000</text:p>
          </table:table-cell>
          <table:table-cell table:style-name="ce6" office:value-type="float" office:value="0.00030357817888371" calcext:value-type="float">
            <text:p>0,000</text:p>
          </table:table-cell>
          <table:table-cell table:style-name="ce6" office:value-type="float" office:value="0.000777541084013849" calcext:value-type="float">
            <text:p>0,001</text:p>
          </table:table-cell>
          <table:table-cell table:style-name="ce6" office:value-type="float" office:value="0.000633621447191721" calcext:value-type="float">
            <text:p>0,001</text:p>
          </table:table-cell>
          <table:table-cell table:style-name="ce6" office:value-type="float" office:value="0.000619409185817794" calcext:value-type="float">
            <text:p>0,001</text:p>
          </table:table-cell>
          <table:table-cell table:style-name="ce6" office:value-type="float" office:value="0.000264369863174632" calcext:value-type="float">
            <text:p>0,000</text:p>
          </table:table-cell>
          <table:table-cell table:style-name="ce6" office:value-type="float" office:value="0.000461858355697518" calcext:value-type="float">
            <text:p>0,000</text:p>
          </table:table-cell>
          <table:table-cell table:style-name="ce6" office:value-type="float" office:value="0.000523281537918943" calcext:value-type="float">
            <text:p>0,001</text:p>
          </table:table-cell>
          <table:table-cell table:style-name="ce6" office:value-type="float" office:value="0.00119974856437772" calcext:value-type="float">
            <text:p>0,001</text:p>
          </table:table-cell>
          <table:table-cell table:style-name="ce6" office:value-type="float" office:value="0.000718755167372903" calcext:value-type="float">
            <text:p>0,001</text:p>
          </table:table-cell>
          <table:table-cell table:style-name="ce6" office:value-type="float" office:value="0.000664530602257911" calcext:value-type="float">
            <text:p>0,001</text:p>
          </table:table-cell>
          <table:table-cell table:style-name="ce6" office:value-type="float" office:value="0.000765164885417104" calcext:value-type="float">
            <text:p>0,001</text:p>
          </table:table-cell>
          <table:table-cell table:style-name="ce6" office:value-type="float" office:value="0.000824672852830477" calcext:value-type="float">
            <text:p>0,001</text:p>
          </table:table-cell>
          <table:table-cell table:style-name="ce8"/>
          <table:table-cell table:style-name="ce6" office:value-type="float" office:value="0.0025158415360403" calcext:value-type="float">
            <text:p>0,003</text:p>
          </table:table-cell>
          <table:table-cell table:style-name="ce6" office:value-type="float" office:value="0.0016887075352002" calcext:value-type="float">
            <text:p>0,002</text:p>
          </table:table-cell>
          <table:table-cell table:style-name="ce6" office:value-type="float" office:value="0.00194597368903365" calcext:value-type="float">
            <text:p>0,002</text:p>
          </table:table-cell>
          <table:table-cell table:style-name="ce6" office:value-type="float" office:value="0.00119061867541728" calcext:value-type="float">
            <text:p>0,001</text:p>
          </table:table-cell>
          <table:table-cell table:style-name="ce6" office:value-type="float" office:value="0.00057606605005701" calcext:value-type="float">
            <text:p>0,001</text:p>
          </table:table-cell>
          <table:table-cell table:style-name="ce6" office:value-type="float" office:value="0.000595126064178026" calcext:value-type="float">
            <text:p>0,001</text:p>
          </table:table-cell>
          <table:table-cell table:style-name="ce6" office:value-type="float" office:value="0.00213921904210797" calcext:value-type="float">
            <text:p>0,002</text:p>
          </table:table-cell>
          <table:table-cell table:style-name="ce6" office:value-type="float" office:value="0.0022713509076263" calcext:value-type="float">
            <text:p>0,002</text:p>
          </table:table-cell>
          <table:table-cell table:style-name="ce6" office:value-type="float" office:value="0.00244503611362178" calcext:value-type="float">
            <text:p>0,002</text:p>
          </table:table-cell>
          <table:table-cell table:number-columns-repeated="3"/>
          <table:table-cell table:formula="of:=[.C89]/[.F89]" office:value-type="float" office:value="0.578694384720501" calcext:value-type="float">
            <text:p>0,5786943847</text:p>
          </table:table-cell>
          <table:table-cell table:formula="of:=[.D89]/[.G89]" office:value-type="float" office:value="0.60006713593107" calcext:value-type="float">
            <text:p>0,6000671359</text:p>
          </table:table-cell>
          <table:table-cell table:formula="of:=[.E89]/[.H89]" office:value-type="float" office:value="0.490109261913676" calcext:value-type="float">
            <text:p>0,4901092619</text:p>
          </table:table-cell>
          <table:table-cell table:formula="of:=[.F89]/[.I89]" office:value-type="float" office:value="2.94111089167617" calcext:value-type="float">
            <text:p>2,9411108917</text:p>
          </table:table-cell>
          <table:table-cell table:formula="of:=[.G89]/[.J89]" office:value-type="float" office:value="1.37189560257018" calcext:value-type="float">
            <text:p>1,3718956026</text:p>
          </table:table-cell>
          <table:table-cell table:formula="of:=[.H89]/[.K89]" office:value-type="float" office:value="1.18370158496542" calcext:value-type="float">
            <text:p>1,183701585</text:p>
          </table:table-cell>
          <table:table-cell table:formula="of:=[.I89]/[.L89]" office:value-type="float" office:value="0.22035439009819" calcext:value-type="float">
            <text:p>0,2203543901</text:p>
          </table:table-cell>
          <table:table-cell table:formula="of:=[.J89]/[.M89]" office:value-type="float" office:value="0.64258091859797" calcext:value-type="float">
            <text:p>0,6425809186</text:p>
          </table:table-cell>
          <table:table-cell table:formula="of:=[.K89]/[.N89]" office:value-type="float" office:value="0.787445357882634" calcext:value-type="float">
            <text:p>0,7874453579</text:p>
          </table:table-cell>
          <table:table-cell table:formula="of:=[.L89]/[.O89]" office:value-type="float" office:value="1.56796082418722" calcext:value-type="float">
            <text:p>1,5679608242</text:p>
          </table:table-cell>
          <table:table-cell table:formula="of:=[.M89]/[.P89]" office:value-type="float" office:value="0.871563996445331" calcext:value-type="float">
            <text:p>0,8715639964</text:p>
          </table:table-cell>
          <table:table-cell table:formula="of:=[.N89]/[.Q8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ugars</text:p>
          </table:table-cell>
          <table:table-cell table:style-name="ce3" office:value-type="string" calcext:value-type="string">
            <text:p>Xylose</text:p>
          </table:table-cell>
          <table:table-cell table:style-name="ce6" office:value-type="float" office:value="0.0127626440405659" calcext:value-type="float">
            <text:p>0,013</text:p>
          </table:table-cell>
          <table:table-cell table:style-name="ce6" office:value-type="float" office:value="0.00671875100968657" calcext:value-type="float">
            <text:p>0,007</text:p>
          </table:table-cell>
          <table:table-cell table:style-name="ce6" office:value-type="float" office:value="0.00705468328786654" calcext:value-type="float">
            <text:p>0,007</text:p>
          </table:table-cell>
          <table:table-cell table:style-name="ce6" office:value-type="float" office:value="0.0104400689318616" calcext:value-type="float">
            <text:p>0,010</text:p>
          </table:table-cell>
          <table:table-cell table:style-name="ce6" office:value-type="float" office:value="0.00641877710152181" calcext:value-type="float">
            <text:p>0,006</text:p>
          </table:table-cell>
          <table:table-cell table:style-name="ce6" office:value-type="float" office:value="0.0105801360949006" calcext:value-type="float">
            <text:p>0,011</text:p>
          </table:table-cell>
          <table:table-cell table:style-name="ce6" office:value-type="float" office:value="0.00307426366025445" calcext:value-type="float">
            <text:p>0,003</text:p>
          </table:table-cell>
          <table:table-cell table:style-name="ce6" office:value-type="float" office:value="0.00807204057215706" calcext:value-type="float">
            <text:p>0,008</text:p>
          </table:table-cell>
          <table:table-cell table:style-name="ce6" office:value-type="float" office:value="0.0105331995633661" calcext:value-type="float">
            <text:p>0,011</text:p>
          </table:table-cell>
          <table:table-cell table:style-name="ce6" office:value-type="float" office:value="0.0154410826905307" calcext:value-type="float">
            <text:p>0,015</text:p>
          </table:table-cell>
          <table:table-cell table:style-name="ce6" office:value-type="float" office:value="0.011316971943907" calcext:value-type="float">
            <text:p>0,011</text:p>
          </table:table-cell>
          <table:table-cell table:style-name="ce6" office:value-type="float" office:value="0.00964070470052924" calcext:value-type="float">
            <text:p>0,010</text:p>
          </table:table-cell>
          <table:table-cell table:style-name="ce6" office:value-type="float" office:value="0.0144045709713921" calcext:value-type="float">
            <text:p>0,014</text:p>
          </table:table-cell>
          <table:table-cell table:style-name="ce6" office:value-type="float" office:value="0.0170713516361282" calcext:value-type="float">
            <text:p>0,017</text:p>
          </table:table-cell>
          <table:table-cell table:style-name="ce8"/>
          <table:table-cell table:style-name="ce6" office:value-type="float" office:value="0.0154202748072647" calcext:value-type="float">
            <text:p>0,015</text:p>
          </table:table-cell>
          <table:table-cell table:style-name="ce6" office:value-type="float" office:value="0.00922678169287079" calcext:value-type="float">
            <text:p>0,009</text:p>
          </table:table-cell>
          <table:table-cell table:style-name="ce6" office:value-type="float" office:value="0.00843907711753132" calcext:value-type="float">
            <text:p>0,008</text:p>
          </table:table-cell>
          <table:table-cell table:style-name="ce6" office:value-type="float" office:value="0.0167694633348803" calcext:value-type="float">
            <text:p>0,017</text:p>
          </table:table-cell>
          <table:table-cell table:style-name="ce6" office:value-type="float" office:value="0.0127189076223128" calcext:value-type="float">
            <text:p>0,013</text:p>
          </table:table-cell>
          <table:table-cell table:style-name="ce6" office:value-type="float" office:value="0.0117564620055925" calcext:value-type="float">
            <text:p>0,012</text:p>
          </table:table-cell>
          <table:table-cell table:style-name="ce6" office:value-type="float" office:value="0.0150558932719189" calcext:value-type="float">
            <text:p>0,015</text:p>
          </table:table-cell>
          <table:table-cell table:style-name="ce6" office:value-type="float" office:value="0.0141737062796945" calcext:value-type="float">
            <text:p>0,014</text:p>
          </table:table-cell>
          <table:table-cell table:style-name="ce6" office:value-type="float" office:value="0.012764847438734" calcext:value-type="float">
            <text:p>0,013</text:p>
          </table:table-cell>
          <table:table-cell table:number-columns-repeated="3"/>
          <table:table-cell table:formula="of:=[.C90]/[.F90]" office:value-type="float" office:value="1.22246741126547" calcext:value-type="float">
            <text:p>1,2224674113</text:p>
          </table:table-cell>
          <table:table-cell table:formula="of:=[.D90]/[.G90]" office:value-type="float" office:value="1.04673380979278" calcext:value-type="float">
            <text:p>1,0467338098</text:p>
          </table:table-cell>
          <table:table-cell table:formula="of:=[.E90]/[.H90]" office:value-type="float" office:value="0.666785684474016" calcext:value-type="float">
            <text:p>0,6667856845</text:p>
          </table:table-cell>
          <table:table-cell table:formula="of:=[.F90]/[.I90]" office:value-type="float" office:value="3.39595756435461" calcext:value-type="float">
            <text:p>3,3959575644</text:p>
          </table:table-cell>
          <table:table-cell table:formula="of:=[.G90]/[.J90]" office:value-type="float" office:value="0.795186427043261" calcext:value-type="float">
            <text:p>0,795186427</text:p>
          </table:table-cell>
          <table:table-cell table:formula="of:=[.H90]/[.K90]" office:value-type="float" office:value="1.00445605641972" calcext:value-type="float">
            <text:p>1,0044560564</text:p>
          </table:table-cell>
          <table:table-cell table:formula="of:=[.I90]/[.L90]" office:value-type="float" office:value="0.199096379565388" calcext:value-type="float">
            <text:p>0,1990963796</text:p>
          </table:table-cell>
          <table:table-cell table:formula="of:=[.J90]/[.M90]" office:value-type="float" office:value="0.713268585639907" calcext:value-type="float">
            <text:p>0,7132685856</text:p>
          </table:table-cell>
          <table:table-cell table:formula="of:=[.K90]/[.N90]" office:value-type="float" office:value="1.09257568720966" calcext:value-type="float">
            <text:p>1,0925756872</text:p>
          </table:table-cell>
          <table:table-cell table:formula="of:=[.L90]/[.O90]" office:value-type="float" office:value="1.071957139244" calcext:value-type="float">
            <text:p>1,0719571392</text:p>
          </table:table-cell>
          <table:table-cell table:formula="of:=[.M90]/[.P90]" office:value-type="float" office:value="0.662921846209109" calcext:value-type="float">
            <text:p>0,6629218462</text:p>
          </table:table-cell>
          <table:table-cell table:formula="of:=[.N90]/[.Q9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Fatty Acids</text:p>
          </table:table-cell>
          <table:table-cell table:style-name="ce3" office:value-type="string" calcext:value-type="string">
            <text:p>Nonanoic acid</text:p>
          </table:table-cell>
          <table:table-cell table:style-name="ce6" office:value-type="float" office:value="0.0051908375379756" calcext:value-type="float">
            <text:p>0,005</text:p>
          </table:table-cell>
          <table:table-cell table:style-name="ce6" office:value-type="float" office:value="0.00495804486123471" calcext:value-type="float">
            <text:p>0,005</text:p>
          </table:table-cell>
          <table:table-cell table:style-name="ce6" office:value-type="float" office:value="0.00733645101396844" calcext:value-type="float">
            <text:p>0,007</text:p>
          </table:table-cell>
          <table:table-cell table:style-name="ce6" office:value-type="float" office:value="0.00646960898111878" calcext:value-type="float">
            <text:p>0,006</text:p>
          </table:table-cell>
          <table:table-cell table:style-name="ce6" office:value-type="float" office:value="0.00646430846750642" calcext:value-type="float">
            <text:p>0,006</text:p>
          </table:table-cell>
          <table:table-cell table:style-name="ce6" office:value-type="float" office:value="0.00684457330346963" calcext:value-type="float">
            <text:p>0,007</text:p>
          </table:table-cell>
          <table:table-cell table:style-name="ce6"/>
          <table:table-cell table:style-name="ce6" office:value-type="float" office:value="0.00386717211095567" calcext:value-type="float">
            <text:p>0,004</text:p>
          </table:table-cell>
          <table:table-cell table:style-name="ce6" office:value-type="float" office:value="0.00871006758789586" calcext:value-type="float">
            <text:p>0,009</text:p>
          </table:table-cell>
          <table:table-cell table:style-name="ce6"/>
          <table:table-cell table:style-name="ce6" office:value-type="float" office:value="0.00520406332708823" calcext:value-type="float">
            <text:p>0,005</text:p>
          </table:table-cell>
          <table:table-cell table:style-name="ce6" office:value-type="float" office:value="0.00798194155662763" calcext:value-type="float">
            <text:p>0,008</text:p>
          </table:table-cell>
          <table:table-cell table:style-name="ce6" office:value-type="float" office:value="0.00772082826899596" calcext:value-type="float">
            <text:p>0,008</text:p>
          </table:table-cell>
          <table:table-cell table:style-name="ce6" office:value-type="float" office:value="0.00409232320918862" calcext:value-type="float">
            <text:p>0,004</text:p>
          </table:table-cell>
          <table:table-cell table:style-name="ce8"/>
          <table:table-cell table:style-name="ce6" office:value-type="float" office:value="0.00976175588714532" calcext:value-type="float">
            <text:p>0,010</text:p>
          </table:table-cell>
          <table:table-cell table:style-name="ce6" office:value-type="float" office:value="0.0187243064523419" calcext:value-type="float">
            <text:p>0,019</text:p>
          </table:table-cell>
          <table:table-cell table:style-name="ce6" office:value-type="float" office:value="0.00875999891311364" calcext:value-type="float">
            <text:p>0,009</text:p>
          </table:table-cell>
          <table:table-cell table:style-name="ce6" office:value-type="float" office:value="0.00760808460067314" calcext:value-type="float">
            <text:p>0,008</text:p>
          </table:table-cell>
          <table:table-cell table:style-name="ce6" office:value-type="float" office:value="0.00976324852937648" calcext:value-type="float">
            <text:p>0,010</text:p>
          </table:table-cell>
          <table:table-cell table:style-name="ce6" office:value-type="float" office:value="0.00623098670341503" calcext:value-type="float">
            <text:p>0,006</text:p>
          </table:table-cell>
          <table:table-cell table:style-name="ce6" office:value-type="float" office:value="0.0176664676580238" calcext:value-type="float">
            <text:p>0,018</text:p>
          </table:table-cell>
          <table:table-cell table:style-name="ce6" office:value-type="float" office:value="0.0356748077055534" calcext:value-type="float">
            <text:p>0,036</text:p>
          </table:table-cell>
          <table:table-cell table:style-name="ce6" office:value-type="float" office:value="0.00880873754394383" calcext:value-type="float">
            <text:p>0,009</text:p>
          </table:table-cell>
          <table:table-cell table:number-columns-repeated="3"/>
          <table:table-cell table:formula="of:=[.C91]/[.F91]" office:value-type="float" office:value="0.802341772605545" calcext:value-type="float">
            <text:p>0,8023417726</text:p>
          </table:table-cell>
          <table:table-cell table:formula="of:=[.D91]/[.G91]" office:value-type="float" office:value="0.766987665603658" calcext:value-type="float">
            <text:p>0,7669876656</text:p>
          </table:table-cell>
          <table:table-cell table:formula="of:=[.E91]/[.H91]" office:value-type="float" office:value="1.07186389694292" calcext:value-type="float">
            <text:p>1,0718638969</text:p>
          </table:table-cell>
          <table:table-cell table:formula="of:=[.F91]/[.I91]" office:value-type="string" office:string-value="" calcext:value-type="error">
            <text:p>#DIV/0!</text:p>
          </table:table-cell>
          <table:table-cell table:formula="of:=[.G91]/[.J91]" office:value-type="float" office:value="1.67158540712297" calcext:value-type="float">
            <text:p>1,6715854071</text:p>
          </table:table-cell>
          <table:table-cell table:formula="of:=[.H91]/[.K91]" office:value-type="float" office:value="0.785823213700585" calcext:value-type="float">
            <text:p>0,7858232137</text:p>
          </table:table-cell>
          <table:table-cell table:formula="of:=[.I91]/[.L91]" office:value-type="string" office:string-value="" calcext:value-type="error">
            <text:p>#DIV/0!</text:p>
          </table:table-cell>
          <table:table-cell table:formula="of:=[.J91]/[.M91]" office:value-type="float" office:value="0.743106274442556" calcext:value-type="float">
            <text:p>0,7431062744</text:p>
          </table:table-cell>
          <table:table-cell table:formula="of:=[.K91]/[.N91]" office:value-type="float" office:value="1.0912216690767" calcext:value-type="float">
            <text:p>1,0912216691</text:p>
          </table:table-cell>
          <table:table-cell table:formula="of:=[.L91]/[.O91]" office:value-type="float" office:value="0" calcext:value-type="float">
            <text:p>0</text:p>
          </table:table-cell>
          <table:table-cell table:formula="of:=[.M91]/[.P91]" office:value-type="float" office:value="1.27166478820719" calcext:value-type="float">
            <text:p>1,2716647882</text:p>
          </table:table-cell>
          <table:table-cell table:formula="of:=[.N91]/[.Q9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3" table:number-rows-repeated="1048484">
          <table:table-cell table:number-columns-repeated="49"/>
        </table:table-row>
        <table:table-row table:style-name="ro3">
          <table:table-cell table:number-columns-repeated="49"/>
        </table:table-row>
      </table:table>
      <table:table table:name="WTMT_ratio_mets_0d1d7d21d_e2" table:style-name="ta1">
        <table:table-column table:style-name="co3" table:default-cell-style-name="ce3"/>
        <table:table-column table:style-name="co3" table:number-columns-repeated="12" table:default-cell-style-name="Default"/>
        <table:table-row table:style-name="ro1">
          <table:table-cell table:style-name="ce1"/>
          <table:table-cell table:number-columns-repeated="3" office:value-type="string" calcext:value-type="string">
            <text:p>0d</text:p>
          </table:table-cell>
          <table:table-cell table:number-columns-repeated="3" office:value-type="string" calcext:value-type="string">
            <text:p>1d</text:p>
          </table:table-cell>
          <table:table-cell table:number-columns-repeated="3" office:value-type="string" calcext:value-type="string">
            <text:p>7d</text:p>
          </table:table-cell>
          <table:table-cell table:number-columns-repeated="3" office:value-type="string" calcext:value-type="string">
            <text:p>21d</text:p>
          </table:table-cell>
        </table:table-row>
        <table:table-row table:style-name="ro4">
          <table:table-cell table:style-name="ce2" office:value-type="string" calcext:value-type="string">
            <text:p>Metabolite</text:p>
          </table:table-cell>
          <table:table-cell table:number-columns-repeated="3" office:value-type="string" calcext:value-type="string">
            <text:p>wt/mt_0</text:p>
          </table:table-cell>
          <table:table-cell table:number-columns-repeated="3" office:value-type="string" calcext:value-type="string">
            <text:p>wt/mt_1</text:p>
          </table:table-cell>
          <table:table-cell table:number-columns-repeated="3" office:value-type="string" calcext:value-type="string">
            <text:p>wt/mt_7</text:p>
          </table:table-cell>
          <table:table-cell table:number-columns-repeated="3" office:value-type="string" calcext:value-type="string">
            <text:p>wt/mt_21</text:p>
          </table:table-cell>
        </table:table-row>
        <table:table-row table:style-name="ro1">
          <table:table-cell office:value-type="string" calcext:value-type="string">
            <text:p>Azelaic Acid</text:p>
          </table:table-cell>
          <table:table-cell office:value-type="float" office:value="1.05583384934897" calcext:value-type="float">
            <text:p>1,0558338493</text:p>
          </table:table-cell>
          <table:table-cell office:value-type="float" office:value="1.18065654342465" calcext:value-type="float">
            <text:p>1,1806565434</text:p>
          </table:table-cell>
          <table:table-cell office:value-type="float" office:value="1.20681791484366" calcext:value-type="float">
            <text:p>1,2068179148</text:p>
          </table:table-cell>
          <table:table-cell office:value-type="float" office:value="1.52277104353729" calcext:value-type="float">
            <text:p>1,5227710435</text:p>
          </table:table-cell>
          <table:table-cell office:value-type="float" office:value="0.845911338673882" calcext:value-type="float">
            <text:p>0,8459113387</text:p>
          </table:table-cell>
          <table:table-cell office:value-type="float" office:value="1.33602605153051" calcext:value-type="float">
            <text:p>1,3360260515</text:p>
          </table:table-cell>
          <table:table-cell office:value-type="float" office:value="0.0672929390397013" calcext:value-type="float">
            <text:p>0,067292939</text:p>
          </table:table-cell>
          <table:table-cell office:value-type="float" office:value="1.18218839689215" calcext:value-type="float">
            <text:p>1,1821883969</text:p>
          </table:table-cell>
          <table:table-cell office:value-type="float" office:value="1.00949318319604" calcext:value-type="float">
            <text:p>1,0094931832</text:p>
          </table:table-cell>
          <table:table-cell office:value-type="float" office:value="12.8256249275578" calcext:value-type="float">
            <text:p>12,8256249276</text:p>
          </table:table-cell>
          <table:table-cell office:value-type="float" office:value="0.532784262009146" calcext:value-type="float">
            <text:p>0,532784262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enzoic acid, 4-hydroxy-</text:p>
          </table:table-cell>
          <table:table-cell office:value-type="float" office:value="0.761533083865559" calcext:value-type="float">
            <text:p>0,7615330839</text:p>
          </table:table-cell>
          <table:table-cell office:value-type="float" office:value="0.765124936097159" calcext:value-type="float">
            <text:p>0,7651249361</text:p>
          </table:table-cell>
          <table:table-cell office:value-type="float" office:value="1.06249334089289" calcext:value-type="float">
            <text:p>1,0624933409</text:p>
          </table:table-cell>
          <table:table-cell office:value-type="float" office:value="0.655758154066192" calcext:value-type="float">
            <text:p>0,6557581541</text:p>
          </table:table-cell>
          <table:table-cell office:value-type="float" office:value="1.13911450226371" calcext:value-type="float">
            <text:p>1,1391145023</text:p>
          </table:table-cell>
          <table:table-cell office:value-type="float" office:value="1.59051375551567" calcext:value-type="float">
            <text:p>1,5905137555</text:p>
          </table:table-cell>
          <table:table-cell office:value-type="float" office:value="0.467716681202334" calcext:value-type="float">
            <text:p>0,4677166812</text:p>
          </table:table-cell>
          <table:table-cell office:value-type="float" office:value="2.89401104835736" calcext:value-type="float">
            <text:p>2,8940110484</text:p>
          </table:table-cell>
          <table:table-cell office:value-type="float" office:value="0.938189117432177" calcext:value-type="float">
            <text:p>0,9381891174</text:p>
          </table:table-cell>
          <table:table-cell office:value-type="float" office:value="2.78847237430057" calcext:value-type="float">
            <text:p>2,7884723743</text:p>
          </table:table-cell>
          <table:table-cell office:value-type="float" office:value="0.458071925882377" calcext:value-type="float">
            <text:p>0,458071925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float" office:value="0.42744060237585" calcext:value-type="float">
            <text:p>0,4274406024</text:p>
          </table:table-cell>
          <table:table-cell office:value-type="float" office:value="0.15732683658098" calcext:value-type="float">
            <text:p>0,1573268366</text:p>
          </table:table-cell>
          <table:table-cell office:value-type="float" office:value="0.270792899931016" calcext:value-type="float">
            <text:p>0,2707928999</text:p>
          </table:table-cell>
          <table:table-cell office:value-type="float" office:value="3.75872749518426" calcext:value-type="float">
            <text:p>3,7587274952</text:p>
          </table:table-cell>
          <table:table-cell office:value-type="float" office:value="2.88240409084228" calcext:value-type="float">
            <text:p>2,8824040908</text:p>
          </table:table-cell>
          <table:table-cell office:value-type="float" office:value="4.15355723350272" calcext:value-type="float">
            <text:p>4,1535572335</text:p>
          </table:table-cell>
          <table:table-cell office:value-type="float" office:value="0.0837013421212672" calcext:value-type="float">
            <text:p>0,0837013421</text:p>
          </table:table-cell>
          <table:table-cell office:value-type="float" office:value="0.545251196077696" calcext:value-type="float">
            <text:p>0,5452511961</text:p>
          </table:table-cell>
          <table:table-cell office:value-type="float" office:value="0.20582390585029" calcext:value-type="float">
            <text:p>0,2058239059</text:p>
          </table:table-cell>
          <table:table-cell office:value-type="float" office:value="2.88775800922337" calcext:value-type="float">
            <text:p>2,8877580092</text:p>
          </table:table-cell>
          <table:table-cell office:value-type="float" office:value="0.672007428511887" calcext:value-type="float">
            <text:p>0,672007428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float" office:value="1.61137113721963" calcext:value-type="float">
            <text:p>1,6113711372</text:p>
          </table:table-cell>
          <table:table-cell office:value-type="float" office:value="0.831020129094287" calcext:value-type="float">
            <text:p>0,8310201291</text:p>
          </table:table-cell>
          <table:table-cell office:value-type="float" office:value="0.596029819060058" calcext:value-type="float">
            <text:p>0,5960298191</text:p>
          </table:table-cell>
          <table:table-cell office:value-type="float" office:value="4.94309223423171" calcext:value-type="float">
            <text:p>4,9430922342</text:p>
          </table:table-cell>
          <table:table-cell office:value-type="float" office:value="1.67163875023256" calcext:value-type="float">
            <text:p>1,6716387502</text:p>
          </table:table-cell>
          <table:table-cell office:value-type="float" office:value="5.43004178926896" calcext:value-type="float">
            <text:p>5,4300417893</text:p>
          </table:table-cell>
          <table:table-cell office:value-type="float" office:value="0.0765187179918254" calcext:value-type="float">
            <text:p>0,076518718</text:p>
          </table:table-cell>
          <table:table-cell office:value-type="float" office:value="1.02353012292033" calcext:value-type="float">
            <text:p>1,0235301229</text:p>
          </table:table-cell>
          <table:table-cell office:value-type="float" office:value="0.329505667206128" calcext:value-type="float">
            <text:p>0,3295056672</text:p>
          </table:table-cell>
          <table:table-cell office:value-type="float" office:value="1.17833258004522" calcext:value-type="float">
            <text:p>1,17833258</text:p>
          </table:table-cell>
          <table:table-cell office:value-type="float" office:value="0.307042349177722" calcext:value-type="float">
            <text:p>0,3070423492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taric acid, 2-hydroxy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taric acid, 2-oxo-</text:p>
          </table:table-cell>
          <table:table-cell office:value-type="float" office:value="0.628080941800443" calcext:value-type="float">
            <text:p>0,6280809418</text:p>
          </table:table-cell>
          <table:table-cell office:value-type="float" office:value="0.443912933095782" calcext:value-type="float">
            <text:p>0,4439129331</text:p>
          </table:table-cell>
          <table:table-cell office:value-type="float" office:value="0.738039477665111" calcext:value-type="float">
            <text:p>0,738039477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92165211826852" calcext:value-type="float">
            <text:p>1,9216521183</text:p>
          </table:table-cell>
          <table:table-cell office:value-type="float" office:value="1.37742326800775" calcext:value-type="float">
            <text:p>1,377423268</text:p>
          </table:table-cell>
          <table:table-cell office:value-type="float" office:value="0" calcext:value-type="float">
            <text:p>0</text:p>
          </table:table-cell>
          <table:table-cell office:value-type="float" office:value="0.331044696627582" calcext:value-type="float">
            <text:p>0,3310446966</text:p>
          </table:table-cell>
          <table:table-cell office:value-type="float" office:value="0.604501082488215" calcext:value-type="float">
            <text:p>0,6045010825</text:p>
          </table:table-cell>
          <table:table-cell office:value-type="float" office:value="2.30730029594421" calcext:value-type="float">
            <text:p>2,3073002959</text:p>
          </table:table-cell>
          <table:table-cell office:value-type="float" office:value="1.30716017928827" calcext:value-type="float">
            <text:p>1,307160179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ctic acid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859241588085724" calcext:value-type="float">
            <text:p>0,8592415881</text:p>
          </table:table-cell>
          <table:table-cell office:value-type="float" office:value="0.51803522669863" calcext:value-type="float">
            <text:p>0,5180352267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lic acid</text:p>
          </table:table-cell>
          <table:table-cell office:value-type="float" office:value="0.801448491948671" calcext:value-type="float">
            <text:p>0,8014484919</text:p>
          </table:table-cell>
          <table:table-cell office:value-type="float" office:value="0.418284452332592" calcext:value-type="float">
            <text:p>0,4182844523</text:p>
          </table:table-cell>
          <table:table-cell office:value-type="float" office:value="0.519141545871549" calcext:value-type="float">
            <text:p>0,5191415459</text:p>
          </table:table-cell>
          <table:table-cell office:value-type="float" office:value="6.80188038454159" calcext:value-type="float">
            <text:p>6,8018803845</text:p>
          </table:table-cell>
          <table:table-cell office:value-type="float" office:value="2.92202281265468" calcext:value-type="float">
            <text:p>2,9220228127</text:p>
          </table:table-cell>
          <table:table-cell office:value-type="float" office:value="5.10762918531214" calcext:value-type="float">
            <text:p>5,1076291853</text:p>
          </table:table-cell>
          <table:table-cell office:value-type="float" office:value="0.0988789979997445" calcext:value-type="float">
            <text:p>0,098878998</text:p>
          </table:table-cell>
          <table:table-cell office:value-type="float" office:value="0.58914342939445" calcext:value-type="float">
            <text:p>0,5891434294</text:p>
          </table:table-cell>
          <table:table-cell office:value-type="float" office:value="0.403486770218287" calcext:value-type="float">
            <text:p>0,4034867702</text:p>
          </table:table-cell>
          <table:table-cell office:value-type="float" office:value="1.14684141658915" calcext:value-type="float">
            <text:p>1,1468414166</text:p>
          </table:table-cell>
          <table:table-cell office:value-type="float" office:value="0.456301124984786" calcext:value-type="float">
            <text:p>0,45630112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lonic acid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14183945010693" calcext:value-type="float">
            <text:p>0,714183945</text:p>
          </table:table-cell>
          <table:table-cell office:value-type="float" office:value="1.42540111230184" calcext:value-type="float">
            <text:p>1,4254011123</text:p>
          </table:table-cell>
          <table:table-cell office:value-type="float" office:value="0" calcext:value-type="float">
            <text:p>0</text:p>
          </table:table-cell>
          <table:table-cell office:value-type="float" office:value="1.14840780360775" calcext:value-type="float">
            <text:p>1,1484078036</text:p>
          </table:table-cell>
          <table:table-cell office:value-type="float" office:value="1.08712330600029" calcext:value-type="float">
            <text:p>1,087123306</text:p>
          </table:table-cell>
          <table:table-cell office:value-type="float" office:value="0.596783414056348" calcext:value-type="float">
            <text:p>0,5967834141</text:p>
          </table:table-cell>
          <table:table-cell office:value-type="float" office:value="1.06262418263096" calcext:value-type="float">
            <text:p>1,0626241826</text:p>
          </table:table-cell>
          <table:table-cell office:value-type="float" office:value="1.15456974349876" calcext:value-type="float">
            <text:p>1,1545697435</text:p>
          </table:table-cell>
          <table:table-cell office:value-type="float" office:value="1.97547070500025" calcext:value-type="float">
            <text:p>1,975470705</text:p>
          </table:table-cell>
          <table:table-cell office:value-type="float" office:value="0.803616788233575" calcext:value-type="float">
            <text:p>0,8036167882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yruvic acid</text:p>
          </table:table-cell>
          <table:table-cell office:value-type="float" office:value="0.871622163451642" calcext:value-type="float">
            <text:p>0,8716221635</text:p>
          </table:table-cell>
          <table:table-cell office:value-type="float" office:value="1.0276612521552" calcext:value-type="float">
            <text:p>1,0276612522</text:p>
          </table:table-cell>
          <table:table-cell office:value-type="float" office:value="1.45997133014937" calcext:value-type="float">
            <text:p>1,4599713301</text:p>
          </table:table-cell>
          <table:table-cell office:value-type="float" office:value="0.315784698619251" calcext:value-type="float">
            <text:p>0,3157846986</text:p>
          </table:table-cell>
          <table:table-cell office:value-type="float" office:value="0.675290953741323" calcext:value-type="float">
            <text:p>0,6752909537</text:p>
          </table:table-cell>
          <table:table-cell office:value-type="float" office:value="1.78454360559865" calcext:value-type="float">
            <text:p>1,7845436056</text:p>
          </table:table-cell>
          <table:table-cell office:value-type="float" office:value="1.12272268586747" calcext:value-type="float">
            <text:p>1,1227226859</text:p>
          </table:table-cell>
          <table:table-cell office:value-type="float" office:value="1.6765078131583" calcext:value-type="float">
            <text:p>1,6765078132</text:p>
          </table:table-cell>
          <table:table-cell office:value-type="float" office:value="1.19224699599634" calcext:value-type="float">
            <text:p>1,192246996</text:p>
          </table:table-cell>
          <table:table-cell office:value-type="float" office:value="0.732726435412436" calcext:value-type="float">
            <text:p>0,7327264354</text:p>
          </table:table-cell>
          <table:table-cell office:value-type="float" office:value="0.424574254531599" calcext:value-type="float">
            <text:p>0,424574254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table:style-name="ce4" office:value-type="string" calcext:value-type="string">
            <text:p>Salicylic acid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5079819359486" calcext:value-type="float">
            <text:p>0,9150798194</text:p>
          </table:table-cell>
          <table:table-cell office:value-type="float" office:value="0.33173549670474" calcext:value-type="float">
            <text:p>0,331735496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hikimic acid</text:p>
          </table:table-cell>
          <table:table-cell office:value-type="float" office:value="1.38154749009293" calcext:value-type="float">
            <text:p>1,3815474901</text:p>
          </table:table-cell>
          <table:table-cell office:value-type="float" office:value="1.63425287636567" calcext:value-type="float">
            <text:p>1,6342528764</text:p>
          </table:table-cell>
          <table:table-cell office:value-type="float" office:value="1.45324676966029" calcext:value-type="float">
            <text:p>1,4532467697</text:p>
          </table:table-cell>
          <table:table-cell office:value-type="float" office:value="2.79714756357494" calcext:value-type="float">
            <text:p>2,7971475636</text:p>
          </table:table-cell>
          <table:table-cell office:value-type="float" office:value="0.782775634617358" calcext:value-type="float">
            <text:p>0,7827756346</text:p>
          </table:table-cell>
          <table:table-cell office:value-type="float" office:value="1.37167866846675" calcext:value-type="float">
            <text:p>1,3716786685</text:p>
          </table:table-cell>
          <table:table-cell office:value-type="float" office:value="0.187151349221397" calcext:value-type="float">
            <text:p>0,1871513492</text:p>
          </table:table-cell>
          <table:table-cell office:value-type="float" office:value="1.0952248246907" calcext:value-type="float">
            <text:p>1,0952248247</text:p>
          </table:table-cell>
          <table:table-cell office:value-type="float" office:value="1.01960668560936" calcext:value-type="float">
            <text:p>1,0196066856</text:p>
          </table:table-cell>
          <table:table-cell office:value-type="float" office:value="2.22926158658768" calcext:value-type="float">
            <text:p>2,2292615866</text:p>
          </table:table-cell>
          <table:table-cell office:value-type="float" office:value="0.590542710610101" calcext:value-type="float">
            <text:p>0,590542710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float" office:value="1.15818061163349" calcext:value-type="float">
            <text:p>1,1581806116</text:p>
          </table:table-cell>
          <table:table-cell office:value-type="float" office:value="0.647712131957908" calcext:value-type="float">
            <text:p>0,647712132</text:p>
          </table:table-cell>
          <table:table-cell office:value-type="float" office:value="0.730653278385419" calcext:value-type="float">
            <text:p>0,7306532784</text:p>
          </table:table-cell>
          <table:table-cell office:value-type="float" office:value="2.29345182030171" calcext:value-type="float">
            <text:p>2,2934518203</text:p>
          </table:table-cell>
          <table:table-cell office:value-type="float" office:value="1.84723330430293" calcext:value-type="float">
            <text:p>1,8472333043</text:p>
          </table:table-cell>
          <table:table-cell office:value-type="float" office:value="1.36354908838737" calcext:value-type="float">
            <text:p>1,3635490884</text:p>
          </table:table-cell>
          <table:table-cell office:value-type="float" office:value="0.117271883682839" calcext:value-type="float">
            <text:p>0,1172718837</text:p>
          </table:table-cell>
          <table:table-cell office:value-type="float" office:value="0.558843116687354" calcext:value-type="float">
            <text:p>0,5588431167</text:p>
          </table:table-cell>
          <table:table-cell office:value-type="float" office:value="0.718560188141783" calcext:value-type="float">
            <text:p>0,7185601881</text:p>
          </table:table-cell>
          <table:table-cell office:value-type="float" office:value="2.52069165038192" calcext:value-type="float">
            <text:p>2,5206916504</text:p>
          </table:table-cell>
          <table:table-cell office:value-type="float" office:value="0.865799119718029" calcext:value-type="float">
            <text:p>0,865799119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float" office:value="1.22316744980488" calcext:value-type="float">
            <text:p>1,2231674498</text:p>
          </table:table-cell>
          <table:table-cell office:value-type="float" office:value="0.438831853134957" calcext:value-type="float">
            <text:p>0,4388318531</text:p>
          </table:table-cell>
          <table:table-cell office:value-type="float" office:value="0.661161041813929" calcext:value-type="float">
            <text:p>0,6611610418</text:p>
          </table:table-cell>
          <table:table-cell office:value-type="float" office:value="2.13114049733412" calcext:value-type="float">
            <text:p>2,1311404973</text:p>
          </table:table-cell>
          <table:table-cell office:value-type="float" office:value="7.54952822701642" calcext:value-type="float">
            <text:p>7,549528227</text:p>
          </table:table-cell>
          <table:table-cell office:value-type="float" office:value="1.56101594468403" calcext:value-type="float">
            <text:p>1,5610159447</text:p>
          </table:table-cell>
          <table:table-cell office:value-type="float" office:value="0.19591711646879" calcext:value-type="float">
            <text:p>0,1959171165</text:p>
          </table:table-cell>
          <table:table-cell office:value-type="float" office:value="0.109031185046807" calcext:value-type="float">
            <text:p>0,109031185</text:p>
          </table:table-cell>
          <table:table-cell office:value-type="float" office:value="0.249922204349865" calcext:value-type="float">
            <text:p>0,2499222043</text:p>
          </table:table-cell>
          <table:table-cell office:value-type="float" office:value="3.28459138598742" calcext:value-type="float">
            <text:p>3,284591386</text:p>
          </table:table-cell>
          <table:table-cell office:value-type="float" office:value="1.01867472170527" calcext:value-type="float">
            <text:p>1,018674721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lanine, 3-cyano-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96866656202201" calcext:value-type="float">
            <text:p>1,968666562</text:p>
          </table:table-cell>
          <table:table-cell office:value-type="float" office:value="1.16895655468585" calcext:value-type="float">
            <text:p>1,1689565547</text:p>
          </table:table-cell>
          <table:table-cell office:value-type="float" office:value="0" calcext:value-type="float">
            <text:p>0</text:p>
          </table:table-cell>
          <table:table-cell office:value-type="float" office:value="4.38004000906135" calcext:value-type="float">
            <text:p>4,3800400091</text:p>
          </table:table-cell>
          <table:table-cell office:value-type="float" office:value="0.706539650946031" calcext:value-type="float">
            <text:p>0,7065396509</text:p>
          </table:table-cell>
          <table:table-cell office:value-type="float" office:value="3.40960914036053" calcext:value-type="float">
            <text:p>3,4096091404</text:p>
          </table:table-cell>
          <table:table-cell office:value-type="float" office:value="0.126596937780014" calcext:value-type="float">
            <text:p>0,126596937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lanine, beta-</text:p>
          </table:table-cell>
          <table:table-cell office:value-type="float" office:value="0.298449235938167" calcext:value-type="float">
            <text:p>0,2984492359</text:p>
          </table:table-cell>
          <table:table-cell office:value-type="float" office:value="0.345800881760565" calcext:value-type="float">
            <text:p>0,3458008818</text:p>
          </table:table-cell>
          <table:table-cell office:value-type="float" office:value="0.451153390110719" calcext:value-type="float">
            <text:p>0,4511533901</text:p>
          </table:table-cell>
          <table:table-cell office:value-type="float" office:value="8.09290891178827" calcext:value-type="float">
            <text:p>8,0929089118</text:p>
          </table:table-cell>
          <table:table-cell office:value-type="float" office:value="1.79666031343549" calcext:value-type="float">
            <text:p>1,7966603134</text:p>
          </table:table-cell>
          <table:table-cell office:value-type="float" office:value="1.87826570728609" calcext:value-type="float">
            <text:p>1,8782657073</text:p>
          </table:table-cell>
          <table:table-cell office:value-type="float" office:value="0.107456149802952" calcext:value-type="float">
            <text:p>0,1074561498</text:p>
          </table:table-cell>
          <table:table-cell office:value-type="float" office:value="0.490458680036405" calcext:value-type="float">
            <text:p>0,49045868</text:p>
          </table:table-cell>
          <table:table-cell office:value-type="float" office:value="0.457405023135393" calcext:value-type="float">
            <text:p>0,4574050231</text:p>
          </table:table-cell>
          <table:table-cell office:value-type="float" office:value="1.50535072108997" calcext:value-type="float">
            <text:p>1,5053507211</text:p>
          </table:table-cell>
          <table:table-cell office:value-type="float" office:value="0.733696195806725" calcext:value-type="float">
            <text:p>0,733696195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float" office:value="0.424341952745596" calcext:value-type="float">
            <text:p>0,4243419527</text:p>
          </table:table-cell>
          <table:table-cell office:value-type="float" office:value="0.126648399437279" calcext:value-type="float">
            <text:p>0,1266483994</text:p>
          </table:table-cell>
          <table:table-cell office:value-type="float" office:value="2.12418463240991" calcext:value-type="float">
            <text:p>2,1241846324</text:p>
          </table:table-cell>
          <table:table-cell office:value-type="float" office:value="1.27409325053527" calcext:value-type="float">
            <text:p>1,2740932505</text:p>
          </table:table-cell>
          <table:table-cell office:value-type="float" office:value="1.14353638391859" calcext:value-type="float">
            <text:p>1,1435363839</text:p>
          </table:table-cell>
          <table:table-cell office:value-type="float" office:value="0.584439873894232" calcext:value-type="float">
            <text:p>0,5844398739</text:p>
          </table:table-cell>
          <table:table-cell office:value-type="float" office:value="0.908342790060908" calcext:value-type="float">
            <text:p>0,9083427901</text:p>
          </table:table-cell>
          <table:table-cell office:value-type="float" office:value="0.867689628728706" calcext:value-type="float">
            <text:p>0,8676896287</text:p>
          </table:table-cell>
          <table:table-cell office:value-type="float" office:value="0.0755619716984677" calcext:value-type="float">
            <text:p>0,0755619717</text:p>
          </table:table-cell>
          <table:table-cell office:value-type="float" office:value="1.51008269186066" calcext:value-type="float">
            <text:p>1,5100826919</text:p>
          </table:table-cell>
          <table:table-cell office:value-type="float" office:value="0.134933191911028" calcext:value-type="float">
            <text:p>0,134933191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float" office:value="1.00763232621481" calcext:value-type="float">
            <text:p>1,0076323262</text:p>
          </table:table-cell>
          <table:table-cell office:value-type="float" office:value="0.826243063197676" calcext:value-type="float">
            <text:p>0,8262430632</text:p>
          </table:table-cell>
          <table:table-cell office:value-type="float" office:value="0.900118035271085" calcext:value-type="float">
            <text:p>0,9001180353</text:p>
          </table:table-cell>
          <table:table-cell office:value-type="float" office:value="4.76323103445964" calcext:value-type="float">
            <text:p>4,7632310345</text:p>
          </table:table-cell>
          <table:table-cell office:value-type="float" office:value="1.65331669647323" calcext:value-type="float">
            <text:p>1,6533166965</text:p>
          </table:table-cell>
          <table:table-cell office:value-type="float" office:value="1.95193897166095" calcext:value-type="float">
            <text:p>1,9519389717</text:p>
          </table:table-cell>
          <table:table-cell office:value-type="float" office:value="0.143130806277863" calcext:value-type="float">
            <text:p>0,1431308063</text:p>
          </table:table-cell>
          <table:table-cell office:value-type="float" office:value="0.443624511411775" calcext:value-type="float">
            <text:p>0,4436245114</text:p>
          </table:table-cell>
          <table:table-cell office:value-type="float" office:value="0.5962925015172" calcext:value-type="float">
            <text:p>0,5962925015</text:p>
          </table:table-cell>
          <table:table-cell office:value-type="float" office:value="0.975434946329003" calcext:value-type="float">
            <text:p>0,9754349463</text:p>
          </table:table-cell>
          <table:table-cell office:value-type="float" office:value="0.748705683645149" calcext:value-type="float">
            <text:p>0,748705683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utanoic acid, 4-amino-</text:p>
          </table:table-cell>
          <table:table-cell office:value-type="float" office:value="0.348407034750727" calcext:value-type="float">
            <text:p>0,3484070348</text:p>
          </table:table-cell>
          <table:table-cell office:value-type="float" office:value="0.257976714974955" calcext:value-type="float">
            <text:p>0,257976715</text:p>
          </table:table-cell>
          <table:table-cell office:value-type="float" office:value="0.758653792483782" calcext:value-type="float">
            <text:p>0,7586537925</text:p>
          </table:table-cell>
          <table:table-cell office:value-type="float" office:value="8.1360313137371" calcext:value-type="float">
            <text:p>8,1360313137</text:p>
          </table:table-cell>
          <table:table-cell office:value-type="float" office:value="2.28701429332244" calcext:value-type="float">
            <text:p>2,2870142933</text:p>
          </table:table-cell>
          <table:table-cell office:value-type="float" office:value="0.970790124692019" calcext:value-type="float">
            <text:p>0,9707901247</text:p>
          </table:table-cell>
          <table:table-cell office:value-type="float" office:value="0.0498648235023803" calcext:value-type="float">
            <text:p>0,0498648235</text:p>
          </table:table-cell>
          <table:table-cell office:value-type="float" office:value="0.799975540658419" calcext:value-type="float">
            <text:p>0,7999755407</text:p>
          </table:table-cell>
          <table:table-cell office:value-type="float" office:value="0.517788712499309" calcext:value-type="float">
            <text:p>0,5177887125</text:p>
          </table:table-cell>
          <table:table-cell office:value-type="float" office:value="3.80563428270786" calcext:value-type="float">
            <text:p>3,8056342827</text:p>
          </table:table-cell>
          <table:table-cell office:value-type="float" office:value="0.53879662700718" calcext:value-type="float">
            <text:p>0,53879662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aproic acid, 6-amino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float" office:value="0.0569751060711274" calcext:value-type="float">
            <text:p>0,0569751061</text:p>
          </table:table-cell>
          <table:table-cell office:value-type="float" office:value="0.0557952386120733" calcext:value-type="float">
            <text:p>0,0557952386</text:p>
          </table:table-cell>
          <table:table-cell office:value-type="float" office:value="0.165728848526977" calcext:value-type="float">
            <text:p>0,1657288485</text:p>
          </table:table-cell>
          <table:table-cell office:value-type="float" office:value="12.4951954234578" calcext:value-type="float">
            <text:p>12,4951954235</text:p>
          </table:table-cell>
          <table:table-cell office:value-type="float" office:value="0.950468141771722" calcext:value-type="float">
            <text:p>0,9504681418</text:p>
          </table:table-cell>
          <table:table-cell office:value-type="float" office:value="0.883568695226881" calcext:value-type="float">
            <text:p>0,8835686952</text:p>
          </table:table-cell>
          <table:table-cell office:value-type="float" office:value="0.0239750436818931" calcext:value-type="float">
            <text:p>0,0239750437</text:p>
          </table:table-cell>
          <table:table-cell office:value-type="float" office:value="0.815533833930038" calcext:value-type="float">
            <text:p>0,8155338339</text:p>
          </table:table-cell>
          <table:table-cell office:value-type="float" office:value="0.461913635690502" calcext:value-type="float">
            <text:p>0,4619136357</text:p>
          </table:table-cell>
          <table:table-cell office:value-type="float" office:value="9.13241389619553" calcext:value-type="float">
            <text:p>9,1324138962</text:p>
          </table:table-cell>
          <table:table-cell office:value-type="float" office:value="0.371448890401097" calcext:value-type="float">
            <text:p>0,371448890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float" office:value="0.843425764968767" calcext:value-type="float">
            <text:p>0,843425765</text:p>
          </table:table-cell>
          <table:table-cell office:value-type="float" office:value="0.345318693130443" calcext:value-type="float">
            <text:p>0,3453186931</text:p>
          </table:table-cell>
          <table:table-cell office:value-type="float" office:value="0" calcext:value-type="float">
            <text:p>0</text:p>
          </table:table-cell>
          <table:table-cell office:value-type="float" office:value="0.457653696538135" calcext:value-type="float">
            <text:p>0,4576536965</text:p>
          </table:table-cell>
          <table:table-cell office:value-type="float" office:value="1.88520708484823" calcext:value-type="float">
            <text:p>1,8852070848</text:p>
          </table:table-cell>
          <table:table-cell office:value-type="float" office:value="1.02523387365468" calcext:value-type="float">
            <text:p>1,0252338737</text:p>
          </table:table-cell>
          <table:table-cell office:value-type="float" office:value="0.755355713871781" calcext:value-type="float">
            <text:p>0,7553557139</text:p>
          </table:table-cell>
          <table:table-cell office:value-type="float" office:value="0.419400025326754" calcext:value-type="float">
            <text:p>0,4194000253</text:p>
          </table:table-cell>
          <table:table-cell office:value-type="float" office:value="0.112105860375198" calcext:value-type="float">
            <text:p>0,1121058604</text:p>
          </table:table-cell>
          <table:table-cell office:value-type="float" office:value="4.32925707927725" calcext:value-type="float">
            <text:p>4,3292570793</text:p>
          </table:table-cell>
          <table:table-cell office:value-type="float" office:value="0.211838322868922" calcext:value-type="float">
            <text:p>0,211838322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float" office:value="0.587870915466616" calcext:value-type="float">
            <text:p>0,5878709155</text:p>
          </table:table-cell>
          <table:table-cell office:value-type="float" office:value="0.675553281648887" calcext:value-type="float">
            <text:p>0,6755532816</text:p>
          </table:table-cell>
          <table:table-cell office:value-type="float" office:value="0.534627610249508" calcext:value-type="float">
            <text:p>0,5346276102</text:p>
          </table:table-cell>
          <table:table-cell office:value-type="float" office:value="13.6398090277967" calcext:value-type="float">
            <text:p>13,6398090278</text:p>
          </table:table-cell>
          <table:table-cell office:value-type="float" office:value="5.46731268897826" calcext:value-type="float">
            <text:p>5,467312689</text:p>
          </table:table-cell>
          <table:table-cell office:value-type="float" office:value="3.6912365481258" calcext:value-type="float">
            <text:p>3,6912365481</text:p>
          </table:table-cell>
          <table:table-cell office:value-type="float" office:value="0.0237487589810218" calcext:value-type="float">
            <text:p>0,023748759</text:p>
          </table:table-cell>
          <table:table-cell office:value-type="float" office:value="0.0782276638423513" calcext:value-type="float">
            <text:p>0,0782276638</text:p>
          </table:table-cell>
          <table:table-cell office:value-type="float" office:value="0.114709629642217" calcext:value-type="float">
            <text:p>0,1147096296</text:p>
          </table:table-cell>
          <table:table-cell office:value-type="float" office:value="48.6238846897149" calcext:value-type="float">
            <text:p>48,6238846897</text:p>
          </table:table-cell>
          <table:table-cell office:value-type="float" office:value="2.5001619291388" calcext:value-type="float">
            <text:p>2,5001619291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eucine, cyclo-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float" office:value="1.18080284350969" calcext:value-type="float">
            <text:p>1,1808028435</text:p>
          </table:table-cell>
          <table:table-cell office:value-type="float" office:value="0.791914405473762" calcext:value-type="float">
            <text:p>0,7919144055</text:p>
          </table:table-cell>
          <table:table-cell office:value-type="float" office:value="1.26331738092655" calcext:value-type="float">
            <text:p>1,2633173809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Carboxyglycine</text:p>
          </table:table-cell>
          <table:table-cell office:value-type="float" office:value="0.423707564953414" calcext:value-type="float">
            <text:p>0,423707565</text:p>
          </table:table-cell>
          <table:table-cell office:value-type="float" office:value="0.284688271221723" calcext:value-type="float">
            <text:p>0,2846882712</text:p>
          </table:table-cell>
          <table:table-cell office:value-type="float" office:value="0.324386838366452" calcext:value-type="float">
            <text:p>0,3243868384</text:p>
          </table:table-cell>
          <table:table-cell office:value-type="float" office:value="83.1614827390945" calcext:value-type="float">
            <text:p>83,1614827391</text:p>
          </table:table-cell>
          <table:table-cell office:value-type="float" office:value="5.45112004998016" calcext:value-type="float">
            <text:p>5,45112005</text:p>
          </table:table-cell>
          <table:table-cell office:value-type="float" office:value="5.29064541821426" calcext:value-type="float">
            <text:p>5,2906454182</text:p>
          </table:table-cell>
          <table:table-cell office:value-type="float" office:value="0.01283733943697" calcext:value-type="float">
            <text:p>0,0128373394</text:p>
          </table:table-cell>
          <table:table-cell office:value-type="float" office:value="0.112561001779422" calcext:value-type="float">
            <text:p>0,1125610018</text:p>
          </table:table-cell>
          <table:table-cell office:value-type="float" office:value="0.114469834988534" calcext:value-type="float">
            <text:p>0,114469835</text:p>
          </table:table-cell>
          <table:table-cell office:value-type="float" office:value="12.1581079180032" calcext:value-type="float">
            <text:p>12,158107918</text:p>
          </table:table-cell>
          <table:table-cell office:value-type="float" office:value="2.11356532596599" calcext:value-type="float">
            <text:p>2,11356532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Ornithine</text:p>
          </table:table-cell>
          <table:table-cell office:value-type="float" office:value="0.369272352119677" calcext:value-type="float">
            <text:p>0,3692723521</text:p>
          </table:table-cell>
          <table:table-cell office:value-type="float" office:value="0.155511142093224" calcext:value-type="float">
            <text:p>0,1555111421</text:p>
          </table:table-cell>
          <table:table-cell office:value-type="float" office:value="0.290488246190857" calcext:value-type="float">
            <text:p>0,2904882462</text:p>
          </table:table-cell>
          <table:table-cell office:value-type="float" office:value="4.95601818018873" calcext:value-type="float">
            <text:p>4,9560181802</text:p>
          </table:table-cell>
          <table:table-cell office:value-type="float" office:value="2.69618764368347" calcext:value-type="float">
            <text:p>2,6961876437</text:p>
          </table:table-cell>
          <table:table-cell office:value-type="float" office:value="3.13027534706235" calcext:value-type="float">
            <text:p>3,1302753471</text:p>
          </table:table-cell>
          <table:table-cell office:value-type="float" office:value="0.0740178829739477" calcext:value-type="float">
            <text:p>0,074017883</text:p>
          </table:table-cell>
          <table:table-cell office:value-type="float" office:value="0.618650594522544" calcext:value-type="float">
            <text:p>0,6186505945</text:p>
          </table:table-cell>
          <table:table-cell office:value-type="float" office:value="0.109413821491" calcext:value-type="float">
            <text:p>0,1094138215</text:p>
          </table:table-cell>
          <table:table-cell office:value-type="float" office:value="3.1042052343236" calcext:value-type="float">
            <text:p>3,1042052343</text:p>
          </table:table-cell>
          <table:table-cell office:value-type="float" office:value="0.278147840006781" calcext:value-type="float">
            <text:p>0,2781478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431585468681" calcext:value-type="float">
            <text:p>13,2431585469</text:p>
          </table:table-cell>
          <table:table-cell office:value-type="float" office:value="1.25059917966041" calcext:value-type="float">
            <text:p>1,2505991797</text:p>
          </table:table-cell>
          <table:table-cell office:value-type="float" office:value="0.710994883441336" calcext:value-type="float">
            <text:p>0,7109948834</text:p>
          </table:table-cell>
          <table:table-cell office:value-type="float" office:value="0.0187053711771963" calcext:value-type="float">
            <text:p>0,0187053712</text:p>
          </table:table-cell>
          <table:table-cell office:value-type="float" office:value="0.520621095815952" calcext:value-type="float">
            <text:p>0,5206210958</text:p>
          </table:table-cell>
          <table:table-cell office:value-type="float" office:value="0.309421487303251" calcext:value-type="float">
            <text:p>0,3094214873</text:p>
          </table:table-cell>
          <table:table-cell office:value-type="float" office:value="2.21869685254804" calcext:value-type="float">
            <text:p>2,2186968525</text:p>
          </table:table-cell>
          <table:table-cell office:value-type="float" office:value="2.55009422359437" calcext:value-type="float">
            <text:p>2,550094223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office:value-type="float" office:value="0.0689853460025685" calcext:value-type="float">
            <text:p>0,068985346</text:p>
          </table:table-cell>
          <table:table-cell office:value-type="float" office:value="0.166895240843434" calcext:value-type="float">
            <text:p>0,1668952408</text:p>
          </table:table-cell>
          <table:table-cell office:value-type="float" office:value="0.143979727297381" calcext:value-type="float">
            <text:p>0,1439797273</text:p>
          </table:table-cell>
          <table:table-cell office:value-type="float" office:value="26.9269332094951" calcext:value-type="float">
            <text:p>26,9269332095</text:p>
          </table:table-cell>
          <table:table-cell office:value-type="float" office:value="4.54703769238146" calcext:value-type="float">
            <text:p>4,5470376924</text:p>
          </table:table-cell>
          <table:table-cell office:value-type="float" office:value="4.53592245048174" calcext:value-type="float">
            <text:p>4,5359224505</text:p>
          </table:table-cell>
          <table:table-cell office:value-type="float" office:value="0.0270500539039911" calcext:value-type="float">
            <text:p>0,0270500539</text:p>
          </table:table-cell>
          <table:table-cell office:value-type="float" office:value="0.292716925446457" calcext:value-type="float">
            <text:p>0,2927169254</text:p>
          </table:table-cell>
          <table:table-cell office:value-type="float" office:value="0.20198437522754" calcext:value-type="float">
            <text:p>0,2019843752</text:p>
          </table:table-cell>
          <table:table-cell office:value-type="float" office:value="1.51485297490081" calcext:value-type="float">
            <text:p>1,5148529749</text:p>
          </table:table-cell>
          <table:table-cell office:value-type="float" office:value="0.264660262843598" calcext:value-type="float">
            <text:p>0,264660262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yroglutamic acid</text:p>
          </table:table-cell>
          <table:table-cell office:value-type="float" office:value="0.798620553441033" calcext:value-type="float">
            <text:p>0,7986205534</text:p>
          </table:table-cell>
          <table:table-cell office:value-type="float" office:value="1.44800090707081" calcext:value-type="float">
            <text:p>1,4480009071</text:p>
          </table:table-cell>
          <table:table-cell office:value-type="float" office:value="1.40102395552771" calcext:value-type="float">
            <text:p>1,4010239555</text:p>
          </table:table-cell>
          <table:table-cell office:value-type="float" office:value="1.63392230747376" calcext:value-type="float">
            <text:p>1,6339223075</text:p>
          </table:table-cell>
          <table:table-cell office:value-type="float" office:value="1.37695001046004" calcext:value-type="float">
            <text:p>1,3769500105</text:p>
          </table:table-cell>
          <table:table-cell office:value-type="float" office:value="1.20128638687585" calcext:value-type="float">
            <text:p>1,2012863869</text:p>
          </table:table-cell>
          <table:table-cell office:value-type="float" office:value="0.449549541383441" calcext:value-type="float">
            <text:p>0,4495495414</text:p>
          </table:table-cell>
          <table:table-cell office:value-type="float" office:value="0.734089469121831" calcext:value-type="float">
            <text:p>0,7340894691</text:p>
          </table:table-cell>
          <table:table-cell office:value-type="float" office:value="1.88153340744216" calcext:value-type="float">
            <text:p>1,8815334074</text:p>
          </table:table-cell>
          <table:table-cell office:value-type="float" office:value="2.0948663137419" calcext:value-type="float">
            <text:p>2,0948663137</text:p>
          </table:table-cell>
          <table:table-cell office:value-type="float" office:value="1.12458733828239" calcext:value-type="float">
            <text:p>1,124587338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float" office:value="0.237068720893736" calcext:value-type="float">
            <text:p>0,2370687209</text:p>
          </table:table-cell>
          <table:table-cell office:value-type="float" office:value="0.115768188930772" calcext:value-type="float">
            <text:p>0,1157681889</text:p>
          </table:table-cell>
          <table:table-cell office:value-type="float" office:value="0.154924173594448" calcext:value-type="float">
            <text:p>0,1549241736</text:p>
          </table:table-cell>
          <table:table-cell office:value-type="float" office:value="12.6165433081012" calcext:value-type="float">
            <text:p>12,6165433081</text:p>
          </table:table-cell>
          <table:table-cell office:value-type="float" office:value="1.77560875513757" calcext:value-type="float">
            <text:p>1,7756087551</text:p>
          </table:table-cell>
          <table:table-cell office:value-type="float" office:value="0.659293373775005" calcext:value-type="float">
            <text:p>0,6592933738</text:p>
          </table:table-cell>
          <table:table-cell office:value-type="float" office:value="0.0127578631715466" calcext:value-type="float">
            <text:p>0,0127578632</text:p>
          </table:table-cell>
          <table:table-cell office:value-type="float" office:value="6.20950850836607" calcext:value-type="float">
            <text:p>6,2095085084</text:p>
          </table:table-cell>
          <table:table-cell office:value-type="float" office:value="1.77180727599365" calcext:value-type="float">
            <text:p>1,771807276</text:p>
          </table:table-cell>
          <table:table-cell office:value-type="float" office:value="1.37214787152146" calcext:value-type="float">
            <text:p>1,3721478715</text:p>
          </table:table-cell>
          <table:table-cell office:value-type="float" office:value="0.0248316231820737" calcext:value-type="float">
            <text:p>0,0248316232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rine, O-acetyl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51923116862714" calcext:value-type="float">
            <text:p>0,651923116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office:value-type="float" office:value="0.236849745091363" calcext:value-type="float">
            <text:p>0,2368497451</text:p>
          </table:table-cell>
          <table:table-cell office:value-type="float" office:value="0.0285016606891894" calcext:value-type="float">
            <text:p>0,0285016607</text:p>
          </table:table-cell>
          <table:table-cell office:value-type="float" office:value="0.038675510071379" calcext:value-type="float">
            <text:p>0,0386755101</text:p>
          </table:table-cell>
          <table:table-cell office:value-type="float" office:value="19.2275041101084" calcext:value-type="float">
            <text:p>19,2275041101</text:p>
          </table:table-cell>
          <table:table-cell office:value-type="float" office:value="1.81353042960579" calcext:value-type="float">
            <text:p>1,8135304296</text:p>
          </table:table-cell>
          <table:table-cell office:value-type="float" office:value="1.04572419719015" calcext:value-type="float">
            <text:p>1,0457241972</text:p>
          </table:table-cell>
          <table:table-cell office:value-type="float" office:value="0.0177048828868541" calcext:value-type="float">
            <text:p>0,0177048829</text:p>
          </table:table-cell>
          <table:table-cell office:value-type="float" office:value="0.995588239974915" calcext:value-type="float">
            <text:p>0,99558824</text:p>
          </table:table-cell>
          <table:table-cell office:value-type="float" office:value="0.995117496199008" calcext:value-type="float">
            <text:p>0,9951174962</text:p>
          </table:table-cell>
          <table:table-cell office:value-type="float" office:value="1.12238084334755" calcext:value-type="float">
            <text:p>1,1223808433</text:p>
          </table:table-cell>
          <table:table-cell office:value-type="float" office:value="0.268787854237259" calcext:value-type="float">
            <text:p>0,2687878542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yrosin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float" office:value="0.631120129241571" calcext:value-type="float">
            <text:p>0,6311201292</text:p>
          </table:table-cell>
          <table:table-cell office:value-type="float" office:value="0.466404558115697" calcext:value-type="float">
            <text:p>0,4664045581</text:p>
          </table:table-cell>
          <table:table-cell office:value-type="float" office:value="0.657329575161129" calcext:value-type="float">
            <text:p>0,6573295752</text:p>
          </table:table-cell>
          <table:table-cell office:value-type="float" office:value="3.34270427191746" calcext:value-type="float">
            <text:p>3,3427042719</text:p>
          </table:table-cell>
          <table:table-cell office:value-type="float" office:value="1.33798243547444" calcext:value-type="float">
            <text:p>1,3379824355</text:p>
          </table:table-cell>
          <table:table-cell office:value-type="float" office:value="1.32213398571389" calcext:value-type="float">
            <text:p>1,3221339857</text:p>
          </table:table-cell>
          <table:table-cell office:value-type="float" office:value="0.102958888069062" calcext:value-type="float">
            <text:p>0,1029588881</text:p>
          </table:table-cell>
          <table:table-cell office:value-type="float" office:value="0.721643784370703" calcext:value-type="float">
            <text:p>0,7216437844</text:p>
          </table:table-cell>
          <table:table-cell office:value-type="float" office:value="0.584630226353699" calcext:value-type="float">
            <text:p>0,5846302264</text:p>
          </table:table-cell>
          <table:table-cell office:value-type="float" office:value="3.26149476912529" calcext:value-type="float">
            <text:p>3,2614947691</text:p>
          </table:table-cell>
          <table:table-cell office:value-type="float" office:value="0.843630485457527" calcext:value-type="float">
            <text:p>0,843630485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-Indoxyl sulfat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denosine, 5-methylthio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gmatin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75532582945863" calcext:value-type="float">
            <text:p>0,5755325829</text:p>
          </table:table-cell>
          <table:table-cell office:value-type="float" office:value="1.00126978576062" calcext:value-type="float">
            <text:p>1,0012697858</text:p>
          </table:table-cell>
          <table:table-cell office:value-type="float" office:value="0" calcext:value-type="float">
            <text:p>0</text:p>
          </table:table-cell>
          <table:table-cell office:value-type="float" office:value="0.853825241729861" calcext:value-type="float">
            <text:p>0,8538252417</text:p>
          </table:table-cell>
          <table:table-cell office:value-type="float" office:value="1.87087796149168" calcext:value-type="float">
            <text:p>1,8708779615</text:p>
          </table:table-cell>
          <table:table-cell office:value-type="float" office:value="4.92187040119538" calcext:value-type="float">
            <text:p>4,9218704012</text:p>
          </table:table-cell>
          <table:table-cell office:value-type="float" office:value="0.91146574147892" calcext:value-type="float">
            <text:p>0,911465741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sonicotin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icotinic acid, 6-hydroxy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float" office:value="0.421089599363014" calcext:value-type="float">
            <text:p>0,4210895994</text:p>
          </table:table-cell>
          <table:table-cell office:value-type="float" office:value="0.926861961727536" calcext:value-type="float">
            <text:p>0,9268619617</text:p>
          </table:table-cell>
          <table:table-cell office:value-type="float" office:value="0.831416954071182" calcext:value-type="float">
            <text:p>0,8314169541</text:p>
          </table:table-cell>
          <table:table-cell office:value-type="float" office:value="4.34964047417587" calcext:value-type="float">
            <text:p>4,3496404742</text:p>
          </table:table-cell>
          <table:table-cell office:value-type="float" office:value="0.65776452245355" calcext:value-type="float">
            <text:p>0,6577645225</text:p>
          </table:table-cell>
          <table:table-cell office:value-type="float" office:value="0.692140107439633" calcext:value-type="float">
            <text:p>0,6921401074</text:p>
          </table:table-cell>
          <table:table-cell office:value-type="float" office:value="0.126692206584905" calcext:value-type="float">
            <text:p>0,1266922066</text:p>
          </table:table-cell>
          <table:table-cell office:value-type="float" office:value="0.971650810849977" calcext:value-type="float">
            <text:p>0,9716508108</text:p>
          </table:table-cell>
          <table:table-cell office:value-type="float" office:value="1.19709278523862" calcext:value-type="float">
            <text:p>1,1970927852</text:p>
          </table:table-cell>
          <table:table-cell office:value-type="float" office:value="3.55911632313083" calcext:value-type="float">
            <text:p>3,5591163231</text:p>
          </table:table-cell>
          <table:table-cell office:value-type="float" office:value="0.602588521283549" calcext:value-type="float">
            <text:p>0,602588521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yrrole-2-carboxyl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ermidine</text:p>
          </table:table-cell>
          <table:table-cell office:value-type="float" office:value="0.963556656910647" calcext:value-type="float">
            <text:p>0,9635566569</text:p>
          </table:table-cell>
          <table:table-cell office:value-type="float" office:value="0.854992485986089" calcext:value-type="float">
            <text:p>0,854992486</text:p>
          </table:table-cell>
          <table:table-cell office:value-type="float" office:value="1.20603739925718" calcext:value-type="float">
            <text:p>1,2060373993</text:p>
          </table:table-cell>
          <table:table-cell office:value-type="float" office:value="0.540278972941899" calcext:value-type="float">
            <text:p>0,5402789729</text:p>
          </table:table-cell>
          <table:table-cell office:value-type="float" office:value="1.85048385122353" calcext:value-type="float">
            <text:p>1,8504838512</text:p>
          </table:table-cell>
          <table:table-cell office:value-type="float" office:value="0.542571558914537" calcext:value-type="float">
            <text:p>0,5425715589</text:p>
          </table:table-cell>
          <table:table-cell office:value-type="float" office:value="0.0825413078267679" calcext:value-type="float">
            <text:p>0,0825413078</text:p>
          </table:table-cell>
          <table:table-cell office:value-type="float" office:value="0.928279084299181" calcext:value-type="float">
            <text:p>0,9282790843</text:p>
          </table:table-cell>
          <table:table-cell office:value-type="float" office:value="0.0655274926298423" calcext:value-type="float">
            <text:p>0,0655274926</text:p>
          </table:table-cell>
          <table:table-cell office:value-type="float" office:value="16.8519685262684" calcext:value-type="float">
            <text:p>16,8519685263</text:p>
          </table:table-cell>
          <table:table-cell office:value-type="float" office:value="0.0561069891483683" calcext:value-type="float">
            <text:p>0,0561069891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yramine</text:p>
          </table:table-cell>
          <table:table-cell office:value-type="float" office:value="1.39658627437074" calcext:value-type="float">
            <text:p>1,3965862744</text:p>
          </table:table-cell>
          <table:table-cell office:value-type="float" office:value="1.88343124985513" calcext:value-type="float">
            <text:p>1,8834312499</text:p>
          </table:table-cell>
          <table:table-cell office:value-type="float" office:value="1.53150312999424" calcext:value-type="float">
            <text:p>1,53150313</text:p>
          </table:table-cell>
          <table:table-cell office:value-type="float" office:value="3.22750325439555" calcext:value-type="float">
            <text:p>3,2275032544</text:p>
          </table:table-cell>
          <table:table-cell office:value-type="float" office:value="0.284059465591595" calcext:value-type="float">
            <text:p>0,2840594656</text:p>
          </table:table-cell>
          <table:table-cell office:value-type="float" office:value="0.371678714370877" calcext:value-type="float">
            <text:p>0,371678714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2.17663071892308" calcext:value-type="float">
            <text:p>2,1766307189</text:p>
          </table:table-cell>
          <table:table-cell office:value-type="float" office:value="0.518963761598301" calcext:value-type="float">
            <text:p>0,5189637616</text:p>
          </table:table-cell>
          <table:table-cell office:value-type="float" office:value="0" calcext:value-type="float">
            <text:p>0</text:p>
          </table:table-cell>
          <table:table-cell office:value-type="float" office:value="0.177945806915317" calcext:value-type="float">
            <text:p>0,177945806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Uracil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3730167236608" calcext:value-type="float">
            <text:p>1,1373016724</text:p>
          </table:table-cell>
          <table:table-cell office:value-type="float" office:value="2.43150232612359" calcext:value-type="float">
            <text:p>2,4315023261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4837704544455" calcext:value-type="float">
            <text:p>1,4837704544</text:p>
          </table:table-cell>
          <table:table-cell office:value-type="float" office:value="4.46765888636169" calcext:value-type="float">
            <text:p>4,4676588864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Uric acid</text:p>
          </table:table-cell>
          <table:table-cell office:value-type="float" office:value="1.06150270959324" calcext:value-type="float">
            <text:p>1,0615027096</text:p>
          </table:table-cell>
          <table:table-cell office:value-type="float" office:value="0.586581352455849" calcext:value-type="float">
            <text:p>0,5865813525</text:p>
          </table:table-cell>
          <table:table-cell office:value-type="float" office:value="0.770832626105022" calcext:value-type="float">
            <text:p>0,7708326261</text:p>
          </table:table-cell>
          <table:table-cell office:value-type="float" office:value="1.65208170484979" calcext:value-type="float">
            <text:p>1,6520817048</text:p>
          </table:table-cell>
          <table:table-cell office:value-type="float" office:value="1.30453517344036" calcext:value-type="float">
            <text:p>1,3045351734</text:p>
          </table:table-cell>
          <table:table-cell office:value-type="float" office:value="1.15065051407659" calcext:value-type="float">
            <text:p>1,1506505141</text:p>
          </table:table-cell>
          <table:table-cell office:value-type="float" office:value="0.34804988617412" calcext:value-type="float">
            <text:p>0,3480498862</text:p>
          </table:table-cell>
          <table:table-cell office:value-type="float" office:value="1.4253190725039" calcext:value-type="float">
            <text:p>1,4253190725</text:p>
          </table:table-cell>
          <table:table-cell office:value-type="float" office:value="1.19071107983882" calcext:value-type="float">
            <text:p>1,1907110798</text:p>
          </table:table-cell>
          <table:table-cell office:value-type="float" office:value="1.21318695351042" calcext:value-type="float">
            <text:p>1,2131869535</text:p>
          </table:table-cell>
          <table:table-cell office:value-type="float" office:value="0.721447006661136" calcext:value-type="float">
            <text:p>0,721447006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apic acid, cis-</text:p>
          </table:table-cell>
          <table:table-cell office:value-type="float" office:value="1.12394020414549" calcext:value-type="float">
            <text:p>1,1239402041</text:p>
          </table:table-cell>
          <table:table-cell office:value-type="float" office:value="0.677252647021376" calcext:value-type="float">
            <text:p>0,677252647</text:p>
          </table:table-cell>
          <table:table-cell office:value-type="float" office:value="0.93350048947889" calcext:value-type="float">
            <text:p>0,9335004895</text:p>
          </table:table-cell>
          <table:table-cell office:value-type="float" office:value="1.09477781208095" calcext:value-type="float">
            <text:p>1,0947778121</text:p>
          </table:table-cell>
          <table:table-cell office:value-type="float" office:value="0.972154476949209" calcext:value-type="float">
            <text:p>0,9721544769</text:p>
          </table:table-cell>
          <table:table-cell office:value-type="float" office:value="1.07995622865713" calcext:value-type="float">
            <text:p>1,0799562287</text:p>
          </table:table-cell>
          <table:table-cell office:value-type="float" office:value="0.276010951851565" calcext:value-type="float">
            <text:p>0,2760109519</text:p>
          </table:table-cell>
          <table:table-cell office:value-type="float" office:value="1.26623592748557" calcext:value-type="float">
            <text:p>1,2662359275</text:p>
          </table:table-cell>
          <table:table-cell office:value-type="float" office:value="1.09533727352197" calcext:value-type="float">
            <text:p>1,0953372735</text:p>
          </table:table-cell>
          <table:table-cell office:value-type="float" office:value="2.28623820474144" calcext:value-type="float">
            <text:p>2,2862382047</text:p>
          </table:table-cell>
          <table:table-cell office:value-type="float" office:value="0.565088102515636" calcext:value-type="float">
            <text:p>0,565088102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ructose-6-phosphate</text:p>
          </table:table-cell>
          <table:table-cell office:value-type="float" office:value="0.753833133408107" calcext:value-type="float">
            <text:p>0,7538331334</text:p>
          </table:table-cell>
          <table:table-cell office:value-type="float" office:value="0.604360805445839" calcext:value-type="float">
            <text:p>0,6043608054</text:p>
          </table:table-cell>
          <table:table-cell office:value-type="float" office:value="0.388948810059483" calcext:value-type="float">
            <text:p>0,3889488101</text:p>
          </table:table-cell>
          <table:table-cell office:value-type="float" office:value="1.69150366320756" calcext:value-type="float">
            <text:p>1,6915036632</text:p>
          </table:table-cell>
          <table:table-cell office:value-type="float" office:value="0.943600020538682" calcext:value-type="float">
            <text:p>0,9436000205</text:p>
          </table:table-cell>
          <table:table-cell office:value-type="float" office:value="1.10558319573785" calcext:value-type="float">
            <text:p>1,1055831957</text:p>
          </table:table-cell>
          <table:table-cell office:value-type="float" office:value="0.317200089741352" calcext:value-type="float">
            <text:p>0,3172000897</text:p>
          </table:table-cell>
          <table:table-cell office:value-type="float" office:value="0.483611559867742" calcext:value-type="float">
            <text:p>0,4836115599</text:p>
          </table:table-cell>
          <table:table-cell office:value-type="float" office:value="0.604643566366216" calcext:value-type="float">
            <text:p>0,6046435664</text:p>
          </table:table-cell>
          <table:table-cell office:value-type="float" office:value="1.23158961685622" calcext:value-type="float">
            <text:p>1,2315896169</text:p>
          </table:table-cell>
          <table:table-cell office:value-type="float" office:value="1.12050776486598" calcext:value-type="float">
            <text:p>1,120507764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cose-6-phosphate</text:p>
          </table:table-cell>
          <table:table-cell office:value-type="float" office:value="0.597168956648447" calcext:value-type="float">
            <text:p>0,5971689566</text:p>
          </table:table-cell>
          <table:table-cell office:value-type="float" office:value="0.670497810848779" calcext:value-type="float">
            <text:p>0,6704978108</text:p>
          </table:table-cell>
          <table:table-cell office:value-type="float" office:value="0.63221912434793" calcext:value-type="float">
            <text:p>0,6322191243</text:p>
          </table:table-cell>
          <table:table-cell office:value-type="float" office:value="2.44904509973621" calcext:value-type="float">
            <text:p>2,4490450997</text:p>
          </table:table-cell>
          <table:table-cell office:value-type="float" office:value="0.615903151763749" calcext:value-type="float">
            <text:p>0,6159031518</text:p>
          </table:table-cell>
          <table:table-cell office:value-type="float" office:value="0.774570758230154" calcext:value-type="float">
            <text:p>0,7745707582</text:p>
          </table:table-cell>
          <table:table-cell office:value-type="float" office:value="0.207514928754877" calcext:value-type="float">
            <text:p>0,2075149288</text:p>
          </table:table-cell>
          <table:table-cell office:value-type="float" office:value="0.613001168066181" calcext:value-type="float">
            <text:p>0,6130011681</text:p>
          </table:table-cell>
          <table:table-cell office:value-type="float" office:value="0.563340400620358" calcext:value-type="float">
            <text:p>0,5633404006</text:p>
          </table:table-cell>
          <table:table-cell office:value-type="float" office:value="2.13895898426619" calcext:value-type="float">
            <text:p>2,1389589843</text:p>
          </table:table-cell>
          <table:table-cell office:value-type="float" office:value="1.07517171584436" calcext:value-type="float">
            <text:p>1,075171715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eric acid-3-phosphat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erol-3-phosphate</text:p>
          </table:table-cell>
          <table:table-cell office:value-type="float" office:value="0.475445331206892" calcext:value-type="float">
            <text:p>0,4754453312</text:p>
          </table:table-cell>
          <table:table-cell office:value-type="float" office:value="0.352737367402358" calcext:value-type="float">
            <text:p>0,3527373674</text:p>
          </table:table-cell>
          <table:table-cell office:value-type="float" office:value="0.66653258334764" calcext:value-type="float">
            <text:p>0,6665325833</text:p>
          </table:table-cell>
          <table:table-cell office:value-type="float" office:value="3.89750163347431" calcext:value-type="float">
            <text:p>3,8975016335</text:p>
          </table:table-cell>
          <table:table-cell office:value-type="float" office:value="2.17792506428514" calcext:value-type="float">
            <text:p>2,1779250643</text:p>
          </table:table-cell>
          <table:table-cell office:value-type="float" office:value="2.5359531438496" calcext:value-type="float">
            <text:p>2,5359531438</text:p>
          </table:table-cell>
          <table:table-cell office:value-type="float" office:value="0.296613154819715" calcext:value-type="float">
            <text:p>0,2966131548</text:p>
          </table:table-cell>
          <table:table-cell office:value-type="float" office:value="1.69016122382625" calcext:value-type="float">
            <text:p>1,6901612238</text:p>
          </table:table-cell>
          <table:table-cell office:value-type="float" office:value="0.702923941364418" calcext:value-type="float">
            <text:p>0,7029239414</text:p>
          </table:table-cell>
          <table:table-cell office:value-type="float" office:value="1.18807201774854" calcext:value-type="float">
            <text:p>1,1880720177</text:p>
          </table:table-cell>
          <table:table-cell office:value-type="float" office:value="0.231945715261281" calcext:value-type="float">
            <text:p>0,231945715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erophosphoglycerol</text:p>
          </table:table-cell>
          <table:table-cell office:value-type="float" office:value="0.428199280267581" calcext:value-type="float">
            <text:p>0,4281992803</text:p>
          </table:table-cell>
          <table:table-cell office:value-type="float" office:value="0.395920441200657" calcext:value-type="float">
            <text:p>0,3959204412</text:p>
          </table:table-cell>
          <table:table-cell office:value-type="float" office:value="0.330519858854894" calcext:value-type="float">
            <text:p>0,3305198589</text:p>
          </table:table-cell>
          <table:table-cell office:value-type="float" office:value="5.879053644439" calcext:value-type="float">
            <text:p>5,8790536444</text:p>
          </table:table-cell>
          <table:table-cell office:value-type="float" office:value="1.25191446901167" calcext:value-type="float">
            <text:p>1,251914469</text:p>
          </table:table-cell>
          <table:table-cell office:value-type="float" office:value="1.50976996787002" calcext:value-type="float">
            <text:p>1,5097699679</text:p>
          </table:table-cell>
          <table:table-cell office:value-type="float" office:value="0.202666100784556" calcext:value-type="float">
            <text:p>0,2026661008</text:p>
          </table:table-cell>
          <table:table-cell office:value-type="float" office:value="0.80863595701895" calcext:value-type="float">
            <text:p>0,808635957</text:p>
          </table:table-cell>
          <table:table-cell office:value-type="float" office:value="0.702293791903625" calcext:value-type="float">
            <text:p>0,7022937919</text:p>
          </table:table-cell>
          <table:table-cell office:value-type="float" office:value="0.883530363643661" calcext:value-type="float">
            <text:p>0,8835303636</text:p>
          </table:table-cell>
          <table:table-cell office:value-type="float" office:value="0.313884548621585" calcext:value-type="float">
            <text:p>0,313884548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ositol-phosphate, myo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5015104398688" calcext:value-type="float">
            <text:p>1,15015104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nnose-6-phospha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054843371036" calcext:value-type="float">
            <text:p>2,4054843371</text:p>
          </table:table-cell>
          <table:table-cell office:value-type="float" office:value="0.841357858497214" calcext:value-type="float">
            <text:p>0,8413578585</text:p>
          </table:table-cell>
          <table:table-cell office:value-type="float" office:value="0.772162348187124" calcext:value-type="float">
            <text:p>0,7721623482</text:p>
          </table:table-cell>
          <table:table-cell office:value-type="float" office:value="0.245478902869664" calcext:value-type="float">
            <text:p>0,2454789029</text:p>
          </table:table-cell>
          <table:table-cell office:value-type="float" office:value="0.711672439451451" calcext:value-type="float">
            <text:p>0,7116724395</text:p>
          </table:table-cell>
          <table:table-cell office:value-type="float" office:value="0.662131919008876" calcext:value-type="float">
            <text:p>0,662131919</text:p>
          </table:table-cell>
          <table:table-cell office:value-type="float" office:value="1.16219327076047" calcext:value-type="float">
            <text:p>1,1621932708</text:p>
          </table:table-cell>
          <table:table-cell office:value-type="float" office:value="0.770884154865822" calcext:value-type="float">
            <text:p>0,770884154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onic acid, hydroxymethyl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float" office:value="0.203081473249647" calcext:value-type="float">
            <text:p>0,2030814732</text:p>
          </table:table-cell>
          <table:table-cell office:value-type="float" office:value="0.171292486039586" calcext:value-type="float">
            <text:p>0,171292486</text:p>
          </table:table-cell>
          <table:table-cell office:value-type="float" office:value="0.240021839859851" calcext:value-type="float">
            <text:p>0,2400218399</text:p>
          </table:table-cell>
          <table:table-cell office:value-type="float" office:value="4.62515506829657" calcext:value-type="float">
            <text:p>4,6251550683</text:p>
          </table:table-cell>
          <table:table-cell office:value-type="float" office:value="3.00454192013442" calcext:value-type="float">
            <text:p>3,0045419201</text:p>
          </table:table-cell>
          <table:table-cell office:value-type="float" office:value="4.14028718136114" calcext:value-type="float">
            <text:p>4,1402871814</text:p>
          </table:table-cell>
          <table:table-cell office:value-type="float" office:value="0.105552529817164" calcext:value-type="float">
            <text:p>0,1055525298</text:p>
          </table:table-cell>
          <table:table-cell office:value-type="float" office:value="0.831550984829925" calcext:value-type="float">
            <text:p>0,8315509848</text:p>
          </table:table-cell>
          <table:table-cell office:value-type="float" office:value="0.56222742217191" calcext:value-type="float">
            <text:p>0,5622274222</text:p>
          </table:table-cell>
          <table:table-cell office:value-type="float" office:value="6.08184552442802" calcext:value-type="float">
            <text:p>6,0818455244</text:p>
          </table:table-cell>
          <table:table-cell office:value-type="float" office:value="0.836028893361454" calcext:value-type="float">
            <text:p>0,836028893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oric acid monomethyl ester</text:p>
          </table:table-cell>
          <table:table-cell office:value-type="float" office:value="0.336153623047149" calcext:value-type="float">
            <text:p>0,336153623</text:p>
          </table:table-cell>
          <table:table-cell office:value-type="float" office:value="1.06277612267754" calcext:value-type="float">
            <text:p>1,0627761227</text:p>
          </table:table-cell>
          <table:table-cell office:value-type="float" office:value="0.594576940081804" calcext:value-type="float">
            <text:p>0,5945769401</text:p>
          </table:table-cell>
          <table:table-cell office:value-type="float" office:value="6.03310575476606" calcext:value-type="float">
            <text:p>6,0331057548</text:p>
          </table:table-cell>
          <table:table-cell office:value-type="float" office:value="1.09868822348237" calcext:value-type="float">
            <text:p>1,0986882235</text:p>
          </table:table-cell>
          <table:table-cell office:value-type="float" office:value="3.54770760379312" calcext:value-type="float">
            <text:p>3,5477076038</text:p>
          </table:table-cell>
          <table:table-cell office:value-type="float" office:value="0.026249722188043" calcext:value-type="float">
            <text:p>0,0262497222</text:p>
          </table:table-cell>
          <table:table-cell office:value-type="float" office:value="0.566678296945367" calcext:value-type="float">
            <text:p>0,5666782969</text:p>
          </table:table-cell>
          <table:table-cell office:value-type="float" office:value="0.350020648405185" calcext:value-type="float">
            <text:p>0,3500206484</text:p>
          </table:table-cell>
          <table:table-cell office:value-type="float" office:value="8.29896094804375" calcext:value-type="float">
            <text:p>8,298960948</text:p>
          </table:table-cell>
          <table:table-cell office:value-type="float" office:value="0.775456652178709" calcext:value-type="float">
            <text:p>0,7754566522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abinonic acid-1,4-lacton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74514368518548" calcext:value-type="float">
            <text:p>0,6745143685</text:p>
          </table:table-cell>
          <table:table-cell office:value-type="float" office:value="0.672399185163062" calcext:value-type="float">
            <text:p>0,6723991852</text:p>
          </table:table-cell>
          <table:table-cell office:value-type="float" office:value="0" calcext:value-type="float">
            <text:p>0</text:p>
          </table:table-cell>
          <table:table-cell office:value-type="float" office:value="0.78408465197389" calcext:value-type="float">
            <text:p>0,784084652</text:p>
          </table:table-cell>
          <table:table-cell office:value-type="float" office:value="0.803092770524688" calcext:value-type="float">
            <text:p>0,8030927705</text:p>
          </table:table-cell>
          <table:table-cell office:value-type="float" office:value="1.89677749415818" calcext:value-type="float">
            <text:p>1,8967774942</text:p>
          </table:table-cell>
          <table:table-cell office:value-type="float" office:value="2.8871209494402" calcext:value-type="float">
            <text:p>2,887120949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scorb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7.19087216557954" calcext:value-type="float">
            <text:p>7,190872165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hydroascorbic acid dimer</text:p>
          </table:table-cell>
          <table:table-cell office:value-type="float" office:value="2.9764806693053" calcext:value-type="float">
            <text:p>2,9764806693</text:p>
          </table:table-cell>
          <table:table-cell office:value-type="float" office:value="0" calcext:value-type="float">
            <text:p>0</text:p>
          </table:table-cell>
          <table:table-cell office:value-type="float" office:value="0.670763467918731" calcext:value-type="float">
            <text:p>0,6707634679</text:p>
          </table:table-cell>
          <table:table-cell office:value-type="float" office:value="0.967285001520844" calcext:value-type="float">
            <text:p>0,9672850015</text:p>
          </table:table-cell>
          <table:table-cell office:value-type="float" office:value="0.0332147522728217" calcext:value-type="float">
            <text:p>0,0332147523</text:p>
          </table:table-cell>
          <table:table-cell office:value-type="float" office:value="0.369548411638574" calcext:value-type="float">
            <text:p>0,3695484116</text:p>
          </table:table-cell>
          <table:table-cell office:value-type="float" office:value="0.0294155037179975" calcext:value-type="float">
            <text:p>0,0294155037</text:p>
          </table:table-cell>
          <table:table-cell office:value-type="float" office:value="0.965271095266032" calcext:value-type="float">
            <text:p>0,9652710953</text:p>
          </table:table-cell>
          <table:table-cell office:value-type="float" office:value="1.29433275938746" calcext:value-type="float">
            <text:p>1,294332759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3.36782681968804" calcext:value-type="float">
            <text:p>3,367826819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rythronic acid</text:p>
          </table:table-cell>
          <table:table-cell office:value-type="float" office:value="1.04300206486209" calcext:value-type="float">
            <text:p>1,0430020649</text:p>
          </table:table-cell>
          <table:table-cell office:value-type="float" office:value="0.822335446511689" calcext:value-type="float">
            <text:p>0,8223354465</text:p>
          </table:table-cell>
          <table:table-cell office:value-type="float" office:value="0.985670467735865" calcext:value-type="float">
            <text:p>0,9856704677</text:p>
          </table:table-cell>
          <table:table-cell office:value-type="float" office:value="3.357408338015" calcext:value-type="float">
            <text:p>3,357408338</text:p>
          </table:table-cell>
          <table:table-cell office:value-type="float" office:value="1.6062000633065" calcext:value-type="float">
            <text:p>1,6062000633</text:p>
          </table:table-cell>
          <table:table-cell office:value-type="float" office:value="2.09906405211274" calcext:value-type="float">
            <text:p>2,0990640521</text:p>
          </table:table-cell>
          <table:table-cell office:value-type="float" office:value="0.133893906288506" calcext:value-type="float">
            <text:p>0,1338939063</text:p>
          </table:table-cell>
          <table:table-cell office:value-type="float" office:value="0.636535221858127" calcext:value-type="float">
            <text:p>0,6365352219</text:p>
          </table:table-cell>
          <table:table-cell office:value-type="float" office:value="0.67139178676192" calcext:value-type="float">
            <text:p>0,6713917868</text:p>
          </table:table-cell>
          <table:table-cell office:value-type="float" office:value="1.76608578818417" calcext:value-type="float">
            <text:p>1,7660857882</text:p>
          </table:table-cell>
          <table:table-cell office:value-type="float" office:value="0.607664773322518" calcext:value-type="float">
            <text:p>0,607664773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alactonic acid</text:p>
          </table:table-cell>
          <table:table-cell office:value-type="float" office:value="0.794825599528711" calcext:value-type="float">
            <text:p>0,7948255995</text:p>
          </table:table-cell>
          <table:table-cell office:value-type="float" office:value="0.704063607137482" calcext:value-type="float">
            <text:p>0,7040636071</text:p>
          </table:table-cell>
          <table:table-cell office:value-type="float" office:value="0.748464438424634" calcext:value-type="float">
            <text:p>0,7484644384</text:p>
          </table:table-cell>
          <table:table-cell office:value-type="float" office:value="3.37184700033127" calcext:value-type="float">
            <text:p>3,3718470003</text:p>
          </table:table-cell>
          <table:table-cell office:value-type="float" office:value="1.27296204588424" calcext:value-type="float">
            <text:p>1,2729620459</text:p>
          </table:table-cell>
          <table:table-cell office:value-type="float" office:value="1.6328850075807" calcext:value-type="float">
            <text:p>1,6328850076</text:p>
          </table:table-cell>
          <table:table-cell office:value-type="float" office:value="0.38473813366331" calcext:value-type="float">
            <text:p>0,3847381337</text:p>
          </table:table-cell>
          <table:table-cell office:value-type="float" office:value="0.939822058260779" calcext:value-type="float">
            <text:p>0,9398220583</text:p>
          </table:table-cell>
          <table:table-cell office:value-type="float" office:value="1.25151430199553" calcext:value-type="float">
            <text:p>1,251514302</text:p>
          </table:table-cell>
          <table:table-cell office:value-type="float" office:value="0.878738135899394" calcext:value-type="float">
            <text:p>0,8787381359</text:p>
          </table:table-cell>
          <table:table-cell office:value-type="float" office:value="0.714398636854628" calcext:value-type="float">
            <text:p>0,714398636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eric acid</text:p>
          </table:table-cell>
          <table:table-cell office:value-type="float" office:value="0.923818514350414" calcext:value-type="float">
            <text:p>0,9238185144</text:p>
          </table:table-cell>
          <table:table-cell office:value-type="float" office:value="1.27649460041109" calcext:value-type="float">
            <text:p>1,2764946004</text:p>
          </table:table-cell>
          <table:table-cell office:value-type="float" office:value="0.945377608438374" calcext:value-type="float">
            <text:p>0,9453776084</text:p>
          </table:table-cell>
          <table:table-cell office:value-type="float" office:value="7.73033363845451" calcext:value-type="float">
            <text:p>7,7303336385</text:p>
          </table:table-cell>
          <table:table-cell office:value-type="float" office:value="3.06446442181725" calcext:value-type="float">
            <text:p>3,0644644218</text:p>
          </table:table-cell>
          <table:table-cell office:value-type="float" office:value="4.25708308179576" calcext:value-type="float">
            <text:p>4,2570830818</text:p>
          </table:table-cell>
          <table:table-cell office:value-type="float" office:value="0.123640947653298" calcext:value-type="float">
            <text:p>0,1236409477</text:p>
          </table:table-cell>
          <table:table-cell office:value-type="float" office:value="0.471900368879414" calcext:value-type="float">
            <text:p>0,4719003689</text:p>
          </table:table-cell>
          <table:table-cell office:value-type="float" office:value="0.496318163868295" calcext:value-type="float">
            <text:p>0,4963181639</text:p>
          </table:table-cell>
          <table:table-cell office:value-type="float" office:value="2.65635703062313" calcext:value-type="float">
            <text:p>2,6563570306</text:p>
          </table:table-cell>
          <table:table-cell office:value-type="float" office:value="0.631727236460306" calcext:value-type="float">
            <text:p>0,631727236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yxonic acid</text:p>
          </table:table-cell>
          <table:table-cell office:value-type="float" office:value="0.612697520472241" calcext:value-type="float">
            <text:p>0,6126975205</text:p>
          </table:table-cell>
          <table:table-cell office:value-type="float" office:value="0.459117007696944" calcext:value-type="float">
            <text:p>0,4591170077</text:p>
          </table:table-cell>
          <table:table-cell office:value-type="float" office:value="1.03925031188646" calcext:value-type="float">
            <text:p>1,0392503119</text:p>
          </table:table-cell>
          <table:table-cell office:value-type="float" office:value="7.018737144802" calcext:value-type="float">
            <text:p>7,0187371448</text:p>
          </table:table-cell>
          <table:table-cell office:value-type="float" office:value="0.463372850500249" calcext:value-type="float">
            <text:p>0,4633728505</text:p>
          </table:table-cell>
          <table:table-cell office:value-type="float" office:value="0.293943715730813" calcext:value-type="float">
            <text:p>0,2939437157</text:p>
          </table:table-cell>
          <table:table-cell office:value-type="float" office:value="0.153724591120557" calcext:value-type="float">
            <text:p>0,1537245911</text:p>
          </table:table-cell>
          <table:table-cell office:value-type="float" office:value="0.971126533794159" calcext:value-type="float">
            <text:p>0,9711265338</text:p>
          </table:table-cell>
          <table:table-cell office:value-type="float" office:value="0.957430483405428" calcext:value-type="float">
            <text:p>0,9574304834</text:p>
          </table:table-cell>
          <table:table-cell office:value-type="float" office:value="1.94562543770852" calcext:value-type="float">
            <text:p>1,9456254377</text:p>
          </table:table-cell>
          <table:table-cell office:value-type="float" office:value="1.51642639757215" calcext:value-type="float">
            <text:p>1,5164263976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yxonic acid-1,4-lactone</text:p>
          </table:table-cell>
          <table:table-cell office:value-type="float" office:value="0.554781190345698" calcext:value-type="float">
            <text:p>0,5547811903</text:p>
          </table:table-cell>
          <table:table-cell office:value-type="float" office:value="0.326976531889727" calcext:value-type="float">
            <text:p>0,3269765319</text:p>
          </table:table-cell>
          <table:table-cell office:value-type="float" office:value="0.318300484306225" calcext:value-type="float">
            <text:p>0,318300484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41164908465043" calcext:value-type="float">
            <text:p>0,4411649085</text:p>
          </table:table-cell>
          <table:table-cell office:value-type="float" office:value="0.365636502517532" calcext:value-type="float">
            <text:p>0,3656365025</text:p>
          </table:table-cell>
          <table:table-cell office:value-type="float" office:value="0" calcext:value-type="float">
            <text:p>0</text:p>
          </table:table-cell>
          <table:table-cell office:value-type="float" office:value="0.79357593557447" calcext:value-type="float">
            <text:p>0,7935759356</text:p>
          </table:table-cell>
          <table:table-cell office:value-type="float" office:value="0.742829010878387" calcext:value-type="float">
            <text:p>0,7428290109</text:p>
          </table:table-cell>
          <table:table-cell office:value-type="float" office:value="4.0863052454908" calcext:value-type="float">
            <text:p>4,0863052455</text:p>
          </table:table-cell>
          <table:table-cell office:value-type="float" office:value="2.51594368670535" calcext:value-type="float">
            <text:p>2,515943686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ibonic acid</text:p>
          </table:table-cell>
          <table:table-cell office:value-type="float" office:value="0.92471440456168" calcext:value-type="float">
            <text:p>0,9247144046</text:p>
          </table:table-cell>
          <table:table-cell office:value-type="float" office:value="0.560096704817763" calcext:value-type="float">
            <text:p>0,5600967048</text:p>
          </table:table-cell>
          <table:table-cell office:value-type="float" office:value="1.46465585573919" calcext:value-type="float">
            <text:p>1,4646558557</text:p>
          </table:table-cell>
          <table:table-cell office:value-type="float" office:value="3.29431239539187" calcext:value-type="float">
            <text:p>3,2943123954</text:p>
          </table:table-cell>
          <table:table-cell office:value-type="float" office:value="0.603157991326796" calcext:value-type="float">
            <text:p>0,6031579913</text:p>
          </table:table-cell>
          <table:table-cell office:value-type="float" office:value="0.412437871284196" calcext:value-type="float">
            <text:p>0,4124378713</text:p>
          </table:table-cell>
          <table:table-cell office:value-type="float" office:value="0.376366470709397" calcext:value-type="float">
            <text:p>0,3763664707</text:p>
          </table:table-cell>
          <table:table-cell office:value-type="float" office:value="1.12704067109621" calcext:value-type="float">
            <text:p>1,1270406711</text:p>
          </table:table-cell>
          <table:table-cell office:value-type="float" office:value="1.30907693669187" calcext:value-type="float">
            <text:p>1,3090769367</text:p>
          </table:table-cell>
          <table:table-cell office:value-type="float" office:value="0.958153180110794" calcext:value-type="float">
            <text:p>0,9581531801</text:p>
          </table:table-cell>
          <table:table-cell office:value-type="float" office:value="0.79285042786404" calcext:value-type="float">
            <text:p>0,792850427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ibonic acid-gamma-lacton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acchar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hreonic acid</text:p>
          </table:table-cell>
          <table:table-cell office:value-type="float" office:value="1.35693242956979" calcext:value-type="float">
            <text:p>1,3569324296</text:p>
          </table:table-cell>
          <table:table-cell office:value-type="float" office:value="1.19672655479391" calcext:value-type="float">
            <text:p>1,1967265548</text:p>
          </table:table-cell>
          <table:table-cell office:value-type="float" office:value="1.79905033682896" calcext:value-type="float">
            <text:p>1,7990503368</text:p>
          </table:table-cell>
          <table:table-cell office:value-type="float" office:value="1.14830610597905" calcext:value-type="float">
            <text:p>1,148306106</text:p>
          </table:table-cell>
          <table:table-cell office:value-type="float" office:value="1.04374784272469" calcext:value-type="float">
            <text:p>1,0437478427</text:p>
          </table:table-cell>
          <table:table-cell office:value-type="float" office:value="1.35185854240631" calcext:value-type="float">
            <text:p>1,3518585424</text:p>
          </table:table-cell>
          <table:table-cell office:value-type="float" office:value="1.17479055218153" calcext:value-type="float">
            <text:p>1,1747905522</text:p>
          </table:table-cell>
          <table:table-cell office:value-type="float" office:value="1.15630989921057" calcext:value-type="float">
            <text:p>1,1563098992</text:p>
          </table:table-cell>
          <table:table-cell office:value-type="float" office:value="0.899760943091113" calcext:value-type="float">
            <text:p>0,8997609431</text:p>
          </table:table-cell>
          <table:table-cell office:value-type="float" office:value="0.554758203784013" calcext:value-type="float">
            <text:p>0,5547582038</text:p>
          </table:table-cell>
          <table:table-cell office:value-type="float" office:value="0.483944020784454" calcext:value-type="float">
            <text:p>0,4839440208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hreonic acid-1,4-lactone</text:p>
          </table:table-cell>
          <table:table-cell office:value-type="float" office:value="0.772160912709845" calcext:value-type="float">
            <text:p>0,7721609127</text:p>
          </table:table-cell>
          <table:table-cell office:value-type="float" office:value="0.593204133124551" calcext:value-type="float">
            <text:p>0,5932041331</text:p>
          </table:table-cell>
          <table:table-cell office:value-type="float" office:value="0.220821964634811" calcext:value-type="float">
            <text:p>0,220821964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4274051873276" calcext:value-type="float">
            <text:p>1,1427405187</text:p>
          </table:table-cell>
          <table:table-cell office:value-type="float" office:value="1.90539632070626" calcext:value-type="float">
            <text:p>1,9053963207</text:p>
          </table:table-cell>
          <table:table-cell office:value-type="float" office:value="0" calcext:value-type="float">
            <text:p>0</text:p>
          </table:table-cell>
          <table:table-cell office:value-type="float" office:value="1.04980167078619" calcext:value-type="float">
            <text:p>1,0498016708</text:p>
          </table:table-cell>
          <table:table-cell office:value-type="float" office:value="0.751090447644537" calcext:value-type="float">
            <text:p>0,7510904476</text:p>
          </table:table-cell>
          <table:table-cell office:value-type="float" office:value="2.39354522103785" calcext:value-type="float">
            <text:p>2,393545221</text:p>
          </table:table-cell>
          <table:table-cell office:value-type="float" office:value="1.0500198668701" calcext:value-type="float">
            <text:p>1,050019866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rythritol</text:p>
          </table:table-cell>
          <table:table-cell office:value-type="float" office:value="0" calcext:value-type="float">
            <text:p>0</text:p>
          </table:table-cell>
          <table:table-cell office:value-type="float" office:value="0.310379662995793" calcext:value-type="float">
            <text:p>0,310379663</text:p>
          </table:table-cell>
          <table:table-cell office:value-type="float" office:value="0.301867861905019" calcext:value-type="float">
            <text:p>0,301867861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4.24277811592376" calcext:value-type="float">
            <text:p>4,2427781159</text:p>
          </table:table-cell>
          <table:table-cell office:value-type="float" office:value="3.70738965328606" calcext:value-type="float">
            <text:p>3,7073896533</text:p>
          </table:table-cell>
          <table:table-cell office:value-type="float" office:value="0" calcext:value-type="float">
            <text:p>0</text:p>
          </table:table-cell>
          <table:table-cell office:value-type="float" office:value="0.234485815362039" calcext:value-type="float">
            <text:p>0,2344858154</text:p>
          </table:table-cell>
          <table:table-cell office:value-type="float" office:value="0.368091163470189" calcext:value-type="float">
            <text:p>0,3680911635</text:p>
          </table:table-cell>
          <table:table-cell office:value-type="float" office:value="6.33750157239631" calcext:value-type="float">
            <text:p>6,3375015724</text:p>
          </table:table-cell>
          <table:table-cell office:value-type="float" office:value="3.02173378233595" calcext:value-type="float">
            <text:p>3,021733782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ositol, myo-</text:p>
          </table:table-cell>
          <table:table-cell office:value-type="float" office:value="0.404577112803275" calcext:value-type="float">
            <text:p>0,4045771128</text:p>
          </table:table-cell>
          <table:table-cell office:value-type="float" office:value="0.228749330900728" calcext:value-type="float">
            <text:p>0,2287493309</text:p>
          </table:table-cell>
          <table:table-cell office:value-type="float" office:value="0.236126161996892" calcext:value-type="float">
            <text:p>0,236126162</text:p>
          </table:table-cell>
          <table:table-cell office:value-type="float" office:value="3.94119415122468" calcext:value-type="float">
            <text:p>3,9411941512</text:p>
          </table:table-cell>
          <table:table-cell office:value-type="float" office:value="1.82937099063986" calcext:value-type="float">
            <text:p>1,8293709906</text:p>
          </table:table-cell>
          <table:table-cell office:value-type="float" office:value="3.52655604779569" calcext:value-type="float">
            <text:p>3,5265560478</text:p>
          </table:table-cell>
          <table:table-cell office:value-type="float" office:value="0.256036318305655" calcext:value-type="float">
            <text:p>0,2560363183</text:p>
          </table:table-cell>
          <table:table-cell office:value-type="float" office:value="1.13030368362174" calcext:value-type="float">
            <text:p>1,1303036836</text:p>
          </table:table-cell>
          <table:table-cell office:value-type="float" office:value="0.754560331462387" calcext:value-type="float">
            <text:p>0,7545603315</text:p>
          </table:table-cell>
          <table:table-cell office:value-type="float" office:value="0.392316252286396" calcext:value-type="float">
            <text:p>0,3923162523</text:p>
          </table:table-cell>
          <table:table-cell office:value-type="float" office:value="0.203250445455983" calcext:value-type="float">
            <text:p>0,203250445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eta-D-Galactopyranoside, 1-isopropyl-, 1-thio-</text:p>
          </table:table-cell>
          <table:table-cell office:value-type="float" office:value="0.500818799775841" calcext:value-type="float">
            <text:p>0,5008187998</text:p>
          </table:table-cell>
          <table:table-cell office:value-type="float" office:value="0.491065202403273" calcext:value-type="float">
            <text:p>0,4910652024</text:p>
          </table:table-cell>
          <table:table-cell office:value-type="float" office:value="0.404325549370848" calcext:value-type="float">
            <text:p>0,4043255494</text:p>
          </table:table-cell>
          <table:table-cell office:value-type="float" office:value="2.25807894065297" calcext:value-type="float">
            <text:p>2,2580789407</text:p>
          </table:table-cell>
          <table:table-cell office:value-type="float" office:value="1.49609841465564" calcext:value-type="float">
            <text:p>1,4960984147</text:p>
          </table:table-cell>
          <table:table-cell office:value-type="float" office:value="1.7418055248517" calcext:value-type="float">
            <text:p>1,7418055249</text:p>
          </table:table-cell>
          <table:table-cell office:value-type="float" office:value="0.164730003648258" calcext:value-type="float">
            <text:p>0,1647300036</text:p>
          </table:table-cell>
          <table:table-cell office:value-type="float" office:value="0.508124368737112" calcext:value-type="float">
            <text:p>0,5081243687</text:p>
          </table:table-cell>
          <table:table-cell office:value-type="float" office:value="0.557172087411007" calcext:value-type="float">
            <text:p>0,5571720874</text:p>
          </table:table-cell>
          <table:table-cell office:value-type="float" office:value="3.36773237034686" calcext:value-type="float">
            <text:p>3,3677323703</text:p>
          </table:table-cell>
          <table:table-cell office:value-type="float" office:value="0.812842844546675" calcext:value-type="float">
            <text:p>0,8128428445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alactinol</text:p>
          </table:table-cell>
          <table:table-cell office:value-type="float" office:value="0.107979984015616" calcext:value-type="float">
            <text:p>0,107979984</text:p>
          </table:table-cell>
          <table:table-cell office:value-type="float" office:value="0.0569469287760543" calcext:value-type="float">
            <text:p>0,0569469288</text:p>
          </table:table-cell>
          <table:table-cell office:value-type="float" office:value="0.0530216618640185" calcext:value-type="float">
            <text:p>0,0530216619</text:p>
          </table:table-cell>
          <table:table-cell office:value-type="float" office:value="0.401438130743833" calcext:value-type="float">
            <text:p>0,4014381307</text:p>
          </table:table-cell>
          <table:table-cell office:value-type="float" office:value="0.699838789901816" calcext:value-type="float">
            <text:p>0,6998387899</text:p>
          </table:table-cell>
          <table:table-cell office:value-type="float" office:value="4.00557328549066" calcext:value-type="float">
            <text:p>4,0055732855</text:p>
          </table:table-cell>
          <table:table-cell office:value-type="float" office:value="0.299421002893906" calcext:value-type="float">
            <text:p>0,2994210029</text:p>
          </table:table-cell>
          <table:table-cell office:value-type="float" office:value="0.473047551751117" calcext:value-type="float">
            <text:p>0,4730475518</text:p>
          </table:table-cell>
          <table:table-cell office:value-type="float" office:value="0.104534657894743" calcext:value-type="float">
            <text:p>0,1045346579</text:p>
          </table:table-cell>
          <table:table-cell office:value-type="float" office:value="1.14887223821858" calcext:value-type="float">
            <text:p>1,1488722382</text:p>
          </table:table-cell>
          <table:table-cell office:value-type="float" office:value="1.22768620372515" calcext:value-type="float">
            <text:p>1,227686203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ltitol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table:style-name="ce4" office:value-type="string" calcext:value-type="string">
            <text:p>Salicylic acid-glucopyranosid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float" office:value="0.7023109801705" calcext:value-type="float">
            <text:p>0,7023109802</text:p>
          </table:table-cell>
          <table:table-cell office:value-type="float" office:value="0.383088469446828" calcext:value-type="float">
            <text:p>0,3830884694</text:p>
          </table:table-cell>
          <table:table-cell office:value-type="float" office:value="0.385540524012115" calcext:value-type="float">
            <text:p>0,385540524</text:p>
          </table:table-cell>
          <table:table-cell office:value-type="float" office:value="1.78802585509527" calcext:value-type="float">
            <text:p>1,7880258551</text:p>
          </table:table-cell>
          <table:table-cell office:value-type="float" office:value="0.743855877908068" calcext:value-type="float">
            <text:p>0,7438558779</text:p>
          </table:table-cell>
          <table:table-cell office:value-type="float" office:value="0.834523865502328" calcext:value-type="float">
            <text:p>0,8345238655</text:p>
          </table:table-cell>
          <table:table-cell office:value-type="float" office:value="0.0174227469123473" calcext:value-type="float">
            <text:p>0,0174227469</text:p>
          </table:table-cell>
          <table:table-cell office:value-type="float" office:value="0.092250509385833" calcext:value-type="float">
            <text:p>0,0922505094</text:p>
          </table:table-cell>
          <table:table-cell office:value-type="float" office:value="0.0573886844127459" calcext:value-type="float">
            <text:p>0,0573886844</text:p>
          </table:table-cell>
          <table:table-cell office:value-type="float" office:value="53.6216469575123" calcext:value-type="float">
            <text:p>53,6216469575</text:p>
          </table:table-cell>
          <table:table-cell office:value-type="float" office:value="4.04484385136033" calcext:value-type="float">
            <text:p>4,044843851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float" office:value="1.15186852858508" calcext:value-type="float">
            <text:p>1,1518685286</text:p>
          </table:table-cell>
          <table:table-cell office:value-type="float" office:value="0.811375039244915" calcext:value-type="float">
            <text:p>0,8113750392</text:p>
          </table:table-cell>
          <table:table-cell office:value-type="float" office:value="0.582579645013415" calcext:value-type="float">
            <text:p>0,582579645</text:p>
          </table:table-cell>
          <table:table-cell office:value-type="float" office:value="1.18529308657833" calcext:value-type="float">
            <text:p>1,1852930866</text:p>
          </table:table-cell>
          <table:table-cell office:value-type="float" office:value="0.257733196713488" calcext:value-type="float">
            <text:p>0,2577331967</text:p>
          </table:table-cell>
          <table:table-cell office:value-type="float" office:value="0.899006475396402" calcext:value-type="float">
            <text:p>0,8990064754</text:p>
          </table:table-cell>
          <table:table-cell office:value-type="float" office:value="0.0609198324602644" calcext:value-type="float">
            <text:p>0,0609198325</text:p>
          </table:table-cell>
          <table:table-cell office:value-type="float" office:value="0.212440514048054" calcext:value-type="float">
            <text:p>0,212440514</text:p>
          </table:table-cell>
          <table:table-cell office:value-type="float" office:value="0.0764911415660016" calcext:value-type="float">
            <text:p>0,0764911416</text:p>
          </table:table-cell>
          <table:table-cell office:value-type="float" office:value="12.8791058681596" calcext:value-type="float">
            <text:p>12,8791058682</text:p>
          </table:table-cell>
          <table:table-cell office:value-type="float" office:value="3.38419369330336" calcext:value-type="float">
            <text:p>3,384193693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cose, 1,6-anhydro-, beta-</text:p>
          </table:table-cell>
          <table:table-cell office:value-type="float" office:value="1.65689844279866" calcext:value-type="float">
            <text:p>1,6568984428</text:p>
          </table:table-cell>
          <table:table-cell office:value-type="float" office:value="0.704615868413616" calcext:value-type="float">
            <text:p>0,7046158684</text:p>
          </table:table-cell>
          <table:table-cell office:value-type="float" office:value="0.702873395488966" calcext:value-type="float">
            <text:p>0,7028733955</text:p>
          </table:table-cell>
          <table:table-cell office:value-type="float" office:value="2.09078269026156" calcext:value-type="float">
            <text:p>2,0907826903</text:p>
          </table:table-cell>
          <table:table-cell office:value-type="float" office:value="1.24288323074752" calcext:value-type="float">
            <text:p>1,2428832307</text:p>
          </table:table-cell>
          <table:table-cell office:value-type="float" office:value="0.75201364474252" calcext:value-type="float">
            <text:p>0,7520136447</text:p>
          </table:table-cell>
          <table:table-cell office:value-type="float" office:value="0.203059693889593" calcext:value-type="float">
            <text:p>0,2030596939</text:p>
          </table:table-cell>
          <table:table-cell office:value-type="float" office:value="1.37548857879569" calcext:value-type="float">
            <text:p>1,3754885788</text:p>
          </table:table-cell>
          <table:table-cell office:value-type="float" office:value="1.23510025727274" calcext:value-type="float">
            <text:p>1,2351002573</text:p>
          </table:table-cell>
          <table:table-cell office:value-type="float" office:value="1.3175306274326" calcext:value-type="float">
            <text:p>1,3175306274</text:p>
          </table:table-cell>
          <table:table-cell office:value-type="float" office:value="0.507015546322265" calcext:value-type="float">
            <text:p>0,507015546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float" office:value="0.482815569094977" calcext:value-type="float">
            <text:p>0,4828155691</text:p>
          </table:table-cell>
          <table:table-cell office:value-type="float" office:value="0.520439601888901" calcext:value-type="float">
            <text:p>0,5204396019</text:p>
          </table:table-cell>
          <table:table-cell office:value-type="float" office:value="2.63970102650328" calcext:value-type="float">
            <text:p>2,6397010265</text:p>
          </table:table-cell>
          <table:table-cell office:value-type="float" office:value="0.631959151356221" calcext:value-type="float">
            <text:p>0,6319591514</text:p>
          </table:table-cell>
          <table:table-cell office:value-type="float" office:value="0.394050159264752" calcext:value-type="float">
            <text:p>0,3940501593</text:p>
          </table:table-cell>
          <table:table-cell office:value-type="float" office:value="0.212684268004593" calcext:value-type="float">
            <text:p>0,212684268</text:p>
          </table:table-cell>
          <table:table-cell office:value-type="float" office:value="0.12672981146828" calcext:value-type="float">
            <text:p>0,1267298115</text:p>
          </table:table-cell>
          <table:table-cell office:value-type="float" office:value="0.476160616690108" calcext:value-type="float">
            <text:p>0,4761606167</text:p>
          </table:table-cell>
          <table:table-cell office:value-type="float" office:value="0.568116197269456" calcext:value-type="float">
            <text:p>0,5681161973</text:p>
          </table:table-cell>
          <table:table-cell office:value-type="float" office:value="4.75749921221887" calcext:value-type="float">
            <text:p>4,7574992122</text:p>
          </table:table-cell>
          <table:table-cell office:value-type="float" office:value="1.48089914090313" calcext:value-type="float">
            <text:p>1,4808991409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ltotrios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libios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ffinose</text:p>
          </table:table-cell>
          <table:table-cell office:value-type="float" office:value="0.0427220997494758" calcext:value-type="float">
            <text:p>0,0427220997</text:p>
          </table:table-cell>
          <table:table-cell office:value-type="float" office:value="0.0176043793194973" calcext:value-type="float">
            <text:p>0,0176043793</text:p>
          </table:table-cell>
          <table:table-cell office:value-type="float" office:value="0" calcext:value-type="float">
            <text:p>0</text:p>
          </table:table-cell>
          <table:table-cell office:value-type="float" office:value="11.3477126534713" calcext:value-type="float">
            <text:p>11,3477126535</text:p>
          </table:table-cell>
          <table:table-cell office:value-type="float" office:value="2.5676851149154" calcext:value-type="float">
            <text:p>2,5676851149</text:p>
          </table:table-cell>
          <table:table-cell office:value-type="float" office:value="5.63724127919237" calcext:value-type="float">
            <text:p>5,6372412792</text:p>
          </table:table-cell>
          <table:table-cell office:value-type="float" office:value="0.018784571230392" calcext:value-type="float">
            <text:p>0,0187845712</text:p>
          </table:table-cell>
          <table:table-cell office:value-type="float" office:value="0.199808863481803" calcext:value-type="float">
            <text:p>0,1998088635</text:p>
          </table:table-cell>
          <table:table-cell office:value-type="float" office:value="0.143800695563838" calcext:value-type="float">
            <text:p>0,1438006956</text:p>
          </table:table-cell>
          <table:table-cell office:value-type="float" office:value="0.724725901636533" calcext:value-type="float">
            <text:p>0,7247259016</text:p>
          </table:table-cell>
          <table:table-cell office:value-type="float" office:value="0.442160969992541" calcext:value-type="float">
            <text:p>0,44216097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float" office:value="0.901790914756469" calcext:value-type="float">
            <text:p>0,9017909148</text:p>
          </table:table-cell>
          <table:table-cell office:value-type="float" office:value="0.648599651060454" calcext:value-type="float">
            <text:p>0,6485996511</text:p>
          </table:table-cell>
          <table:table-cell office:value-type="float" office:value="0.997352288871013" calcext:value-type="float">
            <text:p>0,9973522889</text:p>
          </table:table-cell>
          <table:table-cell office:value-type="float" office:value="2.89338292074388" calcext:value-type="float">
            <text:p>2,8933829207</text:p>
          </table:table-cell>
          <table:table-cell office:value-type="float" office:value="1.76776714788887" calcext:value-type="float">
            <text:p>1,7677671479</text:p>
          </table:table-cell>
          <table:table-cell office:value-type="float" office:value="1.07764231632942" calcext:value-type="float">
            <text:p>1,0776423163</text:p>
          </table:table-cell>
          <table:table-cell office:value-type="float" office:value="0.212289099637053" calcext:value-type="float">
            <text:p>0,2122890996</text:p>
          </table:table-cell>
          <table:table-cell office:value-type="float" office:value="0.488646284332878" calcext:value-type="float">
            <text:p>0,4886462843</text:p>
          </table:table-cell>
          <table:table-cell office:value-type="float" office:value="0.650476492698051" calcext:value-type="float">
            <text:p>0,6504764927</text:p>
          </table:table-cell>
          <table:table-cell office:value-type="float" office:value="1.55448627989884" calcext:value-type="float">
            <text:p>1,5544862799</text:p>
          </table:table-cell>
          <table:table-cell office:value-type="float" office:value="1.13258464132864" calcext:value-type="float">
            <text:p>1,1325846413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rehalose, alpha,alpha'-</text:p>
          </table:table-cell>
          <table:table-cell office:value-type="float" office:value="0.578694384720501" calcext:value-type="float">
            <text:p>0,5786943847</text:p>
          </table:table-cell>
          <table:table-cell office:value-type="float" office:value="0.60006713593107" calcext:value-type="float">
            <text:p>0,6000671359</text:p>
          </table:table-cell>
          <table:table-cell office:value-type="float" office:value="0.490109261913676" calcext:value-type="float">
            <text:p>0,4901092619</text:p>
          </table:table-cell>
          <table:table-cell office:value-type="float" office:value="2.94111089167617" calcext:value-type="float">
            <text:p>2,9411108917</text:p>
          </table:table-cell>
          <table:table-cell office:value-type="float" office:value="1.37189560257018" calcext:value-type="float">
            <text:p>1,3718956026</text:p>
          </table:table-cell>
          <table:table-cell office:value-type="float" office:value="1.18370158496542" calcext:value-type="float">
            <text:p>1,183701585</text:p>
          </table:table-cell>
          <table:table-cell office:value-type="float" office:value="0.22035439009819" calcext:value-type="float">
            <text:p>0,2203543901</text:p>
          </table:table-cell>
          <table:table-cell office:value-type="float" office:value="0.64258091859797" calcext:value-type="float">
            <text:p>0,6425809186</text:p>
          </table:table-cell>
          <table:table-cell office:value-type="float" office:value="0.787445357882634" calcext:value-type="float">
            <text:p>0,7874453579</text:p>
          </table:table-cell>
          <table:table-cell office:value-type="float" office:value="1.56796082418722" calcext:value-type="float">
            <text:p>1,5679608242</text:p>
          </table:table-cell>
          <table:table-cell office:value-type="float" office:value="0.871563996445331" calcext:value-type="float">
            <text:p>0,8715639964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float" office:value="1.22246741126547" calcext:value-type="float">
            <text:p>1,2224674113</text:p>
          </table:table-cell>
          <table:table-cell office:value-type="float" office:value="1.04673380979278" calcext:value-type="float">
            <text:p>1,0467338098</text:p>
          </table:table-cell>
          <table:table-cell office:value-type="float" office:value="0.666785684474016" calcext:value-type="float">
            <text:p>0,6667856845</text:p>
          </table:table-cell>
          <table:table-cell office:value-type="float" office:value="3.39595756435461" calcext:value-type="float">
            <text:p>3,3959575644</text:p>
          </table:table-cell>
          <table:table-cell office:value-type="float" office:value="0.795186427043261" calcext:value-type="float">
            <text:p>0,795186427</text:p>
          </table:table-cell>
          <table:table-cell office:value-type="float" office:value="1.00445605641972" calcext:value-type="float">
            <text:p>1,0044560564</text:p>
          </table:table-cell>
          <table:table-cell office:value-type="float" office:value="0.199096379565388" calcext:value-type="float">
            <text:p>0,1990963796</text:p>
          </table:table-cell>
          <table:table-cell office:value-type="float" office:value="0.713268585639907" calcext:value-type="float">
            <text:p>0,7132685856</text:p>
          </table:table-cell>
          <table:table-cell office:value-type="float" office:value="1.09257568720966" calcext:value-type="float">
            <text:p>1,0925756872</text:p>
          </table:table-cell>
          <table:table-cell office:value-type="float" office:value="1.071957139244" calcext:value-type="float">
            <text:p>1,0719571392</text:p>
          </table:table-cell>
          <table:table-cell office:value-type="float" office:value="0.662921846209109" calcext:value-type="float">
            <text:p>0,6629218462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onanoic acid</text:p>
          </table:table-cell>
          <table:table-cell office:value-type="float" office:value="0.802341772605545" calcext:value-type="float">
            <text:p>0,8023417726</text:p>
          </table:table-cell>
          <table:table-cell office:value-type="float" office:value="0.766987665603658" calcext:value-type="float">
            <text:p>0,7669876656</text:p>
          </table:table-cell>
          <table:table-cell office:value-type="float" office:value="1.07186389694292" calcext:value-type="float">
            <text:p>1,071863896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67158540712297" calcext:value-type="float">
            <text:p>1,6715854071</text:p>
          </table:table-cell>
          <table:table-cell office:value-type="float" office:value="0.785823213700585" calcext:value-type="float">
            <text:p>0,785823213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43106274442556" calcext:value-type="float">
            <text:p>0,7431062744</text:p>
          </table:table-cell>
          <table:table-cell office:value-type="float" office:value="1.0912216690767" calcext:value-type="float">
            <text:p>1,0912216691</text:p>
          </table:table-cell>
          <table:table-cell office:value-type="float" office:value="0" calcext:value-type="float">
            <text:p>0</text:p>
          </table:table-cell>
          <table:table-cell office:value-type="float" office:value="1.27166478820719" calcext:value-type="float">
            <text:p>1,2716647882</text:p>
          </table:table-cell>
          <table:table-cell table:formula="of:#DIV/0!" office:value-type="string" office:string-value="" calcext:value-type="error">
            <text:p>#DIV/0!</text:p>
          </table:table-cell>
        </table:table-row>
      </table:table>
      <table:table table:name="WTandMT_mets_0d1d7d21d_e1e2" table:style-name="ta1">
        <table:table-column table:style-name="co3" table:number-columns-repeated="2" table:default-cell-style-name="ce3"/>
        <table:table-column table:style-name="co3" table:number-columns-repeated="2" table:default-cell-style-name="ce6"/>
        <table:table-column table:style-name="co3" table:default-cell-style-name="ce8"/>
        <table:table-column table:style-name="co3" table:number-columns-repeated="11" table:default-cell-style-name="ce6"/>
        <table:table-column table:style-name="co3" table:default-cell-style-name="ce8"/>
        <table:table-column table:style-name="co3" table:number-columns-repeated="2" table:default-cell-style-name="ce6"/>
        <table:table-column table:style-name="co3" table:default-cell-style-name="ce8"/>
        <table:table-column table:style-name="co3" table:number-columns-repeated="8" table:default-cell-style-name="ce6"/>
        <table:table-column table:style-name="co3" table:default-cell-style-name="ce8"/>
        <table:table-column table:style-name="co3" table:number-columns-repeated="5" table:default-cell-style-name="ce6"/>
        <table:table-column table:style-name="co3" table:default-cell-style-name="ce8"/>
        <table:table-column table:style-name="co3" table:number-columns-repeated="15" table:default-cell-style-name="ce6"/>
        <table:table-column table:style-name="co3" table:number-columns-repeated="26" table:default-cell-style-name="Default"/>
        <table:table-row table:style-name="ro1">
          <table:table-cell table:style-name="ce1" table:number-columns-repeated="2"/>
          <table:table-cell table:number-columns-repeated="6" table:style-name="ce5" office:value-type="float" office:value="0" calcext:value-type="float">
            <text:p>0</text:p>
          </table:table-cell>
          <table:table-cell table:number-columns-repeated="6" table:style-name="ce1" office:value-type="string" calcext:value-type="string">
            <text:p>24h</text:p>
          </table:table-cell>
          <table:table-cell table:number-columns-repeated="6" table:style-name="ce1" office:value-type="string" calcext:value-type="string">
            <text:p>1W</text:p>
          </table:table-cell>
          <table:table-cell table:number-columns-repeated="6" table:style-name="ce1" office:value-type="string" calcext:value-type="string">
            <text:p>3W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6" table:style-name="ce1" office:value-type="string" calcext:value-type="string">
            <text:p>24h</text:p>
          </table:table-cell>
          <table:table-cell table:number-columns-repeated="6" table:style-name="ce1" office:value-type="string" calcext:value-type="string">
            <text:p>1W</text:p>
          </table:table-cell>
          <table:table-cell table:number-columns-repeated="6" table:style-name="ce1" office:value-type="string" calcext:value-type="string">
            <text:p>3W</text:p>
          </table:table-cell>
          <table:table-cell table:number-columns-repeated="2"/>
          <table:table-cell table:number-columns-repeated="6" office:value-type="string" calcext:value-type="string">
            <text:p>0d</text:p>
          </table:table-cell>
          <table:table-cell table:number-columns-repeated="6" office:value-type="string" calcext:value-type="string">
            <text:p>1d</text:p>
          </table:table-cell>
          <table:table-cell table:number-columns-repeated="6" office:value-type="string" calcext:value-type="string">
            <text:p>7d</text:p>
          </table:table-cell>
          <table:table-cell table:number-columns-repeated="6" office:value-type="string" calcext:value-type="string">
            <text:p>21d</text:p>
          </table:table-cell>
        </table:table-row>
        <table:table-row table:style-name="ro5">
          <table:table-cell table:number-columns-repeated="2" table:style-name="ce2" office:value-type="string" calcext:value-type="string">
            <text:p>Metabolite</text:p>
          </table:table-cell>
          <table:table-cell table:number-columns-repeated="3" table:style-name="ce2" office:value-type="string" calcext:value-type="string">
            <text:p>Col-0_source_(00000minACC)_E1</text:p>
          </table:table-cell>
          <table:table-cell table:number-columns-repeated="3" table:style-name="ce2" office:value-type="string" calcext:value-type="string">
            <text:p>Col-0_source_(00000minACC)_E2</text:p>
          </table:table-cell>
          <table:table-cell table:number-columns-repeated="3" table:style-name="ce2" office:value-type="string" calcext:value-type="string">
            <text:p>Col-0_source_(01440minACC)_E1</text:p>
          </table:table-cell>
          <table:table-cell table:number-columns-repeated="3" table:style-name="ce2" office:value-type="string" calcext:value-type="string">
            <text:p>Col-0_source_(01440minACC)_E2</text:p>
          </table:table-cell>
          <table:table-cell table:number-columns-repeated="3" table:style-name="ce2" office:value-type="string" calcext:value-type="string">
            <text:p>Col-0_source_(10080minACC)_E1</text:p>
          </table:table-cell>
          <table:table-cell table:number-columns-repeated="3" table:style-name="ce2" office:value-type="string" calcext:value-type="string">
            <text:p>Col-0_source_(10080minACC)_E2</text:p>
          </table:table-cell>
          <table:table-cell table:number-columns-repeated="3" table:style-name="ce2" office:value-type="string" calcext:value-type="string">
            <text:p>Col-0_source_(30240minACC)_E1</text:p>
          </table:table-cell>
          <table:table-cell table:number-columns-repeated="3" table:style-name="ce2" office:value-type="string" calcext:value-type="string">
            <text:p>Col-0_source_(30240minACC)_E2</text:p>
          </table:table-cell>
          <table:table-cell table:number-columns-repeated="3" table:style-name="ce9" office:value-type="string" calcext:value-type="string">
            <text:p>DKO_source_(00000minACC)_E1</text:p>
          </table:table-cell>
          <table:table-cell table:number-columns-repeated="3" table:style-name="ce9" office:value-type="string" calcext:value-type="string">
            <text:p>DKO_source_(00000minACC)_E2</text:p>
          </table:table-cell>
          <table:table-cell table:number-columns-repeated="3" table:style-name="ce9" office:value-type="string" calcext:value-type="string">
            <text:p>DKO_source_(01440minACC)_E1</text:p>
          </table:table-cell>
          <table:table-cell table:number-columns-repeated="3" table:style-name="ce9" office:value-type="string" calcext:value-type="string">
            <text:p>DKO_source_(01440minACC)_E2</text:p>
          </table:table-cell>
          <table:table-cell table:number-columns-repeated="3" table:style-name="ce9" office:value-type="string" calcext:value-type="string">
            <text:p>DKO_source_(10080minACC)_E1</text:p>
          </table:table-cell>
          <table:table-cell table:number-columns-repeated="3" table:style-name="ce9" office:value-type="string" calcext:value-type="string">
            <text:p>DKO_source_(10080minACC)_E2</text:p>
          </table:table-cell>
          <table:table-cell table:number-columns-repeated="3" table:style-name="ce9" office:value-type="string" calcext:value-type="string">
            <text:p>DKO_source_(30240minACC)_E1</text:p>
          </table:table-cell>
          <table:table-cell table:number-columns-repeated="2" table:style-name="ce9" office:value-type="string" calcext:value-type="string">
            <text:p>DKO_source_(30240minACC)_E2</text:p>
          </table:table-cell>
          <table:table-cell table:style-name="ce9"/>
          <table:table-cell table:number-columns-repeated="2"/>
          <table:table-cell table:number-columns-repeated="6" office:value-type="string" calcext:value-type="string">
            <text:p>wt/mt_0</text:p>
          </table:table-cell>
          <table:table-cell table:number-columns-repeated="6" office:value-type="string" calcext:value-type="string">
            <text:p>wt/mt_1</text:p>
          </table:table-cell>
          <table:table-cell table:number-columns-repeated="6" office:value-type="string" calcext:value-type="string">
            <text:p>wt/mt_7</text:p>
          </table:table-cell>
          <table:table-cell table:number-columns-repeated="6" office:value-type="string" calcext:value-type="string">
            <text:p>wt/mt_21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Azelaic Acid</text:p>
          </table:table-cell>
          <table:table-cell office:value-type="float" office:value="0.00237279602731465" calcext:value-type="float">
            <text:p>0,002</text:p>
          </table:table-cell>
          <table:table-cell office:value-type="float" office:value="0.00320616569558621" calcext:value-type="float">
            <text:p>0,003</text:p>
          </table:table-cell>
          <table:table-cell table:style-name="ce6"/>
          <table:table-cell office:value-type="float" office:value="0.00254015166347291" calcext:value-type="float">
            <text:p>0,003</text:p>
          </table:table-cell>
          <table:table-cell office:value-type="float" office:value="0.0024306455198376" calcext:value-type="float">
            <text:p>0,002</text:p>
          </table:table-cell>
          <table:table-cell office:value-type="float" office:value="0.00342537836262473" calcext:value-type="float">
            <text:p>0,003</text:p>
          </table:table-cell>
          <table:table-cell office:value-type="float" office:value="0.00391796878300637" calcext:value-type="float">
            <text:p>0,004</text:p>
          </table:table-cell>
          <table:table-cell office:value-type="float" office:value="0.00663084308154453" calcext:value-type="float">
            <text:p>0,007</text:p>
          </table:table-cell>
          <table:table-cell office:value-type="float" office:value="0.00347334157607594" calcext:value-type="float">
            <text:p>0,003</text:p>
          </table:table-cell>
          <table:table-cell office:value-type="float" office:value="0.00157989948185219" calcext:value-type="float">
            <text:p>0,002</text:p>
          </table:table-cell>
          <table:table-cell office:value-type="float" office:value="0.0024337345199456" calcext:value-type="float">
            <text:p>0,002</text:p>
          </table:table-cell>
          <table:table-cell office:value-type="float" office:value="0.00212447622315106" calcext:value-type="float">
            <text:p>0,002</text:p>
          </table:table-cell>
          <table:table-cell office:value-type="float" office:value="0.0125429631915243" calcext:value-type="float">
            <text:p>0,013</text:p>
          </table:table-cell>
          <table:table-cell office:value-type="float" office:value="0.00492840260876803" calcext:value-type="float">
            <text:p>0,005</text:p>
          </table:table-cell>
          <table:table-cell table:style-name="ce6"/>
          <table:table-cell office:value-type="float" office:value="0.00183054927902947" calcext:value-type="float">
            <text:p>0,002</text:p>
          </table:table-cell>
          <table:table-cell office:value-type="float" office:value="0.00386398224381504" calcext:value-type="float">
            <text:p>0,004</text:p>
          </table:table-cell>
          <table:table-cell table:style-name="ce6"/>
          <table:table-cell office:value-type="float" office:value="0.00749117524320332" calcext:value-type="float">
            <text:p>0,007</text:p>
          </table:table-cell>
          <table:table-cell office:value-type="float" office:value="0.00270691596146587" calcext:value-type="float">
            <text:p>0,003</text:p>
          </table:table-cell>
          <table:table-cell office:value-type="float" office:value="0.00245521081123947" calcext:value-type="float">
            <text:p>0,002</text:p>
          </table:table-cell>
          <table:table-cell office:value-type="float" office:value="0.0173301924596027" calcext:value-type="float">
            <text:p>0,017</text:p>
          </table:table-cell>
          <table:table-cell office:value-type="float" office:value="0.0102089978883981" calcext:value-type="float">
            <text:p>0,010</text:p>
          </table:table-cell>
          <table:table-cell office:value-type="float" office:value="0.00328276573196817" calcext:value-type="float">
            <text:p>0,003</text:p>
          </table:table-cell>
          <table:table-cell office:value-type="float" office:value="0.00256709443150603" calcext:value-type="float">
            <text:p>0,003</text:p>
          </table:table-cell>
          <table:table-cell office:value-type="float" office:value="0.00290472406480107" calcext:value-type="float">
            <text:p>0,003</text:p>
          </table:table-cell>
          <table:table-cell table:style-name="ce6"/>
          <table:table-cell office:value-type="float" office:value="0.00240582518266408" calcext:value-type="float">
            <text:p>0,002</text:p>
          </table:table-cell>
          <table:table-cell office:value-type="float" office:value="0.00205872362574402" calcext:value-type="float">
            <text:p>0,002</text:p>
          </table:table-cell>
          <table:table-cell office:value-type="float" office:value="0.00283835557998697" calcext:value-type="float">
            <text:p>0,003</text:p>
          </table:table-cell>
          <table:table-cell office:value-type="float" office:value="0.00180632982609719" calcext:value-type="float">
            <text:p>0,002</text:p>
          </table:table-cell>
          <table:table-cell office:value-type="float" office:value="0.00302871765195058" calcext:value-type="float">
            <text:p>0,003</text:p>
          </table:table-cell>
          <table:table-cell table:style-name="ce6"/>
          <table:table-cell office:value-type="float" office:value="0.0234779384642434" calcext:value-type="float">
            <text:p>0,023</text:p>
          </table:table-cell>
          <table:table-cell office:value-type="float" office:value="0.00205866892818744" calcext:value-type="float">
            <text:p>0,002</text:p>
          </table:table-cell>
          <table:table-cell office:value-type="float" office:value="0.00210449783962384" calcext:value-type="float">
            <text:p>0,002</text:p>
          </table:table-cell>
          <table:table-cell office:value-type="float" office:value="0.0169030966712815" calcext:value-type="float">
            <text:p>0,017</text:p>
          </table:table-cell>
          <table:table-cell office:value-type="float" office:value="0.0115424609094966" calcext:value-type="float">
            <text:p>0,012</text:p>
          </table:table-cell>
          <table:table-cell office:value-type="float" office:value="0.0095636438901664" calcext:value-type="float">
            <text:p>0,010</text:p>
          </table:table-cell>
          <table:table-cell office:value-type="float" office:value="0.0122916373107245" calcext:value-type="float">
            <text:p>0,012</text:p>
          </table:table-cell>
          <table:table-cell office:value-type="float" office:value="0.0135488874371193" calcext:value-type="float">
            <text:p>0,014</text:p>
          </table:table-cell>
          <table:table-cell office:value-type="float" office:value="0.0170130428092812" calcext:value-type="float">
            <text:p>0,017</text:p>
          </table:table-cell>
          <table:table-cell office:value-type="float" office:value="0.0394715909693485" calcext:value-type="float">
            <text:p>0,039</text:p>
          </table:table-cell>
          <table:table-cell office:value-type="float" office:value="0.00778306063164505" calcext:value-type="float">
            <text:p>0,008</text:p>
          </table:table-cell>
          <table:table-cell office:value-type="float" office:value="0.0207512681971965" calcext:value-type="float">
            <text:p>0,021</text:p>
          </table:table-cell>
          <table:table-cell office:value-type="float" office:value="0.0151450486952114" calcext:value-type="float">
            <text:p>0,015</text:p>
          </table:table-cell>
          <table:table-cell office:value-type="float" office:value="0.0122586632780759" calcext:value-type="float">
            <text:p>0,012</text:p>
          </table:table-cell>
          <table:table-cell office:value-type="float" office:value="0.0132609102105812" calcext:value-type="float">
            <text:p>0,013</text:p>
          </table:table-cell>
          <table:table-cell table:number-columns-repeated="2"/>
          <table:table-cell table:formula="of:=[.C3]/[.AA3]" office:value-type="float" office:value="0.924311937337891" calcext:value-type="float">
            <text:p>0,9243119373</text:p>
          </table:table-cell>
          <table:table-cell table:formula="of:=[.D3]/[.AB3]" office:value-type="float" office:value="1.10377633952841" calcext:value-type="float">
            <text:p>1,1037763395</text:p>
          </table:table-cell>
          <table:table-cell table:formula="of:=[.E3]/[.AC3]" office:value-type="string" office:string-value="" calcext:value-type="error">
            <text:p>#DIV/0!</text:p>
          </table:table-cell>
          <table:table-cell table:formula="of:=[.F3]/[.AD3]" office:value-type="float" office:value="1.05583384934897" calcext:value-type="float">
            <text:p>1,0558338493</text:p>
          </table:table-cell>
          <table:table-cell table:formula="of:=[.G3]/[.AE3]" office:value-type="float" office:value="1.18065654342465" calcext:value-type="float">
            <text:p>1,1806565434</text:p>
          </table:table-cell>
          <table:table-cell table:formula="of:=[.H3]/[.AF3]" office:value-type="float" office:value="1.20681791484366" calcext:value-type="float">
            <text:p>1,2068179148</text:p>
          </table:table-cell>
          <table:table-cell table:formula="of:=[.I3]/[.AG3]" office:value-type="float" office:value="2.16902180676031" calcext:value-type="float">
            <text:p>2,1690218068</text:p>
          </table:table-cell>
          <table:table-cell table:formula="of:=[.J3]/[.AH3]" office:value-type="float" office:value="2.1893236159779" calcext:value-type="float">
            <text:p>2,189323616</text:p>
          </table:table-cell>
          <table:table-cell table:formula="of:=[.K3]/[.AI3]" office:value-type="string" office:string-value="" calcext:value-type="error">
            <text:p>#DIV/0!</text:p>
          </table:table-cell>
          <table:table-cell table:formula="of:=[.L3]/[.AJ3]" office:value-type="float" office:value="0.0672929390397013" calcext:value-type="float">
            <text:p>0,067292939</text:p>
          </table:table-cell>
          <table:table-cell table:formula="of:=[.M3]/[.AK3]" office:value-type="float" office:value="1.18218839689215" calcext:value-type="float">
            <text:p>1,1821883969</text:p>
          </table:table-cell>
          <table:table-cell table:formula="of:=[.N3]/[.AL3]" office:value-type="float" office:value="1.00949318319604" calcext:value-type="float">
            <text:p>1,0094931832</text:p>
          </table:table-cell>
          <table:table-cell table:formula="of:=[.O3]/[.AM3]" office:value-type="float" office:value="0.742051201353826" calcext:value-type="float">
            <text:p>0,7420512014</text:p>
          </table:table-cell>
          <table:table-cell table:formula="of:=[.P3]/[.AN3]" office:value-type="float" office:value="0.426980229555135" calcext:value-type="float">
            <text:p>0,4269802296</text:p>
          </table:table-cell>
          <table:table-cell table:formula="of:=[.Q3]/[.AO3]" office:value-type="float" office:value="0" calcext:value-type="float">
            <text:p>0</text:p>
          </table:table-cell>
          <table:table-cell table:formula="of:=[.R3]/[.AP3]" office:value-type="float" office:value="0.148926398717631" calcext:value-type="float">
            <text:p>0,1489263987</text:p>
          </table:table-cell>
          <table:table-cell table:formula="of:=[.S3]/[.AQ3]" office:value-type="float" office:value="0.285188157459265" calcext:value-type="float">
            <text:p>0,2851881575</text:p>
          </table:table-cell>
          <table:table-cell table:formula="of:=[.T3]/[.AR3]" office:value-type="float" office:value="0" calcext:value-type="float">
            <text:p>0</text:p>
          </table:table-cell>
          <table:table-cell table:formula="of:=[.U3]/[.AS3]" office:value-type="float" office:value="0.189786503640569" calcext:value-type="float">
            <text:p>0,1897865036</text:p>
          </table:table-cell>
          <table:table-cell table:formula="of:=[.V3]/[.AT3]" office:value-type="float" office:value="0.347795820895941" calcext:value-type="float">
            <text:p>0,3477958209</text:p>
          </table:table-cell>
          <table:table-cell table:formula="of:=[.W3]/[.AU3]" office:value-type="float" office:value="0.118316181348915" calcext:value-type="float">
            <text:p>0,1183161813</text:p>
          </table:table-cell>
          <table:table-cell table:formula="of:=[.X3]/[.AV3]" office:value-type="float" office:value="1.14428106560543" calcext:value-type="float">
            <text:p>1,1442810656</text:p>
          </table:table-cell>
          <table:table-cell table:formula="of:=[.Y3]/[.AW3]" office:value-type="float" office:value="0.832798622232855" calcext:value-type="float">
            <text:p>0,8327986222</text:p>
          </table:table-cell>
          <table:table-cell table:formula="of:=[.Z3]/[.AX3]" office:value-type="float" office:value="0.24755206692741" calcext:value-type="float">
            <text:p>0,2475520669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Benzoic acid, 4-hydroxy-</text:p>
          </table:table-cell>
          <table:table-cell office:value-type="float" office:value="0.000625630115349122" calcext:value-type="float">
            <text:p>0,001</text:p>
          </table:table-cell>
          <table:table-cell office:value-type="float" office:value="0.00240799392743268" calcext:value-type="float">
            <text:p>0,002</text:p>
          </table:table-cell>
          <table:table-cell/>
          <table:table-cell office:value-type="float" office:value="0.000949073281673405" calcext:value-type="float">
            <text:p>0,001</text:p>
          </table:table-cell>
          <table:table-cell office:value-type="float" office:value="0.00228032993111764" calcext:value-type="float">
            <text:p>0,002</text:p>
          </table:table-cell>
          <table:table-cell office:value-type="float" office:value="0.00405903050601839" calcext:value-type="float">
            <text:p>0,004</text:p>
          </table:table-cell>
          <table:table-cell office:value-type="float" office:value="0.0026193362066386" calcext:value-type="float">
            <text:p>0,003</text:p>
          </table:table-cell>
          <table:table-cell office:value-type="float" office:value="0.00104103784175947" calcext:value-type="float">
            <text:p>0,001</text:p>
          </table:table-cell>
          <table:table-cell office:value-type="float" office:value="0.00307866876602675" calcext:value-type="float">
            <text:p>0,003</text:p>
          </table:table-cell>
          <table:table-cell office:value-type="float" office:value="0.00190049736708386" calcext:value-type="float">
            <text:p>0,002</text:p>
          </table:table-cell>
          <table:table-cell office:value-type="float" office:value="0.00261636270917617" calcext:value-type="float">
            <text:p>0,003</text:p>
          </table:table-cell>
          <table:table-cell office:value-type="float" office:value="0.00240192072257752" calcext:value-type="float">
            <text:p>0,002</text:p>
          </table:table-cell>
          <table:table-cell office:value-type="float" office:value="0.00183644883418482" calcext:value-type="float">
            <text:p>0,002</text:p>
          </table:table-cell>
          <table:table-cell office:value-type="float" office:value="0.00191419175411454" calcext:value-type="float">
            <text:p>0,002</text:p>
          </table:table-cell>
          <table:table-cell/>
          <table:table-cell office:value-type="float" office:value="0.00145719632283912" calcext:value-type="float">
            <text:p>0,001</text:p>
          </table:table-cell>
          <table:table-cell office:value-type="float" office:value="0.00197362251092158" calcext:value-type="float">
            <text:p>0,002</text:p>
          </table:table-cell>
          <table:table-cell/>
          <table:table-cell office:value-type="float" office:value="0.00272118403509866" calcext:value-type="float">
            <text:p>0,003</text:p>
          </table:table-cell>
          <table:table-cell office:value-type="float" office:value="0.00267891748607194" calcext:value-type="float">
            <text:p>0,003</text:p>
          </table:table-cell>
          <table:table-cell office:value-type="float" office:value="0.00406647839328284" calcext:value-type="float">
            <text:p>0,004</text:p>
          </table:table-cell>
          <table:table-cell office:value-type="float" office:value="0.00218990053524592" calcext:value-type="float">
            <text:p>0,002</text:p>
          </table:table-cell>
          <table:table-cell office:value-type="float" office:value="0.0038969042489606" calcext:value-type="float">
            <text:p>0,004</text:p>
          </table:table-cell>
          <table:table-cell office:value-type="float" office:value="0.0037483583630137" calcext:value-type="float">
            <text:p>0,004</text:p>
          </table:table-cell>
          <table:table-cell office:value-type="float" office:value="0.000763143704331293" calcext:value-type="float">
            <text:p>0,001</text:p>
          </table:table-cell>
          <table:table-cell office:value-type="float" office:value="0.0034264680535174" calcext:value-type="float">
            <text:p>0,003</text:p>
          </table:table-cell>
          <table:table-cell/>
          <table:table-cell office:value-type="float" office:value="0.00124626664524657" calcext:value-type="float">
            <text:p>0,001</text:p>
          </table:table-cell>
          <table:table-cell office:value-type="float" office:value="0.00298033670520454" calcext:value-type="float">
            <text:p>0,003</text:p>
          </table:table-cell>
          <table:table-cell office:value-type="float" office:value="0.00382028794891769" calcext:value-type="float">
            <text:p>0,004</text:p>
          </table:table-cell>
          <table:table-cell office:value-type="float" office:value="0.00189238475743727" calcext:value-type="float">
            <text:p>0,002</text:p>
          </table:table-cell>
          <table:table-cell office:value-type="float" office:value="0.00172677162458986" calcext:value-type="float">
            <text:p>0,002</text:p>
          </table:table-cell>
          <table:table-cell/>
          <table:table-cell office:value-type="float" office:value="0.00406335169016926" calcext:value-type="float">
            <text:p>0,004</text:p>
          </table:table-cell>
          <table:table-cell office:value-type="float" office:value="0.00090406106454266" calcext:value-type="float">
            <text:p>0,001</text:p>
          </table:table-cell>
          <table:table-cell office:value-type="float" office:value="0.00256016689806803" calcext:value-type="float">
            <text:p>0,003</text:p>
          </table:table-cell>
          <table:table-cell office:value-type="float" office:value="0.00303792059573477" calcext:value-type="float">
            <text:p>0,003</text:p>
          </table:table-cell>
          <table:table-cell office:value-type="float" office:value="0.0039046815883042" calcext:value-type="float">
            <text:p>0,004</text:p>
          </table:table-cell>
          <table:table-cell office:value-type="float" office:value="0.00629508977372362" calcext:value-type="float">
            <text:p>0,006</text:p>
          </table:table-cell>
          <table:table-cell office:value-type="float" office:value="0.0025470618857506" calcext:value-type="float">
            <text:p>0,003</text:p>
          </table:table-cell>
          <table:table-cell office:value-type="float" office:value="0.00397176795091918" calcext:value-type="float">
            <text:p>0,004</text:p>
          </table:table-cell>
          <table:table-cell office:value-type="float" office:value="0.00452484749438865" calcext:value-type="float">
            <text:p>0,005</text:p>
          </table:table-cell>
          <table:table-cell office:value-type="float" office:value="0.00335716734916608" calcext:value-type="float">
            <text:p>0,003</text:p>
          </table:table-cell>
          <table:table-cell office:value-type="float" office:value="0.00331563533537386" calcext:value-type="float">
            <text:p>0,003</text:p>
          </table:table-cell>
          <table:table-cell office:value-type="float" office:value="0.0119224609937853" calcext:value-type="float">
            <text:p>0,012</text:p>
          </table:table-cell>
          <table:table-cell office:value-type="float" office:value="0.0049730226199898" calcext:value-type="float">
            <text:p>0,005</text:p>
          </table:table-cell>
          <table:table-cell office:value-type="float" office:value="0.0135264588092677" calcext:value-type="float">
            <text:p>0,014</text:p>
          </table:table-cell>
          <table:table-cell office:value-type="float" office:value="0.00716013763087222" calcext:value-type="float">
            <text:p>0,007</text:p>
          </table:table-cell>
          <table:table-cell table:number-columns-repeated="2"/>
          <table:table-cell table:formula="of:=[.C4]/[.AA4]" office:value-type="float" office:value="0.819806429376669" calcext:value-type="float">
            <text:p>0,8198064294</text:p>
          </table:table-cell>
          <table:table-cell table:formula="of:=[.D4]/[.AB4]" office:value-type="float" office:value="0.702762696112337" calcext:value-type="float">
            <text:p>0,7027626961</text:p>
          </table:table-cell>
          <table:table-cell table:formula="of:=[.E4]/[.AC4]" office:value-type="string" office:string-value="" calcext:value-type="error">
            <text:p>#DIV/0!</text:p>
          </table:table-cell>
          <table:table-cell table:formula="of:=[.F4]/[.AD4]" office:value-type="float" office:value="0.761533083865559" calcext:value-type="float">
            <text:p>0,7615330839</text:p>
          </table:table-cell>
          <table:table-cell table:formula="of:=[.G4]/[.AE4]" office:value-type="float" office:value="0.765124936097159" calcext:value-type="float">
            <text:p>0,7651249361</text:p>
          </table:table-cell>
          <table:table-cell table:formula="of:=[.H4]/[.AF4]" office:value-type="float" office:value="1.06249334089289" calcext:value-type="float">
            <text:p>1,0624933409</text:p>
          </table:table-cell>
          <table:table-cell table:formula="of:=[.I4]/[.AG4]" office:value-type="float" office:value="1.38414569042809" calcext:value-type="float">
            <text:p>1,3841456904</text:p>
          </table:table-cell>
          <table:table-cell table:formula="of:=[.J4]/[.AH4]" office:value-type="float" office:value="0.602881021980388" calcext:value-type="float">
            <text:p>0,602881022</text:p>
          </table:table-cell>
          <table:table-cell table:formula="of:=[.K4]/[.AI4]" office:value-type="string" office:string-value="" calcext:value-type="error">
            <text:p>#DIV/0!</text:p>
          </table:table-cell>
          <table:table-cell table:formula="of:=[.L4]/[.AJ4]" office:value-type="float" office:value="0.467716681202334" calcext:value-type="float">
            <text:p>0,4677166812</text:p>
          </table:table-cell>
          <table:table-cell table:formula="of:=[.M4]/[.AK4]" office:value-type="float" office:value="2.89401104835736" calcext:value-type="float">
            <text:p>2,8940110484</text:p>
          </table:table-cell>
          <table:table-cell table:formula="of:=[.N4]/[.AL4]" office:value-type="float" office:value="0.938189117432177" calcext:value-type="float">
            <text:p>0,9381891174</text:p>
          </table:table-cell>
          <table:table-cell table:formula="of:=[.O4]/[.AM4]" office:value-type="float" office:value="0.604508503863856" calcext:value-type="float">
            <text:p>0,6045085039</text:p>
          </table:table-cell>
          <table:table-cell table:formula="of:=[.P4]/[.AN4]" office:value-type="float" office:value="0.490229922933581" calcext:value-type="float">
            <text:p>0,4902299229</text:p>
          </table:table-cell>
          <table:table-cell table:formula="of:=[.Q4]/[.AO4]" office:value-type="float" office:value="0" calcext:value-type="float">
            <text:p>0</text:p>
          </table:table-cell>
          <table:table-cell table:formula="of:=[.R4]/[.AP4]" office:value-type="float" office:value="0.572108722992294" calcext:value-type="float">
            <text:p>0,572108723</text:p>
          </table:table-cell>
          <table:table-cell table:formula="of:=[.S4]/[.AQ4]" office:value-type="float" office:value="0.496912844685407" calcext:value-type="float">
            <text:p>0,4969128447</text:p>
          </table:table-cell>
          <table:table-cell table:formula="of:=[.T4]/[.AR4]" office:value-type="float" office:value="0" calcext:value-type="float">
            <text:p>0</text:p>
          </table:table-cell>
          <table:table-cell table:formula="of:=[.U4]/[.AS4]" office:value-type="float" office:value="0.810559543829295" calcext:value-type="float">
            <text:p>0,8105595438</text:p>
          </table:table-cell>
          <table:table-cell table:formula="of:=[.V4]/[.AT4]" office:value-type="float" office:value="0.807965054989943" calcext:value-type="float">
            <text:p>0,807965055</text:p>
          </table:table-cell>
          <table:table-cell table:formula="of:=[.W4]/[.AU4]" office:value-type="float" office:value="0.341077097706802" calcext:value-type="float">
            <text:p>0,3410770977</text:p>
          </table:table-cell>
          <table:table-cell table:formula="of:=[.X4]/[.AV4]" office:value-type="float" office:value="0.44035603748177" calcext:value-type="float">
            <text:p>0,4403560375</text:p>
          </table:table-cell>
          <table:table-cell table:formula="of:=[.Y4]/[.AW4]" office:value-type="float" office:value="0.288094933338401" calcext:value-type="float">
            <text:p>0,2880949333</text:p>
          </table:table-cell>
          <table:table-cell table:formula="of:=[.Z4]/[.AX4]" office:value-type="float" office:value="0.523503674964568" calcext:value-type="float">
            <text:p>0,523503675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Citric acid</text:p>
          </table:table-cell>
          <table:table-cell office:value-type="float" office:value="0.002604341019942" calcext:value-type="float">
            <text:p>0,003</text:p>
          </table:table-cell>
          <table:table-cell office:value-type="float" office:value="0.00540055461721649" calcext:value-type="float">
            <text:p>0,005</text:p>
          </table:table-cell>
          <table:table-cell/>
          <table:table-cell office:value-type="float" office:value="0.00186627826622349" calcext:value-type="float">
            <text:p>0,002</text:p>
          </table:table-cell>
          <table:table-cell office:value-type="float" office:value="0.00121848624640772" calcext:value-type="float">
            <text:p>0,001</text:p>
          </table:table-cell>
          <table:table-cell office:value-type="float" office:value="0.00165191079215838" calcext:value-type="float">
            <text:p>0,002</text:p>
          </table:table-cell>
          <table:table-cell office:value-type="float" office:value="0.0154522687437801" calcext:value-type="float">
            <text:p>0,015</text:p>
          </table:table-cell>
          <table:table-cell office:value-type="float" office:value="0.0173089237722863" calcext:value-type="float">
            <text:p>0,017</text:p>
          </table:table-cell>
          <table:table-cell office:value-type="float" office:value="0.0228294315214268" calcext:value-type="float">
            <text:p>0,023</text:p>
          </table:table-cell>
          <table:table-cell office:value-type="float" office:value="0.00116160850845998" calcext:value-type="float">
            <text:p>0,001</text:p>
          </table:table-cell>
          <table:table-cell office:value-type="float" office:value="0.00268697085482611" calcext:value-type="float">
            <text:p>0,003</text:p>
          </table:table-cell>
          <table:table-cell office:value-type="float" office:value="0.00146868655165556" calcext:value-type="float">
            <text:p>0,001</text:p>
          </table:table-cell>
          <table:table-cell office:value-type="float" office:value="0.0227269816071346" calcext:value-type="float">
            <text:p>0,023</text:p>
          </table:table-cell>
          <table:table-cell office:value-type="float" office:value="0.0242366751333529" calcext:value-type="float">
            <text:p>0,024</text:p>
          </table:table-cell>
          <table:table-cell/>
          <table:table-cell office:value-type="float" office:value="0.00480580965511014" calcext:value-type="float">
            <text:p>0,005</text:p>
          </table:table-cell>
          <table:table-cell office:value-type="float" office:value="0.00733317847409718" calcext:value-type="float">
            <text:p>0,007</text:p>
          </table:table-cell>
          <table:table-cell/>
          <table:table-cell office:value-type="float" office:value="0.0137927014959353" calcext:value-type="float">
            <text:p>0,014</text:p>
          </table:table-cell>
          <table:table-cell office:value-type="float" office:value="0.0112014147151963" calcext:value-type="float">
            <text:p>0,011</text:p>
          </table:table-cell>
          <table:table-cell office:value-type="float" office:value="0.00917206694255504" calcext:value-type="float">
            <text:p>0,009</text:p>
          </table:table-cell>
          <table:table-cell office:value-type="float" office:value="0.0115546318219432" calcext:value-type="float">
            <text:p>0,012</text:p>
          </table:table-cell>
          <table:table-cell office:value-type="float" office:value="0.0191393663981124" calcext:value-type="float">
            <text:p>0,019</text:p>
          </table:table-cell>
          <table:table-cell office:value-type="float" office:value="0.00838883280275515" calcext:value-type="float">
            <text:p>0,008</text:p>
          </table:table-cell>
          <table:table-cell office:value-type="float" office:value="0.00479311970476663" calcext:value-type="float">
            <text:p>0,005</text:p>
          </table:table-cell>
          <table:table-cell office:value-type="float" office:value="0.00496928093623406" calcext:value-type="float">
            <text:p>0,005</text:p>
          </table:table-cell>
          <table:table-cell/>
          <table:table-cell office:value-type="float" office:value="0.0043661698393885" calcext:value-type="float">
            <text:p>0,004</text:p>
          </table:table-cell>
          <table:table-cell office:value-type="float" office:value="0.00774493578392477" calcext:value-type="float">
            <text:p>0,008</text:p>
          </table:table-cell>
          <table:table-cell office:value-type="float" office:value="0.00610027365037711" calcext:value-type="float">
            <text:p>0,006</text:p>
          </table:table-cell>
          <table:table-cell office:value-type="float" office:value="0.00973302219260365" calcext:value-type="float">
            <text:p>0,010</text:p>
          </table:table-cell>
          <table:table-cell office:value-type="float" office:value="0.0229907177897991" calcext:value-type="float">
            <text:p>0,023</text:p>
          </table:table-cell>
          <table:table-cell/>
          <table:table-cell office:value-type="float" office:value="0.0138780153223473" calcext:value-type="float">
            <text:p>0,014</text:p>
          </table:table-cell>
          <table:table-cell office:value-type="float" office:value="0.00492795040919677" calcext:value-type="float">
            <text:p>0,005</text:p>
          </table:table-cell>
          <table:table-cell office:value-type="float" office:value="0.00713564610285764" calcext:value-type="float">
            <text:p>0,007</text:p>
          </table:table-cell>
          <table:table-cell office:value-type="float" office:value="0.0485564104789492" calcext:value-type="float">
            <text:p>0,049</text:p>
          </table:table-cell>
          <table:table-cell office:value-type="float" office:value="0.0713229370425954" calcext:value-type="float">
            <text:p>0,071</text:p>
          </table:table-cell>
          <table:table-cell office:value-type="float" office:value="0.066787724157571" calcext:value-type="float">
            <text:p>0,067</text:p>
          </table:table-cell>
          <table:table-cell office:value-type="float" office:value="0.0448344299553903" calcext:value-type="float">
            <text:p>0,045</text:p>
          </table:table-cell>
          <table:table-cell office:value-type="float" office:value="0.0525468082242005" calcext:value-type="float">
            <text:p>0,053</text:p>
          </table:table-cell>
          <table:table-cell office:value-type="float" office:value="0.0448249570851941" calcext:value-type="float">
            <text:p>0,045</text:p>
          </table:table-cell>
          <table:table-cell office:value-type="float" office:value="0.0355733655897065" calcext:value-type="float">
            <text:p>0,036</text:p>
          </table:table-cell>
          <table:table-cell office:value-type="float" office:value="0.0275735252453246" calcext:value-type="float">
            <text:p>0,028</text:p>
          </table:table-cell>
          <table:table-cell office:value-type="float" office:value="0.0742221562049747" calcext:value-type="float">
            <text:p>0,074</text:p>
          </table:table-cell>
          <table:table-cell office:value-type="float" office:value="0.0507378640566838" calcext:value-type="float">
            <text:p>0,051</text:p>
          </table:table-cell>
          <table:table-cell office:value-type="float" office:value="0.0723742710502518" calcext:value-type="float">
            <text:p>0,072</text:p>
          </table:table-cell>
          <table:table-cell office:value-type="float" office:value="0.0474551775042555" calcext:value-type="float">
            <text:p>0,047</text:p>
          </table:table-cell>
          <table:table-cell table:number-columns-repeated="2"/>
          <table:table-cell table:formula="of:=[.C5]/[.AA5]" office:value-type="float" office:value="0.543349880736768" calcext:value-type="float">
            <text:p>0,5433498807</text:p>
          </table:table-cell>
          <table:table-cell table:formula="of:=[.D5]/[.AB5]" office:value-type="float" office:value="1.08678794508029" calcext:value-type="float">
            <text:p>1,0867879451</text:p>
          </table:table-cell>
          <table:table-cell table:formula="of:=[.E5]/[.AC5]" office:value-type="string" office:string-value="" calcext:value-type="error">
            <text:p>#DIV/0!</text:p>
          </table:table-cell>
          <table:table-cell table:formula="of:=[.F5]/[.AD5]" office:value-type="float" office:value="0.42744060237585" calcext:value-type="float">
            <text:p>0,4274406024</text:p>
          </table:table-cell>
          <table:table-cell table:formula="of:=[.G5]/[.AE5]" office:value-type="float" office:value="0.15732683658098" calcext:value-type="float">
            <text:p>0,1573268366</text:p>
          </table:table-cell>
          <table:table-cell table:formula="of:=[.H5]/[.AF5]" office:value-type="float" office:value="0.270792899931016" calcext:value-type="float">
            <text:p>0,2707928999</text:p>
          </table:table-cell>
          <table:table-cell table:formula="of:=[.I5]/[.AG5]" office:value-type="float" office:value="1.58761260767726" calcext:value-type="float">
            <text:p>1,5876126077</text:p>
          </table:table-cell>
          <table:table-cell table:formula="of:=[.J5]/[.AH5]" office:value-type="float" office:value="0.752865740449661" calcext:value-type="float">
            <text:p>0,7528657404</text:p>
          </table:table-cell>
          <table:table-cell table:formula="of:=[.K5]/[.AI5]" office:value-type="string" office:string-value="" calcext:value-type="error">
            <text:p>#DIV/0!</text:p>
          </table:table-cell>
          <table:table-cell table:formula="of:=[.L5]/[.AJ5]" office:value-type="float" office:value="0.0837013421212672" calcext:value-type="float">
            <text:p>0,0837013421</text:p>
          </table:table-cell>
          <table:table-cell table:formula="of:=[.M5]/[.AK5]" office:value-type="float" office:value="0.545251196077696" calcext:value-type="float">
            <text:p>0,5452511961</text:p>
          </table:table-cell>
          <table:table-cell table:formula="of:=[.N5]/[.AL5]" office:value-type="float" office:value="0.20582390585029" calcext:value-type="float">
            <text:p>0,2058239059</text:p>
          </table:table-cell>
          <table:table-cell table:formula="of:=[.O5]/[.AM5]" office:value-type="float" office:value="0.468053165029312" calcext:value-type="float">
            <text:p>0,468053165</text:p>
          </table:table-cell>
          <table:table-cell table:formula="of:=[.P5]/[.AN5]" office:value-type="float" office:value="0.339815999429164" calcext:value-type="float">
            <text:p>0,3398159994</text:p>
          </table:table-cell>
          <table:table-cell table:formula="of:=[.Q5]/[.AO5]" office:value-type="float" office:value="0" calcext:value-type="float">
            <text:p>0</text:p>
          </table:table-cell>
          <table:table-cell table:formula="of:=[.R5]/[.AP5]" office:value-type="float" office:value="0.107190158543152" calcext:value-type="float">
            <text:p>0,1071901585</text:p>
          </table:table-cell>
          <table:table-cell table:formula="of:=[.S5]/[.AQ5]" office:value-type="float" office:value="0.139555164660218" calcext:value-type="float">
            <text:p>0,1395551647</text:p>
          </table:table-cell>
          <table:table-cell table:formula="of:=[.T5]/[.AR5]" office:value-type="float" office:value="0" calcext:value-type="float">
            <text:p>0</text:p>
          </table:table-cell>
          <table:table-cell table:formula="of:=[.U5]/[.AS5]" office:value-type="float" office:value="0.38772551506699" calcext:value-type="float">
            <text:p>0,3877255151</text:p>
          </table:table-cell>
          <table:table-cell table:formula="of:=[.V5]/[.AT5]" office:value-type="float" office:value="0.406238035054862" calcext:value-type="float">
            <text:p>0,4062380351</text:p>
          </table:table-cell>
          <table:table-cell table:formula="of:=[.W5]/[.AU5]" office:value-type="float" office:value="0.12357586213509" calcext:value-type="float">
            <text:p>0,1235758621</text:p>
          </table:table-cell>
          <table:table-cell table:formula="of:=[.X5]/[.AV5]" office:value-type="float" office:value="0.227731932290931" calcext:value-type="float">
            <text:p>0,2277319323</text:p>
          </table:table-cell>
          <table:table-cell table:formula="of:=[.Y5]/[.AW5]" office:value-type="float" office:value="0.264449867616951" calcext:value-type="float">
            <text:p>0,2644498676</text:p>
          </table:table-cell>
          <table:table-cell table:formula="of:=[.Z5]/[.AX5]" office:value-type="float" office:value="0.176773815712793" calcext:value-type="float">
            <text:p>0,1767738157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Fumaric acid</text:p>
          </table:table-cell>
          <table:table-cell office:value-type="float" office:value="0.00971833822914162" calcext:value-type="float">
            <text:p>0,010</text:p>
          </table:table-cell>
          <table:table-cell office:value-type="float" office:value="0.0148581328737298" calcext:value-type="float">
            <text:p>0,015</text:p>
          </table:table-cell>
          <table:table-cell/>
          <table:table-cell office:value-type="float" office:value="0.0109733538400467" calcext:value-type="float">
            <text:p>0,011</text:p>
          </table:table-cell>
          <table:table-cell office:value-type="float" office:value="0.00817756666649315" calcext:value-type="float">
            <text:p>0,008</text:p>
          </table:table-cell>
          <table:table-cell office:value-type="float" office:value="0.0109735689568643" calcext:value-type="float">
            <text:p>0,011</text:p>
          </table:table-cell>
          <table:table-cell office:value-type="float" office:value="0.0225129347615036" calcext:value-type="float">
            <text:p>0,023</text:p>
          </table:table-cell>
          <table:table-cell office:value-type="float" office:value="0.0244609775405498" calcext:value-type="float">
            <text:p>0,024</text:p>
          </table:table-cell>
          <table:table-cell office:value-type="float" office:value="0.0244604151784258" calcext:value-type="float">
            <text:p>0,024</text:p>
          </table:table-cell>
          <table:table-cell office:value-type="float" office:value="0.00137766964347051" calcext:value-type="float">
            <text:p>0,001</text:p>
          </table:table-cell>
          <table:table-cell office:value-type="float" office:value="0.0058866758213656" calcext:value-type="float">
            <text:p>0,006</text:p>
          </table:table-cell>
          <table:table-cell office:value-type="float" office:value="0.00339060140261671" calcext:value-type="float">
            <text:p>0,003</text:p>
          </table:table-cell>
          <table:table-cell office:value-type="float" office:value="0.00974303781425612" calcext:value-type="float">
            <text:p>0,010</text:p>
          </table:table-cell>
          <table:table-cell office:value-type="float" office:value="0.00736016624566343" calcext:value-type="float">
            <text:p>0,007</text:p>
          </table:table-cell>
          <table:table-cell/>
          <table:table-cell office:value-type="float" office:value="0.0152795132011353" calcext:value-type="float">
            <text:p>0,015</text:p>
          </table:table-cell>
          <table:table-cell office:value-type="float" office:value="0.0187314419647336" calcext:value-type="float">
            <text:p>0,019</text:p>
          </table:table-cell>
          <table:table-cell/>
          <table:table-cell office:value-type="float" office:value="0.00606614634589746" calcext:value-type="float">
            <text:p>0,006</text:p>
          </table:table-cell>
          <table:table-cell office:value-type="float" office:value="0.00764230419512266" calcext:value-type="float">
            <text:p>0,008</text:p>
          </table:table-cell>
          <table:table-cell office:value-type="float" office:value="0.00971736072056248" calcext:value-type="float">
            <text:p>0,010</text:p>
          </table:table-cell>
          <table:table-cell office:value-type="float" office:value="0.0421788413613482" calcext:value-type="float">
            <text:p>0,042</text:p>
          </table:table-cell>
          <table:table-cell office:value-type="float" office:value="0.0536424251630994" calcext:value-type="float">
            <text:p>0,054</text:p>
          </table:table-cell>
          <table:table-cell office:value-type="float" office:value="0.0341944947287633" calcext:value-type="float">
            <text:p>0,034</text:p>
          </table:table-cell>
          <table:table-cell office:value-type="float" office:value="0.00945901307971414" calcext:value-type="float">
            <text:p>0,009</text:p>
          </table:table-cell>
          <table:table-cell office:value-type="float" office:value="0.0125719822042209" calcext:value-type="float">
            <text:p>0,013</text:p>
          </table:table-cell>
          <table:table-cell/>
          <table:table-cell office:value-type="float" office:value="0.00680994811597585" calcext:value-type="float">
            <text:p>0,007</text:p>
          </table:table-cell>
          <table:table-cell office:value-type="float" office:value="0.00984039541305181" calcext:value-type="float">
            <text:p>0,010</text:p>
          </table:table-cell>
          <table:table-cell office:value-type="float" office:value="0.0184111073069627" calcext:value-type="float">
            <text:p>0,018</text:p>
          </table:table-cell>
          <table:table-cell office:value-type="float" office:value="0.0122971679058079" calcext:value-type="float">
            <text:p>0,012</text:p>
          </table:table-cell>
          <table:table-cell office:value-type="float" office:value="0.00924420743171524" calcext:value-type="float">
            <text:p>0,009</text:p>
          </table:table-cell>
          <table:table-cell/>
          <table:table-cell office:value-type="float" office:value="0.0180043482121288" calcext:value-type="float">
            <text:p>0,018</text:p>
          </table:table-cell>
          <table:table-cell office:value-type="float" office:value="0.00575134594433797" calcext:value-type="float">
            <text:p>0,006</text:p>
          </table:table-cell>
          <table:table-cell office:value-type="float" office:value="0.0102899638460411" calcext:value-type="float">
            <text:p>0,010</text:p>
          </table:table-cell>
          <table:table-cell office:value-type="float" office:value="0.0270114413728034" calcext:value-type="float">
            <text:p>0,027</text:p>
          </table:table-cell>
          <table:table-cell office:value-type="float" office:value="0.0176808989667868" calcext:value-type="float">
            <text:p>0,018</text:p>
          </table:table-cell>
          <table:table-cell office:value-type="float" office:value="0.00857661753616928" calcext:value-type="float">
            <text:p>0,009</text:p>
          </table:table-cell>
          <table:table-cell office:value-type="float" office:value="0.00748122876507594" calcext:value-type="float">
            <text:p>0,007</text:p>
          </table:table-cell>
          <table:table-cell office:value-type="float" office:value="0.0135427913010215" calcext:value-type="float">
            <text:p>0,014</text:p>
          </table:table-cell>
          <table:table-cell office:value-type="float" office:value="0.00816371930880947" calcext:value-type="float">
            <text:p>0,008</text:p>
          </table:table-cell>
          <table:table-cell office:value-type="float" office:value="0.0329633250175064" calcext:value-type="float">
            <text:p>0,033</text:p>
          </table:table-cell>
          <table:table-cell office:value-type="float" office:value="0.0126877901781898" calcext:value-type="float">
            <text:p>0,013</text:p>
          </table:table-cell>
          <table:table-cell office:value-type="float" office:value="0.0397369988153505" calcext:value-type="float">
            <text:p>0,040</text:p>
          </table:table-cell>
          <table:table-cell office:value-type="float" office:value="0.0330706430887203" calcext:value-type="float">
            <text:p>0,033</text:p>
          </table:table-cell>
          <table:table-cell office:value-type="float" office:value="0.0278515955116301" calcext:value-type="float">
            <text:p>0,028</text:p>
          </table:table-cell>
          <table:table-cell office:value-type="float" office:value="0.0382524394568417" calcext:value-type="float">
            <text:p>0,038</text:p>
          </table:table-cell>
          <table:table-cell table:number-columns-repeated="2"/>
          <table:table-cell table:formula="of:=[.C6]/[.AA6]" office:value-type="float" office:value="1.02741566664958" calcext:value-type="float">
            <text:p>1,0274156666</text:p>
          </table:table-cell>
          <table:table-cell table:formula="of:=[.D6]/[.AB6]" office:value-type="float" office:value="1.18184488590362" calcext:value-type="float">
            <text:p>1,1818448859</text:p>
          </table:table-cell>
          <table:table-cell table:formula="of:=[.E6]/[.AC6]" office:value-type="string" office:string-value="" calcext:value-type="error">
            <text:p>#DIV/0!</text:p>
          </table:table-cell>
          <table:table-cell table:formula="of:=[.F6]/[.AD6]" office:value-type="float" office:value="1.61137113721963" calcext:value-type="float">
            <text:p>1,6113711372</text:p>
          </table:table-cell>
          <table:table-cell table:formula="of:=[.G6]/[.AE6]" office:value-type="float" office:value="0.831020129094287" calcext:value-type="float">
            <text:p>0,8310201291</text:p>
          </table:table-cell>
          <table:table-cell table:formula="of:=[.H6]/[.AF6]" office:value-type="float" office:value="0.596029819060058" calcext:value-type="float">
            <text:p>0,5960298191</text:p>
          </table:table-cell>
          <table:table-cell table:formula="of:=[.I6]/[.AG6]" office:value-type="float" office:value="1.83074143038015" calcext:value-type="float">
            <text:p>1,8307414304</text:p>
          </table:table-cell>
          <table:table-cell table:formula="of:=[.J6]/[.AH6]" office:value-type="float" office:value="2.6460870465356" calcext:value-type="float">
            <text:p>2,6460870465</text:p>
          </table:table-cell>
          <table:table-cell table:formula="of:=[.K6]/[.AI6]" office:value-type="string" office:string-value="" calcext:value-type="error">
            <text:p>#DIV/0!</text:p>
          </table:table-cell>
          <table:table-cell table:formula="of:=[.L6]/[.AJ6]" office:value-type="float" office:value="0.0765187179918254" calcext:value-type="float">
            <text:p>0,076518718</text:p>
          </table:table-cell>
          <table:table-cell table:formula="of:=[.M6]/[.AK6]" office:value-type="float" office:value="1.02353012292033" calcext:value-type="float">
            <text:p>1,0235301229</text:p>
          </table:table-cell>
          <table:table-cell table:formula="of:=[.N6]/[.AL6]" office:value-type="float" office:value="0.329505667206128" calcext:value-type="float">
            <text:p>0,3295056672</text:p>
          </table:table-cell>
          <table:table-cell table:formula="of:=[.O6]/[.AM6]" office:value-type="float" office:value="0.360700403943121" calcext:value-type="float">
            <text:p>0,3607004039</text:p>
          </table:table-cell>
          <table:table-cell table:formula="of:=[.P6]/[.AN6]" office:value-type="float" office:value="0.416277829509085" calcext:value-type="float">
            <text:p>0,4162778295</text:p>
          </table:table-cell>
          <table:table-cell table:formula="of:=[.Q6]/[.AO6]" office:value-type="float" office:value="0" calcext:value-type="float">
            <text:p>0</text:p>
          </table:table-cell>
          <table:table-cell table:formula="of:=[.R6]/[.AP6]" office:value-type="float" office:value="2.04238015985603" calcext:value-type="float">
            <text:p>2,0423801599</text:p>
          </table:table-cell>
          <table:table-cell table:formula="of:=[.S6]/[.AQ6]" office:value-type="float" office:value="1.38313007624364" calcext:value-type="float">
            <text:p>1,3831300762</text:p>
          </table:table-cell>
          <table:table-cell table:formula="of:=[.T6]/[.AR6]" office:value-type="float" office:value="0" calcext:value-type="float">
            <text:p>0</text:p>
          </table:table-cell>
          <table:table-cell table:formula="of:=[.U6]/[.AS6]" office:value-type="float" office:value="0.184027137513458" calcext:value-type="float">
            <text:p>0,1840271375</text:p>
          </table:table-cell>
          <table:table-cell table:formula="of:=[.V6]/[.AT6]" office:value-type="float" office:value="0.602335322998934" calcext:value-type="float">
            <text:p>0,602335323</text:p>
          </table:table-cell>
          <table:table-cell table:formula="of:=[.W6]/[.AU6]" office:value-type="float" office:value="0.244541888171198" calcext:value-type="float">
            <text:p>0,2445418882</text:p>
          </table:table-cell>
          <table:table-cell table:formula="of:=[.X6]/[.AV6]" office:value-type="float" office:value="1.27541642441584" calcext:value-type="float">
            <text:p>1,2754164244</text:p>
          </table:table-cell>
          <table:table-cell table:formula="of:=[.Y6]/[.AW6]" office:value-type="float" office:value="1.92600905541299" calcext:value-type="float">
            <text:p>1,9260090554</text:p>
          </table:table-cell>
          <table:table-cell table:formula="of:=[.Z6]/[.AX6]" office:value-type="float" office:value="0.89391670738655" calcext:value-type="float">
            <text:p>0,8939167074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Glutaric acid, 2-hydroxy-</text:p>
          </table:table-cell>
          <table:table-cell table:number-columns-repeated="50"/>
          <table:table-cell table:formula="of:=[.C7]/[.AA7]" office:value-type="string" office:string-value="" calcext:value-type="error">
            <text:p>#DIV/0!</text:p>
          </table:table-cell>
          <table:table-cell table:formula="of:=[.D7]/[.AB7]" office:value-type="string" office:string-value="" calcext:value-type="error">
            <text:p>#DIV/0!</text:p>
          </table:table-cell>
          <table:table-cell table:formula="of:=[.E7]/[.AC7]" office:value-type="string" office:string-value="" calcext:value-type="error">
            <text:p>#DIV/0!</text:p>
          </table:table-cell>
          <table:table-cell table:formula="of:=[.F7]/[.AD7]" office:value-type="string" office:string-value="" calcext:value-type="error">
            <text:p>#DIV/0!</text:p>
          </table:table-cell>
          <table:table-cell table:formula="of:=[.G7]/[.AE7]" office:value-type="string" office:string-value="" calcext:value-type="error">
            <text:p>#DIV/0!</text:p>
          </table:table-cell>
          <table:table-cell table:formula="of:=[.H7]/[.AF7]" office:value-type="string" office:string-value="" calcext:value-type="error">
            <text:p>#DIV/0!</text:p>
          </table:table-cell>
          <table:table-cell table:formula="of:=[.I7]/[.AG7]" office:value-type="string" office:string-value="" calcext:value-type="error">
            <text:p>#DIV/0!</text:p>
          </table:table-cell>
          <table:table-cell table:formula="of:=[.J7]/[.AH7]" office:value-type="string" office:string-value="" calcext:value-type="error">
            <text:p>#DIV/0!</text:p>
          </table:table-cell>
          <table:table-cell table:formula="of:=[.K7]/[.AI7]" office:value-type="string" office:string-value="" calcext:value-type="error">
            <text:p>#DIV/0!</text:p>
          </table:table-cell>
          <table:table-cell table:formula="of:=[.L7]/[.AJ7]" office:value-type="string" office:string-value="" calcext:value-type="error">
            <text:p>#DIV/0!</text:p>
          </table:table-cell>
          <table:table-cell table:formula="of:=[.M7]/[.AK7]" office:value-type="string" office:string-value="" calcext:value-type="error">
            <text:p>#DIV/0!</text:p>
          </table:table-cell>
          <table:table-cell table:formula="of:=[.N7]/[.AL7]" office:value-type="string" office:string-value="" calcext:value-type="error">
            <text:p>#DIV/0!</text:p>
          </table:table-cell>
          <table:table-cell table:formula="of:=[.O7]/[.AM7]" office:value-type="string" office:string-value="" calcext:value-type="error">
            <text:p>#DIV/0!</text:p>
          </table:table-cell>
          <table:table-cell table:formula="of:=[.P7]/[.AN7]" office:value-type="string" office:string-value="" calcext:value-type="error">
            <text:p>#DIV/0!</text:p>
          </table:table-cell>
          <table:table-cell table:formula="of:=[.Q7]/[.AO7]" office:value-type="string" office:string-value="" calcext:value-type="error">
            <text:p>#DIV/0!</text:p>
          </table:table-cell>
          <table:table-cell table:formula="of:=[.R7]/[.AP7]" office:value-type="string" office:string-value="" calcext:value-type="error">
            <text:p>#DIV/0!</text:p>
          </table:table-cell>
          <table:table-cell table:formula="of:=[.S7]/[.AQ7]" office:value-type="string" office:string-value="" calcext:value-type="error">
            <text:p>#DIV/0!</text:p>
          </table:table-cell>
          <table:table-cell table:formula="of:=[.T7]/[.AR7]" office:value-type="string" office:string-value="" calcext:value-type="error">
            <text:p>#DIV/0!</text:p>
          </table:table-cell>
          <table:table-cell table:formula="of:=[.U7]/[.AS7]" office:value-type="string" office:string-value="" calcext:value-type="error">
            <text:p>#DIV/0!</text:p>
          </table:table-cell>
          <table:table-cell table:formula="of:=[.V7]/[.AT7]" office:value-type="string" office:string-value="" calcext:value-type="error">
            <text:p>#DIV/0!</text:p>
          </table:table-cell>
          <table:table-cell table:formula="of:=[.W7]/[.AU7]" office:value-type="string" office:string-value="" calcext:value-type="error">
            <text:p>#DIV/0!</text:p>
          </table:table-cell>
          <table:table-cell table:formula="of:=[.X7]/[.AV7]" office:value-type="string" office:string-value="" calcext:value-type="error">
            <text:p>#DIV/0!</text:p>
          </table:table-cell>
          <table:table-cell table:formula="of:=[.Y7]/[.AW7]" office:value-type="string" office:string-value="" calcext:value-type="error">
            <text:p>#DIV/0!</text:p>
          </table:table-cell>
          <table:table-cell table:formula="of:=[.Z7]/[.AX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Glutaric acid, 2-oxo-</text:p>
          </table:table-cell>
          <table:table-cell office:value-type="float" office:value="0.00066054378416259" calcext:value-type="float">
            <text:p>0,001</text:p>
          </table:table-cell>
          <table:table-cell office:value-type="float" office:value="0.00144827201352425" calcext:value-type="float">
            <text:p>0,001</text:p>
          </table:table-cell>
          <table:table-cell/>
          <table:table-cell office:value-type="float" office:value="0.000850747529112105" calcext:value-type="float">
            <text:p>0,001</text:p>
          </table:table-cell>
          <table:table-cell office:value-type="float" office:value="0.000475610096455538" calcext:value-type="float">
            <text:p>0,000</text:p>
          </table:table-cell>
          <table:table-cell office:value-type="float" office:value="0.000697799236495428" calcext:value-type="float">
            <text:p>0,001</text:p>
          </table:table-cell>
          <table:table-cell office:value-type="float" office:value="0.00211959288114978" calcext:value-type="float">
            <text:p>0,002</text:p>
          </table:table-cell>
          <table:table-cell office:value-type="float" office:value="0.00205431431694894" calcext:value-type="float">
            <text:p>0,002</text:p>
          </table:table-cell>
          <table:table-cell office:value-type="float" office:value="0.00253732375245395" calcext:value-type="float">
            <text:p>0,003</text:p>
          </table:table-cell>
          <table:table-cell/>
          <table:table-cell office:value-type="float" office:value="0.000557543167916437" calcext:value-type="float">
            <text:p>0,001</text:p>
          </table:table-cell>
          <table:table-cell office:value-type="float" office:value="0.000686409810628898" calcext:value-type="float">
            <text:p>0,001</text:p>
          </table:table-cell>
          <table:table-cell office:value-type="float" office:value="0.00199482702080009" calcext:value-type="float">
            <text:p>0,002</text:p>
          </table:table-cell>
          <table:table-cell office:value-type="float" office:value="0.00207853278470405" calcext:value-type="float">
            <text:p>0,002</text:p>
          </table:table-cell>
          <table:table-cell/>
          <table:table-cell office:value-type="float" office:value="0.00181078453638243" calcext:value-type="float">
            <text:p>0,002</text:p>
          </table:table-cell>
          <table:table-cell office:value-type="float" office:value="0.00128843660351796" calcext:value-type="float">
            <text:p>0,001</text:p>
          </table:table-cell>
          <table:table-cell/>
          <table:table-cell office:value-type="float" office:value="0.00432631753361425" calcext:value-type="float">
            <text:p>0,004</text:p>
          </table:table-cell>
          <table:table-cell office:value-type="float" office:value="0.00182209846668044" calcext:value-type="float">
            <text:p>0,002</text:p>
          </table:table-cell>
          <table:table-cell office:value-type="float" office:value="0.00146930718635391" calcext:value-type="float">
            <text:p>0,001</text:p>
          </table:table-cell>
          <table:table-cell office:value-type="float" office:value="0.00204433347700058" calcext:value-type="float">
            <text:p>0,002</text:p>
          </table:table-cell>
          <table:table-cell office:value-type="float" office:value="0.00177302646798077" calcext:value-type="float">
            <text:p>0,002</text:p>
          </table:table-cell>
          <table:table-cell office:value-type="float" office:value="0.00126523318115329" calcext:value-type="float">
            <text:p>0,001</text:p>
          </table:table-cell>
          <table:table-cell office:value-type="float" office:value="0.00140596249657634" calcext:value-type="float">
            <text:p>0,001</text:p>
          </table:table-cell>
          <table:table-cell office:value-type="float" office:value="0.00179603994156712" calcext:value-type="float">
            <text:p>0,002</text:p>
          </table:table-cell>
          <table:table-cell/>
          <table:table-cell office:value-type="float" office:value="0.0013545189361635" calcext:value-type="float">
            <text:p>0,001</text:p>
          </table:table-cell>
          <table:table-cell office:value-type="float" office:value="0.00107140400965276" calcext:value-type="float">
            <text:p>0,001</text:p>
          </table:table-cell>
          <table:table-cell office:value-type="float" office:value="0.000945476844549036" calcext:value-type="float">
            <text:p>0,001</text:p>
          </table:table-cell>
          <table:table-cell office:value-type="float" office:value="0.0014024159128791" calcext:value-type="float">
            <text:p>0,001</text:p>
          </table:table-cell>
          <table:table-cell office:value-type="float" office:value="0.00199872171042327" calcext:value-type="float">
            <text:p>0,002</text:p>
          </table:table-cell>
          <table:table-cell/>
          <table:table-cell office:value-type="float" office:value="0.00417802369668638" calcext:value-type="float">
            <text:p>0,004</text:p>
          </table:table-cell>
          <table:table-cell office:value-type="float" office:value="0.00168419302165611" calcext:value-type="float">
            <text:p>0,002</text:p>
          </table:table-cell>
          <table:table-cell office:value-type="float" office:value="0.00113549806694065" calcext:value-type="float">
            <text:p>0,001</text:p>
          </table:table-cell>
          <table:table-cell office:value-type="float" office:value="0.00262588030765321" calcext:value-type="float">
            <text:p>0,003</text:p>
          </table:table-cell>
          <table:table-cell office:value-type="float" office:value="0.00402454296546417" calcext:value-type="float">
            <text:p>0,004</text:p>
          </table:table-cell>
          <table:table-cell office:value-type="float" office:value="0.00276927014447627" calcext:value-type="float">
            <text:p>0,003</text:p>
          </table:table-cell>
          <table:table-cell office:value-type="float" office:value="0.00263598341299412" calcext:value-type="float">
            <text:p>0,003</text:p>
          </table:table-cell>
          <table:table-cell office:value-type="float" office:value="0.00225417582000768" calcext:value-type="float">
            <text:p>0,002</text:p>
          </table:table-cell>
          <table:table-cell office:value-type="float" office:value="0.00144638808119341" calcext:value-type="float">
            <text:p>0,001</text:p>
          </table:table-cell>
          <table:table-cell office:value-type="float" office:value="0.00547843353474659" calcext:value-type="float">
            <text:p>0,005</text:p>
          </table:table-cell>
          <table:table-cell office:value-type="float" office:value="0.0147555066118935" calcext:value-type="float">
            <text:p>0,015</text:p>
          </table:table-cell>
          <table:table-cell office:value-type="float" office:value="0.0072137224951282" calcext:value-type="float">
            <text:p>0,007</text:p>
          </table:table-cell>
          <table:table-cell office:value-type="float" office:value="0.00423044495242818" calcext:value-type="float">
            <text:p>0,004</text:p>
          </table:table-cell>
          <table:table-cell office:value-type="float" office:value="0.00516004442743692" calcext:value-type="float">
            <text:p>0,005</text:p>
          </table:table-cell>
          <table:table-cell office:value-type="float" office:value="0.00442257262543063" calcext:value-type="float">
            <text:p>0,004</text:p>
          </table:table-cell>
          <table:table-cell table:number-columns-repeated="2"/>
          <table:table-cell table:formula="of:=[.C8]/[.AA8]" office:value-type="float" office:value="0.46981607672401" calcext:value-type="float">
            <text:p>0,4698160767</text:p>
          </table:table-cell>
          <table:table-cell table:formula="of:=[.D8]/[.AB8]" office:value-type="float" office:value="0.806369602371188" calcext:value-type="float">
            <text:p>0,8063696024</text:p>
          </table:table-cell>
          <table:table-cell table:formula="of:=[.E8]/[.AC8]" office:value-type="string" office:string-value="" calcext:value-type="error">
            <text:p>#DIV/0!</text:p>
          </table:table-cell>
          <table:table-cell table:formula="of:=[.F8]/[.AD8]" office:value-type="float" office:value="0.628080941800443" calcext:value-type="float">
            <text:p>0,6280809418</text:p>
          </table:table-cell>
          <table:table-cell table:formula="of:=[.G8]/[.AE8]" office:value-type="float" office:value="0.443912933095782" calcext:value-type="float">
            <text:p>0,4439129331</text:p>
          </table:table-cell>
          <table:table-cell table:formula="of:=[.H8]/[.AF8]" office:value-type="float" office:value="0.738039477665111" calcext:value-type="float">
            <text:p>0,7380394777</text:p>
          </table:table-cell>
          <table:table-cell table:formula="of:=[.I8]/[.AG8]" office:value-type="float" office:value="1.51138678738916" calcext:value-type="float">
            <text:p>1,5113867874</text:p>
          </table:table-cell>
          <table:table-cell table:formula="of:=[.J8]/[.AH8]" office:value-type="float" office:value="1.02781408048742" calcext:value-type="float">
            <text:p>1,0278140805</text:p>
          </table:table-cell>
          <table:table-cell table:formula="of:=[.K8]/[.AI8]" office:value-type="string" office:string-value="" calcext:value-type="error">
            <text:p>#DIV/0!</text:p>
          </table:table-cell>
          <table:table-cell table:formula="of:=[.L8]/[.AJ8]" office:value-type="float" office:value="0" calcext:value-type="float">
            <text:p>0</text:p>
          </table:table-cell>
          <table:table-cell table:formula="of:=[.M8]/[.AK8]" office:value-type="float" office:value="0.331044696627582" calcext:value-type="float">
            <text:p>0,3310446966</text:p>
          </table:table-cell>
          <table:table-cell table:formula="of:=[.N8]/[.AL8]" office:value-type="float" office:value="0.604501082488215" calcext:value-type="float">
            <text:p>0,6045010825</text:p>
          </table:table-cell>
          <table:table-cell table:formula="of:=[.O8]/[.AM8]" office:value-type="float" office:value="0.759679340671433" calcext:value-type="float">
            <text:p>0,7596793407</text:p>
          </table:table-cell>
          <table:table-cell table:formula="of:=[.P8]/[.AN8]" office:value-type="float" office:value="0.516464304777107" calcext:value-type="float">
            <text:p>0,5164643048</text:p>
          </table:table-cell>
          <table:table-cell table:formula="of:=[.Q8]/[.AO8]" office:value-type="float" office:value="0" calcext:value-type="float">
            <text:p>0</text:p>
          </table:table-cell>
          <table:table-cell table:formula="of:=[.R8]/[.AP8]" office:value-type="float" office:value="0.686948380424604" calcext:value-type="float">
            <text:p>0,6869483804</text:p>
          </table:table-cell>
          <table:table-cell table:formula="of:=[.S8]/[.AQ8]" office:value-type="float" office:value="0.571577687987785" calcext:value-type="float">
            <text:p>0,571577688</text:p>
          </table:table-cell>
          <table:table-cell table:formula="of:=[.T8]/[.AR8]" office:value-type="float" office:value="0" calcext:value-type="float">
            <text:p>0</text:p>
          </table:table-cell>
          <table:table-cell table:formula="of:=[.U8]/[.AS8]" office:value-type="float" office:value="0.789699739200061" calcext:value-type="float">
            <text:p>0,7896997392</text:p>
          </table:table-cell>
          <table:table-cell table:formula="of:=[.V8]/[.AT8]" office:value-type="float" office:value="0.123485998455096" calcext:value-type="float">
            <text:p>0,1234859985</text:p>
          </table:table-cell>
          <table:table-cell table:formula="of:=[.W8]/[.AU8]" office:value-type="float" office:value="0.203682244132098" calcext:value-type="float">
            <text:p>0,2036822441</text:p>
          </table:table-cell>
          <table:table-cell table:formula="of:=[.X8]/[.AV8]" office:value-type="float" office:value="0.483243133994021" calcext:value-type="float">
            <text:p>0,483243134</text:p>
          </table:table-cell>
          <table:table-cell table:formula="of:=[.Y8]/[.AW8]" office:value-type="float" office:value="0.343606822172549" calcext:value-type="float">
            <text:p>0,3436068222</text:p>
          </table:table-cell>
          <table:table-cell table:formula="of:=[.Z8]/[.AX8]" office:value-type="float" office:value="0.286085337271334" calcext:value-type="float">
            <text:p>0,2860853373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Lactic acid</text:p>
          </table:table-cell>
          <table:table-cell table:number-columns-repeated="6"/>
          <table:table-cell office:value-type="float" office:value="0.0112848312743457" calcext:value-type="float">
            <text:p>0,011</text:p>
          </table:table-cell>
          <table:table-cell office:value-type="float" office:value="0.00736033783000685" calcext:value-type="float">
            <text:p>0,007</text:p>
          </table:table-cell>
          <table:table-cell office:value-type="float" office:value="0.00719187771070887" calcext:value-type="float">
            <text:p>0,007</text:p>
          </table:table-cell>
          <table:table-cell/>
          <table:table-cell office:value-type="float" office:value="0.0104595230483721" calcext:value-type="float">
            <text:p>0,010</text:p>
          </table:table-cell>
          <table:table-cell office:value-type="float" office:value="0.0133566541076716" calcext:value-type="float">
            <text:p>0,013</text:p>
          </table:table-cell>
          <table:table-cell/>
          <table:table-cell office:value-type="float" office:value="0.0134975022071585" calcext:value-type="float">
            <text:p>0,013</text:p>
          </table:table-cell>
          <table:table-cell/>
          <table:table-cell office:value-type="float" office:value="0.0115919676295064" calcext:value-type="float">
            <text:p>0,012</text:p>
          </table:table-cell>
          <table:table-cell office:value-type="float" office:value="0.00708938510311731" calcext:value-type="float">
            <text:p>0,007</text:p>
          </table:table-cell>
          <table:table-cell table:number-columns-repeated="2"/>
          <table:table-cell office:value-type="float" office:value="0.006873137016769" calcext:value-type="float">
            <text:p>0,007</text:p>
          </table:table-cell>
          <table:table-cell office:value-type="float" office:value="0.00988221371241672" calcext:value-type="float">
            <text:p>0,010</text:p>
          </table:table-cell>
          <table:table-cell office:value-type="float" office:value="0.00685905084215827" calcext:value-type="float">
            <text:p>0,007</text:p>
          </table:table-cell>
          <table:table-cell office:value-type="float" office:value="0.012251570740554" calcext:value-type="float">
            <text:p>0,012</text:p>
          </table:table-cell>
          <table:table-cell office:value-type="float" office:value="0.00824248246000501" calcext:value-type="float">
            <text:p>0,008</text:p>
          </table:table-cell>
          <table:table-cell office:value-type="float" office:value="0.00931054565133836" calcext:value-type="float">
            <text:p>0,009</text:p>
          </table:table-cell>
          <table:table-cell office:value-type="float" office:value="0.0151014661922106" calcext:value-type="float">
            <text:p>0,015</text:p>
          </table:table-cell>
          <table:table-cell/>
          <table:table-cell office:value-type="float" office:value="0.0154823127982834" calcext:value-type="float">
            <text:p>0,015</text:p>
          </table:table-cell>
          <table:table-cell office:value-type="float" office:value="0.00898725719470247" calcext:value-type="float">
            <text:p>0,009</text:p>
          </table:table-cell>
          <table:table-cell office:value-type="float" office:value="0.00691921733860284" calcext:value-type="float">
            <text:p>0,007</text:p>
          </table:table-cell>
          <table:table-cell table:number-columns-repeated="20"/>
          <table:table-cell table:formula="of:=[.C9]/[.AA9]" office:value-type="float" office:value="0" calcext:value-type="float">
            <text:p>0</text:p>
          </table:table-cell>
          <table:table-cell table:formula="of:=[.D9]/[.AB9]" office:value-type="float" office:value="0" calcext:value-type="float">
            <text:p>0</text:p>
          </table:table-cell>
          <table:table-cell table:formula="of:=[.E9]/[.AC9]" office:value-type="string" office:string-value="" calcext:value-type="error">
            <text:p>#DIV/0!</text:p>
          </table:table-cell>
          <table:table-cell table:formula="of:=[.F9]/[.AD9]" office:value-type="float" office:value="0" calcext:value-type="float">
            <text:p>0</text:p>
          </table:table-cell>
          <table:table-cell table:formula="of:=[.G9]/[.AE9]" office:value-type="float" office:value="0" calcext:value-type="float">
            <text:p>0</text:p>
          </table:table-cell>
          <table:table-cell table:formula="of:=[.H9]/[.AF9]" office:value-type="float" office:value="0" calcext:value-type="float">
            <text:p>0</text:p>
          </table:table-cell>
          <table:table-cell table:formula="of:=[.I9]/[.AG9]" office:value-type="string" office:string-value="" calcext:value-type="error">
            <text:p>#DIV/0!</text:p>
          </table:table-cell>
          <table:table-cell table:formula="of:=[.J9]/[.AH9]" office:value-type="string" office:string-value="" calcext:value-type="error">
            <text:p>#DIV/0!</text:p>
          </table:table-cell>
          <table:table-cell table:formula="of:=[.K9]/[.AI9]" office:value-type="string" office:string-value="" calcext:value-type="error">
            <text:p>#DIV/0!</text:p>
          </table:table-cell>
          <table:table-cell table:formula="of:=[.L9]/[.AJ9]" office:value-type="string" office:string-value="" calcext:value-type="error">
            <text:p>#DIV/0!</text:p>
          </table:table-cell>
          <table:table-cell table:formula="of:=[.M9]/[.AK9]" office:value-type="string" office:string-value="" calcext:value-type="error">
            <text:p>#DIV/0!</text:p>
          </table:table-cell>
          <table:table-cell table:formula="of:=[.N9]/[.AL9]" office:value-type="string" office:string-value="" calcext:value-type="error">
            <text:p>#DIV/0!</text:p>
          </table:table-cell>
          <table:table-cell table:formula="of:=[.O9]/[.AM9]" office:value-type="string" office:string-value="" calcext:value-type="error">
            <text:p>#DIV/0!</text:p>
          </table:table-cell>
          <table:table-cell table:formula="of:=[.P9]/[.AN9]" office:value-type="string" office:string-value="" calcext:value-type="error">
            <text:p>#DIV/0!</text:p>
          </table:table-cell>
          <table:table-cell table:formula="of:=[.Q9]/[.AO9]" office:value-type="string" office:string-value="" calcext:value-type="error">
            <text:p>#DIV/0!</text:p>
          </table:table-cell>
          <table:table-cell table:formula="of:=[.R9]/[.AP9]" office:value-type="string" office:string-value="" calcext:value-type="error">
            <text:p>#DIV/0!</text:p>
          </table:table-cell>
          <table:table-cell table:formula="of:=[.S9]/[.AQ9]" office:value-type="string" office:string-value="" calcext:value-type="error">
            <text:p>#DIV/0!</text:p>
          </table:table-cell>
          <table:table-cell table:formula="of:=[.T9]/[.AR9]" office:value-type="string" office:string-value="" calcext:value-type="error">
            <text:p>#DIV/0!</text:p>
          </table:table-cell>
          <table:table-cell table:formula="of:=[.U9]/[.AS9]" office:value-type="string" office:string-value="" calcext:value-type="error">
            <text:p>#DIV/0!</text:p>
          </table:table-cell>
          <table:table-cell table:formula="of:=[.V9]/[.AT9]" office:value-type="string" office:string-value="" calcext:value-type="error">
            <text:p>#DIV/0!</text:p>
          </table:table-cell>
          <table:table-cell table:formula="of:=[.W9]/[.AU9]" office:value-type="string" office:string-value="" calcext:value-type="error">
            <text:p>#DIV/0!</text:p>
          </table:table-cell>
          <table:table-cell table:formula="of:=[.X9]/[.AV9]" office:value-type="string" office:string-value="" calcext:value-type="error">
            <text:p>#DIV/0!</text:p>
          </table:table-cell>
          <table:table-cell table:formula="of:=[.Y9]/[.AW9]" office:value-type="string" office:string-value="" calcext:value-type="error">
            <text:p>#DIV/0!</text:p>
          </table:table-cell>
          <table:table-cell table:formula="of:=[.Z9]/[.AX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Malic acid</text:p>
          </table:table-cell>
          <table:table-cell office:value-type="float" office:value="0.0051821854006322" calcext:value-type="float">
            <text:p>0,005</text:p>
          </table:table-cell>
          <table:table-cell office:value-type="float" office:value="0.0122912796010028" calcext:value-type="float">
            <text:p>0,012</text:p>
          </table:table-cell>
          <table:table-cell/>
          <table:table-cell office:value-type="float" office:value="0.0063891548871488" calcext:value-type="float">
            <text:p>0,006</text:p>
          </table:table-cell>
          <table:table-cell office:value-type="float" office:value="0.00397405279979178" calcext:value-type="float">
            <text:p>0,004</text:p>
          </table:table-cell>
          <table:table-cell office:value-type="float" office:value="0.00596832520924396" calcext:value-type="float">
            <text:p>0,006</text:p>
          </table:table-cell>
          <table:table-cell office:value-type="float" office:value="0.0137817774360968" calcext:value-type="float">
            <text:p>0,014</text:p>
          </table:table-cell>
          <table:table-cell office:value-type="float" office:value="0.0158516026140819" calcext:value-type="float">
            <text:p>0,016</text:p>
          </table:table-cell>
          <table:table-cell office:value-type="float" office:value="0.0207816233137476" calcext:value-type="float">
            <text:p>0,021</text:p>
          </table:table-cell>
          <table:table-cell office:value-type="float" office:value="0.00117203022091072" calcext:value-type="float">
            <text:p>0,001</text:p>
          </table:table-cell>
          <table:table-cell office:value-type="float" office:value="0.00325145919862901" calcext:value-type="float">
            <text:p>0,003</text:p>
          </table:table-cell>
          <table:table-cell office:value-type="float" office:value="0.0022508540407402" calcext:value-type="float">
            <text:p>0,002</text:p>
          </table:table-cell>
          <table:table-cell office:value-type="float" office:value="0.0155340035266748" calcext:value-type="float">
            <text:p>0,016</text:p>
          </table:table-cell>
          <table:table-cell office:value-type="float" office:value="0.0132812546974" calcext:value-type="float">
            <text:p>0,013</text:p>
          </table:table-cell>
          <table:table-cell/>
          <table:table-cell office:value-type="float" office:value="0.0103354974662842" calcext:value-type="float">
            <text:p>0,010</text:p>
          </table:table-cell>
          <table:table-cell office:value-type="float" office:value="0.012094996043531" calcext:value-type="float">
            <text:p>0,012</text:p>
          </table:table-cell>
          <table:table-cell/>
          <table:table-cell office:value-type="float" office:value="0.0330273208996467" calcext:value-type="float">
            <text:p>0,033</text:p>
          </table:table-cell>
          <table:table-cell office:value-type="float" office:value="0.0159193402233021" calcext:value-type="float">
            <text:p>0,016</text:p>
          </table:table-cell>
          <table:table-cell office:value-type="float" office:value="0.0141712746273848" calcext:value-type="float">
            <text:p>0,014</text:p>
          </table:table-cell>
          <table:table-cell office:value-type="float" office:value="0.0394724987573373" calcext:value-type="float">
            <text:p>0,039</text:p>
          </table:table-cell>
          <table:table-cell office:value-type="float" office:value="0.0409106949080701" calcext:value-type="float">
            <text:p>0,041</text:p>
          </table:table-cell>
          <table:table-cell office:value-type="float" office:value="0.0262150504717402" calcext:value-type="float">
            <text:p>0,026</text:p>
          </table:table-cell>
          <table:table-cell office:value-type="float" office:value="0.0104450192865221" calcext:value-type="float">
            <text:p>0,010</text:p>
          </table:table-cell>
          <table:table-cell office:value-type="float" office:value="0.0122205578849307" calcext:value-type="float">
            <text:p>0,012</text:p>
          </table:table-cell>
          <table:table-cell/>
          <table:table-cell office:value-type="float" office:value="0.00797200936970257" calcext:value-type="float">
            <text:p>0,008</text:p>
          </table:table-cell>
          <table:table-cell office:value-type="float" office:value="0.00950083795280987" calcext:value-type="float">
            <text:p>0,010</text:p>
          </table:table-cell>
          <table:table-cell office:value-type="float" office:value="0.0114965277903624" calcext:value-type="float">
            <text:p>0,011</text:p>
          </table:table-cell>
          <table:table-cell office:value-type="float" office:value="0.0107846444392013" calcext:value-type="float">
            <text:p>0,011</text:p>
          </table:table-cell>
          <table:table-cell office:value-type="float" office:value="0.0140768501947961" calcext:value-type="float">
            <text:p>0,014</text:p>
          </table:table-cell>
          <table:table-cell/>
          <table:table-cell office:value-type="float" office:value="0.0118531765553869" calcext:value-type="float">
            <text:p>0,012</text:p>
          </table:table-cell>
          <table:table-cell office:value-type="float" office:value="0.00551896030134973" calcext:value-type="float">
            <text:p>0,006</text:p>
          </table:table-cell>
          <table:table-cell office:value-type="float" office:value="0.00557850766587089" calcext:value-type="float">
            <text:p>0,006</text:p>
          </table:table-cell>
          <table:table-cell office:value-type="float" office:value="0.042809367057652" calcext:value-type="float">
            <text:p>0,043</text:p>
          </table:table-cell>
          <table:table-cell office:value-type="float" office:value="0.0418657085451979" calcext:value-type="float">
            <text:p>0,042</text:p>
          </table:table-cell>
          <table:table-cell office:value-type="float" office:value="0.0291233365472656" calcext:value-type="float">
            <text:p>0,029</text:p>
          </table:table-cell>
          <table:table-cell office:value-type="float" office:value="0.0190058038040738" calcext:value-type="float">
            <text:p>0,019</text:p>
          </table:table-cell>
          <table:table-cell office:value-type="float" office:value="0.027420100439447" calcext:value-type="float">
            <text:p>0,027</text:p>
          </table:table-cell>
          <table:table-cell office:value-type="float" office:value="0.0168523916493046" calcext:value-type="float">
            <text:p>0,017</text:p>
          </table:table-cell>
          <table:table-cell office:value-type="float" office:value="0.0510392024675887" calcext:value-type="float">
            <text:p>0,051</text:p>
          </table:table-cell>
          <table:table-cell office:value-type="float" office:value="0.0327439991162188" calcext:value-type="float">
            <text:p>0,033</text:p>
          </table:table-cell>
          <table:table-cell office:value-type="float" office:value="0.123830768836861" calcext:value-type="float">
            <text:p>0,124</text:p>
          </table:table-cell>
          <table:table-cell office:value-type="float" office:value="0.0648772829776178" calcext:value-type="float">
            <text:p>0,065</text:p>
          </table:table-cell>
          <table:table-cell office:value-type="float" office:value="0.0984796715182367" calcext:value-type="float">
            <text:p>0,098</text:p>
          </table:table-cell>
          <table:table-cell office:value-type="float" office:value="0.0594983344739936" calcext:value-type="float">
            <text:p>0,059</text:p>
          </table:table-cell>
          <table:table-cell table:number-columns-repeated="2"/>
          <table:table-cell table:formula="of:=[.C10]/[.AA10]" office:value-type="float" office:value="0.496139380739978" calcext:value-type="float">
            <text:p>0,4961393807</text:p>
          </table:table-cell>
          <table:table-cell table:formula="of:=[.D10]/[.AB10]" office:value-type="float" office:value="1.00578711027254" calcext:value-type="float">
            <text:p>1,0057871103</text:p>
          </table:table-cell>
          <table:table-cell table:formula="of:=[.E10]/[.AC10]" office:value-type="string" office:string-value="" calcext:value-type="error">
            <text:p>#DIV/0!</text:p>
          </table:table-cell>
          <table:table-cell table:formula="of:=[.F10]/[.AD10]" office:value-type="float" office:value="0.801448491948671" calcext:value-type="float">
            <text:p>0,8014484919</text:p>
          </table:table-cell>
          <table:table-cell table:formula="of:=[.G10]/[.AE10]" office:value-type="float" office:value="0.418284452332592" calcext:value-type="float">
            <text:p>0,4182844523</text:p>
          </table:table-cell>
          <table:table-cell table:formula="of:=[.H10]/[.AF10]" office:value-type="float" office:value="0.519141545871549" calcext:value-type="float">
            <text:p>0,5191415459</text:p>
          </table:table-cell>
          <table:table-cell table:formula="of:=[.I10]/[.AG10]" office:value-type="float" office:value="1.27790744644313" calcext:value-type="float">
            <text:p>1,2779074464</text:p>
          </table:table-cell>
          <table:table-cell table:formula="of:=[.J10]/[.AH10]" office:value-type="float" office:value="1.12607596122191" calcext:value-type="float">
            <text:p>1,1260759612</text:p>
          </table:table-cell>
          <table:table-cell table:formula="of:=[.K10]/[.AI10]" office:value-type="string" office:string-value="" calcext:value-type="error">
            <text:p>#DIV/0!</text:p>
          </table:table-cell>
          <table:table-cell table:formula="of:=[.L10]/[.AJ10]" office:value-type="float" office:value="0.0988789979997445" calcext:value-type="float">
            <text:p>0,098878998</text:p>
          </table:table-cell>
          <table:table-cell table:formula="of:=[.M10]/[.AK10]" office:value-type="float" office:value="0.58914342939445" calcext:value-type="float">
            <text:p>0,5891434294</text:p>
          </table:table-cell>
          <table:table-cell table:formula="of:=[.N10]/[.AL10]" office:value-type="float" office:value="0.403486770218287" calcext:value-type="float">
            <text:p>0,4034867702</text:p>
          </table:table-cell>
          <table:table-cell table:formula="of:=[.O10]/[.AM10]" office:value-type="float" office:value="0.362864592362576" calcext:value-type="float">
            <text:p>0,3628645924</text:p>
          </table:table-cell>
          <table:table-cell table:formula="of:=[.P10]/[.AN10]" office:value-type="float" office:value="0.31723468105315" calcext:value-type="float">
            <text:p>0,3172346811</text:p>
          </table:table-cell>
          <table:table-cell table:formula="of:=[.Q10]/[.AO10]" office:value-type="float" office:value="0" calcext:value-type="float">
            <text:p>0</text:p>
          </table:table-cell>
          <table:table-cell table:formula="of:=[.R10]/[.AP10]" office:value-type="float" office:value="0.543807437603288" calcext:value-type="float">
            <text:p>0,5438074376</text:p>
          </table:table-cell>
          <table:table-cell table:formula="of:=[.S10]/[.AQ10]" office:value-type="float" office:value="0.441099625810668" calcext:value-type="float">
            <text:p>0,4410996258</text:p>
          </table:table-cell>
          <table:table-cell table:formula="of:=[.T10]/[.AR10]" office:value-type="float" office:value="0" calcext:value-type="float">
            <text:p>0</text:p>
          </table:table-cell>
          <table:table-cell table:formula="of:=[.U10]/[.AS10]" office:value-type="float" office:value="0.647097119525329" calcext:value-type="float">
            <text:p>0,6470971195</text:p>
          </table:table-cell>
          <table:table-cell table:formula="of:=[.V10]/[.AT10]" office:value-type="float" office:value="0.486175807872439" calcext:value-type="float">
            <text:p>0,4861758079</text:p>
          </table:table-cell>
          <table:table-cell table:formula="of:=[.W10]/[.AU10]" office:value-type="float" office:value="0.114440657685446" calcext:value-type="float">
            <text:p>0,1144406577</text:p>
          </table:table-cell>
          <table:table-cell table:formula="of:=[.X10]/[.AV10]" office:value-type="float" office:value="0.60841787673129" calcext:value-type="float">
            <text:p>0,6084178767</text:p>
          </table:table-cell>
          <table:table-cell table:formula="of:=[.Y10]/[.AW10]" office:value-type="float" office:value="0.415422739306093" calcext:value-type="float">
            <text:p>0,4154227393</text:p>
          </table:table-cell>
          <table:table-cell table:formula="of:=[.Z10]/[.AX10]" office:value-type="float" office:value="0.440601416888378" calcext:value-type="float">
            <text:p>0,4406014169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Malonic acid</text:p>
          </table:table-cell>
          <table:table-cell office:value-type="float" office:value="0.00703903937088825" calcext:value-type="float">
            <text:p>0,007</text:p>
          </table:table-cell>
          <table:table-cell office:value-type="float" office:value="0.00856527349435779" calcext:value-type="float">
            <text:p>0,009</text:p>
          </table:table-cell>
          <table:table-cell table:number-columns-repeated="2"/>
          <table:table-cell office:value-type="float" office:value="0.00563741691695936" calcext:value-type="float">
            <text:p>0,006</text:p>
          </table:table-cell>
          <table:table-cell office:value-type="float" office:value="0.00986309347964364" calcext:value-type="float">
            <text:p>0,010</text:p>
          </table:table-cell>
          <table:table-cell office:value-type="float" office:value="0.00545793802652064" calcext:value-type="float">
            <text:p>0,005</text:p>
          </table:table-cell>
          <table:table-cell office:value-type="float" office:value="0.0058426529071779" calcext:value-type="float">
            <text:p>0,006</text:p>
          </table:table-cell>
          <table:table-cell office:value-type="float" office:value="0.00651362913735773" calcext:value-type="float">
            <text:p>0,007</text:p>
          </table:table-cell>
          <table:table-cell office:value-type="float" office:value="0.00797101308442849" calcext:value-type="float">
            <text:p>0,008</text:p>
          </table:table-cell>
          <table:table-cell office:value-type="float" office:value="0.00687343668530746" calcext:value-type="float">
            <text:p>0,007</text:p>
          </table:table-cell>
          <table:table-cell office:value-type="float" office:value="0.00636498302208902" calcext:value-type="float">
            <text:p>0,006</text:p>
          </table:table-cell>
          <table:table-cell office:value-type="float" office:value="0.00699381711624771" calcext:value-type="float">
            <text:p>0,007</text:p>
          </table:table-cell>
          <table:table-cell office:value-type="float" office:value="0.00785343907283618" calcext:value-type="float">
            <text:p>0,008</text:p>
          </table:table-cell>
          <table:table-cell/>
          <table:table-cell office:value-type="float" office:value="0.00676123737731221" calcext:value-type="float">
            <text:p>0,007</text:p>
          </table:table-cell>
          <table:table-cell office:value-type="float" office:value="0.00804906140265068" calcext:value-type="float">
            <text:p>0,008</text:p>
          </table:table-cell>
          <table:table-cell/>
          <table:table-cell office:value-type="float" office:value="0.0113082903862554" calcext:value-type="float">
            <text:p>0,011</text:p>
          </table:table-cell>
          <table:table-cell office:value-type="float" office:value="0.0121620102092723" calcext:value-type="float">
            <text:p>0,012</text:p>
          </table:table-cell>
          <table:table-cell office:value-type="float" office:value="0.00916710130859502" calcext:value-type="float">
            <text:p>0,009</text:p>
          </table:table-cell>
          <table:table-cell office:value-type="float" office:value="0.00538031915289457" calcext:value-type="float">
            <text:p>0,005</text:p>
          </table:table-cell>
          <table:table-cell office:value-type="float" office:value="0.00803031712536311" calcext:value-type="float">
            <text:p>0,008</text:p>
          </table:table-cell>
          <table:table-cell office:value-type="float" office:value="0.00877163557210336" calcext:value-type="float">
            <text:p>0,009</text:p>
          </table:table-cell>
          <table:table-cell office:value-type="float" office:value="0.0084288959719306" calcext:value-type="float">
            <text:p>0,008</text:p>
          </table:table-cell>
          <table:table-cell office:value-type="float" office:value="0.00887217195743554" calcext:value-type="float">
            <text:p>0,009</text:p>
          </table:table-cell>
          <table:table-cell table:number-columns-repeated="2"/>
          <table:table-cell office:value-type="float" office:value="0.00789350832701084" calcext:value-type="float">
            <text:p>0,008</text:p>
          </table:table-cell>
          <table:table-cell office:value-type="float" office:value="0.00691952138560913" calcext:value-type="float">
            <text:p>0,007</text:p>
          </table:table-cell>
          <table:table-cell office:value-type="float" office:value="0.00436481865347653" calcext:value-type="float">
            <text:p>0,004</text:p>
          </table:table-cell>
          <table:table-cell office:value-type="float" office:value="0.00782280242904331" calcext:value-type="float">
            <text:p>0,008</text:p>
          </table:table-cell>
          <table:table-cell/>
          <table:table-cell office:value-type="float" office:value="0.013356626368433" calcext:value-type="float">
            <text:p>0,013</text:p>
          </table:table-cell>
          <table:table-cell office:value-type="float" office:value="0.00646836087269297" calcext:value-type="float">
            <text:p>0,006</text:p>
          </table:table-cell>
          <table:table-cell office:value-type="float" office:value="0.00551286144291366" calcext:value-type="float">
            <text:p>0,006</text:p>
          </table:table-cell>
          <table:table-cell office:value-type="float" office:value="0.00811733126979757" calcext:value-type="float">
            <text:p>0,008</text:p>
          </table:table-cell>
          <table:table-cell office:value-type="float" office:value="0.0112008981953257" calcext:value-type="float">
            <text:p>0,011</text:p>
          </table:table-cell>
          <table:table-cell office:value-type="float" office:value="0.00941487801048866" calcext:value-type="float">
            <text:p>0,009</text:p>
          </table:table-cell>
          <table:table-cell office:value-type="float" office:value="0.00730345439523181" calcext:value-type="float">
            <text:p>0,007</text:p>
          </table:table-cell>
          <table:table-cell office:value-type="float" office:value="0.0162371651586724" calcext:value-type="float">
            <text:p>0,016</text:p>
          </table:table-cell>
          <table:table-cell office:value-type="float" office:value="0.00919878034481844" calcext:value-type="float">
            <text:p>0,009</text:p>
          </table:table-cell>
          <table:table-cell office:value-type="float" office:value="0.0183944259728522" calcext:value-type="float">
            <text:p>0,018</text:p>
          </table:table-cell>
          <table:table-cell office:value-type="float" office:value="0.0202051042437128" calcext:value-type="float">
            <text:p>0,020</text:p>
          </table:table-cell>
          <table:table-cell office:value-type="float" office:value="0.0318761964376783" calcext:value-type="float">
            <text:p>0,032</text:p>
          </table:table-cell>
          <table:table-cell office:value-type="float" office:value="0.0105722844647789" calcext:value-type="float">
            <text:p>0,011</text:p>
          </table:table-cell>
          <table:table-cell office:value-type="float" office:value="0.0379229238605868" calcext:value-type="float">
            <text:p>0,038</text:p>
          </table:table-cell>
          <table:table-cell office:value-type="float" office:value="0.0158125476316546" calcext:value-type="float">
            <text:p>0,016</text:p>
          </table:table-cell>
          <table:table-cell table:number-columns-repeated="2"/>
          <table:table-cell table:formula="of:=[.C11]/[.AA11]" office:value-type="float" office:value="0.835108108384447" calcext:value-type="float">
            <text:p>0,8351081084</text:p>
          </table:table-cell>
          <table:table-cell table:formula="of:=[.D11]/[.AB11]" office:value-type="float" office:value="0.965408868927462" calcext:value-type="float">
            <text:p>0,9654088689</text:p>
          </table:table-cell>
          <table:table-cell table:formula="of:=[.E11]/[.AC11]" office:value-type="string" office:string-value="" calcext:value-type="error">
            <text:p>#DIV/0!</text:p>
          </table:table-cell>
          <table:table-cell table:formula="of:=[.F11]/[.AD11]" office:value-type="string" office:string-value="" calcext:value-type="error">
            <text:p>#DIV/0!</text:p>
          </table:table-cell>
          <table:table-cell table:formula="of:=[.G11]/[.AE11]" office:value-type="float" office:value="0.714183945010693" calcext:value-type="float">
            <text:p>0,714183945</text:p>
          </table:table-cell>
          <table:table-cell table:formula="of:=[.H11]/[.AF11]" office:value-type="float" office:value="1.42540111230184" calcext:value-type="float">
            <text:p>1,4254011123</text:p>
          </table:table-cell>
          <table:table-cell table:formula="of:=[.I11]/[.AG11]" office:value-type="float" office:value="1.25043866878031" calcext:value-type="float">
            <text:p>1,2504386688</text:p>
          </table:table-cell>
          <table:table-cell table:formula="of:=[.J11]/[.AH11]" office:value-type="float" office:value="0.746874660350131" calcext:value-type="float">
            <text:p>0,7468746604</text:p>
          </table:table-cell>
          <table:table-cell table:formula="of:=[.K11]/[.AI11]" office:value-type="string" office:string-value="" calcext:value-type="error">
            <text:p>#DIV/0!</text:p>
          </table:table-cell>
          <table:table-cell table:formula="of:=[.L11]/[.AJ11]" office:value-type="float" office:value="0.596783414056348" calcext:value-type="float">
            <text:p>0,5967834141</text:p>
          </table:table-cell>
          <table:table-cell table:formula="of:=[.M11]/[.AK11]" office:value-type="float" office:value="1.06262418263096" calcext:value-type="float">
            <text:p>1,0626241826</text:p>
          </table:table-cell>
          <table:table-cell table:formula="of:=[.N11]/[.AL11]" office:value-type="float" office:value="1.15456974349876" calcext:value-type="float">
            <text:p>1,1545697435</text:p>
          </table:table-cell>
          <table:table-cell table:formula="of:=[.O11]/[.AM11]" office:value-type="float" office:value="0.861590698197798" calcext:value-type="float">
            <text:p>0,8615906982</text:p>
          </table:table-cell>
          <table:table-cell table:formula="of:=[.P11]/[.AN11]" office:value-type="float" office:value="0.701143688290421" calcext:value-type="float">
            <text:p>0,7011436883</text:p>
          </table:table-cell>
          <table:table-cell table:formula="of:=[.Q11]/[.AO11]" office:value-type="float" office:value="0" calcext:value-type="float">
            <text:p>0</text:p>
          </table:table-cell>
          <table:table-cell table:formula="of:=[.R11]/[.AP11]" office:value-type="float" office:value="0.925758827456553" calcext:value-type="float">
            <text:p>0,9257588275</text:p>
          </table:table-cell>
          <table:table-cell table:formula="of:=[.S11]/[.AQ11]" office:value-type="float" office:value="0.495718391972604" calcext:value-type="float">
            <text:p>0,495718392</text:p>
          </table:table-cell>
          <table:table-cell table:formula="of:=[.T11]/[.AR11]" office:value-type="float" office:value="0" calcext:value-type="float">
            <text:p>0</text:p>
          </table:table-cell>
          <table:table-cell table:formula="of:=[.U11]/[.AS11]" office:value-type="float" office:value="0.614767234538603" calcext:value-type="float">
            <text:p>0,6147672345</text:p>
          </table:table-cell>
          <table:table-cell table:formula="of:=[.V11]/[.AT11]" office:value-type="float" office:value="0.601927615050872" calcext:value-type="float">
            <text:p>0,6019276151</text:p>
          </table:table-cell>
          <table:table-cell table:formula="of:=[.W11]/[.AU11]" office:value-type="float" office:value="0.287584540599685" calcext:value-type="float">
            <text:p>0,2875845406</text:p>
          </table:table-cell>
          <table:table-cell table:formula="of:=[.X11]/[.AV11]" office:value-type="float" office:value="0.508907906405552" calcext:value-type="float">
            <text:p>0,5089079064</text:p>
          </table:table-cell>
          <table:table-cell table:formula="of:=[.Y11]/[.AW11]" office:value-type="float" office:value="0.211753638904119" calcext:value-type="float">
            <text:p>0,2117536389</text:p>
          </table:table-cell>
          <table:table-cell table:formula="of:=[.Z11]/[.AX11]" office:value-type="float" office:value="0.554726270328743" calcext:value-type="float">
            <text:p>0,5547262703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Pyruvic acid</text:p>
          </table:table-cell>
          <table:table-cell office:value-type="float" office:value="0.0135423366762291" calcext:value-type="float">
            <text:p>0,014</text:p>
          </table:table-cell>
          <table:table-cell office:value-type="float" office:value="0.0167214690064086" calcext:value-type="float">
            <text:p>0,017</text:p>
          </table:table-cell>
          <table:table-cell/>
          <table:table-cell office:value-type="float" office:value="0.00504697861014585" calcext:value-type="float">
            <text:p>0,005</text:p>
          </table:table-cell>
          <table:table-cell office:value-type="float" office:value="0.0146556084003179" calcext:value-type="float">
            <text:p>0,015</text:p>
          </table:table-cell>
          <table:table-cell office:value-type="float" office:value="0.0328192428428475" calcext:value-type="float">
            <text:p>0,033</text:p>
          </table:table-cell>
          <table:table-cell office:value-type="float" office:value="0.0152727456469749" calcext:value-type="float">
            <text:p>0,015</text:p>
          </table:table-cell>
          <table:table-cell office:value-type="float" office:value="0.0250148582606072" calcext:value-type="float">
            <text:p>0,025</text:p>
          </table:table-cell>
          <table:table-cell office:value-type="float" office:value="0.0102251450441994" calcext:value-type="float">
            <text:p>0,010</text:p>
          </table:table-cell>
          <table:table-cell office:value-type="float" office:value="0.0183363173538799" calcext:value-type="float">
            <text:p>0,018</text:p>
          </table:table-cell>
          <table:table-cell office:value-type="float" office:value="0.0211184936960981" calcext:value-type="float">
            <text:p>0,021</text:p>
          </table:table-cell>
          <table:table-cell office:value-type="float" office:value="0.0125967080929585" calcext:value-type="float">
            <text:p>0,013</text:p>
          </table:table-cell>
          <table:table-cell office:value-type="float" office:value="0.0100561328117083" calcext:value-type="float">
            <text:p>0,010</text:p>
          </table:table-cell>
          <table:table-cell office:value-type="float" office:value="0.0399719911784099" calcext:value-type="float">
            <text:p>0,040</text:p>
          </table:table-cell>
          <table:table-cell/>
          <table:table-cell office:value-type="float" office:value="0.0222893681964898" calcext:value-type="float">
            <text:p>0,022</text:p>
          </table:table-cell>
          <table:table-cell office:value-type="float" office:value="0.0296690541255202" calcext:value-type="float">
            <text:p>0,030</text:p>
          </table:table-cell>
          <table:table-cell/>
          <table:table-cell office:value-type="float" office:value="0.0104644644760945" calcext:value-type="float">
            <text:p>0,010</text:p>
          </table:table-cell>
          <table:table-cell office:value-type="float" office:value="0.0297127180486841" calcext:value-type="float">
            <text:p>0,030</text:p>
          </table:table-cell>
          <table:table-cell office:value-type="float" office:value="0.0404124103781249" calcext:value-type="float">
            <text:p>0,040</text:p>
          </table:table-cell>
          <table:table-cell office:value-type="float" office:value="0.0235132586928243" calcext:value-type="float">
            <text:p>0,024</text:p>
          </table:table-cell>
          <table:table-cell office:value-type="float" office:value="0.0262070225555006" calcext:value-type="float">
            <text:p>0,026</text:p>
          </table:table-cell>
          <table:table-cell office:value-type="float" office:value="0.0320591052992295" calcext:value-type="float">
            <text:p>0,032</text:p>
          </table:table-cell>
          <table:table-cell office:value-type="float" office:value="0.0109808596428155" calcext:value-type="float">
            <text:p>0,011</text:p>
          </table:table-cell>
          <table:table-cell office:value-type="float" office:value="0.00926974902203372" calcext:value-type="float">
            <text:p>0,009</text:p>
          </table:table-cell>
          <table:table-cell/>
          <table:table-cell office:value-type="float" office:value="0.00579032844938191" calcext:value-type="float">
            <text:p>0,006</text:p>
          </table:table-cell>
          <table:table-cell office:value-type="float" office:value="0.0142611277496182" calcext:value-type="float">
            <text:p>0,014</text:p>
          </table:table-cell>
          <table:table-cell office:value-type="float" office:value="0.0224793748788819" calcext:value-type="float">
            <text:p>0,022</text:p>
          </table:table-cell>
          <table:table-cell office:value-type="float" office:value="0.00981790012133854" calcext:value-type="float">
            <text:p>0,010</text:p>
          </table:table-cell>
          <table:table-cell office:value-type="float" office:value="0.0315036234305926" calcext:value-type="float">
            <text:p>0,032</text:p>
          </table:table-cell>
          <table:table-cell/>
          <table:table-cell office:value-type="float" office:value="0.0163320093062093" calcext:value-type="float">
            <text:p>0,016</text:p>
          </table:table-cell>
          <table:table-cell office:value-type="float" office:value="0.0125967165380004" calcext:value-type="float">
            <text:p>0,013</text:p>
          </table:table-cell>
          <table:table-cell office:value-type="float" office:value="0.0105655188356601" calcext:value-type="float">
            <text:p>0,011</text:p>
          </table:table-cell>
          <table:table-cell office:value-type="float" office:value="0.0100561107109471" calcext:value-type="float">
            <text:p>0,010</text:p>
          </table:table-cell>
          <table:table-cell office:value-type="float" office:value="0.0178529906545649" calcext:value-type="float">
            <text:p>0,018</text:p>
          </table:table-cell>
          <table:table-cell office:value-type="float" office:value="0.0191334999698332" calcext:value-type="float">
            <text:p>0,019</text:p>
          </table:table-cell>
          <table:table-cell office:value-type="float" office:value="0.00869205245678739" calcext:value-type="float">
            <text:p>0,009</text:p>
          </table:table-cell>
          <table:table-cell office:value-type="float" office:value="0.0193302136814718" calcext:value-type="float">
            <text:p>0,019</text:p>
          </table:table-cell>
          <table:table-cell office:value-type="float" office:value="0.0148738860329013" calcext:value-type="float">
            <text:p>0,015</text:p>
          </table:table-cell>
          <table:table-cell office:value-type="float" office:value="0.0131515989177873" calcext:value-type="float">
            <text:p>0,013</text:p>
          </table:table-cell>
          <table:table-cell office:value-type="float" office:value="0.0142274226785617" calcext:value-type="float">
            <text:p>0,014</text:p>
          </table:table-cell>
          <table:table-cell office:value-type="float" office:value="0.0228220152647428" calcext:value-type="float">
            <text:p>0,023</text:p>
          </table:table-cell>
          <table:table-cell office:value-type="float" office:value="0.0263848972552667" calcext:value-type="float">
            <text:p>0,026</text:p>
          </table:table-cell>
          <table:table-cell office:value-type="float" office:value="0.0455982998950975" calcext:value-type="float">
            <text:p>0,046</text:p>
          </table:table-cell>
          <table:table-cell office:value-type="float" office:value="0.0268717071733683" calcext:value-type="float">
            <text:p>0,027</text:p>
          </table:table-cell>
          <table:table-cell table:number-columns-repeated="2"/>
          <table:table-cell table:formula="of:=[.C12]/[.AA12]" office:value-type="float" office:value="1.23326744141471" calcext:value-type="float">
            <text:p>1,2332674414</text:p>
          </table:table-cell>
          <table:table-cell table:formula="of:=[.D12]/[.AB12]" office:value-type="float" office:value="1.80387505278325" calcext:value-type="float">
            <text:p>1,8038750528</text:p>
          </table:table-cell>
          <table:table-cell table:formula="of:=[.E12]/[.AC12]" office:value-type="string" office:string-value="" calcext:value-type="error">
            <text:p>#DIV/0!</text:p>
          </table:table-cell>
          <table:table-cell table:formula="of:=[.F12]/[.AD12]" office:value-type="float" office:value="0.871622163451642" calcext:value-type="float">
            <text:p>0,8716221635</text:p>
          </table:table-cell>
          <table:table-cell table:formula="of:=[.G12]/[.AE12]" office:value-type="float" office:value="1.0276612521552" calcext:value-type="float">
            <text:p>1,0276612522</text:p>
          </table:table-cell>
          <table:table-cell table:formula="of:=[.H12]/[.AF12]" office:value-type="float" office:value="1.45997133014937" calcext:value-type="float">
            <text:p>1,4599713301</text:p>
          </table:table-cell>
          <table:table-cell table:formula="of:=[.I12]/[.AG12]" office:value-type="float" office:value="1.5556020593223" calcext:value-type="float">
            <text:p>1,5556020593</text:p>
          </table:table-cell>
          <table:table-cell table:formula="of:=[.J12]/[.AH12]" office:value-type="float" office:value="0.794031147424005" calcext:value-type="float">
            <text:p>0,7940311474</text:p>
          </table:table-cell>
          <table:table-cell table:formula="of:=[.K12]/[.AI12]" office:value-type="string" office:string-value="" calcext:value-type="error">
            <text:p>#DIV/0!</text:p>
          </table:table-cell>
          <table:table-cell table:formula="of:=[.L12]/[.AJ12]" office:value-type="float" office:value="1.12272268586747" calcext:value-type="float">
            <text:p>1,1227226859</text:p>
          </table:table-cell>
          <table:table-cell table:formula="of:=[.M12]/[.AK12]" office:value-type="float" office:value="1.6765078131583" calcext:value-type="float">
            <text:p>1,6765078132</text:p>
          </table:table-cell>
          <table:table-cell table:formula="of:=[.N12]/[.AL12]" office:value-type="float" office:value="1.19224699599634" calcext:value-type="float">
            <text:p>1,192246996</text:p>
          </table:table-cell>
          <table:table-cell table:formula="of:=[.O12]/[.AM12]" office:value-type="float" office:value="1.00000219774442" calcext:value-type="float">
            <text:p>1,0000021977</text:p>
          </table:table-cell>
          <table:table-cell table:formula="of:=[.P12]/[.AN12]" office:value-type="float" office:value="2.23895211462452" calcext:value-type="float">
            <text:p>2,2389521146</text:p>
          </table:table-cell>
          <table:table-cell table:formula="of:=[.Q12]/[.AO12]" office:value-type="float" office:value="0" calcext:value-type="float">
            <text:p>0</text:p>
          </table:table-cell>
          <table:table-cell table:formula="of:=[.R12]/[.AP12]" office:value-type="float" office:value="2.5643388954797" calcext:value-type="float">
            <text:p>2,5643388955</text:p>
          </table:table-cell>
          <table:table-cell table:formula="of:=[.S12]/[.AQ12]" office:value-type="float" office:value="1.53485391389948" calcext:value-type="float">
            <text:p>1,5348539139</text:p>
          </table:table-cell>
          <table:table-cell table:formula="of:=[.T12]/[.AR12]" office:value-type="float" office:value="0" calcext:value-type="float">
            <text:p>0</text:p>
          </table:table-cell>
          <table:table-cell table:formula="of:=[.U12]/[.AS12]" office:value-type="float" office:value="0.795680018947468" calcext:value-type="float">
            <text:p>0,7956800189</text:p>
          </table:table-cell>
          <table:table-cell table:formula="of:=[.V12]/[.AT12]" office:value-type="float" office:value="2.08841184520764" calcext:value-type="float">
            <text:p>2,0884118452</text:p>
          </table:table-cell>
          <table:table-cell table:formula="of:=[.W12]/[.AU12]" office:value-type="float" office:value="1.77076432161349" calcext:value-type="float">
            <text:p>1,7707643216</text:p>
          </table:table-cell>
          <table:table-cell table:formula="of:=[.X12]/[.AV12]" office:value-type="float" office:value="0.891163549561703" calcext:value-type="float">
            <text:p>0,8911635496</text:p>
          </table:table-cell>
          <table:table-cell table:formula="of:=[.Y12]/[.AW12]" office:value-type="float" office:value="0.574736834833578" calcext:value-type="float">
            <text:p>0,5747368348</text:p>
          </table:table-cell>
          <table:table-cell table:formula="of:=[.Z12]/[.AX12]" office:value-type="float" office:value="1.1930431175211" calcext:value-type="float">
            <text:p>1,1930431175</text:p>
          </table:table-cell>
        </table:table-row>
        <table:table-row table:style-name="ro1">
          <table:table-cell table:style-name="ce4" office:value-type="string" calcext:value-type="string">
            <text:p>Acids</text:p>
          </table:table-cell>
          <table:table-cell table:style-name="ce4" office:value-type="string" calcext:value-type="string">
            <text:p>Salicylic acid</text:p>
          </table:table-cell>
          <table:table-cell table:style-name="ce7" table:number-columns-repeated="2"/>
          <table:table-cell/>
          <table:table-cell table:style-name="ce7" table:number-columns-repeated="9"/>
          <table:table-cell table:style-name="ce7" office:value-type="float" office:value="0.00100066328935827" calcext:value-type="float">
            <text:p>0,001</text:p>
          </table:table-cell>
          <table:table-cell table:style-name="ce7" office:value-type="float" office:value="0.000681229640360502" calcext:value-type="float">
            <text:p>0,001</text:p>
          </table:table-cell>
          <table:table-cell/>
          <table:table-cell table:style-name="ce7" office:value-type="float" office:value="0.000347006537808276" calcext:value-type="float">
            <text:p>0,000</text:p>
          </table:table-cell>
          <table:table-cell table:style-name="ce7" office:value-type="float" office:value="0.000543147192078913" calcext:value-type="float">
            <text:p>0,001</text:p>
          </table:table-cell>
          <table:table-cell/>
          <table:table-cell table:style-name="ce7" office:value-type="float" office:value="0.00102170287675981" calcext:value-type="float">
            <text:p>0,001</text:p>
          </table:table-cell>
          <table:table-cell table:style-name="ce7" office:value-type="float" office:value="0.000515309834902652" calcext:value-type="float">
            <text:p>0,001</text:p>
          </table:table-cell>
          <table:table-cell table:style-name="ce7" office:value-type="float" office:value="0.000576292297563629" calcext:value-type="float">
            <text:p>0,001</text:p>
          </table:table-cell>
          <table:table-cell table:style-name="ce7" office:value-type="float" office:value="0.000925135160568205" calcext:value-type="float">
            <text:p>0,001</text:p>
          </table:table-cell>
          <table:table-cell table:style-name="ce7" office:value-type="float" office:value="0.000736854078548482" calcext:value-type="float">
            <text:p>0,001</text:p>
          </table:table-cell>
          <table:table-cell table:style-name="ce7" office:value-type="float" office:value="0.000573606314000478" calcext:value-type="float">
            <text:p>0,001</text:p>
          </table:table-cell>
          <table:table-cell table:style-name="ce7" office:value-type="float" office:value="0.000201128084037864" calcext:value-type="float">
            <text:p>0,000</text:p>
          </table:table-cell>
          <table:table-cell table:style-name="ce7" office:value-type="float" office:value="0.000285918549119715" calcext:value-type="float">
            <text:p>0,000</text:p>
          </table:table-cell>
          <table:table-cell/>
          <table:table-cell table:style-name="ce7" office:value-type="float" office:value="0.000189460062571043" calcext:value-type="float">
            <text:p>0,000</text:p>
          </table:table-cell>
          <table:table-cell table:style-name="ce7" office:value-type="float" office:value="0.00029926405301166" calcext:value-type="float">
            <text:p>0,000</text:p>
          </table:table-cell>
          <table:table-cell table:style-name="ce7" office:value-type="float" office:value="0.000228983056163803" calcext:value-type="float">
            <text:p>0,000</text:p>
          </table:table-cell>
          <table:table-cell table:style-name="ce7" office:value-type="float" office:value="0.000280261893597724" calcext:value-type="float">
            <text:p>0,000</text:p>
          </table:table-cell>
          <table:table-cell table:style-name="ce7" office:value-type="float" office:value="0.000385258757322369" calcext:value-type="float">
            <text:p>0,000</text:p>
          </table:table-cell>
          <table:table-cell/>
          <table:table-cell table:style-name="ce7" office:value-type="float" office:value="0.000317538679934158" calcext:value-type="float">
            <text:p>0,000</text:p>
          </table:table-cell>
          <table:table-cell table:style-name="ce7" office:value-type="float" office:value="0.000180181203548083" calcext:value-type="float">
            <text:p>0,000</text:p>
          </table:table-cell>
          <table:table-cell table:style-name="ce7" office:value-type="float" office:value="0.000175988748631204" calcext:value-type="float">
            <text:p>0,000</text:p>
          </table:table-cell>
          <table:table-cell table:style-name="ce7" office:value-type="float" office:value="0.000967676134923791" calcext:value-type="float">
            <text:p>0,001</text:p>
          </table:table-cell>
          <table:table-cell table:style-name="ce7" office:value-type="float" office:value="0.000761145643253399" calcext:value-type="float">
            <text:p>0,001</text:p>
          </table:table-cell>
          <table:table-cell table:style-name="ce7" office:value-type="float" office:value="0.000869758488273968" calcext:value-type="float">
            <text:p>0,001</text:p>
          </table:table-cell>
          <table:table-cell table:style-name="ce7" office:value-type="float" office:value="0.000504517070510735" calcext:value-type="float">
            <text:p>0,001</text:p>
          </table:table-cell>
          <table:table-cell table:style-name="ce7" office:value-type="float" office:value="0.000624822789904283" calcext:value-type="float">
            <text:p>0,001</text:p>
          </table:table-cell>
          <table:table-cell table:style-name="ce7" office:value-type="float" office:value="0.000419469674782746" calcext:value-type="float">
            <text:p>0,000</text:p>
          </table:table-cell>
          <table:table-cell table:style-name="ce7" office:value-type="float" office:value="0.000928801203969051" calcext:value-type="float">
            <text:p>0,001</text:p>
          </table:table-cell>
          <table:table-cell table:style-name="ce7" office:value-type="float" office:value="0.00189751473201411" calcext:value-type="float">
            <text:p>0,002</text:p>
          </table:table-cell>
          <table:table-cell table:style-name="ce7" office:value-type="float" office:value="0.00159973185273161" calcext:value-type="float">
            <text:p>0,002</text:p>
          </table:table-cell>
          <table:table-cell table:style-name="ce7" office:value-type="float" office:value="0.000984792625470742" calcext:value-type="float">
            <text:p>0,001</text:p>
          </table:table-cell>
          <table:table-cell table:style-name="ce7" office:value-type="float" office:value="0.000749910500875952" calcext:value-type="float">
            <text:p>0,001</text:p>
          </table:table-cell>
          <table:table-cell table:style-name="ce7" office:value-type="float" office:value="0.000695000597250832" calcext:value-type="float">
            <text:p>0,001</text:p>
          </table:table-cell>
          <table:table-cell table:number-columns-repeated="2"/>
          <table:table-cell table:formula="of:=[.C13]/[.AA13]" office:value-type="float" office:value="0" calcext:value-type="float">
            <text:p>0</text:p>
          </table:table-cell>
          <table:table-cell table:formula="of:=[.D13]/[.AB13]" office:value-type="float" office:value="0" calcext:value-type="float">
            <text:p>0</text:p>
          </table:table-cell>
          <table:table-cell table:formula="of:=[.E13]/[.AC13]" office:value-type="string" office:string-value="" calcext:value-type="error">
            <text:p>#DIV/0!</text:p>
          </table:table-cell>
          <table:table-cell table:formula="of:=[.F13]/[.AD13]" office:value-type="float" office:value="0" calcext:value-type="float">
            <text:p>0</text:p>
          </table:table-cell>
          <table:table-cell table:formula="of:=[.G13]/[.AE13]" office:value-type="float" office:value="0" calcext:value-type="float">
            <text:p>0</text:p>
          </table:table-cell>
          <table:table-cell table:formula="of:=[.H13]/[.AF13]" office:value-type="float" office:value="0" calcext:value-type="float">
            <text:p>0</text:p>
          </table:table-cell>
          <table:table-cell table:formula="of:=[.I13]/[.AG13]" office:value-type="float" office:value="0" calcext:value-type="float">
            <text:p>0</text:p>
          </table:table-cell>
          <table:table-cell table:formula="of:=[.J13]/[.AH13]" office:value-type="float" office:value="0" calcext:value-type="float">
            <text:p>0</text:p>
          </table:table-cell>
          <table:table-cell table:formula="of:=[.K13]/[.AI13]" office:value-type="string" office:string-value="" calcext:value-type="error">
            <text:p>#DIV/0!</text:p>
          </table:table-cell>
          <table:table-cell table:formula="of:=[.L13]/[.AJ13]" office:value-type="float" office:value="0" calcext:value-type="float">
            <text:p>0</text:p>
          </table:table-cell>
          <table:table-cell table:formula="of:=[.M13]/[.AK13]" office:value-type="float" office:value="0" calcext:value-type="float">
            <text:p>0</text:p>
          </table:table-cell>
          <table:table-cell table:formula="of:=[.N13]/[.AL13]" office:value-type="float" office:value="0" calcext:value-type="float">
            <text:p>0</text:p>
          </table:table-cell>
          <table:table-cell table:formula="of:=[.O13]/[.AM13]" office:value-type="float" office:value="1.03408904409643" calcext:value-type="float">
            <text:p>1,0340890441</text:p>
          </table:table-cell>
          <table:table-cell table:formula="of:=[.P13]/[.AN13]" office:value-type="float" office:value="0.895005635779102" calcext:value-type="float">
            <text:p>0,8950056358</text:p>
          </table:table-cell>
          <table:table-cell table:formula="of:=[.Q13]/[.AO13]" office:value-type="float" office:value="0" calcext:value-type="float">
            <text:p>0</text:p>
          </table:table-cell>
          <table:table-cell table:formula="of:=[.R13]/[.AP13]" office:value-type="float" office:value="0.687799398852833" calcext:value-type="float">
            <text:p>0,6877993989</text:p>
          </table:table-cell>
          <table:table-cell table:formula="of:=[.S13]/[.AQ13]" office:value-type="float" office:value="0.869281980194925" calcext:value-type="float">
            <text:p>0,8692819802</text:p>
          </table:table-cell>
          <table:table-cell table:formula="of:=[.T13]/[.AR13]" office:value-type="float" office:value="0" calcext:value-type="float">
            <text:p>0</text:p>
          </table:table-cell>
          <table:table-cell table:formula="of:=[.U13]/[.AS13]" office:value-type="float" office:value="1.10002320452833" calcext:value-type="float">
            <text:p>1,1000232045</text:p>
          </table:table-cell>
          <table:table-cell table:formula="of:=[.V13]/[.AT13]" office:value-type="float" office:value="0.271570927070315" calcext:value-type="float">
            <text:p>0,2715709271</text:p>
          </table:table-cell>
          <table:table-cell table:formula="of:=[.W13]/[.AU13]" office:value-type="float" office:value="0.360243059847552" calcext:value-type="float">
            <text:p>0,3602430598</text:p>
          </table:table-cell>
          <table:table-cell table:formula="of:=[.X13]/[.AV13]" office:value-type="float" office:value="0.939421291996353" calcext:value-type="float">
            <text:p>0,939421292</text:p>
          </table:table-cell>
          <table:table-cell table:formula="of:=[.Y13]/[.AW13]" office:value-type="float" office:value="0.982589359247245" calcext:value-type="float">
            <text:p>0,9825893592</text:p>
          </table:table-cell>
          <table:table-cell table:formula="of:=[.Z13]/[.AX13]" office:value-type="float" office:value="0.825332116647748" calcext:value-type="float">
            <text:p>0,8253321166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Shikimic acid</text:p>
          </table:table-cell>
          <table:table-cell office:value-type="float" office:value="0.00396217455036542" calcext:value-type="float">
            <text:p>0,004</text:p>
          </table:table-cell>
          <table:table-cell office:value-type="float" office:value="0.00658228318917383" calcext:value-type="float">
            <text:p>0,007</text:p>
          </table:table-cell>
          <table:table-cell/>
          <table:table-cell office:value-type="float" office:value="0.00653685987051039" calcext:value-type="float">
            <text:p>0,007</text:p>
          </table:table-cell>
          <table:table-cell office:value-type="float" office:value="0.00485374307165463" calcext:value-type="float">
            <text:p>0,005</text:p>
          </table:table-cell>
          <table:table-cell office:value-type="float" office:value="0.00824760859574651" calcext:value-type="float">
            <text:p>0,008</text:p>
          </table:table-cell>
          <table:table-cell office:value-type="float" office:value="0.00593102306967007" calcext:value-type="float">
            <text:p>0,006</text:p>
          </table:table-cell>
          <table:table-cell office:value-type="float" office:value="0.0051306957883722" calcext:value-type="float">
            <text:p>0,005</text:p>
          </table:table-cell>
          <table:table-cell office:value-type="float" office:value="0.00546952920417096" calcext:value-type="float">
            <text:p>0,005</text:p>
          </table:table-cell>
          <table:table-cell office:value-type="float" office:value="0.00169156222742752" calcext:value-type="float">
            <text:p>0,002</text:p>
          </table:table-cell>
          <table:table-cell office:value-type="float" office:value="0.00379420006079925" calcext:value-type="float">
            <text:p>0,004</text:p>
          </table:table-cell>
          <table:table-cell office:value-type="float" office:value="0.00413748365883876" calcext:value-type="float">
            <text:p>0,004</text:p>
          </table:table-cell>
          <table:table-cell office:value-type="float" office:value="0.00599126449112719" calcext:value-type="float">
            <text:p>0,006</text:p>
          </table:table-cell>
          <table:table-cell office:value-type="float" office:value="0.00587665609701501" calcext:value-type="float">
            <text:p>0,006</text:p>
          </table:table-cell>
          <table:table-cell/>
          <table:table-cell office:value-type="float" office:value="0.00405446899647772" calcext:value-type="float">
            <text:p>0,004</text:p>
          </table:table-cell>
          <table:table-cell office:value-type="float" office:value="0.00586631844593038" calcext:value-type="float">
            <text:p>0,006</text:p>
          </table:table-cell>
          <table:table-cell/>
          <table:table-cell office:value-type="float" office:value="0.00520821405660122" calcext:value-type="float">
            <text:p>0,005</text:p>
          </table:table-cell>
          <table:table-cell office:value-type="float" office:value="0.00357569144573885" calcext:value-type="float">
            <text:p>0,004</text:p>
          </table:table-cell>
          <table:table-cell office:value-type="float" office:value="0.0040652274655998" calcext:value-type="float">
            <text:p>0,004</text:p>
          </table:table-cell>
          <table:table-cell office:value-type="float" office:value="0.00444484148460628" calcext:value-type="float">
            <text:p>0,004</text:p>
          </table:table-cell>
          <table:table-cell office:value-type="float" office:value="0.00396737707556086" calcext:value-type="float">
            <text:p>0,004</text:p>
          </table:table-cell>
          <table:table-cell office:value-type="float" office:value="0.00289450259591244" calcext:value-type="float">
            <text:p>0,003</text:p>
          </table:table-cell>
          <table:table-cell office:value-type="float" office:value="0.00521855734436945" calcext:value-type="float">
            <text:p>0,005</text:p>
          </table:table-cell>
          <table:table-cell office:value-type="float" office:value="0.00634613126606328" calcext:value-type="float">
            <text:p>0,006</text:p>
          </table:table-cell>
          <table:table-cell/>
          <table:table-cell office:value-type="float" office:value="0.00473154916308429" calcext:value-type="float">
            <text:p>0,005</text:p>
          </table:table-cell>
          <table:table-cell office:value-type="float" office:value="0.00297000736045735" calcext:value-type="float">
            <text:p>0,003</text:p>
          </table:table-cell>
          <table:table-cell office:value-type="float" office:value="0.00567529807595888" calcext:value-type="float">
            <text:p>0,006</text:p>
          </table:table-cell>
          <table:table-cell office:value-type="float" office:value="0.00360688002022349" calcext:value-type="float">
            <text:p>0,004</text:p>
          </table:table-cell>
          <table:table-cell office:value-type="float" office:value="0.00469913553804821" calcext:value-type="float">
            <text:p>0,005</text:p>
          </table:table-cell>
          <table:table-cell/>
          <table:table-cell office:value-type="float" office:value="0.0090384719878585" calcext:value-type="float">
            <text:p>0,009</text:p>
          </table:table-cell>
          <table:table-cell office:value-type="float" office:value="0.00346431159636176" calcext:value-type="float">
            <text:p>0,003</text:p>
          </table:table-cell>
          <table:table-cell office:value-type="float" office:value="0.00405792127222669" calcext:value-type="float">
            <text:p>0,004</text:p>
          </table:table-cell>
          <table:table-cell office:value-type="float" office:value="0.00943217517524641" calcext:value-type="float">
            <text:p>0,009</text:p>
          </table:table-cell>
          <table:table-cell office:value-type="float" office:value="0.00747609995311351" calcext:value-type="float">
            <text:p>0,007</text:p>
          </table:table-cell>
          <table:table-cell office:value-type="float" office:value="0.00581729856214193" calcext:value-type="float">
            <text:p>0,006</text:p>
          </table:table-cell>
          <table:table-cell office:value-type="float" office:value="0.00572330506438093" calcext:value-type="float">
            <text:p>0,006</text:p>
          </table:table-cell>
          <table:table-cell office:value-type="float" office:value="0.00638231696516039" calcext:value-type="float">
            <text:p>0,006</text:p>
          </table:table-cell>
          <table:table-cell office:value-type="float" office:value="0.00661987001402266" calcext:value-type="float">
            <text:p>0,007</text:p>
          </table:table-cell>
          <table:table-cell office:value-type="float" office:value="0.0105066031235874" calcext:value-type="float">
            <text:p>0,011</text:p>
          </table:table-cell>
          <table:table-cell office:value-type="float" office:value="0.0151942182778848" calcext:value-type="float">
            <text:p>0,015</text:p>
          </table:table-cell>
          <table:table-cell office:value-type="float" office:value="0.00911047432803305" calcext:value-type="float">
            <text:p>0,009</text:p>
          </table:table-cell>
          <table:table-cell office:value-type="float" office:value="0.00628050966741572" calcext:value-type="float">
            <text:p>0,006</text:p>
          </table:table-cell>
          <table:table-cell office:value-type="float" office:value="0.00898426961234996" calcext:value-type="float">
            <text:p>0,009</text:p>
          </table:table-cell>
          <table:table-cell office:value-type="float" office:value="0.00614158893753569" calcext:value-type="float">
            <text:p>0,006</text:p>
          </table:table-cell>
          <table:table-cell table:number-columns-repeated="2"/>
          <table:table-cell table:formula="of:=[.C14]/[.AA14]" office:value-type="float" office:value="0.759247103922389" calcext:value-type="float">
            <text:p>0,7592471039</text:p>
          </table:table-cell>
          <table:table-cell table:formula="of:=[.D14]/[.AB14]" office:value-type="float" office:value="1.03721195059002" calcext:value-type="float">
            <text:p>1,0372119506</text:p>
          </table:table-cell>
          <table:table-cell table:formula="of:=[.E14]/[.AC14]" office:value-type="string" office:string-value="" calcext:value-type="error">
            <text:p>#DIV/0!</text:p>
          </table:table-cell>
          <table:table-cell table:formula="of:=[.F14]/[.AD14]" office:value-type="float" office:value="1.38154749009293" calcext:value-type="float">
            <text:p>1,3815474901</text:p>
          </table:table-cell>
          <table:table-cell table:formula="of:=[.G14]/[.AE14]" office:value-type="float" office:value="1.63425287636567" calcext:value-type="float">
            <text:p>1,6342528764</text:p>
          </table:table-cell>
          <table:table-cell table:formula="of:=[.H14]/[.AF14]" office:value-type="float" office:value="1.45324676966029" calcext:value-type="float">
            <text:p>1,4532467697</text:p>
          </table:table-cell>
          <table:table-cell table:formula="of:=[.I14]/[.AG14]" office:value-type="float" office:value="1.64436383700464" calcext:value-type="float">
            <text:p>1,644363837</text:p>
          </table:table-cell>
          <table:table-cell table:formula="of:=[.J14]/[.AH14]" office:value-type="float" office:value="1.09183822148344" calcext:value-type="float">
            <text:p>1,0918382215</text:p>
          </table:table-cell>
          <table:table-cell table:formula="of:=[.K14]/[.AI14]" office:value-type="string" office:string-value="" calcext:value-type="error">
            <text:p>#DIV/0!</text:p>
          </table:table-cell>
          <table:table-cell table:formula="of:=[.L14]/[.AJ14]" office:value-type="float" office:value="0.187151349221397" calcext:value-type="float">
            <text:p>0,1871513492</text:p>
          </table:table-cell>
          <table:table-cell table:formula="of:=[.M14]/[.AK14]" office:value-type="float" office:value="1.0952248246907" calcext:value-type="float">
            <text:p>1,0952248247</text:p>
          </table:table-cell>
          <table:table-cell table:formula="of:=[.N14]/[.AL14]" office:value-type="float" office:value="1.01960668560936" calcext:value-type="float">
            <text:p>1,0196066856</text:p>
          </table:table-cell>
          <table:table-cell table:formula="of:=[.O14]/[.AM14]" office:value-type="float" office:value="0.635194361831885" calcext:value-type="float">
            <text:p>0,6351943618</text:p>
          </table:table-cell>
          <table:table-cell table:formula="of:=[.P14]/[.AN14]" office:value-type="float" office:value="0.786059059385316" calcext:value-type="float">
            <text:p>0,7860590594</text:p>
          </table:table-cell>
          <table:table-cell table:formula="of:=[.Q14]/[.AO14]" office:value-type="float" office:value="0" calcext:value-type="float">
            <text:p>0</text:p>
          </table:table-cell>
          <table:table-cell table:formula="of:=[.R14]/[.AP14]" office:value-type="float" office:value="0.708413923575517" calcext:value-type="float">
            <text:p>0,7084139236</text:p>
          </table:table-cell>
          <table:table-cell table:formula="of:=[.S14]/[.AQ14]" office:value-type="float" office:value="0.919151850018304" calcext:value-type="float">
            <text:p>0,91915185</text:p>
          </table:table-cell>
          <table:table-cell table:formula="of:=[.T14]/[.AR14]" office:value-type="float" office:value="0" calcext:value-type="float">
            <text:p>0</text:p>
          </table:table-cell>
          <table:table-cell table:formula="of:=[.U14]/[.AS14]" office:value-type="float" office:value="0.495708650582674" calcext:value-type="float">
            <text:p>0,4957086506</text:p>
          </table:table-cell>
          <table:table-cell table:formula="of:=[.V14]/[.AT14]" office:value-type="float" office:value="0.235332373166132" calcext:value-type="float">
            <text:p>0,2353323732</text:p>
          </table:table-cell>
          <table:table-cell table:formula="of:=[.W14]/[.AU14]" office:value-type="float" office:value="0.446214688634931" calcext:value-type="float">
            <text:p>0,4462146886</text:p>
          </table:table-cell>
          <table:table-cell table:formula="of:=[.X14]/[.AV14]" office:value-type="float" office:value="0.707719869880437" calcext:value-type="float">
            <text:p>0,7077198699</text:p>
          </table:table-cell>
          <table:table-cell table:formula="of:=[.Y14]/[.AW14]" office:value-type="float" office:value="0.441591497889514" calcext:value-type="float">
            <text:p>0,4415914979</text:p>
          </table:table-cell>
          <table:table-cell table:formula="of:=[.Z14]/[.AX14]" office:value-type="float" office:value="0.471295396899985" calcext:value-type="float">
            <text:p>0,4712953969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Succinic acid</text:p>
          </table:table-cell>
          <table:table-cell office:value-type="float" office:value="0.00114940463105989" calcext:value-type="float">
            <text:p>0,001</text:p>
          </table:table-cell>
          <table:table-cell office:value-type="float" office:value="0.00144627142670885" calcext:value-type="float">
            <text:p>0,001</text:p>
          </table:table-cell>
          <table:table-cell/>
          <table:table-cell office:value-type="float" office:value="0.00157153130555172" calcext:value-type="float">
            <text:p>0,002</text:p>
          </table:table-cell>
          <table:table-cell office:value-type="float" office:value="0.001309745908082" calcext:value-type="float">
            <text:p>0,001</text:p>
          </table:table-cell>
          <table:table-cell office:value-type="float" office:value="0.00143184869310015" calcext:value-type="float">
            <text:p>0,001</text:p>
          </table:table-cell>
          <table:table-cell office:value-type="float" office:value="0.00431447491786492" calcext:value-type="float">
            <text:p>0,004</text:p>
          </table:table-cell>
          <table:table-cell office:value-type="float" office:value="0.0029811550536879" calcext:value-type="float">
            <text:p>0,003</text:p>
          </table:table-cell>
          <table:table-cell office:value-type="float" office:value="0.00388028625473984" calcext:value-type="float">
            <text:p>0,004</text:p>
          </table:table-cell>
          <table:table-cell office:value-type="float" office:value="0.000591639450774426" calcext:value-type="float">
            <text:p>0,001</text:p>
          </table:table-cell>
          <table:table-cell office:value-type="float" office:value="0.00109467013218063" calcext:value-type="float">
            <text:p>0,001</text:p>
          </table:table-cell>
          <table:table-cell office:value-type="float" office:value="0.00143719273378989" calcext:value-type="float">
            <text:p>0,001</text:p>
          </table:table-cell>
          <table:table-cell office:value-type="float" office:value="0.00604191417737812" calcext:value-type="float">
            <text:p>0,006</text:p>
          </table:table-cell>
          <table:table-cell office:value-type="float" office:value="0.00336574195941657" calcext:value-type="float">
            <text:p>0,003</text:p>
          </table:table-cell>
          <table:table-cell/>
          <table:table-cell office:value-type="float" office:value="0.0020014442682286" calcext:value-type="float">
            <text:p>0,002</text:p>
          </table:table-cell>
          <table:table-cell office:value-type="float" office:value="0.00226243558300124" calcext:value-type="float">
            <text:p>0,002</text:p>
          </table:table-cell>
          <table:table-cell/>
          <table:table-cell office:value-type="float" office:value="0.0063069958510961" calcext:value-type="float">
            <text:p>0,006</text:p>
          </table:table-cell>
          <table:table-cell office:value-type="float" office:value="0.00347548470296473" calcext:value-type="float">
            <text:p>0,003</text:p>
          </table:table-cell>
          <table:table-cell office:value-type="float" office:value="0.00261358800028875" calcext:value-type="float">
            <text:p>0,003</text:p>
          </table:table-cell>
          <table:table-cell office:value-type="float" office:value="0.0100295921748514" calcext:value-type="float">
            <text:p>0,010</text:p>
          </table:table-cell>
          <table:table-cell office:value-type="float" office:value="0.0071033076332004" calcext:value-type="float">
            <text:p>0,007</text:p>
          </table:table-cell>
          <table:table-cell office:value-type="float" office:value="0.00438980218351196" calcext:value-type="float">
            <text:p>0,004</text:p>
          </table:table-cell>
          <table:table-cell office:value-type="float" office:value="0.00164243914805981" calcext:value-type="float">
            <text:p>0,002</text:p>
          </table:table-cell>
          <table:table-cell office:value-type="float" office:value="0.00182140919893691" calcext:value-type="float">
            <text:p>0,002</text:p>
          </table:table-cell>
          <table:table-cell/>
          <table:table-cell office:value-type="float" office:value="0.00135689657534091" calcext:value-type="float">
            <text:p>0,001</text:p>
          </table:table-cell>
          <table:table-cell office:value-type="float" office:value="0.00202211112538975" calcext:value-type="float">
            <text:p>0,002</text:p>
          </table:table-cell>
          <table:table-cell office:value-type="float" office:value="0.00195968284199616" calcext:value-type="float">
            <text:p>0,002</text:p>
          </table:table-cell>
          <table:table-cell office:value-type="float" office:value="0.00165618354827368" calcext:value-type="float">
            <text:p>0,002</text:p>
          </table:table-cell>
          <table:table-cell office:value-type="float" office:value="0.00233908030007423" calcext:value-type="float">
            <text:p>0,002</text:p>
          </table:table-cell>
          <table:table-cell/>
          <table:table-cell office:value-type="float" office:value="0.00504502385562859" calcext:value-type="float">
            <text:p>0,005</text:p>
          </table:table-cell>
          <table:table-cell office:value-type="float" office:value="0.00195881473618122" calcext:value-type="float">
            <text:p>0,002</text:p>
          </table:table-cell>
          <table:table-cell office:value-type="float" office:value="0.00200010069790606" calcext:value-type="float">
            <text:p>0,002</text:p>
          </table:table-cell>
          <table:table-cell office:value-type="float" office:value="0.0110370952603634" calcext:value-type="float">
            <text:p>0,011</text:p>
          </table:table-cell>
          <table:table-cell office:value-type="float" office:value="0.00714467226187387" calcext:value-type="float">
            <text:p>0,007</text:p>
          </table:table-cell>
          <table:table-cell office:value-type="float" office:value="0.00535222252164685" calcext:value-type="float">
            <text:p>0,005</text:p>
          </table:table-cell>
          <table:table-cell office:value-type="float" office:value="0.00410809261849927" calcext:value-type="float">
            <text:p>0,004</text:p>
          </table:table-cell>
          <table:table-cell office:value-type="float" office:value="0.00381955853937989" calcext:value-type="float">
            <text:p>0,004</text:p>
          </table:table-cell>
          <table:table-cell office:value-type="float" office:value="0.0041155093291042" calcext:value-type="float">
            <text:p>0,004</text:p>
          </table:table-cell>
          <table:table-cell office:value-type="float" office:value="0.0161573567795706" calcext:value-type="float">
            <text:p>0,016</text:p>
          </table:table-cell>
          <table:table-cell office:value-type="float" office:value="0.0184377016610933" calcext:value-type="float">
            <text:p>0,018</text:p>
          </table:table-cell>
          <table:table-cell office:value-type="float" office:value="0.0159559280379928" calcext:value-type="float">
            <text:p>0,016</text:p>
          </table:table-cell>
          <table:table-cell office:value-type="float" office:value="0.0129235793321581" calcext:value-type="float">
            <text:p>0,013</text:p>
          </table:table-cell>
          <table:table-cell office:value-type="float" office:value="0.0102155477047249" calcext:value-type="float">
            <text:p>0,010</text:p>
          </table:table-cell>
          <table:table-cell office:value-type="float" office:value="0.0087488622437067" calcext:value-type="float">
            <text:p>0,009</text:p>
          </table:table-cell>
          <table:table-cell table:number-columns-repeated="2"/>
          <table:table-cell table:formula="of:=[.C15]/[.AA15]" office:value-type="float" office:value="0.699815656743" calcext:value-type="float">
            <text:p>0,6998156567</text:p>
          </table:table-cell>
          <table:table-cell table:formula="of:=[.D15]/[.AB15]" office:value-type="float" office:value="0.794039816836868" calcext:value-type="float">
            <text:p>0,7940398168</text:p>
          </table:table-cell>
          <table:table-cell table:formula="of:=[.E15]/[.AC15]" office:value-type="string" office:string-value="" calcext:value-type="error">
            <text:p>#DIV/0!</text:p>
          </table:table-cell>
          <table:table-cell table:formula="of:=[.F15]/[.AD15]" office:value-type="float" office:value="1.15818061163349" calcext:value-type="float">
            <text:p>1,1581806116</text:p>
          </table:table-cell>
          <table:table-cell table:formula="of:=[.G15]/[.AE15]" office:value-type="float" office:value="0.647712131957908" calcext:value-type="float">
            <text:p>0,647712132</text:p>
          </table:table-cell>
          <table:table-cell table:formula="of:=[.H15]/[.AF15]" office:value-type="float" office:value="0.730653278385419" calcext:value-type="float">
            <text:p>0,7306532784</text:p>
          </table:table-cell>
          <table:table-cell table:formula="of:=[.I15]/[.AG15]" office:value-type="float" office:value="2.60507050825502" calcext:value-type="float">
            <text:p>2,6050705083</text:p>
          </table:table-cell>
          <table:table-cell table:formula="of:=[.J15]/[.AH15]" office:value-type="float" office:value="1.27449880775504" calcext:value-type="float">
            <text:p>1,2744988078</text:p>
          </table:table-cell>
          <table:table-cell table:formula="of:=[.K15]/[.AI15]" office:value-type="string" office:string-value="" calcext:value-type="error">
            <text:p>#DIV/0!</text:p>
          </table:table-cell>
          <table:table-cell table:formula="of:=[.L15]/[.AJ15]" office:value-type="float" office:value="0.117271883682839" calcext:value-type="float">
            <text:p>0,1172718837</text:p>
          </table:table-cell>
          <table:table-cell table:formula="of:=[.M15]/[.AK15]" office:value-type="float" office:value="0.558843116687354" calcext:value-type="float">
            <text:p>0,5588431167</text:p>
          </table:table-cell>
          <table:table-cell table:formula="of:=[.N15]/[.AL15]" office:value-type="float" office:value="0.718560188141783" calcext:value-type="float">
            <text:p>0,7185601881</text:p>
          </table:table-cell>
          <table:table-cell table:formula="of:=[.O15]/[.AM15]" office:value-type="float" office:value="0.547418866545072" calcext:value-type="float">
            <text:p>0,5474188665</text:p>
          </table:table-cell>
          <table:table-cell table:formula="of:=[.P15]/[.AN15]" office:value-type="float" office:value="0.471084163982886" calcext:value-type="float">
            <text:p>0,471084164</text:p>
          </table:table-cell>
          <table:table-cell table:formula="of:=[.Q15]/[.AO15]" office:value-type="float" office:value="0" calcext:value-type="float">
            <text:p>0</text:p>
          </table:table-cell>
          <table:table-cell table:formula="of:=[.R15]/[.AP15]" office:value-type="float" office:value="0.487195507524791" calcext:value-type="float">
            <text:p>0,4871955075</text:p>
          </table:table-cell>
          <table:table-cell table:formula="of:=[.S15]/[.AQ15]" office:value-type="float" office:value="0.592329076691818" calcext:value-type="float">
            <text:p>0,5923290767</text:p>
          </table:table-cell>
          <table:table-cell table:formula="of:=[.T15]/[.AR15]" office:value-type="float" office:value="0" calcext:value-type="float">
            <text:p>0</text:p>
          </table:table-cell>
          <table:table-cell table:formula="of:=[.U15]/[.AS15]" office:value-type="float" office:value="0.390348244279082" calcext:value-type="float">
            <text:p>0,3903482443</text:p>
          </table:table-cell>
          <table:table-cell table:formula="of:=[.V15]/[.AT15]" office:value-type="float" office:value="0.188498803530301" calcext:value-type="float">
            <text:p>0,1884988035</text:p>
          </table:table-cell>
          <table:table-cell table:formula="of:=[.W15]/[.AU15]" office:value-type="float" office:value="0.163800437935388" calcext:value-type="float">
            <text:p>0,1638004379</text:p>
          </table:table-cell>
          <table:table-cell table:formula="of:=[.X15]/[.AV15]" office:value-type="float" office:value="0.776069223322249" calcext:value-type="float">
            <text:p>0,7760692233</text:p>
          </table:table-cell>
          <table:table-cell table:formula="of:=[.Y15]/[.AW15]" office:value-type="float" office:value="0.695342808679262" calcext:value-type="float">
            <text:p>0,6953428087</text:p>
          </table:table-cell>
          <table:table-cell table:formula="of:=[.Z15]/[.AX15]" office:value-type="float" office:value="0.501756921212203" calcext:value-type="float">
            <text:p>0,5017569212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Alanine</text:p>
          </table:table-cell>
          <table:table-cell office:value-type="float" office:value="0.00170878075197785" calcext:value-type="float">
            <text:p>0,002</text:p>
          </table:table-cell>
          <table:table-cell office:value-type="float" office:value="0.00352177808845809" calcext:value-type="float">
            <text:p>0,004</text:p>
          </table:table-cell>
          <table:table-cell/>
          <table:table-cell office:value-type="float" office:value="0.00211155163782385" calcext:value-type="float">
            <text:p>0,002</text:p>
          </table:table-cell>
          <table:table-cell office:value-type="float" office:value="0.00210588172557771" calcext:value-type="float">
            <text:p>0,002</text:p>
          </table:table-cell>
          <table:table-cell office:value-type="float" office:value="0.00256913316560631" calcext:value-type="float">
            <text:p>0,003</text:p>
          </table:table-cell>
          <table:table-cell office:value-type="float" office:value="0.0074496910602471" calcext:value-type="float">
            <text:p>0,007</text:p>
          </table:table-cell>
          <table:table-cell office:value-type="float" office:value="0.00594082217631748" calcext:value-type="float">
            <text:p>0,006</text:p>
          </table:table-cell>
          <table:table-cell office:value-type="float" office:value="0.0093729412483316" calcext:value-type="float">
            <text:p>0,009</text:p>
          </table:table-cell>
          <table:table-cell office:value-type="float" office:value="0.00081003486003666" calcext:value-type="float">
            <text:p>0,001</text:p>
          </table:table-cell>
          <table:table-cell office:value-type="float" office:value="0.000635647025137073" calcext:value-type="float">
            <text:p>0,001</text:p>
          </table:table-cell>
          <table:table-cell office:value-type="float" office:value="0.00248927009179309" calcext:value-type="float">
            <text:p>0,002</text:p>
          </table:table-cell>
          <table:table-cell office:value-type="float" office:value="0.00168154548446477" calcext:value-type="float">
            <text:p>0,002</text:p>
          </table:table-cell>
          <table:table-cell office:value-type="float" office:value="0.00516156778197603" calcext:value-type="float">
            <text:p>0,005</text:p>
          </table:table-cell>
          <table:table-cell/>
          <table:table-cell office:value-type="float" office:value="0.00125878042154207" calcext:value-type="float">
            <text:p>0,001</text:p>
          </table:table-cell>
          <table:table-cell office:value-type="float" office:value="0.00572307921390975" calcext:value-type="float">
            <text:p>0,006</text:p>
          </table:table-cell>
          <table:table-cell/>
          <table:table-cell office:value-type="float" office:value="0.00503804549922922" calcext:value-type="float">
            <text:p>0,005</text:p>
          </table:table-cell>
          <table:table-cell office:value-type="float" office:value="0.00466090784227937" calcext:value-type="float">
            <text:p>0,005</text:p>
          </table:table-cell>
          <table:table-cell office:value-type="float" office:value="0.00548389349019356" calcext:value-type="float">
            <text:p>0,005</text:p>
          </table:table-cell>
          <table:table-cell office:value-type="float" office:value="0.0033420670064873" calcext:value-type="float">
            <text:p>0,003</text:p>
          </table:table-cell>
          <table:table-cell office:value-type="float" office:value="0.00370717062211978" calcext:value-type="float">
            <text:p>0,004</text:p>
          </table:table-cell>
          <table:table-cell office:value-type="float" office:value="0.00353303713716736" calcext:value-type="float">
            <text:p>0,004</text:p>
          </table:table-cell>
          <table:table-cell office:value-type="float" office:value="0.00158167679313142" calcext:value-type="float">
            <text:p>0,002</text:p>
          </table:table-cell>
          <table:table-cell office:value-type="float" office:value="0.00404424783923473" calcext:value-type="float">
            <text:p>0,004</text:p>
          </table:table-cell>
          <table:table-cell/>
          <table:table-cell office:value-type="float" office:value="0.0017262980944765" calcext:value-type="float">
            <text:p>0,002</text:p>
          </table:table-cell>
          <table:table-cell office:value-type="float" office:value="0.00479883515869135" calcext:value-type="float">
            <text:p>0,005</text:p>
          </table:table-cell>
          <table:table-cell office:value-type="float" office:value="0.0038857903039141" calcext:value-type="float">
            <text:p>0,004</text:p>
          </table:table-cell>
          <table:table-cell office:value-type="float" office:value="0.00568110719740889" calcext:value-type="float">
            <text:p>0,006</text:p>
          </table:table-cell>
          <table:table-cell office:value-type="float" office:value="0.00811899770131297" calcext:value-type="float">
            <text:p>0,008</text:p>
          </table:table-cell>
          <table:table-cell/>
          <table:table-cell office:value-type="float" office:value="0.0041345793294467" calcext:value-type="float">
            <text:p>0,004</text:p>
          </table:table-cell>
          <table:table-cell office:value-type="float" office:value="0.00582995612552673" calcext:value-type="float">
            <text:p>0,006</text:p>
          </table:table-cell>
          <table:table-cell office:value-type="float" office:value="0.00996017980182495" calcext:value-type="float">
            <text:p>0,010</text:p>
          </table:table-cell>
          <table:table-cell office:value-type="float" office:value="0.00853628724657441" calcext:value-type="float">
            <text:p>0,009</text:p>
          </table:table-cell>
          <table:table-cell office:value-type="float" office:value="0.0122922293069194" calcext:value-type="float">
            <text:p>0,012</text:p>
          </table:table-cell>
          <table:table-cell office:value-type="float" office:value="0.0173335065304556" calcext:value-type="float">
            <text:p>0,017</text:p>
          </table:table-cell>
          <table:table-cell office:value-type="float" office:value="0.00493730698290382" calcext:value-type="float">
            <text:p>0,005</text:p>
          </table:table-cell>
          <table:table-cell office:value-type="float" office:value="0.0159306889109574" calcext:value-type="float">
            <text:p>0,016</text:p>
          </table:table-cell>
          <table:table-cell office:value-type="float" office:value="0.0161960055536046" calcext:value-type="float">
            <text:p>0,016</text:p>
          </table:table-cell>
          <table:table-cell office:value-type="float" office:value="0.00375709720586314" calcext:value-type="float">
            <text:p>0,004</text:p>
          </table:table-cell>
          <table:table-cell office:value-type="float" office:value="0.00645142497302438" calcext:value-type="float">
            <text:p>0,006</text:p>
          </table:table-cell>
          <table:table-cell office:value-type="float" office:value="0.00724717381861825" calcext:value-type="float">
            <text:p>0,007</text:p>
          </table:table-cell>
          <table:table-cell office:value-type="float" office:value="0.00354516652016001" calcext:value-type="float">
            <text:p>0,004</text:p>
          </table:table-cell>
          <table:table-cell office:value-type="float" office:value="0.00367486078368703" calcext:value-type="float">
            <text:p>0,004</text:p>
          </table:table-cell>
          <table:table-cell office:value-type="float" office:value="0.00205871927955383" calcext:value-type="float">
            <text:p>0,002</text:p>
          </table:table-cell>
          <table:table-cell table:number-columns-repeated="2"/>
          <table:table-cell table:formula="of:=[.C16]/[.AA16]" office:value-type="float" office:value="1.08036026032524" calcext:value-type="float">
            <text:p>1,0803602603</text:p>
          </table:table-cell>
          <table:table-cell table:formula="of:=[.D16]/[.AB16]" office:value-type="float" office:value="0.870811638765565" calcext:value-type="float">
            <text:p>0,8708116388</text:p>
          </table:table-cell>
          <table:table-cell table:formula="of:=[.E16]/[.AC16]" office:value-type="string" office:string-value="" calcext:value-type="error">
            <text:p>#DIV/0!</text:p>
          </table:table-cell>
          <table:table-cell table:formula="of:=[.F16]/[.AD16]" office:value-type="float" office:value="1.22316744980488" calcext:value-type="float">
            <text:p>1,2231674498</text:p>
          </table:table-cell>
          <table:table-cell table:formula="of:=[.G16]/[.AE16]" office:value-type="float" office:value="0.438831853134957" calcext:value-type="float">
            <text:p>0,4388318531</text:p>
          </table:table-cell>
          <table:table-cell table:formula="of:=[.H16]/[.AF16]" office:value-type="float" office:value="0.661161041813929" calcext:value-type="float">
            <text:p>0,6611610418</text:p>
          </table:table-cell>
          <table:table-cell table:formula="of:=[.I16]/[.AG16]" office:value-type="float" office:value="1.31130971505781" calcext:value-type="float">
            <text:p>1,3113097151</text:p>
          </table:table-cell>
          <table:table-cell table:formula="of:=[.J16]/[.AH16]" office:value-type="float" office:value="0.73171866711537" calcext:value-type="float">
            <text:p>0,7317186671</text:p>
          </table:table-cell>
          <table:table-cell table:formula="of:=[.K16]/[.AI16]" office:value-type="string" office:string-value="" calcext:value-type="error">
            <text:p>#DIV/0!</text:p>
          </table:table-cell>
          <table:table-cell table:formula="of:=[.L16]/[.AJ16]" office:value-type="float" office:value="0.19591711646879" calcext:value-type="float">
            <text:p>0,1959171165</text:p>
          </table:table-cell>
          <table:table-cell table:formula="of:=[.M16]/[.AK16]" office:value-type="float" office:value="0.109031185046807" calcext:value-type="float">
            <text:p>0,109031185</text:p>
          </table:table-cell>
          <table:table-cell table:formula="of:=[.N16]/[.AL16]" office:value-type="float" office:value="0.249922204349865" calcext:value-type="float">
            <text:p>0,2499222043</text:p>
          </table:table-cell>
          <table:table-cell table:formula="of:=[.O16]/[.AM16]" office:value-type="float" office:value="0.196987921785267" calcext:value-type="float">
            <text:p>0,1969879218</text:p>
          </table:table-cell>
          <table:table-cell table:formula="of:=[.P16]/[.AN16]" office:value-type="float" office:value="0.419904937753686" calcext:value-type="float">
            <text:p>0,4199049378</text:p>
          </table:table-cell>
          <table:table-cell table:formula="of:=[.Q16]/[.AO16]" office:value-type="float" office:value="0" calcext:value-type="float">
            <text:p>0</text:p>
          </table:table-cell>
          <table:table-cell table:formula="of:=[.R16]/[.AP16]" office:value-type="float" office:value="0.254952836819908" calcext:value-type="float">
            <text:p>0,2549528368</text:p>
          </table:table-cell>
          <table:table-cell table:formula="of:=[.S16]/[.AQ16]" office:value-type="float" office:value="0.35924869576565" calcext:value-type="float">
            <text:p>0,3592486958</text:p>
          </table:table-cell>
          <table:table-cell table:formula="of:=[.T16]/[.AR16]" office:value-type="float" office:value="0" calcext:value-type="float">
            <text:p>0</text:p>
          </table:table-cell>
          <table:table-cell table:formula="of:=[.U16]/[.AS16]" office:value-type="float" office:value="1.34094095073375" calcext:value-type="float">
            <text:p>1,3409409507</text:p>
          </table:table-cell>
          <table:table-cell table:formula="of:=[.V16]/[.AT16]" office:value-type="float" office:value="0.722461760272843" calcext:value-type="float">
            <text:p>0,7224617603</text:p>
          </table:table-cell>
          <table:table-cell table:formula="of:=[.W16]/[.AU16]" office:value-type="float" office:value="0.756694075158683" calcext:value-type="float">
            <text:p>0,7566940752</text:p>
          </table:table-cell>
          <table:table-cell table:formula="of:=[.X16]/[.AV16]" office:value-type="float" office:value="0.942710867735617" calcext:value-type="float">
            <text:p>0,9427108677</text:p>
          </table:table-cell>
          <table:table-cell table:formula="of:=[.Y16]/[.AW16]" office:value-type="float" office:value="1.00879212583404" calcext:value-type="float">
            <text:p>1,0087921258</text:p>
          </table:table-cell>
          <table:table-cell table:formula="of:=[.Z16]/[.AX16]" office:value-type="float" office:value="1.71613350700881" calcext:value-type="float">
            <text:p>1,716133507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Alanine, 3-cyano-</text:p>
          </table:table-cell>
          <table:table-cell table:number-columns-repeated="6"/>
          <table:table-cell office:value-type="float" office:value="0.00988319506531765" calcext:value-type="float">
            <text:p>0,010</text:p>
          </table:table-cell>
          <table:table-cell office:value-type="float" office:value="0.00578493281801794" calcext:value-type="float">
            <text:p>0,006</text:p>
          </table:table-cell>
          <table:table-cell office:value-type="float" office:value="0.00969166319198134" calcext:value-type="float">
            <text:p>0,010</text:p>
          </table:table-cell>
          <table:table-cell/>
          <table:table-cell office:value-type="float" office:value="0.00802339561383863" calcext:value-type="float">
            <text:p>0,008</text:p>
          </table:table-cell>
          <table:table-cell office:value-type="float" office:value="0.0102705186935292" calcext:value-type="float">
            <text:p>0,010</text:p>
          </table:table-cell>
          <table:table-cell office:value-type="float" office:value="0.0241276104227085" calcext:value-type="float">
            <text:p>0,024</text:p>
          </table:table-cell>
          <table:table-cell office:value-type="float" office:value="0.0121129193006786" calcext:value-type="float">
            <text:p>0,012</text:p>
          </table:table-cell>
          <table:table-cell/>
          <table:table-cell office:value-type="float" office:value="0.00422805813648612" calcext:value-type="float">
            <text:p>0,004</text:p>
          </table:table-cell>
          <table:table-cell office:value-type="float" office:value="0.0144696134211239" calcext:value-type="float">
            <text:p>0,014</text:p>
          </table:table-cell>
          <table:table-cell/>
          <table:table-cell office:value-type="float" office:value="0.0153017762140197" calcext:value-type="float">
            <text:p>0,015</text:p>
          </table:table-cell>
          <table:table-cell office:value-type="float" office:value="0.00465207550945045" calcext:value-type="float">
            <text:p>0,005</text:p>
          </table:table-cell>
          <table:table-cell office:value-type="float" office:value="0.00632169449299647" calcext:value-type="float">
            <text:p>0,006</text:p>
          </table:table-cell>
          <table:table-cell office:value-type="float" office:value="0.00269810584752266" calcext:value-type="float">
            <text:p>0,003</text:p>
          </table:table-cell>
          <table:table-cell office:value-type="float" office:value="0.00272740716810112" calcext:value-type="float">
            <text:p>0,003</text:p>
          </table:table-cell>
          <table:table-cell office:value-type="float" office:value="0.00219396737213149" calcext:value-type="float">
            <text:p>0,002</text:p>
          </table:table-cell>
          <table:table-cell office:value-type="float" office:value="0.00592973063889043" calcext:value-type="float">
            <text:p>0,006</text:p>
          </table:table-cell>
          <table:table-cell office:value-type="float" office:value="0.0127120807739058" calcext:value-type="float">
            <text:p>0,013</text:p>
          </table:table-cell>
          <table:table-cell/>
          <table:table-cell office:value-type="float" office:value="0.0198564421782511" calcext:value-type="float">
            <text:p>0,020</text:p>
          </table:table-cell>
          <table:table-cell office:value-type="float" office:value="0.0157953906588382" calcext:value-type="float">
            <text:p>0,016</text:p>
          </table:table-cell>
          <table:table-cell office:value-type="float" office:value="0.0120057901468245" calcext:value-type="float">
            <text:p>0,012</text:p>
          </table:table-cell>
          <table:table-cell office:value-type="float" office:value="0.0043916748049221" calcext:value-type="float">
            <text:p>0,004</text:p>
          </table:table-cell>
          <table:table-cell office:value-type="float" office:value="0.0139505157154782" calcext:value-type="float">
            <text:p>0,014</text:p>
          </table:table-cell>
          <table:table-cell/>
          <table:table-cell office:value-type="float" office:value="0.0144160256681388" calcext:value-type="float">
            <text:p>0,014</text:p>
          </table:table-cell>
          <table:table-cell office:value-type="float" office:value="0.00183180874997488" calcext:value-type="float">
            <text:p>0,002</text:p>
          </table:table-cell>
          <table:table-cell office:value-type="float" office:value="0.0145363656233268" calcext:value-type="float">
            <text:p>0,015</text:p>
          </table:table-cell>
          <table:table-cell office:value-type="float" office:value="0.0339206050239916" calcext:value-type="float">
            <text:p>0,034</text:p>
          </table:table-cell>
          <table:table-cell office:value-type="float" office:value="0.0361785948993516" calcext:value-type="float">
            <text:p>0,036</text:p>
          </table:table-cell>
          <table:table-cell office:value-type="float" office:value="0.0508735096679763" calcext:value-type="float">
            <text:p>0,051</text:p>
          </table:table-cell>
          <table:table-cell office:value-type="float" office:value="0.0456379199974755" calcext:value-type="float">
            <text:p>0,046</text:p>
          </table:table-cell>
          <table:table-cell office:value-type="float" office:value="0.0432293339661074" calcext:value-type="float">
            <text:p>0,043</text:p>
          </table:table-cell>
          <table:table-cell office:value-type="float" office:value="0.0476060726967569" calcext:value-type="float">
            <text:p>0,048</text:p>
          </table:table-cell>
          <table:table-cell office:value-type="float" office:value="0.037233171059378" calcext:value-type="float">
            <text:p>0,037</text:p>
          </table:table-cell>
          <table:table-cell office:value-type="float" office:value="0.00638486706294428" calcext:value-type="float">
            <text:p>0,006</text:p>
          </table:table-cell>
          <table:table-cell office:value-type="float" office:value="0.0707920549177859" calcext:value-type="float">
            <text:p>0,071</text:p>
          </table:table-cell>
          <table:table-cell office:value-type="float" office:value="0.0182504731965276" calcext:value-type="float">
            <text:p>0,018</text:p>
          </table:table-cell>
          <table:table-cell office:value-type="float" office:value="0.00273286938006808" calcext:value-type="float">
            <text:p>0,003</text:p>
          </table:table-cell>
          <table:table-cell office:value-type="float" office:value="0.0440896264852506" calcext:value-type="float">
            <text:p>0,044</text:p>
          </table:table-cell>
          <table:table-cell table:number-columns-repeated="2"/>
          <table:table-cell table:formula="of:=[.C17]/[.AA17]" office:value-type="float" office:value="0" calcext:value-type="float">
            <text:p>0</text:p>
          </table:table-cell>
          <table:table-cell table:formula="of:=[.D17]/[.AB17]" office:value-type="float" office:value="0" calcext:value-type="float">
            <text:p>0</text:p>
          </table:table-cell>
          <table:table-cell table:formula="of:=[.E17]/[.AC17]" office:value-type="string" office:string-value="" calcext:value-type="error">
            <text:p>#DIV/0!</text:p>
          </table:table-cell>
          <table:table-cell table:formula="of:=[.F17]/[.AD17]" office:value-type="float" office:value="0" calcext:value-type="float">
            <text:p>0</text:p>
          </table:table-cell>
          <table:table-cell table:formula="of:=[.G17]/[.AE17]" office:value-type="float" office:value="0" calcext:value-type="float">
            <text:p>0</text:p>
          </table:table-cell>
          <table:table-cell table:formula="of:=[.H17]/[.AF17]" office:value-type="float" office:value="0" calcext:value-type="float">
            <text:p>0</text:p>
          </table:table-cell>
          <table:table-cell table:formula="of:=[.I17]/[.AG17]" office:value-type="float" office:value="2.25043872880587" calcext:value-type="float">
            <text:p>2,2504387288</text:p>
          </table:table-cell>
          <table:table-cell table:formula="of:=[.J17]/[.AH17]" office:value-type="float" office:value="0.414675194523419" calcext:value-type="float">
            <text:p>0,4146751945</text:p>
          </table:table-cell>
          <table:table-cell table:formula="of:=[.K17]/[.AI17]" office:value-type="string" office:string-value="" calcext:value-type="error">
            <text:p>#DIV/0!</text:p>
          </table:table-cell>
          <table:table-cell table:formula="of:=[.L17]/[.AJ17]" office:value-type="float" office:value="0" calcext:value-type="float">
            <text:p>0</text:p>
          </table:table-cell>
          <table:table-cell table:formula="of:=[.M17]/[.AK17]" office:value-type="float" office:value="4.38004000906135" calcext:value-type="float">
            <text:p>4,3800400091</text:p>
          </table:table-cell>
          <table:table-cell table:formula="of:=[.N17]/[.AL17]" office:value-type="float" office:value="0.706539650946031" calcext:value-type="float">
            <text:p>0,7065396509</text:p>
          </table:table-cell>
          <table:table-cell table:formula="of:=[.O17]/[.AM17]" office:value-type="float" office:value="0.711296582288062" calcext:value-type="float">
            <text:p>0,7112965823</text:p>
          </table:table-cell>
          <table:table-cell table:formula="of:=[.P17]/[.AN17]" office:value-type="float" office:value="0.334809003345116" calcext:value-type="float">
            <text:p>0,3348090033</text:p>
          </table:table-cell>
          <table:table-cell table:formula="of:=[.Q17]/[.AO17]" office:value-type="float" office:value="0" calcext:value-type="float">
            <text:p>0</text:p>
          </table:table-cell>
          <table:table-cell table:formula="of:=[.R17]/[.AP17]" office:value-type="float" office:value="0.0926435327622293" calcext:value-type="float">
            <text:p>0,0926435328</text:p>
          </table:table-cell>
          <table:table-cell table:formula="of:=[.S17]/[.AQ17]" office:value-type="float" office:value="0.334717472919392" calcext:value-type="float">
            <text:p>0,3347174729</text:p>
          </table:table-cell>
          <table:table-cell table:formula="of:=[.T17]/[.AR17]" office:value-type="float" office:value="0" calcext:value-type="float">
            <text:p>0</text:p>
          </table:table-cell>
          <table:table-cell table:formula="of:=[.U17]/[.AS17]" office:value-type="float" office:value="0.410971608881151" calcext:value-type="float">
            <text:p>0,4109716089</text:p>
          </table:table-cell>
          <table:table-cell table:formula="of:=[.V17]/[.AT17]" office:value-type="float" office:value="0.728609611380886" calcext:value-type="float">
            <text:p>0,7286096114</text:p>
          </table:table-cell>
          <table:table-cell table:formula="of:=[.W17]/[.AU17]" office:value-type="float" office:value="0.0892994913106866" calcext:value-type="float">
            <text:p>0,0892994913</text:p>
          </table:table-cell>
          <table:table-cell table:formula="of:=[.X17]/[.AV17]" office:value-type="float" office:value="0.147837583084477" calcext:value-type="float">
            <text:p>0,1478375831</text:p>
          </table:table-cell>
          <table:table-cell table:formula="of:=[.Y17]/[.AW17]" office:value-type="float" office:value="0.998001290509236" calcext:value-type="float">
            <text:p>0,9980012905</text:p>
          </table:table-cell>
          <table:table-cell table:formula="of:=[.Z17]/[.AX17]" office:value-type="float" office:value="0.049761532292986" calcext:value-type="float">
            <text:p>0,0497615323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Alanine, beta-</text:p>
          </table:table-cell>
          <table:table-cell office:value-type="float" office:value="0.00156258694038414" calcext:value-type="float">
            <text:p>0,002</text:p>
          </table:table-cell>
          <table:table-cell office:value-type="float" office:value="0.00319283943195166" calcext:value-type="float">
            <text:p>0,003</text:p>
          </table:table-cell>
          <table:table-cell/>
          <table:table-cell office:value-type="float" office:value="0.00221983049083759" calcext:value-type="float">
            <text:p>0,002</text:p>
          </table:table-cell>
          <table:table-cell office:value-type="float" office:value="0.00139223102812769" calcext:value-type="float">
            <text:p>0,001</text:p>
          </table:table-cell>
          <table:table-cell office:value-type="float" office:value="0.00243460235408369" calcext:value-type="float">
            <text:p>0,002</text:p>
          </table:table-cell>
          <table:table-cell office:value-type="float" office:value="0.00463492602418072" calcext:value-type="float">
            <text:p>0,005</text:p>
          </table:table-cell>
          <table:table-cell office:value-type="float" office:value="0.00502309376223769" calcext:value-type="float">
            <text:p>0,005</text:p>
          </table:table-cell>
          <table:table-cell office:value-type="float" office:value="0.00696409222186547" calcext:value-type="float">
            <text:p>0,007</text:p>
          </table:table-cell>
          <table:table-cell office:value-type="float" office:value="0.000919061743547219" calcext:value-type="float">
            <text:p>0,001</text:p>
          </table:table-cell>
          <table:table-cell office:value-type="float" office:value="0.00224088328615859" calcext:value-type="float">
            <text:p>0,002</text:p>
          </table:table-cell>
          <table:table-cell office:value-type="float" office:value="0.00287307380878328" calcext:value-type="float">
            <text:p>0,003</text:p>
          </table:table-cell>
          <table:table-cell office:value-type="float" office:value="0.00739205272467433" calcext:value-type="float">
            <text:p>0,007</text:p>
          </table:table-cell>
          <table:table-cell office:value-type="float" office:value="0.00720877893834749" calcext:value-type="float">
            <text:p>0,007</text:p>
          </table:table-cell>
          <table:table-cell/>
          <table:table-cell office:value-type="float" office:value="0.00568166623994347" calcext:value-type="float">
            <text:p>0,006</text:p>
          </table:table-cell>
          <table:table-cell office:value-type="float" office:value="0.00622731085131945" calcext:value-type="float">
            <text:p>0,006</text:p>
          </table:table-cell>
          <table:table-cell/>
          <table:table-cell office:value-type="float" office:value="0.0104673080852265" calcext:value-type="float">
            <text:p>0,010</text:p>
          </table:table-cell>
          <table:table-cell office:value-type="float" office:value="0.00723979235797342" calcext:value-type="float">
            <text:p>0,007</text:p>
          </table:table-cell>
          <table:table-cell office:value-type="float" office:value="0.00725185619142047" calcext:value-type="float">
            <text:p>0,007</text:p>
          </table:table-cell>
          <table:table-cell office:value-type="float" office:value="0.00533548990978674" calcext:value-type="float">
            <text:p>0,005</text:p>
          </table:table-cell>
          <table:table-cell office:value-type="float" office:value="0.0056788504708612" calcext:value-type="float">
            <text:p>0,006</text:p>
          </table:table-cell>
          <table:table-cell office:value-type="float" office:value="0.00398026819424376" calcext:value-type="float">
            <text:p>0,004</text:p>
          </table:table-cell>
          <table:table-cell office:value-type="float" office:value="0.00341218442912185" calcext:value-type="float">
            <text:p>0,003</text:p>
          </table:table-cell>
          <table:table-cell office:value-type="float" office:value="0.00434864912001917" calcext:value-type="float">
            <text:p>0,004</text:p>
          </table:table-cell>
          <table:table-cell/>
          <table:table-cell office:value-type="float" office:value="0.00743788297483695" calcext:value-type="float">
            <text:p>0,007</text:p>
          </table:table-cell>
          <table:table-cell office:value-type="float" office:value="0.00402610606728204" calcext:value-type="float">
            <text:p>0,004</text:p>
          </table:table-cell>
          <table:table-cell office:value-type="float" office:value="0.00539639600953947" calcext:value-type="float">
            <text:p>0,005</text:p>
          </table:table-cell>
          <table:table-cell office:value-type="float" office:value="0.00414378009761251" calcext:value-type="float">
            <text:p>0,004</text:p>
          </table:table-cell>
          <table:table-cell office:value-type="float" office:value="0.00886615869236925" calcext:value-type="float">
            <text:p>0,009</text:p>
          </table:table-cell>
          <table:table-cell/>
          <table:table-cell office:value-type="float" office:value="0.00855290037129146" calcext:value-type="float">
            <text:p>0,009</text:p>
          </table:table-cell>
          <table:table-cell office:value-type="float" office:value="0.00456895428171902" calcext:value-type="float">
            <text:p>0,005</text:p>
          </table:table-cell>
          <table:table-cell office:value-type="float" office:value="0.00628124673640246" calcext:value-type="float">
            <text:p>0,006</text:p>
          </table:table-cell>
          <table:table-cell office:value-type="float" office:value="0.0230071563852207" calcext:value-type="float">
            <text:p>0,023</text:p>
          </table:table-cell>
          <table:table-cell office:value-type="float" office:value="0.0279102843405063" calcext:value-type="float">
            <text:p>0,028</text:p>
          </table:table-cell>
          <table:table-cell office:value-type="float" office:value="0.0253881046412788" calcext:value-type="float">
            <text:p>0,025</text:p>
          </table:table-cell>
          <table:table-cell office:value-type="float" office:value="0.0255215387233913" calcext:value-type="float">
            <text:p>0,026</text:p>
          </table:table-cell>
          <table:table-cell office:value-type="float" office:value="0.0208749939088386" calcext:value-type="float">
            <text:p>0,021</text:p>
          </table:table-cell>
          <table:table-cell office:value-type="float" office:value="0.0205757401493985" calcext:value-type="float">
            <text:p>0,021</text:p>
          </table:table-cell>
          <table:table-cell office:value-type="float" office:value="0.0192440819602699" calcext:value-type="float">
            <text:p>0,019</text:p>
          </table:table-cell>
          <table:table-cell office:value-type="float" office:value="0.0132761066805018" calcext:value-type="float">
            <text:p>0,013</text:p>
          </table:table-cell>
          <table:table-cell office:value-type="float" office:value="0.0344438059225509" calcext:value-type="float">
            <text:p>0,034</text:p>
          </table:table-cell>
          <table:table-cell office:value-type="float" office:value="0.0202902449741414" calcext:value-type="float">
            <text:p>0,020</text:p>
          </table:table-cell>
          <table:table-cell office:value-type="float" office:value="0.0195924739900625" calcext:value-type="float">
            <text:p>0,020</text:p>
          </table:table-cell>
          <table:table-cell office:value-type="float" office:value="0.0147846179822298" calcext:value-type="float">
            <text:p>0,015</text:p>
          </table:table-cell>
          <table:table-cell table:number-columns-repeated="2"/>
          <table:table-cell table:formula="of:=[.C18]/[.AA18]" office:value-type="float" office:value="0.457943283208253" calcext:value-type="float">
            <text:p>0,4579432832</text:p>
          </table:table-cell>
          <table:table-cell table:formula="of:=[.D18]/[.AB18]" office:value-type="float" office:value="0.734214084381585" calcext:value-type="float">
            <text:p>0,7342140844</text:p>
          </table:table-cell>
          <table:table-cell table:formula="of:=[.E18]/[.AC18]" office:value-type="string" office:string-value="" calcext:value-type="error">
            <text:p>#DIV/0!</text:p>
          </table:table-cell>
          <table:table-cell table:formula="of:=[.F18]/[.AD18]" office:value-type="float" office:value="0.298449235938167" calcext:value-type="float">
            <text:p>0,2984492359</text:p>
          </table:table-cell>
          <table:table-cell table:formula="of:=[.G18]/[.AE18]" office:value-type="float" office:value="0.345800881760565" calcext:value-type="float">
            <text:p>0,3458008818</text:p>
          </table:table-cell>
          <table:table-cell table:formula="of:=[.H18]/[.AF18]" office:value-type="float" office:value="0.451153390110719" calcext:value-type="float">
            <text:p>0,4511533901</text:p>
          </table:table-cell>
          <table:table-cell table:formula="of:=[.I18]/[.AG18]" office:value-type="float" office:value="1.1185260595395" calcext:value-type="float">
            <text:p>1,1185260595</text:p>
          </table:table-cell>
          <table:table-cell table:formula="of:=[.J18]/[.AH18]" office:value-type="float" office:value="0.56654679174205" calcext:value-type="float">
            <text:p>0,5665467917</text:p>
          </table:table-cell>
          <table:table-cell table:formula="of:=[.K18]/[.AI18]" office:value-type="string" office:string-value="" calcext:value-type="error">
            <text:p>#DIV/0!</text:p>
          </table:table-cell>
          <table:table-cell table:formula="of:=[.L18]/[.AJ18]" office:value-type="float" office:value="0.107456149802952" calcext:value-type="float">
            <text:p>0,1074561498</text:p>
          </table:table-cell>
          <table:table-cell table:formula="of:=[.M18]/[.AK18]" office:value-type="float" office:value="0.490458680036405" calcext:value-type="float">
            <text:p>0,49045868</text:p>
          </table:table-cell>
          <table:table-cell table:formula="of:=[.N18]/[.AL18]" office:value-type="float" office:value="0.457405023135393" calcext:value-type="float">
            <text:p>0,4574050231</text:p>
          </table:table-cell>
          <table:table-cell table:formula="of:=[.O18]/[.AM18]" office:value-type="float" office:value="0.321293627117814" calcext:value-type="float">
            <text:p>0,3212936271</text:p>
          </table:table-cell>
          <table:table-cell table:formula="of:=[.P18]/[.AN18]" office:value-type="float" office:value="0.258283966239834" calcext:value-type="float">
            <text:p>0,2582839662</text:p>
          </table:table-cell>
          <table:table-cell table:formula="of:=[.Q18]/[.AO18]" office:value-type="float" office:value="0" calcext:value-type="float">
            <text:p>0</text:p>
          </table:table-cell>
          <table:table-cell table:formula="of:=[.R18]/[.AP18]" office:value-type="float" office:value="0.222622401475192" calcext:value-type="float">
            <text:p>0,2226224015</text:p>
          </table:table-cell>
          <table:table-cell table:formula="of:=[.S18]/[.AQ18]" office:value-type="float" office:value="0.298314379324574" calcext:value-type="float">
            <text:p>0,2983143793</text:p>
          </table:table-cell>
          <table:table-cell table:formula="of:=[.T18]/[.AR18]" office:value-type="float" office:value="0" calcext:value-type="float">
            <text:p>0</text:p>
          </table:table-cell>
          <table:table-cell table:formula="of:=[.U18]/[.AS18]" office:value-type="float" office:value="0.543923482909532" calcext:value-type="float">
            <text:p>0,5439234829</text:p>
          </table:table-cell>
          <table:table-cell table:formula="of:=[.V18]/[.AT18]" office:value-type="float" office:value="0.545324961014834" calcext:value-type="float">
            <text:p>0,545324961</text:p>
          </table:table-cell>
          <table:table-cell table:formula="of:=[.W18]/[.AU18]" office:value-type="float" office:value="0.210541663361091" calcext:value-type="float">
            <text:p>0,2105416634</text:p>
          </table:table-cell>
          <table:table-cell table:formula="of:=[.X18]/[.AV18]" office:value-type="float" office:value="0.262958378106646" calcext:value-type="float">
            <text:p>0,2629583781</text:p>
          </table:table-cell>
          <table:table-cell table:formula="of:=[.Y18]/[.AW18]" office:value-type="float" office:value="0.289848565002131" calcext:value-type="float">
            <text:p>0,289848565</text:p>
          </table:table-cell>
          <table:table-cell table:formula="of:=[.Z18]/[.AX18]" office:value-type="float" office:value="0.269216844089431" calcext:value-type="float">
            <text:p>0,2692168441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Asparagine</text:p>
          </table:table-cell>
          <table:table-cell office:value-type="float" office:value="0.000141869146927052" calcext:value-type="float">
            <text:p>0,000</text:p>
          </table:table-cell>
          <table:table-cell office:value-type="float" office:value="0.000656128548572114" calcext:value-type="float">
            <text:p>0,001</text:p>
          </table:table-cell>
          <table:table-cell/>
          <table:table-cell office:value-type="float" office:value="0.000498983437143598" calcext:value-type="float">
            <text:p>0,000</text:p>
          </table:table-cell>
          <table:table-cell office:value-type="float" office:value="0.0000841912860233985" calcext:value-type="float">
            <text:p>0,000</text:p>
          </table:table-cell>
          <table:table-cell office:value-type="float" office:value="0.000768116299738329" calcext:value-type="float">
            <text:p>0,001</text:p>
          </table:table-cell>
          <table:table-cell office:value-type="float" office:value="0.00214282025228457" calcext:value-type="float">
            <text:p>0,002</text:p>
          </table:table-cell>
          <table:table-cell office:value-type="float" office:value="0.00125788620757225" calcext:value-type="float">
            <text:p>0,001</text:p>
          </table:table-cell>
          <table:table-cell office:value-type="float" office:value="0.00372948394736972" calcext:value-type="float">
            <text:p>0,004</text:p>
          </table:table-cell>
          <table:table-cell office:value-type="float" office:value="0.000922930385823537" calcext:value-type="float">
            <text:p>0,001</text:p>
          </table:table-cell>
          <table:table-cell office:value-type="float" office:value="0.000581322925802048" calcext:value-type="float">
            <text:p>0,001</text:p>
          </table:table-cell>
          <table:table-cell office:value-type="float" office:value="0.00061872103349638" calcext:value-type="float">
            <text:p>0,001</text:p>
          </table:table-cell>
          <table:table-cell office:value-type="float" office:value="0.00522350941533839" calcext:value-type="float">
            <text:p>0,005</text:p>
          </table:table-cell>
          <table:table-cell office:value-type="float" office:value="0.0106376443788241" calcext:value-type="float">
            <text:p>0,011</text:p>
          </table:table-cell>
          <table:table-cell/>
          <table:table-cell office:value-type="float" office:value="0.000672850286102481" calcext:value-type="float">
            <text:p>0,001</text:p>
          </table:table-cell>
          <table:table-cell office:value-type="float" office:value="0.00496517145890838" calcext:value-type="float">
            <text:p>0,005</text:p>
          </table:table-cell>
          <table:table-cell/>
          <table:table-cell office:value-type="float" office:value="0.00169520023010315" calcext:value-type="float">
            <text:p>0,002</text:p>
          </table:table-cell>
          <table:table-cell office:value-type="float" office:value="0.000633199399191888" calcext:value-type="float">
            <text:p>0,001</text:p>
          </table:table-cell>
          <table:table-cell office:value-type="float" office:value="0.00111995759810258" calcext:value-type="float">
            <text:p>0,001</text:p>
          </table:table-cell>
          <table:table-cell office:value-type="float" office:value="0.000673281808323502" calcext:value-type="float">
            <text:p>0,001</text:p>
          </table:table-cell>
          <table:table-cell office:value-type="float" office:value="0.000913058892183215" calcext:value-type="float">
            <text:p>0,001</text:p>
          </table:table-cell>
          <table:table-cell office:value-type="float" office:value="0.000671141540302546" calcext:value-type="float">
            <text:p>0,001</text:p>
          </table:table-cell>
          <table:table-cell office:value-type="float" office:value="0.000517643339824539" calcext:value-type="float">
            <text:p>0,001</text:p>
          </table:table-cell>
          <table:table-cell office:value-type="float" office:value="0.000621683943020893" calcext:value-type="float">
            <text:p>0,001</text:p>
          </table:table-cell>
          <table:table-cell/>
          <table:table-cell office:value-type="float" office:value="0.00117589937529168" calcext:value-type="float">
            <text:p>0,001</text:p>
          </table:table-cell>
          <table:table-cell office:value-type="float" office:value="0.000664763916460651" calcext:value-type="float">
            <text:p>0,001</text:p>
          </table:table-cell>
          <table:table-cell office:value-type="float" office:value="0.000361605242792333" calcext:value-type="float">
            <text:p>0,000</text:p>
          </table:table-cell>
          <table:table-cell office:value-type="float" office:value="0.000265415545077586" calcext:value-type="float">
            <text:p>0,000</text:p>
          </table:table-cell>
          <table:table-cell office:value-type="float" office:value="0.00736854593443567" calcext:value-type="float">
            <text:p>0,007</text:p>
          </table:table-cell>
          <table:table-cell/>
          <table:table-cell office:value-type="float" office:value="0.00101605957125685" calcext:value-type="float">
            <text:p>0,001</text:p>
          </table:table-cell>
          <table:table-cell office:value-type="float" office:value="0.000669966433336045" calcext:value-type="float">
            <text:p>0,001</text:p>
          </table:table-cell>
          <table:table-cell office:value-type="float" office:value="0.00818825951187993" calcext:value-type="float">
            <text:p>0,008</text:p>
          </table:table-cell>
          <table:table-cell office:value-type="float" office:value="0.0256874971514208" calcext:value-type="float">
            <text:p>0,026</text:p>
          </table:table-cell>
          <table:table-cell office:value-type="float" office:value="0.0227642372740274" calcext:value-type="float">
            <text:p>0,023</text:p>
          </table:table-cell>
          <table:table-cell office:value-type="float" office:value="0.0374366582886474" calcext:value-type="float">
            <text:p>0,037</text:p>
          </table:table-cell>
          <table:table-cell office:value-type="float" office:value="0.0377071745952002" calcext:value-type="float">
            <text:p>0,038</text:p>
          </table:table-cell>
          <table:table-cell office:value-type="float" office:value="0.0258602007511437" calcext:value-type="float">
            <text:p>0,026</text:p>
          </table:table-cell>
          <table:table-cell office:value-type="float" office:value="0.0224711979568047" calcext:value-type="float">
            <text:p>0,022</text:p>
          </table:table-cell>
          <table:table-cell office:value-type="float" office:value="0.0354194248974787" calcext:value-type="float">
            <text:p>0,035</text:p>
          </table:table-cell>
          <table:table-cell office:value-type="float" office:value="0.00157426242615848" calcext:value-type="float">
            <text:p>0,002</text:p>
          </table:table-cell>
          <table:table-cell office:value-type="float" office:value="0.054127888105443" calcext:value-type="float">
            <text:p>0,054</text:p>
          </table:table-cell>
          <table:table-cell office:value-type="float" office:value="0.0235288438072786" calcext:value-type="float">
            <text:p>0,024</text:p>
          </table:table-cell>
          <table:table-cell office:value-type="float" office:value="0.0155820194513604" calcext:value-type="float">
            <text:p>0,016</text:p>
          </table:table-cell>
          <table:table-cell office:value-type="float" office:value="0.0303311753660227" calcext:value-type="float">
            <text:p>0,030</text:p>
          </table:table-cell>
          <table:table-cell table:number-columns-repeated="2"/>
          <table:table-cell table:formula="of:=[.C19]/[.AA19]" office:value-type="float" office:value="0.274067366490488" calcext:value-type="float">
            <text:p>0,2740673665</text:p>
          </table:table-cell>
          <table:table-cell table:formula="of:=[.D19]/[.AB19]" office:value-type="float" office:value="1.05540533246499" calcext:value-type="float">
            <text:p>1,0554053325</text:p>
          </table:table-cell>
          <table:table-cell table:formula="of:=[.E19]/[.AC19]" office:value-type="string" office:string-value="" calcext:value-type="error">
            <text:p>#DIV/0!</text:p>
          </table:table-cell>
          <table:table-cell table:formula="of:=[.F19]/[.AD19]" office:value-type="float" office:value="0.424341952745596" calcext:value-type="float">
            <text:p>0,4243419527</text:p>
          </table:table-cell>
          <table:table-cell table:formula="of:=[.G19]/[.AE19]" office:value-type="float" office:value="0.126648399437279" calcext:value-type="float">
            <text:p>0,1266483994</text:p>
          </table:table-cell>
          <table:table-cell table:formula="of:=[.H19]/[.AF19]" office:value-type="float" office:value="2.12418463240991" calcext:value-type="float">
            <text:p>2,1241846324</text:p>
          </table:table-cell>
          <table:table-cell table:formula="of:=[.I19]/[.AG19]" office:value-type="float" office:value="8.07345421933814" calcext:value-type="float">
            <text:p>8,0734542193</text:p>
          </table:table-cell>
          <table:table-cell table:formula="of:=[.J19]/[.AH19]" office:value-type="float" office:value="0.170710234931661" calcext:value-type="float">
            <text:p>0,1707102349</text:p>
          </table:table-cell>
          <table:table-cell table:formula="of:=[.K19]/[.AI19]" office:value-type="string" office:string-value="" calcext:value-type="error">
            <text:p>#DIV/0!</text:p>
          </table:table-cell>
          <table:table-cell table:formula="of:=[.L19]/[.AJ19]" office:value-type="float" office:value="0.908342790060908" calcext:value-type="float">
            <text:p>0,9083427901</text:p>
          </table:table-cell>
          <table:table-cell table:formula="of:=[.M19]/[.AK19]" office:value-type="float" office:value="0.867689628728706" calcext:value-type="float">
            <text:p>0,8676896287</text:p>
          </table:table-cell>
          <table:table-cell table:formula="of:=[.N19]/[.AL19]" office:value-type="float" office:value="0.0755619716984677" calcext:value-type="float">
            <text:p>0,0755619717</text:p>
          </table:table-cell>
          <table:table-cell table:formula="of:=[.O19]/[.AM19]" office:value-type="float" office:value="0.20334832095736" calcext:value-type="float">
            <text:p>0,203348321</text:p>
          </table:table-cell>
          <table:table-cell table:formula="of:=[.P19]/[.AN19]" office:value-type="float" office:value="0.467296323209607" calcext:value-type="float">
            <text:p>0,4672963232</text:p>
          </table:table-cell>
          <table:table-cell table:formula="of:=[.Q19]/[.AO19]" office:value-type="float" office:value="0" calcext:value-type="float">
            <text:p>0</text:p>
          </table:table-cell>
          <table:table-cell table:formula="of:=[.R19]/[.AP19]" office:value-type="float" office:value="0.0178440918293605" calcext:value-type="float">
            <text:p>0,0178440918</text:p>
          </table:table-cell>
          <table:table-cell table:formula="of:=[.S19]/[.AQ19]" office:value-type="float" office:value="0.192000499404042" calcext:value-type="float">
            <text:p>0,1920004994</text:p>
          </table:table-cell>
          <table:table-cell table:formula="of:=[.T19]/[.AR19]" office:value-type="float" office:value="0" calcext:value-type="float">
            <text:p>0</text:p>
          </table:table-cell>
          <table:table-cell table:formula="of:=[.U19]/[.AS19]" office:value-type="float" office:value="0.0478607497160074" calcext:value-type="float">
            <text:p>0,0478607497</text:p>
          </table:table-cell>
          <table:table-cell table:formula="of:=[.V19]/[.AT19]" office:value-type="float" office:value="0.402219724405811" calcext:value-type="float">
            <text:p>0,4022197244</text:p>
          </table:table-cell>
          <table:table-cell table:formula="of:=[.W19]/[.AU19]" office:value-type="float" office:value="0.0206909531722513" calcext:value-type="float">
            <text:p>0,0206909532</text:p>
          </table:table-cell>
          <table:table-cell table:formula="of:=[.X19]/[.AV19]" office:value-type="float" office:value="0.0286151675721194" calcext:value-type="float">
            <text:p>0,0286151676</text:p>
          </table:table-cell>
          <table:table-cell table:formula="of:=[.Y19]/[.AW19]" office:value-type="float" office:value="0.0585969549732207" calcext:value-type="float">
            <text:p>0,058596955</text:p>
          </table:table-cell>
          <table:table-cell table:formula="of:=[.Z19]/[.AX19]" office:value-type="float" office:value="0.0221271194473514" calcext:value-type="float">
            <text:p>0,0221271194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Aspartic acid</text:p>
          </table:table-cell>
          <table:table-cell office:value-type="float" office:value="0.00973065854205934" calcext:value-type="float">
            <text:p>0,010</text:p>
          </table:table-cell>
          <table:table-cell office:value-type="float" office:value="0.0132741187041764" calcext:value-type="float">
            <text:p>0,013</text:p>
          </table:table-cell>
          <table:table-cell/>
          <table:table-cell office:value-type="float" office:value="0.0105798403581295" calcext:value-type="float">
            <text:p>0,011</text:p>
          </table:table-cell>
          <table:table-cell office:value-type="float" office:value="0.00744253864844217" calcext:value-type="float">
            <text:p>0,007</text:p>
          </table:table-cell>
          <table:table-cell office:value-type="float" office:value="0.0107093830237293" calcext:value-type="float">
            <text:p>0,011</text:p>
          </table:table-cell>
          <table:table-cell office:value-type="float" office:value="0.0116759310434281" calcext:value-type="float">
            <text:p>0,012</text:p>
          </table:table-cell>
          <table:table-cell office:value-type="float" office:value="0.0117761979199666" calcext:value-type="float">
            <text:p>0,012</text:p>
          </table:table-cell>
          <table:table-cell office:value-type="float" office:value="0.019463494299285" calcext:value-type="float">
            <text:p>0,019</text:p>
          </table:table-cell>
          <table:table-cell office:value-type="float" office:value="0.00220432372946057" calcext:value-type="float">
            <text:p>0,002</text:p>
          </table:table-cell>
          <table:table-cell office:value-type="float" office:value="0.00544825242236774" calcext:value-type="float">
            <text:p>0,005</text:p>
          </table:table-cell>
          <table:table-cell office:value-type="float" office:value="0.00609535146821492" calcext:value-type="float">
            <text:p>0,006</text:p>
          </table:table-cell>
          <table:table-cell office:value-type="float" office:value="0.0096213622014148" calcext:value-type="float">
            <text:p>0,010</text:p>
          </table:table-cell>
          <table:table-cell office:value-type="float" office:value="0.00714513072091632" calcext:value-type="float">
            <text:p>0,007</text:p>
          </table:table-cell>
          <table:table-cell/>
          <table:table-cell office:value-type="float" office:value="0.0157886118232716" calcext:value-type="float">
            <text:p>0,016</text:p>
          </table:table-cell>
          <table:table-cell office:value-type="float" office:value="0.0164032746487166" calcext:value-type="float">
            <text:p>0,016</text:p>
          </table:table-cell>
          <table:table-cell/>
          <table:table-cell office:value-type="float" office:value="0.0166986868209652" calcext:value-type="float">
            <text:p>0,017</text:p>
          </table:table-cell>
          <table:table-cell office:value-type="float" office:value="0.0149183538675205" calcext:value-type="float">
            <text:p>0,015</text:p>
          </table:table-cell>
          <table:table-cell office:value-type="float" office:value="0.0133561164748636" calcext:value-type="float">
            <text:p>0,013</text:p>
          </table:table-cell>
          <table:table-cell office:value-type="float" office:value="0.015781591816935" calcext:value-type="float">
            <text:p>0,016</text:p>
          </table:table-cell>
          <table:table-cell office:value-type="float" office:value="0.0202453442567031" calcext:value-type="float">
            <text:p>0,020</text:p>
          </table:table-cell>
          <table:table-cell office:value-type="float" office:value="0.0132381157699613" calcext:value-type="float">
            <text:p>0,013</text:p>
          </table:table-cell>
          <table:table-cell office:value-type="float" office:value="0.00973546619370818" calcext:value-type="float">
            <text:p>0,010</text:p>
          </table:table-cell>
          <table:table-cell office:value-type="float" office:value="0.01157138571737" calcext:value-type="float">
            <text:p>0,012</text:p>
          </table:table-cell>
          <table:table-cell/>
          <table:table-cell office:value-type="float" office:value="0.0104997031981624" calcext:value-type="float">
            <text:p>0,010</text:p>
          </table:table-cell>
          <table:table-cell office:value-type="float" office:value="0.00900768669650128" calcext:value-type="float">
            <text:p>0,009</text:p>
          </table:table-cell>
          <table:table-cell office:value-type="float" office:value="0.0118977540767795" calcext:value-type="float">
            <text:p>0,012</text:p>
          </table:table-cell>
          <table:table-cell office:value-type="float" office:value="0.00901413318227575" calcext:value-type="float">
            <text:p>0,009</text:p>
          </table:table-cell>
          <table:table-cell office:value-type="float" office:value="0.0162912142905131" calcext:value-type="float">
            <text:p>0,016</text:p>
          </table:table-cell>
          <table:table-cell/>
          <table:table-cell office:value-type="float" office:value="0.0154007637264424" calcext:value-type="float">
            <text:p>0,015</text:p>
          </table:table-cell>
          <table:table-cell office:value-type="float" office:value="0.0122812249598865" calcext:value-type="float">
            <text:p>0,012</text:p>
          </table:table-cell>
          <table:table-cell office:value-type="float" office:value="0.0102220830426443" calcext:value-type="float">
            <text:p>0,010</text:p>
          </table:table-cell>
          <table:table-cell office:value-type="float" office:value="0.016629771665232" calcext:value-type="float">
            <text:p>0,017</text:p>
          </table:table-cell>
          <table:table-cell office:value-type="float" office:value="0.0245586088775713" calcext:value-type="float">
            <text:p>0,025</text:p>
          </table:table-cell>
          <table:table-cell office:value-type="float" office:value="0.00891316919342261" calcext:value-type="float">
            <text:p>0,009</text:p>
          </table:table-cell>
          <table:table-cell office:value-type="float" office:value="0.0173132313167789" calcext:value-type="float">
            <text:p>0,017</text:p>
          </table:table-cell>
          <table:table-cell office:value-type="float" office:value="0.0169757074451226" calcext:value-type="float">
            <text:p>0,017</text:p>
          </table:table-cell>
          <table:table-cell office:value-type="float" office:value="0.00959389704596318" calcext:value-type="float">
            <text:p>0,010</text:p>
          </table:table-cell>
          <table:table-cell office:value-type="float" office:value="0.015212252274353" calcext:value-type="float">
            <text:p>0,015</text:p>
          </table:table-cell>
          <table:table-cell office:value-type="float" office:value="0.0318409787694145" calcext:value-type="float">
            <text:p>0,032</text:p>
          </table:table-cell>
          <table:table-cell office:value-type="float" office:value="0.0278747181646461" calcext:value-type="float">
            <text:p>0,028</text:p>
          </table:table-cell>
          <table:table-cell office:value-type="float" office:value="0.0287321659320921" calcext:value-type="float">
            <text:p>0,029</text:p>
          </table:table-cell>
          <table:table-cell office:value-type="float" office:value="0.0312533681271898" calcext:value-type="float">
            <text:p>0,031</text:p>
          </table:table-cell>
          <table:table-cell office:value-type="float" office:value="0.0155301352612215" calcext:value-type="float">
            <text:p>0,016</text:p>
          </table:table-cell>
          <table:table-cell table:number-columns-repeated="2"/>
          <table:table-cell table:formula="of:=[.C20]/[.AA20]" office:value-type="float" office:value="0.999506171399173" calcext:value-type="float">
            <text:p>0,9995061714</text:p>
          </table:table-cell>
          <table:table-cell table:formula="of:=[.D20]/[.AB20]" office:value-type="float" office:value="1.14715030925383" calcext:value-type="float">
            <text:p>1,1471503093</text:p>
          </table:table-cell>
          <table:table-cell table:formula="of:=[.E20]/[.AC20]" office:value-type="string" office:string-value="" calcext:value-type="error">
            <text:p>#DIV/0!</text:p>
          </table:table-cell>
          <table:table-cell table:formula="of:=[.F20]/[.AD20]" office:value-type="float" office:value="1.00763232621481" calcext:value-type="float">
            <text:p>1,0076323262</text:p>
          </table:table-cell>
          <table:table-cell table:formula="of:=[.G20]/[.AE20]" office:value-type="float" office:value="0.826243063197676" calcext:value-type="float">
            <text:p>0,8262430632</text:p>
          </table:table-cell>
          <table:table-cell table:formula="of:=[.H20]/[.AF20]" office:value-type="float" office:value="0.900118035271085" calcext:value-type="float">
            <text:p>0,9001180353</text:p>
          </table:table-cell>
          <table:table-cell table:formula="of:=[.I20]/[.AG20]" office:value-type="float" office:value="1.29529160567387" calcext:value-type="float">
            <text:p>1,2952916057</text:p>
          </table:table-cell>
          <table:table-cell table:formula="of:=[.J20]/[.AH20]" office:value-type="float" office:value="0.72285574972912" calcext:value-type="float">
            <text:p>0,7228557497</text:p>
          </table:table-cell>
          <table:table-cell table:formula="of:=[.K20]/[.AI20]" office:value-type="string" office:string-value="" calcext:value-type="error">
            <text:p>#DIV/0!</text:p>
          </table:table-cell>
          <table:table-cell table:formula="of:=[.L20]/[.AJ20]" office:value-type="float" office:value="0.143130806277863" calcext:value-type="float">
            <text:p>0,1431308063</text:p>
          </table:table-cell>
          <table:table-cell table:formula="of:=[.M20]/[.AK20]" office:value-type="float" office:value="0.443624511411775" calcext:value-type="float">
            <text:p>0,4436245114</text:p>
          </table:table-cell>
          <table:table-cell table:formula="of:=[.N20]/[.AL20]" office:value-type="float" office:value="0.5962925015172" calcext:value-type="float">
            <text:p>0,5962925015</text:p>
          </table:table-cell>
          <table:table-cell table:formula="of:=[.O20]/[.AM20]" office:value-type="float" office:value="0.578562495931935" calcext:value-type="float">
            <text:p>0,5785624959</text:p>
          </table:table-cell>
          <table:table-cell table:formula="of:=[.P20]/[.AN20]" office:value-type="float" office:value="0.290941997428925" calcext:value-type="float">
            <text:p>0,2909419974</text:p>
          </table:table-cell>
          <table:table-cell table:formula="of:=[.Q20]/[.AO20]" office:value-type="float" office:value="0" calcext:value-type="float">
            <text:p>0</text:p>
          </table:table-cell>
          <table:table-cell table:formula="of:=[.R20]/[.AP20]" office:value-type="float" office:value="0.911939055996454" calcext:value-type="float">
            <text:p>0,911939056</text:p>
          </table:table-cell>
          <table:table-cell table:formula="of:=[.S20]/[.AQ20]" office:value-type="float" office:value="0.966279296562072" calcext:value-type="float">
            <text:p>0,9662792966</text:p>
          </table:table-cell>
          <table:table-cell table:formula="of:=[.T20]/[.AR20]" office:value-type="float" office:value="0" calcext:value-type="float">
            <text:p>0</text:p>
          </table:table-cell>
          <table:table-cell table:formula="of:=[.U20]/[.AS20]" office:value-type="float" office:value="1.09771298291695" calcext:value-type="float">
            <text:p>1,0977129829</text:p>
          </table:table-cell>
          <table:table-cell table:formula="of:=[.V20]/[.AT20]" office:value-type="float" office:value="0.468526862052703" calcext:value-type="float">
            <text:p>0,4685268621</text:p>
          </table:table-cell>
          <table:table-cell table:formula="of:=[.W20]/[.AU20]" office:value-type="float" office:value="0.479148036438386" calcext:value-type="float">
            <text:p>0,4791480364</text:p>
          </table:table-cell>
          <table:table-cell table:formula="of:=[.X20]/[.AV20]" office:value-type="float" office:value="0.549265650707798" calcext:value-type="float">
            <text:p>0,5492656507</text:p>
          </table:table-cell>
          <table:table-cell table:formula="of:=[.Y20]/[.AW20]" office:value-type="float" office:value="0.647781198311553" calcext:value-type="float">
            <text:p>0,6477811983</text:p>
          </table:table-cell>
          <table:table-cell table:formula="of:=[.Z20]/[.AX20]" office:value-type="float" office:value="0.852414711610186" calcext:value-type="float">
            <text:p>0,8524147116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Butanoic acid, 4-amino-</text:p>
          </table:table-cell>
          <table:table-cell office:value-type="float" office:value="0.0000769098253974265" calcext:value-type="float">
            <text:p>0,000</text:p>
          </table:table-cell>
          <table:table-cell office:value-type="float" office:value="0.000145105890968406" calcext:value-type="float">
            <text:p>0,000</text:p>
          </table:table-cell>
          <table:table-cell/>
          <table:table-cell office:value-type="float" office:value="0.000127734910043281" calcext:value-type="float">
            <text:p>0,000</text:p>
          </table:table-cell>
          <table:table-cell office:value-type="float" office:value="0.0000797280345325201" calcext:value-type="float">
            <text:p>0,000</text:p>
          </table:table-cell>
          <table:table-cell office:value-type="float" office:value="0.000141802980933984" calcext:value-type="float">
            <text:p>0,000</text:p>
          </table:table-cell>
          <table:table-cell office:value-type="float" office:value="0.000380581857456955" calcext:value-type="float">
            <text:p>0,000</text:p>
          </table:table-cell>
          <table:table-cell office:value-type="float" office:value="0.000244012649614427" calcext:value-type="float">
            <text:p>0,000</text:p>
          </table:table-cell>
          <table:table-cell office:value-type="float" office:value="0.000363845971677723" calcext:value-type="float">
            <text:p>0,000</text:p>
          </table:table-cell>
          <table:table-cell office:value-type="float" office:value="0.0000450619602066974" calcext:value-type="float">
            <text:p>0,000</text:p>
          </table:table-cell>
          <table:table-cell office:value-type="float" office:value="0.000135133078560306" calcext:value-type="float">
            <text:p>0,000</text:p>
          </table:table-cell>
          <table:table-cell office:value-type="float" office:value="0.00019253796509088" calcext:value-type="float">
            <text:p>0,000</text:p>
          </table:table-cell>
          <table:table-cell office:value-type="float" office:value="0.000444073618594321" calcext:value-type="float">
            <text:p>0,000</text:p>
          </table:table-cell>
          <table:table-cell office:value-type="float" office:value="0.000540255488327692" calcext:value-type="float">
            <text:p>0,001</text:p>
          </table:table-cell>
          <table:table-cell/>
          <table:table-cell office:value-type="float" office:value="0.000237459059191269" calcext:value-type="float">
            <text:p>0,000</text:p>
          </table:table-cell>
          <table:table-cell office:value-type="float" office:value="0.00031351627751441" calcext:value-type="float">
            <text:p>0,000</text:p>
          </table:table-cell>
          <table:table-cell/>
          <table:table-cell office:value-type="float" office:value="0.000903122079570533" calcext:value-type="float">
            <text:p>0,001</text:p>
          </table:table-cell>
          <table:table-cell office:value-type="float" office:value="0.000489860540010625" calcext:value-type="float">
            <text:p>0,000</text:p>
          </table:table-cell>
          <table:table-cell office:value-type="float" office:value="0.00054222110035549" calcext:value-type="float">
            <text:p>0,001</text:p>
          </table:table-cell>
          <table:table-cell office:value-type="float" office:value="0.000487033424061134" calcext:value-type="float">
            <text:p>0,000</text:p>
          </table:table-cell>
          <table:table-cell office:value-type="float" office:value="0.000365343315538731" calcext:value-type="float">
            <text:p>0,000</text:p>
          </table:table-cell>
          <table:table-cell office:value-type="float" office:value="0.000422863629128793" calcext:value-type="float">
            <text:p>0,000</text:p>
          </table:table-cell>
          <table:table-cell office:value-type="float" office:value="0.0000890787502095595" calcext:value-type="float">
            <text:p>0,000</text:p>
          </table:table-cell>
          <table:table-cell office:value-type="float" office:value="0.000380950312729413" calcext:value-type="float">
            <text:p>0,000</text:p>
          </table:table-cell>
          <table:table-cell/>
          <table:table-cell office:value-type="float" office:value="0.000366625519300065" calcext:value-type="float">
            <text:p>0,000</text:p>
          </table:table-cell>
          <table:table-cell office:value-type="float" office:value="0.000309051282168084" calcext:value-type="float">
            <text:p>0,000</text:p>
          </table:table-cell>
          <table:table-cell office:value-type="float" office:value="0.000186913955138523" calcext:value-type="float">
            <text:p>0,000</text:p>
          </table:table-cell>
          <table:table-cell office:value-type="float" office:value="0.000209004258841167" calcext:value-type="float">
            <text:p>0,000</text:p>
          </table:table-cell>
          <table:table-cell office:value-type="float" office:value="0.000420902903223354" calcext:value-type="float">
            <text:p>0,000</text:p>
          </table:table-cell>
          <table:table-cell/>
          <table:table-cell office:value-type="float" office:value="0.000903682336397848" calcext:value-type="float">
            <text:p>0,001</text:p>
          </table:table-cell>
          <table:table-cell office:value-type="float" office:value="0.000168921512836611" calcext:value-type="float">
            <text:p>0,000</text:p>
          </table:table-cell>
          <table:table-cell office:value-type="float" office:value="0.000371846586151947" calcext:value-type="float">
            <text:p>0,000</text:p>
          </table:table-cell>
          <table:table-cell office:value-type="float" office:value="0.000639620735741112" calcext:value-type="float">
            <text:p>0,001</text:p>
          </table:table-cell>
          <table:table-cell office:value-type="float" office:value="0.000998947457042874" calcext:value-type="float">
            <text:p>0,001</text:p>
          </table:table-cell>
          <table:table-cell office:value-type="float" office:value="0.000871744191311857" calcext:value-type="float">
            <text:p>0,001</text:p>
          </table:table-cell>
          <table:table-cell office:value-type="float" office:value="0.00104152158769337" calcext:value-type="float">
            <text:p>0,001</text:p>
          </table:table-cell>
          <table:table-cell office:value-type="float" office:value="0.000402426667408379" calcext:value-type="float">
            <text:p>0,000</text:p>
          </table:table-cell>
          <table:table-cell office:value-type="float" office:value="0.000458998603313173" calcext:value-type="float">
            <text:p>0,000</text:p>
          </table:table-cell>
          <table:table-cell office:value-type="float" office:value="0.00229207131656678" calcext:value-type="float">
            <text:p>0,002</text:p>
          </table:table-cell>
          <table:table-cell office:value-type="float" office:value="0.000704102565227008" calcext:value-type="float">
            <text:p>0,001</text:p>
          </table:table-cell>
          <table:table-cell office:value-type="float" office:value="0.00320800364648761" calcext:value-type="float">
            <text:p>0,003</text:p>
          </table:table-cell>
          <table:table-cell office:value-type="float" office:value="0.00175315909361694" calcext:value-type="float">
            <text:p>0,002</text:p>
          </table:table-cell>
          <table:table-cell office:value-type="float" office:value="0.00118448203686339" calcext:value-type="float">
            <text:p>0,001</text:p>
          </table:table-cell>
          <table:table-cell office:value-type="float" office:value="0.00153293438163083" calcext:value-type="float">
            <text:p>0,002</text:p>
          </table:table-cell>
          <table:table-cell table:number-columns-repeated="2"/>
          <table:table-cell table:formula="of:=[.C21]/[.AA21]" office:value-type="float" office:value="0.863391383652045" calcext:value-type="float">
            <text:p>0,8633913837</text:p>
          </table:table-cell>
          <table:table-cell table:formula="of:=[.D21]/[.AB21]" office:value-type="float" office:value="0.380905031757971" calcext:value-type="float">
            <text:p>0,3809050318</text:p>
          </table:table-cell>
          <table:table-cell table:formula="of:=[.E21]/[.AC21]" office:value-type="string" office:string-value="" calcext:value-type="error">
            <text:p>#DIV/0!</text:p>
          </table:table-cell>
          <table:table-cell table:formula="of:=[.F21]/[.AD21]" office:value-type="float" office:value="0.348407034750727" calcext:value-type="float">
            <text:p>0,3484070348</text:p>
          </table:table-cell>
          <table:table-cell table:formula="of:=[.G21]/[.AE21]" office:value-type="float" office:value="0.257976714974955" calcext:value-type="float">
            <text:p>0,257976715</text:p>
          </table:table-cell>
          <table:table-cell table:formula="of:=[.H21]/[.AF21]" office:value-type="float" office:value="0.758653792483782" calcext:value-type="float">
            <text:p>0,7586537925</text:p>
          </table:table-cell>
          <table:table-cell table:formula="of:=[.I21]/[.AG21]" office:value-type="float" office:value="1.82092871966872" calcext:value-type="float">
            <text:p>1,8209287197</text:p>
          </table:table-cell>
          <table:table-cell table:formula="of:=[.J21]/[.AH21]" office:value-type="float" office:value="0.579736199835478" calcext:value-type="float">
            <text:p>0,5797361998</text:p>
          </table:table-cell>
          <table:table-cell table:formula="of:=[.K21]/[.AI21]" office:value-type="string" office:string-value="" calcext:value-type="error">
            <text:p>#DIV/0!</text:p>
          </table:table-cell>
          <table:table-cell table:formula="of:=[.L21]/[.AJ21]" office:value-type="float" office:value="0.0498648235023803" calcext:value-type="float">
            <text:p>0,0498648235</text:p>
          </table:table-cell>
          <table:table-cell table:formula="of:=[.M21]/[.AK21]" office:value-type="float" office:value="0.799975540658419" calcext:value-type="float">
            <text:p>0,7999755407</text:p>
          </table:table-cell>
          <table:table-cell table:formula="of:=[.N21]/[.AL21]" office:value-type="float" office:value="0.517788712499309" calcext:value-type="float">
            <text:p>0,5177887125</text:p>
          </table:table-cell>
          <table:table-cell table:formula="of:=[.O21]/[.AM21]" office:value-type="float" office:value="0.694276457563222" calcext:value-type="float">
            <text:p>0,6942764576</text:p>
          </table:table-cell>
          <table:table-cell table:formula="of:=[.P21]/[.AN21]" office:value-type="float" office:value="0.540824729587859" calcext:value-type="float">
            <text:p>0,5408247296</text:p>
          </table:table-cell>
          <table:table-cell table:formula="of:=[.Q21]/[.AO21]" office:value-type="float" office:value="0" calcext:value-type="float">
            <text:p>0</text:p>
          </table:table-cell>
          <table:table-cell table:formula="of:=[.R21]/[.AP21]" office:value-type="float" office:value="0.227992450657853" calcext:value-type="float">
            <text:p>0,2279924507</text:p>
          </table:table-cell>
          <table:table-cell table:formula="of:=[.S21]/[.AQ21]" office:value-type="float" office:value="0.779064368505819" calcext:value-type="float">
            <text:p>0,7790643685</text:p>
          </table:table-cell>
          <table:table-cell table:formula="of:=[.T21]/[.AR21]" office:value-type="float" office:value="0" calcext:value-type="float">
            <text:p>0</text:p>
          </table:table-cell>
          <table:table-cell table:formula="of:=[.U21]/[.AS21]" office:value-type="float" office:value="0.394020060825721" calcext:value-type="float">
            <text:p>0,3940200608</text:p>
          </table:table-cell>
          <table:table-cell table:formula="of:=[.V21]/[.AT21]" office:value-type="float" office:value="0.69572327130024" calcext:value-type="float">
            <text:p>0,6957232713</text:p>
          </table:table-cell>
          <table:table-cell table:formula="of:=[.W21]/[.AU21]" office:value-type="float" office:value="0.16902134788692" calcext:value-type="float">
            <text:p>0,1690213479</text:p>
          </table:table-cell>
          <table:table-cell table:formula="of:=[.X21]/[.AV21]" office:value-type="float" office:value="0.277803324201648" calcext:value-type="float">
            <text:p>0,2778033242</text:p>
          </table:table-cell>
          <table:table-cell table:formula="of:=[.Y21]/[.AW21]" office:value-type="float" office:value="0.308441415039262" calcext:value-type="float">
            <text:p>0,308441415</text:p>
          </table:table-cell>
          <table:table-cell table:formula="of:=[.Z21]/[.AX21]" office:value-type="float" office:value="0.275852400595859" calcext:value-type="float">
            <text:p>0,2758524006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Caproic acid, 6-amino-</text:p>
          </table:table-cell>
          <table:table-cell table:number-columns-repeated="36"/>
          <table:table-cell office:value-type="float" office:value="0.0135848799353982" calcext:value-type="float">
            <text:p>0,014</text:p>
          </table:table-cell>
          <table:table-cell office:value-type="float" office:value="0.0203592333616531" calcext:value-type="float">
            <text:p>0,020</text:p>
          </table:table-cell>
          <table:table-cell office:value-type="float" office:value="0.0187439125925709" calcext:value-type="float">
            <text:p>0,019</text:p>
          </table:table-cell>
          <table:table-cell office:value-type="float" office:value="0.0118303000424611" calcext:value-type="float">
            <text:p>0,012</text:p>
          </table:table-cell>
          <table:table-cell/>
          <table:table-cell office:value-type="float" office:value="0.0114500826914942" calcext:value-type="float">
            <text:p>0,011</text:p>
          </table:table-cell>
          <table:table-cell table:number-columns-repeated="8"/>
          <table:table-cell table:formula="of:=[.C22]/[.AA22]" office:value-type="string" office:string-value="" calcext:value-type="error">
            <text:p>#DIV/0!</text:p>
          </table:table-cell>
          <table:table-cell table:formula="of:=[.D22]/[.AB22]" office:value-type="string" office:string-value="" calcext:value-type="error">
            <text:p>#DIV/0!</text:p>
          </table:table-cell>
          <table:table-cell table:formula="of:=[.E22]/[.AC22]" office:value-type="string" office:string-value="" calcext:value-type="error">
            <text:p>#DIV/0!</text:p>
          </table:table-cell>
          <table:table-cell table:formula="of:=[.F22]/[.AD22]" office:value-type="string" office:string-value="" calcext:value-type="error">
            <text:p>#DIV/0!</text:p>
          </table:table-cell>
          <table:table-cell table:formula="of:=[.G22]/[.AE22]" office:value-type="string" office:string-value="" calcext:value-type="error">
            <text:p>#DIV/0!</text:p>
          </table:table-cell>
          <table:table-cell table:formula="of:=[.H22]/[.AF22]" office:value-type="string" office:string-value="" calcext:value-type="error">
            <text:p>#DIV/0!</text:p>
          </table:table-cell>
          <table:table-cell table:formula="of:=[.I22]/[.AG22]" office:value-type="string" office:string-value="" calcext:value-type="error">
            <text:p>#DIV/0!</text:p>
          </table:table-cell>
          <table:table-cell table:formula="of:=[.J22]/[.AH22]" office:value-type="string" office:string-value="" calcext:value-type="error">
            <text:p>#DIV/0!</text:p>
          </table:table-cell>
          <table:table-cell table:formula="of:=[.K22]/[.AI22]" office:value-type="string" office:string-value="" calcext:value-type="error">
            <text:p>#DIV/0!</text:p>
          </table:table-cell>
          <table:table-cell table:formula="of:=[.L22]/[.AJ22]" office:value-type="string" office:string-value="" calcext:value-type="error">
            <text:p>#DIV/0!</text:p>
          </table:table-cell>
          <table:table-cell table:formula="of:=[.M22]/[.AK22]" office:value-type="string" office:string-value="" calcext:value-type="error">
            <text:p>#DIV/0!</text:p>
          </table:table-cell>
          <table:table-cell table:formula="of:=[.N22]/[.AL22]" office:value-type="string" office:string-value="" calcext:value-type="error">
            <text:p>#DIV/0!</text:p>
          </table:table-cell>
          <table:table-cell table:formula="of:=[.O22]/[.AM22]" office:value-type="float" office:value="0" calcext:value-type="float">
            <text:p>0</text:p>
          </table:table-cell>
          <table:table-cell table:formula="of:=[.P22]/[.AN22]" office:value-type="float" office:value="0" calcext:value-type="float">
            <text:p>0</text:p>
          </table:table-cell>
          <table:table-cell table:formula="of:=[.Q22]/[.AO22]" office:value-type="float" office:value="0" calcext:value-type="float">
            <text:p>0</text:p>
          </table:table-cell>
          <table:table-cell table:formula="of:=[.R22]/[.AP22]" office:value-type="float" office:value="0" calcext:value-type="float">
            <text:p>0</text:p>
          </table:table-cell>
          <table:table-cell table:formula="of:=[.S22]/[.AQ22]" office:value-type="string" office:string-value="" calcext:value-type="error">
            <text:p>#DIV/0!</text:p>
          </table:table-cell>
          <table:table-cell table:formula="of:=[.T22]/[.AR22]" office:value-type="float" office:value="0" calcext:value-type="float">
            <text:p>0</text:p>
          </table:table-cell>
          <table:table-cell table:formula="of:=[.U22]/[.AS22]" office:value-type="string" office:string-value="" calcext:value-type="error">
            <text:p>#DIV/0!</text:p>
          </table:table-cell>
          <table:table-cell table:formula="of:=[.V22]/[.AT22]" office:value-type="string" office:string-value="" calcext:value-type="error">
            <text:p>#DIV/0!</text:p>
          </table:table-cell>
          <table:table-cell table:formula="of:=[.W22]/[.AU22]" office:value-type="string" office:string-value="" calcext:value-type="error">
            <text:p>#DIV/0!</text:p>
          </table:table-cell>
          <table:table-cell table:formula="of:=[.X22]/[.AV22]" office:value-type="string" office:string-value="" calcext:value-type="error">
            <text:p>#DIV/0!</text:p>
          </table:table-cell>
          <table:table-cell table:formula="of:=[.Y22]/[.AW22]" office:value-type="string" office:string-value="" calcext:value-type="error">
            <text:p>#DIV/0!</text:p>
          </table:table-cell>
          <table:table-cell table:formula="of:=[.Z22]/[.AX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Glutamic acid</text:p>
          </table:table-cell>
          <table:table-cell office:value-type="float" office:value="0.000162188683326898" calcext:value-type="float">
            <text:p>0,000</text:p>
          </table:table-cell>
          <table:table-cell office:value-type="float" office:value="0.00240447761030626" calcext:value-type="float">
            <text:p>0,002</text:p>
          </table:table-cell>
          <table:table-cell/>
          <table:table-cell office:value-type="float" office:value="0.000232690129297612" calcext:value-type="float">
            <text:p>0,000</text:p>
          </table:table-cell>
          <table:table-cell office:value-type="float" office:value="0.000169872504745771" calcext:value-type="float">
            <text:p>0,000</text:p>
          </table:table-cell>
          <table:table-cell office:value-type="float" office:value="0.000690688018977911" calcext:value-type="float">
            <text:p>0,001</text:p>
          </table:table-cell>
          <table:table-cell office:value-type="float" office:value="0.00979892986182725" calcext:value-type="float">
            <text:p>0,010</text:p>
          </table:table-cell>
          <table:table-cell office:value-type="float" office:value="0.00362315420631814" calcext:value-type="float">
            <text:p>0,004</text:p>
          </table:table-cell>
          <table:table-cell office:value-type="float" office:value="0.012472809910158" calcext:value-type="float">
            <text:p>0,012</text:p>
          </table:table-cell>
          <table:table-cell office:value-type="float" office:value="0.000326850960628582" calcext:value-type="float">
            <text:p>0,000</text:p>
          </table:table-cell>
          <table:table-cell office:value-type="float" office:value="0.00320323194309779" calcext:value-type="float">
            <text:p>0,003</text:p>
          </table:table-cell>
          <table:table-cell office:value-type="float" office:value="0.00471675685410511" calcext:value-type="float">
            <text:p>0,005</text:p>
          </table:table-cell>
          <table:table-cell office:value-type="float" office:value="0.0137606035972603" calcext:value-type="float">
            <text:p>0,014</text:p>
          </table:table-cell>
          <table:table-cell office:value-type="float" office:value="0.0164433795651318" calcext:value-type="float">
            <text:p>0,016</text:p>
          </table:table-cell>
          <table:table-cell/>
          <table:table-cell office:value-type="float" office:value="0.00149281081371872" calcext:value-type="float">
            <text:p>0,001</text:p>
          </table:table-cell>
          <table:table-cell office:value-type="float" office:value="0.010574195560853" calcext:value-type="float">
            <text:p>0,011</text:p>
          </table:table-cell>
          <table:table-cell/>
          <table:table-cell office:value-type="float" office:value="0.01049512243255" calcext:value-type="float">
            <text:p>0,010</text:p>
          </table:table-cell>
          <table:table-cell office:value-type="float" office:value="0.00481286062419615" calcext:value-type="float">
            <text:p>0,005</text:p>
          </table:table-cell>
          <table:table-cell office:value-type="float" office:value="0.0111894808548785" calcext:value-type="float">
            <text:p>0,011</text:p>
          </table:table-cell>
          <table:table-cell office:value-type="float" office:value="0.000274612402419915" calcext:value-type="float">
            <text:p>0,000</text:p>
          </table:table-cell>
          <table:table-cell office:value-type="float" office:value="0.00225325168737545" calcext:value-type="float">
            <text:p>0,002</text:p>
          </table:table-cell>
          <table:table-cell office:value-type="float" office:value="0.000640487392113411" calcext:value-type="float">
            <text:p>0,001</text:p>
          </table:table-cell>
          <table:table-cell office:value-type="float" office:value="0.000380444951991994" calcext:value-type="float">
            <text:p>0,000</text:p>
          </table:table-cell>
          <table:table-cell office:value-type="float" office:value="0.00268541982477454" calcext:value-type="float">
            <text:p>0,003</text:p>
          </table:table-cell>
          <table:table-cell/>
          <table:table-cell office:value-type="float" office:value="0.00408406662739904" calcext:value-type="float">
            <text:p>0,004</text:p>
          </table:table-cell>
          <table:table-cell office:value-type="float" office:value="0.00304456991261998" calcext:value-type="float">
            <text:p>0,003</text:p>
          </table:table-cell>
          <table:table-cell office:value-type="float" office:value="0.0041675786992841" calcext:value-type="float">
            <text:p>0,004</text:p>
          </table:table-cell>
          <table:table-cell office:value-type="float" office:value="0.00279162469362248" calcext:value-type="float">
            <text:p>0,003</text:p>
          </table:table-cell>
          <table:table-cell office:value-type="float" office:value="0.00817030942402059" calcext:value-type="float">
            <text:p>0,008</text:p>
          </table:table-cell>
          <table:table-cell/>
          <table:table-cell office:value-type="float" office:value="0.0136329662195958" calcext:value-type="float">
            <text:p>0,014</text:p>
          </table:table-cell>
          <table:table-cell office:value-type="float" office:value="0.00392777320796305" calcext:value-type="float">
            <text:p>0,004</text:p>
          </table:table-cell>
          <table:table-cell office:value-type="float" office:value="0.0102113392843538" calcext:value-type="float">
            <text:p>0,010</text:p>
          </table:table-cell>
          <table:table-cell office:value-type="float" office:value="0.0189527729259815" calcext:value-type="float">
            <text:p>0,019</text:p>
          </table:table-cell>
          <table:table-cell office:value-type="float" office:value="0.01449622364701" calcext:value-type="float">
            <text:p>0,014</text:p>
          </table:table-cell>
          <table:table-cell office:value-type="float" office:value="0.019731745343647" calcext:value-type="float">
            <text:p>0,020</text:p>
          </table:table-cell>
          <table:table-cell office:value-type="float" office:value="0.0161112078225602" calcext:value-type="float">
            <text:p>0,016</text:p>
          </table:table-cell>
          <table:table-cell office:value-type="float" office:value="0.0145921796087091" calcext:value-type="float">
            <text:p>0,015</text:p>
          </table:table-cell>
          <table:table-cell office:value-type="float" office:value="0.0153763269297359" calcext:value-type="float">
            <text:p>0,015</text:p>
          </table:table-cell>
          <table:table-cell office:value-type="float" office:value="0.0228546337556271" calcext:value-type="float">
            <text:p>0,023</text:p>
          </table:table-cell>
          <table:table-cell office:value-type="float" office:value="0.0374501638367062" calcext:value-type="float">
            <text:p>0,037</text:p>
          </table:table-cell>
          <table:table-cell office:value-type="float" office:value="0.0286052348156719" calcext:value-type="float">
            <text:p>0,029</text:p>
          </table:table-cell>
          <table:table-cell office:value-type="float" office:value="0.0182410410728373" calcext:value-type="float">
            <text:p>0,018</text:p>
          </table:table-cell>
          <table:table-cell office:value-type="float" office:value="0.0196251428047901" calcext:value-type="float">
            <text:p>0,020</text:p>
          </table:table-cell>
          <table:table-cell office:value-type="float" office:value="0.0280962579832279" calcext:value-type="float">
            <text:p>0,028</text:p>
          </table:table-cell>
          <table:table-cell table:number-columns-repeated="2"/>
          <table:table-cell table:formula="of:=[.C23]/[.AA23]" office:value-type="float" office:value="0.426313143275222" calcext:value-type="float">
            <text:p>0,4263131433</text:p>
          </table:table-cell>
          <table:table-cell table:formula="of:=[.D23]/[.AB23]" office:value-type="float" office:value="0.895382386069982" calcext:value-type="float">
            <text:p>0,8953823861</text:p>
          </table:table-cell>
          <table:table-cell table:formula="of:=[.E23]/[.AC23]" office:value-type="string" office:string-value="" calcext:value-type="error">
            <text:p>#DIV/0!</text:p>
          </table:table-cell>
          <table:table-cell table:formula="of:=[.F23]/[.AD23]" office:value-type="float" office:value="0.0569751060711274" calcext:value-type="float">
            <text:p>0,0569751061</text:p>
          </table:table-cell>
          <table:table-cell table:formula="of:=[.G23]/[.AE23]" office:value-type="float" office:value="0.0557952386120733" calcext:value-type="float">
            <text:p>0,0557952386</text:p>
          </table:table-cell>
          <table:table-cell table:formula="of:=[.H23]/[.AF23]" office:value-type="float" office:value="0.165728848526977" calcext:value-type="float">
            <text:p>0,1657288485</text:p>
          </table:table-cell>
          <table:table-cell table:formula="of:=[.I23]/[.AG23]" office:value-type="float" office:value="3.51011720315166" calcext:value-type="float">
            <text:p>3,5101172032</text:p>
          </table:table-cell>
          <table:table-cell table:formula="of:=[.J23]/[.AH23]" office:value-type="float" office:value="0.443453732078509" calcext:value-type="float">
            <text:p>0,4434537321</text:p>
          </table:table-cell>
          <table:table-cell table:formula="of:=[.K23]/[.AI23]" office:value-type="string" office:string-value="" calcext:value-type="error">
            <text:p>#DIV/0!</text:p>
          </table:table-cell>
          <table:table-cell table:formula="of:=[.L23]/[.AJ23]" office:value-type="float" office:value="0.0239750436818931" calcext:value-type="float">
            <text:p>0,0239750437</text:p>
          </table:table-cell>
          <table:table-cell table:formula="of:=[.M23]/[.AK23]" office:value-type="float" office:value="0.815533833930038" calcext:value-type="float">
            <text:p>0,8155338339</text:p>
          </table:table-cell>
          <table:table-cell table:formula="of:=[.N23]/[.AL23]" office:value-type="float" office:value="0.461913635690502" calcext:value-type="float">
            <text:p>0,4619136357</text:p>
          </table:table-cell>
          <table:table-cell table:formula="of:=[.O23]/[.AM23]" office:value-type="float" office:value="0.726046982729187" calcext:value-type="float">
            <text:p>0,7260469827</text:p>
          </table:table-cell>
          <table:table-cell table:formula="of:=[.P23]/[.AN23]" office:value-type="float" office:value="1.13432159750953" calcext:value-type="float">
            <text:p>1,1343215975</text:p>
          </table:table-cell>
          <table:table-cell table:formula="of:=[.Q23]/[.AO23]" office:value-type="float" office:value="0" calcext:value-type="float">
            <text:p>0</text:p>
          </table:table-cell>
          <table:table-cell table:formula="of:=[.R23]/[.AP23]" office:value-type="float" office:value="0.0926566667229236" calcext:value-type="float">
            <text:p>0,0926566667</text:p>
          </table:table-cell>
          <table:table-cell table:formula="of:=[.S23]/[.AQ23]" office:value-type="float" office:value="0.724648122789139" calcext:value-type="float">
            <text:p>0,7246481228</text:p>
          </table:table-cell>
          <table:table-cell table:formula="of:=[.T23]/[.AR23]" office:value-type="float" office:value="0" calcext:value-type="float">
            <text:p>0</text:p>
          </table:table-cell>
          <table:table-cell table:formula="of:=[.U23]/[.AS23]" office:value-type="float" office:value="0.459212015592504" calcext:value-type="float">
            <text:p>0,4592120156</text:p>
          </table:table-cell>
          <table:table-cell table:formula="of:=[.V23]/[.AT23]" office:value-type="float" office:value="0.128513740158298" calcext:value-type="float">
            <text:p>0,1285137402</text:p>
          </table:table-cell>
          <table:table-cell table:formula="of:=[.W23]/[.AU23]" office:value-type="float" office:value="0.391168991514383" calcext:value-type="float">
            <text:p>0,3911689915</text:p>
          </table:table-cell>
          <table:table-cell table:formula="of:=[.X23]/[.AV23]" office:value-type="float" office:value="0.015054645254258" calcext:value-type="float">
            <text:p>0,0150546453</text:p>
          </table:table-cell>
          <table:table-cell table:formula="of:=[.Y23]/[.AW23]" office:value-type="float" office:value="0.114814537136794" calcext:value-type="float">
            <text:p>0,1148145371</text:p>
          </table:table-cell>
          <table:table-cell table:formula="of:=[.Z23]/[.AX23]" office:value-type="float" office:value="0.0227961813454215" calcext:value-type="float">
            <text:p>0,0227961813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Glutamine</text:p>
          </table:table-cell>
          <table:table-cell office:value-type="float" office:value="0.00419758446472365" calcext:value-type="float">
            <text:p>0,004</text:p>
          </table:table-cell>
          <table:table-cell office:value-type="float" office:value="0.000728035026294335" calcext:value-type="float">
            <text:p>0,001</text:p>
          </table:table-cell>
          <table:table-cell/>
          <table:table-cell office:value-type="float" office:value="0.000932619513046596" calcext:value-type="float">
            <text:p>0,001</text:p>
          </table:table-cell>
          <table:table-cell office:value-type="float" office:value="0.000543309295770344" calcext:value-type="float">
            <text:p>0,001</text:p>
          </table:table-cell>
          <table:table-cell/>
          <table:table-cell office:value-type="float" office:value="0.0074023457905736" calcext:value-type="float">
            <text:p>0,007</text:p>
          </table:table-cell>
          <table:table-cell office:value-type="float" office:value="0.00832807972347507" calcext:value-type="float">
            <text:p>0,008</text:p>
          </table:table-cell>
          <table:table-cell office:value-type="float" office:value="0.0102542899790998" calcext:value-type="float">
            <text:p>0,010</text:p>
          </table:table-cell>
          <table:table-cell office:value-type="float" office:value="0.00241613201275522" calcext:value-type="float">
            <text:p>0,002</text:p>
          </table:table-cell>
          <table:table-cell office:value-type="float" office:value="0.00083458002076702" calcext:value-type="float">
            <text:p>0,001</text:p>
          </table:table-cell>
          <table:table-cell office:value-type="float" office:value="0.00131088824845789" calcext:value-type="float">
            <text:p>0,001</text:p>
          </table:table-cell>
          <table:table-cell office:value-type="float" office:value="0.0223753015013543" calcext:value-type="float">
            <text:p>0,022</text:p>
          </table:table-cell>
          <table:table-cell office:value-type="float" office:value="0.0263791669527614" calcext:value-type="float">
            <text:p>0,026</text:p>
          </table:table-cell>
          <table:table-cell/>
          <table:table-cell office:value-type="float" office:value="0.000738849127913687" calcext:value-type="float">
            <text:p>0,001</text:p>
          </table:table-cell>
          <table:table-cell office:value-type="float" office:value="0.00939366356886725" calcext:value-type="float">
            <text:p>0,009</text:p>
          </table:table-cell>
          <table:table-cell/>
          <table:table-cell office:value-type="float" office:value="0.00802136748528459" calcext:value-type="float">
            <text:p>0,008</text:p>
          </table:table-cell>
          <table:table-cell office:value-type="float" office:value="0.00134213128847183" calcext:value-type="float">
            <text:p>0,001</text:p>
          </table:table-cell>
          <table:table-cell office:value-type="float" office:value="0.00385306489710931" calcext:value-type="float">
            <text:p>0,004</text:p>
          </table:table-cell>
          <table:table-cell office:value-type="float" office:value="0.00235057267152203" calcext:value-type="float">
            <text:p>0,002</text:p>
          </table:table-cell>
          <table:table-cell office:value-type="float" office:value="0.0012185069957219" calcext:value-type="float">
            <text:p>0,001</text:p>
          </table:table-cell>
          <table:table-cell office:value-type="float" office:value="0.00116202871846049" calcext:value-type="float">
            <text:p>0,001</text:p>
          </table:table-cell>
          <table:table-cell office:value-type="float" office:value="0.00309881486085386" calcext:value-type="float">
            <text:p>0,003</text:p>
          </table:table-cell>
          <table:table-cell office:value-type="float" office:value="0.00119429588740839" calcext:value-type="float">
            <text:p>0,001</text:p>
          </table:table-cell>
          <table:table-cell/>
          <table:table-cell office:value-type="float" office:value="0.00110575174696155" calcext:value-type="float">
            <text:p>0,001</text:p>
          </table:table-cell>
          <table:table-cell office:value-type="float" office:value="0.00157335616802277" calcext:value-type="float">
            <text:p>0,002</text:p>
          </table:table-cell>
          <table:table-cell office:value-type="float" office:value="0.00134396703689488" calcext:value-type="float">
            <text:p>0,001</text:p>
          </table:table-cell>
          <table:table-cell office:value-type="float" office:value="0.00149136547573063" calcext:value-type="float">
            <text:p>0,001</text:p>
          </table:table-cell>
          <table:table-cell office:value-type="float" office:value="0.0162732163319982" calcext:value-type="float">
            <text:p>0,016</text:p>
          </table:table-cell>
          <table:table-cell/>
          <table:table-cell office:value-type="float" office:value="0.00319866781753815" calcext:value-type="float">
            <text:p>0,003</text:p>
          </table:table-cell>
          <table:table-cell office:value-type="float" office:value="0.00198993793602373" calcext:value-type="float">
            <text:p>0,002</text:p>
          </table:table-cell>
          <table:table-cell office:value-type="float" office:value="0.0116933070587977" calcext:value-type="float">
            <text:p>0,012</text:p>
          </table:table-cell>
          <table:table-cell office:value-type="float" office:value="0.0430129192293252" calcext:value-type="float">
            <text:p>0,043</text:p>
          </table:table-cell>
          <table:table-cell office:value-type="float" office:value="0.0686593575363436" calcext:value-type="float">
            <text:p>0,069</text:p>
          </table:table-cell>
          <table:table-cell office:value-type="float" office:value="0.0682981021720582" calcext:value-type="float">
            <text:p>0,068</text:p>
          </table:table-cell>
          <table:table-cell office:value-type="float" office:value="0.0630206143092872" calcext:value-type="float">
            <text:p>0,063</text:p>
          </table:table-cell>
          <table:table-cell office:value-type="float" office:value="0.0573989992055364" calcext:value-type="float">
            <text:p>0,057</text:p>
          </table:table-cell>
          <table:table-cell office:value-type="float" office:value="0.040756506138146" calcext:value-type="float">
            <text:p>0,041</text:p>
          </table:table-cell>
          <table:table-cell office:value-type="float" office:value="0.0481707523553203" calcext:value-type="float">
            <text:p>0,048</text:p>
          </table:table-cell>
          <table:table-cell office:value-type="float" office:value="0.00182107435637216" calcext:value-type="float">
            <text:p>0,002</text:p>
          </table:table-cell>
          <table:table-cell office:value-type="float" office:value="0.0946202264643017" calcext:value-type="float">
            <text:p>0,095</text:p>
          </table:table-cell>
          <table:table-cell office:value-type="float" office:value="0.0687848744076875" calcext:value-type="float">
            <text:p>0,069</text:p>
          </table:table-cell>
          <table:table-cell office:value-type="float" office:value="0.072481597269594" calcext:value-type="float">
            <text:p>0,072</text:p>
          </table:table-cell>
          <table:table-cell office:value-type="float" office:value="0.0544885729561674" calcext:value-type="float">
            <text:p>0,054</text:p>
          </table:table-cell>
          <table:table-cell table:number-columns-repeated="2"/>
          <table:table-cell table:formula="of:=[.C24]/[.AA24]" office:value-type="float" office:value="1.3545773636722" calcext:value-type="float">
            <text:p>1,3545773637</text:p>
          </table:table-cell>
          <table:table-cell table:formula="of:=[.D24]/[.AB24]" office:value-type="float" office:value="0.609593513609231" calcext:value-type="float">
            <text:p>0,6095935136</text:p>
          </table:table-cell>
          <table:table-cell table:formula="of:=[.E24]/[.AC24]" office:value-type="string" office:string-value="" calcext:value-type="error">
            <text:p>#DIV/0!</text:p>
          </table:table-cell>
          <table:table-cell table:formula="of:=[.F24]/[.AD24]" office:value-type="float" office:value="0.843425764968767" calcext:value-type="float">
            <text:p>0,843425765</text:p>
          </table:table-cell>
          <table:table-cell table:formula="of:=[.G24]/[.AE24]" office:value-type="float" office:value="0.345318693130443" calcext:value-type="float">
            <text:p>0,3453186931</text:p>
          </table:table-cell>
          <table:table-cell table:formula="of:=[.H24]/[.AF24]" office:value-type="float" office:value="0" calcext:value-type="float">
            <text:p>0</text:p>
          </table:table-cell>
          <table:table-cell table:formula="of:=[.I24]/[.AG24]" office:value-type="float" office:value="4.96346865408504" calcext:value-type="float">
            <text:p>4,9634686541</text:p>
          </table:table-cell>
          <table:table-cell table:formula="of:=[.J24]/[.AH24]" office:value-type="float" office:value="0.511766054943882" calcext:value-type="float">
            <text:p>0,5117660549</text:p>
          </table:table-cell>
          <table:table-cell table:formula="of:=[.K24]/[.AI24]" office:value-type="string" office:string-value="" calcext:value-type="error">
            <text:p>#DIV/0!</text:p>
          </table:table-cell>
          <table:table-cell table:formula="of:=[.L24]/[.AJ24]" office:value-type="float" office:value="0.755355713871781" calcext:value-type="float">
            <text:p>0,7553557139</text:p>
          </table:table-cell>
          <table:table-cell table:formula="of:=[.M24]/[.AK24]" office:value-type="float" office:value="0.419400025326754" calcext:value-type="float">
            <text:p>0,4194000253</text:p>
          </table:table-cell>
          <table:table-cell table:formula="of:=[.N24]/[.AL24]" office:value-type="float" office:value="0.112105860375198" calcext:value-type="float">
            <text:p>0,1121058604</text:p>
          </table:table-cell>
          <table:table-cell table:formula="of:=[.O24]/[.AM24]" office:value-type="float" office:value="0.520199556371876" calcext:value-type="float">
            <text:p>0,5201995564</text:p>
          </table:table-cell>
          <table:table-cell table:formula="of:=[.P24]/[.AN24]" office:value-type="float" office:value="0.384203521549092" calcext:value-type="float">
            <text:p>0,3842035215</text:p>
          </table:table-cell>
          <table:table-cell table:formula="of:=[.Q24]/[.AO24]" office:value-type="float" office:value="0" calcext:value-type="float">
            <text:p>0</text:p>
          </table:table-cell>
          <table:table-cell table:formula="of:=[.R24]/[.AP24]" office:value-type="float" office:value="0.0117239277339892" calcext:value-type="float">
            <text:p>0,0117239277</text:p>
          </table:table-cell>
          <table:table-cell table:formula="of:=[.S24]/[.AQ24]" office:value-type="float" office:value="0.163655528822551" calcext:value-type="float">
            <text:p>0,1636555288</text:p>
          </table:table-cell>
          <table:table-cell table:formula="of:=[.T24]/[.AR24]" office:value-type="float" office:value="0" calcext:value-type="float">
            <text:p>0</text:p>
          </table:table-cell>
          <table:table-cell table:formula="of:=[.U24]/[.AS24]" office:value-type="float" office:value="0.166519456165369" calcext:value-type="float">
            <text:p>0,1665194562</text:p>
          </table:table-cell>
          <table:table-cell table:formula="of:=[.V24]/[.AT24]" office:value-type="float" office:value="0.736999718751489" calcext:value-type="float">
            <text:p>0,7369997188</text:p>
          </table:table-cell>
          <table:table-cell table:formula="of:=[.W24]/[.AU24]" office:value-type="float" office:value="0.0407213662563257" calcext:value-type="float">
            <text:p>0,0407213663</text:p>
          </table:table-cell>
          <table:table-cell table:formula="of:=[.X24]/[.AV24]" office:value-type="float" office:value="0.0341728133076205" calcext:value-type="float">
            <text:p>0,0341728133</text:p>
          </table:table-cell>
          <table:table-cell table:formula="of:=[.Y24]/[.AW24]" office:value-type="float" office:value="0.0168112602594792" calcext:value-type="float">
            <text:p>0,0168112603</text:p>
          </table:table-cell>
          <table:table-cell table:formula="of:=[.Z24]/[.AX24]" office:value-type="float" office:value="0.0213260993161863" calcext:value-type="float">
            <text:p>0,0213260993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Glycine</text:p>
          </table:table-cell>
          <table:table-cell office:value-type="float" office:value="0.010069433094132" calcext:value-type="float">
            <text:p>0,010</text:p>
          </table:table-cell>
          <table:table-cell office:value-type="float" office:value="0.012176053831294" calcext:value-type="float">
            <text:p>0,012</text:p>
          </table:table-cell>
          <table:table-cell/>
          <table:table-cell office:value-type="float" office:value="0.00917629166129213" calcext:value-type="float">
            <text:p>0,009</text:p>
          </table:table-cell>
          <table:table-cell office:value-type="float" office:value="0.00550432744135247" calcext:value-type="float">
            <text:p>0,006</text:p>
          </table:table-cell>
          <table:table-cell office:value-type="float" office:value="0.00586042179166136" calcext:value-type="float">
            <text:p>0,006</text:p>
          </table:table-cell>
          <table:table-cell office:value-type="float" office:value="0.0272216578680524" calcext:value-type="float">
            <text:p>0,027</text:p>
          </table:table-cell>
          <table:table-cell office:value-type="float" office:value="0.0241205446113416" calcext:value-type="float">
            <text:p>0,024</text:p>
          </table:table-cell>
          <table:table-cell office:value-type="float" office:value="0.030041590912928" calcext:value-type="float">
            <text:p>0,030</text:p>
          </table:table-cell>
          <table:table-cell office:value-type="float" office:value="0.00114439761695116" calcext:value-type="float">
            <text:p>0,001</text:p>
          </table:table-cell>
          <table:table-cell office:value-type="float" office:value="0.00149028983881858" calcext:value-type="float">
            <text:p>0,001</text:p>
          </table:table-cell>
          <table:table-cell office:value-type="float" office:value="0.00296965237153241" calcext:value-type="float">
            <text:p>0,003</text:p>
          </table:table-cell>
          <table:table-cell office:value-type="float" office:value="0.0286307312712838" calcext:value-type="float">
            <text:p>0,029</text:p>
          </table:table-cell>
          <table:table-cell office:value-type="float" office:value="0.0160646938372282" calcext:value-type="float">
            <text:p>0,016</text:p>
          </table:table-cell>
          <table:table-cell/>
          <table:table-cell office:value-type="float" office:value="0.000991029019958705" calcext:value-type="float">
            <text:p>0,001</text:p>
          </table:table-cell>
          <table:table-cell office:value-type="float" office:value="0.00761977665360706" calcext:value-type="float">
            <text:p>0,008</text:p>
          </table:table-cell>
          <table:table-cell/>
          <table:table-cell office:value-type="float" office:value="0.00170136377567425" calcext:value-type="float">
            <text:p>0,002</text:p>
          </table:table-cell>
          <table:table-cell office:value-type="float" office:value="0.000877159245221243" calcext:value-type="float">
            <text:p>0,001</text:p>
          </table:table-cell>
          <table:table-cell office:value-type="float" office:value="0.00300914376879724" calcext:value-type="float">
            <text:p>0,003</text:p>
          </table:table-cell>
          <table:table-cell office:value-type="float" office:value="0.000991667419650849" calcext:value-type="float">
            <text:p>0,001</text:p>
          </table:table-cell>
          <table:table-cell office:value-type="float" office:value="0.000845195681315643" calcext:value-type="float">
            <text:p>0,001</text:p>
          </table:table-cell>
          <table:table-cell office:value-type="float" office:value="0.000615805631232802" calcext:value-type="float">
            <text:p>0,001</text:p>
          </table:table-cell>
          <table:table-cell office:value-type="float" office:value="0.0135507813620172" calcext:value-type="float">
            <text:p>0,014</text:p>
          </table:table-cell>
          <table:table-cell office:value-type="float" office:value="0.0109297853675307" calcext:value-type="float">
            <text:p>0,011</text:p>
          </table:table-cell>
          <table:table-cell/>
          <table:table-cell office:value-type="float" office:value="0.0156093649470795" calcext:value-type="float">
            <text:p>0,016</text:p>
          </table:table-cell>
          <table:table-cell office:value-type="float" office:value="0.00814788054602819" calcext:value-type="float">
            <text:p>0,008</text:p>
          </table:table-cell>
          <table:table-cell office:value-type="float" office:value="0.0109616893690289" calcext:value-type="float">
            <text:p>0,011</text:p>
          </table:table-cell>
          <table:table-cell office:value-type="float" office:value="0.0197323005783956" calcext:value-type="float">
            <text:p>0,020</text:p>
          </table:table-cell>
          <table:table-cell office:value-type="float" office:value="0.018894264197109" calcext:value-type="float">
            <text:p>0,019</text:p>
          </table:table-cell>
          <table:table-cell/>
          <table:table-cell office:value-type="float" office:value="0.0481876807906332" calcext:value-type="float">
            <text:p>0,048</text:p>
          </table:table-cell>
          <table:table-cell office:value-type="float" office:value="0.019050675497889" calcext:value-type="float">
            <text:p>0,019</text:p>
          </table:table-cell>
          <table:table-cell office:value-type="float" office:value="0.0258884313443854" calcext:value-type="float">
            <text:p>0,026</text:p>
          </table:table-cell>
          <table:table-cell office:value-type="float" office:value="0.051221252055066" calcext:value-type="float">
            <text:p>0,051</text:p>
          </table:table-cell>
          <table:table-cell office:value-type="float" office:value="0.0635244187485799" calcext:value-type="float">
            <text:p>0,064</text:p>
          </table:table-cell>
          <table:table-cell office:value-type="float" office:value="0.0686948649274578" calcext:value-type="float">
            <text:p>0,069</text:p>
          </table:table-cell>
          <table:table-cell office:value-type="float" office:value="0.0517340128443684" calcext:value-type="float">
            <text:p>0,052</text:p>
          </table:table-cell>
          <table:table-cell office:value-type="float" office:value="0.0672460209200477" calcext:value-type="float">
            <text:p>0,067</text:p>
          </table:table-cell>
          <table:table-cell office:value-type="float" office:value="0.0547536559512408" calcext:value-type="float">
            <text:p>0,055</text:p>
          </table:table-cell>
          <table:table-cell office:value-type="float" office:value="0.0170651387169567" calcext:value-type="float">
            <text:p>0,017</text:p>
          </table:table-cell>
          <table:table-cell office:value-type="float" office:value="0.00249583960962472" calcext:value-type="float">
            <text:p>0,002</text:p>
          </table:table-cell>
          <table:table-cell office:value-type="float" office:value="0.0138945459145008" calcext:value-type="float">
            <text:p>0,014</text:p>
          </table:table-cell>
          <table:table-cell office:value-type="float" office:value="0.00330978792993427" calcext:value-type="float">
            <text:p>0,003</text:p>
          </table:table-cell>
          <table:table-cell office:value-type="float" office:value="0.00340770698038331" calcext:value-type="float">
            <text:p>0,003</text:p>
          </table:table-cell>
          <table:table-cell office:value-type="float" office:value="0.00368238453589921" calcext:value-type="float">
            <text:p>0,004</text:p>
          </table:table-cell>
          <table:table-cell table:number-columns-repeated="2"/>
          <table:table-cell table:formula="of:=[.C25]/[.AA25]" office:value-type="float" office:value="0.743088743380997" calcext:value-type="float">
            <text:p>0,7430887434</text:p>
          </table:table-cell>
          <table:table-cell table:formula="of:=[.D25]/[.AB25]" office:value-type="float" office:value="1.11402497138376" calcext:value-type="float">
            <text:p>1,1140249714</text:p>
          </table:table-cell>
          <table:table-cell table:formula="of:=[.E25]/[.AC25]" office:value-type="string" office:string-value="" calcext:value-type="error">
            <text:p>#DIV/0!</text:p>
          </table:table-cell>
          <table:table-cell table:formula="of:=[.F25]/[.AD25]" office:value-type="float" office:value="0.587870915466616" calcext:value-type="float">
            <text:p>0,5878709155</text:p>
          </table:table-cell>
          <table:table-cell table:formula="of:=[.G25]/[.AE25]" office:value-type="float" office:value="0.675553281648887" calcext:value-type="float">
            <text:p>0,6755532816</text:p>
          </table:table-cell>
          <table:table-cell table:formula="of:=[.H25]/[.AF25]" office:value-type="float" office:value="0.534627610249508" calcext:value-type="float">
            <text:p>0,5346276102</text:p>
          </table:table-cell>
          <table:table-cell table:formula="of:=[.I25]/[.AG25]" office:value-type="float" office:value="1.37954810489035" calcext:value-type="float">
            <text:p>1,3795481049</text:p>
          </table:table-cell>
          <table:table-cell table:formula="of:=[.J25]/[.AH25]" office:value-type="float" office:value="1.27660671829879" calcext:value-type="float">
            <text:p>1,2766067183</text:p>
          </table:table-cell>
          <table:table-cell table:formula="of:=[.K25]/[.AI25]" office:value-type="string" office:string-value="" calcext:value-type="error">
            <text:p>#DIV/0!</text:p>
          </table:table-cell>
          <table:table-cell table:formula="of:=[.L25]/[.AJ25]" office:value-type="float" office:value="0.0237487589810218" calcext:value-type="float">
            <text:p>0,023748759</text:p>
          </table:table-cell>
          <table:table-cell table:formula="of:=[.M25]/[.AK25]" office:value-type="float" office:value="0.0782276638423513" calcext:value-type="float">
            <text:p>0,0782276638</text:p>
          </table:table-cell>
          <table:table-cell table:formula="of:=[.N25]/[.AL25]" office:value-type="float" office:value="0.114709629642217" calcext:value-type="float">
            <text:p>0,1147096296</text:p>
          </table:table-cell>
          <table:table-cell table:formula="of:=[.O25]/[.AM25]" office:value-type="float" office:value="0.558961956660177" calcext:value-type="float">
            <text:p>0,5589619567</text:p>
          </table:table-cell>
          <table:table-cell table:formula="of:=[.P25]/[.AN25]" office:value-type="float" office:value="0.252890056354704" calcext:value-type="float">
            <text:p>0,2528900564</text:p>
          </table:table-cell>
          <table:table-cell table:formula="of:=[.Q25]/[.AO25]" office:value-type="float" office:value="0" calcext:value-type="float">
            <text:p>0</text:p>
          </table:table-cell>
          <table:table-cell table:formula="of:=[.R25]/[.AP25]" office:value-type="float" office:value="0.0191562371730185" calcext:value-type="float">
            <text:p>0,0191562372</text:p>
          </table:table-cell>
          <table:table-cell table:formula="of:=[.S25]/[.AQ25]" office:value-type="float" office:value="0.113311933544241" calcext:value-type="float">
            <text:p>0,1133119335</text:p>
          </table:table-cell>
          <table:table-cell table:formula="of:=[.T25]/[.AR25]" office:value-type="float" office:value="0" calcext:value-type="float">
            <text:p>0</text:p>
          </table:table-cell>
          <table:table-cell table:formula="of:=[.U25]/[.AS25]" office:value-type="float" office:value="0.0996982095424573" calcext:value-type="float">
            <text:p>0,0996982095</text:p>
          </table:table-cell>
          <table:table-cell table:formula="of:=[.V25]/[.AT25]" office:value-type="float" office:value="0.351448563376688" calcext:value-type="float">
            <text:p>0,3514485634</text:p>
          </table:table-cell>
          <table:table-cell table:formula="of:=[.W25]/[.AU25]" office:value-type="float" office:value="0.216570141069295" calcext:value-type="float">
            <text:p>0,2165701411</text:p>
          </table:table-cell>
          <table:table-cell table:formula="of:=[.X25]/[.AV25]" office:value-type="float" office:value="0.29961660403739" calcext:value-type="float">
            <text:p>0,299616604</text:p>
          </table:table-cell>
          <table:table-cell table:formula="of:=[.Y25]/[.AW25]" office:value-type="float" office:value="0.248024752768084" calcext:value-type="float">
            <text:p>0,2480247528</text:p>
          </table:table-cell>
          <table:table-cell table:formula="of:=[.Z25]/[.AX25]" office:value-type="float" office:value="0.167230126356814" calcext:value-type="float">
            <text:p>0,1672301264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Leucine, cyclo-</text:p>
          </table:table-cell>
          <table:table-cell table:number-columns-repeated="12"/>
          <table:table-cell office:value-type="float" office:value="0.00116230747831571" calcext:value-type="float">
            <text:p>0,001</text:p>
          </table:table-cell>
          <table:table-cell office:value-type="float" office:value="0.000169446755198047" calcext:value-type="float">
            <text:p>0,000</text:p>
          </table:table-cell>
          <table:table-cell table:number-columns-repeated="2"/>
          <table:table-cell office:value-type="float" office:value="0.000121294848791297" calcext:value-type="float">
            <text:p>0,000</text:p>
          </table:table-cell>
          <table:table-cell/>
          <table:table-cell office:value-type="float" office:value="0.0120180364640597" calcext:value-type="float">
            <text:p>0,012</text:p>
          </table:table-cell>
          <table:table-cell office:value-type="float" office:value="0.000618596324783629" calcext:value-type="float">
            <text:p>0,001</text:p>
          </table:table-cell>
          <table:table-cell office:value-type="float" office:value="0.00118992922272141" calcext:value-type="float">
            <text:p>0,001</text:p>
          </table:table-cell>
          <table:table-cell office:value-type="float" office:value="0.00491641748890513" calcext:value-type="float">
            <text:p>0,005</text:p>
          </table:table-cell>
          <table:table-cell office:value-type="float" office:value="0.000556743537226979" calcext:value-type="float">
            <text:p>0,001</text:p>
          </table:table-cell>
          <table:table-cell office:value-type="float" office:value="0.000666466038209829" calcext:value-type="float">
            <text:p>0,001</text:p>
          </table:table-cell>
          <table:table-cell/>
          <table:table-cell office:value-type="float" office:value="0.000114260096149748" calcext:value-type="float">
            <text:p>0,000</text:p>
          </table:table-cell>
          <table:table-cell/>
          <table:table-cell office:value-type="float" office:value="0.000144842085946193" calcext:value-type="float">
            <text:p>0,000</text:p>
          </table:table-cell>
          <table:table-cell office:value-type="float" office:value="0.00125258358483863" calcext:value-type="float">
            <text:p>0,001</text:p>
          </table:table-cell>
          <table:table-cell office:value-type="float" office:value="0.00110742825276239" calcext:value-type="float">
            <text:p>0,001</text:p>
          </table:table-cell>
          <table:table-cell table:number-columns-repeated="6"/>
          <table:table-cell office:value-type="float" office:value="0.000367857752736533" calcext:value-type="float">
            <text:p>0,000</text:p>
          </table:table-cell>
          <table:table-cell office:value-type="float" office:value="0.000459522480048116" calcext:value-type="float">
            <text:p>0,000</text:p>
          </table:table-cell>
          <table:table-cell office:value-type="float" office:value="0.000640302730713643" calcext:value-type="float">
            <text:p>0,001</text:p>
          </table:table-cell>
          <table:table-cell office:value-type="float" office:value="0.000239107363338327" calcext:value-type="float">
            <text:p>0,000</text:p>
          </table:table-cell>
          <table:table-cell/>
          <table:table-cell office:value-type="float" office:value="0.000128518506901923" calcext:value-type="float">
            <text:p>0,000</text:p>
          </table:table-cell>
          <table:table-cell office:value-type="float" office:value="0.00284886102619358" calcext:value-type="float">
            <text:p>0,003</text:p>
          </table:table-cell>
          <table:table-cell office:value-type="float" office:value="0.0056229723534396" calcext:value-type="float">
            <text:p>0,006</text:p>
          </table:table-cell>
          <table:table-cell office:value-type="float" office:value="0.00862890131938927" calcext:value-type="float">
            <text:p>0,009</text:p>
          </table:table-cell>
          <table:table-cell office:value-type="float" office:value="0.0029028818797117" calcext:value-type="float">
            <text:p>0,003</text:p>
          </table:table-cell>
          <table:table-cell office:value-type="float" office:value="0.0025197725843216" calcext:value-type="float">
            <text:p>0,003</text:p>
          </table:table-cell>
          <table:table-cell office:value-type="float" office:value="0.00154130122417106" calcext:value-type="float">
            <text:p>0,002</text:p>
          </table:table-cell>
          <table:table-cell table:number-columns-repeated="2"/>
          <table:table-cell table:formula="of:=[.C26]/[.AA26]" office:value-type="string" office:string-value="" calcext:value-type="error">
            <text:p>#DIV/0!</text:p>
          </table:table-cell>
          <table:table-cell table:formula="of:=[.D26]/[.AB26]" office:value-type="float" office:value="0" calcext:value-type="float">
            <text:p>0</text:p>
          </table:table-cell>
          <table:table-cell table:formula="of:=[.E26]/[.AC26]" office:value-type="string" office:string-value="" calcext:value-type="error">
            <text:p>#DIV/0!</text:p>
          </table:table-cell>
          <table:table-cell table:formula="of:=[.F26]/[.AD26]" office:value-type="float" office:value="0" calcext:value-type="float">
            <text:p>0</text:p>
          </table:table-cell>
          <table:table-cell table:formula="of:=[.G26]/[.AE26]" office:value-type="float" office:value="0" calcext:value-type="float">
            <text:p>0</text:p>
          </table:table-cell>
          <table:table-cell table:formula="of:=[.H26]/[.AF26]" office:value-type="float" office:value="0" calcext:value-type="float">
            <text:p>0</text:p>
          </table:table-cell>
          <table:table-cell table:formula="of:=[.I26]/[.AG26]" office:value-type="string" office:string-value="" calcext:value-type="error">
            <text:p>#DIV/0!</text:p>
          </table:table-cell>
          <table:table-cell table:formula="of:=[.J26]/[.AH26]" office:value-type="string" office:string-value="" calcext:value-type="error">
            <text:p>#DIV/0!</text:p>
          </table:table-cell>
          <table:table-cell table:formula="of:=[.K26]/[.AI26]" office:value-type="string" office:string-value="" calcext:value-type="error">
            <text:p>#DIV/0!</text:p>
          </table:table-cell>
          <table:table-cell table:formula="of:=[.L26]/[.AJ26]" office:value-type="string" office:string-value="" calcext:value-type="error">
            <text:p>#DIV/0!</text:p>
          </table:table-cell>
          <table:table-cell table:formula="of:=[.M26]/[.AK26]" office:value-type="string" office:string-value="" calcext:value-type="error">
            <text:p>#DIV/0!</text:p>
          </table:table-cell>
          <table:table-cell table:formula="of:=[.N26]/[.AL26]" office:value-type="string" office:string-value="" calcext:value-type="error">
            <text:p>#DIV/0!</text:p>
          </table:table-cell>
          <table:table-cell table:formula="of:=[.O26]/[.AM26]" office:value-type="float" office:value="3.15966557635168" calcext:value-type="float">
            <text:p>3,1596655764</text:p>
          </table:table-cell>
          <table:table-cell table:formula="of:=[.P26]/[.AN26]" office:value-type="float" office:value="0.368745300948725" calcext:value-type="float">
            <text:p>0,3687453009</text:p>
          </table:table-cell>
          <table:table-cell table:formula="of:=[.Q26]/[.AO26]" office:value-type="float" office:value="0" calcext:value-type="float">
            <text:p>0</text:p>
          </table:table-cell>
          <table:table-cell table:formula="of:=[.R26]/[.AP26]" office:value-type="float" office:value="0" calcext:value-type="float">
            <text:p>0</text:p>
          </table:table-cell>
          <table:table-cell table:formula="of:=[.S26]/[.AQ26]" office:value-type="string" office:string-value="" calcext:value-type="error">
            <text:p>#DIV/0!</text:p>
          </table:table-cell>
          <table:table-cell table:formula="of:=[.T26]/[.AR26]" office:value-type="float" office:value="0" calcext:value-type="float">
            <text:p>0</text:p>
          </table:table-cell>
          <table:table-cell table:formula="of:=[.U26]/[.AS26]" office:value-type="float" office:value="4.21854079702766" calcext:value-type="float">
            <text:p>4,218540797</text:p>
          </table:table-cell>
          <table:table-cell table:formula="of:=[.V26]/[.AT26]" office:value-type="float" office:value="0.110012336163316" calcext:value-type="float">
            <text:p>0,1100123362</text:p>
          </table:table-cell>
          <table:table-cell table:formula="of:=[.W26]/[.AU26]" office:value-type="float" office:value="0.137900432358361" calcext:value-type="float">
            <text:p>0,1379004324</text:p>
          </table:table-cell>
          <table:table-cell table:formula="of:=[.X26]/[.AV26]" office:value-type="float" office:value="1.6936333246165" calcext:value-type="float">
            <text:p>1,6936333246</text:p>
          </table:table-cell>
          <table:table-cell table:formula="of:=[.Y26]/[.AW26]" office:value-type="float" office:value="0.220949914564163" calcext:value-type="float">
            <text:p>0,2209499146</text:p>
          </table:table-cell>
          <table:table-cell table:formula="of:=[.Z26]/[.AX26]" office:value-type="float" office:value="0.43240479392227" calcext:value-type="float">
            <text:p>0,4324047939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Lysine</text:p>
          </table:table-cell>
          <table:table-cell/>
          <table:table-cell office:value-type="float" office:value="0.00748426024741046" calcext:value-type="float">
            <text:p>0,007</text:p>
          </table:table-cell>
          <table:table-cell/>
          <table:table-cell office:value-type="float" office:value="0.0107475584955606" calcext:value-type="float">
            <text:p>0,011</text:p>
          </table:table-cell>
          <table:table-cell office:value-type="float" office:value="0.00701555491361275" calcext:value-type="float">
            <text:p>0,007</text:p>
          </table:table-cell>
          <table:table-cell office:value-type="float" office:value="0.0106190502565943" calcext:value-type="float">
            <text:p>0,011</text:p>
          </table:table-cell>
          <table:table-cell table:number-columns-repeated="7"/>
          <table:table-cell office:value-type="float" office:value="0.00956252941042552" calcext:value-type="float">
            <text:p>0,010</text:p>
          </table:table-cell>
          <table:table-cell/>
          <table:table-cell office:value-type="float" office:value="0.00654259440349841" calcext:value-type="float">
            <text:p>0,007</text:p>
          </table:table-cell>
          <table:table-cell office:value-type="float" office:value="0.00194169632274013" calcext:value-type="float">
            <text:p>0,002</text:p>
          </table:table-cell>
          <table:table-cell/>
          <table:table-cell office:value-type="float" office:value="0.00390589795603388" calcext:value-type="float">
            <text:p>0,004</text:p>
          </table:table-cell>
          <table:table-cell office:value-type="float" office:value="0.0139146034517735" calcext:value-type="float">
            <text:p>0,014</text:p>
          </table:table-cell>
          <table:table-cell office:value-type="float" office:value="0.00444378168011846" calcext:value-type="float">
            <text:p>0,004</text:p>
          </table:table-cell>
          <table:table-cell office:value-type="float" office:value="0.00931608910230377" calcext:value-type="float">
            <text:p>0,009</text:p>
          </table:table-cell>
          <table:table-cell office:value-type="float" office:value="0.0106938635194295" calcext:value-type="float">
            <text:p>0,011</text:p>
          </table:table-cell>
          <table:table-cell office:value-type="float" office:value="0.00922729234443286" calcext:value-type="float">
            <text:p>0,009</text:p>
          </table:table-cell>
          <table:table-cell/>
          <table:table-cell office:value-type="float" office:value="0.0100035306375104" calcext:value-type="float">
            <text:p>0,010</text:p>
          </table:table-cell>
          <table:table-cell/>
          <table:table-cell office:value-type="float" office:value="0.00910190770172579" calcext:value-type="float">
            <text:p>0,009</text:p>
          </table:table-cell>
          <table:table-cell office:value-type="float" office:value="0.00885898130545523" calcext:value-type="float">
            <text:p>0,009</text:p>
          </table:table-cell>
          <table:table-cell office:value-type="float" office:value="0.0084056868186251" calcext:value-type="float">
            <text:p>0,008</text:p>
          </table:table-cell>
          <table:table-cell table:number-columns-repeated="20"/>
          <table:table-cell table:formula="of:=[.C27]/[.AA27]" office:value-type="string" office:string-value="" calcext:value-type="error">
            <text:p>#DIV/0!</text:p>
          </table:table-cell>
          <table:table-cell table:formula="of:=[.D27]/[.AB27]" office:value-type="float" office:value="0.748161875902755" calcext:value-type="float">
            <text:p>0,7481618759</text:p>
          </table:table-cell>
          <table:table-cell table:formula="of:=[.E27]/[.AC27]" office:value-type="string" office:string-value="" calcext:value-type="error">
            <text:p>#DIV/0!</text:p>
          </table:table-cell>
          <table:table-cell table:formula="of:=[.F27]/[.AD27]" office:value-type="float" office:value="1.18080284350969" calcext:value-type="float">
            <text:p>1,1808028435</text:p>
          </table:table-cell>
          <table:table-cell table:formula="of:=[.G27]/[.AE27]" office:value-type="float" office:value="0.791914405473762" calcext:value-type="float">
            <text:p>0,7919144055</text:p>
          </table:table-cell>
          <table:table-cell table:formula="of:=[.H27]/[.AF27]" office:value-type="float" office:value="1.26331738092655" calcext:value-type="float">
            <text:p>1,2633173809</text:p>
          </table:table-cell>
          <table:table-cell table:formula="of:=[.I27]/[.AG27]" office:value-type="string" office:string-value="" calcext:value-type="error">
            <text:p>#DIV/0!</text:p>
          </table:table-cell>
          <table:table-cell table:formula="of:=[.J27]/[.AH27]" office:value-type="string" office:string-value="" calcext:value-type="error">
            <text:p>#DIV/0!</text:p>
          </table:table-cell>
          <table:table-cell table:formula="of:=[.K27]/[.AI27]" office:value-type="string" office:string-value="" calcext:value-type="error">
            <text:p>#DIV/0!</text:p>
          </table:table-cell>
          <table:table-cell table:formula="of:=[.L27]/[.AJ27]" office:value-type="string" office:string-value="" calcext:value-type="error">
            <text:p>#DIV/0!</text:p>
          </table:table-cell>
          <table:table-cell table:formula="of:=[.M27]/[.AK27]" office:value-type="string" office:string-value="" calcext:value-type="error">
            <text:p>#DIV/0!</text:p>
          </table:table-cell>
          <table:table-cell table:formula="of:=[.N27]/[.AL27]" office:value-type="string" office:string-value="" calcext:value-type="error">
            <text:p>#DIV/0!</text:p>
          </table:table-cell>
          <table:table-cell table:formula="of:=[.O27]/[.AM27]" office:value-type="string" office:string-value="" calcext:value-type="error">
            <text:p>#DIV/0!</text:p>
          </table:table-cell>
          <table:table-cell table:formula="of:=[.P27]/[.AN27]" office:value-type="string" office:string-value="" calcext:value-type="error">
            <text:p>#DIV/0!</text:p>
          </table:table-cell>
          <table:table-cell table:formula="of:=[.Q27]/[.AO27]" office:value-type="string" office:string-value="" calcext:value-type="error">
            <text:p>#DIV/0!</text:p>
          </table:table-cell>
          <table:table-cell table:formula="of:=[.R27]/[.AP27]" office:value-type="string" office:string-value="" calcext:value-type="error">
            <text:p>#DIV/0!</text:p>
          </table:table-cell>
          <table:table-cell table:formula="of:=[.S27]/[.AQ27]" office:value-type="string" office:string-value="" calcext:value-type="error">
            <text:p>#DIV/0!</text:p>
          </table:table-cell>
          <table:table-cell table:formula="of:=[.T27]/[.AR27]" office:value-type="string" office:string-value="" calcext:value-type="error">
            <text:p>#DIV/0!</text:p>
          </table:table-cell>
          <table:table-cell table:formula="of:=[.U27]/[.AS27]" office:value-type="string" office:string-value="" calcext:value-type="error">
            <text:p>#DIV/0!</text:p>
          </table:table-cell>
          <table:table-cell table:formula="of:=[.V27]/[.AT27]" office:value-type="string" office:string-value="" calcext:value-type="error">
            <text:p>#DIV/0!</text:p>
          </table:table-cell>
          <table:table-cell table:formula="of:=[.W27]/[.AU27]" office:value-type="string" office:string-value="" calcext:value-type="error">
            <text:p>#DIV/0!</text:p>
          </table:table-cell>
          <table:table-cell table:formula="of:=[.X27]/[.AV27]" office:value-type="string" office:string-value="" calcext:value-type="error">
            <text:p>#DIV/0!</text:p>
          </table:table-cell>
          <table:table-cell table:formula="of:=[.Y27]/[.AW27]" office:value-type="string" office:string-value="" calcext:value-type="error">
            <text:p>#DIV/0!</text:p>
          </table:table-cell>
          <table:table-cell table:formula="of:=[.Z27]/[.AX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N-Carboxyglycine</text:p>
          </table:table-cell>
          <table:table-cell office:value-type="float" office:value="0.00106858241204017" calcext:value-type="float">
            <text:p>0,001</text:p>
          </table:table-cell>
          <table:table-cell office:value-type="float" office:value="0.00151067240296599" calcext:value-type="float">
            <text:p>0,002</text:p>
          </table:table-cell>
          <table:table-cell/>
          <table:table-cell office:value-type="float" office:value="0.000698981543809324" calcext:value-type="float">
            <text:p>0,001</text:p>
          </table:table-cell>
          <table:table-cell office:value-type="float" office:value="0.000364068343938823" calcext:value-type="float">
            <text:p>0,000</text:p>
          </table:table-cell>
          <table:table-cell office:value-type="float" office:value="0.000573125228183347" calcext:value-type="float">
            <text:p>0,001</text:p>
          </table:table-cell>
          <table:table-cell office:value-type="float" office:value="0.00721167651184932" calcext:value-type="float">
            <text:p>0,007</text:p>
          </table:table-cell>
          <table:table-cell office:value-type="float" office:value="0.0156951923931392" calcext:value-type="float">
            <text:p>0,016</text:p>
          </table:table-cell>
          <table:table-cell office:value-type="float" office:value="0.0109099937666898" calcext:value-type="float">
            <text:p>0,011</text:p>
          </table:table-cell>
          <table:table-cell office:value-type="float" office:value="0.0000198370581552569" calcext:value-type="float">
            <text:p>0,000</text:p>
          </table:table-cell>
          <table:table-cell office:value-type="float" office:value="0.000234599777850041" calcext:value-type="float">
            <text:p>0,000</text:p>
          </table:table-cell>
          <table:table-cell office:value-type="float" office:value="0.000333947075988888" calcext:value-type="float">
            <text:p>0,000</text:p>
          </table:table-cell>
          <table:table-cell office:value-type="float" office:value="0.00156617587858726" calcext:value-type="float">
            <text:p>0,002</text:p>
          </table:table-cell>
          <table:table-cell office:value-type="float" office:value="0.0399719911784099" calcext:value-type="float">
            <text:p>0,040</text:p>
          </table:table-cell>
          <table:table-cell/>
          <table:table-cell office:value-type="float" office:value="0.000127097277517805" calcext:value-type="float">
            <text:p>0,000</text:p>
          </table:table-cell>
          <table:table-cell office:value-type="float" office:value="0.000986106840359158" calcext:value-type="float">
            <text:p>0,001</text:p>
          </table:table-cell>
          <table:table-cell/>
          <table:table-cell office:value-type="float" office:value="0.000123189018713365" calcext:value-type="float">
            <text:p>0,000</text:p>
          </table:table-cell>
          <table:table-cell office:value-type="float" office:value="0.000120753700879981" calcext:value-type="float">
            <text:p>0,000</text:p>
          </table:table-cell>
          <table:table-cell office:value-type="float" office:value="0.00027126581835123" calcext:value-type="float">
            <text:p>0,000</text:p>
          </table:table-cell>
          <table:table-cell office:value-type="float" office:value="0.000155452319892132" calcext:value-type="float">
            <text:p>0,000</text:p>
          </table:table-cell>
          <table:table-cell office:value-type="float" office:value="0.000130666280656944" calcext:value-type="float">
            <text:p>0,000</text:p>
          </table:table-cell>
          <table:table-cell office:value-type="float" office:value="0.0000356674128344298" calcext:value-type="float">
            <text:p>0,000</text:p>
          </table:table-cell>
          <table:table-cell office:value-type="float" office:value="0.00213928648807953" calcext:value-type="float">
            <text:p>0,002</text:p>
          </table:table-cell>
          <table:table-cell office:value-type="float" office:value="0.000643278831053439" calcext:value-type="float">
            <text:p>0,001</text:p>
          </table:table-cell>
          <table:table-cell/>
          <table:table-cell office:value-type="float" office:value="0.00164967916937281" calcext:value-type="float">
            <text:p>0,002</text:p>
          </table:table-cell>
          <table:table-cell office:value-type="float" office:value="0.00127883155275925" calcext:value-type="float">
            <text:p>0,001</text:p>
          </table:table-cell>
          <table:table-cell office:value-type="float" office:value="0.00176679556750666" calcext:value-type="float">
            <text:p>0,002</text:p>
          </table:table-cell>
          <table:table-cell office:value-type="float" office:value="0.00400242965463218" calcext:value-type="float">
            <text:p>0,004</text:p>
          </table:table-cell>
          <table:table-cell office:value-type="float" office:value="0.00281670108153599" calcext:value-type="float">
            <text:p>0,003</text:p>
          </table:table-cell>
          <table:table-cell/>
          <table:table-cell office:value-type="float" office:value="0.00154526241614587" calcext:value-type="float">
            <text:p>0,002</text:p>
          </table:table-cell>
          <table:table-cell office:value-type="float" office:value="0.002084201225481" calcext:value-type="float">
            <text:p>0,002</text:p>
          </table:table-cell>
          <table:table-cell office:value-type="float" office:value="0.00291733692131503" calcext:value-type="float">
            <text:p>0,003</text:p>
          </table:table-cell>
          <table:table-cell office:value-type="float" office:value="0.00445232900637479" calcext:value-type="float">
            <text:p>0,004</text:p>
          </table:table-cell>
          <table:table-cell office:value-type="float" office:value="0.0208075494687673" calcext:value-type="float">
            <text:p>0,021</text:p>
          </table:table-cell>
          <table:table-cell office:value-type="float" office:value="0.0210022327179974" calcext:value-type="float">
            <text:p>0,021</text:p>
          </table:table-cell>
          <table:table-cell office:value-type="float" office:value="0.0138367530662873" calcext:value-type="float">
            <text:p>0,014</text:p>
          </table:table-cell>
          <table:table-cell office:value-type="float" office:value="0.0199526876242139" calcext:value-type="float">
            <text:p>0,020</text:p>
          </table:table-cell>
          <table:table-cell office:value-type="float" office:value="0.0175289394195703" calcext:value-type="float">
            <text:p>0,018</text:p>
          </table:table-cell>
          <table:table-cell office:value-type="float" office:value="0.000590178991985384" calcext:value-type="float">
            <text:p>0,001</text:p>
          </table:table-cell>
          <table:table-cell office:value-type="float" office:value="0.000732759895554573" calcext:value-type="float">
            <text:p>0,001</text:p>
          </table:table-cell>
          <table:table-cell office:value-type="float" office:value="0.00224742613718563" calcext:value-type="float">
            <text:p>0,002</text:p>
          </table:table-cell>
          <table:table-cell office:value-type="float" office:value="0.000713002790232125" calcext:value-type="float">
            <text:p>0,001</text:p>
          </table:table-cell>
          <table:table-cell office:value-type="float" office:value="0.000846909923078804" calcext:value-type="float">
            <text:p>0,001</text:p>
          </table:table-cell>
          <table:table-cell office:value-type="float" office:value="0.00067709496652783" calcext:value-type="float">
            <text:p>0,001</text:p>
          </table:table-cell>
          <table:table-cell table:number-columns-repeated="2"/>
          <table:table-cell table:formula="of:=[.C28]/[.AA28]" office:value-type="float" office:value="0.499504118777216" calcext:value-type="float">
            <text:p>0,4995041188</text:p>
          </table:table-cell>
          <table:table-cell table:formula="of:=[.D28]/[.AB28]" office:value-type="float" office:value="2.34839439763951" calcext:value-type="float">
            <text:p>2,3483943976</text:p>
          </table:table-cell>
          <table:table-cell table:formula="of:=[.E28]/[.AC28]" office:value-type="string" office:string-value="" calcext:value-type="error">
            <text:p>#DIV/0!</text:p>
          </table:table-cell>
          <table:table-cell table:formula="of:=[.F28]/[.AD28]" office:value-type="float" office:value="0.423707564953414" calcext:value-type="float">
            <text:p>0,423707565</text:p>
          </table:table-cell>
          <table:table-cell table:formula="of:=[.G28]/[.AE28]" office:value-type="float" office:value="0.284688271221723" calcext:value-type="float">
            <text:p>0,2846882712</text:p>
          </table:table-cell>
          <table:table-cell table:formula="of:=[.H28]/[.AF28]" office:value-type="float" office:value="0.324386838366452" calcext:value-type="float">
            <text:p>0,3243868384</text:p>
          </table:table-cell>
          <table:table-cell table:formula="of:=[.I28]/[.AG28]" office:value-type="float" office:value="1.80182467504531" calcext:value-type="float">
            <text:p>1,801824675</text:p>
          </table:table-cell>
          <table:table-cell table:formula="of:=[.J28]/[.AH28]" office:value-type="float" office:value="5.57218957170293" calcext:value-type="float">
            <text:p>5,5721895717</text:p>
          </table:table-cell>
          <table:table-cell table:formula="of:=[.K28]/[.AI28]" office:value-type="string" office:string-value="" calcext:value-type="error">
            <text:p>#DIV/0!</text:p>
          </table:table-cell>
          <table:table-cell table:formula="of:=[.L28]/[.AJ28]" office:value-type="float" office:value="0.01283733943697" calcext:value-type="float">
            <text:p>0,0128373394</text:p>
          </table:table-cell>
          <table:table-cell table:formula="of:=[.M28]/[.AK28]" office:value-type="float" office:value="0.112561001779422" calcext:value-type="float">
            <text:p>0,1125610018</text:p>
          </table:table-cell>
          <table:table-cell table:formula="of:=[.N28]/[.AL28]" office:value-type="float" office:value="0.114469834988534" calcext:value-type="float">
            <text:p>0,114469835</text:p>
          </table:table-cell>
          <table:table-cell table:formula="of:=[.O28]/[.AM28]" office:value-type="float" office:value="0.351765531330867" calcext:value-type="float">
            <text:p>0,3517655313</text:p>
          </table:table-cell>
          <table:table-cell table:formula="of:=[.P28]/[.AN28]" office:value-type="float" office:value="1.92103309610817" calcext:value-type="float">
            <text:p>1,9210330961</text:p>
          </table:table-cell>
          <table:table-cell table:formula="of:=[.Q28]/[.AO28]" office:value-type="float" office:value="0" calcext:value-type="float">
            <text:p>0</text:p>
          </table:table-cell>
          <table:table-cell table:formula="of:=[.R28]/[.AP28]" office:value-type="float" office:value="0.00918548426129483" calcext:value-type="float">
            <text:p>0,0091854843</text:p>
          </table:table-cell>
          <table:table-cell table:formula="of:=[.S28]/[.AQ28]" office:value-type="float" office:value="0.0494222562359195" calcext:value-type="float">
            <text:p>0,0494222562</text:p>
          </table:table-cell>
          <table:table-cell table:formula="of:=[.T28]/[.AR28]" office:value-type="float" office:value="0" calcext:value-type="float">
            <text:p>0</text:p>
          </table:table-cell>
          <table:table-cell table:formula="of:=[.U28]/[.AS28]" office:value-type="float" office:value="0.208731622755586" calcext:value-type="float">
            <text:p>0,2087316228</text:p>
          </table:table-cell>
          <table:table-cell table:formula="of:=[.V28]/[.AT28]" office:value-type="float" office:value="0.164792999197358" calcext:value-type="float">
            <text:p>0,1647929992</text:p>
          </table:table-cell>
          <table:table-cell table:formula="of:=[.W28]/[.AU28]" office:value-type="float" office:value="0.120700660129781" calcext:value-type="float">
            <text:p>0,1207006601</text:p>
          </table:table-cell>
          <table:table-cell table:formula="of:=[.X28]/[.AV28]" office:value-type="float" office:value="0.2180248408867" calcext:value-type="float">
            <text:p>0,2180248409</text:p>
          </table:table-cell>
          <table:table-cell table:formula="of:=[.Y28]/[.AW28]" office:value-type="float" office:value="0.154285924743836" calcext:value-type="float">
            <text:p>0,1542859247</text:p>
          </table:table-cell>
          <table:table-cell table:formula="of:=[.Z28]/[.AX28]" office:value-type="float" office:value="0.0526771200461491" calcext:value-type="float">
            <text:p>0,05267712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Ornithine</text:p>
          </table:table-cell>
          <table:table-cell office:value-type="float" office:value="0.00185862433844265" calcext:value-type="float">
            <text:p>0,002</text:p>
          </table:table-cell>
          <table:table-cell office:value-type="float" office:value="0.00372832697112689" calcext:value-type="float">
            <text:p>0,004</text:p>
          </table:table-cell>
          <table:table-cell/>
          <table:table-cell office:value-type="float" office:value="0.00133858367402623" calcext:value-type="float">
            <text:p>0,001</text:p>
          </table:table-cell>
          <table:table-cell office:value-type="float" office:value="0.000859619299670816" calcext:value-type="float">
            <text:p>0,001</text:p>
          </table:table-cell>
          <table:table-cell office:value-type="float" office:value="0.00125940008765207" calcext:value-type="float">
            <text:p>0,001</text:p>
          </table:table-cell>
          <table:table-cell office:value-type="float" office:value="0.0177451655878642" calcext:value-type="float">
            <text:p>0,018</text:p>
          </table:table-cell>
          <table:table-cell office:value-type="float" office:value="0.0181226503963583" calcext:value-type="float">
            <text:p>0,018</text:p>
          </table:table-cell>
          <table:table-cell office:value-type="float" office:value="0.0195039253523543" calcext:value-type="float">
            <text:p>0,020</text:p>
          </table:table-cell>
          <table:table-cell office:value-type="float" office:value="0.000731418330618629" calcext:value-type="float">
            <text:p>0,001</text:p>
          </table:table-cell>
          <table:table-cell office:value-type="float" office:value="0.00205019199046612" calcext:value-type="float">
            <text:p>0,002</text:p>
          </table:table-cell>
          <table:table-cell office:value-type="float" office:value="0.00138500905816024" calcext:value-type="float">
            <text:p>0,001</text:p>
          </table:table-cell>
          <table:table-cell office:value-type="float" office:value="0.0187246671545555" calcext:value-type="float">
            <text:p>0,019</text:p>
          </table:table-cell>
          <table:table-cell office:value-type="float" office:value="0.0229761679956788" calcext:value-type="float">
            <text:p>0,023</text:p>
          </table:table-cell>
          <table:table-cell/>
          <table:table-cell office:value-type="float" office:value="0.00318330868388913" calcext:value-type="float">
            <text:p>0,003</text:p>
          </table:table-cell>
          <table:table-cell office:value-type="float" office:value="0.0119144337350155" calcext:value-type="float">
            <text:p>0,012</text:p>
          </table:table-cell>
          <table:table-cell/>
          <table:table-cell office:value-type="float" office:value="0.0165843432499121" calcext:value-type="float">
            <text:p>0,017</text:p>
          </table:table-cell>
          <table:table-cell office:value-type="float" office:value="0.00768030268806596" calcext:value-type="float">
            <text:p>0,008</text:p>
          </table:table-cell>
          <table:table-cell office:value-type="float" office:value="0.0130960484781384" calcext:value-type="float">
            <text:p>0,013</text:p>
          </table:table-cell>
          <table:table-cell office:value-type="float" office:value="0.00781230975995729" calcext:value-type="float">
            <text:p>0,008</text:p>
          </table:table-cell>
          <table:table-cell office:value-type="float" office:value="0.0126674234303921" calcext:value-type="float">
            <text:p>0,013</text:p>
          </table:table-cell>
          <table:table-cell office:value-type="float" office:value="0.00521579712662821" calcext:value-type="float">
            <text:p>0,005</text:p>
          </table:table-cell>
          <table:table-cell office:value-type="float" office:value="0.00347839106558682" calcext:value-type="float">
            <text:p>0,003</text:p>
          </table:table-cell>
          <table:table-cell office:value-type="float" office:value="0.00408016513529132" calcext:value-type="float">
            <text:p>0,004</text:p>
          </table:table-cell>
          <table:table-cell/>
          <table:table-cell office:value-type="float" office:value="0.00362492254386922" calcext:value-type="float">
            <text:p>0,004</text:p>
          </table:table-cell>
          <table:table-cell office:value-type="float" office:value="0.00552770231187357" calcext:value-type="float">
            <text:p>0,006</text:p>
          </table:table-cell>
          <table:table-cell office:value-type="float" office:value="0.00433545971021704" calcext:value-type="float">
            <text:p>0,004</text:p>
          </table:table-cell>
          <table:table-cell office:value-type="float" office:value="0.00862977226305013" calcext:value-type="float">
            <text:p>0,009</text:p>
          </table:table-cell>
          <table:table-cell office:value-type="float" office:value="0.0272282651528359" calcext:value-type="float">
            <text:p>0,027</text:p>
          </table:table-cell>
          <table:table-cell/>
          <table:table-cell office:value-type="float" office:value="0.0098816434789964" calcext:value-type="float">
            <text:p>0,010</text:p>
          </table:table-cell>
          <table:table-cell office:value-type="float" office:value="0.00331397400829849" calcext:value-type="float">
            <text:p>0,003</text:p>
          </table:table-cell>
          <table:table-cell office:value-type="float" office:value="0.0126584469794263" calcext:value-type="float">
            <text:p>0,013</text:p>
          </table:table-cell>
          <table:table-cell office:value-type="float" office:value="0.0312774680560741" calcext:value-type="float">
            <text:p>0,031</text:p>
          </table:table-cell>
          <table:table-cell office:value-type="float" office:value="0.0502746182611194" calcext:value-type="float">
            <text:p>0,050</text:p>
          </table:table-cell>
          <table:table-cell office:value-type="float" office:value="0.0504520506788514" calcext:value-type="float">
            <text:p>0,050</text:p>
          </table:table-cell>
          <table:table-cell office:value-type="float" office:value="0.0377684436024614" calcext:value-type="float">
            <text:p>0,038</text:p>
          </table:table-cell>
          <table:table-cell office:value-type="float" office:value="0.0431245448002941" calcext:value-type="float">
            <text:p>0,043</text:p>
          </table:table-cell>
          <table:table-cell office:value-type="float" office:value="0.0319560839211372" calcext:value-type="float">
            <text:p>0,032</text:p>
          </table:table-cell>
          <table:table-cell office:value-type="float" office:value="0.0251677330673813" calcext:value-type="float">
            <text:p>0,025</text:p>
          </table:table-cell>
          <table:table-cell office:value-type="float" office:value="0.0187303663786262" calcext:value-type="float">
            <text:p>0,019</text:p>
          </table:table-cell>
          <table:table-cell office:value-type="float" office:value="0.0636319587750611" calcext:value-type="float">
            <text:p>0,064</text:p>
          </table:table-cell>
          <table:table-cell office:value-type="float" office:value="0.0400407958777016" calcext:value-type="float">
            <text:p>0,040</text:p>
          </table:table-cell>
          <table:table-cell office:value-type="float" office:value="0.0546636711579561" calcext:value-type="float">
            <text:p>0,055</text:p>
          </table:table-cell>
          <table:table-cell office:value-type="float" office:value="0.0337626074892865" calcext:value-type="float">
            <text:p>0,034</text:p>
          </table:table-cell>
          <table:table-cell table:number-columns-repeated="2"/>
          <table:table-cell table:formula="of:=[.C29]/[.AA29]" office:value-type="float" office:value="0.53433449643739" calcext:value-type="float">
            <text:p>0,5343344964</text:p>
          </table:table-cell>
          <table:table-cell table:formula="of:=[.D29]/[.AB29]" office:value-type="float" office:value="0.913768645998856" calcext:value-type="float">
            <text:p>0,913768646</text:p>
          </table:table-cell>
          <table:table-cell table:formula="of:=[.E29]/[.AC29]" office:value-type="string" office:string-value="" calcext:value-type="error">
            <text:p>#DIV/0!</text:p>
          </table:table-cell>
          <table:table-cell table:formula="of:=[.F29]/[.AD29]" office:value-type="float" office:value="0.369272352119677" calcext:value-type="float">
            <text:p>0,3692723521</text:p>
          </table:table-cell>
          <table:table-cell table:formula="of:=[.G29]/[.AE29]" office:value-type="float" office:value="0.155511142093224" calcext:value-type="float">
            <text:p>0,1555111421</text:p>
          </table:table-cell>
          <table:table-cell table:formula="of:=[.H29]/[.AF29]" office:value-type="float" office:value="0.290488246190857" calcext:value-type="float">
            <text:p>0,2904882462</text:p>
          </table:table-cell>
          <table:table-cell table:formula="of:=[.I29]/[.AG29]" office:value-type="float" office:value="2.05627275517376" calcext:value-type="float">
            <text:p>2,0562727552</text:p>
          </table:table-cell>
          <table:table-cell table:formula="of:=[.J29]/[.AH29]" office:value-type="float" office:value="0.665582265143719" calcext:value-type="float">
            <text:p>0,6655822651</text:p>
          </table:table-cell>
          <table:table-cell table:formula="of:=[.K29]/[.AI29]" office:value-type="string" office:string-value="" calcext:value-type="error">
            <text:p>#DIV/0!</text:p>
          </table:table-cell>
          <table:table-cell table:formula="of:=[.L29]/[.AJ29]" office:value-type="float" office:value="0.0740178829739477" calcext:value-type="float">
            <text:p>0,074017883</text:p>
          </table:table-cell>
          <table:table-cell table:formula="of:=[.M29]/[.AK29]" office:value-type="float" office:value="0.618650594522544" calcext:value-type="float">
            <text:p>0,6186505945</text:p>
          </table:table-cell>
          <table:table-cell table:formula="of:=[.N29]/[.AL29]" office:value-type="float" office:value="0.109413821491" calcext:value-type="float">
            <text:p>0,1094138215</text:p>
          </table:table-cell>
          <table:table-cell table:formula="of:=[.O29]/[.AM29]" office:value-type="float" office:value="0.598663137341744" calcext:value-type="float">
            <text:p>0,5986631373</text:p>
          </table:table-cell>
          <table:table-cell table:formula="of:=[.P29]/[.AN29]" office:value-type="float" office:value="0.457013276089811" calcext:value-type="float">
            <text:p>0,4570132761</text:p>
          </table:table-cell>
          <table:table-cell table:formula="of:=[.Q29]/[.AO29]" office:value-type="float" office:value="0" calcext:value-type="float">
            <text:p>0</text:p>
          </table:table-cell>
          <table:table-cell table:formula="of:=[.R29]/[.AP29]" office:value-type="float" office:value="0.0842848785985365" calcext:value-type="float">
            <text:p>0,0842848786</text:p>
          </table:table-cell>
          <table:table-cell table:formula="of:=[.S29]/[.AQ29]" office:value-type="float" office:value="0.276279640520037" calcext:value-type="float">
            <text:p>0,2762796405</text:p>
          </table:table-cell>
          <table:table-cell table:formula="of:=[.T29]/[.AR29]" office:value-type="float" office:value="0" calcext:value-type="float">
            <text:p>0</text:p>
          </table:table-cell>
          <table:table-cell table:formula="of:=[.U29]/[.AS29]" office:value-type="float" office:value="0.658952604333136" calcext:value-type="float">
            <text:p>0,6589526043</text:p>
          </table:table-cell>
          <table:table-cell table:formula="of:=[.V29]/[.AT29]" office:value-type="float" office:value="0.410045512875295" calcext:value-type="float">
            <text:p>0,4100455129</text:p>
          </table:table-cell>
          <table:table-cell table:formula="of:=[.W29]/[.AU29]" office:value-type="float" office:value="0.205809293478343" calcext:value-type="float">
            <text:p>0,2058092935</text:p>
          </table:table-cell>
          <table:table-cell table:formula="of:=[.X29]/[.AV29]" office:value-type="float" office:value="0.195108753178103" calcext:value-type="float">
            <text:p>0,1951087532</text:p>
          </table:table-cell>
          <table:table-cell table:formula="of:=[.Y29]/[.AW29]" office:value-type="float" office:value="0.231733858375306" calcext:value-type="float">
            <text:p>0,2317338584</text:p>
          </table:table-cell>
          <table:table-cell table:formula="of:=[.Z29]/[.AX29]" office:value-type="float" office:value="0.154484428617762" calcext:value-type="float">
            <text:p>0,1544844286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Phenylalanine</text:p>
          </table:table-cell>
          <table:table-cell table:number-columns-repeated="6"/>
          <table:table-cell office:value-type="float" office:value="0.00171652606319447" calcext:value-type="float">
            <text:p>0,002</text:p>
          </table:table-cell>
          <table:table-cell office:value-type="float" office:value="0.000734822183627361" calcext:value-type="float">
            <text:p>0,001</text:p>
          </table:table-cell>
          <table:table-cell office:value-type="float" office:value="0.00221705581122573" calcext:value-type="float">
            <text:p>0,002</text:p>
          </table:table-cell>
          <table:table-cell office:value-type="float" office:value="0.0000685362685059507" calcext:value-type="float">
            <text:p>0,000</text:p>
          </table:table-cell>
          <table:table-cell office:value-type="float" office:value="0.000461381229152175" calcext:value-type="float">
            <text:p>0,000</text:p>
          </table:table-cell>
          <table:table-cell office:value-type="float" office:value="0.000688078485335289" calcext:value-type="float">
            <text:p>0,001</text:p>
          </table:table-cell>
          <table:table-cell office:value-type="float" office:value="0.000867880632770258" calcext:value-type="float">
            <text:p>0,001</text:p>
          </table:table-cell>
          <table:table-cell office:value-type="float" office:value="0.00147701548555492" calcext:value-type="float">
            <text:p>0,001</text:p>
          </table:table-cell>
          <table:table-cell/>
          <table:table-cell office:value-type="float" office:value="0.00165141474355025" calcext:value-type="float">
            <text:p>0,002</text:p>
          </table:table-cell>
          <table:table-cell office:value-type="float" office:value="0.000347521703351515" calcext:value-type="float">
            <text:p>0,000</text:p>
          </table:table-cell>
          <table:table-cell/>
          <table:table-cell office:value-type="float" office:value="0.00152588688004341" calcext:value-type="float">
            <text:p>0,002</text:p>
          </table:table-cell>
          <table:table-cell office:value-type="float" office:value="0.000525973415896536" calcext:value-type="float">
            <text:p>0,001</text:p>
          </table:table-cell>
          <table:table-cell office:value-type="float" office:value="0.000748612504781895" calcext:value-type="float">
            <text:p>0,001</text:p>
          </table:table-cell>
          <table:table-cell office:value-type="float" office:value="0.0008744255521886" calcext:value-type="float">
            <text:p>0,001</text:p>
          </table:table-cell>
          <table:table-cell office:value-type="float" office:value="0.000189822241320971" calcext:value-type="float">
            <text:p>0,000</text:p>
          </table:table-cell>
          <table:table-cell/>
          <table:table-cell office:value-type="float" office:value="0.00038980955698381" calcext:value-type="float">
            <text:p>0,000</text:p>
          </table:table-cell>
          <table:table-cell office:value-type="float" office:value="0.000590248796918175" calcext:value-type="float">
            <text:p>0,001</text:p>
          </table:table-cell>
          <table:table-cell/>
          <table:table-cell office:value-type="float" office:value="0.000907636670035026" calcext:value-type="float">
            <text:p>0,001</text:p>
          </table:table-cell>
          <table:table-cell office:value-type="float" office:value="0.000577002986688422" calcext:value-type="float">
            <text:p>0,001</text:p>
          </table:table-cell>
          <table:table-cell office:value-type="float" office:value="0.000489220282479455" calcext:value-type="float">
            <text:p>0,000</text:p>
          </table:table-cell>
          <table:table-cell office:value-type="float" office:value="0.00114064888113218" calcext:value-type="float">
            <text:p>0,001</text:p>
          </table:table-cell>
          <table:table-cell office:value-type="float" office:value="0.00148133604531377" calcext:value-type="float">
            <text:p>0,001</text:p>
          </table:table-cell>
          <table:table-cell/>
          <table:table-cell office:value-type="float" office:value="0.00366398869376637" calcext:value-type="float">
            <text:p>0,004</text:p>
          </table:table-cell>
          <table:table-cell office:value-type="float" office:value="0.000886213088290376" calcext:value-type="float">
            <text:p>0,001</text:p>
          </table:table-cell>
          <table:table-cell office:value-type="float" office:value="0.00222375792751889" calcext:value-type="float">
            <text:p>0,002</text:p>
          </table:table-cell>
          <table:table-cell office:value-type="float" office:value="0.00209110374496438" calcext:value-type="float">
            <text:p>0,002</text:p>
          </table:table-cell>
          <table:table-cell office:value-type="float" office:value="0.00189638602779874" calcext:value-type="float">
            <text:p>0,002</text:p>
          </table:table-cell>
          <table:table-cell office:value-type="float" office:value="0.00320912993743886" calcext:value-type="float">
            <text:p>0,003</text:p>
          </table:table-cell>
          <table:table-cell office:value-type="float" office:value="0.00297628965059149" calcext:value-type="float">
            <text:p>0,003</text:p>
          </table:table-cell>
          <table:table-cell office:value-type="float" office:value="0.00346861422513914" calcext:value-type="float">
            <text:p>0,003</text:p>
          </table:table-cell>
          <table:table-cell office:value-type="float" office:value="0.00278964808518728" calcext:value-type="float">
            <text:p>0,003</text:p>
          </table:table-cell>
          <table:table-cell office:value-type="float" office:value="0.00215555240009399" calcext:value-type="float">
            <text:p>0,002</text:p>
          </table:table-cell>
          <table:table-cell office:value-type="float" office:value="0.00146699712915235" calcext:value-type="float">
            <text:p>0,001</text:p>
          </table:table-cell>
          <table:table-cell office:value-type="float" office:value="0.00225687901533687" calcext:value-type="float">
            <text:p>0,002</text:p>
          </table:table-cell>
          <table:table-cell office:value-type="float" office:value="0.000911084132381655" calcext:value-type="float">
            <text:p>0,001</text:p>
          </table:table-cell>
          <table:table-cell office:value-type="float" office:value="0.00102959617350607" calcext:value-type="float">
            <text:p>0,001</text:p>
          </table:table-cell>
          <table:table-cell office:value-type="float" office:value="0.00152994562613921" calcext:value-type="float">
            <text:p>0,002</text:p>
          </table:table-cell>
          <table:table-cell table:number-columns-repeated="2"/>
          <table:table-cell table:formula="of:=[.C30]/[.AA30]" office:value-type="float" office:value="0" calcext:value-type="float">
            <text:p>0</text:p>
          </table:table-cell>
          <table:table-cell table:formula="of:=[.D30]/[.AB30]" office:value-type="float" office:value="0" calcext:value-type="float">
            <text:p>0</text:p>
          </table:table-cell>
          <table:table-cell table:formula="of:=[.E30]/[.AC30]" office:value-type="string" office:string-value="" calcext:value-type="error">
            <text:p>#DIV/0!</text:p>
          </table:table-cell>
          <table:table-cell table:formula="of:=[.F30]/[.AD30]" office:value-type="float" office:value="0" calcext:value-type="float">
            <text:p>0</text:p>
          </table:table-cell>
          <table:table-cell table:formula="of:=[.G30]/[.AE30]" office:value-type="float" office:value="0" calcext:value-type="float">
            <text:p>0</text:p>
          </table:table-cell>
          <table:table-cell table:formula="of:=[.H30]/[.AF30]" office:value-type="float" office:value="0" calcext:value-type="float">
            <text:p>0</text:p>
          </table:table-cell>
          <table:table-cell table:formula="of:=[.I30]/[.AG30]" office:value-type="float" office:value="1.50486805500628" calcext:value-type="float">
            <text:p>1,504868055</text:p>
          </table:table-cell>
          <table:table-cell table:formula="of:=[.J30]/[.AH30]" office:value-type="float" office:value="0.496053671246293" calcext:value-type="float">
            <text:p>0,4960536712</text:p>
          </table:table-cell>
          <table:table-cell table:formula="of:=[.K30]/[.AI30]" office:value-type="string" office:string-value="" calcext:value-type="error">
            <text:p>#DIV/0!</text:p>
          </table:table-cell>
          <table:table-cell table:formula="of:=[.L30]/[.AJ30]" office:value-type="float" office:value="0.0187053711771963" calcext:value-type="float">
            <text:p>0,0187053712</text:p>
          </table:table-cell>
          <table:table-cell table:formula="of:=[.M30]/[.AK30]" office:value-type="float" office:value="0.520621095815952" calcext:value-type="float">
            <text:p>0,5206210958</text:p>
          </table:table-cell>
          <table:table-cell table:formula="of:=[.N30]/[.AL30]" office:value-type="float" office:value="0.309421487303251" calcext:value-type="float">
            <text:p>0,3094214873</text:p>
          </table:table-cell>
          <table:table-cell table:formula="of:=[.O30]/[.AM30]" office:value-type="float" office:value="0.415034708277968" calcext:value-type="float">
            <text:p>0,4150347083</text:p>
          </table:table-cell>
          <table:table-cell table:formula="of:=[.P30]/[.AN30]" office:value-type="float" office:value="0.778858029907228" calcext:value-type="float">
            <text:p>0,7788580299</text:p>
          </table:table-cell>
          <table:table-cell table:formula="of:=[.Q30]/[.AO30]" office:value-type="float" office:value="0" calcext:value-type="float">
            <text:p>0</text:p>
          </table:table-cell>
          <table:table-cell table:formula="of:=[.R30]/[.AP30]" office:value-type="float" office:value="0.554856864560228" calcext:value-type="float">
            <text:p>0,5548568646</text:p>
          </table:table-cell>
          <table:table-cell table:formula="of:=[.S30]/[.AQ30]" office:value-type="float" office:value="0.100190358683539" calcext:value-type="float">
            <text:p>0,1001903587</text:p>
          </table:table-cell>
          <table:table-cell table:formula="of:=[.T30]/[.AR30]" office:value-type="float" office:value="0" calcext:value-type="float">
            <text:p>0</text:p>
          </table:table-cell>
          <table:table-cell table:formula="of:=[.U30]/[.AS30]" office:value-type="float" office:value="0.707886702256403" calcext:value-type="float">
            <text:p>0,7078867023</text:p>
          </table:table-cell>
          <table:table-cell table:formula="of:=[.V30]/[.AT30]" office:value-type="float" office:value="0.358537454126069" calcext:value-type="float">
            <text:p>0,3585374541</text:p>
          </table:table-cell>
          <table:table-cell table:formula="of:=[.W30]/[.AU30]" office:value-type="float" office:value="0.331702541294689" calcext:value-type="float">
            <text:p>0,3317025413</text:p>
          </table:table-cell>
          <table:table-cell table:formula="of:=[.X30]/[.AV30]" office:value-type="float" office:value="0.959763781532199" calcext:value-type="float">
            <text:p>0,9597637815</text:p>
          </table:table-cell>
          <table:table-cell table:formula="of:=[.Y30]/[.AW30]" office:value-type="float" office:value="0.184365721440642" calcext:value-type="float">
            <text:p>0,1843657214</text:p>
          </table:table-cell>
          <table:table-cell table:formula="of:=[.Z30]/[.AX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Proline</text:p>
          </table:table-cell>
          <table:table-cell office:value-type="float" office:value="0.00128904558745909" calcext:value-type="float">
            <text:p>0,001</text:p>
          </table:table-cell>
          <table:table-cell office:value-type="float" office:value="0.000875368114253093" calcext:value-type="float">
            <text:p>0,001</text:p>
          </table:table-cell>
          <table:table-cell/>
          <table:table-cell office:value-type="float" office:value="0.000822530604724931" calcext:value-type="float">
            <text:p>0,001</text:p>
          </table:table-cell>
          <table:table-cell office:value-type="float" office:value="0.000908374225431852" calcext:value-type="float">
            <text:p>0,001</text:p>
          </table:table-cell>
          <table:table-cell office:value-type="float" office:value="0.00106891948947171" calcext:value-type="float">
            <text:p>0,001</text:p>
          </table:table-cell>
          <table:table-cell office:value-type="float" office:value="0.00539859721020516" calcext:value-type="float">
            <text:p>0,005</text:p>
          </table:table-cell>
          <table:table-cell office:value-type="float" office:value="0.00422305365230452" calcext:value-type="float">
            <text:p>0,004</text:p>
          </table:table-cell>
          <table:table-cell office:value-type="float" office:value="0.00773033452786592" calcext:value-type="float">
            <text:p>0,008</text:p>
          </table:table-cell>
          <table:table-cell office:value-type="float" office:value="0.0004428007279455" calcext:value-type="float">
            <text:p>0,000</text:p>
          </table:table-cell>
          <table:table-cell office:value-type="float" office:value="0.00119699488894932" calcext:value-type="float">
            <text:p>0,001</text:p>
          </table:table-cell>
          <table:table-cell office:value-type="float" office:value="0.00163673371302041" calcext:value-type="float">
            <text:p>0,002</text:p>
          </table:table-cell>
          <table:table-cell office:value-type="float" office:value="0.0137152577340673" calcext:value-type="float">
            <text:p>0,014</text:p>
          </table:table-cell>
          <table:table-cell office:value-type="float" office:value="0.00868413135180845" calcext:value-type="float">
            <text:p>0,009</text:p>
          </table:table-cell>
          <table:table-cell/>
          <table:table-cell office:value-type="float" office:value="0.0108061180383108" calcext:value-type="float">
            <text:p>0,011</text:p>
          </table:table-cell>
          <table:table-cell office:value-type="float" office:value="0.0154509690167006" calcext:value-type="float">
            <text:p>0,015</text:p>
          </table:table-cell>
          <table:table-cell/>
          <table:table-cell office:value-type="float" office:value="0.0107693945133927" calcext:value-type="float">
            <text:p>0,011</text:p>
          </table:table-cell>
          <table:table-cell office:value-type="float" office:value="0.0104765235096929" calcext:value-type="float">
            <text:p>0,010</text:p>
          </table:table-cell>
          <table:table-cell office:value-type="float" office:value="0.0152090559044349" calcext:value-type="float">
            <text:p>0,015</text:p>
          </table:table-cell>
          <table:table-cell office:value-type="float" office:value="0.019652385613133" calcext:value-type="float">
            <text:p>0,020</text:p>
          </table:table-cell>
          <table:table-cell office:value-type="float" office:value="0.0125206046141913" calcext:value-type="float">
            <text:p>0,013</text:p>
          </table:table-cell>
          <table:table-cell office:value-type="float" office:value="0.00904868421707118" calcext:value-type="float">
            <text:p>0,009</text:p>
          </table:table-cell>
          <table:table-cell office:value-type="float" office:value="0.00415096061616028" calcext:value-type="float">
            <text:p>0,004</text:p>
          </table:table-cell>
          <table:table-cell office:value-type="float" office:value="0.00439348552078845" calcext:value-type="float">
            <text:p>0,004</text:p>
          </table:table-cell>
          <table:table-cell/>
          <table:table-cell office:value-type="float" office:value="0.0119232656265043" calcext:value-type="float">
            <text:p>0,012</text:p>
          </table:table-cell>
          <table:table-cell office:value-type="float" office:value="0.00544278087764052" calcext:value-type="float">
            <text:p>0,005</text:p>
          </table:table-cell>
          <table:table-cell office:value-type="float" office:value="0.00742409719434961" calcext:value-type="float">
            <text:p>0,007</text:p>
          </table:table-cell>
          <table:table-cell office:value-type="float" office:value="0.00578125870591627" calcext:value-type="float">
            <text:p>0,006</text:p>
          </table:table-cell>
          <table:table-cell office:value-type="float" office:value="0.00850064130041336" calcext:value-type="float">
            <text:p>0,009</text:p>
          </table:table-cell>
          <table:table-cell/>
          <table:table-cell office:value-type="float" office:value="0.0163696800574644" calcext:value-type="float">
            <text:p>0,016</text:p>
          </table:table-cell>
          <table:table-cell office:value-type="float" office:value="0.00408925752114827" calcext:value-type="float">
            <text:p>0,004</text:p>
          </table:table-cell>
          <table:table-cell office:value-type="float" office:value="0.00810326893442421" calcext:value-type="float">
            <text:p>0,008</text:p>
          </table:table-cell>
          <table:table-cell office:value-type="float" office:value="0.0284953164871093" calcext:value-type="float">
            <text:p>0,028</text:p>
          </table:table-cell>
          <table:table-cell office:value-type="float" office:value="0.0259189082110586" calcext:value-type="float">
            <text:p>0,026</text:p>
          </table:table-cell>
          <table:table-cell office:value-type="float" office:value="0.030663848609236" calcext:value-type="float">
            <text:p>0,031</text:p>
          </table:table-cell>
          <table:table-cell office:value-type="float" office:value="0.028532044660413" calcext:value-type="float">
            <text:p>0,029</text:p>
          </table:table-cell>
          <table:table-cell office:value-type="float" office:value="0.0280278591287509" calcext:value-type="float">
            <text:p>0,028</text:p>
          </table:table-cell>
          <table:table-cell office:value-type="float" office:value="0.0238527346504709" calcext:value-type="float">
            <text:p>0,024</text:p>
          </table:table-cell>
          <table:table-cell office:value-type="float" office:value="0.0438417783704547" calcext:value-type="float">
            <text:p>0,044</text:p>
          </table:table-cell>
          <table:table-cell office:value-type="float" office:value="0.01957164135215" calcext:value-type="float">
            <text:p>0,020</text:p>
          </table:table-cell>
          <table:table-cell office:value-type="float" office:value="0.0710425941207542" calcext:value-type="float">
            <text:p>0,071</text:p>
          </table:table-cell>
          <table:table-cell office:value-type="float" office:value="0.0425738512039945" calcext:value-type="float">
            <text:p>0,043</text:p>
          </table:table-cell>
          <table:table-cell office:value-type="float" office:value="0.0475085319753466" calcext:value-type="float">
            <text:p>0,048</text:p>
          </table:table-cell>
          <table:table-cell office:value-type="float" office:value="0.0364984055267091" calcext:value-type="float">
            <text:p>0,036</text:p>
          </table:table-cell>
          <table:table-cell table:number-columns-repeated="2"/>
          <table:table-cell table:formula="of:=[.C31]/[.AA31]" office:value-type="float" office:value="0.310541512352744" calcext:value-type="float">
            <text:p>0,3105415124</text:p>
          </table:table-cell>
          <table:table-cell table:formula="of:=[.D31]/[.AB31]" office:value-type="float" office:value="0.199242289546911" calcext:value-type="float">
            <text:p>0,1992422895</text:p>
          </table:table-cell>
          <table:table-cell table:formula="of:=[.E31]/[.AC31]" office:value-type="string" office:string-value="" calcext:value-type="error">
            <text:p>#DIV/0!</text:p>
          </table:table-cell>
          <table:table-cell table:formula="of:=[.F31]/[.AD31]" office:value-type="float" office:value="0.0689853460025685" calcext:value-type="float">
            <text:p>0,068985346</text:p>
          </table:table-cell>
          <table:table-cell table:formula="of:=[.G31]/[.AE31]" office:value-type="float" office:value="0.166895240843434" calcext:value-type="float">
            <text:p>0,1668952408</text:p>
          </table:table-cell>
          <table:table-cell table:formula="of:=[.H31]/[.AF31]" office:value-type="float" office:value="0.143979727297381" calcext:value-type="float">
            <text:p>0,1439797273</text:p>
          </table:table-cell>
          <table:table-cell table:formula="of:=[.I31]/[.AG31]" office:value-type="float" office:value="0.933810003119301" calcext:value-type="float">
            <text:p>0,9338100031</text:p>
          </table:table-cell>
          <table:table-cell table:formula="of:=[.J31]/[.AH31]" office:value-type="float" office:value="0.496792359901031" calcext:value-type="float">
            <text:p>0,4967923599</text:p>
          </table:table-cell>
          <table:table-cell table:formula="of:=[.K31]/[.AI31]" office:value-type="string" office:string-value="" calcext:value-type="error">
            <text:p>#DIV/0!</text:p>
          </table:table-cell>
          <table:table-cell table:formula="of:=[.L31]/[.AJ31]" office:value-type="float" office:value="0.0270500539039911" calcext:value-type="float">
            <text:p>0,0270500539</text:p>
          </table:table-cell>
          <table:table-cell table:formula="of:=[.M31]/[.AK31]" office:value-type="float" office:value="0.292716925446457" calcext:value-type="float">
            <text:p>0,2927169254</text:p>
          </table:table-cell>
          <table:table-cell table:formula="of:=[.N31]/[.AL31]" office:value-type="float" office:value="0.20198437522754" calcext:value-type="float">
            <text:p>0,2019843752</text:p>
          </table:table-cell>
          <table:table-cell table:formula="of:=[.O31]/[.AM31]" office:value-type="float" office:value="0.481316209990923" calcext:value-type="float">
            <text:p>0,48131621</text:p>
          </table:table-cell>
          <table:table-cell table:formula="of:=[.P31]/[.AN31]" office:value-type="float" office:value="0.33505004458881" calcext:value-type="float">
            <text:p>0,3350500446</text:p>
          </table:table-cell>
          <table:table-cell table:formula="of:=[.Q31]/[.AO31]" office:value-type="float" office:value="0" calcext:value-type="float">
            <text:p>0</text:p>
          </table:table-cell>
          <table:table-cell table:formula="of:=[.R31]/[.AP31]" office:value-type="float" office:value="0.378736195282346" calcext:value-type="float">
            <text:p>0,3787361953</text:p>
          </table:table-cell>
          <table:table-cell table:formula="of:=[.S31]/[.AQ31]" office:value-type="float" office:value="0.551271823713822" calcext:value-type="float">
            <text:p>0,5512718237</text:p>
          </table:table-cell>
          <table:table-cell table:formula="of:=[.T31]/[.AR31]" office:value-type="float" office:value="0" calcext:value-type="float">
            <text:p>0</text:p>
          </table:table-cell>
          <table:table-cell table:formula="of:=[.U31]/[.AS31]" office:value-type="float" office:value="0.245642282628076" calcext:value-type="float">
            <text:p>0,2456422826</text:p>
          </table:table-cell>
          <table:table-cell table:formula="of:=[.V31]/[.AT31]" office:value-type="float" office:value="0.535291001975265" calcext:value-type="float">
            <text:p>0,535291002</text:p>
          </table:table-cell>
          <table:table-cell table:formula="of:=[.W31]/[.AU31]" office:value-type="float" office:value="0.214083622545981" calcext:value-type="float">
            <text:p>0,2140836225</text:p>
          </table:table-cell>
          <table:table-cell table:formula="of:=[.X31]/[.AV31]" office:value-type="float" office:value="0.461606950213823" calcext:value-type="float">
            <text:p>0,4616069502</text:p>
          </table:table-cell>
          <table:table-cell table:formula="of:=[.Y31]/[.AW31]" office:value-type="float" office:value="0.263544338113595" calcext:value-type="float">
            <text:p>0,2635443381</text:p>
          </table:table-cell>
          <table:table-cell table:formula="of:=[.Z31]/[.AX31]" office:value-type="float" office:value="0.247919986818313" calcext:value-type="float">
            <text:p>0,2479199868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Pyroglutamic acid</text:p>
          </table:table-cell>
          <table:table-cell office:value-type="float" office:value="0.0107926889738744" calcext:value-type="float">
            <text:p>0,011</text:p>
          </table:table-cell>
          <table:table-cell office:value-type="float" office:value="0.00294605524709204" calcext:value-type="float">
            <text:p>0,003</text:p>
          </table:table-cell>
          <table:table-cell/>
          <table:table-cell office:value-type="float" office:value="0.00722128241665026" calcext:value-type="float">
            <text:p>0,007</text:p>
          </table:table-cell>
          <table:table-cell office:value-type="float" office:value="0.00702620524171489" calcext:value-type="float">
            <text:p>0,007</text:p>
          </table:table-cell>
          <table:table-cell office:value-type="float" office:value="0.00771289520613045" calcext:value-type="float">
            <text:p>0,008</text:p>
          </table:table-cell>
          <table:table-cell office:value-type="float" office:value="0.0025488439222857" calcext:value-type="float">
            <text:p>0,003</text:p>
          </table:table-cell>
          <table:table-cell office:value-type="float" office:value="0.00259369038923745" calcext:value-type="float">
            <text:p>0,003</text:p>
          </table:table-cell>
          <table:table-cell office:value-type="float" office:value="0.00269252672793856" calcext:value-type="float">
            <text:p>0,003</text:p>
          </table:table-cell>
          <table:table-cell office:value-type="float" office:value="0.00553404192454643" calcext:value-type="float">
            <text:p>0,006</text:p>
          </table:table-cell>
          <table:table-cell office:value-type="float" office:value="0.00352398315824746" calcext:value-type="float">
            <text:p>0,004</text:p>
          </table:table-cell>
          <table:table-cell office:value-type="float" office:value="0.00458274100779942" calcext:value-type="float">
            <text:p>0,005</text:p>
          </table:table-cell>
          <table:table-cell office:value-type="float" office:value="0.00493103261405523" calcext:value-type="float">
            <text:p>0,005</text:p>
          </table:table-cell>
          <table:table-cell office:value-type="float" office:value="0.00376242121757289" calcext:value-type="float">
            <text:p>0,004</text:p>
          </table:table-cell>
          <table:table-cell/>
          <table:table-cell office:value-type="float" office:value="0.00587636242096946" calcext:value-type="float">
            <text:p>0,006</text:p>
          </table:table-cell>
          <table:table-cell office:value-type="float" office:value="0.00426866074938572" calcext:value-type="float">
            <text:p>0,004</text:p>
          </table:table-cell>
          <table:table-cell/>
          <table:table-cell office:value-type="float" office:value="0.00729555096126325" calcext:value-type="float">
            <text:p>0,007</text:p>
          </table:table-cell>
          <table:table-cell office:value-type="float" office:value="0.00495866442392992" calcext:value-type="float">
            <text:p>0,005</text:p>
          </table:table-cell>
          <table:table-cell office:value-type="float" office:value="0.00536400071384903" calcext:value-type="float">
            <text:p>0,005</text:p>
          </table:table-cell>
          <table:table-cell office:value-type="float" office:value="0.00616395425390393" calcext:value-type="float">
            <text:p>0,006</text:p>
          </table:table-cell>
          <table:table-cell office:value-type="float" office:value="0.00548600267299474" calcext:value-type="float">
            <text:p>0,005</text:p>
          </table:table-cell>
          <table:table-cell office:value-type="float" office:value="0.00697407164855788" calcext:value-type="float">
            <text:p>0,007</text:p>
          </table:table-cell>
          <table:table-cell office:value-type="float" office:value="0.0115231962640126" calcext:value-type="float">
            <text:p>0,012</text:p>
          </table:table-cell>
          <table:table-cell office:value-type="float" office:value="0.00426738128403537" calcext:value-type="float">
            <text:p>0,004</text:p>
          </table:table-cell>
          <table:table-cell/>
          <table:table-cell office:value-type="float" office:value="0.00904219455101145" calcext:value-type="float">
            <text:p>0,009</text:p>
          </table:table-cell>
          <table:table-cell office:value-type="float" office:value="0.00485234864660985" calcext:value-type="float">
            <text:p>0,005</text:p>
          </table:table-cell>
          <table:table-cell office:value-type="float" office:value="0.00550518438724717" calcext:value-type="float">
            <text:p>0,006</text:p>
          </table:table-cell>
          <table:table-cell office:value-type="float" office:value="0.00270388930547285" calcext:value-type="float">
            <text:p>0,003</text:p>
          </table:table-cell>
          <table:table-cell office:value-type="float" office:value="0.0032514109477819" calcext:value-type="float">
            <text:p>0,003</text:p>
          </table:table-cell>
          <table:table-cell/>
          <table:table-cell office:value-type="float" office:value="0.0123101936830277" calcext:value-type="float">
            <text:p>0,012</text:p>
          </table:table-cell>
          <table:table-cell office:value-type="float" office:value="0.00480048183018222" calcext:value-type="float">
            <text:p>0,005</text:p>
          </table:table-cell>
          <table:table-cell office:value-type="float" office:value="0.00243564158344092" calcext:value-type="float">
            <text:p>0,002</text:p>
          </table:table-cell>
          <table:table-cell office:value-type="float" office:value="0.00620434899792121" calcext:value-type="float">
            <text:p>0,006</text:p>
          </table:table-cell>
          <table:table-cell office:value-type="float" office:value="0.0177320926389275" calcext:value-type="float">
            <text:p>0,018</text:p>
          </table:table-cell>
          <table:table-cell office:value-type="float" office:value="0.00657499734238923" calcext:value-type="float">
            <text:p>0,007</text:p>
          </table:table-cell>
          <table:table-cell office:value-type="float" office:value="0.00919058898662658" calcext:value-type="float">
            <text:p>0,009</text:p>
          </table:table-cell>
          <table:table-cell office:value-type="float" office:value="0.0113157565660534" calcext:value-type="float">
            <text:p>0,011</text:p>
          </table:table-cell>
          <table:table-cell office:value-type="float" office:value="0.00817892472010316" calcext:value-type="float">
            <text:p>0,008</text:p>
          </table:table-cell>
          <table:table-cell office:value-type="float" office:value="0.011024211229974" calcext:value-type="float">
            <text:p>0,011</text:p>
          </table:table-cell>
          <table:table-cell office:value-type="float" office:value="0.00817868114617952" calcext:value-type="float">
            <text:p>0,008</text:p>
          </table:table-cell>
          <table:table-cell office:value-type="float" office:value="0.0195900017794252" calcext:value-type="float">
            <text:p>0,020</text:p>
          </table:table-cell>
          <table:table-cell office:value-type="float" office:value="0.0150247987664338" calcext:value-type="float">
            <text:p>0,015</text:p>
          </table:table-cell>
          <table:table-cell office:value-type="float" office:value="0.0245657842787902" calcext:value-type="float">
            <text:p>0,025</text:p>
          </table:table-cell>
          <table:table-cell office:value-type="float" office:value="0.0105029058704373" calcext:value-type="float">
            <text:p>0,011</text:p>
          </table:table-cell>
          <table:table-cell table:number-columns-repeated="2"/>
          <table:table-cell table:formula="of:=[.C32]/[.AA32]" office:value-type="float" office:value="0.936605497866976" calcext:value-type="float">
            <text:p>0,9366054979</text:p>
          </table:table-cell>
          <table:table-cell table:formula="of:=[.D32]/[.AB32]" office:value-type="float" office:value="0.690366070197074" calcext:value-type="float">
            <text:p>0,6903660702</text:p>
          </table:table-cell>
          <table:table-cell table:formula="of:=[.E32]/[.AC32]" office:value-type="string" office:string-value="" calcext:value-type="error">
            <text:p>#DIV/0!</text:p>
          </table:table-cell>
          <table:table-cell table:formula="of:=[.F32]/[.AD32]" office:value-type="float" office:value="0.798620553441033" calcext:value-type="float">
            <text:p>0,7986205534</text:p>
          </table:table-cell>
          <table:table-cell table:formula="of:=[.G32]/[.AE32]" office:value-type="float" office:value="1.44800090707081" calcext:value-type="float">
            <text:p>1,4480009071</text:p>
          </table:table-cell>
          <table:table-cell table:formula="of:=[.H32]/[.AF32]" office:value-type="float" office:value="1.40102395552771" calcext:value-type="float">
            <text:p>1,4010239555</text:p>
          </table:table-cell>
          <table:table-cell table:formula="of:=[.I32]/[.AG32]" office:value-type="float" office:value="0.942658383657449" calcext:value-type="float">
            <text:p>0,9426583837</text:p>
          </table:table-cell>
          <table:table-cell table:formula="of:=[.J32]/[.AH32]" office:value-type="float" office:value="0.797712264273101" calcext:value-type="float">
            <text:p>0,7977122643</text:p>
          </table:table-cell>
          <table:table-cell table:formula="of:=[.K32]/[.AI32]" office:value-type="string" office:string-value="" calcext:value-type="error">
            <text:p>#DIV/0!</text:p>
          </table:table-cell>
          <table:table-cell table:formula="of:=[.L32]/[.AJ32]" office:value-type="float" office:value="0.449549541383441" calcext:value-type="float">
            <text:p>0,4495495414</text:p>
          </table:table-cell>
          <table:table-cell table:formula="of:=[.M32]/[.AK32]" office:value-type="float" office:value="0.734089469121831" calcext:value-type="float">
            <text:p>0,7340894691</text:p>
          </table:table-cell>
          <table:table-cell table:formula="of:=[.N32]/[.AL32]" office:value-type="float" office:value="1.88153340744216" calcext:value-type="float">
            <text:p>1,8815334074</text:p>
          </table:table-cell>
          <table:table-cell table:formula="of:=[.O32]/[.AM32]" office:value-type="float" office:value="0.794770348300425" calcext:value-type="float">
            <text:p>0,7947703483</text:p>
          </table:table-cell>
          <table:table-cell table:formula="of:=[.P32]/[.AN32]" office:value-type="float" office:value="0.21218145507052" calcext:value-type="float">
            <text:p>0,2121814551</text:p>
          </table:table-cell>
          <table:table-cell table:formula="of:=[.Q32]/[.AO32]" office:value-type="float" office:value="0" calcext:value-type="float">
            <text:p>0</text:p>
          </table:table-cell>
          <table:table-cell table:formula="of:=[.R32]/[.AP32]" office:value-type="float" office:value="0.639389100037036" calcext:value-type="float">
            <text:p>0,6393891</text:p>
          </table:table-cell>
          <table:table-cell table:formula="of:=[.S32]/[.AQ32]" office:value-type="float" office:value="0.377231581862714" calcext:value-type="float">
            <text:p>0,3772315819</text:p>
          </table:table-cell>
          <table:table-cell table:formula="of:=[.T32]/[.AR32]" office:value-type="float" office:value="0" calcext:value-type="float">
            <text:p>0</text:p>
          </table:table-cell>
          <table:table-cell table:formula="of:=[.U32]/[.AS32]" office:value-type="float" office:value="0.661775324245167" calcext:value-type="float">
            <text:p>0,6617753242</text:p>
          </table:table-cell>
          <table:table-cell table:formula="of:=[.V32]/[.AT32]" office:value-type="float" office:value="0.60629144666512" calcext:value-type="float">
            <text:p>0,6062914467</text:p>
          </table:table-cell>
          <table:table-cell table:formula="of:=[.W32]/[.AU32]" office:value-type="float" office:value="0.27381318155278" calcext:value-type="float">
            <text:p>0,2738131816</text:p>
          </table:table-cell>
          <table:table-cell table:formula="of:=[.X32]/[.AV32]" office:value-type="float" office:value="0.41025203396897" calcext:value-type="float">
            <text:p>0,410252034</text:p>
          </table:table-cell>
          <table:table-cell table:formula="of:=[.Y32]/[.AW32]" office:value-type="float" office:value="0.223318849125093" calcext:value-type="float">
            <text:p>0,2233188491</text:p>
          </table:table-cell>
          <table:table-cell table:formula="of:=[.Z32]/[.AX32]" office:value-type="float" office:value="0.664013534405551" calcext:value-type="float">
            <text:p>0,6640135344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Serine</text:p>
          </table:table-cell>
          <table:table-cell office:value-type="float" office:value="0.000651040256254826" calcext:value-type="float">
            <text:p>0,001</text:p>
          </table:table-cell>
          <table:table-cell office:value-type="float" office:value="0.00290932275832316" calcext:value-type="float">
            <text:p>0,003</text:p>
          </table:table-cell>
          <table:table-cell/>
          <table:table-cell office:value-type="float" office:value="0.000713909017713114" calcext:value-type="float">
            <text:p>0,001</text:p>
          </table:table-cell>
          <table:table-cell office:value-type="float" office:value="0.000600841873100912" calcext:value-type="float">
            <text:p>0,001</text:p>
          </table:table-cell>
          <table:table-cell office:value-type="float" office:value="0.000777885192899651" calcext:value-type="float">
            <text:p>0,001</text:p>
          </table:table-cell>
          <table:table-cell office:value-type="float" office:value="0.00981876220848362" calcext:value-type="float">
            <text:p>0,010</text:p>
          </table:table-cell>
          <table:table-cell office:value-type="float" office:value="0.00283781554322984" calcext:value-type="float">
            <text:p>0,003</text:p>
          </table:table-cell>
          <table:table-cell office:value-type="float" office:value="0.00830264327621763" calcext:value-type="float">
            <text:p>0,008</text:p>
          </table:table-cell>
          <table:table-cell office:value-type="float" office:value="0.000238686704605023" calcext:value-type="float">
            <text:p>0,000</text:p>
          </table:table-cell>
          <table:table-cell office:value-type="float" office:value="0.00292296539856008" calcext:value-type="float">
            <text:p>0,003</text:p>
          </table:table-cell>
          <table:table-cell office:value-type="float" office:value="0.00761583639131777" calcext:value-type="float">
            <text:p>0,008</text:p>
          </table:table-cell>
          <table:table-cell office:value-type="float" office:value="0.0203977429638787" calcext:value-type="float">
            <text:p>0,020</text:p>
          </table:table-cell>
          <table:table-cell office:value-type="float" office:value="0.0188456973184073" calcext:value-type="float">
            <text:p>0,019</text:p>
          </table:table-cell>
          <table:table-cell/>
          <table:table-cell office:value-type="float" office:value="0.0136348188451191" calcext:value-type="float">
            <text:p>0,014</text:p>
          </table:table-cell>
          <table:table-cell office:value-type="float" office:value="0.0189566389506577" calcext:value-type="float">
            <text:p>0,019</text:p>
          </table:table-cell>
          <table:table-cell/>
          <table:table-cell office:value-type="float" office:value="0.0391920117691771" calcext:value-type="float">
            <text:p>0,039</text:p>
          </table:table-cell>
          <table:table-cell office:value-type="float" office:value="0.0132899561482922" calcext:value-type="float">
            <text:p>0,013</text:p>
          </table:table-cell>
          <table:table-cell office:value-type="float" office:value="0.0344510658583988" calcext:value-type="float">
            <text:p>0,034</text:p>
          </table:table-cell>
          <table:table-cell office:value-type="float" office:value="0.00478753072227686" calcext:value-type="float">
            <text:p>0,005</text:p>
          </table:table-cell>
          <table:table-cell office:value-type="float" office:value="0.00761913781627428" calcext:value-type="float">
            <text:p>0,008</text:p>
          </table:table-cell>
          <table:table-cell office:value-type="float" office:value="0.00294969688333911" calcext:value-type="float">
            <text:p>0,003</text:p>
          </table:table-cell>
          <table:table-cell office:value-type="float" office:value="0.000823480500841051" calcext:value-type="float">
            <text:p>0,001</text:p>
          </table:table-cell>
          <table:table-cell office:value-type="float" office:value="0.00395843133264729" calcext:value-type="float">
            <text:p>0,004</text:p>
          </table:table-cell>
          <table:table-cell/>
          <table:table-cell office:value-type="float" office:value="0.00301140114571722" calcext:value-type="float">
            <text:p>0,003</text:p>
          </table:table-cell>
          <table:table-cell office:value-type="float" office:value="0.00519004295264745" calcext:value-type="float">
            <text:p>0,005</text:p>
          </table:table-cell>
          <table:table-cell office:value-type="float" office:value="0.00502107046855035" calcext:value-type="float">
            <text:p>0,005</text:p>
          </table:table-cell>
          <table:table-cell office:value-type="float" office:value="0.000847209999846681" calcext:value-type="float">
            <text:p>0,001</text:p>
          </table:table-cell>
          <table:table-cell office:value-type="float" office:value="0.00292026258143162" calcext:value-type="float">
            <text:p>0,003</text:p>
          </table:table-cell>
          <table:table-cell/>
          <table:table-cell office:value-type="float" office:value="0.0187089876569108" calcext:value-type="float">
            <text:p>0,019</text:p>
          </table:table-cell>
          <table:table-cell office:value-type="float" office:value="0.000470724115221353" calcext:value-type="float">
            <text:p>0,000</text:p>
          </table:table-cell>
          <table:table-cell office:value-type="float" office:value="0.00429834355830079" calcext:value-type="float">
            <text:p>0,004</text:p>
          </table:table-cell>
          <table:table-cell office:value-type="float" office:value="0.0206106796854809" calcext:value-type="float">
            <text:p>0,021</text:p>
          </table:table-cell>
          <table:table-cell office:value-type="float" office:value="0.00248417191568959" calcext:value-type="float">
            <text:p>0,002</text:p>
          </table:table-cell>
          <table:table-cell office:value-type="float" office:value="0.0164634888868061" calcext:value-type="float">
            <text:p>0,016</text:p>
          </table:table-cell>
          <table:table-cell office:value-type="float" office:value="0.0116782364031593" calcext:value-type="float">
            <text:p>0,012</text:p>
          </table:table-cell>
          <table:table-cell office:value-type="float" office:value="0.00817123726067258" calcext:value-type="float">
            <text:p>0,008</text:p>
          </table:table-cell>
          <table:table-cell office:value-type="float" office:value="0.00894385425448813" calcext:value-type="float">
            <text:p>0,009</text:p>
          </table:table-cell>
          <table:table-cell office:value-type="float" office:value="0.0166513265780148" calcext:value-type="float">
            <text:p>0,017</text:p>
          </table:table-cell>
          <table:table-cell office:value-type="float" office:value="0.0245064119246068" calcext:value-type="float">
            <text:p>0,025</text:p>
          </table:table-cell>
          <table:table-cell office:value-type="float" office:value="0.00685936083331182" calcext:value-type="float">
            <text:p>0,007</text:p>
          </table:table-cell>
          <table:table-cell office:value-type="float" office:value="0.00173551311654812" calcext:value-type="float">
            <text:p>0,002</text:p>
          </table:table-cell>
          <table:table-cell office:value-type="float" office:value="0.00216516124090801" calcext:value-type="float">
            <text:p>0,002</text:p>
          </table:table-cell>
          <table:table-cell office:value-type="float" office:value="0.00375240481982483" calcext:value-type="float">
            <text:p>0,004</text:p>
          </table:table-cell>
          <table:table-cell table:number-columns-repeated="2"/>
          <table:table-cell table:formula="of:=[.C33]/[.AA33]" office:value-type="float" office:value="0.790595837533366" calcext:value-type="float">
            <text:p>0,7905958375</text:p>
          </table:table-cell>
          <table:table-cell table:formula="of:=[.D33]/[.AB33]" office:value-type="float" office:value="0.734968605954694" calcext:value-type="float">
            <text:p>0,734968606</text:p>
          </table:table-cell>
          <table:table-cell table:formula="of:=[.E33]/[.AC33]" office:value-type="string" office:string-value="" calcext:value-type="error">
            <text:p>#DIV/0!</text:p>
          </table:table-cell>
          <table:table-cell table:formula="of:=[.F33]/[.AD33]" office:value-type="float" office:value="0.237068720893736" calcext:value-type="float">
            <text:p>0,2370687209</text:p>
          </table:table-cell>
          <table:table-cell table:formula="of:=[.G33]/[.AE33]" office:value-type="float" office:value="0.115768188930772" calcext:value-type="float">
            <text:p>0,1157681889</text:p>
          </table:table-cell>
          <table:table-cell table:formula="of:=[.H33]/[.AF33]" office:value-type="float" office:value="0.154924173594448" calcext:value-type="float">
            <text:p>0,1549241736</text:p>
          </table:table-cell>
          <table:table-cell table:formula="of:=[.I33]/[.AG33]" office:value-type="float" office:value="11.5895258675659" calcext:value-type="float">
            <text:p>11,5895258676</text:p>
          </table:table-cell>
          <table:table-cell table:formula="of:=[.J33]/[.AH33]" office:value-type="float" office:value="0.971767251778653" calcext:value-type="float">
            <text:p>0,9717672518</text:p>
          </table:table-cell>
          <table:table-cell table:formula="of:=[.K33]/[.AI33]" office:value-type="string" office:string-value="" calcext:value-type="error">
            <text:p>#DIV/0!</text:p>
          </table:table-cell>
          <table:table-cell table:formula="of:=[.L33]/[.AJ33]" office:value-type="float" office:value="0.0127578631715466" calcext:value-type="float">
            <text:p>0,0127578632</text:p>
          </table:table-cell>
          <table:table-cell table:formula="of:=[.M33]/[.AK33]" office:value-type="float" office:value="6.20950850836607" calcext:value-type="float">
            <text:p>6,2095085084</text:p>
          </table:table-cell>
          <table:table-cell table:formula="of:=[.N33]/[.AL33]" office:value-type="float" office:value="1.77180727599365" calcext:value-type="float">
            <text:p>1,771807276</text:p>
          </table:table-cell>
          <table:table-cell table:formula="of:=[.O33]/[.AM33]" office:value-type="float" office:value="0.989668622051693" calcext:value-type="float">
            <text:p>0,9896686221</text:p>
          </table:table-cell>
          <table:table-cell table:formula="of:=[.P33]/[.AN33]" office:value-type="float" office:value="7.58630962671352" calcext:value-type="float">
            <text:p>7,5863096267</text:p>
          </table:table-cell>
          <table:table-cell table:formula="of:=[.Q33]/[.AO33]" office:value-type="float" office:value="0" calcext:value-type="float">
            <text:p>0</text:p>
          </table:table-cell>
          <table:table-cell table:formula="of:=[.R33]/[.AP33]" office:value-type="float" office:value="1.16754091751649" calcext:value-type="float">
            <text:p>1,1675409175</text:p>
          </table:table-cell>
          <table:table-cell table:formula="of:=[.S33]/[.AQ33]" office:value-type="float" office:value="2.31992271744382" calcext:value-type="float">
            <text:p>2,3199227174</text:p>
          </table:table-cell>
          <table:table-cell table:formula="of:=[.T33]/[.AR33]" office:value-type="float" office:value="0" calcext:value-type="float">
            <text:p>0</text:p>
          </table:table-cell>
          <table:table-cell table:formula="of:=[.U33]/[.AS33]" office:value-type="float" office:value="2.35368705223303" calcext:value-type="float">
            <text:p>2,3536870522</text:p>
          </table:table-cell>
          <table:table-cell table:formula="of:=[.V33]/[.AT33]" office:value-type="float" office:value="0.542305262360656" calcext:value-type="float">
            <text:p>0,5423052624</text:p>
          </table:table-cell>
          <table:table-cell table:formula="of:=[.W33]/[.AU33]" office:value-type="float" office:value="5.02248922247836" calcext:value-type="float">
            <text:p>5,0224892225</text:p>
          </table:table-cell>
          <table:table-cell table:formula="of:=[.X33]/[.AV33]" office:value-type="float" office:value="2.7585678705783" calcext:value-type="float">
            <text:p>2,7585678706</text:p>
          </table:table-cell>
          <table:table-cell table:formula="of:=[.Y33]/[.AW33]" office:value-type="float" office:value="3.51897016828133" calcext:value-type="float">
            <text:p>3,5189701683</text:p>
          </table:table-cell>
          <table:table-cell table:formula="of:=[.Z33]/[.AX33]" office:value-type="float" office:value="0.7860817329077" calcext:value-type="float">
            <text:p>0,7860817329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Serine, O-acetyl-</text:p>
          </table:table-cell>
          <table:table-cell table:number-columns-repeated="12"/>
          <table:table-cell office:value-type="float" office:value="0.0188270363817791" calcext:value-type="float">
            <text:p>0,019</text:p>
          </table:table-cell>
          <table:table-cell office:value-type="float" office:value="0.0190341837413416" calcext:value-type="float">
            <text:p>0,019</text:p>
          </table:table-cell>
          <table:table-cell table:number-columns-repeated="2"/>
          <table:table-cell office:value-type="float" office:value="0.00599561864903397" calcext:value-type="float">
            <text:p>0,006</text:p>
          </table:table-cell>
          <table:table-cell table:number-columns-repeated="7"/>
          <table:table-cell office:value-type="float" office:value="0.00299241824355596" calcext:value-type="float">
            <text:p>0,003</text:p>
          </table:table-cell>
          <table:table-cell office:value-type="float" office:value="0.00594434409514249" calcext:value-type="float">
            <text:p>0,006</text:p>
          </table:table-cell>
          <table:table-cell/>
          <table:table-cell office:value-type="float" office:value="0.00623335336082973" calcext:value-type="float">
            <text:p>0,006</text:p>
          </table:table-cell>
          <table:table-cell office:value-type="float" office:value="0.00289272858953641" calcext:value-type="float">
            <text:p>0,003</text:p>
          </table:table-cell>
          <table:table-cell/>
          <table:table-cell office:value-type="float" office:value="0.0042978415511898" calcext:value-type="float">
            <text:p>0,004</text:p>
          </table:table-cell>
          <table:table-cell office:value-type="float" office:value="0.0089816756979373" calcext:value-type="float">
            <text:p>0,009</text:p>
          </table:table-cell>
          <table:table-cell/>
          <table:table-cell office:value-type="float" office:value="0.0238068072951065" calcext:value-type="float">
            <text:p>0,024</text:p>
          </table:table-cell>
          <table:table-cell office:value-type="float" office:value="0.00390868239719844" calcext:value-type="float">
            <text:p>0,004</text:p>
          </table:table-cell>
          <table:table-cell office:value-type="float" office:value="0.0112291097246117" calcext:value-type="float">
            <text:p>0,011</text:p>
          </table:table-cell>
          <table:table-cell office:value-type="float" office:value="0.0470421399927149" calcext:value-type="float">
            <text:p>0,047</text:p>
          </table:table-cell>
          <table:table-cell office:value-type="float" office:value="0.0371848176359174" calcext:value-type="float">
            <text:p>0,037</text:p>
          </table:table-cell>
          <table:table-cell office:value-type="float" office:value="0.0410870785910312" calcext:value-type="float">
            <text:p>0,041</text:p>
          </table:table-cell>
          <table:table-cell office:value-type="float" office:value="0.0422714390590417" calcext:value-type="float">
            <text:p>0,042</text:p>
          </table:table-cell>
          <table:table-cell office:value-type="float" office:value="0.0253062995944183" calcext:value-type="float">
            <text:p>0,025</text:p>
          </table:table-cell>
          <table:table-cell office:value-type="float" office:value="0.0310301618064173" calcext:value-type="float">
            <text:p>0,031</text:p>
          </table:table-cell>
          <table:table-cell office:value-type="float" office:value="0.0326937798989973" calcext:value-type="float">
            <text:p>0,033</text:p>
          </table:table-cell>
          <table:table-cell office:value-type="float" office:value="0.0118585430022905" calcext:value-type="float">
            <text:p>0,012</text:p>
          </table:table-cell>
          <table:table-cell office:value-type="float" office:value="0.0354958878713421" calcext:value-type="float">
            <text:p>0,035</text:p>
          </table:table-cell>
          <table:table-cell office:value-type="float" office:value="0.00901520567547082" calcext:value-type="float">
            <text:p>0,009</text:p>
          </table:table-cell>
          <table:table-cell/>
          <table:table-cell office:value-type="float" office:value="0.0224184437830838" calcext:value-type="float">
            <text:p>0,022</text:p>
          </table:table-cell>
          <table:table-cell table:number-columns-repeated="2"/>
          <table:table-cell table:formula="of:=[.C34]/[.AA34]" office:value-type="float" office:value="0" calcext:value-type="float">
            <text:p>0</text:p>
          </table:table-cell>
          <table:table-cell table:formula="of:=[.D34]/[.AB34]" office:value-type="float" office:value="0" calcext:value-type="float">
            <text:p>0</text:p>
          </table:table-cell>
          <table:table-cell table:formula="of:=[.E34]/[.AC34]" office:value-type="string" office:string-value="" calcext:value-type="error">
            <text:p>#DIV/0!</text:p>
          </table:table-cell>
          <table:table-cell table:formula="of:=[.F34]/[.AD34]" office:value-type="float" office:value="0" calcext:value-type="float">
            <text:p>0</text:p>
          </table:table-cell>
          <table:table-cell table:formula="of:=[.G34]/[.AE34]" office:value-type="float" office:value="0" calcext:value-type="float">
            <text:p>0</text:p>
          </table:table-cell>
          <table:table-cell table:formula="of:=[.H34]/[.AF34]" office:value-type="string" office:string-value="" calcext:value-type="error">
            <text:p>#DIV/0!</text:p>
          </table:table-cell>
          <table:table-cell table:formula="of:=[.I34]/[.AG34]" office:value-type="float" office:value="0" calcext:value-type="float">
            <text:p>0</text:p>
          </table:table-cell>
          <table:table-cell table:formula="of:=[.J34]/[.AH34]" office:value-type="float" office:value="0" calcext:value-type="float">
            <text:p>0</text:p>
          </table:table-cell>
          <table:table-cell table:formula="of:=[.K34]/[.AI34]" office:value-type="string" office:string-value="" calcext:value-type="error">
            <text:p>#DIV/0!</text:p>
          </table:table-cell>
          <table:table-cell table:formula="of:=[.L34]/[.AJ34]" office:value-type="float" office:value="0" calcext:value-type="float">
            <text:p>0</text:p>
          </table:table-cell>
          <table:table-cell table:formula="of:=[.M34]/[.AK34]" office:value-type="float" office:value="0" calcext:value-type="float">
            <text:p>0</text:p>
          </table:table-cell>
          <table:table-cell table:formula="of:=[.N34]/[.AL34]" office:value-type="float" office:value="0" calcext:value-type="float">
            <text:p>0</text:p>
          </table:table-cell>
          <table:table-cell table:formula="of:=[.O34]/[.AM34]" office:value-type="float" office:value="0.400216409897482" calcext:value-type="float">
            <text:p>0,4002164099</text:p>
          </table:table-cell>
          <table:table-cell table:formula="of:=[.P34]/[.AN34]" office:value-type="float" office:value="0.511880518756563" calcext:value-type="float">
            <text:p>0,5118805188</text:p>
          </table:table-cell>
          <table:table-cell table:formula="of:=[.Q34]/[.AO34]" office:value-type="float" office:value="0" calcext:value-type="float">
            <text:p>0</text:p>
          </table:table-cell>
          <table:table-cell table:formula="of:=[.R34]/[.AP34]" office:value-type="float" office:value="0" calcext:value-type="float">
            <text:p>0</text:p>
          </table:table-cell>
          <table:table-cell table:formula="of:=[.S34]/[.AQ34]" office:value-type="float" office:value="0.236921981685398" calcext:value-type="float">
            <text:p>0,2369219817</text:p>
          </table:table-cell>
          <table:table-cell table:formula="of:=[.T34]/[.AR34]" office:value-type="float" office:value="0" calcext:value-type="float">
            <text:p>0</text:p>
          </table:table-cell>
          <table:table-cell table:formula="of:=[.U34]/[.AS34]" office:value-type="float" office:value="0" calcext:value-type="float">
            <text:p>0</text:p>
          </table:table-cell>
          <table:table-cell table:formula="of:=[.V34]/[.AT34]" office:value-type="float" office:value="0" calcext:value-type="float">
            <text:p>0</text:p>
          </table:table-cell>
          <table:table-cell table:formula="of:=[.W34]/[.AU34]" office:value-type="float" office:value="0" calcext:value-type="float">
            <text:p>0</text:p>
          </table:table-cell>
          <table:table-cell table:formula="of:=[.X34]/[.AV34]" office:value-type="float" office:value="0" calcext:value-type="float">
            <text:p>0</text:p>
          </table:table-cell>
          <table:table-cell table:formula="of:=[.Y34]/[.AW34]" office:value-type="string" office:string-value="" calcext:value-type="error">
            <text:p>#DIV/0!</text:p>
          </table:table-cell>
          <table:table-cell table:formula="of:=[.Z34]/[.AX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Threonine</text:p>
          </table:table-cell>
          <table:table-cell/>
          <table:table-cell office:value-type="float" office:value="0.00849640935263297" calcext:value-type="float">
            <text:p>0,008</text:p>
          </table:table-cell>
          <table:table-cell/>
          <table:table-cell office:value-type="float" office:value="0.00235896333805271" calcext:value-type="float">
            <text:p>0,002</text:p>
          </table:table-cell>
          <table:table-cell office:value-type="float" office:value="0.000358396809435201" calcext:value-type="float">
            <text:p>0,000</text:p>
          </table:table-cell>
          <table:table-cell office:value-type="float" office:value="0.00050622544480047" calcext:value-type="float">
            <text:p>0,001</text:p>
          </table:table-cell>
          <table:table-cell office:value-type="float" office:value="0.00964992339216663" calcext:value-type="float">
            <text:p>0,010</text:p>
          </table:table-cell>
          <table:table-cell office:value-type="float" office:value="0.00485530527477924" calcext:value-type="float">
            <text:p>0,005</text:p>
          </table:table-cell>
          <table:table-cell office:value-type="float" office:value="0.00839228019219553" calcext:value-type="float">
            <text:p>0,008</text:p>
          </table:table-cell>
          <table:table-cell office:value-type="float" office:value="0.000517994748473033" calcext:value-type="float">
            <text:p>0,001</text:p>
          </table:table-cell>
          <table:table-cell office:value-type="float" office:value="0.0069337650598772" calcext:value-type="float">
            <text:p>0,007</text:p>
          </table:table-cell>
          <table:table-cell office:value-type="float" office:value="0.0125167265154175" calcext:value-type="float">
            <text:p>0,013</text:p>
          </table:table-cell>
          <table:table-cell office:value-type="float" office:value="0.020396890086361" calcext:value-type="float">
            <text:p>0,020</text:p>
          </table:table-cell>
          <table:table-cell office:value-type="float" office:value="0.0163569052734495" calcext:value-type="float">
            <text:p>0,016</text:p>
          </table:table-cell>
          <table:table-cell/>
          <table:table-cell office:value-type="float" office:value="0.0260670600759401" calcext:value-type="float">
            <text:p>0,026</text:p>
          </table:table-cell>
          <table:table-cell office:value-type="float" office:value="0.0259107344764561" calcext:value-type="float">
            <text:p>0,026</text:p>
          </table:table-cell>
          <table:table-cell/>
          <table:table-cell office:value-type="float" office:value="0.0212294847234119" calcext:value-type="float">
            <text:p>0,021</text:p>
          </table:table-cell>
          <table:table-cell office:value-type="float" office:value="0.0143120833630811" calcext:value-type="float">
            <text:p>0,014</text:p>
          </table:table-cell>
          <table:table-cell office:value-type="float" office:value="0.0219492852227812" calcext:value-type="float">
            <text:p>0,022</text:p>
          </table:table-cell>
          <table:table-cell office:value-type="float" office:value="0.0110446741611406" calcext:value-type="float">
            <text:p>0,011</text:p>
          </table:table-cell>
          <table:table-cell office:value-type="float" office:value="0.0114112040370789" calcext:value-type="float">
            <text:p>0,011</text:p>
          </table:table-cell>
          <table:table-cell office:value-type="float" office:value="0.00951157769492885" calcext:value-type="float">
            <text:p>0,010</text:p>
          </table:table-cell>
          <table:table-cell office:value-type="float" office:value="0.00990690973432923" calcext:value-type="float">
            <text:p>0,010</text:p>
          </table:table-cell>
          <table:table-cell office:value-type="float" office:value="0.0134329866879285" calcext:value-type="float">
            <text:p>0,013</text:p>
          </table:table-cell>
          <table:table-cell/>
          <table:table-cell office:value-type="float" office:value="0.00995974615527982" calcext:value-type="float">
            <text:p>0,010</text:p>
          </table:table-cell>
          <table:table-cell office:value-type="float" office:value="0.0125745939278247" calcext:value-type="float">
            <text:p>0,013</text:p>
          </table:table-cell>
          <table:table-cell office:value-type="float" office:value="0.0130890437867836" calcext:value-type="float">
            <text:p>0,013</text:p>
          </table:table-cell>
          <table:table-cell office:value-type="float" office:value="0.00778456496647186" calcext:value-type="float">
            <text:p>0,008</text:p>
          </table:table-cell>
          <table:table-cell office:value-type="float" office:value="0.0142290706670699" calcext:value-type="float">
            <text:p>0,014</text:p>
          </table:table-cell>
          <table:table-cell/>
          <table:table-cell office:value-type="float" office:value="0.029257168871625" calcext:value-type="float">
            <text:p>0,029</text:p>
          </table:table-cell>
          <table:table-cell office:value-type="float" office:value="0.006964490721638" calcext:value-type="float">
            <text:p>0,007</text:p>
          </table:table-cell>
          <table:table-cell office:value-type="float" office:value="0.0125781393284983" calcext:value-type="float">
            <text:p>0,013</text:p>
          </table:table-cell>
          <table:table-cell office:value-type="float" office:value="0.0438736268572535" calcext:value-type="float">
            <text:p>0,044</text:p>
          </table:table-cell>
          <table:table-cell office:value-type="float" office:value="0.029087398629946" calcext:value-type="float">
            <text:p>0,029</text:p>
          </table:table-cell>
          <table:table-cell office:value-type="float" office:value="0.0401738054378345" calcext:value-type="float">
            <text:p>0,040</text:p>
          </table:table-cell>
          <table:table-cell office:value-type="float" office:value="0.0365298765366464" calcext:value-type="float">
            <text:p>0,037</text:p>
          </table:table-cell>
          <table:table-cell office:value-type="float" office:value="0.0294035912362552" calcext:value-type="float">
            <text:p>0,029</text:p>
          </table:table-cell>
          <table:table-cell office:value-type="float" office:value="0.0277130483285648" calcext:value-type="float">
            <text:p>0,028</text:p>
          </table:table-cell>
          <table:table-cell office:value-type="float" office:value="0.035712322980779" calcext:value-type="float">
            <text:p>0,036</text:p>
          </table:table-cell>
          <table:table-cell office:value-type="float" office:value="0.0210194612139754" calcext:value-type="float">
            <text:p>0,021</text:p>
          </table:table-cell>
          <table:table-cell office:value-type="float" office:value="0.0276085841908175" calcext:value-type="float">
            <text:p>0,028</text:p>
          </table:table-cell>
          <table:table-cell office:value-type="float" office:value="0.0182849287162012" calcext:value-type="float">
            <text:p>0,018</text:p>
          </table:table-cell>
          <table:table-cell office:value-type="float" office:value="0.00760732686857648" calcext:value-type="float">
            <text:p>0,008</text:p>
          </table:table-cell>
          <table:table-cell office:value-type="float" office:value="0.0219706503988802" calcext:value-type="float">
            <text:p>0,022</text:p>
          </table:table-cell>
          <table:table-cell table:number-columns-repeated="2"/>
          <table:table-cell table:formula="of:=[.C35]/[.AA35]" office:value-type="float" office:value="0" calcext:value-type="float">
            <text:p>0</text:p>
          </table:table-cell>
          <table:table-cell table:formula="of:=[.D35]/[.AB35]" office:value-type="float" office:value="0.632503370249614" calcext:value-type="float">
            <text:p>0,6325033702</text:p>
          </table:table-cell>
          <table:table-cell table:formula="of:=[.E35]/[.AC35]" office:value-type="string" office:string-value="" calcext:value-type="error">
            <text:p>#DIV/0!</text:p>
          </table:table-cell>
          <table:table-cell table:formula="of:=[.F35]/[.AD35]" office:value-type="float" office:value="0.236849745091363" calcext:value-type="float">
            <text:p>0,2368497451</text:p>
          </table:table-cell>
          <table:table-cell table:formula="of:=[.G35]/[.AE35]" office:value-type="float" office:value="0.0285016606891894" calcext:value-type="float">
            <text:p>0,0285016607</text:p>
          </table:table-cell>
          <table:table-cell table:formula="of:=[.H35]/[.AF35]" office:value-type="float" office:value="0.038675510071379" calcext:value-type="float">
            <text:p>0,0386755101</text:p>
          </table:table-cell>
          <table:table-cell table:formula="of:=[.I35]/[.AG35]" office:value-type="float" office:value="1.23962269359031" calcext:value-type="float">
            <text:p>1,2396226936</text:p>
          </table:table-cell>
          <table:table-cell table:formula="of:=[.J35]/[.AH35]" office:value-type="float" office:value="0.341224341939336" calcext:value-type="float">
            <text:p>0,3412243419</text:p>
          </table:table-cell>
          <table:table-cell table:formula="of:=[.K35]/[.AI35]" office:value-type="string" office:string-value="" calcext:value-type="error">
            <text:p>#DIV/0!</text:p>
          </table:table-cell>
          <table:table-cell table:formula="of:=[.L35]/[.AJ35]" office:value-type="float" office:value="0.0177048828868541" calcext:value-type="float">
            <text:p>0,0177048829</text:p>
          </table:table-cell>
          <table:table-cell table:formula="of:=[.M35]/[.AK35]" office:value-type="float" office:value="0.995588239974915" calcext:value-type="float">
            <text:p>0,99558824</text:p>
          </table:table-cell>
          <table:table-cell table:formula="of:=[.N35]/[.AL35]" office:value-type="float" office:value="0.995117496199008" calcext:value-type="float">
            <text:p>0,9951174962</text:p>
          </table:table-cell>
          <table:table-cell table:formula="of:=[.O35]/[.AM35]" office:value-type="float" office:value="0.464900933600133" calcext:value-type="float">
            <text:p>0,4649009336</text:p>
          </table:table-cell>
          <table:table-cell table:formula="of:=[.P35]/[.AN35]" office:value-type="float" office:value="0.562336477095954" calcext:value-type="float">
            <text:p>0,5623364771</text:p>
          </table:table-cell>
          <table:table-cell table:formula="of:=[.Q35]/[.AO35]" office:value-type="float" office:value="0" calcext:value-type="float">
            <text:p>0</text:p>
          </table:table-cell>
          <table:table-cell table:formula="of:=[.R35]/[.AP35]" office:value-type="float" office:value="0.713581937507779" calcext:value-type="float">
            <text:p>0,7135819375</text:p>
          </table:table-cell>
          <table:table-cell table:formula="of:=[.S35]/[.AQ35]" office:value-type="float" office:value="0.881209858628005" calcext:value-type="float">
            <text:p>0,8812098586</text:p>
          </table:table-cell>
          <table:table-cell table:formula="of:=[.T35]/[.AR35]" office:value-type="float" office:value="0" calcext:value-type="float">
            <text:p>0</text:p>
          </table:table-cell>
          <table:table-cell table:formula="of:=[.U35]/[.AS35]" office:value-type="float" office:value="0.59445824162259" calcext:value-type="float">
            <text:p>0,5944582416</text:p>
          </table:table-cell>
          <table:table-cell table:formula="of:=[.V35]/[.AT35]" office:value-type="float" office:value="0.680896775487532" calcext:value-type="float">
            <text:p>0,6808967755</text:p>
          </table:table-cell>
          <table:table-cell table:formula="of:=[.W35]/[.AU35]" office:value-type="float" office:value="0.795016690138042" calcext:value-type="float">
            <text:p>0,7950166901</text:p>
          </table:table-cell>
          <table:table-cell table:formula="of:=[.X35]/[.AV35]" office:value-type="float" office:value="0.604031567886538" calcext:value-type="float">
            <text:p>0,6040315679</text:p>
          </table:table-cell>
          <table:table-cell table:formula="of:=[.Y35]/[.AW35]" office:value-type="float" office:value="1.5000280958368" calcext:value-type="float">
            <text:p>1,5000280958</text:p>
          </table:table-cell>
          <table:table-cell table:formula="of:=[.Z35]/[.AX35]" office:value-type="float" office:value="0.432921990120676" calcext:value-type="float">
            <text:p>0,4329219901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Tyrosine</text:p>
          </table:table-cell>
          <table:table-cell table:number-columns-repeated="12"/>
          <table:table-cell office:value-type="float" office:value="0.000316616264816544" calcext:value-type="float">
            <text:p>0,000</text:p>
          </table:table-cell>
          <table:table-cell office:value-type="float" office:value="0.000193558065390949" calcext:value-type="float">
            <text:p>0,000</text:p>
          </table:table-cell>
          <table:table-cell table:number-columns-repeated="2"/>
          <table:table-cell office:value-type="float" office:value="0.000267088508230358" calcext:value-type="float">
            <text:p>0,000</text:p>
          </table:table-cell>
          <table:table-cell table:number-columns-repeated="13"/>
          <table:table-cell office:value-type="float" office:value="0.000156865762213237" calcext:value-type="float">
            <text:p>0,000</text:p>
          </table:table-cell>
          <table:table-cell office:value-type="float" office:value="0.000362442182629013" calcext:value-type="float">
            <text:p>0,000</text:p>
          </table:table-cell>
          <table:table-cell/>
          <table:table-cell office:value-type="float" office:value="0.000274659907133544" calcext:value-type="float">
            <text:p>0,000</text:p>
          </table:table-cell>
          <table:table-cell/>
          <table:table-cell office:value-type="float" office:value="0.000425704643872873" calcext:value-type="float">
            <text:p>0,000</text:p>
          </table:table-cell>
          <table:table-cell office:value-type="float" office:value="0.000334704650730435" calcext:value-type="float">
            <text:p>0,000</text:p>
          </table:table-cell>
          <table:table-cell office:value-type="float" office:value="0.000582414352761419" calcext:value-type="float">
            <text:p>0,001</text:p>
          </table:table-cell>
          <table:table-cell office:value-type="float" office:value="0.000408080191617281" calcext:value-type="float">
            <text:p>0,000</text:p>
          </table:table-cell>
          <table:table-cell office:value-type="float" office:value="0.000504179337670288" calcext:value-type="float">
            <text:p>0,001</text:p>
          </table:table-cell>
          <table:table-cell office:value-type="float" office:value="0.000581615928348227" calcext:value-type="float">
            <text:p>0,001</text:p>
          </table:table-cell>
          <table:table-cell office:value-type="float" office:value="0.000382474063322559" calcext:value-type="float">
            <text:p>0,000</text:p>
          </table:table-cell>
          <table:table-cell table:number-columns-repeated="8"/>
          <table:table-cell table:formula="of:=[.C36]/[.AA36]" office:value-type="string" office:string-value="" calcext:value-type="error">
            <text:p>#DIV/0!</text:p>
          </table:table-cell>
          <table:table-cell table:formula="of:=[.D36]/[.AB36]" office:value-type="string" office:string-value="" calcext:value-type="error">
            <text:p>#DIV/0!</text:p>
          </table:table-cell>
          <table:table-cell table:formula="of:=[.E36]/[.AC36]" office:value-type="string" office:string-value="" calcext:value-type="error">
            <text:p>#DIV/0!</text:p>
          </table:table-cell>
          <table:table-cell table:formula="of:=[.F36]/[.AD36]" office:value-type="string" office:string-value="" calcext:value-type="error">
            <text:p>#DIV/0!</text:p>
          </table:table-cell>
          <table:table-cell table:formula="of:=[.G36]/[.AE36]" office:value-type="string" office:string-value="" calcext:value-type="error">
            <text:p>#DIV/0!</text:p>
          </table:table-cell>
          <table:table-cell table:formula="of:=[.H36]/[.AF36]" office:value-type="string" office:string-value="" calcext:value-type="error">
            <text:p>#DIV/0!</text:p>
          </table:table-cell>
          <table:table-cell table:formula="of:=[.I36]/[.AG36]" office:value-type="float" office:value="0" calcext:value-type="float">
            <text:p>0</text:p>
          </table:table-cell>
          <table:table-cell table:formula="of:=[.J36]/[.AH36]" office:value-type="float" office:value="0" calcext:value-type="float">
            <text:p>0</text:p>
          </table:table-cell>
          <table:table-cell table:formula="of:=[.K36]/[.AI36]" office:value-type="string" office:string-value="" calcext:value-type="error">
            <text:p>#DIV/0!</text:p>
          </table:table-cell>
          <table:table-cell table:formula="of:=[.L36]/[.AJ36]" office:value-type="float" office:value="0" calcext:value-type="float">
            <text:p>0</text:p>
          </table:table-cell>
          <table:table-cell table:formula="of:=[.M36]/[.AK36]" office:value-type="string" office:string-value="" calcext:value-type="error">
            <text:p>#DIV/0!</text:p>
          </table:table-cell>
          <table:table-cell table:formula="of:=[.N36]/[.AL36]" office:value-type="float" office:value="0" calcext:value-type="float">
            <text:p>0</text:p>
          </table:table-cell>
          <table:table-cell table:formula="of:=[.O36]/[.AM36]" office:value-type="float" office:value="0.945957171869538" calcext:value-type="float">
            <text:p>0,9459571719</text:p>
          </table:table-cell>
          <table:table-cell table:formula="of:=[.P36]/[.AN36]" office:value-type="float" office:value="0.332337389134087" calcext:value-type="float">
            <text:p>0,3323373891</text:p>
          </table:table-cell>
          <table:table-cell table:formula="of:=[.Q36]/[.AO36]" office:value-type="float" office:value="0" calcext:value-type="float">
            <text:p>0</text:p>
          </table:table-cell>
          <table:table-cell table:formula="of:=[.R36]/[.AP36]" office:value-type="float" office:value="0" calcext:value-type="float">
            <text:p>0</text:p>
          </table:table-cell>
          <table:table-cell table:formula="of:=[.S36]/[.AQ36]" office:value-type="float" office:value="0.459218008332203" calcext:value-type="float">
            <text:p>0,4592180083</text:p>
          </table:table-cell>
          <table:table-cell table:formula="of:=[.T36]/[.AR36]" office:value-type="float" office:value="0" calcext:value-type="float">
            <text:p>0</text:p>
          </table:table-cell>
          <table:table-cell table:formula="of:=[.U36]/[.AS36]" office:value-type="string" office:string-value="" calcext:value-type="error">
            <text:p>#DIV/0!</text:p>
          </table:table-cell>
          <table:table-cell table:formula="of:=[.V36]/[.AT36]" office:value-type="string" office:string-value="" calcext:value-type="error">
            <text:p>#DIV/0!</text:p>
          </table:table-cell>
          <table:table-cell table:formula="of:=[.W36]/[.AU36]" office:value-type="string" office:string-value="" calcext:value-type="error">
            <text:p>#DIV/0!</text:p>
          </table:table-cell>
          <table:table-cell table:formula="of:=[.X36]/[.AV36]" office:value-type="string" office:string-value="" calcext:value-type="error">
            <text:p>#DIV/0!</text:p>
          </table:table-cell>
          <table:table-cell table:formula="of:=[.Y36]/[.AW36]" office:value-type="string" office:string-value="" calcext:value-type="error">
            <text:p>#DIV/0!</text:p>
          </table:table-cell>
          <table:table-cell table:formula="of:=[.Z36]/[.AX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string" calcext:value-type="string">
            <text:p>Valine</text:p>
          </table:table-cell>
          <table:table-cell office:value-type="float" office:value="0.00232899466023355" calcext:value-type="float">
            <text:p>0,002</text:p>
          </table:table-cell>
          <table:table-cell office:value-type="float" office:value="0.00298988386145967" calcext:value-type="float">
            <text:p>0,003</text:p>
          </table:table-cell>
          <table:table-cell/>
          <table:table-cell office:value-type="float" office:value="0.00263357345286949" calcext:value-type="float">
            <text:p>0,003</text:p>
          </table:table-cell>
          <table:table-cell office:value-type="float" office:value="0.0015400982261074" calcext:value-type="float">
            <text:p>0,002</text:p>
          </table:table-cell>
          <table:table-cell office:value-type="float" office:value="0.0024791701133079" calcext:value-type="float">
            <text:p>0,002</text:p>
          </table:table-cell>
          <table:table-cell office:value-type="float" office:value="0.00380759150837459" calcext:value-type="float">
            <text:p>0,004</text:p>
          </table:table-cell>
          <table:table-cell office:value-type="float" office:value="0.00324038917860038" calcext:value-type="float">
            <text:p>0,003</text:p>
          </table:table-cell>
          <table:table-cell office:value-type="float" office:value="0.00382648151431115" calcext:value-type="float">
            <text:p>0,004</text:p>
          </table:table-cell>
          <table:table-cell office:value-type="float" office:value="0.00124834736062804" calcext:value-type="float">
            <text:p>0,001</text:p>
          </table:table-cell>
          <table:table-cell office:value-type="float" office:value="0.00246794355349096" calcext:value-type="float">
            <text:p>0,002</text:p>
          </table:table-cell>
          <table:table-cell office:value-type="float" office:value="0.00285264471793934" calcext:value-type="float">
            <text:p>0,003</text:p>
          </table:table-cell>
          <table:table-cell office:value-type="float" office:value="0.00424518858131572" calcext:value-type="float">
            <text:p>0,004</text:p>
          </table:table-cell>
          <table:table-cell office:value-type="float" office:value="0.00355374278634135" calcext:value-type="float">
            <text:p>0,004</text:p>
          </table:table-cell>
          <table:table-cell/>
          <table:table-cell office:value-type="float" office:value="0.00371753372779882" calcext:value-type="float">
            <text:p>0,004</text:p>
          </table:table-cell>
          <table:table-cell office:value-type="float" office:value="0.00405377912534349" calcext:value-type="float">
            <text:p>0,004</text:p>
          </table:table-cell>
          <table:table-cell/>
          <table:table-cell office:value-type="float" office:value="0.00749657241186342" calcext:value-type="float">
            <text:p>0,007</text:p>
          </table:table-cell>
          <table:table-cell office:value-type="float" office:value="0.00527155323327617" calcext:value-type="float">
            <text:p>0,005</text:p>
          </table:table-cell>
          <table:table-cell office:value-type="float" office:value="0.00418534514755897" calcext:value-type="float">
            <text:p>0,004</text:p>
          </table:table-cell>
          <table:table-cell office:value-type="float" office:value="0.00601629998677171" calcext:value-type="float">
            <text:p>0,006</text:p>
          </table:table-cell>
          <table:table-cell office:value-type="float" office:value="0.00547635665941744" calcext:value-type="float">
            <text:p>0,005</text:p>
          </table:table-cell>
          <table:table-cell office:value-type="float" office:value="0.00481524228972756" calcext:value-type="float">
            <text:p>0,005</text:p>
          </table:table-cell>
          <table:table-cell office:value-type="float" office:value="0.00381075194481553" calcext:value-type="float">
            <text:p>0,004</text:p>
          </table:table-cell>
          <table:table-cell office:value-type="float" office:value="0.00361844441555927" calcext:value-type="float">
            <text:p>0,004</text:p>
          </table:table-cell>
          <table:table-cell/>
          <table:table-cell office:value-type="float" office:value="0.00417285605520823" calcext:value-type="float">
            <text:p>0,004</text:p>
          </table:table-cell>
          <table:table-cell office:value-type="float" office:value="0.00330206512631328" calcext:value-type="float">
            <text:p>0,003</text:p>
          </table:table-cell>
          <table:table-cell office:value-type="float" office:value="0.00377157853075482" calcext:value-type="float">
            <text:p>0,004</text:p>
          </table:table-cell>
          <table:table-cell office:value-type="float" office:value="0.00261540353209624" calcext:value-type="float">
            <text:p>0,003</text:p>
          </table:table-cell>
          <table:table-cell office:value-type="float" office:value="0.00556292252543078" calcext:value-type="float">
            <text:p>0,006</text:p>
          </table:table-cell>
          <table:table-cell/>
          <table:table-cell office:value-type="float" office:value="0.0121247168072627" calcext:value-type="float">
            <text:p>0,012</text:p>
          </table:table-cell>
          <table:table-cell office:value-type="float" office:value="0.00341989165145112" calcext:value-type="float">
            <text:p>0,003</text:p>
          </table:table-cell>
          <table:table-cell office:value-type="float" office:value="0.00487939998540804" calcext:value-type="float">
            <text:p>0,005</text:p>
          </table:table-cell>
          <table:table-cell office:value-type="float" office:value="0.0085916783031105" calcext:value-type="float">
            <text:p>0,009</text:p>
          </table:table-cell>
          <table:table-cell office:value-type="float" office:value="0.0110261646307863" calcext:value-type="float">
            <text:p>0,011</text:p>
          </table:table-cell>
          <table:table-cell office:value-type="float" office:value="0.00749501664375031" calcext:value-type="float">
            <text:p>0,007</text:p>
          </table:table-cell>
          <table:table-cell office:value-type="float" office:value="0.00756530817839844" calcext:value-type="float">
            <text:p>0,008</text:p>
          </table:table-cell>
          <table:table-cell office:value-type="float" office:value="0.00694823516571533" calcext:value-type="float">
            <text:p>0,007</text:p>
          </table:table-cell>
          <table:table-cell office:value-type="float" office:value="0.00535897082671719" calcext:value-type="float">
            <text:p>0,005</text:p>
          </table:table-cell>
          <table:table-cell office:value-type="float" office:value="0.00604138261382422" calcext:value-type="float">
            <text:p>0,006</text:p>
          </table:table-cell>
          <table:table-cell office:value-type="float" office:value="0.00885859343950839" calcext:value-type="float">
            <text:p>0,009</text:p>
          </table:table-cell>
          <table:table-cell office:value-type="float" office:value="0.0114533312818897" calcext:value-type="float">
            <text:p>0,011</text:p>
          </table:table-cell>
          <table:table-cell office:value-type="float" office:value="0.00698934269793472" calcext:value-type="float">
            <text:p>0,007</text:p>
          </table:table-cell>
          <table:table-cell office:value-type="float" office:value="0.0059900456619917" calcext:value-type="float">
            <text:p>0,006</text:p>
          </table:table-cell>
          <table:table-cell office:value-type="float" office:value="0.00196115998822939" calcext:value-type="float">
            <text:p>0,002</text:p>
          </table:table-cell>
          <table:table-cell table:number-columns-repeated="2"/>
          <table:table-cell table:formula="of:=[.C37]/[.AA37]" office:value-type="float" office:value="0.611164067869102" calcext:value-type="float">
            <text:p>0,6111640679</text:p>
          </table:table-cell>
          <table:table-cell table:formula="of:=[.D37]/[.AB37]" office:value-type="float" office:value="0.826289841182361" calcext:value-type="float">
            <text:p>0,8262898412</text:p>
          </table:table-cell>
          <table:table-cell table:formula="of:=[.E37]/[.AC37]" office:value-type="string" office:string-value="" calcext:value-type="error">
            <text:p>#DIV/0!</text:p>
          </table:table-cell>
          <table:table-cell table:formula="of:=[.F37]/[.AD37]" office:value-type="float" office:value="0.631120129241571" calcext:value-type="float">
            <text:p>0,6311201292</text:p>
          </table:table-cell>
          <table:table-cell table:formula="of:=[.G37]/[.AE37]" office:value-type="float" office:value="0.466404558115697" calcext:value-type="float">
            <text:p>0,4664045581</text:p>
          </table:table-cell>
          <table:table-cell table:formula="of:=[.H37]/[.AF37]" office:value-type="float" office:value="0.657329575161129" calcext:value-type="float">
            <text:p>0,6573295752</text:p>
          </table:table-cell>
          <table:table-cell table:formula="of:=[.I37]/[.AG37]" office:value-type="float" office:value="1.45583328218679" calcext:value-type="float">
            <text:p>1,4558332822</text:p>
          </table:table-cell>
          <table:table-cell table:formula="of:=[.J37]/[.AH37]" office:value-type="float" office:value="0.582497628501388" calcext:value-type="float">
            <text:p>0,5824976285</text:p>
          </table:table-cell>
          <table:table-cell table:formula="of:=[.K37]/[.AI37]" office:value-type="string" office:string-value="" calcext:value-type="error">
            <text:p>#DIV/0!</text:p>
          </table:table-cell>
          <table:table-cell table:formula="of:=[.L37]/[.AJ37]" office:value-type="float" office:value="0.102958888069062" calcext:value-type="float">
            <text:p>0,1029588881</text:p>
          </table:table-cell>
          <table:table-cell table:formula="of:=[.M37]/[.AK37]" office:value-type="float" office:value="0.721643784370703" calcext:value-type="float">
            <text:p>0,7216437844</text:p>
          </table:table-cell>
          <table:table-cell table:formula="of:=[.N37]/[.AL37]" office:value-type="float" office:value="0.584630226353699" calcext:value-type="float">
            <text:p>0,5846302264</text:p>
          </table:table-cell>
          <table:table-cell table:formula="of:=[.O37]/[.AM37]" office:value-type="float" office:value="0.494104694280605" calcext:value-type="float">
            <text:p>0,4941046943</text:p>
          </table:table-cell>
          <table:table-cell table:formula="of:=[.P37]/[.AN37]" office:value-type="float" office:value="0.322300900207757" calcext:value-type="float">
            <text:p>0,3223009002</text:p>
          </table:table-cell>
          <table:table-cell table:formula="of:=[.Q37]/[.AO37]" office:value-type="float" office:value="0" calcext:value-type="float">
            <text:p>0</text:p>
          </table:table-cell>
          <table:table-cell table:formula="of:=[.R37]/[.AP37]" office:value-type="float" office:value="0.491392239434959" calcext:value-type="float">
            <text:p>0,4913922394</text:p>
          </table:table-cell>
          <table:table-cell table:formula="of:=[.S37]/[.AQ37]" office:value-type="float" office:value="0.583425723030511" calcext:value-type="float">
            <text:p>0,583425723</text:p>
          </table:table-cell>
          <table:table-cell table:formula="of:=[.T37]/[.AR37]" office:value-type="float" office:value="0" calcext:value-type="float">
            <text:p>0</text:p>
          </table:table-cell>
          <table:table-cell table:formula="of:=[.U37]/[.AS37]" office:value-type="float" office:value="1.24087032572798" calcext:value-type="float">
            <text:p>1,2408703257</text:p>
          </table:table-cell>
          <table:table-cell table:formula="of:=[.V37]/[.AT37]" office:value-type="float" office:value="0.595077905908358" calcext:value-type="float">
            <text:p>0,5950779059</text:p>
          </table:table-cell>
          <table:table-cell table:formula="of:=[.W37]/[.AU37]" office:value-type="float" office:value="0.365426009651615" calcext:value-type="float">
            <text:p>0,3654260097</text:p>
          </table:table-cell>
          <table:table-cell table:formula="of:=[.X37]/[.AV37]" office:value-type="float" office:value="0.860781942849857" calcext:value-type="float">
            <text:p>0,8607819428</text:p>
          </table:table-cell>
          <table:table-cell table:formula="of:=[.Y37]/[.AW37]" office:value-type="float" office:value="0.914242890361631" calcext:value-type="float">
            <text:p>0,9142428904</text:p>
          </table:table-cell>
          <table:table-cell table:formula="of:=[.Z37]/[.AX37]" office:value-type="float" office:value="2.45530314641741" calcext:value-type="float">
            <text:p>2,4553031464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3-Indoxyl sulfate</text:p>
          </table:table-cell>
          <table:table-cell table:number-columns-repeated="50"/>
          <table:table-cell table:formula="of:=[.C38]/[.AA38]" office:value-type="string" office:string-value="" calcext:value-type="error">
            <text:p>#DIV/0!</text:p>
          </table:table-cell>
          <table:table-cell table:formula="of:=[.D38]/[.AB38]" office:value-type="string" office:string-value="" calcext:value-type="error">
            <text:p>#DIV/0!</text:p>
          </table:table-cell>
          <table:table-cell table:formula="of:=[.E38]/[.AC38]" office:value-type="string" office:string-value="" calcext:value-type="error">
            <text:p>#DIV/0!</text:p>
          </table:table-cell>
          <table:table-cell table:formula="of:=[.F38]/[.AD38]" office:value-type="string" office:string-value="" calcext:value-type="error">
            <text:p>#DIV/0!</text:p>
          </table:table-cell>
          <table:table-cell table:formula="of:=[.G38]/[.AE38]" office:value-type="string" office:string-value="" calcext:value-type="error">
            <text:p>#DIV/0!</text:p>
          </table:table-cell>
          <table:table-cell table:formula="of:=[.H38]/[.AF38]" office:value-type="string" office:string-value="" calcext:value-type="error">
            <text:p>#DIV/0!</text:p>
          </table:table-cell>
          <table:table-cell table:formula="of:=[.I38]/[.AG38]" office:value-type="string" office:string-value="" calcext:value-type="error">
            <text:p>#DIV/0!</text:p>
          </table:table-cell>
          <table:table-cell table:formula="of:=[.J38]/[.AH38]" office:value-type="string" office:string-value="" calcext:value-type="error">
            <text:p>#DIV/0!</text:p>
          </table:table-cell>
          <table:table-cell table:formula="of:=[.K38]/[.AI38]" office:value-type="string" office:string-value="" calcext:value-type="error">
            <text:p>#DIV/0!</text:p>
          </table:table-cell>
          <table:table-cell table:formula="of:=[.L38]/[.AJ38]" office:value-type="string" office:string-value="" calcext:value-type="error">
            <text:p>#DIV/0!</text:p>
          </table:table-cell>
          <table:table-cell table:formula="of:=[.M38]/[.AK38]" office:value-type="string" office:string-value="" calcext:value-type="error">
            <text:p>#DIV/0!</text:p>
          </table:table-cell>
          <table:table-cell table:formula="of:=[.N38]/[.AL38]" office:value-type="string" office:string-value="" calcext:value-type="error">
            <text:p>#DIV/0!</text:p>
          </table:table-cell>
          <table:table-cell table:formula="of:=[.O38]/[.AM38]" office:value-type="string" office:string-value="" calcext:value-type="error">
            <text:p>#DIV/0!</text:p>
          </table:table-cell>
          <table:table-cell table:formula="of:=[.P38]/[.AN38]" office:value-type="string" office:string-value="" calcext:value-type="error">
            <text:p>#DIV/0!</text:p>
          </table:table-cell>
          <table:table-cell table:formula="of:=[.Q38]/[.AO38]" office:value-type="string" office:string-value="" calcext:value-type="error">
            <text:p>#DIV/0!</text:p>
          </table:table-cell>
          <table:table-cell table:formula="of:=[.R38]/[.AP38]" office:value-type="string" office:string-value="" calcext:value-type="error">
            <text:p>#DIV/0!</text:p>
          </table:table-cell>
          <table:table-cell table:formula="of:=[.S38]/[.AQ38]" office:value-type="string" office:string-value="" calcext:value-type="error">
            <text:p>#DIV/0!</text:p>
          </table:table-cell>
          <table:table-cell table:formula="of:=[.T38]/[.AR38]" office:value-type="string" office:string-value="" calcext:value-type="error">
            <text:p>#DIV/0!</text:p>
          </table:table-cell>
          <table:table-cell table:formula="of:=[.U38]/[.AS38]" office:value-type="string" office:string-value="" calcext:value-type="error">
            <text:p>#DIV/0!</text:p>
          </table:table-cell>
          <table:table-cell table:formula="of:=[.V38]/[.AT38]" office:value-type="string" office:string-value="" calcext:value-type="error">
            <text:p>#DIV/0!</text:p>
          </table:table-cell>
          <table:table-cell table:formula="of:=[.W38]/[.AU38]" office:value-type="string" office:string-value="" calcext:value-type="error">
            <text:p>#DIV/0!</text:p>
          </table:table-cell>
          <table:table-cell table:formula="of:=[.X38]/[.AV38]" office:value-type="string" office:string-value="" calcext:value-type="error">
            <text:p>#DIV/0!</text:p>
          </table:table-cell>
          <table:table-cell table:formula="of:=[.Y38]/[.AW38]" office:value-type="string" office:string-value="" calcext:value-type="error">
            <text:p>#DIV/0!</text:p>
          </table:table-cell>
          <table:table-cell table:formula="of:=[.Z38]/[.AX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Adenosine, 5-methylthio-</text:p>
          </table:table-cell>
          <table:table-cell table:number-columns-repeated="12"/>
          <table:table-cell office:value-type="float" office:value="0.00666406511759123" calcext:value-type="float">
            <text:p>0,007</text:p>
          </table:table-cell>
          <table:table-cell office:value-type="float" office:value="0.0084014419453048" calcext:value-type="float">
            <text:p>0,008</text:p>
          </table:table-cell>
          <table:table-cell table:number-columns-repeated="2"/>
          <table:table-cell office:value-type="float" office:value="0.00891703185674395" calcext:value-type="float">
            <text:p>0,009</text:p>
          </table:table-cell>
          <table:table-cell table:number-columns-repeated="13"/>
          <table:table-cell office:value-type="float" office:value="0.00423837401608676" calcext:value-type="float">
            <text:p>0,004</text:p>
          </table:table-cell>
          <table:table-cell office:value-type="float" office:value="0.00758143332378257" calcext:value-type="float">
            <text:p>0,008</text:p>
          </table:table-cell>
          <table:table-cell/>
          <table:table-cell office:value-type="float" office:value="0.0139686174802633" calcext:value-type="float">
            <text:p>0,014</text:p>
          </table:table-cell>
          <table:table-cell/>
          <table:table-cell office:value-type="float" office:value="0.00635917783288315" calcext:value-type="float">
            <text:p>0,006</text:p>
          </table:table-cell>
          <table:table-cell office:value-type="float" office:value="0.0118001675760341" calcext:value-type="float">
            <text:p>0,012</text:p>
          </table:table-cell>
          <table:table-cell office:value-type="float" office:value="0.0158208690493338" calcext:value-type="float">
            <text:p>0,016</text:p>
          </table:table-cell>
          <table:table-cell office:value-type="float" office:value="0.00710501735605305" calcext:value-type="float">
            <text:p>0,007</text:p>
          </table:table-cell>
          <table:table-cell office:value-type="float" office:value="0.0118245319034906" calcext:value-type="float">
            <text:p>0,012</text:p>
          </table:table-cell>
          <table:table-cell office:value-type="float" office:value="0.00729622141935244" calcext:value-type="float">
            <text:p>0,007</text:p>
          </table:table-cell>
          <table:table-cell office:value-type="float" office:value="0.00664398630383528" calcext:value-type="float">
            <text:p>0,007</text:p>
          </table:table-cell>
          <table:table-cell office:value-type="float" office:value="0.0101448908936188" calcext:value-type="float">
            <text:p>0,010</text:p>
          </table:table-cell>
          <table:table-cell office:value-type="float" office:value="0.026291359428505" calcext:value-type="float">
            <text:p>0,026</text:p>
          </table:table-cell>
          <table:table-cell office:value-type="float" office:value="0.0132448839718421" calcext:value-type="float">
            <text:p>0,013</text:p>
          </table:table-cell>
          <table:table-cell office:value-type="float" office:value="0.00674266677029723" calcext:value-type="float">
            <text:p>0,007</text:p>
          </table:table-cell>
          <table:table-cell/>
          <table:table-cell office:value-type="float" office:value="0.0055613883959904" calcext:value-type="float">
            <text:p>0,006</text:p>
          </table:table-cell>
          <table:table-cell table:number-columns-repeated="2"/>
          <table:table-cell table:formula="of:=[.C39]/[.AA39]" office:value-type="string" office:string-value="" calcext:value-type="error">
            <text:p>#DIV/0!</text:p>
          </table:table-cell>
          <table:table-cell table:formula="of:=[.D39]/[.AB39]" office:value-type="string" office:string-value="" calcext:value-type="error">
            <text:p>#DIV/0!</text:p>
          </table:table-cell>
          <table:table-cell table:formula="of:=[.E39]/[.AC39]" office:value-type="string" office:string-value="" calcext:value-type="error">
            <text:p>#DIV/0!</text:p>
          </table:table-cell>
          <table:table-cell table:formula="of:=[.F39]/[.AD39]" office:value-type="string" office:string-value="" calcext:value-type="error">
            <text:p>#DIV/0!</text:p>
          </table:table-cell>
          <table:table-cell table:formula="of:=[.G39]/[.AE39]" office:value-type="string" office:string-value="" calcext:value-type="error">
            <text:p>#DIV/0!</text:p>
          </table:table-cell>
          <table:table-cell table:formula="of:=[.H39]/[.AF39]" office:value-type="string" office:string-value="" calcext:value-type="error">
            <text:p>#DIV/0!</text:p>
          </table:table-cell>
          <table:table-cell table:formula="of:=[.I39]/[.AG39]" office:value-type="float" office:value="0" calcext:value-type="float">
            <text:p>0</text:p>
          </table:table-cell>
          <table:table-cell table:formula="of:=[.J39]/[.AH39]" office:value-type="float" office:value="0" calcext:value-type="float">
            <text:p>0</text:p>
          </table:table-cell>
          <table:table-cell table:formula="of:=[.K39]/[.AI39]" office:value-type="string" office:string-value="" calcext:value-type="error">
            <text:p>#DIV/0!</text:p>
          </table:table-cell>
          <table:table-cell table:formula="of:=[.L39]/[.AJ39]" office:value-type="float" office:value="0" calcext:value-type="float">
            <text:p>0</text:p>
          </table:table-cell>
          <table:table-cell table:formula="of:=[.M39]/[.AK39]" office:value-type="string" office:string-value="" calcext:value-type="error">
            <text:p>#DIV/0!</text:p>
          </table:table-cell>
          <table:table-cell table:formula="of:=[.N39]/[.AL39]" office:value-type="float" office:value="0" calcext:value-type="float">
            <text:p>0</text:p>
          </table:table-cell>
          <table:table-cell table:formula="of:=[.O39]/[.AM39]" office:value-type="float" office:value="0.564743261030107" calcext:value-type="float">
            <text:p>0,564743261</text:p>
          </table:table-cell>
          <table:table-cell table:formula="of:=[.P39]/[.AN39]" office:value-type="float" office:value="0.531035426632178" calcext:value-type="float">
            <text:p>0,5310354266</text:p>
          </table:table-cell>
          <table:table-cell table:formula="of:=[.Q39]/[.AO39]" office:value-type="float" office:value="0" calcext:value-type="float">
            <text:p>0</text:p>
          </table:table-cell>
          <table:table-cell table:formula="of:=[.R39]/[.AP39]" office:value-type="float" office:value="0" calcext:value-type="float">
            <text:p>0</text:p>
          </table:table-cell>
          <table:table-cell table:formula="of:=[.S39]/[.AQ39]" office:value-type="float" office:value="1.22214381173966" calcext:value-type="float">
            <text:p>1,2221438117</text:p>
          </table:table-cell>
          <table:table-cell table:formula="of:=[.T39]/[.AR39]" office:value-type="float" office:value="0" calcext:value-type="float">
            <text:p>0</text:p>
          </table:table-cell>
          <table:table-cell table:formula="of:=[.U39]/[.AS39]" office:value-type="float" office:value="0" calcext:value-type="float">
            <text:p>0</text:p>
          </table:table-cell>
          <table:table-cell table:formula="of:=[.V39]/[.AT39]" office:value-type="float" office:value="0" calcext:value-type="float">
            <text:p>0</text:p>
          </table:table-cell>
          <table:table-cell table:formula="of:=[.W39]/[.AU39]" office:value-type="float" office:value="0" calcext:value-type="float">
            <text:p>0</text:p>
          </table:table-cell>
          <table:table-cell table:formula="of:=[.X39]/[.AV39]" office:value-type="float" office:value="0" calcext:value-type="float">
            <text:p>0</text:p>
          </table:table-cell>
          <table:table-cell table:formula="of:=[.Y39]/[.AW39]" office:value-type="string" office:string-value="" calcext:value-type="error">
            <text:p>#DIV/0!</text:p>
          </table:table-cell>
          <table:table-cell table:formula="of:=[.Z39]/[.AX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Agmatine</text:p>
          </table:table-cell>
          <table:table-cell table:number-columns-repeated="6"/>
          <table:table-cell office:value-type="float" office:value="0.00356135753773607" calcext:value-type="float">
            <text:p>0,004</text:p>
          </table:table-cell>
          <table:table-cell office:value-type="float" office:value="0.00261026300884326" calcext:value-type="float">
            <text:p>0,003</text:p>
          </table:table-cell>
          <table:table-cell office:value-type="float" office:value="0.00411176140796946" calcext:value-type="float">
            <text:p>0,004</text:p>
          </table:table-cell>
          <table:table-cell/>
          <table:table-cell office:value-type="float" office:value="0.00338039544792925" calcext:value-type="float">
            <text:p>0,003</text:p>
          </table:table-cell>
          <table:table-cell office:value-type="float" office:value="0.0041951519697111" calcext:value-type="float">
            <text:p>0,004</text:p>
          </table:table-cell>
          <table:table-cell office:value-type="float" office:value="0.00384276114212243" calcext:value-type="float">
            <text:p>0,004</text:p>
          </table:table-cell>
          <table:table-cell office:value-type="float" office:value="0.0062742799861805" calcext:value-type="float">
            <text:p>0,006</text:p>
          </table:table-cell>
          <table:table-cell/>
          <table:table-cell office:value-type="float" office:value="0.00159348491735334" calcext:value-type="float">
            <text:p>0,002</text:p>
          </table:table-cell>
          <table:table-cell office:value-type="float" office:value="0.00434368345514313" calcext:value-type="float">
            <text:p>0,004</text:p>
          </table:table-cell>
          <table:table-cell/>
          <table:table-cell office:value-type="float" office:value="0.00603952482617494" calcext:value-type="float">
            <text:p>0,006</text:p>
          </table:table-cell>
          <table:table-cell office:value-type="float" office:value="0.00400818471298745" calcext:value-type="float">
            <text:p>0,004</text:p>
          </table:table-cell>
          <table:table-cell office:value-type="float" office:value="0.00211205567403478" calcext:value-type="float">
            <text:p>0,002</text:p>
          </table:table-cell>
          <table:table-cell office:value-type="float" office:value="0.000739578035932106" calcext:value-type="float">
            <text:p>0,001</text:p>
          </table:table-cell>
          <table:table-cell/>
          <table:table-cell office:value-type="float" office:value="0.00117870501505493" calcext:value-type="float">
            <text:p>0,001</text:p>
          </table:table-cell>
          <table:table-cell/>
          <table:table-cell office:value-type="float" office:value="0.00702393097517879" calcext:value-type="float">
            <text:p>0,007</text:p>
          </table:table-cell>
          <table:table-cell/>
          <table:table-cell office:value-type="float" office:value="0.00520757641268791" calcext:value-type="float">
            <text:p>0,005</text:p>
          </table:table-cell>
          <table:table-cell office:value-type="float" office:value="0.00194552772352516" calcext:value-type="float">
            <text:p>0,002</text:p>
          </table:table-cell>
          <table:table-cell office:value-type="float" office:value="0.00420047891394588" calcext:value-type="float">
            <text:p>0,004</text:p>
          </table:table-cell>
          <table:table-cell office:value-type="float" office:value="0.00403327935712223" calcext:value-type="float">
            <text:p>0,004</text:p>
          </table:table-cell>
          <table:table-cell office:value-type="float" office:value="0.00772769564870132" calcext:value-type="float">
            <text:p>0,008</text:p>
          </table:table-cell>
          <table:table-cell/>
          <table:table-cell office:value-type="float" office:value="0.00784292624947267" calcext:value-type="float">
            <text:p>0,008</text:p>
          </table:table-cell>
          <table:table-cell office:value-type="float" office:value="0.00395911866119175" calcext:value-type="float">
            <text:p>0,004</text:p>
          </table:table-cell>
          <table:table-cell office:value-type="float" office:value="0.00224234399894595" calcext:value-type="float">
            <text:p>0,002</text:p>
          </table:table-cell>
          <table:table-cell office:value-type="float" office:value="0.0102706974118187" calcext:value-type="float">
            <text:p>0,010</text:p>
          </table:table-cell>
          <table:table-cell office:value-type="float" office:value="0.00502514005515127" calcext:value-type="float">
            <text:p>0,005</text:p>
          </table:table-cell>
          <table:table-cell office:value-type="float" office:value="0.00524446616197906" calcext:value-type="float">
            <text:p>0,005</text:p>
          </table:table-cell>
          <table:table-cell office:value-type="float" office:value="0.00835628834973285" calcext:value-type="float">
            <text:p>0,008</text:p>
          </table:table-cell>
          <table:table-cell office:value-type="float" office:value="0.00299024752803211" calcext:value-type="float">
            <text:p>0,003</text:p>
          </table:table-cell>
          <table:table-cell office:value-type="float" office:value="0.00326124454259026" calcext:value-type="float">
            <text:p>0,003</text:p>
          </table:table-cell>
          <table:table-cell office:value-type="float" office:value="0.0129703601091229" calcext:value-type="float">
            <text:p>0,013</text:p>
          </table:table-cell>
          <table:table-cell office:value-type="float" office:value="0.0107823588716511" calcext:value-type="float">
            <text:p>0,011</text:p>
          </table:table-cell>
          <table:table-cell office:value-type="float" office:value="0.00714695039783478" calcext:value-type="float">
            <text:p>0,007</text:p>
          </table:table-cell>
          <table:table-cell office:value-type="float" office:value="0.00367667889553066" calcext:value-type="float">
            <text:p>0,004</text:p>
          </table:table-cell>
          <table:table-cell office:value-type="float" office:value="0.00352447225492592" calcext:value-type="float">
            <text:p>0,004</text:p>
          </table:table-cell>
          <table:table-cell office:value-type="float" office:value="0.00428651702295532" calcext:value-type="float">
            <text:p>0,004</text:p>
          </table:table-cell>
          <table:table-cell table:number-columns-repeated="2"/>
          <table:table-cell table:formula="of:=[.C40]/[.AA40]" office:value-type="string" office:string-value="" calcext:value-type="error">
            <text:p>#DIV/0!</text:p>
          </table:table-cell>
          <table:table-cell table:formula="of:=[.D40]/[.AB40]" office:value-type="float" office:value="0" calcext:value-type="float">
            <text:p>0</text:p>
          </table:table-cell>
          <table:table-cell table:formula="of:=[.E40]/[.AC40]" office:value-type="string" office:string-value="" calcext:value-type="error">
            <text:p>#DIV/0!</text:p>
          </table:table-cell>
          <table:table-cell table:formula="of:=[.F40]/[.AD40]" office:value-type="float" office:value="0" calcext:value-type="float">
            <text:p>0</text:p>
          </table:table-cell>
          <table:table-cell table:formula="of:=[.G40]/[.AE40]" office:value-type="float" office:value="0" calcext:value-type="float">
            <text:p>0</text:p>
          </table:table-cell>
          <table:table-cell table:formula="of:=[.H40]/[.AF40]" office:value-type="float" office:value="0" calcext:value-type="float">
            <text:p>0</text:p>
          </table:table-cell>
          <table:table-cell table:formula="of:=[.I40]/[.AG40]" office:value-type="float" office:value="0.882993024385279" calcext:value-type="float">
            <text:p>0,8829930244</text:p>
          </table:table-cell>
          <table:table-cell table:formula="of:=[.J40]/[.AH40]" office:value-type="float" office:value="0.337780255266902" calcext:value-type="float">
            <text:p>0,3377802553</text:p>
          </table:table-cell>
          <table:table-cell table:formula="of:=[.K40]/[.AI40]" office:value-type="string" office:string-value="" calcext:value-type="error">
            <text:p>#DIV/0!</text:p>
          </table:table-cell>
          <table:table-cell table:formula="of:=[.L40]/[.AJ40]" office:value-type="float" office:value="0" calcext:value-type="float">
            <text:p>0</text:p>
          </table:table-cell>
          <table:table-cell table:formula="of:=[.M40]/[.AK40]" office:value-type="float" office:value="0.853825241729861" calcext:value-type="float">
            <text:p>0,8538252417</text:p>
          </table:table-cell>
          <table:table-cell table:formula="of:=[.N40]/[.AL40]" office:value-type="float" office:value="1.87087796149168" calcext:value-type="float">
            <text:p>1,8708779615</text:p>
          </table:table-cell>
          <table:table-cell table:formula="of:=[.O40]/[.AM40]" office:value-type="float" office:value="0.374148024037831" calcext:value-type="float">
            <text:p>0,374148024</text:p>
          </table:table-cell>
          <table:table-cell table:formula="of:=[.P40]/[.AN40]" office:value-type="float" office:value="1.24857813261319" calcext:value-type="float">
            <text:p>1,2485781326</text:p>
          </table:table-cell>
          <table:table-cell table:formula="of:=[.Q40]/[.AO40]" office:value-type="float" office:value="0" calcext:value-type="float">
            <text:p>0</text:p>
          </table:table-cell>
          <table:table-cell table:formula="of:=[.R40]/[.AP40]" office:value-type="float" office:value="0.190692907025436" calcext:value-type="float">
            <text:p>0,190692907</text:p>
          </table:table-cell>
          <table:table-cell table:formula="of:=[.S40]/[.AQ40]" office:value-type="float" office:value="1.45261668621852" calcext:value-type="float">
            <text:p>1,4526166862</text:p>
          </table:table-cell>
          <table:table-cell table:formula="of:=[.T40]/[.AR40]" office:value-type="float" office:value="0" calcext:value-type="float">
            <text:p>0</text:p>
          </table:table-cell>
          <table:table-cell table:formula="of:=[.U40]/[.AS40]" office:value-type="float" office:value="0.465640489189421" calcext:value-type="float">
            <text:p>0,4656404892</text:p>
          </table:table-cell>
          <table:table-cell table:formula="of:=[.V40]/[.AT40]" office:value-type="float" office:value="0.37173542085728" calcext:value-type="float">
            <text:p>0,3717354209</text:p>
          </table:table-cell>
          <table:table-cell table:formula="of:=[.W40]/[.AU40]" office:value-type="float" office:value="0.295518445835953" calcext:value-type="float">
            <text:p>0,2955184458</text:p>
          </table:table-cell>
          <table:table-cell table:formula="of:=[.X40]/[.AV40]" office:value-type="float" office:value="0.201153828481223" calcext:value-type="float">
            <text:p>0,2011538285</text:p>
          </table:table-cell>
          <table:table-cell table:formula="of:=[.Y40]/[.AW40]" office:value-type="float" office:value="0" calcext:value-type="float">
            <text:p>0</text:p>
          </table:table-cell>
          <table:table-cell table:formula="of:=[.Z40]/[.AX40]" office:value-type="float" office:value="0.274979665015369" calcext:value-type="float">
            <text:p>0,274979665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Arginine</text:p>
          </table:table-cell>
          <table:table-cell table:number-columns-repeated="12"/>
          <table:table-cell office:value-type="float" office:value="0.014188773728973" calcext:value-type="float">
            <text:p>0,014</text:p>
          </table:table-cell>
          <table:table-cell office:value-type="float" office:value="0.0140508314503037" calcext:value-type="float">
            <text:p>0,014</text:p>
          </table:table-cell>
          <table:table-cell table:number-columns-repeated="2"/>
          <table:table-cell office:value-type="float" office:value="0.00834595853067093" calcext:value-type="float">
            <text:p>0,008</text:p>
          </table:table-cell>
          <table:table-cell table:number-columns-repeated="13"/>
          <table:table-cell office:value-type="float" office:value="0.00491109462066724" calcext:value-type="float">
            <text:p>0,005</text:p>
          </table:table-cell>
          <table:table-cell office:value-type="float" office:value="0.0140879451290145" calcext:value-type="float">
            <text:p>0,014</text:p>
          </table:table-cell>
          <table:table-cell/>
          <table:table-cell office:value-type="float" office:value="0.00118863204882158" calcext:value-type="float">
            <text:p>0,001</text:p>
          </table:table-cell>
          <table:table-cell/>
          <table:table-cell office:value-type="float" office:value="0.0122632495814883" calcext:value-type="float">
            <text:p>0,012</text:p>
          </table:table-cell>
          <table:table-cell office:value-type="float" office:value="0.0140686478132132" calcext:value-type="float">
            <text:p>0,014</text:p>
          </table:table-cell>
          <table:table-cell office:value-type="float" office:value="0.017000358844559" calcext:value-type="float">
            <text:p>0,017</text:p>
          </table:table-cell>
          <table:table-cell office:value-type="float" office:value="0.0212760082912552" calcext:value-type="float">
            <text:p>0,021</text:p>
          </table:table-cell>
          <table:table-cell office:value-type="float" office:value="0.0192260825323327" calcext:value-type="float">
            <text:p>0,019</text:p>
          </table:table-cell>
          <table:table-cell office:value-type="float" office:value="0.0117318400452333" calcext:value-type="float">
            <text:p>0,012</text:p>
          </table:table-cell>
          <table:table-cell office:value-type="float" office:value="0.00998736333839954" calcext:value-type="float">
            <text:p>0,010</text:p>
          </table:table-cell>
          <table:table-cell office:value-type="float" office:value="0.0131280689323598" calcext:value-type="float">
            <text:p>0,013</text:p>
          </table:table-cell>
          <table:table-cell office:value-type="float" office:value="0.00391325640357865" calcext:value-type="float">
            <text:p>0,004</text:p>
          </table:table-cell>
          <table:table-cell office:value-type="float" office:value="0.0232829175057049" calcext:value-type="float">
            <text:p>0,023</text:p>
          </table:table-cell>
          <table:table-cell office:value-type="float" office:value="0.0101392068581129" calcext:value-type="float">
            <text:p>0,010</text:p>
          </table:table-cell>
          <table:table-cell office:value-type="float" office:value="0.010477388495699" calcext:value-type="float">
            <text:p>0,010</text:p>
          </table:table-cell>
          <table:table-cell office:value-type="float" office:value="0.007908860500858" calcext:value-type="float">
            <text:p>0,008</text:p>
          </table:table-cell>
          <table:table-cell table:number-columns-repeated="2"/>
          <table:table-cell table:formula="of:=[.C41]/[.AA41]" office:value-type="string" office:string-value="" calcext:value-type="error">
            <text:p>#DIV/0!</text:p>
          </table:table-cell>
          <table:table-cell table:formula="of:=[.D41]/[.AB41]" office:value-type="string" office:string-value="" calcext:value-type="error">
            <text:p>#DIV/0!</text:p>
          </table:table-cell>
          <table:table-cell table:formula="of:=[.E41]/[.AC41]" office:value-type="string" office:string-value="" calcext:value-type="error">
            <text:p>#DIV/0!</text:p>
          </table:table-cell>
          <table:table-cell table:formula="of:=[.F41]/[.AD41]" office:value-type="string" office:string-value="" calcext:value-type="error">
            <text:p>#DIV/0!</text:p>
          </table:table-cell>
          <table:table-cell table:formula="of:=[.G41]/[.AE41]" office:value-type="string" office:string-value="" calcext:value-type="error">
            <text:p>#DIV/0!</text:p>
          </table:table-cell>
          <table:table-cell table:formula="of:=[.H41]/[.AF41]" office:value-type="string" office:string-value="" calcext:value-type="error">
            <text:p>#DIV/0!</text:p>
          </table:table-cell>
          <table:table-cell table:formula="of:=[.I41]/[.AG41]" office:value-type="float" office:value="0" calcext:value-type="float">
            <text:p>0</text:p>
          </table:table-cell>
          <table:table-cell table:formula="of:=[.J41]/[.AH41]" office:value-type="float" office:value="0" calcext:value-type="float">
            <text:p>0</text:p>
          </table:table-cell>
          <table:table-cell table:formula="of:=[.K41]/[.AI41]" office:value-type="string" office:string-value="" calcext:value-type="error">
            <text:p>#DIV/0!</text:p>
          </table:table-cell>
          <table:table-cell table:formula="of:=[.L41]/[.AJ41]" office:value-type="float" office:value="0" calcext:value-type="float">
            <text:p>0</text:p>
          </table:table-cell>
          <table:table-cell table:formula="of:=[.M41]/[.AK41]" office:value-type="string" office:string-value="" calcext:value-type="error">
            <text:p>#DIV/0!</text:p>
          </table:table-cell>
          <table:table-cell table:formula="of:=[.N41]/[.AL41]" office:value-type="float" office:value="0" calcext:value-type="float">
            <text:p>0</text:p>
          </table:table-cell>
          <table:table-cell table:formula="of:=[.O41]/[.AM41]" office:value-type="float" office:value="1.00853855447621" calcext:value-type="float">
            <text:p>1,0085385545</text:p>
          </table:table-cell>
          <table:table-cell table:formula="of:=[.P41]/[.AN41]" office:value-type="float" office:value="0.826502050855279" calcext:value-type="float">
            <text:p>0,8265020509</text:p>
          </table:table-cell>
          <table:table-cell table:formula="of:=[.Q41]/[.AO41]" office:value-type="float" office:value="0" calcext:value-type="float">
            <text:p>0</text:p>
          </table:table-cell>
          <table:table-cell table:formula="of:=[.R41]/[.AP41]" office:value-type="float" office:value="0" calcext:value-type="float">
            <text:p>0</text:p>
          </table:table-cell>
          <table:table-cell table:formula="of:=[.S41]/[.AQ41]" office:value-type="float" office:value="0.711393822153408" calcext:value-type="float">
            <text:p>0,7113938222</text:p>
          </table:table-cell>
          <table:table-cell table:formula="of:=[.T41]/[.AR41]" office:value-type="float" office:value="0" calcext:value-type="float">
            <text:p>0</text:p>
          </table:table-cell>
          <table:table-cell table:formula="of:=[.U41]/[.AS41]" office:value-type="float" office:value="0" calcext:value-type="float">
            <text:p>0</text:p>
          </table:table-cell>
          <table:table-cell table:formula="of:=[.V41]/[.AT41]" office:value-type="float" office:value="0" calcext:value-type="float">
            <text:p>0</text:p>
          </table:table-cell>
          <table:table-cell table:formula="of:=[.W41]/[.AU41]" office:value-type="float" office:value="0" calcext:value-type="float">
            <text:p>0</text:p>
          </table:table-cell>
          <table:table-cell table:formula="of:=[.X41]/[.AV41]" office:value-type="float" office:value="0" calcext:value-type="float">
            <text:p>0</text:p>
          </table:table-cell>
          <table:table-cell table:formula="of:=[.Y41]/[.AW41]" office:value-type="float" office:value="0" calcext:value-type="float">
            <text:p>0</text:p>
          </table:table-cell>
          <table:table-cell table:formula="of:=[.Z41]/[.AX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Isonicotinic acid</text:p>
          </table:table-cell>
          <table:table-cell table:number-columns-repeated="6"/>
          <table:table-cell office:value-type="float" office:value="0.00101297653681159" calcext:value-type="float">
            <text:p>0,001</text:p>
          </table:table-cell>
          <table:table-cell office:value-type="float" office:value="0.000532140376021277" calcext:value-type="float">
            <text:p>0,001</text:p>
          </table:table-cell>
          <table:table-cell office:value-type="float" office:value="0.000850504874020323" calcext:value-type="float">
            <text:p>0,001</text:p>
          </table:table-cell>
          <table:table-cell office:value-type="float" office:value="0.000703464996871883" calcext:value-type="float">
            <text:p>0,001</text:p>
          </table:table-cell>
          <table:table-cell office:value-type="float" office:value="0.00133932945996903" calcext:value-type="float">
            <text:p>0,001</text:p>
          </table:table-cell>
          <table:table-cell/>
          <table:table-cell office:value-type="float" office:value="0.000791764625357849" calcext:value-type="float">
            <text:p>0,001</text:p>
          </table:table-cell>
          <table:table-cell office:value-type="float" office:value="0.0011144034124171" calcext:value-type="float">
            <text:p>0,001</text:p>
          </table:table-cell>
          <table:table-cell table:number-columns-repeated="2"/>
          <table:table-cell office:value-type="float" office:value="0.00175680376418511" calcext:value-type="float">
            <text:p>0,002</text:p>
          </table:table-cell>
          <table:table-cell/>
          <table:table-cell office:value-type="float" office:value="0.00149983928936078" calcext:value-type="float">
            <text:p>0,001</text:p>
          </table:table-cell>
          <table:table-cell office:value-type="float" office:value="0.00179913949007173" calcext:value-type="float">
            <text:p>0,002</text:p>
          </table:table-cell>
          <table:table-cell office:value-type="float" office:value="0.00132221020856762" calcext:value-type="float">
            <text:p>0,001</text:p>
          </table:table-cell>
          <table:table-cell office:value-type="float" office:value="0.000761043308893299" calcext:value-type="float">
            <text:p>0,001</text:p>
          </table:table-cell>
          <table:table-cell office:value-type="float" office:value="0.00169342798599323" calcext:value-type="float">
            <text:p>0,002</text:p>
          </table:table-cell>
          <table:table-cell office:value-type="float" office:value="0.001811598399768" calcext:value-type="float">
            <text:p>0,002</text:p>
          </table:table-cell>
          <table:table-cell table:number-columns-repeated="12"/>
          <table:table-cell office:value-type="float" office:value="0.00133576199439402" calcext:value-type="float">
            <text:p>0,001</text:p>
          </table:table-cell>
          <table:table-cell office:value-type="float" office:value="0.00158689354654884" calcext:value-type="float">
            <text:p>0,002</text:p>
          </table:table-cell>
          <table:table-cell office:value-type="float" office:value="0.00169373783667279" calcext:value-type="float">
            <text:p>0,002</text:p>
          </table:table-cell>
          <table:table-cell/>
          <table:table-cell office:value-type="float" office:value="0.00154554562049242" calcext:value-type="float">
            <text:p>0,002</text:p>
          </table:table-cell>
          <table:table-cell office:value-type="float" office:value="0.00141094681897913" calcext:value-type="float">
            <text:p>0,001</text:p>
          </table:table-cell>
          <table:table-cell office:value-type="float" office:value="0.0014570591205969" calcext:value-type="float">
            <text:p>0,001</text:p>
          </table:table-cell>
          <table:table-cell office:value-type="float" office:value="0.0100688402767924" calcext:value-type="float">
            <text:p>0,010</text:p>
          </table:table-cell>
          <table:table-cell office:value-type="float" office:value="0.002780551756829" calcext:value-type="float">
            <text:p>0,003</text:p>
          </table:table-cell>
          <table:table-cell/>
          <table:table-cell office:value-type="float" office:value="0.00369176118974334" calcext:value-type="float">
            <text:p>0,004</text:p>
          </table:table-cell>
          <table:table-cell office:value-type="float" office:value="0.00170326380478242" calcext:value-type="float">
            <text:p>0,002</text:p>
          </table:table-cell>
          <table:table-cell table:number-columns-repeated="2"/>
          <table:table-cell table:formula="of:=[.C42]/[.AA42]" office:value-type="string" office:string-value="" calcext:value-type="error">
            <text:p>#DIV/0!</text:p>
          </table:table-cell>
          <table:table-cell table:formula="of:=[.D42]/[.AB42]" office:value-type="string" office:string-value="" calcext:value-type="error">
            <text:p>#DIV/0!</text:p>
          </table:table-cell>
          <table:table-cell table:formula="of:=[.E42]/[.AC42]" office:value-type="string" office:string-value="" calcext:value-type="error">
            <text:p>#DIV/0!</text:p>
          </table:table-cell>
          <table:table-cell table:formula="of:=[.F42]/[.AD42]" office:value-type="string" office:string-value="" calcext:value-type="error">
            <text:p>#DIV/0!</text:p>
          </table:table-cell>
          <table:table-cell table:formula="of:=[.G42]/[.AE42]" office:value-type="string" office:string-value="" calcext:value-type="error">
            <text:p>#DIV/0!</text:p>
          </table:table-cell>
          <table:table-cell table:formula="of:=[.H42]/[.AF42]" office:value-type="string" office:string-value="" calcext:value-type="error">
            <text:p>#DIV/0!</text:p>
          </table:table-cell>
          <table:table-cell table:formula="of:=[.I42]/[.AG42]" office:value-type="string" office:string-value="" calcext:value-type="error">
            <text:p>#DIV/0!</text:p>
          </table:table-cell>
          <table:table-cell table:formula="of:=[.J42]/[.AH42]" office:value-type="string" office:string-value="" calcext:value-type="error">
            <text:p>#DIV/0!</text:p>
          </table:table-cell>
          <table:table-cell table:formula="of:=[.K42]/[.AI42]" office:value-type="string" office:string-value="" calcext:value-type="error">
            <text:p>#DIV/0!</text:p>
          </table:table-cell>
          <table:table-cell table:formula="of:=[.L42]/[.AJ42]" office:value-type="string" office:string-value="" calcext:value-type="error">
            <text:p>#DIV/0!</text:p>
          </table:table-cell>
          <table:table-cell table:formula="of:=[.M42]/[.AK42]" office:value-type="string" office:string-value="" calcext:value-type="error">
            <text:p>#DIV/0!</text:p>
          </table:table-cell>
          <table:table-cell table:formula="of:=[.N42]/[.AL42]" office:value-type="string" office:string-value="" calcext:value-type="error">
            <text:p>#DIV/0!</text:p>
          </table:table-cell>
          <table:table-cell table:formula="of:=[.O42]/[.AM42]" office:value-type="float" office:value="0.592743788699453" calcext:value-type="float">
            <text:p>0,5927437887</text:p>
          </table:table-cell>
          <table:table-cell table:formula="of:=[.P42]/[.AN42]" office:value-type="float" office:value="0.702254675394385" calcext:value-type="float">
            <text:p>0,7022546754</text:p>
          </table:table-cell>
          <table:table-cell table:formula="of:=[.Q42]/[.AO42]" office:value-type="float" office:value="0" calcext:value-type="float">
            <text:p>0</text:p>
          </table:table-cell>
          <table:table-cell table:formula="of:=[.R42]/[.AP42]" office:value-type="string" office:string-value="" calcext:value-type="error">
            <text:p>#DIV/0!</text:p>
          </table:table-cell>
          <table:table-cell table:formula="of:=[.S42]/[.AQ42]" office:value-type="float" office:value="1.13668839074798" calcext:value-type="float">
            <text:p>1,1366883907</text:p>
          </table:table-cell>
          <table:table-cell table:formula="of:=[.T42]/[.AR42]" office:value-type="float" office:value="0" calcext:value-type="float">
            <text:p>0</text:p>
          </table:table-cell>
          <table:table-cell table:formula="of:=[.U42]/[.AS42]" office:value-type="float" office:value="1.02936062659308" calcext:value-type="float">
            <text:p>1,0293606266</text:p>
          </table:table-cell>
          <table:table-cell table:formula="of:=[.V42]/[.AT42]" office:value-type="float" office:value="0.178683884202489" calcext:value-type="float">
            <text:p>0,1786838842</text:p>
          </table:table-cell>
          <table:table-cell table:formula="of:=[.W42]/[.AU42]" office:value-type="float" office:value="0.475520804574232" calcext:value-type="float">
            <text:p>0,4755208046</text:p>
          </table:table-cell>
          <table:table-cell table:formula="of:=[.X42]/[.AV42]" office:value-type="string" office:string-value="" calcext:value-type="error">
            <text:p>#DIV/0!</text:p>
          </table:table-cell>
          <table:table-cell table:formula="of:=[.Y42]/[.AW42]" office:value-type="float" office:value="0.458704639589908" calcext:value-type="float">
            <text:p>0,4587046396</text:p>
          </table:table-cell>
          <table:table-cell table:formula="of:=[.Z42]/[.AX42]" office:value-type="float" office:value="1.06360411973847" calcext:value-type="float">
            <text:p>1,0636041197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Nicotinic acid, 6-hydroxy-</text:p>
          </table:table-cell>
          <table:table-cell table:number-columns-repeated="50"/>
          <table:table-cell table:formula="of:=[.C43]/[.AA43]" office:value-type="string" office:string-value="" calcext:value-type="error">
            <text:p>#DIV/0!</text:p>
          </table:table-cell>
          <table:table-cell table:formula="of:=[.D43]/[.AB43]" office:value-type="string" office:string-value="" calcext:value-type="error">
            <text:p>#DIV/0!</text:p>
          </table:table-cell>
          <table:table-cell table:formula="of:=[.E43]/[.AC43]" office:value-type="string" office:string-value="" calcext:value-type="error">
            <text:p>#DIV/0!</text:p>
          </table:table-cell>
          <table:table-cell table:formula="of:=[.F43]/[.AD43]" office:value-type="string" office:string-value="" calcext:value-type="error">
            <text:p>#DIV/0!</text:p>
          </table:table-cell>
          <table:table-cell table:formula="of:=[.G43]/[.AE43]" office:value-type="string" office:string-value="" calcext:value-type="error">
            <text:p>#DIV/0!</text:p>
          </table:table-cell>
          <table:table-cell table:formula="of:=[.H43]/[.AF43]" office:value-type="string" office:string-value="" calcext:value-type="error">
            <text:p>#DIV/0!</text:p>
          </table:table-cell>
          <table:table-cell table:formula="of:=[.I43]/[.AG43]" office:value-type="string" office:string-value="" calcext:value-type="error">
            <text:p>#DIV/0!</text:p>
          </table:table-cell>
          <table:table-cell table:formula="of:=[.J43]/[.AH43]" office:value-type="string" office:string-value="" calcext:value-type="error">
            <text:p>#DIV/0!</text:p>
          </table:table-cell>
          <table:table-cell table:formula="of:=[.K43]/[.AI43]" office:value-type="string" office:string-value="" calcext:value-type="error">
            <text:p>#DIV/0!</text:p>
          </table:table-cell>
          <table:table-cell table:formula="of:=[.L43]/[.AJ43]" office:value-type="string" office:string-value="" calcext:value-type="error">
            <text:p>#DIV/0!</text:p>
          </table:table-cell>
          <table:table-cell table:formula="of:=[.M43]/[.AK43]" office:value-type="string" office:string-value="" calcext:value-type="error">
            <text:p>#DIV/0!</text:p>
          </table:table-cell>
          <table:table-cell table:formula="of:=[.N43]/[.AL43]" office:value-type="string" office:string-value="" calcext:value-type="error">
            <text:p>#DIV/0!</text:p>
          </table:table-cell>
          <table:table-cell table:formula="of:=[.O43]/[.AM43]" office:value-type="string" office:string-value="" calcext:value-type="error">
            <text:p>#DIV/0!</text:p>
          </table:table-cell>
          <table:table-cell table:formula="of:=[.P43]/[.AN43]" office:value-type="string" office:string-value="" calcext:value-type="error">
            <text:p>#DIV/0!</text:p>
          </table:table-cell>
          <table:table-cell table:formula="of:=[.Q43]/[.AO43]" office:value-type="string" office:string-value="" calcext:value-type="error">
            <text:p>#DIV/0!</text:p>
          </table:table-cell>
          <table:table-cell table:formula="of:=[.R43]/[.AP43]" office:value-type="string" office:string-value="" calcext:value-type="error">
            <text:p>#DIV/0!</text:p>
          </table:table-cell>
          <table:table-cell table:formula="of:=[.S43]/[.AQ43]" office:value-type="string" office:string-value="" calcext:value-type="error">
            <text:p>#DIV/0!</text:p>
          </table:table-cell>
          <table:table-cell table:formula="of:=[.T43]/[.AR43]" office:value-type="string" office:string-value="" calcext:value-type="error">
            <text:p>#DIV/0!</text:p>
          </table:table-cell>
          <table:table-cell table:formula="of:=[.U43]/[.AS43]" office:value-type="string" office:string-value="" calcext:value-type="error">
            <text:p>#DIV/0!</text:p>
          </table:table-cell>
          <table:table-cell table:formula="of:=[.V43]/[.AT43]" office:value-type="string" office:string-value="" calcext:value-type="error">
            <text:p>#DIV/0!</text:p>
          </table:table-cell>
          <table:table-cell table:formula="of:=[.W43]/[.AU43]" office:value-type="string" office:string-value="" calcext:value-type="error">
            <text:p>#DIV/0!</text:p>
          </table:table-cell>
          <table:table-cell table:formula="of:=[.X43]/[.AV43]" office:value-type="string" office:string-value="" calcext:value-type="error">
            <text:p>#DIV/0!</text:p>
          </table:table-cell>
          <table:table-cell table:formula="of:=[.Y43]/[.AW43]" office:value-type="string" office:string-value="" calcext:value-type="error">
            <text:p>#DIV/0!</text:p>
          </table:table-cell>
          <table:table-cell table:formula="of:=[.Z43]/[.AX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Putrescine</text:p>
          </table:table-cell>
          <table:table-cell office:value-type="float" office:value="0.00098683482463484" calcext:value-type="float">
            <text:p>0,001</text:p>
          </table:table-cell>
          <table:table-cell office:value-type="float" office:value="0.00408923166463883" calcext:value-type="float">
            <text:p>0,004</text:p>
          </table:table-cell>
          <table:table-cell/>
          <table:table-cell office:value-type="float" office:value="0.00262784398457605" calcext:value-type="float">
            <text:p>0,003</text:p>
          </table:table-cell>
          <table:table-cell office:value-type="float" office:value="0.00302232035607914" calcext:value-type="float">
            <text:p>0,003</text:p>
          </table:table-cell>
          <table:table-cell office:value-type="float" office:value="0.00437078761062563" calcext:value-type="float">
            <text:p>0,004</text:p>
          </table:table-cell>
          <table:table-cell office:value-type="float" office:value="0.00678121812123107" calcext:value-type="float">
            <text:p>0,007</text:p>
          </table:table-cell>
          <table:table-cell office:value-type="float" office:value="0.00595673971396306" calcext:value-type="float">
            <text:p>0,006</text:p>
          </table:table-cell>
          <table:table-cell office:value-type="float" office:value="0.00781161943962872" calcext:value-type="float">
            <text:p>0,008</text:p>
          </table:table-cell>
          <table:table-cell office:value-type="float" office:value="0.00143473502851554" calcext:value-type="float">
            <text:p>0,001</text:p>
          </table:table-cell>
          <table:table-cell office:value-type="float" office:value="0.00495741174841897" calcext:value-type="float">
            <text:p>0,005</text:p>
          </table:table-cell>
          <table:table-cell office:value-type="float" office:value="0.00759533285604675" calcext:value-type="float">
            <text:p>0,008</text:p>
          </table:table-cell>
          <table:table-cell office:value-type="float" office:value="0.00761696217660974" calcext:value-type="float">
            <text:p>0,008</text:p>
          </table:table-cell>
          <table:table-cell office:value-type="float" office:value="0.00586713990680028" calcext:value-type="float">
            <text:p>0,006</text:p>
          </table:table-cell>
          <table:table-cell/>
          <table:table-cell office:value-type="float" office:value="0.00318184939071459" calcext:value-type="float">
            <text:p>0,003</text:p>
          </table:table-cell>
          <table:table-cell office:value-type="float" office:value="0.0084668900418505" calcext:value-type="float">
            <text:p>0,008</text:p>
          </table:table-cell>
          <table:table-cell/>
          <table:table-cell office:value-type="float" office:value="0.00793924721388259" calcext:value-type="float">
            <text:p>0,008</text:p>
          </table:table-cell>
          <table:table-cell office:value-type="float" office:value="0.00546402674071003" calcext:value-type="float">
            <text:p>0,005</text:p>
          </table:table-cell>
          <table:table-cell office:value-type="float" office:value="0.00564376285769345" calcext:value-type="float">
            <text:p>0,006</text:p>
          </table:table-cell>
          <table:table-cell office:value-type="float" office:value="0.00295606890909683" calcext:value-type="float">
            <text:p>0,003</text:p>
          </table:table-cell>
          <table:table-cell office:value-type="float" office:value="0.00193652577788636" calcext:value-type="float">
            <text:p>0,002</text:p>
          </table:table-cell>
          <table:table-cell office:value-type="float" office:value="0.00176651460543616" calcext:value-type="float">
            <text:p>0,002</text:p>
          </table:table-cell>
          <table:table-cell office:value-type="float" office:value="0.000870749168261838" calcext:value-type="float">
            <text:p>0,001</text:p>
          </table:table-cell>
          <table:table-cell office:value-type="float" office:value="0.00637543463857719" calcext:value-type="float">
            <text:p>0,006</text:p>
          </table:table-cell>
          <table:table-cell/>
          <table:table-cell office:value-type="float" office:value="0.00624058154974906" calcext:value-type="float">
            <text:p>0,006</text:p>
          </table:table-cell>
          <table:table-cell office:value-type="float" office:value="0.00326080957130442" calcext:value-type="float">
            <text:p>0,003</text:p>
          </table:table-cell>
          <table:table-cell office:value-type="float" office:value="0.00525703449902397" calcext:value-type="float">
            <text:p>0,005</text:p>
          </table:table-cell>
          <table:table-cell office:value-type="float" office:value="0.00503006238653907" calcext:value-type="float">
            <text:p>0,005</text:p>
          </table:table-cell>
          <table:table-cell office:value-type="float" office:value="0.012186176562324" calcext:value-type="float">
            <text:p>0,012</text:p>
          </table:table-cell>
          <table:table-cell/>
          <table:table-cell office:value-type="float" office:value="0.0113245721042362" calcext:value-type="float">
            <text:p>0,011</text:p>
          </table:table-cell>
          <table:table-cell office:value-type="float" office:value="0.0051020507501891" calcext:value-type="float">
            <text:p>0,005</text:p>
          </table:table-cell>
          <table:table-cell office:value-type="float" office:value="0.00634481549776676" calcext:value-type="float">
            <text:p>0,006</text:p>
          </table:table-cell>
          <table:table-cell office:value-type="float" office:value="0.0112844361174506" calcext:value-type="float">
            <text:p>0,011</text:p>
          </table:table-cell>
          <table:table-cell office:value-type="float" office:value="0.00887144397893302" calcext:value-type="float">
            <text:p>0,009</text:p>
          </table:table-cell>
          <table:table-cell office:value-type="float" office:value="0.00681447254572915" calcext:value-type="float">
            <text:p>0,007</text:p>
          </table:table-cell>
          <table:table-cell office:value-type="float" office:value="0.0106297390277611" calcext:value-type="float">
            <text:p>0,011</text:p>
          </table:table-cell>
          <table:table-cell office:value-type="float" office:value="0.00527251792911969" calcext:value-type="float">
            <text:p>0,005</text:p>
          </table:table-cell>
          <table:table-cell office:value-type="float" office:value="0.00610973156790949" calcext:value-type="float">
            <text:p>0,006</text:p>
          </table:table-cell>
          <table:table-cell office:value-type="float" office:value="0.0150979856308193" calcext:value-type="float">
            <text:p>0,015</text:p>
          </table:table-cell>
          <table:table-cell office:value-type="float" office:value="0.0116221957231616" calcext:value-type="float">
            <text:p>0,012</text:p>
          </table:table-cell>
          <table:table-cell office:value-type="float" office:value="0.0105589089876599" calcext:value-type="float">
            <text:p>0,011</text:p>
          </table:table-cell>
          <table:table-cell office:value-type="float" office:value="0.00570545992436763" calcext:value-type="float">
            <text:p>0,006</text:p>
          </table:table-cell>
          <table:table-cell office:value-type="float" office:value="0.00507553139847983" calcext:value-type="float">
            <text:p>0,005</text:p>
          </table:table-cell>
          <table:table-cell office:value-type="float" office:value="0.00603143743935063" calcext:value-type="float">
            <text:p>0,006</text:p>
          </table:table-cell>
          <table:table-cell table:number-columns-repeated="2"/>
          <table:table-cell table:formula="of:=[.C44]/[.AA44]" office:value-type="float" office:value="1.13331698795042" calcext:value-type="float">
            <text:p>1,133316988</text:p>
          </table:table-cell>
          <table:table-cell table:formula="of:=[.D44]/[.AB44]" office:value-type="float" office:value="0.641404374204584" calcext:value-type="float">
            <text:p>0,6414043742</text:p>
          </table:table-cell>
          <table:table-cell table:formula="of:=[.E44]/[.AC44]" office:value-type="string" office:string-value="" calcext:value-type="error">
            <text:p>#DIV/0!</text:p>
          </table:table-cell>
          <table:table-cell table:formula="of:=[.F44]/[.AD44]" office:value-type="float" office:value="0.421089599363014" calcext:value-type="float">
            <text:p>0,4210895994</text:p>
          </table:table-cell>
          <table:table-cell table:formula="of:=[.G44]/[.AE44]" office:value-type="float" office:value="0.926861961727536" calcext:value-type="float">
            <text:p>0,9268619617</text:p>
          </table:table-cell>
          <table:table-cell table:formula="of:=[.H44]/[.AF44]" office:value-type="float" office:value="0.831416954071182" calcext:value-type="float">
            <text:p>0,8314169541</text:p>
          </table:table-cell>
          <table:table-cell table:formula="of:=[.I44]/[.AG44]" office:value-type="float" office:value="1.34813797526215" calcext:value-type="float">
            <text:p>1,3481379753</text:p>
          </table:table-cell>
          <table:table-cell table:formula="of:=[.J44]/[.AH44]" office:value-type="float" office:value="0.488811210267502" calcext:value-type="float">
            <text:p>0,4888112103</text:p>
          </table:table-cell>
          <table:table-cell table:formula="of:=[.K44]/[.AI44]" office:value-type="string" office:string-value="" calcext:value-type="error">
            <text:p>#DIV/0!</text:p>
          </table:table-cell>
          <table:table-cell table:formula="of:=[.L44]/[.AJ44]" office:value-type="float" office:value="0.126692206584905" calcext:value-type="float">
            <text:p>0,1266922066</text:p>
          </table:table-cell>
          <table:table-cell table:formula="of:=[.M44]/[.AK44]" office:value-type="float" office:value="0.971650810849977" calcext:value-type="float">
            <text:p>0,9716508108</text:p>
          </table:table-cell>
          <table:table-cell table:formula="of:=[.N44]/[.AL44]" office:value-type="float" office:value="1.19709278523862" calcext:value-type="float">
            <text:p>1,1970927852</text:p>
          </table:table-cell>
          <table:table-cell table:formula="of:=[.O44]/[.AM44]" office:value-type="float" office:value="0.674997146275713" calcext:value-type="float">
            <text:p>0,6749971463</text:p>
          </table:table-cell>
          <table:table-cell table:formula="of:=[.P44]/[.AN44]" office:value-type="float" office:value="0.661351175832587" calcext:value-type="float">
            <text:p>0,6613511758</text:p>
          </table:table-cell>
          <table:table-cell table:formula="of:=[.Q44]/[.AO44]" office:value-type="float" office:value="0" calcext:value-type="float">
            <text:p>0</text:p>
          </table:table-cell>
          <table:table-cell table:formula="of:=[.R44]/[.AP44]" office:value-type="float" office:value="0.299334666862915" calcext:value-type="float">
            <text:p>0,2993346669</text:p>
          </table:table-cell>
          <table:table-cell table:formula="of:=[.S44]/[.AQ44]" office:value-type="float" office:value="1.60585324804465" calcext:value-type="float">
            <text:p>1,605853248</text:p>
          </table:table-cell>
          <table:table-cell table:formula="of:=[.T44]/[.AR44]" office:value-type="float" office:value="0" calcext:value-type="float">
            <text:p>0</text:p>
          </table:table-cell>
          <table:table-cell table:formula="of:=[.U44]/[.AS44]" office:value-type="float" office:value="0.525848110338396" calcext:value-type="float">
            <text:p>0,5258481103</text:p>
          </table:table-cell>
          <table:table-cell table:formula="of:=[.V44]/[.AT44]" office:value-type="float" office:value="0.470137215966936" calcext:value-type="float">
            <text:p>0,470137216</text:p>
          </table:table-cell>
          <table:table-cell table:formula="of:=[.W44]/[.AU44]" office:value-type="float" office:value="0.53450246273448" calcext:value-type="float">
            <text:p>0,5345024627</text:p>
          </table:table-cell>
          <table:table-cell table:formula="of:=[.X44]/[.AV44]" office:value-type="float" office:value="0.518112290382001" calcext:value-type="float">
            <text:p>0,5181122904</text:p>
          </table:table-cell>
          <table:table-cell table:formula="of:=[.Y44]/[.AW44]" office:value-type="float" office:value="0.381541483216194" calcext:value-type="float">
            <text:p>0,3815414832</text:p>
          </table:table-cell>
          <table:table-cell table:formula="of:=[.Z44]/[.AX44]" office:value-type="float" office:value="0.292884511063809" calcext:value-type="float">
            <text:p>0,2928845111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Pyrrole-2-carboxylic acid</text:p>
          </table:table-cell>
          <table:table-cell table:number-columns-repeated="6"/>
          <table:table-cell office:value-type="float" office:value="0.00321340644055138" calcext:value-type="float">
            <text:p>0,003</text:p>
          </table:table-cell>
          <table:table-cell office:value-type="float" office:value="0.00276327002489907" calcext:value-type="float">
            <text:p>0,003</text:p>
          </table:table-cell>
          <table:table-cell office:value-type="float" office:value="0.00349693189848197" calcext:value-type="float">
            <text:p>0,003</text:p>
          </table:table-cell>
          <table:table-cell/>
          <table:table-cell office:value-type="float" office:value="0.0025086879599925" calcext:value-type="float">
            <text:p>0,003</text:p>
          </table:table-cell>
          <table:table-cell office:value-type="float" office:value="0.00389181250129492" calcext:value-type="float">
            <text:p>0,004</text:p>
          </table:table-cell>
          <table:table-cell office:value-type="float" office:value="0.00492276117170813" calcext:value-type="float">
            <text:p>0,005</text:p>
          </table:table-cell>
          <table:table-cell office:value-type="float" office:value="0.00492515542316941" calcext:value-type="float">
            <text:p>0,005</text:p>
          </table:table-cell>
          <table:table-cell table:number-columns-repeated="2"/>
          <table:table-cell office:value-type="float" office:value="0.00923616275032224" calcext:value-type="float">
            <text:p>0,009</text:p>
          </table:table-cell>
          <table:table-cell/>
          <table:table-cell office:value-type="float" office:value="0.00445228887604307" calcext:value-type="float">
            <text:p>0,004</text:p>
          </table:table-cell>
          <table:table-cell office:value-type="float" office:value="0.00531757316759" calcext:value-type="float">
            <text:p>0,005</text:p>
          </table:table-cell>
          <table:table-cell office:value-type="float" office:value="0.00644874633340302" calcext:value-type="float">
            <text:p>0,006</text:p>
          </table:table-cell>
          <table:table-cell office:value-type="float" office:value="0.00655930634168729" calcext:value-type="float">
            <text:p>0,007</text:p>
          </table:table-cell>
          <table:table-cell office:value-type="float" office:value="0.0159817142669584" calcext:value-type="float">
            <text:p>0,016</text:p>
          </table:table-cell>
          <table:table-cell office:value-type="float" office:value="0.00944357754726138" calcext:value-type="float">
            <text:p>0,009</text:p>
          </table:table-cell>
          <table:table-cell table:number-columns-repeated="12"/>
          <table:table-cell office:value-type="float" office:value="0.0126511121974394" calcext:value-type="float">
            <text:p>0,013</text:p>
          </table:table-cell>
          <table:table-cell office:value-type="float" office:value="0.00733788215106322" calcext:value-type="float">
            <text:p>0,007</text:p>
          </table:table-cell>
          <table:table-cell office:value-type="float" office:value="0.00611911811145083" calcext:value-type="float">
            <text:p>0,006</text:p>
          </table:table-cell>
          <table:table-cell office:value-type="float" office:value="0.00414414715625601" calcext:value-type="float">
            <text:p>0,004</text:p>
          </table:table-cell>
          <table:table-cell office:value-type="float" office:value="0.0104598223009245" calcext:value-type="float">
            <text:p>0,010</text:p>
          </table:table-cell>
          <table:table-cell office:value-type="float" office:value="0.00581999091006445" calcext:value-type="float">
            <text:p>0,006</text:p>
          </table:table-cell>
          <table:table-cell office:value-type="float" office:value="0.0195529180917927" calcext:value-type="float">
            <text:p>0,020</text:p>
          </table:table-cell>
          <table:table-cell office:value-type="float" office:value="0.0183410578796126" calcext:value-type="float">
            <text:p>0,018</text:p>
          </table:table-cell>
          <table:table-cell office:value-type="float" office:value="0.0130570143984283" calcext:value-type="float">
            <text:p>0,013</text:p>
          </table:table-cell>
          <table:table-cell office:value-type="float" office:value="0.00855957404196646" calcext:value-type="float">
            <text:p>0,009</text:p>
          </table:table-cell>
          <table:table-cell office:value-type="float" office:value="0.0186617912628063" calcext:value-type="float">
            <text:p>0,019</text:p>
          </table:table-cell>
          <table:table-cell office:value-type="float" office:value="0.014752563636666" calcext:value-type="float">
            <text:p>0,015</text:p>
          </table:table-cell>
          <table:table-cell table:number-columns-repeated="2"/>
          <table:table-cell table:formula="of:=[.C45]/[.AA45]" office:value-type="string" office:string-value="" calcext:value-type="error">
            <text:p>#DIV/0!</text:p>
          </table:table-cell>
          <table:table-cell table:formula="of:=[.D45]/[.AB45]" office:value-type="string" office:string-value="" calcext:value-type="error">
            <text:p>#DIV/0!</text:p>
          </table:table-cell>
          <table:table-cell table:formula="of:=[.E45]/[.AC45]" office:value-type="string" office:string-value="" calcext:value-type="error">
            <text:p>#DIV/0!</text:p>
          </table:table-cell>
          <table:table-cell table:formula="of:=[.F45]/[.AD45]" office:value-type="string" office:string-value="" calcext:value-type="error">
            <text:p>#DIV/0!</text:p>
          </table:table-cell>
          <table:table-cell table:formula="of:=[.G45]/[.AE45]" office:value-type="string" office:string-value="" calcext:value-type="error">
            <text:p>#DIV/0!</text:p>
          </table:table-cell>
          <table:table-cell table:formula="of:=[.H45]/[.AF45]" office:value-type="string" office:string-value="" calcext:value-type="error">
            <text:p>#DIV/0!</text:p>
          </table:table-cell>
          <table:table-cell table:formula="of:=[.I45]/[.AG45]" office:value-type="string" office:string-value="" calcext:value-type="error">
            <text:p>#DIV/0!</text:p>
          </table:table-cell>
          <table:table-cell table:formula="of:=[.J45]/[.AH45]" office:value-type="string" office:string-value="" calcext:value-type="error">
            <text:p>#DIV/0!</text:p>
          </table:table-cell>
          <table:table-cell table:formula="of:=[.K45]/[.AI45]" office:value-type="string" office:string-value="" calcext:value-type="error">
            <text:p>#DIV/0!</text:p>
          </table:table-cell>
          <table:table-cell table:formula="of:=[.L45]/[.AJ45]" office:value-type="string" office:string-value="" calcext:value-type="error">
            <text:p>#DIV/0!</text:p>
          </table:table-cell>
          <table:table-cell table:formula="of:=[.M45]/[.AK45]" office:value-type="string" office:string-value="" calcext:value-type="error">
            <text:p>#DIV/0!</text:p>
          </table:table-cell>
          <table:table-cell table:formula="of:=[.N45]/[.AL45]" office:value-type="string" office:string-value="" calcext:value-type="error">
            <text:p>#DIV/0!</text:p>
          </table:table-cell>
          <table:table-cell table:formula="of:=[.O45]/[.AM45]" office:value-type="float" office:value="0.389116869321932" calcext:value-type="float">
            <text:p>0,3891168693</text:p>
          </table:table-cell>
          <table:table-cell table:formula="of:=[.P45]/[.AN45]" office:value-type="float" office:value="0.671195764905516" calcext:value-type="float">
            <text:p>0,6711957649</text:p>
          </table:table-cell>
          <table:table-cell table:formula="of:=[.Q45]/[.AO45]" office:value-type="float" office:value="0" calcext:value-type="float">
            <text:p>0</text:p>
          </table:table-cell>
          <table:table-cell table:formula="of:=[.R45]/[.AP45]" office:value-type="float" office:value="0" calcext:value-type="float">
            <text:p>0</text:p>
          </table:table-cell>
          <table:table-cell table:formula="of:=[.S45]/[.AQ45]" office:value-type="float" office:value="0.883013351909993" calcext:value-type="float">
            <text:p>0,8830133519</text:p>
          </table:table-cell>
          <table:table-cell table:formula="of:=[.T45]/[.AR45]" office:value-type="float" office:value="0" calcext:value-type="float">
            <text:p>0</text:p>
          </table:table-cell>
          <table:table-cell table:formula="of:=[.U45]/[.AS45]" office:value-type="float" office:value="0.227704573565002" calcext:value-type="float">
            <text:p>0,2277045736</text:p>
          </table:table-cell>
          <table:table-cell table:formula="of:=[.V45]/[.AT45]" office:value-type="float" office:value="0.289927287863851" calcext:value-type="float">
            <text:p>0,2899272879</text:p>
          </table:table-cell>
          <table:table-cell table:formula="of:=[.W45]/[.AU45]" office:value-type="float" office:value="0.493891339675575" calcext:value-type="float">
            <text:p>0,4938913397</text:p>
          </table:table-cell>
          <table:table-cell table:formula="of:=[.X45]/[.AV45]" office:value-type="float" office:value="0.766312238147351" calcext:value-type="float">
            <text:p>0,7663122381</text:p>
          </table:table-cell>
          <table:table-cell table:formula="of:=[.Y45]/[.AW45]" office:value-type="float" office:value="0.856386937453888" calcext:value-type="float">
            <text:p>0,8563869375</text:p>
          </table:table-cell>
          <table:table-cell table:formula="of:=[.Z45]/[.AX45]" office:value-type="float" office:value="0.640131286998168" calcext:value-type="float">
            <text:p>0,640131287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Spermidine</text:p>
          </table:table-cell>
          <table:table-cell office:value-type="float" office:value="0.000588787189024123" calcext:value-type="float">
            <text:p>0,001</text:p>
          </table:table-cell>
          <table:table-cell office:value-type="float" office:value="0.00106456861958303" calcext:value-type="float">
            <text:p>0,001</text:p>
          </table:table-cell>
          <table:table-cell/>
          <table:table-cell office:value-type="float" office:value="0.00102254970538571" calcext:value-type="float">
            <text:p>0,001</text:p>
          </table:table-cell>
          <table:table-cell office:value-type="float" office:value="0.00142081742545285" calcext:value-type="float">
            <text:p>0,001</text:p>
          </table:table-cell>
          <table:table-cell office:value-type="float" office:value="0.000902719110018515" calcext:value-type="float">
            <text:p>0,001</text:p>
          </table:table-cell>
          <table:table-cell office:value-type="float" office:value="0.0163692614058529" calcext:value-type="float">
            <text:p>0,016</text:p>
          </table:table-cell>
          <table:table-cell office:value-type="float" office:value="0.00704352272845134" calcext:value-type="float">
            <text:p>0,007</text:p>
          </table:table-cell>
          <table:table-cell office:value-type="float" office:value="0.020622773267005" calcext:value-type="float">
            <text:p>0,021</text:p>
          </table:table-cell>
          <table:table-cell office:value-type="float" office:value="0.00196421537489293" calcext:value-type="float">
            <text:p>0,002</text:p>
          </table:table-cell>
          <table:table-cell office:value-type="float" office:value="0.000898029653082422" calcext:value-type="float">
            <text:p>0,001</text:p>
          </table:table-cell>
          <table:table-cell office:value-type="float" office:value="0.00137954171103159" calcext:value-type="float">
            <text:p>0,001</text:p>
          </table:table-cell>
          <table:table-cell office:value-type="float" office:value="0.00673779363561832" calcext:value-type="float">
            <text:p>0,007</text:p>
          </table:table-cell>
          <table:table-cell office:value-type="float" office:value="0.00240681486831101" calcext:value-type="float">
            <text:p>0,002</text:p>
          </table:table-cell>
          <table:table-cell/>
          <table:table-cell office:value-type="float" office:value="0.00141210542351658" calcext:value-type="float">
            <text:p>0,001</text:p>
          </table:table-cell>
          <table:table-cell office:value-type="float" office:value="0.0172422980601606" calcext:value-type="float">
            <text:p>0,017</text:p>
          </table:table-cell>
          <table:table-cell/>
          <table:table-cell office:value-type="float" office:value="0.0187735491941818" calcext:value-type="float">
            <text:p>0,019</text:p>
          </table:table-cell>
          <table:table-cell office:value-type="float" office:value="0.00123283777327549" calcext:value-type="float">
            <text:p>0,001</text:p>
          </table:table-cell>
          <table:table-cell office:value-type="float" office:value="0.00967113937750252" calcext:value-type="float">
            <text:p>0,010</text:p>
          </table:table-cell>
          <table:table-cell office:value-type="float" office:value="0.00137891860444602" calcext:value-type="float">
            <text:p>0,001</text:p>
          </table:table-cell>
          <table:table-cell office:value-type="float" office:value="0.000778503763865133" calcext:value-type="float">
            <text:p>0,001</text:p>
          </table:table-cell>
          <table:table-cell office:value-type="float" office:value="0.00147729311338359" calcext:value-type="float">
            <text:p>0,001</text:p>
          </table:table-cell>
          <table:table-cell office:value-type="float" office:value="0.00111358666975289" calcext:value-type="float">
            <text:p>0,001</text:p>
          </table:table-cell>
          <table:table-cell office:value-type="float" office:value="0.0010783685760358" calcext:value-type="float">
            <text:p>0,001</text:p>
          </table:table-cell>
          <table:table-cell/>
          <table:table-cell office:value-type="float" office:value="0.00106122426538384" calcext:value-type="float">
            <text:p>0,001</text:p>
          </table:table-cell>
          <table:table-cell office:value-type="float" office:value="0.00166178937094889" calcext:value-type="float">
            <text:p>0,002</text:p>
          </table:table-cell>
          <table:table-cell office:value-type="float" office:value="0.000748500096742037" calcext:value-type="float">
            <text:p>0,001</text:p>
          </table:table-cell>
          <table:table-cell office:value-type="float" office:value="0.00331943776112361" calcext:value-type="float">
            <text:p>0,003</text:p>
          </table:table-cell>
          <table:table-cell office:value-type="float" office:value="0.0222503310616966" calcext:value-type="float">
            <text:p>0,022</text:p>
          </table:table-cell>
          <table:table-cell/>
          <table:table-cell office:value-type="float" office:value="0.0237967561528743" calcext:value-type="float">
            <text:p>0,024</text:p>
          </table:table-cell>
          <table:table-cell office:value-type="float" office:value="0.000967413430154363" calcext:value-type="float">
            <text:p>0,001</text:p>
          </table:table-cell>
          <table:table-cell office:value-type="float" office:value="0.0210528688900775" calcext:value-type="float">
            <text:p>0,021</text:p>
          </table:table-cell>
          <table:table-cell office:value-type="float" office:value="0.0122533676535005" calcext:value-type="float">
            <text:p>0,012</text:p>
          </table:table-cell>
          <table:table-cell office:value-type="float" office:value="0.00712656561230564" calcext:value-type="float">
            <text:p>0,007</text:p>
          </table:table-cell>
          <table:table-cell office:value-type="float" office:value="0.00212134810286391" calcext:value-type="float">
            <text:p>0,002</text:p>
          </table:table-cell>
          <table:table-cell office:value-type="float" office:value="0.0209815559182371" calcext:value-type="float">
            <text:p>0,021</text:p>
          </table:table-cell>
          <table:table-cell office:value-type="float" office:value="0.00570743611682045" calcext:value-type="float">
            <text:p>0,006</text:p>
          </table:table-cell>
          <table:table-cell office:value-type="float" office:value="0.0063748713021489" calcext:value-type="float">
            <text:p>0,006</text:p>
          </table:table-cell>
          <table:table-cell office:value-type="float" office:value="0.0417557196033023" calcext:value-type="float">
            <text:p>0,042</text:p>
          </table:table-cell>
          <table:table-cell office:value-type="float" office:value="0.00714678676563505" calcext:value-type="float">
            <text:p>0,007</text:p>
          </table:table-cell>
          <table:table-cell office:value-type="float" office:value="0.00642361782318736" calcext:value-type="float">
            <text:p>0,006</text:p>
          </table:table-cell>
          <table:table-cell office:value-type="float" office:value="0.00658664929190927" calcext:value-type="float">
            <text:p>0,007</text:p>
          </table:table-cell>
          <table:table-cell office:value-type="float" office:value="0.00414188577165995" calcext:value-type="float">
            <text:p>0,004</text:p>
          </table:table-cell>
          <table:table-cell office:value-type="float" office:value="0.0117667564278683" calcext:value-type="float">
            <text:p>0,012</text:p>
          </table:table-cell>
          <table:table-cell table:number-columns-repeated="2"/>
          <table:table-cell table:formula="of:=[.C46]/[.AA46]" office:value-type="float" office:value="0.528730457194479" calcext:value-type="float">
            <text:p>0,5287304572</text:p>
          </table:table-cell>
          <table:table-cell table:formula="of:=[.D46]/[.AB46]" office:value-type="float" office:value="0.987202931576975" calcext:value-type="float">
            <text:p>0,9872029316</text:p>
          </table:table-cell>
          <table:table-cell table:formula="of:=[.E46]/[.AC46]" office:value-type="string" office:string-value="" calcext:value-type="error">
            <text:p>#DIV/0!</text:p>
          </table:table-cell>
          <table:table-cell table:formula="of:=[.F46]/[.AD46]" office:value-type="float" office:value="0.963556656910647" calcext:value-type="float">
            <text:p>0,9635566569</text:p>
          </table:table-cell>
          <table:table-cell table:formula="of:=[.G46]/[.AE46]" office:value-type="float" office:value="0.854992485986089" calcext:value-type="float">
            <text:p>0,854992486</text:p>
          </table:table-cell>
          <table:table-cell table:formula="of:=[.H46]/[.AF46]" office:value-type="float" office:value="1.20603739925718" calcext:value-type="float">
            <text:p>1,2060373993</text:p>
          </table:table-cell>
          <table:table-cell table:formula="of:=[.I46]/[.AG46]" office:value-type="float" office:value="4.93133554048382" calcext:value-type="float">
            <text:p>4,9313355405</text:p>
          </table:table-cell>
          <table:table-cell table:formula="of:=[.J46]/[.AH46]" office:value-type="float" office:value="0.316558109131985" calcext:value-type="float">
            <text:p>0,3165581091</text:p>
          </table:table-cell>
          <table:table-cell table:formula="of:=[.K46]/[.AI46]" office:value-type="string" office:string-value="" calcext:value-type="error">
            <text:p>#DIV/0!</text:p>
          </table:table-cell>
          <table:table-cell table:formula="of:=[.L46]/[.AJ46]" office:value-type="float" office:value="0.0825413078267679" calcext:value-type="float">
            <text:p>0,0825413078</text:p>
          </table:table-cell>
          <table:table-cell table:formula="of:=[.M46]/[.AK46]" office:value-type="float" office:value="0.928279084299181" calcext:value-type="float">
            <text:p>0,9282790843</text:p>
          </table:table-cell>
          <table:table-cell table:formula="of:=[.N46]/[.AL46]" office:value-type="float" office:value="0.0655274926298423" calcext:value-type="float">
            <text:p>0,0655274926</text:p>
          </table:table-cell>
          <table:table-cell table:formula="of:=[.O46]/[.AM46]" office:value-type="float" office:value="0.549872804452537" calcext:value-type="float">
            <text:p>0,5498728045</text:p>
          </table:table-cell>
          <table:table-cell table:formula="of:=[.P46]/[.AN46]" office:value-type="float" office:value="0.337724368124121" calcext:value-type="float">
            <text:p>0,3377243681</text:p>
          </table:table-cell>
          <table:table-cell table:formula="of:=[.Q46]/[.AO46]" office:value-type="float" office:value="0" calcext:value-type="float">
            <text:p>0</text:p>
          </table:table-cell>
          <table:table-cell table:formula="of:=[.R46]/[.AP46]" office:value-type="float" office:value="0.067302226251447" calcext:value-type="float">
            <text:p>0,0673022263</text:p>
          </table:table-cell>
          <table:table-cell table:formula="of:=[.S46]/[.AQ46]" office:value-type="float" office:value="3.02102339951657" calcext:value-type="float">
            <text:p>3,0210233995</text:p>
          </table:table-cell>
          <table:table-cell table:formula="of:=[.T46]/[.AR46]" office:value-type="float" office:value="0" calcext:value-type="float">
            <text:p>0</text:p>
          </table:table-cell>
          <table:table-cell table:formula="of:=[.U46]/[.AS46]" office:value-type="float" office:value="0.449604254759319" calcext:value-type="float">
            <text:p>0,4496042548</text:p>
          </table:table-cell>
          <table:table-cell table:formula="of:=[.V46]/[.AT46]" office:value-type="float" office:value="0.172502386555525" calcext:value-type="float">
            <text:p>0,1725023866</text:p>
          </table:table-cell>
          <table:table-cell table:formula="of:=[.W46]/[.AU46]" office:value-type="float" office:value="1.50555958397658" calcext:value-type="float">
            <text:p>1,505559584</text:p>
          </table:table-cell>
          <table:table-cell table:formula="of:=[.X46]/[.AV46]" office:value-type="float" office:value="0.209350542792649" calcext:value-type="float">
            <text:p>0,2093505428</text:p>
          </table:table-cell>
          <table:table-cell table:formula="of:=[.Y46]/[.AW46]" office:value-type="float" office:value="0.187958772110978" calcext:value-type="float">
            <text:p>0,1879587721</text:p>
          </table:table-cell>
          <table:table-cell table:formula="of:=[.Z46]/[.AX46]" office:value-type="float" office:value="0.125548032071504" calcext:value-type="float">
            <text:p>0,1255480321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Tyramine</text:p>
          </table:table-cell>
          <table:table-cell/>
          <table:table-cell office:value-type="float" office:value="0.000189895668724208" calcext:value-type="float">
            <text:p>0,000</text:p>
          </table:table-cell>
          <table:table-cell/>
          <table:table-cell office:value-type="float" office:value="0.000161677575042201" calcext:value-type="float">
            <text:p>0,000</text:p>
          </table:table-cell>
          <table:table-cell office:value-type="float" office:value="0.0000757672553469784" calcext:value-type="float">
            <text:p>0,000</text:p>
          </table:table-cell>
          <table:table-cell office:value-type="float" office:value="0.0000893411937581508" calcext:value-type="float">
            <text:p>0,000</text:p>
          </table:table-cell>
          <table:table-cell office:value-type="float" office:value="0.000274621171014991" calcext:value-type="float">
            <text:p>0,000</text:p>
          </table:table-cell>
          <table:table-cell office:value-type="float" office:value="0.000224455933547668" calcext:value-type="float">
            <text:p>0,000</text:p>
          </table:table-cell>
          <table:table-cell office:value-type="float" office:value="0.000270065481497712" calcext:value-type="float">
            <text:p>0,000</text:p>
          </table:table-cell>
          <table:table-cell office:value-type="float" office:value="0.0000358686745337398" calcext:value-type="float">
            <text:p>0,000</text:p>
          </table:table-cell>
          <table:table-cell office:value-type="float" office:value="0.000141619324222874" calcext:value-type="float">
            <text:p>0,000</text:p>
          </table:table-cell>
          <table:table-cell office:value-type="float" office:value="0.000156951753520313" calcext:value-type="float">
            <text:p>0,000</text:p>
          </table:table-cell>
          <table:table-cell office:value-type="float" office:value="0.000283931355907336" calcext:value-type="float">
            <text:p>0,000</text:p>
          </table:table-cell>
          <table:table-cell office:value-type="float" office:value="0.000438976243000034" calcext:value-type="float">
            <text:p>0,000</text:p>
          </table:table-cell>
          <table:table-cell/>
          <table:table-cell office:value-type="float" office:value="0.0000640734579235308" calcext:value-type="float">
            <text:p>0,000</text:p>
          </table:table-cell>
          <table:table-cell office:value-type="float" office:value="0.000365636888709491" calcext:value-type="float">
            <text:p>0,000</text:p>
          </table:table-cell>
          <table:table-cell/>
          <table:table-cell office:value-type="float" office:value="0.00100612444238819" calcext:value-type="float">
            <text:p>0,001</text:p>
          </table:table-cell>
          <table:table-cell office:value-type="float" office:value="0.0000780141503203083" calcext:value-type="float">
            <text:p>0,000</text:p>
          </table:table-cell>
          <table:table-cell office:value-type="float" office:value="0.000355624571948289" calcext:value-type="float">
            <text:p>0,000</text:p>
          </table:table-cell>
          <table:table-cell office:value-type="float" office:value="0.0000578710290026178" calcext:value-type="float">
            <text:p>0,000</text:p>
          </table:table-cell>
          <table:table-cell office:value-type="float" office:value="0.0000588698138414365" calcext:value-type="float">
            <text:p>0,000</text:p>
          </table:table-cell>
          <table:table-cell office:value-type="float" office:value="0.0000649474224497963" calcext:value-type="float">
            <text:p>0,000</text:p>
          </table:table-cell>
          <table:table-cell office:value-type="float" office:value="0.00010017413456171" calcext:value-type="float">
            <text:p>0,000</text:p>
          </table:table-cell>
          <table:table-cell office:value-type="float" office:value="0.000187194107710164" calcext:value-type="float">
            <text:p>0,000</text:p>
          </table:table-cell>
          <table:table-cell/>
          <table:table-cell office:value-type="float" office:value="0.0001157662637885" calcext:value-type="float">
            <text:p>0,000</text:p>
          </table:table-cell>
          <table:table-cell office:value-type="float" office:value="0.0000402283095561924" calcext:value-type="float">
            <text:p>0,000</text:p>
          </table:table-cell>
          <table:table-cell office:value-type="float" office:value="0.0000583356259666847" calcext:value-type="float">
            <text:p>0,000</text:p>
          </table:table-cell>
          <table:table-cell office:value-type="float" office:value="0.000177234771931636" calcext:value-type="float">
            <text:p>0,000</text:p>
          </table:table-cell>
          <table:table-cell office:value-type="float" office:value="0.000489353936982756" calcext:value-type="float">
            <text:p>0,000</text:p>
          </table:table-cell>
          <table:table-cell table:number-columns-repeated="2"/>
          <table:table-cell office:value-type="float" office:value="0.0000650635511994163" calcext:value-type="float">
            <text:p>0,000</text:p>
          </table:table-cell>
          <table:table-cell office:value-type="float" office:value="0.000302432973425609" calcext:value-type="float">
            <text:p>0,000</text:p>
          </table:table-cell>
          <table:table-cell office:value-type="float" office:value="0.000431834288479618" calcext:value-type="float">
            <text:p>0,000</text:p>
          </table:table-cell>
          <table:table-cell office:value-type="float" office:value="0.000625498382308531" calcext:value-type="float">
            <text:p>0,001</text:p>
          </table:table-cell>
          <table:table-cell office:value-type="float" office:value="0.00038277560519964" calcext:value-type="float">
            <text:p>0,000</text:p>
          </table:table-cell>
          <table:table-cell office:value-type="float" office:value="0.000590173789398128" calcext:value-type="float">
            <text:p>0,001</text:p>
          </table:table-cell>
          <table:table-cell office:value-type="float" office:value="0.000458128926436556" calcext:value-type="float">
            <text:p>0,000</text:p>
          </table:table-cell>
          <table:table-cell office:value-type="float" office:value="0.000341702040107582" calcext:value-type="float">
            <text:p>0,000</text:p>
          </table:table-cell>
          <table:table-cell office:value-type="float" office:value="0.000691597478500654" calcext:value-type="float">
            <text:p>0,001</text:p>
          </table:table-cell>
          <table:table-cell office:value-type="float" office:value="0.00108561766295837" calcext:value-type="float">
            <text:p>0,001</text:p>
          </table:table-cell>
          <table:table-cell office:value-type="float" office:value="0.000884864493819322" calcext:value-type="float">
            <text:p>0,001</text:p>
          </table:table-cell>
          <table:table-cell office:value-type="float" office:value="0.000756010492596752" calcext:value-type="float">
            <text:p>0,001</text:p>
          </table:table-cell>
          <table:table-cell office:value-type="float" office:value="0.000681834874881702" calcext:value-type="float">
            <text:p>0,001</text:p>
          </table:table-cell>
          <table:table-cell office:value-type="float" office:value="0.000471202258556333" calcext:value-type="float">
            <text:p>0,000</text:p>
          </table:table-cell>
          <table:table-cell table:number-columns-repeated="2"/>
          <table:table-cell table:formula="of:=[.C47]/[.AA47]" office:value-type="float" office:value="0" calcext:value-type="float">
            <text:p>0</text:p>
          </table:table-cell>
          <table:table-cell table:formula="of:=[.D47]/[.AB47]" office:value-type="float" office:value="1.01443186992951" calcext:value-type="float">
            <text:p>1,0144318699</text:p>
          </table:table-cell>
          <table:table-cell table:formula="of:=[.E47]/[.AC47]" office:value-type="string" office:string-value="" calcext:value-type="error">
            <text:p>#DIV/0!</text:p>
          </table:table-cell>
          <table:table-cell table:formula="of:=[.F47]/[.AD47]" office:value-type="float" office:value="1.39658627437074" calcext:value-type="float">
            <text:p>1,3965862744</text:p>
          </table:table-cell>
          <table:table-cell table:formula="of:=[.G47]/[.AE47]" office:value-type="float" office:value="1.88343124985513" calcext:value-type="float">
            <text:p>1,8834312499</text:p>
          </table:table-cell>
          <table:table-cell table:formula="of:=[.H47]/[.AF47]" office:value-type="float" office:value="1.53150312999424" calcext:value-type="float">
            <text:p>1,53150313</text:p>
          </table:table-cell>
          <table:table-cell table:formula="of:=[.I47]/[.AG47]" office:value-type="float" office:value="1.54947682117886" calcext:value-type="float">
            <text:p>1,5494768212</text:p>
          </table:table-cell>
          <table:table-cell table:formula="of:=[.J47]/[.AH47]" office:value-type="float" office:value="0.458678098988253" calcext:value-type="float">
            <text:p>0,458678099</text:p>
          </table:table-cell>
          <table:table-cell table:formula="of:=[.K47]/[.AI47]" office:value-type="string" office:string-value="" calcext:value-type="error">
            <text:p>#DIV/0!</text:p>
          </table:table-cell>
          <table:table-cell table:formula="of:=[.L47]/[.AJ47]" office:value-type="string" office:string-value="" calcext:value-type="error">
            <text:p>#DIV/0!</text:p>
          </table:table-cell>
          <table:table-cell table:formula="of:=[.M47]/[.AK47]" office:value-type="float" office:value="2.17663071892308" calcext:value-type="float">
            <text:p>2,1766307189</text:p>
          </table:table-cell>
          <table:table-cell table:formula="of:=[.N47]/[.AL47]" office:value-type="float" office:value="0.518963761598301" calcext:value-type="float">
            <text:p>0,5189637616</text:p>
          </table:table-cell>
          <table:table-cell table:formula="of:=[.O47]/[.AM47]" office:value-type="float" office:value="0.657500720720877" calcext:value-type="float">
            <text:p>0,6575007207</text:p>
          </table:table-cell>
          <table:table-cell table:formula="of:=[.P47]/[.AN47]" office:value-type="float" office:value="0.701802363388857" calcext:value-type="float">
            <text:p>0,7018023634</text:p>
          </table:table-cell>
          <table:table-cell table:formula="of:=[.Q47]/[.AO47]" office:value-type="float" office:value="0" calcext:value-type="float">
            <text:p>0</text:p>
          </table:table-cell>
          <table:table-cell table:formula="of:=[.R47]/[.AP47]" office:value-type="float" office:value="0.108567101885149" calcext:value-type="float">
            <text:p>0,1085671019</text:p>
          </table:table-cell>
          <table:table-cell table:formula="of:=[.S47]/[.AQ47]" office:value-type="float" office:value="0.79810915139873" calcext:value-type="float">
            <text:p>0,7981091514</text:p>
          </table:table-cell>
          <table:table-cell table:formula="of:=[.T47]/[.AR47]" office:value-type="float" office:value="0" calcext:value-type="float">
            <text:p>0</text:p>
          </table:table-cell>
          <table:table-cell table:formula="of:=[.U47]/[.AS47]" office:value-type="float" office:value="1.45478327157787" calcext:value-type="float">
            <text:p>1,4547832716</text:p>
          </table:table-cell>
          <table:table-cell table:formula="of:=[.V47]/[.AT47]" office:value-type="float" office:value="0.0718615337445002" calcext:value-type="float">
            <text:p>0,0718615337</text:p>
          </table:table-cell>
          <table:table-cell table:formula="of:=[.W47]/[.AU47]" office:value-type="float" office:value="0.401897210739369" calcext:value-type="float">
            <text:p>0,4018972107</text:p>
          </table:table-cell>
          <table:table-cell table:formula="of:=[.X47]/[.AV47]" office:value-type="float" office:value="0.076547917746276" calcext:value-type="float">
            <text:p>0,0765479177</text:p>
          </table:table-cell>
          <table:table-cell table:formula="of:=[.Y47]/[.AW47]" office:value-type="float" office:value="0.086340279751238" calcext:value-type="float">
            <text:p>0,0863402798</text:p>
          </table:table-cell>
          <table:table-cell table:formula="of:=[.Z47]/[.AX47]" office:value-type="float" office:value="0.137833427727579" calcext:value-type="float">
            <text:p>0,1378334277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Uracil</text:p>
          </table:table-cell>
          <table:table-cell table:number-columns-repeated="6"/>
          <table:table-cell office:value-type="float" office:value="0.000888572376784589" calcext:value-type="float">
            <text:p>0,001</text:p>
          </table:table-cell>
          <table:table-cell office:value-type="float" office:value="0.000348648707333845" calcext:value-type="float">
            <text:p>0,000</text:p>
          </table:table-cell>
          <table:table-cell office:value-type="float" office:value="0.00070580072289576" calcext:value-type="float">
            <text:p>0,001</text:p>
          </table:table-cell>
          <table:table-cell/>
          <table:table-cell office:value-type="float" office:value="0.000950516515947752" calcext:value-type="float">
            <text:p>0,001</text:p>
          </table:table-cell>
          <table:table-cell office:value-type="float" office:value="0.000786036923192683" calcext:value-type="float">
            <text:p>0,001</text:p>
          </table:table-cell>
          <table:table-cell office:value-type="float" office:value="0.00105990206416979" calcext:value-type="float">
            <text:p>0,001</text:p>
          </table:table-cell>
          <table:table-cell office:value-type="float" office:value="0.000465162539344178" calcext:value-type="float">
            <text:p>0,000</text:p>
          </table:table-cell>
          <table:table-cell/>
          <table:table-cell office:value-type="float" office:value="0.000382597079443983" calcext:value-type="float">
            <text:p>0,000</text:p>
          </table:table-cell>
          <table:table-cell office:value-type="float" office:value="0.00106109750504189" calcext:value-type="float">
            <text:p>0,001</text:p>
          </table:table-cell>
          <table:table-cell/>
          <table:table-cell office:value-type="float" office:value="0.00201838528755778" calcext:value-type="float">
            <text:p>0,002</text:p>
          </table:table-cell>
          <table:table-cell office:value-type="float" office:value="0.00142143650056081" calcext:value-type="float">
            <text:p>0,001</text:p>
          </table:table-cell>
          <table:table-cell office:value-type="float" office:value="0.0013981111812431" calcext:value-type="float">
            <text:p>0,001</text:p>
          </table:table-cell>
          <table:table-cell office:value-type="float" office:value="0.0005774443753576" calcext:value-type="float">
            <text:p>0,001</text:p>
          </table:table-cell>
          <table:table-cell office:value-type="float" office:value="0.00120631293500033" calcext:value-type="float">
            <text:p>0,001</text:p>
          </table:table-cell>
          <table:table-cell office:value-type="float" office:value="0.000991065103686986" calcext:value-type="float">
            <text:p>0,001</text:p>
          </table:table-cell>
          <table:table-cell office:value-type="float" office:value="0.000110025145521806" calcext:value-type="float">
            <text:p>0,000</text:p>
          </table:table-cell>
          <table:table-cell office:value-type="float" office:value="0.0012964000265585" calcext:value-type="float">
            <text:p>0,001</text:p>
          </table:table-cell>
          <table:table-cell/>
          <table:table-cell office:value-type="float" office:value="0.000575785981264199" calcext:value-type="float">
            <text:p>0,001</text:p>
          </table:table-cell>
          <table:table-cell office:value-type="float" office:value="0.00108102402319896" calcext:value-type="float">
            <text:p>0,001</text:p>
          </table:table-cell>
          <table:table-cell office:value-type="float" office:value="0.00191125060716204" calcext:value-type="float">
            <text:p>0,002</text:p>
          </table:table-cell>
          <table:table-cell office:value-type="float" office:value="0.000686430835317135" calcext:value-type="float">
            <text:p>0,001</text:p>
          </table:table-cell>
          <table:table-cell office:value-type="float" office:value="0.000556506609025076" calcext:value-type="float">
            <text:p>0,001</text:p>
          </table:table-cell>
          <table:table-cell/>
          <table:table-cell office:value-type="float" office:value="0.00170931324187394" calcext:value-type="float">
            <text:p>0,002</text:p>
          </table:table-cell>
          <table:table-cell/>
          <table:table-cell office:value-type="float" office:value="0.000529756419422998" calcext:value-type="float">
            <text:p>0,001</text:p>
          </table:table-cell>
          <table:table-cell office:value-type="float" office:value="0.00141554643240856" calcext:value-type="float">
            <text:p>0,001</text:p>
          </table:table-cell>
          <table:table-cell office:value-type="float" office:value="0.00134469324040504" calcext:value-type="float">
            <text:p>0,001</text:p>
          </table:table-cell>
          <table:table-cell office:value-type="float" office:value="0.0024159410089341" calcext:value-type="float">
            <text:p>0,002</text:p>
          </table:table-cell>
          <table:table-cell office:value-type="float" office:value="0.000722685961366506" calcext:value-type="float">
            <text:p>0,001</text:p>
          </table:table-cell>
          <table:table-cell office:value-type="float" office:value="0.00204489416775182" calcext:value-type="float">
            <text:p>0,002</text:p>
          </table:table-cell>
          <table:table-cell office:value-type="float" office:value="0.00172920869068428" calcext:value-type="float">
            <text:p>0,002</text:p>
          </table:table-cell>
          <table:table-cell office:value-type="float" office:value="0.00409737308843388" calcext:value-type="float">
            <text:p>0,004</text:p>
          </table:table-cell>
          <table:table-cell office:value-type="float" office:value="0.00149966255615041" calcext:value-type="float">
            <text:p>0,001</text:p>
          </table:table-cell>
          <table:table-cell office:value-type="float" office:value="0.00969315446460763" calcext:value-type="float">
            <text:p>0,010</text:p>
          </table:table-cell>
          <table:table-cell office:value-type="float" office:value="0.00322913950762478" calcext:value-type="float">
            <text:p>0,003</text:p>
          </table:table-cell>
          <table:table-cell office:value-type="float" office:value="0.00422518017778791" calcext:value-type="float">
            <text:p>0,004</text:p>
          </table:table-cell>
          <table:table-cell office:value-type="float" office:value="0.00338553212993175" calcext:value-type="float">
            <text:p>0,003</text:p>
          </table:table-cell>
          <table:table-cell table:number-columns-repeated="2"/>
          <table:table-cell table:formula="of:=[.C48]/[.AA48]" office:value-type="float" office:value="0" calcext:value-type="float">
            <text:p>0</text:p>
          </table:table-cell>
          <table:table-cell table:formula="of:=[.D48]/[.AB48]" office:value-type="float" office:value="0" calcext:value-type="float">
            <text:p>0</text:p>
          </table:table-cell>
          <table:table-cell table:formula="of:=[.E48]/[.AC48]" office:value-type="string" office:string-value="" calcext:value-type="error">
            <text:p>#DIV/0!</text:p>
          </table:table-cell>
          <table:table-cell table:formula="of:=[.F48]/[.AD48]" office:value-type="float" office:value="0" calcext:value-type="float">
            <text:p>0</text:p>
          </table:table-cell>
          <table:table-cell table:formula="of:=[.G48]/[.AE48]" office:value-type="float" office:value="0" calcext:value-type="float">
            <text:p>0</text:p>
          </table:table-cell>
          <table:table-cell table:formula="of:=[.H48]/[.AF48]" office:value-type="float" office:value="0" calcext:value-type="float">
            <text:p>0</text:p>
          </table:table-cell>
          <table:table-cell table:formula="of:=[.I48]/[.AG48]" office:value-type="float" office:value="1.2944820236318" calcext:value-type="float">
            <text:p>1,2944820236</text:p>
          </table:table-cell>
          <table:table-cell table:formula="of:=[.J48]/[.AH48]" office:value-type="float" office:value="0.626495178457324" calcext:value-type="float">
            <text:p>0,6264951785</text:p>
          </table:table-cell>
          <table:table-cell table:formula="of:=[.K48]/[.AI48]" office:value-type="string" office:string-value="" calcext:value-type="error">
            <text:p>#DIV/0!</text:p>
          </table:table-cell>
          <table:table-cell table:formula="of:=[.L48]/[.AJ48]" office:value-type="float" office:value="0" calcext:value-type="float">
            <text:p>0</text:p>
          </table:table-cell>
          <table:table-cell table:formula="of:=[.M48]/[.AK48]" office:value-type="string" office:string-value="" calcext:value-type="error">
            <text:p>#DIV/0!</text:p>
          </table:table-cell>
          <table:table-cell table:formula="of:=[.N48]/[.AL48]" office:value-type="float" office:value="1.4837704544455" calcext:value-type="float">
            <text:p>1,4837704544</text:p>
          </table:table-cell>
          <table:table-cell table:formula="of:=[.O48]/[.AM48]" office:value-type="float" office:value="0.748758246217583" calcext:value-type="float">
            <text:p>0,7487582462</text:p>
          </table:table-cell>
          <table:table-cell table:formula="of:=[.P48]/[.AN48]" office:value-type="float" office:value="0.345924650594707" calcext:value-type="float">
            <text:p>0,3459246506</text:p>
          </table:table-cell>
          <table:table-cell table:formula="of:=[.Q48]/[.AO48]" office:value-type="float" office:value="0" calcext:value-type="float">
            <text:p>0</text:p>
          </table:table-cell>
          <table:table-cell table:formula="of:=[.R48]/[.AP48]" office:value-type="float" office:value="0.529409868043571" calcext:value-type="float">
            <text:p>0,529409868</text:p>
          </table:table-cell>
          <table:table-cell table:formula="of:=[.S48]/[.AQ48]" office:value-type="float" office:value="0.518900939606314" calcext:value-type="float">
            <text:p>0,5189009396</text:p>
          </table:table-cell>
          <table:table-cell table:formula="of:=[.T48]/[.AR48]" office:value-type="float" office:value="0" calcext:value-type="float">
            <text:p>0</text:p>
          </table:table-cell>
          <table:table-cell table:formula="of:=[.U48]/[.AS48]" office:value-type="float" office:value="0.49260471135892" calcext:value-type="float">
            <text:p>0,4926047114</text:p>
          </table:table-cell>
          <table:table-cell table:formula="of:=[.V48]/[.AT48]" office:value-type="float" office:value="0.947837561677606" calcext:value-type="float">
            <text:p>0,9478375617</text:p>
          </table:table-cell>
          <table:table-cell table:formula="of:=[.W48]/[.AU48]" office:value-type="float" office:value="0.144236964999164" calcext:value-type="float">
            <text:p>0,144236965</text:p>
          </table:table-cell>
          <table:table-cell table:formula="of:=[.X48]/[.AV48]" office:value-type="float" office:value="0.17882298797996" calcext:value-type="float">
            <text:p>0,178822988</text:p>
          </table:table-cell>
          <table:table-cell table:formula="of:=[.Y48]/[.AW48]" office:value-type="float" office:value="0.285505678868326" calcext:value-type="float">
            <text:p>0,2855056789</text:p>
          </table:table-cell>
          <table:table-cell table:formula="of:=[.Z48]/[.AX48]" office:value-type="float" office:value="0.292735400419007" calcext:value-type="float">
            <text:p>0,2927354004</text:p>
          </table:table-cell>
        </table:table-row>
        <table:table-row table:style-name="ro1">
          <table:table-cell office:value-type="string" calcext:value-type="string">
            <text:p>N- Compounds</text:p>
          </table:table-cell>
          <table:table-cell office:value-type="string" calcext:value-type="string">
            <text:p>Uric acid</text:p>
          </table:table-cell>
          <table:table-cell office:value-type="float" office:value="0.0130576046069742" calcext:value-type="float">
            <text:p>0,013</text:p>
          </table:table-cell>
          <table:table-cell office:value-type="float" office:value="0.0141445321853659" calcext:value-type="float">
            <text:p>0,014</text:p>
          </table:table-cell>
          <table:table-cell/>
          <table:table-cell office:value-type="float" office:value="0.00869172936775205" calcext:value-type="float">
            <text:p>0,009</text:p>
          </table:table-cell>
          <table:table-cell office:value-type="float" office:value="0.00790289733315095" calcext:value-type="float">
            <text:p>0,008</text:p>
          </table:table-cell>
          <table:table-cell office:value-type="float" office:value="0.0102946071178851" calcext:value-type="float">
            <text:p>0,010</text:p>
          </table:table-cell>
          <table:table-cell office:value-type="float" office:value="0.00893609236856815" calcext:value-type="float">
            <text:p>0,009</text:p>
          </table:table-cell>
          <table:table-cell office:value-type="float" office:value="0.00864490291514996" calcext:value-type="float">
            <text:p>0,009</text:p>
          </table:table-cell>
          <table:table-cell office:value-type="float" office:value="0.0106661294380621" calcext:value-type="float">
            <text:p>0,011</text:p>
          </table:table-cell>
          <table:table-cell office:value-type="float" office:value="0.00495625412825973" calcext:value-type="float">
            <text:p>0,005</text:p>
          </table:table-cell>
          <table:table-cell office:value-type="float" office:value="0.0103276686157076" calcext:value-type="float">
            <text:p>0,010</text:p>
          </table:table-cell>
          <table:table-cell office:value-type="float" office:value="0.0116066330137334" calcext:value-type="float">
            <text:p>0,012</text:p>
          </table:table-cell>
          <table:table-cell office:value-type="float" office:value="0.00778597641906844" calcext:value-type="float">
            <text:p>0,008</text:p>
          </table:table-cell>
          <table:table-cell office:value-type="float" office:value="0.00758492038399958" calcext:value-type="float">
            <text:p>0,008</text:p>
          </table:table-cell>
          <table:table-cell/>
          <table:table-cell office:value-type="float" office:value="0.0117377360460974" calcext:value-type="float">
            <text:p>0,012</text:p>
          </table:table-cell>
          <table:table-cell office:value-type="float" office:value="0.0100435156784211" calcext:value-type="float">
            <text:p>0,010</text:p>
          </table:table-cell>
          <table:table-cell/>
          <table:table-cell office:value-type="float" office:value="0.011653301809127" calcext:value-type="float">
            <text:p>0,012</text:p>
          </table:table-cell>
          <table:table-cell office:value-type="float" office:value="0.0075345949226296" calcext:value-type="float">
            <text:p>0,008</text:p>
          </table:table-cell>
          <table:table-cell office:value-type="float" office:value="0.00936047427914873" calcext:value-type="float">
            <text:p>0,009</text:p>
          </table:table-cell>
          <table:table-cell office:value-type="float" office:value="0.0148654852619108" calcext:value-type="float">
            <text:p>0,015</text:p>
          </table:table-cell>
          <table:table-cell office:value-type="float" office:value="0.0104591019642404" calcext:value-type="float">
            <text:p>0,010</text:p>
          </table:table-cell>
          <table:table-cell office:value-type="float" office:value="0.00874628310254148" calcext:value-type="float">
            <text:p>0,009</text:p>
          </table:table-cell>
          <table:table-cell office:value-type="float" office:value="0.0148444366687933" calcext:value-type="float">
            <text:p>0,015</text:p>
          </table:table-cell>
          <table:table-cell office:value-type="float" office:value="0.0156069863494787" calcext:value-type="float">
            <text:p>0,016</text:p>
          </table:table-cell>
          <table:table-cell/>
          <table:table-cell office:value-type="float" office:value="0.00818813676988413" calcext:value-type="float">
            <text:p>0,008</text:p>
          </table:table-cell>
          <table:table-cell office:value-type="float" office:value="0.0134728069688267" calcext:value-type="float">
            <text:p>0,013</text:p>
          </table:table-cell>
          <table:table-cell office:value-type="float" office:value="0.0133551782439506" calcext:value-type="float">
            <text:p>0,013</text:p>
          </table:table-cell>
          <table:table-cell office:value-type="float" office:value="0.00576009359379444" calcext:value-type="float">
            <text:p>0,006</text:p>
          </table:table-cell>
          <table:table-cell office:value-type="float" office:value="0.0115093025698663" calcext:value-type="float">
            <text:p>0,012</text:p>
          </table:table-cell>
          <table:table-cell/>
          <table:table-cell office:value-type="float" office:value="0.0142400682348744" calcext:value-type="float">
            <text:p>0,014</text:p>
          </table:table-cell>
          <table:table-cell office:value-type="float" office:value="0.00724586432255109" calcext:value-type="float">
            <text:p>0,007</text:p>
          </table:table-cell>
          <table:table-cell office:value-type="float" office:value="0.00974764845163319" calcext:value-type="float">
            <text:p>0,010</text:p>
          </table:table-cell>
          <table:table-cell office:value-type="float" office:value="0.0100096322348173" calcext:value-type="float">
            <text:p>0,010</text:p>
          </table:table-cell>
          <table:table-cell office:value-type="float" office:value="0.00953284622501321" calcext:value-type="float">
            <text:p>0,010</text:p>
          </table:table-cell>
          <table:table-cell office:value-type="float" office:value="0.00682661891247686" calcext:value-type="float">
            <text:p>0,007</text:p>
          </table:table-cell>
          <table:table-cell office:value-type="float" office:value="0.00747123152148752" calcext:value-type="float">
            <text:p>0,007</text:p>
          </table:table-cell>
          <table:table-cell office:value-type="float" office:value="0.00902325825074304" calcext:value-type="float">
            <text:p>0,009</text:p>
          </table:table-cell>
          <table:table-cell office:value-type="float" office:value="0.00605905948132055" calcext:value-type="float">
            <text:p>0,006</text:p>
          </table:table-cell>
          <table:table-cell office:value-type="float" office:value="0.0109692837033618" calcext:value-type="float">
            <text:p>0,011</text:p>
          </table:table-cell>
          <table:table-cell office:value-type="float" office:value="0.00747892197756291" calcext:value-type="float">
            <text:p>0,007</text:p>
          </table:table-cell>
          <table:table-cell office:value-type="float" office:value="0.0108582557763793" calcext:value-type="float">
            <text:p>0,011</text:p>
          </table:table-cell>
          <table:table-cell office:value-type="float" office:value="0.00647766704072623" calcext:value-type="float">
            <text:p>0,006</text:p>
          </table:table-cell>
          <table:table-cell office:value-type="float" office:value="0.0120869417564325" calcext:value-type="float">
            <text:p>0,012</text:p>
          </table:table-cell>
          <table:table-cell office:value-type="float" office:value="0.00697794963887636" calcext:value-type="float">
            <text:p>0,007</text:p>
          </table:table-cell>
          <table:table-cell table:number-columns-repeated="2"/>
          <table:table-cell table:formula="of:=[.C49]/[.AA49]" office:value-type="float" office:value="0.879629513622739" calcext:value-type="float">
            <text:p>0,8796295136</text:p>
          </table:table-cell>
          <table:table-cell table:formula="of:=[.D49]/[.AB49]" office:value-type="float" office:value="0.906294903361555" calcext:value-type="float">
            <text:p>0,9062949034</text:p>
          </table:table-cell>
          <table:table-cell table:formula="of:=[.E49]/[.AC49]" office:value-type="string" office:string-value="" calcext:value-type="error">
            <text:p>#DIV/0!</text:p>
          </table:table-cell>
          <table:table-cell table:formula="of:=[.F49]/[.AD49]" office:value-type="float" office:value="1.06150270959324" calcext:value-type="float">
            <text:p>1,0615027096</text:p>
          </table:table-cell>
          <table:table-cell table:formula="of:=[.G49]/[.AE49]" office:value-type="float" office:value="0.586581352455849" calcext:value-type="float">
            <text:p>0,5865813525</text:p>
          </table:table-cell>
          <table:table-cell table:formula="of:=[.H49]/[.AF49]" office:value-type="float" office:value="0.770832626105022" calcext:value-type="float">
            <text:p>0,7708326261</text:p>
          </table:table-cell>
          <table:table-cell table:formula="of:=[.I49]/[.AG49]" office:value-type="float" office:value="1.55137971684962" calcext:value-type="float">
            <text:p>1,5513797168</text:p>
          </table:table-cell>
          <table:table-cell table:formula="of:=[.J49]/[.AH49]" office:value-type="float" office:value="0.75112309044547" calcext:value-type="float">
            <text:p>0,7511230904</text:p>
          </table:table-cell>
          <table:table-cell table:formula="of:=[.K49]/[.AI49]" office:value-type="string" office:string-value="" calcext:value-type="error">
            <text:p>#DIV/0!</text:p>
          </table:table-cell>
          <table:table-cell table:formula="of:=[.L49]/[.AJ49]" office:value-type="float" office:value="0.34804988617412" calcext:value-type="float">
            <text:p>0,3480498862</text:p>
          </table:table-cell>
          <table:table-cell table:formula="of:=[.M49]/[.AK49]" office:value-type="float" office:value="1.4253190725039" calcext:value-type="float">
            <text:p>1,4253190725</text:p>
          </table:table-cell>
          <table:table-cell table:formula="of:=[.N49]/[.AL49]" office:value-type="float" office:value="1.19071107983882" calcext:value-type="float">
            <text:p>1,1907110798</text:p>
          </table:table-cell>
          <table:table-cell table:formula="of:=[.O49]/[.AM49]" office:value-type="float" office:value="0.777848400062678" calcext:value-type="float">
            <text:p>0,7778484001</text:p>
          </table:table-cell>
          <table:table-cell table:formula="of:=[.P49]/[.AN49]" office:value-type="float" office:value="0.795661673855341" calcext:value-type="float">
            <text:p>0,7956616739</text:p>
          </table:table-cell>
          <table:table-cell table:formula="of:=[.Q49]/[.AO49]" office:value-type="float" office:value="0" calcext:value-type="float">
            <text:p>0</text:p>
          </table:table-cell>
          <table:table-cell table:formula="of:=[.R49]/[.AP49]" office:value-type="float" office:value="1.57105773155861" calcext:value-type="float">
            <text:p>1,5710577316</text:p>
          </table:table-cell>
          <table:table-cell table:formula="of:=[.S49]/[.AQ49]" office:value-type="float" office:value="1.11306973593425" calcext:value-type="float">
            <text:p>1,1130697359</text:p>
          </table:table-cell>
          <table:table-cell table:formula="of:=[.T49]/[.AR49]" office:value-type="float" office:value="0" calcext:value-type="float">
            <text:p>0</text:p>
          </table:table-cell>
          <table:table-cell table:formula="of:=[.U49]/[.AS49]" office:value-type="float" office:value="1.06235759091139" calcext:value-type="float">
            <text:p>1,0623575909</text:p>
          </table:table-cell>
          <table:table-cell table:formula="of:=[.V49]/[.AT49]" office:value-type="float" office:value="1.00744397992568" calcext:value-type="float">
            <text:p>1,0074439799</text:p>
          </table:table-cell>
          <table:table-cell table:formula="of:=[.W49]/[.AU49]" office:value-type="float" office:value="0.862060580623935" calcext:value-type="float">
            <text:p>0,8620605806</text:p>
          </table:table-cell>
          <table:table-cell table:formula="of:=[.X49]/[.AV49]" office:value-type="float" office:value="2.29488258171482" calcext:value-type="float">
            <text:p>2,2948825817</text:p>
          </table:table-cell>
          <table:table-cell table:formula="of:=[.Y49]/[.AW49]" office:value-type="float" office:value="0.865322442600024" calcext:value-type="float">
            <text:p>0,8653224426</text:p>
          </table:table-cell>
          <table:table-cell table:formula="of:=[.Z49]/[.AX49]" office:value-type="float" office:value="1.25341734394487" calcext:value-type="float">
            <text:p>1,2534173439</text:p>
          </table:table-cell>
        </table:table-row>
        <table:table-row table:style-name="ro1">
          <table:table-cell office:value-type="string" calcext:value-type="string">
            <text:p>Phenylpropanoids</text:p>
          </table:table-cell>
          <table:table-cell office:value-type="string" calcext:value-type="string">
            <text:p>Sinapic acid, cis-</text:p>
          </table:table-cell>
          <table:table-cell office:value-type="float" office:value="0.0097680736026882" calcext:value-type="float">
            <text:p>0,010</text:p>
          </table:table-cell>
          <table:table-cell office:value-type="float" office:value="0.01914926242559" calcext:value-type="float">
            <text:p>0,019</text:p>
          </table:table-cell>
          <table:table-cell/>
          <table:table-cell office:value-type="float" office:value="0.00840350292933269" calcext:value-type="float">
            <text:p>0,008</text:p>
          </table:table-cell>
          <table:table-cell office:value-type="float" office:value="0.00870067254351098" calcext:value-type="float">
            <text:p>0,009</text:p>
          </table:table-cell>
          <table:table-cell office:value-type="float" office:value="0.0114235195605007" calcext:value-type="float">
            <text:p>0,011</text:p>
          </table:table-cell>
          <table:table-cell office:value-type="float" office:value="0.017056575667496" calcext:value-type="float">
            <text:p>0,017</text:p>
          </table:table-cell>
          <table:table-cell office:value-type="float" office:value="0.0127851315243698" calcext:value-type="float">
            <text:p>0,013</text:p>
          </table:table-cell>
          <table:table-cell office:value-type="float" office:value="0.0154096329507495" calcext:value-type="float">
            <text:p>0,015</text:p>
          </table:table-cell>
          <table:table-cell office:value-type="float" office:value="0.00682953542896539" calcext:value-type="float">
            <text:p>0,007</text:p>
          </table:table-cell>
          <table:table-cell office:value-type="float" office:value="0.0132149898013911" calcext:value-type="float">
            <text:p>0,013</text:p>
          </table:table-cell>
          <table:table-cell office:value-type="float" office:value="0.0113312866484083" calcext:value-type="float">
            <text:p>0,011</text:p>
          </table:table-cell>
          <table:table-cell office:value-type="float" office:value="0.0130640532048012" calcext:value-type="float">
            <text:p>0,013</text:p>
          </table:table-cell>
          <table:table-cell office:value-type="float" office:value="0.0177540629330539" calcext:value-type="float">
            <text:p>0,018</text:p>
          </table:table-cell>
          <table:table-cell/>
          <table:table-cell office:value-type="float" office:value="0.0108228931202484" calcext:value-type="float">
            <text:p>0,011</text:p>
          </table:table-cell>
          <table:table-cell office:value-type="float" office:value="0.0184686876691332" calcext:value-type="float">
            <text:p>0,018</text:p>
          </table:table-cell>
          <table:table-cell/>
          <table:table-cell office:value-type="float" office:value="0.0150978940613358" calcext:value-type="float">
            <text:p>0,015</text:p>
          </table:table-cell>
          <table:table-cell office:value-type="float" office:value="0.0124973349608926" calcext:value-type="float">
            <text:p>0,012</text:p>
          </table:table-cell>
          <table:table-cell office:value-type="float" office:value="0.0131110924420391" calcext:value-type="float">
            <text:p>0,013</text:p>
          </table:table-cell>
          <table:table-cell office:value-type="float" office:value="0.0133746153306626" calcext:value-type="float">
            <text:p>0,013</text:p>
          </table:table-cell>
          <table:table-cell office:value-type="float" office:value="0.0122337457808585" calcext:value-type="float">
            <text:p>0,012</text:p>
          </table:table-cell>
          <table:table-cell office:value-type="float" office:value="0.0100506342581538" calcext:value-type="float">
            <text:p>0,010</text:p>
          </table:table-cell>
          <table:table-cell office:value-type="float" office:value="0.0167997807778929" calcext:value-type="float">
            <text:p>0,017</text:p>
          </table:table-cell>
          <table:table-cell office:value-type="float" office:value="0.0177523836708837" calcext:value-type="float">
            <text:p>0,018</text:p>
          </table:table-cell>
          <table:table-cell/>
          <table:table-cell office:value-type="float" office:value="0.00747682385445205" calcext:value-type="float">
            <text:p>0,007</text:p>
          </table:table-cell>
          <table:table-cell office:value-type="float" office:value="0.0128470114982605" calcext:value-type="float">
            <text:p>0,013</text:p>
          </table:table-cell>
          <table:table-cell office:value-type="float" office:value="0.0122372935946479" calcext:value-type="float">
            <text:p>0,012</text:p>
          </table:table-cell>
          <table:table-cell office:value-type="float" office:value="0.00699989522490577" calcext:value-type="float">
            <text:p>0,007</text:p>
          </table:table-cell>
          <table:table-cell office:value-type="float" office:value="0.0179295867695157" calcext:value-type="float">
            <text:p>0,018</text:p>
          </table:table-cell>
          <table:table-cell/>
          <table:table-cell office:value-type="float" office:value="0.0247437117373452" calcext:value-type="float">
            <text:p>0,025</text:p>
          </table:table-cell>
          <table:table-cell office:value-type="float" office:value="0.0104364356709044" calcext:value-type="float">
            <text:p>0,010</text:p>
          </table:table-cell>
          <table:table-cell office:value-type="float" office:value="0.0103450205907569" calcext:value-type="float">
            <text:p>0,010</text:p>
          </table:table-cell>
          <table:table-cell office:value-type="float" office:value="0.0100172451514719" calcext:value-type="float">
            <text:p>0,010</text:p>
          </table:table-cell>
          <table:table-cell office:value-type="float" office:value="0.0164297553206388" calcext:value-type="float">
            <text:p>0,016</text:p>
          </table:table-cell>
          <table:table-cell office:value-type="float" office:value="0.0143047696352019" calcext:value-type="float">
            <text:p>0,014</text:p>
          </table:table-cell>
          <table:table-cell office:value-type="float" office:value="0.0168811002840274" calcext:value-type="float">
            <text:p>0,017</text:p>
          </table:table-cell>
          <table:table-cell office:value-type="float" office:value="0.0257536958013894" calcext:value-type="float">
            <text:p>0,026</text:p>
          </table:table-cell>
          <table:table-cell office:value-type="float" office:value="0.0198373550963551" calcext:value-type="float">
            <text:p>0,020</text:p>
          </table:table-cell>
          <table:table-cell office:value-type="float" office:value="0.0222324061419725" calcext:value-type="float">
            <text:p>0,022</text:p>
          </table:table-cell>
          <table:table-cell office:value-type="float" office:value="0.0152108947359223" calcext:value-type="float">
            <text:p>0,015</text:p>
          </table:table-cell>
          <table:table-cell office:value-type="float" office:value="0.0291172243200999" calcext:value-type="float">
            <text:p>0,029</text:p>
          </table:table-cell>
          <table:table-cell office:value-type="float" office:value="0.0245360525761562" calcext:value-type="float">
            <text:p>0,025</text:p>
          </table:table-cell>
          <table:table-cell office:value-type="float" office:value="0.0318184005412975" calcext:value-type="float">
            <text:p>0,032</text:p>
          </table:table-cell>
          <table:table-cell office:value-type="float" office:value="0.0256499323552835" calcext:value-type="float">
            <text:p>0,026</text:p>
          </table:table-cell>
          <table:table-cell table:number-columns-repeated="2"/>
          <table:table-cell table:formula="of:=[.C50]/[.AA50]" office:value-type="float" office:value="0.581440539720742" calcext:value-type="float">
            <text:p>0,5814405397</text:p>
          </table:table-cell>
          <table:table-cell table:formula="of:=[.D50]/[.AB50]" office:value-type="float" office:value="1.07868682767359" calcext:value-type="float">
            <text:p>1,0786868277</text:p>
          </table:table-cell>
          <table:table-cell table:formula="of:=[.E50]/[.AC50]" office:value-type="string" office:string-value="" calcext:value-type="error">
            <text:p>#DIV/0!</text:p>
          </table:table-cell>
          <table:table-cell table:formula="of:=[.F50]/[.AD50]" office:value-type="float" office:value="1.12394020414549" calcext:value-type="float">
            <text:p>1,1239402041</text:p>
          </table:table-cell>
          <table:table-cell table:formula="of:=[.G50]/[.AE50]" office:value-type="float" office:value="0.677252647021376" calcext:value-type="float">
            <text:p>0,677252647</text:p>
          </table:table-cell>
          <table:table-cell table:formula="of:=[.H50]/[.AF50]" office:value-type="float" office:value="0.93350048947889" calcext:value-type="float">
            <text:p>0,9335004895</text:p>
          </table:table-cell>
          <table:table-cell table:formula="of:=[.I50]/[.AG50]" office:value-type="float" office:value="2.43669013884784" calcext:value-type="float">
            <text:p>2,4366901388</text:p>
          </table:table-cell>
          <table:table-cell table:formula="of:=[.J50]/[.AH50]" office:value-type="float" office:value="0.713074522504187" calcext:value-type="float">
            <text:p>0,7130745225</text:p>
          </table:table-cell>
          <table:table-cell table:formula="of:=[.K50]/[.AI50]" office:value-type="string" office:string-value="" calcext:value-type="error">
            <text:p>#DIV/0!</text:p>
          </table:table-cell>
          <table:table-cell table:formula="of:=[.L50]/[.AJ50]" office:value-type="float" office:value="0.276010951851565" calcext:value-type="float">
            <text:p>0,2760109519</text:p>
          </table:table-cell>
          <table:table-cell table:formula="of:=[.M50]/[.AK50]" office:value-type="float" office:value="1.26623592748557" calcext:value-type="float">
            <text:p>1,2662359275</text:p>
          </table:table-cell>
          <table:table-cell table:formula="of:=[.N50]/[.AL50]" office:value-type="float" office:value="1.09533727352197" calcext:value-type="float">
            <text:p>1,0953372735</text:p>
          </table:table-cell>
          <table:table-cell table:formula="of:=[.O50]/[.AM50]" office:value-type="float" office:value="1.30415628321541" calcext:value-type="float">
            <text:p>1,3041562832</text:p>
          </table:table-cell>
          <table:table-cell table:formula="of:=[.P50]/[.AN50]" office:value-type="float" office:value="1.08060422000025" calcext:value-type="float">
            <text:p>1,08060422</text:p>
          </table:table-cell>
          <table:table-cell table:formula="of:=[.Q50]/[.AO50]" office:value-type="float" office:value="0" calcext:value-type="float">
            <text:p>0</text:p>
          </table:table-cell>
          <table:table-cell table:formula="of:=[.R50]/[.AP50]" office:value-type="float" office:value="0.64112486379154" calcext:value-type="float">
            <text:p>0,6411248638</text:p>
          </table:table-cell>
          <table:table-cell table:formula="of:=[.S50]/[.AQ50]" office:value-type="float" office:value="0.717127662435806" calcext:value-type="float">
            <text:p>0,7171276624</text:p>
          </table:table-cell>
          <table:table-cell table:formula="of:=[.T50]/[.AR50]" office:value-type="float" office:value="0" calcext:value-type="float">
            <text:p>0</text:p>
          </table:table-cell>
          <table:table-cell table:formula="of:=[.U50]/[.AS50]" office:value-type="float" office:value="0.679094020004993" calcext:value-type="float">
            <text:p>0,67909402</text:p>
          </table:table-cell>
          <table:table-cell table:formula="of:=[.V50]/[.AT50]" office:value-type="float" office:value="0.821604197376943" calcext:value-type="float">
            <text:p>0,8216041974</text:p>
          </table:table-cell>
          <table:table-cell table:formula="of:=[.W50]/[.AU50]" office:value-type="float" office:value="0.450286479847888" calcext:value-type="float">
            <text:p>0,4502864798</text:p>
          </table:table-cell>
          <table:table-cell table:formula="of:=[.X50]/[.AV50]" office:value-type="float" office:value="0.545100532742576" calcext:value-type="float">
            <text:p>0,5451005327</text:p>
          </table:table-cell>
          <table:table-cell table:formula="of:=[.Y50]/[.AW50]" office:value-type="float" office:value="0.384486510092805" calcext:value-type="float">
            <text:p>0,3844865101</text:p>
          </table:table-cell>
          <table:table-cell table:formula="of:=[.Z50]/[.AX50]" office:value-type="float" office:value="0.3918386262755" calcext:value-type="float">
            <text:p>0,3918386263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Fructose-6-phosphate</text:p>
          </table:table-cell>
          <table:table-cell office:value-type="float" office:value="0.00167651838078545" calcext:value-type="float">
            <text:p>0,002</text:p>
          </table:table-cell>
          <table:table-cell office:value-type="float" office:value="0.00547884135463958" calcext:value-type="float">
            <text:p>0,005</text:p>
          </table:table-cell>
          <table:table-cell/>
          <table:table-cell office:value-type="float" office:value="0.00453964540965625" calcext:value-type="float">
            <text:p>0,005</text:p>
          </table:table-cell>
          <table:table-cell office:value-type="float" office:value="0.00209552508753206" calcext:value-type="float">
            <text:p>0,002</text:p>
          </table:table-cell>
          <table:table-cell office:value-type="float" office:value="0.00213702001900403" calcext:value-type="float">
            <text:p>0,002</text:p>
          </table:table-cell>
          <table:table-cell office:value-type="float" office:value="0.00778586514959046" calcext:value-type="float">
            <text:p>0,008</text:p>
          </table:table-cell>
          <table:table-cell office:value-type="float" office:value="0.0071660502008176" calcext:value-type="float">
            <text:p>0,007</text:p>
          </table:table-cell>
          <table:table-cell office:value-type="float" office:value="0.0122500829595033" calcext:value-type="float">
            <text:p>0,012</text:p>
          </table:table-cell>
          <table:table-cell office:value-type="float" office:value="0.00356019484267367" calcext:value-type="float">
            <text:p>0,004</text:p>
          </table:table-cell>
          <table:table-cell office:value-type="float" office:value="0.00367458782340482" calcext:value-type="float">
            <text:p>0,004</text:p>
          </table:table-cell>
          <table:table-cell office:value-type="float" office:value="0.00496963753621023" calcext:value-type="float">
            <text:p>0,005</text:p>
          </table:table-cell>
          <table:table-cell office:value-type="float" office:value="0.00686124852666836" calcext:value-type="float">
            <text:p>0,007</text:p>
          </table:table-cell>
          <table:table-cell office:value-type="float" office:value="0.00725240348532105" calcext:value-type="float">
            <text:p>0,007</text:p>
          </table:table-cell>
          <table:table-cell/>
          <table:table-cell office:value-type="float" office:value="0.0091132743858583" calcext:value-type="float">
            <text:p>0,009</text:p>
          </table:table-cell>
          <table:table-cell office:value-type="float" office:value="0.00678105220350509" calcext:value-type="float">
            <text:p>0,007</text:p>
          </table:table-cell>
          <table:table-cell/>
          <table:table-cell office:value-type="float" office:value="0.00758051125772741" calcext:value-type="float">
            <text:p>0,008</text:p>
          </table:table-cell>
          <table:table-cell office:value-type="float" office:value="0.00661232490879258" calcext:value-type="float">
            <text:p>0,007</text:p>
          </table:table-cell>
          <table:table-cell office:value-type="float" office:value="0.00517674202069847" calcext:value-type="float">
            <text:p>0,005</text:p>
          </table:table-cell>
          <table:table-cell office:value-type="float" office:value="0.0126754745782023" calcext:value-type="float">
            <text:p>0,013</text:p>
          </table:table-cell>
          <table:table-cell office:value-type="float" office:value="0.00254280786436861" calcext:value-type="float">
            <text:p>0,003</text:p>
          </table:table-cell>
          <table:table-cell office:value-type="float" office:value="0.00285854130166154" calcext:value-type="float">
            <text:p>0,003</text:p>
          </table:table-cell>
          <table:table-cell office:value-type="float" office:value="0.00472044951056914" calcext:value-type="float">
            <text:p>0,005</text:p>
          </table:table-cell>
          <table:table-cell office:value-type="float" office:value="0.0101593319017369" calcext:value-type="float">
            <text:p>0,010</text:p>
          </table:table-cell>
          <table:table-cell/>
          <table:table-cell office:value-type="float" office:value="0.00602208261811516" calcext:value-type="float">
            <text:p>0,006</text:p>
          </table:table-cell>
          <table:table-cell office:value-type="float" office:value="0.00346734114563598" calcext:value-type="float">
            <text:p>0,003</text:p>
          </table:table-cell>
          <table:table-cell office:value-type="float" office:value="0.0054943477489421" calcext:value-type="float">
            <text:p>0,005</text:p>
          </table:table-cell>
          <table:table-cell office:value-type="float" office:value="0.00468856617885863" calcext:value-type="float">
            <text:p>0,005</text:p>
          </table:table-cell>
          <table:table-cell office:value-type="float" office:value="0.00846671100936371" calcext:value-type="float">
            <text:p>0,008</text:p>
          </table:table-cell>
          <table:table-cell/>
          <table:table-cell office:value-type="float" office:value="0.0112238141091848" calcext:value-type="float">
            <text:p>0,011</text:p>
          </table:table-cell>
          <table:table-cell office:value-type="float" office:value="0.00759822164798903" calcext:value-type="float">
            <text:p>0,008</text:p>
          </table:table-cell>
          <table:table-cell office:value-type="float" office:value="0.00821911918467393" calcext:value-type="float">
            <text:p>0,008</text:p>
          </table:table-cell>
          <table:table-cell office:value-type="float" office:value="0.0143597258342829" calcext:value-type="float">
            <text:p>0,014</text:p>
          </table:table-cell>
          <table:table-cell office:value-type="float" office:value="0.015819813931925" calcext:value-type="float">
            <text:p>0,016</text:p>
          </table:table-cell>
          <table:table-cell office:value-type="float" office:value="0.00998797623899679" calcext:value-type="float">
            <text:p>0,010</text:p>
          </table:table-cell>
          <table:table-cell office:value-type="float" office:value="0.0123161884529705" calcext:value-type="float">
            <text:p>0,012</text:p>
          </table:table-cell>
          <table:table-cell office:value-type="float" office:value="0.011056980077803" calcext:value-type="float">
            <text:p>0,011</text:p>
          </table:table-cell>
          <table:table-cell office:value-type="float" office:value="0.0106353755846263" calcext:value-type="float">
            <text:p>0,011</text:p>
          </table:table-cell>
          <table:table-cell office:value-type="float" office:value="0.0160425908224964" calcext:value-type="float">
            <text:p>0,016</text:p>
          </table:table-cell>
          <table:table-cell office:value-type="float" office:value="0.0240242788270804" calcext:value-type="float">
            <text:p>0,024</text:p>
          </table:table-cell>
          <table:table-cell office:value-type="float" office:value="0.0131351926925028" calcext:value-type="float">
            <text:p>0,013</text:p>
          </table:table-cell>
          <table:table-cell office:value-type="float" office:value="0.0089908588019036" calcext:value-type="float">
            <text:p>0,009</text:p>
          </table:table-cell>
          <table:table-cell office:value-type="float" office:value="0.00792708008436825" calcext:value-type="float">
            <text:p>0,008</text:p>
          </table:table-cell>
          <table:table-cell office:value-type="float" office:value="0.00567427288942144" calcext:value-type="float">
            <text:p>0,006</text:p>
          </table:table-cell>
          <table:table-cell table:number-columns-repeated="2"/>
          <table:table-cell table:formula="of:=[.C51]/[.AA51]" office:value-type="float" office:value="0.355160748363415" calcext:value-type="float">
            <text:p>0,3551607484</text:p>
          </table:table-cell>
          <table:table-cell table:formula="of:=[.D51]/[.AB51]" office:value-type="float" office:value="0.539291501412892" calcext:value-type="float">
            <text:p>0,5392915014</text:p>
          </table:table-cell>
          <table:table-cell table:formula="of:=[.E51]/[.AC51]" office:value-type="string" office:string-value="" calcext:value-type="error">
            <text:p>#DIV/0!</text:p>
          </table:table-cell>
          <table:table-cell table:formula="of:=[.F51]/[.AD51]" office:value-type="float" office:value="0.753833133408107" calcext:value-type="float">
            <text:p>0,7538331334</text:p>
          </table:table-cell>
          <table:table-cell table:formula="of:=[.G51]/[.AE51]" office:value-type="float" office:value="0.604360805445839" calcext:value-type="float">
            <text:p>0,6043608054</text:p>
          </table:table-cell>
          <table:table-cell table:formula="of:=[.H51]/[.AF51]" office:value-type="float" office:value="0.388948810059483" calcext:value-type="float">
            <text:p>0,3889488101</text:p>
          </table:table-cell>
          <table:table-cell table:formula="of:=[.I51]/[.AG51]" office:value-type="float" office:value="1.66060685774213" calcext:value-type="float">
            <text:p>1,6606068577</text:p>
          </table:table-cell>
          <table:table-cell table:formula="of:=[.J51]/[.AH51]" office:value-type="float" office:value="0.846379449220878" calcext:value-type="float">
            <text:p>0,8463794492</text:p>
          </table:table-cell>
          <table:table-cell table:formula="of:=[.K51]/[.AI51]" office:value-type="string" office:string-value="" calcext:value-type="error">
            <text:p>#DIV/0!</text:p>
          </table:table-cell>
          <table:table-cell table:formula="of:=[.L51]/[.AJ51]" office:value-type="float" office:value="0.317200089741352" calcext:value-type="float">
            <text:p>0,3172000897</text:p>
          </table:table-cell>
          <table:table-cell table:formula="of:=[.M51]/[.AK51]" office:value-type="float" office:value="0.483611559867742" calcext:value-type="float">
            <text:p>0,4836115599</text:p>
          </table:table-cell>
          <table:table-cell table:formula="of:=[.N51]/[.AL51]" office:value-type="float" office:value="0.604643566366216" calcext:value-type="float">
            <text:p>0,6046435664</text:p>
          </table:table-cell>
          <table:table-cell table:formula="of:=[.O51]/[.AM51]" office:value-type="float" office:value="0.477811944730002" calcext:value-type="float">
            <text:p>0,4778119447</text:p>
          </table:table-cell>
          <table:table-cell table:formula="of:=[.P51]/[.AN51]" office:value-type="float" office:value="0.458437976358585" calcext:value-type="float">
            <text:p>0,4584379764</text:p>
          </table:table-cell>
          <table:table-cell table:formula="of:=[.Q51]/[.AO51]" office:value-type="float" office:value="0" calcext:value-type="float">
            <text:p>0</text:p>
          </table:table-cell>
          <table:table-cell table:formula="of:=[.R51]/[.AP51]" office:value-type="float" office:value="0.739942752634668" calcext:value-type="float">
            <text:p>0,7399427526</text:p>
          </table:table-cell>
          <table:table-cell table:formula="of:=[.S51]/[.AQ51]" office:value-type="float" office:value="0.613282483624812" calcext:value-type="float">
            <text:p>0,6132824836</text:p>
          </table:table-cell>
          <table:table-cell table:formula="of:=[.T51]/[.AR51]" office:value-type="float" office:value="0" calcext:value-type="float">
            <text:p>0</text:p>
          </table:table-cell>
          <table:table-cell table:formula="of:=[.U51]/[.AS51]" office:value-type="float" office:value="0.472524129151092" calcext:value-type="float">
            <text:p>0,4725241292</text:p>
          </table:table-cell>
          <table:table-cell table:formula="of:=[.V51]/[.AT51]" office:value-type="float" office:value="0.275235105136188" calcext:value-type="float">
            <text:p>0,2752351051</text:p>
          </table:table-cell>
          <table:table-cell table:formula="of:=[.W51]/[.AU51]" office:value-type="float" office:value="0.394112377479868" calcext:value-type="float">
            <text:p>0,3941123775</text:p>
          </table:table-cell>
          <table:table-cell table:formula="of:=[.X51]/[.AV51]" office:value-type="float" office:value="1.40981800042489" calcext:value-type="float">
            <text:p>1,4098180004</text:p>
          </table:table-cell>
          <table:table-cell table:formula="of:=[.Y51]/[.AW51]" office:value-type="float" office:value="0.320774842351206" calcext:value-type="float">
            <text:p>0,3207748424</text:p>
          </table:table-cell>
          <table:table-cell table:formula="of:=[.Z51]/[.AX51]" office:value-type="float" office:value="0.503772264282658" calcext:value-type="float">
            <text:p>0,5037722643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Glucose-6-phosphate</text:p>
          </table:table-cell>
          <table:table-cell office:value-type="float" office:value="0.00117059303518635" calcext:value-type="float">
            <text:p>0,001</text:p>
          </table:table-cell>
          <table:table-cell office:value-type="float" office:value="0.00313613176823971" calcext:value-type="float">
            <text:p>0,003</text:p>
          </table:table-cell>
          <table:table-cell/>
          <table:table-cell office:value-type="float" office:value="0.00240948752607483" calcext:value-type="float">
            <text:p>0,002</text:p>
          </table:table-cell>
          <table:table-cell office:value-type="float" office:value="0.00133586057941616" calcext:value-type="float">
            <text:p>0,001</text:p>
          </table:table-cell>
          <table:table-cell office:value-type="float" office:value="0.00159902116013724" calcext:value-type="float">
            <text:p>0,002</text:p>
          </table:table-cell>
          <table:table-cell office:value-type="float" office:value="0.00524598261001883" calcext:value-type="float">
            <text:p>0,005</text:p>
          </table:table-cell>
          <table:table-cell office:value-type="float" office:value="0.005696551626086" calcext:value-type="float">
            <text:p>0,006</text:p>
          </table:table-cell>
          <table:table-cell office:value-type="float" office:value="0.00738419416719975" calcext:value-type="float">
            <text:p>0,007</text:p>
          </table:table-cell>
          <table:table-cell office:value-type="float" office:value="0.00164751992747135" calcext:value-type="float">
            <text:p>0,002</text:p>
          </table:table-cell>
          <table:table-cell office:value-type="float" office:value="0.00323482911622922" calcext:value-type="float">
            <text:p>0,003</text:p>
          </table:table-cell>
          <table:table-cell office:value-type="float" office:value="0.00326531801667099" calcext:value-type="float">
            <text:p>0,003</text:p>
          </table:table-cell>
          <table:table-cell office:value-type="float" office:value="0.00428619249714109" calcext:value-type="float">
            <text:p>0,004</text:p>
          </table:table-cell>
          <table:table-cell office:value-type="float" office:value="0.00345652272868559" calcext:value-type="float">
            <text:p>0,003</text:p>
          </table:table-cell>
          <table:table-cell/>
          <table:table-cell office:value-type="float" office:value="0.00371175133902456" calcext:value-type="float">
            <text:p>0,004</text:p>
          </table:table-cell>
          <table:table-cell office:value-type="float" office:value="0.00490808652561644" calcext:value-type="float">
            <text:p>0,005</text:p>
          </table:table-cell>
          <table:table-cell/>
          <table:table-cell office:value-type="float" office:value="0.00451308884034148" calcext:value-type="float">
            <text:p>0,005</text:p>
          </table:table-cell>
          <table:table-cell office:value-type="float" office:value="0.00443224821566663" calcext:value-type="float">
            <text:p>0,004</text:p>
          </table:table-cell>
          <table:table-cell office:value-type="float" office:value="0.00372745151636065" calcext:value-type="float">
            <text:p>0,004</text:p>
          </table:table-cell>
          <table:table-cell office:value-type="float" office:value="0.00271063057412032" calcext:value-type="float">
            <text:p>0,003</text:p>
          </table:table-cell>
          <table:table-cell office:value-type="float" office:value="0.00153901238355039" calcext:value-type="float">
            <text:p>0,002</text:p>
          </table:table-cell>
          <table:table-cell office:value-type="float" office:value="0.00175505551694292" calcext:value-type="float">
            <text:p>0,002</text:p>
          </table:table-cell>
          <table:table-cell office:value-type="float" office:value="0.00248611508507545" calcext:value-type="float">
            <text:p>0,002</text:p>
          </table:table-cell>
          <table:table-cell office:value-type="float" office:value="0.0056801590579418" calcext:value-type="float">
            <text:p>0,006</text:p>
          </table:table-cell>
          <table:table-cell/>
          <table:table-cell office:value-type="float" office:value="0.00403485060509147" calcext:value-type="float">
            <text:p>0,004</text:p>
          </table:table-cell>
          <table:table-cell office:value-type="float" office:value="0.00199234144810272" calcext:value-type="float">
            <text:p>0,002</text:p>
          </table:table-cell>
          <table:table-cell office:value-type="float" office:value="0.00252921985203543" calcext:value-type="float">
            <text:p>0,003</text:p>
          </table:table-cell>
          <table:table-cell office:value-type="float" office:value="0.00360484165583955" calcext:value-type="float">
            <text:p>0,004</text:p>
          </table:table-cell>
          <table:table-cell office:value-type="float" office:value="0.00509756280891345" calcext:value-type="float">
            <text:p>0,005</text:p>
          </table:table-cell>
          <table:table-cell/>
          <table:table-cell office:value-type="float" office:value="0.00793928387396864" calcext:value-type="float">
            <text:p>0,008</text:p>
          </table:table-cell>
          <table:table-cell office:value-type="float" office:value="0.00527703581125963" calcext:value-type="float">
            <text:p>0,005</text:p>
          </table:table-cell>
          <table:table-cell office:value-type="float" office:value="0.00579634979681056" calcext:value-type="float">
            <text:p>0,006</text:p>
          </table:table-cell>
          <table:table-cell office:value-type="float" office:value="0.00940786886717393" calcext:value-type="float">
            <text:p>0,009</text:p>
          </table:table-cell>
          <table:table-cell office:value-type="float" office:value="0.00929854465006192" calcext:value-type="float">
            <text:p>0,009</text:p>
          </table:table-cell>
          <table:table-cell office:value-type="float" office:value="0.00610603799280754" calcext:value-type="float">
            <text:p>0,006</text:p>
          </table:table-cell>
          <table:table-cell office:value-type="float" office:value="0.00776960768610109" calcext:value-type="float">
            <text:p>0,008</text:p>
          </table:table-cell>
          <table:table-cell office:value-type="float" office:value="0.0065972244697457" calcext:value-type="float">
            <text:p>0,007</text:p>
          </table:table-cell>
          <table:table-cell office:value-type="float" office:value="0.00620012416021913" calcext:value-type="float">
            <text:p>0,006</text:p>
          </table:table-cell>
          <table:table-cell office:value-type="float" office:value="0.0116713476383207" calcext:value-type="float">
            <text:p>0,012</text:p>
          </table:table-cell>
          <table:table-cell office:value-type="float" office:value="0.0205015047116304" calcext:value-type="float">
            <text:p>0,021</text:p>
          </table:table-cell>
          <table:table-cell office:value-type="float" office:value="0.0106098538444809" calcext:value-type="float">
            <text:p>0,011</text:p>
          </table:table-cell>
          <table:table-cell office:value-type="float" office:value="0.0061056780631727" calcext:value-type="float">
            <text:p>0,006</text:p>
          </table:table-cell>
          <table:table-cell office:value-type="float" office:value="0.00604655613093406" calcext:value-type="float">
            <text:p>0,006</text:p>
          </table:table-cell>
          <table:table-cell office:value-type="float" office:value="0.00425847481117638" calcext:value-type="float">
            <text:p>0,004</text:p>
          </table:table-cell>
          <table:table-cell table:number-columns-repeated="2"/>
          <table:table-cell table:formula="of:=[.C52]/[.AA52]" office:value-type="float" office:value="0.470852311791038" calcext:value-type="float">
            <text:p>0,4708523118</text:p>
          </table:table-cell>
          <table:table-cell table:formula="of:=[.D52]/[.AB52]" office:value-type="float" office:value="0.55212041357449" calcext:value-type="float">
            <text:p>0,5521204136</text:p>
          </table:table-cell>
          <table:table-cell table:formula="of:=[.E52]/[.AC52]" office:value-type="string" office:string-value="" calcext:value-type="error">
            <text:p>#DIV/0!</text:p>
          </table:table-cell>
          <table:table-cell table:formula="of:=[.F52]/[.AD52]" office:value-type="float" office:value="0.597168956648447" calcext:value-type="float">
            <text:p>0,5971689566</text:p>
          </table:table-cell>
          <table:table-cell table:formula="of:=[.G52]/[.AE52]" office:value-type="float" office:value="0.670497810848779" calcext:value-type="float">
            <text:p>0,6704978108</text:p>
          </table:table-cell>
          <table:table-cell table:formula="of:=[.H52]/[.AF52]" office:value-type="float" office:value="0.63221912434793" calcext:value-type="float">
            <text:p>0,6322191243</text:p>
          </table:table-cell>
          <table:table-cell table:formula="of:=[.I52]/[.AG52]" office:value-type="float" office:value="1.45526020581813" calcext:value-type="float">
            <text:p>1,4552602058</text:p>
          </table:table-cell>
          <table:table-cell table:formula="of:=[.J52]/[.AH52]" office:value-type="float" office:value="1.11750494101322" calcext:value-type="float">
            <text:p>1,117504941</text:p>
          </table:table-cell>
          <table:table-cell table:formula="of:=[.K52]/[.AI52]" office:value-type="string" office:string-value="" calcext:value-type="error">
            <text:p>#DIV/0!</text:p>
          </table:table-cell>
          <table:table-cell table:formula="of:=[.L52]/[.AJ52]" office:value-type="float" office:value="0.207514928754877" calcext:value-type="float">
            <text:p>0,2075149288</text:p>
          </table:table-cell>
          <table:table-cell table:formula="of:=[.M52]/[.AK52]" office:value-type="float" office:value="0.613001168066181" calcext:value-type="float">
            <text:p>0,6130011681</text:p>
          </table:table-cell>
          <table:table-cell table:formula="of:=[.N52]/[.AL52]" office:value-type="float" office:value="0.563340400620358" calcext:value-type="float">
            <text:p>0,5633404006</text:p>
          </table:table-cell>
          <table:table-cell table:formula="of:=[.O52]/[.AM52]" office:value-type="float" office:value="0.45559653920098" calcext:value-type="float">
            <text:p>0,4555965392</text:p>
          </table:table-cell>
          <table:table-cell table:formula="of:=[.P52]/[.AN52]" office:value-type="float" office:value="0.371727281931433" calcext:value-type="float">
            <text:p>0,3717272819</text:p>
          </table:table-cell>
          <table:table-cell table:formula="of:=[.Q52]/[.AO52]" office:value-type="float" office:value="0" calcext:value-type="float">
            <text:p>0</text:p>
          </table:table-cell>
          <table:table-cell table:formula="of:=[.R52]/[.AP52]" office:value-type="float" office:value="0.477726995877082" calcext:value-type="float">
            <text:p>0,4777269959</text:p>
          </table:table-cell>
          <table:table-cell table:formula="of:=[.S52]/[.AQ52]" office:value-type="float" office:value="0.743962335695033" calcext:value-type="float">
            <text:p>0,7439623357</text:p>
          </table:table-cell>
          <table:table-cell table:formula="of:=[.T52]/[.AR52]" office:value-type="float" office:value="0" calcext:value-type="float">
            <text:p>0</text:p>
          </table:table-cell>
          <table:table-cell table:formula="of:=[.U52]/[.AS52]" office:value-type="float" office:value="0.386681039773299" calcext:value-type="float">
            <text:p>0,3866810398</text:p>
          </table:table-cell>
          <table:table-cell table:formula="of:=[.V52]/[.AT52]" office:value-type="float" office:value="0.216191361463934" calcext:value-type="float">
            <text:p>0,2161913615</text:p>
          </table:table-cell>
          <table:table-cell table:formula="of:=[.W52]/[.AU52]" office:value-type="float" office:value="0.351319779800701" calcext:value-type="float">
            <text:p>0,3513197798</text:p>
          </table:table-cell>
          <table:table-cell table:formula="of:=[.X52]/[.AV52]" office:value-type="float" office:value="0.44395242364151" calcext:value-type="float">
            <text:p>0,4439524236</text:p>
          </table:table-cell>
          <table:table-cell table:formula="of:=[.Y52]/[.AW52]" office:value-type="float" office:value="0.254527097776672" calcext:value-type="float">
            <text:p>0,2545270978</text:p>
          </table:table-cell>
          <table:table-cell table:formula="of:=[.Z52]/[.AX52]" office:value-type="float" office:value="0.412132417065559" calcext:value-type="float">
            <text:p>0,4121324171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Glyceric acid-3-phosphate</text:p>
          </table:table-cell>
          <table:table-cell table:number-columns-repeated="36"/>
          <table:table-cell office:value-type="float" office:value="0.00987931185307673" calcext:value-type="float">
            <text:p>0,010</text:p>
          </table:table-cell>
          <table:table-cell office:value-type="float" office:value="0.00567438275845199" calcext:value-type="float">
            <text:p>0,006</text:p>
          </table:table-cell>
          <table:table-cell office:value-type="float" office:value="0.00318948648534343" calcext:value-type="float">
            <text:p>0,003</text:p>
          </table:table-cell>
          <table:table-cell office:value-type="float" office:value="0.00239627016921183" calcext:value-type="float">
            <text:p>0,002</text:p>
          </table:table-cell>
          <table:table-cell/>
          <table:table-cell office:value-type="float" office:value="0.00388144100958335" calcext:value-type="float">
            <text:p>0,004</text:p>
          </table:table-cell>
          <table:table-cell table:number-columns-repeated="8"/>
          <table:table-cell table:formula="of:=[.C53]/[.AA53]" office:value-type="string" office:string-value="" calcext:value-type="error">
            <text:p>#DIV/0!</text:p>
          </table:table-cell>
          <table:table-cell table:formula="of:=[.D53]/[.AB53]" office:value-type="string" office:string-value="" calcext:value-type="error">
            <text:p>#DIV/0!</text:p>
          </table:table-cell>
          <table:table-cell table:formula="of:=[.E53]/[.AC53]" office:value-type="string" office:string-value="" calcext:value-type="error">
            <text:p>#DIV/0!</text:p>
          </table:table-cell>
          <table:table-cell table:formula="of:=[.F53]/[.AD53]" office:value-type="string" office:string-value="" calcext:value-type="error">
            <text:p>#DIV/0!</text:p>
          </table:table-cell>
          <table:table-cell table:formula="of:=[.G53]/[.AE53]" office:value-type="string" office:string-value="" calcext:value-type="error">
            <text:p>#DIV/0!</text:p>
          </table:table-cell>
          <table:table-cell table:formula="of:=[.H53]/[.AF53]" office:value-type="string" office:string-value="" calcext:value-type="error">
            <text:p>#DIV/0!</text:p>
          </table:table-cell>
          <table:table-cell table:formula="of:=[.I53]/[.AG53]" office:value-type="string" office:string-value="" calcext:value-type="error">
            <text:p>#DIV/0!</text:p>
          </table:table-cell>
          <table:table-cell table:formula="of:=[.J53]/[.AH53]" office:value-type="string" office:string-value="" calcext:value-type="error">
            <text:p>#DIV/0!</text:p>
          </table:table-cell>
          <table:table-cell table:formula="of:=[.K53]/[.AI53]" office:value-type="string" office:string-value="" calcext:value-type="error">
            <text:p>#DIV/0!</text:p>
          </table:table-cell>
          <table:table-cell table:formula="of:=[.L53]/[.AJ53]" office:value-type="string" office:string-value="" calcext:value-type="error">
            <text:p>#DIV/0!</text:p>
          </table:table-cell>
          <table:table-cell table:formula="of:=[.M53]/[.AK53]" office:value-type="string" office:string-value="" calcext:value-type="error">
            <text:p>#DIV/0!</text:p>
          </table:table-cell>
          <table:table-cell table:formula="of:=[.N53]/[.AL53]" office:value-type="string" office:string-value="" calcext:value-type="error">
            <text:p>#DIV/0!</text:p>
          </table:table-cell>
          <table:table-cell table:formula="of:=[.O53]/[.AM53]" office:value-type="float" office:value="0" calcext:value-type="float">
            <text:p>0</text:p>
          </table:table-cell>
          <table:table-cell table:formula="of:=[.P53]/[.AN53]" office:value-type="float" office:value="0" calcext:value-type="float">
            <text:p>0</text:p>
          </table:table-cell>
          <table:table-cell table:formula="of:=[.Q53]/[.AO53]" office:value-type="float" office:value="0" calcext:value-type="float">
            <text:p>0</text:p>
          </table:table-cell>
          <table:table-cell table:formula="of:=[.R53]/[.AP53]" office:value-type="float" office:value="0" calcext:value-type="float">
            <text:p>0</text:p>
          </table:table-cell>
          <table:table-cell table:formula="of:=[.S53]/[.AQ53]" office:value-type="string" office:string-value="" calcext:value-type="error">
            <text:p>#DIV/0!</text:p>
          </table:table-cell>
          <table:table-cell table:formula="of:=[.T53]/[.AR53]" office:value-type="float" office:value="0" calcext:value-type="float">
            <text:p>0</text:p>
          </table:table-cell>
          <table:table-cell table:formula="of:=[.U53]/[.AS53]" office:value-type="string" office:string-value="" calcext:value-type="error">
            <text:p>#DIV/0!</text:p>
          </table:table-cell>
          <table:table-cell table:formula="of:=[.V53]/[.AT53]" office:value-type="string" office:string-value="" calcext:value-type="error">
            <text:p>#DIV/0!</text:p>
          </table:table-cell>
          <table:table-cell table:formula="of:=[.W53]/[.AU53]" office:value-type="string" office:string-value="" calcext:value-type="error">
            <text:p>#DIV/0!</text:p>
          </table:table-cell>
          <table:table-cell table:formula="of:=[.X53]/[.AV53]" office:value-type="string" office:string-value="" calcext:value-type="error">
            <text:p>#DIV/0!</text:p>
          </table:table-cell>
          <table:table-cell table:formula="of:=[.Y53]/[.AW53]" office:value-type="string" office:string-value="" calcext:value-type="error">
            <text:p>#DIV/0!</text:p>
          </table:table-cell>
          <table:table-cell table:formula="of:=[.Z53]/[.AX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Glycerol-3-phosphate</text:p>
          </table:table-cell>
          <table:table-cell office:value-type="float" office:value="0.00216642969594075" calcext:value-type="float">
            <text:p>0,002</text:p>
          </table:table-cell>
          <table:table-cell office:value-type="float" office:value="0.00508416875549753" calcext:value-type="float">
            <text:p>0,005</text:p>
          </table:table-cell>
          <table:table-cell/>
          <table:table-cell office:value-type="float" office:value="0.00363967971688248" calcext:value-type="float">
            <text:p>0,004</text:p>
          </table:table-cell>
          <table:table-cell office:value-type="float" office:value="0.00255040783517191" calcext:value-type="float">
            <text:p>0,003</text:p>
          </table:table-cell>
          <table:table-cell office:value-type="float" office:value="0.00557143353365321" calcext:value-type="float">
            <text:p>0,006</text:p>
          </table:table-cell>
          <table:table-cell office:value-type="float" office:value="0.00464043807329692" calcext:value-type="float">
            <text:p>0,005</text:p>
          </table:table-cell>
          <table:table-cell office:value-type="float" office:value="0.00444626260135487" calcext:value-type="float">
            <text:p>0,004</text:p>
          </table:table-cell>
          <table:table-cell office:value-type="float" office:value="0.00495048204125967" calcext:value-type="float">
            <text:p>0,005</text:p>
          </table:table-cell>
          <table:table-cell office:value-type="float" office:value="0.00196415734568088" calcext:value-type="float">
            <text:p>0,002</text:p>
          </table:table-cell>
          <table:table-cell office:value-type="float" office:value="0.00331982531048153" calcext:value-type="float">
            <text:p>0,003</text:p>
          </table:table-cell>
          <table:table-cell office:value-type="float" office:value="0.00329613009236878" calcext:value-type="float">
            <text:p>0,003</text:p>
          </table:table-cell>
          <table:table-cell office:value-type="float" office:value="0.00448394577350434" calcext:value-type="float">
            <text:p>0,004</text:p>
          </table:table-cell>
          <table:table-cell office:value-type="float" office:value="0.00438498446696252" calcext:value-type="float">
            <text:p>0,004</text:p>
          </table:table-cell>
          <table:table-cell/>
          <table:table-cell office:value-type="float" office:value="0.00557369372087695" calcext:value-type="float">
            <text:p>0,006</text:p>
          </table:table-cell>
          <table:table-cell office:value-type="float" office:value="0.0084683879151408" calcext:value-type="float">
            <text:p>0,008</text:p>
          </table:table-cell>
          <table:table-cell/>
          <table:table-cell office:value-type="float" office:value="0.0131127294364113" calcext:value-type="float">
            <text:p>0,013</text:p>
          </table:table-cell>
          <table:table-cell office:value-type="float" office:value="0.00738460605640759" calcext:value-type="float">
            <text:p>0,007</text:p>
          </table:table-cell>
          <table:table-cell office:value-type="float" office:value="0.00863030350492366" calcext:value-type="float">
            <text:p>0,009</text:p>
          </table:table-cell>
          <table:table-cell office:value-type="float" office:value="0.00693881900402843" calcext:value-type="float">
            <text:p>0,007</text:p>
          </table:table-cell>
          <table:table-cell office:value-type="float" office:value="0.0074405305409636" calcext:value-type="float">
            <text:p>0,007</text:p>
          </table:table-cell>
          <table:table-cell office:value-type="float" office:value="0.00842823985030743" calcext:value-type="float">
            <text:p>0,008</text:p>
          </table:table-cell>
          <table:table-cell office:value-type="float" office:value="0.00610221274276517" calcext:value-type="float">
            <text:p>0,006</text:p>
          </table:table-cell>
          <table:table-cell office:value-type="float" office:value="0.0107557012422826" calcext:value-type="float">
            <text:p>0,011</text:p>
          </table:table-cell>
          <table:table-cell/>
          <table:table-cell office:value-type="float" office:value="0.00765530646319179" calcext:value-type="float">
            <text:p>0,008</text:p>
          </table:table-cell>
          <table:table-cell office:value-type="float" office:value="0.00723033075274593" calcext:value-type="float">
            <text:p>0,007</text:p>
          </table:table-cell>
          <table:table-cell office:value-type="float" office:value="0.00835883147027989" calcext:value-type="float">
            <text:p>0,008</text:p>
          </table:table-cell>
          <table:table-cell office:value-type="float" office:value="0.00421211833377641" calcext:value-type="float">
            <text:p>0,004</text:p>
          </table:table-cell>
          <table:table-cell office:value-type="float" office:value="0.00598409901154731" calcext:value-type="float">
            <text:p>0,006</text:p>
          </table:table-cell>
          <table:table-cell/>
          <table:table-cell office:value-type="float" office:value="0.00662194954527462" calcext:value-type="float">
            <text:p>0,007</text:p>
          </table:table-cell>
          <table:table-cell office:value-type="float" office:value="0.00196420629208732" calcext:value-type="float">
            <text:p>0,002</text:p>
          </table:table-cell>
          <table:table-cell office:value-type="float" office:value="0.00468917033323803" calcext:value-type="float">
            <text:p>0,005</text:p>
          </table:table-cell>
          <table:table-cell office:value-type="float" office:value="0.0106706712588751" calcext:value-type="float">
            <text:p>0,011</text:p>
          </table:table-cell>
          <table:table-cell office:value-type="float" office:value="0.00650155606653795" calcext:value-type="float">
            <text:p>0,007</text:p>
          </table:table-cell>
          <table:table-cell office:value-type="float" office:value="0.00907789227682798" calcext:value-type="float">
            <text:p>0,009</text:p>
          </table:table-cell>
          <table:table-cell office:value-type="float" office:value="0.00697192099453886" calcext:value-type="float">
            <text:p>0,007</text:p>
          </table:table-cell>
          <table:table-cell office:value-type="float" office:value="0.0106632781101865" calcext:value-type="float">
            <text:p>0,011</text:p>
          </table:table-cell>
          <table:table-cell office:value-type="float" office:value="0.00835034259824384" calcext:value-type="float">
            <text:p>0,008</text:p>
          </table:table-cell>
          <table:table-cell office:value-type="float" office:value="0.01934787372135" calcext:value-type="float">
            <text:p>0,019</text:p>
          </table:table-cell>
          <table:table-cell office:value-type="float" office:value="0.0262630362454236" calcext:value-type="float">
            <text:p>0,026</text:p>
          </table:table-cell>
          <table:table-cell office:value-type="float" office:value="0.0211395884452208" calcext:value-type="float">
            <text:p>0,021</text:p>
          </table:table-cell>
          <table:table-cell office:value-type="float" office:value="0.014721738499187" calcext:value-type="float">
            <text:p>0,015</text:p>
          </table:table-cell>
          <table:table-cell office:value-type="float" office:value="0.0204403538239693" calcext:value-type="float">
            <text:p>0,020</text:p>
          </table:table-cell>
          <table:table-cell office:value-type="float" office:value="0.0113710057418332" calcext:value-type="float">
            <text:p>0,011</text:p>
          </table:table-cell>
          <table:table-cell table:number-columns-repeated="2"/>
          <table:table-cell table:formula="of:=[.C54]/[.AA54]" office:value-type="float" office:value="0.355023626226287" calcext:value-type="float">
            <text:p>0,3550236262</text:p>
          </table:table-cell>
          <table:table-cell table:formula="of:=[.D54]/[.AB54]" office:value-type="float" office:value="0.472695237713627" calcext:value-type="float">
            <text:p>0,4726952377</text:p>
          </table:table-cell>
          <table:table-cell table:formula="of:=[.E54]/[.AC54]" office:value-type="string" office:string-value="" calcext:value-type="error">
            <text:p>#DIV/0!</text:p>
          </table:table-cell>
          <table:table-cell table:formula="of:=[.F54]/[.AD54]" office:value-type="float" office:value="0.475445331206892" calcext:value-type="float">
            <text:p>0,4754453312</text:p>
          </table:table-cell>
          <table:table-cell table:formula="of:=[.G54]/[.AE54]" office:value-type="float" office:value="0.352737367402358" calcext:value-type="float">
            <text:p>0,3527373674</text:p>
          </table:table-cell>
          <table:table-cell table:formula="of:=[.H54]/[.AF54]" office:value-type="float" office:value="0.66653258334764" calcext:value-type="float">
            <text:p>0,6665325833</text:p>
          </table:table-cell>
          <table:table-cell table:formula="of:=[.I54]/[.AG54]" office:value-type="float" office:value="1.10168748966188" calcext:value-type="float">
            <text:p>1,1016874897</text:p>
          </table:table-cell>
          <table:table-cell table:formula="of:=[.J54]/[.AH54]" office:value-type="float" office:value="0.743012873412534" calcext:value-type="float">
            <text:p>0,7430128734</text:p>
          </table:table-cell>
          <table:table-cell table:formula="of:=[.K54]/[.AI54]" office:value-type="string" office:string-value="" calcext:value-type="error">
            <text:p>#DIV/0!</text:p>
          </table:table-cell>
          <table:table-cell table:formula="of:=[.L54]/[.AJ54]" office:value-type="float" office:value="0.296613154819715" calcext:value-type="float">
            <text:p>0,2966131548</text:p>
          </table:table-cell>
          <table:table-cell table:formula="of:=[.M54]/[.AK54]" office:value-type="float" office:value="1.69016122382625" calcext:value-type="float">
            <text:p>1,6901612238</text:p>
          </table:table-cell>
          <table:table-cell table:formula="of:=[.N54]/[.AL54]" office:value-type="float" office:value="0.702923941364418" calcext:value-type="float">
            <text:p>0,7029239414</text:p>
          </table:table-cell>
          <table:table-cell table:formula="of:=[.O54]/[.AM54]" office:value-type="float" office:value="0.420212155798063" calcext:value-type="float">
            <text:p>0,4202121558</text:p>
          </table:table-cell>
          <table:table-cell table:formula="of:=[.P54]/[.AN54]" office:value-type="float" office:value="0.674451534691987" calcext:value-type="float">
            <text:p>0,6744515347</text:p>
          </table:table-cell>
          <table:table-cell table:formula="of:=[.Q54]/[.AO54]" office:value-type="float" office:value="0" calcext:value-type="float">
            <text:p>0</text:p>
          </table:table-cell>
          <table:table-cell table:formula="of:=[.R54]/[.AP54]" office:value-type="float" office:value="0.799448778212325" calcext:value-type="float">
            <text:p>0,7994487782</text:p>
          </table:table-cell>
          <table:table-cell table:formula="of:=[.S54]/[.AQ54]" office:value-type="float" office:value="0.794163654706806" calcext:value-type="float">
            <text:p>0,7941636547</text:p>
          </table:table-cell>
          <table:table-cell table:formula="of:=[.T54]/[.AR54]" office:value-type="float" office:value="0" calcext:value-type="float">
            <text:p>0</text:p>
          </table:table-cell>
          <table:table-cell table:formula="of:=[.U54]/[.AS54]" office:value-type="float" office:value="0.677734909027324" calcext:value-type="float">
            <text:p>0,677734909</text:p>
          </table:table-cell>
          <table:table-cell table:formula="of:=[.V54]/[.AT54]" office:value-type="float" office:value="0.281178687315499" calcext:value-type="float">
            <text:p>0,2811786873</text:p>
          </table:table-cell>
          <table:table-cell table:formula="of:=[.W54]/[.AU54]" office:value-type="float" office:value="0.408253146804984" calcext:value-type="float">
            <text:p>0,4082531468</text:p>
          </table:table-cell>
          <table:table-cell table:formula="of:=[.X54]/[.AV54]" office:value-type="float" office:value="0.471331494198978" calcext:value-type="float">
            <text:p>0,4713314942</text:p>
          </table:table-cell>
          <table:table-cell table:formula="of:=[.Y54]/[.AW54]" office:value-type="float" office:value="0.364011827047656" calcext:value-type="float">
            <text:p>0,364011827</text:p>
          </table:table-cell>
          <table:table-cell table:formula="of:=[.Z54]/[.AX54]" office:value-type="float" office:value="0.741204431838468" calcext:value-type="float">
            <text:p>0,7412044318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Glycerophosphoglycerol</text:p>
          </table:table-cell>
          <table:table-cell office:value-type="float" office:value="0.000978734005720039" calcext:value-type="float">
            <text:p>0,001</text:p>
          </table:table-cell>
          <table:table-cell office:value-type="float" office:value="0.00349659703809712" calcext:value-type="float">
            <text:p>0,003</text:p>
          </table:table-cell>
          <table:table-cell/>
          <table:table-cell office:value-type="float" office:value="0.00248495555130965" calcext:value-type="float">
            <text:p>0,002</text:p>
          </table:table-cell>
          <table:table-cell office:value-type="float" office:value="0.00122371434960333" calcext:value-type="float">
            <text:p>0,001</text:p>
          </table:table-cell>
          <table:table-cell office:value-type="float" office:value="0.00140918644429672" calcext:value-type="float">
            <text:p>0,001</text:p>
          </table:table-cell>
          <table:table-cell office:value-type="float" office:value="0.00418102333275192" calcext:value-type="float">
            <text:p>0,004</text:p>
          </table:table-cell>
          <table:table-cell office:value-type="float" office:value="0.00280708468885743" calcext:value-type="float">
            <text:p>0,003</text:p>
          </table:table-cell>
          <table:table-cell office:value-type="float" office:value="0.00383945926001338" calcext:value-type="float">
            <text:p>0,004</text:p>
          </table:table-cell>
          <table:table-cell office:value-type="float" office:value="0.000987109357432629" calcext:value-type="float">
            <text:p>0,001</text:p>
          </table:table-cell>
          <table:table-cell office:value-type="float" office:value="0.00246886571744893" calcext:value-type="float">
            <text:p>0,002</text:p>
          </table:table-cell>
          <table:table-cell office:value-type="float" office:value="0.00282397024226116" calcext:value-type="float">
            <text:p>0,003</text:p>
          </table:table-cell>
          <table:table-cell office:value-type="float" office:value="0.00704199596721959" calcext:value-type="float">
            <text:p>0,007</text:p>
          </table:table-cell>
          <table:table-cell office:value-type="float" office:value="0.00889304861435972" calcext:value-type="float">
            <text:p>0,009</text:p>
          </table:table-cell>
          <table:table-cell/>
          <table:table-cell office:value-type="float" office:value="0.00551267866067966" calcext:value-type="float">
            <text:p>0,006</text:p>
          </table:table-cell>
          <table:table-cell office:value-type="float" office:value="0.00972690071049986" calcext:value-type="float">
            <text:p>0,010</text:p>
          </table:table-cell>
          <table:table-cell/>
          <table:table-cell office:value-type="float" office:value="0.0116800768777683" calcext:value-type="float">
            <text:p>0,012</text:p>
          </table:table-cell>
          <table:table-cell office:value-type="float" office:value="0.00812880275545839" calcext:value-type="float">
            <text:p>0,008</text:p>
          </table:table-cell>
          <table:table-cell office:value-type="float" office:value="0.0074152981665242" calcext:value-type="float">
            <text:p>0,007</text:p>
          </table:table-cell>
          <table:table-cell office:value-type="float" office:value="0.0067646792072309" calcext:value-type="float">
            <text:p>0,007</text:p>
          </table:table-cell>
          <table:table-cell office:value-type="float" office:value="0.00568184704754428" calcext:value-type="float">
            <text:p>0,006</text:p>
          </table:table-cell>
          <table:table-cell office:value-type="float" office:value="0.00603459559165752" calcext:value-type="float">
            <text:p>0,006</text:p>
          </table:table-cell>
          <table:table-cell office:value-type="float" office:value="0.00332605356535598" calcext:value-type="float">
            <text:p>0,003</text:p>
          </table:table-cell>
          <table:table-cell office:value-type="float" office:value="0.00615345809581376" calcext:value-type="float">
            <text:p>0,006</text:p>
          </table:table-cell>
          <table:table-cell/>
          <table:table-cell office:value-type="float" office:value="0.00580326886527414" calcext:value-type="float">
            <text:p>0,006</text:p>
          </table:table-cell>
          <table:table-cell office:value-type="float" office:value="0.00309080871372119" calcext:value-type="float">
            <text:p>0,003</text:p>
          </table:table-cell>
          <table:table-cell office:value-type="float" office:value="0.00426354546192453" calcext:value-type="float">
            <text:p>0,004</text:p>
          </table:table-cell>
          <table:table-cell office:value-type="float" office:value="0.00266964924103916" calcext:value-type="float">
            <text:p>0,003</text:p>
          </table:table-cell>
          <table:table-cell office:value-type="float" office:value="0.00616841387982498" calcext:value-type="float">
            <text:p>0,006</text:p>
          </table:table-cell>
          <table:table-cell/>
          <table:table-cell office:value-type="float" office:value="0.00487061898172095" calcext:value-type="float">
            <text:p>0,005</text:p>
          </table:table-cell>
          <table:table-cell office:value-type="float" office:value="0.00305312383900222" calcext:value-type="float">
            <text:p>0,003</text:p>
          </table:table-cell>
          <table:table-cell office:value-type="float" office:value="0.00402106678831171" calcext:value-type="float">
            <text:p>0,004</text:p>
          </table:table-cell>
          <table:table-cell office:value-type="float" office:value="0.0148041853028578" calcext:value-type="float">
            <text:p>0,015</text:p>
          </table:table-cell>
          <table:table-cell office:value-type="float" office:value="0.0170500781144087" calcext:value-type="float">
            <text:p>0,017</text:p>
          </table:table-cell>
          <table:table-cell office:value-type="float" office:value="0.0118850179538722" calcext:value-type="float">
            <text:p>0,012</text:p>
          </table:table-cell>
          <table:table-cell office:value-type="float" office:value="0.0163521753894656" calcext:value-type="float">
            <text:p>0,016</text:p>
          </table:table-cell>
          <table:table-cell office:value-type="float" office:value="0.0110091659944704" calcext:value-type="float">
            <text:p>0,011</text:p>
          </table:table-cell>
          <table:table-cell office:value-type="float" office:value="0.0104329801015571" calcext:value-type="float">
            <text:p>0,010</text:p>
          </table:table-cell>
          <table:table-cell office:value-type="float" office:value="0.0186174646720217" calcext:value-type="float">
            <text:p>0,019</text:p>
          </table:table-cell>
          <table:table-cell office:value-type="float" office:value="0.0391858806524412" calcext:value-type="float">
            <text:p>0,039</text:p>
          </table:table-cell>
          <table:table-cell office:value-type="float" office:value="0.0147153632440437" calcext:value-type="float">
            <text:p>0,015</text:p>
          </table:table-cell>
          <table:table-cell office:value-type="float" office:value="0.0119540057519187" calcext:value-type="float">
            <text:p>0,012</text:p>
          </table:table-cell>
          <table:table-cell office:value-type="float" office:value="0.00904558336920471" calcext:value-type="float">
            <text:p>0,009</text:p>
          </table:table-cell>
          <table:table-cell office:value-type="float" office:value="0.0109111549333248" calcext:value-type="float">
            <text:p>0,011</text:p>
          </table:table-cell>
          <table:table-cell table:number-columns-repeated="2"/>
          <table:table-cell table:formula="of:=[.C55]/[.AA55]" office:value-type="float" office:value="0.294262851300558" calcext:value-type="float">
            <text:p>0,2942628513</text:p>
          </table:table-cell>
          <table:table-cell table:formula="of:=[.D55]/[.AB55]" office:value-type="float" office:value="0.568232851130632" calcext:value-type="float">
            <text:p>0,5682328511</text:p>
          </table:table-cell>
          <table:table-cell table:formula="of:=[.E55]/[.AC55]" office:value-type="string" office:string-value="" calcext:value-type="error">
            <text:p>#DIV/0!</text:p>
          </table:table-cell>
          <table:table-cell table:formula="of:=[.F55]/[.AD55]" office:value-type="float" office:value="0.428199280267581" calcext:value-type="float">
            <text:p>0,4281992803</text:p>
          </table:table-cell>
          <table:table-cell table:formula="of:=[.G55]/[.AE55]" office:value-type="float" office:value="0.395920441200657" calcext:value-type="float">
            <text:p>0,3959204412</text:p>
          </table:table-cell>
          <table:table-cell table:formula="of:=[.H55]/[.AF55]" office:value-type="float" office:value="0.330519858854894" calcext:value-type="float">
            <text:p>0,3305198589</text:p>
          </table:table-cell>
          <table:table-cell table:formula="of:=[.I55]/[.AG55]" office:value-type="float" office:value="1.56613208524894" calcext:value-type="float">
            <text:p>1,5661320852</text:p>
          </table:table-cell>
          <table:table-cell table:formula="of:=[.J55]/[.AH55]" office:value-type="float" office:value="0.455073985557058" calcext:value-type="float">
            <text:p>0,4550739856</text:p>
          </table:table-cell>
          <table:table-cell table:formula="of:=[.K55]/[.AI55]" office:value-type="string" office:string-value="" calcext:value-type="error">
            <text:p>#DIV/0!</text:p>
          </table:table-cell>
          <table:table-cell table:formula="of:=[.L55]/[.AJ55]" office:value-type="float" office:value="0.202666100784556" calcext:value-type="float">
            <text:p>0,2026661008</text:p>
          </table:table-cell>
          <table:table-cell table:formula="of:=[.M55]/[.AK55]" office:value-type="float" office:value="0.80863595701895" calcext:value-type="float">
            <text:p>0,808635957</text:p>
          </table:table-cell>
          <table:table-cell table:formula="of:=[.N55]/[.AL55]" office:value-type="float" office:value="0.702293791903625" calcext:value-type="float">
            <text:p>0,7022937919</text:p>
          </table:table-cell>
          <table:table-cell table:formula="of:=[.O55]/[.AM55]" office:value-type="float" office:value="0.47567602155454" calcext:value-type="float">
            <text:p>0,4756760216</text:p>
          </table:table-cell>
          <table:table-cell table:formula="of:=[.P55]/[.AN55]" office:value-type="float" office:value="0.521584039362516" calcext:value-type="float">
            <text:p>0,5215840394</text:p>
          </table:table-cell>
          <table:table-cell table:formula="of:=[.Q55]/[.AO55]" office:value-type="float" office:value="0" calcext:value-type="float">
            <text:p>0</text:p>
          </table:table-cell>
          <table:table-cell table:formula="of:=[.R55]/[.AP55]" office:value-type="float" office:value="0.337122036021644" calcext:value-type="float">
            <text:p>0,337122036</text:p>
          </table:table-cell>
          <table:table-cell table:formula="of:=[.S55]/[.AQ55]" office:value-type="float" office:value="0.883527482044091" calcext:value-type="float">
            <text:p>0,883527482</text:p>
          </table:table-cell>
          <table:table-cell table:formula="of:=[.T55]/[.AR55]" office:value-type="float" office:value="0" calcext:value-type="float">
            <text:p>0</text:p>
          </table:table-cell>
          <table:table-cell table:formula="of:=[.U55]/[.AS55]" office:value-type="float" office:value="0.627372044665196" calcext:value-type="float">
            <text:p>0,6273720447</text:p>
          </table:table-cell>
          <table:table-cell table:formula="of:=[.V55]/[.AT55]" office:value-type="float" office:value="0.207442135282265" calcext:value-type="float">
            <text:p>0,2074421353</text:p>
          </table:table-cell>
          <table:table-cell table:formula="of:=[.W55]/[.AU55]" office:value-type="float" office:value="0.503915400764957" calcext:value-type="float">
            <text:p>0,5039154008</text:p>
          </table:table-cell>
          <table:table-cell table:formula="of:=[.X55]/[.AV55]" office:value-type="float" office:value="0.565892249645699" calcext:value-type="float">
            <text:p>0,5658922496</text:p>
          </table:table-cell>
          <table:table-cell table:formula="of:=[.Y55]/[.AW55]" office:value-type="float" office:value="0.628134948917488" calcext:value-type="float">
            <text:p>0,6281349489</text:p>
          </table:table-cell>
          <table:table-cell table:formula="of:=[.Z55]/[.AX55]" office:value-type="float" office:value="0.553066621135283" calcext:value-type="float">
            <text:p>0,5530666211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Inositol-phosphate, myo-</text:p>
          </table:table-cell>
          <table:table-cell table:number-columns-repeated="12"/>
          <table:table-cell office:value-type="float" office:value="0.00198253531609302" calcext:value-type="float">
            <text:p>0,002</text:p>
          </table:table-cell>
          <table:table-cell office:value-type="float" office:value="0.00106017241028777" calcext:value-type="float">
            <text:p>0,001</text:p>
          </table:table-cell>
          <table:table-cell table:number-columns-repeated="2"/>
          <table:table-cell office:value-type="float" office:value="0.00137695905508263" calcext:value-type="float">
            <text:p>0,001</text:p>
          </table:table-cell>
          <table:table-cell table:number-columns-repeated="13"/>
          <table:table-cell office:value-type="float" office:value="0.00156906486711448" calcext:value-type="float">
            <text:p>0,002</text:p>
          </table:table-cell>
          <table:table-cell office:value-type="float" office:value="0.00211856960532327" calcext:value-type="float">
            <text:p>0,002</text:p>
          </table:table-cell>
          <table:table-cell/>
          <table:table-cell office:value-type="float" office:value="0.00322228621668854" calcext:value-type="float">
            <text:p>0,003</text:p>
          </table:table-cell>
          <table:table-cell office:value-type="float" office:value="0.00158371089473047" calcext:value-type="float">
            <text:p>0,002</text:p>
          </table:table-cell>
          <table:table-cell office:value-type="float" office:value="0.00250558137104246" calcext:value-type="float">
            <text:p>0,003</text:p>
          </table:table-cell>
          <table:table-cell table:number-columns-repeated="14"/>
          <table:table-cell table:formula="of:=[.C56]/[.AA56]" office:value-type="string" office:string-value="" calcext:value-type="error">
            <text:p>#DIV/0!</text:p>
          </table:table-cell>
          <table:table-cell table:formula="of:=[.D56]/[.AB56]" office:value-type="string" office:string-value="" calcext:value-type="error">
            <text:p>#DIV/0!</text:p>
          </table:table-cell>
          <table:table-cell table:formula="of:=[.E56]/[.AC56]" office:value-type="string" office:string-value="" calcext:value-type="error">
            <text:p>#DIV/0!</text:p>
          </table:table-cell>
          <table:table-cell table:formula="of:=[.F56]/[.AD56]" office:value-type="string" office:string-value="" calcext:value-type="error">
            <text:p>#DIV/0!</text:p>
          </table:table-cell>
          <table:table-cell table:formula="of:=[.G56]/[.AE56]" office:value-type="string" office:string-value="" calcext:value-type="error">
            <text:p>#DIV/0!</text:p>
          </table:table-cell>
          <table:table-cell table:formula="of:=[.H56]/[.AF56]" office:value-type="string" office:string-value="" calcext:value-type="error">
            <text:p>#DIV/0!</text:p>
          </table:table-cell>
          <table:table-cell table:formula="of:=[.I56]/[.AG56]" office:value-type="float" office:value="0" calcext:value-type="float">
            <text:p>0</text:p>
          </table:table-cell>
          <table:table-cell table:formula="of:=[.J56]/[.AH56]" office:value-type="float" office:value="0" calcext:value-type="float">
            <text:p>0</text:p>
          </table:table-cell>
          <table:table-cell table:formula="of:=[.K56]/[.AI56]" office:value-type="string" office:string-value="" calcext:value-type="error">
            <text:p>#DIV/0!</text:p>
          </table:table-cell>
          <table:table-cell table:formula="of:=[.L56]/[.AJ56]" office:value-type="float" office:value="0" calcext:value-type="float">
            <text:p>0</text:p>
          </table:table-cell>
          <table:table-cell table:formula="of:=[.M56]/[.AK56]" office:value-type="float" office:value="0" calcext:value-type="float">
            <text:p>0</text:p>
          </table:table-cell>
          <table:table-cell table:formula="of:=[.N56]/[.AL56]" office:value-type="float" office:value="0" calcext:value-type="float">
            <text:p>0</text:p>
          </table:table-cell>
          <table:table-cell table:formula="of:=[.O56]/[.AM56]" office:value-type="string" office:string-value="" calcext:value-type="error">
            <text:p>#DIV/0!</text:p>
          </table:table-cell>
          <table:table-cell table:formula="of:=[.P56]/[.AN56]" office:value-type="string" office:string-value="" calcext:value-type="error">
            <text:p>#DIV/0!</text:p>
          </table:table-cell>
          <table:table-cell table:formula="of:=[.Q56]/[.AO56]" office:value-type="string" office:string-value="" calcext:value-type="error">
            <text:p>#DIV/0!</text:p>
          </table:table-cell>
          <table:table-cell table:formula="of:=[.R56]/[.AP56]" office:value-type="string" office:string-value="" calcext:value-type="error">
            <text:p>#DIV/0!</text:p>
          </table:table-cell>
          <table:table-cell table:formula="of:=[.S56]/[.AQ56]" office:value-type="string" office:string-value="" calcext:value-type="error">
            <text:p>#DIV/0!</text:p>
          </table:table-cell>
          <table:table-cell table:formula="of:=[.T56]/[.AR56]" office:value-type="string" office:string-value="" calcext:value-type="error">
            <text:p>#DIV/0!</text:p>
          </table:table-cell>
          <table:table-cell table:formula="of:=[.U56]/[.AS56]" office:value-type="string" office:string-value="" calcext:value-type="error">
            <text:p>#DIV/0!</text:p>
          </table:table-cell>
          <table:table-cell table:formula="of:=[.V56]/[.AT56]" office:value-type="string" office:string-value="" calcext:value-type="error">
            <text:p>#DIV/0!</text:p>
          </table:table-cell>
          <table:table-cell table:formula="of:=[.W56]/[.AU56]" office:value-type="string" office:string-value="" calcext:value-type="error">
            <text:p>#DIV/0!</text:p>
          </table:table-cell>
          <table:table-cell table:formula="of:=[.X56]/[.AV56]" office:value-type="string" office:string-value="" calcext:value-type="error">
            <text:p>#DIV/0!</text:p>
          </table:table-cell>
          <table:table-cell table:formula="of:=[.Y56]/[.AW56]" office:value-type="string" office:string-value="" calcext:value-type="error">
            <text:p>#DIV/0!</text:p>
          </table:table-cell>
          <table:table-cell table:formula="of:=[.Z56]/[.AX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Mannose-6-phosphate</text:p>
          </table:table-cell>
          <table:table-cell table:number-columns-repeated="6"/>
          <table:table-cell office:value-type="float" office:value="0.00538093103683536" calcext:value-type="float">
            <text:p>0,005</text:p>
          </table:table-cell>
          <table:table-cell office:value-type="float" office:value="0.00499077774125037" calcext:value-type="float">
            <text:p>0,005</text:p>
          </table:table-cell>
          <table:table-cell office:value-type="float" office:value="0.00692143323467123" calcext:value-type="float">
            <text:p>0,007</text:p>
          </table:table-cell>
          <table:table-cell office:value-type="float" office:value="0.00177297345081533" calcext:value-type="float">
            <text:p>0,002</text:p>
          </table:table-cell>
          <table:table-cell office:value-type="float" office:value="0.00336983717320736" calcext:value-type="float">
            <text:p>0,003</text:p>
          </table:table-cell>
          <table:table-cell office:value-type="float" office:value="0.00371909372483246" calcext:value-type="float">
            <text:p>0,004</text:p>
          </table:table-cell>
          <table:table-cell office:value-type="float" office:value="0.00673466642489682" calcext:value-type="float">
            <text:p>0,007</text:p>
          </table:table-cell>
          <table:table-cell office:value-type="float" office:value="0.00576918998980515" calcext:value-type="float">
            <text:p>0,006</text:p>
          </table:table-cell>
          <table:table-cell/>
          <table:table-cell office:value-type="float" office:value="0.0062145502249241" calcext:value-type="float">
            <text:p>0,006</text:p>
          </table:table-cell>
          <table:table-cell office:value-type="float" office:value="0.00614242199939022" calcext:value-type="float">
            <text:p>0,006</text:p>
          </table:table-cell>
          <table:table-cell/>
          <table:table-cell office:value-type="float" office:value="0.0057863569848282" calcext:value-type="float">
            <text:p>0,006</text:p>
          </table:table-cell>
          <table:table-cell office:value-type="float" office:value="0.00534188525512639" calcext:value-type="float">
            <text:p>0,005</text:p>
          </table:table-cell>
          <table:table-cell office:value-type="float" office:value="0.00517407614741901" calcext:value-type="float">
            <text:p>0,005</text:p>
          </table:table-cell>
          <table:table-cell office:value-type="float" office:value="0.00422761252289967" calcext:value-type="float">
            <text:p>0,004</text:p>
          </table:table-cell>
          <table:table-cell office:value-type="float" office:value="0.00216065178378372" calcext:value-type="float">
            <text:p>0,002</text:p>
          </table:table-cell>
          <table:table-cell office:value-type="float" office:value="0.00260097696274264" calcext:value-type="float">
            <text:p>0,003</text:p>
          </table:table-cell>
          <table:table-cell office:value-type="float" office:value="0.0021393526576179" calcext:value-type="float">
            <text:p>0,002</text:p>
          </table:table-cell>
          <table:table-cell office:value-type="float" office:value="0.0076815661663731" calcext:value-type="float">
            <text:p>0,008</text:p>
          </table:table-cell>
          <table:table-cell/>
          <table:table-cell office:value-type="float" office:value="0.0042648598660368" calcext:value-type="float">
            <text:p>0,004</text:p>
          </table:table-cell>
          <table:table-cell office:value-type="float" office:value="0.00283523898753405" calcext:value-type="float">
            <text:p>0,003</text:p>
          </table:table-cell>
          <table:table-cell office:value-type="float" office:value="0.00287174414369463" calcext:value-type="float">
            <text:p>0,003</text:p>
          </table:table-cell>
          <table:table-cell office:value-type="float" office:value="0.00314612472831124" calcext:value-type="float">
            <text:p>0,003</text:p>
          </table:table-cell>
          <table:table-cell office:value-type="float" office:value="0.00624887641257994" calcext:value-type="float">
            <text:p>0,006</text:p>
          </table:table-cell>
          <table:table-cell/>
          <table:table-cell office:value-type="float" office:value="0.00722250845220977" calcext:value-type="float">
            <text:p>0,007</text:p>
          </table:table-cell>
          <table:table-cell office:value-type="float" office:value="0.00473509579182916" calcext:value-type="float">
            <text:p>0,005</text:p>
          </table:table-cell>
          <table:table-cell office:value-type="float" office:value="0.0056168470633457" calcext:value-type="float">
            <text:p>0,006</text:p>
          </table:table-cell>
          <table:table-cell office:value-type="float" office:value="0.00983624114505751" calcext:value-type="float">
            <text:p>0,010</text:p>
          </table:table-cell>
          <table:table-cell office:value-type="float" office:value="0.011820673774736" calcext:value-type="float">
            <text:p>0,012</text:p>
          </table:table-cell>
          <table:table-cell office:value-type="float" office:value="0.00845498912734676" calcext:value-type="float">
            <text:p>0,008</text:p>
          </table:table-cell>
          <table:table-cell office:value-type="float" office:value="0.0117912819672794" calcext:value-type="float">
            <text:p>0,012</text:p>
          </table:table-cell>
          <table:table-cell office:value-type="float" office:value="0.00844892220994332" calcext:value-type="float">
            <text:p>0,008</text:p>
          </table:table-cell>
          <table:table-cell office:value-type="float" office:value="0.00748666339449315" calcext:value-type="float">
            <text:p>0,007</text:p>
          </table:table-cell>
          <table:table-cell office:value-type="float" office:value="0.0110727062603106" calcext:value-type="float">
            <text:p>0,011</text:p>
          </table:table-cell>
          <table:table-cell office:value-type="float" office:value="0.0200242557926828" calcext:value-type="float">
            <text:p>0,020</text:p>
          </table:table-cell>
          <table:table-cell office:value-type="float" office:value="0.0114436096960255" calcext:value-type="float">
            <text:p>0,011</text:p>
          </table:table-cell>
          <table:table-cell office:value-type="float" office:value="0.00781030910335796" calcext:value-type="float">
            <text:p>0,008</text:p>
          </table:table-cell>
          <table:table-cell office:value-type="float" office:value="0.00954855646946642" calcext:value-type="float">
            <text:p>0,010</text:p>
          </table:table-cell>
          <table:table-cell office:value-type="float" office:value="0.006235973148683" calcext:value-type="float">
            <text:p>0,006</text:p>
          </table:table-cell>
          <table:table-cell table:number-columns-repeated="2"/>
          <table:table-cell table:formula="of:=[.C57]/[.AA57]" office:value-type="float" office:value="0" calcext:value-type="float">
            <text:p>0</text:p>
          </table:table-cell>
          <table:table-cell table:formula="of:=[.D57]/[.AB57]" office:value-type="float" office:value="0" calcext:value-type="float">
            <text:p>0</text:p>
          </table:table-cell>
          <table:table-cell table:formula="of:=[.E57]/[.AC57]" office:value-type="string" office:string-value="" calcext:value-type="error">
            <text:p>#DIV/0!</text:p>
          </table:table-cell>
          <table:table-cell table:formula="of:=[.F57]/[.AD57]" office:value-type="float" office:value="0" calcext:value-type="float">
            <text:p>0</text:p>
          </table:table-cell>
          <table:table-cell table:formula="of:=[.G57]/[.AE57]" office:value-type="float" office:value="0" calcext:value-type="float">
            <text:p>0</text:p>
          </table:table-cell>
          <table:table-cell table:formula="of:=[.H57]/[.AF57]" office:value-type="float" office:value="0" calcext:value-type="float">
            <text:p>0</text:p>
          </table:table-cell>
          <table:table-cell table:formula="of:=[.I57]/[.AG57]" office:value-type="float" office:value="1.71033620772044" calcext:value-type="float">
            <text:p>1,7103362077</text:p>
          </table:table-cell>
          <table:table-cell table:formula="of:=[.J57]/[.AH57]" office:value-type="float" office:value="0.798668018334172" calcext:value-type="float">
            <text:p>0,7986680183</text:p>
          </table:table-cell>
          <table:table-cell table:formula="of:=[.K57]/[.AI57]" office:value-type="string" office:string-value="" calcext:value-type="error">
            <text:p>#DIV/0!</text:p>
          </table:table-cell>
          <table:table-cell table:formula="of:=[.L57]/[.AJ57]" office:value-type="float" office:value="0.245478902869664" calcext:value-type="float">
            <text:p>0,2454789029</text:p>
          </table:table-cell>
          <table:table-cell table:formula="of:=[.M57]/[.AK57]" office:value-type="float" office:value="0.711672439451451" calcext:value-type="float">
            <text:p>0,7116724395</text:p>
          </table:table-cell>
          <table:table-cell table:formula="of:=[.N57]/[.AL57]" office:value-type="float" office:value="0.662131919008876" calcext:value-type="float">
            <text:p>0,662131919</text:p>
          </table:table-cell>
          <table:table-cell table:formula="of:=[.O57]/[.AM57]" office:value-type="float" office:value="0.684678865186305" calcext:value-type="float">
            <text:p>0,6846788652</text:p>
          </table:table-cell>
          <table:table-cell table:formula="of:=[.P57]/[.AN57]" office:value-type="float" office:value="0.488059318761971" calcext:value-type="float">
            <text:p>0,4880593188</text:p>
          </table:table-cell>
          <table:table-cell table:formula="of:=[.Q57]/[.AO57]" office:value-type="float" office:value="0" calcext:value-type="float">
            <text:p>0</text:p>
          </table:table-cell>
          <table:table-cell table:formula="of:=[.R57]/[.AP57]" office:value-type="float" office:value="0.527046189054707" calcext:value-type="float">
            <text:p>0,5270461891</text:p>
          </table:table-cell>
          <table:table-cell table:formula="of:=[.S57]/[.AQ57]" office:value-type="float" office:value="0.727006575129945" calcext:value-type="float">
            <text:p>0,7270065751</text:p>
          </table:table-cell>
          <table:table-cell table:formula="of:=[.T57]/[.AR57]" office:value-type="float" office:value="0" calcext:value-type="float">
            <text:p>0</text:p>
          </table:table-cell>
          <table:table-cell table:formula="of:=[.U57]/[.AS57]" office:value-type="float" office:value="0.522578387685495" calcext:value-type="float">
            <text:p>0,5225783877</text:p>
          </table:table-cell>
          <table:table-cell table:formula="of:=[.V57]/[.AT57]" office:value-type="float" office:value="0.266770725985153" calcext:value-type="float">
            <text:p>0,266770726</text:p>
          </table:table-cell>
          <table:table-cell table:formula="of:=[.W57]/[.AU57]" office:value-type="float" office:value="0.452136719519194" calcext:value-type="float">
            <text:p>0,4521367195</text:p>
          </table:table-cell>
          <table:table-cell table:formula="of:=[.X57]/[.AV57]" office:value-type="float" office:value="0.541286198401809" calcext:value-type="float">
            <text:p>0,5412861984</text:p>
          </table:table-cell>
          <table:table-cell table:formula="of:=[.Y57]/[.AW57]" office:value-type="float" office:value="0.226280463512246" calcext:value-type="float">
            <text:p>0,2262804635</text:p>
          </table:table-cell>
          <table:table-cell table:formula="of:=[.Z57]/[.AX57]" office:value-type="float" office:value="0.417092392915763" calcext:value-type="float">
            <text:p>0,4170923929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Phosphonic acid, hydroxymethyl-</text:p>
          </table:table-cell>
          <table:table-cell table:number-columns-repeated="36"/>
          <table:table-cell office:value-type="float" office:value="0.00266887169093099" calcext:value-type="float">
            <text:p>0,003</text:p>
          </table:table-cell>
          <table:table-cell office:value-type="float" office:value="0.0392748536772813" calcext:value-type="float">
            <text:p>0,039</text:p>
          </table:table-cell>
          <table:table-cell office:value-type="float" office:value="0.0397076150510875" calcext:value-type="float">
            <text:p>0,040</text:p>
          </table:table-cell>
          <table:table-cell office:value-type="float" office:value="0.00380357121708657" calcext:value-type="float">
            <text:p>0,004</text:p>
          </table:table-cell>
          <table:table-cell office:value-type="float" office:value="0.00372692358062055" calcext:value-type="float">
            <text:p>0,004</text:p>
          </table:table-cell>
          <table:table-cell table:number-columns-repeated="9"/>
          <table:table-cell table:formula="of:=[.C58]/[.AA58]" office:value-type="string" office:string-value="" calcext:value-type="error">
            <text:p>#DIV/0!</text:p>
          </table:table-cell>
          <table:table-cell table:formula="of:=[.D58]/[.AB58]" office:value-type="string" office:string-value="" calcext:value-type="error">
            <text:p>#DIV/0!</text:p>
          </table:table-cell>
          <table:table-cell table:formula="of:=[.E58]/[.AC58]" office:value-type="string" office:string-value="" calcext:value-type="error">
            <text:p>#DIV/0!</text:p>
          </table:table-cell>
          <table:table-cell table:formula="of:=[.F58]/[.AD58]" office:value-type="string" office:string-value="" calcext:value-type="error">
            <text:p>#DIV/0!</text:p>
          </table:table-cell>
          <table:table-cell table:formula="of:=[.G58]/[.AE58]" office:value-type="string" office:string-value="" calcext:value-type="error">
            <text:p>#DIV/0!</text:p>
          </table:table-cell>
          <table:table-cell table:formula="of:=[.H58]/[.AF58]" office:value-type="string" office:string-value="" calcext:value-type="error">
            <text:p>#DIV/0!</text:p>
          </table:table-cell>
          <table:table-cell table:formula="of:=[.I58]/[.AG58]" office:value-type="string" office:string-value="" calcext:value-type="error">
            <text:p>#DIV/0!</text:p>
          </table:table-cell>
          <table:table-cell table:formula="of:=[.J58]/[.AH58]" office:value-type="string" office:string-value="" calcext:value-type="error">
            <text:p>#DIV/0!</text:p>
          </table:table-cell>
          <table:table-cell table:formula="of:=[.K58]/[.AI58]" office:value-type="string" office:string-value="" calcext:value-type="error">
            <text:p>#DIV/0!</text:p>
          </table:table-cell>
          <table:table-cell table:formula="of:=[.L58]/[.AJ58]" office:value-type="string" office:string-value="" calcext:value-type="error">
            <text:p>#DIV/0!</text:p>
          </table:table-cell>
          <table:table-cell table:formula="of:=[.M58]/[.AK58]" office:value-type="string" office:string-value="" calcext:value-type="error">
            <text:p>#DIV/0!</text:p>
          </table:table-cell>
          <table:table-cell table:formula="of:=[.N58]/[.AL58]" office:value-type="string" office:string-value="" calcext:value-type="error">
            <text:p>#DIV/0!</text:p>
          </table:table-cell>
          <table:table-cell table:formula="of:=[.O58]/[.AM58]" office:value-type="float" office:value="0" calcext:value-type="float">
            <text:p>0</text:p>
          </table:table-cell>
          <table:table-cell table:formula="of:=[.P58]/[.AN58]" office:value-type="float" office:value="0" calcext:value-type="float">
            <text:p>0</text:p>
          </table:table-cell>
          <table:table-cell table:formula="of:=[.Q58]/[.AO58]" office:value-type="float" office:value="0" calcext:value-type="float">
            <text:p>0</text:p>
          </table:table-cell>
          <table:table-cell table:formula="of:=[.R58]/[.AP58]" office:value-type="float" office:value="0" calcext:value-type="float">
            <text:p>0</text:p>
          </table:table-cell>
          <table:table-cell table:formula="of:=[.S58]/[.AQ58]" office:value-type="float" office:value="0" calcext:value-type="float">
            <text:p>0</text:p>
          </table:table-cell>
          <table:table-cell table:formula="of:=[.T58]/[.AR58]" office:value-type="string" office:string-value="" calcext:value-type="error">
            <text:p>#DIV/0!</text:p>
          </table:table-cell>
          <table:table-cell table:formula="of:=[.U58]/[.AS58]" office:value-type="string" office:string-value="" calcext:value-type="error">
            <text:p>#DIV/0!</text:p>
          </table:table-cell>
          <table:table-cell table:formula="of:=[.V58]/[.AT58]" office:value-type="string" office:string-value="" calcext:value-type="error">
            <text:p>#DIV/0!</text:p>
          </table:table-cell>
          <table:table-cell table:formula="of:=[.W58]/[.AU58]" office:value-type="string" office:string-value="" calcext:value-type="error">
            <text:p>#DIV/0!</text:p>
          </table:table-cell>
          <table:table-cell table:formula="of:=[.X58]/[.AV58]" office:value-type="string" office:string-value="" calcext:value-type="error">
            <text:p>#DIV/0!</text:p>
          </table:table-cell>
          <table:table-cell table:formula="of:=[.Y58]/[.AW58]" office:value-type="string" office:string-value="" calcext:value-type="error">
            <text:p>#DIV/0!</text:p>
          </table:table-cell>
          <table:table-cell table:formula="of:=[.Z58]/[.AX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Phosphoric acid</text:p>
          </table:table-cell>
          <table:table-cell office:value-type="float" office:value="0.00166251498700322" calcext:value-type="float">
            <text:p>0,002</text:p>
          </table:table-cell>
          <table:table-cell office:value-type="float" office:value="0.00288975441396403" calcext:value-type="float">
            <text:p>0,003</text:p>
          </table:table-cell>
          <table:table-cell/>
          <table:table-cell office:value-type="float" office:value="0.00135241576246843" calcext:value-type="float">
            <text:p>0,001</text:p>
          </table:table-cell>
          <table:table-cell office:value-type="float" office:value="0.00107065887783045" calcext:value-type="float">
            <text:p>0,001</text:p>
          </table:table-cell>
          <table:table-cell office:value-type="float" office:value="0.00229817600271353" calcext:value-type="float">
            <text:p>0,002</text:p>
          </table:table-cell>
          <table:table-cell office:value-type="float" office:value="0.00389711115757293" calcext:value-type="float">
            <text:p>0,004</text:p>
          </table:table-cell>
          <table:table-cell office:value-type="float" office:value="0.00605046483791099" calcext:value-type="float">
            <text:p>0,006</text:p>
          </table:table-cell>
          <table:table-cell office:value-type="float" office:value="0.00556550848141835" calcext:value-type="float">
            <text:p>0,006</text:p>
          </table:table-cell>
          <table:table-cell office:value-type="float" office:value="0.00143983796461551" calcext:value-type="float">
            <text:p>0,001</text:p>
          </table:table-cell>
          <table:table-cell office:value-type="float" office:value="0.00208034106627264" calcext:value-type="float">
            <text:p>0,002</text:p>
          </table:table-cell>
          <table:table-cell office:value-type="float" office:value="0.00231260818836189" calcext:value-type="float">
            <text:p>0,002</text:p>
          </table:table-cell>
          <table:table-cell office:value-type="float" office:value="0.0119554590250353" calcext:value-type="float">
            <text:p>0,012</text:p>
          </table:table-cell>
          <table:table-cell office:value-type="float" office:value="0.00884128438927195" calcext:value-type="float">
            <text:p>0,009</text:p>
          </table:table-cell>
          <table:table-cell/>
          <table:table-cell office:value-type="float" office:value="0.00224289833619707" calcext:value-type="float">
            <text:p>0,002</text:p>
          </table:table-cell>
          <table:table-cell office:value-type="float" office:value="0.00299243256951328" calcext:value-type="float">
            <text:p>0,003</text:p>
          </table:table-cell>
          <table:table-cell/>
          <table:table-cell office:value-type="float" office:value="0.00386989666904892" calcext:value-type="float">
            <text:p>0,004</text:p>
          </table:table-cell>
          <table:table-cell office:value-type="float" office:value="0.00217440881307537" calcext:value-type="float">
            <text:p>0,002</text:p>
          </table:table-cell>
          <table:table-cell office:value-type="float" office:value="0.00322044235878019" calcext:value-type="float">
            <text:p>0,003</text:p>
          </table:table-cell>
          <table:table-cell office:value-type="float" office:value="0.00204412507987211" calcext:value-type="float">
            <text:p>0,002</text:p>
          </table:table-cell>
          <table:table-cell office:value-type="float" office:value="0.00267508942151649" calcext:value-type="float">
            <text:p>0,003</text:p>
          </table:table-cell>
          <table:table-cell office:value-type="float" office:value="0.00247163963457131" calcext:value-type="float">
            <text:p>0,002</text:p>
          </table:table-cell>
          <table:table-cell office:value-type="float" office:value="0.0112584721990202" calcext:value-type="float">
            <text:p>0,011</text:p>
          </table:table-cell>
          <table:table-cell office:value-type="float" office:value="0.0103570158438708" calcext:value-type="float">
            <text:p>0,010</text:p>
          </table:table-cell>
          <table:table-cell/>
          <table:table-cell office:value-type="float" office:value="0.00665947385956724" calcext:value-type="float">
            <text:p>0,007</text:p>
          </table:table-cell>
          <table:table-cell office:value-type="float" office:value="0.00625047194179328" calcext:value-type="float">
            <text:p>0,006</text:p>
          </table:table-cell>
          <table:table-cell office:value-type="float" office:value="0.00957486203778555" calcext:value-type="float">
            <text:p>0,010</text:p>
          </table:table-cell>
          <table:table-cell office:value-type="float" office:value="0.00851911198466558" calcext:value-type="float">
            <text:p>0,009</text:p>
          </table:table-cell>
          <table:table-cell office:value-type="float" office:value="0.00857392369285454" calcext:value-type="float">
            <text:p>0,009</text:p>
          </table:table-cell>
          <table:table-cell/>
          <table:table-cell office:value-type="float" office:value="0.0136409612077472" calcext:value-type="float">
            <text:p>0,014</text:p>
          </table:table-cell>
          <table:table-cell office:value-type="float" office:value="0.00250176008954896" calcext:value-type="float">
            <text:p>0,003</text:p>
          </table:table-cell>
          <table:table-cell office:value-type="float" office:value="0.00411329667882114" calcext:value-type="float">
            <text:p>0,004</text:p>
          </table:table-cell>
          <table:table-cell office:value-type="float" office:value="0.0211237338458501" calcext:value-type="float">
            <text:p>0,021</text:p>
          </table:table-cell>
          <table:table-cell office:value-type="float" office:value="0.0233716767799353" calcext:value-type="float">
            <text:p>0,023</text:p>
          </table:table-cell>
          <table:table-cell office:value-type="float" office:value="0.0292333484613214" calcext:value-type="float">
            <text:p>0,029</text:p>
          </table:table-cell>
          <table:table-cell office:value-type="float" office:value="0.0203328184373253" calcext:value-type="float">
            <text:p>0,020</text:p>
          </table:table-cell>
          <table:table-cell office:value-type="float" office:value="0.0247818350478479" calcext:value-type="float">
            <text:p>0,025</text:p>
          </table:table-cell>
          <table:table-cell office:value-type="float" office:value="0.0186462813216505" calcext:value-type="float">
            <text:p>0,019</text:p>
          </table:table-cell>
          <table:table-cell office:value-type="float" office:value="0.012290212058453" calcext:value-type="float">
            <text:p>0,012</text:p>
          </table:table-cell>
          <table:table-cell office:value-type="float" office:value="0.00643052531960231" calcext:value-type="float">
            <text:p>0,006</text:p>
          </table:table-cell>
          <table:table-cell office:value-type="float" office:value="0.0277997343315173" calcext:value-type="float">
            <text:p>0,028</text:p>
          </table:table-cell>
          <table:table-cell office:value-type="float" office:value="0.0103086330309575" calcext:value-type="float">
            <text:p>0,010</text:p>
          </table:table-cell>
          <table:table-cell office:value-type="float" office:value="0.0159431689875564" calcext:value-type="float">
            <text:p>0,016</text:p>
          </table:table-cell>
          <table:table-cell office:value-type="float" office:value="0.0107465407561372" calcext:value-type="float">
            <text:p>0,011</text:p>
          </table:table-cell>
          <table:table-cell table:number-columns-repeated="2"/>
          <table:table-cell table:formula="of:=[.C59]/[.AA59]" office:value-type="float" office:value="0.147667903567582" calcext:value-type="float">
            <text:p>0,1476679036</text:p>
          </table:table-cell>
          <table:table-cell table:formula="of:=[.D59]/[.AB59]" office:value-type="float" office:value="0.279014192652236" calcext:value-type="float">
            <text:p>0,2790141927</text:p>
          </table:table-cell>
          <table:table-cell table:formula="of:=[.E59]/[.AC59]" office:value-type="string" office:string-value="" calcext:value-type="error">
            <text:p>#DIV/0!</text:p>
          </table:table-cell>
          <table:table-cell table:formula="of:=[.F59]/[.AD59]" office:value-type="float" office:value="0.203081473249647" calcext:value-type="float">
            <text:p>0,2030814732</text:p>
          </table:table-cell>
          <table:table-cell table:formula="of:=[.G59]/[.AE59]" office:value-type="float" office:value="0.171292486039586" calcext:value-type="float">
            <text:p>0,171292486</text:p>
          </table:table-cell>
          <table:table-cell table:formula="of:=[.H59]/[.AF59]" office:value-type="float" office:value="0.240021839859851" calcext:value-type="float">
            <text:p>0,2400218399</text:p>
          </table:table-cell>
          <table:table-cell table:formula="of:=[.I59]/[.AG59]" office:value-type="float" office:value="0.457455092102057" calcext:value-type="float">
            <text:p>0,4574550921</text:p>
          </table:table-cell>
          <table:table-cell table:formula="of:=[.J59]/[.AH59]" office:value-type="float" office:value="0.705682142115799" calcext:value-type="float">
            <text:p>0,7056821421</text:p>
          </table:table-cell>
          <table:table-cell table:formula="of:=[.K59]/[.AI59]" office:value-type="string" office:string-value="" calcext:value-type="error">
            <text:p>#DIV/0!</text:p>
          </table:table-cell>
          <table:table-cell table:formula="of:=[.L59]/[.AJ59]" office:value-type="float" office:value="0.105552529817164" calcext:value-type="float">
            <text:p>0,1055525298</text:p>
          </table:table-cell>
          <table:table-cell table:formula="of:=[.M59]/[.AK59]" office:value-type="float" office:value="0.831550984829925" calcext:value-type="float">
            <text:p>0,8315509848</text:p>
          </table:table-cell>
          <table:table-cell table:formula="of:=[.N59]/[.AL59]" office:value-type="float" office:value="0.56222742217191" calcext:value-type="float">
            <text:p>0,5622274222</text:p>
          </table:table-cell>
          <table:table-cell table:formula="of:=[.O59]/[.AM59]" office:value-type="float" office:value="0.565972811070237" calcext:value-type="float">
            <text:p>0,5659728111</text:p>
          </table:table-cell>
          <table:table-cell table:formula="of:=[.P59]/[.AN59]" office:value-type="float" office:value="0.378290546823848" calcext:value-type="float">
            <text:p>0,3782905468</text:p>
          </table:table-cell>
          <table:table-cell table:formula="of:=[.Q59]/[.AO59]" office:value-type="float" office:value="0" calcext:value-type="float">
            <text:p>0</text:p>
          </table:table-cell>
          <table:table-cell table:formula="of:=[.R59]/[.AP59]" office:value-type="float" office:value="0.11030926888521" calcext:value-type="float">
            <text:p>0,1103092689</text:p>
          </table:table-cell>
          <table:table-cell table:formula="of:=[.S59]/[.AQ59]" office:value-type="float" office:value="0.120751048650578" calcext:value-type="float">
            <text:p>0,1207510487</text:p>
          </table:table-cell>
          <table:table-cell table:formula="of:=[.T59]/[.AR59]" office:value-type="float" office:value="0" calcext:value-type="float">
            <text:p>0</text:p>
          </table:table-cell>
          <table:table-cell table:formula="of:=[.U59]/[.AS59]" office:value-type="float" office:value="0.314876313821393" calcext:value-type="float">
            <text:p>0,3148763138</text:p>
          </table:table-cell>
          <table:table-cell table:formula="of:=[.V59]/[.AT59]" office:value-type="float" office:value="0.338138597549266" calcext:value-type="float">
            <text:p>0,3381385975</text:p>
          </table:table-cell>
          <table:table-cell table:formula="of:=[.W59]/[.AU59]" office:value-type="float" office:value="0.115844357373196" calcext:value-type="float">
            <text:p>0,1158443574</text:p>
          </table:table-cell>
          <table:table-cell table:formula="of:=[.X59]/[.AV59]" office:value-type="float" office:value="0.198292545067175" calcext:value-type="float">
            <text:p>0,1982925451</text:p>
          </table:table-cell>
          <table:table-cell table:formula="of:=[.Y59]/[.AW59]" office:value-type="float" office:value="0.16778906524822" calcext:value-type="float">
            <text:p>0,1677890652</text:p>
          </table:table-cell>
          <table:table-cell table:formula="of:=[.Z59]/[.AX59]" office:value-type="float" office:value="0.229993975797262" calcext:value-type="float">
            <text:p>0,2299939758</text:p>
          </table:table-cell>
        </table:table-row>
        <table:table-row table:style-name="ro1">
          <table:table-cell office:value-type="string" calcext:value-type="string">
            <text:p>Phosphates</text:p>
          </table:table-cell>
          <table:table-cell office:value-type="string" calcext:value-type="string">
            <text:p>Phosphoric acid monomethyl ester</text:p>
          </table:table-cell>
          <table:table-cell office:value-type="float" office:value="0.000482106192002186" calcext:value-type="float">
            <text:p>0,000</text:p>
          </table:table-cell>
          <table:table-cell office:value-type="float" office:value="0.00131584347026516" calcext:value-type="float">
            <text:p>0,001</text:p>
          </table:table-cell>
          <table:table-cell/>
          <table:table-cell office:value-type="float" office:value="0.000482534712867946" calcext:value-type="float">
            <text:p>0,000</text:p>
          </table:table-cell>
          <table:table-cell office:value-type="float" office:value="0.000611460735763334" calcext:value-type="float">
            <text:p>0,001</text:p>
          </table:table-cell>
          <table:table-cell office:value-type="float" office:value="0.00119207845655584" calcext:value-type="float">
            <text:p>0,001</text:p>
          </table:table-cell>
          <table:table-cell office:value-type="float" office:value="0.000848489915746177" calcext:value-type="float">
            <text:p>0,001</text:p>
          </table:table-cell>
          <table:table-cell office:value-type="float" office:value="0.00172698558138798" calcext:value-type="float">
            <text:p>0,002</text:p>
          </table:table-cell>
          <table:table-cell office:value-type="float" office:value="0.00195110389776971" calcext:value-type="float">
            <text:p>0,002</text:p>
          </table:table-cell>
          <table:table-cell office:value-type="float" office:value="0.000237930340850745" calcext:value-type="float">
            <text:p>0,000</text:p>
          </table:table-cell>
          <table:table-cell office:value-type="float" office:value="0.000523663514975009" calcext:value-type="float">
            <text:p>0,001</text:p>
          </table:table-cell>
          <table:table-cell office:value-type="float" office:value="0.00056513077618149" calcext:value-type="float">
            <text:p>0,001</text:p>
          </table:table-cell>
          <table:table-cell office:value-type="float" office:value="0.00161279519898419" calcext:value-type="float">
            <text:p>0,002</text:p>
          </table:table-cell>
          <table:table-cell office:value-type="float" office:value="0.00298547128028464" calcext:value-type="float">
            <text:p>0,003</text:p>
          </table:table-cell>
          <table:table-cell/>
          <table:table-cell office:value-type="float" office:value="0.00109219804380757" calcext:value-type="float">
            <text:p>0,001</text:p>
          </table:table-cell>
          <table:table-cell office:value-type="float" office:value="0.00119167604861845" calcext:value-type="float">
            <text:p>0,001</text:p>
          </table:table-cell>
          <table:table-cell/>
          <table:table-cell office:value-type="float" office:value="0.00215455142405381" calcext:value-type="float">
            <text:p>0,002</text:p>
          </table:table-cell>
          <table:table-cell office:value-type="float" office:value="0.000830476610741406" calcext:value-type="float">
            <text:p>0,001</text:p>
          </table:table-cell>
          <table:table-cell office:value-type="float" office:value="0.00171613087610695" calcext:value-type="float">
            <text:p>0,002</text:p>
          </table:table-cell>
          <table:table-cell office:value-type="float" office:value="0.00121887121480579" calcext:value-type="float">
            <text:p>0,001</text:p>
          </table:table-cell>
          <table:table-cell office:value-type="float" office:value="0.00142930119585638" calcext:value-type="float">
            <text:p>0,001</text:p>
          </table:table-cell>
          <table:table-cell office:value-type="float" office:value="0.00076197221627736" calcext:value-type="float">
            <text:p>0,001</text:p>
          </table:table-cell>
          <table:table-cell office:value-type="float" office:value="0.00594861779966059" calcext:value-type="float">
            <text:p>0,006</text:p>
          </table:table-cell>
          <table:table-cell office:value-type="float" office:value="0.00704002522765257" calcext:value-type="float">
            <text:p>0,007</text:p>
          </table:table-cell>
          <table:table-cell/>
          <table:table-cell office:value-type="float" office:value="0.00143545890862008" calcext:value-type="float">
            <text:p>0,001</text:p>
          </table:table-cell>
          <table:table-cell office:value-type="float" office:value="0.000575342936970425" calcext:value-type="float">
            <text:p>0,001</text:p>
          </table:table-cell>
          <table:table-cell office:value-type="float" office:value="0.00200491875179658" calcext:value-type="float">
            <text:p>0,002</text:p>
          </table:table-cell>
          <table:table-cell office:value-type="float" office:value="0.00172607229220532" calcext:value-type="float">
            <text:p>0,002</text:p>
          </table:table-cell>
          <table:table-cell office:value-type="float" office:value="0.00146981375734793" calcext:value-type="float">
            <text:p>0,001</text:p>
          </table:table-cell>
          <table:table-cell/>
          <table:table-cell office:value-type="float" office:value="0.0090641089130888" calcext:value-type="float">
            <text:p>0,009</text:p>
          </table:table-cell>
          <table:table-cell office:value-type="float" office:value="0.000924093119143215" calcext:value-type="float">
            <text:p>0,001</text:p>
          </table:table-cell>
          <table:table-cell office:value-type="float" office:value="0.00161456410859308" calcext:value-type="float">
            <text:p>0,002</text:p>
          </table:table-cell>
          <table:table-cell office:value-type="float" office:value="0.00429624451745942" calcext:value-type="float">
            <text:p>0,004</text:p>
          </table:table-cell>
          <table:table-cell office:value-type="float" office:value="0.0047886279812471" calcext:value-type="float">
            <text:p>0,005</text:p>
          </table:table-cell>
          <table:table-cell office:value-type="float" office:value="0.00322268965800517" calcext:value-type="float">
            <text:p>0,003</text:p>
          </table:table-cell>
          <table:table-cell office:value-type="float" office:value="0.00239658203165188" calcext:value-type="float">
            <text:p>0,002</text:p>
          </table:table-cell>
          <table:table-cell office:value-type="float" office:value="0.00179380053943089" calcext:value-type="float">
            <text:p>0,002</text:p>
          </table:table-cell>
          <table:table-cell office:value-type="float" office:value="0.00134342589916066" calcext:value-type="float">
            <text:p>0,001</text:p>
          </table:table-cell>
          <table:table-cell office:value-type="float" office:value="0.0102623038762077" calcext:value-type="float">
            <text:p>0,010</text:p>
          </table:table-cell>
          <table:table-cell office:value-type="float" office:value="0.0056785814987875" calcext:value-type="float">
            <text:p>0,006</text:p>
          </table:table-cell>
          <table:table-cell office:value-type="float" office:value="0.00595689665023102" calcext:value-type="float">
            <text:p>0,006</text:p>
          </table:table-cell>
          <table:table-cell office:value-type="float" office:value="0.00242210782436512" calcext:value-type="float">
            <text:p>0,002</text:p>
          </table:table-cell>
          <table:table-cell office:value-type="float" office:value="0.00273454828661658" calcext:value-type="float">
            <text:p>0,003</text:p>
          </table:table-cell>
          <table:table-cell office:value-type="float" office:value="0.00166373186819628" calcext:value-type="float">
            <text:p>0,002</text:p>
          </table:table-cell>
          <table:table-cell table:number-columns-repeated="2"/>
          <table:table-cell table:formula="of:=[.C60]/[.AA60]" office:value-type="float" office:value="0.0810450777371667" calcext:value-type="float">
            <text:p>0,0810450777</text:p>
          </table:table-cell>
          <table:table-cell table:formula="of:=[.D60]/[.AB60]" office:value-type="float" office:value="0.186908914061366" calcext:value-type="float">
            <text:p>0,1869089141</text:p>
          </table:table-cell>
          <table:table-cell table:formula="of:=[.E60]/[.AC60]" office:value-type="string" office:string-value="" calcext:value-type="error">
            <text:p>#DIV/0!</text:p>
          </table:table-cell>
          <table:table-cell table:formula="of:=[.F60]/[.AD60]" office:value-type="float" office:value="0.336153623047149" calcext:value-type="float">
            <text:p>0,336153623</text:p>
          </table:table-cell>
          <table:table-cell table:formula="of:=[.G60]/[.AE60]" office:value-type="float" office:value="1.06277612267754" calcext:value-type="float">
            <text:p>1,0627761227</text:p>
          </table:table-cell>
          <table:table-cell table:formula="of:=[.H60]/[.AF60]" office:value-type="float" office:value="0.594576940081804" calcext:value-type="float">
            <text:p>0,5945769401</text:p>
          </table:table-cell>
          <table:table-cell table:formula="of:=[.I60]/[.AG60]" office:value-type="float" office:value="0.491572641295401" calcext:value-type="float">
            <text:p>0,4915726413</text:p>
          </table:table-cell>
          <table:table-cell table:formula="of:=[.J60]/[.AH60]" office:value-type="float" office:value="1.17496898688993" calcext:value-type="float">
            <text:p>1,1749689869</text:p>
          </table:table-cell>
          <table:table-cell table:formula="of:=[.K60]/[.AI60]" office:value-type="string" office:string-value="" calcext:value-type="error">
            <text:p>#DIV/0!</text:p>
          </table:table-cell>
          <table:table-cell table:formula="of:=[.L60]/[.AJ60]" office:value-type="float" office:value="0.026249722188043" calcext:value-type="float">
            <text:p>0,0262497222</text:p>
          </table:table-cell>
          <table:table-cell table:formula="of:=[.M60]/[.AK60]" office:value-type="float" office:value="0.566678296945367" calcext:value-type="float">
            <text:p>0,5666782969</text:p>
          </table:table-cell>
          <table:table-cell table:formula="of:=[.N60]/[.AL60]" office:value-type="float" office:value="0.350020648405185" calcext:value-type="float">
            <text:p>0,3500206484</text:p>
          </table:table-cell>
          <table:table-cell table:formula="of:=[.O60]/[.AM60]" office:value-type="float" office:value="0.375396510238182" calcext:value-type="float">
            <text:p>0,3753965102</text:p>
          </table:table-cell>
          <table:table-cell table:formula="of:=[.P60]/[.AN60]" office:value-type="float" office:value="0.623450243363264" calcext:value-type="float">
            <text:p>0,6234502434</text:p>
          </table:table-cell>
          <table:table-cell table:formula="of:=[.Q60]/[.AO60]" office:value-type="float" office:value="0" calcext:value-type="float">
            <text:p>0</text:p>
          </table:table-cell>
          <table:table-cell table:formula="of:=[.R60]/[.AP60]" office:value-type="float" office:value="0.455731549925189" calcext:value-type="float">
            <text:p>0,4557315499</text:p>
          </table:table-cell>
          <table:table-cell table:formula="of:=[.S60]/[.AQ60]" office:value-type="float" office:value="0.664330298950923" calcext:value-type="float">
            <text:p>0,664330299</text:p>
          </table:table-cell>
          <table:table-cell table:formula="of:=[.T60]/[.AR60]" office:value-type="float" office:value="0" calcext:value-type="float">
            <text:p>0</text:p>
          </table:table-cell>
          <table:table-cell table:formula="of:=[.U60]/[.AS60]" office:value-type="float" office:value="0.209948121790562" calcext:value-type="float">
            <text:p>0,2099481218</text:p>
          </table:table-cell>
          <table:table-cell table:formula="of:=[.V60]/[.AT60]" office:value-type="float" office:value="0.146247194113306" calcext:value-type="float">
            <text:p>0,1462471941</text:p>
          </table:table-cell>
          <table:table-cell table:formula="of:=[.W60]/[.AU60]" office:value-type="float" office:value="0.288091430298761" calcext:value-type="float">
            <text:p>0,2880914303</text:p>
          </table:table-cell>
          <table:table-cell table:formula="of:=[.X60]/[.AV60]" office:value-type="float" office:value="0.503227479199973" calcext:value-type="float">
            <text:p>0,5032274792</text:p>
          </table:table-cell>
          <table:table-cell table:formula="of:=[.Y60]/[.AW60]" office:value-type="float" office:value="0.522682741735322" calcext:value-type="float">
            <text:p>0,5226827417</text:p>
          </table:table-cell>
          <table:table-cell table:formula="of:=[.Z60]/[.AX60]" office:value-type="float" office:value="0.457989794415278" calcext:value-type="float">
            <text:p>0,4579897944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Arabinonic acid-1,4-lactone</text:p>
          </table:table-cell>
          <table:table-cell table:number-columns-repeated="6"/>
          <table:table-cell office:value-type="float" office:value="0.01209509704001" calcext:value-type="float">
            <text:p>0,012</text:p>
          </table:table-cell>
          <table:table-cell office:value-type="float" office:value="0.0137134267338382" calcext:value-type="float">
            <text:p>0,014</text:p>
          </table:table-cell>
          <table:table-cell office:value-type="float" office:value="0.0111952130548559" calcext:value-type="float">
            <text:p>0,011</text:p>
          </table:table-cell>
          <table:table-cell/>
          <table:table-cell office:value-type="float" office:value="0.0170714952503568" calcext:value-type="float">
            <text:p>0,017</text:p>
          </table:table-cell>
          <table:table-cell office:value-type="float" office:value="0.0156318993825338" calcext:value-type="float">
            <text:p>0,016</text:p>
          </table:table-cell>
          <table:table-cell office:value-type="float" office:value="0.0136468594088267" calcext:value-type="float">
            <text:p>0,014</text:p>
          </table:table-cell>
          <table:table-cell office:value-type="float" office:value="0.0181947168388434" calcext:value-type="float">
            <text:p>0,018</text:p>
          </table:table-cell>
          <table:table-cell/>
          <table:table-cell office:value-type="float" office:value="0.00646288291942738" calcext:value-type="float">
            <text:p>0,006</text:p>
          </table:table-cell>
          <table:table-cell office:value-type="float" office:value="0.00754125507608317" calcext:value-type="float">
            <text:p>0,008</text:p>
          </table:table-cell>
          <table:table-cell/>
          <table:table-cell office:value-type="float" office:value="0.0161394933488257" calcext:value-type="float">
            <text:p>0,016</text:p>
          </table:table-cell>
          <table:table-cell/>
          <table:table-cell office:value-type="float" office:value="0.00484339332854963" calcext:value-type="float">
            <text:p>0,005</text:p>
          </table:table-cell>
          <table:table-cell office:value-type="float" office:value="0.00781253027693423" calcext:value-type="float">
            <text:p>0,008</text:p>
          </table:table-cell>
          <table:table-cell office:value-type="float" office:value="0.00498689542968824" calcext:value-type="float">
            <text:p>0,005</text:p>
          </table:table-cell>
          <table:table-cell office:value-type="float" office:value="0.00336783300012093" calcext:value-type="float">
            <text:p>0,003</text:p>
          </table:table-cell>
          <table:table-cell office:value-type="float" office:value="0.00410768434461184" calcext:value-type="float">
            <text:p>0,004</text:p>
          </table:table-cell>
          <table:table-cell office:value-type="float" office:value="0.00313443525420843" calcext:value-type="float">
            <text:p>0,003</text:p>
          </table:table-cell>
          <table:table-cell/>
          <table:table-cell office:value-type="float" office:value="0.0136796071284827" calcext:value-type="float">
            <text:p>0,014</text:p>
          </table:table-cell>
          <table:table-cell office:value-type="float" office:value="0.0115149688384618" calcext:value-type="float">
            <text:p>0,012</text:p>
          </table:table-cell>
          <table:table-cell office:value-type="float" office:value="0.0105108764073667" calcext:value-type="float">
            <text:p>0,011</text:p>
          </table:table-cell>
          <table:table-cell office:value-type="float" office:value="0.00514517143957988" calcext:value-type="float">
            <text:p>0,005</text:p>
          </table:table-cell>
          <table:table-cell office:value-type="float" office:value="0.0156114843526635" calcext:value-type="float">
            <text:p>0,016</text:p>
          </table:table-cell>
          <table:table-cell/>
          <table:table-cell office:value-type="float" office:value="0.0122586508689492" calcext:value-type="float">
            <text:p>0,012</text:p>
          </table:table-cell>
          <table:table-cell office:value-type="float" office:value="0.021772515515232" calcext:value-type="float">
            <text:p>0,022</text:p>
          </table:table-cell>
          <table:table-cell office:value-type="float" office:value="0.0194646247062104" calcext:value-type="float">
            <text:p>0,019</text:p>
          </table:table-cell>
          <table:table-cell office:value-type="float" office:value="0.0163622521299817" calcext:value-type="float">
            <text:p>0,016</text:p>
          </table:table-cell>
          <table:table-cell office:value-type="float" office:value="0.0149636798771347" calcext:value-type="float">
            <text:p>0,015</text:p>
          </table:table-cell>
          <table:table-cell office:value-type="float" office:value="0.0130416985814395" calcext:value-type="float">
            <text:p>0,013</text:p>
          </table:table-cell>
          <table:table-cell office:value-type="float" office:value="0.0146542104894687" calcext:value-type="float">
            <text:p>0,015</text:p>
          </table:table-cell>
          <table:table-cell office:value-type="float" office:value="0.0134247546099506" calcext:value-type="float">
            <text:p>0,013</text:p>
          </table:table-cell>
          <table:table-cell office:value-type="float" office:value="0.0105815629151618" calcext:value-type="float">
            <text:p>0,011</text:p>
          </table:table-cell>
          <table:table-cell office:value-type="float" office:value="0.0180818044371466" calcext:value-type="float">
            <text:p>0,018</text:p>
          </table:table-cell>
          <table:table-cell office:value-type="float" office:value="0.0124712681452576" calcext:value-type="float">
            <text:p>0,012</text:p>
          </table:table-cell>
          <table:table-cell office:value-type="float" office:value="0.0158543450736817" calcext:value-type="float">
            <text:p>0,016</text:p>
          </table:table-cell>
          <table:table-cell office:value-type="float" office:value="0.0182526642164303" calcext:value-type="float">
            <text:p>0,018</text:p>
          </table:table-cell>
          <table:table-cell office:value-type="float" office:value="0.0176439499306474" calcext:value-type="float">
            <text:p>0,018</text:p>
          </table:table-cell>
          <table:table-cell office:value-type="float" office:value="0.0133276801487121" calcext:value-type="float">
            <text:p>0,013</text:p>
          </table:table-cell>
          <table:table-cell table:number-columns-repeated="2"/>
          <table:table-cell table:formula="of:=[.C61]/[.AA61]" office:value-type="float" office:value="0" calcext:value-type="float">
            <text:p>0</text:p>
          </table:table-cell>
          <table:table-cell table:formula="of:=[.D61]/[.AB61]" office:value-type="float" office:value="0" calcext:value-type="float">
            <text:p>0</text:p>
          </table:table-cell>
          <table:table-cell table:formula="of:=[.E61]/[.AC61]" office:value-type="string" office:string-value="" calcext:value-type="error">
            <text:p>#DIV/0!</text:p>
          </table:table-cell>
          <table:table-cell table:formula="of:=[.F61]/[.AD61]" office:value-type="float" office:value="0" calcext:value-type="float">
            <text:p>0</text:p>
          </table:table-cell>
          <table:table-cell table:formula="of:=[.G61]/[.AE61]" office:value-type="float" office:value="0" calcext:value-type="float">
            <text:p>0</text:p>
          </table:table-cell>
          <table:table-cell table:formula="of:=[.H61]/[.AF61]" office:value-type="float" office:value="0" calcext:value-type="float">
            <text:p>0</text:p>
          </table:table-cell>
          <table:table-cell table:formula="of:=[.I61]/[.AG61]" office:value-type="float" office:value="2.35076657445599" calcext:value-type="float">
            <text:p>2,3507665745</text:p>
          </table:table-cell>
          <table:table-cell table:formula="of:=[.J61]/[.AH61]" office:value-type="float" office:value="0.878419144781613" calcext:value-type="float">
            <text:p>0,8784191448</text:p>
          </table:table-cell>
          <table:table-cell table:formula="of:=[.K61]/[.AI61]" office:value-type="string" office:string-value="" calcext:value-type="error">
            <text:p>#DIV/0!</text:p>
          </table:table-cell>
          <table:table-cell table:formula="of:=[.L61]/[.AJ61]" office:value-type="float" office:value="0" calcext:value-type="float">
            <text:p>0</text:p>
          </table:table-cell>
          <table:table-cell table:formula="of:=[.M61]/[.AK61]" office:value-type="float" office:value="0.78408465197389" calcext:value-type="float">
            <text:p>0,784084652</text:p>
          </table:table-cell>
          <table:table-cell table:formula="of:=[.N61]/[.AL61]" office:value-type="float" office:value="0.803092770524688" calcext:value-type="float">
            <text:p>0,8030927705</text:p>
          </table:table-cell>
          <table:table-cell table:formula="of:=[.O61]/[.AM61]" office:value-type="float" office:value="0.834045295257405" calcext:value-type="float">
            <text:p>0,8340452953</text:p>
          </table:table-cell>
          <table:table-cell table:formula="of:=[.P61]/[.AN61]" office:value-type="float" office:value="1.21592529299199" calcext:value-type="float">
            <text:p>1,215925293</text:p>
          </table:table-cell>
          <table:table-cell table:formula="of:=[.Q61]/[.AO61]" office:value-type="float" office:value="0" calcext:value-type="float">
            <text:p>0</text:p>
          </table:table-cell>
          <table:table-cell table:formula="of:=[.R61]/[.AP61]" office:value-type="float" office:value="0.441025664540028" calcext:value-type="float">
            <text:p>0,4410256645</text:p>
          </table:table-cell>
          <table:table-cell table:formula="of:=[.S61]/[.AQ61]" office:value-type="float" office:value="0.561742489541931" calcext:value-type="float">
            <text:p>0,5617424895</text:p>
          </table:table-cell>
          <table:table-cell table:formula="of:=[.T61]/[.AR61]" office:value-type="float" office:value="0" calcext:value-type="float">
            <text:p>0</text:p>
          </table:table-cell>
          <table:table-cell table:formula="of:=[.U61]/[.AS61]" office:value-type="float" office:value="0.892582009993942" calcext:value-type="float">
            <text:p>0,89258201</text:p>
          </table:table-cell>
          <table:table-cell table:formula="of:=[.V61]/[.AT61]" office:value-type="float" office:value="0" calcext:value-type="float">
            <text:p>0</text:p>
          </table:table-cell>
          <table:table-cell table:formula="of:=[.W61]/[.AU61]" office:value-type="float" office:value="0.305493119144334" calcext:value-type="float">
            <text:p>0,3054931191</text:p>
          </table:table-cell>
          <table:table-cell table:formula="of:=[.X61]/[.AV61]" office:value-type="float" office:value="0.428021366322058" calcext:value-type="float">
            <text:p>0,4280213663</text:p>
          </table:table-cell>
          <table:table-cell table:formula="of:=[.Y61]/[.AW61]" office:value-type="float" office:value="0.282640533967173" calcext:value-type="float">
            <text:p>0,282640534</text:p>
          </table:table-cell>
          <table:table-cell table:formula="of:=[.Z61]/[.AX61]" office:value-type="float" office:value="0.2526946147073" calcext:value-type="float">
            <text:p>0,2526946147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Ascorbic acid</text:p>
          </table:table-cell>
          <table:table-cell table:number-columns-repeated="12"/>
          <table:table-cell office:value-type="float" office:value="0.0019402704226845" calcext:value-type="float">
            <text:p>0,002</text:p>
          </table:table-cell>
          <table:table-cell office:value-type="float" office:value="0.00341203509845582" calcext:value-type="float">
            <text:p>0,003</text:p>
          </table:table-cell>
          <table:table-cell table:number-columns-repeated="2"/>
          <table:table-cell office:value-type="float" office:value="0.000538773248450917" calcext:value-type="float">
            <text:p>0,001</text:p>
          </table:table-cell>
          <table:table-cell table:number-columns-repeated="13"/>
          <table:table-cell office:value-type="float" office:value="0.000747750888372613" calcext:value-type="float">
            <text:p>0,001</text:p>
          </table:table-cell>
          <table:table-cell office:value-type="float" office:value="0.00199164502218822" calcext:value-type="float">
            <text:p>0,002</text:p>
          </table:table-cell>
          <table:table-cell/>
          <table:table-cell office:value-type="float" office:value="0.00512612022007006" calcext:value-type="float">
            <text:p>0,005</text:p>
          </table:table-cell>
          <table:table-cell office:value-type="float" office:value="0.00387424955584457" calcext:value-type="float">
            <text:p>0,004</text:p>
          </table:table-cell>
          <table:table-cell office:value-type="float" office:value="0.00457321817040681" calcext:value-type="float">
            <text:p>0,005</text:p>
          </table:table-cell>
          <table:table-cell office:value-type="float" office:value="0.0014109310303166" calcext:value-type="float">
            <text:p>0,001</text:p>
          </table:table-cell>
          <table:table-cell office:value-type="float" office:value="0.00271859938087977" calcext:value-type="float">
            <text:p>0,003</text:p>
          </table:table-cell>
          <table:table-cell/>
          <table:table-cell office:value-type="float" office:value="0.00213295289555436" calcext:value-type="float">
            <text:p>0,002</text:p>
          </table:table-cell>
          <table:table-cell office:value-type="float" office:value="0.00162151001423984" calcext:value-type="float">
            <text:p>0,002</text:p>
          </table:table-cell>
          <table:table-cell office:value-type="float" office:value="0.00234937149171483" calcext:value-type="float">
            <text:p>0,002</text:p>
          </table:table-cell>
          <table:table-cell office:value-type="float" office:value="0.00253068573001383" calcext:value-type="float">
            <text:p>0,003</text:p>
          </table:table-cell>
          <table:table-cell office:value-type="float" office:value="0.0084579778636529" calcext:value-type="float">
            <text:p>0,008</text:p>
          </table:table-cell>
          <table:table-cell office:value-type="float" office:value="0.00266574284684032" calcext:value-type="float">
            <text:p>0,003</text:p>
          </table:table-cell>
          <table:table-cell office:value-type="float" office:value="0.00229837083090676" calcext:value-type="float">
            <text:p>0,002</text:p>
          </table:table-cell>
          <table:table-cell/>
          <table:table-cell office:value-type="float" office:value="0.00165351649033295" calcext:value-type="float">
            <text:p>0,002</text:p>
          </table:table-cell>
          <table:table-cell table:number-columns-repeated="2"/>
          <table:table-cell table:formula="of:=[.C62]/[.AA62]" office:value-type="string" office:string-value="" calcext:value-type="error">
            <text:p>#DIV/0!</text:p>
          </table:table-cell>
          <table:table-cell table:formula="of:=[.D62]/[.AB62]" office:value-type="string" office:string-value="" calcext:value-type="error">
            <text:p>#DIV/0!</text:p>
          </table:table-cell>
          <table:table-cell table:formula="of:=[.E62]/[.AC62]" office:value-type="string" office:string-value="" calcext:value-type="error">
            <text:p>#DIV/0!</text:p>
          </table:table-cell>
          <table:table-cell table:formula="of:=[.F62]/[.AD62]" office:value-type="string" office:string-value="" calcext:value-type="error">
            <text:p>#DIV/0!</text:p>
          </table:table-cell>
          <table:table-cell table:formula="of:=[.G62]/[.AE62]" office:value-type="string" office:string-value="" calcext:value-type="error">
            <text:p>#DIV/0!</text:p>
          </table:table-cell>
          <table:table-cell table:formula="of:=[.H62]/[.AF62]" office:value-type="string" office:string-value="" calcext:value-type="error">
            <text:p>#DIV/0!</text:p>
          </table:table-cell>
          <table:table-cell table:formula="of:=[.I62]/[.AG62]" office:value-type="float" office:value="0" calcext:value-type="float">
            <text:p>0</text:p>
          </table:table-cell>
          <table:table-cell table:formula="of:=[.J62]/[.AH62]" office:value-type="float" office:value="0" calcext:value-type="float">
            <text:p>0</text:p>
          </table:table-cell>
          <table:table-cell table:formula="of:=[.K62]/[.AI62]" office:value-type="string" office:string-value="" calcext:value-type="error">
            <text:p>#DIV/0!</text:p>
          </table:table-cell>
          <table:table-cell table:formula="of:=[.L62]/[.AJ62]" office:value-type="float" office:value="0" calcext:value-type="float">
            <text:p>0</text:p>
          </table:table-cell>
          <table:table-cell table:formula="of:=[.M62]/[.AK62]" office:value-type="float" office:value="0" calcext:value-type="float">
            <text:p>0</text:p>
          </table:table-cell>
          <table:table-cell table:formula="of:=[.N62]/[.AL62]" office:value-type="float" office:value="0" calcext:value-type="float">
            <text:p>0</text:p>
          </table:table-cell>
          <table:table-cell table:formula="of:=[.O62]/[.AM62]" office:value-type="float" office:value="1.37517028188764" calcext:value-type="float">
            <text:p>1,3751702819</text:p>
          </table:table-cell>
          <table:table-cell table:formula="of:=[.P62]/[.AN62]" office:value-type="float" office:value="1.25507094662533" calcext:value-type="float">
            <text:p>1,2550709466</text:p>
          </table:table-cell>
          <table:table-cell table:formula="of:=[.Q62]/[.AO62]" office:value-type="string" office:string-value="" calcext:value-type="error">
            <text:p>#DIV/0!</text:p>
          </table:table-cell>
          <table:table-cell table:formula="of:=[.R62]/[.AP62]" office:value-type="float" office:value="0" calcext:value-type="float">
            <text:p>0</text:p>
          </table:table-cell>
          <table:table-cell table:formula="of:=[.S62]/[.AQ62]" office:value-type="float" office:value="0.332266371295581" calcext:value-type="float">
            <text:p>0,3322663713</text:p>
          </table:table-cell>
          <table:table-cell table:formula="of:=[.T62]/[.AR62]" office:value-type="float" office:value="0" calcext:value-type="float">
            <text:p>0</text:p>
          </table:table-cell>
          <table:table-cell table:formula="of:=[.U62]/[.AS62]" office:value-type="float" office:value="0" calcext:value-type="float">
            <text:p>0</text:p>
          </table:table-cell>
          <table:table-cell table:formula="of:=[.V62]/[.AT62]" office:value-type="float" office:value="0" calcext:value-type="float">
            <text:p>0</text:p>
          </table:table-cell>
          <table:table-cell table:formula="of:=[.W62]/[.AU62]" office:value-type="float" office:value="0" calcext:value-type="float">
            <text:p>0</text:p>
          </table:table-cell>
          <table:table-cell table:formula="of:=[.X62]/[.AV62]" office:value-type="float" office:value="0" calcext:value-type="float">
            <text:p>0</text:p>
          </table:table-cell>
          <table:table-cell table:formula="of:=[.Y62]/[.AW62]" office:value-type="string" office:string-value="" calcext:value-type="error">
            <text:p>#DIV/0!</text:p>
          </table:table-cell>
          <table:table-cell table:formula="of:=[.Z62]/[.AX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Dehydroascorbic acid dimer</text:p>
          </table:table-cell>
          <table:table-cell office:value-type="float" office:value="0.000143017037568153" calcext:value-type="float">
            <text:p>0,000</text:p>
          </table:table-cell>
          <table:table-cell office:value-type="float" office:value="0.000349546775179041" calcext:value-type="float">
            <text:p>0,000</text:p>
          </table:table-cell>
          <table:table-cell/>
          <table:table-cell office:value-type="float" office:value="0.000277260290238372" calcext:value-type="float">
            <text:p>0,000</text:p>
          </table:table-cell>
          <table:table-cell/>
          <table:table-cell office:value-type="float" office:value="0.000335146118172764" calcext:value-type="float">
            <text:p>0,000</text:p>
          </table:table-cell>
          <table:table-cell office:value-type="float" office:value="0.000120192824896848" calcext:value-type="float">
            <text:p>0,000</text:p>
          </table:table-cell>
          <table:table-cell office:value-type="float" office:value="0.000505470184215415" calcext:value-type="float">
            <text:p>0,001</text:p>
          </table:table-cell>
          <table:table-cell office:value-type="float" office:value="0.00118431661501353" calcext:value-type="float">
            <text:p>0,001</text:p>
          </table:table-cell>
          <table:table-cell office:value-type="float" office:value="0.0000963008573035812" calcext:value-type="float">
            <text:p>0,000</text:p>
          </table:table-cell>
          <table:table-cell office:value-type="float" office:value="0.00143242222329834" calcext:value-type="float">
            <text:p>0,001</text:p>
          </table:table-cell>
          <table:table-cell office:value-type="float" office:value="0.00135205217822347" calcext:value-type="float">
            <text:p>0,001</text:p>
          </table:table-cell>
          <table:table-cell office:value-type="float" office:value="0.000534538120004108" calcext:value-type="float">
            <text:p>0,001</text:p>
          </table:table-cell>
          <table:table-cell office:value-type="float" office:value="0.000173839858646203" calcext:value-type="float">
            <text:p>0,000</text:p>
          </table:table-cell>
          <table:table-cell table:number-columns-repeated="2"/>
          <table:table-cell office:value-type="float" office:value="0.000440627904962235" calcext:value-type="float">
            <text:p>0,000</text:p>
          </table:table-cell>
          <table:table-cell/>
          <table:table-cell office:value-type="float" office:value="0.000458880293558893" calcext:value-type="float">
            <text:p>0,000</text:p>
          </table:table-cell>
          <table:table-cell office:value-type="float" office:value="0.0000432882891411152" calcext:value-type="float">
            <text:p>0,000</text:p>
          </table:table-cell>
          <table:table-cell office:value-type="float" office:value="0.0000583612178386373" calcext:value-type="float">
            <text:p>0,000</text:p>
          </table:table-cell>
          <table:table-cell office:value-type="float" office:value="0.000232090574557812" calcext:value-type="float">
            <text:p>0,000</text:p>
          </table:table-cell>
          <table:table-cell office:value-type="float" office:value="0.0000610766080072598" calcext:value-type="float">
            <text:p>0,000</text:p>
          </table:table-cell>
          <table:table-cell office:value-type="float" office:value="0.0000520348596917816" calcext:value-type="float">
            <text:p>0,000</text:p>
          </table:table-cell>
          <table:table-cell office:value-type="float" office:value="0.00163988211087345" calcext:value-type="float">
            <text:p>0,002</text:p>
          </table:table-cell>
          <table:table-cell office:value-type="float" office:value="0.00351969218710332" calcext:value-type="float">
            <text:p>0,004</text:p>
          </table:table-cell>
          <table:table-cell/>
          <table:table-cell office:value-type="float" office:value="0.0000931503749033531" calcext:value-type="float">
            <text:p>0,000</text:p>
          </table:table-cell>
          <table:table-cell office:value-type="float" office:value="0.0000475775492969388" calcext:value-type="float">
            <text:p>0,000</text:p>
          </table:table-cell>
          <table:table-cell office:value-type="float" office:value="0.000499648734914958" calcext:value-type="float">
            <text:p>0,000</text:p>
          </table:table-cell>
          <table:table-cell office:value-type="float" office:value="0.00057441632976292" calcext:value-type="float">
            <text:p>0,001</text:p>
          </table:table-cell>
          <table:table-cell office:value-type="float" office:value="0.00550106964001974" calcext:value-type="float">
            <text:p>0,006</text:p>
          </table:table-cell>
          <table:table-cell/>
          <table:table-cell office:value-type="float" office:value="0.00327381296022685" calcext:value-type="float">
            <text:p>0,003</text:p>
          </table:table-cell>
          <table:table-cell office:value-type="float" office:value="0.00148395847583477" calcext:value-type="float">
            <text:p>0,001</text:p>
          </table:table-cell>
          <table:table-cell office:value-type="float" office:value="0.00104459395655204" calcext:value-type="float">
            <text:p>0,001</text:p>
          </table:table-cell>
          <table:table-cell office:value-type="float" office:value="0.000811712208307402" calcext:value-type="float">
            <text:p>0,001</text:p>
          </table:table-cell>
          <table:table-cell office:value-type="float" office:value="0.00131982526958718" calcext:value-type="float">
            <text:p>0,001</text:p>
          </table:table-cell>
          <table:table-cell office:value-type="float" office:value="0.00112768087142815" calcext:value-type="float">
            <text:p>0,001</text:p>
          </table:table-cell>
          <table:table-cell office:value-type="float" office:value="0.00123644816760509" calcext:value-type="float">
            <text:p>0,001</text:p>
          </table:table-cell>
          <table:table-cell office:value-type="float" office:value="0.00140678169553146" calcext:value-type="float">
            <text:p>0,001</text:p>
          </table:table-cell>
          <table:table-cell office:value-type="float" office:value="0.00156686590831912" calcext:value-type="float">
            <text:p>0,002</text:p>
          </table:table-cell>
          <table:table-cell office:value-type="float" office:value="0.00101158668120701" calcext:value-type="float">
            <text:p>0,001</text:p>
          </table:table-cell>
          <table:table-cell office:value-type="float" office:value="0.0159330518089083" calcext:value-type="float">
            <text:p>0,016</text:p>
          </table:table-cell>
          <table:table-cell office:value-type="float" office:value="0.00141325962307944" calcext:value-type="float">
            <text:p>0,001</text:p>
          </table:table-cell>
          <table:table-cell office:value-type="float" office:value="0.000531893944936354" calcext:value-type="float">
            <text:p>0,001</text:p>
          </table:table-cell>
          <table:table-cell office:value-type="float" office:value="0.0018927261554984" calcext:value-type="float">
            <text:p>0,002</text:p>
          </table:table-cell>
          <table:table-cell office:value-type="float" office:value="0.00213134333603628" calcext:value-type="float">
            <text:p>0,002</text:p>
          </table:table-cell>
          <table:table-cell table:number-columns-repeated="2"/>
          <table:table-cell table:formula="of:=[.C63]/[.AA63]" office:value-type="float" office:value="0.0872117798101827" calcext:value-type="float">
            <text:p>0,0872117798</text:p>
          </table:table-cell>
          <table:table-cell table:formula="of:=[.D63]/[.AB63]" office:value-type="float" office:value="0.0993117456293004" calcext:value-type="float">
            <text:p>0,0993117456</text:p>
          </table:table-cell>
          <table:table-cell table:formula="of:=[.E63]/[.AC63]" office:value-type="string" office:string-value="" calcext:value-type="error">
            <text:p>#DIV/0!</text:p>
          </table:table-cell>
          <table:table-cell table:formula="of:=[.F63]/[.AD63]" office:value-type="float" office:value="2.9764806693053" calcext:value-type="float">
            <text:p>2,9764806693</text:p>
          </table:table-cell>
          <table:table-cell table:formula="of:=[.G63]/[.AE63]" office:value-type="float" office:value="0" calcext:value-type="float">
            <text:p>0</text:p>
          </table:table-cell>
          <table:table-cell table:formula="of:=[.H63]/[.AF63]" office:value-type="float" office:value="0.670763467918731" calcext:value-type="float">
            <text:p>0,6707634679</text:p>
          </table:table-cell>
          <table:table-cell table:formula="of:=[.I63]/[.AG63]" office:value-type="float" office:value="0.209243398331756" calcext:value-type="float">
            <text:p>0,2092433983</text:p>
          </table:table-cell>
          <table:table-cell table:formula="of:=[.J63]/[.AH63]" office:value-type="float" office:value="0.0918857999066526" calcext:value-type="float">
            <text:p>0,0918857999</text:p>
          </table:table-cell>
          <table:table-cell table:formula="of:=[.K63]/[.AI63]" office:value-type="string" office:string-value="" calcext:value-type="error">
            <text:p>#DIV/0!</text:p>
          </table:table-cell>
          <table:table-cell table:formula="of:=[.L63]/[.AJ63]" office:value-type="float" office:value="0.0294155037179975" calcext:value-type="float">
            <text:p>0,0294155037</text:p>
          </table:table-cell>
          <table:table-cell table:formula="of:=[.M63]/[.AK63]" office:value-type="float" office:value="0.965271095266032" calcext:value-type="float">
            <text:p>0,9652710953</text:p>
          </table:table-cell>
          <table:table-cell table:formula="of:=[.N63]/[.AL63]" office:value-type="float" office:value="1.29433275938746" calcext:value-type="float">
            <text:p>1,2943327594</text:p>
          </table:table-cell>
          <table:table-cell table:formula="of:=[.O63]/[.AM63]" office:value-type="float" office:value="0.658531576257473" calcext:value-type="float">
            <text:p>0,6585315763</text:p>
          </table:table-cell>
          <table:table-cell table:formula="of:=[.P63]/[.AN63]" office:value-type="float" office:value="0.13171429783321" calcext:value-type="float">
            <text:p>0,1317142978</text:p>
          </table:table-cell>
          <table:table-cell table:formula="of:=[.Q63]/[.AO63]" office:value-type="float" office:value="0" calcext:value-type="float">
            <text:p>0</text:p>
          </table:table-cell>
          <table:table-cell table:formula="of:=[.R63]/[.AP63]" office:value-type="float" office:value="0" calcext:value-type="float">
            <text:p>0</text:p>
          </table:table-cell>
          <table:table-cell table:formula="of:=[.S63]/[.AQ63]" office:value-type="float" office:value="0.313216973437924" calcext:value-type="float">
            <text:p>0,3132169734</text:p>
          </table:table-cell>
          <table:table-cell table:formula="of:=[.T63]/[.AR63]" office:value-type="float" office:value="0" calcext:value-type="float">
            <text:p>0</text:p>
          </table:table-cell>
          <table:table-cell table:formula="of:=[.U63]/[.AS63]" office:value-type="float" office:value="0.453624293482555" calcext:value-type="float">
            <text:p>0,4536242935</text:p>
          </table:table-cell>
          <table:table-cell table:formula="of:=[.V63]/[.AT63]" office:value-type="float" office:value="0.00271688623499689" calcext:value-type="float">
            <text:p>0,0027168862</text:p>
          </table:table-cell>
          <table:table-cell table:formula="of:=[.W63]/[.AU63]" office:value-type="float" office:value="0.0412954682109083" calcext:value-type="float">
            <text:p>0,0412954682</text:p>
          </table:table-cell>
          <table:table-cell table:formula="of:=[.X63]/[.AV63]" office:value-type="float" office:value="0.436347465067653" calcext:value-type="float">
            <text:p>0,4363474651</text:p>
          </table:table-cell>
          <table:table-cell table:formula="of:=[.Y63]/[.AW63]" office:value-type="float" office:value="0.0322691203002776" calcext:value-type="float">
            <text:p>0,0322691203</text:p>
          </table:table-cell>
          <table:table-cell table:formula="of:=[.Z63]/[.AX63]" office:value-type="float" office:value="0.0244141142405298" calcext:value-type="float">
            <text:p>0,0244141142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Erythronic acid</text:p>
          </table:table-cell>
          <table:table-cell office:value-type="float" office:value="0.00204433894744966" calcext:value-type="float">
            <text:p>0,002</text:p>
          </table:table-cell>
          <table:table-cell office:value-type="float" office:value="0.00357540674832301" calcext:value-type="float">
            <text:p>0,004</text:p>
          </table:table-cell>
          <table:table-cell/>
          <table:table-cell office:value-type="float" office:value="0.00316934535331469" calcext:value-type="float">
            <text:p>0,003</text:p>
          </table:table-cell>
          <table:table-cell office:value-type="float" office:value="0.00220699201059451" calcext:value-type="float">
            <text:p>0,002</text:p>
          </table:table-cell>
          <table:table-cell office:value-type="float" office:value="0.00327578765047977" calcext:value-type="float">
            <text:p>0,003</text:p>
          </table:table-cell>
          <table:table-cell office:value-type="float" office:value="0.00390537299520235" calcext:value-type="float">
            <text:p>0,004</text:p>
          </table:table-cell>
          <table:table-cell office:value-type="float" office:value="0.00296386970554765" calcext:value-type="float">
            <text:p>0,003</text:p>
          </table:table-cell>
          <table:table-cell office:value-type="float" office:value="0.00460497934461576" calcext:value-type="float">
            <text:p>0,005</text:p>
          </table:table-cell>
          <table:table-cell office:value-type="float" office:value="0.00090506596293744" calcext:value-type="float">
            <text:p>0,001</text:p>
          </table:table-cell>
          <table:table-cell office:value-type="float" office:value="0.00167090635782674" calcext:value-type="float">
            <text:p>0,002</text:p>
          </table:table-cell>
          <table:table-cell office:value-type="float" office:value="0.00158328211381486" calcext:value-type="float">
            <text:p>0,002</text:p>
          </table:table-cell>
          <table:table-cell office:value-type="float" office:value="0.00541975282800126" calcext:value-type="float">
            <text:p>0,005</text:p>
          </table:table-cell>
          <table:table-cell office:value-type="float" office:value="0.00452394978514479" calcext:value-type="float">
            <text:p>0,005</text:p>
          </table:table-cell>
          <table:table-cell/>
          <table:table-cell office:value-type="float" office:value="0.00382743324436908" calcext:value-type="float">
            <text:p>0,004</text:p>
          </table:table-cell>
          <table:table-cell office:value-type="float" office:value="0.00431981960343021" calcext:value-type="float">
            <text:p>0,004</text:p>
          </table:table-cell>
          <table:table-cell/>
          <table:table-cell office:value-type="float" office:value="0.0048445106589906" calcext:value-type="float">
            <text:p>0,005</text:p>
          </table:table-cell>
          <table:table-cell office:value-type="float" office:value="0.00424481086126118" calcext:value-type="float">
            <text:p>0,004</text:p>
          </table:table-cell>
          <table:table-cell office:value-type="float" office:value="0.00374797830813351" calcext:value-type="float">
            <text:p>0,004</text:p>
          </table:table-cell>
          <table:table-cell office:value-type="float" office:value="0.00531101624331008" calcext:value-type="float">
            <text:p>0,005</text:p>
          </table:table-cell>
          <table:table-cell office:value-type="float" office:value="0.00444311199972452" calcext:value-type="float">
            <text:p>0,004</text:p>
          </table:table-cell>
          <table:table-cell office:value-type="float" office:value="0.00398049326590401" calcext:value-type="float">
            <text:p>0,004</text:p>
          </table:table-cell>
          <table:table-cell office:value-type="float" office:value="0.00324874496626777" calcext:value-type="float">
            <text:p>0,003</text:p>
          </table:table-cell>
          <table:table-cell office:value-type="float" office:value="0.00295023264459758" calcext:value-type="float">
            <text:p>0,003</text:p>
          </table:table-cell>
          <table:table-cell/>
          <table:table-cell office:value-type="float" office:value="0.00303867601041974" calcext:value-type="float">
            <text:p>0,003</text:p>
          </table:table-cell>
          <table:table-cell office:value-type="float" office:value="0.00268380989772054" calcext:value-type="float">
            <text:p>0,003</text:p>
          </table:table-cell>
          <table:table-cell office:value-type="float" office:value="0.00332341056946184" calcext:value-type="float">
            <text:p>0,003</text:p>
          </table:table-cell>
          <table:table-cell office:value-type="float" office:value="0.00229653537411894" calcext:value-type="float">
            <text:p>0,002</text:p>
          </table:table-cell>
          <table:table-cell office:value-type="float" office:value="0.00304683977661215" calcext:value-type="float">
            <text:p>0,003</text:p>
          </table:table-cell>
          <table:table-cell/>
          <table:table-cell office:value-type="float" office:value="0.00675957545810385" calcext:value-type="float">
            <text:p>0,007</text:p>
          </table:table-cell>
          <table:table-cell office:value-type="float" office:value="0.00262500220011259" calcext:value-type="float">
            <text:p>0,003</text:p>
          </table:table-cell>
          <table:table-cell office:value-type="float" office:value="0.00235820894004517" calcext:value-type="float">
            <text:p>0,002</text:p>
          </table:table-cell>
          <table:table-cell office:value-type="float" office:value="0.0130457902932677" calcext:value-type="float">
            <text:p>0,013</text:p>
          </table:table-cell>
          <table:table-cell office:value-type="float" office:value="0.00988723210882327" calcext:value-type="float">
            <text:p>0,010</text:p>
          </table:table-cell>
          <table:table-cell office:value-type="float" office:value="0.00843542907079106" calcext:value-type="float">
            <text:p>0,008</text:p>
          </table:table-cell>
          <table:table-cell office:value-type="float" office:value="0.00619206098158315" calcext:value-type="float">
            <text:p>0,006</text:p>
          </table:table-cell>
          <table:table-cell office:value-type="float" office:value="0.00521796995274076" calcext:value-type="float">
            <text:p>0,005</text:p>
          </table:table-cell>
          <table:table-cell office:value-type="float" office:value="0.00471242947697007" calcext:value-type="float">
            <text:p>0,005</text:p>
          </table:table-cell>
          <table:table-cell office:value-type="float" office:value="0.01152021407723" calcext:value-type="float">
            <text:p>0,012</text:p>
          </table:table-cell>
          <table:table-cell office:value-type="float" office:value="0.011074503958625" calcext:value-type="float">
            <text:p>0,011</text:p>
          </table:table-cell>
          <table:table-cell office:value-type="float" office:value="0.0158942538583173" calcext:value-type="float">
            <text:p>0,016</text:p>
          </table:table-cell>
          <table:table-cell office:value-type="float" office:value="0.00984839042521315" calcext:value-type="float">
            <text:p>0,010</text:p>
          </table:table-cell>
          <table:table-cell office:value-type="float" office:value="0.0101962725136628" calcext:value-type="float">
            <text:p>0,010</text:p>
          </table:table-cell>
          <table:table-cell office:value-type="float" office:value="0.00924258448603115" calcext:value-type="float">
            <text:p>0,009</text:p>
          </table:table-cell>
          <table:table-cell table:number-columns-repeated="2"/>
          <table:table-cell table:formula="of:=[.C64]/[.AA64]" office:value-type="float" office:value="0.629270370151044" calcext:value-type="float">
            <text:p>0,6292703702</text:p>
          </table:table-cell>
          <table:table-cell table:formula="of:=[.D64]/[.AB64]" office:value-type="float" office:value="1.21190671348249" calcext:value-type="float">
            <text:p>1,2119067135</text:p>
          </table:table-cell>
          <table:table-cell table:formula="of:=[.E64]/[.AC64]" office:value-type="string" office:string-value="" calcext:value-type="error">
            <text:p>#DIV/0!</text:p>
          </table:table-cell>
          <table:table-cell table:formula="of:=[.F64]/[.AD64]" office:value-type="float" office:value="1.04300206486209" calcext:value-type="float">
            <text:p>1,0430020649</text:p>
          </table:table-cell>
          <table:table-cell table:formula="of:=[.G64]/[.AE64]" office:value-type="float" office:value="0.822335446511689" calcext:value-type="float">
            <text:p>0,8223354465</text:p>
          </table:table-cell>
          <table:table-cell table:formula="of:=[.H64]/[.AF64]" office:value-type="float" office:value="0.985670467735865" calcext:value-type="float">
            <text:p>0,9856704677</text:p>
          </table:table-cell>
          <table:table-cell table:formula="of:=[.I64]/[.AG64]" office:value-type="float" office:value="1.70054989756064" calcext:value-type="float">
            <text:p>1,7005498976</text:p>
          </table:table-cell>
          <table:table-cell table:formula="of:=[.J64]/[.AH64]" office:value-type="float" office:value="0.972768482379222" calcext:value-type="float">
            <text:p>0,9727684824</text:p>
          </table:table-cell>
          <table:table-cell table:formula="of:=[.K64]/[.AI64]" office:value-type="string" office:string-value="" calcext:value-type="error">
            <text:p>#DIV/0!</text:p>
          </table:table-cell>
          <table:table-cell table:formula="of:=[.L64]/[.AJ64]" office:value-type="float" office:value="0.133893906288506" calcext:value-type="float">
            <text:p>0,1338939063</text:p>
          </table:table-cell>
          <table:table-cell table:formula="of:=[.M64]/[.AK64]" office:value-type="float" office:value="0.636535221858127" calcext:value-type="float">
            <text:p>0,6365352219</text:p>
          </table:table-cell>
          <table:table-cell table:formula="of:=[.N64]/[.AL64]" office:value-type="float" office:value="0.67139178676192" calcext:value-type="float">
            <text:p>0,6713917868</text:p>
          </table:table-cell>
          <table:table-cell table:formula="of:=[.O64]/[.AM64]" office:value-type="float" office:value="0.415440744191491" calcext:value-type="float">
            <text:p>0,4154407442</text:p>
          </table:table-cell>
          <table:table-cell table:formula="of:=[.P64]/[.AN64]" office:value-type="float" office:value="0.45755472667701" calcext:value-type="float">
            <text:p>0,4575547267</text:p>
          </table:table-cell>
          <table:table-cell table:formula="of:=[.Q64]/[.AO64]" office:value-type="float" office:value="0" calcext:value-type="float">
            <text:p>0</text:p>
          </table:table-cell>
          <table:table-cell table:formula="of:=[.R64]/[.AP64]" office:value-type="float" office:value="0.618119436444972" calcext:value-type="float">
            <text:p>0,6181194364</text:p>
          </table:table-cell>
          <table:table-cell table:formula="of:=[.S64]/[.AQ64]" office:value-type="float" office:value="0.827873606508831" calcext:value-type="float">
            <text:p>0,8278736065</text:p>
          </table:table-cell>
          <table:table-cell table:formula="of:=[.T64]/[.AR64]" office:value-type="float" office:value="0" calcext:value-type="float">
            <text:p>0</text:p>
          </table:table-cell>
          <table:table-cell table:formula="of:=[.U64]/[.AS64]" office:value-type="float" office:value="0.420522624537499" calcext:value-type="float">
            <text:p>0,4205226245</text:p>
          </table:table-cell>
          <table:table-cell table:formula="of:=[.V64]/[.AT64]" office:value-type="float" office:value="0.38329580061735" calcext:value-type="float">
            <text:p>0,3832958006</text:p>
          </table:table-cell>
          <table:table-cell table:formula="of:=[.W64]/[.AU64]" office:value-type="float" office:value="0.235807125112214" calcext:value-type="float">
            <text:p>0,2358071251</text:p>
          </table:table-cell>
          <table:table-cell table:formula="of:=[.X64]/[.AV64]" office:value-type="float" office:value="0.539277588925922" calcext:value-type="float">
            <text:p>0,5392775889</text:p>
          </table:table-cell>
          <table:table-cell table:formula="of:=[.Y64]/[.AW64]" office:value-type="float" office:value="0.435758459159545" calcext:value-type="float">
            <text:p>0,4357584592</text:p>
          </table:table-cell>
          <table:table-cell table:formula="of:=[.Z64]/[.AX64]" office:value-type="float" office:value="0.430668853708609" calcext:value-type="float">
            <text:p>0,4306688537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Galactonic acid</text:p>
          </table:table-cell>
          <table:table-cell office:value-type="float" office:value="0.00297330996030596" calcext:value-type="float">
            <text:p>0,003</text:p>
          </table:table-cell>
          <table:table-cell office:value-type="float" office:value="0.00518415987113633" calcext:value-type="float">
            <text:p>0,005</text:p>
          </table:table-cell>
          <table:table-cell/>
          <table:table-cell office:value-type="float" office:value="0.00449486881894157" calcext:value-type="float">
            <text:p>0,004</text:p>
          </table:table-cell>
          <table:table-cell office:value-type="float" office:value="0.00270093752782534" calcext:value-type="float">
            <text:p>0,003</text:p>
          </table:table-cell>
          <table:table-cell office:value-type="float" office:value="0.0041492546024116" calcext:value-type="float">
            <text:p>0,004</text:p>
          </table:table-cell>
          <table:table-cell office:value-type="float" office:value="0.00464960807511374" calcext:value-type="float">
            <text:p>0,005</text:p>
          </table:table-cell>
          <table:table-cell office:value-type="float" office:value="0.00330157822688082" calcext:value-type="float">
            <text:p>0,003</text:p>
          </table:table-cell>
          <table:table-cell office:value-type="float" office:value="0.00411654234243764" calcext:value-type="float">
            <text:p>0,004</text:p>
          </table:table-cell>
          <table:table-cell office:value-type="float" office:value="0.00167717088728568" calcext:value-type="float">
            <text:p>0,002</text:p>
          </table:table-cell>
          <table:table-cell office:value-type="float" office:value="0.00301361096741584" calcext:value-type="float">
            <text:p>0,003</text:p>
          </table:table-cell>
          <table:table-cell office:value-type="float" office:value="0.00339502762289403" calcext:value-type="float">
            <text:p>0,003</text:p>
          </table:table-cell>
          <table:table-cell office:value-type="float" office:value="0.00416967233650316" calcext:value-type="float">
            <text:p>0,004</text:p>
          </table:table-cell>
          <table:table-cell office:value-type="float" office:value="0.0045641766546005" calcext:value-type="float">
            <text:p>0,005</text:p>
          </table:table-cell>
          <table:table-cell/>
          <table:table-cell office:value-type="float" office:value="0.00496081014813035" calcext:value-type="float">
            <text:p>0,005</text:p>
          </table:table-cell>
          <table:table-cell office:value-type="float" office:value="0.0044884969718864" calcext:value-type="float">
            <text:p>0,004</text:p>
          </table:table-cell>
          <table:table-cell/>
          <table:table-cell office:value-type="float" office:value="0.00606045510559479" calcext:value-type="float">
            <text:p>0,006</text:p>
          </table:table-cell>
          <table:table-cell office:value-type="float" office:value="0.00574649254349118" calcext:value-type="float">
            <text:p>0,006</text:p>
          </table:table-cell>
          <table:table-cell office:value-type="float" office:value="0.00490306814071352" calcext:value-type="float">
            <text:p>0,005</text:p>
          </table:table-cell>
          <table:table-cell office:value-type="float" office:value="0.00512580276389827" calcext:value-type="float">
            <text:p>0,005</text:p>
          </table:table-cell>
          <table:table-cell office:value-type="float" office:value="0.00647472290983797" calcext:value-type="float">
            <text:p>0,006</text:p>
          </table:table-cell>
          <table:table-cell office:value-type="float" office:value="0.0055125835609365" calcext:value-type="float">
            <text:p>0,006</text:p>
          </table:table-cell>
          <table:table-cell office:value-type="float" office:value="0.00489017756281093" calcext:value-type="float">
            <text:p>0,005</text:p>
          </table:table-cell>
          <table:table-cell office:value-type="float" office:value="0.0062297773221743" calcext:value-type="float">
            <text:p>0,006</text:p>
          </table:table-cell>
          <table:table-cell/>
          <table:table-cell office:value-type="float" office:value="0.00565516362533716" calcext:value-type="float">
            <text:p>0,006</text:p>
          </table:table-cell>
          <table:table-cell office:value-type="float" office:value="0.00383621238258084" calcext:value-type="float">
            <text:p>0,004</text:p>
          </table:table-cell>
          <table:table-cell office:value-type="float" office:value="0.00554368970574599" calcext:value-type="float">
            <text:p>0,006</text:p>
          </table:table-cell>
          <table:table-cell office:value-type="float" office:value="0.00369973129116565" calcext:value-type="float">
            <text:p>0,004</text:p>
          </table:table-cell>
          <table:table-cell office:value-type="float" office:value="0.00527040091287574" calcext:value-type="float">
            <text:p>0,005</text:p>
          </table:table-cell>
          <table:table-cell/>
          <table:table-cell office:value-type="float" office:value="0.00435925306211886" calcext:value-type="float">
            <text:p>0,004</text:p>
          </table:table-cell>
          <table:table-cell office:value-type="float" office:value="0.00320657611824177" calcext:value-type="float">
            <text:p>0,003</text:p>
          </table:table-cell>
          <table:table-cell office:value-type="float" office:value="0.00271273577735443" calcext:value-type="float">
            <text:p>0,003</text:p>
          </table:table-cell>
          <table:table-cell office:value-type="float" office:value="0.00959891705030604" calcext:value-type="float">
            <text:p>0,010</text:p>
          </table:table-cell>
          <table:table-cell office:value-type="float" office:value="0.00830451463575162" calcext:value-type="float">
            <text:p>0,008</text:p>
          </table:table-cell>
          <table:table-cell office:value-type="float" office:value="0.00669814258030917" calcext:value-type="float">
            <text:p>0,007</text:p>
          </table:table-cell>
          <table:table-cell office:value-type="float" office:value="0.00615434814308011" calcext:value-type="float">
            <text:p>0,006</text:p>
          </table:table-cell>
          <table:table-cell office:value-type="float" office:value="0.00551559107685993" calcext:value-type="float">
            <text:p>0,006</text:p>
          </table:table-cell>
          <table:table-cell office:value-type="float" office:value="0.00501284067577618" calcext:value-type="float">
            <text:p>0,005</text:p>
          </table:table-cell>
          <table:table-cell office:value-type="float" office:value="0.0127092695809045" calcext:value-type="float">
            <text:p>0,013</text:p>
          </table:table-cell>
          <table:table-cell office:value-type="float" office:value="0.0212539291027112" calcext:value-type="float">
            <text:p>0,021</text:p>
          </table:table-cell>
          <table:table-cell office:value-type="float" office:value="0.0123275594357768" calcext:value-type="float">
            <text:p>0,012</text:p>
          </table:table-cell>
          <table:table-cell office:value-type="float" office:value="0.00690047568739067" calcext:value-type="float">
            <text:p>0,007</text:p>
          </table:table-cell>
          <table:table-cell office:value-type="float" office:value="0.0074630368367007" calcext:value-type="float">
            <text:p>0,007</text:p>
          </table:table-cell>
          <table:table-cell office:value-type="float" office:value="0.00694704524652357" calcext:value-type="float">
            <text:p>0,007</text:p>
          </table:table-cell>
          <table:table-cell table:number-columns-repeated="2"/>
          <table:table-cell table:formula="of:=[.C65]/[.AA65]" office:value-type="float" office:value="0.608016768740166" calcext:value-type="float">
            <text:p>0,6080167687</text:p>
          </table:table-cell>
          <table:table-cell table:formula="of:=[.D65]/[.AB65]" office:value-type="float" office:value="0.83215813391657" calcext:value-type="float">
            <text:p>0,8321581339</text:p>
          </table:table-cell>
          <table:table-cell table:formula="of:=[.E65]/[.AC65]" office:value-type="string" office:string-value="" calcext:value-type="error">
            <text:p>#DIV/0!</text:p>
          </table:table-cell>
          <table:table-cell table:formula="of:=[.F65]/[.AD65]" office:value-type="float" office:value="0.794825599528711" calcext:value-type="float">
            <text:p>0,7948255995</text:p>
          </table:table-cell>
          <table:table-cell table:formula="of:=[.G65]/[.AE65]" office:value-type="float" office:value="0.704063607137482" calcext:value-type="float">
            <text:p>0,7040636071</text:p>
          </table:table-cell>
          <table:table-cell table:formula="of:=[.H65]/[.AF65]" office:value-type="float" office:value="0.748464438424634" calcext:value-type="float">
            <text:p>0,7484644384</text:p>
          </table:table-cell>
          <table:table-cell table:formula="of:=[.I65]/[.AG65]" office:value-type="float" office:value="1.25674210076181" calcext:value-type="float">
            <text:p>1,2567421008</text:p>
          </table:table-cell>
          <table:table-cell table:formula="of:=[.J65]/[.AH65]" office:value-type="float" office:value="0.626437776074107" calcext:value-type="float">
            <text:p>0,6264377761</text:p>
          </table:table-cell>
          <table:table-cell table:formula="of:=[.K65]/[.AI65]" office:value-type="string" office:string-value="" calcext:value-type="error">
            <text:p>#DIV/0!</text:p>
          </table:table-cell>
          <table:table-cell table:formula="of:=[.L65]/[.AJ65]" office:value-type="float" office:value="0.38473813366331" calcext:value-type="float">
            <text:p>0,3847381337</text:p>
          </table:table-cell>
          <table:table-cell table:formula="of:=[.M65]/[.AK65]" office:value-type="float" office:value="0.939822058260779" calcext:value-type="float">
            <text:p>0,9398220583</text:p>
          </table:table-cell>
          <table:table-cell table:formula="of:=[.N65]/[.AL65]" office:value-type="float" office:value="1.25151430199553" calcext:value-type="float">
            <text:p>1,251514302</text:p>
          </table:table-cell>
          <table:table-cell table:formula="of:=[.O65]/[.AM65]" office:value-type="float" office:value="0.434389870716741" calcext:value-type="float">
            <text:p>0,4343898707</text:p>
          </table:table-cell>
          <table:table-cell table:formula="of:=[.P65]/[.AN65]" office:value-type="float" office:value="0.549601855712475" calcext:value-type="float">
            <text:p>0,5496018557</text:p>
          </table:table-cell>
          <table:table-cell table:formula="of:=[.Q65]/[.AO65]" office:value-type="float" office:value="0" calcext:value-type="float">
            <text:p>0</text:p>
          </table:table-cell>
          <table:table-cell table:formula="of:=[.R65]/[.AP65]" office:value-type="float" office:value="0.806065895655942" calcext:value-type="float">
            <text:p>0,8060658957</text:p>
          </table:table-cell>
          <table:table-cell table:formula="of:=[.S65]/[.AQ65]" office:value-type="float" office:value="0.813783492891162" calcext:value-type="float">
            <text:p>0,8137834929</text:p>
          </table:table-cell>
          <table:table-cell table:formula="of:=[.T65]/[.AR65]" office:value-type="float" office:value="0" calcext:value-type="float">
            <text:p>0</text:p>
          </table:table-cell>
          <table:table-cell table:formula="of:=[.U65]/[.AS65]" office:value-type="float" office:value="0.476853139908256" calcext:value-type="float">
            <text:p>0,4768531399</text:p>
          </table:table-cell>
          <table:table-cell table:formula="of:=[.V65]/[.AT65]" office:value-type="float" office:value="0.270373186798583" calcext:value-type="float">
            <text:p>0,2703731868</text:p>
          </table:table-cell>
          <table:table-cell table:formula="of:=[.W65]/[.AU65]" office:value-type="float" office:value="0.397732265356915" calcext:value-type="float">
            <text:p>0,3977322654</text:p>
          </table:table-cell>
          <table:table-cell table:formula="of:=[.X65]/[.AV65]" office:value-type="float" office:value="0.742818755707627" calcext:value-type="float">
            <text:p>0,7428187557</text:p>
          </table:table-cell>
          <table:table-cell table:formula="of:=[.Y65]/[.AW65]" office:value-type="float" office:value="0.8675721494496" calcext:value-type="float">
            <text:p>0,8675721494</text:p>
          </table:table-cell>
          <table:table-cell table:formula="of:=[.Z65]/[.AX65]" office:value-type="float" office:value="0.793514849164844" calcext:value-type="float">
            <text:p>0,7935148492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Gluconic acid</text:p>
          </table:table-cell>
          <table:table-cell table:number-columns-repeated="50"/>
          <table:table-cell table:formula="of:=[.C66]/[.AA66]" office:value-type="string" office:string-value="" calcext:value-type="error">
            <text:p>#DIV/0!</text:p>
          </table:table-cell>
          <table:table-cell table:formula="of:=[.D66]/[.AB66]" office:value-type="string" office:string-value="" calcext:value-type="error">
            <text:p>#DIV/0!</text:p>
          </table:table-cell>
          <table:table-cell table:formula="of:=[.E66]/[.AC66]" office:value-type="string" office:string-value="" calcext:value-type="error">
            <text:p>#DIV/0!</text:p>
          </table:table-cell>
          <table:table-cell table:formula="of:=[.F66]/[.AD66]" office:value-type="string" office:string-value="" calcext:value-type="error">
            <text:p>#DIV/0!</text:p>
          </table:table-cell>
          <table:table-cell table:formula="of:=[.G66]/[.AE66]" office:value-type="string" office:string-value="" calcext:value-type="error">
            <text:p>#DIV/0!</text:p>
          </table:table-cell>
          <table:table-cell table:formula="of:=[.H66]/[.AF66]" office:value-type="string" office:string-value="" calcext:value-type="error">
            <text:p>#DIV/0!</text:p>
          </table:table-cell>
          <table:table-cell table:formula="of:=[.I66]/[.AG66]" office:value-type="string" office:string-value="" calcext:value-type="error">
            <text:p>#DIV/0!</text:p>
          </table:table-cell>
          <table:table-cell table:formula="of:=[.J66]/[.AH66]" office:value-type="string" office:string-value="" calcext:value-type="error">
            <text:p>#DIV/0!</text:p>
          </table:table-cell>
          <table:table-cell table:formula="of:=[.K66]/[.AI66]" office:value-type="string" office:string-value="" calcext:value-type="error">
            <text:p>#DIV/0!</text:p>
          </table:table-cell>
          <table:table-cell table:formula="of:=[.L66]/[.AJ66]" office:value-type="string" office:string-value="" calcext:value-type="error">
            <text:p>#DIV/0!</text:p>
          </table:table-cell>
          <table:table-cell table:formula="of:=[.M66]/[.AK66]" office:value-type="string" office:string-value="" calcext:value-type="error">
            <text:p>#DIV/0!</text:p>
          </table:table-cell>
          <table:table-cell table:formula="of:=[.N66]/[.AL66]" office:value-type="string" office:string-value="" calcext:value-type="error">
            <text:p>#DIV/0!</text:p>
          </table:table-cell>
          <table:table-cell table:formula="of:=[.O66]/[.AM66]" office:value-type="string" office:string-value="" calcext:value-type="error">
            <text:p>#DIV/0!</text:p>
          </table:table-cell>
          <table:table-cell table:formula="of:=[.P66]/[.AN66]" office:value-type="string" office:string-value="" calcext:value-type="error">
            <text:p>#DIV/0!</text:p>
          </table:table-cell>
          <table:table-cell table:formula="of:=[.Q66]/[.AO66]" office:value-type="string" office:string-value="" calcext:value-type="error">
            <text:p>#DIV/0!</text:p>
          </table:table-cell>
          <table:table-cell table:formula="of:=[.R66]/[.AP66]" office:value-type="string" office:string-value="" calcext:value-type="error">
            <text:p>#DIV/0!</text:p>
          </table:table-cell>
          <table:table-cell table:formula="of:=[.S66]/[.AQ66]" office:value-type="string" office:string-value="" calcext:value-type="error">
            <text:p>#DIV/0!</text:p>
          </table:table-cell>
          <table:table-cell table:formula="of:=[.T66]/[.AR66]" office:value-type="string" office:string-value="" calcext:value-type="error">
            <text:p>#DIV/0!</text:p>
          </table:table-cell>
          <table:table-cell table:formula="of:=[.U66]/[.AS66]" office:value-type="string" office:string-value="" calcext:value-type="error">
            <text:p>#DIV/0!</text:p>
          </table:table-cell>
          <table:table-cell table:formula="of:=[.V66]/[.AT66]" office:value-type="string" office:string-value="" calcext:value-type="error">
            <text:p>#DIV/0!</text:p>
          </table:table-cell>
          <table:table-cell table:formula="of:=[.W66]/[.AU66]" office:value-type="string" office:string-value="" calcext:value-type="error">
            <text:p>#DIV/0!</text:p>
          </table:table-cell>
          <table:table-cell table:formula="of:=[.X66]/[.AV66]" office:value-type="string" office:string-value="" calcext:value-type="error">
            <text:p>#DIV/0!</text:p>
          </table:table-cell>
          <table:table-cell table:formula="of:=[.Y66]/[.AW66]" office:value-type="string" office:string-value="" calcext:value-type="error">
            <text:p>#DIV/0!</text:p>
          </table:table-cell>
          <table:table-cell table:formula="of:=[.Z66]/[.AX6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Glyceric acid</text:p>
          </table:table-cell>
          <table:table-cell office:value-type="float" office:value="0.0119162864207205" calcext:value-type="float">
            <text:p>0,012</text:p>
          </table:table-cell>
          <table:table-cell office:value-type="float" office:value="0.0127977016227805" calcext:value-type="float">
            <text:p>0,013</text:p>
          </table:table-cell>
          <table:table-cell/>
          <table:table-cell office:value-type="float" office:value="0.0153083173536831" calcext:value-type="float">
            <text:p>0,015</text:p>
          </table:table-cell>
          <table:table-cell office:value-type="float" office:value="0.0117387654891207" calcext:value-type="float">
            <text:p>0,012</text:p>
          </table:table-cell>
          <table:table-cell office:value-type="float" office:value="0.0151045851233929" calcext:value-type="float">
            <text:p>0,015</text:p>
          </table:table-cell>
          <table:table-cell office:value-type="float" office:value="0.00898509683575892" calcext:value-type="float">
            <text:p>0,009</text:p>
          </table:table-cell>
          <table:table-cell office:value-type="float" office:value="0.00599894567760769" calcext:value-type="float">
            <text:p>0,006</text:p>
          </table:table-cell>
          <table:table-cell office:value-type="float" office:value="0.00961377984017053" calcext:value-type="float">
            <text:p>0,010</text:p>
          </table:table-cell>
          <table:table-cell office:value-type="float" office:value="0.00214359411890865" calcext:value-type="float">
            <text:p>0,002</text:p>
          </table:table-cell>
          <table:table-cell office:value-type="float" office:value="0.00300088160201113" calcext:value-type="float">
            <text:p>0,003</text:p>
          </table:table-cell>
          <table:table-cell office:value-type="float" office:value="0.00375311060484852" calcext:value-type="float">
            <text:p>0,004</text:p>
          </table:table-cell>
          <table:table-cell office:value-type="float" office:value="0.00965742925903667" calcext:value-type="float">
            <text:p>0,010</text:p>
          </table:table-cell>
          <table:table-cell office:value-type="float" office:value="0.00706167046600599" calcext:value-type="float">
            <text:p>0,007</text:p>
          </table:table-cell>
          <table:table-cell/>
          <table:table-cell office:value-type="float" office:value="0.00652670202179446" calcext:value-type="float">
            <text:p>0,007</text:p>
          </table:table-cell>
          <table:table-cell office:value-type="float" office:value="0.010066278519163" calcext:value-type="float">
            <text:p>0,010</text:p>
          </table:table-cell>
          <table:table-cell/>
          <table:table-cell office:value-type="float" office:value="0.0127823013941314" calcext:value-type="float">
            <text:p>0,013</text:p>
          </table:table-cell>
          <table:table-cell office:value-type="float" office:value="0.0107108978221588" calcext:value-type="float">
            <text:p>0,011</text:p>
          </table:table-cell>
          <table:table-cell office:value-type="float" office:value="0.0122293586006058" calcext:value-type="float">
            <text:p>0,012</text:p>
          </table:table-cell>
          <table:table-cell office:value-type="float" office:value="0.00830171171517008" calcext:value-type="float">
            <text:p>0,008</text:p>
          </table:table-cell>
          <table:table-cell office:value-type="float" office:value="0.00924619704948675" calcext:value-type="float">
            <text:p>0,009</text:p>
          </table:table-cell>
          <table:table-cell office:value-type="float" office:value="0.00761360602757798" calcext:value-type="float">
            <text:p>0,008</text:p>
          </table:table-cell>
          <table:table-cell office:value-type="float" office:value="0.0170332092211061" calcext:value-type="float">
            <text:p>0,017</text:p>
          </table:table-cell>
          <table:table-cell office:value-type="float" office:value="0.017432443692226" calcext:value-type="float">
            <text:p>0,017</text:p>
          </table:table-cell>
          <table:table-cell/>
          <table:table-cell office:value-type="float" office:value="0.0165706977245928" calcext:value-type="float">
            <text:p>0,017</text:p>
          </table:table-cell>
          <table:table-cell office:value-type="float" office:value="0.00919609490344907" calcext:value-type="float">
            <text:p>0,009</text:p>
          </table:table-cell>
          <table:table-cell office:value-type="float" office:value="0.0159773036600089" calcext:value-type="float">
            <text:p>0,016</text:p>
          </table:table-cell>
          <table:table-cell office:value-type="float" office:value="0.00684817150211254" calcext:value-type="float">
            <text:p>0,007</text:p>
          </table:table-cell>
          <table:table-cell office:value-type="float" office:value="0.00763359511265258" calcext:value-type="float">
            <text:p>0,008</text:p>
          </table:table-cell>
          <table:table-cell/>
          <table:table-cell office:value-type="float" office:value="0.0173372508023759" calcext:value-type="float">
            <text:p>0,017</text:p>
          </table:table-cell>
          <table:table-cell office:value-type="float" office:value="0.00635914231035058" calcext:value-type="float">
            <text:p>0,006</text:p>
          </table:table-cell>
          <table:table-cell office:value-type="float" office:value="0.00756190459683531" calcext:value-type="float">
            <text:p>0,008</text:p>
          </table:table-cell>
          <table:table-cell office:value-type="float" office:value="0.0151640610366776" calcext:value-type="float">
            <text:p>0,015</text:p>
          </table:table-cell>
          <table:table-cell office:value-type="float" office:value="0.0117361201450592" calcext:value-type="float">
            <text:p>0,012</text:p>
          </table:table-cell>
          <table:table-cell office:value-type="float" office:value="0.0109236009688872" calcext:value-type="float">
            <text:p>0,011</text:p>
          </table:table-cell>
          <table:table-cell office:value-type="float" office:value="0.00623612972800274" calcext:value-type="float">
            <text:p>0,006</text:p>
          </table:table-cell>
          <table:table-cell office:value-type="float" office:value="0.00810675370983281" calcext:value-type="float">
            <text:p>0,008</text:p>
          </table:table-cell>
          <table:table-cell office:value-type="float" office:value="0.00755016861720022" calcext:value-type="float">
            <text:p>0,008</text:p>
          </table:table-cell>
          <table:table-cell office:value-type="float" office:value="0.017728128823623" calcext:value-type="float">
            <text:p>0,018</text:p>
          </table:table-cell>
          <table:table-cell office:value-type="float" office:value="0.0144424743572389" calcext:value-type="float">
            <text:p>0,014</text:p>
          </table:table-cell>
          <table:table-cell office:value-type="float" office:value="0.0221314393434728" calcext:value-type="float">
            <text:p>0,022</text:p>
          </table:table-cell>
          <table:table-cell office:value-type="float" office:value="0.0110976927064964" calcext:value-type="float">
            <text:p>0,011</text:p>
          </table:table-cell>
          <table:table-cell office:value-type="float" office:value="0.0125466715555778" calcext:value-type="float">
            <text:p>0,013</text:p>
          </table:table-cell>
          <table:table-cell office:value-type="float" office:value="0.00845029880443581" calcext:value-type="float">
            <text:p>0,008</text:p>
          </table:table-cell>
          <table:table-cell table:number-columns-repeated="2"/>
          <table:table-cell table:formula="of:=[.C67]/[.AA67]" office:value-type="float" office:value="0.699591384455893" calcext:value-type="float">
            <text:p>0,6995913845</text:p>
          </table:table-cell>
          <table:table-cell table:formula="of:=[.D67]/[.AB67]" office:value-type="float" office:value="0.734131246813528" calcext:value-type="float">
            <text:p>0,7341312468</text:p>
          </table:table-cell>
          <table:table-cell table:formula="of:=[.E67]/[.AC67]" office:value-type="string" office:string-value="" calcext:value-type="error">
            <text:p>#DIV/0!</text:p>
          </table:table-cell>
          <table:table-cell table:formula="of:=[.F67]/[.AD67]" office:value-type="float" office:value="0.923818514350414" calcext:value-type="float">
            <text:p>0,9238185144</text:p>
          </table:table-cell>
          <table:table-cell table:formula="of:=[.G67]/[.AE67]" office:value-type="float" office:value="1.27649460041109" calcext:value-type="float">
            <text:p>1,2764946004</text:p>
          </table:table-cell>
          <table:table-cell table:formula="of:=[.H67]/[.AF67]" office:value-type="float" office:value="0.945377608438374" calcext:value-type="float">
            <text:p>0,9453776084</text:p>
          </table:table-cell>
          <table:table-cell table:formula="of:=[.I67]/[.AG67]" office:value-type="float" office:value="1.31204319766045" calcext:value-type="float">
            <text:p>1,3120431977</text:p>
          </table:table-cell>
          <table:table-cell table:formula="of:=[.J67]/[.AH67]" office:value-type="float" office:value="0.785861129530504" calcext:value-type="float">
            <text:p>0,7858611295</text:p>
          </table:table-cell>
          <table:table-cell table:formula="of:=[.K67]/[.AI67]" office:value-type="string" office:string-value="" calcext:value-type="error">
            <text:p>#DIV/0!</text:p>
          </table:table-cell>
          <table:table-cell table:formula="of:=[.L67]/[.AJ67]" office:value-type="float" office:value="0.123640947653298" calcext:value-type="float">
            <text:p>0,1236409477</text:p>
          </table:table-cell>
          <table:table-cell table:formula="of:=[.M67]/[.AK67]" office:value-type="float" office:value="0.471900368879414" calcext:value-type="float">
            <text:p>0,4719003689</text:p>
          </table:table-cell>
          <table:table-cell table:formula="of:=[.N67]/[.AL67]" office:value-type="float" office:value="0.496318163868295" calcext:value-type="float">
            <text:p>0,4963181639</text:p>
          </table:table-cell>
          <table:table-cell table:formula="of:=[.O67]/[.AM67]" office:value-type="float" office:value="0.63686299044023" calcext:value-type="float">
            <text:p>0,6368629904</text:p>
          </table:table-cell>
          <table:table-cell table:formula="of:=[.P67]/[.AN67]" office:value-type="float" office:value="0.601704002576941" calcext:value-type="float">
            <text:p>0,6017040026</text:p>
          </table:table-cell>
          <table:table-cell table:formula="of:=[.Q67]/[.AO67]" office:value-type="float" office:value="0" calcext:value-type="float">
            <text:p>0</text:p>
          </table:table-cell>
          <table:table-cell table:formula="of:=[.R67]/[.AP67]" office:value-type="float" office:value="1.04659497259766" calcext:value-type="float">
            <text:p>1,0465949726</text:p>
          </table:table-cell>
          <table:table-cell table:formula="of:=[.S67]/[.AQ67]" office:value-type="float" office:value="1.24171510316805" calcext:value-type="float">
            <text:p>1,2417151032</text:p>
          </table:table-cell>
          <table:table-cell table:formula="of:=[.T67]/[.AR67]" office:value-type="float" office:value="0" calcext:value-type="float">
            <text:p>0</text:p>
          </table:table-cell>
          <table:table-cell table:formula="of:=[.U67]/[.AS67]" office:value-type="float" office:value="0.721018079307884" calcext:value-type="float">
            <text:p>0,7210180793</text:p>
          </table:table-cell>
          <table:table-cell table:formula="of:=[.V67]/[.AT67]" office:value-type="float" office:value="0.741624846077033" calcext:value-type="float">
            <text:p>0,7416248461</text:p>
          </table:table-cell>
          <table:table-cell table:formula="of:=[.W67]/[.AU67]" office:value-type="float" office:value="0.552578547233648" calcext:value-type="float">
            <text:p>0,5525785472</text:p>
          </table:table-cell>
          <table:table-cell table:formula="of:=[.X67]/[.AV67]" office:value-type="float" office:value="0.74805745074473" calcext:value-type="float">
            <text:p>0,7480574507</text:p>
          </table:table-cell>
          <table:table-cell table:formula="of:=[.Y67]/[.AW67]" office:value-type="float" office:value="0.736944217319232" calcext:value-type="float">
            <text:p>0,7369442173</text:p>
          </table:table-cell>
          <table:table-cell table:formula="of:=[.Z67]/[.AX67]" office:value-type="float" office:value="0.900986604589813" calcext:value-type="float">
            <text:p>0,9009866046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Lyxonic acid</text:p>
          </table:table-cell>
          <table:table-cell office:value-type="float" office:value="0.00316745201085524" calcext:value-type="float">
            <text:p>0,003</text:p>
          </table:table-cell>
          <table:table-cell office:value-type="float" office:value="0.00435723384767847" calcext:value-type="float">
            <text:p>0,004</text:p>
          </table:table-cell>
          <table:table-cell/>
          <table:table-cell office:value-type="float" office:value="0.00422432599426397" calcext:value-type="float">
            <text:p>0,004</text:p>
          </table:table-cell>
          <table:table-cell office:value-type="float" office:value="0.00190124733866644" calcext:value-type="float">
            <text:p>0,002</text:p>
          </table:table-cell>
          <table:table-cell office:value-type="float" office:value="0.00255490877590965" calcext:value-type="float">
            <text:p>0,003</text:p>
          </table:table-cell>
          <table:table-cell office:value-type="float" office:value="0.00428212916809507" calcext:value-type="float">
            <text:p>0,004</text:p>
          </table:table-cell>
          <table:table-cell office:value-type="float" office:value="0.00554770967002031" calcext:value-type="float">
            <text:p>0,006</text:p>
          </table:table-cell>
          <table:table-cell office:value-type="float" office:value="0.00642608917725747" calcext:value-type="float">
            <text:p>0,006</text:p>
          </table:table-cell>
          <table:table-cell office:value-type="float" office:value="0.000982318503360061" calcext:value-type="float">
            <text:p>0,001</text:p>
          </table:table-cell>
          <table:table-cell office:value-type="float" office:value="0.00893685380439858" calcext:value-type="float">
            <text:p>0,009</text:p>
          </table:table-cell>
          <table:table-cell office:value-type="float" office:value="0.00836355764904368" calcext:value-type="float">
            <text:p>0,008</text:p>
          </table:table-cell>
          <table:table-cell office:value-type="float" office:value="0.0041055817604538" calcext:value-type="float">
            <text:p>0,004</text:p>
          </table:table-cell>
          <table:table-cell office:value-type="float" office:value="0.00859634223658895" calcext:value-type="float">
            <text:p>0,009</text:p>
          </table:table-cell>
          <table:table-cell/>
          <table:table-cell office:value-type="float" office:value="0.00328435234768386" calcext:value-type="float">
            <text:p>0,003</text:p>
          </table:table-cell>
          <table:table-cell office:value-type="float" office:value="0.00606858580912253" calcext:value-type="float">
            <text:p>0,006</text:p>
          </table:table-cell>
          <table:table-cell/>
          <table:table-cell office:value-type="float" office:value="0.00790508111420945" calcext:value-type="float">
            <text:p>0,008</text:p>
          </table:table-cell>
          <table:table-cell office:value-type="float" office:value="0.00234182184233194" calcext:value-type="float">
            <text:p>0,002</text:p>
          </table:table-cell>
          <table:table-cell office:value-type="float" office:value="0.00336875620476315" calcext:value-type="float">
            <text:p>0,003</text:p>
          </table:table-cell>
          <table:table-cell office:value-type="float" office:value="0.00193006814394803" calcext:value-type="float">
            <text:p>0,002</text:p>
          </table:table-cell>
          <table:table-cell office:value-type="float" office:value="0.00217887620273122" calcext:value-type="float">
            <text:p>0,002</text:p>
          </table:table-cell>
          <table:table-cell office:value-type="float" office:value="0.0020064959185246" calcext:value-type="float">
            <text:p>0,002</text:p>
          </table:table-cell>
          <table:table-cell office:value-type="float" office:value="0.00268088188047157" calcext:value-type="float">
            <text:p>0,003</text:p>
          </table:table-cell>
          <table:table-cell office:value-type="float" office:value="0.00245366782194827" calcext:value-type="float">
            <text:p>0,002</text:p>
          </table:table-cell>
          <table:table-cell/>
          <table:table-cell office:value-type="float" office:value="0.00689463536755957" calcext:value-type="float">
            <text:p>0,007</text:p>
          </table:table-cell>
          <table:table-cell office:value-type="float" office:value="0.00414109542184816" calcext:value-type="float">
            <text:p>0,004</text:p>
          </table:table-cell>
          <table:table-cell office:value-type="float" office:value="0.00245841521208876" calcext:value-type="float">
            <text:p>0,002</text:p>
          </table:table-cell>
          <table:table-cell office:value-type="float" office:value="0.00224431701883123" calcext:value-type="float">
            <text:p>0,002</text:p>
          </table:table-cell>
          <table:table-cell office:value-type="float" office:value="0.00764742018552666" calcext:value-type="float">
            <text:p>0,008</text:p>
          </table:table-cell>
          <table:table-cell/>
          <table:table-cell office:value-type="float" office:value="0.00639011947405142" calcext:value-type="float">
            <text:p>0,006</text:p>
          </table:table-cell>
          <table:table-cell office:value-type="float" office:value="0.00920256371688516" calcext:value-type="float">
            <text:p>0,009</text:p>
          </table:table-cell>
          <table:table-cell office:value-type="float" office:value="0.00873542026706298" calcext:value-type="float">
            <text:p>0,009</text:p>
          </table:table-cell>
          <table:table-cell office:value-type="float" office:value="0.00744321287408674" calcext:value-type="float">
            <text:p>0,007</text:p>
          </table:table-cell>
          <table:table-cell office:value-type="float" office:value="0.00668845712866487" calcext:value-type="float">
            <text:p>0,007</text:p>
          </table:table-cell>
          <table:table-cell office:value-type="float" office:value="0.00514248602543603" calcext:value-type="float">
            <text:p>0,005</text:p>
          </table:table-cell>
          <table:table-cell office:value-type="float" office:value="0.00579838557181801" calcext:value-type="float">
            <text:p>0,006</text:p>
          </table:table-cell>
          <table:table-cell office:value-type="float" office:value="0.00707357401974221" calcext:value-type="float">
            <text:p>0,007</text:p>
          </table:table-cell>
          <table:table-cell office:value-type="float" office:value="0.00568524352029957" calcext:value-type="float">
            <text:p>0,006</text:p>
          </table:table-cell>
          <table:table-cell office:value-type="float" office:value="0.00742189250564571" calcext:value-type="float">
            <text:p>0,007</text:p>
          </table:table-cell>
          <table:table-cell office:value-type="float" office:value="0.0180962669440149" calcext:value-type="float">
            <text:p>0,018</text:p>
          </table:table-cell>
          <table:table-cell office:value-type="float" office:value="0.00584044423397812" calcext:value-type="float">
            <text:p>0,006</text:p>
          </table:table-cell>
          <table:table-cell office:value-type="float" office:value="0.00493642970925191" calcext:value-type="float">
            <text:p>0,005</text:p>
          </table:table-cell>
          <table:table-cell office:value-type="float" office:value="0.00351069519451" calcext:value-type="float">
            <text:p>0,004</text:p>
          </table:table-cell>
          <table:table-cell office:value-type="float" office:value="0.00358752798724173" calcext:value-type="float">
            <text:p>0,004</text:p>
          </table:table-cell>
          <table:table-cell table:number-columns-repeated="2"/>
          <table:table-cell table:formula="of:=[.C68]/[.AA68]" office:value-type="float" office:value="1.18149629565107" calcext:value-type="float">
            <text:p>1,1814962957</text:p>
          </table:table-cell>
          <table:table-cell table:formula="of:=[.D68]/[.AB68]" office:value-type="float" office:value="1.77580429131549" calcext:value-type="float">
            <text:p>1,7758042913</text:p>
          </table:table-cell>
          <table:table-cell table:formula="of:=[.E68]/[.AC68]" office:value-type="string" office:string-value="" calcext:value-type="error">
            <text:p>#DIV/0!</text:p>
          </table:table-cell>
          <table:table-cell table:formula="of:=[.F68]/[.AD68]" office:value-type="float" office:value="0.612697520472241" calcext:value-type="float">
            <text:p>0,6126975205</text:p>
          </table:table-cell>
          <table:table-cell table:formula="of:=[.G68]/[.AE68]" office:value-type="float" office:value="0.459117007696944" calcext:value-type="float">
            <text:p>0,4591170077</text:p>
          </table:table-cell>
          <table:table-cell table:formula="of:=[.H68]/[.AF68]" office:value-type="float" office:value="1.03925031188646" calcext:value-type="float">
            <text:p>1,0392503119</text:p>
          </table:table-cell>
          <table:table-cell table:formula="of:=[.I68]/[.AG68]" office:value-type="float" office:value="1.9079876560064" calcext:value-type="float">
            <text:p>1,907987656</text:p>
          </table:table-cell>
          <table:table-cell table:formula="of:=[.J68]/[.AH68]" office:value-type="float" office:value="0.725435445605537" calcext:value-type="float">
            <text:p>0,7254354456</text:p>
          </table:table-cell>
          <table:table-cell table:formula="of:=[.K68]/[.AI68]" office:value-type="string" office:string-value="" calcext:value-type="error">
            <text:p>#DIV/0!</text:p>
          </table:table-cell>
          <table:table-cell table:formula="of:=[.L68]/[.AJ68]" office:value-type="float" office:value="0.153724591120557" calcext:value-type="float">
            <text:p>0,1537245911</text:p>
          </table:table-cell>
          <table:table-cell table:formula="of:=[.M68]/[.AK68]" office:value-type="float" office:value="0.971126533794159" calcext:value-type="float">
            <text:p>0,9711265338</text:p>
          </table:table-cell>
          <table:table-cell table:formula="of:=[.N68]/[.AL68]" office:value-type="float" office:value="0.957430483405428" calcext:value-type="float">
            <text:p>0,9574304834</text:p>
          </table:table-cell>
          <table:table-cell table:formula="of:=[.O68]/[.AM68]" office:value-type="float" office:value="0.55158730912389" calcext:value-type="float">
            <text:p>0,5515873091</text:p>
          </table:table-cell>
          <table:table-cell table:formula="of:=[.P68]/[.AN68]" office:value-type="float" office:value="1.28525040547056" calcext:value-type="float">
            <text:p>1,2852504055</text:p>
          </table:table-cell>
          <table:table-cell table:formula="of:=[.Q68]/[.AO68]" office:value-type="float" office:value="0" calcext:value-type="float">
            <text:p>0</text:p>
          </table:table-cell>
          <table:table-cell table:formula="of:=[.R68]/[.AP68]" office:value-type="float" office:value="0.56642531046001" calcext:value-type="float">
            <text:p>0,5664253105</text:p>
          </table:table-cell>
          <table:table-cell table:formula="of:=[.S68]/[.AQ68]" office:value-type="float" office:value="0.857923560591184" calcext:value-type="float">
            <text:p>0,8579235606</text:p>
          </table:table-cell>
          <table:table-cell table:formula="of:=[.T68]/[.AR68]" office:value-type="float" office:value="0" calcext:value-type="float">
            <text:p>0</text:p>
          </table:table-cell>
          <table:table-cell table:formula="of:=[.U68]/[.AS68]" office:value-type="float" office:value="1.06510315370321" calcext:value-type="float">
            <text:p>1,0651031537</text:p>
          </table:table-cell>
          <table:table-cell table:formula="of:=[.V68]/[.AT68]" office:value-type="float" office:value="0.129409112364275" calcext:value-type="float">
            <text:p>0,1294091124</text:p>
          </table:table-cell>
          <table:table-cell table:formula="of:=[.W68]/[.AU68]" office:value-type="float" office:value="0.576797940328689" calcext:value-type="float">
            <text:p>0,5767979403</text:p>
          </table:table-cell>
          <table:table-cell table:formula="of:=[.X68]/[.AV68]" office:value-type="float" office:value="0.390984630112463" calcext:value-type="float">
            <text:p>0,3909846301</text:p>
          </table:table-cell>
          <table:table-cell table:formula="of:=[.Y68]/[.AW68]" office:value-type="float" office:value="0.620639526364616" calcext:value-type="float">
            <text:p>0,6206395264</text:p>
          </table:table-cell>
          <table:table-cell table:formula="of:=[.Z68]/[.AX68]" office:value-type="float" office:value="0.559297634934214" calcext:value-type="float">
            <text:p>0,5592976349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Lyxonic acid-1,4-lactone</text:p>
          </table:table-cell>
          <table:table-cell office:value-type="float" office:value="0.00571665683455112" calcext:value-type="float">
            <text:p>0,006</text:p>
          </table:table-cell>
          <table:table-cell office:value-type="float" office:value="0.00649870262492312" calcext:value-type="float">
            <text:p>0,006</text:p>
          </table:table-cell>
          <table:table-cell/>
          <table:table-cell office:value-type="float" office:value="0.00466579542384966" calcext:value-type="float">
            <text:p>0,005</text:p>
          </table:table-cell>
          <table:table-cell office:value-type="float" office:value="0.00201647008056868" calcext:value-type="float">
            <text:p>0,002</text:p>
          </table:table-cell>
          <table:table-cell office:value-type="float" office:value="0.00115930902718344" calcext:value-type="float">
            <text:p>0,001</text:p>
          </table:table-cell>
          <table:table-cell office:value-type="float" office:value="0.00591406070417157" calcext:value-type="float">
            <text:p>0,006</text:p>
          </table:table-cell>
          <table:table-cell office:value-type="float" office:value="0.00960207178561625" calcext:value-type="float">
            <text:p>0,010</text:p>
          </table:table-cell>
          <table:table-cell office:value-type="float" office:value="0.00949419001502551" calcext:value-type="float">
            <text:p>0,009</text:p>
          </table:table-cell>
          <table:table-cell/>
          <table:table-cell office:value-type="float" office:value="0.0139789399511343" calcext:value-type="float">
            <text:p>0,014</text:p>
          </table:table-cell>
          <table:table-cell office:value-type="float" office:value="0.00996121633558063" calcext:value-type="float">
            <text:p>0,010</text:p>
          </table:table-cell>
          <table:table-cell office:value-type="float" office:value="0.00383944184959175" calcext:value-type="float">
            <text:p>0,004</text:p>
          </table:table-cell>
          <table:table-cell office:value-type="float" office:value="0.0100967395386068" calcext:value-type="float">
            <text:p>0,010</text:p>
          </table:table-cell>
          <table:table-cell/>
          <table:table-cell office:value-type="float" office:value="0.00265297070818243" calcext:value-type="float">
            <text:p>0,003</text:p>
          </table:table-cell>
          <table:table-cell office:value-type="float" office:value="0.00700139908174251" calcext:value-type="float">
            <text:p>0,007</text:p>
          </table:table-cell>
          <table:table-cell/>
          <table:table-cell office:value-type="float" office:value="0.0148065957976123" calcext:value-type="float">
            <text:p>0,015</text:p>
          </table:table-cell>
          <table:table-cell office:value-type="float" office:value="0.001964914602944" calcext:value-type="float">
            <text:p>0,002</text:p>
          </table:table-cell>
          <table:table-cell office:value-type="float" office:value="0.00247293517763688" calcext:value-type="float">
            <text:p>0,002</text:p>
          </table:table-cell>
          <table:table-cell office:value-type="float" office:value="0.00325979457088772" calcext:value-type="float">
            <text:p>0,003</text:p>
          </table:table-cell>
          <table:table-cell office:value-type="float" office:value="0.00401400222948361" calcext:value-type="float">
            <text:p>0,004</text:p>
          </table:table-cell>
          <table:table-cell office:value-type="float" office:value="0.0018194014063125" calcext:value-type="float">
            <text:p>0,002</text:p>
          </table:table-cell>
          <table:table-cell office:value-type="float" office:value="0.00267353656796423" calcext:value-type="float">
            <text:p>0,003</text:p>
          </table:table-cell>
          <table:table-cell office:value-type="float" office:value="0.00353074029834348" calcext:value-type="float">
            <text:p>0,004</text:p>
          </table:table-cell>
          <table:table-cell/>
          <table:table-cell office:value-type="float" office:value="0.0084101543185743" calcext:value-type="float">
            <text:p>0,008</text:p>
          </table:table-cell>
          <table:table-cell office:value-type="float" office:value="0.00616701776398049" calcext:value-type="float">
            <text:p>0,006</text:p>
          </table:table-cell>
          <table:table-cell office:value-type="float" office:value="0.00364218430176221" calcext:value-type="float">
            <text:p>0,004</text:p>
          </table:table-cell>
          <table:table-cell office:value-type="float" office:value="0.00268821395448652" calcext:value-type="float">
            <text:p>0,003</text:p>
          </table:table-cell>
          <table:table-cell office:value-type="float" office:value="0.01517457634512" calcext:value-type="float">
            <text:p>0,015</text:p>
          </table:table-cell>
          <table:table-cell/>
          <table:table-cell office:value-type="float" office:value="0.0108408481209793" calcext:value-type="float">
            <text:p>0,011</text:p>
          </table:table-cell>
          <table:table-cell office:value-type="float" office:value="0.0176151258178147" calcext:value-type="float">
            <text:p>0,018</text:p>
          </table:table-cell>
          <table:table-cell office:value-type="float" office:value="0.0134098375126755" calcext:value-type="float">
            <text:p>0,013</text:p>
          </table:table-cell>
          <table:table-cell office:value-type="float" office:value="0.0105202778672311" calcext:value-type="float">
            <text:p>0,011</text:p>
          </table:table-cell>
          <table:table-cell office:value-type="float" office:value="0.00845783656465772" calcext:value-type="float">
            <text:p>0,008</text:p>
          </table:table-cell>
          <table:table-cell office:value-type="float" office:value="0.00438575064052996" calcext:value-type="float">
            <text:p>0,004</text:p>
          </table:table-cell>
          <table:table-cell office:value-type="float" office:value="0.00587917601780069" calcext:value-type="float">
            <text:p>0,006</text:p>
          </table:table-cell>
          <table:table-cell office:value-type="float" office:value="0.00585016438819706" calcext:value-type="float">
            <text:p>0,006</text:p>
          </table:table-cell>
          <table:table-cell office:value-type="float" office:value="0.00496156778564659" calcext:value-type="float">
            <text:p>0,005</text:p>
          </table:table-cell>
          <table:table-cell office:value-type="float" office:value="0.00971122176823076" calcext:value-type="float">
            <text:p>0,010</text:p>
          </table:table-cell>
          <table:table-cell office:value-type="float" office:value="0.0153254901708629" calcext:value-type="float">
            <text:p>0,015</text:p>
          </table:table-cell>
          <table:table-cell office:value-type="float" office:value="0.00732371152202861" calcext:value-type="float">
            <text:p>0,007</text:p>
          </table:table-cell>
          <table:table-cell office:value-type="float" office:value="0.00519208547292693" calcext:value-type="float">
            <text:p>0,005</text:p>
          </table:table-cell>
          <table:table-cell office:value-type="float" office:value="0.00529577436328546" calcext:value-type="float">
            <text:p>0,005</text:p>
          </table:table-cell>
          <table:table-cell office:value-type="float" office:value="0.00478499750464724" calcext:value-type="float">
            <text:p>0,005</text:p>
          </table:table-cell>
          <table:table-cell table:number-columns-repeated="2"/>
          <table:table-cell table:formula="of:=[.C69]/[.AA69]" office:value-type="float" office:value="2.13823775707848" calcext:value-type="float">
            <text:p>2,1382377571</text:p>
          </table:table-cell>
          <table:table-cell table:formula="of:=[.D69]/[.AB69]" office:value-type="float" office:value="1.84060623999225" calcext:value-type="float">
            <text:p>1,84060624</text:p>
          </table:table-cell>
          <table:table-cell table:formula="of:=[.E69]/[.AC69]" office:value-type="string" office:string-value="" calcext:value-type="error">
            <text:p>#DIV/0!</text:p>
          </table:table-cell>
          <table:table-cell table:formula="of:=[.F69]/[.AD69]" office:value-type="float" office:value="0.554781190345698" calcext:value-type="float">
            <text:p>0,5547811903</text:p>
          </table:table-cell>
          <table:table-cell table:formula="of:=[.G69]/[.AE69]" office:value-type="float" office:value="0.326976531889727" calcext:value-type="float">
            <text:p>0,3269765319</text:p>
          </table:table-cell>
          <table:table-cell table:formula="of:=[.H69]/[.AF69]" office:value-type="float" office:value="0.318300484306225" calcext:value-type="float">
            <text:p>0,3183004843</text:p>
          </table:table-cell>
          <table:table-cell table:formula="of:=[.I69]/[.AG69]" office:value-type="float" office:value="2.19999628165803" calcext:value-type="float">
            <text:p>2,1999962817</text:p>
          </table:table-cell>
          <table:table-cell table:formula="of:=[.J69]/[.AH69]" office:value-type="float" office:value="0.632773631845359" calcext:value-type="float">
            <text:p>0,6327736318</text:p>
          </table:table-cell>
          <table:table-cell table:formula="of:=[.K69]/[.AI69]" office:value-type="string" office:string-value="" calcext:value-type="error">
            <text:p>#DIV/0!</text:p>
          </table:table-cell>
          <table:table-cell table:formula="of:=[.L69]/[.AJ69]" office:value-type="float" office:value="0" calcext:value-type="float">
            <text:p>0</text:p>
          </table:table-cell>
          <table:table-cell table:formula="of:=[.M69]/[.AK69]" office:value-type="float" office:value="0.79357593557447" calcext:value-type="float">
            <text:p>0,7935759356</text:p>
          </table:table-cell>
          <table:table-cell table:formula="of:=[.N69]/[.AL69]" office:value-type="float" office:value="0.742829010878387" calcext:value-type="float">
            <text:p>0,7428290109</text:p>
          </table:table-cell>
          <table:table-cell table:formula="of:=[.O69]/[.AM69]" office:value-type="float" office:value="0.364956315607496" calcext:value-type="float">
            <text:p>0,3649563156</text:p>
          </table:table-cell>
          <table:table-cell table:formula="of:=[.P69]/[.AN69]" office:value-type="float" office:value="1.19377330850746" calcext:value-type="float">
            <text:p>1,1937733085</text:p>
          </table:table-cell>
          <table:table-cell table:formula="of:=[.Q69]/[.AO69]" office:value-type="float" office:value="0" calcext:value-type="float">
            <text:p>0</text:p>
          </table:table-cell>
          <table:table-cell table:formula="of:=[.R69]/[.AP69]" office:value-type="float" office:value="0.451248729439277" calcext:value-type="float">
            <text:p>0,4512487294</text:p>
          </table:table-cell>
          <table:table-cell table:formula="of:=[.S69]/[.AQ69]" office:value-type="float" office:value="1.19678672549238" calcext:value-type="float">
            <text:p>1,1967867255</text:p>
          </table:table-cell>
          <table:table-cell table:formula="of:=[.T69]/[.AR69]" office:value-type="float" office:value="0" calcext:value-type="float">
            <text:p>0</text:p>
          </table:table-cell>
          <table:table-cell table:formula="of:=[.U69]/[.AS69]" office:value-type="float" office:value="1.52468928740259" calcext:value-type="float">
            <text:p>1,5246892874</text:p>
          </table:table-cell>
          <table:table-cell table:formula="of:=[.V69]/[.AT69]" office:value-type="float" office:value="0.128212186431709" calcext:value-type="float">
            <text:p>0,1282121864</text:p>
          </table:table-cell>
          <table:table-cell table:formula="of:=[.W69]/[.AU69]" office:value-type="float" office:value="0.337661467167114" calcext:value-type="float">
            <text:p>0,3376614672</text:p>
          </table:table-cell>
          <table:table-cell table:formula="of:=[.X69]/[.AV69]" office:value-type="float" office:value="0.627839157865419" calcext:value-type="float">
            <text:p>0,6278391579</text:p>
          </table:table-cell>
          <table:table-cell table:formula="of:=[.Y69]/[.AW69]" office:value-type="float" office:value="0.757963227684299" calcext:value-type="float">
            <text:p>0,7579632277</text:p>
          </table:table-cell>
          <table:table-cell table:formula="of:=[.Z69]/[.AX69]" office:value-type="float" office:value="0.380230377245856" calcext:value-type="float">
            <text:p>0,3802303772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Ribonic acid</text:p>
          </table:table-cell>
          <table:table-cell office:value-type="float" office:value="0.00242895960577147" calcext:value-type="float">
            <text:p>0,002</text:p>
          </table:table-cell>
          <table:table-cell office:value-type="float" office:value="0.00387595863205787" calcext:value-type="float">
            <text:p>0,004</text:p>
          </table:table-cell>
          <table:table-cell/>
          <table:table-cell office:value-type="float" office:value="0.00395364617429688" calcext:value-type="float">
            <text:p>0,004</text:p>
          </table:table-cell>
          <table:table-cell office:value-type="float" office:value="0.00177560172168851" calcext:value-type="float">
            <text:p>0,002</text:p>
          </table:table-cell>
          <table:table-cell office:value-type="float" office:value="0.00301725818423249" calcext:value-type="float">
            <text:p>0,003</text:p>
          </table:table-cell>
          <table:table-cell office:value-type="float" office:value="0.00339058260596733" calcext:value-type="float">
            <text:p>0,003</text:p>
          </table:table-cell>
          <table:table-cell office:value-type="float" office:value="0.00284831158344995" calcext:value-type="float">
            <text:p>0,003</text:p>
          </table:table-cell>
          <table:table-cell office:value-type="float" office:value="0.00460204371257849" calcext:value-type="float">
            <text:p>0,005</text:p>
          </table:table-cell>
          <table:table-cell office:value-type="float" office:value="0.00129785267622444" calcext:value-type="float">
            <text:p>0,001</text:p>
          </table:table-cell>
          <table:table-cell office:value-type="float" office:value="0.00525595276537639" calcext:value-type="float">
            <text:p>0,005</text:p>
          </table:table-cell>
          <table:table-cell office:value-type="float" office:value="0.0049948027832968" calcext:value-type="float">
            <text:p>0,005</text:p>
          </table:table-cell>
          <table:table-cell office:value-type="float" office:value="0.00311335642591382" calcext:value-type="float">
            <text:p>0,003</text:p>
          </table:table-cell>
          <table:table-cell office:value-type="float" office:value="0.0054934030889196" calcext:value-type="float">
            <text:p>0,005</text:p>
          </table:table-cell>
          <table:table-cell/>
          <table:table-cell office:value-type="float" office:value="0.00359898076097309" calcext:value-type="float">
            <text:p>0,004</text:p>
          </table:table-cell>
          <table:table-cell office:value-type="float" office:value="0.00588194013664611" calcext:value-type="float">
            <text:p>0,006</text:p>
          </table:table-cell>
          <table:table-cell/>
          <table:table-cell office:value-type="float" office:value="0.00659789196900573" calcext:value-type="float">
            <text:p>0,007</text:p>
          </table:table-cell>
          <table:table-cell office:value-type="float" office:value="0.00355431998153776" calcext:value-type="float">
            <text:p>0,004</text:p>
          </table:table-cell>
          <table:table-cell office:value-type="float" office:value="0.00375870042779361" calcext:value-type="float">
            <text:p>0,004</text:p>
          </table:table-cell>
          <table:table-cell office:value-type="float" office:value="0.00207560106280422" calcext:value-type="float">
            <text:p>0,002</text:p>
          </table:table-cell>
          <table:table-cell office:value-type="float" office:value="0.00337861369807579" calcext:value-type="float">
            <text:p>0,003</text:p>
          </table:table-cell>
          <table:table-cell office:value-type="float" office:value="0.00257269189665705" calcext:value-type="float">
            <text:p>0,003</text:p>
          </table:table-cell>
          <table:table-cell office:value-type="float" office:value="0.0015518618371998" calcext:value-type="float">
            <text:p>0,002</text:p>
          </table:table-cell>
          <table:table-cell office:value-type="float" office:value="0.00199347118114122" calcext:value-type="float">
            <text:p>0,002</text:p>
          </table:table-cell>
          <table:table-cell/>
          <table:table-cell office:value-type="float" office:value="0.00427553215867869" calcext:value-type="float">
            <text:p>0,004</text:p>
          </table:table-cell>
          <table:table-cell office:value-type="float" office:value="0.00317016991247294" calcext:value-type="float">
            <text:p>0,003</text:p>
          </table:table-cell>
          <table:table-cell office:value-type="float" office:value="0.00206004582742731" calcext:value-type="float">
            <text:p>0,002</text:p>
          </table:table-cell>
          <table:table-cell office:value-type="float" office:value="0.00152157466157899" calcext:value-type="float">
            <text:p>0,002</text:p>
          </table:table-cell>
          <table:table-cell office:value-type="float" office:value="0.00475104133822199" calcext:value-type="float">
            <text:p>0,005</text:p>
          </table:table-cell>
          <table:table-cell/>
          <table:table-cell office:value-type="float" office:value="0.00344837486128393" calcext:value-type="float">
            <text:p>0,003</text:p>
          </table:table-cell>
          <table:table-cell office:value-type="float" office:value="0.00466349875401054" calcext:value-type="float">
            <text:p>0,005</text:p>
          </table:table-cell>
          <table:table-cell office:value-type="float" office:value="0.00381551507271911" calcext:value-type="float">
            <text:p>0,004</text:p>
          </table:table-cell>
          <table:table-cell office:value-type="float" office:value="0.00572978679728968" calcext:value-type="float">
            <text:p>0,006</text:p>
          </table:table-cell>
          <table:table-cell office:value-type="float" office:value="0.00508668184303032" calcext:value-type="float">
            <text:p>0,005</text:p>
          </table:table-cell>
          <table:table-cell office:value-type="float" office:value="0.00463633197862617" calcext:value-type="float">
            <text:p>0,005</text:p>
          </table:table-cell>
          <table:table-cell office:value-type="float" office:value="0.00350676337598444" calcext:value-type="float">
            <text:p>0,004</text:p>
          </table:table-cell>
          <table:table-cell office:value-type="float" office:value="0.00412057344655645" calcext:value-type="float">
            <text:p>0,004</text:p>
          </table:table-cell>
          <table:table-cell office:value-type="float" office:value="0.00324326456652291" calcext:value-type="float">
            <text:p>0,003</text:p>
          </table:table-cell>
          <table:table-cell office:value-type="float" office:value="0.005722574451787" calcext:value-type="float">
            <text:p>0,006</text:p>
          </table:table-cell>
          <table:table-cell office:value-type="float" office:value="0.0173465623875849" calcext:value-type="float">
            <text:p>0,017</text:p>
          </table:table-cell>
          <table:table-cell office:value-type="float" office:value="0.00398637092483662" calcext:value-type="float">
            <text:p>0,004</text:p>
          </table:table-cell>
          <table:table-cell office:value-type="float" office:value="0.00406954083707047" calcext:value-type="float">
            <text:p>0,004</text:p>
          </table:table-cell>
          <table:table-cell office:value-type="float" office:value="0.00313497636700432" calcext:value-type="float">
            <text:p>0,003</text:p>
          </table:table-cell>
          <table:table-cell office:value-type="float" office:value="0.00258402147666444" calcext:value-type="float">
            <text:p>0,003</text:p>
          </table:table-cell>
          <table:table-cell table:number-columns-repeated="2"/>
          <table:table-cell table:formula="of:=[.C70]/[.AA70]" office:value-type="float" office:value="1.56519062944052" calcext:value-type="float">
            <text:p>1,5651906294</text:p>
          </table:table-cell>
          <table:table-cell table:formula="of:=[.D70]/[.AB70]" office:value-type="float" office:value="1.9443263934415" calcext:value-type="float">
            <text:p>1,9443263934</text:p>
          </table:table-cell>
          <table:table-cell table:formula="of:=[.E70]/[.AC70]" office:value-type="string" office:string-value="" calcext:value-type="error">
            <text:p>#DIV/0!</text:p>
          </table:table-cell>
          <table:table-cell table:formula="of:=[.F70]/[.AD70]" office:value-type="float" office:value="0.92471440456168" calcext:value-type="float">
            <text:p>0,9247144046</text:p>
          </table:table-cell>
          <table:table-cell table:formula="of:=[.G70]/[.AE70]" office:value-type="float" office:value="0.560096704817763" calcext:value-type="float">
            <text:p>0,5600967048</text:p>
          </table:table-cell>
          <table:table-cell table:formula="of:=[.H70]/[.AF70]" office:value-type="float" office:value="1.46465585573919" calcext:value-type="float">
            <text:p>1,4646558557</text:p>
          </table:table-cell>
          <table:table-cell table:formula="of:=[.I70]/[.AG70]" office:value-type="float" office:value="2.22833797879416" calcext:value-type="float">
            <text:p>2,2283379788</text:p>
          </table:table-cell>
          <table:table-cell table:formula="of:=[.J70]/[.AH70]" office:value-type="float" office:value="0.599513113164343" calcext:value-type="float">
            <text:p>0,5995131132</text:p>
          </table:table-cell>
          <table:table-cell table:formula="of:=[.K70]/[.AI70]" office:value-type="string" office:string-value="" calcext:value-type="error">
            <text:p>#DIV/0!</text:p>
          </table:table-cell>
          <table:table-cell table:formula="of:=[.L70]/[.AJ70]" office:value-type="float" office:value="0.376366470709397" calcext:value-type="float">
            <text:p>0,3763664707</text:p>
          </table:table-cell>
          <table:table-cell table:formula="of:=[.M70]/[.AK70]" office:value-type="float" office:value="1.12704067109621" calcext:value-type="float">
            <text:p>1,1270406711</text:p>
          </table:table-cell>
          <table:table-cell table:formula="of:=[.N70]/[.AL70]" office:value-type="float" office:value="1.30907693669187" calcext:value-type="float">
            <text:p>1,3090769367</text:p>
          </table:table-cell>
          <table:table-cell table:formula="of:=[.O70]/[.AM70]" office:value-type="float" office:value="0.543363398335608" calcext:value-type="float">
            <text:p>0,5433633983</text:p>
          </table:table-cell>
          <table:table-cell table:formula="of:=[.P70]/[.AN70]" office:value-type="float" office:value="1.07995806666119" calcext:value-type="float">
            <text:p>1,0799580667</text:p>
          </table:table-cell>
          <table:table-cell table:formula="of:=[.Q70]/[.AO70]" office:value-type="float" office:value="0" calcext:value-type="float">
            <text:p>0</text:p>
          </table:table-cell>
          <table:table-cell table:formula="of:=[.R70]/[.AP70]" office:value-type="float" office:value="1.02629700812441" calcext:value-type="float">
            <text:p>1,0262970081</text:p>
          </table:table-cell>
          <table:table-cell table:formula="of:=[.S70]/[.AQ70]" office:value-type="float" office:value="1.42745669090345" calcext:value-type="float">
            <text:p>1,4274566909</text:p>
          </table:table-cell>
          <table:table-cell table:formula="of:=[.T70]/[.AR70]" office:value-type="float" office:value="0" calcext:value-type="float">
            <text:p>0</text:p>
          </table:table-cell>
          <table:table-cell table:formula="of:=[.U70]/[.AS70]" office:value-type="float" office:value="1.15295869448154" calcext:value-type="float">
            <text:p>1,1529586945</text:p>
          </table:table-cell>
          <table:table-cell table:formula="of:=[.V70]/[.AT70]" office:value-type="float" office:value="0.204900538914939" calcext:value-type="float">
            <text:p>0,2049005389</text:p>
          </table:table-cell>
          <table:table-cell table:formula="of:=[.W70]/[.AU70]" office:value-type="float" office:value="0.942887779051233" calcext:value-type="float">
            <text:p>0,9428877791</text:p>
          </table:table-cell>
          <table:table-cell table:formula="of:=[.X70]/[.AV70]" office:value-type="float" office:value="0.510033231242466" calcext:value-type="float">
            <text:p>0,5100332312</text:p>
          </table:table-cell>
          <table:table-cell table:formula="of:=[.Y70]/[.AW70]" office:value-type="float" office:value="1.07771584297597" calcext:value-type="float">
            <text:p>1,077715843</text:p>
          </table:table-cell>
          <table:table-cell table:formula="of:=[.Z70]/[.AX70]" office:value-type="float" office:value="0.995615524054384" calcext:value-type="float">
            <text:p>0,9956155241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Ribonic acid-gamma-lactone</text:p>
          </table:table-cell>
          <table:table-cell table:number-columns-repeated="50"/>
          <table:table-cell table:formula="of:=[.C71]/[.AA71]" office:value-type="string" office:string-value="" calcext:value-type="error">
            <text:p>#DIV/0!</text:p>
          </table:table-cell>
          <table:table-cell table:formula="of:=[.D71]/[.AB71]" office:value-type="string" office:string-value="" calcext:value-type="error">
            <text:p>#DIV/0!</text:p>
          </table:table-cell>
          <table:table-cell table:formula="of:=[.E71]/[.AC71]" office:value-type="string" office:string-value="" calcext:value-type="error">
            <text:p>#DIV/0!</text:p>
          </table:table-cell>
          <table:table-cell table:formula="of:=[.F71]/[.AD71]" office:value-type="string" office:string-value="" calcext:value-type="error">
            <text:p>#DIV/0!</text:p>
          </table:table-cell>
          <table:table-cell table:formula="of:=[.G71]/[.AE71]" office:value-type="string" office:string-value="" calcext:value-type="error">
            <text:p>#DIV/0!</text:p>
          </table:table-cell>
          <table:table-cell table:formula="of:=[.H71]/[.AF71]" office:value-type="string" office:string-value="" calcext:value-type="error">
            <text:p>#DIV/0!</text:p>
          </table:table-cell>
          <table:table-cell table:formula="of:=[.I71]/[.AG71]" office:value-type="string" office:string-value="" calcext:value-type="error">
            <text:p>#DIV/0!</text:p>
          </table:table-cell>
          <table:table-cell table:formula="of:=[.J71]/[.AH71]" office:value-type="string" office:string-value="" calcext:value-type="error">
            <text:p>#DIV/0!</text:p>
          </table:table-cell>
          <table:table-cell table:formula="of:=[.K71]/[.AI71]" office:value-type="string" office:string-value="" calcext:value-type="error">
            <text:p>#DIV/0!</text:p>
          </table:table-cell>
          <table:table-cell table:formula="of:=[.L71]/[.AJ71]" office:value-type="string" office:string-value="" calcext:value-type="error">
            <text:p>#DIV/0!</text:p>
          </table:table-cell>
          <table:table-cell table:formula="of:=[.M71]/[.AK71]" office:value-type="string" office:string-value="" calcext:value-type="error">
            <text:p>#DIV/0!</text:p>
          </table:table-cell>
          <table:table-cell table:formula="of:=[.N71]/[.AL71]" office:value-type="string" office:string-value="" calcext:value-type="error">
            <text:p>#DIV/0!</text:p>
          </table:table-cell>
          <table:table-cell table:formula="of:=[.O71]/[.AM71]" office:value-type="string" office:string-value="" calcext:value-type="error">
            <text:p>#DIV/0!</text:p>
          </table:table-cell>
          <table:table-cell table:formula="of:=[.P71]/[.AN71]" office:value-type="string" office:string-value="" calcext:value-type="error">
            <text:p>#DIV/0!</text:p>
          </table:table-cell>
          <table:table-cell table:formula="of:=[.Q71]/[.AO71]" office:value-type="string" office:string-value="" calcext:value-type="error">
            <text:p>#DIV/0!</text:p>
          </table:table-cell>
          <table:table-cell table:formula="of:=[.R71]/[.AP71]" office:value-type="string" office:string-value="" calcext:value-type="error">
            <text:p>#DIV/0!</text:p>
          </table:table-cell>
          <table:table-cell table:formula="of:=[.S71]/[.AQ71]" office:value-type="string" office:string-value="" calcext:value-type="error">
            <text:p>#DIV/0!</text:p>
          </table:table-cell>
          <table:table-cell table:formula="of:=[.T71]/[.AR71]" office:value-type="string" office:string-value="" calcext:value-type="error">
            <text:p>#DIV/0!</text:p>
          </table:table-cell>
          <table:table-cell table:formula="of:=[.U71]/[.AS71]" office:value-type="string" office:string-value="" calcext:value-type="error">
            <text:p>#DIV/0!</text:p>
          </table:table-cell>
          <table:table-cell table:formula="of:=[.V71]/[.AT71]" office:value-type="string" office:string-value="" calcext:value-type="error">
            <text:p>#DIV/0!</text:p>
          </table:table-cell>
          <table:table-cell table:formula="of:=[.W71]/[.AU71]" office:value-type="string" office:string-value="" calcext:value-type="error">
            <text:p>#DIV/0!</text:p>
          </table:table-cell>
          <table:table-cell table:formula="of:=[.X71]/[.AV71]" office:value-type="string" office:string-value="" calcext:value-type="error">
            <text:p>#DIV/0!</text:p>
          </table:table-cell>
          <table:table-cell table:formula="of:=[.Y71]/[.AW71]" office:value-type="string" office:string-value="" calcext:value-type="error">
            <text:p>#DIV/0!</text:p>
          </table:table-cell>
          <table:table-cell table:formula="of:=[.Z71]/[.AX7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Saccharic acid</text:p>
          </table:table-cell>
          <table:table-cell table:number-columns-repeated="50"/>
          <table:table-cell table:formula="of:=[.C72]/[.AA72]" office:value-type="string" office:string-value="" calcext:value-type="error">
            <text:p>#DIV/0!</text:p>
          </table:table-cell>
          <table:table-cell table:formula="of:=[.D72]/[.AB72]" office:value-type="string" office:string-value="" calcext:value-type="error">
            <text:p>#DIV/0!</text:p>
          </table:table-cell>
          <table:table-cell table:formula="of:=[.E72]/[.AC72]" office:value-type="string" office:string-value="" calcext:value-type="error">
            <text:p>#DIV/0!</text:p>
          </table:table-cell>
          <table:table-cell table:formula="of:=[.F72]/[.AD72]" office:value-type="string" office:string-value="" calcext:value-type="error">
            <text:p>#DIV/0!</text:p>
          </table:table-cell>
          <table:table-cell table:formula="of:=[.G72]/[.AE72]" office:value-type="string" office:string-value="" calcext:value-type="error">
            <text:p>#DIV/0!</text:p>
          </table:table-cell>
          <table:table-cell table:formula="of:=[.H72]/[.AF72]" office:value-type="string" office:string-value="" calcext:value-type="error">
            <text:p>#DIV/0!</text:p>
          </table:table-cell>
          <table:table-cell table:formula="of:=[.I72]/[.AG72]" office:value-type="string" office:string-value="" calcext:value-type="error">
            <text:p>#DIV/0!</text:p>
          </table:table-cell>
          <table:table-cell table:formula="of:=[.J72]/[.AH72]" office:value-type="string" office:string-value="" calcext:value-type="error">
            <text:p>#DIV/0!</text:p>
          </table:table-cell>
          <table:table-cell table:formula="of:=[.K72]/[.AI72]" office:value-type="string" office:string-value="" calcext:value-type="error">
            <text:p>#DIV/0!</text:p>
          </table:table-cell>
          <table:table-cell table:formula="of:=[.L72]/[.AJ72]" office:value-type="string" office:string-value="" calcext:value-type="error">
            <text:p>#DIV/0!</text:p>
          </table:table-cell>
          <table:table-cell table:formula="of:=[.M72]/[.AK72]" office:value-type="string" office:string-value="" calcext:value-type="error">
            <text:p>#DIV/0!</text:p>
          </table:table-cell>
          <table:table-cell table:formula="of:=[.N72]/[.AL72]" office:value-type="string" office:string-value="" calcext:value-type="error">
            <text:p>#DIV/0!</text:p>
          </table:table-cell>
          <table:table-cell table:formula="of:=[.O72]/[.AM72]" office:value-type="string" office:string-value="" calcext:value-type="error">
            <text:p>#DIV/0!</text:p>
          </table:table-cell>
          <table:table-cell table:formula="of:=[.P72]/[.AN72]" office:value-type="string" office:string-value="" calcext:value-type="error">
            <text:p>#DIV/0!</text:p>
          </table:table-cell>
          <table:table-cell table:formula="of:=[.Q72]/[.AO72]" office:value-type="string" office:string-value="" calcext:value-type="error">
            <text:p>#DIV/0!</text:p>
          </table:table-cell>
          <table:table-cell table:formula="of:=[.R72]/[.AP72]" office:value-type="string" office:string-value="" calcext:value-type="error">
            <text:p>#DIV/0!</text:p>
          </table:table-cell>
          <table:table-cell table:formula="of:=[.S72]/[.AQ72]" office:value-type="string" office:string-value="" calcext:value-type="error">
            <text:p>#DIV/0!</text:p>
          </table:table-cell>
          <table:table-cell table:formula="of:=[.T72]/[.AR72]" office:value-type="string" office:string-value="" calcext:value-type="error">
            <text:p>#DIV/0!</text:p>
          </table:table-cell>
          <table:table-cell table:formula="of:=[.U72]/[.AS72]" office:value-type="string" office:string-value="" calcext:value-type="error">
            <text:p>#DIV/0!</text:p>
          </table:table-cell>
          <table:table-cell table:formula="of:=[.V72]/[.AT72]" office:value-type="string" office:string-value="" calcext:value-type="error">
            <text:p>#DIV/0!</text:p>
          </table:table-cell>
          <table:table-cell table:formula="of:=[.W72]/[.AU72]" office:value-type="string" office:string-value="" calcext:value-type="error">
            <text:p>#DIV/0!</text:p>
          </table:table-cell>
          <table:table-cell table:formula="of:=[.X72]/[.AV72]" office:value-type="string" office:string-value="" calcext:value-type="error">
            <text:p>#DIV/0!</text:p>
          </table:table-cell>
          <table:table-cell table:formula="of:=[.Y72]/[.AW72]" office:value-type="string" office:string-value="" calcext:value-type="error">
            <text:p>#DIV/0!</text:p>
          </table:table-cell>
          <table:table-cell table:formula="of:=[.Z72]/[.AX7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Threonic acid</text:p>
          </table:table-cell>
          <table:table-cell office:value-type="float" office:value="0.00248496821705861" calcext:value-type="float">
            <text:p>0,002</text:p>
          </table:table-cell>
          <table:table-cell office:value-type="float" office:value="0.00450166725631016" calcext:value-type="float">
            <text:p>0,005</text:p>
          </table:table-cell>
          <table:table-cell/>
          <table:table-cell office:value-type="float" office:value="0.00430953626434978" calcext:value-type="float">
            <text:p>0,004</text:p>
          </table:table-cell>
          <table:table-cell office:value-type="float" office:value="0.00366720289140859" calcext:value-type="float">
            <text:p>0,004</text:p>
          </table:table-cell>
          <table:table-cell office:value-type="float" office:value="0.00580571584459685" calcext:value-type="float">
            <text:p>0,006</text:p>
          </table:table-cell>
          <table:table-cell office:value-type="float" office:value="0.00626679416478249" calcext:value-type="float">
            <text:p>0,006</text:p>
          </table:table-cell>
          <table:table-cell office:value-type="float" office:value="0.00220290365454018" calcext:value-type="float">
            <text:p>0,002</text:p>
          </table:table-cell>
          <table:table-cell office:value-type="float" office:value="0.00423181226309293" calcext:value-type="float">
            <text:p>0,004</text:p>
          </table:table-cell>
          <table:table-cell office:value-type="float" office:value="0.00276576096978467" calcext:value-type="float">
            <text:p>0,003</text:p>
          </table:table-cell>
          <table:table-cell office:value-type="float" office:value="0.00293592136645317" calcext:value-type="float">
            <text:p>0,003</text:p>
          </table:table-cell>
          <table:table-cell office:value-type="float" office:value="0.00238715825520792" calcext:value-type="float">
            <text:p>0,002</text:p>
          </table:table-cell>
          <table:table-cell office:value-type="float" office:value="0.00336195558291331" calcext:value-type="float">
            <text:p>0,003</text:p>
          </table:table-cell>
          <table:table-cell office:value-type="float" office:value="0.00351540962784206" calcext:value-type="float">
            <text:p>0,004</text:p>
          </table:table-cell>
          <table:table-cell/>
          <table:table-cell office:value-type="float" office:value="0.00424375658068946" calcext:value-type="float">
            <text:p>0,004</text:p>
          </table:table-cell>
          <table:table-cell office:value-type="float" office:value="0.00524656487599731" calcext:value-type="float">
            <text:p>0,005</text:p>
          </table:table-cell>
          <table:table-cell/>
          <table:table-cell office:value-type="float" office:value="0.00205743351624595" calcext:value-type="float">
            <text:p>0,002</text:p>
          </table:table-cell>
          <table:table-cell office:value-type="float" office:value="0.0039863919902753" calcext:value-type="float">
            <text:p>0,004</text:p>
          </table:table-cell>
          <table:table-cell office:value-type="float" office:value="0.00332070868171837" calcext:value-type="float">
            <text:p>0,003</text:p>
          </table:table-cell>
          <table:table-cell office:value-type="float" office:value="0.00189393394203928" calcext:value-type="float">
            <text:p>0,002</text:p>
          </table:table-cell>
          <table:table-cell office:value-type="float" office:value="0.00266755329391126" calcext:value-type="float">
            <text:p>0,003</text:p>
          </table:table-cell>
          <table:table-cell office:value-type="float" office:value="0.00256421769166165" calcext:value-type="float">
            <text:p>0,003</text:p>
          </table:table-cell>
          <table:table-cell office:value-type="float" office:value="0.00245509686609017" calcext:value-type="float">
            <text:p>0,002</text:p>
          </table:table-cell>
          <table:table-cell office:value-type="float" office:value="0.00292947404495423" calcext:value-type="float">
            <text:p>0,003</text:p>
          </table:table-cell>
          <table:table-cell/>
          <table:table-cell office:value-type="float" office:value="0.00317594020928227" calcext:value-type="float">
            <text:p>0,003</text:p>
          </table:table-cell>
          <table:table-cell office:value-type="float" office:value="0.00306436159264481" calcext:value-type="float">
            <text:p>0,003</text:p>
          </table:table-cell>
          <table:table-cell office:value-type="float" office:value="0.00322710027937857" calcext:value-type="float">
            <text:p>0,003</text:p>
          </table:table-cell>
          <table:table-cell office:value-type="float" office:value="0.00203598733872623" calcext:value-type="float">
            <text:p>0,002</text:p>
          </table:table-cell>
          <table:table-cell office:value-type="float" office:value="0.00293812097407859" calcext:value-type="float">
            <text:p>0,003</text:p>
          </table:table-cell>
          <table:table-cell/>
          <table:table-cell office:value-type="float" office:value="0.00235425877799987" calcext:value-type="float">
            <text:p>0,002</text:p>
          </table:table-cell>
          <table:table-cell office:value-type="float" office:value="0.00253904370139663" calcext:value-type="float">
            <text:p>0,003</text:p>
          </table:table-cell>
          <table:table-cell office:value-type="float" office:value="0.00265310277528482" calcext:value-type="float">
            <text:p>0,003</text:p>
          </table:table-cell>
          <table:table-cell office:value-type="float" office:value="0.00639194784350876" calcext:value-type="float">
            <text:p>0,006</text:p>
          </table:table-cell>
          <table:table-cell office:value-type="float" office:value="0.00464415365799629" calcext:value-type="float">
            <text:p>0,005</text:p>
          </table:table-cell>
          <table:table-cell office:value-type="float" office:value="0.00361528406393191" calcext:value-type="float">
            <text:p>0,004</text:p>
          </table:table-cell>
          <table:table-cell office:value-type="float" office:value="0.0044588645294537" calcext:value-type="float">
            <text:p>0,004</text:p>
          </table:table-cell>
          <table:table-cell office:value-type="float" office:value="0.0032131753211735" calcext:value-type="float">
            <text:p>0,003</text:p>
          </table:table-cell>
          <table:table-cell office:value-type="float" office:value="0.00500433405749149" calcext:value-type="float">
            <text:p>0,005</text:p>
          </table:table-cell>
          <table:table-cell office:value-type="float" office:value="0.00494643617925096" calcext:value-type="float">
            <text:p>0,005</text:p>
          </table:table-cell>
          <table:table-cell office:value-type="float" office:value="0.013214981389342" calcext:value-type="float">
            <text:p>0,013</text:p>
          </table:table-cell>
          <table:table-cell office:value-type="float" office:value="0.00456881243283726" calcext:value-type="float">
            <text:p>0,005</text:p>
          </table:table-cell>
          <table:table-cell office:value-type="float" office:value="0.0038333728192817" calcext:value-type="float">
            <text:p>0,004</text:p>
          </table:table-cell>
          <table:table-cell office:value-type="float" office:value="0.00337433729992532" calcext:value-type="float">
            <text:p>0,003</text:p>
          </table:table-cell>
          <table:table-cell office:value-type="float" office:value="0.00295742407189445" calcext:value-type="float">
            <text:p>0,003</text:p>
          </table:table-cell>
          <table:table-cell table:number-columns-repeated="2"/>
          <table:table-cell table:formula="of:=[.C73]/[.AA73]" office:value-type="float" office:value="1.01216707633048" calcext:value-type="float">
            <text:p>1,0121670763</text:p>
          </table:table-cell>
          <table:table-cell table:formula="of:=[.D73]/[.AB73]" office:value-type="float" office:value="1.53668105169387" calcext:value-type="float">
            <text:p>1,5366810517</text:p>
          </table:table-cell>
          <table:table-cell table:formula="of:=[.E73]/[.AC73]" office:value-type="string" office:string-value="" calcext:value-type="error">
            <text:p>#DIV/0!</text:p>
          </table:table-cell>
          <table:table-cell table:formula="of:=[.F73]/[.AD73]" office:value-type="float" office:value="1.35693242956979" calcext:value-type="float">
            <text:p>1,3569324296</text:p>
          </table:table-cell>
          <table:table-cell table:formula="of:=[.G73]/[.AE73]" office:value-type="float" office:value="1.19672655479391" calcext:value-type="float">
            <text:p>1,1967265548</text:p>
          </table:table-cell>
          <table:table-cell table:formula="of:=[.H73]/[.AF73]" office:value-type="float" office:value="1.79905033682896" calcext:value-type="float">
            <text:p>1,7990503368</text:p>
          </table:table-cell>
          <table:table-cell table:formula="of:=[.I73]/[.AG73]" office:value-type="float" office:value="3.07801234594276" calcext:value-type="float">
            <text:p>3,0780123459</text:p>
          </table:table-cell>
          <table:table-cell table:formula="of:=[.J73]/[.AH73]" office:value-type="float" office:value="0.749766151215411" calcext:value-type="float">
            <text:p>0,7497661512</text:p>
          </table:table-cell>
          <table:table-cell table:formula="of:=[.K73]/[.AI73]" office:value-type="string" office:string-value="" calcext:value-type="error">
            <text:p>#DIV/0!</text:p>
          </table:table-cell>
          <table:table-cell table:formula="of:=[.L73]/[.AJ73]" office:value-type="float" office:value="1.17479055218153" calcext:value-type="float">
            <text:p>1,1747905522</text:p>
          </table:table-cell>
          <table:table-cell table:formula="of:=[.M73]/[.AK73]" office:value-type="float" office:value="1.15630989921057" calcext:value-type="float">
            <text:p>1,1563098992</text:p>
          </table:table-cell>
          <table:table-cell table:formula="of:=[.N73]/[.AL73]" office:value-type="float" office:value="0.899760943091113" calcext:value-type="float">
            <text:p>0,8997609431</text:p>
          </table:table-cell>
          <table:table-cell table:formula="of:=[.O73]/[.AM73]" office:value-type="float" office:value="0.525967305307018" calcext:value-type="float">
            <text:p>0,5259673053</text:p>
          </table:table-cell>
          <table:table-cell table:formula="of:=[.P73]/[.AN73]" office:value-type="float" office:value="0.756953771714516" calcext:value-type="float">
            <text:p>0,7569537717</text:p>
          </table:table-cell>
          <table:table-cell table:formula="of:=[.Q73]/[.AO73]" office:value-type="float" office:value="0" calcext:value-type="float">
            <text:p>0</text:p>
          </table:table-cell>
          <table:table-cell table:formula="of:=[.R73]/[.AP73]" office:value-type="float" office:value="0.951757236098269" calcext:value-type="float">
            <text:p>0,9517572361</text:p>
          </table:table-cell>
          <table:table-cell table:formula="of:=[.S73]/[.AQ73]" office:value-type="float" office:value="1.63282869796261" calcext:value-type="float">
            <text:p>1,632828698</text:p>
          </table:table-cell>
          <table:table-cell table:formula="of:=[.T73]/[.AR73]" office:value-type="float" office:value="0" calcext:value-type="float">
            <text:p>0</text:p>
          </table:table-cell>
          <table:table-cell table:formula="of:=[.U73]/[.AS73]" office:value-type="float" office:value="0.415942598203604" calcext:value-type="float">
            <text:p>0,4159425982</text:p>
          </table:table-cell>
          <table:table-cell table:formula="of:=[.V73]/[.AT73]" office:value-type="float" office:value="0.301657026432921" calcext:value-type="float">
            <text:p>0,3016570264</text:p>
          </table:table-cell>
          <table:table-cell table:formula="of:=[.W73]/[.AU73]" office:value-type="float" office:value="0.726820969460589" calcext:value-type="float">
            <text:p>0,7268209695</text:p>
          </table:table-cell>
          <table:table-cell table:formula="of:=[.X73]/[.AV73]" office:value-type="float" office:value="0.494064634807466" calcext:value-type="float">
            <text:p>0,4940646348</text:p>
          </table:table-cell>
          <table:table-cell table:formula="of:=[.Y73]/[.AW73]" office:value-type="float" office:value="0.790541388369888" calcext:value-type="float">
            <text:p>0,7905413884</text:p>
          </table:table-cell>
          <table:table-cell table:formula="of:=[.Z73]/[.AX73]" office:value-type="float" office:value="0.867044302516642" calcext:value-type="float">
            <text:p>0,8670443025</text:p>
          </table:table-cell>
        </table:table-row>
        <table:table-row table:style-name="ro1">
          <table:table-cell office:value-type="string" calcext:value-type="string">
            <text:p>Polyhydroxy Acids</text:p>
          </table:table-cell>
          <table:table-cell office:value-type="string" calcext:value-type="string">
            <text:p>Threonic acid-1,4-lactone</text:p>
          </table:table-cell>
          <table:table-cell office:value-type="float" office:value="0.00659314838889022" calcext:value-type="float">
            <text:p>0,007</text:p>
          </table:table-cell>
          <table:table-cell office:value-type="float" office:value="0.0110325396812169" calcext:value-type="float">
            <text:p>0,011</text:p>
          </table:table-cell>
          <table:table-cell/>
          <table:table-cell office:value-type="float" office:value="0.00923631506516773" calcext:value-type="float">
            <text:p>0,009</text:p>
          </table:table-cell>
          <table:table-cell office:value-type="float" office:value="0.00514075696299586" calcext:value-type="float">
            <text:p>0,005</text:p>
          </table:table-cell>
          <table:table-cell office:value-type="float" office:value="0.00370248471326036" calcext:value-type="float">
            <text:p>0,004</text:p>
          </table:table-cell>
          <table:table-cell office:value-type="float" office:value="0.0131426757369956" calcext:value-type="float">
            <text:p>0,013</text:p>
          </table:table-cell>
          <table:table-cell office:value-type="float" office:value="0.00946293415984886" calcext:value-type="float">
            <text:p>0,009</text:p>
          </table:table-cell>
          <table:table-cell office:value-type="float" office:value="0.00995787956461584" calcext:value-type="float">
            <text:p>0,010</text:p>
          </table:table-cell>
          <table:table-cell/>
          <table:table-cell office:value-type="float" office:value="0.00758359754800764" calcext:value-type="float">
            <text:p>0,008</text:p>
          </table:table-cell>
          <table:table-cell office:value-type="float" office:value="0.00879965574733041" calcext:value-type="float">
            <text:p>0,009</text:p>
          </table:table-cell>
          <table:table-cell office:value-type="float" office:value="0.0144246869343501" calcext:value-type="float">
            <text:p>0,014</text:p>
          </table:table-cell>
          <table:table-cell office:value-type="float" office:value="0.012431241250209" calcext:value-type="float">
            <text:p>0,012</text:p>
          </table:table-cell>
          <table:table-cell/>
          <table:table-cell office:value-type="float" office:value="0.00627090771808713" calcext:value-type="float">
            <text:p>0,006</text:p>
          </table:table-cell>
          <table:table-cell office:value-type="float" office:value="0.00687971585836006" calcext:value-type="float">
            <text:p>0,007</text:p>
          </table:table-cell>
          <table:table-cell/>
          <table:table-cell office:value-type="float" office:value="0.00753740243706617" calcext:value-type="float">
            <text:p>0,008</text:p>
          </table:table-cell>
          <table:table-cell office:value-type="float" office:value="0.0037248840405883" calcext:value-type="float">
            <text:p>0,004</text:p>
          </table:table-cell>
          <table:table-cell office:value-type="float" office:value="0.00396635064231439" calcext:value-type="float">
            <text:p>0,004</text:p>
          </table:table-cell>
          <table:table-cell office:value-type="float" office:value="0.00762598178142766" calcext:value-type="float">
            <text:p>0,008</text:p>
          </table:table-cell>
          <table:table-cell office:value-type="float" office:value="0.00758752875245123" calcext:value-type="float">
            <text:p>0,008</text:p>
          </table:table-cell>
          <table:table-cell office:value-type="float" office:value="0.00239463103592965" calcext:value-type="float">
            <text:p>0,002</text:p>
          </table:table-cell>
          <table:table-cell office:value-type="float" office:value="0.0158753687847186" calcext:value-type="float">
            <text:p>0,016</text:p>
          </table:table-cell>
          <table:table-cell office:value-type="float" office:value="0.0181579797334159" calcext:value-type="float">
            <text:p>0,018</text:p>
          </table:table-cell>
          <table:table-cell/>
          <table:table-cell office:value-type="float" office:value="0.0119616454460943" calcext:value-type="float">
            <text:p>0,012</text:p>
          </table:table-cell>
          <table:table-cell office:value-type="float" office:value="0.00866608419587071" calcext:value-type="float">
            <text:p>0,009</text:p>
          </table:table-cell>
          <table:table-cell office:value-type="float" office:value="0.0167668316844451" calcext:value-type="float">
            <text:p>0,017</text:p>
          </table:table-cell>
          <table:table-cell office:value-type="float" office:value="0.00847181084166911" calcext:value-type="float">
            <text:p>0,008</text:p>
          </table:table-cell>
          <table:table-cell office:value-type="float" office:value="0.0111900484091138" calcext:value-type="float">
            <text:p>0,011</text:p>
          </table:table-cell>
          <table:table-cell/>
          <table:table-cell office:value-type="float" office:value="0.0150097012001968" calcext:value-type="float">
            <text:p>0,015</text:p>
          </table:table-cell>
          <table:table-cell office:value-type="float" office:value="0.00722383832969933" calcext:value-type="float">
            <text:p>0,007</text:p>
          </table:table-cell>
          <table:table-cell office:value-type="float" office:value="0.0117158403158057" calcext:value-type="float">
            <text:p>0,012</text:p>
          </table:table-cell>
          <table:table-cell office:value-type="float" office:value="0.030385639266111" calcext:value-type="float">
            <text:p>0,030</text:p>
          </table:table-cell>
          <table:table-cell office:value-type="float" office:value="0.0268413088805614" calcext:value-type="float">
            <text:p>0,027</text:p>
          </table:table-cell>
          <table:table-cell office:value-type="float" office:value="0.017993515374906" calcext:value-type="float">
            <text:p>0,018</text:p>
          </table:table-cell>
          <table:table-cell office:value-type="float" office:value="0.0200786073120278" calcext:value-type="float">
            <text:p>0,020</text:p>
          </table:table-cell>
          <table:table-cell office:value-type="float" office:value="0.0174520720938119" calcext:value-type="float">
            <text:p>0,017</text:p>
          </table:table-cell>
          <table:table-cell office:value-type="float" office:value="0.026008612912508" calcext:value-type="float">
            <text:p>0,026</text:p>
          </table:table-cell>
          <table:table-cell office:value-type="float" office:value="0.0253456697349481" calcext:value-type="float">
            <text:p>0,025</text:p>
          </table:table-cell>
          <table:table-cell office:value-type="float" office:value="0.0214622469440086" calcext:value-type="float">
            <text:p>0,021</text:p>
          </table:table-cell>
          <table:table-cell office:value-type="float" office:value="0.0250453310656145" calcext:value-type="float">
            <text:p>0,025</text:p>
          </table:table-cell>
          <table:table-cell office:value-type="float" office:value="0.013481718328891" calcext:value-type="float">
            <text:p>0,013</text:p>
          </table:table-cell>
          <table:table-cell office:value-type="float" office:value="0.0215287678333788" calcext:value-type="float">
            <text:p>0,022</text:p>
          </table:table-cell>
          <table:table-cell office:value-type="float" office:value="0.0236692665530423" calcext:value-type="float">
            <text:p>0,024</text:p>
          </table:table-cell>
          <table:table-cell table:number-columns-repeated="2"/>
          <table:table-cell table:formula="of:=[.C74]/[.AA74]" office:value-type="float" office:value="0.415306786147651" calcext:value-type="float">
            <text:p>0,4153067861</text:p>
          </table:table-cell>
          <table:table-cell table:formula="of:=[.D74]/[.AB74]" office:value-type="float" office:value="0.607586297770443" calcext:value-type="float">
            <text:p>0,6075862978</text:p>
          </table:table-cell>
          <table:table-cell table:formula="of:=[.E74]/[.AC74]" office:value-type="string" office:string-value="" calcext:value-type="error">
            <text:p>#DIV/0!</text:p>
          </table:table-cell>
          <table:table-cell table:formula="of:=[.F74]/[.AD74]" office:value-type="float" office:value="0.772160912709845" calcext:value-type="float">
            <text:p>0,7721609127</text:p>
          </table:table-cell>
          <table:table-cell table:formula="of:=[.G74]/[.AE74]" office:value-type="float" office:value="0.593204133124551" calcext:value-type="float">
            <text:p>0,5932041331</text:p>
          </table:table-cell>
          <table:table-cell table:formula="of:=[.H74]/[.AF74]" office:value-type="float" office:value="0.220821964634811" calcext:value-type="float">
            <text:p>0,2208219646</text:p>
          </table:table-cell>
          <table:table-cell table:formula="of:=[.I74]/[.AG74]" office:value-type="float" office:value="1.5513419719374" calcext:value-type="float">
            <text:p>1,5513419719</text:p>
          </table:table-cell>
          <table:table-cell table:formula="of:=[.J74]/[.AH74]" office:value-type="float" office:value="0.845656230775706" calcext:value-type="float">
            <text:p>0,8456562308</text:p>
          </table:table-cell>
          <table:table-cell table:formula="of:=[.K74]/[.AI74]" office:value-type="string" office:string-value="" calcext:value-type="error">
            <text:p>#DIV/0!</text:p>
          </table:table-cell>
          <table:table-cell table:formula="of:=[.L74]/[.AJ74]" office:value-type="float" office:value="0" calcext:value-type="float">
            <text:p>0</text:p>
          </table:table-cell>
          <table:table-cell table:formula="of:=[.M74]/[.AK74]" office:value-type="float" office:value="1.04980167078619" calcext:value-type="float">
            <text:p>1,0498016708</text:p>
          </table:table-cell>
          <table:table-cell table:formula="of:=[.N74]/[.AL74]" office:value-type="float" office:value="0.751090447644537" calcext:value-type="float">
            <text:p>0,7510904476</text:p>
          </table:table-cell>
          <table:table-cell table:formula="of:=[.O74]/[.AM74]" office:value-type="float" office:value="0.474720535185116" calcext:value-type="float">
            <text:p>0,4747205352</text:p>
          </table:table-cell>
          <table:table-cell table:formula="of:=[.P74]/[.AN74]" office:value-type="float" office:value="0.463138414953071" calcext:value-type="float">
            <text:p>0,463138415</text:p>
          </table:table-cell>
          <table:table-cell table:formula="of:=[.Q74]/[.AO74]" office:value-type="float" office:value="0" calcext:value-type="float">
            <text:p>0</text:p>
          </table:table-cell>
          <table:table-cell table:formula="of:=[.R74]/[.AP74]" office:value-type="float" office:value="0.312317862520805" calcext:value-type="float">
            <text:p>0,3123178625</text:p>
          </table:table-cell>
          <table:table-cell table:formula="of:=[.S74]/[.AQ74]" office:value-type="float" office:value="0.394206247910209" calcext:value-type="float">
            <text:p>0,3942062479</text:p>
          </table:table-cell>
          <table:table-cell table:formula="of:=[.T74]/[.AR74]" office:value-type="float" office:value="0" calcext:value-type="float">
            <text:p>0</text:p>
          </table:table-cell>
          <table:table-cell table:formula="of:=[.U74]/[.AS74]" office:value-type="float" office:value="0.297384228386483" calcext:value-type="float">
            <text:p>0,2973842284</text:p>
          </table:table-cell>
          <table:table-cell table:formula="of:=[.V74]/[.AT74]" office:value-type="float" office:value="0.173555175760762" calcext:value-type="float">
            <text:p>0,1735551758</text:p>
          </table:table-cell>
          <table:table-cell table:formula="of:=[.W74]/[.AU74]" office:value-type="float" office:value="0.158366868136948" calcext:value-type="float">
            <text:p>0,1583668681</text:p>
          </table:table-cell>
          <table:table-cell table:formula="of:=[.X74]/[.AV74]" office:value-type="float" office:value="0.565653546186717" calcext:value-type="float">
            <text:p>0,5656535462</text:p>
          </table:table-cell>
          <table:table-cell table:formula="of:=[.Y74]/[.AW74]" office:value-type="float" office:value="0.35243674004823" calcext:value-type="float">
            <text:p>0,35243674</text:p>
          </table:table-cell>
          <table:table-cell table:formula="of:=[.Z74]/[.AX74]" office:value-type="float" office:value="0.10117047904984" calcext:value-type="float">
            <text:p>0,101170479</text:p>
          </table:table-cell>
        </table:table-row>
        <table:table-row table:style-name="ro1">
          <table:table-cell office:value-type="string" calcext:value-type="string">
            <text:p>Polyols</text:p>
          </table:table-cell>
          <table:table-cell office:value-type="string" calcext:value-type="string">
            <text:p>Erythritol</text:p>
          </table:table-cell>
          <table:table-cell office:value-type="float" office:value="0.00103228325812818" calcext:value-type="float">
            <text:p>0,001</text:p>
          </table:table-cell>
          <table:table-cell office:value-type="float" office:value="0.00126338584069399" calcext:value-type="float">
            <text:p>0,001</text:p>
          </table:table-cell>
          <table:table-cell table:number-columns-repeated="2"/>
          <table:table-cell office:value-type="float" office:value="0.00106611630086252" calcext:value-type="float">
            <text:p>0,001</text:p>
          </table:table-cell>
          <table:table-cell office:value-type="float" office:value="0.00133464822546845" calcext:value-type="float">
            <text:p>0,001</text:p>
          </table:table-cell>
          <table:table-cell office:value-type="float" office:value="0.0016930017461323" calcext:value-type="float">
            <text:p>0,002</text:p>
          </table:table-cell>
          <table:table-cell office:value-type="float" office:value="0.00186072056933276" calcext:value-type="float">
            <text:p>0,002</text:p>
          </table:table-cell>
          <table:table-cell office:value-type="float" office:value="0.00269210105487598" calcext:value-type="float">
            <text:p>0,003</text:p>
          </table:table-cell>
          <table:table-cell/>
          <table:table-cell office:value-type="float" office:value="0.000809582303392461" calcext:value-type="float">
            <text:p>0,001</text:p>
          </table:table-cell>
          <table:table-cell office:value-type="float" office:value="0.00119256401638726" calcext:value-type="float">
            <text:p>0,001</text:p>
          </table:table-cell>
          <table:table-cell office:value-type="float" office:value="0.000982264826371102" calcext:value-type="float">
            <text:p>0,001</text:p>
          </table:table-cell>
          <table:table-cell table:number-columns-repeated="2"/>
          <table:table-cell office:value-type="float" office:value="0.00109152779862098" calcext:value-type="float">
            <text:p>0,001</text:p>
          </table:table-cell>
          <table:table-cell office:value-type="float" office:value="0.0011425842420173" calcext:value-type="float">
            <text:p>0,001</text:p>
          </table:table-cell>
          <table:table-cell table:number-columns-repeated="7"/>
          <table:table-cell office:value-type="float" office:value="0.0053349784716677" calcext:value-type="float">
            <text:p>0,005</text:p>
          </table:table-cell>
          <table:table-cell office:value-type="float" office:value="0.00493024980398155" calcext:value-type="float">
            <text:p>0,005</text:p>
          </table:table-cell>
          <table:table-cell/>
          <table:table-cell office:value-type="float" office:value="0.00378252233382628" calcext:value-type="float">
            <text:p>0,004</text:p>
          </table:table-cell>
          <table:table-cell office:value-type="float" office:value="0.00343487807987268" calcext:value-type="float">
            <text:p>0,003</text:p>
          </table:table-cell>
          <table:table-cell office:value-type="float" office:value="0.0044212994952354" calcext:value-type="float">
            <text:p>0,004</text:p>
          </table:table-cell>
          <table:table-cell office:value-type="float" office:value="0.00296888155930659" calcext:value-type="float">
            <text:p>0,003</text:p>
          </table:table-cell>
          <table:table-cell office:value-type="float" office:value="0.00359353599541273" calcext:value-type="float">
            <text:p>0,004</text:p>
          </table:table-cell>
          <table:table-cell/>
          <table:table-cell office:value-type="float" office:value="0.00691755914007474" calcext:value-type="float">
            <text:p>0,007</text:p>
          </table:table-cell>
          <table:table-cell office:value-type="float" office:value="0.00345258540326839" calcext:value-type="float">
            <text:p>0,003</text:p>
          </table:table-cell>
          <table:table-cell office:value-type="float" office:value="0.00323986048766923" calcext:value-type="float">
            <text:p>0,003</text:p>
          </table:table-cell>
          <table:table-cell office:value-type="float" office:value="0.0059477756894336" calcext:value-type="float">
            <text:p>0,006</text:p>
          </table:table-cell>
          <table:table-cell office:value-type="float" office:value="0.00515250076198891" calcext:value-type="float">
            <text:p>0,005</text:p>
          </table:table-cell>
          <table:table-cell office:value-type="float" office:value="0.00377289444803414" calcext:value-type="float">
            <text:p>0,004</text:p>
          </table:table-cell>
          <table:table-cell office:value-type="float" office:value="0.00317372654793908" calcext:value-type="float">
            <text:p>0,003</text:p>
          </table:table-cell>
          <table:table-cell office:value-type="float" office:value="0.00358889812218484" calcext:value-type="float">
            <text:p>0,004</text:p>
          </table:table-cell>
          <table:table-cell office:value-type="float" office:value="0.00271897670703207" calcext:value-type="float">
            <text:p>0,003</text:p>
          </table:table-cell>
          <table:table-cell office:value-type="float" office:value="0.0046473205283582" calcext:value-type="float">
            <text:p>0,005</text:p>
          </table:table-cell>
          <table:table-cell office:value-type="float" office:value="0.0021161422538647" calcext:value-type="float">
            <text:p>0,002</text:p>
          </table:table-cell>
          <table:table-cell office:value-type="float" office:value="0.00656985809804507" calcext:value-type="float">
            <text:p>0,007</text:p>
          </table:table-cell>
          <table:table-cell office:value-type="float" office:value="0.00402389021639181" calcext:value-type="float">
            <text:p>0,004</text:p>
          </table:table-cell>
          <table:table-cell office:value-type="float" office:value="0.00471052097694349" calcext:value-type="float">
            <text:p>0,005</text:p>
          </table:table-cell>
          <table:table-cell office:value-type="float" office:value="0.00396997012367129" calcext:value-type="float">
            <text:p>0,004</text:p>
          </table:table-cell>
          <table:table-cell table:number-columns-repeated="2"/>
          <table:table-cell table:formula="of:=[.C75]/[.AA75]" office:value-type="float" office:value="0.193493425251909" calcext:value-type="float">
            <text:p>0,1934934253</text:p>
          </table:table-cell>
          <table:table-cell table:formula="of:=[.D75]/[.AB75]" office:value-type="float" office:value="0.256251892079324" calcext:value-type="float">
            <text:p>0,2562518921</text:p>
          </table:table-cell>
          <table:table-cell table:formula="of:=[.E75]/[.AC75]" office:value-type="string" office:string-value="" calcext:value-type="error">
            <text:p>#DIV/0!</text:p>
          </table:table-cell>
          <table:table-cell table:formula="of:=[.F75]/[.AD75]" office:value-type="float" office:value="0" calcext:value-type="float">
            <text:p>0</text:p>
          </table:table-cell>
          <table:table-cell table:formula="of:=[.G75]/[.AE75]" office:value-type="float" office:value="0.310379662995793" calcext:value-type="float">
            <text:p>0,310379663</text:p>
          </table:table-cell>
          <table:table-cell table:formula="of:=[.H75]/[.AF75]" office:value-type="float" office:value="0.301867861905019" calcext:value-type="float">
            <text:p>0,3018678619</text:p>
          </table:table-cell>
          <table:table-cell table:formula="of:=[.I75]/[.AG75]" office:value-type="float" office:value="0.57024900196009" calcext:value-type="float">
            <text:p>0,570249002</text:p>
          </table:table-cell>
          <table:table-cell table:formula="of:=[.J75]/[.AH75]" office:value-type="float" office:value="0.517796557960748" calcext:value-type="float">
            <text:p>0,517796558</text:p>
          </table:table-cell>
          <table:table-cell table:formula="of:=[.K75]/[.AI75]" office:value-type="string" office:string-value="" calcext:value-type="error">
            <text:p>#DIV/0!</text:p>
          </table:table-cell>
          <table:table-cell table:formula="of:=[.L75]/[.AJ75]" office:value-type="float" office:value="0" calcext:value-type="float">
            <text:p>0</text:p>
          </table:table-cell>
          <table:table-cell table:formula="of:=[.M75]/[.AK75]" office:value-type="float" office:value="0.234485815362039" calcext:value-type="float">
            <text:p>0,2344858154</text:p>
          </table:table-cell>
          <table:table-cell table:formula="of:=[.N75]/[.AL75]" office:value-type="float" office:value="0.368091163470189" calcext:value-type="float">
            <text:p>0,3680911635</text:p>
          </table:table-cell>
          <table:table-cell table:formula="of:=[.O75]/[.AM75]" office:value-type="float" office:value="0.165148263428314" calcext:value-type="float">
            <text:p>0,1651482634</text:p>
          </table:table-cell>
          <table:table-cell table:formula="of:=[.P75]/[.AN75]" office:value-type="float" office:value="0" calcext:value-type="float">
            <text:p>0</text:p>
          </table:table-cell>
          <table:table-cell table:formula="of:=[.Q75]/[.AO75]" office:value-type="float" office:value="0" calcext:value-type="float">
            <text:p>0</text:p>
          </table:table-cell>
          <table:table-cell table:formula="of:=[.R75]/[.AP75]" office:value-type="float" office:value="0.343926227459572" calcext:value-type="float">
            <text:p>0,3439262275</text:p>
          </table:table-cell>
          <table:table-cell table:formula="of:=[.S75]/[.AQ75]" office:value-type="float" office:value="0.318366307183365" calcext:value-type="float">
            <text:p>0,3183663072</text:p>
          </table:table-cell>
          <table:table-cell table:formula="of:=[.T75]/[.AR75]" office:value-type="float" office:value="0" calcext:value-type="float">
            <text:p>0</text:p>
          </table:table-cell>
          <table:table-cell table:formula="of:=[.U75]/[.AS75]" office:value-type="float" office:value="0" calcext:value-type="float">
            <text:p>0</text:p>
          </table:table-cell>
          <table:table-cell table:formula="of:=[.V75]/[.AT75]" office:value-type="float" office:value="0" calcext:value-type="float">
            <text:p>0</text:p>
          </table:table-cell>
          <table:table-cell table:formula="of:=[.W75]/[.AU75]" office:value-type="float" office:value="0" calcext:value-type="float">
            <text:p>0</text:p>
          </table:table-cell>
          <table:table-cell table:formula="of:=[.X75]/[.AV75]" office:value-type="float" office:value="0" calcext:value-type="float">
            <text:p>0</text:p>
          </table:table-cell>
          <table:table-cell table:formula="of:=[.Y75]/[.AW75]" office:value-type="float" office:value="0" calcext:value-type="float">
            <text:p>0</text:p>
          </table:table-cell>
          <table:table-cell table:formula="of:=[.Z75]/[.AX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yols</text:p>
          </table:table-cell>
          <table:table-cell office:value-type="string" calcext:value-type="string">
            <text:p>Inositol, myo-</text:p>
          </table:table-cell>
          <table:table-cell office:value-type="float" office:value="0.00450635387368399" calcext:value-type="float">
            <text:p>0,005</text:p>
          </table:table-cell>
          <table:table-cell office:value-type="float" office:value="0.00807407780701958" calcext:value-type="float">
            <text:p>0,008</text:p>
          </table:table-cell>
          <table:table-cell/>
          <table:table-cell office:value-type="float" office:value="0.00384661622056651" calcext:value-type="float">
            <text:p>0,004</text:p>
          </table:table-cell>
          <table:table-cell office:value-type="float" office:value="0.00242347771565478" calcext:value-type="float">
            <text:p>0,002</text:p>
          </table:table-cell>
          <table:table-cell office:value-type="float" office:value="0.0039581970102175" calcext:value-type="float">
            <text:p>0,004</text:p>
          </table:table-cell>
          <table:table-cell office:value-type="float" office:value="0.00886397337217912" calcext:value-type="float">
            <text:p>0,009</text:p>
          </table:table-cell>
          <table:table-cell office:value-type="float" office:value="0.00603770896391971" calcext:value-type="float">
            <text:p>0,006</text:p>
          </table:table-cell>
          <table:table-cell office:value-type="float" office:value="0.00972493901861298" calcext:value-type="float">
            <text:p>0,010</text:p>
          </table:table-cell>
          <table:table-cell office:value-type="float" office:value="0.00241240221302051" calcext:value-type="float">
            <text:p>0,002</text:p>
          </table:table-cell>
          <table:table-cell office:value-type="float" office:value="0.0057913179691317" calcext:value-type="float">
            <text:p>0,006</text:p>
          </table:table-cell>
          <table:table-cell office:value-type="float" office:value="0.00475337970717642" calcext:value-type="float">
            <text:p>0,005</text:p>
          </table:table-cell>
          <table:table-cell office:value-type="float" office:value="0.0121268608040213" calcext:value-type="float">
            <text:p>0,012</text:p>
          </table:table-cell>
          <table:table-cell office:value-type="float" office:value="0.0116788602086584" calcext:value-type="float">
            <text:p>0,012</text:p>
          </table:table-cell>
          <table:table-cell/>
          <table:table-cell office:value-type="float" office:value="0.0240166176911685" calcext:value-type="float">
            <text:p>0,024</text:p>
          </table:table-cell>
          <table:table-cell office:value-type="float" office:value="0.0252087180714922" calcext:value-type="float">
            <text:p>0,025</text:p>
          </table:table-cell>
          <table:table-cell/>
          <table:table-cell office:value-type="float" office:value="0.0166403341982159" calcext:value-type="float">
            <text:p>0,017</text:p>
          </table:table-cell>
          <table:table-cell office:value-type="float" office:value="0.0210978939665029" calcext:value-type="float">
            <text:p>0,021</text:p>
          </table:table-cell>
          <table:table-cell office:value-type="float" office:value="0.0255046279896714" calcext:value-type="float">
            <text:p>0,026</text:p>
          </table:table-cell>
          <table:table-cell office:value-type="float" office:value="0.0276751139546128" calcext:value-type="float">
            <text:p>0,028</text:p>
          </table:table-cell>
          <table:table-cell office:value-type="float" office:value="0.0239271248184497" calcext:value-type="float">
            <text:p>0,024</text:p>
          </table:table-cell>
          <table:table-cell office:value-type="float" office:value="0.0191159705341827" calcext:value-type="float">
            <text:p>0,019</text:p>
          </table:table-cell>
          <table:table-cell office:value-type="float" office:value="0.0118060884655504" calcext:value-type="float">
            <text:p>0,012</text:p>
          </table:table-cell>
          <table:table-cell office:value-type="float" office:value="0.0148894172218082" calcext:value-type="float">
            <text:p>0,015</text:p>
          </table:table-cell>
          <table:table-cell/>
          <table:table-cell office:value-type="float" office:value="0.0095077454923579" calcext:value-type="float">
            <text:p>0,010</text:p>
          </table:table-cell>
          <table:table-cell office:value-type="float" office:value="0.0105944690903009" calcext:value-type="float">
            <text:p>0,011</text:p>
          </table:table-cell>
          <table:table-cell office:value-type="float" office:value="0.0167630599538123" calcext:value-type="float">
            <text:p>0,017</text:p>
          </table:table-cell>
          <table:table-cell office:value-type="float" office:value="0.0085436397850334" calcext:value-type="float">
            <text:p>0,009</text:p>
          </table:table-cell>
          <table:table-cell office:value-type="float" office:value="0.0123359487417185" calcext:value-type="float">
            <text:p>0,012</text:p>
          </table:table-cell>
          <table:table-cell/>
          <table:table-cell office:value-type="float" office:value="0.00942210944519439" calcext:value-type="float">
            <text:p>0,009</text:p>
          </table:table-cell>
          <table:table-cell office:value-type="float" office:value="0.00512368317740509" calcext:value-type="float">
            <text:p>0,005</text:p>
          </table:table-cell>
          <table:table-cell office:value-type="float" office:value="0.00629953564874536" calcext:value-type="float">
            <text:p>0,006</text:p>
          </table:table-cell>
          <table:table-cell office:value-type="float" office:value="0.0286538818337388" calcext:value-type="float">
            <text:p>0,029</text:p>
          </table:table-cell>
          <table:table-cell office:value-type="float" office:value="0.0250251767665793" calcext:value-type="float">
            <text:p>0,025</text:p>
          </table:table-cell>
          <table:table-cell office:value-type="float" office:value="0.0200716671702419" calcext:value-type="float">
            <text:p>0,020</text:p>
          </table:table-cell>
          <table:table-cell office:value-type="float" office:value="0.0252997572655943" calcext:value-type="float">
            <text:p>0,025</text:p>
          </table:table-cell>
          <table:table-cell office:value-type="float" office:value="0.024182454371031" calcext:value-type="float">
            <text:p>0,024</text:p>
          </table:table-cell>
          <table:table-cell office:value-type="float" office:value="0.0198845391880371" calcext:value-type="float">
            <text:p>0,020</text:p>
          </table:table-cell>
          <table:table-cell office:value-type="float" office:value="0.0308988345802882" calcext:value-type="float">
            <text:p>0,031</text:p>
          </table:table-cell>
          <table:table-cell office:value-type="float" office:value="0.0374290158269131" calcext:value-type="float">
            <text:p>0,037</text:p>
          </table:table-cell>
          <table:table-cell office:value-type="float" office:value="0.023087756434791" calcext:value-type="float">
            <text:p>0,023</text:p>
          </table:table-cell>
          <table:table-cell office:value-type="float" office:value="0.0240342503697574" calcext:value-type="float">
            <text:p>0,024</text:p>
          </table:table-cell>
          <table:table-cell office:value-type="float" office:value="0.0194634837472274" calcext:value-type="float">
            <text:p>0,019</text:p>
          </table:table-cell>
          <table:table-cell office:value-type="float" office:value="0.025087736145904" calcext:value-type="float">
            <text:p>0,025</text:p>
          </table:table-cell>
          <table:table-cell table:number-columns-repeated="2"/>
          <table:table-cell table:formula="of:=[.C76]/[.AA76]" office:value-type="float" office:value="0.381697451008716" calcext:value-type="float">
            <text:p>0,381697451</text:p>
          </table:table-cell>
          <table:table-cell table:formula="of:=[.D76]/[.AB76]" office:value-type="float" office:value="0.542269565473231" calcext:value-type="float">
            <text:p>0,5422695655</text:p>
          </table:table-cell>
          <table:table-cell table:formula="of:=[.E76]/[.AC76]" office:value-type="string" office:string-value="" calcext:value-type="error">
            <text:p>#DIV/0!</text:p>
          </table:table-cell>
          <table:table-cell table:formula="of:=[.F76]/[.AD76]" office:value-type="float" office:value="0.404577112803275" calcext:value-type="float">
            <text:p>0,4045771128</text:p>
          </table:table-cell>
          <table:table-cell table:formula="of:=[.G76]/[.AE76]" office:value-type="float" office:value="0.228749330900728" calcext:value-type="float">
            <text:p>0,2287493309</text:p>
          </table:table-cell>
          <table:table-cell table:formula="of:=[.H76]/[.AF76]" office:value-type="float" office:value="0.236126161996892" calcext:value-type="float">
            <text:p>0,236126162</text:p>
          </table:table-cell>
          <table:table-cell table:formula="of:=[.I76]/[.AG76]" office:value-type="float" office:value="1.03749380769855" calcext:value-type="float">
            <text:p>1,0374938077</text:p>
          </table:table-cell>
          <table:table-cell table:formula="of:=[.J76]/[.AH76]" office:value-type="float" office:value="0.489440179294925" calcext:value-type="float">
            <text:p>0,4894401793</text:p>
          </table:table-cell>
          <table:table-cell table:formula="of:=[.K76]/[.AI76]" office:value-type="string" office:string-value="" calcext:value-type="error">
            <text:p>#DIV/0!</text:p>
          </table:table-cell>
          <table:table-cell table:formula="of:=[.L76]/[.AJ76]" office:value-type="float" office:value="0.256036318305655" calcext:value-type="float">
            <text:p>0,2560363183</text:p>
          </table:table-cell>
          <table:table-cell table:formula="of:=[.M76]/[.AK76]" office:value-type="float" office:value="1.13030368362174" calcext:value-type="float">
            <text:p>1,1303036836</text:p>
          </table:table-cell>
          <table:table-cell table:formula="of:=[.N76]/[.AL76]" office:value-type="float" office:value="0.754560331462387" calcext:value-type="float">
            <text:p>0,7545603315</text:p>
          </table:table-cell>
          <table:table-cell table:formula="of:=[.O76]/[.AM76]" office:value-type="float" office:value="0.423218776233746" calcext:value-type="float">
            <text:p>0,4232187762</text:p>
          </table:table-cell>
          <table:table-cell table:formula="of:=[.P76]/[.AN76]" office:value-type="float" office:value="0.466684424153811" calcext:value-type="float">
            <text:p>0,4666844242</text:p>
          </table:table-cell>
          <table:table-cell table:formula="of:=[.Q76]/[.AO76]" office:value-type="float" office:value="0" calcext:value-type="float">
            <text:p>0</text:p>
          </table:table-cell>
          <table:table-cell table:formula="of:=[.R76]/[.AP76]" office:value-type="float" office:value="0.949282534177876" calcext:value-type="float">
            <text:p>0,9492825342</text:p>
          </table:table-cell>
          <table:table-cell table:formula="of:=[.S76]/[.AQ76]" office:value-type="float" office:value="1.04243835984203" calcext:value-type="float">
            <text:p>1,0424383598</text:p>
          </table:table-cell>
          <table:table-cell table:formula="of:=[.T76]/[.AR76]" office:value-type="float" office:value="0" calcext:value-type="float">
            <text:p>0</text:p>
          </table:table-cell>
          <table:table-cell table:formula="of:=[.U76]/[.AS76]" office:value-type="float" office:value="0.538542453922568" calcext:value-type="float">
            <text:p>0,5385424539</text:p>
          </table:table-cell>
          <table:table-cell table:formula="of:=[.V76]/[.AT76]" office:value-type="float" office:value="0.563677497267577" calcext:value-type="float">
            <text:p>0,5636774973</text:p>
          </table:table-cell>
          <table:table-cell table:formula="of:=[.W76]/[.AU76]" office:value-type="float" office:value="1.10468195823646" calcext:value-type="float">
            <text:p>1,1046819582</text:p>
          </table:table-cell>
          <table:table-cell table:formula="of:=[.X76]/[.AV76]" office:value-type="float" office:value="1.15148646322819" calcext:value-type="float">
            <text:p>1,1514864632</text:p>
          </table:table-cell>
          <table:table-cell table:formula="of:=[.Y76]/[.AW76]" office:value-type="float" office:value="1.22933412790802" calcext:value-type="float">
            <text:p>1,2293341279</text:p>
          </table:table-cell>
          <table:table-cell table:formula="of:=[.Z76]/[.AX76]" office:value-type="float" office:value="0.761964747357394" calcext:value-type="float">
            <text:p>0,7619647474</text:p>
          </table:table-cell>
        </table:table-row>
        <table:table-row table:style-name="ro1">
          <table:table-cell office:value-type="string" calcext:value-type="string">
            <text:p>Sugar Conjugates</text:p>
          </table:table-cell>
          <table:table-cell office:value-type="string" calcext:value-type="string">
            <text:p>beta-D-Galactopyranoside, 1-isopropyl-, 1-thio-</text:p>
          </table:table-cell>
          <table:table-cell office:value-type="float" office:value="0.00131065508053452" calcext:value-type="float">
            <text:p>0,001</text:p>
          </table:table-cell>
          <table:table-cell office:value-type="float" office:value="0.00224079246883032" calcext:value-type="float">
            <text:p>0,002</text:p>
          </table:table-cell>
          <table:table-cell/>
          <table:table-cell office:value-type="float" office:value="0.00091474605730888" calcext:value-type="float">
            <text:p>0,001</text:p>
          </table:table-cell>
          <table:table-cell office:value-type="float" office:value="0.00100633767876031" calcext:value-type="float">
            <text:p>0,001</text:p>
          </table:table-cell>
          <table:table-cell office:value-type="float" office:value="0.00106945671186857" calcext:value-type="float">
            <text:p>0,001</text:p>
          </table:table-cell>
          <table:table-cell office:value-type="float" office:value="0.00318915354297418" calcext:value-type="float">
            <text:p>0,003</text:p>
          </table:table-cell>
          <table:table-cell office:value-type="float" office:value="0.00238209747991116" calcext:value-type="float">
            <text:p>0,002</text:p>
          </table:table-cell>
          <table:table-cell office:value-type="float" office:value="0.00287326631720512" calcext:value-type="float">
            <text:p>0,003</text:p>
          </table:table-cell>
          <table:table-cell office:value-type="float" office:value="0.000808873863732019" calcext:value-type="float">
            <text:p>0,001</text:p>
          </table:table-cell>
          <table:table-cell office:value-type="float" office:value="0.00136975978140501" calcext:value-type="float">
            <text:p>0,001</text:p>
          </table:table-cell>
          <table:table-cell office:value-type="float" office:value="0.00151856141721055" calcext:value-type="float">
            <text:p>0,002</text:p>
          </table:table-cell>
          <table:table-cell office:value-type="float" office:value="0.00408151607949159" calcext:value-type="float">
            <text:p>0,004</text:p>
          </table:table-cell>
          <table:table-cell office:value-type="float" office:value="0.00636990072502727" calcext:value-type="float">
            <text:p>0,006</text:p>
          </table:table-cell>
          <table:table-cell/>
          <table:table-cell office:value-type="float" office:value="0.00145804364179563" calcext:value-type="float">
            <text:p>0,001</text:p>
          </table:table-cell>
          <table:table-cell office:value-type="float" office:value="0.0033164068233169" calcext:value-type="float">
            <text:p>0,003</text:p>
          </table:table-cell>
          <table:table-cell/>
          <table:table-cell office:value-type="float" office:value="0.00245608225868344" calcext:value-type="float">
            <text:p>0,002</text:p>
          </table:table-cell>
          <table:table-cell office:value-type="float" office:value="0.00231295607901837" calcext:value-type="float">
            <text:p>0,002</text:p>
          </table:table-cell>
          <table:table-cell office:value-type="float" office:value="0.00347902271811148" calcext:value-type="float">
            <text:p>0,003</text:p>
          </table:table-cell>
          <table:table-cell office:value-type="float" office:value="0.00211914901821775" calcext:value-type="float">
            <text:p>0,002</text:p>
          </table:table-cell>
          <table:table-cell office:value-type="float" office:value="0.000960872540082278" calcext:value-type="float">
            <text:p>0,001</text:p>
          </table:table-cell>
          <table:table-cell office:value-type="float" office:value="0.000966341556641269" calcext:value-type="float">
            <text:p>0,001</text:p>
          </table:table-cell>
          <table:table-cell office:value-type="float" office:value="0.00228967620751414" calcext:value-type="float">
            <text:p>0,002</text:p>
          </table:table-cell>
          <table:table-cell office:value-type="float" office:value="0.00233741322807903" calcext:value-type="float">
            <text:p>0,002</text:p>
          </table:table-cell>
          <table:table-cell/>
          <table:table-cell office:value-type="float" office:value="0.00182650103733787" calcext:value-type="float">
            <text:p>0,002</text:p>
          </table:table-cell>
          <table:table-cell office:value-type="float" office:value="0.00204929543741909" calcext:value-type="float">
            <text:p>0,002</text:p>
          </table:table-cell>
          <table:table-cell office:value-type="float" office:value="0.00264503866632396" calcext:value-type="float">
            <text:p>0,003</text:p>
          </table:table-cell>
          <table:table-cell office:value-type="float" office:value="0.00225626699587869" calcext:value-type="float">
            <text:p>0,002</text:p>
          </table:table-cell>
          <table:table-cell office:value-type="float" office:value="0.00383807576075806" calcext:value-type="float">
            <text:p>0,004</text:p>
          </table:table-cell>
          <table:table-cell/>
          <table:table-cell office:value-type="float" office:value="0.00491030076985356" calcext:value-type="float">
            <text:p>0,005</text:p>
          </table:table-cell>
          <table:table-cell office:value-type="float" office:value="0.00269571755593891" calcext:value-type="float">
            <text:p>0,003</text:p>
          </table:table-cell>
          <table:table-cell office:value-type="float" office:value="0.00272548006535431" calcext:value-type="float">
            <text:p>0,003</text:p>
          </table:table-cell>
          <table:table-cell office:value-type="float" office:value="0.00570263215012049" calcext:value-type="float">
            <text:p>0,006</text:p>
          </table:table-cell>
          <table:table-cell office:value-type="float" office:value="0.00778482836703252" calcext:value-type="float">
            <text:p>0,008</text:p>
          </table:table-cell>
          <table:table-cell office:value-type="float" office:value="0.00651698680756993" calcext:value-type="float">
            <text:p>0,007</text:p>
          </table:table-cell>
          <table:table-cell office:value-type="float" office:value="0.00681693622924717" calcext:value-type="float">
            <text:p>0,007</text:p>
          </table:table-cell>
          <table:table-cell office:value-type="float" office:value="0.00346335713494325" calcext:value-type="float">
            <text:p>0,003</text:p>
          </table:table-cell>
          <table:table-cell office:value-type="float" office:value="0.00487980144842385" calcext:value-type="float">
            <text:p>0,005</text:p>
          </table:table-cell>
          <table:table-cell office:value-type="float" office:value="0.00543880471074344" calcext:value-type="float">
            <text:p>0,005</text:p>
          </table:table-cell>
          <table:table-cell office:value-type="float" office:value="0.0210589790606598" calcext:value-type="float">
            <text:p>0,021</text:p>
          </table:table-cell>
          <table:table-cell office:value-type="float" office:value="0.00540634388362984" calcext:value-type="float">
            <text:p>0,005</text:p>
          </table:table-cell>
          <table:table-cell office:value-type="float" office:value="0.00376570899131802" calcext:value-type="float">
            <text:p>0,004</text:p>
          </table:table-cell>
          <table:table-cell office:value-type="float" office:value="0.00287451834333523" calcext:value-type="float">
            <text:p>0,003</text:p>
          </table:table-cell>
          <table:table-cell office:value-type="float" office:value="0.00427580032624333" calcext:value-type="float">
            <text:p>0,004</text:p>
          </table:table-cell>
          <table:table-cell table:number-columns-repeated="2"/>
          <table:table-cell table:formula="of:=[.C77]/[.AA77]" office:value-type="float" office:value="0.572419399840589" calcext:value-type="float">
            <text:p>0,5724193998</text:p>
          </table:table-cell>
          <table:table-cell table:formula="of:=[.D77]/[.AB77]" office:value-type="float" office:value="0.958663381344805" calcext:value-type="float">
            <text:p>0,9586633813</text:p>
          </table:table-cell>
          <table:table-cell table:formula="of:=[.E77]/[.AC77]" office:value-type="string" office:string-value="" calcext:value-type="error">
            <text:p>#DIV/0!</text:p>
          </table:table-cell>
          <table:table-cell table:formula="of:=[.F77]/[.AD77]" office:value-type="float" office:value="0.500818799775841" calcext:value-type="float">
            <text:p>0,5008187998</text:p>
          </table:table-cell>
          <table:table-cell table:formula="of:=[.G77]/[.AE77]" office:value-type="float" office:value="0.491065202403273" calcext:value-type="float">
            <text:p>0,4910652024</text:p>
          </table:table-cell>
          <table:table-cell table:formula="of:=[.H77]/[.AF77]" office:value-type="float" office:value="0.404325549370848" calcext:value-type="float">
            <text:p>0,4043255494</text:p>
          </table:table-cell>
          <table:table-cell table:formula="of:=[.I77]/[.AG77]" office:value-type="float" office:value="1.41346460715842" calcext:value-type="float">
            <text:p>1,4134646072</text:p>
          </table:table-cell>
          <table:table-cell table:formula="of:=[.J77]/[.AH77]" office:value-type="float" office:value="0.620648895018339" calcext:value-type="float">
            <text:p>0,620648895</text:p>
          </table:table-cell>
          <table:table-cell table:formula="of:=[.K77]/[.AI77]" office:value-type="string" office:string-value="" calcext:value-type="error">
            <text:p>#DIV/0!</text:p>
          </table:table-cell>
          <table:table-cell table:formula="of:=[.L77]/[.AJ77]" office:value-type="float" office:value="0.164730003648258" calcext:value-type="float">
            <text:p>0,1647300036</text:p>
          </table:table-cell>
          <table:table-cell table:formula="of:=[.M77]/[.AK77]" office:value-type="float" office:value="0.508124368737112" calcext:value-type="float">
            <text:p>0,5081243687</text:p>
          </table:table-cell>
          <table:table-cell table:formula="of:=[.N77]/[.AL77]" office:value-type="float" office:value="0.557172087411007" calcext:value-type="float">
            <text:p>0,5571720874</text:p>
          </table:table-cell>
          <table:table-cell table:formula="of:=[.O77]/[.AM77]" office:value-type="float" office:value="0.715724944560093" calcext:value-type="float">
            <text:p>0,7157249446</text:p>
          </table:table-cell>
          <table:table-cell table:formula="of:=[.P77]/[.AN77]" office:value-type="float" office:value="0.818245492990284" calcext:value-type="float">
            <text:p>0,818245493</text:p>
          </table:table-cell>
          <table:table-cell table:formula="of:=[.Q77]/[.AO77]" office:value-type="float" office:value="0" calcext:value-type="float">
            <text:p>0</text:p>
          </table:table-cell>
          <table:table-cell table:formula="of:=[.R77]/[.AP77]" office:value-type="float" office:value="0.213885474759187" calcext:value-type="float">
            <text:p>0,2138854748</text:p>
          </table:table-cell>
          <table:table-cell table:formula="of:=[.S77]/[.AQ77]" office:value-type="float" office:value="0.957569980253059" calcext:value-type="float">
            <text:p>0,9575699803</text:p>
          </table:table-cell>
          <table:table-cell table:formula="of:=[.T77]/[.AR77]" office:value-type="float" office:value="0" calcext:value-type="float">
            <text:p>0</text:p>
          </table:table-cell>
          <table:table-cell table:formula="of:=[.U77]/[.AS77]" office:value-type="float" office:value="0.451584932592241" calcext:value-type="float">
            <text:p>0,4515849326</text:p>
          </table:table-cell>
          <table:table-cell table:formula="of:=[.V77]/[.AT77]" office:value-type="float" office:value="0.109832298724262" calcext:value-type="float">
            <text:p>0,1098322987</text:p>
          </table:table-cell>
          <table:table-cell table:formula="of:=[.W77]/[.AU77]" office:value-type="float" office:value="0.64350747806587" calcext:value-type="float">
            <text:p>0,6435074781</text:p>
          </table:table-cell>
          <table:table-cell table:formula="of:=[.X77]/[.AV77]" office:value-type="float" office:value="0.562749013028762" calcext:value-type="float">
            <text:p>0,562749013</text:p>
          </table:table-cell>
          <table:table-cell table:formula="of:=[.Y77]/[.AW77]" office:value-type="float" office:value="0.334272537279203" calcext:value-type="float">
            <text:p>0,3342725373</text:p>
          </table:table-cell>
          <table:table-cell table:formula="of:=[.Z77]/[.AX77]" office:value-type="float" office:value="0.226002498458642" calcext:value-type="float">
            <text:p>0,2260024985</text:p>
          </table:table-cell>
        </table:table-row>
        <table:table-row table:style-name="ro1">
          <table:table-cell office:value-type="string" calcext:value-type="string">
            <text:p>Sugar Conjugates</text:p>
          </table:table-cell>
          <table:table-cell office:value-type="string" calcext:value-type="string">
            <text:p>Galactinol</text:p>
          </table:table-cell>
          <table:table-cell office:value-type="float" office:value="0.000421048750866794" calcext:value-type="float">
            <text:p>0,000</text:p>
          </table:table-cell>
          <table:table-cell office:value-type="float" office:value="0.000346343748884944" calcext:value-type="float">
            <text:p>0,000</text:p>
          </table:table-cell>
          <table:table-cell/>
          <table:table-cell office:value-type="float" office:value="0.0000991236272644478" calcext:value-type="float">
            <text:p>0,000</text:p>
          </table:table-cell>
          <table:table-cell office:value-type="float" office:value="0.0000776127122035979" calcext:value-type="float">
            <text:p>0,000</text:p>
          </table:table-cell>
          <table:table-cell office:value-type="float" office:value="0.000110049576668889" calcext:value-type="float">
            <text:p>0,000</text:p>
          </table:table-cell>
          <table:table-cell office:value-type="float" office:value="0.00187026212528665" calcext:value-type="float">
            <text:p>0,002</text:p>
          </table:table-cell>
          <table:table-cell office:value-type="float" office:value="0.00127514646426466" calcext:value-type="float">
            <text:p>0,001</text:p>
          </table:table-cell>
          <table:table-cell office:value-type="float" office:value="0.00265818727043796" calcext:value-type="float">
            <text:p>0,003</text:p>
          </table:table-cell>
          <table:table-cell office:value-type="float" office:value="0.00228673219032935" calcext:value-type="float">
            <text:p>0,002</text:p>
          </table:table-cell>
          <table:table-cell office:value-type="float" office:value="0.00194744204843708" calcext:value-type="float">
            <text:p>0,002</text:p>
          </table:table-cell>
          <table:table-cell office:value-type="float" office:value="0.000518167724874327" calcext:value-type="float">
            <text:p>0,001</text:p>
          </table:table-cell>
          <table:table-cell office:value-type="float" office:value="0.00120966519663773" calcext:value-type="float">
            <text:p>0,001</text:p>
          </table:table-cell>
          <table:table-cell office:value-type="float" office:value="0.000873197178403523" calcext:value-type="float">
            <text:p>0,001</text:p>
          </table:table-cell>
          <table:table-cell/>
          <table:table-cell office:value-type="float" office:value="0.00664754536206525" calcext:value-type="float">
            <text:p>0,007</text:p>
          </table:table-cell>
          <table:table-cell office:value-type="float" office:value="0.00335329968639562" calcext:value-type="float">
            <text:p>0,003</text:p>
          </table:table-cell>
          <table:table-cell/>
          <table:table-cell office:value-type="float" office:value="0.00274543513711108" calcext:value-type="float">
            <text:p>0,003</text:p>
          </table:table-cell>
          <table:table-cell office:value-type="float" office:value="0.00600345383698968" calcext:value-type="float">
            <text:p>0,006</text:p>
          </table:table-cell>
          <table:table-cell office:value-type="float" office:value="0.003188947981504" calcext:value-type="float">
            <text:p>0,003</text:p>
          </table:table-cell>
          <table:table-cell office:value-type="float" office:value="0.0251166531997848" calcext:value-type="float">
            <text:p>0,025</text:p>
          </table:table-cell>
          <table:table-cell office:value-type="float" office:value="0.0189915001157024" calcext:value-type="float">
            <text:p>0,019</text:p>
          </table:table-cell>
          <table:table-cell office:value-type="float" office:value="0.0111191727037002" calcext:value-type="float">
            <text:p>0,011</text:p>
          </table:table-cell>
          <table:table-cell office:value-type="float" office:value="0.00227928247512055" calcext:value-type="float">
            <text:p>0,002</text:p>
          </table:table-cell>
          <table:table-cell office:value-type="float" office:value="0.00290790990278639" calcext:value-type="float">
            <text:p>0,003</text:p>
          </table:table-cell>
          <table:table-cell/>
          <table:table-cell office:value-type="float" office:value="0.000917981495997564" calcext:value-type="float">
            <text:p>0,001</text:p>
          </table:table-cell>
          <table:table-cell office:value-type="float" office:value="0.00136289548658212" calcext:value-type="float">
            <text:p>0,001</text:p>
          </table:table-cell>
          <table:table-cell office:value-type="float" office:value="0.00207555879616008" calcext:value-type="float">
            <text:p>0,002</text:p>
          </table:table-cell>
          <table:table-cell office:value-type="float" office:value="0.00212540128665922" calcext:value-type="float">
            <text:p>0,002</text:p>
          </table:table-cell>
          <table:table-cell office:value-type="float" office:value="0.00187633556891228" calcext:value-type="float">
            <text:p>0,002</text:p>
          </table:table-cell>
          <table:table-cell/>
          <table:table-cell office:value-type="float" office:value="0.00763718031877546" calcext:value-type="float">
            <text:p>0,008</text:p>
          </table:table-cell>
          <table:table-cell office:value-type="float" office:value="0.00411679976194377" calcext:value-type="float">
            <text:p>0,004</text:p>
          </table:table-cell>
          <table:table-cell office:value-type="float" office:value="0.0049568988439803" calcext:value-type="float">
            <text:p>0,005</text:p>
          </table:table-cell>
          <table:table-cell office:value-type="float" office:value="0.00745941260299155" calcext:value-type="float">
            <text:p>0,007</text:p>
          </table:table-cell>
          <table:table-cell office:value-type="float" office:value="0.00730505199321401" calcext:value-type="float">
            <text:p>0,007</text:p>
          </table:table-cell>
          <table:table-cell office:value-type="float" office:value="0.00349229521363287" calcext:value-type="float">
            <text:p>0,003</text:p>
          </table:table-cell>
          <table:table-cell office:value-type="float" office:value="0.00520799726522805" calcext:value-type="float">
            <text:p>0,005</text:p>
          </table:table-cell>
          <table:table-cell office:value-type="float" office:value="0.00755169052685915" calcext:value-type="float">
            <text:p>0,008</text:p>
          </table:table-cell>
          <table:table-cell office:value-type="float" office:value="0.00516808780934258" calcext:value-type="float">
            <text:p>0,005</text:p>
          </table:table-cell>
          <table:table-cell office:value-type="float" office:value="0.0116430341182293" calcext:value-type="float">
            <text:p>0,012</text:p>
          </table:table-cell>
          <table:table-cell office:value-type="float" office:value="0.00625144853200388" calcext:value-type="float">
            <text:p>0,006</text:p>
          </table:table-cell>
          <table:table-cell office:value-type="float" office:value="0.00851014491859598" calcext:value-type="float">
            <text:p>0,009</text:p>
          </table:table-cell>
          <table:table-cell office:value-type="float" office:value="0.0132437380359854" calcext:value-type="float">
            <text:p>0,013</text:p>
          </table:table-cell>
          <table:table-cell office:value-type="float" office:value="0.0129861572795132" calcext:value-type="float">
            <text:p>0,013</text:p>
          </table:table-cell>
          <table:table-cell office:value-type="float" office:value="0.0126120880474279" calcext:value-type="float">
            <text:p>0,013</text:p>
          </table:table-cell>
          <table:table-cell table:number-columns-repeated="2"/>
          <table:table-cell table:formula="of:=[.C78]/[.AA78]" office:value-type="float" office:value="0.184728639588441" calcext:value-type="float">
            <text:p>0,1847286396</text:p>
          </table:table-cell>
          <table:table-cell table:formula="of:=[.D78]/[.AB78]" office:value-type="float" office:value="0.119104016445996" calcext:value-type="float">
            <text:p>0,1191040164</text:p>
          </table:table-cell>
          <table:table-cell table:formula="of:=[.E78]/[.AC78]" office:value-type="string" office:string-value="" calcext:value-type="error">
            <text:p>#DIV/0!</text:p>
          </table:table-cell>
          <table:table-cell table:formula="of:=[.F78]/[.AD78]" office:value-type="float" office:value="0.107979984015616" calcext:value-type="float">
            <text:p>0,107979984</text:p>
          </table:table-cell>
          <table:table-cell table:formula="of:=[.G78]/[.AE78]" office:value-type="float" office:value="0.0569469287760543" calcext:value-type="float">
            <text:p>0,0569469288</text:p>
          </table:table-cell>
          <table:table-cell table:formula="of:=[.H78]/[.AF78]" office:value-type="float" office:value="0.0530216618640185" calcext:value-type="float">
            <text:p>0,0530216619</text:p>
          </table:table-cell>
          <table:table-cell table:formula="of:=[.I78]/[.AG78]" office:value-type="float" office:value="0.87995718127488" calcext:value-type="float">
            <text:p>0,8799571813</text:p>
          </table:table-cell>
          <table:table-cell table:formula="of:=[.J78]/[.AH78]" office:value-type="float" office:value="0.679594037117715" calcext:value-type="float">
            <text:p>0,6795940371</text:p>
          </table:table-cell>
          <table:table-cell table:formula="of:=[.K78]/[.AI78]" office:value-type="string" office:string-value="" calcext:value-type="error">
            <text:p>#DIV/0!</text:p>
          </table:table-cell>
          <table:table-cell table:formula="of:=[.L78]/[.AJ78]" office:value-type="float" office:value="0.299421002893906" calcext:value-type="float">
            <text:p>0,2994210029</text:p>
          </table:table-cell>
          <table:table-cell table:formula="of:=[.M78]/[.AK78]" office:value-type="float" office:value="0.473047551751117" calcext:value-type="float">
            <text:p>0,4730475518</text:p>
          </table:table-cell>
          <table:table-cell table:formula="of:=[.N78]/[.AL78]" office:value-type="float" office:value="0.104534657894743" calcext:value-type="float">
            <text:p>0,1045346579</text:p>
          </table:table-cell>
          <table:table-cell table:formula="of:=[.O78]/[.AM78]" office:value-type="float" office:value="0.162166280512838" calcext:value-type="float">
            <text:p>0,1621662805</text:p>
          </table:table-cell>
          <table:table-cell table:formula="of:=[.P78]/[.AN78]" office:value-type="float" office:value="0.119533328334237" calcext:value-type="float">
            <text:p>0,1195333283</text:p>
          </table:table-cell>
          <table:table-cell table:formula="of:=[.Q78]/[.AO78]" office:value-type="float" office:value="0" calcext:value-type="float">
            <text:p>0</text:p>
          </table:table-cell>
          <table:table-cell table:formula="of:=[.R78]/[.AP78]" office:value-type="float" office:value="1.2764110700381" calcext:value-type="float">
            <text:p>1,27641107</text:p>
          </table:table-cell>
          <table:table-cell table:formula="of:=[.S78]/[.AQ78]" office:value-type="float" office:value="0.444046227062525" calcext:value-type="float">
            <text:p>0,4440462271</text:p>
          </table:table-cell>
          <table:table-cell table:formula="of:=[.T78]/[.AR78]" office:value-type="float" office:value="0" calcext:value-type="float">
            <text:p>0</text:p>
          </table:table-cell>
          <table:table-cell table:formula="of:=[.U78]/[.AS78]" office:value-type="float" office:value="0.235800660655335" calcext:value-type="float">
            <text:p>0,2358006607</text:p>
          </table:table-cell>
          <table:table-cell table:formula="of:=[.V78]/[.AT78]" office:value-type="float" office:value="0.960330042910118" calcext:value-type="float">
            <text:p>0,9603300429</text:p>
          </table:table-cell>
          <table:table-cell table:formula="of:=[.W78]/[.AU78]" office:value-type="float" office:value="0.374723111299275" calcext:value-type="float">
            <text:p>0,3747231113</text:p>
          </table:table-cell>
          <table:table-cell table:formula="of:=[.X78]/[.AV78]" office:value-type="float" office:value="1.896492752389" calcext:value-type="float">
            <text:p>1,8964927524</text:p>
          </table:table-cell>
          <table:table-cell table:formula="of:=[.Y78]/[.AW78]" office:value-type="float" office:value="1.46244186843965" calcext:value-type="float">
            <text:p>1,4624418684</text:p>
          </table:table-cell>
          <table:table-cell table:formula="of:=[.Z78]/[.AX78]" office:value-type="float" office:value="0.881628217459823" calcext:value-type="float">
            <text:p>0,8816282175</text:p>
          </table:table-cell>
        </table:table-row>
        <table:table-row table:style-name="ro1">
          <table:table-cell office:value-type="string" calcext:value-type="string">
            <text:p>Sugar Conjugates</text:p>
          </table:table-cell>
          <table:table-cell office:value-type="string" calcext:value-type="string">
            <text:p>Maltitol</text:p>
          </table:table-cell>
          <table:table-cell table:number-columns-repeated="50"/>
          <table:table-cell table:formula="of:=[.C79]/[.AA79]" office:value-type="string" office:string-value="" calcext:value-type="error">
            <text:p>#DIV/0!</text:p>
          </table:table-cell>
          <table:table-cell table:formula="of:=[.D79]/[.AB79]" office:value-type="string" office:string-value="" calcext:value-type="error">
            <text:p>#DIV/0!</text:p>
          </table:table-cell>
          <table:table-cell table:formula="of:=[.E79]/[.AC79]" office:value-type="string" office:string-value="" calcext:value-type="error">
            <text:p>#DIV/0!</text:p>
          </table:table-cell>
          <table:table-cell table:formula="of:=[.F79]/[.AD79]" office:value-type="string" office:string-value="" calcext:value-type="error">
            <text:p>#DIV/0!</text:p>
          </table:table-cell>
          <table:table-cell table:formula="of:=[.G79]/[.AE79]" office:value-type="string" office:string-value="" calcext:value-type="error">
            <text:p>#DIV/0!</text:p>
          </table:table-cell>
          <table:table-cell table:formula="of:=[.H79]/[.AF79]" office:value-type="string" office:string-value="" calcext:value-type="error">
            <text:p>#DIV/0!</text:p>
          </table:table-cell>
          <table:table-cell table:formula="of:=[.I79]/[.AG79]" office:value-type="string" office:string-value="" calcext:value-type="error">
            <text:p>#DIV/0!</text:p>
          </table:table-cell>
          <table:table-cell table:formula="of:=[.J79]/[.AH79]" office:value-type="string" office:string-value="" calcext:value-type="error">
            <text:p>#DIV/0!</text:p>
          </table:table-cell>
          <table:table-cell table:formula="of:=[.K79]/[.AI79]" office:value-type="string" office:string-value="" calcext:value-type="error">
            <text:p>#DIV/0!</text:p>
          </table:table-cell>
          <table:table-cell table:formula="of:=[.L79]/[.AJ79]" office:value-type="string" office:string-value="" calcext:value-type="error">
            <text:p>#DIV/0!</text:p>
          </table:table-cell>
          <table:table-cell table:formula="of:=[.M79]/[.AK79]" office:value-type="string" office:string-value="" calcext:value-type="error">
            <text:p>#DIV/0!</text:p>
          </table:table-cell>
          <table:table-cell table:formula="of:=[.N79]/[.AL79]" office:value-type="string" office:string-value="" calcext:value-type="error">
            <text:p>#DIV/0!</text:p>
          </table:table-cell>
          <table:table-cell table:formula="of:=[.O79]/[.AM79]" office:value-type="string" office:string-value="" calcext:value-type="error">
            <text:p>#DIV/0!</text:p>
          </table:table-cell>
          <table:table-cell table:formula="of:=[.P79]/[.AN79]" office:value-type="string" office:string-value="" calcext:value-type="error">
            <text:p>#DIV/0!</text:p>
          </table:table-cell>
          <table:table-cell table:formula="of:=[.Q79]/[.AO79]" office:value-type="string" office:string-value="" calcext:value-type="error">
            <text:p>#DIV/0!</text:p>
          </table:table-cell>
          <table:table-cell table:formula="of:=[.R79]/[.AP79]" office:value-type="string" office:string-value="" calcext:value-type="error">
            <text:p>#DIV/0!</text:p>
          </table:table-cell>
          <table:table-cell table:formula="of:=[.S79]/[.AQ79]" office:value-type="string" office:string-value="" calcext:value-type="error">
            <text:p>#DIV/0!</text:p>
          </table:table-cell>
          <table:table-cell table:formula="of:=[.T79]/[.AR79]" office:value-type="string" office:string-value="" calcext:value-type="error">
            <text:p>#DIV/0!</text:p>
          </table:table-cell>
          <table:table-cell table:formula="of:=[.U79]/[.AS79]" office:value-type="string" office:string-value="" calcext:value-type="error">
            <text:p>#DIV/0!</text:p>
          </table:table-cell>
          <table:table-cell table:formula="of:=[.V79]/[.AT79]" office:value-type="string" office:string-value="" calcext:value-type="error">
            <text:p>#DIV/0!</text:p>
          </table:table-cell>
          <table:table-cell table:formula="of:=[.W79]/[.AU79]" office:value-type="string" office:string-value="" calcext:value-type="error">
            <text:p>#DIV/0!</text:p>
          </table:table-cell>
          <table:table-cell table:formula="of:=[.X79]/[.AV79]" office:value-type="string" office:string-value="" calcext:value-type="error">
            <text:p>#DIV/0!</text:p>
          </table:table-cell>
          <table:table-cell table:formula="of:=[.Y79]/[.AW79]" office:value-type="string" office:string-value="" calcext:value-type="error">
            <text:p>#DIV/0!</text:p>
          </table:table-cell>
          <table:table-cell table:formula="of:=[.Z79]/[.AX79]" office:value-type="string" office:string-value="" calcext:value-type="error">
            <text:p>#DIV/0!</text:p>
          </table:table-cell>
        </table:table-row>
        <table:table-row table:style-name="ro1">
          <table:table-cell table:style-name="ce4" office:value-type="string" calcext:value-type="string">
            <text:p>Sugar Conjugates</text:p>
          </table:table-cell>
          <table:table-cell table:style-name="ce4" office:value-type="string" calcext:value-type="string">
            <text:p>Salicylic acid-glucopyranoside</text:p>
          </table:table-cell>
          <table:table-cell table:style-name="ce7" table:number-columns-repeated="2"/>
          <table:table-cell/>
          <table:table-cell table:style-name="ce7" table:number-columns-repeated="11"/>
          <table:table-cell/>
          <table:table-cell table:style-name="ce7" table:number-columns-repeated="2"/>
          <table:table-cell/>
          <table:table-cell table:style-name="ce7" office:value-type="float" office:value="0.019090211534372" calcext:value-type="float">
            <text:p>0,019</text:p>
          </table:table-cell>
          <table:table-cell table:style-name="ce7" office:value-type="float" office:value="0.00223249146468602" calcext:value-type="float">
            <text:p>0,002</text:p>
          </table:table-cell>
          <table:table-cell table:style-name="ce7"/>
          <table:table-cell table:style-name="ce7" office:value-type="float" office:value="0.0144987969377922" calcext:value-type="float">
            <text:p>0,014</text:p>
          </table:table-cell>
          <table:table-cell table:style-name="ce7" office:value-type="float" office:value="0.00212421799508378" calcext:value-type="float">
            <text:p>0,002</text:p>
          </table:table-cell>
          <table:table-cell table:style-name="ce7" office:value-type="float" office:value="0.00291411497610915" calcext:value-type="float">
            <text:p>0,003</text:p>
          </table:table-cell>
          <table:table-cell table:style-name="ce7" table:number-columns-repeated="2"/>
          <table:table-cell/>
          <table:table-cell table:style-name="ce7" table:number-columns-repeated="5"/>
          <table:table-cell/>
          <table:table-cell table:style-name="ce7" table:number-columns-repeated="15"/>
          <table:table-cell table:number-columns-repeated="2"/>
          <table:table-cell table:formula="of:=[.C80]/[.AA80]" office:value-type="string" office:string-value="" calcext:value-type="error">
            <text:p>#DIV/0!</text:p>
          </table:table-cell>
          <table:table-cell table:formula="of:=[.D80]/[.AB80]" office:value-type="string" office:string-value="" calcext:value-type="error">
            <text:p>#DIV/0!</text:p>
          </table:table-cell>
          <table:table-cell table:formula="of:=[.E80]/[.AC80]" office:value-type="string" office:string-value="" calcext:value-type="error">
            <text:p>#DIV/0!</text:p>
          </table:table-cell>
          <table:table-cell table:formula="of:=[.F80]/[.AD80]" office:value-type="string" office:string-value="" calcext:value-type="error">
            <text:p>#DIV/0!</text:p>
          </table:table-cell>
          <table:table-cell table:formula="of:=[.G80]/[.AE80]" office:value-type="string" office:string-value="" calcext:value-type="error">
            <text:p>#DIV/0!</text:p>
          </table:table-cell>
          <table:table-cell table:formula="of:=[.H80]/[.AF80]" office:value-type="string" office:string-value="" calcext:value-type="error">
            <text:p>#DIV/0!</text:p>
          </table:table-cell>
          <table:table-cell table:formula="of:=[.I80]/[.AG80]" office:value-type="string" office:string-value="" calcext:value-type="error">
            <text:p>#DIV/0!</text:p>
          </table:table-cell>
          <table:table-cell table:formula="of:=[.J80]/[.AH80]" office:value-type="string" office:string-value="" calcext:value-type="error">
            <text:p>#DIV/0!</text:p>
          </table:table-cell>
          <table:table-cell table:formula="of:=[.K80]/[.AI80]" office:value-type="string" office:string-value="" calcext:value-type="error">
            <text:p>#DIV/0!</text:p>
          </table:table-cell>
          <table:table-cell table:formula="of:=[.L80]/[.AJ80]" office:value-type="string" office:string-value="" calcext:value-type="error">
            <text:p>#DIV/0!</text:p>
          </table:table-cell>
          <table:table-cell table:formula="of:=[.M80]/[.AK80]" office:value-type="string" office:string-value="" calcext:value-type="error">
            <text:p>#DIV/0!</text:p>
          </table:table-cell>
          <table:table-cell table:formula="of:=[.N80]/[.AL80]" office:value-type="string" office:string-value="" calcext:value-type="error">
            <text:p>#DIV/0!</text:p>
          </table:table-cell>
          <table:table-cell table:formula="of:=[.O80]/[.AM80]" office:value-type="string" office:string-value="" calcext:value-type="error">
            <text:p>#DIV/0!</text:p>
          </table:table-cell>
          <table:table-cell table:formula="of:=[.P80]/[.AN80]" office:value-type="string" office:string-value="" calcext:value-type="error">
            <text:p>#DIV/0!</text:p>
          </table:table-cell>
          <table:table-cell table:formula="of:=[.Q80]/[.AO80]" office:value-type="string" office:string-value="" calcext:value-type="error">
            <text:p>#DIV/0!</text:p>
          </table:table-cell>
          <table:table-cell table:formula="of:=[.R80]/[.AP80]" office:value-type="string" office:string-value="" calcext:value-type="error">
            <text:p>#DIV/0!</text:p>
          </table:table-cell>
          <table:table-cell table:formula="of:=[.S80]/[.AQ80]" office:value-type="string" office:string-value="" calcext:value-type="error">
            <text:p>#DIV/0!</text:p>
          </table:table-cell>
          <table:table-cell table:formula="of:=[.T80]/[.AR80]" office:value-type="string" office:string-value="" calcext:value-type="error">
            <text:p>#DIV/0!</text:p>
          </table:table-cell>
          <table:table-cell table:formula="of:=[.U80]/[.AS80]" office:value-type="string" office:string-value="" calcext:value-type="error">
            <text:p>#DIV/0!</text:p>
          </table:table-cell>
          <table:table-cell table:formula="of:=[.V80]/[.AT80]" office:value-type="string" office:string-value="" calcext:value-type="error">
            <text:p>#DIV/0!</text:p>
          </table:table-cell>
          <table:table-cell table:formula="of:=[.W80]/[.AU80]" office:value-type="string" office:string-value="" calcext:value-type="error">
            <text:p>#DIV/0!</text:p>
          </table:table-cell>
          <table:table-cell table:formula="of:=[.X80]/[.AV80]" office:value-type="string" office:string-value="" calcext:value-type="error">
            <text:p>#DIV/0!</text:p>
          </table:table-cell>
          <table:table-cell table:formula="of:=[.Y80]/[.AW80]" office:value-type="string" office:string-value="" calcext:value-type="error">
            <text:p>#DIV/0!</text:p>
          </table:table-cell>
          <table:table-cell table:formula="of:=[.Z80]/[.AX8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Fructose</text:p>
          </table:table-cell>
          <table:table-cell office:value-type="float" office:value="0.000705823018530951" calcext:value-type="float">
            <text:p>0,001</text:p>
          </table:table-cell>
          <table:table-cell office:value-type="float" office:value="0.00139805244841318" calcext:value-type="float">
            <text:p>0,001</text:p>
          </table:table-cell>
          <table:table-cell/>
          <table:table-cell office:value-type="float" office:value="0.00129629901119287" calcext:value-type="float">
            <text:p>0,001</text:p>
          </table:table-cell>
          <table:table-cell office:value-type="float" office:value="0.000882737385354316" calcext:value-type="float">
            <text:p>0,001</text:p>
          </table:table-cell>
          <table:table-cell office:value-type="float" office:value="0.000705491619410688" calcext:value-type="float">
            <text:p>0,001</text:p>
          </table:table-cell>
          <table:table-cell office:value-type="float" office:value="0.0217023815994861" calcext:value-type="float">
            <text:p>0,022</text:p>
          </table:table-cell>
          <table:table-cell office:value-type="float" office:value="0.0235651307258037" calcext:value-type="float">
            <text:p>0,024</text:p>
          </table:table-cell>
          <table:table-cell office:value-type="float" office:value="0.0215942076134631" calcext:value-type="float">
            <text:p>0,022</text:p>
          </table:table-cell>
          <table:table-cell office:value-type="float" office:value="0.0010322905149653" calcext:value-type="float">
            <text:p>0,001</text:p>
          </table:table-cell>
          <table:table-cell office:value-type="float" office:value="0.00309773056229235" calcext:value-type="float">
            <text:p>0,003</text:p>
          </table:table-cell>
          <table:table-cell office:value-type="float" office:value="0.00219271942895575" calcext:value-type="float">
            <text:p>0,002</text:p>
          </table:table-cell>
          <table:table-cell office:value-type="float" office:value="0.0100783060872827" calcext:value-type="float">
            <text:p>0,010</text:p>
          </table:table-cell>
          <table:table-cell office:value-type="float" office:value="0.00268728737848135" calcext:value-type="float">
            <text:p>0,003</text:p>
          </table:table-cell>
          <table:table-cell/>
          <table:table-cell office:value-type="float" office:value="0.0011049564464459" calcext:value-type="float">
            <text:p>0,001</text:p>
          </table:table-cell>
          <table:table-cell office:value-type="float" office:value="0.00830181606684975" calcext:value-type="float">
            <text:p>0,008</text:p>
          </table:table-cell>
          <table:table-cell/>
          <table:table-cell office:value-type="float" office:value="0.00668680425576338" calcext:value-type="float">
            <text:p>0,007</text:p>
          </table:table-cell>
          <table:table-cell office:value-type="float" office:value="0.00299598996945827" calcext:value-type="float">
            <text:p>0,003</text:p>
          </table:table-cell>
          <table:table-cell office:value-type="float" office:value="0.00359075075432355" calcext:value-type="float">
            <text:p>0,004</text:p>
          </table:table-cell>
          <table:table-cell office:value-type="float" office:value="0.0408518256633797" calcext:value-type="float">
            <text:p>0,041</text:p>
          </table:table-cell>
          <table:table-cell office:value-type="float" office:value="0.0134718776816951" calcext:value-type="float">
            <text:p>0,013</text:p>
          </table:table-cell>
          <table:table-cell office:value-type="float" office:value="0.0048235932382683" calcext:value-type="float">
            <text:p>0,005</text:p>
          </table:table-cell>
          <table:table-cell office:value-type="float" office:value="0.00127132424276278" calcext:value-type="float">
            <text:p>0,001</text:p>
          </table:table-cell>
          <table:table-cell office:value-type="float" office:value="0.00119328366102338" calcext:value-type="float">
            <text:p>0,001</text:p>
          </table:table-cell>
          <table:table-cell/>
          <table:table-cell office:value-type="float" office:value="0.00184576213072757" calcext:value-type="float">
            <text:p>0,002</text:p>
          </table:table-cell>
          <table:table-cell office:value-type="float" office:value="0.00230426508693663" calcext:value-type="float">
            <text:p>0,002</text:p>
          </table:table-cell>
          <table:table-cell office:value-type="float" office:value="0.00182987669381421" calcext:value-type="float">
            <text:p>0,002</text:p>
          </table:table-cell>
          <table:table-cell office:value-type="float" office:value="0.00671417226288892" calcext:value-type="float">
            <text:p>0,007</text:p>
          </table:table-cell>
          <table:table-cell office:value-type="float" office:value="0.0034860075025975" calcext:value-type="float">
            <text:p>0,003</text:p>
          </table:table-cell>
          <table:table-cell/>
          <table:table-cell office:value-type="float" office:value="0.0592495844747494" calcext:value-type="float">
            <text:p>0,059</text:p>
          </table:table-cell>
          <table:table-cell office:value-type="float" office:value="0.0335795496731216" calcext:value-type="float">
            <text:p>0,034</text:p>
          </table:table-cell>
          <table:table-cell office:value-type="float" office:value="0.0382082191183451" calcext:value-type="float">
            <text:p>0,038</text:p>
          </table:table-cell>
          <table:table-cell office:value-type="float" office:value="0.0137072474346419" calcext:value-type="float">
            <text:p>0,014</text:p>
          </table:table-cell>
          <table:table-cell office:value-type="float" office:value="0.0117984843498488" calcext:value-type="float">
            <text:p>0,012</text:p>
          </table:table-cell>
          <table:table-cell office:value-type="float" office:value="0.00400059290639175" calcext:value-type="float">
            <text:p>0,004</text:p>
          </table:table-cell>
          <table:table-cell office:value-type="float" office:value="0.00905843131514228" calcext:value-type="float">
            <text:p>0,009</text:p>
          </table:table-cell>
          <table:table-cell office:value-type="float" office:value="0.00937571565032858" calcext:value-type="float">
            <text:p>0,009</text:p>
          </table:table-cell>
          <table:table-cell office:value-type="float" office:value="0.0128760779114507" calcext:value-type="float">
            <text:p>0,013</text:p>
          </table:table-cell>
          <table:table-cell office:value-type="float" office:value="0.0302819959903026" calcext:value-type="float">
            <text:p>0,030</text:p>
          </table:table-cell>
          <table:table-cell office:value-type="float" office:value="0.00990592395992531" calcext:value-type="float">
            <text:p>0,010</text:p>
          </table:table-cell>
          <table:table-cell office:value-type="float" office:value="0.0211160200507165" calcext:value-type="float">
            <text:p>0,021</text:p>
          </table:table-cell>
          <table:table-cell office:value-type="float" office:value="0.010038569011198" calcext:value-type="float">
            <text:p>0,010</text:p>
          </table:table-cell>
          <table:table-cell office:value-type="float" office:value="0.00568263263321494" calcext:value-type="float">
            <text:p>0,006</text:p>
          </table:table-cell>
          <table:table-cell office:value-type="float" office:value="0.00737352869328816" calcext:value-type="float">
            <text:p>0,007</text:p>
          </table:table-cell>
          <table:table-cell table:number-columns-repeated="2"/>
          <table:table-cell table:formula="of:=[.C81]/[.AA81]" office:value-type="float" office:value="0.555187256554701" calcext:value-type="float">
            <text:p>0,5551872566</text:p>
          </table:table-cell>
          <table:table-cell table:formula="of:=[.D81]/[.AB81]" office:value-type="float" office:value="1.17160109878165" calcext:value-type="float">
            <text:p>1,1716010988</text:p>
          </table:table-cell>
          <table:table-cell table:formula="of:=[.E81]/[.AC81]" office:value-type="string" office:string-value="" calcext:value-type="error">
            <text:p>#DIV/0!</text:p>
          </table:table-cell>
          <table:table-cell table:formula="of:=[.F81]/[.AD81]" office:value-type="float" office:value="0.7023109801705" calcext:value-type="float">
            <text:p>0,7023109802</text:p>
          </table:table-cell>
          <table:table-cell table:formula="of:=[.G81]/[.AE81]" office:value-type="float" office:value="0.383088469446828" calcext:value-type="float">
            <text:p>0,3830884694</text:p>
          </table:table-cell>
          <table:table-cell table:formula="of:=[.H81]/[.AF81]" office:value-type="float" office:value="0.385540524012115" calcext:value-type="float">
            <text:p>0,385540524</text:p>
          </table:table-cell>
          <table:table-cell table:formula="of:=[.I81]/[.AG81]" office:value-type="float" office:value="3.23232421655922" calcext:value-type="float">
            <text:p>3,2323242166</text:p>
          </table:table-cell>
          <table:table-cell table:formula="of:=[.J81]/[.AH81]" office:value-type="float" office:value="6.75991968125278" calcext:value-type="float">
            <text:p>6,7599196813</text:p>
          </table:table-cell>
          <table:table-cell table:formula="of:=[.K81]/[.AI81]" office:value-type="string" office:string-value="" calcext:value-type="error">
            <text:p>#DIV/0!</text:p>
          </table:table-cell>
          <table:table-cell table:formula="of:=[.L81]/[.AJ81]" office:value-type="float" office:value="0.0174227469123473" calcext:value-type="float">
            <text:p>0,0174227469</text:p>
          </table:table-cell>
          <table:table-cell table:formula="of:=[.M81]/[.AK81]" office:value-type="float" office:value="0.092250509385833" calcext:value-type="float">
            <text:p>0,0922505094</text:p>
          </table:table-cell>
          <table:table-cell table:formula="of:=[.N81]/[.AL81]" office:value-type="float" office:value="0.0573886844127459" calcext:value-type="float">
            <text:p>0,0573886844</text:p>
          </table:table-cell>
          <table:table-cell table:formula="of:=[.O81]/[.AM81]" office:value-type="float" office:value="0.735253823594963" calcext:value-type="float">
            <text:p>0,7352538236</text:p>
          </table:table-cell>
          <table:table-cell table:formula="of:=[.P81]/[.AN81]" office:value-type="float" office:value="0.227765473835272" calcext:value-type="float">
            <text:p>0,2277654738</text:p>
          </table:table-cell>
          <table:table-cell table:formula="of:=[.Q81]/[.AO81]" office:value-type="float" office:value="0" calcext:value-type="float">
            <text:p>0</text:p>
          </table:table-cell>
          <table:table-cell table:formula="of:=[.R81]/[.AP81]" office:value-type="float" office:value="0.121980992956124" calcext:value-type="float">
            <text:p>0,121980993</text:p>
          </table:table-cell>
          <table:table-cell table:formula="of:=[.S81]/[.AQ81]" office:value-type="float" office:value="0.885459454666674" calcext:value-type="float">
            <text:p>0,8854594547</text:p>
          </table:table-cell>
          <table:table-cell table:formula="of:=[.T81]/[.AR81]" office:value-type="float" office:value="0" calcext:value-type="float">
            <text:p>0</text:p>
          </table:table-cell>
          <table:table-cell table:formula="of:=[.U81]/[.AS81]" office:value-type="float" office:value="0.220817817223962" calcext:value-type="float">
            <text:p>0,2208178172</text:p>
          </table:table-cell>
          <table:table-cell table:formula="of:=[.V81]/[.AT81]" office:value-type="float" office:value="0.302444272899593" calcext:value-type="float">
            <text:p>0,3024442729</text:p>
          </table:table-cell>
          <table:table-cell table:formula="of:=[.W81]/[.AU81]" office:value-type="float" office:value="0.17004865243068" calcext:value-type="float">
            <text:p>0,1700486524</text:p>
          </table:table-cell>
          <table:table-cell table:formula="of:=[.X81]/[.AV81]" office:value-type="float" office:value="4.06948695753444" calcext:value-type="float">
            <text:p>4,0694869575</text:p>
          </table:table-cell>
          <table:table-cell table:formula="of:=[.Y81]/[.AW81]" office:value-type="float" office:value="2.37071064614525" calcext:value-type="float">
            <text:p>2,3707106461</text:p>
          </table:table-cell>
          <table:table-cell table:formula="of:=[.Z81]/[.AX81]" office:value-type="float" office:value="0.654177048589915" calcext:value-type="float">
            <text:p>0,6541770486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Glucose</text:p>
          </table:table-cell>
          <table:table-cell office:value-type="float" office:value="0.00172317733279335" calcext:value-type="float">
            <text:p>0,002</text:p>
          </table:table-cell>
          <table:table-cell office:value-type="float" office:value="0.00305423713695152" calcext:value-type="float">
            <text:p>0,003</text:p>
          </table:table-cell>
          <table:table-cell/>
          <table:table-cell office:value-type="float" office:value="0.00258184990818416" calcext:value-type="float">
            <text:p>0,003</text:p>
          </table:table-cell>
          <table:table-cell office:value-type="float" office:value="0.00157774338939987" calcext:value-type="float">
            <text:p>0,002</text:p>
          </table:table-cell>
          <table:table-cell office:value-type="float" office:value="0.00173769069497322" calcext:value-type="float">
            <text:p>0,002</text:p>
          </table:table-cell>
          <table:table-cell office:value-type="float" office:value="0.0281566972476524" calcext:value-type="float">
            <text:p>0,028</text:p>
          </table:table-cell>
          <table:table-cell office:value-type="float" office:value="0.0307660520513267" calcext:value-type="float">
            <text:p>0,031</text:p>
          </table:table-cell>
          <table:table-cell office:value-type="float" office:value="0.0308196321957905" calcext:value-type="float">
            <text:p>0,031</text:p>
          </table:table-cell>
          <table:table-cell office:value-type="float" office:value="0.00189104702082428" calcext:value-type="float">
            <text:p>0,002</text:p>
          </table:table-cell>
          <table:table-cell office:value-type="float" office:value="0.00754474152043378" calcext:value-type="float">
            <text:p>0,008</text:p>
          </table:table-cell>
          <table:table-cell office:value-type="float" office:value="0.00331783167572363" calcext:value-type="float">
            <text:p>0,003</text:p>
          </table:table-cell>
          <table:table-cell office:value-type="float" office:value="0.00686627664195138" calcext:value-type="float">
            <text:p>0,007</text:p>
          </table:table-cell>
          <table:table-cell office:value-type="float" office:value="0.00416136386936221" calcext:value-type="float">
            <text:p>0,004</text:p>
          </table:table-cell>
          <table:table-cell/>
          <table:table-cell office:value-type="float" office:value="0.00241022681692334" calcext:value-type="float">
            <text:p>0,002</text:p>
          </table:table-cell>
          <table:table-cell office:value-type="float" office:value="0.0104942597674397" calcext:value-type="float">
            <text:p>0,010</text:p>
          </table:table-cell>
          <table:table-cell/>
          <table:table-cell office:value-type="float" office:value="0.00292461269840733" calcext:value-type="float">
            <text:p>0,003</text:p>
          </table:table-cell>
          <table:table-cell office:value-type="float" office:value="0.00149749393794427" calcext:value-type="float">
            <text:p>0,001</text:p>
          </table:table-cell>
          <table:table-cell office:value-type="float" office:value="0.00224021139140727" calcext:value-type="float">
            <text:p>0,002</text:p>
          </table:table-cell>
          <table:table-cell office:value-type="float" office:value="0.0400564408877328" calcext:value-type="float">
            <text:p>0,040</text:p>
          </table:table-cell>
          <table:table-cell office:value-type="float" office:value="0.00953287511076602" calcext:value-type="float">
            <text:p>0,010</text:p>
          </table:table-cell>
          <table:table-cell office:value-type="float" office:value="0.00418602542691195" calcext:value-type="float">
            <text:p>0,004</text:p>
          </table:table-cell>
          <table:table-cell office:value-type="float" office:value="0.00317630912833135" calcext:value-type="float">
            <text:p>0,003</text:p>
          </table:table-cell>
          <table:table-cell office:value-type="float" office:value="0.00242278060766044" calcext:value-type="float">
            <text:p>0,002</text:p>
          </table:table-cell>
          <table:table-cell/>
          <table:table-cell office:value-type="float" office:value="0.00224144496017756" calcext:value-type="float">
            <text:p>0,002</text:p>
          </table:table-cell>
          <table:table-cell office:value-type="float" office:value="0.00194453035043838" calcext:value-type="float">
            <text:p>0,002</text:p>
          </table:table-cell>
          <table:table-cell office:value-type="float" office:value="0.00298275216075084" calcext:value-type="float">
            <text:p>0,003</text:p>
          </table:table-cell>
          <table:table-cell office:value-type="float" office:value="0.0111613708351426" calcext:value-type="float">
            <text:p>0,011</text:p>
          </table:table-cell>
          <table:table-cell office:value-type="float" office:value="0.0102083150792929" calcext:value-type="float">
            <text:p>0,010</text:p>
          </table:table-cell>
          <table:table-cell/>
          <table:table-cell office:value-type="float" office:value="0.031041566341433" calcext:value-type="float">
            <text:p>0,031</text:p>
          </table:table-cell>
          <table:table-cell office:value-type="float" office:value="0.0355146077208566" calcext:value-type="float">
            <text:p>0,036</text:p>
          </table:table-cell>
          <table:table-cell office:value-type="float" office:value="0.0433753714194576" calcext:value-type="float">
            <text:p>0,043</text:p>
          </table:table-cell>
          <table:table-cell office:value-type="float" office:value="0.0238918994069956" calcext:value-type="float">
            <text:p>0,024</text:p>
          </table:table-cell>
          <table:table-cell office:value-type="float" office:value="0.0203525735458848" calcext:value-type="float">
            <text:p>0,020</text:p>
          </table:table-cell>
          <table:table-cell office:value-type="float" office:value="0.00570095522241008" calcext:value-type="float">
            <text:p>0,006</text:p>
          </table:table-cell>
          <table:table-cell office:value-type="float" office:value="0.0203670542722577" calcext:value-type="float">
            <text:p>0,020</text:p>
          </table:table-cell>
          <table:table-cell office:value-type="float" office:value="0.0211368281509839" calcext:value-type="float">
            <text:p>0,021</text:p>
          </table:table-cell>
          <table:table-cell office:value-type="float" office:value="0.018742914499633" calcext:value-type="float">
            <text:p>0,019</text:p>
          </table:table-cell>
          <table:table-cell office:value-type="float" office:value="0.0384461945568377" calcext:value-type="float">
            <text:p>0,038</text:p>
          </table:table-cell>
          <table:table-cell office:value-type="float" office:value="0.00588913823020397" calcext:value-type="float">
            <text:p>0,006</text:p>
          </table:table-cell>
          <table:table-cell office:value-type="float" office:value="0.018333465648028" calcext:value-type="float">
            <text:p>0,018</text:p>
          </table:table-cell>
          <table:table-cell office:value-type="float" office:value="0.0216466409277034" calcext:value-type="float">
            <text:p>0,022</text:p>
          </table:table-cell>
          <table:table-cell office:value-type="float" office:value="0.0158535038943854" calcext:value-type="float">
            <text:p>0,016</text:p>
          </table:table-cell>
          <table:table-cell office:value-type="float" office:value="0.0228923368977458" calcext:value-type="float">
            <text:p>0,023</text:p>
          </table:table-cell>
          <table:table-cell table:number-columns-repeated="2"/>
          <table:table-cell table:formula="of:=[.C82]/[.AA82]" office:value-type="float" office:value="0.542509328649195" calcext:value-type="float">
            <text:p>0,5425093286</text:p>
          </table:table-cell>
          <table:table-cell table:formula="of:=[.D82]/[.AB82]" office:value-type="float" office:value="1.26063297984742" calcext:value-type="float">
            <text:p>1,2606329798</text:p>
          </table:table-cell>
          <table:table-cell table:formula="of:=[.E82]/[.AC82]" office:value-type="string" office:string-value="" calcext:value-type="error">
            <text:p>#DIV/0!</text:p>
          </table:table-cell>
          <table:table-cell table:formula="of:=[.F82]/[.AD82]" office:value-type="float" office:value="1.15186852858508" calcext:value-type="float">
            <text:p>1,1518685286</text:p>
          </table:table-cell>
          <table:table-cell table:formula="of:=[.G82]/[.AE82]" office:value-type="float" office:value="0.811375039244915" calcext:value-type="float">
            <text:p>0,8113750392</text:p>
          </table:table-cell>
          <table:table-cell table:formula="of:=[.H82]/[.AF82]" office:value-type="float" office:value="0.582579645013415" calcext:value-type="float">
            <text:p>0,582579645</text:p>
          </table:table-cell>
          <table:table-cell table:formula="of:=[.I82]/[.AG82]" office:value-type="float" office:value="2.52269167143864" calcext:value-type="float">
            <text:p>2,5226916714</text:p>
          </table:table-cell>
          <table:table-cell table:formula="of:=[.J82]/[.AH82]" office:value-type="float" office:value="3.01382273297326" calcext:value-type="float">
            <text:p>3,013822733</text:p>
          </table:table-cell>
          <table:table-cell table:formula="of:=[.K82]/[.AI82]" office:value-type="string" office:string-value="" calcext:value-type="error">
            <text:p>#DIV/0!</text:p>
          </table:table-cell>
          <table:table-cell table:formula="of:=[.L82]/[.AJ82]" office:value-type="float" office:value="0.0609198324602644" calcext:value-type="float">
            <text:p>0,0609198325</text:p>
          </table:table-cell>
          <table:table-cell table:formula="of:=[.M82]/[.AK82]" office:value-type="float" office:value="0.212440514048054" calcext:value-type="float">
            <text:p>0,212440514</text:p>
          </table:table-cell>
          <table:table-cell table:formula="of:=[.N82]/[.AL82]" office:value-type="float" office:value="0.0764911415660016" calcext:value-type="float">
            <text:p>0,0764911416</text:p>
          </table:table-cell>
          <table:table-cell table:formula="of:=[.O82]/[.AM82]" office:value-type="float" office:value="0.287389316562287" calcext:value-type="float">
            <text:p>0,2873893166</text:p>
          </table:table-cell>
          <table:table-cell table:formula="of:=[.P82]/[.AN82]" office:value-type="float" office:value="0.204463767689154" calcext:value-type="float">
            <text:p>0,2044637677</text:p>
          </table:table-cell>
          <table:table-cell table:formula="of:=[.Q82]/[.AO82]" office:value-type="float" office:value="0" calcext:value-type="float">
            <text:p>0</text:p>
          </table:table-cell>
          <table:table-cell table:formula="of:=[.R82]/[.AP82]" office:value-type="float" office:value="0.118339490075713" calcext:value-type="float">
            <text:p>0,1183394901</text:p>
          </table:table-cell>
          <table:table-cell table:formula="of:=[.S82]/[.AQ82]" office:value-type="float" office:value="0.49649170123717" calcext:value-type="float">
            <text:p>0,4964917012</text:p>
          </table:table-cell>
          <table:table-cell table:formula="of:=[.T82]/[.AR82]" office:value-type="float" office:value="0" calcext:value-type="float">
            <text:p>0</text:p>
          </table:table-cell>
          <table:table-cell table:formula="of:=[.U82]/[.AS82]" office:value-type="float" office:value="0.0760702777509923" calcext:value-type="float">
            <text:p>0,0760702778</text:p>
          </table:table-cell>
          <table:table-cell table:formula="of:=[.V82]/[.AT82]" office:value-type="float" office:value="0.254280656932789" calcext:value-type="float">
            <text:p>0,2542806569</text:p>
          </table:table-cell>
          <table:table-cell table:formula="of:=[.W82]/[.AU82]" office:value-type="float" office:value="0.122192466739" calcext:value-type="float">
            <text:p>0,1221924667</text:p>
          </table:table-cell>
          <table:table-cell table:formula="of:=[.X82]/[.AV82]" office:value-type="float" office:value="1.85046913382614" calcext:value-type="float">
            <text:p>1,8504691338</text:p>
          </table:table-cell>
          <table:table-cell table:formula="of:=[.Y82]/[.AW82]" office:value-type="float" office:value="0.60131029545728" calcext:value-type="float">
            <text:p>0,6013102955</text:p>
          </table:table-cell>
          <table:table-cell table:formula="of:=[.Z82]/[.AX82]" office:value-type="float" office:value="0.182857060229799" calcext:value-type="float">
            <text:p>0,1828570602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Glucose, 1,6-anhydro-, beta-</text:p>
          </table:table-cell>
          <table:table-cell office:value-type="float" office:value="0.00558449129327239" calcext:value-type="float">
            <text:p>0,006</text:p>
          </table:table-cell>
          <table:table-cell office:value-type="float" office:value="0.00876622067442304" calcext:value-type="float">
            <text:p>0,009</text:p>
          </table:table-cell>
          <table:table-cell/>
          <table:table-cell office:value-type="float" office:value="0.0106104473639588" calcext:value-type="float">
            <text:p>0,011</text:p>
          </table:table-cell>
          <table:table-cell office:value-type="float" office:value="0.00657920954830606" calcext:value-type="float">
            <text:p>0,007</text:p>
          </table:table-cell>
          <table:table-cell office:value-type="float" office:value="0.00681711272029168" calcext:value-type="float">
            <text:p>0,007</text:p>
          </table:table-cell>
          <table:table-cell office:value-type="float" office:value="0.00660435641707459" calcext:value-type="float">
            <text:p>0,007</text:p>
          </table:table-cell>
          <table:table-cell office:value-type="float" office:value="0.00766271532157906" calcext:value-type="float">
            <text:p>0,008</text:p>
          </table:table-cell>
          <table:table-cell office:value-type="float" office:value="0.00755548315191655" calcext:value-type="float">
            <text:p>0,008</text:p>
          </table:table-cell>
          <table:table-cell office:value-type="float" office:value="0.0030628724368888" calcext:value-type="float">
            <text:p>0,003</text:p>
          </table:table-cell>
          <table:table-cell office:value-type="float" office:value="0.00751261219509691" calcext:value-type="float">
            <text:p>0,008</text:p>
          </table:table-cell>
          <table:table-cell office:value-type="float" office:value="0.012897265771024" calcext:value-type="float">
            <text:p>0,013</text:p>
          </table:table-cell>
          <table:table-cell office:value-type="float" office:value="0.00389359841940069" calcext:value-type="float">
            <text:p>0,004</text:p>
          </table:table-cell>
          <table:table-cell office:value-type="float" office:value="0.00823921049584659" calcext:value-type="float">
            <text:p>0,008</text:p>
          </table:table-cell>
          <table:table-cell/>
          <table:table-cell office:value-type="float" office:value="0.0114483912429348" calcext:value-type="float">
            <text:p>0,011</text:p>
          </table:table-cell>
          <table:table-cell office:value-type="float" office:value="0.0107724058289832" calcext:value-type="float">
            <text:p>0,011</text:p>
          </table:table-cell>
          <table:table-cell/>
          <table:table-cell office:value-type="float" office:value="0.0156254660338078" calcext:value-type="float">
            <text:p>0,016</text:p>
          </table:table-cell>
          <table:table-cell office:value-type="float" office:value="0.0114548545695277" calcext:value-type="float">
            <text:p>0,011</text:p>
          </table:table-cell>
          <table:table-cell office:value-type="float" office:value="0.0110527581095436" calcext:value-type="float">
            <text:p>0,011</text:p>
          </table:table-cell>
          <table:table-cell office:value-type="float" office:value="0.0164824182380153" calcext:value-type="float">
            <text:p>0,016</text:p>
          </table:table-cell>
          <table:table-cell office:value-type="float" office:value="0.0108147726358197" calcext:value-type="float">
            <text:p>0,011</text:p>
          </table:table-cell>
          <table:table-cell office:value-type="float" office:value="0.0104620338933251" calcext:value-type="float">
            <text:p>0,010</text:p>
          </table:table-cell>
          <table:table-cell office:value-type="float" office:value="0.00387241971724123" calcext:value-type="float">
            <text:p>0,004</text:p>
          </table:table-cell>
          <table:table-cell office:value-type="float" office:value="0.00488224685336659" calcext:value-type="float">
            <text:p>0,005</text:p>
          </table:table-cell>
          <table:table-cell/>
          <table:table-cell office:value-type="float" office:value="0.00640380067352634" calcext:value-type="float">
            <text:p>0,006</text:p>
          </table:table-cell>
          <table:table-cell office:value-type="float" office:value="0.00933729971639527" calcext:value-type="float">
            <text:p>0,009</text:p>
          </table:table-cell>
          <table:table-cell office:value-type="float" office:value="0.00969891983968071" calcext:value-type="float">
            <text:p>0,010</text:p>
          </table:table-cell>
          <table:table-cell office:value-type="float" office:value="0.00493541829676447" calcext:value-type="float">
            <text:p>0,005</text:p>
          </table:table-cell>
          <table:table-cell office:value-type="float" office:value="0.0188399303826765" calcext:value-type="float">
            <text:p>0,019</text:p>
          </table:table-cell>
          <table:table-cell/>
          <table:table-cell office:value-type="float" office:value="0.0150836060973978" calcext:value-type="float">
            <text:p>0,015</text:p>
          </table:table-cell>
          <table:table-cell office:value-type="float" office:value="0.00546177722658707" calcext:value-type="float">
            <text:p>0,005</text:p>
          </table:table-cell>
          <table:table-cell office:value-type="float" office:value="0.010442282474706" calcext:value-type="float">
            <text:p>0,010</text:p>
          </table:table-cell>
          <table:table-cell office:value-type="float" office:value="0.0112812814295173" calcext:value-type="float">
            <text:p>0,011</text:p>
          </table:table-cell>
          <table:table-cell office:value-type="float" office:value="0.0116060099601035" calcext:value-type="float">
            <text:p>0,012</text:p>
          </table:table-cell>
          <table:table-cell office:value-type="float" office:value="0.0133089479927956" calcext:value-type="float">
            <text:p>0,013</text:p>
          </table:table-cell>
          <table:table-cell office:value-type="float" office:value="0.0131154172513474" calcext:value-type="float">
            <text:p>0,013</text:p>
          </table:table-cell>
          <table:table-cell office:value-type="float" office:value="0.011883896198418" calcext:value-type="float">
            <text:p>0,012</text:p>
          </table:table-cell>
          <table:table-cell office:value-type="float" office:value="0.0109667744481926" calcext:value-type="float">
            <text:p>0,011</text:p>
          </table:table-cell>
          <table:table-cell office:value-type="float" office:value="0.0162482400991969" calcext:value-type="float">
            <text:p>0,016</text:p>
          </table:table-cell>
          <table:table-cell office:value-type="float" office:value="0.0135609304257963" calcext:value-type="float">
            <text:p>0,014</text:p>
          </table:table-cell>
          <table:table-cell office:value-type="float" office:value="0.0218125403294306" calcext:value-type="float">
            <text:p>0,022</text:p>
          </table:table-cell>
          <table:table-cell office:value-type="float" office:value="0.0173303720233332" calcext:value-type="float">
            <text:p>0,017</text:p>
          </table:table-cell>
          <table:table-cell office:value-type="float" office:value="0.0177093957486874" calcext:value-type="float">
            <text:p>0,018</text:p>
          </table:table-cell>
          <table:table-cell office:value-type="float" office:value="0.0121681848914194" calcext:value-type="float">
            <text:p>0,012</text:p>
          </table:table-cell>
          <table:table-cell table:number-columns-repeated="2"/>
          <table:table-cell table:formula="of:=[.C83]/[.AA83]" office:value-type="float" office:value="1.44211932100451" calcext:value-type="float">
            <text:p>1,442119321</text:p>
          </table:table-cell>
          <table:table-cell table:formula="of:=[.D83]/[.AB83]" office:value-type="float" office:value="1.79552999627174" calcext:value-type="float">
            <text:p>1,7955299963</text:p>
          </table:table-cell>
          <table:table-cell table:formula="of:=[.E83]/[.AC83]" office:value-type="string" office:string-value="" calcext:value-type="error">
            <text:p>#DIV/0!</text:p>
          </table:table-cell>
          <table:table-cell table:formula="of:=[.F83]/[.AD83]" office:value-type="float" office:value="1.65689844279866" calcext:value-type="float">
            <text:p>1,6568984428</text:p>
          </table:table-cell>
          <table:table-cell table:formula="of:=[.G83]/[.AE83]" office:value-type="float" office:value="0.704615868413616" calcext:value-type="float">
            <text:p>0,7046158684</text:p>
          </table:table-cell>
          <table:table-cell table:formula="of:=[.H83]/[.AF83]" office:value-type="float" office:value="0.702873395488966" calcext:value-type="float">
            <text:p>0,7028733955</text:p>
          </table:table-cell>
          <table:table-cell table:formula="of:=[.I83]/[.AG83]" office:value-type="float" office:value="1.33815535380339" calcext:value-type="float">
            <text:p>1,3381553538</text:p>
          </table:table-cell>
          <table:table-cell table:formula="of:=[.J83]/[.AH83]" office:value-type="float" office:value="0.406727369259549" calcext:value-type="float">
            <text:p>0,4067273693</text:p>
          </table:table-cell>
          <table:table-cell table:formula="of:=[.K83]/[.AI83]" office:value-type="string" office:string-value="" calcext:value-type="error">
            <text:p>#DIV/0!</text:p>
          </table:table-cell>
          <table:table-cell table:formula="of:=[.L83]/[.AJ83]" office:value-type="float" office:value="0.203059693889593" calcext:value-type="float">
            <text:p>0,2030596939</text:p>
          </table:table-cell>
          <table:table-cell table:formula="of:=[.M83]/[.AK83]" office:value-type="float" office:value="1.37548857879569" calcext:value-type="float">
            <text:p>1,3754885788</text:p>
          </table:table-cell>
          <table:table-cell table:formula="of:=[.N83]/[.AL83]" office:value-type="float" office:value="1.23510025727274" calcext:value-type="float">
            <text:p>1,2351002573</text:p>
          </table:table-cell>
          <table:table-cell table:formula="of:=[.O83]/[.AM83]" office:value-type="float" office:value="0.345137956510255" calcext:value-type="float">
            <text:p>0,3451379565</text:p>
          </table:table-cell>
          <table:table-cell table:formula="of:=[.P83]/[.AN83]" office:value-type="float" office:value="0.70990896304324" calcext:value-type="float">
            <text:p>0,709908963</text:p>
          </table:table-cell>
          <table:table-cell table:formula="of:=[.Q83]/[.AO83]" office:value-type="float" office:value="0" calcext:value-type="float">
            <text:p>0</text:p>
          </table:table-cell>
          <table:table-cell table:formula="of:=[.R83]/[.AP83]" office:value-type="float" office:value="0.872895693940554" calcext:value-type="float">
            <text:p>0,8728956939</text:p>
          </table:table-cell>
          <table:table-cell table:formula="of:=[.S83]/[.AQ83]" office:value-type="float" office:value="0.906470878668331" calcext:value-type="float">
            <text:p>0,9064708787</text:p>
          </table:table-cell>
          <table:table-cell table:formula="of:=[.T83]/[.AR83]" office:value-type="float" office:value="0" calcext:value-type="float">
            <text:p>0</text:p>
          </table:table-cell>
          <table:table-cell table:formula="of:=[.U83]/[.AS83]" office:value-type="float" office:value="0.961671291069863" calcext:value-type="float">
            <text:p>0,9616712911</text:p>
          </table:table-cell>
          <table:table-cell table:formula="of:=[.V83]/[.AT83]" office:value-type="float" office:value="0.844695327669972" calcext:value-type="float">
            <text:p>0,8446953277</text:p>
          </table:table-cell>
          <table:table-cell table:formula="of:=[.W83]/[.AU83]" office:value-type="float" office:value="0.506715767288721" calcext:value-type="float">
            <text:p>0,5067157673</text:p>
          </table:table-cell>
          <table:table-cell table:formula="of:=[.X83]/[.AV83]" office:value-type="float" office:value="0.951071230082295" calcext:value-type="float">
            <text:p>0,9510712301</text:p>
          </table:table-cell>
          <table:table-cell table:formula="of:=[.Y83]/[.AW83]" office:value-type="float" office:value="0.610679934498684" calcext:value-type="float">
            <text:p>0,6106799345</text:p>
          </table:table-cell>
          <table:table-cell table:formula="of:=[.Z83]/[.AX83]" office:value-type="float" office:value="0.859785907814614" calcext:value-type="float">
            <text:p>0,8597859078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Maltose</text:p>
          </table:table-cell>
          <table:table-cell office:value-type="float" office:value="0.0000493473135165659" calcext:value-type="float">
            <text:p>0,000</text:p>
          </table:table-cell>
          <table:table-cell office:value-type="float" office:value="0.000312774563122106" calcext:value-type="float">
            <text:p>0,000</text:p>
          </table:table-cell>
          <table:table-cell/>
          <table:table-cell office:value-type="float" office:value="0.000101583519521933" calcext:value-type="float">
            <text:p>0,000</text:p>
          </table:table-cell>
          <table:table-cell office:value-type="float" office:value="0.000112014411725358" calcext:value-type="float">
            <text:p>0,000</text:p>
          </table:table-cell>
          <table:table-cell office:value-type="float" office:value="0.000373397164784004" calcext:value-type="float">
            <text:p>0,000</text:p>
          </table:table-cell>
          <table:table-cell office:value-type="float" office:value="0.00105276590780917" calcext:value-type="float">
            <text:p>0,001</text:p>
          </table:table-cell>
          <table:table-cell office:value-type="float" office:value="0.000879151623677714" calcext:value-type="float">
            <text:p>0,001</text:p>
          </table:table-cell>
          <table:table-cell office:value-type="float" office:value="0.00128806588890135" calcext:value-type="float">
            <text:p>0,001</text:p>
          </table:table-cell>
          <table:table-cell office:value-type="float" office:value="0.000332930039456543" calcext:value-type="float">
            <text:p>0,000</text:p>
          </table:table-cell>
          <table:table-cell office:value-type="float" office:value="0.000546200456843752" calcext:value-type="float">
            <text:p>0,001</text:p>
          </table:table-cell>
          <table:table-cell office:value-type="float" office:value="0.000665090750136554" calcext:value-type="float">
            <text:p>0,001</text:p>
          </table:table-cell>
          <table:table-cell office:value-type="float" office:value="0.00260205536383397" calcext:value-type="float">
            <text:p>0,003</text:p>
          </table:table-cell>
          <table:table-cell office:value-type="float" office:value="0.00170281391665468" calcext:value-type="float">
            <text:p>0,002</text:p>
          </table:table-cell>
          <table:table-cell/>
          <table:table-cell office:value-type="float" office:value="0.000552198812574" calcext:value-type="float">
            <text:p>0,001</text:p>
          </table:table-cell>
          <table:table-cell office:value-type="float" office:value="0.000774592175855667" calcext:value-type="float">
            <text:p>0,001</text:p>
          </table:table-cell>
          <table:table-cell/>
          <table:table-cell office:value-type="float" office:value="0.000585292190386508" calcext:value-type="float">
            <text:p>0,001</text:p>
          </table:table-cell>
          <table:table-cell office:value-type="float" office:value="0.000329268877869009" calcext:value-type="float">
            <text:p>0,000</text:p>
          </table:table-cell>
          <table:table-cell office:value-type="float" office:value="0.000453644153868086" calcext:value-type="float">
            <text:p>0,000</text:p>
          </table:table-cell>
          <table:table-cell office:value-type="float" office:value="0.00109682940905167" calcext:value-type="float">
            <text:p>0,001</text:p>
          </table:table-cell>
          <table:table-cell office:value-type="float" office:value="0.000370292333843419" calcext:value-type="float">
            <text:p>0,000</text:p>
          </table:table-cell>
          <table:table-cell office:value-type="float" office:value="0.000294975422601504" calcext:value-type="float">
            <text:p>0,000</text:p>
          </table:table-cell>
          <table:table-cell office:value-type="float" office:value="0.000537105881107619" calcext:value-type="float">
            <text:p>0,001</text:p>
          </table:table-cell>
          <table:table-cell office:value-type="float" office:value="0.000297439398371749" calcext:value-type="float">
            <text:p>0,000</text:p>
          </table:table-cell>
          <table:table-cell/>
          <table:table-cell office:value-type="float" office:value="0.00021039818519595" calcext:value-type="float">
            <text:p>0,000</text:p>
          </table:table-cell>
          <table:table-cell office:value-type="float" office:value="0.000215230377009761" calcext:value-type="float">
            <text:p>0,000</text:p>
          </table:table-cell>
          <table:table-cell office:value-type="float" office:value="0.000141454339349419" calcext:value-type="float">
            <text:p>0,000</text:p>
          </table:table-cell>
          <table:table-cell office:value-type="float" office:value="0.000355101918083784" calcext:value-type="float">
            <text:p>0,000</text:p>
          </table:table-cell>
          <table:table-cell office:value-type="float" office:value="0.00060471234652701" calcext:value-type="float">
            <text:p>0,001</text:p>
          </table:table-cell>
          <table:table-cell/>
          <table:table-cell office:value-type="float" office:value="0.002627085415809" calcext:value-type="float">
            <text:p>0,003</text:p>
          </table:table-cell>
          <table:table-cell office:value-type="float" office:value="0.00114709288777494" calcext:value-type="float">
            <text:p>0,001</text:p>
          </table:table-cell>
          <table:table-cell office:value-type="float" office:value="0.00117069492708215" calcext:value-type="float">
            <text:p>0,001</text:p>
          </table:table-cell>
          <table:table-cell office:value-type="float" office:value="0.00172720097341761" calcext:value-type="float">
            <text:p>0,002</text:p>
          </table:table-cell>
          <table:table-cell office:value-type="float" office:value="0.00179544205140112" calcext:value-type="float">
            <text:p>0,002</text:p>
          </table:table-cell>
          <table:table-cell office:value-type="float" office:value="0.00118891607668153" calcext:value-type="float">
            <text:p>0,001</text:p>
          </table:table-cell>
          <table:table-cell office:value-type="float" office:value="0.0009046747619924" calcext:value-type="float">
            <text:p>0,001</text:p>
          </table:table-cell>
          <table:table-cell office:value-type="float" office:value="0.00057760502298445" calcext:value-type="float">
            <text:p>0,001</text:p>
          </table:table-cell>
          <table:table-cell office:value-type="float" office:value="0.00080604707074878" calcext:value-type="float">
            <text:p>0,001</text:p>
          </table:table-cell>
          <table:table-cell office:value-type="float" office:value="0.00112672858329814" calcext:value-type="float">
            <text:p>0,001</text:p>
          </table:table-cell>
          <table:table-cell office:value-type="float" office:value="0.00141329269855879" calcext:value-type="float">
            <text:p>0,001</text:p>
          </table:table-cell>
          <table:table-cell office:value-type="float" office:value="0.000677196256601514" calcext:value-type="float">
            <text:p>0,001</text:p>
          </table:table-cell>
          <table:table-cell office:value-type="float" office:value="0.000815115775071146" calcext:value-type="float">
            <text:p>0,001</text:p>
          </table:table-cell>
          <table:table-cell office:value-type="float" office:value="0.000483312597702831" calcext:value-type="float">
            <text:p>0,000</text:p>
          </table:table-cell>
          <table:table-cell office:value-type="float" office:value="0.00080721519835721" calcext:value-type="float">
            <text:p>0,001</text:p>
          </table:table-cell>
          <table:table-cell table:number-columns-repeated="2"/>
          <table:table-cell table:formula="of:=[.C84]/[.AA84]" office:value-type="float" office:value="0.0918763231838049" calcext:value-type="float">
            <text:p>0,0918763232</text:p>
          </table:table-cell>
          <table:table-cell table:formula="of:=[.D84]/[.AB84]" office:value-type="float" office:value="1.05155727463915" calcext:value-type="float">
            <text:p>1,0515572746</text:p>
          </table:table-cell>
          <table:table-cell table:formula="of:=[.E84]/[.AC84]" office:value-type="string" office:string-value="" calcext:value-type="error">
            <text:p>#DIV/0!</text:p>
          </table:table-cell>
          <table:table-cell table:formula="of:=[.F84]/[.AD84]" office:value-type="float" office:value="0.482815569094977" calcext:value-type="float">
            <text:p>0,4828155691</text:p>
          </table:table-cell>
          <table:table-cell table:formula="of:=[.G84]/[.AE84]" office:value-type="float" office:value="0.520439601888901" calcext:value-type="float">
            <text:p>0,5204396019</text:p>
          </table:table-cell>
          <table:table-cell table:formula="of:=[.H84]/[.AF84]" office:value-type="float" office:value="2.63970102650328" calcext:value-type="float">
            <text:p>2,6397010265</text:p>
          </table:table-cell>
          <table:table-cell table:formula="of:=[.I84]/[.AG84]" office:value-type="float" office:value="2.96468662712426" calcext:value-type="float">
            <text:p>2,9646866271</text:p>
          </table:table-cell>
          <table:table-cell table:formula="of:=[.J84]/[.AH84]" office:value-type="float" office:value="1.4538344201617" calcext:value-type="float">
            <text:p>1,4538344202</text:p>
          </table:table-cell>
          <table:table-cell table:formula="of:=[.K84]/[.AI84]" office:value-type="string" office:string-value="" calcext:value-type="error">
            <text:p>#DIV/0!</text:p>
          </table:table-cell>
          <table:table-cell table:formula="of:=[.L84]/[.AJ84]" office:value-type="float" office:value="0.12672981146828" calcext:value-type="float">
            <text:p>0,1267298115</text:p>
          </table:table-cell>
          <table:table-cell table:formula="of:=[.M84]/[.AK84]" office:value-type="float" office:value="0.476160616690108" calcext:value-type="float">
            <text:p>0,4761606167</text:p>
          </table:table-cell>
          <table:table-cell table:formula="of:=[.N84]/[.AL84]" office:value-type="float" office:value="0.568116197269456" calcext:value-type="float">
            <text:p>0,5681161973</text:p>
          </table:table-cell>
          <table:table-cell table:formula="of:=[.O84]/[.AM84]" office:value-type="float" office:value="1.50651568860877" calcext:value-type="float">
            <text:p>1,5065156886</text:p>
          </table:table-cell>
          <table:table-cell table:formula="of:=[.P84]/[.AN84]" office:value-type="float" office:value="0.94840928746536" calcext:value-type="float">
            <text:p>0,9484092875</text:p>
          </table:table-cell>
          <table:table-cell table:formula="of:=[.Q84]/[.AO84]" office:value-type="float" office:value="0" calcext:value-type="float">
            <text:p>0</text:p>
          </table:table-cell>
          <table:table-cell table:formula="of:=[.R84]/[.AP84]" office:value-type="float" office:value="0.610383792909035" calcext:value-type="float">
            <text:p>0,6103837929</text:p>
          </table:table-cell>
          <table:table-cell table:formula="of:=[.S84]/[.AQ84]" office:value-type="float" office:value="1.34104127393733" calcext:value-type="float">
            <text:p>1,3410412739</text:p>
          </table:table-cell>
          <table:table-cell table:formula="of:=[.T84]/[.AR84]" office:value-type="float" office:value="0" calcext:value-type="float">
            <text:p>0</text:p>
          </table:table-cell>
          <table:table-cell table:formula="of:=[.U84]/[.AS84]" office:value-type="float" office:value="0.519461562493827" calcext:value-type="float">
            <text:p>0,5194615625</text:p>
          </table:table-cell>
          <table:table-cell table:formula="of:=[.V84]/[.AT84]" office:value-type="float" office:value="0.232979961054622" calcext:value-type="float">
            <text:p>0,2329799611</text:p>
          </table:table-cell>
          <table:table-cell table:formula="of:=[.W84]/[.AU84]" office:value-type="float" office:value="0.669885796688664" calcext:value-type="float">
            <text:p>0,6698857967</text:p>
          </table:table-cell>
          <table:table-cell table:formula="of:=[.X84]/[.AV84]" office:value-type="float" office:value="1.34561180460032" calcext:value-type="float">
            <text:p>1,3456118046</text:p>
          </table:table-cell>
          <table:table-cell table:formula="of:=[.Y84]/[.AW84]" office:value-type="float" office:value="0.766154939067193" calcext:value-type="float">
            <text:p>0,7661549391</text:p>
          </table:table-cell>
          <table:table-cell table:formula="of:=[.Z84]/[.AX84]" office:value-type="float" office:value="0.365423524237178" calcext:value-type="float">
            <text:p>0,3654235242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Maltotriose</text:p>
          </table:table-cell>
          <table:table-cell table:number-columns-repeated="50"/>
          <table:table-cell table:formula="of:=[.C85]/[.AA85]" office:value-type="string" office:string-value="" calcext:value-type="error">
            <text:p>#DIV/0!</text:p>
          </table:table-cell>
          <table:table-cell table:formula="of:=[.D85]/[.AB85]" office:value-type="string" office:string-value="" calcext:value-type="error">
            <text:p>#DIV/0!</text:p>
          </table:table-cell>
          <table:table-cell table:formula="of:=[.E85]/[.AC85]" office:value-type="string" office:string-value="" calcext:value-type="error">
            <text:p>#DIV/0!</text:p>
          </table:table-cell>
          <table:table-cell table:formula="of:=[.F85]/[.AD85]" office:value-type="string" office:string-value="" calcext:value-type="error">
            <text:p>#DIV/0!</text:p>
          </table:table-cell>
          <table:table-cell table:formula="of:=[.G85]/[.AE85]" office:value-type="string" office:string-value="" calcext:value-type="error">
            <text:p>#DIV/0!</text:p>
          </table:table-cell>
          <table:table-cell table:formula="of:=[.H85]/[.AF85]" office:value-type="string" office:string-value="" calcext:value-type="error">
            <text:p>#DIV/0!</text:p>
          </table:table-cell>
          <table:table-cell table:formula="of:=[.I85]/[.AG85]" office:value-type="string" office:string-value="" calcext:value-type="error">
            <text:p>#DIV/0!</text:p>
          </table:table-cell>
          <table:table-cell table:formula="of:=[.J85]/[.AH85]" office:value-type="string" office:string-value="" calcext:value-type="error">
            <text:p>#DIV/0!</text:p>
          </table:table-cell>
          <table:table-cell table:formula="of:=[.K85]/[.AI85]" office:value-type="string" office:string-value="" calcext:value-type="error">
            <text:p>#DIV/0!</text:p>
          </table:table-cell>
          <table:table-cell table:formula="of:=[.L85]/[.AJ85]" office:value-type="string" office:string-value="" calcext:value-type="error">
            <text:p>#DIV/0!</text:p>
          </table:table-cell>
          <table:table-cell table:formula="of:=[.M85]/[.AK85]" office:value-type="string" office:string-value="" calcext:value-type="error">
            <text:p>#DIV/0!</text:p>
          </table:table-cell>
          <table:table-cell table:formula="of:=[.N85]/[.AL85]" office:value-type="string" office:string-value="" calcext:value-type="error">
            <text:p>#DIV/0!</text:p>
          </table:table-cell>
          <table:table-cell table:formula="of:=[.O85]/[.AM85]" office:value-type="string" office:string-value="" calcext:value-type="error">
            <text:p>#DIV/0!</text:p>
          </table:table-cell>
          <table:table-cell table:formula="of:=[.P85]/[.AN85]" office:value-type="string" office:string-value="" calcext:value-type="error">
            <text:p>#DIV/0!</text:p>
          </table:table-cell>
          <table:table-cell table:formula="of:=[.Q85]/[.AO85]" office:value-type="string" office:string-value="" calcext:value-type="error">
            <text:p>#DIV/0!</text:p>
          </table:table-cell>
          <table:table-cell table:formula="of:=[.R85]/[.AP85]" office:value-type="string" office:string-value="" calcext:value-type="error">
            <text:p>#DIV/0!</text:p>
          </table:table-cell>
          <table:table-cell table:formula="of:=[.S85]/[.AQ85]" office:value-type="string" office:string-value="" calcext:value-type="error">
            <text:p>#DIV/0!</text:p>
          </table:table-cell>
          <table:table-cell table:formula="of:=[.T85]/[.AR85]" office:value-type="string" office:string-value="" calcext:value-type="error">
            <text:p>#DIV/0!</text:p>
          </table:table-cell>
          <table:table-cell table:formula="of:=[.U85]/[.AS85]" office:value-type="string" office:string-value="" calcext:value-type="error">
            <text:p>#DIV/0!</text:p>
          </table:table-cell>
          <table:table-cell table:formula="of:=[.V85]/[.AT85]" office:value-type="string" office:string-value="" calcext:value-type="error">
            <text:p>#DIV/0!</text:p>
          </table:table-cell>
          <table:table-cell table:formula="of:=[.W85]/[.AU85]" office:value-type="string" office:string-value="" calcext:value-type="error">
            <text:p>#DIV/0!</text:p>
          </table:table-cell>
          <table:table-cell table:formula="of:=[.X85]/[.AV85]" office:value-type="string" office:string-value="" calcext:value-type="error">
            <text:p>#DIV/0!</text:p>
          </table:table-cell>
          <table:table-cell table:formula="of:=[.Y85]/[.AW85]" office:value-type="string" office:string-value="" calcext:value-type="error">
            <text:p>#DIV/0!</text:p>
          </table:table-cell>
          <table:table-cell table:formula="of:=[.Z85]/[.AX8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Melibiose</text:p>
          </table:table-cell>
          <table:table-cell table:number-columns-repeated="18"/>
          <table:table-cell office:value-type="float" office:value="0.00337637318175793" calcext:value-type="float">
            <text:p>0,003</text:p>
          </table:table-cell>
          <table:table-cell office:value-type="float" office:value="0.0043093150727361" calcext:value-type="float">
            <text:p>0,004</text:p>
          </table:table-cell>
          <table:table-cell office:value-type="float" office:value="0.00272437880358768" calcext:value-type="float">
            <text:p>0,003</text:p>
          </table:table-cell>
          <table:table-cell office:value-type="float" office:value="0.0417223368559974" calcext:value-type="float">
            <text:p>0,042</text:p>
          </table:table-cell>
          <table:table-cell office:value-type="float" office:value="0.0241737091486983" calcext:value-type="float">
            <text:p>0,024</text:p>
          </table:table-cell>
          <table:table-cell office:value-type="float" office:value="0.0183564344927932" calcext:value-type="float">
            <text:p>0,018</text:p>
          </table:table-cell>
          <table:table-cell table:number-columns-repeated="18"/>
          <table:table-cell office:value-type="float" office:value="0.0106457091004954" calcext:value-type="float">
            <text:p>0,011</text:p>
          </table:table-cell>
          <table:table-cell office:value-type="float" office:value="0.00191570844186927" calcext:value-type="float">
            <text:p>0,002</text:p>
          </table:table-cell>
          <table:table-cell/>
          <table:table-cell office:value-type="float" office:value="0.00865524190421906" calcext:value-type="float">
            <text:p>0,009</text:p>
          </table:table-cell>
          <table:table-cell office:value-type="float" office:value="0.00712177740322621" calcext:value-type="float">
            <text:p>0,007</text:p>
          </table:table-cell>
          <table:table-cell office:value-type="float" office:value="0.0058233774868841" calcext:value-type="float">
            <text:p>0,006</text:p>
          </table:table-cell>
          <table:table-cell table:number-columns-repeated="2"/>
          <table:table-cell table:formula="of:=[.C86]/[.AA86]" office:value-type="string" office:string-value="" calcext:value-type="error">
            <text:p>#DIV/0!</text:p>
          </table:table-cell>
          <table:table-cell table:formula="of:=[.D86]/[.AB86]" office:value-type="string" office:string-value="" calcext:value-type="error">
            <text:p>#DIV/0!</text:p>
          </table:table-cell>
          <table:table-cell table:formula="of:=[.E86]/[.AC86]" office:value-type="string" office:string-value="" calcext:value-type="error">
            <text:p>#DIV/0!</text:p>
          </table:table-cell>
          <table:table-cell table:formula="of:=[.F86]/[.AD86]" office:value-type="string" office:string-value="" calcext:value-type="error">
            <text:p>#DIV/0!</text:p>
          </table:table-cell>
          <table:table-cell table:formula="of:=[.G86]/[.AE86]" office:value-type="string" office:string-value="" calcext:value-type="error">
            <text:p>#DIV/0!</text:p>
          </table:table-cell>
          <table:table-cell table:formula="of:=[.H86]/[.AF86]" office:value-type="string" office:string-value="" calcext:value-type="error">
            <text:p>#DIV/0!</text:p>
          </table:table-cell>
          <table:table-cell table:formula="of:=[.I86]/[.AG86]" office:value-type="string" office:string-value="" calcext:value-type="error">
            <text:p>#DIV/0!</text:p>
          </table:table-cell>
          <table:table-cell table:formula="of:=[.J86]/[.AH86]" office:value-type="string" office:string-value="" calcext:value-type="error">
            <text:p>#DIV/0!</text:p>
          </table:table-cell>
          <table:table-cell table:formula="of:=[.K86]/[.AI86]" office:value-type="string" office:string-value="" calcext:value-type="error">
            <text:p>#DIV/0!</text:p>
          </table:table-cell>
          <table:table-cell table:formula="of:=[.L86]/[.AJ86]" office:value-type="string" office:string-value="" calcext:value-type="error">
            <text:p>#DIV/0!</text:p>
          </table:table-cell>
          <table:table-cell table:formula="of:=[.M86]/[.AK86]" office:value-type="string" office:string-value="" calcext:value-type="error">
            <text:p>#DIV/0!</text:p>
          </table:table-cell>
          <table:table-cell table:formula="of:=[.N86]/[.AL86]" office:value-type="string" office:string-value="" calcext:value-type="error">
            <text:p>#DIV/0!</text:p>
          </table:table-cell>
          <table:table-cell table:formula="of:=[.O86]/[.AM86]" office:value-type="string" office:string-value="" calcext:value-type="error">
            <text:p>#DIV/0!</text:p>
          </table:table-cell>
          <table:table-cell table:formula="of:=[.P86]/[.AN86]" office:value-type="string" office:string-value="" calcext:value-type="error">
            <text:p>#DIV/0!</text:p>
          </table:table-cell>
          <table:table-cell table:formula="of:=[.Q86]/[.AO86]" office:value-type="string" office:string-value="" calcext:value-type="error">
            <text:p>#DIV/0!</text:p>
          </table:table-cell>
          <table:table-cell table:formula="of:=[.R86]/[.AP86]" office:value-type="string" office:string-value="" calcext:value-type="error">
            <text:p>#DIV/0!</text:p>
          </table:table-cell>
          <table:table-cell table:formula="of:=[.S86]/[.AQ86]" office:value-type="string" office:string-value="" calcext:value-type="error">
            <text:p>#DIV/0!</text:p>
          </table:table-cell>
          <table:table-cell table:formula="of:=[.T86]/[.AR86]" office:value-type="string" office:string-value="" calcext:value-type="error">
            <text:p>#DIV/0!</text:p>
          </table:table-cell>
          <table:table-cell table:formula="of:=[.U86]/[.AS86]" office:value-type="float" office:value="0.317158129147152" calcext:value-type="float">
            <text:p>0,3171581291</text:p>
          </table:table-cell>
          <table:table-cell table:formula="of:=[.V86]/[.AT86]" office:value-type="float" office:value="2.24946290288894" calcext:value-type="float">
            <text:p>2,2494629029</text:p>
          </table:table-cell>
          <table:table-cell table:formula="of:=[.W86]/[.AU86]" office:value-type="string" office:string-value="" calcext:value-type="error">
            <text:p>#DIV/0!</text:p>
          </table:table-cell>
          <table:table-cell table:formula="of:=[.X86]/[.AV86]" office:value-type="float" office:value="4.82047033667072" calcext:value-type="float">
            <text:p>4,8204703367</text:p>
          </table:table-cell>
          <table:table-cell table:formula="of:=[.Y86]/[.AW86]" office:value-type="float" office:value="3.39433652303531" calcext:value-type="float">
            <text:p>3,394336523</text:p>
          </table:table-cell>
          <table:table-cell table:formula="of:=[.Z86]/[.AX86]" office:value-type="float" office:value="3.15219724878511" calcext:value-type="float">
            <text:p>3,1521972488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Raffinose</text:p>
          </table:table-cell>
          <table:table-cell office:value-type="float" office:value="0.000367627962185302" calcext:value-type="float">
            <text:p>0,000</text:p>
          </table:table-cell>
          <table:table-cell office:value-type="float" office:value="0.000445196501009683" calcext:value-type="float">
            <text:p>0,000</text:p>
          </table:table-cell>
          <table:table-cell/>
          <table:table-cell office:value-type="float" office:value="0.0000906923135854661" calcext:value-type="float">
            <text:p>0,000</text:p>
          </table:table-cell>
          <table:table-cell office:value-type="float" office:value="0.0000386341361505176" calcext:value-type="float">
            <text:p>0,000</text:p>
          </table:table-cell>
          <table:table-cell/>
          <table:table-cell office:value-type="float" office:value="0.00261141476689236" calcext:value-type="float">
            <text:p>0,003</text:p>
          </table:table-cell>
          <table:table-cell office:value-type="float" office:value="0.00220353479789357" calcext:value-type="float">
            <text:p>0,002</text:p>
          </table:table-cell>
          <table:table-cell office:value-type="float" office:value="0.00276116229860374" calcext:value-type="float">
            <text:p>0,003</text:p>
          </table:table-cell>
          <table:table-cell office:value-type="float" office:value="0.000187072332497665" calcext:value-type="float">
            <text:p>0,000</text:p>
          </table:table-cell>
          <table:table-cell office:value-type="float" office:value="0.000854690201030629" calcext:value-type="float">
            <text:p>0,001</text:p>
          </table:table-cell>
          <table:table-cell office:value-type="float" office:value="0.000719427227905314" calcext:value-type="float">
            <text:p>0,001</text:p>
          </table:table-cell>
          <table:table-cell office:value-type="float" office:value="0.00347147132873862" calcext:value-type="float">
            <text:p>0,003</text:p>
          </table:table-cell>
          <table:table-cell office:value-type="float" office:value="0.00236410779756058" calcext:value-type="float">
            <text:p>0,002</text:p>
          </table:table-cell>
          <table:table-cell/>
          <table:table-cell office:value-type="float" office:value="0.0137415110534618" calcext:value-type="float">
            <text:p>0,014</text:p>
          </table:table-cell>
          <table:table-cell office:value-type="float" office:value="0.00967416679666609" calcext:value-type="float">
            <text:p>0,010</text:p>
          </table:table-cell>
          <table:table-cell/>
          <table:table-cell office:value-type="float" office:value="0.00550140096021996" calcext:value-type="float">
            <text:p>0,006</text:p>
          </table:table-cell>
          <table:table-cell office:value-type="float" office:value="0.0115859424957516" calcext:value-type="float">
            <text:p>0,012</text:p>
          </table:table-cell>
          <table:table-cell office:value-type="float" office:value="0.00724184873930147" calcext:value-type="float">
            <text:p>0,007</text:p>
          </table:table-cell>
          <table:table-cell office:value-type="float" office:value="0.0518108629478188" calcext:value-type="float">
            <text:p>0,052</text:p>
          </table:table-cell>
          <table:table-cell office:value-type="float" office:value="0.0455321352939701" calcext:value-type="float">
            <text:p>0,046</text:p>
          </table:table-cell>
          <table:table-cell office:value-type="float" office:value="0.0253331480761634" calcext:value-type="float">
            <text:p>0,025</text:p>
          </table:table-cell>
          <table:table-cell office:value-type="float" office:value="0.00360085622292144" calcext:value-type="float">
            <text:p>0,004</text:p>
          </table:table-cell>
          <table:table-cell office:value-type="float" office:value="0.00307316751467941" calcext:value-type="float">
            <text:p>0,003</text:p>
          </table:table-cell>
          <table:table-cell/>
          <table:table-cell office:value-type="float" office:value="0.00212284307459815" calcext:value-type="float">
            <text:p>0,002</text:p>
          </table:table-cell>
          <table:table-cell office:value-type="float" office:value="0.0021945753070504" calcext:value-type="float">
            <text:p>0,002</text:p>
          </table:table-cell>
          <table:table-cell office:value-type="float" office:value="0.00405558486652277" calcext:value-type="float">
            <text:p>0,004</text:p>
          </table:table-cell>
          <table:table-cell office:value-type="float" office:value="0.00399079594390838" calcext:value-type="float">
            <text:p>0,004</text:p>
          </table:table-cell>
          <table:table-cell office:value-type="float" office:value="0.00368401309593914" calcext:value-type="float">
            <text:p>0,004</text:p>
          </table:table-cell>
          <table:table-cell/>
          <table:table-cell office:value-type="float" office:value="0.00995882898806848" calcext:value-type="float">
            <text:p>0,010</text:p>
          </table:table-cell>
          <table:table-cell office:value-type="float" office:value="0.00427753897468351" calcext:value-type="float">
            <text:p>0,004</text:p>
          </table:table-cell>
          <table:table-cell office:value-type="float" office:value="0.0050029467874579" calcext:value-type="float">
            <text:p>0,005</text:p>
          </table:table-cell>
          <table:table-cell office:value-type="float" office:value="0.0194417341332789" calcext:value-type="float">
            <text:p>0,019</text:p>
          </table:table-cell>
          <table:table-cell office:value-type="float" office:value="0.0154515781681799" calcext:value-type="float">
            <text:p>0,015</text:p>
          </table:table-cell>
          <table:table-cell office:value-type="float" office:value="0.00493161791577748" calcext:value-type="float">
            <text:p>0,005</text:p>
          </table:table-cell>
          <table:table-cell office:value-type="float" office:value="0.0132342009488501" calcext:value-type="float">
            <text:p>0,013</text:p>
          </table:table-cell>
          <table:table-cell office:value-type="float" office:value="0.0182293137853149" calcext:value-type="float">
            <text:p>0,018</text:p>
          </table:table-cell>
          <table:table-cell office:value-type="float" office:value="0.0112373578223991" calcext:value-type="float">
            <text:p>0,011</text:p>
          </table:table-cell>
          <table:table-cell office:value-type="float" office:value="0.0327358366730264" calcext:value-type="float">
            <text:p>0,033</text:p>
          </table:table-cell>
          <table:table-cell office:value-type="float" office:value="0.0108965140651582" calcext:value-type="float">
            <text:p>0,011</text:p>
          </table:table-cell>
          <table:table-cell office:value-type="float" office:value="0.0189322769022645" calcext:value-type="float">
            <text:p>0,019</text:p>
          </table:table-cell>
          <table:table-cell office:value-type="float" office:value="0.030653352352538" calcext:value-type="float">
            <text:p>0,031</text:p>
          </table:table-cell>
          <table:table-cell office:value-type="float" office:value="0.0216317954853713" calcext:value-type="float">
            <text:p>0,022</text:p>
          </table:table-cell>
          <table:table-cell office:value-type="float" office:value="0.0199792778985321" calcext:value-type="float">
            <text:p>0,020</text:p>
          </table:table-cell>
          <table:table-cell table:number-columns-repeated="2"/>
          <table:table-cell table:formula="of:=[.C87]/[.AA87]" office:value-type="float" office:value="0.102094596236625" calcext:value-type="float">
            <text:p>0,1020945962</text:p>
          </table:table-cell>
          <table:table-cell table:formula="of:=[.D87]/[.AB87]" office:value-type="float" office:value="0.144865679753264" calcext:value-type="float">
            <text:p>0,1448656798</text:p>
          </table:table-cell>
          <table:table-cell table:formula="of:=[.E87]/[.AC87]" office:value-type="string" office:string-value="" calcext:value-type="error">
            <text:p>#DIV/0!</text:p>
          </table:table-cell>
          <table:table-cell table:formula="of:=[.F87]/[.AD87]" office:value-type="float" office:value="0.0427220997494758" calcext:value-type="float">
            <text:p>0,0427220997</text:p>
          </table:table-cell>
          <table:table-cell table:formula="of:=[.G87]/[.AE87]" office:value-type="float" office:value="0.0176043793194973" calcext:value-type="float">
            <text:p>0,0176043793</text:p>
          </table:table-cell>
          <table:table-cell table:formula="of:=[.H87]/[.AF87]" office:value-type="float" office:value="0" calcext:value-type="float">
            <text:p>0</text:p>
          </table:table-cell>
          <table:table-cell table:formula="of:=[.I87]/[.AG87]" office:value-type="float" office:value="0.654359381836716" calcext:value-type="float">
            <text:p>0,6543593818</text:p>
          </table:table-cell>
          <table:table-cell table:formula="of:=[.J87]/[.AH87]" office:value-type="float" office:value="0.598134355255824" calcext:value-type="float">
            <text:p>0,5981343553</text:p>
          </table:table-cell>
          <table:table-cell table:formula="of:=[.K87]/[.AI87]" office:value-type="string" office:string-value="" calcext:value-type="error">
            <text:p>#DIV/0!</text:p>
          </table:table-cell>
          <table:table-cell table:formula="of:=[.L87]/[.AJ87]" office:value-type="float" office:value="0.018784571230392" calcext:value-type="float">
            <text:p>0,0187845712</text:p>
          </table:table-cell>
          <table:table-cell table:formula="of:=[.M87]/[.AK87]" office:value-type="float" office:value="0.199808863481803" calcext:value-type="float">
            <text:p>0,1998088635</text:p>
          </table:table-cell>
          <table:table-cell table:formula="of:=[.N87]/[.AL87]" office:value-type="float" office:value="0.143800695563838" calcext:value-type="float">
            <text:p>0,1438006956</text:p>
          </table:table-cell>
          <table:table-cell table:formula="of:=[.O87]/[.AM87]" office:value-type="float" office:value="0.178557699891411" calcext:value-type="float">
            <text:p>0,1785576999</text:p>
          </table:table-cell>
          <table:table-cell table:formula="of:=[.P87]/[.AN87]" office:value-type="float" office:value="0.153001057356658" calcext:value-type="float">
            <text:p>0,1530010574</text:p>
          </table:table-cell>
          <table:table-cell table:formula="of:=[.Q87]/[.AO87]" office:value-type="float" office:value="0" calcext:value-type="float">
            <text:p>0</text:p>
          </table:table-cell>
          <table:table-cell table:formula="of:=[.R87]/[.AP87]" office:value-type="float" office:value="1.03833326292781" calcext:value-type="float">
            <text:p>1,0383332629</text:p>
          </table:table-cell>
          <table:table-cell table:formula="of:=[.S87]/[.AQ87]" office:value-type="float" office:value="0.530692867027138" calcext:value-type="float">
            <text:p>0,530692867</text:p>
          </table:table-cell>
          <table:table-cell table:formula="of:=[.T87]/[.AR87]" office:value-type="float" office:value="0" calcext:value-type="float">
            <text:p>0</text:p>
          </table:table-cell>
          <table:table-cell table:formula="of:=[.U87]/[.AS87]" office:value-type="float" office:value="0.168054386853445" calcext:value-type="float">
            <text:p>0,1680543869</text:p>
          </table:table-cell>
          <table:table-cell table:formula="of:=[.V87]/[.AT87]" office:value-type="float" office:value="1.06327054932163" calcext:value-type="float">
            <text:p>1,0632705493</text:p>
          </table:table-cell>
          <table:table-cell table:formula="of:=[.W87]/[.AU87]" office:value-type="float" office:value="0.382513354135195" calcext:value-type="float">
            <text:p>0,3825133541</text:p>
          </table:table-cell>
          <table:table-cell table:formula="of:=[.X87]/[.AV87]" office:value-type="float" office:value="1.6902184906875" calcext:value-type="float">
            <text:p>1,6902184907</text:p>
          </table:table-cell>
          <table:table-cell table:formula="of:=[.Y87]/[.AW87]" office:value-type="float" office:value="2.10487082890376" calcext:value-type="float">
            <text:p>2,1048708289</text:p>
          </table:table-cell>
          <table:table-cell table:formula="of:=[.Z87]/[.AX87]" office:value-type="float" office:value="1.26797115515494" calcext:value-type="float">
            <text:p>1,2679711552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Sucrose</text:p>
          </table:table-cell>
          <table:table-cell office:value-type="float" office:value="0.0134527891643289" calcext:value-type="float">
            <text:p>0,013</text:p>
          </table:table-cell>
          <table:table-cell office:value-type="float" office:value="0.01934647273205" calcext:value-type="float">
            <text:p>0,019</text:p>
          </table:table-cell>
          <table:table-cell/>
          <table:table-cell office:value-type="float" office:value="0.025434260772109" calcext:value-type="float">
            <text:p>0,025</text:p>
          </table:table-cell>
          <table:table-cell office:value-type="float" office:value="0.0179509278819284" calcext:value-type="float">
            <text:p>0,018</text:p>
          </table:table-cell>
          <table:table-cell office:value-type="float" office:value="0.0262430407013503" calcext:value-type="float">
            <text:p>0,026</text:p>
          </table:table-cell>
          <table:table-cell office:value-type="float" office:value="0.0249253246688813" calcext:value-type="float">
            <text:p>0,025</text:p>
          </table:table-cell>
          <table:table-cell office:value-type="float" office:value="0.0269645325638181" calcext:value-type="float">
            <text:p>0,027</text:p>
          </table:table-cell>
          <table:table-cell office:value-type="float" office:value="0.0254617173259205" calcext:value-type="float">
            <text:p>0,025</text:p>
          </table:table-cell>
          <table:table-cell office:value-type="float" office:value="0.00974781662162478" calcext:value-type="float">
            <text:p>0,010</text:p>
          </table:table-cell>
          <table:table-cell office:value-type="float" office:value="0.0156561557361719" calcext:value-type="float">
            <text:p>0,016</text:p>
          </table:table-cell>
          <table:table-cell office:value-type="float" office:value="0.0244169227168399" calcext:value-type="float">
            <text:p>0,024</text:p>
          </table:table-cell>
          <table:table-cell office:value-type="float" office:value="0.0238127932854978" calcext:value-type="float">
            <text:p>0,024</text:p>
          </table:table-cell>
          <table:table-cell office:value-type="float" office:value="0.0240849560383792" calcext:value-type="float">
            <text:p>0,024</text:p>
          </table:table-cell>
          <table:table-cell/>
          <table:table-cell office:value-type="float" office:value="0.0295387941398524" calcext:value-type="float">
            <text:p>0,030</text:p>
          </table:table-cell>
          <table:table-cell office:value-type="float" office:value="0.0282891477544615" calcext:value-type="float">
            <text:p>0,028</text:p>
          </table:table-cell>
          <table:table-cell/>
          <table:table-cell office:value-type="float" office:value="0.030344184666189" calcext:value-type="float">
            <text:p>0,030</text:p>
          </table:table-cell>
          <table:table-cell office:value-type="float" office:value="0.0305386690830053" calcext:value-type="float">
            <text:p>0,031</text:p>
          </table:table-cell>
          <table:table-cell office:value-type="float" office:value="0.0277810288581767" calcext:value-type="float">
            <text:p>0,028</text:p>
          </table:table-cell>
          <table:table-cell office:value-type="float" office:value="0.0390194340704736" calcext:value-type="float">
            <text:p>0,039</text:p>
          </table:table-cell>
          <table:table-cell office:value-type="float" office:value="0.0409372453633313" calcext:value-type="float">
            <text:p>0,041</text:p>
          </table:table-cell>
          <table:table-cell office:value-type="float" office:value="0.0319815928290989" calcext:value-type="float">
            <text:p>0,032</text:p>
          </table:table-cell>
          <table:table-cell office:value-type="float" office:value="0.0168992358311396" calcext:value-type="float">
            <text:p>0,017</text:p>
          </table:table-cell>
          <table:table-cell office:value-type="float" office:value="0.0203637614089576" calcext:value-type="float">
            <text:p>0,020</text:p>
          </table:table-cell>
          <table:table-cell/>
          <table:table-cell office:value-type="float" office:value="0.0282041661275525" calcext:value-type="float">
            <text:p>0,028</text:p>
          </table:table-cell>
          <table:table-cell office:value-type="float" office:value="0.0276764377726365" calcext:value-type="float">
            <text:p>0,028</text:p>
          </table:table-cell>
          <table:table-cell office:value-type="float" office:value="0.0263127091542117" calcext:value-type="float">
            <text:p>0,026</text:p>
          </table:table-cell>
          <table:table-cell office:value-type="float" office:value="0.0186561015060032" calcext:value-type="float">
            <text:p>0,019</text:p>
          </table:table-cell>
          <table:table-cell office:value-type="float" office:value="0.0338047533344022" calcext:value-type="float">
            <text:p>0,034</text:p>
          </table:table-cell>
          <table:table-cell/>
          <table:table-cell office:value-type="float" office:value="0.0459176502151568" calcext:value-type="float">
            <text:p>0,046</text:p>
          </table:table-cell>
          <table:table-cell office:value-type="float" office:value="0.0320398542629796" calcext:value-type="float">
            <text:p>0,032</text:p>
          </table:table-cell>
          <table:table-cell office:value-type="float" office:value="0.037536979415756" calcext:value-type="float">
            <text:p>0,038</text:p>
          </table:table-cell>
          <table:table-cell office:value-type="float" office:value="0.0407420263273269" calcext:value-type="float">
            <text:p>0,041</text:p>
          </table:table-cell>
          <table:table-cell office:value-type="float" office:value="0.0731387169163353" calcext:value-type="float">
            <text:p>0,073</text:p>
          </table:table-cell>
          <table:table-cell office:value-type="float" office:value="0.0560601643192947" calcext:value-type="float">
            <text:p>0,056</text:p>
          </table:table-cell>
          <table:table-cell office:value-type="float" office:value="0.0461548852083999" calcext:value-type="float">
            <text:p>0,046</text:p>
          </table:table-cell>
          <table:table-cell office:value-type="float" office:value="0.0584706501255229" calcext:value-type="float">
            <text:p>0,058</text:p>
          </table:table-cell>
          <table:table-cell office:value-type="float" office:value="0.0416985975225115" calcext:value-type="float">
            <text:p>0,042</text:p>
          </table:table-cell>
          <table:table-cell office:value-type="float" office:value="0.0454999026145616" calcext:value-type="float">
            <text:p>0,045</text:p>
          </table:table-cell>
          <table:table-cell office:value-type="float" office:value="0.0367541816213837" calcext:value-type="float">
            <text:p>0,037</text:p>
          </table:table-cell>
          <table:table-cell office:value-type="float" office:value="0.113515782000953" calcext:value-type="float">
            <text:p>0,114</text:p>
          </table:table-cell>
          <table:table-cell office:value-type="float" office:value="0.0803880921375485" calcext:value-type="float">
            <text:p>0,080</text:p>
          </table:table-cell>
          <table:table-cell office:value-type="float" office:value="0.121149558816369" calcext:value-type="float">
            <text:p>0,121</text:p>
          </table:table-cell>
          <table:table-cell office:value-type="float" office:value="0.0527302321776215" calcext:value-type="float">
            <text:p>0,053</text:p>
          </table:table-cell>
          <table:table-cell table:number-columns-repeated="2"/>
          <table:table-cell table:formula="of:=[.C88]/[.AA88]" office:value-type="float" office:value="0.796059022949425" calcext:value-type="float">
            <text:p>0,7960590229</text:p>
          </table:table-cell>
          <table:table-cell table:formula="of:=[.D88]/[.AB88]" office:value-type="float" office:value="0.950044166375858" calcext:value-type="float">
            <text:p>0,9500441664</text:p>
          </table:table-cell>
          <table:table-cell table:formula="of:=[.E88]/[.AC88]" office:value-type="string" office:string-value="" calcext:value-type="error">
            <text:p>#DIV/0!</text:p>
          </table:table-cell>
          <table:table-cell table:formula="of:=[.F88]/[.AD88]" office:value-type="float" office:value="0.901790914756469" calcext:value-type="float">
            <text:p>0,9017909148</text:p>
          </table:table-cell>
          <table:table-cell table:formula="of:=[.G88]/[.AE88]" office:value-type="float" office:value="0.648599651060454" calcext:value-type="float">
            <text:p>0,6485996511</text:p>
          </table:table-cell>
          <table:table-cell table:formula="of:=[.H88]/[.AF88]" office:value-type="float" office:value="0.997352288871013" calcext:value-type="float">
            <text:p>0,9973522889</text:p>
          </table:table-cell>
          <table:table-cell table:formula="of:=[.I88]/[.AG88]" office:value-type="float" office:value="1.33604143721349" calcext:value-type="float">
            <text:p>1,3360414372</text:p>
          </table:table-cell>
          <table:table-cell table:formula="of:=[.J88]/[.AH88]" office:value-type="float" office:value="0.79765506043131" calcext:value-type="float">
            <text:p>0,7976550604</text:p>
          </table:table-cell>
          <table:table-cell table:formula="of:=[.K88]/[.AI88]" office:value-type="string" office:string-value="" calcext:value-type="error">
            <text:p>#DIV/0!</text:p>
          </table:table-cell>
          <table:table-cell table:formula="of:=[.L88]/[.AJ88]" office:value-type="float" office:value="0.212289099637053" calcext:value-type="float">
            <text:p>0,2122890996</text:p>
          </table:table-cell>
          <table:table-cell table:formula="of:=[.M88]/[.AK88]" office:value-type="float" office:value="0.488646284332878" calcext:value-type="float">
            <text:p>0,4886462843</text:p>
          </table:table-cell>
          <table:table-cell table:formula="of:=[.N88]/[.AL88]" office:value-type="float" office:value="0.650476492698051" calcext:value-type="float">
            <text:p>0,6504764927</text:p>
          </table:table-cell>
          <table:table-cell table:formula="of:=[.O88]/[.AM88]" office:value-type="float" office:value="0.584477391825891" calcext:value-type="float">
            <text:p>0,5844773918</text:p>
          </table:table-cell>
          <table:table-cell table:formula="of:=[.P88]/[.AN88]" office:value-type="float" office:value="0.329305148543013" calcext:value-type="float">
            <text:p>0,3293051485</text:p>
          </table:table-cell>
          <table:table-cell table:formula="of:=[.Q88]/[.AO88]" office:value-type="float" office:value="0" calcext:value-type="float">
            <text:p>0</text:p>
          </table:table-cell>
          <table:table-cell table:formula="of:=[.R88]/[.AP88]" office:value-type="float" office:value="0.639992798302454" calcext:value-type="float">
            <text:p>0,6399927983</text:p>
          </table:table-cell>
          <table:table-cell table:formula="of:=[.S88]/[.AQ88]" office:value-type="float" office:value="0.483817910246103" calcext:value-type="float">
            <text:p>0,4838179102</text:p>
          </table:table-cell>
          <table:table-cell table:formula="of:=[.T88]/[.AR88]" office:value-type="float" office:value="0" calcext:value-type="float">
            <text:p>0</text:p>
          </table:table-cell>
          <table:table-cell table:formula="of:=[.U88]/[.AS88]" office:value-type="float" office:value="0.666906584905036" calcext:value-type="float">
            <text:p>0,6669065849</text:p>
          </table:table-cell>
          <table:table-cell table:formula="of:=[.V88]/[.AT88]" office:value-type="float" office:value="0.830889649444345" calcext:value-type="float">
            <text:p>0,8308896494</text:p>
          </table:table-cell>
          <table:table-cell table:formula="of:=[.W88]/[.AU88]" office:value-type="float" office:value="0.244732744368034" calcext:value-type="float">
            <text:p>0,2447327444</text:p>
          </table:table-cell>
          <table:table-cell table:formula="of:=[.X88]/[.AV88]" office:value-type="float" office:value="0.485388233915406" calcext:value-type="float">
            <text:p>0,4853882339</text:p>
          </table:table-cell>
          <table:table-cell table:formula="of:=[.Y88]/[.AW88]" office:value-type="float" office:value="0.337906681322558" calcext:value-type="float">
            <text:p>0,3379066813</text:p>
          </table:table-cell>
          <table:table-cell table:formula="of:=[.Z88]/[.AX88]" office:value-type="float" office:value="0.606513408121722" calcext:value-type="float">
            <text:p>0,6065134081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Trehalose, alpha,alpha'-</text:p>
          </table:table-cell>
          <table:table-cell office:value-type="float" office:value="0.000711423252370892" calcext:value-type="float">
            <text:p>0,001</text:p>
          </table:table-cell>
          <table:table-cell office:value-type="float" office:value="0.000498807667357607" calcext:value-type="float">
            <text:p>0,000</text:p>
          </table:table-cell>
          <table:table-cell/>
          <table:table-cell office:value-type="float" office:value="0.000449958659208306" calcext:value-type="float">
            <text:p>0,000</text:p>
          </table:table-cell>
          <table:table-cell office:value-type="float" office:value="0.000380215407080836" calcext:value-type="float">
            <text:p>0,000</text:p>
          </table:table-cell>
          <table:table-cell office:value-type="float" office:value="0.00030357817888371" calcext:value-type="float">
            <text:p>0,000</text:p>
          </table:table-cell>
          <table:table-cell office:value-type="float" office:value="0.000553870551588163" calcext:value-type="float">
            <text:p>0,001</text:p>
          </table:table-cell>
          <table:table-cell office:value-type="float" office:value="0.000476755636356075" calcext:value-type="float">
            <text:p>0,000</text:p>
          </table:table-cell>
          <table:table-cell office:value-type="float" office:value="0.000532938345132865" calcext:value-type="float">
            <text:p>0,001</text:p>
          </table:table-cell>
          <table:table-cell office:value-type="float" office:value="0.000264369863174632" calcext:value-type="float">
            <text:p>0,000</text:p>
          </table:table-cell>
          <table:table-cell office:value-type="float" office:value="0.000461858355697518" calcext:value-type="float">
            <text:p>0,000</text:p>
          </table:table-cell>
          <table:table-cell office:value-type="float" office:value="0.000523281537918943" calcext:value-type="float">
            <text:p>0,001</text:p>
          </table:table-cell>
          <table:table-cell office:value-type="float" office:value="0.00180904831301428" calcext:value-type="float">
            <text:p>0,002</text:p>
          </table:table-cell>
          <table:table-cell office:value-type="float" office:value="0.00209836187236084" calcext:value-type="float">
            <text:p>0,002</text:p>
          </table:table-cell>
          <table:table-cell/>
          <table:table-cell office:value-type="float" office:value="0.000765164885417104" calcext:value-type="float">
            <text:p>0,001</text:p>
          </table:table-cell>
          <table:table-cell office:value-type="float" office:value="0.000824672852830477" calcext:value-type="float">
            <text:p>0,001</text:p>
          </table:table-cell>
          <table:table-cell/>
          <table:table-cell office:value-type="float" office:value="0.000802743736671418" calcext:value-type="float">
            <text:p>0,001</text:p>
          </table:table-cell>
          <table:table-cell office:value-type="float" office:value="0.00106210177345277" calcext:value-type="float">
            <text:p>0,001</text:p>
          </table:table-cell>
          <table:table-cell office:value-type="float" office:value="0.000860761676287725" calcext:value-type="float">
            <text:p>0,001</text:p>
          </table:table-cell>
          <table:table-cell office:value-type="float" office:value="0.00119061867541728" calcext:value-type="float">
            <text:p>0,001</text:p>
          </table:table-cell>
          <table:table-cell office:value-type="float" office:value="0.00057606605005701" calcext:value-type="float">
            <text:p>0,001</text:p>
          </table:table-cell>
          <table:table-cell office:value-type="float" office:value="0.000595126064178026" calcext:value-type="float">
            <text:p>0,001</text:p>
          </table:table-cell>
          <table:table-cell office:value-type="float" office:value="0.000955306427983883" calcext:value-type="float">
            <text:p>0,001</text:p>
          </table:table-cell>
          <table:table-cell office:value-type="float" office:value="0.000682416143553653" calcext:value-type="float">
            <text:p>0,001</text:p>
          </table:table-cell>
          <table:table-cell/>
          <table:table-cell office:value-type="float" office:value="0.000777541084013849" calcext:value-type="float">
            <text:p>0,001</text:p>
          </table:table-cell>
          <table:table-cell office:value-type="float" office:value="0.000633621447191721" calcext:value-type="float">
            <text:p>0,001</text:p>
          </table:table-cell>
          <table:table-cell office:value-type="float" office:value="0.000619409185817794" calcext:value-type="float">
            <text:p>0,001</text:p>
          </table:table-cell>
          <table:table-cell office:value-type="float" office:value="0.000281476303594439" calcext:value-type="float">
            <text:p>0,000</text:p>
          </table:table-cell>
          <table:table-cell office:value-type="float" office:value="0.000737920501044699" calcext:value-type="float">
            <text:p>0,001</text:p>
          </table:table-cell>
          <table:table-cell/>
          <table:table-cell office:value-type="float" office:value="0.00119974856437772" calcext:value-type="float">
            <text:p>0,001</text:p>
          </table:table-cell>
          <table:table-cell office:value-type="float" office:value="0.000718755167372903" calcext:value-type="float">
            <text:p>0,001</text:p>
          </table:table-cell>
          <table:table-cell office:value-type="float" office:value="0.000664530602257911" calcext:value-type="float">
            <text:p>0,001</text:p>
          </table:table-cell>
          <table:table-cell office:value-type="float" office:value="0.00313624567052789" calcext:value-type="float">
            <text:p>0,003</text:p>
          </table:table-cell>
          <table:table-cell office:value-type="float" office:value="0.00346119211023924" calcext:value-type="float">
            <text:p>0,003</text:p>
          </table:table-cell>
          <table:table-cell office:value-type="float" office:value="0.00307948106884522" calcext:value-type="float">
            <text:p>0,003</text:p>
          </table:table-cell>
          <table:table-cell office:value-type="float" office:value="0.0025158415360403" calcext:value-type="float">
            <text:p>0,003</text:p>
          </table:table-cell>
          <table:table-cell office:value-type="float" office:value="0.0016887075352002" calcext:value-type="float">
            <text:p>0,002</text:p>
          </table:table-cell>
          <table:table-cell office:value-type="float" office:value="0.00194597368903365" calcext:value-type="float">
            <text:p>0,002</text:p>
          </table:table-cell>
          <table:table-cell office:value-type="float" office:value="0.0035428689500838" calcext:value-type="float">
            <text:p>0,004</text:p>
          </table:table-cell>
          <table:table-cell office:value-type="float" office:value="0.003079257159503" calcext:value-type="float">
            <text:p>0,003</text:p>
          </table:table-cell>
          <table:table-cell office:value-type="float" office:value="0.00249754328120218" calcext:value-type="float">
            <text:p>0,002</text:p>
          </table:table-cell>
          <table:table-cell office:value-type="float" office:value="0.00213921904210797" calcext:value-type="float">
            <text:p>0,002</text:p>
          </table:table-cell>
          <table:table-cell office:value-type="float" office:value="0.0022713509076263" calcext:value-type="float">
            <text:p>0,002</text:p>
          </table:table-cell>
          <table:table-cell office:value-type="float" office:value="0.00244503611362178" calcext:value-type="float">
            <text:p>0,002</text:p>
          </table:table-cell>
          <table:table-cell table:number-columns-repeated="2"/>
          <table:table-cell table:formula="of:=[.C89]/[.AA89]" office:value-type="float" office:value="0.744706862145069" calcext:value-type="float">
            <text:p>0,7447068621</text:p>
          </table:table-cell>
          <table:table-cell table:formula="of:=[.D89]/[.AB89]" office:value-type="float" office:value="0.730943533604125" calcext:value-type="float">
            <text:p>0,7309435336</text:p>
          </table:table-cell>
          <table:table-cell table:formula="of:=[.E89]/[.AC89]" office:value-type="string" office:string-value="" calcext:value-type="error">
            <text:p>#DIV/0!</text:p>
          </table:table-cell>
          <table:table-cell table:formula="of:=[.F89]/[.AD89]" office:value-type="float" office:value="0.578694384720501" calcext:value-type="float">
            <text:p>0,5786943847</text:p>
          </table:table-cell>
          <table:table-cell table:formula="of:=[.G89]/[.AE89]" office:value-type="float" office:value="0.60006713593107" calcext:value-type="float">
            <text:p>0,6000671359</text:p>
          </table:table-cell>
          <table:table-cell table:formula="of:=[.H89]/[.AF89]" office:value-type="float" office:value="0.490109261913676" calcext:value-type="float">
            <text:p>0,4901092619</text:p>
          </table:table-cell>
          <table:table-cell table:formula="of:=[.I89]/[.AG89]" office:value-type="float" office:value="1.96773420893788" calcext:value-type="float">
            <text:p>1,9677342089</text:p>
          </table:table-cell>
          <table:table-cell table:formula="of:=[.J89]/[.AH89]" office:value-type="float" office:value="0.646079944494178" calcext:value-type="float">
            <text:p>0,6460799445</text:p>
          </table:table-cell>
          <table:table-cell table:formula="of:=[.K89]/[.AI89]" office:value-type="string" office:string-value="" calcext:value-type="error">
            <text:p>#DIV/0!</text:p>
          </table:table-cell>
          <table:table-cell table:formula="of:=[.L89]/[.AJ89]" office:value-type="float" office:value="0.22035439009819" calcext:value-type="float">
            <text:p>0,2203543901</text:p>
          </table:table-cell>
          <table:table-cell table:formula="of:=[.M89]/[.AK89]" office:value-type="float" office:value="0.64258091859797" calcext:value-type="float">
            <text:p>0,6425809186</text:p>
          </table:table-cell>
          <table:table-cell table:formula="of:=[.N89]/[.AL89]" office:value-type="float" office:value="0.787445357882634" calcext:value-type="float">
            <text:p>0,7874453579</text:p>
          </table:table-cell>
          <table:table-cell table:formula="of:=[.O89]/[.AM89]" office:value-type="float" office:value="0.576819708358428" calcext:value-type="float">
            <text:p>0,5768197084</text:p>
          </table:table-cell>
          <table:table-cell table:formula="of:=[.P89]/[.AN89]" office:value-type="float" office:value="0.606254089784054" calcext:value-type="float">
            <text:p>0,6062540898</text:p>
          </table:table-cell>
          <table:table-cell table:formula="of:=[.Q89]/[.AO89]" office:value-type="float" office:value="0" calcext:value-type="float">
            <text:p>0</text:p>
          </table:table-cell>
          <table:table-cell table:formula="of:=[.R89]/[.AP89]" office:value-type="float" office:value="0.304138744215744" calcext:value-type="float">
            <text:p>0,3041387442</text:p>
          </table:table-cell>
          <table:table-cell table:formula="of:=[.S89]/[.AQ89]" office:value-type="float" office:value="0.488345575323503" calcext:value-type="float">
            <text:p>0,4883455753</text:p>
          </table:table-cell>
          <table:table-cell table:formula="of:=[.T89]/[.AR89]" office:value-type="float" office:value="0" calcext:value-type="float">
            <text:p>0</text:p>
          </table:table-cell>
          <table:table-cell table:formula="of:=[.U89]/[.AS89]" office:value-type="float" office:value="0.226580138295104" calcext:value-type="float">
            <text:p>0,2265801383</text:p>
          </table:table-cell>
          <table:table-cell table:formula="of:=[.V89]/[.AT89]" office:value-type="float" office:value="0.34492142696656" calcext:value-type="float">
            <text:p>0,344921427</text:p>
          </table:table-cell>
          <table:table-cell table:formula="of:=[.W89]/[.AU89]" office:value-type="float" office:value="0.344643347230964" calcext:value-type="float">
            <text:p>0,3446433472</text:p>
          </table:table-cell>
          <table:table-cell table:formula="of:=[.X89]/[.AV89]" office:value-type="float" office:value="0.556566977004867" calcext:value-type="float">
            <text:p>0,556566977</text:p>
          </table:table-cell>
          <table:table-cell table:formula="of:=[.Y89]/[.AW89]" office:value-type="float" office:value="0.253622656069041" calcext:value-type="float">
            <text:p>0,2536226561</text:p>
          </table:table-cell>
          <table:table-cell table:formula="of:=[.Z89]/[.AX89]" office:value-type="float" office:value="0.243401748081536" calcext:value-type="float">
            <text:p>0,2434017481</text:p>
          </table:table-cell>
        </table:table-row>
        <table:table-row table:style-name="ro1">
          <table:table-cell office:value-type="string" calcext:value-type="string">
            <text:p>Sugars</text:p>
          </table:table-cell>
          <table:table-cell office:value-type="string" calcext:value-type="string">
            <text:p>Xylose</text:p>
          </table:table-cell>
          <table:table-cell office:value-type="float" office:value="0.00776448491577944" calcext:value-type="float">
            <text:p>0,008</text:p>
          </table:table-cell>
          <table:table-cell office:value-type="float" office:value="0.010892524262496" calcext:value-type="float">
            <text:p>0,011</text:p>
          </table:table-cell>
          <table:table-cell/>
          <table:table-cell office:value-type="float" office:value="0.0127626440405659" calcext:value-type="float">
            <text:p>0,013</text:p>
          </table:table-cell>
          <table:table-cell office:value-type="float" office:value="0.00671875100968657" calcext:value-type="float">
            <text:p>0,007</text:p>
          </table:table-cell>
          <table:table-cell office:value-type="float" office:value="0.00705468328786654" calcext:value-type="float">
            <text:p>0,007</text:p>
          </table:table-cell>
          <table:table-cell office:value-type="float" office:value="0.00725956795636084" calcext:value-type="float">
            <text:p>0,007</text:p>
          </table:table-cell>
          <table:table-cell office:value-type="float" office:value="0.00737621467524477" calcext:value-type="float">
            <text:p>0,007</text:p>
          </table:table-cell>
          <table:table-cell office:value-type="float" office:value="0.00681188934345716" calcext:value-type="float">
            <text:p>0,007</text:p>
          </table:table-cell>
          <table:table-cell office:value-type="float" office:value="0.00307426366025445" calcext:value-type="float">
            <text:p>0,003</text:p>
          </table:table-cell>
          <table:table-cell office:value-type="float" office:value="0.00807204057215706" calcext:value-type="float">
            <text:p>0,008</text:p>
          </table:table-cell>
          <table:table-cell office:value-type="float" office:value="0.0105331995633661" calcext:value-type="float">
            <text:p>0,011</text:p>
          </table:table-cell>
          <table:table-cell office:value-type="float" office:value="0.0102021535222229" calcext:value-type="float">
            <text:p>0,010</text:p>
          </table:table-cell>
          <table:table-cell office:value-type="float" office:value="0.0123046882467577" calcext:value-type="float">
            <text:p>0,012</text:p>
          </table:table-cell>
          <table:table-cell/>
          <table:table-cell office:value-type="float" office:value="0.0144045709713921" calcext:value-type="float">
            <text:p>0,014</text:p>
          </table:table-cell>
          <table:table-cell office:value-type="float" office:value="0.0170713516361282" calcext:value-type="float">
            <text:p>0,017</text:p>
          </table:table-cell>
          <table:table-cell/>
          <table:table-cell office:value-type="float" office:value="0.0539680673583415" calcext:value-type="float">
            <text:p>0,054</text:p>
          </table:table-cell>
          <table:table-cell office:value-type="float" office:value="0.0149895156791159" calcext:value-type="float">
            <text:p>0,015</text:p>
          </table:table-cell>
          <table:table-cell office:value-type="float" office:value="0.0240459936925426" calcext:value-type="float">
            <text:p>0,024</text:p>
          </table:table-cell>
          <table:table-cell office:value-type="float" office:value="0.0167694633348803" calcext:value-type="float">
            <text:p>0,017</text:p>
          </table:table-cell>
          <table:table-cell office:value-type="float" office:value="0.0127189076223128" calcext:value-type="float">
            <text:p>0,013</text:p>
          </table:table-cell>
          <table:table-cell office:value-type="float" office:value="0.0117564620055925" calcext:value-type="float">
            <text:p>0,012</text:p>
          </table:table-cell>
          <table:table-cell office:value-type="float" office:value="0.00802348774085911" calcext:value-type="float">
            <text:p>0,008</text:p>
          </table:table-cell>
          <table:table-cell office:value-type="float" office:value="0.00786327360308299" calcext:value-type="float">
            <text:p>0,008</text:p>
          </table:table-cell>
          <table:table-cell/>
          <table:table-cell office:value-type="float" office:value="0.0104400689318616" calcext:value-type="float">
            <text:p>0,010</text:p>
          </table:table-cell>
          <table:table-cell office:value-type="float" office:value="0.00641877710152181" calcext:value-type="float">
            <text:p>0,006</text:p>
          </table:table-cell>
          <table:table-cell office:value-type="float" office:value="0.0105801360949006" calcext:value-type="float">
            <text:p>0,011</text:p>
          </table:table-cell>
          <table:table-cell office:value-type="float" office:value="0.00583505259912552" calcext:value-type="float">
            <text:p>0,006</text:p>
          </table:table-cell>
          <table:table-cell office:value-type="float" office:value="0.0146211766578974" calcext:value-type="float">
            <text:p>0,015</text:p>
          </table:table-cell>
          <table:table-cell/>
          <table:table-cell office:value-type="float" office:value="0.0154410826905307" calcext:value-type="float">
            <text:p>0,015</text:p>
          </table:table-cell>
          <table:table-cell office:value-type="float" office:value="0.011316971943907" calcext:value-type="float">
            <text:p>0,011</text:p>
          </table:table-cell>
          <table:table-cell office:value-type="float" office:value="0.00964070470052924" calcext:value-type="float">
            <text:p>0,010</text:p>
          </table:table-cell>
          <table:table-cell office:value-type="float" office:value="0.011807094541809" calcext:value-type="float">
            <text:p>0,012</text:p>
          </table:table-cell>
          <table:table-cell office:value-type="float" office:value="0.014243882363568" calcext:value-type="float">
            <text:p>0,014</text:p>
          </table:table-cell>
          <table:table-cell office:value-type="float" office:value="0.0119775705320042" calcext:value-type="float">
            <text:p>0,012</text:p>
          </table:table-cell>
          <table:table-cell office:value-type="float" office:value="0.0154202748072647" calcext:value-type="float">
            <text:p>0,015</text:p>
          </table:table-cell>
          <table:table-cell office:value-type="float" office:value="0.00922678169287079" calcext:value-type="float">
            <text:p>0,009</text:p>
          </table:table-cell>
          <table:table-cell office:value-type="float" office:value="0.00843907711753132" calcext:value-type="float">
            <text:p>0,008</text:p>
          </table:table-cell>
          <table:table-cell office:value-type="float" office:value="0.0183074131742618" calcext:value-type="float">
            <text:p>0,018</text:p>
          </table:table-cell>
          <table:table-cell office:value-type="float" office:value="0.017632172969575" calcext:value-type="float">
            <text:p>0,018</text:p>
          </table:table-cell>
          <table:table-cell office:value-type="float" office:value="0.0179783868990456" calcext:value-type="float">
            <text:p>0,018</text:p>
          </table:table-cell>
          <table:table-cell office:value-type="float" office:value="0.0150558932719189" calcext:value-type="float">
            <text:p>0,015</text:p>
          </table:table-cell>
          <table:table-cell office:value-type="float" office:value="0.0141737062796945" calcext:value-type="float">
            <text:p>0,014</text:p>
          </table:table-cell>
          <table:table-cell office:value-type="float" office:value="0.012764847438734" calcext:value-type="float">
            <text:p>0,013</text:p>
          </table:table-cell>
          <table:table-cell table:number-columns-repeated="2"/>
          <table:table-cell table:formula="of:=[.C90]/[.AA90]" office:value-type="float" office:value="0.967719421597578" calcext:value-type="float">
            <text:p>0,9677194216</text:p>
          </table:table-cell>
          <table:table-cell table:formula="of:=[.D90]/[.AB90]" office:value-type="float" office:value="1.38524039888747" calcext:value-type="float">
            <text:p>1,3852403989</text:p>
          </table:table-cell>
          <table:table-cell table:formula="of:=[.E90]/[.AC90]" office:value-type="string" office:string-value="" calcext:value-type="error">
            <text:p>#DIV/0!</text:p>
          </table:table-cell>
          <table:table-cell table:formula="of:=[.F90]/[.AD90]" office:value-type="float" office:value="1.22246741126547" calcext:value-type="float">
            <text:p>1,2224674113</text:p>
          </table:table-cell>
          <table:table-cell table:formula="of:=[.G90]/[.AE90]" office:value-type="float" office:value="1.04673380979278" calcext:value-type="float">
            <text:p>1,0467338098</text:p>
          </table:table-cell>
          <table:table-cell table:formula="of:=[.H90]/[.AF90]" office:value-type="float" office:value="0.666785684474016" calcext:value-type="float">
            <text:p>0,6667856845</text:p>
          </table:table-cell>
          <table:table-cell table:formula="of:=[.I90]/[.AG90]" office:value-type="float" office:value="1.24413067972152" calcext:value-type="float">
            <text:p>1,2441306797</text:p>
          </table:table-cell>
          <table:table-cell table:formula="of:=[.J90]/[.AH90]" office:value-type="float" office:value="0.504488444933782" calcext:value-type="float">
            <text:p>0,5044884449</text:p>
          </table:table-cell>
          <table:table-cell table:formula="of:=[.K90]/[.AI90]" office:value-type="string" office:string-value="" calcext:value-type="error">
            <text:p>#DIV/0!</text:p>
          </table:table-cell>
          <table:table-cell table:formula="of:=[.L90]/[.AJ90]" office:value-type="float" office:value="0.199096379565388" calcext:value-type="float">
            <text:p>0,1990963796</text:p>
          </table:table-cell>
          <table:table-cell table:formula="of:=[.M90]/[.AK90]" office:value-type="float" office:value="0.713268585639907" calcext:value-type="float">
            <text:p>0,7132685856</text:p>
          </table:table-cell>
          <table:table-cell table:formula="of:=[.N90]/[.AL90]" office:value-type="float" office:value="1.09257568720966" calcext:value-type="float">
            <text:p>1,0925756872</text:p>
          </table:table-cell>
          <table:table-cell table:formula="of:=[.O90]/[.AM90]" office:value-type="float" office:value="0.864069774837239" calcext:value-type="float">
            <text:p>0,8640697748</text:p>
          </table:table-cell>
          <table:table-cell table:formula="of:=[.P90]/[.AN90]" office:value-type="float" office:value="0.863857755398891" calcext:value-type="float">
            <text:p>0,8638577554</text:p>
          </table:table-cell>
          <table:table-cell table:formula="of:=[.Q90]/[.AO90]" office:value-type="float" office:value="0" calcext:value-type="float">
            <text:p>0</text:p>
          </table:table-cell>
          <table:table-cell table:formula="of:=[.R90]/[.AP90]" office:value-type="float" office:value="0.934131923810198" calcext:value-type="float">
            <text:p>0,9341319238</text:p>
          </table:table-cell>
          <table:table-cell table:formula="of:=[.S90]/[.AQ90]" office:value-type="float" office:value="1.85019568083188" calcext:value-type="float">
            <text:p>1,8501956808</text:p>
          </table:table-cell>
          <table:table-cell table:formula="of:=[.T90]/[.AR90]" office:value-type="float" office:value="0" calcext:value-type="float">
            <text:p>0</text:p>
          </table:table-cell>
          <table:table-cell table:formula="of:=[.U90]/[.AS90]" office:value-type="float" office:value="2.94788055770843" calcext:value-type="float">
            <text:p>2,9478805577</text:p>
          </table:table-cell>
          <table:table-cell table:formula="of:=[.V90]/[.AT90]" office:value-type="float" office:value="0.850122994198213" calcext:value-type="float">
            <text:p>0,8501229942</text:p>
          </table:table-cell>
          <table:table-cell table:formula="of:=[.W90]/[.AU90]" office:value-type="float" office:value="1.33749450535071" calcext:value-type="float">
            <text:p>1,3374945054</text:p>
          </table:table-cell>
          <table:table-cell table:formula="of:=[.X90]/[.AV90]" office:value-type="float" office:value="1.11381390874744" calcext:value-type="float">
            <text:p>1,1138139087</text:p>
          </table:table-cell>
          <table:table-cell table:formula="of:=[.Y90]/[.AW90]" office:value-type="float" office:value="0.897359333636971" calcext:value-type="float">
            <text:p>0,8973593336</text:p>
          </table:table-cell>
          <table:table-cell table:formula="of:=[.Z90]/[.AX90]" office:value-type="float" office:value="0.92100293889282" calcext:value-type="float">
            <text:p>0,9210029389</text:p>
          </table:table-cell>
        </table:table-row>
        <table:table-row table:style-name="ro1">
          <table:table-cell office:value-type="string" calcext:value-type="string">
            <text:p>Fatty Acids</text:p>
          </table:table-cell>
          <table:table-cell office:value-type="string" calcext:value-type="string">
            <text:p>Nonanoic acid</text:p>
          </table:table-cell>
          <table:table-cell office:value-type="float" office:value="0.00473506255124381" calcext:value-type="float">
            <text:p>0,005</text:p>
          </table:table-cell>
          <table:table-cell office:value-type="float" office:value="0.00402837531365384" calcext:value-type="float">
            <text:p>0,004</text:p>
          </table:table-cell>
          <table:table-cell/>
          <table:table-cell office:value-type="float" office:value="0.0051908375379756" calcext:value-type="float">
            <text:p>0,005</text:p>
          </table:table-cell>
          <table:table-cell office:value-type="float" office:value="0.00495804486123471" calcext:value-type="float">
            <text:p>0,005</text:p>
          </table:table-cell>
          <table:table-cell office:value-type="float" office:value="0.00733645101396844" calcext:value-type="float">
            <text:p>0,007</text:p>
          </table:table-cell>
          <table:table-cell office:value-type="float" office:value="0.00581355351733135" calcext:value-type="float">
            <text:p>0,006</text:p>
          </table:table-cell>
          <table:table-cell office:value-type="float" office:value="0.00609559340050108" calcext:value-type="float">
            <text:p>0,006</text:p>
          </table:table-cell>
          <table:table-cell office:value-type="float" office:value="0.00382177981754388" calcext:value-type="float">
            <text:p>0,004</text:p>
          </table:table-cell>
          <table:table-cell/>
          <table:table-cell office:value-type="float" office:value="0.00386717211095567" calcext:value-type="float">
            <text:p>0,004</text:p>
          </table:table-cell>
          <table:table-cell office:value-type="float" office:value="0.00871006758789586" calcext:value-type="float">
            <text:p>0,009</text:p>
          </table:table-cell>
          <table:table-cell office:value-type="float" office:value="0.00561631895247595" calcext:value-type="float">
            <text:p>0,006</text:p>
          </table:table-cell>
          <table:table-cell office:value-type="float" office:value="0.00628529373293352" calcext:value-type="float">
            <text:p>0,006</text:p>
          </table:table-cell>
          <table:table-cell/>
          <table:table-cell office:value-type="float" office:value="0.00772082826899596" calcext:value-type="float">
            <text:p>0,008</text:p>
          </table:table-cell>
          <table:table-cell office:value-type="float" office:value="0.00409232320918862" calcext:value-type="float">
            <text:p>0,004</text:p>
          </table:table-cell>
          <table:table-cell/>
          <table:table-cell office:value-type="float" office:value="0.00526359868091459" calcext:value-type="float">
            <text:p>0,005</text:p>
          </table:table-cell>
          <table:table-cell office:value-type="float" office:value="0.00655872018761017" calcext:value-type="float">
            <text:p>0,007</text:p>
          </table:table-cell>
          <table:table-cell office:value-type="float" office:value="0.0106677809931995" calcext:value-type="float">
            <text:p>0,011</text:p>
          </table:table-cell>
          <table:table-cell office:value-type="float" office:value="0.00760808460067314" calcext:value-type="float">
            <text:p>0,008</text:p>
          </table:table-cell>
          <table:table-cell office:value-type="float" office:value="0.00976324852937648" calcext:value-type="float">
            <text:p>0,010</text:p>
          </table:table-cell>
          <table:table-cell office:value-type="float" office:value="0.00623098670341503" calcext:value-type="float">
            <text:p>0,006</text:p>
          </table:table-cell>
          <table:table-cell office:value-type="float" office:value="0.00689983036909775" calcext:value-type="float">
            <text:p>0,007</text:p>
          </table:table-cell>
          <table:table-cell office:value-type="float" office:value="0.0114441008289322" calcext:value-type="float">
            <text:p>0,011</text:p>
          </table:table-cell>
          <table:table-cell/>
          <table:table-cell office:value-type="float" office:value="0.00646960898111878" calcext:value-type="float">
            <text:p>0,006</text:p>
          </table:table-cell>
          <table:table-cell office:value-type="float" office:value="0.00646430846750642" calcext:value-type="float">
            <text:p>0,006</text:p>
          </table:table-cell>
          <table:table-cell office:value-type="float" office:value="0.00684457330346963" calcext:value-type="float">
            <text:p>0,007</text:p>
          </table:table-cell>
          <table:table-cell office:value-type="float" office:value="0.0059844663453409" calcext:value-type="float">
            <text:p>0,006</text:p>
          </table:table-cell>
          <table:table-cell office:value-type="float" office:value="0.00690975322090047" calcext:value-type="float">
            <text:p>0,007</text:p>
          </table:table-cell>
          <table:table-cell table:number-columns-repeated="2"/>
          <table:table-cell office:value-type="float" office:value="0.00520406332708823" calcext:value-type="float">
            <text:p>0,005</text:p>
          </table:table-cell>
          <table:table-cell office:value-type="float" office:value="0.00798194155662763" calcext:value-type="float">
            <text:p>0,008</text:p>
          </table:table-cell>
          <table:table-cell office:value-type="float" office:value="0.00733677289571088" calcext:value-type="float">
            <text:p>0,007</text:p>
          </table:table-cell>
          <table:table-cell office:value-type="float" office:value="0.0192701784243027" calcext:value-type="float">
            <text:p>0,019</text:p>
          </table:table-cell>
          <table:table-cell office:value-type="float" office:value="0.0247151442360319" calcext:value-type="float">
            <text:p>0,025</text:p>
          </table:table-cell>
          <table:table-cell office:value-type="float" office:value="0.00976175588714532" calcext:value-type="float">
            <text:p>0,010</text:p>
          </table:table-cell>
          <table:table-cell office:value-type="float" office:value="0.0187243064523419" calcext:value-type="float">
            <text:p>0,019</text:p>
          </table:table-cell>
          <table:table-cell office:value-type="float" office:value="0.00875999891311364" calcext:value-type="float">
            <text:p>0,009</text:p>
          </table:table-cell>
          <table:table-cell office:value-type="float" office:value="0.00667044260630776" calcext:value-type="float">
            <text:p>0,007</text:p>
          </table:table-cell>
          <table:table-cell office:value-type="float" office:value="0.0061301554512396" calcext:value-type="float">
            <text:p>0,006</text:p>
          </table:table-cell>
          <table:table-cell office:value-type="float" office:value="0.0453066132712766" calcext:value-type="float">
            <text:p>0,045</text:p>
          </table:table-cell>
          <table:table-cell office:value-type="float" office:value="0.0176664676580238" calcext:value-type="float">
            <text:p>0,018</text:p>
          </table:table-cell>
          <table:table-cell office:value-type="float" office:value="0.0356748077055534" calcext:value-type="float">
            <text:p>0,036</text:p>
          </table:table-cell>
          <table:table-cell office:value-type="float" office:value="0.00880873754394383" calcext:value-type="float">
            <text:p>0,009</text:p>
          </table:table-cell>
          <table:table-cell table:number-columns-repeated="2"/>
          <table:table-cell table:formula="of:=[.C91]/[.AA91]" office:value-type="float" office:value="0.686257820547404" calcext:value-type="float">
            <text:p>0,6862578205</text:p>
          </table:table-cell>
          <table:table-cell table:formula="of:=[.D91]/[.AB91]" office:value-type="float" office:value="0.352004528260497" calcext:value-type="float">
            <text:p>0,3520045283</text:p>
          </table:table-cell>
          <table:table-cell table:formula="of:=[.E91]/[.AC91]" office:value-type="string" office:string-value="" calcext:value-type="error">
            <text:p>#DIV/0!</text:p>
          </table:table-cell>
          <table:table-cell table:formula="of:=[.F91]/[.AD91]" office:value-type="float" office:value="0.802341772605545" calcext:value-type="float">
            <text:p>0,8023417726</text:p>
          </table:table-cell>
          <table:table-cell table:formula="of:=[.G91]/[.AE91]" office:value-type="float" office:value="0.766987665603658" calcext:value-type="float">
            <text:p>0,7669876656</text:p>
          </table:table-cell>
          <table:table-cell table:formula="of:=[.H91]/[.AF91]" office:value-type="float" office:value="1.07186389694292" calcext:value-type="float">
            <text:p>1,0718638969</text:p>
          </table:table-cell>
          <table:table-cell table:formula="of:=[.I91]/[.AG91]" office:value-type="float" office:value="0.971440589996364" calcext:value-type="float">
            <text:p>0,97144059</text:p>
          </table:table-cell>
          <table:table-cell table:formula="of:=[.J91]/[.AH91]" office:value-type="float" office:value="0.88217237369104" calcext:value-type="float">
            <text:p>0,8821723737</text:p>
          </table:table-cell>
          <table:table-cell table:formula="of:=[.K91]/[.AI91]" office:value-type="string" office:string-value="" calcext:value-type="error">
            <text:p>#DIV/0!</text:p>
          </table:table-cell>
          <table:table-cell table:formula="of:=[.L91]/[.AJ91]" office:value-type="string" office:string-value="" calcext:value-type="error">
            <text:p>#DIV/0!</text:p>
          </table:table-cell>
          <table:table-cell table:formula="of:=[.M91]/[.AK91]" office:value-type="float" office:value="0.743106274442556" calcext:value-type="float">
            <text:p>0,7431062744</text:p>
          </table:table-cell>
          <table:table-cell table:formula="of:=[.N91]/[.AL91]" office:value-type="float" office:value="1.0912216690767" calcext:value-type="float">
            <text:p>1,0912216691</text:p>
          </table:table-cell>
          <table:table-cell table:formula="of:=[.O91]/[.AM91]" office:value-type="float" office:value="0.765502630694659" calcext:value-type="float">
            <text:p>0,7655026307</text:p>
          </table:table-cell>
          <table:table-cell table:formula="of:=[.P91]/[.AN91]" office:value-type="float" office:value="0.326166867505844" calcext:value-type="float">
            <text:p>0,3261668675</text:p>
          </table:table-cell>
          <table:table-cell table:formula="of:=[.Q91]/[.AO91]" office:value-type="float" office:value="0" calcext:value-type="float">
            <text:p>0</text:p>
          </table:table-cell>
          <table:table-cell table:formula="of:=[.R91]/[.AP91]" office:value-type="float" office:value="0.790926177447549" calcext:value-type="float">
            <text:p>0,7909261774</text:p>
          </table:table-cell>
          <table:table-cell table:formula="of:=[.S91]/[.AQ91]" office:value-type="float" office:value="0.21855673103859" calcext:value-type="float">
            <text:p>0,218556731</text:p>
          </table:table-cell>
          <table:table-cell table:formula="of:=[.T91]/[.AR91]" office:value-type="float" office:value="0" calcext:value-type="float">
            <text:p>0</text:p>
          </table:table-cell>
          <table:table-cell table:formula="of:=[.U91]/[.AS91]" office:value-type="float" office:value="0.789092867081591" calcext:value-type="float">
            <text:p>0,7890928671</text:p>
          </table:table-cell>
          <table:table-cell table:formula="of:=[.V91]/[.AT91]" office:value-type="float" office:value="1.06991090842303" calcext:value-type="float">
            <text:p>1,0699109084</text:p>
          </table:table-cell>
          <table:table-cell table:formula="of:=[.W91]/[.AU91]" office:value-type="float" office:value="0.235457480110583" calcext:value-type="float">
            <text:p>0,2354574801</text:p>
          </table:table-cell>
          <table:table-cell table:formula="of:=[.X91]/[.AV91]" office:value-type="float" office:value="0.430651149281542" calcext:value-type="float">
            <text:p>0,4306511493</text:p>
          </table:table-cell>
          <table:table-cell table:formula="of:=[.Y91]/[.AW91]" office:value-type="float" office:value="0.27367347316792" calcext:value-type="float">
            <text:p>0,2736734732</text:p>
          </table:table-cell>
          <table:table-cell table:formula="of:=[.Z91]/[.AX91]" office:value-type="float" office:value="0.7073643268778" calcext:value-type="float">
            <text:p>0,7073643269</text:p>
          </table:table-cell>
        </table:table-row>
      </table:table>
      <table:table table:name="WTMT_ratio_mets_0d1d7d21d_e1e2" table:style-name="ta1">
        <table:table-column table:style-name="co3" table:default-cell-style-name="ce3"/>
        <table:table-column table:style-name="co3" table:number-columns-repeated="24" table:default-cell-style-name="Default"/>
        <table:table-row table:style-name="ro1">
          <table:table-cell table:style-name="ce1"/>
          <table:table-cell table:number-columns-repeated="6" office:value-type="string" calcext:value-type="string">
            <text:p>0d</text:p>
          </table:table-cell>
          <table:table-cell table:number-columns-repeated="6" office:value-type="string" calcext:value-type="string">
            <text:p>1d</text:p>
          </table:table-cell>
          <table:table-cell table:number-columns-repeated="6" office:value-type="string" calcext:value-type="string">
            <text:p>7d</text:p>
          </table:table-cell>
          <table:table-cell table:number-columns-repeated="6" office:value-type="string" calcext:value-type="string">
            <text:p>21d</text:p>
          </table:table-cell>
        </table:table-row>
        <table:table-row table:style-name="ro4">
          <table:table-cell table:style-name="ce2" office:value-type="string" calcext:value-type="string">
            <text:p>Metabolite</text:p>
          </table:table-cell>
          <table:table-cell table:number-columns-repeated="6" office:value-type="string" calcext:value-type="string">
            <text:p>wt/mt_0</text:p>
          </table:table-cell>
          <table:table-cell table:number-columns-repeated="6" office:value-type="string" calcext:value-type="string">
            <text:p>wt/mt_1</text:p>
          </table:table-cell>
          <table:table-cell table:number-columns-repeated="6" office:value-type="string" calcext:value-type="string">
            <text:p>wt/mt_7</text:p>
          </table:table-cell>
          <table:table-cell table:number-columns-repeated="6" office:value-type="string" calcext:value-type="string">
            <text:p>wt/mt_21</text:p>
          </table:table-cell>
        </table:table-row>
        <table:table-row table:style-name="ro1">
          <table:table-cell office:value-type="string" calcext:value-type="string">
            <text:p>Azelaic Acid</text:p>
          </table:table-cell>
          <table:table-cell office:value-type="float" office:value="0.924311937337891" calcext:value-type="float">
            <text:p>0,9243119373</text:p>
          </table:table-cell>
          <table:table-cell office:value-type="float" office:value="1.10377633952841" calcext:value-type="float">
            <text:p>1,103776339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5583384934897" calcext:value-type="float">
            <text:p>1,0558338493</text:p>
          </table:table-cell>
          <table:table-cell office:value-type="float" office:value="1.18065654342465" calcext:value-type="float">
            <text:p>1,1806565434</text:p>
          </table:table-cell>
          <table:table-cell office:value-type="float" office:value="1.20681791484366" calcext:value-type="float">
            <text:p>1,2068179148</text:p>
          </table:table-cell>
          <table:table-cell office:value-type="float" office:value="2.16902180676031" calcext:value-type="float">
            <text:p>2,1690218068</text:p>
          </table:table-cell>
          <table:table-cell office:value-type="float" office:value="2.1893236159779" calcext:value-type="float">
            <text:p>2,18932361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672929390397013" calcext:value-type="float">
            <text:p>0,067292939</text:p>
          </table:table-cell>
          <table:table-cell office:value-type="float" office:value="1.18218839689215" calcext:value-type="float">
            <text:p>1,1821883969</text:p>
          </table:table-cell>
          <table:table-cell office:value-type="float" office:value="1.00949318319604" calcext:value-type="float">
            <text:p>1,0094931832</text:p>
          </table:table-cell>
          <table:table-cell office:value-type="float" office:value="0.742051201353826" calcext:value-type="float">
            <text:p>0,7420512014</text:p>
          </table:table-cell>
          <table:table-cell office:value-type="float" office:value="0.426980229555135" calcext:value-type="float">
            <text:p>0,4269802296</text:p>
          </table:table-cell>
          <table:table-cell office:value-type="float" office:value="0" calcext:value-type="float">
            <text:p>0</text:p>
          </table:table-cell>
          <table:table-cell office:value-type="float" office:value="0.148926398717631" calcext:value-type="float">
            <text:p>0,1489263987</text:p>
          </table:table-cell>
          <table:table-cell office:value-type="float" office:value="0.285188157459265" calcext:value-type="float">
            <text:p>0,2851881575</text:p>
          </table:table-cell>
          <table:table-cell office:value-type="float" office:value="0" calcext:value-type="float">
            <text:p>0</text:p>
          </table:table-cell>
          <table:table-cell office:value-type="float" office:value="0.189786503640569" calcext:value-type="float">
            <text:p>0,1897865036</text:p>
          </table:table-cell>
          <table:table-cell office:value-type="float" office:value="0.347795820895941" calcext:value-type="float">
            <text:p>0,3477958209</text:p>
          </table:table-cell>
          <table:table-cell office:value-type="float" office:value="0.118316181348915" calcext:value-type="float">
            <text:p>0,1183161813</text:p>
          </table:table-cell>
          <table:table-cell office:value-type="float" office:value="1.14428106560543" calcext:value-type="float">
            <text:p>1,1442810656</text:p>
          </table:table-cell>
          <table:table-cell office:value-type="float" office:value="0.832798622232855" calcext:value-type="float">
            <text:p>0,8327986222</text:p>
          </table:table-cell>
          <table:table-cell office:value-type="float" office:value="0.24755206692741" calcext:value-type="float">
            <text:p>0,2475520669</text:p>
          </table:table-cell>
        </table:table-row>
        <table:table-row table:style-name="ro1">
          <table:table-cell office:value-type="string" calcext:value-type="string">
            <text:p>Benzoic acid, 4-hydroxy-</text:p>
          </table:table-cell>
          <table:table-cell office:value-type="float" office:value="0.819806429376669" calcext:value-type="float">
            <text:p>0,8198064294</text:p>
          </table:table-cell>
          <table:table-cell office:value-type="float" office:value="0.702762696112337" calcext:value-type="float">
            <text:p>0,702762696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61533083865559" calcext:value-type="float">
            <text:p>0,7615330839</text:p>
          </table:table-cell>
          <table:table-cell office:value-type="float" office:value="0.765124936097159" calcext:value-type="float">
            <text:p>0,7651249361</text:p>
          </table:table-cell>
          <table:table-cell office:value-type="float" office:value="1.06249334089289" calcext:value-type="float">
            <text:p>1,0624933409</text:p>
          </table:table-cell>
          <table:table-cell office:value-type="float" office:value="1.38414569042809" calcext:value-type="float">
            <text:p>1,3841456904</text:p>
          </table:table-cell>
          <table:table-cell office:value-type="float" office:value="0.602881021980388" calcext:value-type="float">
            <text:p>0,60288102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67716681202334" calcext:value-type="float">
            <text:p>0,4677166812</text:p>
          </table:table-cell>
          <table:table-cell office:value-type="float" office:value="2.89401104835736" calcext:value-type="float">
            <text:p>2,8940110484</text:p>
          </table:table-cell>
          <table:table-cell office:value-type="float" office:value="0.938189117432177" calcext:value-type="float">
            <text:p>0,9381891174</text:p>
          </table:table-cell>
          <table:table-cell office:value-type="float" office:value="0.604508503863856" calcext:value-type="float">
            <text:p>0,6045085039</text:p>
          </table:table-cell>
          <table:table-cell office:value-type="float" office:value="0.490229922933581" calcext:value-type="float">
            <text:p>0,4902299229</text:p>
          </table:table-cell>
          <table:table-cell office:value-type="float" office:value="0" calcext:value-type="float">
            <text:p>0</text:p>
          </table:table-cell>
          <table:table-cell office:value-type="float" office:value="0.572108722992294" calcext:value-type="float">
            <text:p>0,572108723</text:p>
          </table:table-cell>
          <table:table-cell office:value-type="float" office:value="0.496912844685407" calcext:value-type="float">
            <text:p>0,4969128447</text:p>
          </table:table-cell>
          <table:table-cell office:value-type="float" office:value="0" calcext:value-type="float">
            <text:p>0</text:p>
          </table:table-cell>
          <table:table-cell office:value-type="float" office:value="0.810559543829295" calcext:value-type="float">
            <text:p>0,8105595438</text:p>
          </table:table-cell>
          <table:table-cell office:value-type="float" office:value="0.807965054989943" calcext:value-type="float">
            <text:p>0,807965055</text:p>
          </table:table-cell>
          <table:table-cell office:value-type="float" office:value="0.341077097706802" calcext:value-type="float">
            <text:p>0,3410770977</text:p>
          </table:table-cell>
          <table:table-cell office:value-type="float" office:value="0.44035603748177" calcext:value-type="float">
            <text:p>0,4403560375</text:p>
          </table:table-cell>
          <table:table-cell office:value-type="float" office:value="0.288094933338401" calcext:value-type="float">
            <text:p>0,2880949333</text:p>
          </table:table-cell>
          <table:table-cell office:value-type="float" office:value="0.523503674964568" calcext:value-type="float">
            <text:p>0,523503675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float" office:value="0.543349880736768" calcext:value-type="float">
            <text:p>0,5433498807</text:p>
          </table:table-cell>
          <table:table-cell office:value-type="float" office:value="1.08678794508029" calcext:value-type="float">
            <text:p>1,086787945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2744060237585" calcext:value-type="float">
            <text:p>0,4274406024</text:p>
          </table:table-cell>
          <table:table-cell office:value-type="float" office:value="0.15732683658098" calcext:value-type="float">
            <text:p>0,1573268366</text:p>
          </table:table-cell>
          <table:table-cell office:value-type="float" office:value="0.270792899931016" calcext:value-type="float">
            <text:p>0,2707928999</text:p>
          </table:table-cell>
          <table:table-cell office:value-type="float" office:value="1.58761260767726" calcext:value-type="float">
            <text:p>1,5876126077</text:p>
          </table:table-cell>
          <table:table-cell office:value-type="float" office:value="0.752865740449661" calcext:value-type="float">
            <text:p>0,752865740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837013421212672" calcext:value-type="float">
            <text:p>0,0837013421</text:p>
          </table:table-cell>
          <table:table-cell office:value-type="float" office:value="0.545251196077696" calcext:value-type="float">
            <text:p>0,5452511961</text:p>
          </table:table-cell>
          <table:table-cell office:value-type="float" office:value="0.20582390585029" calcext:value-type="float">
            <text:p>0,2058239059</text:p>
          </table:table-cell>
          <table:table-cell office:value-type="float" office:value="0.468053165029312" calcext:value-type="float">
            <text:p>0,468053165</text:p>
          </table:table-cell>
          <table:table-cell office:value-type="float" office:value="0.339815999429164" calcext:value-type="float">
            <text:p>0,3398159994</text:p>
          </table:table-cell>
          <table:table-cell office:value-type="float" office:value="0" calcext:value-type="float">
            <text:p>0</text:p>
          </table:table-cell>
          <table:table-cell office:value-type="float" office:value="0.107190158543152" calcext:value-type="float">
            <text:p>0,1071901585</text:p>
          </table:table-cell>
          <table:table-cell office:value-type="float" office:value="0.139555164660218" calcext:value-type="float">
            <text:p>0,1395551647</text:p>
          </table:table-cell>
          <table:table-cell office:value-type="float" office:value="0" calcext:value-type="float">
            <text:p>0</text:p>
          </table:table-cell>
          <table:table-cell office:value-type="float" office:value="0.38772551506699" calcext:value-type="float">
            <text:p>0,3877255151</text:p>
          </table:table-cell>
          <table:table-cell office:value-type="float" office:value="0.406238035054862" calcext:value-type="float">
            <text:p>0,4062380351</text:p>
          </table:table-cell>
          <table:table-cell office:value-type="float" office:value="0.12357586213509" calcext:value-type="float">
            <text:p>0,1235758621</text:p>
          </table:table-cell>
          <table:table-cell office:value-type="float" office:value="0.227731932290931" calcext:value-type="float">
            <text:p>0,2277319323</text:p>
          </table:table-cell>
          <table:table-cell office:value-type="float" office:value="0.264449867616951" calcext:value-type="float">
            <text:p>0,2644498676</text:p>
          </table:table-cell>
          <table:table-cell office:value-type="float" office:value="0.176773815712793" calcext:value-type="float">
            <text:p>0,1767738157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float" office:value="1.02741566664958" calcext:value-type="float">
            <text:p>1,0274156666</text:p>
          </table:table-cell>
          <table:table-cell office:value-type="float" office:value="1.18184488590362" calcext:value-type="float">
            <text:p>1,181844885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61137113721963" calcext:value-type="float">
            <text:p>1,6113711372</text:p>
          </table:table-cell>
          <table:table-cell office:value-type="float" office:value="0.831020129094287" calcext:value-type="float">
            <text:p>0,8310201291</text:p>
          </table:table-cell>
          <table:table-cell office:value-type="float" office:value="0.596029819060058" calcext:value-type="float">
            <text:p>0,5960298191</text:p>
          </table:table-cell>
          <table:table-cell office:value-type="float" office:value="1.83074143038015" calcext:value-type="float">
            <text:p>1,8307414304</text:p>
          </table:table-cell>
          <table:table-cell office:value-type="float" office:value="2.6460870465356" calcext:value-type="float">
            <text:p>2,646087046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765187179918254" calcext:value-type="float">
            <text:p>0,076518718</text:p>
          </table:table-cell>
          <table:table-cell office:value-type="float" office:value="1.02353012292033" calcext:value-type="float">
            <text:p>1,0235301229</text:p>
          </table:table-cell>
          <table:table-cell office:value-type="float" office:value="0.329505667206128" calcext:value-type="float">
            <text:p>0,3295056672</text:p>
          </table:table-cell>
          <table:table-cell office:value-type="float" office:value="0.360700403943121" calcext:value-type="float">
            <text:p>0,3607004039</text:p>
          </table:table-cell>
          <table:table-cell office:value-type="float" office:value="0.416277829509085" calcext:value-type="float">
            <text:p>0,4162778295</text:p>
          </table:table-cell>
          <table:table-cell office:value-type="float" office:value="0" calcext:value-type="float">
            <text:p>0</text:p>
          </table:table-cell>
          <table:table-cell office:value-type="float" office:value="2.04238015985603" calcext:value-type="float">
            <text:p>2,0423801599</text:p>
          </table:table-cell>
          <table:table-cell office:value-type="float" office:value="1.38313007624364" calcext:value-type="float">
            <text:p>1,3831300762</text:p>
          </table:table-cell>
          <table:table-cell office:value-type="float" office:value="0" calcext:value-type="float">
            <text:p>0</text:p>
          </table:table-cell>
          <table:table-cell office:value-type="float" office:value="0.184027137513458" calcext:value-type="float">
            <text:p>0,1840271375</text:p>
          </table:table-cell>
          <table:table-cell office:value-type="float" office:value="0.602335322998934" calcext:value-type="float">
            <text:p>0,602335323</text:p>
          </table:table-cell>
          <table:table-cell office:value-type="float" office:value="0.244541888171198" calcext:value-type="float">
            <text:p>0,2445418882</text:p>
          </table:table-cell>
          <table:table-cell office:value-type="float" office:value="1.27541642441584" calcext:value-type="float">
            <text:p>1,2754164244</text:p>
          </table:table-cell>
          <table:table-cell office:value-type="float" office:value="1.92600905541299" calcext:value-type="float">
            <text:p>1,9260090554</text:p>
          </table:table-cell>
          <table:table-cell office:value-type="float" office:value="0.89391670738655" calcext:value-type="float">
            <text:p>0,8939167074</text:p>
          </table:table-cell>
        </table:table-row>
        <table:table-row table:style-name="ro1">
          <table:table-cell office:value-type="string" calcext:value-type="string">
            <text:p>Glutaric acid, 2-hydroxy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taric acid, 2-oxo-</text:p>
          </table:table-cell>
          <table:table-cell office:value-type="float" office:value="0.46981607672401" calcext:value-type="float">
            <text:p>0,4698160767</text:p>
          </table:table-cell>
          <table:table-cell office:value-type="float" office:value="0.806369602371188" calcext:value-type="float">
            <text:p>0,806369602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28080941800443" calcext:value-type="float">
            <text:p>0,6280809418</text:p>
          </table:table-cell>
          <table:table-cell office:value-type="float" office:value="0.443912933095782" calcext:value-type="float">
            <text:p>0,4439129331</text:p>
          </table:table-cell>
          <table:table-cell office:value-type="float" office:value="0.738039477665111" calcext:value-type="float">
            <text:p>0,7380394777</text:p>
          </table:table-cell>
          <table:table-cell office:value-type="float" office:value="1.51138678738916" calcext:value-type="float">
            <text:p>1,5113867874</text:p>
          </table:table-cell>
          <table:table-cell office:value-type="float" office:value="1.02781408048742" calcext:value-type="float">
            <text:p>1,027814080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0.331044696627582" calcext:value-type="float">
            <text:p>0,3310446966</text:p>
          </table:table-cell>
          <table:table-cell office:value-type="float" office:value="0.604501082488215" calcext:value-type="float">
            <text:p>0,6045010825</text:p>
          </table:table-cell>
          <table:table-cell office:value-type="float" office:value="0.759679340671433" calcext:value-type="float">
            <text:p>0,7596793407</text:p>
          </table:table-cell>
          <table:table-cell office:value-type="float" office:value="0.516464304777107" calcext:value-type="float">
            <text:p>0,5164643048</text:p>
          </table:table-cell>
          <table:table-cell office:value-type="float" office:value="0" calcext:value-type="float">
            <text:p>0</text:p>
          </table:table-cell>
          <table:table-cell office:value-type="float" office:value="0.686948380424604" calcext:value-type="float">
            <text:p>0,6869483804</text:p>
          </table:table-cell>
          <table:table-cell office:value-type="float" office:value="0.571577687987785" calcext:value-type="float">
            <text:p>0,571577688</text:p>
          </table:table-cell>
          <table:table-cell office:value-type="float" office:value="0" calcext:value-type="float">
            <text:p>0</text:p>
          </table:table-cell>
          <table:table-cell office:value-type="float" office:value="0.789699739200061" calcext:value-type="float">
            <text:p>0,7896997392</text:p>
          </table:table-cell>
          <table:table-cell office:value-type="float" office:value="0.123485998455096" calcext:value-type="float">
            <text:p>0,1234859985</text:p>
          </table:table-cell>
          <table:table-cell office:value-type="float" office:value="0.203682244132098" calcext:value-type="float">
            <text:p>0,2036822441</text:p>
          </table:table-cell>
          <table:table-cell office:value-type="float" office:value="0.483243133994021" calcext:value-type="float">
            <text:p>0,483243134</text:p>
          </table:table-cell>
          <table:table-cell office:value-type="float" office:value="0.343606822172549" calcext:value-type="float">
            <text:p>0,3436068222</text:p>
          </table:table-cell>
          <table:table-cell office:value-type="float" office:value="0.286085337271334" calcext:value-type="float">
            <text:p>0,2860853373</text:p>
          </table:table-cell>
        </table:table-row>
        <table:table-row table:style-name="ro1">
          <table:table-cell office:value-type="string" calcext:value-type="string">
            <text:p>Lactic aci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lic acid</text:p>
          </table:table-cell>
          <table:table-cell office:value-type="float" office:value="0.496139380739978" calcext:value-type="float">
            <text:p>0,4961393807</text:p>
          </table:table-cell>
          <table:table-cell office:value-type="float" office:value="1.00578711027254" calcext:value-type="float">
            <text:p>1,005787110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801448491948671" calcext:value-type="float">
            <text:p>0,8014484919</text:p>
          </table:table-cell>
          <table:table-cell office:value-type="float" office:value="0.418284452332592" calcext:value-type="float">
            <text:p>0,4182844523</text:p>
          </table:table-cell>
          <table:table-cell office:value-type="float" office:value="0.519141545871549" calcext:value-type="float">
            <text:p>0,5191415459</text:p>
          </table:table-cell>
          <table:table-cell office:value-type="float" office:value="1.27790744644313" calcext:value-type="float">
            <text:p>1,2779074464</text:p>
          </table:table-cell>
          <table:table-cell office:value-type="float" office:value="1.12607596122191" calcext:value-type="float">
            <text:p>1,126075961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988789979997445" calcext:value-type="float">
            <text:p>0,098878998</text:p>
          </table:table-cell>
          <table:table-cell office:value-type="float" office:value="0.58914342939445" calcext:value-type="float">
            <text:p>0,5891434294</text:p>
          </table:table-cell>
          <table:table-cell office:value-type="float" office:value="0.403486770218287" calcext:value-type="float">
            <text:p>0,4034867702</text:p>
          </table:table-cell>
          <table:table-cell office:value-type="float" office:value="0.362864592362576" calcext:value-type="float">
            <text:p>0,3628645924</text:p>
          </table:table-cell>
          <table:table-cell office:value-type="float" office:value="0.31723468105315" calcext:value-type="float">
            <text:p>0,3172346811</text:p>
          </table:table-cell>
          <table:table-cell office:value-type="float" office:value="0" calcext:value-type="float">
            <text:p>0</text:p>
          </table:table-cell>
          <table:table-cell office:value-type="float" office:value="0.543807437603288" calcext:value-type="float">
            <text:p>0,5438074376</text:p>
          </table:table-cell>
          <table:table-cell office:value-type="float" office:value="0.441099625810668" calcext:value-type="float">
            <text:p>0,4410996258</text:p>
          </table:table-cell>
          <table:table-cell office:value-type="float" office:value="0" calcext:value-type="float">
            <text:p>0</text:p>
          </table:table-cell>
          <table:table-cell office:value-type="float" office:value="0.647097119525329" calcext:value-type="float">
            <text:p>0,6470971195</text:p>
          </table:table-cell>
          <table:table-cell office:value-type="float" office:value="0.486175807872439" calcext:value-type="float">
            <text:p>0,4861758079</text:p>
          </table:table-cell>
          <table:table-cell office:value-type="float" office:value="0.114440657685446" calcext:value-type="float">
            <text:p>0,1144406577</text:p>
          </table:table-cell>
          <table:table-cell office:value-type="float" office:value="0.60841787673129" calcext:value-type="float">
            <text:p>0,6084178767</text:p>
          </table:table-cell>
          <table:table-cell office:value-type="float" office:value="0.415422739306093" calcext:value-type="float">
            <text:p>0,4154227393</text:p>
          </table:table-cell>
          <table:table-cell office:value-type="float" office:value="0.440601416888378" calcext:value-type="float">
            <text:p>0,4406014169</text:p>
          </table:table-cell>
        </table:table-row>
        <table:table-row table:style-name="ro1">
          <table:table-cell office:value-type="string" calcext:value-type="string">
            <text:p>Malonic acid</text:p>
          </table:table-cell>
          <table:table-cell office:value-type="float" office:value="0.835108108384447" calcext:value-type="float">
            <text:p>0,8351081084</text:p>
          </table:table-cell>
          <table:table-cell office:value-type="float" office:value="0.965408868927462" calcext:value-type="float">
            <text:p>0,9654088689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14183945010693" calcext:value-type="float">
            <text:p>0,714183945</text:p>
          </table:table-cell>
          <table:table-cell office:value-type="float" office:value="1.42540111230184" calcext:value-type="float">
            <text:p>1,4254011123</text:p>
          </table:table-cell>
          <table:table-cell office:value-type="float" office:value="1.25043866878031" calcext:value-type="float">
            <text:p>1,2504386688</text:p>
          </table:table-cell>
          <table:table-cell office:value-type="float" office:value="0.746874660350131" calcext:value-type="float">
            <text:p>0,746874660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96783414056348" calcext:value-type="float">
            <text:p>0,5967834141</text:p>
          </table:table-cell>
          <table:table-cell office:value-type="float" office:value="1.06262418263096" calcext:value-type="float">
            <text:p>1,0626241826</text:p>
          </table:table-cell>
          <table:table-cell office:value-type="float" office:value="1.15456974349876" calcext:value-type="float">
            <text:p>1,1545697435</text:p>
          </table:table-cell>
          <table:table-cell office:value-type="float" office:value="0.861590698197798" calcext:value-type="float">
            <text:p>0,8615906982</text:p>
          </table:table-cell>
          <table:table-cell office:value-type="float" office:value="0.701143688290421" calcext:value-type="float">
            <text:p>0,7011436883</text:p>
          </table:table-cell>
          <table:table-cell office:value-type="float" office:value="0" calcext:value-type="float">
            <text:p>0</text:p>
          </table:table-cell>
          <table:table-cell office:value-type="float" office:value="0.925758827456553" calcext:value-type="float">
            <text:p>0,9257588275</text:p>
          </table:table-cell>
          <table:table-cell office:value-type="float" office:value="0.495718391972604" calcext:value-type="float">
            <text:p>0,495718392</text:p>
          </table:table-cell>
          <table:table-cell office:value-type="float" office:value="0" calcext:value-type="float">
            <text:p>0</text:p>
          </table:table-cell>
          <table:table-cell office:value-type="float" office:value="0.614767234538603" calcext:value-type="float">
            <text:p>0,6147672345</text:p>
          </table:table-cell>
          <table:table-cell office:value-type="float" office:value="0.601927615050872" calcext:value-type="float">
            <text:p>0,6019276151</text:p>
          </table:table-cell>
          <table:table-cell office:value-type="float" office:value="0.287584540599685" calcext:value-type="float">
            <text:p>0,2875845406</text:p>
          </table:table-cell>
          <table:table-cell office:value-type="float" office:value="0.508907906405552" calcext:value-type="float">
            <text:p>0,5089079064</text:p>
          </table:table-cell>
          <table:table-cell office:value-type="float" office:value="0.211753638904119" calcext:value-type="float">
            <text:p>0,2117536389</text:p>
          </table:table-cell>
          <table:table-cell office:value-type="float" office:value="0.554726270328743" calcext:value-type="float">
            <text:p>0,5547262703</text:p>
          </table:table-cell>
        </table:table-row>
        <table:table-row table:style-name="ro1">
          <table:table-cell office:value-type="string" calcext:value-type="string">
            <text:p>Pyruvic acid</text:p>
          </table:table-cell>
          <table:table-cell office:value-type="float" office:value="1.23326744141471" calcext:value-type="float">
            <text:p>1,2332674414</text:p>
          </table:table-cell>
          <table:table-cell office:value-type="float" office:value="1.80387505278325" calcext:value-type="float">
            <text:p>1,803875052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871622163451642" calcext:value-type="float">
            <text:p>0,8716221635</text:p>
          </table:table-cell>
          <table:table-cell office:value-type="float" office:value="1.0276612521552" calcext:value-type="float">
            <text:p>1,0276612522</text:p>
          </table:table-cell>
          <table:table-cell office:value-type="float" office:value="1.45997133014937" calcext:value-type="float">
            <text:p>1,4599713301</text:p>
          </table:table-cell>
          <table:table-cell office:value-type="float" office:value="1.5556020593223" calcext:value-type="float">
            <text:p>1,5556020593</text:p>
          </table:table-cell>
          <table:table-cell office:value-type="float" office:value="0.794031147424005" calcext:value-type="float">
            <text:p>0,794031147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2272268586747" calcext:value-type="float">
            <text:p>1,1227226859</text:p>
          </table:table-cell>
          <table:table-cell office:value-type="float" office:value="1.6765078131583" calcext:value-type="float">
            <text:p>1,6765078132</text:p>
          </table:table-cell>
          <table:table-cell office:value-type="float" office:value="1.19224699599634" calcext:value-type="float">
            <text:p>1,192246996</text:p>
          </table:table-cell>
          <table:table-cell office:value-type="float" office:value="1.00000219774442" calcext:value-type="float">
            <text:p>1,0000021977</text:p>
          </table:table-cell>
          <table:table-cell office:value-type="float" office:value="2.23895211462452" calcext:value-type="float">
            <text:p>2,2389521146</text:p>
          </table:table-cell>
          <table:table-cell office:value-type="float" office:value="0" calcext:value-type="float">
            <text:p>0</text:p>
          </table:table-cell>
          <table:table-cell office:value-type="float" office:value="2.5643388954797" calcext:value-type="float">
            <text:p>2,5643388955</text:p>
          </table:table-cell>
          <table:table-cell office:value-type="float" office:value="1.53485391389948" calcext:value-type="float">
            <text:p>1,5348539139</text:p>
          </table:table-cell>
          <table:table-cell office:value-type="float" office:value="0" calcext:value-type="float">
            <text:p>0</text:p>
          </table:table-cell>
          <table:table-cell office:value-type="float" office:value="0.795680018947468" calcext:value-type="float">
            <text:p>0,7956800189</text:p>
          </table:table-cell>
          <table:table-cell office:value-type="float" office:value="2.08841184520764" calcext:value-type="float">
            <text:p>2,0884118452</text:p>
          </table:table-cell>
          <table:table-cell office:value-type="float" office:value="1.77076432161349" calcext:value-type="float">
            <text:p>1,7707643216</text:p>
          </table:table-cell>
          <table:table-cell office:value-type="float" office:value="0.891163549561703" calcext:value-type="float">
            <text:p>0,8911635496</text:p>
          </table:table-cell>
          <table:table-cell office:value-type="float" office:value="0.574736834833578" calcext:value-type="float">
            <text:p>0,5747368348</text:p>
          </table:table-cell>
          <table:table-cell office:value-type="float" office:value="1.1930431175211" calcext:value-type="float">
            <text:p>1,1930431175</text:p>
          </table:table-cell>
        </table:table-row>
        <table:table-row table:style-name="ro1">
          <table:table-cell table:style-name="ce4" office:value-type="string" calcext:value-type="string">
            <text:p>Salicylic aci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408904409643" calcext:value-type="float">
            <text:p>1,0340890441</text:p>
          </table:table-cell>
          <table:table-cell office:value-type="float" office:value="0.895005635779102" calcext:value-type="float">
            <text:p>0,8950056358</text:p>
          </table:table-cell>
          <table:table-cell office:value-type="float" office:value="0" calcext:value-type="float">
            <text:p>0</text:p>
          </table:table-cell>
          <table:table-cell office:value-type="float" office:value="0.687799398852833" calcext:value-type="float">
            <text:p>0,6877993989</text:p>
          </table:table-cell>
          <table:table-cell office:value-type="float" office:value="0.869281980194925" calcext:value-type="float">
            <text:p>0,8692819802</text:p>
          </table:table-cell>
          <table:table-cell office:value-type="float" office:value="0" calcext:value-type="float">
            <text:p>0</text:p>
          </table:table-cell>
          <table:table-cell office:value-type="float" office:value="1.10002320452833" calcext:value-type="float">
            <text:p>1,1000232045</text:p>
          </table:table-cell>
          <table:table-cell office:value-type="float" office:value="0.271570927070315" calcext:value-type="float">
            <text:p>0,2715709271</text:p>
          </table:table-cell>
          <table:table-cell office:value-type="float" office:value="0.360243059847552" calcext:value-type="float">
            <text:p>0,3602430598</text:p>
          </table:table-cell>
          <table:table-cell office:value-type="float" office:value="0.939421291996353" calcext:value-type="float">
            <text:p>0,939421292</text:p>
          </table:table-cell>
          <table:table-cell office:value-type="float" office:value="0.982589359247245" calcext:value-type="float">
            <text:p>0,9825893592</text:p>
          </table:table-cell>
          <table:table-cell office:value-type="float" office:value="0.825332116647748" calcext:value-type="float">
            <text:p>0,8253321166</text:p>
          </table:table-cell>
        </table:table-row>
        <table:table-row table:style-name="ro1">
          <table:table-cell office:value-type="string" calcext:value-type="string">
            <text:p>Shikimic acid</text:p>
          </table:table-cell>
          <table:table-cell office:value-type="float" office:value="0.759247103922389" calcext:value-type="float">
            <text:p>0,7592471039</text:p>
          </table:table-cell>
          <table:table-cell office:value-type="float" office:value="1.03721195059002" calcext:value-type="float">
            <text:p>1,037211950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38154749009293" calcext:value-type="float">
            <text:p>1,3815474901</text:p>
          </table:table-cell>
          <table:table-cell office:value-type="float" office:value="1.63425287636567" calcext:value-type="float">
            <text:p>1,6342528764</text:p>
          </table:table-cell>
          <table:table-cell office:value-type="float" office:value="1.45324676966029" calcext:value-type="float">
            <text:p>1,4532467697</text:p>
          </table:table-cell>
          <table:table-cell office:value-type="float" office:value="1.64436383700464" calcext:value-type="float">
            <text:p>1,644363837</text:p>
          </table:table-cell>
          <table:table-cell office:value-type="float" office:value="1.09183822148344" calcext:value-type="float">
            <text:p>1,091838221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87151349221397" calcext:value-type="float">
            <text:p>0,1871513492</text:p>
          </table:table-cell>
          <table:table-cell office:value-type="float" office:value="1.0952248246907" calcext:value-type="float">
            <text:p>1,0952248247</text:p>
          </table:table-cell>
          <table:table-cell office:value-type="float" office:value="1.01960668560936" calcext:value-type="float">
            <text:p>1,0196066856</text:p>
          </table:table-cell>
          <table:table-cell office:value-type="float" office:value="0.635194361831885" calcext:value-type="float">
            <text:p>0,6351943618</text:p>
          </table:table-cell>
          <table:table-cell office:value-type="float" office:value="0.786059059385316" calcext:value-type="float">
            <text:p>0,7860590594</text:p>
          </table:table-cell>
          <table:table-cell office:value-type="float" office:value="0" calcext:value-type="float">
            <text:p>0</text:p>
          </table:table-cell>
          <table:table-cell office:value-type="float" office:value="0.708413923575517" calcext:value-type="float">
            <text:p>0,7084139236</text:p>
          </table:table-cell>
          <table:table-cell office:value-type="float" office:value="0.919151850018304" calcext:value-type="float">
            <text:p>0,91915185</text:p>
          </table:table-cell>
          <table:table-cell office:value-type="float" office:value="0" calcext:value-type="float">
            <text:p>0</text:p>
          </table:table-cell>
          <table:table-cell office:value-type="float" office:value="0.495708650582674" calcext:value-type="float">
            <text:p>0,4957086506</text:p>
          </table:table-cell>
          <table:table-cell office:value-type="float" office:value="0.235332373166132" calcext:value-type="float">
            <text:p>0,2353323732</text:p>
          </table:table-cell>
          <table:table-cell office:value-type="float" office:value="0.446214688634931" calcext:value-type="float">
            <text:p>0,4462146886</text:p>
          </table:table-cell>
          <table:table-cell office:value-type="float" office:value="0.707719869880437" calcext:value-type="float">
            <text:p>0,7077198699</text:p>
          </table:table-cell>
          <table:table-cell office:value-type="float" office:value="0.441591497889514" calcext:value-type="float">
            <text:p>0,4415914979</text:p>
          </table:table-cell>
          <table:table-cell office:value-type="float" office:value="0.471295396899985" calcext:value-type="float">
            <text:p>0,4712953969</text:p>
          </table:table-cell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float" office:value="0.699815656743" calcext:value-type="float">
            <text:p>0,6998156567</text:p>
          </table:table-cell>
          <table:table-cell office:value-type="float" office:value="0.794039816836868" calcext:value-type="float">
            <text:p>0,794039816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5818061163349" calcext:value-type="float">
            <text:p>1,1581806116</text:p>
          </table:table-cell>
          <table:table-cell office:value-type="float" office:value="0.647712131957908" calcext:value-type="float">
            <text:p>0,647712132</text:p>
          </table:table-cell>
          <table:table-cell office:value-type="float" office:value="0.730653278385419" calcext:value-type="float">
            <text:p>0,7306532784</text:p>
          </table:table-cell>
          <table:table-cell office:value-type="float" office:value="2.60507050825502" calcext:value-type="float">
            <text:p>2,6050705083</text:p>
          </table:table-cell>
          <table:table-cell office:value-type="float" office:value="1.27449880775504" calcext:value-type="float">
            <text:p>1,274498807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17271883682839" calcext:value-type="float">
            <text:p>0,1172718837</text:p>
          </table:table-cell>
          <table:table-cell office:value-type="float" office:value="0.558843116687354" calcext:value-type="float">
            <text:p>0,5588431167</text:p>
          </table:table-cell>
          <table:table-cell office:value-type="float" office:value="0.718560188141783" calcext:value-type="float">
            <text:p>0,7185601881</text:p>
          </table:table-cell>
          <table:table-cell office:value-type="float" office:value="0.547418866545072" calcext:value-type="float">
            <text:p>0,5474188665</text:p>
          </table:table-cell>
          <table:table-cell office:value-type="float" office:value="0.471084163982886" calcext:value-type="float">
            <text:p>0,471084164</text:p>
          </table:table-cell>
          <table:table-cell office:value-type="float" office:value="0" calcext:value-type="float">
            <text:p>0</text:p>
          </table:table-cell>
          <table:table-cell office:value-type="float" office:value="0.487195507524791" calcext:value-type="float">
            <text:p>0,4871955075</text:p>
          </table:table-cell>
          <table:table-cell office:value-type="float" office:value="0.592329076691818" calcext:value-type="float">
            <text:p>0,5923290767</text:p>
          </table:table-cell>
          <table:table-cell office:value-type="float" office:value="0" calcext:value-type="float">
            <text:p>0</text:p>
          </table:table-cell>
          <table:table-cell office:value-type="float" office:value="0.390348244279082" calcext:value-type="float">
            <text:p>0,3903482443</text:p>
          </table:table-cell>
          <table:table-cell office:value-type="float" office:value="0.188498803530301" calcext:value-type="float">
            <text:p>0,1884988035</text:p>
          </table:table-cell>
          <table:table-cell office:value-type="float" office:value="0.163800437935388" calcext:value-type="float">
            <text:p>0,1638004379</text:p>
          </table:table-cell>
          <table:table-cell office:value-type="float" office:value="0.776069223322249" calcext:value-type="float">
            <text:p>0,7760692233</text:p>
          </table:table-cell>
          <table:table-cell office:value-type="float" office:value="0.695342808679262" calcext:value-type="float">
            <text:p>0,6953428087</text:p>
          </table:table-cell>
          <table:table-cell office:value-type="float" office:value="0.501756921212203" calcext:value-type="float">
            <text:p>0,5017569212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float" office:value="1.08036026032524" calcext:value-type="float">
            <text:p>1,0803602603</text:p>
          </table:table-cell>
          <table:table-cell office:value-type="float" office:value="0.870811638765565" calcext:value-type="float">
            <text:p>0,870811638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22316744980488" calcext:value-type="float">
            <text:p>1,2231674498</text:p>
          </table:table-cell>
          <table:table-cell office:value-type="float" office:value="0.438831853134957" calcext:value-type="float">
            <text:p>0,4388318531</text:p>
          </table:table-cell>
          <table:table-cell office:value-type="float" office:value="0.661161041813929" calcext:value-type="float">
            <text:p>0,6611610418</text:p>
          </table:table-cell>
          <table:table-cell office:value-type="float" office:value="1.31130971505781" calcext:value-type="float">
            <text:p>1,3113097151</text:p>
          </table:table-cell>
          <table:table-cell office:value-type="float" office:value="0.73171866711537" calcext:value-type="float">
            <text:p>0,731718667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9591711646879" calcext:value-type="float">
            <text:p>0,1959171165</text:p>
          </table:table-cell>
          <table:table-cell office:value-type="float" office:value="0.109031185046807" calcext:value-type="float">
            <text:p>0,109031185</text:p>
          </table:table-cell>
          <table:table-cell office:value-type="float" office:value="0.249922204349865" calcext:value-type="float">
            <text:p>0,2499222043</text:p>
          </table:table-cell>
          <table:table-cell office:value-type="float" office:value="0.196987921785267" calcext:value-type="float">
            <text:p>0,1969879218</text:p>
          </table:table-cell>
          <table:table-cell office:value-type="float" office:value="0.419904937753686" calcext:value-type="float">
            <text:p>0,4199049378</text:p>
          </table:table-cell>
          <table:table-cell office:value-type="float" office:value="0" calcext:value-type="float">
            <text:p>0</text:p>
          </table:table-cell>
          <table:table-cell office:value-type="float" office:value="0.254952836819908" calcext:value-type="float">
            <text:p>0,2549528368</text:p>
          </table:table-cell>
          <table:table-cell office:value-type="float" office:value="0.35924869576565" calcext:value-type="float">
            <text:p>0,3592486958</text:p>
          </table:table-cell>
          <table:table-cell office:value-type="float" office:value="0" calcext:value-type="float">
            <text:p>0</text:p>
          </table:table-cell>
          <table:table-cell office:value-type="float" office:value="1.34094095073375" calcext:value-type="float">
            <text:p>1,3409409507</text:p>
          </table:table-cell>
          <table:table-cell office:value-type="float" office:value="0.722461760272843" calcext:value-type="float">
            <text:p>0,7224617603</text:p>
          </table:table-cell>
          <table:table-cell office:value-type="float" office:value="0.756694075158683" calcext:value-type="float">
            <text:p>0,7566940752</text:p>
          </table:table-cell>
          <table:table-cell office:value-type="float" office:value="0.942710867735617" calcext:value-type="float">
            <text:p>0,9427108677</text:p>
          </table:table-cell>
          <table:table-cell office:value-type="float" office:value="1.00879212583404" calcext:value-type="float">
            <text:p>1,0087921258</text:p>
          </table:table-cell>
          <table:table-cell office:value-type="float" office:value="1.71613350700881" calcext:value-type="float">
            <text:p>1,716133507</text:p>
          </table:table-cell>
        </table:table-row>
        <table:table-row table:style-name="ro1">
          <table:table-cell office:value-type="string" calcext:value-type="string">
            <text:p>Alanine, 3-cyano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043872880587" calcext:value-type="float">
            <text:p>2,2504387288</text:p>
          </table:table-cell>
          <table:table-cell office:value-type="float" office:value="0.414675194523419" calcext:value-type="float">
            <text:p>0,414675194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4.38004000906135" calcext:value-type="float">
            <text:p>4,3800400091</text:p>
          </table:table-cell>
          <table:table-cell office:value-type="float" office:value="0.706539650946031" calcext:value-type="float">
            <text:p>0,7065396509</text:p>
          </table:table-cell>
          <table:table-cell office:value-type="float" office:value="0.711296582288062" calcext:value-type="float">
            <text:p>0,7112965823</text:p>
          </table:table-cell>
          <table:table-cell office:value-type="float" office:value="0.334809003345116" calcext:value-type="float">
            <text:p>0,3348090033</text:p>
          </table:table-cell>
          <table:table-cell office:value-type="float" office:value="0" calcext:value-type="float">
            <text:p>0</text:p>
          </table:table-cell>
          <table:table-cell office:value-type="float" office:value="0.0926435327622293" calcext:value-type="float">
            <text:p>0,0926435328</text:p>
          </table:table-cell>
          <table:table-cell office:value-type="float" office:value="0.334717472919392" calcext:value-type="float">
            <text:p>0,3347174729</text:p>
          </table:table-cell>
          <table:table-cell office:value-type="float" office:value="0" calcext:value-type="float">
            <text:p>0</text:p>
          </table:table-cell>
          <table:table-cell office:value-type="float" office:value="0.410971608881151" calcext:value-type="float">
            <text:p>0,4109716089</text:p>
          </table:table-cell>
          <table:table-cell office:value-type="float" office:value="0.728609611380886" calcext:value-type="float">
            <text:p>0,7286096114</text:p>
          </table:table-cell>
          <table:table-cell office:value-type="float" office:value="0.0892994913106866" calcext:value-type="float">
            <text:p>0,0892994913</text:p>
          </table:table-cell>
          <table:table-cell office:value-type="float" office:value="0.147837583084477" calcext:value-type="float">
            <text:p>0,1478375831</text:p>
          </table:table-cell>
          <table:table-cell office:value-type="float" office:value="0.998001290509236" calcext:value-type="float">
            <text:p>0,9980012905</text:p>
          </table:table-cell>
          <table:table-cell office:value-type="float" office:value="0.049761532292986" calcext:value-type="float">
            <text:p>0,0497615323</text:p>
          </table:table-cell>
        </table:table-row>
        <table:table-row table:style-name="ro1">
          <table:table-cell office:value-type="string" calcext:value-type="string">
            <text:p>Alanine, beta-</text:p>
          </table:table-cell>
          <table:table-cell office:value-type="float" office:value="0.457943283208253" calcext:value-type="float">
            <text:p>0,4579432832</text:p>
          </table:table-cell>
          <table:table-cell office:value-type="float" office:value="0.734214084381585" calcext:value-type="float">
            <text:p>0,734214084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98449235938167" calcext:value-type="float">
            <text:p>0,2984492359</text:p>
          </table:table-cell>
          <table:table-cell office:value-type="float" office:value="0.345800881760565" calcext:value-type="float">
            <text:p>0,3458008818</text:p>
          </table:table-cell>
          <table:table-cell office:value-type="float" office:value="0.451153390110719" calcext:value-type="float">
            <text:p>0,4511533901</text:p>
          </table:table-cell>
          <table:table-cell office:value-type="float" office:value="1.1185260595395" calcext:value-type="float">
            <text:p>1,1185260595</text:p>
          </table:table-cell>
          <table:table-cell office:value-type="float" office:value="0.56654679174205" calcext:value-type="float">
            <text:p>0,566546791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07456149802952" calcext:value-type="float">
            <text:p>0,1074561498</text:p>
          </table:table-cell>
          <table:table-cell office:value-type="float" office:value="0.490458680036405" calcext:value-type="float">
            <text:p>0,49045868</text:p>
          </table:table-cell>
          <table:table-cell office:value-type="float" office:value="0.457405023135393" calcext:value-type="float">
            <text:p>0,4574050231</text:p>
          </table:table-cell>
          <table:table-cell office:value-type="float" office:value="0.321293627117814" calcext:value-type="float">
            <text:p>0,3212936271</text:p>
          </table:table-cell>
          <table:table-cell office:value-type="float" office:value="0.258283966239834" calcext:value-type="float">
            <text:p>0,2582839662</text:p>
          </table:table-cell>
          <table:table-cell office:value-type="float" office:value="0" calcext:value-type="float">
            <text:p>0</text:p>
          </table:table-cell>
          <table:table-cell office:value-type="float" office:value="0.222622401475192" calcext:value-type="float">
            <text:p>0,2226224015</text:p>
          </table:table-cell>
          <table:table-cell office:value-type="float" office:value="0.298314379324574" calcext:value-type="float">
            <text:p>0,2983143793</text:p>
          </table:table-cell>
          <table:table-cell office:value-type="float" office:value="0" calcext:value-type="float">
            <text:p>0</text:p>
          </table:table-cell>
          <table:table-cell office:value-type="float" office:value="0.543923482909532" calcext:value-type="float">
            <text:p>0,5439234829</text:p>
          </table:table-cell>
          <table:table-cell office:value-type="float" office:value="0.545324961014834" calcext:value-type="float">
            <text:p>0,545324961</text:p>
          </table:table-cell>
          <table:table-cell office:value-type="float" office:value="0.210541663361091" calcext:value-type="float">
            <text:p>0,2105416634</text:p>
          </table:table-cell>
          <table:table-cell office:value-type="float" office:value="0.262958378106646" calcext:value-type="float">
            <text:p>0,2629583781</text:p>
          </table:table-cell>
          <table:table-cell office:value-type="float" office:value="0.289848565002131" calcext:value-type="float">
            <text:p>0,289848565</text:p>
          </table:table-cell>
          <table:table-cell office:value-type="float" office:value="0.269216844089431" calcext:value-type="float">
            <text:p>0,2692168441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float" office:value="0.274067366490488" calcext:value-type="float">
            <text:p>0,2740673665</text:p>
          </table:table-cell>
          <table:table-cell office:value-type="float" office:value="1.05540533246499" calcext:value-type="float">
            <text:p>1,055405332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24341952745596" calcext:value-type="float">
            <text:p>0,4243419527</text:p>
          </table:table-cell>
          <table:table-cell office:value-type="float" office:value="0.126648399437279" calcext:value-type="float">
            <text:p>0,1266483994</text:p>
          </table:table-cell>
          <table:table-cell office:value-type="float" office:value="2.12418463240991" calcext:value-type="float">
            <text:p>2,1241846324</text:p>
          </table:table-cell>
          <table:table-cell office:value-type="float" office:value="8.07345421933814" calcext:value-type="float">
            <text:p>8,0734542193</text:p>
          </table:table-cell>
          <table:table-cell office:value-type="float" office:value="0.170710234931661" calcext:value-type="float">
            <text:p>0,170710234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08342790060908" calcext:value-type="float">
            <text:p>0,9083427901</text:p>
          </table:table-cell>
          <table:table-cell office:value-type="float" office:value="0.867689628728706" calcext:value-type="float">
            <text:p>0,8676896287</text:p>
          </table:table-cell>
          <table:table-cell office:value-type="float" office:value="0.0755619716984677" calcext:value-type="float">
            <text:p>0,0755619717</text:p>
          </table:table-cell>
          <table:table-cell office:value-type="float" office:value="0.20334832095736" calcext:value-type="float">
            <text:p>0,203348321</text:p>
          </table:table-cell>
          <table:table-cell office:value-type="float" office:value="0.467296323209607" calcext:value-type="float">
            <text:p>0,4672963232</text:p>
          </table:table-cell>
          <table:table-cell office:value-type="float" office:value="0" calcext:value-type="float">
            <text:p>0</text:p>
          </table:table-cell>
          <table:table-cell office:value-type="float" office:value="0.0178440918293605" calcext:value-type="float">
            <text:p>0,0178440918</text:p>
          </table:table-cell>
          <table:table-cell office:value-type="float" office:value="0.192000499404042" calcext:value-type="float">
            <text:p>0,1920004994</text:p>
          </table:table-cell>
          <table:table-cell office:value-type="float" office:value="0" calcext:value-type="float">
            <text:p>0</text:p>
          </table:table-cell>
          <table:table-cell office:value-type="float" office:value="0.0478607497160074" calcext:value-type="float">
            <text:p>0,0478607497</text:p>
          </table:table-cell>
          <table:table-cell office:value-type="float" office:value="0.402219724405811" calcext:value-type="float">
            <text:p>0,4022197244</text:p>
          </table:table-cell>
          <table:table-cell office:value-type="float" office:value="0.0206909531722513" calcext:value-type="float">
            <text:p>0,0206909532</text:p>
          </table:table-cell>
          <table:table-cell office:value-type="float" office:value="0.0286151675721194" calcext:value-type="float">
            <text:p>0,0286151676</text:p>
          </table:table-cell>
          <table:table-cell office:value-type="float" office:value="0.0585969549732207" calcext:value-type="float">
            <text:p>0,058596955</text:p>
          </table:table-cell>
          <table:table-cell office:value-type="float" office:value="0.0221271194473514" calcext:value-type="float">
            <text:p>0,0221271194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float" office:value="0.999506171399173" calcext:value-type="float">
            <text:p>0,9995061714</text:p>
          </table:table-cell>
          <table:table-cell office:value-type="float" office:value="1.14715030925383" calcext:value-type="float">
            <text:p>1,147150309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0763232621481" calcext:value-type="float">
            <text:p>1,0076323262</text:p>
          </table:table-cell>
          <table:table-cell office:value-type="float" office:value="0.826243063197676" calcext:value-type="float">
            <text:p>0,8262430632</text:p>
          </table:table-cell>
          <table:table-cell office:value-type="float" office:value="0.900118035271085" calcext:value-type="float">
            <text:p>0,9001180353</text:p>
          </table:table-cell>
          <table:table-cell office:value-type="float" office:value="1.29529160567387" calcext:value-type="float">
            <text:p>1,2952916057</text:p>
          </table:table-cell>
          <table:table-cell office:value-type="float" office:value="0.72285574972912" calcext:value-type="float">
            <text:p>0,722855749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43130806277863" calcext:value-type="float">
            <text:p>0,1431308063</text:p>
          </table:table-cell>
          <table:table-cell office:value-type="float" office:value="0.443624511411775" calcext:value-type="float">
            <text:p>0,4436245114</text:p>
          </table:table-cell>
          <table:table-cell office:value-type="float" office:value="0.5962925015172" calcext:value-type="float">
            <text:p>0,5962925015</text:p>
          </table:table-cell>
          <table:table-cell office:value-type="float" office:value="0.578562495931935" calcext:value-type="float">
            <text:p>0,5785624959</text:p>
          </table:table-cell>
          <table:table-cell office:value-type="float" office:value="0.290941997428925" calcext:value-type="float">
            <text:p>0,2909419974</text:p>
          </table:table-cell>
          <table:table-cell office:value-type="float" office:value="0" calcext:value-type="float">
            <text:p>0</text:p>
          </table:table-cell>
          <table:table-cell office:value-type="float" office:value="0.911939055996454" calcext:value-type="float">
            <text:p>0,911939056</text:p>
          </table:table-cell>
          <table:table-cell office:value-type="float" office:value="0.966279296562072" calcext:value-type="float">
            <text:p>0,9662792966</text:p>
          </table:table-cell>
          <table:table-cell office:value-type="float" office:value="0" calcext:value-type="float">
            <text:p>0</text:p>
          </table:table-cell>
          <table:table-cell office:value-type="float" office:value="1.09771298291695" calcext:value-type="float">
            <text:p>1,0977129829</text:p>
          </table:table-cell>
          <table:table-cell office:value-type="float" office:value="0.468526862052703" calcext:value-type="float">
            <text:p>0,4685268621</text:p>
          </table:table-cell>
          <table:table-cell office:value-type="float" office:value="0.479148036438386" calcext:value-type="float">
            <text:p>0,4791480364</text:p>
          </table:table-cell>
          <table:table-cell office:value-type="float" office:value="0.549265650707798" calcext:value-type="float">
            <text:p>0,5492656507</text:p>
          </table:table-cell>
          <table:table-cell office:value-type="float" office:value="0.647781198311553" calcext:value-type="float">
            <text:p>0,6477811983</text:p>
          </table:table-cell>
          <table:table-cell office:value-type="float" office:value="0.852414711610186" calcext:value-type="float">
            <text:p>0,8524147116</text:p>
          </table:table-cell>
        </table:table-row>
        <table:table-row table:style-name="ro1">
          <table:table-cell office:value-type="string" calcext:value-type="string">
            <text:p>Butanoic acid, 4-amino-</text:p>
          </table:table-cell>
          <table:table-cell office:value-type="float" office:value="0.863391383652045" calcext:value-type="float">
            <text:p>0,8633913837</text:p>
          </table:table-cell>
          <table:table-cell office:value-type="float" office:value="0.380905031757971" calcext:value-type="float">
            <text:p>0,380905031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48407034750727" calcext:value-type="float">
            <text:p>0,3484070348</text:p>
          </table:table-cell>
          <table:table-cell office:value-type="float" office:value="0.257976714974955" calcext:value-type="float">
            <text:p>0,257976715</text:p>
          </table:table-cell>
          <table:table-cell office:value-type="float" office:value="0.758653792483782" calcext:value-type="float">
            <text:p>0,7586537925</text:p>
          </table:table-cell>
          <table:table-cell office:value-type="float" office:value="1.82092871966872" calcext:value-type="float">
            <text:p>1,8209287197</text:p>
          </table:table-cell>
          <table:table-cell office:value-type="float" office:value="0.579736199835478" calcext:value-type="float">
            <text:p>0,579736199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498648235023803" calcext:value-type="float">
            <text:p>0,0498648235</text:p>
          </table:table-cell>
          <table:table-cell office:value-type="float" office:value="0.799975540658419" calcext:value-type="float">
            <text:p>0,7999755407</text:p>
          </table:table-cell>
          <table:table-cell office:value-type="float" office:value="0.517788712499309" calcext:value-type="float">
            <text:p>0,5177887125</text:p>
          </table:table-cell>
          <table:table-cell office:value-type="float" office:value="0.694276457563222" calcext:value-type="float">
            <text:p>0,6942764576</text:p>
          </table:table-cell>
          <table:table-cell office:value-type="float" office:value="0.540824729587859" calcext:value-type="float">
            <text:p>0,5408247296</text:p>
          </table:table-cell>
          <table:table-cell office:value-type="float" office:value="0" calcext:value-type="float">
            <text:p>0</text:p>
          </table:table-cell>
          <table:table-cell office:value-type="float" office:value="0.227992450657853" calcext:value-type="float">
            <text:p>0,2279924507</text:p>
          </table:table-cell>
          <table:table-cell office:value-type="float" office:value="0.779064368505819" calcext:value-type="float">
            <text:p>0,7790643685</text:p>
          </table:table-cell>
          <table:table-cell office:value-type="float" office:value="0" calcext:value-type="float">
            <text:p>0</text:p>
          </table:table-cell>
          <table:table-cell office:value-type="float" office:value="0.394020060825721" calcext:value-type="float">
            <text:p>0,3940200608</text:p>
          </table:table-cell>
          <table:table-cell office:value-type="float" office:value="0.69572327130024" calcext:value-type="float">
            <text:p>0,6957232713</text:p>
          </table:table-cell>
          <table:table-cell office:value-type="float" office:value="0.16902134788692" calcext:value-type="float">
            <text:p>0,1690213479</text:p>
          </table:table-cell>
          <table:table-cell office:value-type="float" office:value="0.277803324201648" calcext:value-type="float">
            <text:p>0,2778033242</text:p>
          </table:table-cell>
          <table:table-cell office:value-type="float" office:value="0.308441415039262" calcext:value-type="float">
            <text:p>0,308441415</text:p>
          </table:table-cell>
          <table:table-cell office:value-type="float" office:value="0.275852400595859" calcext:value-type="float">
            <text:p>0,2758524006</text:p>
          </table:table-cell>
        </table:table-row>
        <table:table-row table:style-name="ro1">
          <table:table-cell office:value-type="string" calcext:value-type="string">
            <text:p>Caproic acid, 6-amino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float" office:value="0.426313143275222" calcext:value-type="float">
            <text:p>0,4263131433</text:p>
          </table:table-cell>
          <table:table-cell office:value-type="float" office:value="0.895382386069982" calcext:value-type="float">
            <text:p>0,895382386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569751060711274" calcext:value-type="float">
            <text:p>0,0569751061</text:p>
          </table:table-cell>
          <table:table-cell office:value-type="float" office:value="0.0557952386120733" calcext:value-type="float">
            <text:p>0,0557952386</text:p>
          </table:table-cell>
          <table:table-cell office:value-type="float" office:value="0.165728848526977" calcext:value-type="float">
            <text:p>0,1657288485</text:p>
          </table:table-cell>
          <table:table-cell office:value-type="float" office:value="3.51011720315166" calcext:value-type="float">
            <text:p>3,5101172032</text:p>
          </table:table-cell>
          <table:table-cell office:value-type="float" office:value="0.443453732078509" calcext:value-type="float">
            <text:p>0,443453732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239750436818931" calcext:value-type="float">
            <text:p>0,0239750437</text:p>
          </table:table-cell>
          <table:table-cell office:value-type="float" office:value="0.815533833930038" calcext:value-type="float">
            <text:p>0,8155338339</text:p>
          </table:table-cell>
          <table:table-cell office:value-type="float" office:value="0.461913635690502" calcext:value-type="float">
            <text:p>0,4619136357</text:p>
          </table:table-cell>
          <table:table-cell office:value-type="float" office:value="0.726046982729187" calcext:value-type="float">
            <text:p>0,7260469827</text:p>
          </table:table-cell>
          <table:table-cell office:value-type="float" office:value="1.13432159750953" calcext:value-type="float">
            <text:p>1,1343215975</text:p>
          </table:table-cell>
          <table:table-cell office:value-type="float" office:value="0" calcext:value-type="float">
            <text:p>0</text:p>
          </table:table-cell>
          <table:table-cell office:value-type="float" office:value="0.0926566667229236" calcext:value-type="float">
            <text:p>0,0926566667</text:p>
          </table:table-cell>
          <table:table-cell office:value-type="float" office:value="0.724648122789139" calcext:value-type="float">
            <text:p>0,7246481228</text:p>
          </table:table-cell>
          <table:table-cell office:value-type="float" office:value="0" calcext:value-type="float">
            <text:p>0</text:p>
          </table:table-cell>
          <table:table-cell office:value-type="float" office:value="0.459212015592504" calcext:value-type="float">
            <text:p>0,4592120156</text:p>
          </table:table-cell>
          <table:table-cell office:value-type="float" office:value="0.128513740158298" calcext:value-type="float">
            <text:p>0,1285137402</text:p>
          </table:table-cell>
          <table:table-cell office:value-type="float" office:value="0.391168991514383" calcext:value-type="float">
            <text:p>0,3911689915</text:p>
          </table:table-cell>
          <table:table-cell office:value-type="float" office:value="0.015054645254258" calcext:value-type="float">
            <text:p>0,0150546453</text:p>
          </table:table-cell>
          <table:table-cell office:value-type="float" office:value="0.114814537136794" calcext:value-type="float">
            <text:p>0,1148145371</text:p>
          </table:table-cell>
          <table:table-cell office:value-type="float" office:value="0.0227961813454215" calcext:value-type="float">
            <text:p>0,0227961813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float" office:value="1.3545773636722" calcext:value-type="float">
            <text:p>1,3545773637</text:p>
          </table:table-cell>
          <table:table-cell office:value-type="float" office:value="0.609593513609231" calcext:value-type="float">
            <text:p>0,609593513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843425764968767" calcext:value-type="float">
            <text:p>0,843425765</text:p>
          </table:table-cell>
          <table:table-cell office:value-type="float" office:value="0.345318693130443" calcext:value-type="float">
            <text:p>0,3453186931</text:p>
          </table:table-cell>
          <table:table-cell office:value-type="float" office:value="0" calcext:value-type="float">
            <text:p>0</text:p>
          </table:table-cell>
          <table:table-cell office:value-type="float" office:value="4.96346865408504" calcext:value-type="float">
            <text:p>4,9634686541</text:p>
          </table:table-cell>
          <table:table-cell office:value-type="float" office:value="0.511766054943882" calcext:value-type="float">
            <text:p>0,511766054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55355713871781" calcext:value-type="float">
            <text:p>0,7553557139</text:p>
          </table:table-cell>
          <table:table-cell office:value-type="float" office:value="0.419400025326754" calcext:value-type="float">
            <text:p>0,4194000253</text:p>
          </table:table-cell>
          <table:table-cell office:value-type="float" office:value="0.112105860375198" calcext:value-type="float">
            <text:p>0,1121058604</text:p>
          </table:table-cell>
          <table:table-cell office:value-type="float" office:value="0.520199556371876" calcext:value-type="float">
            <text:p>0,5201995564</text:p>
          </table:table-cell>
          <table:table-cell office:value-type="float" office:value="0.384203521549092" calcext:value-type="float">
            <text:p>0,3842035215</text:p>
          </table:table-cell>
          <table:table-cell office:value-type="float" office:value="0" calcext:value-type="float">
            <text:p>0</text:p>
          </table:table-cell>
          <table:table-cell office:value-type="float" office:value="0.0117239277339892" calcext:value-type="float">
            <text:p>0,0117239277</text:p>
          </table:table-cell>
          <table:table-cell office:value-type="float" office:value="0.163655528822551" calcext:value-type="float">
            <text:p>0,1636555288</text:p>
          </table:table-cell>
          <table:table-cell office:value-type="float" office:value="0" calcext:value-type="float">
            <text:p>0</text:p>
          </table:table-cell>
          <table:table-cell office:value-type="float" office:value="0.166519456165369" calcext:value-type="float">
            <text:p>0,1665194562</text:p>
          </table:table-cell>
          <table:table-cell office:value-type="float" office:value="0.736999718751489" calcext:value-type="float">
            <text:p>0,7369997188</text:p>
          </table:table-cell>
          <table:table-cell office:value-type="float" office:value="0.0407213662563257" calcext:value-type="float">
            <text:p>0,0407213663</text:p>
          </table:table-cell>
          <table:table-cell office:value-type="float" office:value="0.0341728133076205" calcext:value-type="float">
            <text:p>0,0341728133</text:p>
          </table:table-cell>
          <table:table-cell office:value-type="float" office:value="0.0168112602594792" calcext:value-type="float">
            <text:p>0,0168112603</text:p>
          </table:table-cell>
          <table:table-cell office:value-type="float" office:value="0.0213260993161863" calcext:value-type="float">
            <text:p>0,0213260993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float" office:value="0.743088743380997" calcext:value-type="float">
            <text:p>0,7430887434</text:p>
          </table:table-cell>
          <table:table-cell office:value-type="float" office:value="1.11402497138376" calcext:value-type="float">
            <text:p>1,114024971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87870915466616" calcext:value-type="float">
            <text:p>0,5878709155</text:p>
          </table:table-cell>
          <table:table-cell office:value-type="float" office:value="0.675553281648887" calcext:value-type="float">
            <text:p>0,6755532816</text:p>
          </table:table-cell>
          <table:table-cell office:value-type="float" office:value="0.534627610249508" calcext:value-type="float">
            <text:p>0,5346276102</text:p>
          </table:table-cell>
          <table:table-cell office:value-type="float" office:value="1.37954810489035" calcext:value-type="float">
            <text:p>1,3795481049</text:p>
          </table:table-cell>
          <table:table-cell office:value-type="float" office:value="1.27660671829879" calcext:value-type="float">
            <text:p>1,276606718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237487589810218" calcext:value-type="float">
            <text:p>0,023748759</text:p>
          </table:table-cell>
          <table:table-cell office:value-type="float" office:value="0.0782276638423513" calcext:value-type="float">
            <text:p>0,0782276638</text:p>
          </table:table-cell>
          <table:table-cell office:value-type="float" office:value="0.114709629642217" calcext:value-type="float">
            <text:p>0,1147096296</text:p>
          </table:table-cell>
          <table:table-cell office:value-type="float" office:value="0.558961956660177" calcext:value-type="float">
            <text:p>0,5589619567</text:p>
          </table:table-cell>
          <table:table-cell office:value-type="float" office:value="0.252890056354704" calcext:value-type="float">
            <text:p>0,2528900564</text:p>
          </table:table-cell>
          <table:table-cell office:value-type="float" office:value="0" calcext:value-type="float">
            <text:p>0</text:p>
          </table:table-cell>
          <table:table-cell office:value-type="float" office:value="0.0191562371730185" calcext:value-type="float">
            <text:p>0,0191562372</text:p>
          </table:table-cell>
          <table:table-cell office:value-type="float" office:value="0.113311933544241" calcext:value-type="float">
            <text:p>0,1133119335</text:p>
          </table:table-cell>
          <table:table-cell office:value-type="float" office:value="0" calcext:value-type="float">
            <text:p>0</text:p>
          </table:table-cell>
          <table:table-cell office:value-type="float" office:value="0.0996982095424573" calcext:value-type="float">
            <text:p>0,0996982095</text:p>
          </table:table-cell>
          <table:table-cell office:value-type="float" office:value="0.351448563376688" calcext:value-type="float">
            <text:p>0,3514485634</text:p>
          </table:table-cell>
          <table:table-cell office:value-type="float" office:value="0.216570141069295" calcext:value-type="float">
            <text:p>0,2165701411</text:p>
          </table:table-cell>
          <table:table-cell office:value-type="float" office:value="0.29961660403739" calcext:value-type="float">
            <text:p>0,299616604</text:p>
          </table:table-cell>
          <table:table-cell office:value-type="float" office:value="0.248024752768084" calcext:value-type="float">
            <text:p>0,2480247528</text:p>
          </table:table-cell>
          <table:table-cell office:value-type="float" office:value="0.167230126356814" calcext:value-type="float">
            <text:p>0,1672301264</text:p>
          </table:table-cell>
        </table:table-row>
        <table:table-row table:style-name="ro1">
          <table:table-cell office:value-type="string" calcext:value-type="string">
            <text:p>Leucine, cyclo-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3.15966557635168" calcext:value-type="float">
            <text:p>3,1596655764</text:p>
          </table:table-cell>
          <table:table-cell office:value-type="float" office:value="0.368745300948725" calcext:value-type="float">
            <text:p>0,3687453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4.21854079702766" calcext:value-type="float">
            <text:p>4,218540797</text:p>
          </table:table-cell>
          <table:table-cell office:value-type="float" office:value="0.110012336163316" calcext:value-type="float">
            <text:p>0,1100123362</text:p>
          </table:table-cell>
          <table:table-cell office:value-type="float" office:value="0.137900432358361" calcext:value-type="float">
            <text:p>0,1379004324</text:p>
          </table:table-cell>
          <table:table-cell office:value-type="float" office:value="1.6936333246165" calcext:value-type="float">
            <text:p>1,6936333246</text:p>
          </table:table-cell>
          <table:table-cell office:value-type="float" office:value="0.220949914564163" calcext:value-type="float">
            <text:p>0,2209499146</text:p>
          </table:table-cell>
          <table:table-cell office:value-type="float" office:value="0.43240479392227" calcext:value-type="float">
            <text:p>0,4324047939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48161875902755" calcext:value-type="float">
            <text:p>0,748161875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8080284350969" calcext:value-type="float">
            <text:p>1,1808028435</text:p>
          </table:table-cell>
          <table:table-cell office:value-type="float" office:value="0.791914405473762" calcext:value-type="float">
            <text:p>0,7919144055</text:p>
          </table:table-cell>
          <table:table-cell office:value-type="float" office:value="1.26331738092655" calcext:value-type="float">
            <text:p>1,2633173809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-Carboxyglycine</text:p>
          </table:table-cell>
          <table:table-cell office:value-type="float" office:value="0.499504118777216" calcext:value-type="float">
            <text:p>0,4995041188</text:p>
          </table:table-cell>
          <table:table-cell office:value-type="float" office:value="2.34839439763951" calcext:value-type="float">
            <text:p>2,348394397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23707564953414" calcext:value-type="float">
            <text:p>0,423707565</text:p>
          </table:table-cell>
          <table:table-cell office:value-type="float" office:value="0.284688271221723" calcext:value-type="float">
            <text:p>0,2846882712</text:p>
          </table:table-cell>
          <table:table-cell office:value-type="float" office:value="0.324386838366452" calcext:value-type="float">
            <text:p>0,3243868384</text:p>
          </table:table-cell>
          <table:table-cell office:value-type="float" office:value="1.80182467504531" calcext:value-type="float">
            <text:p>1,801824675</text:p>
          </table:table-cell>
          <table:table-cell office:value-type="float" office:value="5.57218957170293" calcext:value-type="float">
            <text:p>5,572189571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1283733943697" calcext:value-type="float">
            <text:p>0,0128373394</text:p>
          </table:table-cell>
          <table:table-cell office:value-type="float" office:value="0.112561001779422" calcext:value-type="float">
            <text:p>0,1125610018</text:p>
          </table:table-cell>
          <table:table-cell office:value-type="float" office:value="0.114469834988534" calcext:value-type="float">
            <text:p>0,114469835</text:p>
          </table:table-cell>
          <table:table-cell office:value-type="float" office:value="0.351765531330867" calcext:value-type="float">
            <text:p>0,3517655313</text:p>
          </table:table-cell>
          <table:table-cell office:value-type="float" office:value="1.92103309610817" calcext:value-type="float">
            <text:p>1,9210330961</text:p>
          </table:table-cell>
          <table:table-cell office:value-type="float" office:value="0" calcext:value-type="float">
            <text:p>0</text:p>
          </table:table-cell>
          <table:table-cell office:value-type="float" office:value="0.00918548426129483" calcext:value-type="float">
            <text:p>0,0091854843</text:p>
          </table:table-cell>
          <table:table-cell office:value-type="float" office:value="0.0494222562359195" calcext:value-type="float">
            <text:p>0,0494222562</text:p>
          </table:table-cell>
          <table:table-cell office:value-type="float" office:value="0" calcext:value-type="float">
            <text:p>0</text:p>
          </table:table-cell>
          <table:table-cell office:value-type="float" office:value="0.208731622755586" calcext:value-type="float">
            <text:p>0,2087316228</text:p>
          </table:table-cell>
          <table:table-cell office:value-type="float" office:value="0.164792999197358" calcext:value-type="float">
            <text:p>0,1647929992</text:p>
          </table:table-cell>
          <table:table-cell office:value-type="float" office:value="0.120700660129781" calcext:value-type="float">
            <text:p>0,1207006601</text:p>
          </table:table-cell>
          <table:table-cell office:value-type="float" office:value="0.2180248408867" calcext:value-type="float">
            <text:p>0,2180248409</text:p>
          </table:table-cell>
          <table:table-cell office:value-type="float" office:value="0.154285924743836" calcext:value-type="float">
            <text:p>0,1542859247</text:p>
          </table:table-cell>
          <table:table-cell office:value-type="float" office:value="0.0526771200461491" calcext:value-type="float">
            <text:p>0,05267712</text:p>
          </table:table-cell>
        </table:table-row>
        <table:table-row table:style-name="ro1">
          <table:table-cell office:value-type="string" calcext:value-type="string">
            <text:p>Ornithine</text:p>
          </table:table-cell>
          <table:table-cell office:value-type="float" office:value="0.53433449643739" calcext:value-type="float">
            <text:p>0,5343344964</text:p>
          </table:table-cell>
          <table:table-cell office:value-type="float" office:value="0.913768645998856" calcext:value-type="float">
            <text:p>0,91376864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69272352119677" calcext:value-type="float">
            <text:p>0,3692723521</text:p>
          </table:table-cell>
          <table:table-cell office:value-type="float" office:value="0.155511142093224" calcext:value-type="float">
            <text:p>0,1555111421</text:p>
          </table:table-cell>
          <table:table-cell office:value-type="float" office:value="0.290488246190857" calcext:value-type="float">
            <text:p>0,2904882462</text:p>
          </table:table-cell>
          <table:table-cell office:value-type="float" office:value="2.05627275517376" calcext:value-type="float">
            <text:p>2,0562727552</text:p>
          </table:table-cell>
          <table:table-cell office:value-type="float" office:value="0.665582265143719" calcext:value-type="float">
            <text:p>0,665582265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740178829739477" calcext:value-type="float">
            <text:p>0,074017883</text:p>
          </table:table-cell>
          <table:table-cell office:value-type="float" office:value="0.618650594522544" calcext:value-type="float">
            <text:p>0,6186505945</text:p>
          </table:table-cell>
          <table:table-cell office:value-type="float" office:value="0.109413821491" calcext:value-type="float">
            <text:p>0,1094138215</text:p>
          </table:table-cell>
          <table:table-cell office:value-type="float" office:value="0.598663137341744" calcext:value-type="float">
            <text:p>0,5986631373</text:p>
          </table:table-cell>
          <table:table-cell office:value-type="float" office:value="0.457013276089811" calcext:value-type="float">
            <text:p>0,4570132761</text:p>
          </table:table-cell>
          <table:table-cell office:value-type="float" office:value="0" calcext:value-type="float">
            <text:p>0</text:p>
          </table:table-cell>
          <table:table-cell office:value-type="float" office:value="0.0842848785985365" calcext:value-type="float">
            <text:p>0,0842848786</text:p>
          </table:table-cell>
          <table:table-cell office:value-type="float" office:value="0.276279640520037" calcext:value-type="float">
            <text:p>0,2762796405</text:p>
          </table:table-cell>
          <table:table-cell office:value-type="float" office:value="0" calcext:value-type="float">
            <text:p>0</text:p>
          </table:table-cell>
          <table:table-cell office:value-type="float" office:value="0.658952604333136" calcext:value-type="float">
            <text:p>0,6589526043</text:p>
          </table:table-cell>
          <table:table-cell office:value-type="float" office:value="0.410045512875295" calcext:value-type="float">
            <text:p>0,4100455129</text:p>
          </table:table-cell>
          <table:table-cell office:value-type="float" office:value="0.205809293478343" calcext:value-type="float">
            <text:p>0,2058092935</text:p>
          </table:table-cell>
          <table:table-cell office:value-type="float" office:value="0.195108753178103" calcext:value-type="float">
            <text:p>0,1951087532</text:p>
          </table:table-cell>
          <table:table-cell office:value-type="float" office:value="0.231733858375306" calcext:value-type="float">
            <text:p>0,2317338584</text:p>
          </table:table-cell>
          <table:table-cell office:value-type="float" office:value="0.154484428617762" calcext:value-type="float">
            <text:p>0,1544844286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0486805500628" calcext:value-type="float">
            <text:p>1,504868055</text:p>
          </table:table-cell>
          <table:table-cell office:value-type="float" office:value="0.496053671246293" calcext:value-type="float">
            <text:p>0,496053671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187053711771963" calcext:value-type="float">
            <text:p>0,0187053712</text:p>
          </table:table-cell>
          <table:table-cell office:value-type="float" office:value="0.520621095815952" calcext:value-type="float">
            <text:p>0,5206210958</text:p>
          </table:table-cell>
          <table:table-cell office:value-type="float" office:value="0.309421487303251" calcext:value-type="float">
            <text:p>0,3094214873</text:p>
          </table:table-cell>
          <table:table-cell office:value-type="float" office:value="0.415034708277968" calcext:value-type="float">
            <text:p>0,4150347083</text:p>
          </table:table-cell>
          <table:table-cell office:value-type="float" office:value="0.778858029907228" calcext:value-type="float">
            <text:p>0,7788580299</text:p>
          </table:table-cell>
          <table:table-cell office:value-type="float" office:value="0" calcext:value-type="float">
            <text:p>0</text:p>
          </table:table-cell>
          <table:table-cell office:value-type="float" office:value="0.554856864560228" calcext:value-type="float">
            <text:p>0,5548568646</text:p>
          </table:table-cell>
          <table:table-cell office:value-type="float" office:value="0.100190358683539" calcext:value-type="float">
            <text:p>0,1001903587</text:p>
          </table:table-cell>
          <table:table-cell office:value-type="float" office:value="0" calcext:value-type="float">
            <text:p>0</text:p>
          </table:table-cell>
          <table:table-cell office:value-type="float" office:value="0.707886702256403" calcext:value-type="float">
            <text:p>0,7078867023</text:p>
          </table:table-cell>
          <table:table-cell office:value-type="float" office:value="0.358537454126069" calcext:value-type="float">
            <text:p>0,3585374541</text:p>
          </table:table-cell>
          <table:table-cell office:value-type="float" office:value="0.331702541294689" calcext:value-type="float">
            <text:p>0,3317025413</text:p>
          </table:table-cell>
          <table:table-cell office:value-type="float" office:value="0.959763781532199" calcext:value-type="float">
            <text:p>0,9597637815</text:p>
          </table:table-cell>
          <table:table-cell office:value-type="float" office:value="0.184365721440642" calcext:value-type="float">
            <text:p>0,1843657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office:value-type="float" office:value="0.310541512352744" calcext:value-type="float">
            <text:p>0,3105415124</text:p>
          </table:table-cell>
          <table:table-cell office:value-type="float" office:value="0.199242289546911" calcext:value-type="float">
            <text:p>0,199242289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689853460025685" calcext:value-type="float">
            <text:p>0,068985346</text:p>
          </table:table-cell>
          <table:table-cell office:value-type="float" office:value="0.166895240843434" calcext:value-type="float">
            <text:p>0,1668952408</text:p>
          </table:table-cell>
          <table:table-cell office:value-type="float" office:value="0.143979727297381" calcext:value-type="float">
            <text:p>0,1439797273</text:p>
          </table:table-cell>
          <table:table-cell office:value-type="float" office:value="0.933810003119301" calcext:value-type="float">
            <text:p>0,9338100031</text:p>
          </table:table-cell>
          <table:table-cell office:value-type="float" office:value="0.496792359901031" calcext:value-type="float">
            <text:p>0,496792359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270500539039911" calcext:value-type="float">
            <text:p>0,0270500539</text:p>
          </table:table-cell>
          <table:table-cell office:value-type="float" office:value="0.292716925446457" calcext:value-type="float">
            <text:p>0,2927169254</text:p>
          </table:table-cell>
          <table:table-cell office:value-type="float" office:value="0.20198437522754" calcext:value-type="float">
            <text:p>0,2019843752</text:p>
          </table:table-cell>
          <table:table-cell office:value-type="float" office:value="0.481316209990923" calcext:value-type="float">
            <text:p>0,48131621</text:p>
          </table:table-cell>
          <table:table-cell office:value-type="float" office:value="0.33505004458881" calcext:value-type="float">
            <text:p>0,3350500446</text:p>
          </table:table-cell>
          <table:table-cell office:value-type="float" office:value="0" calcext:value-type="float">
            <text:p>0</text:p>
          </table:table-cell>
          <table:table-cell office:value-type="float" office:value="0.378736195282346" calcext:value-type="float">
            <text:p>0,3787361953</text:p>
          </table:table-cell>
          <table:table-cell office:value-type="float" office:value="0.551271823713822" calcext:value-type="float">
            <text:p>0,5512718237</text:p>
          </table:table-cell>
          <table:table-cell office:value-type="float" office:value="0" calcext:value-type="float">
            <text:p>0</text:p>
          </table:table-cell>
          <table:table-cell office:value-type="float" office:value="0.245642282628076" calcext:value-type="float">
            <text:p>0,2456422826</text:p>
          </table:table-cell>
          <table:table-cell office:value-type="float" office:value="0.535291001975265" calcext:value-type="float">
            <text:p>0,535291002</text:p>
          </table:table-cell>
          <table:table-cell office:value-type="float" office:value="0.214083622545981" calcext:value-type="float">
            <text:p>0,2140836225</text:p>
          </table:table-cell>
          <table:table-cell office:value-type="float" office:value="0.461606950213823" calcext:value-type="float">
            <text:p>0,4616069502</text:p>
          </table:table-cell>
          <table:table-cell office:value-type="float" office:value="0.263544338113595" calcext:value-type="float">
            <text:p>0,2635443381</text:p>
          </table:table-cell>
          <table:table-cell office:value-type="float" office:value="0.247919986818313" calcext:value-type="float">
            <text:p>0,2479199868</text:p>
          </table:table-cell>
        </table:table-row>
        <table:table-row table:style-name="ro1">
          <table:table-cell office:value-type="string" calcext:value-type="string">
            <text:p>Pyroglutamic acid</text:p>
          </table:table-cell>
          <table:table-cell office:value-type="float" office:value="0.936605497866976" calcext:value-type="float">
            <text:p>0,9366054979</text:p>
          </table:table-cell>
          <table:table-cell office:value-type="float" office:value="0.690366070197074" calcext:value-type="float">
            <text:p>0,690366070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98620553441033" calcext:value-type="float">
            <text:p>0,7986205534</text:p>
          </table:table-cell>
          <table:table-cell office:value-type="float" office:value="1.44800090707081" calcext:value-type="float">
            <text:p>1,4480009071</text:p>
          </table:table-cell>
          <table:table-cell office:value-type="float" office:value="1.40102395552771" calcext:value-type="float">
            <text:p>1,4010239555</text:p>
          </table:table-cell>
          <table:table-cell office:value-type="float" office:value="0.942658383657449" calcext:value-type="float">
            <text:p>0,9426583837</text:p>
          </table:table-cell>
          <table:table-cell office:value-type="float" office:value="0.797712264273101" calcext:value-type="float">
            <text:p>0,797712264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49549541383441" calcext:value-type="float">
            <text:p>0,4495495414</text:p>
          </table:table-cell>
          <table:table-cell office:value-type="float" office:value="0.734089469121831" calcext:value-type="float">
            <text:p>0,7340894691</text:p>
          </table:table-cell>
          <table:table-cell office:value-type="float" office:value="1.88153340744216" calcext:value-type="float">
            <text:p>1,8815334074</text:p>
          </table:table-cell>
          <table:table-cell office:value-type="float" office:value="0.794770348300425" calcext:value-type="float">
            <text:p>0,7947703483</text:p>
          </table:table-cell>
          <table:table-cell office:value-type="float" office:value="0.21218145507052" calcext:value-type="float">
            <text:p>0,2121814551</text:p>
          </table:table-cell>
          <table:table-cell office:value-type="float" office:value="0" calcext:value-type="float">
            <text:p>0</text:p>
          </table:table-cell>
          <table:table-cell office:value-type="float" office:value="0.639389100037036" calcext:value-type="float">
            <text:p>0,6393891</text:p>
          </table:table-cell>
          <table:table-cell office:value-type="float" office:value="0.377231581862714" calcext:value-type="float">
            <text:p>0,3772315819</text:p>
          </table:table-cell>
          <table:table-cell office:value-type="float" office:value="0" calcext:value-type="float">
            <text:p>0</text:p>
          </table:table-cell>
          <table:table-cell office:value-type="float" office:value="0.661775324245167" calcext:value-type="float">
            <text:p>0,6617753242</text:p>
          </table:table-cell>
          <table:table-cell office:value-type="float" office:value="0.60629144666512" calcext:value-type="float">
            <text:p>0,6062914467</text:p>
          </table:table-cell>
          <table:table-cell office:value-type="float" office:value="0.27381318155278" calcext:value-type="float">
            <text:p>0,2738131816</text:p>
          </table:table-cell>
          <table:table-cell office:value-type="float" office:value="0.41025203396897" calcext:value-type="float">
            <text:p>0,410252034</text:p>
          </table:table-cell>
          <table:table-cell office:value-type="float" office:value="0.223318849125093" calcext:value-type="float">
            <text:p>0,2233188491</text:p>
          </table:table-cell>
          <table:table-cell office:value-type="float" office:value="0.664013534405551" calcext:value-type="float">
            <text:p>0,6640135344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float" office:value="0.790595837533366" calcext:value-type="float">
            <text:p>0,7905958375</text:p>
          </table:table-cell>
          <table:table-cell office:value-type="float" office:value="0.734968605954694" calcext:value-type="float">
            <text:p>0,73496860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37068720893736" calcext:value-type="float">
            <text:p>0,2370687209</text:p>
          </table:table-cell>
          <table:table-cell office:value-type="float" office:value="0.115768188930772" calcext:value-type="float">
            <text:p>0,1157681889</text:p>
          </table:table-cell>
          <table:table-cell office:value-type="float" office:value="0.154924173594448" calcext:value-type="float">
            <text:p>0,1549241736</text:p>
          </table:table-cell>
          <table:table-cell office:value-type="float" office:value="11.5895258675659" calcext:value-type="float">
            <text:p>11,5895258676</text:p>
          </table:table-cell>
          <table:table-cell office:value-type="float" office:value="0.971767251778653" calcext:value-type="float">
            <text:p>0,971767251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127578631715466" calcext:value-type="float">
            <text:p>0,0127578632</text:p>
          </table:table-cell>
          <table:table-cell office:value-type="float" office:value="6.20950850836607" calcext:value-type="float">
            <text:p>6,2095085084</text:p>
          </table:table-cell>
          <table:table-cell office:value-type="float" office:value="1.77180727599365" calcext:value-type="float">
            <text:p>1,771807276</text:p>
          </table:table-cell>
          <table:table-cell office:value-type="float" office:value="0.989668622051693" calcext:value-type="float">
            <text:p>0,9896686221</text:p>
          </table:table-cell>
          <table:table-cell office:value-type="float" office:value="7.58630962671352" calcext:value-type="float">
            <text:p>7,5863096267</text:p>
          </table:table-cell>
          <table:table-cell office:value-type="float" office:value="0" calcext:value-type="float">
            <text:p>0</text:p>
          </table:table-cell>
          <table:table-cell office:value-type="float" office:value="1.16754091751649" calcext:value-type="float">
            <text:p>1,1675409175</text:p>
          </table:table-cell>
          <table:table-cell office:value-type="float" office:value="2.31992271744382" calcext:value-type="float">
            <text:p>2,3199227174</text:p>
          </table:table-cell>
          <table:table-cell office:value-type="float" office:value="0" calcext:value-type="float">
            <text:p>0</text:p>
          </table:table-cell>
          <table:table-cell office:value-type="float" office:value="2.35368705223303" calcext:value-type="float">
            <text:p>2,3536870522</text:p>
          </table:table-cell>
          <table:table-cell office:value-type="float" office:value="0.542305262360656" calcext:value-type="float">
            <text:p>0,5423052624</text:p>
          </table:table-cell>
          <table:table-cell office:value-type="float" office:value="5.02248922247836" calcext:value-type="float">
            <text:p>5,0224892225</text:p>
          </table:table-cell>
          <table:table-cell office:value-type="float" office:value="2.7585678705783" calcext:value-type="float">
            <text:p>2,7585678706</text:p>
          </table:table-cell>
          <table:table-cell office:value-type="float" office:value="3.51897016828133" calcext:value-type="float">
            <text:p>3,5189701683</text:p>
          </table:table-cell>
          <table:table-cell office:value-type="float" office:value="0.7860817329077" calcext:value-type="float">
            <text:p>0,7860817329</text:p>
          </table:table-cell>
        </table:table-row>
        <table:table-row table:style-name="ro1">
          <table:table-cell office:value-type="string" calcext:value-type="string">
            <text:p>Serine, O-acetyl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0216409897482" calcext:value-type="float">
            <text:p>0,4002164099</text:p>
          </table:table-cell>
          <table:table-cell office:value-type="float" office:value="0.511880518756563" calcext:value-type="float">
            <text:p>0,5118805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921981685398" calcext:value-type="float">
            <text:p>0,236921981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office:value-type="float" office:value="0" calcext:value-type="float">
            <text:p>0</text:p>
          </table:table-cell>
          <table:table-cell office:value-type="float" office:value="0.632503370249614" calcext:value-type="float">
            <text:p>0,632503370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36849745091363" calcext:value-type="float">
            <text:p>0,2368497451</text:p>
          </table:table-cell>
          <table:table-cell office:value-type="float" office:value="0.0285016606891894" calcext:value-type="float">
            <text:p>0,0285016607</text:p>
          </table:table-cell>
          <table:table-cell office:value-type="float" office:value="0.038675510071379" calcext:value-type="float">
            <text:p>0,0386755101</text:p>
          </table:table-cell>
          <table:table-cell office:value-type="float" office:value="1.23962269359031" calcext:value-type="float">
            <text:p>1,2396226936</text:p>
          </table:table-cell>
          <table:table-cell office:value-type="float" office:value="0.341224341939336" calcext:value-type="float">
            <text:p>0,341224341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177048828868541" calcext:value-type="float">
            <text:p>0,0177048829</text:p>
          </table:table-cell>
          <table:table-cell office:value-type="float" office:value="0.995588239974915" calcext:value-type="float">
            <text:p>0,99558824</text:p>
          </table:table-cell>
          <table:table-cell office:value-type="float" office:value="0.995117496199008" calcext:value-type="float">
            <text:p>0,9951174962</text:p>
          </table:table-cell>
          <table:table-cell office:value-type="float" office:value="0.464900933600133" calcext:value-type="float">
            <text:p>0,4649009336</text:p>
          </table:table-cell>
          <table:table-cell office:value-type="float" office:value="0.562336477095954" calcext:value-type="float">
            <text:p>0,5623364771</text:p>
          </table:table-cell>
          <table:table-cell office:value-type="float" office:value="0" calcext:value-type="float">
            <text:p>0</text:p>
          </table:table-cell>
          <table:table-cell office:value-type="float" office:value="0.713581937507779" calcext:value-type="float">
            <text:p>0,7135819375</text:p>
          </table:table-cell>
          <table:table-cell office:value-type="float" office:value="0.881209858628005" calcext:value-type="float">
            <text:p>0,8812098586</text:p>
          </table:table-cell>
          <table:table-cell office:value-type="float" office:value="0" calcext:value-type="float">
            <text:p>0</text:p>
          </table:table-cell>
          <table:table-cell office:value-type="float" office:value="0.59445824162259" calcext:value-type="float">
            <text:p>0,5944582416</text:p>
          </table:table-cell>
          <table:table-cell office:value-type="float" office:value="0.680896775487532" calcext:value-type="float">
            <text:p>0,6808967755</text:p>
          </table:table-cell>
          <table:table-cell office:value-type="float" office:value="0.795016690138042" calcext:value-type="float">
            <text:p>0,7950166901</text:p>
          </table:table-cell>
          <table:table-cell office:value-type="float" office:value="0.604031567886538" calcext:value-type="float">
            <text:p>0,6040315679</text:p>
          </table:table-cell>
          <table:table-cell office:value-type="float" office:value="1.5000280958368" calcext:value-type="float">
            <text:p>1,5000280958</text:p>
          </table:table-cell>
          <table:table-cell office:value-type="float" office:value="0.432921990120676" calcext:value-type="float">
            <text:p>0,4329219901</text:p>
          </table:table-cell>
        </table:table-row>
        <table:table-row table:style-name="ro1">
          <table:table-cell office:value-type="string" calcext:value-type="string">
            <text:p>Tyrosin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0.945957171869538" calcext:value-type="float">
            <text:p>0,9459571719</text:p>
          </table:table-cell>
          <table:table-cell office:value-type="float" office:value="0.332337389134087" calcext:value-type="float">
            <text:p>0,3323373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9218008332203" calcext:value-type="float">
            <text:p>0,4592180083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float" office:value="0.611164067869102" calcext:value-type="float">
            <text:p>0,6111640679</text:p>
          </table:table-cell>
          <table:table-cell office:value-type="float" office:value="0.826289841182361" calcext:value-type="float">
            <text:p>0,826289841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31120129241571" calcext:value-type="float">
            <text:p>0,6311201292</text:p>
          </table:table-cell>
          <table:table-cell office:value-type="float" office:value="0.466404558115697" calcext:value-type="float">
            <text:p>0,4664045581</text:p>
          </table:table-cell>
          <table:table-cell office:value-type="float" office:value="0.657329575161129" calcext:value-type="float">
            <text:p>0,6573295752</text:p>
          </table:table-cell>
          <table:table-cell office:value-type="float" office:value="1.45583328218679" calcext:value-type="float">
            <text:p>1,4558332822</text:p>
          </table:table-cell>
          <table:table-cell office:value-type="float" office:value="0.582497628501388" calcext:value-type="float">
            <text:p>0,582497628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02958888069062" calcext:value-type="float">
            <text:p>0,1029588881</text:p>
          </table:table-cell>
          <table:table-cell office:value-type="float" office:value="0.721643784370703" calcext:value-type="float">
            <text:p>0,7216437844</text:p>
          </table:table-cell>
          <table:table-cell office:value-type="float" office:value="0.584630226353699" calcext:value-type="float">
            <text:p>0,5846302264</text:p>
          </table:table-cell>
          <table:table-cell office:value-type="float" office:value="0.494104694280605" calcext:value-type="float">
            <text:p>0,4941046943</text:p>
          </table:table-cell>
          <table:table-cell office:value-type="float" office:value="0.322300900207757" calcext:value-type="float">
            <text:p>0,3223009002</text:p>
          </table:table-cell>
          <table:table-cell office:value-type="float" office:value="0" calcext:value-type="float">
            <text:p>0</text:p>
          </table:table-cell>
          <table:table-cell office:value-type="float" office:value="0.491392239434959" calcext:value-type="float">
            <text:p>0,4913922394</text:p>
          </table:table-cell>
          <table:table-cell office:value-type="float" office:value="0.583425723030511" calcext:value-type="float">
            <text:p>0,583425723</text:p>
          </table:table-cell>
          <table:table-cell office:value-type="float" office:value="0" calcext:value-type="float">
            <text:p>0</text:p>
          </table:table-cell>
          <table:table-cell office:value-type="float" office:value="1.24087032572798" calcext:value-type="float">
            <text:p>1,2408703257</text:p>
          </table:table-cell>
          <table:table-cell office:value-type="float" office:value="0.595077905908358" calcext:value-type="float">
            <text:p>0,5950779059</text:p>
          </table:table-cell>
          <table:table-cell office:value-type="float" office:value="0.365426009651615" calcext:value-type="float">
            <text:p>0,3654260097</text:p>
          </table:table-cell>
          <table:table-cell office:value-type="float" office:value="0.860781942849857" calcext:value-type="float">
            <text:p>0,8607819428</text:p>
          </table:table-cell>
          <table:table-cell office:value-type="float" office:value="0.914242890361631" calcext:value-type="float">
            <text:p>0,9142428904</text:p>
          </table:table-cell>
          <table:table-cell office:value-type="float" office:value="2.45530314641741" calcext:value-type="float">
            <text:p>2,4553031464</text:p>
          </table:table-cell>
        </table:table-row>
        <table:table-row table:style-name="ro1">
          <table:table-cell office:value-type="string" calcext:value-type="string">
            <text:p>3-Indoxyl sulfat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denosine, 5-methylthio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0.564743261030107" calcext:value-type="float">
            <text:p>0,564743261</text:p>
          </table:table-cell>
          <table:table-cell office:value-type="float" office:value="0.531035426632178" calcext:value-type="float">
            <text:p>0,5310354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214381173966" calcext:value-type="float">
            <text:p>1,222143811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matine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2993024385279" calcext:value-type="float">
            <text:p>0,8829930244</text:p>
          </table:table-cell>
          <table:table-cell office:value-type="float" office:value="0.337780255266902" calcext:value-type="float">
            <text:p>0,337780255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0.853825241729861" calcext:value-type="float">
            <text:p>0,8538252417</text:p>
          </table:table-cell>
          <table:table-cell office:value-type="float" office:value="1.87087796149168" calcext:value-type="float">
            <text:p>1,8708779615</text:p>
          </table:table-cell>
          <table:table-cell office:value-type="float" office:value="0.374148024037831" calcext:value-type="float">
            <text:p>0,374148024</text:p>
          </table:table-cell>
          <table:table-cell office:value-type="float" office:value="1.24857813261319" calcext:value-type="float">
            <text:p>1,2485781326</text:p>
          </table:table-cell>
          <table:table-cell office:value-type="float" office:value="0" calcext:value-type="float">
            <text:p>0</text:p>
          </table:table-cell>
          <table:table-cell office:value-type="float" office:value="0.190692907025436" calcext:value-type="float">
            <text:p>0,190692907</text:p>
          </table:table-cell>
          <table:table-cell office:value-type="float" office:value="1.45261668621852" calcext:value-type="float">
            <text:p>1,4526166862</text:p>
          </table:table-cell>
          <table:table-cell office:value-type="float" office:value="0" calcext:value-type="float">
            <text:p>0</text:p>
          </table:table-cell>
          <table:table-cell office:value-type="float" office:value="0.465640489189421" calcext:value-type="float">
            <text:p>0,4656404892</text:p>
          </table:table-cell>
          <table:table-cell office:value-type="float" office:value="0.37173542085728" calcext:value-type="float">
            <text:p>0,3717354209</text:p>
          </table:table-cell>
          <table:table-cell office:value-type="float" office:value="0.295518445835953" calcext:value-type="float">
            <text:p>0,2955184458</text:p>
          </table:table-cell>
          <table:table-cell office:value-type="float" office:value="0.201153828481223" calcext:value-type="float">
            <text:p>0,2011538285</text:p>
          </table:table-cell>
          <table:table-cell office:value-type="float" office:value="0" calcext:value-type="float">
            <text:p>0</text:p>
          </table:table-cell>
          <table:table-cell office:value-type="float" office:value="0.274979665015369" calcext:value-type="float">
            <text:p>0,274979665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1.00853855447621" calcext:value-type="float">
            <text:p>1,0085385545</text:p>
          </table:table-cell>
          <table:table-cell office:value-type="float" office:value="0.826502050855279" calcext:value-type="float">
            <text:p>0,8265020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1393822153408" calcext:value-type="float">
            <text:p>0,711393822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nicotin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92743788699453" calcext:value-type="float">
            <text:p>0,5927437887</text:p>
          </table:table-cell>
          <table:table-cell office:value-type="float" office:value="0.702254675394385" calcext:value-type="float">
            <text:p>0,7022546754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3668839074798" calcext:value-type="float">
            <text:p>1,1366883907</text:p>
          </table:table-cell>
          <table:table-cell office:value-type="float" office:value="0" calcext:value-type="float">
            <text:p>0</text:p>
          </table:table-cell>
          <table:table-cell office:value-type="float" office:value="1.02936062659308" calcext:value-type="float">
            <text:p>1,0293606266</text:p>
          </table:table-cell>
          <table:table-cell office:value-type="float" office:value="0.178683884202489" calcext:value-type="float">
            <text:p>0,1786838842</text:p>
          </table:table-cell>
          <table:table-cell office:value-type="float" office:value="0.475520804574232" calcext:value-type="float">
            <text:p>0,475520804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58704639589908" calcext:value-type="float">
            <text:p>0,4587046396</text:p>
          </table:table-cell>
          <table:table-cell office:value-type="float" office:value="1.06360411973847" calcext:value-type="float">
            <text:p>1,0636041197</text:p>
          </table:table-cell>
        </table:table-row>
        <table:table-row table:style-name="ro1">
          <table:table-cell office:value-type="string" calcext:value-type="string">
            <text:p>Nicotinic acid, 6-hydroxy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float" office:value="1.13331698795042" calcext:value-type="float">
            <text:p>1,133316988</text:p>
          </table:table-cell>
          <table:table-cell office:value-type="float" office:value="0.641404374204584" calcext:value-type="float">
            <text:p>0,641404374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21089599363014" calcext:value-type="float">
            <text:p>0,4210895994</text:p>
          </table:table-cell>
          <table:table-cell office:value-type="float" office:value="0.926861961727536" calcext:value-type="float">
            <text:p>0,9268619617</text:p>
          </table:table-cell>
          <table:table-cell office:value-type="float" office:value="0.831416954071182" calcext:value-type="float">
            <text:p>0,8314169541</text:p>
          </table:table-cell>
          <table:table-cell office:value-type="float" office:value="1.34813797526215" calcext:value-type="float">
            <text:p>1,3481379753</text:p>
          </table:table-cell>
          <table:table-cell office:value-type="float" office:value="0.488811210267502" calcext:value-type="float">
            <text:p>0,488811210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26692206584905" calcext:value-type="float">
            <text:p>0,1266922066</text:p>
          </table:table-cell>
          <table:table-cell office:value-type="float" office:value="0.971650810849977" calcext:value-type="float">
            <text:p>0,9716508108</text:p>
          </table:table-cell>
          <table:table-cell office:value-type="float" office:value="1.19709278523862" calcext:value-type="float">
            <text:p>1,1970927852</text:p>
          </table:table-cell>
          <table:table-cell office:value-type="float" office:value="0.674997146275713" calcext:value-type="float">
            <text:p>0,6749971463</text:p>
          </table:table-cell>
          <table:table-cell office:value-type="float" office:value="0.661351175832587" calcext:value-type="float">
            <text:p>0,6613511758</text:p>
          </table:table-cell>
          <table:table-cell office:value-type="float" office:value="0" calcext:value-type="float">
            <text:p>0</text:p>
          </table:table-cell>
          <table:table-cell office:value-type="float" office:value="0.299334666862915" calcext:value-type="float">
            <text:p>0,2993346669</text:p>
          </table:table-cell>
          <table:table-cell office:value-type="float" office:value="1.60585324804465" calcext:value-type="float">
            <text:p>1,605853248</text:p>
          </table:table-cell>
          <table:table-cell office:value-type="float" office:value="0" calcext:value-type="float">
            <text:p>0</text:p>
          </table:table-cell>
          <table:table-cell office:value-type="float" office:value="0.525848110338396" calcext:value-type="float">
            <text:p>0,5258481103</text:p>
          </table:table-cell>
          <table:table-cell office:value-type="float" office:value="0.470137215966936" calcext:value-type="float">
            <text:p>0,470137216</text:p>
          </table:table-cell>
          <table:table-cell office:value-type="float" office:value="0.53450246273448" calcext:value-type="float">
            <text:p>0,5345024627</text:p>
          </table:table-cell>
          <table:table-cell office:value-type="float" office:value="0.518112290382001" calcext:value-type="float">
            <text:p>0,5181122904</text:p>
          </table:table-cell>
          <table:table-cell office:value-type="float" office:value="0.381541483216194" calcext:value-type="float">
            <text:p>0,3815414832</text:p>
          </table:table-cell>
          <table:table-cell office:value-type="float" office:value="0.292884511063809" calcext:value-type="float">
            <text:p>0,2928845111</text:p>
          </table:table-cell>
        </table:table-row>
        <table:table-row table:style-name="ro1">
          <table:table-cell office:value-type="string" calcext:value-type="string">
            <text:p>Pyrrole-2-carboxyl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89116869321932" calcext:value-type="float">
            <text:p>0,3891168693</text:p>
          </table:table-cell>
          <table:table-cell office:value-type="float" office:value="0.671195764905516" calcext:value-type="float">
            <text:p>0,6711957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013351909993" calcext:value-type="float">
            <text:p>0,8830133519</text:p>
          </table:table-cell>
          <table:table-cell office:value-type="float" office:value="0" calcext:value-type="float">
            <text:p>0</text:p>
          </table:table-cell>
          <table:table-cell office:value-type="float" office:value="0.227704573565002" calcext:value-type="float">
            <text:p>0,2277045736</text:p>
          </table:table-cell>
          <table:table-cell office:value-type="float" office:value="0.289927287863851" calcext:value-type="float">
            <text:p>0,2899272879</text:p>
          </table:table-cell>
          <table:table-cell office:value-type="float" office:value="0.493891339675575" calcext:value-type="float">
            <text:p>0,4938913397</text:p>
          </table:table-cell>
          <table:table-cell office:value-type="float" office:value="0.766312238147351" calcext:value-type="float">
            <text:p>0,7663122381</text:p>
          </table:table-cell>
          <table:table-cell office:value-type="float" office:value="0.856386937453888" calcext:value-type="float">
            <text:p>0,8563869375</text:p>
          </table:table-cell>
          <table:table-cell office:value-type="float" office:value="0.640131286998168" calcext:value-type="float">
            <text:p>0,640131287</text:p>
          </table:table-cell>
        </table:table-row>
        <table:table-row table:style-name="ro1">
          <table:table-cell office:value-type="string" calcext:value-type="string">
            <text:p>Spermidine</text:p>
          </table:table-cell>
          <table:table-cell office:value-type="float" office:value="0.528730457194479" calcext:value-type="float">
            <text:p>0,5287304572</text:p>
          </table:table-cell>
          <table:table-cell office:value-type="float" office:value="0.987202931576975" calcext:value-type="float">
            <text:p>0,987202931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63556656910647" calcext:value-type="float">
            <text:p>0,9635566569</text:p>
          </table:table-cell>
          <table:table-cell office:value-type="float" office:value="0.854992485986089" calcext:value-type="float">
            <text:p>0,854992486</text:p>
          </table:table-cell>
          <table:table-cell office:value-type="float" office:value="1.20603739925718" calcext:value-type="float">
            <text:p>1,2060373993</text:p>
          </table:table-cell>
          <table:table-cell office:value-type="float" office:value="4.93133554048382" calcext:value-type="float">
            <text:p>4,9313355405</text:p>
          </table:table-cell>
          <table:table-cell office:value-type="float" office:value="0.316558109131985" calcext:value-type="float">
            <text:p>0,316558109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825413078267679" calcext:value-type="float">
            <text:p>0,0825413078</text:p>
          </table:table-cell>
          <table:table-cell office:value-type="float" office:value="0.928279084299181" calcext:value-type="float">
            <text:p>0,9282790843</text:p>
          </table:table-cell>
          <table:table-cell office:value-type="float" office:value="0.0655274926298423" calcext:value-type="float">
            <text:p>0,0655274926</text:p>
          </table:table-cell>
          <table:table-cell office:value-type="float" office:value="0.549872804452537" calcext:value-type="float">
            <text:p>0,5498728045</text:p>
          </table:table-cell>
          <table:table-cell office:value-type="float" office:value="0.337724368124121" calcext:value-type="float">
            <text:p>0,3377243681</text:p>
          </table:table-cell>
          <table:table-cell office:value-type="float" office:value="0" calcext:value-type="float">
            <text:p>0</text:p>
          </table:table-cell>
          <table:table-cell office:value-type="float" office:value="0.067302226251447" calcext:value-type="float">
            <text:p>0,0673022263</text:p>
          </table:table-cell>
          <table:table-cell office:value-type="float" office:value="3.02102339951657" calcext:value-type="float">
            <text:p>3,0210233995</text:p>
          </table:table-cell>
          <table:table-cell office:value-type="float" office:value="0" calcext:value-type="float">
            <text:p>0</text:p>
          </table:table-cell>
          <table:table-cell office:value-type="float" office:value="0.449604254759319" calcext:value-type="float">
            <text:p>0,4496042548</text:p>
          </table:table-cell>
          <table:table-cell office:value-type="float" office:value="0.172502386555525" calcext:value-type="float">
            <text:p>0,1725023866</text:p>
          </table:table-cell>
          <table:table-cell office:value-type="float" office:value="1.50555958397658" calcext:value-type="float">
            <text:p>1,505559584</text:p>
          </table:table-cell>
          <table:table-cell office:value-type="float" office:value="0.209350542792649" calcext:value-type="float">
            <text:p>0,2093505428</text:p>
          </table:table-cell>
          <table:table-cell office:value-type="float" office:value="0.187958772110978" calcext:value-type="float">
            <text:p>0,1879587721</text:p>
          </table:table-cell>
          <table:table-cell office:value-type="float" office:value="0.125548032071504" calcext:value-type="float">
            <text:p>0,1255480321</text:p>
          </table:table-cell>
        </table:table-row>
        <table:table-row table:style-name="ro1">
          <table:table-cell office:value-type="string" calcext:value-type="string">
            <text:p>Tyramine</text:p>
          </table:table-cell>
          <table:table-cell office:value-type="float" office:value="0" calcext:value-type="float">
            <text:p>0</text:p>
          </table:table-cell>
          <table:table-cell office:value-type="float" office:value="1.01443186992951" calcext:value-type="float">
            <text:p>1,014431869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39658627437074" calcext:value-type="float">
            <text:p>1,3965862744</text:p>
          </table:table-cell>
          <table:table-cell office:value-type="float" office:value="1.88343124985513" calcext:value-type="float">
            <text:p>1,8834312499</text:p>
          </table:table-cell>
          <table:table-cell office:value-type="float" office:value="1.53150312999424" calcext:value-type="float">
            <text:p>1,53150313</text:p>
          </table:table-cell>
          <table:table-cell office:value-type="float" office:value="1.54947682117886" calcext:value-type="float">
            <text:p>1,5494768212</text:p>
          </table:table-cell>
          <table:table-cell office:value-type="float" office:value="0.458678098988253" calcext:value-type="float">
            <text:p>0,458678099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2.17663071892308" calcext:value-type="float">
            <text:p>2,1766307189</text:p>
          </table:table-cell>
          <table:table-cell office:value-type="float" office:value="0.518963761598301" calcext:value-type="float">
            <text:p>0,5189637616</text:p>
          </table:table-cell>
          <table:table-cell office:value-type="float" office:value="0.657500720720877" calcext:value-type="float">
            <text:p>0,6575007207</text:p>
          </table:table-cell>
          <table:table-cell office:value-type="float" office:value="0.701802363388857" calcext:value-type="float">
            <text:p>0,7018023634</text:p>
          </table:table-cell>
          <table:table-cell office:value-type="float" office:value="0" calcext:value-type="float">
            <text:p>0</text:p>
          </table:table-cell>
          <table:table-cell office:value-type="float" office:value="0.108567101885149" calcext:value-type="float">
            <text:p>0,1085671019</text:p>
          </table:table-cell>
          <table:table-cell office:value-type="float" office:value="0.79810915139873" calcext:value-type="float">
            <text:p>0,7981091514</text:p>
          </table:table-cell>
          <table:table-cell office:value-type="float" office:value="0" calcext:value-type="float">
            <text:p>0</text:p>
          </table:table-cell>
          <table:table-cell office:value-type="float" office:value="1.45478327157787" calcext:value-type="float">
            <text:p>1,4547832716</text:p>
          </table:table-cell>
          <table:table-cell office:value-type="float" office:value="0.0718615337445002" calcext:value-type="float">
            <text:p>0,0718615337</text:p>
          </table:table-cell>
          <table:table-cell office:value-type="float" office:value="0.401897210739369" calcext:value-type="float">
            <text:p>0,4018972107</text:p>
          </table:table-cell>
          <table:table-cell office:value-type="float" office:value="0.076547917746276" calcext:value-type="float">
            <text:p>0,0765479177</text:p>
          </table:table-cell>
          <table:table-cell office:value-type="float" office:value="0.086340279751238" calcext:value-type="float">
            <text:p>0,0863402798</text:p>
          </table:table-cell>
          <table:table-cell office:value-type="float" office:value="0.137833427727579" calcext:value-type="float">
            <text:p>0,1378334277</text:p>
          </table:table-cell>
        </table:table-row>
        <table:table-row table:style-name="ro1">
          <table:table-cell office:value-type="string" calcext:value-type="string">
            <text:p>Urac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944820236318" calcext:value-type="float">
            <text:p>1,2944820236</text:p>
          </table:table-cell>
          <table:table-cell office:value-type="float" office:value="0.626495178457324" calcext:value-type="float">
            <text:p>0,626495178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4837704544455" calcext:value-type="float">
            <text:p>1,4837704544</text:p>
          </table:table-cell>
          <table:table-cell office:value-type="float" office:value="0.748758246217583" calcext:value-type="float">
            <text:p>0,7487582462</text:p>
          </table:table-cell>
          <table:table-cell office:value-type="float" office:value="0.345924650594707" calcext:value-type="float">
            <text:p>0,3459246506</text:p>
          </table:table-cell>
          <table:table-cell office:value-type="float" office:value="0" calcext:value-type="float">
            <text:p>0</text:p>
          </table:table-cell>
          <table:table-cell office:value-type="float" office:value="0.529409868043571" calcext:value-type="float">
            <text:p>0,529409868</text:p>
          </table:table-cell>
          <table:table-cell office:value-type="float" office:value="0.518900939606314" calcext:value-type="float">
            <text:p>0,5189009396</text:p>
          </table:table-cell>
          <table:table-cell office:value-type="float" office:value="0" calcext:value-type="float">
            <text:p>0</text:p>
          </table:table-cell>
          <table:table-cell office:value-type="float" office:value="0.49260471135892" calcext:value-type="float">
            <text:p>0,4926047114</text:p>
          </table:table-cell>
          <table:table-cell office:value-type="float" office:value="0.947837561677606" calcext:value-type="float">
            <text:p>0,9478375617</text:p>
          </table:table-cell>
          <table:table-cell office:value-type="float" office:value="0.144236964999164" calcext:value-type="float">
            <text:p>0,144236965</text:p>
          </table:table-cell>
          <table:table-cell office:value-type="float" office:value="0.17882298797996" calcext:value-type="float">
            <text:p>0,178822988</text:p>
          </table:table-cell>
          <table:table-cell office:value-type="float" office:value="0.285505678868326" calcext:value-type="float">
            <text:p>0,2855056789</text:p>
          </table:table-cell>
          <table:table-cell office:value-type="float" office:value="0.292735400419007" calcext:value-type="float">
            <text:p>0,2927354004</text:p>
          </table:table-cell>
        </table:table-row>
        <table:table-row table:style-name="ro1">
          <table:table-cell office:value-type="string" calcext:value-type="string">
            <text:p>Uric acid</text:p>
          </table:table-cell>
          <table:table-cell office:value-type="float" office:value="0.879629513622739" calcext:value-type="float">
            <text:p>0,8796295136</text:p>
          </table:table-cell>
          <table:table-cell office:value-type="float" office:value="0.906294903361555" calcext:value-type="float">
            <text:p>0,906294903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6150270959324" calcext:value-type="float">
            <text:p>1,0615027096</text:p>
          </table:table-cell>
          <table:table-cell office:value-type="float" office:value="0.586581352455849" calcext:value-type="float">
            <text:p>0,5865813525</text:p>
          </table:table-cell>
          <table:table-cell office:value-type="float" office:value="0.770832626105022" calcext:value-type="float">
            <text:p>0,7708326261</text:p>
          </table:table-cell>
          <table:table-cell office:value-type="float" office:value="1.55137971684962" calcext:value-type="float">
            <text:p>1,5513797168</text:p>
          </table:table-cell>
          <table:table-cell office:value-type="float" office:value="0.75112309044547" calcext:value-type="float">
            <text:p>0,751123090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4804988617412" calcext:value-type="float">
            <text:p>0,3480498862</text:p>
          </table:table-cell>
          <table:table-cell office:value-type="float" office:value="1.4253190725039" calcext:value-type="float">
            <text:p>1,4253190725</text:p>
          </table:table-cell>
          <table:table-cell office:value-type="float" office:value="1.19071107983882" calcext:value-type="float">
            <text:p>1,1907110798</text:p>
          </table:table-cell>
          <table:table-cell office:value-type="float" office:value="0.777848400062678" calcext:value-type="float">
            <text:p>0,7778484001</text:p>
          </table:table-cell>
          <table:table-cell office:value-type="float" office:value="0.795661673855341" calcext:value-type="float">
            <text:p>0,7956616739</text:p>
          </table:table-cell>
          <table:table-cell office:value-type="float" office:value="0" calcext:value-type="float">
            <text:p>0</text:p>
          </table:table-cell>
          <table:table-cell office:value-type="float" office:value="1.57105773155861" calcext:value-type="float">
            <text:p>1,5710577316</text:p>
          </table:table-cell>
          <table:table-cell office:value-type="float" office:value="1.11306973593425" calcext:value-type="float">
            <text:p>1,1130697359</text:p>
          </table:table-cell>
          <table:table-cell office:value-type="float" office:value="0" calcext:value-type="float">
            <text:p>0</text:p>
          </table:table-cell>
          <table:table-cell office:value-type="float" office:value="1.06235759091139" calcext:value-type="float">
            <text:p>1,0623575909</text:p>
          </table:table-cell>
          <table:table-cell office:value-type="float" office:value="1.00744397992568" calcext:value-type="float">
            <text:p>1,0074439799</text:p>
          </table:table-cell>
          <table:table-cell office:value-type="float" office:value="0.862060580623935" calcext:value-type="float">
            <text:p>0,8620605806</text:p>
          </table:table-cell>
          <table:table-cell office:value-type="float" office:value="2.29488258171482" calcext:value-type="float">
            <text:p>2,2948825817</text:p>
          </table:table-cell>
          <table:table-cell office:value-type="float" office:value="0.865322442600024" calcext:value-type="float">
            <text:p>0,8653224426</text:p>
          </table:table-cell>
          <table:table-cell office:value-type="float" office:value="1.25341734394487" calcext:value-type="float">
            <text:p>1,2534173439</text:p>
          </table:table-cell>
        </table:table-row>
        <table:table-row table:style-name="ro1">
          <table:table-cell office:value-type="string" calcext:value-type="string">
            <text:p>Sinapic acid, cis-</text:p>
          </table:table-cell>
          <table:table-cell office:value-type="float" office:value="0.581440539720742" calcext:value-type="float">
            <text:p>0,5814405397</text:p>
          </table:table-cell>
          <table:table-cell office:value-type="float" office:value="1.07868682767359" calcext:value-type="float">
            <text:p>1,078686827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2394020414549" calcext:value-type="float">
            <text:p>1,1239402041</text:p>
          </table:table-cell>
          <table:table-cell office:value-type="float" office:value="0.677252647021376" calcext:value-type="float">
            <text:p>0,677252647</text:p>
          </table:table-cell>
          <table:table-cell office:value-type="float" office:value="0.93350048947889" calcext:value-type="float">
            <text:p>0,9335004895</text:p>
          </table:table-cell>
          <table:table-cell office:value-type="float" office:value="2.43669013884784" calcext:value-type="float">
            <text:p>2,4366901388</text:p>
          </table:table-cell>
          <table:table-cell office:value-type="float" office:value="0.713074522504187" calcext:value-type="float">
            <text:p>0,713074522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76010951851565" calcext:value-type="float">
            <text:p>0,2760109519</text:p>
          </table:table-cell>
          <table:table-cell office:value-type="float" office:value="1.26623592748557" calcext:value-type="float">
            <text:p>1,2662359275</text:p>
          </table:table-cell>
          <table:table-cell office:value-type="float" office:value="1.09533727352197" calcext:value-type="float">
            <text:p>1,0953372735</text:p>
          </table:table-cell>
          <table:table-cell office:value-type="float" office:value="1.30415628321541" calcext:value-type="float">
            <text:p>1,3041562832</text:p>
          </table:table-cell>
          <table:table-cell office:value-type="float" office:value="1.08060422000025" calcext:value-type="float">
            <text:p>1,08060422</text:p>
          </table:table-cell>
          <table:table-cell office:value-type="float" office:value="0" calcext:value-type="float">
            <text:p>0</text:p>
          </table:table-cell>
          <table:table-cell office:value-type="float" office:value="0.64112486379154" calcext:value-type="float">
            <text:p>0,6411248638</text:p>
          </table:table-cell>
          <table:table-cell office:value-type="float" office:value="0.717127662435806" calcext:value-type="float">
            <text:p>0,7171276624</text:p>
          </table:table-cell>
          <table:table-cell office:value-type="float" office:value="0" calcext:value-type="float">
            <text:p>0</text:p>
          </table:table-cell>
          <table:table-cell office:value-type="float" office:value="0.679094020004993" calcext:value-type="float">
            <text:p>0,67909402</text:p>
          </table:table-cell>
          <table:table-cell office:value-type="float" office:value="0.821604197376943" calcext:value-type="float">
            <text:p>0,8216041974</text:p>
          </table:table-cell>
          <table:table-cell office:value-type="float" office:value="0.450286479847888" calcext:value-type="float">
            <text:p>0,4502864798</text:p>
          </table:table-cell>
          <table:table-cell office:value-type="float" office:value="0.545100532742576" calcext:value-type="float">
            <text:p>0,5451005327</text:p>
          </table:table-cell>
          <table:table-cell office:value-type="float" office:value="0.384486510092805" calcext:value-type="float">
            <text:p>0,3844865101</text:p>
          </table:table-cell>
          <table:table-cell office:value-type="float" office:value="0.3918386262755" calcext:value-type="float">
            <text:p>0,3918386263</text:p>
          </table:table-cell>
        </table:table-row>
        <table:table-row table:style-name="ro1">
          <table:table-cell office:value-type="string" calcext:value-type="string">
            <text:p>Fructose-6-phosphate</text:p>
          </table:table-cell>
          <table:table-cell office:value-type="float" office:value="0.355160748363415" calcext:value-type="float">
            <text:p>0,3551607484</text:p>
          </table:table-cell>
          <table:table-cell office:value-type="float" office:value="0.539291501412892" calcext:value-type="float">
            <text:p>0,539291501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53833133408107" calcext:value-type="float">
            <text:p>0,7538331334</text:p>
          </table:table-cell>
          <table:table-cell office:value-type="float" office:value="0.604360805445839" calcext:value-type="float">
            <text:p>0,6043608054</text:p>
          </table:table-cell>
          <table:table-cell office:value-type="float" office:value="0.388948810059483" calcext:value-type="float">
            <text:p>0,3889488101</text:p>
          </table:table-cell>
          <table:table-cell office:value-type="float" office:value="1.66060685774213" calcext:value-type="float">
            <text:p>1,6606068577</text:p>
          </table:table-cell>
          <table:table-cell office:value-type="float" office:value="0.846379449220878" calcext:value-type="float">
            <text:p>0,846379449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17200089741352" calcext:value-type="float">
            <text:p>0,3172000897</text:p>
          </table:table-cell>
          <table:table-cell office:value-type="float" office:value="0.483611559867742" calcext:value-type="float">
            <text:p>0,4836115599</text:p>
          </table:table-cell>
          <table:table-cell office:value-type="float" office:value="0.604643566366216" calcext:value-type="float">
            <text:p>0,6046435664</text:p>
          </table:table-cell>
          <table:table-cell office:value-type="float" office:value="0.477811944730002" calcext:value-type="float">
            <text:p>0,4778119447</text:p>
          </table:table-cell>
          <table:table-cell office:value-type="float" office:value="0.458437976358585" calcext:value-type="float">
            <text:p>0,4584379764</text:p>
          </table:table-cell>
          <table:table-cell office:value-type="float" office:value="0" calcext:value-type="float">
            <text:p>0</text:p>
          </table:table-cell>
          <table:table-cell office:value-type="float" office:value="0.739942752634668" calcext:value-type="float">
            <text:p>0,7399427526</text:p>
          </table:table-cell>
          <table:table-cell office:value-type="float" office:value="0.613282483624812" calcext:value-type="float">
            <text:p>0,6132824836</text:p>
          </table:table-cell>
          <table:table-cell office:value-type="float" office:value="0" calcext:value-type="float">
            <text:p>0</text:p>
          </table:table-cell>
          <table:table-cell office:value-type="float" office:value="0.472524129151092" calcext:value-type="float">
            <text:p>0,4725241292</text:p>
          </table:table-cell>
          <table:table-cell office:value-type="float" office:value="0.275235105136188" calcext:value-type="float">
            <text:p>0,2752351051</text:p>
          </table:table-cell>
          <table:table-cell office:value-type="float" office:value="0.394112377479868" calcext:value-type="float">
            <text:p>0,3941123775</text:p>
          </table:table-cell>
          <table:table-cell office:value-type="float" office:value="1.40981800042489" calcext:value-type="float">
            <text:p>1,4098180004</text:p>
          </table:table-cell>
          <table:table-cell office:value-type="float" office:value="0.320774842351206" calcext:value-type="float">
            <text:p>0,3207748424</text:p>
          </table:table-cell>
          <table:table-cell office:value-type="float" office:value="0.503772264282658" calcext:value-type="float">
            <text:p>0,5037722643</text:p>
          </table:table-cell>
        </table:table-row>
        <table:table-row table:style-name="ro1">
          <table:table-cell office:value-type="string" calcext:value-type="string">
            <text:p>Glucose-6-phosphate</text:p>
          </table:table-cell>
          <table:table-cell office:value-type="float" office:value="0.470852311791038" calcext:value-type="float">
            <text:p>0,4708523118</text:p>
          </table:table-cell>
          <table:table-cell office:value-type="float" office:value="0.55212041357449" calcext:value-type="float">
            <text:p>0,552120413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97168956648447" calcext:value-type="float">
            <text:p>0,5971689566</text:p>
          </table:table-cell>
          <table:table-cell office:value-type="float" office:value="0.670497810848779" calcext:value-type="float">
            <text:p>0,6704978108</text:p>
          </table:table-cell>
          <table:table-cell office:value-type="float" office:value="0.63221912434793" calcext:value-type="float">
            <text:p>0,6322191243</text:p>
          </table:table-cell>
          <table:table-cell office:value-type="float" office:value="1.45526020581813" calcext:value-type="float">
            <text:p>1,4552602058</text:p>
          </table:table-cell>
          <table:table-cell office:value-type="float" office:value="1.11750494101322" calcext:value-type="float">
            <text:p>1,11750494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07514928754877" calcext:value-type="float">
            <text:p>0,2075149288</text:p>
          </table:table-cell>
          <table:table-cell office:value-type="float" office:value="0.613001168066181" calcext:value-type="float">
            <text:p>0,6130011681</text:p>
          </table:table-cell>
          <table:table-cell office:value-type="float" office:value="0.563340400620358" calcext:value-type="float">
            <text:p>0,5633404006</text:p>
          </table:table-cell>
          <table:table-cell office:value-type="float" office:value="0.45559653920098" calcext:value-type="float">
            <text:p>0,4555965392</text:p>
          </table:table-cell>
          <table:table-cell office:value-type="float" office:value="0.371727281931433" calcext:value-type="float">
            <text:p>0,3717272819</text:p>
          </table:table-cell>
          <table:table-cell office:value-type="float" office:value="0" calcext:value-type="float">
            <text:p>0</text:p>
          </table:table-cell>
          <table:table-cell office:value-type="float" office:value="0.477726995877082" calcext:value-type="float">
            <text:p>0,4777269959</text:p>
          </table:table-cell>
          <table:table-cell office:value-type="float" office:value="0.743962335695033" calcext:value-type="float">
            <text:p>0,7439623357</text:p>
          </table:table-cell>
          <table:table-cell office:value-type="float" office:value="0" calcext:value-type="float">
            <text:p>0</text:p>
          </table:table-cell>
          <table:table-cell office:value-type="float" office:value="0.386681039773299" calcext:value-type="float">
            <text:p>0,3866810398</text:p>
          </table:table-cell>
          <table:table-cell office:value-type="float" office:value="0.216191361463934" calcext:value-type="float">
            <text:p>0,2161913615</text:p>
          </table:table-cell>
          <table:table-cell office:value-type="float" office:value="0.351319779800701" calcext:value-type="float">
            <text:p>0,3513197798</text:p>
          </table:table-cell>
          <table:table-cell office:value-type="float" office:value="0.44395242364151" calcext:value-type="float">
            <text:p>0,4439524236</text:p>
          </table:table-cell>
          <table:table-cell office:value-type="float" office:value="0.254527097776672" calcext:value-type="float">
            <text:p>0,2545270978</text:p>
          </table:table-cell>
          <table:table-cell office:value-type="float" office:value="0.412132417065559" calcext:value-type="float">
            <text:p>0,4121324171</text:p>
          </table:table-cell>
        </table:table-row>
        <table:table-row table:style-name="ro1">
          <table:table-cell office:value-type="string" calcext:value-type="string">
            <text:p>Glyceric acid-3-phosphat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erol-3-phosphate</text:p>
          </table:table-cell>
          <table:table-cell office:value-type="float" office:value="0.355023626226287" calcext:value-type="float">
            <text:p>0,3550236262</text:p>
          </table:table-cell>
          <table:table-cell office:value-type="float" office:value="0.472695237713627" calcext:value-type="float">
            <text:p>0,472695237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75445331206892" calcext:value-type="float">
            <text:p>0,4754453312</text:p>
          </table:table-cell>
          <table:table-cell office:value-type="float" office:value="0.352737367402358" calcext:value-type="float">
            <text:p>0,3527373674</text:p>
          </table:table-cell>
          <table:table-cell office:value-type="float" office:value="0.66653258334764" calcext:value-type="float">
            <text:p>0,6665325833</text:p>
          </table:table-cell>
          <table:table-cell office:value-type="float" office:value="1.10168748966188" calcext:value-type="float">
            <text:p>1,1016874897</text:p>
          </table:table-cell>
          <table:table-cell office:value-type="float" office:value="0.743012873412534" calcext:value-type="float">
            <text:p>0,743012873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96613154819715" calcext:value-type="float">
            <text:p>0,2966131548</text:p>
          </table:table-cell>
          <table:table-cell office:value-type="float" office:value="1.69016122382625" calcext:value-type="float">
            <text:p>1,6901612238</text:p>
          </table:table-cell>
          <table:table-cell office:value-type="float" office:value="0.702923941364418" calcext:value-type="float">
            <text:p>0,7029239414</text:p>
          </table:table-cell>
          <table:table-cell office:value-type="float" office:value="0.420212155798063" calcext:value-type="float">
            <text:p>0,4202121558</text:p>
          </table:table-cell>
          <table:table-cell office:value-type="float" office:value="0.674451534691987" calcext:value-type="float">
            <text:p>0,6744515347</text:p>
          </table:table-cell>
          <table:table-cell office:value-type="float" office:value="0" calcext:value-type="float">
            <text:p>0</text:p>
          </table:table-cell>
          <table:table-cell office:value-type="float" office:value="0.799448778212325" calcext:value-type="float">
            <text:p>0,7994487782</text:p>
          </table:table-cell>
          <table:table-cell office:value-type="float" office:value="0.794163654706806" calcext:value-type="float">
            <text:p>0,7941636547</text:p>
          </table:table-cell>
          <table:table-cell office:value-type="float" office:value="0" calcext:value-type="float">
            <text:p>0</text:p>
          </table:table-cell>
          <table:table-cell office:value-type="float" office:value="0.677734909027324" calcext:value-type="float">
            <text:p>0,677734909</text:p>
          </table:table-cell>
          <table:table-cell office:value-type="float" office:value="0.281178687315499" calcext:value-type="float">
            <text:p>0,2811786873</text:p>
          </table:table-cell>
          <table:table-cell office:value-type="float" office:value="0.408253146804984" calcext:value-type="float">
            <text:p>0,4082531468</text:p>
          </table:table-cell>
          <table:table-cell office:value-type="float" office:value="0.471331494198978" calcext:value-type="float">
            <text:p>0,4713314942</text:p>
          </table:table-cell>
          <table:table-cell office:value-type="float" office:value="0.364011827047656" calcext:value-type="float">
            <text:p>0,364011827</text:p>
          </table:table-cell>
          <table:table-cell office:value-type="float" office:value="0.741204431838468" calcext:value-type="float">
            <text:p>0,7412044318</text:p>
          </table:table-cell>
        </table:table-row>
        <table:table-row table:style-name="ro1">
          <table:table-cell office:value-type="string" calcext:value-type="string">
            <text:p>Glycerophosphoglycerol</text:p>
          </table:table-cell>
          <table:table-cell office:value-type="float" office:value="0.294262851300558" calcext:value-type="float">
            <text:p>0,2942628513</text:p>
          </table:table-cell>
          <table:table-cell office:value-type="float" office:value="0.568232851130632" calcext:value-type="float">
            <text:p>0,568232851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28199280267581" calcext:value-type="float">
            <text:p>0,4281992803</text:p>
          </table:table-cell>
          <table:table-cell office:value-type="float" office:value="0.395920441200657" calcext:value-type="float">
            <text:p>0,3959204412</text:p>
          </table:table-cell>
          <table:table-cell office:value-type="float" office:value="0.330519858854894" calcext:value-type="float">
            <text:p>0,3305198589</text:p>
          </table:table-cell>
          <table:table-cell office:value-type="float" office:value="1.56613208524894" calcext:value-type="float">
            <text:p>1,5661320852</text:p>
          </table:table-cell>
          <table:table-cell office:value-type="float" office:value="0.455073985557058" calcext:value-type="float">
            <text:p>0,455073985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02666100784556" calcext:value-type="float">
            <text:p>0,2026661008</text:p>
          </table:table-cell>
          <table:table-cell office:value-type="float" office:value="0.80863595701895" calcext:value-type="float">
            <text:p>0,808635957</text:p>
          </table:table-cell>
          <table:table-cell office:value-type="float" office:value="0.702293791903625" calcext:value-type="float">
            <text:p>0,7022937919</text:p>
          </table:table-cell>
          <table:table-cell office:value-type="float" office:value="0.47567602155454" calcext:value-type="float">
            <text:p>0,4756760216</text:p>
          </table:table-cell>
          <table:table-cell office:value-type="float" office:value="0.521584039362516" calcext:value-type="float">
            <text:p>0,5215840394</text:p>
          </table:table-cell>
          <table:table-cell office:value-type="float" office:value="0" calcext:value-type="float">
            <text:p>0</text:p>
          </table:table-cell>
          <table:table-cell office:value-type="float" office:value="0.337122036021644" calcext:value-type="float">
            <text:p>0,337122036</text:p>
          </table:table-cell>
          <table:table-cell office:value-type="float" office:value="0.883527482044091" calcext:value-type="float">
            <text:p>0,883527482</text:p>
          </table:table-cell>
          <table:table-cell office:value-type="float" office:value="0" calcext:value-type="float">
            <text:p>0</text:p>
          </table:table-cell>
          <table:table-cell office:value-type="float" office:value="0.627372044665196" calcext:value-type="float">
            <text:p>0,6273720447</text:p>
          </table:table-cell>
          <table:table-cell office:value-type="float" office:value="0.207442135282265" calcext:value-type="float">
            <text:p>0,2074421353</text:p>
          </table:table-cell>
          <table:table-cell office:value-type="float" office:value="0.503915400764957" calcext:value-type="float">
            <text:p>0,5039154008</text:p>
          </table:table-cell>
          <table:table-cell office:value-type="float" office:value="0.565892249645699" calcext:value-type="float">
            <text:p>0,5658922496</text:p>
          </table:table-cell>
          <table:table-cell office:value-type="float" office:value="0.628134948917488" calcext:value-type="float">
            <text:p>0,6281349489</text:p>
          </table:table-cell>
          <table:table-cell office:value-type="float" office:value="0.553066621135283" calcext:value-type="float">
            <text:p>0,5530666211</text:p>
          </table:table-cell>
        </table:table-row>
        <table:table-row table:style-name="ro1">
          <table:table-cell office:value-type="string" calcext:value-type="string">
            <text:p>Inositol-phosphate, myo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annose-6-phosph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1033620772044" calcext:value-type="float">
            <text:p>1,7103362077</text:p>
          </table:table-cell>
          <table:table-cell office:value-type="float" office:value="0.798668018334172" calcext:value-type="float">
            <text:p>0,798668018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45478902869664" calcext:value-type="float">
            <text:p>0,2454789029</text:p>
          </table:table-cell>
          <table:table-cell office:value-type="float" office:value="0.711672439451451" calcext:value-type="float">
            <text:p>0,7116724395</text:p>
          </table:table-cell>
          <table:table-cell office:value-type="float" office:value="0.662131919008876" calcext:value-type="float">
            <text:p>0,662131919</text:p>
          </table:table-cell>
          <table:table-cell office:value-type="float" office:value="0.684678865186305" calcext:value-type="float">
            <text:p>0,6846788652</text:p>
          </table:table-cell>
          <table:table-cell office:value-type="float" office:value="0.488059318761971" calcext:value-type="float">
            <text:p>0,4880593188</text:p>
          </table:table-cell>
          <table:table-cell office:value-type="float" office:value="0" calcext:value-type="float">
            <text:p>0</text:p>
          </table:table-cell>
          <table:table-cell office:value-type="float" office:value="0.527046189054707" calcext:value-type="float">
            <text:p>0,5270461891</text:p>
          </table:table-cell>
          <table:table-cell office:value-type="float" office:value="0.727006575129945" calcext:value-type="float">
            <text:p>0,7270065751</text:p>
          </table:table-cell>
          <table:table-cell office:value-type="float" office:value="0" calcext:value-type="float">
            <text:p>0</text:p>
          </table:table-cell>
          <table:table-cell office:value-type="float" office:value="0.522578387685495" calcext:value-type="float">
            <text:p>0,5225783877</text:p>
          </table:table-cell>
          <table:table-cell office:value-type="float" office:value="0.266770725985153" calcext:value-type="float">
            <text:p>0,266770726</text:p>
          </table:table-cell>
          <table:table-cell office:value-type="float" office:value="0.452136719519194" calcext:value-type="float">
            <text:p>0,4521367195</text:p>
          </table:table-cell>
          <table:table-cell office:value-type="float" office:value="0.541286198401809" calcext:value-type="float">
            <text:p>0,5412861984</text:p>
          </table:table-cell>
          <table:table-cell office:value-type="float" office:value="0.226280463512246" calcext:value-type="float">
            <text:p>0,2262804635</text:p>
          </table:table-cell>
          <table:table-cell office:value-type="float" office:value="0.417092392915763" calcext:value-type="float">
            <text:p>0,4170923929</text:p>
          </table:table-cell>
        </table:table-row>
        <table:table-row table:style-name="ro1">
          <table:table-cell office:value-type="string" calcext:value-type="string">
            <text:p>Phosphonic acid, hydroxymethyl-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float" office:value="0.147667903567582" calcext:value-type="float">
            <text:p>0,1476679036</text:p>
          </table:table-cell>
          <table:table-cell office:value-type="float" office:value="0.279014192652236" calcext:value-type="float">
            <text:p>0,279014192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03081473249647" calcext:value-type="float">
            <text:p>0,2030814732</text:p>
          </table:table-cell>
          <table:table-cell office:value-type="float" office:value="0.171292486039586" calcext:value-type="float">
            <text:p>0,171292486</text:p>
          </table:table-cell>
          <table:table-cell office:value-type="float" office:value="0.240021839859851" calcext:value-type="float">
            <text:p>0,2400218399</text:p>
          </table:table-cell>
          <table:table-cell office:value-type="float" office:value="0.457455092102057" calcext:value-type="float">
            <text:p>0,4574550921</text:p>
          </table:table-cell>
          <table:table-cell office:value-type="float" office:value="0.705682142115799" calcext:value-type="float">
            <text:p>0,705682142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05552529817164" calcext:value-type="float">
            <text:p>0,1055525298</text:p>
          </table:table-cell>
          <table:table-cell office:value-type="float" office:value="0.831550984829925" calcext:value-type="float">
            <text:p>0,8315509848</text:p>
          </table:table-cell>
          <table:table-cell office:value-type="float" office:value="0.56222742217191" calcext:value-type="float">
            <text:p>0,5622274222</text:p>
          </table:table-cell>
          <table:table-cell office:value-type="float" office:value="0.565972811070237" calcext:value-type="float">
            <text:p>0,5659728111</text:p>
          </table:table-cell>
          <table:table-cell office:value-type="float" office:value="0.378290546823848" calcext:value-type="float">
            <text:p>0,3782905468</text:p>
          </table:table-cell>
          <table:table-cell office:value-type="float" office:value="0" calcext:value-type="float">
            <text:p>0</text:p>
          </table:table-cell>
          <table:table-cell office:value-type="float" office:value="0.11030926888521" calcext:value-type="float">
            <text:p>0,1103092689</text:p>
          </table:table-cell>
          <table:table-cell office:value-type="float" office:value="0.120751048650578" calcext:value-type="float">
            <text:p>0,1207510487</text:p>
          </table:table-cell>
          <table:table-cell office:value-type="float" office:value="0" calcext:value-type="float">
            <text:p>0</text:p>
          </table:table-cell>
          <table:table-cell office:value-type="float" office:value="0.314876313821393" calcext:value-type="float">
            <text:p>0,3148763138</text:p>
          </table:table-cell>
          <table:table-cell office:value-type="float" office:value="0.338138597549266" calcext:value-type="float">
            <text:p>0,3381385975</text:p>
          </table:table-cell>
          <table:table-cell office:value-type="float" office:value="0.115844357373196" calcext:value-type="float">
            <text:p>0,1158443574</text:p>
          </table:table-cell>
          <table:table-cell office:value-type="float" office:value="0.198292545067175" calcext:value-type="float">
            <text:p>0,1982925451</text:p>
          </table:table-cell>
          <table:table-cell office:value-type="float" office:value="0.16778906524822" calcext:value-type="float">
            <text:p>0,1677890652</text:p>
          </table:table-cell>
          <table:table-cell office:value-type="float" office:value="0.229993975797262" calcext:value-type="float">
            <text:p>0,2299939758</text:p>
          </table:table-cell>
        </table:table-row>
        <table:table-row table:style-name="ro1">
          <table:table-cell office:value-type="string" calcext:value-type="string">
            <text:p>Phosphoric acid monomethyl ester</text:p>
          </table:table-cell>
          <table:table-cell office:value-type="float" office:value="0.0810450777371667" calcext:value-type="float">
            <text:p>0,0810450777</text:p>
          </table:table-cell>
          <table:table-cell office:value-type="float" office:value="0.186908914061366" calcext:value-type="float">
            <text:p>0,186908914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36153623047149" calcext:value-type="float">
            <text:p>0,336153623</text:p>
          </table:table-cell>
          <table:table-cell office:value-type="float" office:value="1.06277612267754" calcext:value-type="float">
            <text:p>1,0627761227</text:p>
          </table:table-cell>
          <table:table-cell office:value-type="float" office:value="0.594576940081804" calcext:value-type="float">
            <text:p>0,5945769401</text:p>
          </table:table-cell>
          <table:table-cell office:value-type="float" office:value="0.491572641295401" calcext:value-type="float">
            <text:p>0,4915726413</text:p>
          </table:table-cell>
          <table:table-cell office:value-type="float" office:value="1.17496898688993" calcext:value-type="float">
            <text:p>1,174968986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26249722188043" calcext:value-type="float">
            <text:p>0,0262497222</text:p>
          </table:table-cell>
          <table:table-cell office:value-type="float" office:value="0.566678296945367" calcext:value-type="float">
            <text:p>0,5666782969</text:p>
          </table:table-cell>
          <table:table-cell office:value-type="float" office:value="0.350020648405185" calcext:value-type="float">
            <text:p>0,3500206484</text:p>
          </table:table-cell>
          <table:table-cell office:value-type="float" office:value="0.375396510238182" calcext:value-type="float">
            <text:p>0,3753965102</text:p>
          </table:table-cell>
          <table:table-cell office:value-type="float" office:value="0.623450243363264" calcext:value-type="float">
            <text:p>0,6234502434</text:p>
          </table:table-cell>
          <table:table-cell office:value-type="float" office:value="0" calcext:value-type="float">
            <text:p>0</text:p>
          </table:table-cell>
          <table:table-cell office:value-type="float" office:value="0.455731549925189" calcext:value-type="float">
            <text:p>0,4557315499</text:p>
          </table:table-cell>
          <table:table-cell office:value-type="float" office:value="0.664330298950923" calcext:value-type="float">
            <text:p>0,664330299</text:p>
          </table:table-cell>
          <table:table-cell office:value-type="float" office:value="0" calcext:value-type="float">
            <text:p>0</text:p>
          </table:table-cell>
          <table:table-cell office:value-type="float" office:value="0.209948121790562" calcext:value-type="float">
            <text:p>0,2099481218</text:p>
          </table:table-cell>
          <table:table-cell office:value-type="float" office:value="0.146247194113306" calcext:value-type="float">
            <text:p>0,1462471941</text:p>
          </table:table-cell>
          <table:table-cell office:value-type="float" office:value="0.288091430298761" calcext:value-type="float">
            <text:p>0,2880914303</text:p>
          </table:table-cell>
          <table:table-cell office:value-type="float" office:value="0.503227479199973" calcext:value-type="float">
            <text:p>0,5032274792</text:p>
          </table:table-cell>
          <table:table-cell office:value-type="float" office:value="0.522682741735322" calcext:value-type="float">
            <text:p>0,5226827417</text:p>
          </table:table-cell>
          <table:table-cell office:value-type="float" office:value="0.457989794415278" calcext:value-type="float">
            <text:p>0,4579897944</text:p>
          </table:table-cell>
        </table:table-row>
        <table:table-row table:style-name="ro1">
          <table:table-cell office:value-type="string" calcext:value-type="string">
            <text:p>Arabinonic acid-1,4-lacton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5076657445599" calcext:value-type="float">
            <text:p>2,3507665745</text:p>
          </table:table-cell>
          <table:table-cell office:value-type="float" office:value="0.878419144781613" calcext:value-type="float">
            <text:p>0,878419144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0.78408465197389" calcext:value-type="float">
            <text:p>0,784084652</text:p>
          </table:table-cell>
          <table:table-cell office:value-type="float" office:value="0.803092770524688" calcext:value-type="float">
            <text:p>0,8030927705</text:p>
          </table:table-cell>
          <table:table-cell office:value-type="float" office:value="0.834045295257405" calcext:value-type="float">
            <text:p>0,8340452953</text:p>
          </table:table-cell>
          <table:table-cell office:value-type="float" office:value="1.21592529299199" calcext:value-type="float">
            <text:p>1,215925293</text:p>
          </table:table-cell>
          <table:table-cell office:value-type="float" office:value="0" calcext:value-type="float">
            <text:p>0</text:p>
          </table:table-cell>
          <table:table-cell office:value-type="float" office:value="0.441025664540028" calcext:value-type="float">
            <text:p>0,4410256645</text:p>
          </table:table-cell>
          <table:table-cell office:value-type="float" office:value="0.561742489541931" calcext:value-type="float">
            <text:p>0,5617424895</text:p>
          </table:table-cell>
          <table:table-cell office:value-type="float" office:value="0" calcext:value-type="float">
            <text:p>0</text:p>
          </table:table-cell>
          <table:table-cell office:value-type="float" office:value="0.892582009993942" calcext:value-type="float">
            <text:p>0,89258201</text:p>
          </table:table-cell>
          <table:table-cell office:value-type="float" office:value="0" calcext:value-type="float">
            <text:p>0</text:p>
          </table:table-cell>
          <table:table-cell office:value-type="float" office:value="0.305493119144334" calcext:value-type="float">
            <text:p>0,3054931191</text:p>
          </table:table-cell>
          <table:table-cell office:value-type="float" office:value="0.428021366322058" calcext:value-type="float">
            <text:p>0,4280213663</text:p>
          </table:table-cell>
          <table:table-cell office:value-type="float" office:value="0.282640533967173" calcext:value-type="float">
            <text:p>0,282640534</text:p>
          </table:table-cell>
          <table:table-cell office:value-type="float" office:value="0.2526946147073" calcext:value-type="float">
            <text:p>0,2526946147</text:p>
          </table:table-cell>
        </table:table-row>
        <table:table-row table:style-name="ro1">
          <table:table-cell office:value-type="string" calcext:value-type="string">
            <text:p>Ascorb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7517028188764" calcext:value-type="float">
            <text:p>1,3751702819</text:p>
          </table:table-cell>
          <table:table-cell office:value-type="float" office:value="1.25507094662533" calcext:value-type="float">
            <text:p>1,255070946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0.332266371295581" calcext:value-type="float">
            <text:p>0,332266371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hydroascorbic acid dimer</text:p>
          </table:table-cell>
          <table:table-cell office:value-type="float" office:value="0.0872117798101827" calcext:value-type="float">
            <text:p>0,0872117798</text:p>
          </table:table-cell>
          <table:table-cell office:value-type="float" office:value="0.0993117456293004" calcext:value-type="float">
            <text:p>0,099311745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2.9764806693053" calcext:value-type="float">
            <text:p>2,9764806693</text:p>
          </table:table-cell>
          <table:table-cell office:value-type="float" office:value="0" calcext:value-type="float">
            <text:p>0</text:p>
          </table:table-cell>
          <table:table-cell office:value-type="float" office:value="0.670763467918731" calcext:value-type="float">
            <text:p>0,6707634679</text:p>
          </table:table-cell>
          <table:table-cell office:value-type="float" office:value="0.209243398331756" calcext:value-type="float">
            <text:p>0,2092433983</text:p>
          </table:table-cell>
          <table:table-cell office:value-type="float" office:value="0.0918857999066526" calcext:value-type="float">
            <text:p>0,091885799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294155037179975" calcext:value-type="float">
            <text:p>0,0294155037</text:p>
          </table:table-cell>
          <table:table-cell office:value-type="float" office:value="0.965271095266032" calcext:value-type="float">
            <text:p>0,9652710953</text:p>
          </table:table-cell>
          <table:table-cell office:value-type="float" office:value="1.29433275938746" calcext:value-type="float">
            <text:p>1,2943327594</text:p>
          </table:table-cell>
          <table:table-cell office:value-type="float" office:value="0.658531576257473" calcext:value-type="float">
            <text:p>0,6585315763</text:p>
          </table:table-cell>
          <table:table-cell office:value-type="float" office:value="0.13171429783321" calcext:value-type="float">
            <text:p>0,1317142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216973437924" calcext:value-type="float">
            <text:p>0,3132169734</text:p>
          </table:table-cell>
          <table:table-cell office:value-type="float" office:value="0" calcext:value-type="float">
            <text:p>0</text:p>
          </table:table-cell>
          <table:table-cell office:value-type="float" office:value="0.453624293482555" calcext:value-type="float">
            <text:p>0,4536242935</text:p>
          </table:table-cell>
          <table:table-cell office:value-type="float" office:value="0.00271688623499689" calcext:value-type="float">
            <text:p>0,0027168862</text:p>
          </table:table-cell>
          <table:table-cell office:value-type="float" office:value="0.0412954682109083" calcext:value-type="float">
            <text:p>0,0412954682</text:p>
          </table:table-cell>
          <table:table-cell office:value-type="float" office:value="0.436347465067653" calcext:value-type="float">
            <text:p>0,4363474651</text:p>
          </table:table-cell>
          <table:table-cell office:value-type="float" office:value="0.0322691203002776" calcext:value-type="float">
            <text:p>0,0322691203</text:p>
          </table:table-cell>
          <table:table-cell office:value-type="float" office:value="0.0244141142405298" calcext:value-type="float">
            <text:p>0,0244141142</text:p>
          </table:table-cell>
        </table:table-row>
        <table:table-row table:style-name="ro1">
          <table:table-cell office:value-type="string" calcext:value-type="string">
            <text:p>Erythronic acid</text:p>
          </table:table-cell>
          <table:table-cell office:value-type="float" office:value="0.629270370151044" calcext:value-type="float">
            <text:p>0,6292703702</text:p>
          </table:table-cell>
          <table:table-cell office:value-type="float" office:value="1.21190671348249" calcext:value-type="float">
            <text:p>1,211906713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04300206486209" calcext:value-type="float">
            <text:p>1,0430020649</text:p>
          </table:table-cell>
          <table:table-cell office:value-type="float" office:value="0.822335446511689" calcext:value-type="float">
            <text:p>0,8223354465</text:p>
          </table:table-cell>
          <table:table-cell office:value-type="float" office:value="0.985670467735865" calcext:value-type="float">
            <text:p>0,9856704677</text:p>
          </table:table-cell>
          <table:table-cell office:value-type="float" office:value="1.70054989756064" calcext:value-type="float">
            <text:p>1,7005498976</text:p>
          </table:table-cell>
          <table:table-cell office:value-type="float" office:value="0.972768482379222" calcext:value-type="float">
            <text:p>0,972768482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33893906288506" calcext:value-type="float">
            <text:p>0,1338939063</text:p>
          </table:table-cell>
          <table:table-cell office:value-type="float" office:value="0.636535221858127" calcext:value-type="float">
            <text:p>0,6365352219</text:p>
          </table:table-cell>
          <table:table-cell office:value-type="float" office:value="0.67139178676192" calcext:value-type="float">
            <text:p>0,6713917868</text:p>
          </table:table-cell>
          <table:table-cell office:value-type="float" office:value="0.415440744191491" calcext:value-type="float">
            <text:p>0,4154407442</text:p>
          </table:table-cell>
          <table:table-cell office:value-type="float" office:value="0.45755472667701" calcext:value-type="float">
            <text:p>0,4575547267</text:p>
          </table:table-cell>
          <table:table-cell office:value-type="float" office:value="0" calcext:value-type="float">
            <text:p>0</text:p>
          </table:table-cell>
          <table:table-cell office:value-type="float" office:value="0.618119436444972" calcext:value-type="float">
            <text:p>0,6181194364</text:p>
          </table:table-cell>
          <table:table-cell office:value-type="float" office:value="0.827873606508831" calcext:value-type="float">
            <text:p>0,8278736065</text:p>
          </table:table-cell>
          <table:table-cell office:value-type="float" office:value="0" calcext:value-type="float">
            <text:p>0</text:p>
          </table:table-cell>
          <table:table-cell office:value-type="float" office:value="0.420522624537499" calcext:value-type="float">
            <text:p>0,4205226245</text:p>
          </table:table-cell>
          <table:table-cell office:value-type="float" office:value="0.38329580061735" calcext:value-type="float">
            <text:p>0,3832958006</text:p>
          </table:table-cell>
          <table:table-cell office:value-type="float" office:value="0.235807125112214" calcext:value-type="float">
            <text:p>0,2358071251</text:p>
          </table:table-cell>
          <table:table-cell office:value-type="float" office:value="0.539277588925922" calcext:value-type="float">
            <text:p>0,5392775889</text:p>
          </table:table-cell>
          <table:table-cell office:value-type="float" office:value="0.435758459159545" calcext:value-type="float">
            <text:p>0,4357584592</text:p>
          </table:table-cell>
          <table:table-cell office:value-type="float" office:value="0.430668853708609" calcext:value-type="float">
            <text:p>0,4306688537</text:p>
          </table:table-cell>
        </table:table-row>
        <table:table-row table:style-name="ro1">
          <table:table-cell office:value-type="string" calcext:value-type="string">
            <text:p>Galactonic acid</text:p>
          </table:table-cell>
          <table:table-cell office:value-type="float" office:value="0.608016768740166" calcext:value-type="float">
            <text:p>0,6080167687</text:p>
          </table:table-cell>
          <table:table-cell office:value-type="float" office:value="0.83215813391657" calcext:value-type="float">
            <text:p>0,832158133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94825599528711" calcext:value-type="float">
            <text:p>0,7948255995</text:p>
          </table:table-cell>
          <table:table-cell office:value-type="float" office:value="0.704063607137482" calcext:value-type="float">
            <text:p>0,7040636071</text:p>
          </table:table-cell>
          <table:table-cell office:value-type="float" office:value="0.748464438424634" calcext:value-type="float">
            <text:p>0,7484644384</text:p>
          </table:table-cell>
          <table:table-cell office:value-type="float" office:value="1.25674210076181" calcext:value-type="float">
            <text:p>1,2567421008</text:p>
          </table:table-cell>
          <table:table-cell office:value-type="float" office:value="0.626437776074107" calcext:value-type="float">
            <text:p>0,626437776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8473813366331" calcext:value-type="float">
            <text:p>0,3847381337</text:p>
          </table:table-cell>
          <table:table-cell office:value-type="float" office:value="0.939822058260779" calcext:value-type="float">
            <text:p>0,9398220583</text:p>
          </table:table-cell>
          <table:table-cell office:value-type="float" office:value="1.25151430199553" calcext:value-type="float">
            <text:p>1,251514302</text:p>
          </table:table-cell>
          <table:table-cell office:value-type="float" office:value="0.434389870716741" calcext:value-type="float">
            <text:p>0,4343898707</text:p>
          </table:table-cell>
          <table:table-cell office:value-type="float" office:value="0.549601855712475" calcext:value-type="float">
            <text:p>0,5496018557</text:p>
          </table:table-cell>
          <table:table-cell office:value-type="float" office:value="0" calcext:value-type="float">
            <text:p>0</text:p>
          </table:table-cell>
          <table:table-cell office:value-type="float" office:value="0.806065895655942" calcext:value-type="float">
            <text:p>0,8060658957</text:p>
          </table:table-cell>
          <table:table-cell office:value-type="float" office:value="0.813783492891162" calcext:value-type="float">
            <text:p>0,8137834929</text:p>
          </table:table-cell>
          <table:table-cell office:value-type="float" office:value="0" calcext:value-type="float">
            <text:p>0</text:p>
          </table:table-cell>
          <table:table-cell office:value-type="float" office:value="0.476853139908256" calcext:value-type="float">
            <text:p>0,4768531399</text:p>
          </table:table-cell>
          <table:table-cell office:value-type="float" office:value="0.270373186798583" calcext:value-type="float">
            <text:p>0,2703731868</text:p>
          </table:table-cell>
          <table:table-cell office:value-type="float" office:value="0.397732265356915" calcext:value-type="float">
            <text:p>0,3977322654</text:p>
          </table:table-cell>
          <table:table-cell office:value-type="float" office:value="0.742818755707627" calcext:value-type="float">
            <text:p>0,7428187557</text:p>
          </table:table-cell>
          <table:table-cell office:value-type="float" office:value="0.8675721494496" calcext:value-type="float">
            <text:p>0,8675721494</text:p>
          </table:table-cell>
          <table:table-cell office:value-type="float" office:value="0.793514849164844" calcext:value-type="float">
            <text:p>0,7935148492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lyceric acid</text:p>
          </table:table-cell>
          <table:table-cell office:value-type="float" office:value="0.699591384455893" calcext:value-type="float">
            <text:p>0,6995913845</text:p>
          </table:table-cell>
          <table:table-cell office:value-type="float" office:value="0.734131246813528" calcext:value-type="float">
            <text:p>0,734131246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23818514350414" calcext:value-type="float">
            <text:p>0,9238185144</text:p>
          </table:table-cell>
          <table:table-cell office:value-type="float" office:value="1.27649460041109" calcext:value-type="float">
            <text:p>1,2764946004</text:p>
          </table:table-cell>
          <table:table-cell office:value-type="float" office:value="0.945377608438374" calcext:value-type="float">
            <text:p>0,9453776084</text:p>
          </table:table-cell>
          <table:table-cell office:value-type="float" office:value="1.31204319766045" calcext:value-type="float">
            <text:p>1,3120431977</text:p>
          </table:table-cell>
          <table:table-cell office:value-type="float" office:value="0.785861129530504" calcext:value-type="float">
            <text:p>0,785861129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23640947653298" calcext:value-type="float">
            <text:p>0,1236409477</text:p>
          </table:table-cell>
          <table:table-cell office:value-type="float" office:value="0.471900368879414" calcext:value-type="float">
            <text:p>0,4719003689</text:p>
          </table:table-cell>
          <table:table-cell office:value-type="float" office:value="0.496318163868295" calcext:value-type="float">
            <text:p>0,4963181639</text:p>
          </table:table-cell>
          <table:table-cell office:value-type="float" office:value="0.63686299044023" calcext:value-type="float">
            <text:p>0,6368629904</text:p>
          </table:table-cell>
          <table:table-cell office:value-type="float" office:value="0.601704002576941" calcext:value-type="float">
            <text:p>0,6017040026</text:p>
          </table:table-cell>
          <table:table-cell office:value-type="float" office:value="0" calcext:value-type="float">
            <text:p>0</text:p>
          </table:table-cell>
          <table:table-cell office:value-type="float" office:value="1.04659497259766" calcext:value-type="float">
            <text:p>1,0465949726</text:p>
          </table:table-cell>
          <table:table-cell office:value-type="float" office:value="1.24171510316805" calcext:value-type="float">
            <text:p>1,2417151032</text:p>
          </table:table-cell>
          <table:table-cell office:value-type="float" office:value="0" calcext:value-type="float">
            <text:p>0</text:p>
          </table:table-cell>
          <table:table-cell office:value-type="float" office:value="0.721018079307884" calcext:value-type="float">
            <text:p>0,7210180793</text:p>
          </table:table-cell>
          <table:table-cell office:value-type="float" office:value="0.741624846077033" calcext:value-type="float">
            <text:p>0,7416248461</text:p>
          </table:table-cell>
          <table:table-cell office:value-type="float" office:value="0.552578547233648" calcext:value-type="float">
            <text:p>0,5525785472</text:p>
          </table:table-cell>
          <table:table-cell office:value-type="float" office:value="0.74805745074473" calcext:value-type="float">
            <text:p>0,7480574507</text:p>
          </table:table-cell>
          <table:table-cell office:value-type="float" office:value="0.736944217319232" calcext:value-type="float">
            <text:p>0,7369442173</text:p>
          </table:table-cell>
          <table:table-cell office:value-type="float" office:value="0.900986604589813" calcext:value-type="float">
            <text:p>0,9009866046</text:p>
          </table:table-cell>
        </table:table-row>
        <table:table-row table:style-name="ro1">
          <table:table-cell office:value-type="string" calcext:value-type="string">
            <text:p>Lyxonic acid</text:p>
          </table:table-cell>
          <table:table-cell office:value-type="float" office:value="1.18149629565107" calcext:value-type="float">
            <text:p>1,1814962957</text:p>
          </table:table-cell>
          <table:table-cell office:value-type="float" office:value="1.77580429131549" calcext:value-type="float">
            <text:p>1,775804291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612697520472241" calcext:value-type="float">
            <text:p>0,6126975205</text:p>
          </table:table-cell>
          <table:table-cell office:value-type="float" office:value="0.459117007696944" calcext:value-type="float">
            <text:p>0,4591170077</text:p>
          </table:table-cell>
          <table:table-cell office:value-type="float" office:value="1.03925031188646" calcext:value-type="float">
            <text:p>1,0392503119</text:p>
          </table:table-cell>
          <table:table-cell office:value-type="float" office:value="1.9079876560064" calcext:value-type="float">
            <text:p>1,907987656</text:p>
          </table:table-cell>
          <table:table-cell office:value-type="float" office:value="0.725435445605537" calcext:value-type="float">
            <text:p>0,725435445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53724591120557" calcext:value-type="float">
            <text:p>0,1537245911</text:p>
          </table:table-cell>
          <table:table-cell office:value-type="float" office:value="0.971126533794159" calcext:value-type="float">
            <text:p>0,9711265338</text:p>
          </table:table-cell>
          <table:table-cell office:value-type="float" office:value="0.957430483405428" calcext:value-type="float">
            <text:p>0,9574304834</text:p>
          </table:table-cell>
          <table:table-cell office:value-type="float" office:value="0.55158730912389" calcext:value-type="float">
            <text:p>0,5515873091</text:p>
          </table:table-cell>
          <table:table-cell office:value-type="float" office:value="1.28525040547056" calcext:value-type="float">
            <text:p>1,2852504055</text:p>
          </table:table-cell>
          <table:table-cell office:value-type="float" office:value="0" calcext:value-type="float">
            <text:p>0</text:p>
          </table:table-cell>
          <table:table-cell office:value-type="float" office:value="0.56642531046001" calcext:value-type="float">
            <text:p>0,5664253105</text:p>
          </table:table-cell>
          <table:table-cell office:value-type="float" office:value="0.857923560591184" calcext:value-type="float">
            <text:p>0,8579235606</text:p>
          </table:table-cell>
          <table:table-cell office:value-type="float" office:value="0" calcext:value-type="float">
            <text:p>0</text:p>
          </table:table-cell>
          <table:table-cell office:value-type="float" office:value="1.06510315370321" calcext:value-type="float">
            <text:p>1,0651031537</text:p>
          </table:table-cell>
          <table:table-cell office:value-type="float" office:value="0.129409112364275" calcext:value-type="float">
            <text:p>0,1294091124</text:p>
          </table:table-cell>
          <table:table-cell office:value-type="float" office:value="0.576797940328689" calcext:value-type="float">
            <text:p>0,5767979403</text:p>
          </table:table-cell>
          <table:table-cell office:value-type="float" office:value="0.390984630112463" calcext:value-type="float">
            <text:p>0,3909846301</text:p>
          </table:table-cell>
          <table:table-cell office:value-type="float" office:value="0.620639526364616" calcext:value-type="float">
            <text:p>0,6206395264</text:p>
          </table:table-cell>
          <table:table-cell office:value-type="float" office:value="0.559297634934214" calcext:value-type="float">
            <text:p>0,5592976349</text:p>
          </table:table-cell>
        </table:table-row>
        <table:table-row table:style-name="ro1">
          <table:table-cell office:value-type="string" calcext:value-type="string">
            <text:p>Lyxonic acid-1,4-lactone</text:p>
          </table:table-cell>
          <table:table-cell office:value-type="float" office:value="2.13823775707848" calcext:value-type="float">
            <text:p>2,1382377571</text:p>
          </table:table-cell>
          <table:table-cell office:value-type="float" office:value="1.84060623999225" calcext:value-type="float">
            <text:p>1,8406062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54781190345698" calcext:value-type="float">
            <text:p>0,5547811903</text:p>
          </table:table-cell>
          <table:table-cell office:value-type="float" office:value="0.326976531889727" calcext:value-type="float">
            <text:p>0,3269765319</text:p>
          </table:table-cell>
          <table:table-cell office:value-type="float" office:value="0.318300484306225" calcext:value-type="float">
            <text:p>0,3183004843</text:p>
          </table:table-cell>
          <table:table-cell office:value-type="float" office:value="2.19999628165803" calcext:value-type="float">
            <text:p>2,1999962817</text:p>
          </table:table-cell>
          <table:table-cell office:value-type="float" office:value="0.632773631845359" calcext:value-type="float">
            <text:p>0,632773631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0.79357593557447" calcext:value-type="float">
            <text:p>0,7935759356</text:p>
          </table:table-cell>
          <table:table-cell office:value-type="float" office:value="0.742829010878387" calcext:value-type="float">
            <text:p>0,7428290109</text:p>
          </table:table-cell>
          <table:table-cell office:value-type="float" office:value="0.364956315607496" calcext:value-type="float">
            <text:p>0,3649563156</text:p>
          </table:table-cell>
          <table:table-cell office:value-type="float" office:value="1.19377330850746" calcext:value-type="float">
            <text:p>1,1937733085</text:p>
          </table:table-cell>
          <table:table-cell office:value-type="float" office:value="0" calcext:value-type="float">
            <text:p>0</text:p>
          </table:table-cell>
          <table:table-cell office:value-type="float" office:value="0.451248729439277" calcext:value-type="float">
            <text:p>0,4512487294</text:p>
          </table:table-cell>
          <table:table-cell office:value-type="float" office:value="1.19678672549238" calcext:value-type="float">
            <text:p>1,1967867255</text:p>
          </table:table-cell>
          <table:table-cell office:value-type="float" office:value="0" calcext:value-type="float">
            <text:p>0</text:p>
          </table:table-cell>
          <table:table-cell office:value-type="float" office:value="1.52468928740259" calcext:value-type="float">
            <text:p>1,5246892874</text:p>
          </table:table-cell>
          <table:table-cell office:value-type="float" office:value="0.128212186431709" calcext:value-type="float">
            <text:p>0,1282121864</text:p>
          </table:table-cell>
          <table:table-cell office:value-type="float" office:value="0.337661467167114" calcext:value-type="float">
            <text:p>0,3376614672</text:p>
          </table:table-cell>
          <table:table-cell office:value-type="float" office:value="0.627839157865419" calcext:value-type="float">
            <text:p>0,6278391579</text:p>
          </table:table-cell>
          <table:table-cell office:value-type="float" office:value="0.757963227684299" calcext:value-type="float">
            <text:p>0,7579632277</text:p>
          </table:table-cell>
          <table:table-cell office:value-type="float" office:value="0.380230377245856" calcext:value-type="float">
            <text:p>0,3802303772</text:p>
          </table:table-cell>
        </table:table-row>
        <table:table-row table:style-name="ro1">
          <table:table-cell office:value-type="string" calcext:value-type="string">
            <text:p>Ribonic acid</text:p>
          </table:table-cell>
          <table:table-cell office:value-type="float" office:value="1.56519062944052" calcext:value-type="float">
            <text:p>1,5651906294</text:p>
          </table:table-cell>
          <table:table-cell office:value-type="float" office:value="1.9443263934415" calcext:value-type="float">
            <text:p>1,944326393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2471440456168" calcext:value-type="float">
            <text:p>0,9247144046</text:p>
          </table:table-cell>
          <table:table-cell office:value-type="float" office:value="0.560096704817763" calcext:value-type="float">
            <text:p>0,5600967048</text:p>
          </table:table-cell>
          <table:table-cell office:value-type="float" office:value="1.46465585573919" calcext:value-type="float">
            <text:p>1,4646558557</text:p>
          </table:table-cell>
          <table:table-cell office:value-type="float" office:value="2.22833797879416" calcext:value-type="float">
            <text:p>2,2283379788</text:p>
          </table:table-cell>
          <table:table-cell office:value-type="float" office:value="0.599513113164343" calcext:value-type="float">
            <text:p>0,599513113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76366470709397" calcext:value-type="float">
            <text:p>0,3763664707</text:p>
          </table:table-cell>
          <table:table-cell office:value-type="float" office:value="1.12704067109621" calcext:value-type="float">
            <text:p>1,1270406711</text:p>
          </table:table-cell>
          <table:table-cell office:value-type="float" office:value="1.30907693669187" calcext:value-type="float">
            <text:p>1,3090769367</text:p>
          </table:table-cell>
          <table:table-cell office:value-type="float" office:value="0.543363398335608" calcext:value-type="float">
            <text:p>0,5433633983</text:p>
          </table:table-cell>
          <table:table-cell office:value-type="float" office:value="1.07995806666119" calcext:value-type="float">
            <text:p>1,0799580667</text:p>
          </table:table-cell>
          <table:table-cell office:value-type="float" office:value="0" calcext:value-type="float">
            <text:p>0</text:p>
          </table:table-cell>
          <table:table-cell office:value-type="float" office:value="1.02629700812441" calcext:value-type="float">
            <text:p>1,0262970081</text:p>
          </table:table-cell>
          <table:table-cell office:value-type="float" office:value="1.42745669090345" calcext:value-type="float">
            <text:p>1,4274566909</text:p>
          </table:table-cell>
          <table:table-cell office:value-type="float" office:value="0" calcext:value-type="float">
            <text:p>0</text:p>
          </table:table-cell>
          <table:table-cell office:value-type="float" office:value="1.15295869448154" calcext:value-type="float">
            <text:p>1,1529586945</text:p>
          </table:table-cell>
          <table:table-cell office:value-type="float" office:value="0.204900538914939" calcext:value-type="float">
            <text:p>0,2049005389</text:p>
          </table:table-cell>
          <table:table-cell office:value-type="float" office:value="0.942887779051233" calcext:value-type="float">
            <text:p>0,9428877791</text:p>
          </table:table-cell>
          <table:table-cell office:value-type="float" office:value="0.510033231242466" calcext:value-type="float">
            <text:p>0,5100332312</text:p>
          </table:table-cell>
          <table:table-cell office:value-type="float" office:value="1.07771584297597" calcext:value-type="float">
            <text:p>1,077715843</text:p>
          </table:table-cell>
          <table:table-cell office:value-type="float" office:value="0.995615524054384" calcext:value-type="float">
            <text:p>0,9956155241</text:p>
          </table:table-cell>
        </table:table-row>
        <table:table-row table:style-name="ro1">
          <table:table-cell office:value-type="string" calcext:value-type="string">
            <text:p>Ribonic acid-gamma-lacton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accharic acid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hreonic acid</text:p>
          </table:table-cell>
          <table:table-cell office:value-type="float" office:value="1.01216707633048" calcext:value-type="float">
            <text:p>1,0121670763</text:p>
          </table:table-cell>
          <table:table-cell office:value-type="float" office:value="1.53668105169387" calcext:value-type="float">
            <text:p>1,536681051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35693242956979" calcext:value-type="float">
            <text:p>1,3569324296</text:p>
          </table:table-cell>
          <table:table-cell office:value-type="float" office:value="1.19672655479391" calcext:value-type="float">
            <text:p>1,1967265548</text:p>
          </table:table-cell>
          <table:table-cell office:value-type="float" office:value="1.79905033682896" calcext:value-type="float">
            <text:p>1,7990503368</text:p>
          </table:table-cell>
          <table:table-cell office:value-type="float" office:value="3.07801234594276" calcext:value-type="float">
            <text:p>3,0780123459</text:p>
          </table:table-cell>
          <table:table-cell office:value-type="float" office:value="0.749766151215411" calcext:value-type="float">
            <text:p>0,749766151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7479055218153" calcext:value-type="float">
            <text:p>1,1747905522</text:p>
          </table:table-cell>
          <table:table-cell office:value-type="float" office:value="1.15630989921057" calcext:value-type="float">
            <text:p>1,1563098992</text:p>
          </table:table-cell>
          <table:table-cell office:value-type="float" office:value="0.899760943091113" calcext:value-type="float">
            <text:p>0,8997609431</text:p>
          </table:table-cell>
          <table:table-cell office:value-type="float" office:value="0.525967305307018" calcext:value-type="float">
            <text:p>0,5259673053</text:p>
          </table:table-cell>
          <table:table-cell office:value-type="float" office:value="0.756953771714516" calcext:value-type="float">
            <text:p>0,7569537717</text:p>
          </table:table-cell>
          <table:table-cell office:value-type="float" office:value="0" calcext:value-type="float">
            <text:p>0</text:p>
          </table:table-cell>
          <table:table-cell office:value-type="float" office:value="0.951757236098269" calcext:value-type="float">
            <text:p>0,9517572361</text:p>
          </table:table-cell>
          <table:table-cell office:value-type="float" office:value="1.63282869796261" calcext:value-type="float">
            <text:p>1,632828698</text:p>
          </table:table-cell>
          <table:table-cell office:value-type="float" office:value="0" calcext:value-type="float">
            <text:p>0</text:p>
          </table:table-cell>
          <table:table-cell office:value-type="float" office:value="0.415942598203604" calcext:value-type="float">
            <text:p>0,4159425982</text:p>
          </table:table-cell>
          <table:table-cell office:value-type="float" office:value="0.301657026432921" calcext:value-type="float">
            <text:p>0,3016570264</text:p>
          </table:table-cell>
          <table:table-cell office:value-type="float" office:value="0.726820969460589" calcext:value-type="float">
            <text:p>0,7268209695</text:p>
          </table:table-cell>
          <table:table-cell office:value-type="float" office:value="0.494064634807466" calcext:value-type="float">
            <text:p>0,4940646348</text:p>
          </table:table-cell>
          <table:table-cell office:value-type="float" office:value="0.790541388369888" calcext:value-type="float">
            <text:p>0,7905413884</text:p>
          </table:table-cell>
          <table:table-cell office:value-type="float" office:value="0.867044302516642" calcext:value-type="float">
            <text:p>0,8670443025</text:p>
          </table:table-cell>
        </table:table-row>
        <table:table-row table:style-name="ro1">
          <table:table-cell office:value-type="string" calcext:value-type="string">
            <text:p>Threonic acid-1,4-lactone</text:p>
          </table:table-cell>
          <table:table-cell office:value-type="float" office:value="0.415306786147651" calcext:value-type="float">
            <text:p>0,4153067861</text:p>
          </table:table-cell>
          <table:table-cell office:value-type="float" office:value="0.607586297770443" calcext:value-type="float">
            <text:p>0,607586297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72160912709845" calcext:value-type="float">
            <text:p>0,7721609127</text:p>
          </table:table-cell>
          <table:table-cell office:value-type="float" office:value="0.593204133124551" calcext:value-type="float">
            <text:p>0,5932041331</text:p>
          </table:table-cell>
          <table:table-cell office:value-type="float" office:value="0.220821964634811" calcext:value-type="float">
            <text:p>0,2208219646</text:p>
          </table:table-cell>
          <table:table-cell office:value-type="float" office:value="1.5513419719374" calcext:value-type="float">
            <text:p>1,5513419719</text:p>
          </table:table-cell>
          <table:table-cell office:value-type="float" office:value="0.845656230775706" calcext:value-type="float">
            <text:p>0,845656230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1.04980167078619" calcext:value-type="float">
            <text:p>1,0498016708</text:p>
          </table:table-cell>
          <table:table-cell office:value-type="float" office:value="0.751090447644537" calcext:value-type="float">
            <text:p>0,7510904476</text:p>
          </table:table-cell>
          <table:table-cell office:value-type="float" office:value="0.474720535185116" calcext:value-type="float">
            <text:p>0,4747205352</text:p>
          </table:table-cell>
          <table:table-cell office:value-type="float" office:value="0.463138414953071" calcext:value-type="float">
            <text:p>0,463138415</text:p>
          </table:table-cell>
          <table:table-cell office:value-type="float" office:value="0" calcext:value-type="float">
            <text:p>0</text:p>
          </table:table-cell>
          <table:table-cell office:value-type="float" office:value="0.312317862520805" calcext:value-type="float">
            <text:p>0,3123178625</text:p>
          </table:table-cell>
          <table:table-cell office:value-type="float" office:value="0.394206247910209" calcext:value-type="float">
            <text:p>0,3942062479</text:p>
          </table:table-cell>
          <table:table-cell office:value-type="float" office:value="0" calcext:value-type="float">
            <text:p>0</text:p>
          </table:table-cell>
          <table:table-cell office:value-type="float" office:value="0.297384228386483" calcext:value-type="float">
            <text:p>0,2973842284</text:p>
          </table:table-cell>
          <table:table-cell office:value-type="float" office:value="0.173555175760762" calcext:value-type="float">
            <text:p>0,1735551758</text:p>
          </table:table-cell>
          <table:table-cell office:value-type="float" office:value="0.158366868136948" calcext:value-type="float">
            <text:p>0,1583668681</text:p>
          </table:table-cell>
          <table:table-cell office:value-type="float" office:value="0.565653546186717" calcext:value-type="float">
            <text:p>0,5656535462</text:p>
          </table:table-cell>
          <table:table-cell office:value-type="float" office:value="0.35243674004823" calcext:value-type="float">
            <text:p>0,35243674</text:p>
          </table:table-cell>
          <table:table-cell office:value-type="float" office:value="0.10117047904984" calcext:value-type="float">
            <text:p>0,101170479</text:p>
          </table:table-cell>
        </table:table-row>
        <table:table-row table:style-name="ro1">
          <table:table-cell office:value-type="string" calcext:value-type="string">
            <text:p>Erythritol</text:p>
          </table:table-cell>
          <table:table-cell office:value-type="float" office:value="0.193493425251909" calcext:value-type="float">
            <text:p>0,1934934253</text:p>
          </table:table-cell>
          <table:table-cell office:value-type="float" office:value="0.256251892079324" calcext:value-type="float">
            <text:p>0,256251892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0.310379662995793" calcext:value-type="float">
            <text:p>0,310379663</text:p>
          </table:table-cell>
          <table:table-cell office:value-type="float" office:value="0.301867861905019" calcext:value-type="float">
            <text:p>0,3018678619</text:p>
          </table:table-cell>
          <table:table-cell office:value-type="float" office:value="0.57024900196009" calcext:value-type="float">
            <text:p>0,570249002</text:p>
          </table:table-cell>
          <table:table-cell office:value-type="float" office:value="0.517796557960748" calcext:value-type="float">
            <text:p>0,51779655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0.234485815362039" calcext:value-type="float">
            <text:p>0,2344858154</text:p>
          </table:table-cell>
          <table:table-cell office:value-type="float" office:value="0.368091163470189" calcext:value-type="float">
            <text:p>0,3680911635</text:p>
          </table:table-cell>
          <table:table-cell office:value-type="float" office:value="0.165148263428314" calcext:value-type="float">
            <text:p>0,165148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926227459572" calcext:value-type="float">
            <text:p>0,3439262275</text:p>
          </table:table-cell>
          <table:table-cell office:value-type="float" office:value="0.318366307183365" calcext:value-type="float">
            <text:p>0,318366307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ositol, myo-</text:p>
          </table:table-cell>
          <table:table-cell office:value-type="float" office:value="0.381697451008716" calcext:value-type="float">
            <text:p>0,381697451</text:p>
          </table:table-cell>
          <table:table-cell office:value-type="float" office:value="0.542269565473231" calcext:value-type="float">
            <text:p>0,542269565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04577112803275" calcext:value-type="float">
            <text:p>0,4045771128</text:p>
          </table:table-cell>
          <table:table-cell office:value-type="float" office:value="0.228749330900728" calcext:value-type="float">
            <text:p>0,2287493309</text:p>
          </table:table-cell>
          <table:table-cell office:value-type="float" office:value="0.236126161996892" calcext:value-type="float">
            <text:p>0,236126162</text:p>
          </table:table-cell>
          <table:table-cell office:value-type="float" office:value="1.03749380769855" calcext:value-type="float">
            <text:p>1,0374938077</text:p>
          </table:table-cell>
          <table:table-cell office:value-type="float" office:value="0.489440179294925" calcext:value-type="float">
            <text:p>0,489440179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56036318305655" calcext:value-type="float">
            <text:p>0,2560363183</text:p>
          </table:table-cell>
          <table:table-cell office:value-type="float" office:value="1.13030368362174" calcext:value-type="float">
            <text:p>1,1303036836</text:p>
          </table:table-cell>
          <table:table-cell office:value-type="float" office:value="0.754560331462387" calcext:value-type="float">
            <text:p>0,7545603315</text:p>
          </table:table-cell>
          <table:table-cell office:value-type="float" office:value="0.423218776233746" calcext:value-type="float">
            <text:p>0,4232187762</text:p>
          </table:table-cell>
          <table:table-cell office:value-type="float" office:value="0.466684424153811" calcext:value-type="float">
            <text:p>0,4666844242</text:p>
          </table:table-cell>
          <table:table-cell office:value-type="float" office:value="0" calcext:value-type="float">
            <text:p>0</text:p>
          </table:table-cell>
          <table:table-cell office:value-type="float" office:value="0.949282534177876" calcext:value-type="float">
            <text:p>0,9492825342</text:p>
          </table:table-cell>
          <table:table-cell office:value-type="float" office:value="1.04243835984203" calcext:value-type="float">
            <text:p>1,0424383598</text:p>
          </table:table-cell>
          <table:table-cell office:value-type="float" office:value="0" calcext:value-type="float">
            <text:p>0</text:p>
          </table:table-cell>
          <table:table-cell office:value-type="float" office:value="0.538542453922568" calcext:value-type="float">
            <text:p>0,5385424539</text:p>
          </table:table-cell>
          <table:table-cell office:value-type="float" office:value="0.563677497267577" calcext:value-type="float">
            <text:p>0,5636774973</text:p>
          </table:table-cell>
          <table:table-cell office:value-type="float" office:value="1.10468195823646" calcext:value-type="float">
            <text:p>1,1046819582</text:p>
          </table:table-cell>
          <table:table-cell office:value-type="float" office:value="1.15148646322819" calcext:value-type="float">
            <text:p>1,1514864632</text:p>
          </table:table-cell>
          <table:table-cell office:value-type="float" office:value="1.22933412790802" calcext:value-type="float">
            <text:p>1,2293341279</text:p>
          </table:table-cell>
          <table:table-cell office:value-type="float" office:value="0.761964747357394" calcext:value-type="float">
            <text:p>0,7619647474</text:p>
          </table:table-cell>
        </table:table-row>
        <table:table-row table:style-name="ro1">
          <table:table-cell office:value-type="string" calcext:value-type="string">
            <text:p>beta-D-Galactopyranoside, 1-isopropyl-, 1-thio-</text:p>
          </table:table-cell>
          <table:table-cell office:value-type="float" office:value="0.572419399840589" calcext:value-type="float">
            <text:p>0,5724193998</text:p>
          </table:table-cell>
          <table:table-cell office:value-type="float" office:value="0.958663381344805" calcext:value-type="float">
            <text:p>0,958663381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00818799775841" calcext:value-type="float">
            <text:p>0,5008187998</text:p>
          </table:table-cell>
          <table:table-cell office:value-type="float" office:value="0.491065202403273" calcext:value-type="float">
            <text:p>0,4910652024</text:p>
          </table:table-cell>
          <table:table-cell office:value-type="float" office:value="0.404325549370848" calcext:value-type="float">
            <text:p>0,4043255494</text:p>
          </table:table-cell>
          <table:table-cell office:value-type="float" office:value="1.41346460715842" calcext:value-type="float">
            <text:p>1,4134646072</text:p>
          </table:table-cell>
          <table:table-cell office:value-type="float" office:value="0.620648895018339" calcext:value-type="float">
            <text:p>0,62064889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64730003648258" calcext:value-type="float">
            <text:p>0,1647300036</text:p>
          </table:table-cell>
          <table:table-cell office:value-type="float" office:value="0.508124368737112" calcext:value-type="float">
            <text:p>0,5081243687</text:p>
          </table:table-cell>
          <table:table-cell office:value-type="float" office:value="0.557172087411007" calcext:value-type="float">
            <text:p>0,5571720874</text:p>
          </table:table-cell>
          <table:table-cell office:value-type="float" office:value="0.715724944560093" calcext:value-type="float">
            <text:p>0,7157249446</text:p>
          </table:table-cell>
          <table:table-cell office:value-type="float" office:value="0.818245492990284" calcext:value-type="float">
            <text:p>0,818245493</text:p>
          </table:table-cell>
          <table:table-cell office:value-type="float" office:value="0" calcext:value-type="float">
            <text:p>0</text:p>
          </table:table-cell>
          <table:table-cell office:value-type="float" office:value="0.213885474759187" calcext:value-type="float">
            <text:p>0,2138854748</text:p>
          </table:table-cell>
          <table:table-cell office:value-type="float" office:value="0.957569980253059" calcext:value-type="float">
            <text:p>0,9575699803</text:p>
          </table:table-cell>
          <table:table-cell office:value-type="float" office:value="0" calcext:value-type="float">
            <text:p>0</text:p>
          </table:table-cell>
          <table:table-cell office:value-type="float" office:value="0.451584932592241" calcext:value-type="float">
            <text:p>0,4515849326</text:p>
          </table:table-cell>
          <table:table-cell office:value-type="float" office:value="0.109832298724262" calcext:value-type="float">
            <text:p>0,1098322987</text:p>
          </table:table-cell>
          <table:table-cell office:value-type="float" office:value="0.64350747806587" calcext:value-type="float">
            <text:p>0,6435074781</text:p>
          </table:table-cell>
          <table:table-cell office:value-type="float" office:value="0.562749013028762" calcext:value-type="float">
            <text:p>0,562749013</text:p>
          </table:table-cell>
          <table:table-cell office:value-type="float" office:value="0.334272537279203" calcext:value-type="float">
            <text:p>0,3342725373</text:p>
          </table:table-cell>
          <table:table-cell office:value-type="float" office:value="0.226002498458642" calcext:value-type="float">
            <text:p>0,2260024985</text:p>
          </table:table-cell>
        </table:table-row>
        <table:table-row table:style-name="ro1">
          <table:table-cell office:value-type="string" calcext:value-type="string">
            <text:p>Galactinol</text:p>
          </table:table-cell>
          <table:table-cell office:value-type="float" office:value="0.184728639588441" calcext:value-type="float">
            <text:p>0,1847286396</text:p>
          </table:table-cell>
          <table:table-cell office:value-type="float" office:value="0.119104016445996" calcext:value-type="float">
            <text:p>0,119104016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07979984015616" calcext:value-type="float">
            <text:p>0,107979984</text:p>
          </table:table-cell>
          <table:table-cell office:value-type="float" office:value="0.0569469287760543" calcext:value-type="float">
            <text:p>0,0569469288</text:p>
          </table:table-cell>
          <table:table-cell office:value-type="float" office:value="0.0530216618640185" calcext:value-type="float">
            <text:p>0,0530216619</text:p>
          </table:table-cell>
          <table:table-cell office:value-type="float" office:value="0.87995718127488" calcext:value-type="float">
            <text:p>0,8799571813</text:p>
          </table:table-cell>
          <table:table-cell office:value-type="float" office:value="0.679594037117715" calcext:value-type="float">
            <text:p>0,6795940371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99421002893906" calcext:value-type="float">
            <text:p>0,2994210029</text:p>
          </table:table-cell>
          <table:table-cell office:value-type="float" office:value="0.473047551751117" calcext:value-type="float">
            <text:p>0,4730475518</text:p>
          </table:table-cell>
          <table:table-cell office:value-type="float" office:value="0.104534657894743" calcext:value-type="float">
            <text:p>0,1045346579</text:p>
          </table:table-cell>
          <table:table-cell office:value-type="float" office:value="0.162166280512838" calcext:value-type="float">
            <text:p>0,1621662805</text:p>
          </table:table-cell>
          <table:table-cell office:value-type="float" office:value="0.119533328334237" calcext:value-type="float">
            <text:p>0,1195333283</text:p>
          </table:table-cell>
          <table:table-cell office:value-type="float" office:value="0" calcext:value-type="float">
            <text:p>0</text:p>
          </table:table-cell>
          <table:table-cell office:value-type="float" office:value="1.2764110700381" calcext:value-type="float">
            <text:p>1,27641107</text:p>
          </table:table-cell>
          <table:table-cell office:value-type="float" office:value="0.444046227062525" calcext:value-type="float">
            <text:p>0,4440462271</text:p>
          </table:table-cell>
          <table:table-cell office:value-type="float" office:value="0" calcext:value-type="float">
            <text:p>0</text:p>
          </table:table-cell>
          <table:table-cell office:value-type="float" office:value="0.235800660655335" calcext:value-type="float">
            <text:p>0,2358006607</text:p>
          </table:table-cell>
          <table:table-cell office:value-type="float" office:value="0.960330042910118" calcext:value-type="float">
            <text:p>0,9603300429</text:p>
          </table:table-cell>
          <table:table-cell office:value-type="float" office:value="0.374723111299275" calcext:value-type="float">
            <text:p>0,3747231113</text:p>
          </table:table-cell>
          <table:table-cell office:value-type="float" office:value="1.896492752389" calcext:value-type="float">
            <text:p>1,8964927524</text:p>
          </table:table-cell>
          <table:table-cell office:value-type="float" office:value="1.46244186843965" calcext:value-type="float">
            <text:p>1,4624418684</text:p>
          </table:table-cell>
          <table:table-cell office:value-type="float" office:value="0.881628217459823" calcext:value-type="float">
            <text:p>0,8816282175</text:p>
          </table:table-cell>
        </table:table-row>
        <table:table-row table:style-name="ro1">
          <table:table-cell office:value-type="string" calcext:value-type="string">
            <text:p>Maltitol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table:style-name="ce4" office:value-type="string" calcext:value-type="string">
            <text:p>Salicylic acid-glucopyranosid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float" office:value="0.555187256554701" calcext:value-type="float">
            <text:p>0,5551872566</text:p>
          </table:table-cell>
          <table:table-cell office:value-type="float" office:value="1.17160109878165" calcext:value-type="float">
            <text:p>1,171601098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023109801705" calcext:value-type="float">
            <text:p>0,7023109802</text:p>
          </table:table-cell>
          <table:table-cell office:value-type="float" office:value="0.383088469446828" calcext:value-type="float">
            <text:p>0,3830884694</text:p>
          </table:table-cell>
          <table:table-cell office:value-type="float" office:value="0.385540524012115" calcext:value-type="float">
            <text:p>0,385540524</text:p>
          </table:table-cell>
          <table:table-cell office:value-type="float" office:value="3.23232421655922" calcext:value-type="float">
            <text:p>3,2323242166</text:p>
          </table:table-cell>
          <table:table-cell office:value-type="float" office:value="6.75991968125278" calcext:value-type="float">
            <text:p>6,759919681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174227469123473" calcext:value-type="float">
            <text:p>0,0174227469</text:p>
          </table:table-cell>
          <table:table-cell office:value-type="float" office:value="0.092250509385833" calcext:value-type="float">
            <text:p>0,0922505094</text:p>
          </table:table-cell>
          <table:table-cell office:value-type="float" office:value="0.0573886844127459" calcext:value-type="float">
            <text:p>0,0573886844</text:p>
          </table:table-cell>
          <table:table-cell office:value-type="float" office:value="0.735253823594963" calcext:value-type="float">
            <text:p>0,7352538236</text:p>
          </table:table-cell>
          <table:table-cell office:value-type="float" office:value="0.227765473835272" calcext:value-type="float">
            <text:p>0,2277654738</text:p>
          </table:table-cell>
          <table:table-cell office:value-type="float" office:value="0" calcext:value-type="float">
            <text:p>0</text:p>
          </table:table-cell>
          <table:table-cell office:value-type="float" office:value="0.121980992956124" calcext:value-type="float">
            <text:p>0,121980993</text:p>
          </table:table-cell>
          <table:table-cell office:value-type="float" office:value="0.885459454666674" calcext:value-type="float">
            <text:p>0,8854594547</text:p>
          </table:table-cell>
          <table:table-cell office:value-type="float" office:value="0" calcext:value-type="float">
            <text:p>0</text:p>
          </table:table-cell>
          <table:table-cell office:value-type="float" office:value="0.220817817223962" calcext:value-type="float">
            <text:p>0,2208178172</text:p>
          </table:table-cell>
          <table:table-cell office:value-type="float" office:value="0.302444272899593" calcext:value-type="float">
            <text:p>0,3024442729</text:p>
          </table:table-cell>
          <table:table-cell office:value-type="float" office:value="0.17004865243068" calcext:value-type="float">
            <text:p>0,1700486524</text:p>
          </table:table-cell>
          <table:table-cell office:value-type="float" office:value="4.06948695753444" calcext:value-type="float">
            <text:p>4,0694869575</text:p>
          </table:table-cell>
          <table:table-cell office:value-type="float" office:value="2.37071064614525" calcext:value-type="float">
            <text:p>2,3707106461</text:p>
          </table:table-cell>
          <table:table-cell office:value-type="float" office:value="0.654177048589915" calcext:value-type="float">
            <text:p>0,6541770486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float" office:value="0.542509328649195" calcext:value-type="float">
            <text:p>0,5425093286</text:p>
          </table:table-cell>
          <table:table-cell office:value-type="float" office:value="1.26063297984742" calcext:value-type="float">
            <text:p>1,260632979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15186852858508" calcext:value-type="float">
            <text:p>1,1518685286</text:p>
          </table:table-cell>
          <table:table-cell office:value-type="float" office:value="0.811375039244915" calcext:value-type="float">
            <text:p>0,8113750392</text:p>
          </table:table-cell>
          <table:table-cell office:value-type="float" office:value="0.582579645013415" calcext:value-type="float">
            <text:p>0,582579645</text:p>
          </table:table-cell>
          <table:table-cell office:value-type="float" office:value="2.52269167143864" calcext:value-type="float">
            <text:p>2,5226916714</text:p>
          </table:table-cell>
          <table:table-cell office:value-type="float" office:value="3.01382273297326" calcext:value-type="float">
            <text:p>3,01382273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609198324602644" calcext:value-type="float">
            <text:p>0,0609198325</text:p>
          </table:table-cell>
          <table:table-cell office:value-type="float" office:value="0.212440514048054" calcext:value-type="float">
            <text:p>0,212440514</text:p>
          </table:table-cell>
          <table:table-cell office:value-type="float" office:value="0.0764911415660016" calcext:value-type="float">
            <text:p>0,0764911416</text:p>
          </table:table-cell>
          <table:table-cell office:value-type="float" office:value="0.287389316562287" calcext:value-type="float">
            <text:p>0,2873893166</text:p>
          </table:table-cell>
          <table:table-cell office:value-type="float" office:value="0.204463767689154" calcext:value-type="float">
            <text:p>0,2044637677</text:p>
          </table:table-cell>
          <table:table-cell office:value-type="float" office:value="0" calcext:value-type="float">
            <text:p>0</text:p>
          </table:table-cell>
          <table:table-cell office:value-type="float" office:value="0.118339490075713" calcext:value-type="float">
            <text:p>0,1183394901</text:p>
          </table:table-cell>
          <table:table-cell office:value-type="float" office:value="0.49649170123717" calcext:value-type="float">
            <text:p>0,4964917012</text:p>
          </table:table-cell>
          <table:table-cell office:value-type="float" office:value="0" calcext:value-type="float">
            <text:p>0</text:p>
          </table:table-cell>
          <table:table-cell office:value-type="float" office:value="0.0760702777509923" calcext:value-type="float">
            <text:p>0,0760702778</text:p>
          </table:table-cell>
          <table:table-cell office:value-type="float" office:value="0.254280656932789" calcext:value-type="float">
            <text:p>0,2542806569</text:p>
          </table:table-cell>
          <table:table-cell office:value-type="float" office:value="0.122192466739" calcext:value-type="float">
            <text:p>0,1221924667</text:p>
          </table:table-cell>
          <table:table-cell office:value-type="float" office:value="1.85046913382614" calcext:value-type="float">
            <text:p>1,8504691338</text:p>
          </table:table-cell>
          <table:table-cell office:value-type="float" office:value="0.60131029545728" calcext:value-type="float">
            <text:p>0,6013102955</text:p>
          </table:table-cell>
          <table:table-cell office:value-type="float" office:value="0.182857060229799" calcext:value-type="float">
            <text:p>0,1828570602</text:p>
          </table:table-cell>
        </table:table-row>
        <table:table-row table:style-name="ro1">
          <table:table-cell office:value-type="string" calcext:value-type="string">
            <text:p>Glucose, 1,6-anhydro-, beta-</text:p>
          </table:table-cell>
          <table:table-cell office:value-type="float" office:value="1.44211932100451" calcext:value-type="float">
            <text:p>1,442119321</text:p>
          </table:table-cell>
          <table:table-cell office:value-type="float" office:value="1.79552999627174" calcext:value-type="float">
            <text:p>1,795529996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65689844279866" calcext:value-type="float">
            <text:p>1,6568984428</text:p>
          </table:table-cell>
          <table:table-cell office:value-type="float" office:value="0.704615868413616" calcext:value-type="float">
            <text:p>0,7046158684</text:p>
          </table:table-cell>
          <table:table-cell office:value-type="float" office:value="0.702873395488966" calcext:value-type="float">
            <text:p>0,7028733955</text:p>
          </table:table-cell>
          <table:table-cell office:value-type="float" office:value="1.33815535380339" calcext:value-type="float">
            <text:p>1,3381553538</text:p>
          </table:table-cell>
          <table:table-cell office:value-type="float" office:value="0.406727369259549" calcext:value-type="float">
            <text:p>0,406727369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03059693889593" calcext:value-type="float">
            <text:p>0,2030596939</text:p>
          </table:table-cell>
          <table:table-cell office:value-type="float" office:value="1.37548857879569" calcext:value-type="float">
            <text:p>1,3754885788</text:p>
          </table:table-cell>
          <table:table-cell office:value-type="float" office:value="1.23510025727274" calcext:value-type="float">
            <text:p>1,2351002573</text:p>
          </table:table-cell>
          <table:table-cell office:value-type="float" office:value="0.345137956510255" calcext:value-type="float">
            <text:p>0,3451379565</text:p>
          </table:table-cell>
          <table:table-cell office:value-type="float" office:value="0.70990896304324" calcext:value-type="float">
            <text:p>0,709908963</text:p>
          </table:table-cell>
          <table:table-cell office:value-type="float" office:value="0" calcext:value-type="float">
            <text:p>0</text:p>
          </table:table-cell>
          <table:table-cell office:value-type="float" office:value="0.872895693940554" calcext:value-type="float">
            <text:p>0,8728956939</text:p>
          </table:table-cell>
          <table:table-cell office:value-type="float" office:value="0.906470878668331" calcext:value-type="float">
            <text:p>0,9064708787</text:p>
          </table:table-cell>
          <table:table-cell office:value-type="float" office:value="0" calcext:value-type="float">
            <text:p>0</text:p>
          </table:table-cell>
          <table:table-cell office:value-type="float" office:value="0.961671291069863" calcext:value-type="float">
            <text:p>0,9616712911</text:p>
          </table:table-cell>
          <table:table-cell office:value-type="float" office:value="0.844695327669972" calcext:value-type="float">
            <text:p>0,8446953277</text:p>
          </table:table-cell>
          <table:table-cell office:value-type="float" office:value="0.506715767288721" calcext:value-type="float">
            <text:p>0,5067157673</text:p>
          </table:table-cell>
          <table:table-cell office:value-type="float" office:value="0.951071230082295" calcext:value-type="float">
            <text:p>0,9510712301</text:p>
          </table:table-cell>
          <table:table-cell office:value-type="float" office:value="0.610679934498684" calcext:value-type="float">
            <text:p>0,6106799345</text:p>
          </table:table-cell>
          <table:table-cell office:value-type="float" office:value="0.859785907814614" calcext:value-type="float">
            <text:p>0,8597859078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float" office:value="0.0918763231838049" calcext:value-type="float">
            <text:p>0,0918763232</text:p>
          </table:table-cell>
          <table:table-cell office:value-type="float" office:value="1.05155727463915" calcext:value-type="float">
            <text:p>1,051557274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482815569094977" calcext:value-type="float">
            <text:p>0,4828155691</text:p>
          </table:table-cell>
          <table:table-cell office:value-type="float" office:value="0.520439601888901" calcext:value-type="float">
            <text:p>0,5204396019</text:p>
          </table:table-cell>
          <table:table-cell office:value-type="float" office:value="2.63970102650328" calcext:value-type="float">
            <text:p>2,6397010265</text:p>
          </table:table-cell>
          <table:table-cell office:value-type="float" office:value="2.96468662712426" calcext:value-type="float">
            <text:p>2,9646866271</text:p>
          </table:table-cell>
          <table:table-cell office:value-type="float" office:value="1.4538344201617" calcext:value-type="float">
            <text:p>1,4538344202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2672981146828" calcext:value-type="float">
            <text:p>0,1267298115</text:p>
          </table:table-cell>
          <table:table-cell office:value-type="float" office:value="0.476160616690108" calcext:value-type="float">
            <text:p>0,4761606167</text:p>
          </table:table-cell>
          <table:table-cell office:value-type="float" office:value="0.568116197269456" calcext:value-type="float">
            <text:p>0,5681161973</text:p>
          </table:table-cell>
          <table:table-cell office:value-type="float" office:value="1.50651568860877" calcext:value-type="float">
            <text:p>1,5065156886</text:p>
          </table:table-cell>
          <table:table-cell office:value-type="float" office:value="0.94840928746536" calcext:value-type="float">
            <text:p>0,9484092875</text:p>
          </table:table-cell>
          <table:table-cell office:value-type="float" office:value="0" calcext:value-type="float">
            <text:p>0</text:p>
          </table:table-cell>
          <table:table-cell office:value-type="float" office:value="0.610383792909035" calcext:value-type="float">
            <text:p>0,6103837929</text:p>
          </table:table-cell>
          <table:table-cell office:value-type="float" office:value="1.34104127393733" calcext:value-type="float">
            <text:p>1,3410412739</text:p>
          </table:table-cell>
          <table:table-cell office:value-type="float" office:value="0" calcext:value-type="float">
            <text:p>0</text:p>
          </table:table-cell>
          <table:table-cell office:value-type="float" office:value="0.519461562493827" calcext:value-type="float">
            <text:p>0,5194615625</text:p>
          </table:table-cell>
          <table:table-cell office:value-type="float" office:value="0.232979961054622" calcext:value-type="float">
            <text:p>0,2329799611</text:p>
          </table:table-cell>
          <table:table-cell office:value-type="float" office:value="0.669885796688664" calcext:value-type="float">
            <text:p>0,6698857967</text:p>
          </table:table-cell>
          <table:table-cell office:value-type="float" office:value="1.34561180460032" calcext:value-type="float">
            <text:p>1,3456118046</text:p>
          </table:table-cell>
          <table:table-cell office:value-type="float" office:value="0.766154939067193" calcext:value-type="float">
            <text:p>0,7661549391</text:p>
          </table:table-cell>
          <table:table-cell office:value-type="float" office:value="0.365423524237178" calcext:value-type="float">
            <text:p>0,3654235242</text:p>
          </table:table-cell>
        </table:table-row>
        <table:table-row table:style-name="ro1">
          <table:table-cell office:value-type="string" calcext:value-type="string">
            <text:p>Maltotrios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libiose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317158129147152" calcext:value-type="float">
            <text:p>0,3171581291</text:p>
          </table:table-cell>
          <table:table-cell office:value-type="float" office:value="2.24946290288894" calcext:value-type="float">
            <text:p>2,249462902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4.82047033667072" calcext:value-type="float">
            <text:p>4,8204703367</text:p>
          </table:table-cell>
          <table:table-cell office:value-type="float" office:value="3.39433652303531" calcext:value-type="float">
            <text:p>3,394336523</text:p>
          </table:table-cell>
          <table:table-cell office:value-type="float" office:value="3.15219724878511" calcext:value-type="float">
            <text:p>3,1521972488</text:p>
          </table:table-cell>
        </table:table-row>
        <table:table-row table:style-name="ro1">
          <table:table-cell office:value-type="string" calcext:value-type="string">
            <text:p>Raffinose</text:p>
          </table:table-cell>
          <table:table-cell office:value-type="float" office:value="0.102094596236625" calcext:value-type="float">
            <text:p>0,1020945962</text:p>
          </table:table-cell>
          <table:table-cell office:value-type="float" office:value="0.144865679753264" calcext:value-type="float">
            <text:p>0,1448656798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427220997494758" calcext:value-type="float">
            <text:p>0,0427220997</text:p>
          </table:table-cell>
          <table:table-cell office:value-type="float" office:value="0.0176043793194973" calcext:value-type="float">
            <text:p>0,0176043793</text:p>
          </table:table-cell>
          <table:table-cell office:value-type="float" office:value="0" calcext:value-type="float">
            <text:p>0</text:p>
          </table:table-cell>
          <table:table-cell office:value-type="float" office:value="0.654359381836716" calcext:value-type="float">
            <text:p>0,6543593818</text:p>
          </table:table-cell>
          <table:table-cell office:value-type="float" office:value="0.598134355255824" calcext:value-type="float">
            <text:p>0,598134355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018784571230392" calcext:value-type="float">
            <text:p>0,0187845712</text:p>
          </table:table-cell>
          <table:table-cell office:value-type="float" office:value="0.199808863481803" calcext:value-type="float">
            <text:p>0,1998088635</text:p>
          </table:table-cell>
          <table:table-cell office:value-type="float" office:value="0.143800695563838" calcext:value-type="float">
            <text:p>0,1438006956</text:p>
          </table:table-cell>
          <table:table-cell office:value-type="float" office:value="0.178557699891411" calcext:value-type="float">
            <text:p>0,1785576999</text:p>
          </table:table-cell>
          <table:table-cell office:value-type="float" office:value="0.153001057356658" calcext:value-type="float">
            <text:p>0,1530010574</text:p>
          </table:table-cell>
          <table:table-cell office:value-type="float" office:value="0" calcext:value-type="float">
            <text:p>0</text:p>
          </table:table-cell>
          <table:table-cell office:value-type="float" office:value="1.03833326292781" calcext:value-type="float">
            <text:p>1,0383332629</text:p>
          </table:table-cell>
          <table:table-cell office:value-type="float" office:value="0.530692867027138" calcext:value-type="float">
            <text:p>0,530692867</text:p>
          </table:table-cell>
          <table:table-cell office:value-type="float" office:value="0" calcext:value-type="float">
            <text:p>0</text:p>
          </table:table-cell>
          <table:table-cell office:value-type="float" office:value="0.168054386853445" calcext:value-type="float">
            <text:p>0,1680543869</text:p>
          </table:table-cell>
          <table:table-cell office:value-type="float" office:value="1.06327054932163" calcext:value-type="float">
            <text:p>1,0632705493</text:p>
          </table:table-cell>
          <table:table-cell office:value-type="float" office:value="0.382513354135195" calcext:value-type="float">
            <text:p>0,3825133541</text:p>
          </table:table-cell>
          <table:table-cell office:value-type="float" office:value="1.6902184906875" calcext:value-type="float">
            <text:p>1,6902184907</text:p>
          </table:table-cell>
          <table:table-cell office:value-type="float" office:value="2.10487082890376" calcext:value-type="float">
            <text:p>2,1048708289</text:p>
          </table:table-cell>
          <table:table-cell office:value-type="float" office:value="1.26797115515494" calcext:value-type="float">
            <text:p>1,2679711552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float" office:value="0.796059022949425" calcext:value-type="float">
            <text:p>0,7960590229</text:p>
          </table:table-cell>
          <table:table-cell office:value-type="float" office:value="0.950044166375858" calcext:value-type="float">
            <text:p>0,950044166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01790914756469" calcext:value-type="float">
            <text:p>0,9017909148</text:p>
          </table:table-cell>
          <table:table-cell office:value-type="float" office:value="0.648599651060454" calcext:value-type="float">
            <text:p>0,6485996511</text:p>
          </table:table-cell>
          <table:table-cell office:value-type="float" office:value="0.997352288871013" calcext:value-type="float">
            <text:p>0,9973522889</text:p>
          </table:table-cell>
          <table:table-cell office:value-type="float" office:value="1.33604143721349" calcext:value-type="float">
            <text:p>1,3360414372</text:p>
          </table:table-cell>
          <table:table-cell office:value-type="float" office:value="0.79765506043131" calcext:value-type="float">
            <text:p>0,797655060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12289099637053" calcext:value-type="float">
            <text:p>0,2122890996</text:p>
          </table:table-cell>
          <table:table-cell office:value-type="float" office:value="0.488646284332878" calcext:value-type="float">
            <text:p>0,4886462843</text:p>
          </table:table-cell>
          <table:table-cell office:value-type="float" office:value="0.650476492698051" calcext:value-type="float">
            <text:p>0,6504764927</text:p>
          </table:table-cell>
          <table:table-cell office:value-type="float" office:value="0.584477391825891" calcext:value-type="float">
            <text:p>0,5844773918</text:p>
          </table:table-cell>
          <table:table-cell office:value-type="float" office:value="0.329305148543013" calcext:value-type="float">
            <text:p>0,3293051485</text:p>
          </table:table-cell>
          <table:table-cell office:value-type="float" office:value="0" calcext:value-type="float">
            <text:p>0</text:p>
          </table:table-cell>
          <table:table-cell office:value-type="float" office:value="0.639992798302454" calcext:value-type="float">
            <text:p>0,6399927983</text:p>
          </table:table-cell>
          <table:table-cell office:value-type="float" office:value="0.483817910246103" calcext:value-type="float">
            <text:p>0,4838179102</text:p>
          </table:table-cell>
          <table:table-cell office:value-type="float" office:value="0" calcext:value-type="float">
            <text:p>0</text:p>
          </table:table-cell>
          <table:table-cell office:value-type="float" office:value="0.666906584905036" calcext:value-type="float">
            <text:p>0,6669065849</text:p>
          </table:table-cell>
          <table:table-cell office:value-type="float" office:value="0.830889649444345" calcext:value-type="float">
            <text:p>0,8308896494</text:p>
          </table:table-cell>
          <table:table-cell office:value-type="float" office:value="0.244732744368034" calcext:value-type="float">
            <text:p>0,2447327444</text:p>
          </table:table-cell>
          <table:table-cell office:value-type="float" office:value="0.485388233915406" calcext:value-type="float">
            <text:p>0,4853882339</text:p>
          </table:table-cell>
          <table:table-cell office:value-type="float" office:value="0.337906681322558" calcext:value-type="float">
            <text:p>0,3379066813</text:p>
          </table:table-cell>
          <table:table-cell office:value-type="float" office:value="0.606513408121722" calcext:value-type="float">
            <text:p>0,6065134081</text:p>
          </table:table-cell>
        </table:table-row>
        <table:table-row table:style-name="ro1">
          <table:table-cell office:value-type="string" calcext:value-type="string">
            <text:p>Trehalose, alpha,alpha'-</text:p>
          </table:table-cell>
          <table:table-cell office:value-type="float" office:value="0.744706862145069" calcext:value-type="float">
            <text:p>0,7447068621</text:p>
          </table:table-cell>
          <table:table-cell office:value-type="float" office:value="0.730943533604125" calcext:value-type="float">
            <text:p>0,730943533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578694384720501" calcext:value-type="float">
            <text:p>0,5786943847</text:p>
          </table:table-cell>
          <table:table-cell office:value-type="float" office:value="0.60006713593107" calcext:value-type="float">
            <text:p>0,6000671359</text:p>
          </table:table-cell>
          <table:table-cell office:value-type="float" office:value="0.490109261913676" calcext:value-type="float">
            <text:p>0,4901092619</text:p>
          </table:table-cell>
          <table:table-cell office:value-type="float" office:value="1.96773420893788" calcext:value-type="float">
            <text:p>1,9677342089</text:p>
          </table:table-cell>
          <table:table-cell office:value-type="float" office:value="0.646079944494178" calcext:value-type="float">
            <text:p>0,6460799445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2035439009819" calcext:value-type="float">
            <text:p>0,2203543901</text:p>
          </table:table-cell>
          <table:table-cell office:value-type="float" office:value="0.64258091859797" calcext:value-type="float">
            <text:p>0,6425809186</text:p>
          </table:table-cell>
          <table:table-cell office:value-type="float" office:value="0.787445357882634" calcext:value-type="float">
            <text:p>0,7874453579</text:p>
          </table:table-cell>
          <table:table-cell office:value-type="float" office:value="0.576819708358428" calcext:value-type="float">
            <text:p>0,5768197084</text:p>
          </table:table-cell>
          <table:table-cell office:value-type="float" office:value="0.606254089784054" calcext:value-type="float">
            <text:p>0,6062540898</text:p>
          </table:table-cell>
          <table:table-cell office:value-type="float" office:value="0" calcext:value-type="float">
            <text:p>0</text:p>
          </table:table-cell>
          <table:table-cell office:value-type="float" office:value="0.304138744215744" calcext:value-type="float">
            <text:p>0,3041387442</text:p>
          </table:table-cell>
          <table:table-cell office:value-type="float" office:value="0.488345575323503" calcext:value-type="float">
            <text:p>0,4883455753</text:p>
          </table:table-cell>
          <table:table-cell office:value-type="float" office:value="0" calcext:value-type="float">
            <text:p>0</text:p>
          </table:table-cell>
          <table:table-cell office:value-type="float" office:value="0.226580138295104" calcext:value-type="float">
            <text:p>0,2265801383</text:p>
          </table:table-cell>
          <table:table-cell office:value-type="float" office:value="0.34492142696656" calcext:value-type="float">
            <text:p>0,344921427</text:p>
          </table:table-cell>
          <table:table-cell office:value-type="float" office:value="0.344643347230964" calcext:value-type="float">
            <text:p>0,3446433472</text:p>
          </table:table-cell>
          <table:table-cell office:value-type="float" office:value="0.556566977004867" calcext:value-type="float">
            <text:p>0,556566977</text:p>
          </table:table-cell>
          <table:table-cell office:value-type="float" office:value="0.253622656069041" calcext:value-type="float">
            <text:p>0,2536226561</text:p>
          </table:table-cell>
          <table:table-cell office:value-type="float" office:value="0.243401748081536" calcext:value-type="float">
            <text:p>0,2434017481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float" office:value="0.967719421597578" calcext:value-type="float">
            <text:p>0,9677194216</text:p>
          </table:table-cell>
          <table:table-cell office:value-type="float" office:value="1.38524039888747" calcext:value-type="float">
            <text:p>1,385240398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1.22246741126547" calcext:value-type="float">
            <text:p>1,2224674113</text:p>
          </table:table-cell>
          <table:table-cell office:value-type="float" office:value="1.04673380979278" calcext:value-type="float">
            <text:p>1,0467338098</text:p>
          </table:table-cell>
          <table:table-cell office:value-type="float" office:value="0.666785684474016" calcext:value-type="float">
            <text:p>0,6667856845</text:p>
          </table:table-cell>
          <table:table-cell office:value-type="float" office:value="1.24413067972152" calcext:value-type="float">
            <text:p>1,2441306797</text:p>
          </table:table-cell>
          <table:table-cell office:value-type="float" office:value="0.504488444933782" calcext:value-type="float">
            <text:p>0,5044884449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99096379565388" calcext:value-type="float">
            <text:p>0,1990963796</text:p>
          </table:table-cell>
          <table:table-cell office:value-type="float" office:value="0.713268585639907" calcext:value-type="float">
            <text:p>0,7132685856</text:p>
          </table:table-cell>
          <table:table-cell office:value-type="float" office:value="1.09257568720966" calcext:value-type="float">
            <text:p>1,0925756872</text:p>
          </table:table-cell>
          <table:table-cell office:value-type="float" office:value="0.864069774837239" calcext:value-type="float">
            <text:p>0,8640697748</text:p>
          </table:table-cell>
          <table:table-cell office:value-type="float" office:value="0.863857755398891" calcext:value-type="float">
            <text:p>0,8638577554</text:p>
          </table:table-cell>
          <table:table-cell office:value-type="float" office:value="0" calcext:value-type="float">
            <text:p>0</text:p>
          </table:table-cell>
          <table:table-cell office:value-type="float" office:value="0.934131923810198" calcext:value-type="float">
            <text:p>0,9341319238</text:p>
          </table:table-cell>
          <table:table-cell office:value-type="float" office:value="1.85019568083188" calcext:value-type="float">
            <text:p>1,8501956808</text:p>
          </table:table-cell>
          <table:table-cell office:value-type="float" office:value="0" calcext:value-type="float">
            <text:p>0</text:p>
          </table:table-cell>
          <table:table-cell office:value-type="float" office:value="2.94788055770843" calcext:value-type="float">
            <text:p>2,9478805577</text:p>
          </table:table-cell>
          <table:table-cell office:value-type="float" office:value="0.850122994198213" calcext:value-type="float">
            <text:p>0,8501229942</text:p>
          </table:table-cell>
          <table:table-cell office:value-type="float" office:value="1.33749450535071" calcext:value-type="float">
            <text:p>1,3374945054</text:p>
          </table:table-cell>
          <table:table-cell office:value-type="float" office:value="1.11381390874744" calcext:value-type="float">
            <text:p>1,1138139087</text:p>
          </table:table-cell>
          <table:table-cell office:value-type="float" office:value="0.897359333636971" calcext:value-type="float">
            <text:p>0,8973593336</text:p>
          </table:table-cell>
          <table:table-cell office:value-type="float" office:value="0.92100293889282" calcext:value-type="float">
            <text:p>0,9210029389</text:p>
          </table:table-cell>
        </table:table-row>
        <table:table-row table:style-name="ro1">
          <table:table-cell office:value-type="string" calcext:value-type="string">
            <text:p>Nonanoic acid</text:p>
          </table:table-cell>
          <table:table-cell office:value-type="float" office:value="0.686257820547404" calcext:value-type="float">
            <text:p>0,6862578205</text:p>
          </table:table-cell>
          <table:table-cell office:value-type="float" office:value="0.352004528260497" calcext:value-type="float">
            <text:p>0,3520045283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802341772605545" calcext:value-type="float">
            <text:p>0,8023417726</text:p>
          </table:table-cell>
          <table:table-cell office:value-type="float" office:value="0.766987665603658" calcext:value-type="float">
            <text:p>0,7669876656</text:p>
          </table:table-cell>
          <table:table-cell office:value-type="float" office:value="1.07186389694292" calcext:value-type="float">
            <text:p>1,0718638969</text:p>
          </table:table-cell>
          <table:table-cell office:value-type="float" office:value="0.971440589996364" calcext:value-type="float">
            <text:p>0,97144059</text:p>
          </table:table-cell>
          <table:table-cell office:value-type="float" office:value="0.88217237369104" calcext:value-type="float">
            <text:p>0,8821723737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743106274442556" calcext:value-type="float">
            <text:p>0,7431062744</text:p>
          </table:table-cell>
          <table:table-cell office:value-type="float" office:value="1.0912216690767" calcext:value-type="float">
            <text:p>1,0912216691</text:p>
          </table:table-cell>
          <table:table-cell office:value-type="float" office:value="0.765502630694659" calcext:value-type="float">
            <text:p>0,7655026307</text:p>
          </table:table-cell>
          <table:table-cell office:value-type="float" office:value="0.326166867505844" calcext:value-type="float">
            <text:p>0,3261668675</text:p>
          </table:table-cell>
          <table:table-cell office:value-type="float" office:value="0" calcext:value-type="float">
            <text:p>0</text:p>
          </table:table-cell>
          <table:table-cell office:value-type="float" office:value="0.790926177447549" calcext:value-type="float">
            <text:p>0,7909261774</text:p>
          </table:table-cell>
          <table:table-cell office:value-type="float" office:value="0.21855673103859" calcext:value-type="float">
            <text:p>0,218556731</text:p>
          </table:table-cell>
          <table:table-cell office:value-type="float" office:value="0" calcext:value-type="float">
            <text:p>0</text:p>
          </table:table-cell>
          <table:table-cell office:value-type="float" office:value="0.789092867081591" calcext:value-type="float">
            <text:p>0,7890928671</text:p>
          </table:table-cell>
          <table:table-cell office:value-type="float" office:value="1.06991090842303" calcext:value-type="float">
            <text:p>1,0699109084</text:p>
          </table:table-cell>
          <table:table-cell office:value-type="float" office:value="0.235457480110583" calcext:value-type="float">
            <text:p>0,2354574801</text:p>
          </table:table-cell>
          <table:table-cell office:value-type="float" office:value="0.430651149281542" calcext:value-type="float">
            <text:p>0,4306511493</text:p>
          </table:table-cell>
          <table:table-cell office:value-type="float" office:value="0.27367347316792" calcext:value-type="float">
            <text:p>0,2736734732</text:p>
          </table:table-cell>
          <table:table-cell office:value-type="float" office:value="0.7073643268778" calcext:value-type="float">
            <text:p>0,70736432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fill-character> </loext:fill-character>
      <number:text>-    </number:text>
    </number:number-style>
    <number:text-style style:name="N10121" number:language="de" number:country="D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fill-character> </loext:fill-character>
      <number:text>- € </number:text>
    </number:number-style>
    <number:text-style style:name="N10122" number:language="de" number:country="D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13:58:04.426195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3:39:23.386788264</meta:creation-date>
    <dc:date>2018-11-28T11:04:14.597974069</dc:date>
    <meta:editing-duration>PT21H7M10S</meta:editing-duration>
    <meta:editing-cycles>11</meta:editing-cycles>
    <meta:generator>LibreOffice/5.1.6.2$Linux_X86_64 LibreOffice_project/10m0$Build-2</meta:generator>
    <meta:document-statistic meta:table-count="6" meta:cell-count="15659" meta:object-count="0"/>
  </office:meta>
</office:document-meta>
</file>